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10" style:family="table-cell" style:parent-style-name="Default" style:data-style-name="N122">
      <style:table-cell-properties fo:border="none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 style:data-style-name="N122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 style:data-style-name="N1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22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 style:data-style-name="N122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 style:data-style-name="N122">
      <style:text-properties style:text-position=""/>
    </style:style>
    <style:style style:name="ce6" style:family="table-cell" style:parent-style-name="Default" style:data-style-name="N122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">
      <style:table-cell-properties fo:border="none"/>
      <style:text-properties style:text-position=""/>
    </style:style>
    <style:style style:name="ce8" style:family="table-cell" style:parent-style-name="Default" style:data-style-name="N122">
      <style:table-cell-properties fo:border="none"/>
      <style:text-properties style:text-position=""/>
    </style:style>
    <style:style style:name="ce9" style:family="table-cell" style:parent-style-name="Default" style:data-style-name="N1">
      <style:table-cell-properties fo:border="none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weight="normal" style:font-weight-asian="normal" style:font-weight-complex="normal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22"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"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122">
      <style:table-cell-properties fo:border="none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">
      <style:table-cell-properties fo:border="none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22">
      <style:table-cell-properties fo:border-bottom="none" fo:border-left="none" fo:border-right="0.06pt solid #000000" fo:border-top="none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">
      <style:table-cell-properties fo:border-bottom="none" fo:border-left="none" fo:border-right="0.06pt solid #000000" fo:border-top="none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3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22"/>
    <style:style style:name="ce33" style:family="table-cell" style:parent-style-name="Default" style:data-style-name="N122"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order="none"/>
    </style:style>
    <style:style style:name="ce35" style:family="table-cell" style:parent-style-name="Default" style:data-style-name="N122">
      <style:table-cell-properties fo:border="none"/>
    </style:style>
    <style:style style:name="ce36" style:family="table-cell" style:parent-style-name="Default" style:data-style-name="N1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 style:data-style-name="N122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2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22">
      <style:text-properties fo:font-weight="normal" style:font-weight-asian="normal" style:font-weight-complex="normal"/>
    </style:style>
    <style:style style:name="ce45" style:family="table-cell" style:parent-style-name="Default" style:data-style-name="N1">
      <style:text-properties fo:font-weight="normal" style:font-weight-asian="normal" style:font-weight-complex="normal"/>
    </style:style>
    <style:style style:name="ce46" style:family="table-cell" style:parent-style-name="Default" style:data-style-name="N122">
      <style:table-cell-properties fo:border="none"/>
      <style:text-properties fo:font-weight="normal" style:font-weight-asian="normal" style:font-weight-complex="normal"/>
    </style:style>
    <style:style style:name="ce47" style:family="table-cell" style:parent-style-name="Default" style:data-style-name="N1">
      <style:table-cell-properties fo:border="none"/>
      <style:text-properties fo:font-weight="normal" style:font-weight-asian="normal" style:font-weight-complex="normal"/>
    </style:style>
    <style:style style:name="ce48" style:family="table-cell" style:parent-style-name="Default" style:data-style-name="N122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9" style:family="table-cell" style:parent-style-name="Default" style:data-style-name="N1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50" style:family="table-cell" style:parent-style-name="Default" style:data-style-name="N123"/>
    <style:style style:name="ce51" style:family="table-cell" style:parent-style-name="Default" style:data-style-name="N123">
      <style:text-properties fo:font-weight="normal" style:font-weight-asian="normal" style:font-weight-complex="normal"/>
    </style:style>
    <style:style style:name="ce52" style:family="table-cell" style:parent-style-name="Default" style:data-style-name="N12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53" style:family="table-cell" style:parent-style-name="Default" style:data-style-name="N123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individual samples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ce5"/>
        <table:table-column table:style-name="co2" table:default-cell-style-name="ce6"/>
        <table:table-column table:style-name="co2" table:number-columns-repeated="3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default-cell-style-name="ce8"/>
        <table:table-column table:style-name="co2" table:default-cell-style-name="ce10"/>
        <table:table-column table:style-name="co2" table:default-cell-style-name="ce4"/>
        <table:table-column table:style-name="co2" table:number-columns-repeated="2" table:default-cell-style-name="ce5"/>
        <table:table-column table:style-name="co2" table:default-cell-style-name="ce6"/>
        <table:table-column table:style-name="co2" table:number-columns-repeated="3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default-cell-style-name="ce12"/>
        <table:table-column table:style-name="co2" table:default-cell-style-name="ce14"/>
        <table:table-column table:style-name="co2" table:default-cell-style-name="ce4"/>
        <table:table-column table:style-name="co2" table:number-columns-repeated="2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default-cell-style-name="ce12"/>
        <table:table-column table:style-name="co2" table:default-cell-style-name="ce14"/>
        <table:table-column table:style-name="co2" table:default-cell-style-name="ce4"/>
        <table:table-column table:style-name="co2" table:number-columns-repeated="2" table:default-cell-style-name="ce5"/>
        <table:table-column table:style-name="co2" table:default-cell-style-name="ce6"/>
        <table:table-column table:style-name="co2" table:number-columns-repeated="3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default-cell-style-name="ce12"/>
        <table:table-column table:style-name="co2" table:default-cell-style-name="ce14"/>
        <table:table-column table:style-name="co2" table:default-cell-style-name="ce4"/>
        <table:table-column table:style-name="co2" table:number-columns-repeated="2" table:default-cell-style-name="ce5"/>
        <table:table-column table:style-name="co2" table:default-cell-style-name="ce6"/>
        <table:table-column table:style-name="co2" table:number-columns-repeated="3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default-cell-style-name="ce12"/>
        <table:table-column table:style-name="co2" table:default-cell-style-name="ce14"/>
        <table:table-column table:style-name="co3" table:number-columns-repeated="963" table:default-cell-style-name="Default"/>
        <table:table-row table:style-name="ro1">
          <table:table-cell table:style-name="ce1" table:number-columns-repeated="2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9"/>
          <table:table-cell table:style-name="ce3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3"/>
          <table:table-cell table:style-name="ce3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3"/>
          <table:table-cell table:style-name="ce3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2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2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3"/>
          <table:table-cell table:style-name="ce3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2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3"/>
          <table:table-cell table:style-name="ce1" table:number-columns-repeated="963"/>
        </table:table-row>
        <table:table-row table:style-name="ro1">
          <table:table-cell table:number-columns-repeated="2"/>
          <table:table-cell office:value-type="string" calcext:value-type="string">
            <text:p>Ot7923</text:p>
          </table:table-cell>
          <table:table-cell office:value-type="string" calcext:value-type="string">
            <text:p>Ot7924</text:p>
          </table:table-cell>
          <table:table-cell office:value-type="string" calcext:value-type="string">
            <text:p>Ot792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26</text:p>
          </table:table-cell>
          <table:table-cell office:value-type="string" calcext:value-type="string">
            <text:p>Ot7927</text:p>
          </table:table-cell>
          <table:table-cell office:value-type="string" calcext:value-type="string">
            <text:p>Ot7928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29</text:p>
          </table:table-cell>
          <table:table-cell office:value-type="string" calcext:value-type="string">
            <text:p>Ot7930</text:p>
          </table:table-cell>
          <table:table-cell office:value-type="string" calcext:value-type="string">
            <text:p>Ot7931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58</text:p>
          </table:table-cell>
          <table:table-cell office:value-type="string" calcext:value-type="string">
            <text:p>Ot7959</text:p>
          </table:table-cell>
          <table:table-cell office:value-type="string" calcext:value-type="string">
            <text:p>Ot796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61</text:p>
          </table:table-cell>
          <table:table-cell office:value-type="string" calcext:value-type="string">
            <text:p>Ot7962</text:p>
          </table:table-cell>
          <table:table-cell office:value-type="string" calcext:value-type="string">
            <text:p>Ot796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64</text:p>
          </table:table-cell>
          <table:table-cell office:value-type="string" calcext:value-type="string">
            <text:p>Ot7965</text:p>
          </table:table-cell>
          <table:table-cell office:value-type="string" calcext:value-type="string">
            <text:p>Ot796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47</text:p>
          </table:table-cell>
          <table:table-cell office:value-type="string" calcext:value-type="string">
            <text:p>Ot7948</text:p>
          </table:table-cell>
          <table:table-cell office:value-type="string" calcext:value-type="string">
            <text:p>Ot794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50</text:p>
          </table:table-cell>
          <table:table-cell office:value-type="string" calcext:value-type="string">
            <text:p>Ot7951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52</text:p>
          </table:table-cell>
          <table:table-cell office:value-type="string" calcext:value-type="string">
            <text:p>Ot7953</text:p>
          </table:table-cell>
          <table:table-cell office:value-type="string" calcext:value-type="string">
            <text:p>Ot795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35</text:p>
          </table:table-cell>
          <table:table-cell office:value-type="string" calcext:value-type="string">
            <text:p>Ot7936</text:p>
          </table:table-cell>
          <table:table-cell office:value-type="string" calcext:value-type="string">
            <text:p>Ot7937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38</text:p>
          </table:table-cell>
          <table:table-cell office:value-type="string" calcext:value-type="string">
            <text:p>Ot7939</text:p>
          </table:table-cell>
          <table:table-cell office:value-type="string" calcext:value-type="string">
            <text:p>Ot794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7941</text:p>
          </table:table-cell>
          <table:table-cell office:value-type="string" calcext:value-type="string">
            <text:p>Ot7942</text:p>
          </table:table-cell>
          <table:table-cell office:value-type="string" calcext:value-type="string">
            <text:p>Ot794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B5765</text:p>
          </table:table-cell>
          <table:table-cell office:value-type="string" calcext:value-type="string">
            <text:p>OtB5766</text:p>
          </table:table-cell>
          <table:table-cell office:value-type="string" calcext:value-type="string">
            <text:p>OtB5767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B5768</text:p>
          </table:table-cell>
          <table:table-cell office:value-type="string" calcext:value-type="string">
            <text:p>OtB5769</text:p>
          </table:table-cell>
          <table:table-cell office:value-type="string" calcext:value-type="string">
            <text:p>OtB577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tB5771</text:p>
          </table:table-cell>
          <table:table-cell office:value-type="string" calcext:value-type="string">
            <text:p>OtB5772</text:p>
          </table:table-cell>
          <table:table-cell office:value-type="string" calcext:value-type="string">
            <text:p>OtB5773</text:p>
          </table:table-cell>
          <table:table-cell office:value-type="string" calcext:value-type="string">
            <text:p>AVG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number-columns-repeated="12" office:value-type="string" calcext:value-type="string">
            <text:p>GR-AS2</text:p>
          </table:table-cell>
          <table:table-cell table:number-columns-repeated="12" office:value-type="string" calcext:value-type="string">
            <text:p>GR-KAN</text:p>
          </table:table-cell>
          <table:table-cell table:number-columns-repeated="11" office:value-type="string" calcext:value-type="string">
            <text:p>GR-REV</text:p>
          </table:table-cell>
          <table:table-cell table:number-columns-repeated="12" office:value-type="string" calcext:value-type="string">
            <text:p>GR-STM</text:p>
          </table:table-cell>
          <table:table-cell table:number-columns-repeated="12" office:value-type="string" calcext:value-type="string">
            <text:p>GR-TINY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locus</text:p>
          </table:table-cell>
          <table:table-cell table:style-name="ce2" office:value-type="string" calcext:value-type="string">
            <text:p>nam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7" office:value-type="float" office:value="60" calcext:value-type="float">
            <text:p>60</text:p>
          </table:table-cell>
          <table:table-cell table:style-name="ce9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style-name="ce13" office:value-type="float" office:value="60" calcext:value-type="float">
            <text:p>60</text:p>
          </table:table-cell>
          <table:table-cell table:style-name="ce1" table:number-columns-repeated="963"/>
        </table:table-row>
        <table:table-row table:style-name="ro1">
          <table:table-cell office:value-type="string" calcext:value-type="string">
            <text:p>AT1G01720</text:p>
          </table:table-cell>
          <table:table-cell office:value-type="string" calcext:value-type="string">
            <text:p>NAC002</text:p>
          </table:table-cell>
          <table:table-cell office:value-type="float" office:value="20.19" calcext:value-type="float">
            <text:p>2.019E+01</text:p>
          </table:table-cell>
          <table:table-cell office:value-type="float" office:value="15.83" calcext:value-type="float">
            <text:p>1.583E+01</text:p>
          </table:table-cell>
          <table:table-cell office:value-type="float" office:value="16.378" calcext:value-type="float">
            <text:p>1.638E+01</text:p>
          </table:table-cell>
          <table:table-cell table:formula="of:=AVERAGE([.C5:.E5])" office:value-type="float" office:value="17.466" calcext:value-type="float">
            <text:p>1.747E+01</text:p>
          </table:table-cell>
          <table:table-cell office:value-type="float" office:value="18.513" calcext:value-type="float">
            <text:p>1.851E+01</text:p>
          </table:table-cell>
          <table:table-cell office:value-type="float" office:value="21.41" calcext:value-type="float">
            <text:p>2.141E+01</text:p>
          </table:table-cell>
          <table:table-cell office:value-type="float" office:value="63.707" calcext:value-type="float">
            <text:p>6.371E+01</text:p>
          </table:table-cell>
          <table:table-cell table:formula="of:=AVERAGE([.G5:.I5])" office:value-type="float" office:value="34.5433333333333" calcext:value-type="float">
            <text:p>3.454E+01</text:p>
          </table:table-cell>
          <table:table-cell office:value-type="float" office:value="29.352" calcext:value-type="float">
            <text:p>2.935E+01</text:p>
          </table:table-cell>
          <table:table-cell office:value-type="float" office:value="24.111" calcext:value-type="float">
            <text:p>2.411E+01</text:p>
          </table:table-cell>
          <table:table-cell office:value-type="float" office:value="19.097" calcext:value-type="float">
            <text:p>1.910E+01</text:p>
          </table:table-cell>
          <table:table-cell table:formula="of:=AVERAGE([.K5:.M5])" office:value-type="float" office:value="24.1866666666667" calcext:value-type="float">
            <text:p>2.419E+01</text:p>
          </table:table-cell>
          <table:table-cell office:value-type="float" office:value="10.139" calcext:value-type="float">
            <text:p>1.014E+01</text:p>
          </table:table-cell>
          <table:table-cell office:value-type="float" office:value="13.932" calcext:value-type="float">
            <text:p>1.393E+01</text:p>
          </table:table-cell>
          <table:table-cell office:value-type="float" office:value="11.594" calcext:value-type="float">
            <text:p>1.159E+01</text:p>
          </table:table-cell>
          <table:table-cell table:formula="of:=AVERAGE([.O5:.Q5])" office:value-type="float" office:value="11.8883333333333" calcext:value-type="float">
            <text:p>1.189E+01</text:p>
          </table:table-cell>
          <table:table-cell office:value-type="float" office:value="29.185" calcext:value-type="float">
            <text:p>2.919E+01</text:p>
          </table:table-cell>
          <table:table-cell office:value-type="float" office:value="24.992" calcext:value-type="float">
            <text:p>2.499E+01</text:p>
          </table:table-cell>
          <table:table-cell office:value-type="float" office:value="22.27" calcext:value-type="float">
            <text:p>2.227E+01</text:p>
          </table:table-cell>
          <table:table-cell table:formula="of:=AVERAGE([.S5:.U5])" office:value-type="float" office:value="25.4823333333333" calcext:value-type="float">
            <text:p>2.548E+01</text:p>
          </table:table-cell>
          <table:table-cell office:value-type="float" office:value="37.466" calcext:value-type="float">
            <text:p>3.747E+01</text:p>
          </table:table-cell>
          <table:table-cell office:value-type="float" office:value="24.272" calcext:value-type="float">
            <text:p>2.427E+01</text:p>
          </table:table-cell>
          <table:table-cell office:value-type="float" office:value="32.65" calcext:value-type="float">
            <text:p>3.265E+01</text:p>
          </table:table-cell>
          <table:table-cell table:formula="of:=AVERAGE([.W5:.Y5])" office:value-type="float" office:value="31.4626666666667" calcext:value-type="float">
            <text:p>3.146E+01</text:p>
          </table:table-cell>
          <table:table-cell office:value-type="float" office:value="18.856" calcext:value-type="float">
            <text:p>1.886E+01</text:p>
          </table:table-cell>
          <table:table-cell office:value-type="float" office:value="14.456" calcext:value-type="float">
            <text:p>1.446E+01</text:p>
          </table:table-cell>
          <table:table-cell office:value-type="float" office:value="20.426" calcext:value-type="float">
            <text:p>2.043E+01</text:p>
          </table:table-cell>
          <table:table-cell table:formula="of:=AVERAGE([.AA5:.AC5])" office:value-type="float" office:value="17.9126666666667" calcext:value-type="float">
            <text:p>1.791E+01</text:p>
          </table:table-cell>
          <table:table-cell office:value-type="float" office:value="16.387" calcext:value-type="float">
            <text:p>1.639E+01</text:p>
          </table:table-cell>
          <table:table-cell office:value-type="float" office:value="13.727" calcext:value-type="float">
            <text:p>1.373E+01</text:p>
          </table:table-cell>
          <table:table-cell table:formula="of:=AVERAGE([.AE5:.AF5])" office:value-type="float" office:value="15.057" calcext:value-type="float">
            <text:p>1.506E+01</text:p>
          </table:table-cell>
          <table:table-cell office:value-type="float" office:value="27.75" calcext:value-type="float">
            <text:p>2.775E+01</text:p>
          </table:table-cell>
          <table:table-cell office:value-type="float" office:value="15.721" calcext:value-type="float">
            <text:p>1.572E+01</text:p>
          </table:table-cell>
          <table:table-cell office:value-type="float" office:value="25.208" calcext:value-type="float">
            <text:p>2.521E+01</text:p>
          </table:table-cell>
          <table:table-cell table:formula="of:=AVERAGE([.AH5:.AJ5])" office:value-type="float" office:value="22.893" calcext:value-type="float">
            <text:p>2.289E+01</text:p>
          </table:table-cell>
          <table:table-cell office:value-type="float" office:value="12.24" calcext:value-type="float">
            <text:p>1.224E+01</text:p>
          </table:table-cell>
          <table:table-cell office:value-type="float" office:value="14.343" calcext:value-type="float">
            <text:p>1.434E+01</text:p>
          </table:table-cell>
          <table:table-cell office:value-type="float" office:value="15.101" calcext:value-type="float">
            <text:p>1.510E+01</text:p>
          </table:table-cell>
          <table:table-cell table:formula="of:=AVERAGE([.AL5:.AN5])" office:value-type="float" office:value="13.8946666666667" calcext:value-type="float">
            <text:p>1.389E+01</text:p>
          </table:table-cell>
          <table:table-cell office:value-type="float" office:value="13.268" calcext:value-type="float">
            <text:p>1.327E+01</text:p>
          </table:table-cell>
          <table:table-cell office:value-type="float" office:value="12.163" calcext:value-type="float">
            <text:p>1.216E+01</text:p>
          </table:table-cell>
          <table:table-cell office:value-type="float" office:value="15.65" calcext:value-type="float">
            <text:p>1.565E+01</text:p>
          </table:table-cell>
          <table:table-cell table:formula="of:=AVERAGE([.AP5:.AR5])" office:value-type="float" office:value="13.6936666666667" calcext:value-type="float">
            <text:p>1.369E+01</text:p>
          </table:table-cell>
          <table:table-cell office:value-type="float" office:value="23.344" calcext:value-type="float">
            <text:p>2.334E+01</text:p>
          </table:table-cell>
          <table:table-cell office:value-type="float" office:value="18.029" calcext:value-type="float">
            <text:p>1.803E+01</text:p>
          </table:table-cell>
          <table:table-cell office:value-type="float" office:value="14.745" calcext:value-type="float">
            <text:p>1.475E+01</text:p>
          </table:table-cell>
          <table:table-cell table:formula="of:=AVERAGE([.AT5:.AV5])" office:value-type="float" office:value="18.706" calcext:value-type="float">
            <text:p>1.871E+01</text:p>
          </table:table-cell>
          <table:table-cell office:value-type="float" office:value="17.945" calcext:value-type="float">
            <text:p>1.795E+01</text:p>
          </table:table-cell>
          <table:table-cell office:value-type="float" office:value="14.793" calcext:value-type="float">
            <text:p>1.479E+01</text:p>
          </table:table-cell>
          <table:table-cell office:value-type="float" office:value="13.129" calcext:value-type="float">
            <text:p>1.313E+01</text:p>
          </table:table-cell>
          <table:table-cell table:formula="of:=AVERAGE([.AX5:.AZ5])" office:value-type="float" office:value="15.289" calcext:value-type="float">
            <text:p>1.529E+01</text:p>
          </table:table-cell>
          <table:table-cell office:value-type="float" office:value="43.621" calcext:value-type="float">
            <text:p>4.362E+01</text:p>
          </table:table-cell>
          <table:table-cell office:value-type="float" office:value="30.39" calcext:value-type="float">
            <text:p>3.039E+01</text:p>
          </table:table-cell>
          <table:table-cell office:value-type="float" office:value="62.5" calcext:value-type="float">
            <text:p>6.250E+01</text:p>
          </table:table-cell>
          <table:table-cell table:formula="of:=AVERAGE([.BB5:.BD5])" office:value-type="float" office:value="45.5036666666667" calcext:value-type="float">
            <text:p>4.550E+01</text:p>
          </table:table-cell>
          <table:table-cell office:value-type="float" office:value="49.259" calcext:value-type="float">
            <text:p>4.926E+01</text:p>
          </table:table-cell>
          <table:table-cell office:value-type="float" office:value="43.846" calcext:value-type="float">
            <text:p>4.385E+01</text:p>
          </table:table-cell>
          <table:table-cell office:value-type="float" office:value="53.852" calcext:value-type="float">
            <text:p>5.385E+01</text:p>
          </table:table-cell>
          <table:table-cell table:formula="of:=AVERAGE([.BF5:.BH5])" office:value-type="float" office:value="48.9856666666667" calcext:value-type="float">
            <text:p>4.899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05420</text:p>
          </table:table-cell>
          <table:table-cell office:value-type="string" calcext:value-type="string">
            <text:p>OFP12</text:p>
          </table:table-cell>
          <table:table-cell office:value-type="float" office:value="1.51" calcext:value-type="float">
            <text:p>1.510E+00</text:p>
          </table:table-cell>
          <table:table-cell office:value-type="float" office:value="1.965" calcext:value-type="float">
            <text:p>1.965E+00</text:p>
          </table:table-cell>
          <table:table-cell office:value-type="float" office:value="2.241" calcext:value-type="float">
            <text:p>2.241E+00</text:p>
          </table:table-cell>
          <table:table-cell table:formula="of:=AVERAGE([.C6:.E6])" office:value-type="float" office:value="1.90533333333333" calcext:value-type="float">
            <text:p>1.905E+00</text:p>
          </table:table-cell>
          <table:table-cell office:value-type="float" office:value="1.076" calcext:value-type="float">
            <text:p>1.076E+00</text:p>
          </table:table-cell>
          <table:table-cell office:value-type="float" office:value="1.89" calcext:value-type="float">
            <text:p>1.890E+00</text:p>
          </table:table-cell>
          <table:table-cell office:value-type="float" office:value="1.067" calcext:value-type="float">
            <text:p>1.067E+00</text:p>
          </table:table-cell>
          <table:table-cell table:formula="of:=AVERAGE([.G6:.I6])" office:value-type="float" office:value="1.34433333333333" calcext:value-type="float">
            <text:p>1.344E+00</text:p>
          </table:table-cell>
          <table:table-cell office:value-type="float" office:value="1.823" calcext:value-type="float">
            <text:p>1.823E+00</text:p>
          </table:table-cell>
          <table:table-cell office:value-type="float" office:value="1.956" calcext:value-type="float">
            <text:p>1.956E+00</text:p>
          </table:table-cell>
          <table:table-cell office:value-type="float" office:value="2.323" calcext:value-type="float">
            <text:p>2.323E+00</text:p>
          </table:table-cell>
          <table:table-cell table:formula="of:=AVERAGE([.K6:.M6])" office:value-type="float" office:value="2.034" calcext:value-type="float">
            <text:p>2.034E+00</text:p>
          </table:table-cell>
          <table:table-cell office:value-type="float" office:value="2.353" calcext:value-type="float">
            <text:p>2.353E+00</text:p>
          </table:table-cell>
          <table:table-cell office:value-type="float" office:value="1.514" calcext:value-type="float">
            <text:p>1.514E+00</text:p>
          </table:table-cell>
          <table:table-cell office:value-type="float" office:value="2.606" calcext:value-type="float">
            <text:p>2.606E+00</text:p>
          </table:table-cell>
          <table:table-cell table:formula="of:=AVERAGE([.O6:.Q6])" office:value-type="float" office:value="2.15766666666667" calcext:value-type="float">
            <text:p>2.158E+00</text:p>
          </table:table-cell>
          <table:table-cell office:value-type="float" office:value="0.86" calcext:value-type="float">
            <text:p>8.600E-01</text:p>
          </table:table-cell>
          <table:table-cell office:value-type="float" office:value="0.938" calcext:value-type="float">
            <text:p>9.380E-01</text:p>
          </table:table-cell>
          <table:table-cell office:value-type="float" office:value="1.137" calcext:value-type="float">
            <text:p>1.137E+00</text:p>
          </table:table-cell>
          <table:table-cell table:formula="of:=AVERAGE([.S6:.U6])" office:value-type="float" office:value="0.978333333333333" calcext:value-type="float">
            <text:p>9.783E-01</text:p>
          </table:table-cell>
          <table:table-cell office:value-type="float" office:value="0.842" calcext:value-type="float">
            <text:p>8.420E-01</text:p>
          </table:table-cell>
          <table:table-cell office:value-type="float" office:value="1.032" calcext:value-type="float">
            <text:p>1.032E+00</text:p>
          </table:table-cell>
          <table:table-cell office:value-type="float" office:value="1.114" calcext:value-type="float">
            <text:p>1.114E+00</text:p>
          </table:table-cell>
          <table:table-cell table:formula="of:=AVERAGE([.W6:.Y6])" office:value-type="float" office:value="0.996" calcext:value-type="float">
            <text:p>9.960E-01</text:p>
          </table:table-cell>
          <table:table-cell office:value-type="float" office:value="1.56" calcext:value-type="float">
            <text:p>1.560E+00</text:p>
          </table:table-cell>
          <table:table-cell office:value-type="float" office:value="4.071" calcext:value-type="float">
            <text:p>4.071E+00</text:p>
          </table:table-cell>
          <table:table-cell office:value-type="float" office:value="3.885" calcext:value-type="float">
            <text:p>3.885E+00</text:p>
          </table:table-cell>
          <table:table-cell table:formula="of:=AVERAGE([.AA6:.AC6])" office:value-type="float" office:value="3.172" calcext:value-type="float">
            <text:p>3.172E+00</text:p>
          </table:table-cell>
          <table:table-cell office:value-type="float" office:value="4.957" calcext:value-type="float">
            <text:p>4.957E+00</text:p>
          </table:table-cell>
          <table:table-cell office:value-type="float" office:value="5.09" calcext:value-type="float">
            <text:p>5.090E+00</text:p>
          </table:table-cell>
          <table:table-cell table:formula="of:=AVERAGE([.AE6:.AF6])" office:value-type="float" office:value="5.0235" calcext:value-type="float">
            <text:p>5.024E+00</text:p>
          </table:table-cell>
          <table:table-cell office:value-type="float" office:value="2.012" calcext:value-type="float">
            <text:p>2.012E+00</text:p>
          </table:table-cell>
          <table:table-cell office:value-type="float" office:value="2.445" calcext:value-type="float">
            <text:p>2.445E+00</text:p>
          </table:table-cell>
          <table:table-cell office:value-type="float" office:value="2.416" calcext:value-type="float">
            <text:p>2.416E+00</text:p>
          </table:table-cell>
          <table:table-cell table:formula="of:=AVERAGE([.AH6:.AJ6])" office:value-type="float" office:value="2.291" calcext:value-type="float">
            <text:p>2.291E+00</text:p>
          </table:table-cell>
          <table:table-cell office:value-type="float" office:value="2.98" calcext:value-type="float">
            <text:p>2.980E+00</text:p>
          </table:table-cell>
          <table:table-cell office:value-type="float" office:value="2.933" calcext:value-type="float">
            <text:p>2.933E+00</text:p>
          </table:table-cell>
          <table:table-cell office:value-type="float" office:value="3.231" calcext:value-type="float">
            <text:p>3.231E+00</text:p>
          </table:table-cell>
          <table:table-cell table:formula="of:=AVERAGE([.AL6:.AN6])" office:value-type="float" office:value="3.048" calcext:value-type="float">
            <text:p>3.048E+00</text:p>
          </table:table-cell>
          <table:table-cell office:value-type="float" office:value="6.139" calcext:value-type="float">
            <text:p>6.139E+00</text:p>
          </table:table-cell>
          <table:table-cell office:value-type="float" office:value="6.921" calcext:value-type="float">
            <text:p>6.921E+00</text:p>
          </table:table-cell>
          <table:table-cell office:value-type="float" office:value="3.019" calcext:value-type="float">
            <text:p>3.019E+00</text:p>
          </table:table-cell>
          <table:table-cell table:formula="of:=AVERAGE([.AP6:.AR6])" office:value-type="float" office:value="5.35966666666667" calcext:value-type="float">
            <text:p>5.360E+00</text:p>
          </table:table-cell>
          <table:table-cell office:value-type="float" office:value="6.54" calcext:value-type="float">
            <text:p>6.540E+00</text:p>
          </table:table-cell>
          <table:table-cell office:value-type="float" office:value="8.701" calcext:value-type="float">
            <text:p>8.701E+00</text:p>
          </table:table-cell>
          <table:table-cell office:value-type="float" office:value="5.382" calcext:value-type="float">
            <text:p>5.382E+00</text:p>
          </table:table-cell>
          <table:table-cell table:formula="of:=AVERAGE([.AT6:.AV6])" office:value-type="float" office:value="6.87433333333333" calcext:value-type="float">
            <text:p>6.874E+00</text:p>
          </table:table-cell>
          <table:table-cell office:value-type="float" office:value="1.46" calcext:value-type="float">
            <text:p>1.460E+00</text:p>
          </table:table-cell>
          <table:table-cell office:value-type="float" office:value="2.137" calcext:value-type="float">
            <text:p>2.137E+00</text:p>
          </table:table-cell>
          <table:table-cell office:value-type="float" office:value="2.545" calcext:value-type="float">
            <text:p>2.545E+00</text:p>
          </table:table-cell>
          <table:table-cell table:formula="of:=AVERAGE([.AX6:.AZ6])" office:value-type="float" office:value="2.04733333333333" calcext:value-type="float">
            <text:p>2.047E+00</text:p>
          </table:table-cell>
          <table:table-cell office:value-type="float" office:value="3.02" calcext:value-type="float">
            <text:p>3.020E+00</text:p>
          </table:table-cell>
          <table:table-cell office:value-type="float" office:value="2.722" calcext:value-type="float">
            <text:p>2.722E+00</text:p>
          </table:table-cell>
          <table:table-cell office:value-type="float" office:value="2.969" calcext:value-type="float">
            <text:p>2.969E+00</text:p>
          </table:table-cell>
          <table:table-cell table:formula="of:=AVERAGE([.BB6:.BD6])" office:value-type="float" office:value="2.90366666666667" calcext:value-type="float">
            <text:p>2.904E+00</text:p>
          </table:table-cell>
          <table:table-cell office:value-type="float" office:value="5.101" calcext:value-type="float">
            <text:p>5.101E+00</text:p>
          </table:table-cell>
          <table:table-cell office:value-type="float" office:value="5.632" calcext:value-type="float">
            <text:p>5.632E+00</text:p>
          </table:table-cell>
          <table:table-cell office:value-type="float" office:value="4.906" calcext:value-type="float">
            <text:p>4.906E+00</text:p>
          </table:table-cell>
          <table:table-cell table:formula="of:=AVERAGE([.BF6:.BH6])" office:value-type="float" office:value="5.213" calcext:value-type="float">
            <text:p>5.213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07135</text:p>
          </table:table-cell>
          <table:table-cell office:value-type="float" office:value="2.003" calcext:value-type="float">
            <text:p>2.003E+00</text:p>
          </table:table-cell>
          <table:table-cell office:value-type="float" office:value="1.295" calcext:value-type="float">
            <text:p>1.295E+00</text:p>
          </table:table-cell>
          <table:table-cell office:value-type="float" office:value="4.396" calcext:value-type="float">
            <text:p>4.396E+00</text:p>
          </table:table-cell>
          <table:table-cell table:formula="of:=AVERAGE([.C7:.E7])" office:value-type="float" office:value="2.56466666666667" calcext:value-type="float">
            <text:p>2.565E+00</text:p>
          </table:table-cell>
          <table:table-cell office:value-type="float" office:value="4.308" calcext:value-type="float">
            <text:p>4.308E+00</text:p>
          </table:table-cell>
          <table:table-cell office:value-type="float" office:value="2.325" calcext:value-type="float">
            <text:p>2.325E+00</text:p>
          </table:table-cell>
          <table:table-cell office:value-type="float" office:value="3.646" calcext:value-type="float">
            <text:p>3.646E+00</text:p>
          </table:table-cell>
          <table:table-cell table:formula="of:=AVERAGE([.G7:.I7])" office:value-type="float" office:value="3.42633333333333" calcext:value-type="float">
            <text:p>3.426E+00</text:p>
          </table:table-cell>
          <table:table-cell office:value-type="float" office:value="2.826" calcext:value-type="float">
            <text:p>2.826E+00</text:p>
          </table:table-cell>
          <table:table-cell office:value-type="float" office:value="2.577" calcext:value-type="float">
            <text:p>2.577E+00</text:p>
          </table:table-cell>
          <table:table-cell office:value-type="float" office:value="4.815" calcext:value-type="float">
            <text:p>4.815E+00</text:p>
          </table:table-cell>
          <table:table-cell table:formula="of:=AVERAGE([.K7:.M7])" office:value-type="float" office:value="3.406" calcext:value-type="float">
            <text:p>3.406E+00</text:p>
          </table:table-cell>
          <table:table-cell office:value-type="float" office:value="9.837" calcext:value-type="float">
            <text:p>9.837E+00</text:p>
          </table:table-cell>
          <table:table-cell office:value-type="float" office:value="11.174" calcext:value-type="float">
            <text:p>1.117E+01</text:p>
          </table:table-cell>
          <table:table-cell office:value-type="float" office:value="11.576" calcext:value-type="float">
            <text:p>1.158E+01</text:p>
          </table:table-cell>
          <table:table-cell table:formula="of:=AVERAGE([.O7:.Q7])" office:value-type="float" office:value="10.8623333333333" calcext:value-type="float">
            <text:p>1.086E+01</text:p>
          </table:table-cell>
          <table:table-cell office:value-type="float" office:value="4.337" calcext:value-type="float">
            <text:p>4.337E+00</text:p>
          </table:table-cell>
          <table:table-cell office:value-type="float" office:value="2.982" calcext:value-type="float">
            <text:p>2.982E+00</text:p>
          </table:table-cell>
          <table:table-cell office:value-type="float" office:value="1.504" calcext:value-type="float">
            <text:p>1.504E+00</text:p>
          </table:table-cell>
          <table:table-cell table:formula="of:=AVERAGE([.S7:.U7])" office:value-type="float" office:value="2.941" calcext:value-type="float">
            <text:p>2.941E+00</text:p>
          </table:table-cell>
          <table:table-cell office:value-type="float" office:value="2.955" calcext:value-type="float">
            <text:p>2.955E+00</text:p>
          </table:table-cell>
          <table:table-cell office:value-type="float" office:value="1.339" calcext:value-type="float">
            <text:p>1.339E+00</text:p>
          </table:table-cell>
          <table:table-cell office:value-type="float" office:value="5.636" calcext:value-type="float">
            <text:p>5.636E+00</text:p>
          </table:table-cell>
          <table:table-cell table:formula="of:=AVERAGE([.W7:.Y7])" office:value-type="float" office:value="3.31" calcext:value-type="float">
            <text:p>3.310E+00</text:p>
          </table:table-cell>
          <table:table-cell office:value-type="float" office:value="1.615" calcext:value-type="float">
            <text:p>1.615E+00</text:p>
          </table:table-cell>
          <table:table-cell office:value-type="float" office:value="7.393" calcext:value-type="float">
            <text:p>7.393E+00</text:p>
          </table:table-cell>
          <table:table-cell office:value-type="float" office:value="5.877" calcext:value-type="float">
            <text:p>5.877E+00</text:p>
          </table:table-cell>
          <table:table-cell table:formula="of:=AVERAGE([.AA7:.AC7])" office:value-type="float" office:value="4.96166666666667" calcext:value-type="float">
            <text:p>4.962E+00</text:p>
          </table:table-cell>
          <table:table-cell office:value-type="float" office:value="7.442" calcext:value-type="float">
            <text:p>7.442E+00</text:p>
          </table:table-cell>
          <table:table-cell office:value-type="float" office:value="5.435" calcext:value-type="float">
            <text:p>5.435E+00</text:p>
          </table:table-cell>
          <table:table-cell table:formula="of:=AVERAGE([.AE7:.AF7])" office:value-type="float" office:value="6.4385" calcext:value-type="float">
            <text:p>6.439E+00</text:p>
          </table:table-cell>
          <table:table-cell office:value-type="float" office:value="2.227" calcext:value-type="float">
            <text:p>2.227E+00</text:p>
          </table:table-cell>
          <table:table-cell office:value-type="float" office:value="4.447" calcext:value-type="float">
            <text:p>4.447E+00</text:p>
          </table:table-cell>
          <table:table-cell office:value-type="float" office:value="3.042" calcext:value-type="float">
            <text:p>3.042E+00</text:p>
          </table:table-cell>
          <table:table-cell table:formula="of:=AVERAGE([.AH7:.AJ7])" office:value-type="float" office:value="3.23866666666667" calcext:value-type="float">
            <text:p>3.239E+00</text:p>
          </table:table-cell>
          <table:table-cell office:value-type="float" office:value="1.503" calcext:value-type="float">
            <text:p>1.503E+00</text:p>
          </table:table-cell>
          <table:table-cell office:value-type="float" office:value="12.005" calcext:value-type="float">
            <text:p>1.201E+01</text:p>
          </table:table-cell>
          <table:table-cell office:value-type="float" office:value="16.807" calcext:value-type="float">
            <text:p>1.681E+01</text:p>
          </table:table-cell>
          <table:table-cell table:formula="of:=AVERAGE([.AL7:.AN7])" office:value-type="float" office:value="10.105" calcext:value-type="float">
            <text:p>1.011E+01</text:p>
          </table:table-cell>
          <table:table-cell office:value-type="float" office:value="2.076" calcext:value-type="float">
            <text:p>2.076E+00</text:p>
          </table:table-cell>
          <table:table-cell office:value-type="float" office:value="2.28" calcext:value-type="float">
            <text:p>2.280E+00</text:p>
          </table:table-cell>
          <table:table-cell office:value-type="float" office:value="6.605" calcext:value-type="float">
            <text:p>6.605E+00</text:p>
          </table:table-cell>
          <table:table-cell table:formula="of:=AVERAGE([.AP7:.AR7])" office:value-type="float" office:value="3.65366666666667" calcext:value-type="float">
            <text:p>3.654E+00</text:p>
          </table:table-cell>
          <table:table-cell office:value-type="float" office:value="1.457" calcext:value-type="float">
            <text:p>1.457E+00</text:p>
          </table:table-cell>
          <table:table-cell office:value-type="float" office:value="1.414" calcext:value-type="float">
            <text:p>1.414E+00</text:p>
          </table:table-cell>
          <table:table-cell office:value-type="float" office:value="1.458" calcext:value-type="float">
            <text:p>1.458E+00</text:p>
          </table:table-cell>
          <table:table-cell table:formula="of:=AVERAGE([.AT7:.AV7])" office:value-type="float" office:value="1.443" calcext:value-type="float">
            <text:p>1.443E+00</text:p>
          </table:table-cell>
          <table:table-cell office:value-type="float" office:value="4.879" calcext:value-type="float">
            <text:p>4.879E+00</text:p>
          </table:table-cell>
          <table:table-cell office:value-type="float" office:value="4.749" calcext:value-type="float">
            <text:p>4.749E+00</text:p>
          </table:table-cell>
          <table:table-cell office:value-type="float" office:value="4.578" calcext:value-type="float">
            <text:p>4.578E+00</text:p>
          </table:table-cell>
          <table:table-cell table:formula="of:=AVERAGE([.AX7:.AZ7])" office:value-type="float" office:value="4.73533333333333" calcext:value-type="float">
            <text:p>4.735E+00</text:p>
          </table:table-cell>
          <table:table-cell office:value-type="float" office:value="14.037" calcext:value-type="float">
            <text:p>1.404E+01</text:p>
          </table:table-cell>
          <table:table-cell office:value-type="float" office:value="22.127" calcext:value-type="float">
            <text:p>2.213E+01</text:p>
          </table:table-cell>
          <table:table-cell office:value-type="float" office:value="18.395" calcext:value-type="float">
            <text:p>1.840E+01</text:p>
          </table:table-cell>
          <table:table-cell table:formula="of:=AVERAGE([.BB7:.BD7])" office:value-type="float" office:value="18.1863333333333" calcext:value-type="float">
            <text:p>1.819E+01</text:p>
          </table:table-cell>
          <table:table-cell office:value-type="float" office:value="14.612" calcext:value-type="float">
            <text:p>1.461E+01</text:p>
          </table:table-cell>
          <table:table-cell office:value-type="float" office:value="32.34" calcext:value-type="float">
            <text:p>3.234E+01</text:p>
          </table:table-cell>
          <table:table-cell office:value-type="float" office:value="10.648" calcext:value-type="float">
            <text:p>1.065E+01</text:p>
          </table:table-cell>
          <table:table-cell table:formula="of:=AVERAGE([.BF7:.BH7])" office:value-type="float" office:value="19.2" calcext:value-type="float">
            <text:p>1.920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09950</text:p>
          </table:table-cell>
          <table:table-cell office:value-type="string" calcext:value-type="string">
            <text:p>RAS1</text:p>
          </table:table-cell>
          <table:table-cell office:value-type="float" office:value="0.475" calcext:value-type="float">
            <text:p>4.750E-01</text:p>
          </table:table-cell>
          <table:table-cell office:value-type="float" office:value="0.315" calcext:value-type="float">
            <text:p>3.150E-01</text:p>
          </table:table-cell>
          <table:table-cell office:value-type="float" office:value="0.764" calcext:value-type="float">
            <text:p>7.640E-01</text:p>
          </table:table-cell>
          <table:table-cell table:formula="of:=AVERAGE([.C8:.E8])" office:value-type="float" office:value="0.518" calcext:value-type="float">
            <text:p>5.180E-01</text:p>
          </table:table-cell>
          <table:table-cell office:value-type="float" office:value="0.317" calcext:value-type="float">
            <text:p>3.170E-01</text:p>
          </table:table-cell>
          <table:table-cell office:value-type="float" office:value="0.159" calcext:value-type="float">
            <text:p>1.590E-01</text:p>
          </table:table-cell>
          <table:table-cell office:value-type="float" office:value="0.29" calcext:value-type="float">
            <text:p>2.900E-01</text:p>
          </table:table-cell>
          <table:table-cell table:formula="of:=AVERAGE([.G8:.I8])" office:value-type="float" office:value="0.255333333333333" calcext:value-type="float">
            <text:p>2.553E-01</text:p>
          </table:table-cell>
          <table:table-cell office:value-type="float" office:value="0.269" calcext:value-type="float">
            <text:p>2.690E-01</text:p>
          </table:table-cell>
          <table:table-cell office:value-type="float" office:value="0.452" calcext:value-type="float">
            <text:p>4.520E-01</text:p>
          </table:table-cell>
          <table:table-cell office:value-type="float" office:value="0.196" calcext:value-type="float">
            <text:p>1.960E-01</text:p>
          </table:table-cell>
          <table:table-cell table:formula="of:=AVERAGE([.K8:.M8])" office:value-type="float" office:value="0.305666666666667" calcext:value-type="float">
            <text:p>3.057E-01</text:p>
          </table:table-cell>
          <table:table-cell office:value-type="float" office:value="0.42" calcext:value-type="float">
            <text:p>4.200E-01</text:p>
          </table:table-cell>
          <table:table-cell office:value-type="float" office:value="1.851" calcext:value-type="float">
            <text:p>1.851E+00</text:p>
          </table:table-cell>
          <table:table-cell office:value-type="float" office:value="1.678" calcext:value-type="float">
            <text:p>1.678E+00</text:p>
          </table:table-cell>
          <table:table-cell table:formula="of:=AVERAGE([.O8:.Q8])" office:value-type="float" office:value="1.31633333333333" calcext:value-type="float">
            <text:p>1.316E+00</text:p>
          </table:table-cell>
          <table:table-cell office:value-type="float" office:value="0.597" calcext:value-type="float">
            <text:p>5.970E-01</text:p>
          </table:table-cell>
          <table:table-cell office:value-type="float" office:value="0.557" calcext:value-type="float">
            <text:p>5.570E-01</text:p>
          </table:table-cell>
          <table:table-cell office:value-type="float" office:value="0.617" calcext:value-type="float">
            <text:p>6.170E-01</text:p>
          </table:table-cell>
          <table:table-cell table:formula="of:=AVERAGE([.S8:.U8])" office:value-type="float" office:value="0.590333333333333" calcext:value-type="float">
            <text:p>5.903E-01</text:p>
          </table:table-cell>
          <table:table-cell office:value-type="float" office:value="0.215" calcext:value-type="float">
            <text:p>2.150E-01</text:p>
          </table:table-cell>
          <table:table-cell office:value-type="float" office:value="0.525" calcext:value-type="float">
            <text:p>5.250E-01</text:p>
          </table:table-cell>
          <table:table-cell office:value-type="float" office:value="0.189" calcext:value-type="float">
            <text:p>1.890E-01</text:p>
          </table:table-cell>
          <table:table-cell table:formula="of:=AVERAGE([.W8:.Y8])" office:value-type="float" office:value="0.309666666666667" calcext:value-type="float">
            <text:p>3.097E-01</text:p>
          </table:table-cell>
          <table:table-cell office:value-type="float" office:value="0.131" calcext:value-type="float">
            <text:p>1.310E-01</text:p>
          </table:table-cell>
          <table:table-cell office:value-type="float" office:value="0.582" calcext:value-type="float">
            <text:p>5.820E-01</text:p>
          </table:table-cell>
          <table:table-cell office:value-type="float" office:value="0.985" calcext:value-type="float">
            <text:p>9.850E-01</text:p>
          </table:table-cell>
          <table:table-cell table:formula="of:=AVERAGE([.AA8:.AC8])" office:value-type="float" office:value="0.566" calcext:value-type="float">
            <text:p>5.660E-01</text:p>
          </table:table-cell>
          <table:table-cell office:value-type="float" office:value="0.78" calcext:value-type="float">
            <text:p>7.800E-01</text:p>
          </table:table-cell>
          <table:table-cell office:value-type="float" office:value="0.177" calcext:value-type="float">
            <text:p>1.770E-01</text:p>
          </table:table-cell>
          <table:table-cell table:formula="of:=AVERAGE([.AE8:.AF8])" office:value-type="float" office:value="0.4785" calcext:value-type="float">
            <text:p>4.785E-01</text:p>
          </table:table-cell>
          <table:table-cell office:value-type="float" office:value="0.917" calcext:value-type="float">
            <text:p>9.170E-01</text:p>
          </table:table-cell>
          <table:table-cell office:value-type="float" office:value="0.097" calcext:value-type="float">
            <text:p>9.700E-02</text:p>
          </table:table-cell>
          <table:table-cell office:value-type="float" office:value="0.222" calcext:value-type="float">
            <text:p>2.220E-01</text:p>
          </table:table-cell>
          <table:table-cell table:formula="of:=AVERAGE([.AH8:.AJ8])" office:value-type="float" office:value="0.412" calcext:value-type="float">
            <text:p>4.120E-01</text:p>
          </table:table-cell>
          <table:table-cell office:value-type="float" office:value="0.245" calcext:value-type="float">
            <text:p>2.450E-01</text:p>
          </table:table-cell>
          <table:table-cell office:value-type="float" office:value="1.095" calcext:value-type="float">
            <text:p>1.095E+00</text:p>
          </table:table-cell>
          <table:table-cell office:value-type="float" office:value="1.721" calcext:value-type="float">
            <text:p>1.721E+00</text:p>
          </table:table-cell>
          <table:table-cell table:formula="of:=AVERAGE([.AL8:.AN8])" office:value-type="float" office:value="1.02033333333333" calcext:value-type="float">
            <text:p>1.020E+00</text:p>
          </table:table-cell>
          <table:table-cell office:value-type="float" office:value="0.676" calcext:value-type="float">
            <text:p>6.760E-01</text:p>
          </table:table-cell>
          <table:table-cell office:value-type="float" office:value="0.583" calcext:value-type="float">
            <text:p>5.830E-01</text:p>
          </table:table-cell>
          <table:table-cell office:value-type="float" office:value="0.931" calcext:value-type="float">
            <text:p>9.310E-01</text:p>
          </table:table-cell>
          <table:table-cell table:formula="of:=AVERAGE([.AP8:.AR8])" office:value-type="float" office:value="0.73" calcext:value-type="float">
            <text:p>7.300E-01</text:p>
          </table:table-cell>
          <table:table-cell office:value-type="float" office:value="3.729" calcext:value-type="float">
            <text:p>3.729E+00</text:p>
          </table:table-cell>
          <table:table-cell office:value-type="float" office:value="4.494" calcext:value-type="float">
            <text:p>4.494E+00</text:p>
          </table:table-cell>
          <table:table-cell office:value-type="float" office:value="1.141" calcext:value-type="float">
            <text:p>1.141E+00</text:p>
          </table:table-cell>
          <table:table-cell table:formula="of:=AVERAGE([.AT8:.AV8])" office:value-type="float" office:value="3.12133333333333" calcext:value-type="float">
            <text:p>3.121E+00</text:p>
          </table:table-cell>
          <table:table-cell office:value-type="float" office:value="1.046" calcext:value-type="float">
            <text:p>1.046E+00</text:p>
          </table:table-cell>
          <table:table-cell office:value-type="float" office:value="1.612" calcext:value-type="float">
            <text:p>1.612E+00</text:p>
          </table:table-cell>
          <table:table-cell office:value-type="float" office:value="1.176" calcext:value-type="float">
            <text:p>1.176E+00</text:p>
          </table:table-cell>
          <table:table-cell table:formula="of:=AVERAGE([.AX8:.AZ8])" office:value-type="float" office:value="1.278" calcext:value-type="float">
            <text:p>1.278E+00</text:p>
          </table:table-cell>
          <table:table-cell office:value-type="float" office:value="43.302" calcext:value-type="float">
            <text:p>4.330E+01</text:p>
          </table:table-cell>
          <table:table-cell office:value-type="float" office:value="31.363" calcext:value-type="float">
            <text:p>3.136E+01</text:p>
          </table:table-cell>
          <table:table-cell office:value-type="float" office:value="57.87" calcext:value-type="float">
            <text:p>5.787E+01</text:p>
          </table:table-cell>
          <table:table-cell table:formula="of:=AVERAGE([.BB8:.BD8])" office:value-type="float" office:value="44.1783333333333" calcext:value-type="float">
            <text:p>4.418E+01</text:p>
          </table:table-cell>
          <table:table-cell office:value-type="float" office:value="46.165" calcext:value-type="float">
            <text:p>4.617E+01</text:p>
          </table:table-cell>
          <table:table-cell office:value-type="float" office:value="57.685" calcext:value-type="float">
            <text:p>5.769E+01</text:p>
          </table:table-cell>
          <table:table-cell office:value-type="float" office:value="65.776" calcext:value-type="float">
            <text:p>6.578E+01</text:p>
          </table:table-cell>
          <table:table-cell table:formula="of:=AVERAGE([.BF8:.BH8])" office:value-type="float" office:value="56.542" calcext:value-type="float">
            <text:p>5.654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14480</text:p>
          </table:table-cell>
          <table:table-cell office:value-type="float" office:value="1.164" calcext:value-type="float">
            <text:p>1.164E+00</text:p>
          </table:table-cell>
          <table:table-cell office:value-type="float" office:value="0.643" calcext:value-type="float">
            <text:p>6.430E-01</text:p>
          </table:table-cell>
          <table:table-cell office:value-type="float" office:value="1.357" calcext:value-type="float">
            <text:p>1.357E+00</text:p>
          </table:table-cell>
          <table:table-cell table:formula="of:=AVERAGE([.C9:.E9])" office:value-type="float" office:value="1.05466666666667" calcext:value-type="float">
            <text:p>1.055E+00</text:p>
          </table:table-cell>
          <table:table-cell office:value-type="float" office:value="1.27" calcext:value-type="float">
            <text:p>1.270E+00</text:p>
          </table:table-cell>
          <table:table-cell office:value-type="float" office:value="0.889" calcext:value-type="float">
            <text:p>8.890E-01</text:p>
          </table:table-cell>
          <table:table-cell office:value-type="float" office:value="0.73" calcext:value-type="float">
            <text:p>7.300E-01</text:p>
          </table:table-cell>
          <table:table-cell table:formula="of:=AVERAGE([.G9:.I9])" office:value-type="float" office:value="0.963" calcext:value-type="float">
            <text:p>9.630E-01</text:p>
          </table:table-cell>
          <table:table-cell office:value-type="float" office:value="0.855" calcext:value-type="float">
            <text:p>8.550E-01</text:p>
          </table:table-cell>
          <table:table-cell office:value-type="float" office:value="1.177" calcext:value-type="float">
            <text:p>1.177E+00</text:p>
          </table:table-cell>
          <table:table-cell office:value-type="float" office:value="1.145" calcext:value-type="float">
            <text:p>1.145E+00</text:p>
          </table:table-cell>
          <table:table-cell table:formula="of:=AVERAGE([.K9:.M9])" office:value-type="float" office:value="1.059" calcext:value-type="float">
            <text:p>1.059E+00</text:p>
          </table:table-cell>
          <table:table-cell office:value-type="float" office:value="0.777" calcext:value-type="float">
            <text:p>7.770E-01</text:p>
          </table:table-cell>
          <table:table-cell office:value-type="float" office:value="1.534" calcext:value-type="float">
            <text:p>1.534E+00</text:p>
          </table:table-cell>
          <table:table-cell office:value-type="float" office:value="1.997" calcext:value-type="float">
            <text:p>1.997E+00</text:p>
          </table:table-cell>
          <table:table-cell table:formula="of:=AVERAGE([.O9:.Q9])" office:value-type="float" office:value="1.436" calcext:value-type="float">
            <text:p>1.436E+00</text:p>
          </table:table-cell>
          <table:table-cell office:value-type="float" office:value="0.842" calcext:value-type="float">
            <text:p>8.420E-01</text:p>
          </table:table-cell>
          <table:table-cell office:value-type="float" office:value="1.319" calcext:value-type="float">
            <text:p>1.319E+00</text:p>
          </table:table-cell>
          <table:table-cell office:value-type="float" office:value="0.957" calcext:value-type="float">
            <text:p>9.570E-01</text:p>
          </table:table-cell>
          <table:table-cell table:formula="of:=AVERAGE([.S9:.U9])" office:value-type="float" office:value="1.03933333333333" calcext:value-type="float">
            <text:p>1.039E+00</text:p>
          </table:table-cell>
          <table:table-cell office:value-type="float" office:value="0.399" calcext:value-type="float">
            <text:p>3.990E-01</text:p>
          </table:table-cell>
          <table:table-cell office:value-type="float" office:value="1.039" calcext:value-type="float">
            <text:p>1.039E+00</text:p>
          </table:table-cell>
          <table:table-cell office:value-type="float" office:value="0.699" calcext:value-type="float">
            <text:p>6.990E-01</text:p>
          </table:table-cell>
          <table:table-cell table:formula="of:=AVERAGE([.W9:.Y9])" office:value-type="float" office:value="0.712333333333333" calcext:value-type="float">
            <text:p>7.123E-01</text:p>
          </table:table-cell>
          <table:table-cell office:value-type="float" office:value="0.881" calcext:value-type="float">
            <text:p>8.810E-01</text:p>
          </table:table-cell>
          <table:table-cell office:value-type="float" office:value="0.847" calcext:value-type="float">
            <text:p>8.470E-01</text:p>
          </table:table-cell>
          <table:table-cell office:value-type="float" office:value="1.235" calcext:value-type="float">
            <text:p>1.235E+00</text:p>
          </table:table-cell>
          <table:table-cell table:formula="of:=AVERAGE([.AA9:.AC9])" office:value-type="float" office:value="0.987666666666667" calcext:value-type="float">
            <text:p>9.877E-01</text:p>
          </table:table-cell>
          <table:table-cell office:value-type="float" office:value="1.263" calcext:value-type="float">
            <text:p>1.263E+00</text:p>
          </table:table-cell>
          <table:table-cell office:value-type="float" office:value="0.554" calcext:value-type="float">
            <text:p>5.540E-01</text:p>
          </table:table-cell>
          <table:table-cell table:formula="of:=AVERAGE([.AE9:.AF9])" office:value-type="float" office:value="0.9085" calcext:value-type="float">
            <text:p>9.085E-01</text:p>
          </table:table-cell>
          <table:table-cell office:value-type="float" office:value="1.079" calcext:value-type="float">
            <text:p>1.079E+00</text:p>
          </table:table-cell>
          <table:table-cell office:value-type="float" office:value="0.421" calcext:value-type="float">
            <text:p>4.210E-01</text:p>
          </table:table-cell>
          <table:table-cell office:value-type="float" office:value="0.411" calcext:value-type="float">
            <text:p>4.110E-01</text:p>
          </table:table-cell>
          <table:table-cell table:formula="of:=AVERAGE([.AH9:.AJ9])" office:value-type="float" office:value="0.637" calcext:value-type="float">
            <text:p>6.370E-01</text:p>
          </table:table-cell>
          <table:table-cell office:value-type="float" office:value="0.831" calcext:value-type="float">
            <text:p>8.310E-01</text:p>
          </table:table-cell>
          <table:table-cell office:value-type="float" office:value="2.373" calcext:value-type="float">
            <text:p>2.373E+00</text:p>
          </table:table-cell>
          <table:table-cell office:value-type="float" office:value="2.999" calcext:value-type="float">
            <text:p>2.999E+00</text:p>
          </table:table-cell>
          <table:table-cell table:formula="of:=AVERAGE([.AL9:.AN9])" office:value-type="float" office:value="2.06766666666667" calcext:value-type="float">
            <text:p>2.068E+00</text:p>
          </table:table-cell>
          <table:table-cell office:value-type="float" office:value="0.868" calcext:value-type="float">
            <text:p>8.680E-01</text:p>
          </table:table-cell>
          <table:table-cell office:value-type="float" office:value="0.614" calcext:value-type="float">
            <text:p>6.140E-01</text:p>
          </table:table-cell>
          <table:table-cell office:value-type="float" office:value="1.313" calcext:value-type="float">
            <text:p>1.313E+00</text:p>
          </table:table-cell>
          <table:table-cell table:formula="of:=AVERAGE([.AP9:.AR9])" office:value-type="float" office:value="0.931666666666667" calcext:value-type="float">
            <text:p>9.317E-01</text:p>
          </table:table-cell>
          <table:table-cell office:value-type="float" office:value="0.645" calcext:value-type="float">
            <text:p>6.450E-01</text:p>
          </table:table-cell>
          <table:table-cell office:value-type="float" office:value="0.657" calcext:value-type="float">
            <text:p>6.570E-01</text:p>
          </table:table-cell>
          <table:table-cell office:value-type="float" office:value="0.556" calcext:value-type="float">
            <text:p>5.560E-01</text:p>
          </table:table-cell>
          <table:table-cell table:formula="of:=AVERAGE([.AT9:.AV9])" office:value-type="float" office:value="0.619333333333333" calcext:value-type="float">
            <text:p>6.193E-01</text:p>
          </table:table-cell>
          <table:table-cell office:value-type="float" office:value="1.003" calcext:value-type="float">
            <text:p>1.003E+00</text:p>
          </table:table-cell>
          <table:table-cell office:value-type="float" office:value="1.148" calcext:value-type="float">
            <text:p>1.148E+00</text:p>
          </table:table-cell>
          <table:table-cell office:value-type="float" office:value="0.889" calcext:value-type="float">
            <text:p>8.890E-01</text:p>
          </table:table-cell>
          <table:table-cell table:formula="of:=AVERAGE([.AX9:.AZ9])" office:value-type="float" office:value="1.01333333333333" calcext:value-type="float">
            <text:p>1.013E+00</text:p>
          </table:table-cell>
          <table:table-cell office:value-type="float" office:value="2.181" calcext:value-type="float">
            <text:p>2.181E+00</text:p>
          </table:table-cell>
          <table:table-cell office:value-type="float" office:value="2.909" calcext:value-type="float">
            <text:p>2.909E+00</text:p>
          </table:table-cell>
          <table:table-cell office:value-type="float" office:value="2.915" calcext:value-type="float">
            <text:p>2.915E+00</text:p>
          </table:table-cell>
          <table:table-cell table:formula="of:=AVERAGE([.BB9:.BD9])" office:value-type="float" office:value="2.66833333333333" calcext:value-type="float">
            <text:p>2.668E+00</text:p>
          </table:table-cell>
          <table:table-cell office:value-type="float" office:value="1.631" calcext:value-type="float">
            <text:p>1.631E+00</text:p>
          </table:table-cell>
          <table:table-cell office:value-type="float" office:value="1.857" calcext:value-type="float">
            <text:p>1.857E+00</text:p>
          </table:table-cell>
          <table:table-cell office:value-type="float" office:value="0.937" calcext:value-type="float">
            <text:p>9.370E-01</text:p>
          </table:table-cell>
          <table:table-cell table:formula="of:=AVERAGE([.BF9:.BH9])" office:value-type="float" office:value="1.475" calcext:value-type="float">
            <text:p>1.475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15010</text:p>
          </table:table-cell>
          <table:table-cell office:value-type="float" office:value="1.299" calcext:value-type="float">
            <text:p>1.299E+00</text:p>
          </table:table-cell>
          <table:table-cell office:value-type="float" office:value="2.279" calcext:value-type="float">
            <text:p>2.279E+00</text:p>
          </table:table-cell>
          <table:table-cell office:value-type="float" office:value="1.064" calcext:value-type="float">
            <text:p>1.064E+00</text:p>
          </table:table-cell>
          <table:table-cell table:formula="of:=AVERAGE([.C10:.E10])" office:value-type="float" office:value="1.54733333333333" calcext:value-type="float">
            <text:p>1.547E+00</text:p>
          </table:table-cell>
          <table:table-cell office:value-type="float" office:value="1.773" calcext:value-type="float">
            <text:p>1.773E+00</text:p>
          </table:table-cell>
          <table:table-cell office:value-type="float" office:value="0.573" calcext:value-type="float">
            <text:p>5.730E-01</text:p>
          </table:table-cell>
          <table:table-cell office:value-type="float" office:value="1.161" calcext:value-type="float">
            <text:p>1.161E+00</text:p>
          </table:table-cell>
          <table:table-cell table:formula="of:=AVERAGE([.G10:.I10])" office:value-type="float" office:value="1.169" calcext:value-type="float">
            <text:p>1.169E+00</text:p>
          </table:table-cell>
          <table:table-cell office:value-type="float" office:value="2.355" calcext:value-type="float">
            <text:p>2.355E+00</text:p>
          </table:table-cell>
          <table:table-cell office:value-type="float" office:value="0.842" calcext:value-type="float">
            <text:p>8.420E-01</text:p>
          </table:table-cell>
          <table:table-cell office:value-type="float" office:value="2.107" calcext:value-type="float">
            <text:p>2.107E+00</text:p>
          </table:table-cell>
          <table:table-cell table:formula="of:=AVERAGE([.K10:.M10])" office:value-type="float" office:value="1.768" calcext:value-type="float">
            <text:p>1.768E+00</text:p>
          </table:table-cell>
          <table:table-cell office:value-type="float" office:value="2.306" calcext:value-type="float">
            <text:p>2.306E+00</text:p>
          </table:table-cell>
          <table:table-cell office:value-type="float" office:value="5.821" calcext:value-type="float">
            <text:p>5.821E+00</text:p>
          </table:table-cell>
          <table:table-cell office:value-type="float" office:value="6.913" calcext:value-type="float">
            <text:p>6.913E+00</text:p>
          </table:table-cell>
          <table:table-cell table:formula="of:=AVERAGE([.O10:.Q10])" office:value-type="float" office:value="5.01333333333333" calcext:value-type="float">
            <text:p>5.013E+00</text:p>
          </table:table-cell>
          <table:table-cell office:value-type="float" office:value="2.288" calcext:value-type="float">
            <text:p>2.288E+00</text:p>
          </table:table-cell>
          <table:table-cell office:value-type="float" office:value="2.524" calcext:value-type="float">
            <text:p>2.524E+00</text:p>
          </table:table-cell>
          <table:table-cell office:value-type="float" office:value="1.299" calcext:value-type="float">
            <text:p>1.299E+00</text:p>
          </table:table-cell>
          <table:table-cell table:formula="of:=AVERAGE([.S10:.U10])" office:value-type="float" office:value="2.037" calcext:value-type="float">
            <text:p>2.037E+00</text:p>
          </table:table-cell>
          <table:table-cell office:value-type="float" office:value="8.065" calcext:value-type="float">
            <text:p>8.065E+00</text:p>
          </table:table-cell>
          <table:table-cell office:value-type="float" office:value="2.276" calcext:value-type="float">
            <text:p>2.276E+00</text:p>
          </table:table-cell>
          <table:table-cell office:value-type="float" office:value="4.685" calcext:value-type="float">
            <text:p>4.685E+00</text:p>
          </table:table-cell>
          <table:table-cell table:formula="of:=AVERAGE([.W10:.Y10])" office:value-type="float" office:value="5.00866666666667" calcext:value-type="float">
            <text:p>5.009E+00</text:p>
          </table:table-cell>
          <table:table-cell office:value-type="float" office:value="2.529" calcext:value-type="float">
            <text:p>2.529E+00</text:p>
          </table:table-cell>
          <table:table-cell office:value-type="float" office:value="7.496" calcext:value-type="float">
            <text:p>7.496E+00</text:p>
          </table:table-cell>
          <table:table-cell office:value-type="float" office:value="4.946" calcext:value-type="float">
            <text:p>4.946E+00</text:p>
          </table:table-cell>
          <table:table-cell table:formula="of:=AVERAGE([.AA10:.AC10])" office:value-type="float" office:value="4.99033333333333" calcext:value-type="float">
            <text:p>4.990E+00</text:p>
          </table:table-cell>
          <table:table-cell office:value-type="float" office:value="5.68" calcext:value-type="float">
            <text:p>5.680E+00</text:p>
          </table:table-cell>
          <table:table-cell office:value-type="float" office:value="4.004" calcext:value-type="float">
            <text:p>4.004E+00</text:p>
          </table:table-cell>
          <table:table-cell table:formula="of:=AVERAGE([.AE10:.AF10])" office:value-type="float" office:value="4.842" calcext:value-type="float">
            <text:p>4.842E+00</text:p>
          </table:table-cell>
          <table:table-cell office:value-type="float" office:value="2.857" calcext:value-type="float">
            <text:p>2.857E+00</text:p>
          </table:table-cell>
          <table:table-cell office:value-type="float" office:value="3.41" calcext:value-type="float">
            <text:p>3.410E+00</text:p>
          </table:table-cell>
          <table:table-cell office:value-type="float" office:value="5.707" calcext:value-type="float">
            <text:p>5.707E+00</text:p>
          </table:table-cell>
          <table:table-cell table:formula="of:=AVERAGE([.AH10:.AJ10])" office:value-type="float" office:value="3.99133333333333" calcext:value-type="float">
            <text:p>3.991E+00</text:p>
          </table:table-cell>
          <table:table-cell office:value-type="float" office:value="0.929" calcext:value-type="float">
            <text:p>9.290E-01</text:p>
          </table:table-cell>
          <table:table-cell office:value-type="float" office:value="3.065" calcext:value-type="float">
            <text:p>3.065E+00</text:p>
          </table:table-cell>
          <table:table-cell office:value-type="float" office:value="7.504" calcext:value-type="float">
            <text:p>7.504E+00</text:p>
          </table:table-cell>
          <table:table-cell table:formula="of:=AVERAGE([.AL10:.AN10])" office:value-type="float" office:value="3.83266666666667" calcext:value-type="float">
            <text:p>3.833E+00</text:p>
          </table:table-cell>
          <table:table-cell office:value-type="float" office:value="1.907" calcext:value-type="float">
            <text:p>1.907E+00</text:p>
          </table:table-cell>
          <table:table-cell office:value-type="float" office:value="1.794" calcext:value-type="float">
            <text:p>1.794E+00</text:p>
          </table:table-cell>
          <table:table-cell office:value-type="float" office:value="0.939" calcext:value-type="float">
            <text:p>9.390E-01</text:p>
          </table:table-cell>
          <table:table-cell table:formula="of:=AVERAGE([.AP10:.AR10])" office:value-type="float" office:value="1.54666666666667" calcext:value-type="float">
            <text:p>1.547E+00</text:p>
          </table:table-cell>
          <table:table-cell office:value-type="float" office:value="1.04" calcext:value-type="float">
            <text:p>1.040E+00</text:p>
          </table:table-cell>
          <table:table-cell office:value-type="float" office:value="0.992" calcext:value-type="float">
            <text:p>9.920E-01</text:p>
          </table:table-cell>
          <table:table-cell office:value-type="float" office:value="1.13" calcext:value-type="float">
            <text:p>1.130E+00</text:p>
          </table:table-cell>
          <table:table-cell table:formula="of:=AVERAGE([.AT10:.AV10])" office:value-type="float" office:value="1.054" calcext:value-type="float">
            <text:p>1.054E+00</text:p>
          </table:table-cell>
          <table:table-cell office:value-type="float" office:value="1.62" calcext:value-type="float">
            <text:p>1.620E+00</text:p>
          </table:table-cell>
          <table:table-cell office:value-type="float" office:value="0.654" calcext:value-type="float">
            <text:p>6.540E-01</text:p>
          </table:table-cell>
          <table:table-cell office:value-type="float" office:value="1.906" calcext:value-type="float">
            <text:p>1.906E+00</text:p>
          </table:table-cell>
          <table:table-cell table:formula="of:=AVERAGE([.AX10:.AZ10])" office:value-type="float" office:value="1.39333333333333" calcext:value-type="float">
            <text:p>1.393E+00</text:p>
          </table:table-cell>
          <table:table-cell office:value-type="float" office:value="3.914" calcext:value-type="float">
            <text:p>3.914E+00</text:p>
          </table:table-cell>
          <table:table-cell office:value-type="float" office:value="4.044" calcext:value-type="float">
            <text:p>4.044E+00</text:p>
          </table:table-cell>
          <table:table-cell office:value-type="float" office:value="11.049" calcext:value-type="float">
            <text:p>1.105E+01</text:p>
          </table:table-cell>
          <table:table-cell table:formula="of:=AVERAGE([.BB10:.BD10])" office:value-type="float" office:value="6.33566666666667" calcext:value-type="float">
            <text:p>6.336E+00</text:p>
          </table:table-cell>
          <table:table-cell office:value-type="float" office:value="5.823" calcext:value-type="float">
            <text:p>5.823E+00</text:p>
          </table:table-cell>
          <table:table-cell office:value-type="float" office:value="13.054" calcext:value-type="float">
            <text:p>1.305E+01</text:p>
          </table:table-cell>
          <table:table-cell office:value-type="float" office:value="2.385" calcext:value-type="float">
            <text:p>2.385E+00</text:p>
          </table:table-cell>
          <table:table-cell table:formula="of:=AVERAGE([.BF10:.BH10])" office:value-type="float" office:value="7.08733333333333" calcext:value-type="float">
            <text:p>7.087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18400</text:p>
          </table:table-cell>
          <table:table-cell office:value-type="string" calcext:value-type="string">
            <text:p>BEE1</text:p>
          </table:table-cell>
          <table:table-cell office:value-type="float" office:value="19.29" calcext:value-type="float">
            <text:p>1.929E+01</text:p>
          </table:table-cell>
          <table:table-cell office:value-type="float" office:value="23.379" calcext:value-type="float">
            <text:p>2.338E+01</text:p>
          </table:table-cell>
          <table:table-cell office:value-type="float" office:value="19.588" calcext:value-type="float">
            <text:p>1.959E+01</text:p>
          </table:table-cell>
          <table:table-cell table:formula="of:=AVERAGE([.C11:.E11])" office:value-type="float" office:value="20.7523333333333" calcext:value-type="float">
            <text:p>2.075E+01</text:p>
          </table:table-cell>
          <table:table-cell office:value-type="float" office:value="23.914" calcext:value-type="float">
            <text:p>2.391E+01</text:p>
          </table:table-cell>
          <table:table-cell office:value-type="float" office:value="17.633" calcext:value-type="float">
            <text:p>1.763E+01</text:p>
          </table:table-cell>
          <table:table-cell office:value-type="float" office:value="19.228" calcext:value-type="float">
            <text:p>1.923E+01</text:p>
          </table:table-cell>
          <table:table-cell table:formula="of:=AVERAGE([.G11:.I11])" office:value-type="float" office:value="20.2583333333333" calcext:value-type="float">
            <text:p>2.026E+01</text:p>
          </table:table-cell>
          <table:table-cell office:value-type="float" office:value="18.545" calcext:value-type="float">
            <text:p>1.855E+01</text:p>
          </table:table-cell>
          <table:table-cell office:value-type="float" office:value="14.433" calcext:value-type="float">
            <text:p>1.443E+01</text:p>
          </table:table-cell>
          <table:table-cell office:value-type="float" office:value="23.697" calcext:value-type="float">
            <text:p>2.370E+01</text:p>
          </table:table-cell>
          <table:table-cell table:formula="of:=AVERAGE([.K11:.M11])" office:value-type="float" office:value="18.8916666666667" calcext:value-type="float">
            <text:p>1.889E+01</text:p>
          </table:table-cell>
          <table:table-cell office:value-type="float" office:value="24.665" calcext:value-type="float">
            <text:p>2.467E+01</text:p>
          </table:table-cell>
          <table:table-cell office:value-type="float" office:value="18.931" calcext:value-type="float">
            <text:p>1.893E+01</text:p>
          </table:table-cell>
          <table:table-cell office:value-type="float" office:value="14.6" calcext:value-type="float">
            <text:p>1.460E+01</text:p>
          </table:table-cell>
          <table:table-cell table:formula="of:=AVERAGE([.O11:.Q11])" office:value-type="float" office:value="19.3986666666667" calcext:value-type="float">
            <text:p>1.940E+01</text:p>
          </table:table-cell>
          <table:table-cell office:value-type="float" office:value="10.998" calcext:value-type="float">
            <text:p>1.100E+01</text:p>
          </table:table-cell>
          <table:table-cell office:value-type="float" office:value="12.545" calcext:value-type="float">
            <text:p>1.255E+01</text:p>
          </table:table-cell>
          <table:table-cell office:value-type="float" office:value="12.117" calcext:value-type="float">
            <text:p>1.212E+01</text:p>
          </table:table-cell>
          <table:table-cell table:formula="of:=AVERAGE([.S11:.U11])" office:value-type="float" office:value="11.8866666666667" calcext:value-type="float">
            <text:p>1.189E+01</text:p>
          </table:table-cell>
          <table:table-cell office:value-type="float" office:value="9.379" calcext:value-type="float">
            <text:p>9.379E+00</text:p>
          </table:table-cell>
          <table:table-cell office:value-type="float" office:value="6.466" calcext:value-type="float">
            <text:p>6.466E+00</text:p>
          </table:table-cell>
          <table:table-cell office:value-type="float" office:value="6.22" calcext:value-type="float">
            <text:p>6.220E+00</text:p>
          </table:table-cell>
          <table:table-cell table:formula="of:=AVERAGE([.W11:.Y11])" office:value-type="float" office:value="7.355" calcext:value-type="float">
            <text:p>7.355E+00</text:p>
          </table:table-cell>
          <table:table-cell office:value-type="float" office:value="15.237" calcext:value-type="float">
            <text:p>1.524E+01</text:p>
          </table:table-cell>
          <table:table-cell office:value-type="float" office:value="19.801" calcext:value-type="float">
            <text:p>1.980E+01</text:p>
          </table:table-cell>
          <table:table-cell office:value-type="float" office:value="14.968" calcext:value-type="float">
            <text:p>1.497E+01</text:p>
          </table:table-cell>
          <table:table-cell table:formula="of:=AVERAGE([.AA11:.AC11])" office:value-type="float" office:value="16.6686666666667" calcext:value-type="float">
            <text:p>1.667E+01</text:p>
          </table:table-cell>
          <table:table-cell office:value-type="float" office:value="13.007" calcext:value-type="float">
            <text:p>1.301E+01</text:p>
          </table:table-cell>
          <table:table-cell office:value-type="float" office:value="16.413" calcext:value-type="float">
            <text:p>1.641E+01</text:p>
          </table:table-cell>
          <table:table-cell table:formula="of:=AVERAGE([.AE11:.AF11])" office:value-type="float" office:value="14.71" calcext:value-type="float">
            <text:p>1.471E+01</text:p>
          </table:table-cell>
          <table:table-cell office:value-type="float" office:value="7.701" calcext:value-type="float">
            <text:p>7.701E+00</text:p>
          </table:table-cell>
          <table:table-cell office:value-type="float" office:value="8.968" calcext:value-type="float">
            <text:p>8.968E+00</text:p>
          </table:table-cell>
          <table:table-cell office:value-type="float" office:value="7.75" calcext:value-type="float">
            <text:p>7.750E+00</text:p>
          </table:table-cell>
          <table:table-cell table:formula="of:=AVERAGE([.AH11:.AJ11])" office:value-type="float" office:value="8.13966666666667" calcext:value-type="float">
            <text:p>8.140E+00</text:p>
          </table:table-cell>
          <table:table-cell office:value-type="float" office:value="20.245" calcext:value-type="float">
            <text:p>2.025E+01</text:p>
          </table:table-cell>
          <table:table-cell office:value-type="float" office:value="24.184" calcext:value-type="float">
            <text:p>2.418E+01</text:p>
          </table:table-cell>
          <table:table-cell office:value-type="float" office:value="23.723" calcext:value-type="float">
            <text:p>2.372E+01</text:p>
          </table:table-cell>
          <table:table-cell table:formula="of:=AVERAGE([.AL11:.AN11])" office:value-type="float" office:value="22.7173333333333" calcext:value-type="float">
            <text:p>2.272E+01</text:p>
          </table:table-cell>
          <table:table-cell office:value-type="float" office:value="23.084" calcext:value-type="float">
            <text:p>2.308E+01</text:p>
          </table:table-cell>
          <table:table-cell office:value-type="float" office:value="22.623" calcext:value-type="float">
            <text:p>2.262E+01</text:p>
          </table:table-cell>
          <table:table-cell office:value-type="float" office:value="26.071" calcext:value-type="float">
            <text:p>2.607E+01</text:p>
          </table:table-cell>
          <table:table-cell table:formula="of:=AVERAGE([.AP11:.AR11])" office:value-type="float" office:value="23.926" calcext:value-type="float">
            <text:p>2.393E+01</text:p>
          </table:table-cell>
          <table:table-cell office:value-type="float" office:value="31.701" calcext:value-type="float">
            <text:p>3.170E+01</text:p>
          </table:table-cell>
          <table:table-cell office:value-type="float" office:value="23.783" calcext:value-type="float">
            <text:p>2.378E+01</text:p>
          </table:table-cell>
          <table:table-cell office:value-type="float" office:value="29.184" calcext:value-type="float">
            <text:p>2.918E+01</text:p>
          </table:table-cell>
          <table:table-cell table:formula="of:=AVERAGE([.AT11:.AV11])" office:value-type="float" office:value="28.2226666666667" calcext:value-type="float">
            <text:p>2.822E+01</text:p>
          </table:table-cell>
          <table:table-cell office:value-type="float" office:value="10.729" calcext:value-type="float">
            <text:p>1.073E+01</text:p>
          </table:table-cell>
          <table:table-cell office:value-type="float" office:value="13.279" calcext:value-type="float">
            <text:p>1.328E+01</text:p>
          </table:table-cell>
          <table:table-cell office:value-type="float" office:value="12.189" calcext:value-type="float">
            <text:p>1.219E+01</text:p>
          </table:table-cell>
          <table:table-cell table:formula="of:=AVERAGE([.AX11:.AZ11])" office:value-type="float" office:value="12.0656666666667" calcext:value-type="float">
            <text:p>1.207E+01</text:p>
          </table:table-cell>
          <table:table-cell office:value-type="float" office:value="22.082" calcext:value-type="float">
            <text:p>2.208E+01</text:p>
          </table:table-cell>
          <table:table-cell office:value-type="float" office:value="18.464" calcext:value-type="float">
            <text:p>1.846E+01</text:p>
          </table:table-cell>
          <table:table-cell office:value-type="float" office:value="25.122" calcext:value-type="float">
            <text:p>2.512E+01</text:p>
          </table:table-cell>
          <table:table-cell table:formula="of:=AVERAGE([.BB11:.BD11])" office:value-type="float" office:value="21.8893333333333" calcext:value-type="float">
            <text:p>2.189E+01</text:p>
          </table:table-cell>
          <table:table-cell office:value-type="float" office:value="39.051" calcext:value-type="float">
            <text:p>3.905E+01</text:p>
          </table:table-cell>
          <table:table-cell office:value-type="float" office:value="39.246" calcext:value-type="float">
            <text:p>3.925E+01</text:p>
          </table:table-cell>
          <table:table-cell office:value-type="float" office:value="37.073" calcext:value-type="float">
            <text:p>3.707E+01</text:p>
          </table:table-cell>
          <table:table-cell table:formula="of:=AVERAGE([.BF11:.BH11])" office:value-type="float" office:value="38.4566666666667" calcext:value-type="float">
            <text:p>3.846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19530</text:p>
          </table:table-cell>
          <table:table-cell office:value-type="float" office:value="31.722" calcext:value-type="float">
            <text:p>3.172E+01</text:p>
          </table:table-cell>
          <table:table-cell office:value-type="float" office:value="2.58" calcext:value-type="float">
            <text:p>2.580E+00</text:p>
          </table:table-cell>
          <table:table-cell office:value-type="float" office:value="31.101" calcext:value-type="float">
            <text:p>3.110E+01</text:p>
          </table:table-cell>
          <table:table-cell table:formula="of:=AVERAGE([.C12:.E12])" office:value-type="float" office:value="21.801" calcext:value-type="float">
            <text:p>2.180E+01</text:p>
          </table:table-cell>
          <table:table-cell office:value-type="float" office:value="9.152" calcext:value-type="float">
            <text:p>9.152E+00</text:p>
          </table:table-cell>
          <table:table-cell office:value-type="float" office:value="5.33" calcext:value-type="float">
            <text:p>5.330E+00</text:p>
          </table:table-cell>
          <table:table-cell office:value-type="float" office:value="12.251" calcext:value-type="float">
            <text:p>1.225E+01</text:p>
          </table:table-cell>
          <table:table-cell table:formula="of:=AVERAGE([.G12:.I12])" office:value-type="float" office:value="8.911" calcext:value-type="float">
            <text:p>8.911E+00</text:p>
          </table:table-cell>
          <table:table-cell office:value-type="float" office:value="2.342" calcext:value-type="float">
            <text:p>2.342E+00</text:p>
          </table:table-cell>
          <table:table-cell office:value-type="float" office:value="7.076" calcext:value-type="float">
            <text:p>7.076E+00</text:p>
          </table:table-cell>
          <table:table-cell office:value-type="float" office:value="4.634" calcext:value-type="float">
            <text:p>4.634E+00</text:p>
          </table:table-cell>
          <table:table-cell table:formula="of:=AVERAGE([.K12:.M12])" office:value-type="float" office:value="4.684" calcext:value-type="float">
            <text:p>4.684E+00</text:p>
          </table:table-cell>
          <table:table-cell office:value-type="float" office:value="6.125" calcext:value-type="float">
            <text:p>6.125E+00</text:p>
          </table:table-cell>
          <table:table-cell office:value-type="float" office:value="13.709" calcext:value-type="float">
            <text:p>1.371E+01</text:p>
          </table:table-cell>
          <table:table-cell office:value-type="float" office:value="17.805" calcext:value-type="float">
            <text:p>1.781E+01</text:p>
          </table:table-cell>
          <table:table-cell table:formula="of:=AVERAGE([.O12:.Q12])" office:value-type="float" office:value="12.5463333333333" calcext:value-type="float">
            <text:p>1.255E+01</text:p>
          </table:table-cell>
          <table:table-cell office:value-type="float" office:value="4.083" calcext:value-type="float">
            <text:p>4.083E+00</text:p>
          </table:table-cell>
          <table:table-cell office:value-type="float" office:value="1.959" calcext:value-type="float">
            <text:p>1.959E+00</text:p>
          </table:table-cell>
          <table:table-cell office:value-type="float" office:value="6.38" calcext:value-type="float">
            <text:p>6.380E+00</text:p>
          </table:table-cell>
          <table:table-cell table:formula="of:=AVERAGE([.S12:.U12])" office:value-type="float" office:value="4.14066666666667" calcext:value-type="float">
            <text:p>4.141E+00</text:p>
          </table:table-cell>
          <table:table-cell office:value-type="float" office:value="13.345" calcext:value-type="float">
            <text:p>1.335E+01</text:p>
          </table:table-cell>
          <table:table-cell office:value-type="float" office:value="3.836" calcext:value-type="float">
            <text:p>3.836E+00</text:p>
          </table:table-cell>
          <table:table-cell office:value-type="float" office:value="1.38" calcext:value-type="float">
            <text:p>1.380E+00</text:p>
          </table:table-cell>
          <table:table-cell table:formula="of:=AVERAGE([.W12:.Y12])" office:value-type="float" office:value="6.187" calcext:value-type="float">
            <text:p>6.187E+00</text:p>
          </table:table-cell>
          <table:table-cell office:value-type="float" office:value="8.797" calcext:value-type="float">
            <text:p>8.797E+00</text:p>
          </table:table-cell>
          <table:table-cell office:value-type="float" office:value="5.546" calcext:value-type="float">
            <text:p>5.546E+00</text:p>
          </table:table-cell>
          <table:table-cell office:value-type="float" office:value="13.368" calcext:value-type="float">
            <text:p>1.337E+01</text:p>
          </table:table-cell>
          <table:table-cell table:formula="of:=AVERAGE([.AA12:.AC12])" office:value-type="float" office:value="9.237" calcext:value-type="float">
            <text:p>9.237E+00</text:p>
          </table:table-cell>
          <table:table-cell office:value-type="float" office:value="2.632" calcext:value-type="float">
            <text:p>2.632E+00</text:p>
          </table:table-cell>
          <table:table-cell office:value-type="float" office:value="8.078" calcext:value-type="float">
            <text:p>8.078E+00</text:p>
          </table:table-cell>
          <table:table-cell table:formula="of:=AVERAGE([.AE12:.AF12])" office:value-type="float" office:value="5.355" calcext:value-type="float">
            <text:p>5.355E+00</text:p>
          </table:table-cell>
          <table:table-cell office:value-type="float" office:value="3.658" calcext:value-type="float">
            <text:p>3.658E+00</text:p>
          </table:table-cell>
          <table:table-cell office:value-type="float" office:value="2.672" calcext:value-type="float">
            <text:p>2.672E+00</text:p>
          </table:table-cell>
          <table:table-cell office:value-type="float" office:value="3.047" calcext:value-type="float">
            <text:p>3.047E+00</text:p>
          </table:table-cell>
          <table:table-cell table:formula="of:=AVERAGE([.AH12:.AJ12])" office:value-type="float" office:value="3.12566666666667" calcext:value-type="float">
            <text:p>3.126E+00</text:p>
          </table:table-cell>
          <table:table-cell office:value-type="float" office:value="10.45" calcext:value-type="float">
            <text:p>1.045E+01</text:p>
          </table:table-cell>
          <table:table-cell office:value-type="float" office:value="3.889" calcext:value-type="float">
            <text:p>3.889E+00</text:p>
          </table:table-cell>
          <table:table-cell office:value-type="float" office:value="6.963" calcext:value-type="float">
            <text:p>6.963E+00</text:p>
          </table:table-cell>
          <table:table-cell table:formula="of:=AVERAGE([.AL12:.AN12])" office:value-type="float" office:value="7.10066666666667" calcext:value-type="float">
            <text:p>7.101E+00</text:p>
          </table:table-cell>
          <table:table-cell office:value-type="float" office:value="5.512" calcext:value-type="float">
            <text:p>5.512E+00</text:p>
          </table:table-cell>
          <table:table-cell office:value-type="float" office:value="9.115" calcext:value-type="float">
            <text:p>9.115E+00</text:p>
          </table:table-cell>
          <table:table-cell office:value-type="float" office:value="4.742" calcext:value-type="float">
            <text:p>4.742E+00</text:p>
          </table:table-cell>
          <table:table-cell table:formula="of:=AVERAGE([.AP12:.AR12])" office:value-type="float" office:value="6.45633333333333" calcext:value-type="float">
            <text:p>6.456E+00</text:p>
          </table:table-cell>
          <table:table-cell office:value-type="float" office:value="4.162" calcext:value-type="float">
            <text:p>4.162E+00</text:p>
          </table:table-cell>
          <table:table-cell office:value-type="float" office:value="5.249" calcext:value-type="float">
            <text:p>5.249E+00</text:p>
          </table:table-cell>
          <table:table-cell office:value-type="float" office:value="8.127" calcext:value-type="float">
            <text:p>8.127E+00</text:p>
          </table:table-cell>
          <table:table-cell table:formula="of:=AVERAGE([.AT12:.AV12])" office:value-type="float" office:value="5.846" calcext:value-type="float">
            <text:p>5.846E+00</text:p>
          </table:table-cell>
          <table:table-cell office:value-type="float" office:value="29.192" calcext:value-type="float">
            <text:p>2.919E+01</text:p>
          </table:table-cell>
          <table:table-cell office:value-type="float" office:value="19.514" calcext:value-type="float">
            <text:p>1.951E+01</text:p>
          </table:table-cell>
          <table:table-cell office:value-type="float" office:value="28.671" calcext:value-type="float">
            <text:p>2.867E+01</text:p>
          </table:table-cell>
          <table:table-cell table:formula="of:=AVERAGE([.AX12:.AZ12])" office:value-type="float" office:value="25.7923333333333" calcext:value-type="float">
            <text:p>2.579E+01</text:p>
          </table:table-cell>
          <table:table-cell office:value-type="float" office:value="23.279" calcext:value-type="float">
            <text:p>2.328E+01</text:p>
          </table:table-cell>
          <table:table-cell office:value-type="float" office:value="12.846" calcext:value-type="float">
            <text:p>1.285E+01</text:p>
          </table:table-cell>
          <table:table-cell office:value-type="float" office:value="41.407" calcext:value-type="float">
            <text:p>4.141E+01</text:p>
          </table:table-cell>
          <table:table-cell table:formula="of:=AVERAGE([.BB12:.BD12])" office:value-type="float" office:value="25.844" calcext:value-type="float">
            <text:p>2.584E+01</text:p>
          </table:table-cell>
          <table:table-cell office:value-type="float" office:value="14.521" calcext:value-type="float">
            <text:p>1.452E+01</text:p>
          </table:table-cell>
          <table:table-cell office:value-type="float" office:value="5.136" calcext:value-type="float">
            <text:p>5.136E+00</text:p>
          </table:table-cell>
          <table:table-cell office:value-type="float" office:value="6.43" calcext:value-type="float">
            <text:p>6.430E+00</text:p>
          </table:table-cell>
          <table:table-cell table:formula="of:=AVERAGE([.BF12:.BH12])" office:value-type="float" office:value="8.69566666666667" calcext:value-type="float">
            <text:p>8.696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19610</text:p>
          </table:table-cell>
          <table:table-cell office:value-type="string" calcext:value-type="string">
            <text:p>PDF1.4</text:p>
          </table:table-cell>
          <table:table-cell office:value-type="float" office:value="19.481" calcext:value-type="float">
            <text:p>1.948E+01</text:p>
          </table:table-cell>
          <table:table-cell office:value-type="float" office:value="19.704" calcext:value-type="float">
            <text:p>1.970E+01</text:p>
          </table:table-cell>
          <table:table-cell office:value-type="float" office:value="30.257" calcext:value-type="float">
            <text:p>3.026E+01</text:p>
          </table:table-cell>
          <table:table-cell table:formula="of:=AVERAGE([.C13:.E13])" office:value-type="float" office:value="23.1473333333333" calcext:value-type="float">
            <text:p>2.315E+01</text:p>
          </table:table-cell>
          <table:table-cell office:value-type="float" office:value="17.73" calcext:value-type="float">
            <text:p>1.773E+01</text:p>
          </table:table-cell>
          <table:table-cell office:value-type="float" office:value="21.032" calcext:value-type="float">
            <text:p>2.103E+01</text:p>
          </table:table-cell>
          <table:table-cell office:value-type="float" office:value="1475.742" calcext:value-type="float">
            <text:p>1.476E+03</text:p>
          </table:table-cell>
          <table:table-cell table:formula="of:=AVERAGE([.G13:.I13])" office:value-type="float" office:value="504.834666666667" calcext:value-type="float">
            <text:p>5.048E+02</text:p>
          </table:table-cell>
          <table:table-cell office:value-type="float" office:value="13.347" calcext:value-type="float">
            <text:p>1.335E+01</text:p>
          </table:table-cell>
          <table:table-cell office:value-type="float" office:value="14.397" calcext:value-type="float">
            <text:p>1.440E+01</text:p>
          </table:table-cell>
          <table:table-cell office:value-type="float" office:value="16.826" calcext:value-type="float">
            <text:p>1.683E+01</text:p>
          </table:table-cell>
          <table:table-cell table:formula="of:=AVERAGE([.K13:.M13])" office:value-type="float" office:value="14.8566666666667" calcext:value-type="float">
            <text:p>1.486E+01</text:p>
          </table:table-cell>
          <table:table-cell office:value-type="float" office:value="7.088" calcext:value-type="float">
            <text:p>7.088E+00</text:p>
          </table:table-cell>
          <table:table-cell office:value-type="float" office:value="10.176" calcext:value-type="float">
            <text:p>1.018E+01</text:p>
          </table:table-cell>
          <table:table-cell office:value-type="float" office:value="4.229" calcext:value-type="float">
            <text:p>4.229E+00</text:p>
          </table:table-cell>
          <table:table-cell table:formula="of:=AVERAGE([.O13:.Q13])" office:value-type="float" office:value="7.16433333333333" calcext:value-type="float">
            <text:p>7.164E+00</text:p>
          </table:table-cell>
          <table:table-cell office:value-type="float" office:value="8.257" calcext:value-type="float">
            <text:p>8.257E+00</text:p>
          </table:table-cell>
          <table:table-cell office:value-type="float" office:value="5.176" calcext:value-type="float">
            <text:p>5.176E+00</text:p>
          </table:table-cell>
          <table:table-cell office:value-type="float" office:value="6.19" calcext:value-type="float">
            <text:p>6.190E+00</text:p>
          </table:table-cell>
          <table:table-cell table:formula="of:=AVERAGE([.S13:.U13])" office:value-type="float" office:value="6.541" calcext:value-type="float">
            <text:p>6.541E+00</text:p>
          </table:table-cell>
          <table:table-cell office:value-type="float" office:value="22.96" calcext:value-type="float">
            <text:p>2.296E+01</text:p>
          </table:table-cell>
          <table:table-cell office:value-type="float" office:value="7.254" calcext:value-type="float">
            <text:p>7.254E+00</text:p>
          </table:table-cell>
          <table:table-cell office:value-type="float" office:value="7.811" calcext:value-type="float">
            <text:p>7.811E+00</text:p>
          </table:table-cell>
          <table:table-cell table:formula="of:=AVERAGE([.W13:.Y13])" office:value-type="float" office:value="12.675" calcext:value-type="float">
            <text:p>1.268E+01</text:p>
          </table:table-cell>
          <table:table-cell office:value-type="float" office:value="73.825" calcext:value-type="float">
            <text:p>7.383E+01</text:p>
          </table:table-cell>
          <table:table-cell office:value-type="float" office:value="50.602" calcext:value-type="float">
            <text:p>5.060E+01</text:p>
          </table:table-cell>
          <table:table-cell office:value-type="float" office:value="82.502" calcext:value-type="float">
            <text:p>8.250E+01</text:p>
          </table:table-cell>
          <table:table-cell table:formula="of:=AVERAGE([.AA13:.AC13])" office:value-type="float" office:value="68.9763333333333" calcext:value-type="float">
            <text:p>6.898E+01</text:p>
          </table:table-cell>
          <table:table-cell office:value-type="float" office:value="67.803" calcext:value-type="float">
            <text:p>6.780E+01</text:p>
          </table:table-cell>
          <table:table-cell office:value-type="float" office:value="53.899" calcext:value-type="float">
            <text:p>5.390E+01</text:p>
          </table:table-cell>
          <table:table-cell table:formula="of:=AVERAGE([.AE13:.AF13])" office:value-type="float" office:value="60.851" calcext:value-type="float">
            <text:p>6.085E+01</text:p>
          </table:table-cell>
          <table:table-cell office:value-type="float" office:value="55.966" calcext:value-type="float">
            <text:p>5.597E+01</text:p>
          </table:table-cell>
          <table:table-cell office:value-type="float" office:value="48.089" calcext:value-type="float">
            <text:p>4.809E+01</text:p>
          </table:table-cell>
          <table:table-cell office:value-type="float" office:value="70.196" calcext:value-type="float">
            <text:p>7.020E+01</text:p>
          </table:table-cell>
          <table:table-cell table:formula="of:=AVERAGE([.AH13:.AJ13])" office:value-type="float" office:value="58.0836666666667" calcext:value-type="float">
            <text:p>5.808E+01</text:p>
          </table:table-cell>
          <table:table-cell office:value-type="float" office:value="26.472" calcext:value-type="float">
            <text:p>2.647E+01</text:p>
          </table:table-cell>
          <table:table-cell office:value-type="float" office:value="26.977" calcext:value-type="float">
            <text:p>2.698E+01</text:p>
          </table:table-cell>
          <table:table-cell office:value-type="float" office:value="24.411" calcext:value-type="float">
            <text:p>2.441E+01</text:p>
          </table:table-cell>
          <table:table-cell table:formula="of:=AVERAGE([.AL13:.AN13])" office:value-type="float" office:value="25.9533333333333" calcext:value-type="float">
            <text:p>2.595E+01</text:p>
          </table:table-cell>
          <table:table-cell office:value-type="float" office:value="14.723" calcext:value-type="float">
            <text:p>1.472E+01</text:p>
          </table:table-cell>
          <table:table-cell office:value-type="float" office:value="27.579" calcext:value-type="float">
            <text:p>2.758E+01</text:p>
          </table:table-cell>
          <table:table-cell office:value-type="float" office:value="78.248" calcext:value-type="float">
            <text:p>7.825E+01</text:p>
          </table:table-cell>
          <table:table-cell table:formula="of:=AVERAGE([.AP13:.AR13])" office:value-type="float" office:value="40.1833333333333" calcext:value-type="float">
            <text:p>4.018E+01</text:p>
          </table:table-cell>
          <table:table-cell office:value-type="float" office:value="26.21" calcext:value-type="float">
            <text:p>2.621E+01</text:p>
          </table:table-cell>
          <table:table-cell office:value-type="float" office:value="12.557" calcext:value-type="float">
            <text:p>1.256E+01</text:p>
          </table:table-cell>
          <table:table-cell office:value-type="float" office:value="14.977" calcext:value-type="float">
            <text:p>1.498E+01</text:p>
          </table:table-cell>
          <table:table-cell table:formula="of:=AVERAGE([.AT13:.AV13])" office:value-type="float" office:value="17.9146666666667" calcext:value-type="float">
            <text:p>1.791E+01</text:p>
          </table:table-cell>
          <table:table-cell office:value-type="float" office:value="27.717" calcext:value-type="float">
            <text:p>2.772E+01</text:p>
          </table:table-cell>
          <table:table-cell office:value-type="float" office:value="18.729" calcext:value-type="float">
            <text:p>1.873E+01</text:p>
          </table:table-cell>
          <table:table-cell office:value-type="float" office:value="16.001" calcext:value-type="float">
            <text:p>1.600E+01</text:p>
          </table:table-cell>
          <table:table-cell table:formula="of:=AVERAGE([.AX13:.AZ13])" office:value-type="float" office:value="20.8156666666667" calcext:value-type="float">
            <text:p>2.082E+01</text:p>
          </table:table-cell>
          <table:table-cell office:value-type="float" office:value="11.427" calcext:value-type="float">
            <text:p>1.143E+01</text:p>
          </table:table-cell>
          <table:table-cell office:value-type="float" office:value="5.46" calcext:value-type="float">
            <text:p>5.460E+00</text:p>
          </table:table-cell>
          <table:table-cell office:value-type="float" office:value="27.332" calcext:value-type="float">
            <text:p>2.733E+01</text:p>
          </table:table-cell>
          <table:table-cell table:formula="of:=AVERAGE([.BB13:.BD13])" office:value-type="float" office:value="14.7396666666667" calcext:value-type="float">
            <text:p>1.474E+01</text:p>
          </table:table-cell>
          <table:table-cell office:value-type="float" office:value="10.919" calcext:value-type="float">
            <text:p>1.092E+01</text:p>
          </table:table-cell>
          <table:table-cell office:value-type="float" office:value="3.667" calcext:value-type="float">
            <text:p>3.667E+00</text:p>
          </table:table-cell>
          <table:table-cell office:value-type="float" office:value="6.214" calcext:value-type="float">
            <text:p>6.214E+00</text:p>
          </table:table-cell>
          <table:table-cell table:formula="of:=AVERAGE([.BF13:.BH13])" office:value-type="float" office:value="6.93333333333333" calcext:value-type="float">
            <text:p>6.933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25400</text:p>
          </table:table-cell>
          <table:table-cell office:value-type="float" office:value="3.565" calcext:value-type="float">
            <text:p>3.565E+00</text:p>
          </table:table-cell>
          <table:table-cell office:value-type="float" office:value="1.826" calcext:value-type="float">
            <text:p>1.826E+00</text:p>
          </table:table-cell>
          <table:table-cell office:value-type="float" office:value="2.33" calcext:value-type="float">
            <text:p>2.330E+00</text:p>
          </table:table-cell>
          <table:table-cell table:formula="of:=AVERAGE([.C14:.E14])" office:value-type="float" office:value="2.57366666666667" calcext:value-type="float">
            <text:p>2.574E+00</text:p>
          </table:table-cell>
          <table:table-cell office:value-type="float" office:value="4.265" calcext:value-type="float">
            <text:p>4.265E+00</text:p>
          </table:table-cell>
          <table:table-cell office:value-type="float" office:value="4.628" calcext:value-type="float">
            <text:p>4.628E+00</text:p>
          </table:table-cell>
          <table:table-cell office:value-type="float" office:value="8.886" calcext:value-type="float">
            <text:p>8.886E+00</text:p>
          </table:table-cell>
          <table:table-cell table:formula="of:=AVERAGE([.G14:.I14])" office:value-type="float" office:value="5.92633333333333" calcext:value-type="float">
            <text:p>5.926E+00</text:p>
          </table:table-cell>
          <table:table-cell office:value-type="float" office:value="5.58" calcext:value-type="float">
            <text:p>5.580E+00</text:p>
          </table:table-cell>
          <table:table-cell office:value-type="float" office:value="4.463" calcext:value-type="float">
            <text:p>4.463E+00</text:p>
          </table:table-cell>
          <table:table-cell office:value-type="float" office:value="2.357" calcext:value-type="float">
            <text:p>2.357E+00</text:p>
          </table:table-cell>
          <table:table-cell table:formula="of:=AVERAGE([.K14:.M14])" office:value-type="float" office:value="4.13333333333333" calcext:value-type="float">
            <text:p>4.133E+00</text:p>
          </table:table-cell>
          <table:table-cell office:value-type="float" office:value="3.112" calcext:value-type="float">
            <text:p>3.112E+00</text:p>
          </table:table-cell>
          <table:table-cell office:value-type="float" office:value="5.108" calcext:value-type="float">
            <text:p>5.108E+00</text:p>
          </table:table-cell>
          <table:table-cell office:value-type="float" office:value="5.303" calcext:value-type="float">
            <text:p>5.303E+00</text:p>
          </table:table-cell>
          <table:table-cell table:formula="of:=AVERAGE([.O14:.Q14])" office:value-type="float" office:value="4.50766666666667" calcext:value-type="float">
            <text:p>4.508E+00</text:p>
          </table:table-cell>
          <table:table-cell office:value-type="float" office:value="4.79" calcext:value-type="float">
            <text:p>4.790E+00</text:p>
          </table:table-cell>
          <table:table-cell office:value-type="float" office:value="4.047" calcext:value-type="float">
            <text:p>4.047E+00</text:p>
          </table:table-cell>
          <table:table-cell office:value-type="float" office:value="3.578" calcext:value-type="float">
            <text:p>3.578E+00</text:p>
          </table:table-cell>
          <table:table-cell table:formula="of:=AVERAGE([.S14:.U14])" office:value-type="float" office:value="4.13833333333333" calcext:value-type="float">
            <text:p>4.138E+00</text:p>
          </table:table-cell>
          <table:table-cell office:value-type="float" office:value="4.478" calcext:value-type="float">
            <text:p>4.478E+00</text:p>
          </table:table-cell>
          <table:table-cell office:value-type="float" office:value="2.859" calcext:value-type="float">
            <text:p>2.859E+00</text:p>
          </table:table-cell>
          <table:table-cell office:value-type="float" office:value="2.28" calcext:value-type="float">
            <text:p>2.280E+00</text:p>
          </table:table-cell>
          <table:table-cell table:formula="of:=AVERAGE([.W14:.Y14])" office:value-type="float" office:value="3.20566666666667" calcext:value-type="float">
            <text:p>3.206E+00</text:p>
          </table:table-cell>
          <table:table-cell office:value-type="float" office:value="2.069" calcext:value-type="float">
            <text:p>2.069E+00</text:p>
          </table:table-cell>
          <table:table-cell office:value-type="float" office:value="3.624" calcext:value-type="float">
            <text:p>3.624E+00</text:p>
          </table:table-cell>
          <table:table-cell office:value-type="float" office:value="6.384" calcext:value-type="float">
            <text:p>6.384E+00</text:p>
          </table:table-cell>
          <table:table-cell table:formula="of:=AVERAGE([.AA14:.AC14])" office:value-type="float" office:value="4.02566666666667" calcext:value-type="float">
            <text:p>4.026E+00</text:p>
          </table:table-cell>
          <table:table-cell office:value-type="float" office:value="7.172" calcext:value-type="float">
            <text:p>7.172E+00</text:p>
          </table:table-cell>
          <table:table-cell office:value-type="float" office:value="4.819" calcext:value-type="float">
            <text:p>4.819E+00</text:p>
          </table:table-cell>
          <table:table-cell table:formula="of:=AVERAGE([.AE14:.AF14])" office:value-type="float" office:value="5.9955" calcext:value-type="float">
            <text:p>5.996E+00</text:p>
          </table:table-cell>
          <table:table-cell office:value-type="float" office:value="5.894" calcext:value-type="float">
            <text:p>5.894E+00</text:p>
          </table:table-cell>
          <table:table-cell office:value-type="float" office:value="5.494" calcext:value-type="float">
            <text:p>5.494E+00</text:p>
          </table:table-cell>
          <table:table-cell office:value-type="float" office:value="3.805" calcext:value-type="float">
            <text:p>3.805E+00</text:p>
          </table:table-cell>
          <table:table-cell table:formula="of:=AVERAGE([.AH14:.AJ14])" office:value-type="float" office:value="5.06433333333333" calcext:value-type="float">
            <text:p>5.064E+00</text:p>
          </table:table-cell>
          <table:table-cell office:value-type="float" office:value="3.134" calcext:value-type="float">
            <text:p>3.134E+00</text:p>
          </table:table-cell>
          <table:table-cell office:value-type="float" office:value="3.572" calcext:value-type="float">
            <text:p>3.572E+00</text:p>
          </table:table-cell>
          <table:table-cell office:value-type="float" office:value="8.124" calcext:value-type="float">
            <text:p>8.124E+00</text:p>
          </table:table-cell>
          <table:table-cell table:formula="of:=AVERAGE([.AL14:.AN14])" office:value-type="float" office:value="4.94333333333333" calcext:value-type="float">
            <text:p>4.943E+00</text:p>
          </table:table-cell>
          <table:table-cell office:value-type="float" office:value="4.424" calcext:value-type="float">
            <text:p>4.424E+00</text:p>
          </table:table-cell>
          <table:table-cell office:value-type="float" office:value="1.915" calcext:value-type="float">
            <text:p>1.915E+00</text:p>
          </table:table-cell>
          <table:table-cell office:value-type="float" office:value="5.959" calcext:value-type="float">
            <text:p>5.959E+00</text:p>
          </table:table-cell>
          <table:table-cell table:formula="of:=AVERAGE([.AP14:.AR14])" office:value-type="float" office:value="4.09933333333333" calcext:value-type="float">
            <text:p>4.099E+00</text:p>
          </table:table-cell>
          <table:table-cell office:value-type="float" office:value="3.129" calcext:value-type="float">
            <text:p>3.129E+00</text:p>
          </table:table-cell>
          <table:table-cell office:value-type="float" office:value="4.683" calcext:value-type="float">
            <text:p>4.683E+00</text:p>
          </table:table-cell>
          <table:table-cell office:value-type="float" office:value="3.771" calcext:value-type="float">
            <text:p>3.771E+00</text:p>
          </table:table-cell>
          <table:table-cell table:formula="of:=AVERAGE([.AT14:.AV14])" office:value-type="float" office:value="3.861" calcext:value-type="float">
            <text:p>3.861E+00</text:p>
          </table:table-cell>
          <table:table-cell office:value-type="float" office:value="2.055" calcext:value-type="float">
            <text:p>2.055E+00</text:p>
          </table:table-cell>
          <table:table-cell office:value-type="float" office:value="2.173" calcext:value-type="float">
            <text:p>2.173E+00</text:p>
          </table:table-cell>
          <table:table-cell office:value-type="float" office:value="2.32" calcext:value-type="float">
            <text:p>2.320E+00</text:p>
          </table:table-cell>
          <table:table-cell table:formula="of:=AVERAGE([.AX14:.AZ14])" office:value-type="float" office:value="2.18266666666667" calcext:value-type="float">
            <text:p>2.183E+00</text:p>
          </table:table-cell>
          <table:table-cell office:value-type="float" office:value="6.43" calcext:value-type="float">
            <text:p>6.430E+00</text:p>
          </table:table-cell>
          <table:table-cell office:value-type="float" office:value="9.174" calcext:value-type="float">
            <text:p>9.174E+00</text:p>
          </table:table-cell>
          <table:table-cell office:value-type="float" office:value="10.589" calcext:value-type="float">
            <text:p>1.059E+01</text:p>
          </table:table-cell>
          <table:table-cell table:formula="of:=AVERAGE([.BB14:.BD14])" office:value-type="float" office:value="8.731" calcext:value-type="float">
            <text:p>8.731E+00</text:p>
          </table:table-cell>
          <table:table-cell office:value-type="float" office:value="5.259" calcext:value-type="float">
            <text:p>5.259E+00</text:p>
          </table:table-cell>
          <table:table-cell office:value-type="float" office:value="7.646" calcext:value-type="float">
            <text:p>7.646E+00</text:p>
          </table:table-cell>
          <table:table-cell office:value-type="float" office:value="4.018" calcext:value-type="float">
            <text:p>4.018E+00</text:p>
          </table:table-cell>
          <table:table-cell table:formula="of:=AVERAGE([.BF14:.BH14])" office:value-type="float" office:value="5.641" calcext:value-type="float">
            <text:p>5.641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28370</text:p>
          </table:table-cell>
          <table:table-cell office:value-type="string" calcext:value-type="string">
            <text:p>ERF11</text:p>
          </table:table-cell>
          <table:table-cell office:value-type="float" office:value="2.712" calcext:value-type="float">
            <text:p>2.712E+00</text:p>
          </table:table-cell>
          <table:table-cell office:value-type="float" office:value="1.459" calcext:value-type="float">
            <text:p>1.459E+00</text:p>
          </table:table-cell>
          <table:table-cell office:value-type="float" office:value="4.326" calcext:value-type="float">
            <text:p>4.326E+00</text:p>
          </table:table-cell>
          <table:table-cell table:formula="of:=AVERAGE([.C15:.E15])" office:value-type="float" office:value="2.83233333333333" calcext:value-type="float">
            <text:p>2.832E+00</text:p>
          </table:table-cell>
          <table:table-cell office:value-type="float" office:value="2.712" calcext:value-type="float">
            <text:p>2.712E+00</text:p>
          </table:table-cell>
          <table:table-cell office:value-type="float" office:value="3.146" calcext:value-type="float">
            <text:p>3.146E+00</text:p>
          </table:table-cell>
          <table:table-cell office:value-type="float" office:value="7.492" calcext:value-type="float">
            <text:p>7.492E+00</text:p>
          </table:table-cell>
          <table:table-cell table:formula="of:=AVERAGE([.G15:.I15])" office:value-type="float" office:value="4.45" calcext:value-type="float">
            <text:p>4.450E+00</text:p>
          </table:table-cell>
          <table:table-cell office:value-type="float" office:value="3.647" calcext:value-type="float">
            <text:p>3.647E+00</text:p>
          </table:table-cell>
          <table:table-cell office:value-type="float" office:value="4.5" calcext:value-type="float">
            <text:p>4.500E+00</text:p>
          </table:table-cell>
          <table:table-cell office:value-type="float" office:value="2.722" calcext:value-type="float">
            <text:p>2.722E+00</text:p>
          </table:table-cell>
          <table:table-cell table:formula="of:=AVERAGE([.K15:.M15])" office:value-type="float" office:value="3.623" calcext:value-type="float">
            <text:p>3.623E+00</text:p>
          </table:table-cell>
          <table:table-cell office:value-type="float" office:value="5.085" calcext:value-type="float">
            <text:p>5.085E+00</text:p>
          </table:table-cell>
          <table:table-cell office:value-type="float" office:value="7.916" calcext:value-type="float">
            <text:p>7.916E+00</text:p>
          </table:table-cell>
          <table:table-cell office:value-type="float" office:value="7.816" calcext:value-type="float">
            <text:p>7.816E+00</text:p>
          </table:table-cell>
          <table:table-cell table:formula="of:=AVERAGE([.O15:.Q15])" office:value-type="float" office:value="6.939" calcext:value-type="float">
            <text:p>6.939E+00</text:p>
          </table:table-cell>
          <table:table-cell office:value-type="float" office:value="7.219" calcext:value-type="float">
            <text:p>7.219E+00</text:p>
          </table:table-cell>
          <table:table-cell office:value-type="float" office:value="4.562" calcext:value-type="float">
            <text:p>4.562E+00</text:p>
          </table:table-cell>
          <table:table-cell office:value-type="float" office:value="2.306" calcext:value-type="float">
            <text:p>2.306E+00</text:p>
          </table:table-cell>
          <table:table-cell table:formula="of:=AVERAGE([.S15:.U15])" office:value-type="float" office:value="4.69566666666667" calcext:value-type="float">
            <text:p>4.696E+00</text:p>
          </table:table-cell>
          <table:table-cell office:value-type="float" office:value="3.451" calcext:value-type="float">
            <text:p>3.451E+00</text:p>
          </table:table-cell>
          <table:table-cell office:value-type="float" office:value="2.617" calcext:value-type="float">
            <text:p>2.617E+00</text:p>
          </table:table-cell>
          <table:table-cell office:value-type="float" office:value="6.664" calcext:value-type="float">
            <text:p>6.664E+00</text:p>
          </table:table-cell>
          <table:table-cell table:formula="of:=AVERAGE([.W15:.Y15])" office:value-type="float" office:value="4.244" calcext:value-type="float">
            <text:p>4.244E+00</text:p>
          </table:table-cell>
          <table:table-cell office:value-type="float" office:value="6.578" calcext:value-type="float">
            <text:p>6.578E+00</text:p>
          </table:table-cell>
          <table:table-cell office:value-type="float" office:value="4.802" calcext:value-type="float">
            <text:p>4.802E+00</text:p>
          </table:table-cell>
          <table:table-cell office:value-type="float" office:value="7.529" calcext:value-type="float">
            <text:p>7.529E+00</text:p>
          </table:table-cell>
          <table:table-cell table:formula="of:=AVERAGE([.AA15:.AC15])" office:value-type="float" office:value="6.303" calcext:value-type="float">
            <text:p>6.303E+00</text:p>
          </table:table-cell>
          <table:table-cell office:value-type="float" office:value="4.939" calcext:value-type="float">
            <text:p>4.939E+00</text:p>
          </table:table-cell>
          <table:table-cell office:value-type="float" office:value="3.124" calcext:value-type="float">
            <text:p>3.124E+00</text:p>
          </table:table-cell>
          <table:table-cell table:formula="of:=AVERAGE([.AE15:.AF15])" office:value-type="float" office:value="4.0315" calcext:value-type="float">
            <text:p>4.032E+00</text:p>
          </table:table-cell>
          <table:table-cell office:value-type="float" office:value="4.067" calcext:value-type="float">
            <text:p>4.067E+00</text:p>
          </table:table-cell>
          <table:table-cell office:value-type="float" office:value="2.599" calcext:value-type="float">
            <text:p>2.599E+00</text:p>
          </table:table-cell>
          <table:table-cell office:value-type="float" office:value="5.213" calcext:value-type="float">
            <text:p>5.213E+00</text:p>
          </table:table-cell>
          <table:table-cell table:formula="of:=AVERAGE([.AH15:.AJ15])" office:value-type="float" office:value="3.95966666666667" calcext:value-type="float">
            <text:p>3.960E+00</text:p>
          </table:table-cell>
          <table:table-cell office:value-type="float" office:value="2.205" calcext:value-type="float">
            <text:p>2.205E+00</text:p>
          </table:table-cell>
          <table:table-cell office:value-type="float" office:value="10.881" calcext:value-type="float">
            <text:p>1.088E+01</text:p>
          </table:table-cell>
          <table:table-cell office:value-type="float" office:value="12.259" calcext:value-type="float">
            <text:p>1.226E+01</text:p>
          </table:table-cell>
          <table:table-cell table:formula="of:=AVERAGE([.AL15:.AN15])" office:value-type="float" office:value="8.44833333333333" calcext:value-type="float">
            <text:p>8.448E+00</text:p>
          </table:table-cell>
          <table:table-cell office:value-type="float" office:value="1.577" calcext:value-type="float">
            <text:p>1.577E+00</text:p>
          </table:table-cell>
          <table:table-cell office:value-type="float" office:value="1.337" calcext:value-type="float">
            <text:p>1.337E+00</text:p>
          </table:table-cell>
          <table:table-cell office:value-type="float" office:value="3.199" calcext:value-type="float">
            <text:p>3.199E+00</text:p>
          </table:table-cell>
          <table:table-cell table:formula="of:=AVERAGE([.AP15:.AR15])" office:value-type="float" office:value="2.03766666666667" calcext:value-type="float">
            <text:p>2.038E+00</text:p>
          </table:table-cell>
          <table:table-cell office:value-type="float" office:value="2.033" calcext:value-type="float">
            <text:p>2.033E+00</text:p>
          </table:table-cell>
          <table:table-cell office:value-type="float" office:value="1.661" calcext:value-type="float">
            <text:p>1.661E+00</text:p>
          </table:table-cell>
          <table:table-cell office:value-type="float" office:value="1.423" calcext:value-type="float">
            <text:p>1.423E+00</text:p>
          </table:table-cell>
          <table:table-cell table:formula="of:=AVERAGE([.AT15:.AV15])" office:value-type="float" office:value="1.70566666666667" calcext:value-type="float">
            <text:p>1.706E+00</text:p>
          </table:table-cell>
          <table:table-cell office:value-type="float" office:value="1.356" calcext:value-type="float">
            <text:p>1.356E+00</text:p>
          </table:table-cell>
          <table:table-cell office:value-type="float" office:value="1.26" calcext:value-type="float">
            <text:p>1.260E+00</text:p>
          </table:table-cell>
          <table:table-cell office:value-type="float" office:value="0.866" calcext:value-type="float">
            <text:p>8.660E-01</text:p>
          </table:table-cell>
          <table:table-cell table:formula="of:=AVERAGE([.AX15:.AZ15])" office:value-type="float" office:value="1.16066666666667" calcext:value-type="float">
            <text:p>1.161E+00</text:p>
          </table:table-cell>
          <table:table-cell office:value-type="float" office:value="2.467" calcext:value-type="float">
            <text:p>2.467E+00</text:p>
          </table:table-cell>
          <table:table-cell office:value-type="float" office:value="3.189" calcext:value-type="float">
            <text:p>3.189E+00</text:p>
          </table:table-cell>
          <table:table-cell office:value-type="float" office:value="3.555" calcext:value-type="float">
            <text:p>3.555E+00</text:p>
          </table:table-cell>
          <table:table-cell table:formula="of:=AVERAGE([.BB15:.BD15])" office:value-type="float" office:value="3.07033333333333" calcext:value-type="float">
            <text:p>3.070E+00</text:p>
          </table:table-cell>
          <table:table-cell office:value-type="float" office:value="2.213" calcext:value-type="float">
            <text:p>2.213E+00</text:p>
          </table:table-cell>
          <table:table-cell office:value-type="float" office:value="3.681" calcext:value-type="float">
            <text:p>3.681E+00</text:p>
          </table:table-cell>
          <table:table-cell office:value-type="float" office:value="1.585" calcext:value-type="float">
            <text:p>1.585E+00</text:p>
          </table:table-cell>
          <table:table-cell table:formula="of:=AVERAGE([.BF15:.BH15])" office:value-type="float" office:value="2.493" calcext:value-type="float">
            <text:p>2.493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29020</text:p>
          </table:table-cell>
          <table:table-cell office:value-type="float" office:value="0.864" calcext:value-type="float">
            <text:p>8.640E-01</text:p>
          </table:table-cell>
          <table:table-cell office:value-type="float" office:value="4.318" calcext:value-type="float">
            <text:p>4.318E+00</text:p>
          </table:table-cell>
          <table:table-cell office:value-type="float" office:value="2.242" calcext:value-type="float">
            <text:p>2.242E+00</text:p>
          </table:table-cell>
          <table:table-cell table:formula="of:=AVERAGE([.C16:.E16])" office:value-type="float" office:value="2.47466666666667" calcext:value-type="float">
            <text:p>2.475E+00</text:p>
          </table:table-cell>
          <table:table-cell office:value-type="float" office:value="0.736" calcext:value-type="float">
            <text:p>7.360E-01</text:p>
          </table:table-cell>
          <table:table-cell office:value-type="float" office:value="0.753" calcext:value-type="float">
            <text:p>7.530E-01</text:p>
          </table:table-cell>
          <table:table-cell office:value-type="float" office:value="1.507" calcext:value-type="float">
            <text:p>1.507E+00</text:p>
          </table:table-cell>
          <table:table-cell table:formula="of:=AVERAGE([.G16:.I16])" office:value-type="float" office:value="0.998666666666667" calcext:value-type="float">
            <text:p>9.987E-01</text:p>
          </table:table-cell>
          <table:table-cell office:value-type="float" office:value="3.984" calcext:value-type="float">
            <text:p>3.984E+00</text:p>
          </table:table-cell>
          <table:table-cell office:value-type="float" office:value="2.665" calcext:value-type="float">
            <text:p>2.665E+00</text:p>
          </table:table-cell>
          <table:table-cell office:value-type="float" office:value="2.294" calcext:value-type="float">
            <text:p>2.294E+00</text:p>
          </table:table-cell>
          <table:table-cell table:formula="of:=AVERAGE([.K16:.M16])" office:value-type="float" office:value="2.981" calcext:value-type="float">
            <text:p>2.981E+00</text:p>
          </table:table-cell>
          <table:table-cell office:value-type="float" office:value="0.785" calcext:value-type="float">
            <text:p>7.850E-01</text:p>
          </table:table-cell>
          <table:table-cell office:value-type="float" office:value="1.168" calcext:value-type="float">
            <text:p>1.168E+00</text:p>
          </table:table-cell>
          <table:table-cell office:value-type="float" office:value="1.62" calcext:value-type="float">
            <text:p>1.620E+00</text:p>
          </table:table-cell>
          <table:table-cell table:formula="of:=AVERAGE([.O16:.Q16])" office:value-type="float" office:value="1.191" calcext:value-type="float">
            <text:p>1.191E+00</text:p>
          </table:table-cell>
          <table:table-cell office:value-type="float" office:value="2.45" calcext:value-type="float">
            <text:p>2.450E+00</text:p>
          </table:table-cell>
          <table:table-cell office:value-type="float" office:value="5.74" calcext:value-type="float">
            <text:p>5.740E+00</text:p>
          </table:table-cell>
          <table:table-cell office:value-type="float" office:value="1.698" calcext:value-type="float">
            <text:p>1.698E+00</text:p>
          </table:table-cell>
          <table:table-cell table:formula="of:=AVERAGE([.S16:.U16])" office:value-type="float" office:value="3.296" calcext:value-type="float">
            <text:p>3.296E+00</text:p>
          </table:table-cell>
          <table:table-cell office:value-type="float" office:value="4.881" calcext:value-type="float">
            <text:p>4.881E+00</text:p>
          </table:table-cell>
          <table:table-cell office:value-type="float" office:value="1.86" calcext:value-type="float">
            <text:p>1.860E+00</text:p>
          </table:table-cell>
          <table:table-cell office:value-type="float" office:value="3.546" calcext:value-type="float">
            <text:p>3.546E+00</text:p>
          </table:table-cell>
          <table:table-cell table:formula="of:=AVERAGE([.W16:.Y16])" office:value-type="float" office:value="3.429" calcext:value-type="float">
            <text:p>3.429E+00</text:p>
          </table:table-cell>
          <table:table-cell office:value-type="float" office:value="0.364" calcext:value-type="float">
            <text:p>3.640E-01</text:p>
          </table:table-cell>
          <table:table-cell office:value-type="float" office:value="1.07" calcext:value-type="float">
            <text:p>1.070E+00</text:p>
          </table:table-cell>
          <table:table-cell office:value-type="float" office:value="1.836" calcext:value-type="float">
            <text:p>1.836E+00</text:p>
          </table:table-cell>
          <table:table-cell table:formula="of:=AVERAGE([.AA16:.AC16])" office:value-type="float" office:value="1.09" calcext:value-type="float">
            <text:p>1.090E+00</text:p>
          </table:table-cell>
          <table:table-cell office:value-type="float" office:value="0.907" calcext:value-type="float">
            <text:p>9.070E-01</text:p>
          </table:table-cell>
          <table:table-cell office:value-type="float" office:value="0.99" calcext:value-type="float">
            <text:p>9.900E-01</text:p>
          </table:table-cell>
          <table:table-cell table:formula="of:=AVERAGE([.AE16:.AF16])" office:value-type="float" office:value="0.9485" calcext:value-type="float">
            <text:p>9.485E-01</text:p>
          </table:table-cell>
          <table:table-cell office:value-type="float" office:value="2.331" calcext:value-type="float">
            <text:p>2.331E+00</text:p>
          </table:table-cell>
          <table:table-cell office:value-type="float" office:value="1.532" calcext:value-type="float">
            <text:p>1.532E+00</text:p>
          </table:table-cell>
          <table:table-cell office:value-type="float" office:value="1.62" calcext:value-type="float">
            <text:p>1.620E+00</text:p>
          </table:table-cell>
          <table:table-cell table:formula="of:=AVERAGE([.AH16:.AJ16])" office:value-type="float" office:value="1.82766666666667" calcext:value-type="float">
            <text:p>1.828E+00</text:p>
          </table:table-cell>
          <table:table-cell office:value-type="float" office:value="2.007" calcext:value-type="float">
            <text:p>2.007E+00</text:p>
          </table:table-cell>
          <table:table-cell office:value-type="float" office:value="1.232" calcext:value-type="float">
            <text:p>1.232E+00</text:p>
          </table:table-cell>
          <table:table-cell office:value-type="float" office:value="1.616" calcext:value-type="float">
            <text:p>1.616E+00</text:p>
          </table:table-cell>
          <table:table-cell table:formula="of:=AVERAGE([.AL16:.AN16])" office:value-type="float" office:value="1.61833333333333" calcext:value-type="float">
            <text:p>1.618E+00</text:p>
          </table:table-cell>
          <table:table-cell office:value-type="float" office:value="1.406" calcext:value-type="float">
            <text:p>1.406E+00</text:p>
          </table:table-cell>
          <table:table-cell office:value-type="float" office:value="2.743" calcext:value-type="float">
            <text:p>2.743E+00</text:p>
          </table:table-cell>
          <table:table-cell office:value-type="float" office:value="1.268" calcext:value-type="float">
            <text:p>1.268E+00</text:p>
          </table:table-cell>
          <table:table-cell table:formula="of:=AVERAGE([.AP16:.AR16])" office:value-type="float" office:value="1.80566666666667" calcext:value-type="float">
            <text:p>1.806E+00</text:p>
          </table:table-cell>
          <table:table-cell office:value-type="float" office:value="1.187" calcext:value-type="float">
            <text:p>1.187E+00</text:p>
          </table:table-cell>
          <table:table-cell office:value-type="float" office:value="1.365" calcext:value-type="float">
            <text:p>1.365E+00</text:p>
          </table:table-cell>
          <table:table-cell office:value-type="float" office:value="1.568" calcext:value-type="float">
            <text:p>1.568E+00</text:p>
          </table:table-cell>
          <table:table-cell table:formula="of:=AVERAGE([.AT16:.AV16])" office:value-type="float" office:value="1.37333333333333" calcext:value-type="float">
            <text:p>1.373E+00</text:p>
          </table:table-cell>
          <table:table-cell office:value-type="float" office:value="0.479" calcext:value-type="float">
            <text:p>4.790E-01</text:p>
          </table:table-cell>
          <table:table-cell office:value-type="float" office:value="1.304" calcext:value-type="float">
            <text:p>1.304E+00</text:p>
          </table:table-cell>
          <table:table-cell office:value-type="float" office:value="0.637" calcext:value-type="float">
            <text:p>6.370E-01</text:p>
          </table:table-cell>
          <table:table-cell table:formula="of:=AVERAGE([.AX16:.AZ16])" office:value-type="float" office:value="0.806666666666667" calcext:value-type="float">
            <text:p>8.067E-01</text:p>
          </table:table-cell>
          <table:table-cell office:value-type="float" office:value="0.616" calcext:value-type="float">
            <text:p>6.160E-01</text:p>
          </table:table-cell>
          <table:table-cell office:value-type="float" office:value="3.626" calcext:value-type="float">
            <text:p>3.626E+00</text:p>
          </table:table-cell>
          <table:table-cell office:value-type="float" office:value="0.324" calcext:value-type="float">
            <text:p>3.240E-01</text:p>
          </table:table-cell>
          <table:table-cell table:formula="of:=AVERAGE([.BB16:.BD16])" office:value-type="float" office:value="1.522" calcext:value-type="float">
            <text:p>1.522E+00</text:p>
          </table:table-cell>
          <table:table-cell office:value-type="float" office:value="3.099" calcext:value-type="float">
            <text:p>3.099E+00</text:p>
          </table:table-cell>
          <table:table-cell office:value-type="float" office:value="4.919" calcext:value-type="float">
            <text:p>4.919E+00</text:p>
          </table:table-cell>
          <table:table-cell office:value-type="float" office:value="2.201" calcext:value-type="float">
            <text:p>2.201E+00</text:p>
          </table:table-cell>
          <table:table-cell table:formula="of:=AVERAGE([.BF16:.BH16])" office:value-type="float" office:value="3.40633333333333" calcext:value-type="float">
            <text:p>3.406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34510</text:p>
          </table:table-cell>
          <table:table-cell office:value-type="string" calcext:value-type="string">
            <text:p>PER8</text:p>
          </table:table-cell>
          <table:table-cell office:value-type="float" office:value="7.347" calcext:value-type="float">
            <text:p>7.347E+00</text:p>
          </table:table-cell>
          <table:table-cell office:value-type="float" office:value="6.727" calcext:value-type="float">
            <text:p>6.727E+00</text:p>
          </table:table-cell>
          <table:table-cell office:value-type="float" office:value="4.934" calcext:value-type="float">
            <text:p>4.934E+00</text:p>
          </table:table-cell>
          <table:table-cell table:formula="of:=AVERAGE([.C17:.E17])" office:value-type="float" office:value="6.336" calcext:value-type="float">
            <text:p>6.336E+00</text:p>
          </table:table-cell>
          <table:table-cell office:value-type="float" office:value="6.91" calcext:value-type="float">
            <text:p>6.910E+00</text:p>
          </table:table-cell>
          <table:table-cell office:value-type="float" office:value="7.847" calcext:value-type="float">
            <text:p>7.847E+00</text:p>
          </table:table-cell>
          <table:table-cell office:value-type="float" office:value="0.079" calcext:value-type="float">
            <text:p>7.900E-02</text:p>
          </table:table-cell>
          <table:table-cell table:formula="of:=AVERAGE([.G17:.I17])" office:value-type="float" office:value="4.94533333333333" calcext:value-type="float">
            <text:p>4.945E+00</text:p>
          </table:table-cell>
          <table:table-cell office:value-type="float" office:value="6.983" calcext:value-type="float">
            <text:p>6.983E+00</text:p>
          </table:table-cell>
          <table:table-cell office:value-type="float" office:value="6.339" calcext:value-type="float">
            <text:p>6.339E+00</text:p>
          </table:table-cell>
          <table:table-cell office:value-type="float" office:value="2.256" calcext:value-type="float">
            <text:p>2.256E+00</text:p>
          </table:table-cell>
          <table:table-cell table:formula="of:=AVERAGE([.K17:.M17])" office:value-type="float" office:value="5.19266666666667" calcext:value-type="float">
            <text:p>5.193E+00</text:p>
          </table:table-cell>
          <table:table-cell office:value-type="float" office:value="0.346" calcext:value-type="float">
            <text:p>3.460E-01</text:p>
          </table:table-cell>
          <table:table-cell office:value-type="float" office:value="0.787" calcext:value-type="float">
            <text:p>7.870E-01</text:p>
          </table:table-cell>
          <table:table-cell office:value-type="float" office:value="1.501" calcext:value-type="float">
            <text:p>1.501E+00</text:p>
          </table:table-cell>
          <table:table-cell table:formula="of:=AVERAGE([.O17:.Q17])" office:value-type="float" office:value="0.878" calcext:value-type="float">
            <text:p>8.780E-01</text:p>
          </table:table-cell>
          <table:table-cell office:value-type="float" office:value="1.744" calcext:value-type="float">
            <text:p>1.744E+00</text:p>
          </table:table-cell>
          <table:table-cell office:value-type="float" office:value="1.415" calcext:value-type="float">
            <text:p>1.415E+00</text:p>
          </table:table-cell>
          <table:table-cell office:value-type="float" office:value="1.374" calcext:value-type="float">
            <text:p>1.374E+00</text:p>
          </table:table-cell>
          <table:table-cell table:formula="of:=AVERAGE([.S17:.U17])" office:value-type="float" office:value="1.511" calcext:value-type="float">
            <text:p>1.511E+00</text:p>
          </table:table-cell>
          <table:table-cell office:value-type="float" office:value="0.77" calcext:value-type="float">
            <text:p>7.700E-01</text:p>
          </table:table-cell>
          <table:table-cell office:value-type="float" office:value="2.595" calcext:value-type="float">
            <text:p>2.595E+00</text:p>
          </table:table-cell>
          <table:table-cell office:value-type="float" office:value="1.869" calcext:value-type="float">
            <text:p>1.869E+00</text:p>
          </table:table-cell>
          <table:table-cell table:formula="of:=AVERAGE([.W17:.Y17])" office:value-type="float" office:value="1.74466666666667" calcext:value-type="float">
            <text:p>1.745E+00</text:p>
          </table:table-cell>
          <table:table-cell office:value-type="float" office:value="2.258" calcext:value-type="float">
            <text:p>2.258E+00</text:p>
          </table:table-cell>
          <table:table-cell office:value-type="float" office:value="2.331" calcext:value-type="float">
            <text:p>2.331E+00</text:p>
          </table:table-cell>
          <table:table-cell office:value-type="float" office:value="7.093" calcext:value-type="float">
            <text:p>7.093E+00</text:p>
          </table:table-cell>
          <table:table-cell table:formula="of:=AVERAGE([.AA17:.AC17])" office:value-type="float" office:value="3.894" calcext:value-type="float">
            <text:p>3.894E+00</text:p>
          </table:table-cell>
          <table:table-cell office:value-type="float" office:value="1.979" calcext:value-type="float">
            <text:p>1.979E+00</text:p>
          </table:table-cell>
          <table:table-cell office:value-type="float" office:value="1.094" calcext:value-type="float">
            <text:p>1.094E+00</text:p>
          </table:table-cell>
          <table:table-cell table:formula="of:=AVERAGE([.AE17:.AF17])" office:value-type="float" office:value="1.5365" calcext:value-type="float">
            <text:p>1.537E+00</text:p>
          </table:table-cell>
          <table:table-cell office:value-type="float" office:value="3.877" calcext:value-type="float">
            <text:p>3.877E+00</text:p>
          </table:table-cell>
          <table:table-cell office:value-type="float" office:value="0.964" calcext:value-type="float">
            <text:p>9.640E-01</text:p>
          </table:table-cell>
          <table:table-cell office:value-type="float" office:value="1.19" calcext:value-type="float">
            <text:p>1.190E+00</text:p>
          </table:table-cell>
          <table:table-cell table:formula="of:=AVERAGE([.AH17:.AJ17])" office:value-type="float" office:value="2.01033333333333" calcext:value-type="float">
            <text:p>2.010E+00</text:p>
          </table:table-cell>
          <table:table-cell office:value-type="float" office:value="2.793" calcext:value-type="float">
            <text:p>2.793E+00</text:p>
          </table:table-cell>
          <table:table-cell office:value-type="float" office:value="3.98" calcext:value-type="float">
            <text:p>3.980E+00</text:p>
          </table:table-cell>
          <table:table-cell office:value-type="float" office:value="2.609" calcext:value-type="float">
            <text:p>2.609E+00</text:p>
          </table:table-cell>
          <table:table-cell table:formula="of:=AVERAGE([.AL17:.AN17])" office:value-type="float" office:value="3.12733333333333" calcext:value-type="float">
            <text:p>3.127E+00</text:p>
          </table:table-cell>
          <table:table-cell office:value-type="float" office:value="2.073" calcext:value-type="float">
            <text:p>2.073E+00</text:p>
          </table:table-cell>
          <table:table-cell office:value-type="float" office:value="1.098" calcext:value-type="float">
            <text:p>1.098E+00</text:p>
          </table:table-cell>
          <table:table-cell office:value-type="float" office:value="1.262" calcext:value-type="float">
            <text:p>1.262E+00</text:p>
          </table:table-cell>
          <table:table-cell table:formula="of:=AVERAGE([.AP17:.AR17])" office:value-type="float" office:value="1.47766666666667" calcext:value-type="float">
            <text:p>1.478E+00</text:p>
          </table:table-cell>
          <table:table-cell office:value-type="float" office:value="1.326" calcext:value-type="float">
            <text:p>1.326E+00</text:p>
          </table:table-cell>
          <table:table-cell office:value-type="float" office:value="1.247" calcext:value-type="float">
            <text:p>1.247E+00</text:p>
          </table:table-cell>
          <table:table-cell office:value-type="float" office:value="1.214" calcext:value-type="float">
            <text:p>1.214E+00</text:p>
          </table:table-cell>
          <table:table-cell table:formula="of:=AVERAGE([.AT17:.AV17])" office:value-type="float" office:value="1.26233333333333" calcext:value-type="float">
            <text:p>1.262E+00</text:p>
          </table:table-cell>
          <table:table-cell office:value-type="float" office:value="4.012" calcext:value-type="float">
            <text:p>4.012E+00</text:p>
          </table:table-cell>
          <table:table-cell office:value-type="float" office:value="8.662" calcext:value-type="float">
            <text:p>8.662E+00</text:p>
          </table:table-cell>
          <table:table-cell office:value-type="float" office:value="4.569" calcext:value-type="float">
            <text:p>4.569E+00</text:p>
          </table:table-cell>
          <table:table-cell table:formula="of:=AVERAGE([.AX17:.AZ17])" office:value-type="float" office:value="5.74766666666667" calcext:value-type="float">
            <text:p>5.748E+00</text:p>
          </table:table-cell>
          <table:table-cell office:value-type="float" office:value="5.73" calcext:value-type="float">
            <text:p>5.730E+00</text:p>
          </table:table-cell>
          <table:table-cell office:value-type="float" office:value="3.174" calcext:value-type="float">
            <text:p>3.174E+00</text:p>
          </table:table-cell>
          <table:table-cell office:value-type="float" office:value="3.733" calcext:value-type="float">
            <text:p>3.733E+00</text:p>
          </table:table-cell>
          <table:table-cell table:formula="of:=AVERAGE([.BB17:.BD17])" office:value-type="float" office:value="4.21233333333333" calcext:value-type="float">
            <text:p>4.212E+00</text:p>
          </table:table-cell>
          <table:table-cell office:value-type="float" office:value="3.9" calcext:value-type="float">
            <text:p>3.900E+00</text:p>
          </table:table-cell>
          <table:table-cell office:value-type="float" office:value="0.552" calcext:value-type="float">
            <text:p>5.520E-01</text:p>
          </table:table-cell>
          <table:table-cell office:value-type="float" office:value="2.905" calcext:value-type="float">
            <text:p>2.905E+00</text:p>
          </table:table-cell>
          <table:table-cell table:formula="of:=AVERAGE([.BF17:.BH17])" office:value-type="float" office:value="2.45233333333333" calcext:value-type="float">
            <text:p>2.452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35140</text:p>
          </table:table-cell>
          <table:table-cell office:value-type="string" calcext:value-type="string">
            <text:p>EXL1</text:p>
          </table:table-cell>
          <table:table-cell office:value-type="float" office:value="4.504" calcext:value-type="float">
            <text:p>4.504E+00</text:p>
          </table:table-cell>
          <table:table-cell office:value-type="float" office:value="1.771" calcext:value-type="float">
            <text:p>1.771E+00</text:p>
          </table:table-cell>
          <table:table-cell office:value-type="float" office:value="2.618" calcext:value-type="float">
            <text:p>2.618E+00</text:p>
          </table:table-cell>
          <table:table-cell table:formula="of:=AVERAGE([.C18:.E18])" office:value-type="float" office:value="2.96433333333333" calcext:value-type="float">
            <text:p>2.964E+00</text:p>
          </table:table-cell>
          <table:table-cell office:value-type="float" office:value="3.521" calcext:value-type="float">
            <text:p>3.521E+00</text:p>
          </table:table-cell>
          <table:table-cell office:value-type="float" office:value="3.744" calcext:value-type="float">
            <text:p>3.744E+00</text:p>
          </table:table-cell>
          <table:table-cell office:value-type="float" office:value="5.752" calcext:value-type="float">
            <text:p>5.752E+00</text:p>
          </table:table-cell>
          <table:table-cell table:formula="of:=AVERAGE([.G18:.I18])" office:value-type="float" office:value="4.339" calcext:value-type="float">
            <text:p>4.339E+00</text:p>
          </table:table-cell>
          <table:table-cell office:value-type="float" office:value="3.911" calcext:value-type="float">
            <text:p>3.911E+00</text:p>
          </table:table-cell>
          <table:table-cell office:value-type="float" office:value="2.623" calcext:value-type="float">
            <text:p>2.623E+00</text:p>
          </table:table-cell>
          <table:table-cell office:value-type="float" office:value="2.611" calcext:value-type="float">
            <text:p>2.611E+00</text:p>
          </table:table-cell>
          <table:table-cell table:formula="of:=AVERAGE([.K18:.M18])" office:value-type="float" office:value="3.04833333333333" calcext:value-type="float">
            <text:p>3.048E+00</text:p>
          </table:table-cell>
          <table:table-cell office:value-type="float" office:value="2.866" calcext:value-type="float">
            <text:p>2.866E+00</text:p>
          </table:table-cell>
          <table:table-cell office:value-type="float" office:value="5.099" calcext:value-type="float">
            <text:p>5.099E+00</text:p>
          </table:table-cell>
          <table:table-cell office:value-type="float" office:value="6.095" calcext:value-type="float">
            <text:p>6.095E+00</text:p>
          </table:table-cell>
          <table:table-cell table:formula="of:=AVERAGE([.O18:.Q18])" office:value-type="float" office:value="4.68666666666667" calcext:value-type="float">
            <text:p>4.687E+00</text:p>
          </table:table-cell>
          <table:table-cell office:value-type="float" office:value="5.216" calcext:value-type="float">
            <text:p>5.216E+00</text:p>
          </table:table-cell>
          <table:table-cell office:value-type="float" office:value="2.394" calcext:value-type="float">
            <text:p>2.394E+00</text:p>
          </table:table-cell>
          <table:table-cell office:value-type="float" office:value="2.746" calcext:value-type="float">
            <text:p>2.746E+00</text:p>
          </table:table-cell>
          <table:table-cell table:formula="of:=AVERAGE([.S18:.U18])" office:value-type="float" office:value="3.452" calcext:value-type="float">
            <text:p>3.452E+00</text:p>
          </table:table-cell>
          <table:table-cell office:value-type="float" office:value="2.749" calcext:value-type="float">
            <text:p>2.749E+00</text:p>
          </table:table-cell>
          <table:table-cell office:value-type="float" office:value="2.023" calcext:value-type="float">
            <text:p>2.023E+00</text:p>
          </table:table-cell>
          <table:table-cell office:value-type="float" office:value="2.523" calcext:value-type="float">
            <text:p>2.523E+00</text:p>
          </table:table-cell>
          <table:table-cell table:formula="of:=AVERAGE([.W18:.Y18])" office:value-type="float" office:value="2.43166666666667" calcext:value-type="float">
            <text:p>2.432E+00</text:p>
          </table:table-cell>
          <table:table-cell office:value-type="float" office:value="3.137" calcext:value-type="float">
            <text:p>3.137E+00</text:p>
          </table:table-cell>
          <table:table-cell office:value-type="float" office:value="5.403" calcext:value-type="float">
            <text:p>5.403E+00</text:p>
          </table:table-cell>
          <table:table-cell office:value-type="float" office:value="9.055" calcext:value-type="float">
            <text:p>9.055E+00</text:p>
          </table:table-cell>
          <table:table-cell table:formula="of:=AVERAGE([.AA18:.AC18])" office:value-type="float" office:value="5.865" calcext:value-type="float">
            <text:p>5.865E+00</text:p>
          </table:table-cell>
          <table:table-cell office:value-type="float" office:value="4.699" calcext:value-type="float">
            <text:p>4.699E+00</text:p>
          </table:table-cell>
          <table:table-cell office:value-type="float" office:value="2.599" calcext:value-type="float">
            <text:p>2.599E+00</text:p>
          </table:table-cell>
          <table:table-cell table:formula="of:=AVERAGE([.AE18:.AF18])" office:value-type="float" office:value="3.649" calcext:value-type="float">
            <text:p>3.649E+00</text:p>
          </table:table-cell>
          <table:table-cell office:value-type="float" office:value="4.074" calcext:value-type="float">
            <text:p>4.074E+00</text:p>
          </table:table-cell>
          <table:table-cell office:value-type="float" office:value="2.254" calcext:value-type="float">
            <text:p>2.254E+00</text:p>
          </table:table-cell>
          <table:table-cell office:value-type="float" office:value="3.358" calcext:value-type="float">
            <text:p>3.358E+00</text:p>
          </table:table-cell>
          <table:table-cell table:formula="of:=AVERAGE([.AH18:.AJ18])" office:value-type="float" office:value="3.22866666666667" calcext:value-type="float">
            <text:p>3.229E+00</text:p>
          </table:table-cell>
          <table:table-cell office:value-type="float" office:value="3.365" calcext:value-type="float">
            <text:p>3.365E+00</text:p>
          </table:table-cell>
          <table:table-cell office:value-type="float" office:value="8.003" calcext:value-type="float">
            <text:p>8.003E+00</text:p>
          </table:table-cell>
          <table:table-cell office:value-type="float" office:value="11.394" calcext:value-type="float">
            <text:p>1.139E+01</text:p>
          </table:table-cell>
          <table:table-cell table:formula="of:=AVERAGE([.AL18:.AN18])" office:value-type="float" office:value="7.58733333333333" calcext:value-type="float">
            <text:p>7.587E+00</text:p>
          </table:table-cell>
          <table:table-cell office:value-type="float" office:value="1.912" calcext:value-type="float">
            <text:p>1.912E+00</text:p>
          </table:table-cell>
          <table:table-cell office:value-type="float" office:value="2.445" calcext:value-type="float">
            <text:p>2.445E+00</text:p>
          </table:table-cell>
          <table:table-cell office:value-type="float" office:value="2.013" calcext:value-type="float">
            <text:p>2.013E+00</text:p>
          </table:table-cell>
          <table:table-cell table:formula="of:=AVERAGE([.AP18:.AR18])" office:value-type="float" office:value="2.12333333333333" calcext:value-type="float">
            <text:p>2.123E+00</text:p>
          </table:table-cell>
          <table:table-cell office:value-type="float" office:value="2.668" calcext:value-type="float">
            <text:p>2.668E+00</text:p>
          </table:table-cell>
          <table:table-cell office:value-type="float" office:value="2.318" calcext:value-type="float">
            <text:p>2.318E+00</text:p>
          </table:table-cell>
          <table:table-cell office:value-type="float" office:value="1.945" calcext:value-type="float">
            <text:p>1.945E+00</text:p>
          </table:table-cell>
          <table:table-cell table:formula="of:=AVERAGE([.AT18:.AV18])" office:value-type="float" office:value="2.31033333333333" calcext:value-type="float">
            <text:p>2.310E+00</text:p>
          </table:table-cell>
          <table:table-cell office:value-type="float" office:value="2.327" calcext:value-type="float">
            <text:p>2.327E+00</text:p>
          </table:table-cell>
          <table:table-cell office:value-type="float" office:value="1.948" calcext:value-type="float">
            <text:p>1.948E+00</text:p>
          </table:table-cell>
          <table:table-cell office:value-type="float" office:value="1.856" calcext:value-type="float">
            <text:p>1.856E+00</text:p>
          </table:table-cell>
          <table:table-cell table:formula="of:=AVERAGE([.AX18:.AZ18])" office:value-type="float" office:value="2.04366666666667" calcext:value-type="float">
            <text:p>2.044E+00</text:p>
          </table:table-cell>
          <table:table-cell office:value-type="float" office:value="4.918" calcext:value-type="float">
            <text:p>4.918E+00</text:p>
          </table:table-cell>
          <table:table-cell office:value-type="float" office:value="4.993" calcext:value-type="float">
            <text:p>4.993E+00</text:p>
          </table:table-cell>
          <table:table-cell office:value-type="float" office:value="10.62" calcext:value-type="float">
            <text:p>1.062E+01</text:p>
          </table:table-cell>
          <table:table-cell table:formula="of:=AVERAGE([.BB18:.BD18])" office:value-type="float" office:value="6.84366666666667" calcext:value-type="float">
            <text:p>6.844E+00</text:p>
          </table:table-cell>
          <table:table-cell office:value-type="float" office:value="4.043" calcext:value-type="float">
            <text:p>4.043E+00</text:p>
          </table:table-cell>
          <table:table-cell office:value-type="float" office:value="7.8" calcext:value-type="float">
            <text:p>7.800E+00</text:p>
          </table:table-cell>
          <table:table-cell office:value-type="float" office:value="3.267" calcext:value-type="float">
            <text:p>3.267E+00</text:p>
          </table:table-cell>
          <table:table-cell table:formula="of:=AVERAGE([.BF18:.BH18])" office:value-type="float" office:value="5.03666666666667" calcext:value-type="float">
            <text:p>5.037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47600</text:p>
          </table:table-cell>
          <table:table-cell office:value-type="string" calcext:value-type="string">
            <text:p>TGG4</text:p>
          </table:table-cell>
          <table:table-cell office:value-type="float" office:value="12.667" calcext:value-type="float">
            <text:p>1.267E+01</text:p>
          </table:table-cell>
          <table:table-cell office:value-type="float" office:value="4.464" calcext:value-type="float">
            <text:p>4.464E+00</text:p>
          </table:table-cell>
          <table:table-cell office:value-type="float" office:value="18.104" calcext:value-type="float">
            <text:p>1.810E+01</text:p>
          </table:table-cell>
          <table:table-cell table:formula="of:=AVERAGE([.C19:.E19])" office:value-type="float" office:value="11.745" calcext:value-type="float">
            <text:p>1.175E+01</text:p>
          </table:table-cell>
          <table:table-cell office:value-type="float" office:value="9.916" calcext:value-type="float">
            <text:p>9.916E+00</text:p>
          </table:table-cell>
          <table:table-cell office:value-type="float" office:value="4.409" calcext:value-type="float">
            <text:p>4.409E+00</text:p>
          </table:table-cell>
          <table:table-cell office:value-type="float" office:value="0.799" calcext:value-type="float">
            <text:p>7.990E-01</text:p>
          </table:table-cell>
          <table:table-cell table:formula="of:=AVERAGE([.G19:.I19])" office:value-type="float" office:value="5.04133333333333" calcext:value-type="float">
            <text:p>5.041E+00</text:p>
          </table:table-cell>
          <table:table-cell office:value-type="float" office:value="10.535" calcext:value-type="float">
            <text:p>1.054E+01</text:p>
          </table:table-cell>
          <table:table-cell office:value-type="float" office:value="3.594" calcext:value-type="float">
            <text:p>3.594E+00</text:p>
          </table:table-cell>
          <table:table-cell office:value-type="float" office:value="1.401" calcext:value-type="float">
            <text:p>1.401E+00</text:p>
          </table:table-cell>
          <table:table-cell table:formula="of:=AVERAGE([.K19:.M19])" office:value-type="float" office:value="5.17666666666667" calcext:value-type="float">
            <text:p>5.177E+00</text:p>
          </table:table-cell>
          <table:table-cell office:value-type="float" office:value="0.684" calcext:value-type="float">
            <text:p>6.840E-01</text:p>
          </table:table-cell>
          <table:table-cell office:value-type="float" office:value="1.497" calcext:value-type="float">
            <text:p>1.497E+00</text:p>
          </table:table-cell>
          <table:table-cell office:value-type="float" office:value="2.989" calcext:value-type="float">
            <text:p>2.989E+00</text:p>
          </table:table-cell>
          <table:table-cell table:formula="of:=AVERAGE([.O19:.Q19])" office:value-type="float" office:value="1.72333333333333" calcext:value-type="float">
            <text:p>1.723E+00</text:p>
          </table:table-cell>
          <table:table-cell office:value-type="float" office:value="1.912" calcext:value-type="float">
            <text:p>1.912E+00</text:p>
          </table:table-cell>
          <table:table-cell office:value-type="float" office:value="2.376" calcext:value-type="float">
            <text:p>2.376E+00</text:p>
          </table:table-cell>
          <table:table-cell office:value-type="float" office:value="2.421" calcext:value-type="float">
            <text:p>2.421E+00</text:p>
          </table:table-cell>
          <table:table-cell table:formula="of:=AVERAGE([.S19:.U19])" office:value-type="float" office:value="2.23633333333333" calcext:value-type="float">
            <text:p>2.236E+00</text:p>
          </table:table-cell>
          <table:table-cell office:value-type="float" office:value="11.229" calcext:value-type="float">
            <text:p>1.123E+01</text:p>
          </table:table-cell>
          <table:table-cell office:value-type="float" office:value="3.974" calcext:value-type="float">
            <text:p>3.974E+00</text:p>
          </table:table-cell>
          <table:table-cell office:value-type="float" office:value="13.255" calcext:value-type="float">
            <text:p>1.326E+01</text:p>
          </table:table-cell>
          <table:table-cell table:formula="of:=AVERAGE([.W19:.Y19])" office:value-type="float" office:value="9.486" calcext:value-type="float">
            <text:p>9.486E+00</text:p>
          </table:table-cell>
          <table:table-cell office:value-type="float" office:value="1.689" calcext:value-type="float">
            <text:p>1.689E+00</text:p>
          </table:table-cell>
          <table:table-cell office:value-type="float" office:value="2.118" calcext:value-type="float">
            <text:p>2.118E+00</text:p>
          </table:table-cell>
          <table:table-cell office:value-type="float" office:value="9.457" calcext:value-type="float">
            <text:p>9.457E+00</text:p>
          </table:table-cell>
          <table:table-cell table:formula="of:=AVERAGE([.AA19:.AC19])" office:value-type="float" office:value="4.42133333333333" calcext:value-type="float">
            <text:p>4.421E+00</text:p>
          </table:table-cell>
          <table:table-cell office:value-type="float" office:value="1.057" calcext:value-type="float">
            <text:p>1.057E+00</text:p>
          </table:table-cell>
          <table:table-cell office:value-type="float" office:value="1.996" calcext:value-type="float">
            <text:p>1.996E+00</text:p>
          </table:table-cell>
          <table:table-cell table:formula="of:=AVERAGE([.AE19:.AF19])" office:value-type="float" office:value="1.5265" calcext:value-type="float">
            <text:p>1.527E+00</text:p>
          </table:table-cell>
          <table:table-cell office:value-type="float" office:value="11.842" calcext:value-type="float">
            <text:p>1.184E+01</text:p>
          </table:table-cell>
          <table:table-cell office:value-type="float" office:value="1.598" calcext:value-type="float">
            <text:p>1.598E+00</text:p>
          </table:table-cell>
          <table:table-cell office:value-type="float" office:value="7.905" calcext:value-type="float">
            <text:p>7.905E+00</text:p>
          </table:table-cell>
          <table:table-cell table:formula="of:=AVERAGE([.AH19:.AJ19])" office:value-type="float" office:value="7.115" calcext:value-type="float">
            <text:p>7.115E+00</text:p>
          </table:table-cell>
          <table:table-cell office:value-type="float" office:value="10.584" calcext:value-type="float">
            <text:p>1.058E+01</text:p>
          </table:table-cell>
          <table:table-cell office:value-type="float" office:value="1.641" calcext:value-type="float">
            <text:p>1.641E+00</text:p>
          </table:table-cell>
          <table:table-cell office:value-type="float" office:value="9.974" calcext:value-type="float">
            <text:p>9.974E+00</text:p>
          </table:table-cell>
          <table:table-cell table:formula="of:=AVERAGE([.AL19:.AN19])" office:value-type="float" office:value="7.39966666666667" calcext:value-type="float">
            <text:p>7.400E+00</text:p>
          </table:table-cell>
          <table:table-cell office:value-type="float" office:value="2.838" calcext:value-type="float">
            <text:p>2.838E+00</text:p>
          </table:table-cell>
          <table:table-cell office:value-type="float" office:value="15.363" calcext:value-type="float">
            <text:p>1.536E+01</text:p>
          </table:table-cell>
          <table:table-cell office:value-type="float" office:value="3.708" calcext:value-type="float">
            <text:p>3.708E+00</text:p>
          </table:table-cell>
          <table:table-cell table:formula="of:=AVERAGE([.AP19:.AR19])" office:value-type="float" office:value="7.303" calcext:value-type="float">
            <text:p>7.303E+00</text:p>
          </table:table-cell>
          <table:table-cell office:value-type="float" office:value="1.446" calcext:value-type="float">
            <text:p>1.446E+00</text:p>
          </table:table-cell>
          <table:table-cell office:value-type="float" office:value="2.298" calcext:value-type="float">
            <text:p>2.298E+00</text:p>
          </table:table-cell>
          <table:table-cell office:value-type="float" office:value="4.061" calcext:value-type="float">
            <text:p>4.061E+00</text:p>
          </table:table-cell>
          <table:table-cell table:formula="of:=AVERAGE([.AT19:.AV19])" office:value-type="float" office:value="2.60166666666667" calcext:value-type="float">
            <text:p>2.602E+00</text:p>
          </table:table-cell>
          <table:table-cell office:value-type="float" office:value="1.366" calcext:value-type="float">
            <text:p>1.366E+00</text:p>
          </table:table-cell>
          <table:table-cell office:value-type="float" office:value="2.681" calcext:value-type="float">
            <text:p>2.681E+00</text:p>
          </table:table-cell>
          <table:table-cell office:value-type="float" office:value="1.358" calcext:value-type="float">
            <text:p>1.358E+00</text:p>
          </table:table-cell>
          <table:table-cell table:formula="of:=AVERAGE([.AX19:.AZ19])" office:value-type="float" office:value="1.80166666666667" calcext:value-type="float">
            <text:p>1.802E+00</text:p>
          </table:table-cell>
          <table:table-cell office:value-type="float" office:value="7.874" calcext:value-type="float">
            <text:p>7.874E+00</text:p>
          </table:table-cell>
          <table:table-cell office:value-type="float" office:value="4.449" calcext:value-type="float">
            <text:p>4.449E+00</text:p>
          </table:table-cell>
          <table:table-cell office:value-type="float" office:value="7.09" calcext:value-type="float">
            <text:p>7.090E+00</text:p>
          </table:table-cell>
          <table:table-cell table:formula="of:=AVERAGE([.BB19:.BD19])" office:value-type="float" office:value="6.471" calcext:value-type="float">
            <text:p>6.471E+00</text:p>
          </table:table-cell>
          <table:table-cell office:value-type="float" office:value="7.567" calcext:value-type="float">
            <text:p>7.567E+00</text:p>
          </table:table-cell>
          <table:table-cell office:value-type="float" office:value="2.652" calcext:value-type="float">
            <text:p>2.652E+00</text:p>
          </table:table-cell>
          <table:table-cell office:value-type="float" office:value="5.806" calcext:value-type="float">
            <text:p>5.806E+00</text:p>
          </table:table-cell>
          <table:table-cell table:formula="of:=AVERAGE([.BF19:.BH19])" office:value-type="float" office:value="5.34166666666667" calcext:value-type="float">
            <text:p>5.342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49000</text:p>
          </table:table-cell>
          <table:table-cell office:value-type="float" office:value="3.022" calcext:value-type="float">
            <text:p>3.022E+00</text:p>
          </table:table-cell>
          <table:table-cell office:value-type="float" office:value="2.884" calcext:value-type="float">
            <text:p>2.884E+00</text:p>
          </table:table-cell>
          <table:table-cell office:value-type="float" office:value="3.901" calcext:value-type="float">
            <text:p>3.901E+00</text:p>
          </table:table-cell>
          <table:table-cell table:formula="of:=AVERAGE([.C20:.E20])" office:value-type="float" office:value="3.269" calcext:value-type="float">
            <text:p>3.269E+00</text:p>
          </table:table-cell>
          <table:table-cell office:value-type="float" office:value="5.026" calcext:value-type="float">
            <text:p>5.026E+00</text:p>
          </table:table-cell>
          <table:table-cell office:value-type="float" office:value="6.413" calcext:value-type="float">
            <text:p>6.413E+00</text:p>
          </table:table-cell>
          <table:table-cell office:value-type="float" office:value="41.95" calcext:value-type="float">
            <text:p>4.195E+01</text:p>
          </table:table-cell>
          <table:table-cell table:formula="of:=AVERAGE([.G20:.I20])" office:value-type="float" office:value="17.7963333333333" calcext:value-type="float">
            <text:p>1.780E+01</text:p>
          </table:table-cell>
          <table:table-cell office:value-type="float" office:value="7.292" calcext:value-type="float">
            <text:p>7.292E+00</text:p>
          </table:table-cell>
          <table:table-cell office:value-type="float" office:value="8.444" calcext:value-type="float">
            <text:p>8.444E+00</text:p>
          </table:table-cell>
          <table:table-cell office:value-type="float" office:value="4.257" calcext:value-type="float">
            <text:p>4.257E+00</text:p>
          </table:table-cell>
          <table:table-cell table:formula="of:=AVERAGE([.K20:.M20])" office:value-type="float" office:value="6.66433333333333" calcext:value-type="float">
            <text:p>6.664E+00</text:p>
          </table:table-cell>
          <table:table-cell office:value-type="float" office:value="2.015" calcext:value-type="float">
            <text:p>2.015E+00</text:p>
          </table:table-cell>
          <table:table-cell office:value-type="float" office:value="1.823" calcext:value-type="float">
            <text:p>1.823E+00</text:p>
          </table:table-cell>
          <table:table-cell office:value-type="float" office:value="1.437" calcext:value-type="float">
            <text:p>1.437E+00</text:p>
          </table:table-cell>
          <table:table-cell table:formula="of:=AVERAGE([.O20:.Q20])" office:value-type="float" office:value="1.75833333333333" calcext:value-type="float">
            <text:p>1.758E+00</text:p>
          </table:table-cell>
          <table:table-cell office:value-type="float" office:value="7.432" calcext:value-type="float">
            <text:p>7.432E+00</text:p>
          </table:table-cell>
          <table:table-cell office:value-type="float" office:value="3.941" calcext:value-type="float">
            <text:p>3.941E+00</text:p>
          </table:table-cell>
          <table:table-cell office:value-type="float" office:value="2.952" calcext:value-type="float">
            <text:p>2.952E+00</text:p>
          </table:table-cell>
          <table:table-cell table:formula="of:=AVERAGE([.S20:.U20])" office:value-type="float" office:value="4.775" calcext:value-type="float">
            <text:p>4.775E+00</text:p>
          </table:table-cell>
          <table:table-cell office:value-type="float" office:value="3.55" calcext:value-type="float">
            <text:p>3.550E+00</text:p>
          </table:table-cell>
          <table:table-cell office:value-type="float" office:value="4.065" calcext:value-type="float">
            <text:p>4.065E+00</text:p>
          </table:table-cell>
          <table:table-cell office:value-type="float" office:value="5.599" calcext:value-type="float">
            <text:p>5.599E+00</text:p>
          </table:table-cell>
          <table:table-cell table:formula="of:=AVERAGE([.W20:.Y20])" office:value-type="float" office:value="4.40466666666667" calcext:value-type="float">
            <text:p>4.405E+00</text:p>
          </table:table-cell>
          <table:table-cell office:value-type="float" office:value="2.963" calcext:value-type="float">
            <text:p>2.963E+00</text:p>
          </table:table-cell>
          <table:table-cell office:value-type="float" office:value="3.204" calcext:value-type="float">
            <text:p>3.204E+00</text:p>
          </table:table-cell>
          <table:table-cell office:value-type="float" office:value="5.569" calcext:value-type="float">
            <text:p>5.569E+00</text:p>
          </table:table-cell>
          <table:table-cell table:formula="of:=AVERAGE([.AA20:.AC20])" office:value-type="float" office:value="3.912" calcext:value-type="float">
            <text:p>3.912E+00</text:p>
          </table:table-cell>
          <table:table-cell office:value-type="float" office:value="4.907" calcext:value-type="float">
            <text:p>4.907E+00</text:p>
          </table:table-cell>
          <table:table-cell office:value-type="float" office:value="3.416" calcext:value-type="float">
            <text:p>3.416E+00</text:p>
          </table:table-cell>
          <table:table-cell table:formula="of:=AVERAGE([.AE20:.AF20])" office:value-type="float" office:value="4.1615" calcext:value-type="float">
            <text:p>4.162E+00</text:p>
          </table:table-cell>
          <table:table-cell office:value-type="float" office:value="12.524" calcext:value-type="float">
            <text:p>1.252E+01</text:p>
          </table:table-cell>
          <table:table-cell office:value-type="float" office:value="6.67" calcext:value-type="float">
            <text:p>6.670E+00</text:p>
          </table:table-cell>
          <table:table-cell office:value-type="float" office:value="9.729" calcext:value-type="float">
            <text:p>9.729E+00</text:p>
          </table:table-cell>
          <table:table-cell table:formula="of:=AVERAGE([.AH20:.AJ20])" office:value-type="float" office:value="9.641" calcext:value-type="float">
            <text:p>9.641E+00</text:p>
          </table:table-cell>
          <table:table-cell office:value-type="float" office:value="3.306" calcext:value-type="float">
            <text:p>3.306E+00</text:p>
          </table:table-cell>
          <table:table-cell office:value-type="float" office:value="2.617" calcext:value-type="float">
            <text:p>2.617E+00</text:p>
          </table:table-cell>
          <table:table-cell office:value-type="float" office:value="4.093" calcext:value-type="float">
            <text:p>4.093E+00</text:p>
          </table:table-cell>
          <table:table-cell table:formula="of:=AVERAGE([.AL20:.AN20])" office:value-type="float" office:value="3.33866666666667" calcext:value-type="float">
            <text:p>3.339E+00</text:p>
          </table:table-cell>
          <table:table-cell office:value-type="float" office:value="3.758" calcext:value-type="float">
            <text:p>3.758E+00</text:p>
          </table:table-cell>
          <table:table-cell office:value-type="float" office:value="4.027" calcext:value-type="float">
            <text:p>4.027E+00</text:p>
          </table:table-cell>
          <table:table-cell office:value-type="float" office:value="7.871" calcext:value-type="float">
            <text:p>7.871E+00</text:p>
          </table:table-cell>
          <table:table-cell table:formula="of:=AVERAGE([.AP20:.AR20])" office:value-type="float" office:value="5.21866666666667" calcext:value-type="float">
            <text:p>5.219E+00</text:p>
          </table:table-cell>
          <table:table-cell office:value-type="float" office:value="5.515" calcext:value-type="float">
            <text:p>5.515E+00</text:p>
          </table:table-cell>
          <table:table-cell office:value-type="float" office:value="8.342" calcext:value-type="float">
            <text:p>8.342E+00</text:p>
          </table:table-cell>
          <table:table-cell office:value-type="float" office:value="4.888" calcext:value-type="float">
            <text:p>4.888E+00</text:p>
          </table:table-cell>
          <table:table-cell table:formula="of:=AVERAGE([.AT20:.AV20])" office:value-type="float" office:value="6.24833333333333" calcext:value-type="float">
            <text:p>6.248E+00</text:p>
          </table:table-cell>
          <table:table-cell office:value-type="float" office:value="4.509" calcext:value-type="float">
            <text:p>4.509E+00</text:p>
          </table:table-cell>
          <table:table-cell office:value-type="float" office:value="5.502" calcext:value-type="float">
            <text:p>5.502E+00</text:p>
          </table:table-cell>
          <table:table-cell office:value-type="float" office:value="3.15" calcext:value-type="float">
            <text:p>3.150E+00</text:p>
          </table:table-cell>
          <table:table-cell table:formula="of:=AVERAGE([.AX20:.AZ20])" office:value-type="float" office:value="4.387" calcext:value-type="float">
            <text:p>4.387E+00</text:p>
          </table:table-cell>
          <table:table-cell office:value-type="float" office:value="2.184" calcext:value-type="float">
            <text:p>2.184E+00</text:p>
          </table:table-cell>
          <table:table-cell office:value-type="float" office:value="1.517" calcext:value-type="float">
            <text:p>1.517E+00</text:p>
          </table:table-cell>
          <table:table-cell office:value-type="float" office:value="3.304" calcext:value-type="float">
            <text:p>3.304E+00</text:p>
          </table:table-cell>
          <table:table-cell table:formula="of:=AVERAGE([.BB20:.BD20])" office:value-type="float" office:value="2.335" calcext:value-type="float">
            <text:p>2.335E+00</text:p>
          </table:table-cell>
          <table:table-cell office:value-type="float" office:value="1.951" calcext:value-type="float">
            <text:p>1.951E+00</text:p>
          </table:table-cell>
          <table:table-cell office:value-type="float" office:value="0.673" calcext:value-type="float">
            <text:p>6.730E-01</text:p>
          </table:table-cell>
          <table:table-cell office:value-type="float" office:value="2.386" calcext:value-type="float">
            <text:p>2.386E+00</text:p>
          </table:table-cell>
          <table:table-cell table:formula="of:=AVERAGE([.BF20:.BH20])" office:value-type="float" office:value="1.67" calcext:value-type="float">
            <text:p>1.670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49640</text:p>
          </table:table-cell>
          <table:table-cell office:value-type="string" calcext:value-type="string">
            <text:p>CXE3</text:p>
          </table:table-cell>
          <table:table-cell office:value-type="float" office:value="2.435" calcext:value-type="float">
            <text:p>2.435E+00</text:p>
          </table:table-cell>
          <table:table-cell office:value-type="float" office:value="2.453" calcext:value-type="float">
            <text:p>2.453E+00</text:p>
          </table:table-cell>
          <table:table-cell office:value-type="float" office:value="2.643" calcext:value-type="float">
            <text:p>2.643E+00</text:p>
          </table:table-cell>
          <table:table-cell table:formula="of:=AVERAGE([.C21:.E21])" office:value-type="float" office:value="2.51033333333333" calcext:value-type="float">
            <text:p>2.510E+00</text:p>
          </table:table-cell>
          <table:table-cell office:value-type="float" office:value="1.457" calcext:value-type="float">
            <text:p>1.457E+00</text:p>
          </table:table-cell>
          <table:table-cell office:value-type="float" office:value="0.598" calcext:value-type="float">
            <text:p>5.980E-01</text:p>
          </table:table-cell>
          <table:table-cell office:value-type="float" office:value="0.283" calcext:value-type="float">
            <text:p>2.830E-01</text:p>
          </table:table-cell>
          <table:table-cell table:formula="of:=AVERAGE([.G21:.I21])" office:value-type="float" office:value="0.779333333333333" calcext:value-type="float">
            <text:p>7.793E-01</text:p>
          </table:table-cell>
          <table:table-cell office:value-type="float" office:value="2.815" calcext:value-type="float">
            <text:p>2.815E+00</text:p>
          </table:table-cell>
          <table:table-cell office:value-type="float" office:value="2.147" calcext:value-type="float">
            <text:p>2.147E+00</text:p>
          </table:table-cell>
          <table:table-cell office:value-type="float" office:value="2.619" calcext:value-type="float">
            <text:p>2.619E+00</text:p>
          </table:table-cell>
          <table:table-cell table:formula="of:=AVERAGE([.K21:.M21])" office:value-type="float" office:value="2.527" calcext:value-type="float">
            <text:p>2.527E+00</text:p>
          </table:table-cell>
          <table:table-cell office:value-type="float" office:value="2.345" calcext:value-type="float">
            <text:p>2.345E+00</text:p>
          </table:table-cell>
          <table:table-cell office:value-type="float" office:value="1.949" calcext:value-type="float">
            <text:p>1.949E+00</text:p>
          </table:table-cell>
          <table:table-cell office:value-type="float" office:value="1.36" calcext:value-type="float">
            <text:p>1.360E+00</text:p>
          </table:table-cell>
          <table:table-cell table:formula="of:=AVERAGE([.O21:.Q21])" office:value-type="float" office:value="1.88466666666667" calcext:value-type="float">
            <text:p>1.885E+00</text:p>
          </table:table-cell>
          <table:table-cell office:value-type="float" office:value="1.404" calcext:value-type="float">
            <text:p>1.404E+00</text:p>
          </table:table-cell>
          <table:table-cell office:value-type="float" office:value="1.981" calcext:value-type="float">
            <text:p>1.981E+00</text:p>
          </table:table-cell>
          <table:table-cell office:value-type="float" office:value="1.654" calcext:value-type="float">
            <text:p>1.654E+00</text:p>
          </table:table-cell>
          <table:table-cell table:formula="of:=AVERAGE([.S21:.U21])" office:value-type="float" office:value="1.67966666666667" calcext:value-type="float">
            <text:p>1.680E+00</text:p>
          </table:table-cell>
          <table:table-cell office:value-type="float" office:value="2.227" calcext:value-type="float">
            <text:p>2.227E+00</text:p>
          </table:table-cell>
          <table:table-cell office:value-type="float" office:value="1.464" calcext:value-type="float">
            <text:p>1.464E+00</text:p>
          </table:table-cell>
          <table:table-cell office:value-type="float" office:value="2.769" calcext:value-type="float">
            <text:p>2.769E+00</text:p>
          </table:table-cell>
          <table:table-cell table:formula="of:=AVERAGE([.W21:.Y21])" office:value-type="float" office:value="2.15333333333333" calcext:value-type="float">
            <text:p>2.153E+00</text:p>
          </table:table-cell>
          <table:table-cell office:value-type="float" office:value="1.092" calcext:value-type="float">
            <text:p>1.092E+00</text:p>
          </table:table-cell>
          <table:table-cell office:value-type="float" office:value="1.532" calcext:value-type="float">
            <text:p>1.532E+00</text:p>
          </table:table-cell>
          <table:table-cell office:value-type="float" office:value="2.962" calcext:value-type="float">
            <text:p>2.962E+00</text:p>
          </table:table-cell>
          <table:table-cell table:formula="of:=AVERAGE([.AA21:.AC21])" office:value-type="float" office:value="1.862" calcext:value-type="float">
            <text:p>1.862E+00</text:p>
          </table:table-cell>
          <table:table-cell office:value-type="float" office:value="1.608" calcext:value-type="float">
            <text:p>1.608E+00</text:p>
          </table:table-cell>
          <table:table-cell office:value-type="float" office:value="1.111" calcext:value-type="float">
            <text:p>1.111E+00</text:p>
          </table:table-cell>
          <table:table-cell table:formula="of:=AVERAGE([.AE21:.AF21])" office:value-type="float" office:value="1.3595" calcext:value-type="float">
            <text:p>1.360E+00</text:p>
          </table:table-cell>
          <table:table-cell office:value-type="float" office:value="1.313" calcext:value-type="float">
            <text:p>1.313E+00</text:p>
          </table:table-cell>
          <table:table-cell office:value-type="float" office:value="0.898" calcext:value-type="float">
            <text:p>8.980E-01</text:p>
          </table:table-cell>
          <table:table-cell office:value-type="float" office:value="1.674" calcext:value-type="float">
            <text:p>1.674E+00</text:p>
          </table:table-cell>
          <table:table-cell table:formula="of:=AVERAGE([.AH21:.AJ21])" office:value-type="float" office:value="1.295" calcext:value-type="float">
            <text:p>1.295E+00</text:p>
          </table:table-cell>
          <table:table-cell office:value-type="float" office:value="2.015" calcext:value-type="float">
            <text:p>2.015E+00</text:p>
          </table:table-cell>
          <table:table-cell office:value-type="float" office:value="1.838" calcext:value-type="float">
            <text:p>1.838E+00</text:p>
          </table:table-cell>
          <table:table-cell office:value-type="float" office:value="2.499" calcext:value-type="float">
            <text:p>2.499E+00</text:p>
          </table:table-cell>
          <table:table-cell table:formula="of:=AVERAGE([.AL21:.AN21])" office:value-type="float" office:value="2.11733333333333" calcext:value-type="float">
            <text:p>2.117E+00</text:p>
          </table:table-cell>
          <table:table-cell office:value-type="float" office:value="0.565" calcext:value-type="float">
            <text:p>5.650E-01</text:p>
          </table:table-cell>
          <table:table-cell office:value-type="float" office:value="0.279" calcext:value-type="float">
            <text:p>2.790E-01</text:p>
          </table:table-cell>
          <table:table-cell office:value-type="float" office:value="0.724" calcext:value-type="float">
            <text:p>7.240E-01</text:p>
          </table:table-cell>
          <table:table-cell table:formula="of:=AVERAGE([.AP21:.AR21])" office:value-type="float" office:value="0.522666666666667" calcext:value-type="float">
            <text:p>5.227E-01</text:p>
          </table:table-cell>
          <table:table-cell office:value-type="float" office:value="0.673" calcext:value-type="float">
            <text:p>6.730E-01</text:p>
          </table:table-cell>
          <table:table-cell office:value-type="float" office:value="0.563" calcext:value-type="float">
            <text:p>5.630E-01</text:p>
          </table:table-cell>
          <table:table-cell office:value-type="float" office:value="0.318" calcext:value-type="float">
            <text:p>3.180E-01</text:p>
          </table:table-cell>
          <table:table-cell table:formula="of:=AVERAGE([.AT21:.AV21])" office:value-type="float" office:value="0.518" calcext:value-type="float">
            <text:p>5.180E-01</text:p>
          </table:table-cell>
          <table:table-cell office:value-type="float" office:value="3.399" calcext:value-type="float">
            <text:p>3.399E+00</text:p>
          </table:table-cell>
          <table:table-cell office:value-type="float" office:value="2.925" calcext:value-type="float">
            <text:p>2.925E+00</text:p>
          </table:table-cell>
          <table:table-cell office:value-type="float" office:value="1.089" calcext:value-type="float">
            <text:p>1.089E+00</text:p>
          </table:table-cell>
          <table:table-cell table:formula="of:=AVERAGE([.AX21:.AZ21])" office:value-type="float" office:value="2.471" calcext:value-type="float">
            <text:p>2.471E+00</text:p>
          </table:table-cell>
          <table:table-cell office:value-type="float" office:value="1.494" calcext:value-type="float">
            <text:p>1.494E+00</text:p>
          </table:table-cell>
          <table:table-cell office:value-type="float" office:value="0.337" calcext:value-type="float">
            <text:p>3.370E-01</text:p>
          </table:table-cell>
          <table:table-cell office:value-type="float" office:value="1.016" calcext:value-type="float">
            <text:p>1.016E+00</text:p>
          </table:table-cell>
          <table:table-cell table:formula="of:=AVERAGE([.BB21:.BD21])" office:value-type="float" office:value="0.949" calcext:value-type="float">
            <text:p>9.490E-01</text:p>
          </table:table-cell>
          <table:table-cell office:value-type="float" office:value="1.594" calcext:value-type="float">
            <text:p>1.594E+00</text:p>
          </table:table-cell>
          <table:table-cell office:value-type="float" office:value="0.523" calcext:value-type="float">
            <text:p>5.230E-01</text:p>
          </table:table-cell>
          <table:table-cell office:value-type="float" office:value="1.17" calcext:value-type="float">
            <text:p>1.170E+00</text:p>
          </table:table-cell>
          <table:table-cell table:formula="of:=AVERAGE([.BF21:.BH21])" office:value-type="float" office:value="1.09566666666667" calcext:value-type="float">
            <text:p>1.096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51470</text:p>
          </table:table-cell>
          <table:table-cell office:value-type="string" calcext:value-type="string">
            <text:p>TGG5</text:p>
          </table:table-cell>
          <table:table-cell office:value-type="float" office:value="8.309" calcext:value-type="float">
            <text:p>8.309E+00</text:p>
          </table:table-cell>
          <table:table-cell office:value-type="float" office:value="2.768" calcext:value-type="float">
            <text:p>2.768E+00</text:p>
          </table:table-cell>
          <table:table-cell office:value-type="float" office:value="7.386" calcext:value-type="float">
            <text:p>7.386E+00</text:p>
          </table:table-cell>
          <table:table-cell table:formula="of:=AVERAGE([.C22:.E22])" office:value-type="float" office:value="6.15433333333333" calcext:value-type="float">
            <text:p>6.154E+00</text:p>
          </table:table-cell>
          <table:table-cell office:value-type="float" office:value="6.662" calcext:value-type="float">
            <text:p>6.662E+00</text:p>
          </table:table-cell>
          <table:table-cell office:value-type="float" office:value="2.546" calcext:value-type="float">
            <text:p>2.546E+00</text:p>
          </table:table-cell>
          <table:table-cell office:value-type="float" office:value="0.806" calcext:value-type="float">
            <text:p>8.060E-01</text:p>
          </table:table-cell>
          <table:table-cell table:formula="of:=AVERAGE([.G22:.I22])" office:value-type="float" office:value="3.338" calcext:value-type="float">
            <text:p>3.338E+00</text:p>
          </table:table-cell>
          <table:table-cell office:value-type="float" office:value="8.337" calcext:value-type="float">
            <text:p>8.337E+00</text:p>
          </table:table-cell>
          <table:table-cell office:value-type="float" office:value="2.887" calcext:value-type="float">
            <text:p>2.887E+00</text:p>
          </table:table-cell>
          <table:table-cell office:value-type="float" office:value="1.322" calcext:value-type="float">
            <text:p>1.322E+00</text:p>
          </table:table-cell>
          <table:table-cell table:formula="of:=AVERAGE([.K22:.M22])" office:value-type="float" office:value="4.182" calcext:value-type="float">
            <text:p>4.182E+00</text:p>
          </table:table-cell>
          <table:table-cell office:value-type="float" office:value="1.008" calcext:value-type="float">
            <text:p>1.008E+00</text:p>
          </table:table-cell>
          <table:table-cell office:value-type="float" office:value="0.946" calcext:value-type="float">
            <text:p>9.460E-01</text:p>
          </table:table-cell>
          <table:table-cell office:value-type="float" office:value="2.103" calcext:value-type="float">
            <text:p>2.103E+00</text:p>
          </table:table-cell>
          <table:table-cell table:formula="of:=AVERAGE([.O22:.Q22])" office:value-type="float" office:value="1.35233333333333" calcext:value-type="float">
            <text:p>1.352E+00</text:p>
          </table:table-cell>
          <table:table-cell office:value-type="float" office:value="2.115" calcext:value-type="float">
            <text:p>2.115E+00</text:p>
          </table:table-cell>
          <table:table-cell office:value-type="float" office:value="1.656" calcext:value-type="float">
            <text:p>1.656E+00</text:p>
          </table:table-cell>
          <table:table-cell office:value-type="float" office:value="2.369" calcext:value-type="float">
            <text:p>2.369E+00</text:p>
          </table:table-cell>
          <table:table-cell table:formula="of:=AVERAGE([.S22:.U22])" office:value-type="float" office:value="2.04666666666667" calcext:value-type="float">
            <text:p>2.047E+00</text:p>
          </table:table-cell>
          <table:table-cell office:value-type="float" office:value="5.482" calcext:value-type="float">
            <text:p>5.482E+00</text:p>
          </table:table-cell>
          <table:table-cell office:value-type="float" office:value="3.734" calcext:value-type="float">
            <text:p>3.734E+00</text:p>
          </table:table-cell>
          <table:table-cell office:value-type="float" office:value="7.341" calcext:value-type="float">
            <text:p>7.341E+00</text:p>
          </table:table-cell>
          <table:table-cell table:formula="of:=AVERAGE([.W22:.Y22])" office:value-type="float" office:value="5.519" calcext:value-type="float">
            <text:p>5.519E+00</text:p>
          </table:table-cell>
          <table:table-cell office:value-type="float" office:value="1.294" calcext:value-type="float">
            <text:p>1.294E+00</text:p>
          </table:table-cell>
          <table:table-cell office:value-type="float" office:value="2.116" calcext:value-type="float">
            <text:p>2.116E+00</text:p>
          </table:table-cell>
          <table:table-cell office:value-type="float" office:value="6.967" calcext:value-type="float">
            <text:p>6.967E+00</text:p>
          </table:table-cell>
          <table:table-cell table:formula="of:=AVERAGE([.AA22:.AC22])" office:value-type="float" office:value="3.459" calcext:value-type="float">
            <text:p>3.459E+00</text:p>
          </table:table-cell>
          <table:table-cell office:value-type="float" office:value="1.212" calcext:value-type="float">
            <text:p>1.212E+00</text:p>
          </table:table-cell>
          <table:table-cell office:value-type="float" office:value="1.337" calcext:value-type="float">
            <text:p>1.337E+00</text:p>
          </table:table-cell>
          <table:table-cell table:formula="of:=AVERAGE([.AE22:.AF22])" office:value-type="float" office:value="1.2745" calcext:value-type="float">
            <text:p>1.275E+00</text:p>
          </table:table-cell>
          <table:table-cell office:value-type="float" office:value="9.428" calcext:value-type="float">
            <text:p>9.428E+00</text:p>
          </table:table-cell>
          <table:table-cell office:value-type="float" office:value="1.451" calcext:value-type="float">
            <text:p>1.451E+00</text:p>
          </table:table-cell>
          <table:table-cell office:value-type="float" office:value="4.065" calcext:value-type="float">
            <text:p>4.065E+00</text:p>
          </table:table-cell>
          <table:table-cell table:formula="of:=AVERAGE([.AH22:.AJ22])" office:value-type="float" office:value="4.98133333333333" calcext:value-type="float">
            <text:p>4.981E+00</text:p>
          </table:table-cell>
          <table:table-cell office:value-type="float" office:value="7.705" calcext:value-type="float">
            <text:p>7.705E+00</text:p>
          </table:table-cell>
          <table:table-cell office:value-type="float" office:value="1.005" calcext:value-type="float">
            <text:p>1.005E+00</text:p>
          </table:table-cell>
          <table:table-cell office:value-type="float" office:value="7.829" calcext:value-type="float">
            <text:p>7.829E+00</text:p>
          </table:table-cell>
          <table:table-cell table:formula="of:=AVERAGE([.AL22:.AN22])" office:value-type="float" office:value="5.513" calcext:value-type="float">
            <text:p>5.513E+00</text:p>
          </table:table-cell>
          <table:table-cell office:value-type="float" office:value="2.897" calcext:value-type="float">
            <text:p>2.897E+00</text:p>
          </table:table-cell>
          <table:table-cell office:value-type="float" office:value="9.588" calcext:value-type="float">
            <text:p>9.588E+00</text:p>
          </table:table-cell>
          <table:table-cell office:value-type="float" office:value="2.52" calcext:value-type="float">
            <text:p>2.520E+00</text:p>
          </table:table-cell>
          <table:table-cell table:formula="of:=AVERAGE([.AP22:.AR22])" office:value-type="float" office:value="5.00166666666667" calcext:value-type="float">
            <text:p>5.002E+00</text:p>
          </table:table-cell>
          <table:table-cell office:value-type="float" office:value="1.274" calcext:value-type="float">
            <text:p>1.274E+00</text:p>
          </table:table-cell>
          <table:table-cell office:value-type="float" office:value="1.911" calcext:value-type="float">
            <text:p>1.911E+00</text:p>
          </table:table-cell>
          <table:table-cell office:value-type="float" office:value="3.84" calcext:value-type="float">
            <text:p>3.840E+00</text:p>
          </table:table-cell>
          <table:table-cell table:formula="of:=AVERAGE([.AT22:.AV22])" office:value-type="float" office:value="2.34166666666667" calcext:value-type="float">
            <text:p>2.342E+00</text:p>
          </table:table-cell>
          <table:table-cell office:value-type="float" office:value="1.17" calcext:value-type="float">
            <text:p>1.170E+00</text:p>
          </table:table-cell>
          <table:table-cell office:value-type="float" office:value="1.932" calcext:value-type="float">
            <text:p>1.932E+00</text:p>
          </table:table-cell>
          <table:table-cell office:value-type="float" office:value="0.795" calcext:value-type="float">
            <text:p>7.950E-01</text:p>
          </table:table-cell>
          <table:table-cell table:formula="of:=AVERAGE([.AX22:.AZ22])" office:value-type="float" office:value="1.299" calcext:value-type="float">
            <text:p>1.299E+00</text:p>
          </table:table-cell>
          <table:table-cell office:value-type="float" office:value="5.118" calcext:value-type="float">
            <text:p>5.118E+00</text:p>
          </table:table-cell>
          <table:table-cell office:value-type="float" office:value="3.466" calcext:value-type="float">
            <text:p>3.466E+00</text:p>
          </table:table-cell>
          <table:table-cell office:value-type="float" office:value="4.227" calcext:value-type="float">
            <text:p>4.227E+00</text:p>
          </table:table-cell>
          <table:table-cell table:formula="of:=AVERAGE([.BB22:.BD22])" office:value-type="float" office:value="4.27033333333333" calcext:value-type="float">
            <text:p>4.270E+00</text:p>
          </table:table-cell>
          <table:table-cell office:value-type="float" office:value="6.011" calcext:value-type="float">
            <text:p>6.011E+00</text:p>
          </table:table-cell>
          <table:table-cell office:value-type="float" office:value="1.52" calcext:value-type="float">
            <text:p>1.520E+00</text:p>
          </table:table-cell>
          <table:table-cell office:value-type="float" office:value="4.054" calcext:value-type="float">
            <text:p>4.054E+00</text:p>
          </table:table-cell>
          <table:table-cell table:formula="of:=AVERAGE([.BF22:.BH22])" office:value-type="float" office:value="3.86166666666667" calcext:value-type="float">
            <text:p>3.862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57560</text:p>
          </table:table-cell>
          <table:table-cell office:value-type="string" calcext:value-type="string">
            <text:p>AtMYB50</text:p>
          </table:table-cell>
          <table:table-cell office:value-type="float" office:value="1.802" calcext:value-type="float">
            <text:p>1.802E+00</text:p>
          </table:table-cell>
          <table:table-cell office:value-type="float" office:value="1.094" calcext:value-type="float">
            <text:p>1.094E+00</text:p>
          </table:table-cell>
          <table:table-cell office:value-type="float" office:value="1.345" calcext:value-type="float">
            <text:p>1.345E+00</text:p>
          </table:table-cell>
          <table:table-cell table:formula="of:=AVERAGE([.C23:.E23])" office:value-type="float" office:value="1.41366666666667" calcext:value-type="float">
            <text:p>1.414E+00</text:p>
          </table:table-cell>
          <table:table-cell office:value-type="float" office:value="1.252" calcext:value-type="float">
            <text:p>1.252E+00</text:p>
          </table:table-cell>
          <table:table-cell office:value-type="float" office:value="2.26" calcext:value-type="float">
            <text:p>2.260E+00</text:p>
          </table:table-cell>
          <table:table-cell office:value-type="float" office:value="0.32" calcext:value-type="float">
            <text:p>3.200E-01</text:p>
          </table:table-cell>
          <table:table-cell table:formula="of:=AVERAGE([.G23:.I23])" office:value-type="float" office:value="1.27733333333333" calcext:value-type="float">
            <text:p>1.277E+00</text:p>
          </table:table-cell>
          <table:table-cell office:value-type="float" office:value="2.127" calcext:value-type="float">
            <text:p>2.127E+00</text:p>
          </table:table-cell>
          <table:table-cell office:value-type="float" office:value="1.976" calcext:value-type="float">
            <text:p>1.976E+00</text:p>
          </table:table-cell>
          <table:table-cell office:value-type="float" office:value="0.928" calcext:value-type="float">
            <text:p>9.280E-01</text:p>
          </table:table-cell>
          <table:table-cell table:formula="of:=AVERAGE([.K23:.M23])" office:value-type="float" office:value="1.677" calcext:value-type="float">
            <text:p>1.677E+00</text:p>
          </table:table-cell>
          <table:table-cell office:value-type="float" office:value="0.398" calcext:value-type="float">
            <text:p>3.980E-01</text:p>
          </table:table-cell>
          <table:table-cell office:value-type="float" office:value="0.51" calcext:value-type="float">
            <text:p>5.100E-01</text:p>
          </table:table-cell>
          <table:table-cell office:value-type="float" office:value="0.655" calcext:value-type="float">
            <text:p>6.550E-01</text:p>
          </table:table-cell>
          <table:table-cell table:formula="of:=AVERAGE([.O23:.Q23])" office:value-type="float" office:value="0.521" calcext:value-type="float">
            <text:p>5.210E-01</text:p>
          </table:table-cell>
          <table:table-cell office:value-type="float" office:value="1.926" calcext:value-type="float">
            <text:p>1.926E+00</text:p>
          </table:table-cell>
          <table:table-cell office:value-type="float" office:value="1.54" calcext:value-type="float">
            <text:p>1.540E+00</text:p>
          </table:table-cell>
          <table:table-cell office:value-type="float" office:value="1.463" calcext:value-type="float">
            <text:p>1.463E+00</text:p>
          </table:table-cell>
          <table:table-cell table:formula="of:=AVERAGE([.S23:.U23])" office:value-type="float" office:value="1.643" calcext:value-type="float">
            <text:p>1.643E+00</text:p>
          </table:table-cell>
          <table:table-cell office:value-type="float" office:value="1.226" calcext:value-type="float">
            <text:p>1.226E+00</text:p>
          </table:table-cell>
          <table:table-cell office:value-type="float" office:value="3.235" calcext:value-type="float">
            <text:p>3.235E+00</text:p>
          </table:table-cell>
          <table:table-cell office:value-type="float" office:value="2.24" calcext:value-type="float">
            <text:p>2.240E+00</text:p>
          </table:table-cell>
          <table:table-cell table:formula="of:=AVERAGE([.W23:.Y23])" office:value-type="float" office:value="2.23366666666667" calcext:value-type="float">
            <text:p>2.234E+00</text:p>
          </table:table-cell>
          <table:table-cell office:value-type="float" office:value="1.363" calcext:value-type="float">
            <text:p>1.363E+00</text:p>
          </table:table-cell>
          <table:table-cell office:value-type="float" office:value="2.051" calcext:value-type="float">
            <text:p>2.051E+00</text:p>
          </table:table-cell>
          <table:table-cell office:value-type="float" office:value="2.214" calcext:value-type="float">
            <text:p>2.214E+00</text:p>
          </table:table-cell>
          <table:table-cell table:formula="of:=AVERAGE([.AA23:.AC23])" office:value-type="float" office:value="1.876" calcext:value-type="float">
            <text:p>1.876E+00</text:p>
          </table:table-cell>
          <table:table-cell office:value-type="float" office:value="1.764" calcext:value-type="float">
            <text:p>1.764E+00</text:p>
          </table:table-cell>
          <table:table-cell office:value-type="float" office:value="0.84" calcext:value-type="float">
            <text:p>8.400E-01</text:p>
          </table:table-cell>
          <table:table-cell table:formula="of:=AVERAGE([.AE23:.AF23])" office:value-type="float" office:value="1.302" calcext:value-type="float">
            <text:p>1.302E+00</text:p>
          </table:table-cell>
          <table:table-cell office:value-type="float" office:value="1.614" calcext:value-type="float">
            <text:p>1.614E+00</text:p>
          </table:table-cell>
          <table:table-cell office:value-type="float" office:value="1.57" calcext:value-type="float">
            <text:p>1.570E+00</text:p>
          </table:table-cell>
          <table:table-cell office:value-type="float" office:value="1.157" calcext:value-type="float">
            <text:p>1.157E+00</text:p>
          </table:table-cell>
          <table:table-cell table:formula="of:=AVERAGE([.AH23:.AJ23])" office:value-type="float" office:value="1.447" calcext:value-type="float">
            <text:p>1.447E+00</text:p>
          </table:table-cell>
          <table:table-cell office:value-type="float" office:value="1.444" calcext:value-type="float">
            <text:p>1.444E+00</text:p>
          </table:table-cell>
          <table:table-cell office:value-type="float" office:value="0.832" calcext:value-type="float">
            <text:p>8.320E-01</text:p>
          </table:table-cell>
          <table:table-cell office:value-type="float" office:value="1.031" calcext:value-type="float">
            <text:p>1.031E+00</text:p>
          </table:table-cell>
          <table:table-cell table:formula="of:=AVERAGE([.AL23:.AN23])" office:value-type="float" office:value="1.10233333333333" calcext:value-type="float">
            <text:p>1.102E+00</text:p>
          </table:table-cell>
          <table:table-cell office:value-type="float" office:value="2.388" calcext:value-type="float">
            <text:p>2.388E+00</text:p>
          </table:table-cell>
          <table:table-cell office:value-type="float" office:value="0.948" calcext:value-type="float">
            <text:p>9.480E-01</text:p>
          </table:table-cell>
          <table:table-cell office:value-type="float" office:value="2.776" calcext:value-type="float">
            <text:p>2.776E+00</text:p>
          </table:table-cell>
          <table:table-cell table:formula="of:=AVERAGE([.AP23:.AR23])" office:value-type="float" office:value="2.03733333333333" calcext:value-type="float">
            <text:p>2.037E+00</text:p>
          </table:table-cell>
          <table:table-cell office:value-type="float" office:value="2.219" calcext:value-type="float">
            <text:p>2.219E+00</text:p>
          </table:table-cell>
          <table:table-cell office:value-type="float" office:value="3.506" calcext:value-type="float">
            <text:p>3.506E+00</text:p>
          </table:table-cell>
          <table:table-cell office:value-type="float" office:value="1.758" calcext:value-type="float">
            <text:p>1.758E+00</text:p>
          </table:table-cell>
          <table:table-cell table:formula="of:=AVERAGE([.AT23:.AV23])" office:value-type="float" office:value="2.49433333333333" calcext:value-type="float">
            <text:p>2.494E+00</text:p>
          </table:table-cell>
          <table:table-cell office:value-type="float" office:value="1.571" calcext:value-type="float">
            <text:p>1.571E+00</text:p>
          </table:table-cell>
          <table:table-cell office:value-type="float" office:value="2.156" calcext:value-type="float">
            <text:p>2.156E+00</text:p>
          </table:table-cell>
          <table:table-cell office:value-type="float" office:value="1.506" calcext:value-type="float">
            <text:p>1.506E+00</text:p>
          </table:table-cell>
          <table:table-cell table:formula="of:=AVERAGE([.AX23:.AZ23])" office:value-type="float" office:value="1.74433333333333" calcext:value-type="float">
            <text:p>1.744E+00</text:p>
          </table:table-cell>
          <table:table-cell office:value-type="float" office:value="3.572" calcext:value-type="float">
            <text:p>3.572E+00</text:p>
          </table:table-cell>
          <table:table-cell office:value-type="float" office:value="2.313" calcext:value-type="float">
            <text:p>2.313E+00</text:p>
          </table:table-cell>
          <table:table-cell office:value-type="float" office:value="3.676" calcext:value-type="float">
            <text:p>3.676E+00</text:p>
          </table:table-cell>
          <table:table-cell table:formula="of:=AVERAGE([.BB23:.BD23])" office:value-type="float" office:value="3.187" calcext:value-type="float">
            <text:p>3.187E+00</text:p>
          </table:table-cell>
          <table:table-cell office:value-type="float" office:value="4.876" calcext:value-type="float">
            <text:p>4.876E+00</text:p>
          </table:table-cell>
          <table:table-cell office:value-type="float" office:value="3.294" calcext:value-type="float">
            <text:p>3.294E+00</text:p>
          </table:table-cell>
          <table:table-cell office:value-type="float" office:value="5.061" calcext:value-type="float">
            <text:p>5.061E+00</text:p>
          </table:table-cell>
          <table:table-cell table:formula="of:=AVERAGE([.BF23:.BH23])" office:value-type="float" office:value="4.41033333333333" calcext:value-type="float">
            <text:p>4.410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57990</text:p>
          </table:table-cell>
          <table:table-cell office:value-type="string" calcext:value-type="string">
            <text:p>PUP18</text:p>
          </table:table-cell>
          <table:table-cell office:value-type="float" office:value="7.574" calcext:value-type="float">
            <text:p>7.574E+00</text:p>
          </table:table-cell>
          <table:table-cell office:value-type="float" office:value="8.81" calcext:value-type="float">
            <text:p>8.810E+00</text:p>
          </table:table-cell>
          <table:table-cell office:value-type="float" office:value="8.114" calcext:value-type="float">
            <text:p>8.114E+00</text:p>
          </table:table-cell>
          <table:table-cell table:formula="of:=AVERAGE([.C24:.E24])" office:value-type="float" office:value="8.166" calcext:value-type="float">
            <text:p>8.166E+00</text:p>
          </table:table-cell>
          <table:table-cell office:value-type="float" office:value="12.459" calcext:value-type="float">
            <text:p>1.246E+01</text:p>
          </table:table-cell>
          <table:table-cell office:value-type="float" office:value="17.714" calcext:value-type="float">
            <text:p>1.771E+01</text:p>
          </table:table-cell>
          <table:table-cell office:value-type="float" office:value="27.2" calcext:value-type="float">
            <text:p>2.720E+01</text:p>
          </table:table-cell>
          <table:table-cell table:formula="of:=AVERAGE([.G24:.I24])" office:value-type="float" office:value="19.1243333333333" calcext:value-type="float">
            <text:p>1.912E+01</text:p>
          </table:table-cell>
          <table:table-cell office:value-type="float" office:value="30.876" calcext:value-type="float">
            <text:p>3.088E+01</text:p>
          </table:table-cell>
          <table:table-cell office:value-type="float" office:value="25.098" calcext:value-type="float">
            <text:p>2.510E+01</text:p>
          </table:table-cell>
          <table:table-cell office:value-type="float" office:value="21.03" calcext:value-type="float">
            <text:p>2.103E+01</text:p>
          </table:table-cell>
          <table:table-cell table:formula="of:=AVERAGE([.K24:.M24])" office:value-type="float" office:value="25.668" calcext:value-type="float">
            <text:p>2.567E+01</text:p>
          </table:table-cell>
          <table:table-cell office:value-type="float" office:value="14.321" calcext:value-type="float">
            <text:p>1.432E+01</text:p>
          </table:table-cell>
          <table:table-cell office:value-type="float" office:value="19.228" calcext:value-type="float">
            <text:p>1.923E+01</text:p>
          </table:table-cell>
          <table:table-cell office:value-type="float" office:value="21.263" calcext:value-type="float">
            <text:p>2.126E+01</text:p>
          </table:table-cell>
          <table:table-cell table:formula="of:=AVERAGE([.O24:.Q24])" office:value-type="float" office:value="18.2706666666667" calcext:value-type="float">
            <text:p>1.827E+01</text:p>
          </table:table-cell>
          <table:table-cell office:value-type="float" office:value="12.388" calcext:value-type="float">
            <text:p>1.239E+01</text:p>
          </table:table-cell>
          <table:table-cell office:value-type="float" office:value="11.679" calcext:value-type="float">
            <text:p>1.168E+01</text:p>
          </table:table-cell>
          <table:table-cell office:value-type="float" office:value="10.093" calcext:value-type="float">
            <text:p>1.009E+01</text:p>
          </table:table-cell>
          <table:table-cell table:formula="of:=AVERAGE([.S24:.U24])" office:value-type="float" office:value="11.3866666666667" calcext:value-type="float">
            <text:p>1.139E+01</text:p>
          </table:table-cell>
          <table:table-cell office:value-type="float" office:value="20.537" calcext:value-type="float">
            <text:p>2.054E+01</text:p>
          </table:table-cell>
          <table:table-cell office:value-type="float" office:value="7.678" calcext:value-type="float">
            <text:p>7.678E+00</text:p>
          </table:table-cell>
          <table:table-cell office:value-type="float" office:value="13.745" calcext:value-type="float">
            <text:p>1.375E+01</text:p>
          </table:table-cell>
          <table:table-cell table:formula="of:=AVERAGE([.W24:.Y24])" office:value-type="float" office:value="13.9866666666667" calcext:value-type="float">
            <text:p>1.399E+01</text:p>
          </table:table-cell>
          <table:table-cell office:value-type="float" office:value="11.337" calcext:value-type="float">
            <text:p>1.134E+01</text:p>
          </table:table-cell>
          <table:table-cell office:value-type="float" office:value="9.239" calcext:value-type="float">
            <text:p>9.239E+00</text:p>
          </table:table-cell>
          <table:table-cell office:value-type="float" office:value="10.774" calcext:value-type="float">
            <text:p>1.077E+01</text:p>
          </table:table-cell>
          <table:table-cell table:formula="of:=AVERAGE([.AA24:.AC24])" office:value-type="float" office:value="10.45" calcext:value-type="float">
            <text:p>1.045E+01</text:p>
          </table:table-cell>
          <table:table-cell office:value-type="float" office:value="12.43" calcext:value-type="float">
            <text:p>1.243E+01</text:p>
          </table:table-cell>
          <table:table-cell office:value-type="float" office:value="16.437" calcext:value-type="float">
            <text:p>1.644E+01</text:p>
          </table:table-cell>
          <table:table-cell table:formula="of:=AVERAGE([.AE24:.AF24])" office:value-type="float" office:value="14.4335" calcext:value-type="float">
            <text:p>1.443E+01</text:p>
          </table:table-cell>
          <table:table-cell office:value-type="float" office:value="24.68" calcext:value-type="float">
            <text:p>2.468E+01</text:p>
          </table:table-cell>
          <table:table-cell office:value-type="float" office:value="11.046" calcext:value-type="float">
            <text:p>1.105E+01</text:p>
          </table:table-cell>
          <table:table-cell office:value-type="float" office:value="15.94" calcext:value-type="float">
            <text:p>1.594E+01</text:p>
          </table:table-cell>
          <table:table-cell table:formula="of:=AVERAGE([.AH24:.AJ24])" office:value-type="float" office:value="17.222" calcext:value-type="float">
            <text:p>1.722E+01</text:p>
          </table:table-cell>
          <table:table-cell office:value-type="float" office:value="9.467" calcext:value-type="float">
            <text:p>9.467E+00</text:p>
          </table:table-cell>
          <table:table-cell office:value-type="float" office:value="17.793" calcext:value-type="float">
            <text:p>1.779E+01</text:p>
          </table:table-cell>
          <table:table-cell office:value-type="float" office:value="23.566" calcext:value-type="float">
            <text:p>2.357E+01</text:p>
          </table:table-cell>
          <table:table-cell table:formula="of:=AVERAGE([.AL24:.AN24])" office:value-type="float" office:value="16.942" calcext:value-type="float">
            <text:p>1.694E+01</text:p>
          </table:table-cell>
          <table:table-cell office:value-type="float" office:value="6.643" calcext:value-type="float">
            <text:p>6.643E+00</text:p>
          </table:table-cell>
          <table:table-cell office:value-type="float" office:value="10.036" calcext:value-type="float">
            <text:p>1.004E+01</text:p>
          </table:table-cell>
          <table:table-cell office:value-type="float" office:value="12.517" calcext:value-type="float">
            <text:p>1.252E+01</text:p>
          </table:table-cell>
          <table:table-cell table:formula="of:=AVERAGE([.AP24:.AR24])" office:value-type="float" office:value="9.732" calcext:value-type="float">
            <text:p>9.732E+00</text:p>
          </table:table-cell>
          <table:table-cell office:value-type="float" office:value="7.27" calcext:value-type="float">
            <text:p>7.270E+00</text:p>
          </table:table-cell>
          <table:table-cell office:value-type="float" office:value="7.293" calcext:value-type="float">
            <text:p>7.293E+00</text:p>
          </table:table-cell>
          <table:table-cell office:value-type="float" office:value="7.46" calcext:value-type="float">
            <text:p>7.460E+00</text:p>
          </table:table-cell>
          <table:table-cell table:formula="of:=AVERAGE([.AT24:.AV24])" office:value-type="float" office:value="7.341" calcext:value-type="float">
            <text:p>7.341E+00</text:p>
          </table:table-cell>
          <table:table-cell office:value-type="float" office:value="6.948" calcext:value-type="float">
            <text:p>6.948E+00</text:p>
          </table:table-cell>
          <table:table-cell office:value-type="float" office:value="7.963" calcext:value-type="float">
            <text:p>7.963E+00</text:p>
          </table:table-cell>
          <table:table-cell office:value-type="float" office:value="8.886" calcext:value-type="float">
            <text:p>8.886E+00</text:p>
          </table:table-cell>
          <table:table-cell table:formula="of:=AVERAGE([.AX24:.AZ24])" office:value-type="float" office:value="7.93233333333333" calcext:value-type="float">
            <text:p>7.932E+00</text:p>
          </table:table-cell>
          <table:table-cell office:value-type="float" office:value="16.342" calcext:value-type="float">
            <text:p>1.634E+01</text:p>
          </table:table-cell>
          <table:table-cell office:value-type="float" office:value="16.994" calcext:value-type="float">
            <text:p>1.699E+01</text:p>
          </table:table-cell>
          <table:table-cell office:value-type="float" office:value="24.934" calcext:value-type="float">
            <text:p>2.493E+01</text:p>
          </table:table-cell>
          <table:table-cell table:formula="of:=AVERAGE([.BB24:.BD24])" office:value-type="float" office:value="19.4233333333333" calcext:value-type="float">
            <text:p>1.942E+01</text:p>
          </table:table-cell>
          <table:table-cell office:value-type="float" office:value="10.422" calcext:value-type="float">
            <text:p>1.042E+01</text:p>
          </table:table-cell>
          <table:table-cell office:value-type="float" office:value="14.855" calcext:value-type="float">
            <text:p>1.486E+01</text:p>
          </table:table-cell>
          <table:table-cell office:value-type="float" office:value="8.019" calcext:value-type="float">
            <text:p>8.019E+00</text:p>
          </table:table-cell>
          <table:table-cell table:formula="of:=AVERAGE([.BF24:.BH24])" office:value-type="float" office:value="11.0986666666667" calcext:value-type="float">
            <text:p>1.110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58420</text:p>
          </table:table-cell>
          <table:table-cell office:value-type="float" office:value="1.637" calcext:value-type="float">
            <text:p>1.637E+00</text:p>
          </table:table-cell>
          <table:table-cell office:value-type="float" office:value="1.117" calcext:value-type="float">
            <text:p>1.117E+00</text:p>
          </table:table-cell>
          <table:table-cell office:value-type="float" office:value="1.166" calcext:value-type="float">
            <text:p>1.166E+00</text:p>
          </table:table-cell>
          <table:table-cell table:formula="of:=AVERAGE([.C25:.E25])" office:value-type="float" office:value="1.30666666666667" calcext:value-type="float">
            <text:p>1.307E+00</text:p>
          </table:table-cell>
          <table:table-cell office:value-type="float" office:value="2.804" calcext:value-type="float">
            <text:p>2.804E+00</text:p>
          </table:table-cell>
          <table:table-cell office:value-type="float" office:value="2.533" calcext:value-type="float">
            <text:p>2.533E+00</text:p>
          </table:table-cell>
          <table:table-cell office:value-type="float" office:value="8.432" calcext:value-type="float">
            <text:p>8.432E+00</text:p>
          </table:table-cell>
          <table:table-cell table:formula="of:=AVERAGE([.G25:.I25])" office:value-type="float" office:value="4.58966666666667" calcext:value-type="float">
            <text:p>4.590E+00</text:p>
          </table:table-cell>
          <table:table-cell office:value-type="float" office:value="2.717" calcext:value-type="float">
            <text:p>2.717E+00</text:p>
          </table:table-cell>
          <table:table-cell office:value-type="float" office:value="2.116" calcext:value-type="float">
            <text:p>2.116E+00</text:p>
          </table:table-cell>
          <table:table-cell office:value-type="float" office:value="2.373" calcext:value-type="float">
            <text:p>2.373E+00</text:p>
          </table:table-cell>
          <table:table-cell table:formula="of:=AVERAGE([.K25:.M25])" office:value-type="float" office:value="2.402" calcext:value-type="float">
            <text:p>2.402E+00</text:p>
          </table:table-cell>
          <table:table-cell office:value-type="float" office:value="1.687" calcext:value-type="float">
            <text:p>1.687E+00</text:p>
          </table:table-cell>
          <table:table-cell office:value-type="float" office:value="2.528" calcext:value-type="float">
            <text:p>2.528E+00</text:p>
          </table:table-cell>
          <table:table-cell office:value-type="float" office:value="2.852" calcext:value-type="float">
            <text:p>2.852E+00</text:p>
          </table:table-cell>
          <table:table-cell table:formula="of:=AVERAGE([.O25:.Q25])" office:value-type="float" office:value="2.35566666666667" calcext:value-type="float">
            <text:p>2.356E+00</text:p>
          </table:table-cell>
          <table:table-cell office:value-type="float" office:value="2.436" calcext:value-type="float">
            <text:p>2.436E+00</text:p>
          </table:table-cell>
          <table:table-cell office:value-type="float" office:value="2.24" calcext:value-type="float">
            <text:p>2.240E+00</text:p>
          </table:table-cell>
          <table:table-cell office:value-type="float" office:value="1.854" calcext:value-type="float">
            <text:p>1.854E+00</text:p>
          </table:table-cell>
          <table:table-cell table:formula="of:=AVERAGE([.S25:.U25])" office:value-type="float" office:value="2.17666666666667" calcext:value-type="float">
            <text:p>2.177E+00</text:p>
          </table:table-cell>
          <table:table-cell office:value-type="float" office:value="1.726" calcext:value-type="float">
            <text:p>1.726E+00</text:p>
          </table:table-cell>
          <table:table-cell office:value-type="float" office:value="1.188" calcext:value-type="float">
            <text:p>1.188E+00</text:p>
          </table:table-cell>
          <table:table-cell office:value-type="float" office:value="2.422" calcext:value-type="float">
            <text:p>2.422E+00</text:p>
          </table:table-cell>
          <table:table-cell table:formula="of:=AVERAGE([.W25:.Y25])" office:value-type="float" office:value="1.77866666666667" calcext:value-type="float">
            <text:p>1.779E+00</text:p>
          </table:table-cell>
          <table:table-cell office:value-type="float" office:value="1.592" calcext:value-type="float">
            <text:p>1.592E+00</text:p>
          </table:table-cell>
          <table:table-cell office:value-type="float" office:value="2.513" calcext:value-type="float">
            <text:p>2.513E+00</text:p>
          </table:table-cell>
          <table:table-cell office:value-type="float" office:value="3.09" calcext:value-type="float">
            <text:p>3.090E+00</text:p>
          </table:table-cell>
          <table:table-cell table:formula="of:=AVERAGE([.AA25:.AC25])" office:value-type="float" office:value="2.39833333333333" calcext:value-type="float">
            <text:p>2.398E+00</text:p>
          </table:table-cell>
          <table:table-cell office:value-type="float" office:value="3.895" calcext:value-type="float">
            <text:p>3.895E+00</text:p>
          </table:table-cell>
          <table:table-cell office:value-type="float" office:value="2.946" calcext:value-type="float">
            <text:p>2.946E+00</text:p>
          </table:table-cell>
          <table:table-cell table:formula="of:=AVERAGE([.AE25:.AF25])" office:value-type="float" office:value="3.4205" calcext:value-type="float">
            <text:p>3.421E+00</text:p>
          </table:table-cell>
          <table:table-cell office:value-type="float" office:value="4.19" calcext:value-type="float">
            <text:p>4.190E+00</text:p>
          </table:table-cell>
          <table:table-cell office:value-type="float" office:value="1.608" calcext:value-type="float">
            <text:p>1.608E+00</text:p>
          </table:table-cell>
          <table:table-cell office:value-type="float" office:value="2.833" calcext:value-type="float">
            <text:p>2.833E+00</text:p>
          </table:table-cell>
          <table:table-cell table:formula="of:=AVERAGE([.AH25:.AJ25])" office:value-type="float" office:value="2.877" calcext:value-type="float">
            <text:p>2.877E+00</text:p>
          </table:table-cell>
          <table:table-cell office:value-type="float" office:value="1.927" calcext:value-type="float">
            <text:p>1.927E+00</text:p>
          </table:table-cell>
          <table:table-cell office:value-type="float" office:value="3.781" calcext:value-type="float">
            <text:p>3.781E+00</text:p>
          </table:table-cell>
          <table:table-cell office:value-type="float" office:value="5.017" calcext:value-type="float">
            <text:p>5.017E+00</text:p>
          </table:table-cell>
          <table:table-cell table:formula="of:=AVERAGE([.AL25:.AN25])" office:value-type="float" office:value="3.575" calcext:value-type="float">
            <text:p>3.575E+00</text:p>
          </table:table-cell>
          <table:table-cell office:value-type="float" office:value="1.209" calcext:value-type="float">
            <text:p>1.209E+00</text:p>
          </table:table-cell>
          <table:table-cell office:value-type="float" office:value="1.136" calcext:value-type="float">
            <text:p>1.136E+00</text:p>
          </table:table-cell>
          <table:table-cell office:value-type="float" office:value="2.805" calcext:value-type="float">
            <text:p>2.805E+00</text:p>
          </table:table-cell>
          <table:table-cell table:formula="of:=AVERAGE([.AP25:.AR25])" office:value-type="float" office:value="1.71666666666667" calcext:value-type="float">
            <text:p>1.717E+00</text:p>
          </table:table-cell>
          <table:table-cell office:value-type="float" office:value="1.546" calcext:value-type="float">
            <text:p>1.546E+00</text:p>
          </table:table-cell>
          <table:table-cell office:value-type="float" office:value="1.267" calcext:value-type="float">
            <text:p>1.267E+00</text:p>
          </table:table-cell>
          <table:table-cell office:value-type="float" office:value="1.653" calcext:value-type="float">
            <text:p>1.653E+00</text:p>
          </table:table-cell>
          <table:table-cell table:formula="of:=AVERAGE([.AT25:.AV25])" office:value-type="float" office:value="1.48866666666667" calcext:value-type="float">
            <text:p>1.489E+00</text:p>
          </table:table-cell>
          <table:table-cell office:value-type="float" office:value="0.931" calcext:value-type="float">
            <text:p>9.310E-01</text:p>
          </table:table-cell>
          <table:table-cell office:value-type="float" office:value="1.597" calcext:value-type="float">
            <text:p>1.597E+00</text:p>
          </table:table-cell>
          <table:table-cell office:value-type="float" office:value="1.604" calcext:value-type="float">
            <text:p>1.604E+00</text:p>
          </table:table-cell>
          <table:table-cell table:formula="of:=AVERAGE([.AX25:.AZ25])" office:value-type="float" office:value="1.37733333333333" calcext:value-type="float">
            <text:p>1.377E+00</text:p>
          </table:table-cell>
          <table:table-cell office:value-type="float" office:value="2.108" calcext:value-type="float">
            <text:p>2.108E+00</text:p>
          </table:table-cell>
          <table:table-cell office:value-type="float" office:value="1.696" calcext:value-type="float">
            <text:p>1.696E+00</text:p>
          </table:table-cell>
          <table:table-cell office:value-type="float" office:value="2.125" calcext:value-type="float">
            <text:p>2.125E+00</text:p>
          </table:table-cell>
          <table:table-cell table:formula="of:=AVERAGE([.BB25:.BD25])" office:value-type="float" office:value="1.97633333333333" calcext:value-type="float">
            <text:p>1.976E+00</text:p>
          </table:table-cell>
          <table:table-cell office:value-type="float" office:value="3.1" calcext:value-type="float">
            <text:p>3.100E+00</text:p>
          </table:table-cell>
          <table:table-cell office:value-type="float" office:value="5.016" calcext:value-type="float">
            <text:p>5.016E+00</text:p>
          </table:table-cell>
          <table:table-cell office:value-type="float" office:value="2.237" calcext:value-type="float">
            <text:p>2.237E+00</text:p>
          </table:table-cell>
          <table:table-cell table:formula="of:=AVERAGE([.BF25:.BH25])" office:value-type="float" office:value="3.451" calcext:value-type="float">
            <text:p>3.451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61800</text:p>
          </table:table-cell>
          <table:table-cell office:value-type="string" calcext:value-type="string">
            <text:p>GPT2</text:p>
          </table:table-cell>
          <table:table-cell office:value-type="float" office:value="17.799" calcext:value-type="float">
            <text:p>1.780E+01</text:p>
          </table:table-cell>
          <table:table-cell office:value-type="float" office:value="28.339" calcext:value-type="float">
            <text:p>2.834E+01</text:p>
          </table:table-cell>
          <table:table-cell office:value-type="float" office:value="32.484" calcext:value-type="float">
            <text:p>3.248E+01</text:p>
          </table:table-cell>
          <table:table-cell table:formula="of:=AVERAGE([.C26:.E26])" office:value-type="float" office:value="26.2073333333333" calcext:value-type="float">
            <text:p>2.621E+01</text:p>
          </table:table-cell>
          <table:table-cell office:value-type="float" office:value="48.629" calcext:value-type="float">
            <text:p>4.863E+01</text:p>
          </table:table-cell>
          <table:table-cell office:value-type="float" office:value="22.133" calcext:value-type="float">
            <text:p>2.213E+01</text:p>
          </table:table-cell>
          <table:table-cell office:value-type="float" office:value="4.11" calcext:value-type="float">
            <text:p>4.110E+00</text:p>
          </table:table-cell>
          <table:table-cell table:formula="of:=AVERAGE([.G26:.I26])" office:value-type="float" office:value="24.9573333333333" calcext:value-type="float">
            <text:p>2.496E+01</text:p>
          </table:table-cell>
          <table:table-cell office:value-type="float" office:value="9.321" calcext:value-type="float">
            <text:p>9.321E+00</text:p>
          </table:table-cell>
          <table:table-cell office:value-type="float" office:value="17.028" calcext:value-type="float">
            <text:p>1.703E+01</text:p>
          </table:table-cell>
          <table:table-cell office:value-type="float" office:value="20.734" calcext:value-type="float">
            <text:p>2.073E+01</text:p>
          </table:table-cell>
          <table:table-cell table:formula="of:=AVERAGE([.K26:.M26])" office:value-type="float" office:value="15.6943333333333" calcext:value-type="float">
            <text:p>1.569E+01</text:p>
          </table:table-cell>
          <table:table-cell office:value-type="float" office:value="14.719" calcext:value-type="float">
            <text:p>1.472E+01</text:p>
          </table:table-cell>
          <table:table-cell office:value-type="float" office:value="9.101" calcext:value-type="float">
            <text:p>9.101E+00</text:p>
          </table:table-cell>
          <table:table-cell office:value-type="float" office:value="13.393" calcext:value-type="float">
            <text:p>1.339E+01</text:p>
          </table:table-cell>
          <table:table-cell table:formula="of:=AVERAGE([.O26:.Q26])" office:value-type="float" office:value="12.4043333333333" calcext:value-type="float">
            <text:p>1.240E+01</text:p>
          </table:table-cell>
          <table:table-cell office:value-type="float" office:value="41.141" calcext:value-type="float">
            <text:p>4.114E+01</text:p>
          </table:table-cell>
          <table:table-cell office:value-type="float" office:value="24.416" calcext:value-type="float">
            <text:p>2.442E+01</text:p>
          </table:table-cell>
          <table:table-cell office:value-type="float" office:value="9.518" calcext:value-type="float">
            <text:p>9.518E+00</text:p>
          </table:table-cell>
          <table:table-cell table:formula="of:=AVERAGE([.S26:.U26])" office:value-type="float" office:value="25.025" calcext:value-type="float">
            <text:p>2.503E+01</text:p>
          </table:table-cell>
          <table:table-cell office:value-type="float" office:value="2.99" calcext:value-type="float">
            <text:p>2.990E+00</text:p>
          </table:table-cell>
          <table:table-cell office:value-type="float" office:value="3.47" calcext:value-type="float">
            <text:p>3.470E+00</text:p>
          </table:table-cell>
          <table:table-cell office:value-type="float" office:value="55.118" calcext:value-type="float">
            <text:p>5.512E+01</text:p>
          </table:table-cell>
          <table:table-cell table:formula="of:=AVERAGE([.W26:.Y26])" office:value-type="float" office:value="20.526" calcext:value-type="float">
            <text:p>2.053E+01</text:p>
          </table:table-cell>
          <table:table-cell office:value-type="float" office:value="94.684" calcext:value-type="float">
            <text:p>9.468E+01</text:p>
          </table:table-cell>
          <table:table-cell office:value-type="float" office:value="37.103" calcext:value-type="float">
            <text:p>3.710E+01</text:p>
          </table:table-cell>
          <table:table-cell office:value-type="float" office:value="109.913" calcext:value-type="float">
            <text:p>1.099E+02</text:p>
          </table:table-cell>
          <table:table-cell table:formula="of:=AVERAGE([.AA26:.AC26])" office:value-type="float" office:value="80.5666666666667" calcext:value-type="float">
            <text:p>8.057E+01</text:p>
          </table:table-cell>
          <table:table-cell office:value-type="float" office:value="14.801" calcext:value-type="float">
            <text:p>1.480E+01</text:p>
          </table:table-cell>
          <table:table-cell office:value-type="float" office:value="13.384" calcext:value-type="float">
            <text:p>1.338E+01</text:p>
          </table:table-cell>
          <table:table-cell table:formula="of:=AVERAGE([.AE26:.AF26])" office:value-type="float" office:value="14.0925" calcext:value-type="float">
            <text:p>1.409E+01</text:p>
          </table:table-cell>
          <table:table-cell office:value-type="float" office:value="28.776" calcext:value-type="float">
            <text:p>2.878E+01</text:p>
          </table:table-cell>
          <table:table-cell office:value-type="float" office:value="7.871" calcext:value-type="float">
            <text:p>7.871E+00</text:p>
          </table:table-cell>
          <table:table-cell office:value-type="float" office:value="24.931" calcext:value-type="float">
            <text:p>2.493E+01</text:p>
          </table:table-cell>
          <table:table-cell table:formula="of:=AVERAGE([.AH26:.AJ26])" office:value-type="float" office:value="20.526" calcext:value-type="float">
            <text:p>2.053E+01</text:p>
          </table:table-cell>
          <table:table-cell office:value-type="float" office:value="4.858" calcext:value-type="float">
            <text:p>4.858E+00</text:p>
          </table:table-cell>
          <table:table-cell office:value-type="float" office:value="15.582" calcext:value-type="float">
            <text:p>1.558E+01</text:p>
          </table:table-cell>
          <table:table-cell office:value-type="float" office:value="9.888" calcext:value-type="float">
            <text:p>9.888E+00</text:p>
          </table:table-cell>
          <table:table-cell table:formula="of:=AVERAGE([.AL26:.AN26])" office:value-type="float" office:value="10.1093333333333" calcext:value-type="float">
            <text:p>1.011E+01</text:p>
          </table:table-cell>
          <table:table-cell office:value-type="float" office:value="3.703" calcext:value-type="float">
            <text:p>3.703E+00</text:p>
          </table:table-cell>
          <table:table-cell office:value-type="float" office:value="8.268" calcext:value-type="float">
            <text:p>8.268E+00</text:p>
          </table:table-cell>
          <table:table-cell office:value-type="float" office:value="8.339" calcext:value-type="float">
            <text:p>8.339E+00</text:p>
          </table:table-cell>
          <table:table-cell table:formula="of:=AVERAGE([.AP26:.AR26])" office:value-type="float" office:value="6.77" calcext:value-type="float">
            <text:p>6.770E+00</text:p>
          </table:table-cell>
          <table:table-cell office:value-type="float" office:value="8.523" calcext:value-type="float">
            <text:p>8.523E+00</text:p>
          </table:table-cell>
          <table:table-cell office:value-type="float" office:value="5.081" calcext:value-type="float">
            <text:p>5.081E+00</text:p>
          </table:table-cell>
          <table:table-cell office:value-type="float" office:value="5.827" calcext:value-type="float">
            <text:p>5.827E+00</text:p>
          </table:table-cell>
          <table:table-cell table:formula="of:=AVERAGE([.AT26:.AV26])" office:value-type="float" office:value="6.477" calcext:value-type="float">
            <text:p>6.477E+00</text:p>
          </table:table-cell>
          <table:table-cell office:value-type="float" office:value="15.547" calcext:value-type="float">
            <text:p>1.555E+01</text:p>
          </table:table-cell>
          <table:table-cell office:value-type="float" office:value="9.393" calcext:value-type="float">
            <text:p>9.393E+00</text:p>
          </table:table-cell>
          <table:table-cell office:value-type="float" office:value="1.789" calcext:value-type="float">
            <text:p>1.789E+00</text:p>
          </table:table-cell>
          <table:table-cell table:formula="of:=AVERAGE([.AX26:.AZ26])" office:value-type="float" office:value="8.90966666666667" calcext:value-type="float">
            <text:p>8.910E+00</text:p>
          </table:table-cell>
          <table:table-cell office:value-type="float" office:value="4.418" calcext:value-type="float">
            <text:p>4.418E+00</text:p>
          </table:table-cell>
          <table:table-cell office:value-type="float" office:value="1.281" calcext:value-type="float">
            <text:p>1.281E+00</text:p>
          </table:table-cell>
          <table:table-cell office:value-type="float" office:value="2.348" calcext:value-type="float">
            <text:p>2.348E+00</text:p>
          </table:table-cell>
          <table:table-cell table:formula="of:=AVERAGE([.BB26:.BD26])" office:value-type="float" office:value="2.68233333333333" calcext:value-type="float">
            <text:p>2.682E+00</text:p>
          </table:table-cell>
          <table:table-cell office:value-type="float" office:value="10.225" calcext:value-type="float">
            <text:p>1.023E+01</text:p>
          </table:table-cell>
          <table:table-cell office:value-type="float" office:value="7.088" calcext:value-type="float">
            <text:p>7.088E+00</text:p>
          </table:table-cell>
          <table:table-cell office:value-type="float" office:value="14.91" calcext:value-type="float">
            <text:p>1.491E+01</text:p>
          </table:table-cell>
          <table:table-cell table:formula="of:=AVERAGE([.BF26:.BH26])" office:value-type="float" office:value="10.741" calcext:value-type="float">
            <text:p>1.074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61810</text:p>
          </table:table-cell>
          <table:table-cell office:value-type="string" calcext:value-type="string">
            <text:p>BGLU45</text:p>
          </table:table-cell>
          <table:table-cell office:value-type="float" office:value="3.195" calcext:value-type="float">
            <text:p>3.195E+00</text:p>
          </table:table-cell>
          <table:table-cell office:value-type="float" office:value="1.719" calcext:value-type="float">
            <text:p>1.719E+00</text:p>
          </table:table-cell>
          <table:table-cell office:value-type="float" office:value="3.731" calcext:value-type="float">
            <text:p>3.731E+00</text:p>
          </table:table-cell>
          <table:table-cell table:formula="of:=AVERAGE([.C27:.E27])" office:value-type="float" office:value="2.88166666666667" calcext:value-type="float">
            <text:p>2.882E+00</text:p>
          </table:table-cell>
          <table:table-cell office:value-type="float" office:value="1.525" calcext:value-type="float">
            <text:p>1.525E+00</text:p>
          </table:table-cell>
          <table:table-cell office:value-type="float" office:value="3.506" calcext:value-type="float">
            <text:p>3.506E+00</text:p>
          </table:table-cell>
          <table:table-cell office:value-type="float" office:value="0.749" calcext:value-type="float">
            <text:p>7.490E-01</text:p>
          </table:table-cell>
          <table:table-cell table:formula="of:=AVERAGE([.G27:.I27])" office:value-type="float" office:value="1.92666666666667" calcext:value-type="float">
            <text:p>1.927E+00</text:p>
          </table:table-cell>
          <table:table-cell office:value-type="float" office:value="2.182" calcext:value-type="float">
            <text:p>2.182E+00</text:p>
          </table:table-cell>
          <table:table-cell office:value-type="float" office:value="1.698" calcext:value-type="float">
            <text:p>1.698E+00</text:p>
          </table:table-cell>
          <table:table-cell office:value-type="float" office:value="2.349" calcext:value-type="float">
            <text:p>2.349E+00</text:p>
          </table:table-cell>
          <table:table-cell table:formula="of:=AVERAGE([.K27:.M27])" office:value-type="float" office:value="2.07633333333333" calcext:value-type="float">
            <text:p>2.076E+00</text:p>
          </table:table-cell>
          <table:table-cell office:value-type="float" office:value="1.302" calcext:value-type="float">
            <text:p>1.302E+00</text:p>
          </table:table-cell>
          <table:table-cell office:value-type="float" office:value="0.457" calcext:value-type="float">
            <text:p>4.570E-01</text:p>
          </table:table-cell>
          <table:table-cell office:value-type="float" office:value="0.968" calcext:value-type="float">
            <text:p>9.680E-01</text:p>
          </table:table-cell>
          <table:table-cell table:formula="of:=AVERAGE([.O27:.Q27])" office:value-type="float" office:value="0.909" calcext:value-type="float">
            <text:p>9.090E-01</text:p>
          </table:table-cell>
          <table:table-cell office:value-type="float" office:value="0.731" calcext:value-type="float">
            <text:p>7.310E-01</text:p>
          </table:table-cell>
          <table:table-cell office:value-type="float" office:value="0.803" calcext:value-type="float">
            <text:p>8.030E-01</text:p>
          </table:table-cell>
          <table:table-cell office:value-type="float" office:value="0.881" calcext:value-type="float">
            <text:p>8.810E-01</text:p>
          </table:table-cell>
          <table:table-cell table:formula="of:=AVERAGE([.S27:.U27])" office:value-type="float" office:value="0.805" calcext:value-type="float">
            <text:p>8.050E-01</text:p>
          </table:table-cell>
          <table:table-cell office:value-type="float" office:value="2.397" calcext:value-type="float">
            <text:p>2.397E+00</text:p>
          </table:table-cell>
          <table:table-cell office:value-type="float" office:value="0.295" calcext:value-type="float">
            <text:p>2.950E-01</text:p>
          </table:table-cell>
          <table:table-cell office:value-type="float" office:value="0.673" calcext:value-type="float">
            <text:p>6.730E-01</text:p>
          </table:table-cell>
          <table:table-cell table:formula="of:=AVERAGE([.W27:.Y27])" office:value-type="float" office:value="1.12166666666667" calcext:value-type="float">
            <text:p>1.122E+00</text:p>
          </table:table-cell>
          <table:table-cell office:value-type="float" office:value="3.425" calcext:value-type="float">
            <text:p>3.425E+00</text:p>
          </table:table-cell>
          <table:table-cell office:value-type="float" office:value="1.04" calcext:value-type="float">
            <text:p>1.040E+00</text:p>
          </table:table-cell>
          <table:table-cell office:value-type="float" office:value="3.114" calcext:value-type="float">
            <text:p>3.114E+00</text:p>
          </table:table-cell>
          <table:table-cell table:formula="of:=AVERAGE([.AA27:.AC27])" office:value-type="float" office:value="2.52633333333333" calcext:value-type="float">
            <text:p>2.526E+00</text:p>
          </table:table-cell>
          <table:table-cell office:value-type="float" office:value="1.379" calcext:value-type="float">
            <text:p>1.379E+00</text:p>
          </table:table-cell>
          <table:table-cell office:value-type="float" office:value="1.259" calcext:value-type="float">
            <text:p>1.259E+00</text:p>
          </table:table-cell>
          <table:table-cell table:formula="of:=AVERAGE([.AE27:.AF27])" office:value-type="float" office:value="1.319" calcext:value-type="float">
            <text:p>1.319E+00</text:p>
          </table:table-cell>
          <table:table-cell office:value-type="float" office:value="2.278" calcext:value-type="float">
            <text:p>2.278E+00</text:p>
          </table:table-cell>
          <table:table-cell office:value-type="float" office:value="0.433" calcext:value-type="float">
            <text:p>4.330E-01</text:p>
          </table:table-cell>
          <table:table-cell office:value-type="float" office:value="0.731" calcext:value-type="float">
            <text:p>7.310E-01</text:p>
          </table:table-cell>
          <table:table-cell table:formula="of:=AVERAGE([.AH27:.AJ27])" office:value-type="float" office:value="1.14733333333333" calcext:value-type="float">
            <text:p>1.147E+00</text:p>
          </table:table-cell>
          <table:table-cell office:value-type="float" office:value="0.672" calcext:value-type="float">
            <text:p>6.720E-01</text:p>
          </table:table-cell>
          <table:table-cell office:value-type="float" office:value="1.928" calcext:value-type="float">
            <text:p>1.928E+00</text:p>
          </table:table-cell>
          <table:table-cell office:value-type="float" office:value="2.012" calcext:value-type="float">
            <text:p>2.012E+00</text:p>
          </table:table-cell>
          <table:table-cell table:formula="of:=AVERAGE([.AL27:.AN27])" office:value-type="float" office:value="1.53733333333333" calcext:value-type="float">
            <text:p>1.537E+00</text:p>
          </table:table-cell>
          <table:table-cell office:value-type="float" office:value="0.741" calcext:value-type="float">
            <text:p>7.410E-01</text:p>
          </table:table-cell>
          <table:table-cell office:value-type="float" office:value="3.113" calcext:value-type="float">
            <text:p>3.113E+00</text:p>
          </table:table-cell>
          <table:table-cell office:value-type="float" office:value="4.012" calcext:value-type="float">
            <text:p>4.012E+00</text:p>
          </table:table-cell>
          <table:table-cell table:formula="of:=AVERAGE([.AP27:.AR27])" office:value-type="float" office:value="2.622" calcext:value-type="float">
            <text:p>2.622E+00</text:p>
          </table:table-cell>
          <table:table-cell office:value-type="float" office:value="6.933" calcext:value-type="float">
            <text:p>6.933E+00</text:p>
          </table:table-cell>
          <table:table-cell office:value-type="float" office:value="2.947" calcext:value-type="float">
            <text:p>2.947E+00</text:p>
          </table:table-cell>
          <table:table-cell office:value-type="float" office:value="1.428" calcext:value-type="float">
            <text:p>1.428E+00</text:p>
          </table:table-cell>
          <table:table-cell table:formula="of:=AVERAGE([.AT27:.AV27])" office:value-type="float" office:value="3.76933333333333" calcext:value-type="float">
            <text:p>3.769E+00</text:p>
          </table:table-cell>
          <table:table-cell office:value-type="float" office:value="14.124" calcext:value-type="float">
            <text:p>1.412E+01</text:p>
          </table:table-cell>
          <table:table-cell office:value-type="float" office:value="13.223" calcext:value-type="float">
            <text:p>1.322E+01</text:p>
          </table:table-cell>
          <table:table-cell office:value-type="float" office:value="3.337" calcext:value-type="float">
            <text:p>3.337E+00</text:p>
          </table:table-cell>
          <table:table-cell table:formula="of:=AVERAGE([.AX27:.AZ27])" office:value-type="float" office:value="10.228" calcext:value-type="float">
            <text:p>1.023E+01</text:p>
          </table:table-cell>
          <table:table-cell office:value-type="float" office:value="6.291" calcext:value-type="float">
            <text:p>6.291E+00</text:p>
          </table:table-cell>
          <table:table-cell office:value-type="float" office:value="2.44" calcext:value-type="float">
            <text:p>2.440E+00</text:p>
          </table:table-cell>
          <table:table-cell office:value-type="float" office:value="16.162" calcext:value-type="float">
            <text:p>1.616E+01</text:p>
          </table:table-cell>
          <table:table-cell table:formula="of:=AVERAGE([.BB27:.BD27])" office:value-type="float" office:value="8.29766666666667" calcext:value-type="float">
            <text:p>8.298E+00</text:p>
          </table:table-cell>
          <table:table-cell office:value-type="float" office:value="3.973" calcext:value-type="float">
            <text:p>3.973E+00</text:p>
          </table:table-cell>
          <table:table-cell office:value-type="float" office:value="1.452" calcext:value-type="float">
            <text:p>1.452E+00</text:p>
          </table:table-cell>
          <table:table-cell office:value-type="float" office:value="5.797" calcext:value-type="float">
            <text:p>5.797E+00</text:p>
          </table:table-cell>
          <table:table-cell table:formula="of:=AVERAGE([.BF27:.BH27])" office:value-type="float" office:value="3.74066666666667" calcext:value-type="float">
            <text:p>3.741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61930</text:p>
          </table:table-cell>
          <table:table-cell office:value-type="float" office:value="3.206" calcext:value-type="float">
            <text:p>3.206E+00</text:p>
          </table:table-cell>
          <table:table-cell office:value-type="float" office:value="6.013" calcext:value-type="float">
            <text:p>6.013E+00</text:p>
          </table:table-cell>
          <table:table-cell office:value-type="float" office:value="4.002" calcext:value-type="float">
            <text:p>4.002E+00</text:p>
          </table:table-cell>
          <table:table-cell table:formula="of:=AVERAGE([.C28:.E28])" office:value-type="float" office:value="4.407" calcext:value-type="float">
            <text:p>4.407E+00</text:p>
          </table:table-cell>
          <table:table-cell office:value-type="float" office:value="2.638" calcext:value-type="float">
            <text:p>2.638E+00</text:p>
          </table:table-cell>
          <table:table-cell office:value-type="float" office:value="4.164" calcext:value-type="float">
            <text:p>4.164E+00</text:p>
          </table:table-cell>
          <table:table-cell office:value-type="float" office:value="2.001" calcext:value-type="float">
            <text:p>2.001E+00</text:p>
          </table:table-cell>
          <table:table-cell table:formula="of:=AVERAGE([.G28:.I28])" office:value-type="float" office:value="2.93433333333333" calcext:value-type="float">
            <text:p>2.934E+00</text:p>
          </table:table-cell>
          <table:table-cell office:value-type="float" office:value="3.66" calcext:value-type="float">
            <text:p>3.660E+00</text:p>
          </table:table-cell>
          <table:table-cell office:value-type="float" office:value="4.282" calcext:value-type="float">
            <text:p>4.282E+00</text:p>
          </table:table-cell>
          <table:table-cell office:value-type="float" office:value="3.457" calcext:value-type="float">
            <text:p>3.457E+00</text:p>
          </table:table-cell>
          <table:table-cell table:formula="of:=AVERAGE([.K28:.M28])" office:value-type="float" office:value="3.79966666666667" calcext:value-type="float">
            <text:p>3.800E+00</text:p>
          </table:table-cell>
          <table:table-cell office:value-type="float" office:value="1.36" calcext:value-type="float">
            <text:p>1.360E+00</text:p>
          </table:table-cell>
          <table:table-cell office:value-type="float" office:value="1.308" calcext:value-type="float">
            <text:p>1.308E+00</text:p>
          </table:table-cell>
          <table:table-cell office:value-type="float" office:value="2.769" calcext:value-type="float">
            <text:p>2.769E+00</text:p>
          </table:table-cell>
          <table:table-cell table:formula="of:=AVERAGE([.O28:.Q28])" office:value-type="float" office:value="1.81233333333333" calcext:value-type="float">
            <text:p>1.812E+00</text:p>
          </table:table-cell>
          <table:table-cell office:value-type="float" office:value="4.044" calcext:value-type="float">
            <text:p>4.044E+00</text:p>
          </table:table-cell>
          <table:table-cell office:value-type="float" office:value="3.383" calcext:value-type="float">
            <text:p>3.383E+00</text:p>
          </table:table-cell>
          <table:table-cell office:value-type="float" office:value="3.218" calcext:value-type="float">
            <text:p>3.218E+00</text:p>
          </table:table-cell>
          <table:table-cell table:formula="of:=AVERAGE([.S28:.U28])" office:value-type="float" office:value="3.54833333333333" calcext:value-type="float">
            <text:p>3.548E+00</text:p>
          </table:table-cell>
          <table:table-cell office:value-type="float" office:value="3.398" calcext:value-type="float">
            <text:p>3.398E+00</text:p>
          </table:table-cell>
          <table:table-cell office:value-type="float" office:value="5.209" calcext:value-type="float">
            <text:p>5.209E+00</text:p>
          </table:table-cell>
          <table:table-cell office:value-type="float" office:value="4.937" calcext:value-type="float">
            <text:p>4.937E+00</text:p>
          </table:table-cell>
          <table:table-cell table:formula="of:=AVERAGE([.W28:.Y28])" office:value-type="float" office:value="4.51466666666667" calcext:value-type="float">
            <text:p>4.515E+00</text:p>
          </table:table-cell>
          <table:table-cell office:value-type="float" office:value="2.872" calcext:value-type="float">
            <text:p>2.872E+00</text:p>
          </table:table-cell>
          <table:table-cell office:value-type="float" office:value="2.327" calcext:value-type="float">
            <text:p>2.327E+00</text:p>
          </table:table-cell>
          <table:table-cell office:value-type="float" office:value="2.93" calcext:value-type="float">
            <text:p>2.930E+00</text:p>
          </table:table-cell>
          <table:table-cell table:formula="of:=AVERAGE([.AA28:.AC28])" office:value-type="float" office:value="2.70966666666667" calcext:value-type="float">
            <text:p>2.710E+00</text:p>
          </table:table-cell>
          <table:table-cell office:value-type="float" office:value="3.356" calcext:value-type="float">
            <text:p>3.356E+00</text:p>
          </table:table-cell>
          <table:table-cell office:value-type="float" office:value="1.724" calcext:value-type="float">
            <text:p>1.724E+00</text:p>
          </table:table-cell>
          <table:table-cell table:formula="of:=AVERAGE([.AE28:.AF28])" office:value-type="float" office:value="2.54" calcext:value-type="float">
            <text:p>2.540E+00</text:p>
          </table:table-cell>
          <table:table-cell office:value-type="float" office:value="3.518" calcext:value-type="float">
            <text:p>3.518E+00</text:p>
          </table:table-cell>
          <table:table-cell office:value-type="float" office:value="1.771" calcext:value-type="float">
            <text:p>1.771E+00</text:p>
          </table:table-cell>
          <table:table-cell office:value-type="float" office:value="3.095" calcext:value-type="float">
            <text:p>3.095E+00</text:p>
          </table:table-cell>
          <table:table-cell table:formula="of:=AVERAGE([.AH28:.AJ28])" office:value-type="float" office:value="2.79466666666667" calcext:value-type="float">
            <text:p>2.795E+00</text:p>
          </table:table-cell>
          <table:table-cell office:value-type="float" office:value="2.865" calcext:value-type="float">
            <text:p>2.865E+00</text:p>
          </table:table-cell>
          <table:table-cell office:value-type="float" office:value="2.923" calcext:value-type="float">
            <text:p>2.923E+00</text:p>
          </table:table-cell>
          <table:table-cell office:value-type="float" office:value="1.932" calcext:value-type="float">
            <text:p>1.932E+00</text:p>
          </table:table-cell>
          <table:table-cell table:formula="of:=AVERAGE([.AL28:.AN28])" office:value-type="float" office:value="2.57333333333333" calcext:value-type="float">
            <text:p>2.573E+00</text:p>
          </table:table-cell>
          <table:table-cell office:value-type="float" office:value="3.066" calcext:value-type="float">
            <text:p>3.066E+00</text:p>
          </table:table-cell>
          <table:table-cell office:value-type="float" office:value="5.987" calcext:value-type="float">
            <text:p>5.987E+00</text:p>
          </table:table-cell>
          <table:table-cell office:value-type="float" office:value="5.413" calcext:value-type="float">
            <text:p>5.413E+00</text:p>
          </table:table-cell>
          <table:table-cell table:formula="of:=AVERAGE([.AP28:.AR28])" office:value-type="float" office:value="4.822" calcext:value-type="float">
            <text:p>4.822E+00</text:p>
          </table:table-cell>
          <table:table-cell office:value-type="float" office:value="3.29" calcext:value-type="float">
            <text:p>3.290E+00</text:p>
          </table:table-cell>
          <table:table-cell office:value-type="float" office:value="3.88" calcext:value-type="float">
            <text:p>3.880E+00</text:p>
          </table:table-cell>
          <table:table-cell office:value-type="float" office:value="4.858" calcext:value-type="float">
            <text:p>4.858E+00</text:p>
          </table:table-cell>
          <table:table-cell table:formula="of:=AVERAGE([.AT28:.AV28])" office:value-type="float" office:value="4.00933333333333" calcext:value-type="float">
            <text:p>4.009E+00</text:p>
          </table:table-cell>
          <table:table-cell office:value-type="float" office:value="3.815" calcext:value-type="float">
            <text:p>3.815E+00</text:p>
          </table:table-cell>
          <table:table-cell office:value-type="float" office:value="4.008" calcext:value-type="float">
            <text:p>4.008E+00</text:p>
          </table:table-cell>
          <table:table-cell office:value-type="float" office:value="3.69" calcext:value-type="float">
            <text:p>3.690E+00</text:p>
          </table:table-cell>
          <table:table-cell table:formula="of:=AVERAGE([.AX28:.AZ28])" office:value-type="float" office:value="3.83766666666667" calcext:value-type="float">
            <text:p>3.838E+00</text:p>
          </table:table-cell>
          <table:table-cell office:value-type="float" office:value="1.402" calcext:value-type="float">
            <text:p>1.402E+00</text:p>
          </table:table-cell>
          <table:table-cell office:value-type="float" office:value="1.888" calcext:value-type="float">
            <text:p>1.888E+00</text:p>
          </table:table-cell>
          <table:table-cell office:value-type="float" office:value="1.115" calcext:value-type="float">
            <text:p>1.115E+00</text:p>
          </table:table-cell>
          <table:table-cell table:formula="of:=AVERAGE([.BB28:.BD28])" office:value-type="float" office:value="1.46833333333333" calcext:value-type="float">
            <text:p>1.468E+00</text:p>
          </table:table-cell>
          <table:table-cell office:value-type="float" office:value="3.375" calcext:value-type="float">
            <text:p>3.375E+00</text:p>
          </table:table-cell>
          <table:table-cell office:value-type="float" office:value="2.039" calcext:value-type="float">
            <text:p>2.039E+00</text:p>
          </table:table-cell>
          <table:table-cell office:value-type="float" office:value="4.277" calcext:value-type="float">
            <text:p>4.277E+00</text:p>
          </table:table-cell>
          <table:table-cell table:formula="of:=AVERAGE([.BF28:.BH28])" office:value-type="float" office:value="3.23033333333333" calcext:value-type="float">
            <text:p>3.230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62360</text:p>
          </table:table-cell>
          <table:table-cell office:value-type="string" calcext:value-type="string">
            <text:p>STM</text:p>
          </table:table-cell>
          <table:table-cell office:value-type="float" office:value="3.551" calcext:value-type="float">
            <text:p>3.551E+00</text:p>
          </table:table-cell>
          <table:table-cell office:value-type="float" office:value="2.545" calcext:value-type="float">
            <text:p>2.545E+00</text:p>
          </table:table-cell>
          <table:table-cell office:value-type="float" office:value="2.335" calcext:value-type="float">
            <text:p>2.335E+00</text:p>
          </table:table-cell>
          <table:table-cell table:formula="of:=AVERAGE([.C29:.E29])" office:value-type="float" office:value="2.81033333333333" calcext:value-type="float">
            <text:p>2.810E+00</text:p>
          </table:table-cell>
          <table:table-cell office:value-type="float" office:value="2.604" calcext:value-type="float">
            <text:p>2.604E+00</text:p>
          </table:table-cell>
          <table:table-cell office:value-type="float" office:value="3.237" calcext:value-type="float">
            <text:p>3.237E+00</text:p>
          </table:table-cell>
          <table:table-cell office:value-type="float" office:value="4.036" calcext:value-type="float">
            <text:p>4.036E+00</text:p>
          </table:table-cell>
          <table:table-cell table:formula="of:=AVERAGE([.G29:.I29])" office:value-type="float" office:value="3.29233333333333" calcext:value-type="float">
            <text:p>3.292E+00</text:p>
          </table:table-cell>
          <table:table-cell office:value-type="float" office:value="2.825" calcext:value-type="float">
            <text:p>2.825E+00</text:p>
          </table:table-cell>
          <table:table-cell office:value-type="float" office:value="2.453" calcext:value-type="float">
            <text:p>2.453E+00</text:p>
          </table:table-cell>
          <table:table-cell office:value-type="float" office:value="2.1" calcext:value-type="float">
            <text:p>2.100E+00</text:p>
          </table:table-cell>
          <table:table-cell table:formula="of:=AVERAGE([.K29:.M29])" office:value-type="float" office:value="2.45933333333333" calcext:value-type="float">
            <text:p>2.459E+00</text:p>
          </table:table-cell>
          <table:table-cell office:value-type="float" office:value="3.213" calcext:value-type="float">
            <text:p>3.213E+00</text:p>
          </table:table-cell>
          <table:table-cell office:value-type="float" office:value="3.462" calcext:value-type="float">
            <text:p>3.462E+00</text:p>
          </table:table-cell>
          <table:table-cell office:value-type="float" office:value="4.79" calcext:value-type="float">
            <text:p>4.790E+00</text:p>
          </table:table-cell>
          <table:table-cell table:formula="of:=AVERAGE([.O29:.Q29])" office:value-type="float" office:value="3.82166666666667" calcext:value-type="float">
            <text:p>3.822E+00</text:p>
          </table:table-cell>
          <table:table-cell office:value-type="float" office:value="2.466" calcext:value-type="float">
            <text:p>2.466E+00</text:p>
          </table:table-cell>
          <table:table-cell office:value-type="float" office:value="3.424" calcext:value-type="float">
            <text:p>3.424E+00</text:p>
          </table:table-cell>
          <table:table-cell office:value-type="float" office:value="3.455" calcext:value-type="float">
            <text:p>3.455E+00</text:p>
          </table:table-cell>
          <table:table-cell table:formula="of:=AVERAGE([.S29:.U29])" office:value-type="float" office:value="3.115" calcext:value-type="float">
            <text:p>3.115E+00</text:p>
          </table:table-cell>
          <table:table-cell office:value-type="float" office:value="4.228" calcext:value-type="float">
            <text:p>4.228E+00</text:p>
          </table:table-cell>
          <table:table-cell office:value-type="float" office:value="2.13" calcext:value-type="float">
            <text:p>2.130E+00</text:p>
          </table:table-cell>
          <table:table-cell office:value-type="float" office:value="2.235" calcext:value-type="float">
            <text:p>2.235E+00</text:p>
          </table:table-cell>
          <table:table-cell table:formula="of:=AVERAGE([.W29:.Y29])" office:value-type="float" office:value="2.86433333333333" calcext:value-type="float">
            <text:p>2.864E+00</text:p>
          </table:table-cell>
          <table:table-cell office:value-type="float" office:value="1.773" calcext:value-type="float">
            <text:p>1.773E+00</text:p>
          </table:table-cell>
          <table:table-cell office:value-type="float" office:value="2.502" calcext:value-type="float">
            <text:p>2.502E+00</text:p>
          </table:table-cell>
          <table:table-cell office:value-type="float" office:value="3.552" calcext:value-type="float">
            <text:p>3.552E+00</text:p>
          </table:table-cell>
          <table:table-cell table:formula="of:=AVERAGE([.AA29:.AC29])" office:value-type="float" office:value="2.609" calcext:value-type="float">
            <text:p>2.609E+00</text:p>
          </table:table-cell>
          <table:table-cell office:value-type="float" office:value="3.87" calcext:value-type="float">
            <text:p>3.870E+00</text:p>
          </table:table-cell>
          <table:table-cell office:value-type="float" office:value="1.774" calcext:value-type="float">
            <text:p>1.774E+00</text:p>
          </table:table-cell>
          <table:table-cell table:formula="of:=AVERAGE([.AE29:.AF29])" office:value-type="float" office:value="2.822" calcext:value-type="float">
            <text:p>2.822E+00</text:p>
          </table:table-cell>
          <table:table-cell office:value-type="float" office:value="2.056" calcext:value-type="float">
            <text:p>2.056E+00</text:p>
          </table:table-cell>
          <table:table-cell office:value-type="float" office:value="2.936" calcext:value-type="float">
            <text:p>2.936E+00</text:p>
          </table:table-cell>
          <table:table-cell office:value-type="float" office:value="3.266" calcext:value-type="float">
            <text:p>3.266E+00</text:p>
          </table:table-cell>
          <table:table-cell table:formula="of:=AVERAGE([.AH29:.AJ29])" office:value-type="float" office:value="2.75266666666667" calcext:value-type="float">
            <text:p>2.753E+00</text:p>
          </table:table-cell>
          <table:table-cell office:value-type="float" office:value="113.453" calcext:value-type="float">
            <text:p>1.135E+02</text:p>
          </table:table-cell>
          <table:table-cell office:value-type="float" office:value="357.859" calcext:value-type="float">
            <text:p>3.579E+02</text:p>
          </table:table-cell>
          <table:table-cell office:value-type="float" office:value="145.949" calcext:value-type="float">
            <text:p>1.459E+02</text:p>
          </table:table-cell>
          <table:table-cell table:formula="of:=AVERAGE([.AL29:.AN29])" office:value-type="float" office:value="205.753666666667" calcext:value-type="float">
            <text:p>2.058E+02</text:p>
          </table:table-cell>
          <table:table-cell office:value-type="float" office:value="83.381" calcext:value-type="float">
            <text:p>8.338E+01</text:p>
          </table:table-cell>
          <table:table-cell office:value-type="float" office:value="70.129" calcext:value-type="float">
            <text:p>7.013E+01</text:p>
          </table:table-cell>
          <table:table-cell office:value-type="float" office:value="84.606" calcext:value-type="float">
            <text:p>8.461E+01</text:p>
          </table:table-cell>
          <table:table-cell table:formula="of:=AVERAGE([.AP29:.AR29])" office:value-type="float" office:value="79.372" calcext:value-type="float">
            <text:p>7.937E+01</text:p>
          </table:table-cell>
          <table:table-cell office:value-type="float" office:value="151.061" calcext:value-type="float">
            <text:p>1.511E+02</text:p>
          </table:table-cell>
          <table:table-cell office:value-type="float" office:value="122.051" calcext:value-type="float">
            <text:p>1.221E+02</text:p>
          </table:table-cell>
          <table:table-cell office:value-type="float" office:value="89.519" calcext:value-type="float">
            <text:p>8.952E+01</text:p>
          </table:table-cell>
          <table:table-cell table:formula="of:=AVERAGE([.AT29:.AV29])" office:value-type="float" office:value="120.877" calcext:value-type="float">
            <text:p>1.209E+02</text:p>
          </table:table-cell>
          <table:table-cell office:value-type="float" office:value="1.709" calcext:value-type="float">
            <text:p>1.709E+00</text:p>
          </table:table-cell>
          <table:table-cell office:value-type="float" office:value="1.325" calcext:value-type="float">
            <text:p>1.325E+00</text:p>
          </table:table-cell>
          <table:table-cell office:value-type="float" office:value="2.415" calcext:value-type="float">
            <text:p>2.415E+00</text:p>
          </table:table-cell>
          <table:table-cell table:formula="of:=AVERAGE([.AX29:.AZ29])" office:value-type="float" office:value="1.81633333333333" calcext:value-type="float">
            <text:p>1.816E+00</text:p>
          </table:table-cell>
          <table:table-cell office:value-type="float" office:value="2.637" calcext:value-type="float">
            <text:p>2.637E+00</text:p>
          </table:table-cell>
          <table:table-cell office:value-type="float" office:value="2.942" calcext:value-type="float">
            <text:p>2.942E+00</text:p>
          </table:table-cell>
          <table:table-cell office:value-type="float" office:value="2.756" calcext:value-type="float">
            <text:p>2.756E+00</text:p>
          </table:table-cell>
          <table:table-cell table:formula="of:=AVERAGE([.BB29:.BD29])" office:value-type="float" office:value="2.77833333333333" calcext:value-type="float">
            <text:p>2.778E+00</text:p>
          </table:table-cell>
          <table:table-cell office:value-type="float" office:value="2.451" calcext:value-type="float">
            <text:p>2.451E+00</text:p>
          </table:table-cell>
          <table:table-cell office:value-type="float" office:value="3.126" calcext:value-type="float">
            <text:p>3.126E+00</text:p>
          </table:table-cell>
          <table:table-cell office:value-type="float" office:value="1.379" calcext:value-type="float">
            <text:p>1.379E+00</text:p>
          </table:table-cell>
          <table:table-cell table:formula="of:=AVERAGE([.BF29:.BH29])" office:value-type="float" office:value="2.31866666666667" calcext:value-type="float">
            <text:p>2.319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65390</text:p>
          </table:table-cell>
          <table:table-cell office:value-type="string" calcext:value-type="string">
            <text:p>PP2A5</text:p>
          </table:table-cell>
          <table:table-cell office:value-type="float" office:value="1.062" calcext:value-type="float">
            <text:p>1.062E+00</text:p>
          </table:table-cell>
          <table:table-cell office:value-type="float" office:value="1.391" calcext:value-type="float">
            <text:p>1.391E+00</text:p>
          </table:table-cell>
          <table:table-cell office:value-type="float" office:value="0.551" calcext:value-type="float">
            <text:p>5.510E-01</text:p>
          </table:table-cell>
          <table:table-cell table:formula="of:=AVERAGE([.C30:.E30])" office:value-type="float" office:value="1.00133333333333" calcext:value-type="float">
            <text:p>1.001E+00</text:p>
          </table:table-cell>
          <table:table-cell office:value-type="float" office:value="1.883" calcext:value-type="float">
            <text:p>1.883E+00</text:p>
          </table:table-cell>
          <table:table-cell office:value-type="float" office:value="1.333" calcext:value-type="float">
            <text:p>1.333E+00</text:p>
          </table:table-cell>
          <table:table-cell office:value-type="float" office:value="13.139" calcext:value-type="float">
            <text:p>1.314E+01</text:p>
          </table:table-cell>
          <table:table-cell table:formula="of:=AVERAGE([.G30:.I30])" office:value-type="float" office:value="5.45166666666667" calcext:value-type="float">
            <text:p>5.452E+00</text:p>
          </table:table-cell>
          <table:table-cell office:value-type="float" office:value="2.45" calcext:value-type="float">
            <text:p>2.450E+00</text:p>
          </table:table-cell>
          <table:table-cell office:value-type="float" office:value="1.842" calcext:value-type="float">
            <text:p>1.842E+00</text:p>
          </table:table-cell>
          <table:table-cell office:value-type="float" office:value="3.972" calcext:value-type="float">
            <text:p>3.972E+00</text:p>
          </table:table-cell>
          <table:table-cell table:formula="of:=AVERAGE([.K30:.M30])" office:value-type="float" office:value="2.75466666666667" calcext:value-type="float">
            <text:p>2.755E+00</text:p>
          </table:table-cell>
          <table:table-cell office:value-type="float" office:value="2.653" calcext:value-type="float">
            <text:p>2.653E+00</text:p>
          </table:table-cell>
          <table:table-cell office:value-type="float" office:value="3.137" calcext:value-type="float">
            <text:p>3.137E+00</text:p>
          </table:table-cell>
          <table:table-cell office:value-type="float" office:value="2.136" calcext:value-type="float">
            <text:p>2.136E+00</text:p>
          </table:table-cell>
          <table:table-cell table:formula="of:=AVERAGE([.O30:.Q30])" office:value-type="float" office:value="2.642" calcext:value-type="float">
            <text:p>2.642E+00</text:p>
          </table:table-cell>
          <table:table-cell office:value-type="float" office:value="4.884" calcext:value-type="float">
            <text:p>4.884E+00</text:p>
          </table:table-cell>
          <table:table-cell office:value-type="float" office:value="5.693" calcext:value-type="float">
            <text:p>5.693E+00</text:p>
          </table:table-cell>
          <table:table-cell office:value-type="float" office:value="2.601" calcext:value-type="float">
            <text:p>2.601E+00</text:p>
          </table:table-cell>
          <table:table-cell table:formula="of:=AVERAGE([.S30:.U30])" office:value-type="float" office:value="4.39266666666667" calcext:value-type="float">
            <text:p>4.393E+00</text:p>
          </table:table-cell>
          <table:table-cell office:value-type="float" office:value="1.834" calcext:value-type="float">
            <text:p>1.834E+00</text:p>
          </table:table-cell>
          <table:table-cell office:value-type="float" office:value="1.778" calcext:value-type="float">
            <text:p>1.778E+00</text:p>
          </table:table-cell>
          <table:table-cell office:value-type="float" office:value="5.512" calcext:value-type="float">
            <text:p>5.512E+00</text:p>
          </table:table-cell>
          <table:table-cell table:formula="of:=AVERAGE([.W30:.Y30])" office:value-type="float" office:value="3.04133333333333" calcext:value-type="float">
            <text:p>3.041E+00</text:p>
          </table:table-cell>
          <table:table-cell office:value-type="float" office:value="1.643" calcext:value-type="float">
            <text:p>1.643E+00</text:p>
          </table:table-cell>
          <table:table-cell office:value-type="float" office:value="1.341" calcext:value-type="float">
            <text:p>1.341E+00</text:p>
          </table:table-cell>
          <table:table-cell office:value-type="float" office:value="1.048" calcext:value-type="float">
            <text:p>1.048E+00</text:p>
          </table:table-cell>
          <table:table-cell table:formula="of:=AVERAGE([.AA30:.AC30])" office:value-type="float" office:value="1.344" calcext:value-type="float">
            <text:p>1.344E+00</text:p>
          </table:table-cell>
          <table:table-cell office:value-type="float" office:value="3.198" calcext:value-type="float">
            <text:p>3.198E+00</text:p>
          </table:table-cell>
          <table:table-cell office:value-type="float" office:value="3.552" calcext:value-type="float">
            <text:p>3.552E+00</text:p>
          </table:table-cell>
          <table:table-cell table:formula="of:=AVERAGE([.AE30:.AF30])" office:value-type="float" office:value="3.375" calcext:value-type="float">
            <text:p>3.375E+00</text:p>
          </table:table-cell>
          <table:table-cell office:value-type="float" office:value="3.292" calcext:value-type="float">
            <text:p>3.292E+00</text:p>
          </table:table-cell>
          <table:table-cell office:value-type="float" office:value="2.737" calcext:value-type="float">
            <text:p>2.737E+00</text:p>
          </table:table-cell>
          <table:table-cell office:value-type="float" office:value="3.196" calcext:value-type="float">
            <text:p>3.196E+00</text:p>
          </table:table-cell>
          <table:table-cell table:formula="of:=AVERAGE([.AH30:.AJ30])" office:value-type="float" office:value="3.075" calcext:value-type="float">
            <text:p>3.075E+00</text:p>
          </table:table-cell>
          <table:table-cell office:value-type="float" office:value="1.584" calcext:value-type="float">
            <text:p>1.584E+00</text:p>
          </table:table-cell>
          <table:table-cell office:value-type="float" office:value="1.927" calcext:value-type="float">
            <text:p>1.927E+00</text:p>
          </table:table-cell>
          <table:table-cell office:value-type="float" office:value="2.631" calcext:value-type="float">
            <text:p>2.631E+00</text:p>
          </table:table-cell>
          <table:table-cell table:formula="of:=AVERAGE([.AL30:.AN30])" office:value-type="float" office:value="2.04733333333333" calcext:value-type="float">
            <text:p>2.047E+00</text:p>
          </table:table-cell>
          <table:table-cell office:value-type="float" office:value="2.751" calcext:value-type="float">
            <text:p>2.751E+00</text:p>
          </table:table-cell>
          <table:table-cell office:value-type="float" office:value="2.215" calcext:value-type="float">
            <text:p>2.215E+00</text:p>
          </table:table-cell>
          <table:table-cell office:value-type="float" office:value="2.901" calcext:value-type="float">
            <text:p>2.901E+00</text:p>
          </table:table-cell>
          <table:table-cell table:formula="of:=AVERAGE([.AP30:.AR30])" office:value-type="float" office:value="2.62233333333333" calcext:value-type="float">
            <text:p>2.622E+00</text:p>
          </table:table-cell>
          <table:table-cell office:value-type="float" office:value="1.845" calcext:value-type="float">
            <text:p>1.845E+00</text:p>
          </table:table-cell>
          <table:table-cell office:value-type="float" office:value="1.68" calcext:value-type="float">
            <text:p>1.680E+00</text:p>
          </table:table-cell>
          <table:table-cell office:value-type="float" office:value="1.769" calcext:value-type="float">
            <text:p>1.769E+00</text:p>
          </table:table-cell>
          <table:table-cell table:formula="of:=AVERAGE([.AT30:.AV30])" office:value-type="float" office:value="1.76466666666667" calcext:value-type="float">
            <text:p>1.765E+00</text:p>
          </table:table-cell>
          <table:table-cell office:value-type="float" office:value="1.036" calcext:value-type="float">
            <text:p>1.036E+00</text:p>
          </table:table-cell>
          <table:table-cell office:value-type="float" office:value="0.709" calcext:value-type="float">
            <text:p>7.090E-01</text:p>
          </table:table-cell>
          <table:table-cell office:value-type="float" office:value="0.955" calcext:value-type="float">
            <text:p>9.550E-01</text:p>
          </table:table-cell>
          <table:table-cell table:formula="of:=AVERAGE([.AX30:.AZ30])" office:value-type="float" office:value="0.9" calcext:value-type="float">
            <text:p>9.000E-01</text:p>
          </table:table-cell>
          <table:table-cell office:value-type="float" office:value="1.087" calcext:value-type="float">
            <text:p>1.087E+00</text:p>
          </table:table-cell>
          <table:table-cell office:value-type="float" office:value="1.993" calcext:value-type="float">
            <text:p>1.993E+00</text:p>
          </table:table-cell>
          <table:table-cell office:value-type="float" office:value="1.989" calcext:value-type="float">
            <text:p>1.989E+00</text:p>
          </table:table-cell>
          <table:table-cell table:formula="of:=AVERAGE([.BB30:.BD30])" office:value-type="float" office:value="1.68966666666667" calcext:value-type="float">
            <text:p>1.690E+00</text:p>
          </table:table-cell>
          <table:table-cell office:value-type="float" office:value="3.8" calcext:value-type="float">
            <text:p>3.800E+00</text:p>
          </table:table-cell>
          <table:table-cell office:value-type="float" office:value="6.552" calcext:value-type="float">
            <text:p>6.552E+00</text:p>
          </table:table-cell>
          <table:table-cell office:value-type="float" office:value="2.387" calcext:value-type="float">
            <text:p>2.387E+00</text:p>
          </table:table-cell>
          <table:table-cell table:formula="of:=AVERAGE([.BF30:.BH30])" office:value-type="float" office:value="4.24633333333333" calcext:value-type="float">
            <text:p>4.246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65480</text:p>
          </table:table-cell>
          <table:table-cell office:value-type="string" calcext:value-type="string">
            <text:p>FT</text:p>
          </table:table-cell>
          <table:table-cell office:value-type="float" office:value="4.583" calcext:value-type="float">
            <text:p>4.583E+00</text:p>
          </table:table-cell>
          <table:table-cell office:value-type="float" office:value="1.584" calcext:value-type="float">
            <text:p>1.584E+00</text:p>
          </table:table-cell>
          <table:table-cell office:value-type="float" office:value="2.89" calcext:value-type="float">
            <text:p>2.890E+00</text:p>
          </table:table-cell>
          <table:table-cell table:formula="of:=AVERAGE([.C31:.E31])" office:value-type="float" office:value="3.019" calcext:value-type="float">
            <text:p>3.019E+00</text:p>
          </table:table-cell>
          <table:table-cell office:value-type="float" office:value="3.252" calcext:value-type="float">
            <text:p>3.252E+00</text:p>
          </table:table-cell>
          <table:table-cell office:value-type="float" office:value="3.396" calcext:value-type="float">
            <text:p>3.396E+00</text:p>
          </table:table-cell>
          <table:table-cell office:value-type="float" office:value="20.945" calcext:value-type="float">
            <text:p>2.095E+01</text:p>
          </table:table-cell>
          <table:table-cell table:formula="of:=AVERAGE([.G31:.I31])" office:value-type="float" office:value="9.19766666666667" calcext:value-type="float">
            <text:p>9.198E+00</text:p>
          </table:table-cell>
          <table:table-cell office:value-type="float" office:value="1.577" calcext:value-type="float">
            <text:p>1.577E+00</text:p>
          </table:table-cell>
          <table:table-cell office:value-type="float" office:value="2.624" calcext:value-type="float">
            <text:p>2.624E+00</text:p>
          </table:table-cell>
          <table:table-cell office:value-type="float" office:value="1.721" calcext:value-type="float">
            <text:p>1.721E+00</text:p>
          </table:table-cell>
          <table:table-cell table:formula="of:=AVERAGE([.K31:.M31])" office:value-type="float" office:value="1.974" calcext:value-type="float">
            <text:p>1.974E+00</text:p>
          </table:table-cell>
          <table:table-cell office:value-type="float" office:value="2.804" calcext:value-type="float">
            <text:p>2.804E+00</text:p>
          </table:table-cell>
          <table:table-cell office:value-type="float" office:value="2.921" calcext:value-type="float">
            <text:p>2.921E+00</text:p>
          </table:table-cell>
          <table:table-cell office:value-type="float" office:value="1.056" calcext:value-type="float">
            <text:p>1.056E+00</text:p>
          </table:table-cell>
          <table:table-cell table:formula="of:=AVERAGE([.O31:.Q31])" office:value-type="float" office:value="2.26033333333333" calcext:value-type="float">
            <text:p>2.260E+00</text:p>
          </table:table-cell>
          <table:table-cell office:value-type="float" office:value="1.438" calcext:value-type="float">
            <text:p>1.438E+00</text:p>
          </table:table-cell>
          <table:table-cell office:value-type="float" office:value="1.105" calcext:value-type="float">
            <text:p>1.105E+00</text:p>
          </table:table-cell>
          <table:table-cell office:value-type="float" office:value="2.468" calcext:value-type="float">
            <text:p>2.468E+00</text:p>
          </table:table-cell>
          <table:table-cell table:formula="of:=AVERAGE([.S31:.U31])" office:value-type="float" office:value="1.67033333333333" calcext:value-type="float">
            <text:p>1.670E+00</text:p>
          </table:table-cell>
          <table:table-cell office:value-type="float" office:value="0.629" calcext:value-type="float">
            <text:p>6.290E-01</text:p>
          </table:table-cell>
          <table:table-cell office:value-type="float" office:value="0.658" calcext:value-type="float">
            <text:p>6.580E-01</text:p>
          </table:table-cell>
          <table:table-cell office:value-type="float" office:value="3.551" calcext:value-type="float">
            <text:p>3.551E+00</text:p>
          </table:table-cell>
          <table:table-cell table:formula="of:=AVERAGE([.W31:.Y31])" office:value-type="float" office:value="1.61266666666667" calcext:value-type="float">
            <text:p>1.613E+00</text:p>
          </table:table-cell>
          <table:table-cell office:value-type="float" office:value="2.139" calcext:value-type="float">
            <text:p>2.139E+00</text:p>
          </table:table-cell>
          <table:table-cell office:value-type="float" office:value="0.522" calcext:value-type="float">
            <text:p>5.220E-01</text:p>
          </table:table-cell>
          <table:table-cell office:value-type="float" office:value="0.87" calcext:value-type="float">
            <text:p>8.700E-01</text:p>
          </table:table-cell>
          <table:table-cell table:formula="of:=AVERAGE([.AA31:.AC31])" office:value-type="float" office:value="1.177" calcext:value-type="float">
            <text:p>1.177E+00</text:p>
          </table:table-cell>
          <table:table-cell office:value-type="float" office:value="0.526" calcext:value-type="float">
            <text:p>5.260E-01</text:p>
          </table:table-cell>
          <table:table-cell office:value-type="float" office:value="0.444" calcext:value-type="float">
            <text:p>4.440E-01</text:p>
          </table:table-cell>
          <table:table-cell table:formula="of:=AVERAGE([.AE31:.AF31])" office:value-type="float" office:value="0.485" calcext:value-type="float">
            <text:p>4.850E-01</text:p>
          </table:table-cell>
          <table:table-cell office:value-type="float" office:value="0.99" calcext:value-type="float">
            <text:p>9.900E-01</text:p>
          </table:table-cell>
          <table:table-cell office:value-type="float" office:value="0.608" calcext:value-type="float">
            <text:p>6.080E-01</text:p>
          </table:table-cell>
          <table:table-cell office:value-type="float" office:value="0.693" calcext:value-type="float">
            <text:p>6.930E-01</text:p>
          </table:table-cell>
          <table:table-cell table:formula="of:=AVERAGE([.AH31:.AJ31])" office:value-type="float" office:value="0.763666666666667" calcext:value-type="float">
            <text:p>7.637E-01</text:p>
          </table:table-cell>
          <table:table-cell office:value-type="float" office:value="1.6" calcext:value-type="float">
            <text:p>1.600E+00</text:p>
          </table:table-cell>
          <table:table-cell office:value-type="float" office:value="2.875" calcext:value-type="float">
            <text:p>2.875E+00</text:p>
          </table:table-cell>
          <table:table-cell office:value-type="float" office:value="2.96" calcext:value-type="float">
            <text:p>2.960E+00</text:p>
          </table:table-cell>
          <table:table-cell table:formula="of:=AVERAGE([.AL31:.AN31])" office:value-type="float" office:value="2.47833333333333" calcext:value-type="float">
            <text:p>2.478E+00</text:p>
          </table:table-cell>
          <table:table-cell office:value-type="float" office:value="1.62" calcext:value-type="float">
            <text:p>1.620E+00</text:p>
          </table:table-cell>
          <table:table-cell office:value-type="float" office:value="1.256" calcext:value-type="float">
            <text:p>1.256E+00</text:p>
          </table:table-cell>
          <table:table-cell office:value-type="float" office:value="5.996" calcext:value-type="float">
            <text:p>5.996E+00</text:p>
          </table:table-cell>
          <table:table-cell table:formula="of:=AVERAGE([.AP31:.AR31])" office:value-type="float" office:value="2.95733333333333" calcext:value-type="float">
            <text:p>2.957E+00</text:p>
          </table:table-cell>
          <table:table-cell office:value-type="float" office:value="2.751" calcext:value-type="float">
            <text:p>2.751E+00</text:p>
          </table:table-cell>
          <table:table-cell office:value-type="float" office:value="2.631" calcext:value-type="float">
            <text:p>2.631E+00</text:p>
          </table:table-cell>
          <table:table-cell office:value-type="float" office:value="1.551" calcext:value-type="float">
            <text:p>1.551E+00</text:p>
          </table:table-cell>
          <table:table-cell table:formula="of:=AVERAGE([.AT31:.AV31])" office:value-type="float" office:value="2.311" calcext:value-type="float">
            <text:p>2.311E+00</text:p>
          </table:table-cell>
          <table:table-cell office:value-type="float" office:value="0.991" calcext:value-type="float">
            <text:p>9.910E-01</text:p>
          </table:table-cell>
          <table:table-cell office:value-type="float" office:value="0.768" calcext:value-type="float">
            <text:p>7.680E-01</text:p>
          </table:table-cell>
          <table:table-cell office:value-type="float" office:value="1.322" calcext:value-type="float">
            <text:p>1.322E+00</text:p>
          </table:table-cell>
          <table:table-cell table:formula="of:=AVERAGE([.AX31:.AZ31])" office:value-type="float" office:value="1.027" calcext:value-type="float">
            <text:p>1.027E+00</text:p>
          </table:table-cell>
          <table:table-cell office:value-type="float" office:value="2.481" calcext:value-type="float">
            <text:p>2.481E+00</text:p>
          </table:table-cell>
          <table:table-cell office:value-type="float" office:value="1.207" calcext:value-type="float">
            <text:p>1.207E+00</text:p>
          </table:table-cell>
          <table:table-cell office:value-type="float" office:value="6.173" calcext:value-type="float">
            <text:p>6.173E+00</text:p>
          </table:table-cell>
          <table:table-cell table:formula="of:=AVERAGE([.BB31:.BD31])" office:value-type="float" office:value="3.287" calcext:value-type="float">
            <text:p>3.287E+00</text:p>
          </table:table-cell>
          <table:table-cell office:value-type="float" office:value="1.439" calcext:value-type="float">
            <text:p>1.439E+00</text:p>
          </table:table-cell>
          <table:table-cell office:value-type="float" office:value="0.25" calcext:value-type="float">
            <text:p>2.500E-01</text:p>
          </table:table-cell>
          <table:table-cell office:value-type="float" office:value="1.804" calcext:value-type="float">
            <text:p>1.804E+00</text:p>
          </table:table-cell>
          <table:table-cell table:formula="of:=AVERAGE([.BF31:.BH31])" office:value-type="float" office:value="1.16433333333333" calcext:value-type="float">
            <text:p>1.164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65620</text:p>
          </table:table-cell>
          <table:table-cell office:value-type="string" calcext:value-type="string">
            <text:p>LBD6</text:p>
          </table:table-cell>
          <table:table-cell office:value-type="float" office:value="263.294" calcext:value-type="float">
            <text:p>2.633E+02</text:p>
          </table:table-cell>
          <table:table-cell office:value-type="float" office:value="257.403" calcext:value-type="float">
            <text:p>2.574E+02</text:p>
          </table:table-cell>
          <table:table-cell office:value-type="float" office:value="445.981" calcext:value-type="float">
            <text:p>4.460E+02</text:p>
          </table:table-cell>
          <table:table-cell table:formula="of:=AVERAGE([.C32:.E32])" office:value-type="float" office:value="322.226" calcext:value-type="float">
            <text:p>3.222E+02</text:p>
          </table:table-cell>
          <table:table-cell office:value-type="float" office:value="154.559" calcext:value-type="float">
            <text:p>1.546E+02</text:p>
          </table:table-cell>
          <table:table-cell office:value-type="float" office:value="234.421" calcext:value-type="float">
            <text:p>2.344E+02</text:p>
          </table:table-cell>
          <table:table-cell office:value-type="float" office:value="132.493" calcext:value-type="float">
            <text:p>1.325E+02</text:p>
          </table:table-cell>
          <table:table-cell table:formula="of:=AVERAGE([.G32:.I32])" office:value-type="float" office:value="173.824333333333" calcext:value-type="float">
            <text:p>1.738E+02</text:p>
          </table:table-cell>
          <table:table-cell office:value-type="float" office:value="212.005" calcext:value-type="float">
            <text:p>2.120E+02</text:p>
          </table:table-cell>
          <table:table-cell office:value-type="float" office:value="164.002" calcext:value-type="float">
            <text:p>1.640E+02</text:p>
          </table:table-cell>
          <table:table-cell office:value-type="float" office:value="126.484" calcext:value-type="float">
            <text:p>1.265E+02</text:p>
          </table:table-cell>
          <table:table-cell table:formula="of:=AVERAGE([.K32:.M32])" office:value-type="float" office:value="167.497" calcext:value-type="float">
            <text:p>1.675E+02</text:p>
          </table:table-cell>
          <table:table-cell office:value-type="float" office:value="2.851" calcext:value-type="float">
            <text:p>2.851E+00</text:p>
          </table:table-cell>
          <table:table-cell office:value-type="float" office:value="2.191" calcext:value-type="float">
            <text:p>2.191E+00</text:p>
          </table:table-cell>
          <table:table-cell office:value-type="float" office:value="1.765" calcext:value-type="float">
            <text:p>1.765E+00</text:p>
          </table:table-cell>
          <table:table-cell table:formula="of:=AVERAGE([.O32:.Q32])" office:value-type="float" office:value="2.269" calcext:value-type="float">
            <text:p>2.269E+00</text:p>
          </table:table-cell>
          <table:table-cell office:value-type="float" office:value="1.99" calcext:value-type="float">
            <text:p>1.990E+00</text:p>
          </table:table-cell>
          <table:table-cell office:value-type="float" office:value="1.614" calcext:value-type="float">
            <text:p>1.614E+00</text:p>
          </table:table-cell>
          <table:table-cell office:value-type="float" office:value="1.637" calcext:value-type="float">
            <text:p>1.637E+00</text:p>
          </table:table-cell>
          <table:table-cell table:formula="of:=AVERAGE([.S32:.U32])" office:value-type="float" office:value="1.747" calcext:value-type="float">
            <text:p>1.747E+00</text:p>
          </table:table-cell>
          <table:table-cell office:value-type="float" office:value="1.241" calcext:value-type="float">
            <text:p>1.241E+00</text:p>
          </table:table-cell>
          <table:table-cell office:value-type="float" office:value="0.537" calcext:value-type="float">
            <text:p>5.370E-01</text:p>
          </table:table-cell>
          <table:table-cell office:value-type="float" office:value="0.86" calcext:value-type="float">
            <text:p>8.600E-01</text:p>
          </table:table-cell>
          <table:table-cell table:formula="of:=AVERAGE([.W32:.Y32])" office:value-type="float" office:value="0.879333333333333" calcext:value-type="float">
            <text:p>8.793E-01</text:p>
          </table:table-cell>
          <table:table-cell office:value-type="float" office:value="3.717" calcext:value-type="float">
            <text:p>3.717E+00</text:p>
          </table:table-cell>
          <table:table-cell office:value-type="float" office:value="2.612" calcext:value-type="float">
            <text:p>2.612E+00</text:p>
          </table:table-cell>
          <table:table-cell office:value-type="float" office:value="4.324" calcext:value-type="float">
            <text:p>4.324E+00</text:p>
          </table:table-cell>
          <table:table-cell table:formula="of:=AVERAGE([.AA32:.AC32])" office:value-type="float" office:value="3.551" calcext:value-type="float">
            <text:p>3.551E+00</text:p>
          </table:table-cell>
          <table:table-cell office:value-type="float" office:value="3.302" calcext:value-type="float">
            <text:p>3.302E+00</text:p>
          </table:table-cell>
          <table:table-cell office:value-type="float" office:value="2.002" calcext:value-type="float">
            <text:p>2.002E+00</text:p>
          </table:table-cell>
          <table:table-cell table:formula="of:=AVERAGE([.AE32:.AF32])" office:value-type="float" office:value="2.652" calcext:value-type="float">
            <text:p>2.652E+00</text:p>
          </table:table-cell>
          <table:table-cell office:value-type="float" office:value="4.551" calcext:value-type="float">
            <text:p>4.551E+00</text:p>
          </table:table-cell>
          <table:table-cell office:value-type="float" office:value="3.062" calcext:value-type="float">
            <text:p>3.062E+00</text:p>
          </table:table-cell>
          <table:table-cell office:value-type="float" office:value="3.398" calcext:value-type="float">
            <text:p>3.398E+00</text:p>
          </table:table-cell>
          <table:table-cell table:formula="of:=AVERAGE([.AH32:.AJ32])" office:value-type="float" office:value="3.67033333333333" calcext:value-type="float">
            <text:p>3.670E+00</text:p>
          </table:table-cell>
          <table:table-cell office:value-type="float" office:value="2.958" calcext:value-type="float">
            <text:p>2.958E+00</text:p>
          </table:table-cell>
          <table:table-cell office:value-type="float" office:value="3.568" calcext:value-type="float">
            <text:p>3.568E+00</text:p>
          </table:table-cell>
          <table:table-cell office:value-type="float" office:value="3.408" calcext:value-type="float">
            <text:p>3.408E+00</text:p>
          </table:table-cell>
          <table:table-cell table:formula="of:=AVERAGE([.AL32:.AN32])" office:value-type="float" office:value="3.31133333333333" calcext:value-type="float">
            <text:p>3.311E+00</text:p>
          </table:table-cell>
          <table:table-cell office:value-type="float" office:value="2.515" calcext:value-type="float">
            <text:p>2.515E+00</text:p>
          </table:table-cell>
          <table:table-cell office:value-type="float" office:value="2.112" calcext:value-type="float">
            <text:p>2.112E+00</text:p>
          </table:table-cell>
          <table:table-cell office:value-type="float" office:value="2.037" calcext:value-type="float">
            <text:p>2.037E+00</text:p>
          </table:table-cell>
          <table:table-cell table:formula="of:=AVERAGE([.AP32:.AR32])" office:value-type="float" office:value="2.22133333333333" calcext:value-type="float">
            <text:p>2.221E+00</text:p>
          </table:table-cell>
          <table:table-cell office:value-type="float" office:value="4.54" calcext:value-type="float">
            <text:p>4.540E+00</text:p>
          </table:table-cell>
          <table:table-cell office:value-type="float" office:value="4.458" calcext:value-type="float">
            <text:p>4.458E+00</text:p>
          </table:table-cell>
          <table:table-cell office:value-type="float" office:value="3.606" calcext:value-type="float">
            <text:p>3.606E+00</text:p>
          </table:table-cell>
          <table:table-cell table:formula="of:=AVERAGE([.AT32:.AV32])" office:value-type="float" office:value="4.20133333333333" calcext:value-type="float">
            <text:p>4.201E+00</text:p>
          </table:table-cell>
          <table:table-cell office:value-type="float" office:value="2.487" calcext:value-type="float">
            <text:p>2.487E+00</text:p>
          </table:table-cell>
          <table:table-cell office:value-type="float" office:value="2.598" calcext:value-type="float">
            <text:p>2.598E+00</text:p>
          </table:table-cell>
          <table:table-cell office:value-type="float" office:value="2.443" calcext:value-type="float">
            <text:p>2.443E+00</text:p>
          </table:table-cell>
          <table:table-cell table:formula="of:=AVERAGE([.AX32:.AZ32])" office:value-type="float" office:value="2.50933333333333" calcext:value-type="float">
            <text:p>2.509E+00</text:p>
          </table:table-cell>
          <table:table-cell office:value-type="float" office:value="2.516" calcext:value-type="float">
            <text:p>2.516E+00</text:p>
          </table:table-cell>
          <table:table-cell office:value-type="float" office:value="1.967" calcext:value-type="float">
            <text:p>1.967E+00</text:p>
          </table:table-cell>
          <table:table-cell office:value-type="float" office:value="1.754" calcext:value-type="float">
            <text:p>1.754E+00</text:p>
          </table:table-cell>
          <table:table-cell table:formula="of:=AVERAGE([.BB32:.BD32])" office:value-type="float" office:value="2.079" calcext:value-type="float">
            <text:p>2.079E+00</text:p>
          </table:table-cell>
          <table:table-cell office:value-type="float" office:value="2.956" calcext:value-type="float">
            <text:p>2.956E+00</text:p>
          </table:table-cell>
          <table:table-cell office:value-type="float" office:value="3.168" calcext:value-type="float">
            <text:p>3.168E+00</text:p>
          </table:table-cell>
          <table:table-cell office:value-type="float" office:value="2.85" calcext:value-type="float">
            <text:p>2.850E+00</text:p>
          </table:table-cell>
          <table:table-cell table:formula="of:=AVERAGE([.BF32:.BH32])" office:value-type="float" office:value="2.99133333333333" calcext:value-type="float">
            <text:p>2.991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66090</text:p>
          </table:table-cell>
          <table:table-cell office:value-type="float" office:value="1.516" calcext:value-type="float">
            <text:p>1.516E+00</text:p>
          </table:table-cell>
          <table:table-cell office:value-type="float" office:value="1.222" calcext:value-type="float">
            <text:p>1.222E+00</text:p>
          </table:table-cell>
          <table:table-cell office:value-type="float" office:value="1.136" calcext:value-type="float">
            <text:p>1.136E+00</text:p>
          </table:table-cell>
          <table:table-cell table:formula="of:=AVERAGE([.C33:.E33])" office:value-type="float" office:value="1.29133333333333" calcext:value-type="float">
            <text:p>1.291E+00</text:p>
          </table:table-cell>
          <table:table-cell office:value-type="float" office:value="1.233" calcext:value-type="float">
            <text:p>1.233E+00</text:p>
          </table:table-cell>
          <table:table-cell office:value-type="float" office:value="1.416" calcext:value-type="float">
            <text:p>1.416E+00</text:p>
          </table:table-cell>
          <table:table-cell office:value-type="float" office:value="8.333" calcext:value-type="float">
            <text:p>8.333E+00</text:p>
          </table:table-cell>
          <table:table-cell table:formula="of:=AVERAGE([.G33:.I33])" office:value-type="float" office:value="3.66066666666667" calcext:value-type="float">
            <text:p>3.661E+00</text:p>
          </table:table-cell>
          <table:table-cell office:value-type="float" office:value="1.822" calcext:value-type="float">
            <text:p>1.822E+00</text:p>
          </table:table-cell>
          <table:table-cell office:value-type="float" office:value="2.491" calcext:value-type="float">
            <text:p>2.491E+00</text:p>
          </table:table-cell>
          <table:table-cell office:value-type="float" office:value="2.708" calcext:value-type="float">
            <text:p>2.708E+00</text:p>
          </table:table-cell>
          <table:table-cell table:formula="of:=AVERAGE([.K33:.M33])" office:value-type="float" office:value="2.34033333333333" calcext:value-type="float">
            <text:p>2.340E+00</text:p>
          </table:table-cell>
          <table:table-cell office:value-type="float" office:value="1.556" calcext:value-type="float">
            <text:p>1.556E+00</text:p>
          </table:table-cell>
          <table:table-cell office:value-type="float" office:value="3.457" calcext:value-type="float">
            <text:p>3.457E+00</text:p>
          </table:table-cell>
          <table:table-cell office:value-type="float" office:value="3.178" calcext:value-type="float">
            <text:p>3.178E+00</text:p>
          </table:table-cell>
          <table:table-cell table:formula="of:=AVERAGE([.O33:.Q33])" office:value-type="float" office:value="2.73033333333333" calcext:value-type="float">
            <text:p>2.730E+00</text:p>
          </table:table-cell>
          <table:table-cell office:value-type="float" office:value="1.756" calcext:value-type="float">
            <text:p>1.756E+00</text:p>
          </table:table-cell>
          <table:table-cell office:value-type="float" office:value="2.403" calcext:value-type="float">
            <text:p>2.403E+00</text:p>
          </table:table-cell>
          <table:table-cell office:value-type="float" office:value="0.954" calcext:value-type="float">
            <text:p>9.540E-01</text:p>
          </table:table-cell>
          <table:table-cell table:formula="of:=AVERAGE([.S33:.U33])" office:value-type="float" office:value="1.70433333333333" calcext:value-type="float">
            <text:p>1.704E+00</text:p>
          </table:table-cell>
          <table:table-cell office:value-type="float" office:value="1.155" calcext:value-type="float">
            <text:p>1.155E+00</text:p>
          </table:table-cell>
          <table:table-cell office:value-type="float" office:value="0.216" calcext:value-type="float">
            <text:p>2.160E-01</text:p>
          </table:table-cell>
          <table:table-cell office:value-type="float" office:value="4.139" calcext:value-type="float">
            <text:p>4.139E+00</text:p>
          </table:table-cell>
          <table:table-cell table:formula="of:=AVERAGE([.W33:.Y33])" office:value-type="float" office:value="1.83666666666667" calcext:value-type="float">
            <text:p>1.837E+00</text:p>
          </table:table-cell>
          <table:table-cell office:value-type="float" office:value="3.047" calcext:value-type="float">
            <text:p>3.047E+00</text:p>
          </table:table-cell>
          <table:table-cell office:value-type="float" office:value="2.717" calcext:value-type="float">
            <text:p>2.717E+00</text:p>
          </table:table-cell>
          <table:table-cell office:value-type="float" office:value="3.034" calcext:value-type="float">
            <text:p>3.034E+00</text:p>
          </table:table-cell>
          <table:table-cell table:formula="of:=AVERAGE([.AA33:.AC33])" office:value-type="float" office:value="2.93266666666667" calcext:value-type="float">
            <text:p>2.933E+00</text:p>
          </table:table-cell>
          <table:table-cell office:value-type="float" office:value="2.48" calcext:value-type="float">
            <text:p>2.480E+00</text:p>
          </table:table-cell>
          <table:table-cell office:value-type="float" office:value="2.999" calcext:value-type="float">
            <text:p>2.999E+00</text:p>
          </table:table-cell>
          <table:table-cell table:formula="of:=AVERAGE([.AE33:.AF33])" office:value-type="float" office:value="2.7395" calcext:value-type="float">
            <text:p>2.740E+00</text:p>
          </table:table-cell>
          <table:table-cell office:value-type="float" office:value="2.249" calcext:value-type="float">
            <text:p>2.249E+00</text:p>
          </table:table-cell>
          <table:table-cell office:value-type="float" office:value="1.506" calcext:value-type="float">
            <text:p>1.506E+00</text:p>
          </table:table-cell>
          <table:table-cell office:value-type="float" office:value="2.402" calcext:value-type="float">
            <text:p>2.402E+00</text:p>
          </table:table-cell>
          <table:table-cell table:formula="of:=AVERAGE([.AH33:.AJ33])" office:value-type="float" office:value="2.05233333333333" calcext:value-type="float">
            <text:p>2.052E+00</text:p>
          </table:table-cell>
          <table:table-cell office:value-type="float" office:value="1.181" calcext:value-type="float">
            <text:p>1.181E+00</text:p>
          </table:table-cell>
          <table:table-cell office:value-type="float" office:value="4.681" calcext:value-type="float">
            <text:p>4.681E+00</text:p>
          </table:table-cell>
          <table:table-cell office:value-type="float" office:value="5.732" calcext:value-type="float">
            <text:p>5.732E+00</text:p>
          </table:table-cell>
          <table:table-cell table:formula="of:=AVERAGE([.AL33:.AN33])" office:value-type="float" office:value="3.86466666666667" calcext:value-type="float">
            <text:p>3.865E+00</text:p>
          </table:table-cell>
          <table:table-cell office:value-type="float" office:value="0.982" calcext:value-type="float">
            <text:p>9.820E-01</text:p>
          </table:table-cell>
          <table:table-cell office:value-type="float" office:value="0.922" calcext:value-type="float">
            <text:p>9.220E-01</text:p>
          </table:table-cell>
          <table:table-cell office:value-type="float" office:value="1.931" calcext:value-type="float">
            <text:p>1.931E+00</text:p>
          </table:table-cell>
          <table:table-cell table:formula="of:=AVERAGE([.AP33:.AR33])" office:value-type="float" office:value="1.27833333333333" calcext:value-type="float">
            <text:p>1.278E+00</text:p>
          </table:table-cell>
          <table:table-cell office:value-type="float" office:value="0.856" calcext:value-type="float">
            <text:p>8.560E-01</text:p>
          </table:table-cell>
          <table:table-cell office:value-type="float" office:value="0.959" calcext:value-type="float">
            <text:p>9.590E-01</text:p>
          </table:table-cell>
          <table:table-cell office:value-type="float" office:value="0.498" calcext:value-type="float">
            <text:p>4.980E-01</text:p>
          </table:table-cell>
          <table:table-cell table:formula="of:=AVERAGE([.AT33:.AV33])" office:value-type="float" office:value="0.771" calcext:value-type="float">
            <text:p>7.710E-01</text:p>
          </table:table-cell>
          <table:table-cell office:value-type="float" office:value="1.226" calcext:value-type="float">
            <text:p>1.226E+00</text:p>
          </table:table-cell>
          <table:table-cell office:value-type="float" office:value="0.615" calcext:value-type="float">
            <text:p>6.150E-01</text:p>
          </table:table-cell>
          <table:table-cell office:value-type="float" office:value="0.592" calcext:value-type="float">
            <text:p>5.920E-01</text:p>
          </table:table-cell>
          <table:table-cell table:formula="of:=AVERAGE([.AX33:.AZ33])" office:value-type="float" office:value="0.811" calcext:value-type="float">
            <text:p>8.110E-01</text:p>
          </table:table-cell>
          <table:table-cell office:value-type="float" office:value="3.163" calcext:value-type="float">
            <text:p>3.163E+00</text:p>
          </table:table-cell>
          <table:table-cell office:value-type="float" office:value="2.371" calcext:value-type="float">
            <text:p>2.371E+00</text:p>
          </table:table-cell>
          <table:table-cell office:value-type="float" office:value="3.157" calcext:value-type="float">
            <text:p>3.157E+00</text:p>
          </table:table-cell>
          <table:table-cell table:formula="of:=AVERAGE([.BB33:.BD33])" office:value-type="float" office:value="2.897" calcext:value-type="float">
            <text:p>2.897E+00</text:p>
          </table:table-cell>
          <table:table-cell office:value-type="float" office:value="2.784" calcext:value-type="float">
            <text:p>2.784E+00</text:p>
          </table:table-cell>
          <table:table-cell office:value-type="float" office:value="4.112" calcext:value-type="float">
            <text:p>4.112E+00</text:p>
          </table:table-cell>
          <table:table-cell office:value-type="float" office:value="2.111" calcext:value-type="float">
            <text:p>2.111E+00</text:p>
          </table:table-cell>
          <table:table-cell table:formula="of:=AVERAGE([.BF33:.BH33])" office:value-type="float" office:value="3.00233333333333" calcext:value-type="float">
            <text:p>3.002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71015</text:p>
          </table:table-cell>
          <table:table-cell office:value-type="float" office:value="1.304" calcext:value-type="float">
            <text:p>1.304E+00</text:p>
          </table:table-cell>
          <table:table-cell office:value-type="float" office:value="0.675" calcext:value-type="float">
            <text:p>6.750E-01</text:p>
          </table:table-cell>
          <table:table-cell office:value-type="float" office:value="1.549" calcext:value-type="float">
            <text:p>1.549E+00</text:p>
          </table:table-cell>
          <table:table-cell table:formula="of:=AVERAGE([.C34:.E34])" office:value-type="float" office:value="1.176" calcext:value-type="float">
            <text:p>1.176E+00</text:p>
          </table:table-cell>
          <table:table-cell office:value-type="float" office:value="2.172" calcext:value-type="float">
            <text:p>2.172E+00</text:p>
          </table:table-cell>
          <table:table-cell office:value-type="float" office:value="2.248" calcext:value-type="float">
            <text:p>2.248E+00</text:p>
          </table:table-cell>
          <table:table-cell office:value-type="float" office:value="1.677" calcext:value-type="float">
            <text:p>1.677E+00</text:p>
          </table:table-cell>
          <table:table-cell table:formula="of:=AVERAGE([.G34:.I34])" office:value-type="float" office:value="2.03233333333333" calcext:value-type="float">
            <text:p>2.032E+00</text:p>
          </table:table-cell>
          <table:table-cell office:value-type="float" office:value="3.975" calcext:value-type="float">
            <text:p>3.975E+00</text:p>
          </table:table-cell>
          <table:table-cell office:value-type="float" office:value="5.594" calcext:value-type="float">
            <text:p>5.594E+00</text:p>
          </table:table-cell>
          <table:table-cell office:value-type="float" office:value="3.143" calcext:value-type="float">
            <text:p>3.143E+00</text:p>
          </table:table-cell>
          <table:table-cell table:formula="of:=AVERAGE([.K34:.M34])" office:value-type="float" office:value="4.23733333333333" calcext:value-type="float">
            <text:p>4.237E+00</text:p>
          </table:table-cell>
          <table:table-cell office:value-type="float" office:value="0.896" calcext:value-type="float">
            <text:p>8.960E-01</text:p>
          </table:table-cell>
          <table:table-cell office:value-type="float" office:value="0.766" calcext:value-type="float">
            <text:p>7.660E-01</text:p>
          </table:table-cell>
          <table:table-cell office:value-type="float" office:value="1.397" calcext:value-type="float">
            <text:p>1.397E+00</text:p>
          </table:table-cell>
          <table:table-cell table:formula="of:=AVERAGE([.O34:.Q34])" office:value-type="float" office:value="1.01966666666667" calcext:value-type="float">
            <text:p>1.020E+00</text:p>
          </table:table-cell>
          <table:table-cell office:value-type="float" office:value="1.166" calcext:value-type="float">
            <text:p>1.166E+00</text:p>
          </table:table-cell>
          <table:table-cell office:value-type="float" office:value="1.486" calcext:value-type="float">
            <text:p>1.486E+00</text:p>
          </table:table-cell>
          <table:table-cell office:value-type="float" office:value="1.183" calcext:value-type="float">
            <text:p>1.183E+00</text:p>
          </table:table-cell>
          <table:table-cell table:formula="of:=AVERAGE([.S34:.U34])" office:value-type="float" office:value="1.27833333333333" calcext:value-type="float">
            <text:p>1.278E+00</text:p>
          </table:table-cell>
          <table:table-cell office:value-type="float" office:value="2.111" calcext:value-type="float">
            <text:p>2.111E+00</text:p>
          </table:table-cell>
          <table:table-cell office:value-type="float" office:value="2.914" calcext:value-type="float">
            <text:p>2.914E+00</text:p>
          </table:table-cell>
          <table:table-cell office:value-type="float" office:value="2.058" calcext:value-type="float">
            <text:p>2.058E+00</text:p>
          </table:table-cell>
          <table:table-cell table:formula="of:=AVERAGE([.W34:.Y34])" office:value-type="float" office:value="2.361" calcext:value-type="float">
            <text:p>2.361E+00</text:p>
          </table:table-cell>
          <table:table-cell office:value-type="float" office:value="1.684" calcext:value-type="float">
            <text:p>1.684E+00</text:p>
          </table:table-cell>
          <table:table-cell office:value-type="float" office:value="1.707" calcext:value-type="float">
            <text:p>1.707E+00</text:p>
          </table:table-cell>
          <table:table-cell office:value-type="float" office:value="1.451" calcext:value-type="float">
            <text:p>1.451E+00</text:p>
          </table:table-cell>
          <table:table-cell table:formula="of:=AVERAGE([.AA34:.AC34])" office:value-type="float" office:value="1.614" calcext:value-type="float">
            <text:p>1.614E+00</text:p>
          </table:table-cell>
          <table:table-cell office:value-type="float" office:value="0.923" calcext:value-type="float">
            <text:p>9.230E-01</text:p>
          </table:table-cell>
          <table:table-cell office:value-type="float" office:value="0.795" calcext:value-type="float">
            <text:p>7.950E-01</text:p>
          </table:table-cell>
          <table:table-cell table:formula="of:=AVERAGE([.AE34:.AF34])" office:value-type="float" office:value="0.859" calcext:value-type="float">
            <text:p>8.590E-01</text:p>
          </table:table-cell>
          <table:table-cell office:value-type="float" office:value="1.013" calcext:value-type="float">
            <text:p>1.013E+00</text:p>
          </table:table-cell>
          <table:table-cell office:value-type="float" office:value="0.995" calcext:value-type="float">
            <text:p>9.950E-01</text:p>
          </table:table-cell>
          <table:table-cell office:value-type="float" office:value="0.851" calcext:value-type="float">
            <text:p>8.510E-01</text:p>
          </table:table-cell>
          <table:table-cell table:formula="of:=AVERAGE([.AH34:.AJ34])" office:value-type="float" office:value="0.953" calcext:value-type="float">
            <text:p>9.530E-01</text:p>
          </table:table-cell>
          <table:table-cell office:value-type="float" office:value="1.133" calcext:value-type="float">
            <text:p>1.133E+00</text:p>
          </table:table-cell>
          <table:table-cell office:value-type="float" office:value="0.42" calcext:value-type="float">
            <text:p>4.200E-01</text:p>
          </table:table-cell>
          <table:table-cell office:value-type="float" office:value="1.63" calcext:value-type="float">
            <text:p>1.630E+00</text:p>
          </table:table-cell>
          <table:table-cell table:formula="of:=AVERAGE([.AL34:.AN34])" office:value-type="float" office:value="1.061" calcext:value-type="float">
            <text:p>1.061E+00</text:p>
          </table:table-cell>
          <table:table-cell office:value-type="float" office:value="1.735" calcext:value-type="float">
            <text:p>1.735E+00</text:p>
          </table:table-cell>
          <table:table-cell office:value-type="float" office:value="1.606" calcext:value-type="float">
            <text:p>1.606E+00</text:p>
          </table:table-cell>
          <table:table-cell office:value-type="float" office:value="2.81" calcext:value-type="float">
            <text:p>2.810E+00</text:p>
          </table:table-cell>
          <table:table-cell table:formula="of:=AVERAGE([.AP34:.AR34])" office:value-type="float" office:value="2.05033333333333" calcext:value-type="float">
            <text:p>2.050E+00</text:p>
          </table:table-cell>
          <table:table-cell office:value-type="float" office:value="1.875" calcext:value-type="float">
            <text:p>1.875E+00</text:p>
          </table:table-cell>
          <table:table-cell office:value-type="float" office:value="2.637" calcext:value-type="float">
            <text:p>2.637E+00</text:p>
          </table:table-cell>
          <table:table-cell office:value-type="float" office:value="1.769" calcext:value-type="float">
            <text:p>1.769E+00</text:p>
          </table:table-cell>
          <table:table-cell table:formula="of:=AVERAGE([.AT34:.AV34])" office:value-type="float" office:value="2.09366666666667" calcext:value-type="float">
            <text:p>2.094E+00</text:p>
          </table:table-cell>
          <table:table-cell office:value-type="float" office:value="1.23" calcext:value-type="float">
            <text:p>1.230E+00</text:p>
          </table:table-cell>
          <table:table-cell office:value-type="float" office:value="2.389" calcext:value-type="float">
            <text:p>2.389E+00</text:p>
          </table:table-cell>
          <table:table-cell office:value-type="float" office:value="1.477" calcext:value-type="float">
            <text:p>1.477E+00</text:p>
          </table:table-cell>
          <table:table-cell table:formula="of:=AVERAGE([.AX34:.AZ34])" office:value-type="float" office:value="1.69866666666667" calcext:value-type="float">
            <text:p>1.699E+00</text:p>
          </table:table-cell>
          <table:table-cell office:value-type="float" office:value="0.38" calcext:value-type="float">
            <text:p>3.800E-01</text:p>
          </table:table-cell>
          <table:table-cell office:value-type="float" office:value="0.627" calcext:value-type="float">
            <text:p>6.270E-01</text:p>
          </table:table-cell>
          <table:table-cell office:value-type="float" office:value="0.733" calcext:value-type="float">
            <text:p>7.330E-01</text:p>
          </table:table-cell>
          <table:table-cell table:formula="of:=AVERAGE([.BB34:.BD34])" office:value-type="float" office:value="0.58" calcext:value-type="float">
            <text:p>5.800E-01</text:p>
          </table:table-cell>
          <table:table-cell office:value-type="float" office:value="1.717" calcext:value-type="float">
            <text:p>1.717E+00</text:p>
          </table:table-cell>
          <table:table-cell office:value-type="float" office:value="0.387" calcext:value-type="float">
            <text:p>3.870E-01</text:p>
          </table:table-cell>
          <table:table-cell office:value-type="float" office:value="1.807" calcext:value-type="float">
            <text:p>1.807E+00</text:p>
          </table:table-cell>
          <table:table-cell table:formula="of:=AVERAGE([.BF34:.BH34])" office:value-type="float" office:value="1.30366666666667" calcext:value-type="float">
            <text:p>1.304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71030</text:p>
          </table:table-cell>
          <table:table-cell office:value-type="string" calcext:value-type="string">
            <text:p>ATMYBL2</text:p>
          </table:table-cell>
          <table:table-cell office:value-type="float" office:value="5.129" calcext:value-type="float">
            <text:p>5.129E+00</text:p>
          </table:table-cell>
          <table:table-cell office:value-type="float" office:value="6.065" calcext:value-type="float">
            <text:p>6.065E+00</text:p>
          </table:table-cell>
          <table:table-cell office:value-type="float" office:value="6.202" calcext:value-type="float">
            <text:p>6.202E+00</text:p>
          </table:table-cell>
          <table:table-cell table:formula="of:=AVERAGE([.C35:.E35])" office:value-type="float" office:value="5.79866666666667" calcext:value-type="float">
            <text:p>5.799E+00</text:p>
          </table:table-cell>
          <table:table-cell office:value-type="float" office:value="6.827" calcext:value-type="float">
            <text:p>6.827E+00</text:p>
          </table:table-cell>
          <table:table-cell office:value-type="float" office:value="6.432" calcext:value-type="float">
            <text:p>6.432E+00</text:p>
          </table:table-cell>
          <table:table-cell office:value-type="float" office:value="10.153" calcext:value-type="float">
            <text:p>1.015E+01</text:p>
          </table:table-cell>
          <table:table-cell table:formula="of:=AVERAGE([.G35:.I35])" office:value-type="float" office:value="7.804" calcext:value-type="float">
            <text:p>7.804E+00</text:p>
          </table:table-cell>
          <table:table-cell office:value-type="float" office:value="23.528" calcext:value-type="float">
            <text:p>2.353E+01</text:p>
          </table:table-cell>
          <table:table-cell office:value-type="float" office:value="10.521" calcext:value-type="float">
            <text:p>1.052E+01</text:p>
          </table:table-cell>
          <table:table-cell office:value-type="float" office:value="20.263" calcext:value-type="float">
            <text:p>2.026E+01</text:p>
          </table:table-cell>
          <table:table-cell table:formula="of:=AVERAGE([.K35:.M35])" office:value-type="float" office:value="18.104" calcext:value-type="float">
            <text:p>1.810E+01</text:p>
          </table:table-cell>
          <table:table-cell office:value-type="float" office:value="17.786" calcext:value-type="float">
            <text:p>1.779E+01</text:p>
          </table:table-cell>
          <table:table-cell office:value-type="float" office:value="16.164" calcext:value-type="float">
            <text:p>1.616E+01</text:p>
          </table:table-cell>
          <table:table-cell office:value-type="float" office:value="10.221" calcext:value-type="float">
            <text:p>1.022E+01</text:p>
          </table:table-cell>
          <table:table-cell table:formula="of:=AVERAGE([.O35:.Q35])" office:value-type="float" office:value="14.7236666666667" calcext:value-type="float">
            <text:p>1.472E+01</text:p>
          </table:table-cell>
          <table:table-cell office:value-type="float" office:value="9.643" calcext:value-type="float">
            <text:p>9.643E+00</text:p>
          </table:table-cell>
          <table:table-cell office:value-type="float" office:value="8.089" calcext:value-type="float">
            <text:p>8.089E+00</text:p>
          </table:table-cell>
          <table:table-cell office:value-type="float" office:value="9.778" calcext:value-type="float">
            <text:p>9.778E+00</text:p>
          </table:table-cell>
          <table:table-cell table:formula="of:=AVERAGE([.S35:.U35])" office:value-type="float" office:value="9.17" calcext:value-type="float">
            <text:p>9.170E+00</text:p>
          </table:table-cell>
          <table:table-cell office:value-type="float" office:value="29.473" calcext:value-type="float">
            <text:p>2.947E+01</text:p>
          </table:table-cell>
          <table:table-cell office:value-type="float" office:value="17.36" calcext:value-type="float">
            <text:p>1.736E+01</text:p>
          </table:table-cell>
          <table:table-cell office:value-type="float" office:value="6.946" calcext:value-type="float">
            <text:p>6.946E+00</text:p>
          </table:table-cell>
          <table:table-cell table:formula="of:=AVERAGE([.W35:.Y35])" office:value-type="float" office:value="17.9263333333333" calcext:value-type="float">
            <text:p>1.793E+01</text:p>
          </table:table-cell>
          <table:table-cell office:value-type="float" office:value="6.599" calcext:value-type="float">
            <text:p>6.599E+00</text:p>
          </table:table-cell>
          <table:table-cell office:value-type="float" office:value="14.069" calcext:value-type="float">
            <text:p>1.407E+01</text:p>
          </table:table-cell>
          <table:table-cell office:value-type="float" office:value="5.673" calcext:value-type="float">
            <text:p>5.673E+00</text:p>
          </table:table-cell>
          <table:table-cell table:formula="of:=AVERAGE([.AA35:.AC35])" office:value-type="float" office:value="8.78033333333333" calcext:value-type="float">
            <text:p>8.780E+00</text:p>
          </table:table-cell>
          <table:table-cell office:value-type="float" office:value="10.086" calcext:value-type="float">
            <text:p>1.009E+01</text:p>
          </table:table-cell>
          <table:table-cell office:value-type="float" office:value="7.721" calcext:value-type="float">
            <text:p>7.721E+00</text:p>
          </table:table-cell>
          <table:table-cell table:formula="of:=AVERAGE([.AE35:.AF35])" office:value-type="float" office:value="8.9035" calcext:value-type="float">
            <text:p>8.904E+00</text:p>
          </table:table-cell>
          <table:table-cell office:value-type="float" office:value="3.582" calcext:value-type="float">
            <text:p>3.582E+00</text:p>
          </table:table-cell>
          <table:table-cell office:value-type="float" office:value="12.771" calcext:value-type="float">
            <text:p>1.277E+01</text:p>
          </table:table-cell>
          <table:table-cell office:value-type="float" office:value="7.801" calcext:value-type="float">
            <text:p>7.801E+00</text:p>
          </table:table-cell>
          <table:table-cell table:formula="of:=AVERAGE([.AH35:.AJ35])" office:value-type="float" office:value="8.05133333333333" calcext:value-type="float">
            <text:p>8.051E+00</text:p>
          </table:table-cell>
          <table:table-cell office:value-type="float" office:value="12.69" calcext:value-type="float">
            <text:p>1.269E+01</text:p>
          </table:table-cell>
          <table:table-cell office:value-type="float" office:value="6.785" calcext:value-type="float">
            <text:p>6.785E+00</text:p>
          </table:table-cell>
          <table:table-cell office:value-type="float" office:value="15.043" calcext:value-type="float">
            <text:p>1.504E+01</text:p>
          </table:table-cell>
          <table:table-cell table:formula="of:=AVERAGE([.AL35:.AN35])" office:value-type="float" office:value="11.506" calcext:value-type="float">
            <text:p>1.151E+01</text:p>
          </table:table-cell>
          <table:table-cell office:value-type="float" office:value="4.325" calcext:value-type="float">
            <text:p>4.325E+00</text:p>
          </table:table-cell>
          <table:table-cell office:value-type="float" office:value="2.364" calcext:value-type="float">
            <text:p>2.364E+00</text:p>
          </table:table-cell>
          <table:table-cell office:value-type="float" office:value="2.585" calcext:value-type="float">
            <text:p>2.585E+00</text:p>
          </table:table-cell>
          <table:table-cell table:formula="of:=AVERAGE([.AP35:.AR35])" office:value-type="float" office:value="3.09133333333333" calcext:value-type="float">
            <text:p>3.091E+00</text:p>
          </table:table-cell>
          <table:table-cell office:value-type="float" office:value="5.608" calcext:value-type="float">
            <text:p>5.608E+00</text:p>
          </table:table-cell>
          <table:table-cell office:value-type="float" office:value="3" calcext:value-type="float">
            <text:p>3.000E+00</text:p>
          </table:table-cell>
          <table:table-cell office:value-type="float" office:value="5.295" calcext:value-type="float">
            <text:p>5.295E+00</text:p>
          </table:table-cell>
          <table:table-cell table:formula="of:=AVERAGE([.AT35:.AV35])" office:value-type="float" office:value="4.63433333333333" calcext:value-type="float">
            <text:p>4.634E+00</text:p>
          </table:table-cell>
          <table:table-cell office:value-type="float" office:value="3.332" calcext:value-type="float">
            <text:p>3.332E+00</text:p>
          </table:table-cell>
          <table:table-cell office:value-type="float" office:value="3.928" calcext:value-type="float">
            <text:p>3.928E+00</text:p>
          </table:table-cell>
          <table:table-cell office:value-type="float" office:value="8.372" calcext:value-type="float">
            <text:p>8.372E+00</text:p>
          </table:table-cell>
          <table:table-cell table:formula="of:=AVERAGE([.AX35:.AZ35])" office:value-type="float" office:value="5.21066666666667" calcext:value-type="float">
            <text:p>5.211E+00</text:p>
          </table:table-cell>
          <table:table-cell office:value-type="float" office:value="9.133" calcext:value-type="float">
            <text:p>9.133E+00</text:p>
          </table:table-cell>
          <table:table-cell office:value-type="float" office:value="14.492" calcext:value-type="float">
            <text:p>1.449E+01</text:p>
          </table:table-cell>
          <table:table-cell office:value-type="float" office:value="15.242" calcext:value-type="float">
            <text:p>1.524E+01</text:p>
          </table:table-cell>
          <table:table-cell table:formula="of:=AVERAGE([.BB35:.BD35])" office:value-type="float" office:value="12.9556666666667" calcext:value-type="float">
            <text:p>1.296E+01</text:p>
          </table:table-cell>
          <table:table-cell office:value-type="float" office:value="6.501" calcext:value-type="float">
            <text:p>6.501E+00</text:p>
          </table:table-cell>
          <table:table-cell office:value-type="float" office:value="8.31" calcext:value-type="float">
            <text:p>8.310E+00</text:p>
          </table:table-cell>
          <table:table-cell office:value-type="float" office:value="4.936" calcext:value-type="float">
            <text:p>4.936E+00</text:p>
          </table:table-cell>
          <table:table-cell table:formula="of:=AVERAGE([.BF35:.BH35])" office:value-type="float" office:value="6.58233333333333" calcext:value-type="float">
            <text:p>6.582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72070</text:p>
          </table:table-cell>
          <table:table-cell office:value-type="float" office:value="6.607" calcext:value-type="float">
            <text:p>6.607E+00</text:p>
          </table:table-cell>
          <table:table-cell office:value-type="float" office:value="7.913" calcext:value-type="float">
            <text:p>7.913E+00</text:p>
          </table:table-cell>
          <table:table-cell office:value-type="float" office:value="8.974" calcext:value-type="float">
            <text:p>8.974E+00</text:p>
          </table:table-cell>
          <table:table-cell table:formula="of:=AVERAGE([.C36:.E36])" office:value-type="float" office:value="7.83133333333333" calcext:value-type="float">
            <text:p>7.831E+00</text:p>
          </table:table-cell>
          <table:table-cell office:value-type="float" office:value="13.314" calcext:value-type="float">
            <text:p>1.331E+01</text:p>
          </table:table-cell>
          <table:table-cell office:value-type="float" office:value="7.764" calcext:value-type="float">
            <text:p>7.764E+00</text:p>
          </table:table-cell>
          <table:table-cell office:value-type="float" office:value="215.966" calcext:value-type="float">
            <text:p>2.160E+02</text:p>
          </table:table-cell>
          <table:table-cell table:formula="of:=AVERAGE([.G36:.I36])" office:value-type="float" office:value="79.0146666666667" calcext:value-type="float">
            <text:p>7.901E+01</text:p>
          </table:table-cell>
          <table:table-cell office:value-type="float" office:value="8.168" calcext:value-type="float">
            <text:p>8.168E+00</text:p>
          </table:table-cell>
          <table:table-cell office:value-type="float" office:value="7.988" calcext:value-type="float">
            <text:p>7.988E+00</text:p>
          </table:table-cell>
          <table:table-cell office:value-type="float" office:value="22.061" calcext:value-type="float">
            <text:p>2.206E+01</text:p>
          </table:table-cell>
          <table:table-cell table:formula="of:=AVERAGE([.K36:.M36])" office:value-type="float" office:value="12.739" calcext:value-type="float">
            <text:p>1.274E+01</text:p>
          </table:table-cell>
          <table:table-cell office:value-type="float" office:value="9.555" calcext:value-type="float">
            <text:p>9.555E+00</text:p>
          </table:table-cell>
          <table:table-cell office:value-type="float" office:value="5.903" calcext:value-type="float">
            <text:p>5.903E+00</text:p>
          </table:table-cell>
          <table:table-cell office:value-type="float" office:value="6.813" calcext:value-type="float">
            <text:p>6.813E+00</text:p>
          </table:table-cell>
          <table:table-cell table:formula="of:=AVERAGE([.O36:.Q36])" office:value-type="float" office:value="7.42366666666667" calcext:value-type="float">
            <text:p>7.424E+00</text:p>
          </table:table-cell>
          <table:table-cell office:value-type="float" office:value="10.359" calcext:value-type="float">
            <text:p>1.036E+01</text:p>
          </table:table-cell>
          <table:table-cell office:value-type="float" office:value="10.701" calcext:value-type="float">
            <text:p>1.070E+01</text:p>
          </table:table-cell>
          <table:table-cell office:value-type="float" office:value="7.52" calcext:value-type="float">
            <text:p>7.520E+00</text:p>
          </table:table-cell>
          <table:table-cell table:formula="of:=AVERAGE([.S36:.U36])" office:value-type="float" office:value="9.52666666666667" calcext:value-type="float">
            <text:p>9.527E+00</text:p>
          </table:table-cell>
          <table:table-cell office:value-type="float" office:value="20.804" calcext:value-type="float">
            <text:p>2.080E+01</text:p>
          </table:table-cell>
          <table:table-cell office:value-type="float" office:value="11.966" calcext:value-type="float">
            <text:p>1.197E+01</text:p>
          </table:table-cell>
          <table:table-cell office:value-type="float" office:value="16.671" calcext:value-type="float">
            <text:p>1.667E+01</text:p>
          </table:table-cell>
          <table:table-cell table:formula="of:=AVERAGE([.W36:.Y36])" office:value-type="float" office:value="16.4803333333333" calcext:value-type="float">
            <text:p>1.648E+01</text:p>
          </table:table-cell>
          <table:table-cell office:value-type="float" office:value="13.653" calcext:value-type="float">
            <text:p>1.365E+01</text:p>
          </table:table-cell>
          <table:table-cell office:value-type="float" office:value="12.321" calcext:value-type="float">
            <text:p>1.232E+01</text:p>
          </table:table-cell>
          <table:table-cell office:value-type="float" office:value="10.938" calcext:value-type="float">
            <text:p>1.094E+01</text:p>
          </table:table-cell>
          <table:table-cell table:formula="of:=AVERAGE([.AA36:.AC36])" office:value-type="float" office:value="12.304" calcext:value-type="float">
            <text:p>1.230E+01</text:p>
          </table:table-cell>
          <table:table-cell office:value-type="float" office:value="12.7" calcext:value-type="float">
            <text:p>1.270E+01</text:p>
          </table:table-cell>
          <table:table-cell office:value-type="float" office:value="17.515" calcext:value-type="float">
            <text:p>1.752E+01</text:p>
          </table:table-cell>
          <table:table-cell table:formula="of:=AVERAGE([.AE36:.AF36])" office:value-type="float" office:value="15.1075" calcext:value-type="float">
            <text:p>1.511E+01</text:p>
          </table:table-cell>
          <table:table-cell office:value-type="float" office:value="16.43" calcext:value-type="float">
            <text:p>1.643E+01</text:p>
          </table:table-cell>
          <table:table-cell office:value-type="float" office:value="21.403" calcext:value-type="float">
            <text:p>2.140E+01</text:p>
          </table:table-cell>
          <table:table-cell office:value-type="float" office:value="25.81" calcext:value-type="float">
            <text:p>2.581E+01</text:p>
          </table:table-cell>
          <table:table-cell table:formula="of:=AVERAGE([.AH36:.AJ36])" office:value-type="float" office:value="21.2143333333333" calcext:value-type="float">
            <text:p>2.121E+01</text:p>
          </table:table-cell>
          <table:table-cell office:value-type="float" office:value="8.672" calcext:value-type="float">
            <text:p>8.672E+00</text:p>
          </table:table-cell>
          <table:table-cell office:value-type="float" office:value="9.352" calcext:value-type="float">
            <text:p>9.352E+00</text:p>
          </table:table-cell>
          <table:table-cell office:value-type="float" office:value="10.734" calcext:value-type="float">
            <text:p>1.073E+01</text:p>
          </table:table-cell>
          <table:table-cell table:formula="of:=AVERAGE([.AL36:.AN36])" office:value-type="float" office:value="9.586" calcext:value-type="float">
            <text:p>9.586E+00</text:p>
          </table:table-cell>
          <table:table-cell office:value-type="float" office:value="6.673" calcext:value-type="float">
            <text:p>6.673E+00</text:p>
          </table:table-cell>
          <table:table-cell office:value-type="float" office:value="9.325" calcext:value-type="float">
            <text:p>9.325E+00</text:p>
          </table:table-cell>
          <table:table-cell office:value-type="float" office:value="28.294" calcext:value-type="float">
            <text:p>2.829E+01</text:p>
          </table:table-cell>
          <table:table-cell table:formula="of:=AVERAGE([.AP36:.AR36])" office:value-type="float" office:value="14.764" calcext:value-type="float">
            <text:p>1.476E+01</text:p>
          </table:table-cell>
          <table:table-cell office:value-type="float" office:value="11.296" calcext:value-type="float">
            <text:p>1.130E+01</text:p>
          </table:table-cell>
          <table:table-cell office:value-type="float" office:value="11.151" calcext:value-type="float">
            <text:p>1.115E+01</text:p>
          </table:table-cell>
          <table:table-cell office:value-type="float" office:value="8.338" calcext:value-type="float">
            <text:p>8.338E+00</text:p>
          </table:table-cell>
          <table:table-cell table:formula="of:=AVERAGE([.AT36:.AV36])" office:value-type="float" office:value="10.2616666666667" calcext:value-type="float">
            <text:p>1.026E+01</text:p>
          </table:table-cell>
          <table:table-cell office:value-type="float" office:value="6.676" calcext:value-type="float">
            <text:p>6.676E+00</text:p>
          </table:table-cell>
          <table:table-cell office:value-type="float" office:value="7.045" calcext:value-type="float">
            <text:p>7.045E+00</text:p>
          </table:table-cell>
          <table:table-cell office:value-type="float" office:value="6.901" calcext:value-type="float">
            <text:p>6.901E+00</text:p>
          </table:table-cell>
          <table:table-cell table:formula="of:=AVERAGE([.AX36:.AZ36])" office:value-type="float" office:value="6.874" calcext:value-type="float">
            <text:p>6.874E+00</text:p>
          </table:table-cell>
          <table:table-cell office:value-type="float" office:value="12.842" calcext:value-type="float">
            <text:p>1.284E+01</text:p>
          </table:table-cell>
          <table:table-cell office:value-type="float" office:value="9.909" calcext:value-type="float">
            <text:p>9.909E+00</text:p>
          </table:table-cell>
          <table:table-cell office:value-type="float" office:value="26.984" calcext:value-type="float">
            <text:p>2.698E+01</text:p>
          </table:table-cell>
          <table:table-cell table:formula="of:=AVERAGE([.BB36:.BD36])" office:value-type="float" office:value="16.5783333333333" calcext:value-type="float">
            <text:p>1.658E+01</text:p>
          </table:table-cell>
          <table:table-cell office:value-type="float" office:value="12.229" calcext:value-type="float">
            <text:p>1.223E+01</text:p>
          </table:table-cell>
          <table:table-cell office:value-type="float" office:value="17.643" calcext:value-type="float">
            <text:p>1.764E+01</text:p>
          </table:table-cell>
          <table:table-cell office:value-type="float" office:value="12.402" calcext:value-type="float">
            <text:p>1.240E+01</text:p>
          </table:table-cell>
          <table:table-cell table:formula="of:=AVERAGE([.BF36:.BH36])" office:value-type="float" office:value="14.0913333333333" calcext:value-type="float">
            <text:p>1.409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72450</text:p>
          </table:table-cell>
          <table:table-cell office:value-type="string" calcext:value-type="string">
            <text:p>TIFY11B</text:p>
          </table:table-cell>
          <table:table-cell office:value-type="float" office:value="19.151" calcext:value-type="float">
            <text:p>1.915E+01</text:p>
          </table:table-cell>
          <table:table-cell office:value-type="float" office:value="22.278" calcext:value-type="float">
            <text:p>2.228E+01</text:p>
          </table:table-cell>
          <table:table-cell office:value-type="float" office:value="21.124" calcext:value-type="float">
            <text:p>2.112E+01</text:p>
          </table:table-cell>
          <table:table-cell table:formula="of:=AVERAGE([.C37:.E37])" office:value-type="float" office:value="20.851" calcext:value-type="float">
            <text:p>2.085E+01</text:p>
          </table:table-cell>
          <table:table-cell office:value-type="float" office:value="19.978" calcext:value-type="float">
            <text:p>1.998E+01</text:p>
          </table:table-cell>
          <table:table-cell office:value-type="float" office:value="28.571" calcext:value-type="float">
            <text:p>2.857E+01</text:p>
          </table:table-cell>
          <table:table-cell office:value-type="float" office:value="31.887" calcext:value-type="float">
            <text:p>3.189E+01</text:p>
          </table:table-cell>
          <table:table-cell table:formula="of:=AVERAGE([.G37:.I37])" office:value-type="float" office:value="26.812" calcext:value-type="float">
            <text:p>2.681E+01</text:p>
          </table:table-cell>
          <table:table-cell office:value-type="float" office:value="25.379" calcext:value-type="float">
            <text:p>2.538E+01</text:p>
          </table:table-cell>
          <table:table-cell office:value-type="float" office:value="24.513" calcext:value-type="float">
            <text:p>2.451E+01</text:p>
          </table:table-cell>
          <table:table-cell office:value-type="float" office:value="25.104" calcext:value-type="float">
            <text:p>2.510E+01</text:p>
          </table:table-cell>
          <table:table-cell table:formula="of:=AVERAGE([.K37:.M37])" office:value-type="float" office:value="24.9986666666667" calcext:value-type="float">
            <text:p>2.500E+01</text:p>
          </table:table-cell>
          <table:table-cell office:value-type="float" office:value="16.457" calcext:value-type="float">
            <text:p>1.646E+01</text:p>
          </table:table-cell>
          <table:table-cell office:value-type="float" office:value="19.394" calcext:value-type="float">
            <text:p>1.939E+01</text:p>
          </table:table-cell>
          <table:table-cell office:value-type="float" office:value="18.073" calcext:value-type="float">
            <text:p>1.807E+01</text:p>
          </table:table-cell>
          <table:table-cell table:formula="of:=AVERAGE([.O37:.Q37])" office:value-type="float" office:value="17.9746666666667" calcext:value-type="float">
            <text:p>1.797E+01</text:p>
          </table:table-cell>
          <table:table-cell office:value-type="float" office:value="13.898" calcext:value-type="float">
            <text:p>1.390E+01</text:p>
          </table:table-cell>
          <table:table-cell office:value-type="float" office:value="11.664" calcext:value-type="float">
            <text:p>1.166E+01</text:p>
          </table:table-cell>
          <table:table-cell office:value-type="float" office:value="8.758" calcext:value-type="float">
            <text:p>8.758E+00</text:p>
          </table:table-cell>
          <table:table-cell table:formula="of:=AVERAGE([.S37:.U37])" office:value-type="float" office:value="11.44" calcext:value-type="float">
            <text:p>1.144E+01</text:p>
          </table:table-cell>
          <table:table-cell office:value-type="float" office:value="7.154" calcext:value-type="float">
            <text:p>7.154E+00</text:p>
          </table:table-cell>
          <table:table-cell office:value-type="float" office:value="5.479" calcext:value-type="float">
            <text:p>5.479E+00</text:p>
          </table:table-cell>
          <table:table-cell office:value-type="float" office:value="6.662" calcext:value-type="float">
            <text:p>6.662E+00</text:p>
          </table:table-cell>
          <table:table-cell table:formula="of:=AVERAGE([.W37:.Y37])" office:value-type="float" office:value="6.43166666666667" calcext:value-type="float">
            <text:p>6.432E+00</text:p>
          </table:table-cell>
          <table:table-cell office:value-type="float" office:value="52.578" calcext:value-type="float">
            <text:p>5.258E+01</text:p>
          </table:table-cell>
          <table:table-cell office:value-type="float" office:value="42.598" calcext:value-type="float">
            <text:p>4.260E+01</text:p>
          </table:table-cell>
          <table:table-cell office:value-type="float" office:value="39.893" calcext:value-type="float">
            <text:p>3.989E+01</text:p>
          </table:table-cell>
          <table:table-cell table:formula="of:=AVERAGE([.AA37:.AC37])" office:value-type="float" office:value="45.023" calcext:value-type="float">
            <text:p>4.502E+01</text:p>
          </table:table-cell>
          <table:table-cell office:value-type="float" office:value="65.756" calcext:value-type="float">
            <text:p>6.576E+01</text:p>
          </table:table-cell>
          <table:table-cell office:value-type="float" office:value="53.699" calcext:value-type="float">
            <text:p>5.370E+01</text:p>
          </table:table-cell>
          <table:table-cell table:formula="of:=AVERAGE([.AE37:.AF37])" office:value-type="float" office:value="59.7275" calcext:value-type="float">
            <text:p>5.973E+01</text:p>
          </table:table-cell>
          <table:table-cell office:value-type="float" office:value="47.865" calcext:value-type="float">
            <text:p>4.787E+01</text:p>
          </table:table-cell>
          <table:table-cell office:value-type="float" office:value="44.756" calcext:value-type="float">
            <text:p>4.476E+01</text:p>
          </table:table-cell>
          <table:table-cell office:value-type="float" office:value="38.55" calcext:value-type="float">
            <text:p>3.855E+01</text:p>
          </table:table-cell>
          <table:table-cell table:formula="of:=AVERAGE([.AH37:.AJ37])" office:value-type="float" office:value="43.7236666666667" calcext:value-type="float">
            <text:p>4.372E+01</text:p>
          </table:table-cell>
          <table:table-cell office:value-type="float" office:value="16.349" calcext:value-type="float">
            <text:p>1.635E+01</text:p>
          </table:table-cell>
          <table:table-cell office:value-type="float" office:value="20.813" calcext:value-type="float">
            <text:p>2.081E+01</text:p>
          </table:table-cell>
          <table:table-cell office:value-type="float" office:value="23.15" calcext:value-type="float">
            <text:p>2.315E+01</text:p>
          </table:table-cell>
          <table:table-cell table:formula="of:=AVERAGE([.AL37:.AN37])" office:value-type="float" office:value="20.104" calcext:value-type="float">
            <text:p>2.010E+01</text:p>
          </table:table-cell>
          <table:table-cell office:value-type="float" office:value="21.859" calcext:value-type="float">
            <text:p>2.186E+01</text:p>
          </table:table-cell>
          <table:table-cell office:value-type="float" office:value="16.03" calcext:value-type="float">
            <text:p>1.603E+01</text:p>
          </table:table-cell>
          <table:table-cell office:value-type="float" office:value="32.748" calcext:value-type="float">
            <text:p>3.275E+01</text:p>
          </table:table-cell>
          <table:table-cell table:formula="of:=AVERAGE([.AP37:.AR37])" office:value-type="float" office:value="23.5456666666667" calcext:value-type="float">
            <text:p>2.355E+01</text:p>
          </table:table-cell>
          <table:table-cell office:value-type="float" office:value="23.247" calcext:value-type="float">
            <text:p>2.325E+01</text:p>
          </table:table-cell>
          <table:table-cell office:value-type="float" office:value="17.74" calcext:value-type="float">
            <text:p>1.774E+01</text:p>
          </table:table-cell>
          <table:table-cell office:value-type="float" office:value="15.741" calcext:value-type="float">
            <text:p>1.574E+01</text:p>
          </table:table-cell>
          <table:table-cell table:formula="of:=AVERAGE([.AT37:.AV37])" office:value-type="float" office:value="18.9093333333333" calcext:value-type="float">
            <text:p>1.891E+01</text:p>
          </table:table-cell>
          <table:table-cell office:value-type="float" office:value="15.738" calcext:value-type="float">
            <text:p>1.574E+01</text:p>
          </table:table-cell>
          <table:table-cell office:value-type="float" office:value="14.503" calcext:value-type="float">
            <text:p>1.450E+01</text:p>
          </table:table-cell>
          <table:table-cell office:value-type="float" office:value="13.932" calcext:value-type="float">
            <text:p>1.393E+01</text:p>
          </table:table-cell>
          <table:table-cell table:formula="of:=AVERAGE([.AX37:.AZ37])" office:value-type="float" office:value="14.7243333333333" calcext:value-type="float">
            <text:p>1.472E+01</text:p>
          </table:table-cell>
          <table:table-cell office:value-type="float" office:value="36.437" calcext:value-type="float">
            <text:p>3.644E+01</text:p>
          </table:table-cell>
          <table:table-cell office:value-type="float" office:value="36.239" calcext:value-type="float">
            <text:p>3.624E+01</text:p>
          </table:table-cell>
          <table:table-cell office:value-type="float" office:value="48.569" calcext:value-type="float">
            <text:p>4.857E+01</text:p>
          </table:table-cell>
          <table:table-cell table:formula="of:=AVERAGE([.BB37:.BD37])" office:value-type="float" office:value="40.415" calcext:value-type="float">
            <text:p>4.042E+01</text:p>
          </table:table-cell>
          <table:table-cell office:value-type="float" office:value="38.371" calcext:value-type="float">
            <text:p>3.837E+01</text:p>
          </table:table-cell>
          <table:table-cell office:value-type="float" office:value="49.789" calcext:value-type="float">
            <text:p>4.979E+01</text:p>
          </table:table-cell>
          <table:table-cell office:value-type="float" office:value="32.775" calcext:value-type="float">
            <text:p>3.278E+01</text:p>
          </table:table-cell>
          <table:table-cell table:formula="of:=AVERAGE([.BF37:.BH37])" office:value-type="float" office:value="40.3116666666667" calcext:value-type="float">
            <text:p>4.031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72910</text:p>
          </table:table-cell>
          <table:table-cell office:value-type="float" office:value="2.718" calcext:value-type="float">
            <text:p>2.718E+00</text:p>
          </table:table-cell>
          <table:table-cell office:value-type="float" office:value="4.533" calcext:value-type="float">
            <text:p>4.533E+00</text:p>
          </table:table-cell>
          <table:table-cell office:value-type="float" office:value="4.081" calcext:value-type="float">
            <text:p>4.081E+00</text:p>
          </table:table-cell>
          <table:table-cell table:formula="of:=AVERAGE([.C38:.E38])" office:value-type="float" office:value="3.77733333333333" calcext:value-type="float">
            <text:p>3.777E+00</text:p>
          </table:table-cell>
          <table:table-cell office:value-type="float" office:value="3.6" calcext:value-type="float">
            <text:p>3.600E+00</text:p>
          </table:table-cell>
          <table:table-cell office:value-type="float" office:value="2.41" calcext:value-type="float">
            <text:p>2.410E+00</text:p>
          </table:table-cell>
          <table:table-cell office:value-type="float" office:value="13.298" calcext:value-type="float">
            <text:p>1.330E+01</text:p>
          </table:table-cell>
          <table:table-cell table:formula="of:=AVERAGE([.G38:.I38])" office:value-type="float" office:value="6.436" calcext:value-type="float">
            <text:p>6.436E+00</text:p>
          </table:table-cell>
          <table:table-cell office:value-type="float" office:value="2.603" calcext:value-type="float">
            <text:p>2.603E+00</text:p>
          </table:table-cell>
          <table:table-cell office:value-type="float" office:value="3.493" calcext:value-type="float">
            <text:p>3.493E+00</text:p>
          </table:table-cell>
          <table:table-cell office:value-type="float" office:value="3.905" calcext:value-type="float">
            <text:p>3.905E+00</text:p>
          </table:table-cell>
          <table:table-cell table:formula="of:=AVERAGE([.K38:.M38])" office:value-type="float" office:value="3.33366666666667" calcext:value-type="float">
            <text:p>3.334E+00</text:p>
          </table:table-cell>
          <table:table-cell office:value-type="float" office:value="5.637" calcext:value-type="float">
            <text:p>5.637E+00</text:p>
          </table:table-cell>
          <table:table-cell office:value-type="float" office:value="8.727" calcext:value-type="float">
            <text:p>8.727E+00</text:p>
          </table:table-cell>
          <table:table-cell office:value-type="float" office:value="8.386" calcext:value-type="float">
            <text:p>8.386E+00</text:p>
          </table:table-cell>
          <table:table-cell table:formula="of:=AVERAGE([.O38:.Q38])" office:value-type="float" office:value="7.58333333333333" calcext:value-type="float">
            <text:p>7.583E+00</text:p>
          </table:table-cell>
          <table:table-cell office:value-type="float" office:value="7.886" calcext:value-type="float">
            <text:p>7.886E+00</text:p>
          </table:table-cell>
          <table:table-cell office:value-type="float" office:value="5.154" calcext:value-type="float">
            <text:p>5.154E+00</text:p>
          </table:table-cell>
          <table:table-cell office:value-type="float" office:value="2.135" calcext:value-type="float">
            <text:p>2.135E+00</text:p>
          </table:table-cell>
          <table:table-cell table:formula="of:=AVERAGE([.S38:.U38])" office:value-type="float" office:value="5.05833333333333" calcext:value-type="float">
            <text:p>5.058E+00</text:p>
          </table:table-cell>
          <table:table-cell office:value-type="float" office:value="2.534" calcext:value-type="float">
            <text:p>2.534E+00</text:p>
          </table:table-cell>
          <table:table-cell office:value-type="float" office:value="1.166" calcext:value-type="float">
            <text:p>1.166E+00</text:p>
          </table:table-cell>
          <table:table-cell office:value-type="float" office:value="11.019" calcext:value-type="float">
            <text:p>1.102E+01</text:p>
          </table:table-cell>
          <table:table-cell table:formula="of:=AVERAGE([.W38:.Y38])" office:value-type="float" office:value="4.90633333333333" calcext:value-type="float">
            <text:p>4.906E+00</text:p>
          </table:table-cell>
          <table:table-cell office:value-type="float" office:value="12.591" calcext:value-type="float">
            <text:p>1.259E+01</text:p>
          </table:table-cell>
          <table:table-cell office:value-type="float" office:value="4.235" calcext:value-type="float">
            <text:p>4.235E+00</text:p>
          </table:table-cell>
          <table:table-cell office:value-type="float" office:value="6.89" calcext:value-type="float">
            <text:p>6.890E+00</text:p>
          </table:table-cell>
          <table:table-cell table:formula="of:=AVERAGE([.AA38:.AC38])" office:value-type="float" office:value="7.90533333333333" calcext:value-type="float">
            <text:p>7.905E+00</text:p>
          </table:table-cell>
          <table:table-cell office:value-type="float" office:value="6.079" calcext:value-type="float">
            <text:p>6.079E+00</text:p>
          </table:table-cell>
          <table:table-cell office:value-type="float" office:value="6.801" calcext:value-type="float">
            <text:p>6.801E+00</text:p>
          </table:table-cell>
          <table:table-cell table:formula="of:=AVERAGE([.AE38:.AF38])" office:value-type="float" office:value="6.44" calcext:value-type="float">
            <text:p>6.440E+00</text:p>
          </table:table-cell>
          <table:table-cell office:value-type="float" office:value="7.754" calcext:value-type="float">
            <text:p>7.754E+00</text:p>
          </table:table-cell>
          <table:table-cell office:value-type="float" office:value="4.137" calcext:value-type="float">
            <text:p>4.137E+00</text:p>
          </table:table-cell>
          <table:table-cell office:value-type="float" office:value="5.74" calcext:value-type="float">
            <text:p>5.740E+00</text:p>
          </table:table-cell>
          <table:table-cell table:formula="of:=AVERAGE([.AH38:.AJ38])" office:value-type="float" office:value="5.877" calcext:value-type="float">
            <text:p>5.877E+00</text:p>
          </table:table-cell>
          <table:table-cell office:value-type="float" office:value="2.345" calcext:value-type="float">
            <text:p>2.345E+00</text:p>
          </table:table-cell>
          <table:table-cell office:value-type="float" office:value="13.979" calcext:value-type="float">
            <text:p>1.398E+01</text:p>
          </table:table-cell>
          <table:table-cell office:value-type="float" office:value="14.749" calcext:value-type="float">
            <text:p>1.475E+01</text:p>
          </table:table-cell>
          <table:table-cell table:formula="of:=AVERAGE([.AL38:.AN38])" office:value-type="float" office:value="10.3576666666667" calcext:value-type="float">
            <text:p>1.036E+01</text:p>
          </table:table-cell>
          <table:table-cell office:value-type="float" office:value="1.928" calcext:value-type="float">
            <text:p>1.928E+00</text:p>
          </table:table-cell>
          <table:table-cell office:value-type="float" office:value="1.951" calcext:value-type="float">
            <text:p>1.951E+00</text:p>
          </table:table-cell>
          <table:table-cell office:value-type="float" office:value="3.461" calcext:value-type="float">
            <text:p>3.461E+00</text:p>
          </table:table-cell>
          <table:table-cell table:formula="of:=AVERAGE([.AP38:.AR38])" office:value-type="float" office:value="2.44666666666667" calcext:value-type="float">
            <text:p>2.447E+00</text:p>
          </table:table-cell>
          <table:table-cell office:value-type="float" office:value="1.749" calcext:value-type="float">
            <text:p>1.749E+00</text:p>
          </table:table-cell>
          <table:table-cell office:value-type="float" office:value="2.442" calcext:value-type="float">
            <text:p>2.442E+00</text:p>
          </table:table-cell>
          <table:table-cell office:value-type="float" office:value="1.169" calcext:value-type="float">
            <text:p>1.169E+00</text:p>
          </table:table-cell>
          <table:table-cell table:formula="of:=AVERAGE([.AT38:.AV38])" office:value-type="float" office:value="1.78666666666667" calcext:value-type="float">
            <text:p>1.787E+00</text:p>
          </table:table-cell>
          <table:table-cell office:value-type="float" office:value="1.275" calcext:value-type="float">
            <text:p>1.275E+00</text:p>
          </table:table-cell>
          <table:table-cell office:value-type="float" office:value="1.851" calcext:value-type="float">
            <text:p>1.851E+00</text:p>
          </table:table-cell>
          <table:table-cell office:value-type="float" office:value="1.265" calcext:value-type="float">
            <text:p>1.265E+00</text:p>
          </table:table-cell>
          <table:table-cell table:formula="of:=AVERAGE([.AX38:.AZ38])" office:value-type="float" office:value="1.46366666666667" calcext:value-type="float">
            <text:p>1.464E+00</text:p>
          </table:table-cell>
          <table:table-cell office:value-type="float" office:value="3.432" calcext:value-type="float">
            <text:p>3.432E+00</text:p>
          </table:table-cell>
          <table:table-cell office:value-type="float" office:value="6.544" calcext:value-type="float">
            <text:p>6.544E+00</text:p>
          </table:table-cell>
          <table:table-cell office:value-type="float" office:value="3.926" calcext:value-type="float">
            <text:p>3.926E+00</text:p>
          </table:table-cell>
          <table:table-cell table:formula="of:=AVERAGE([.BB38:.BD38])" office:value-type="float" office:value="4.634" calcext:value-type="float">
            <text:p>4.634E+00</text:p>
          </table:table-cell>
          <table:table-cell office:value-type="float" office:value="1.929" calcext:value-type="float">
            <text:p>1.929E+00</text:p>
          </table:table-cell>
          <table:table-cell office:value-type="float" office:value="3.759" calcext:value-type="float">
            <text:p>3.759E+00</text:p>
          </table:table-cell>
          <table:table-cell office:value-type="float" office:value="2.192" calcext:value-type="float">
            <text:p>2.192E+00</text:p>
          </table:table-cell>
          <table:table-cell table:formula="of:=AVERAGE([.BF38:.BH38])" office:value-type="float" office:value="2.62666666666667" calcext:value-type="float">
            <text:p>2.627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75000</text:p>
          </table:table-cell>
          <table:table-cell office:value-type="float" office:value="21.408" calcext:value-type="float">
            <text:p>2.141E+01</text:p>
          </table:table-cell>
          <table:table-cell office:value-type="float" office:value="11.37" calcext:value-type="float">
            <text:p>1.137E+01</text:p>
          </table:table-cell>
          <table:table-cell office:value-type="float" office:value="19.533" calcext:value-type="float">
            <text:p>1.953E+01</text:p>
          </table:table-cell>
          <table:table-cell table:formula="of:=AVERAGE([.C39:.E39])" office:value-type="float" office:value="17.437" calcext:value-type="float">
            <text:p>1.744E+01</text:p>
          </table:table-cell>
          <table:table-cell office:value-type="float" office:value="10.157" calcext:value-type="float">
            <text:p>1.016E+01</text:p>
          </table:table-cell>
          <table:table-cell office:value-type="float" office:value="8.809" calcext:value-type="float">
            <text:p>8.809E+00</text:p>
          </table:table-cell>
          <table:table-cell office:value-type="float" office:value="11.508" calcext:value-type="float">
            <text:p>1.151E+01</text:p>
          </table:table-cell>
          <table:table-cell table:formula="of:=AVERAGE([.G39:.I39])" office:value-type="float" office:value="10.158" calcext:value-type="float">
            <text:p>1.016E+01</text:p>
          </table:table-cell>
          <table:table-cell office:value-type="float" office:value="14.557" calcext:value-type="float">
            <text:p>1.456E+01</text:p>
          </table:table-cell>
          <table:table-cell office:value-type="float" office:value="20.619" calcext:value-type="float">
            <text:p>2.062E+01</text:p>
          </table:table-cell>
          <table:table-cell office:value-type="float" office:value="16.57" calcext:value-type="float">
            <text:p>1.657E+01</text:p>
          </table:table-cell>
          <table:table-cell table:formula="of:=AVERAGE([.K39:.M39])" office:value-type="float" office:value="17.2486666666667" calcext:value-type="float">
            <text:p>1.725E+01</text:p>
          </table:table-cell>
          <table:table-cell office:value-type="float" office:value="5.328" calcext:value-type="float">
            <text:p>5.328E+00</text:p>
          </table:table-cell>
          <table:table-cell office:value-type="float" office:value="6.605" calcext:value-type="float">
            <text:p>6.605E+00</text:p>
          </table:table-cell>
          <table:table-cell office:value-type="float" office:value="6.168" calcext:value-type="float">
            <text:p>6.168E+00</text:p>
          </table:table-cell>
          <table:table-cell table:formula="of:=AVERAGE([.O39:.Q39])" office:value-type="float" office:value="6.03366666666667" calcext:value-type="float">
            <text:p>6.034E+00</text:p>
          </table:table-cell>
          <table:table-cell office:value-type="float" office:value="4.874" calcext:value-type="float">
            <text:p>4.874E+00</text:p>
          </table:table-cell>
          <table:table-cell office:value-type="float" office:value="4.183" calcext:value-type="float">
            <text:p>4.183E+00</text:p>
          </table:table-cell>
          <table:table-cell office:value-type="float" office:value="3.205" calcext:value-type="float">
            <text:p>3.205E+00</text:p>
          </table:table-cell>
          <table:table-cell table:formula="of:=AVERAGE([.S39:.U39])" office:value-type="float" office:value="4.08733333333333" calcext:value-type="float">
            <text:p>4.087E+00</text:p>
          </table:table-cell>
          <table:table-cell office:value-type="float" office:value="6.824" calcext:value-type="float">
            <text:p>6.824E+00</text:p>
          </table:table-cell>
          <table:table-cell office:value-type="float" office:value="3.887" calcext:value-type="float">
            <text:p>3.887E+00</text:p>
          </table:table-cell>
          <table:table-cell office:value-type="float" office:value="2.519" calcext:value-type="float">
            <text:p>2.519E+00</text:p>
          </table:table-cell>
          <table:table-cell table:formula="of:=AVERAGE([.W39:.Y39])" office:value-type="float" office:value="4.41" calcext:value-type="float">
            <text:p>4.410E+00</text:p>
          </table:table-cell>
          <table:table-cell office:value-type="float" office:value="9.843" calcext:value-type="float">
            <text:p>9.843E+00</text:p>
          </table:table-cell>
          <table:table-cell office:value-type="float" office:value="5.285" calcext:value-type="float">
            <text:p>5.285E+00</text:p>
          </table:table-cell>
          <table:table-cell office:value-type="float" office:value="22.824" calcext:value-type="float">
            <text:p>2.282E+01</text:p>
          </table:table-cell>
          <table:table-cell table:formula="of:=AVERAGE([.AA39:.AC39])" office:value-type="float" office:value="12.6506666666667" calcext:value-type="float">
            <text:p>1.265E+01</text:p>
          </table:table-cell>
          <table:table-cell office:value-type="float" office:value="6.022" calcext:value-type="float">
            <text:p>6.022E+00</text:p>
          </table:table-cell>
          <table:table-cell office:value-type="float" office:value="5.292" calcext:value-type="float">
            <text:p>5.292E+00</text:p>
          </table:table-cell>
          <table:table-cell table:formula="of:=AVERAGE([.AE39:.AF39])" office:value-type="float" office:value="5.657" calcext:value-type="float">
            <text:p>5.657E+00</text:p>
          </table:table-cell>
          <table:table-cell office:value-type="float" office:value="4.181" calcext:value-type="float">
            <text:p>4.181E+00</text:p>
          </table:table-cell>
          <table:table-cell office:value-type="float" office:value="3.205" calcext:value-type="float">
            <text:p>3.205E+00</text:p>
          </table:table-cell>
          <table:table-cell office:value-type="float" office:value="4.357" calcext:value-type="float">
            <text:p>4.357E+00</text:p>
          </table:table-cell>
          <table:table-cell table:formula="of:=AVERAGE([.AH39:.AJ39])" office:value-type="float" office:value="3.91433333333333" calcext:value-type="float">
            <text:p>3.914E+00</text:p>
          </table:table-cell>
          <table:table-cell office:value-type="float" office:value="10.479" calcext:value-type="float">
            <text:p>1.048E+01</text:p>
          </table:table-cell>
          <table:table-cell office:value-type="float" office:value="16.231" calcext:value-type="float">
            <text:p>1.623E+01</text:p>
          </table:table-cell>
          <table:table-cell office:value-type="float" office:value="16.136" calcext:value-type="float">
            <text:p>1.614E+01</text:p>
          </table:table-cell>
          <table:table-cell table:formula="of:=AVERAGE([.AL39:.AN39])" office:value-type="float" office:value="14.282" calcext:value-type="float">
            <text:p>1.428E+01</text:p>
          </table:table-cell>
          <table:table-cell office:value-type="float" office:value="7.504" calcext:value-type="float">
            <text:p>7.504E+00</text:p>
          </table:table-cell>
          <table:table-cell office:value-type="float" office:value="6.682" calcext:value-type="float">
            <text:p>6.682E+00</text:p>
          </table:table-cell>
          <table:table-cell office:value-type="float" office:value="10.127" calcext:value-type="float">
            <text:p>1.013E+01</text:p>
          </table:table-cell>
          <table:table-cell table:formula="of:=AVERAGE([.AP39:.AR39])" office:value-type="float" office:value="8.10433333333334" calcext:value-type="float">
            <text:p>8.104E+00</text:p>
          </table:table-cell>
          <table:table-cell office:value-type="float" office:value="8.641" calcext:value-type="float">
            <text:p>8.641E+00</text:p>
          </table:table-cell>
          <table:table-cell office:value-type="float" office:value="7.626" calcext:value-type="float">
            <text:p>7.626E+00</text:p>
          </table:table-cell>
          <table:table-cell office:value-type="float" office:value="3.929" calcext:value-type="float">
            <text:p>3.929E+00</text:p>
          </table:table-cell>
          <table:table-cell table:formula="of:=AVERAGE([.AT39:.AV39])" office:value-type="float" office:value="6.732" calcext:value-type="float">
            <text:p>6.732E+00</text:p>
          </table:table-cell>
          <table:table-cell office:value-type="float" office:value="48.606" calcext:value-type="float">
            <text:p>4.861E+01</text:p>
          </table:table-cell>
          <table:table-cell office:value-type="float" office:value="39.694" calcext:value-type="float">
            <text:p>3.969E+01</text:p>
          </table:table-cell>
          <table:table-cell office:value-type="float" office:value="18.443" calcext:value-type="float">
            <text:p>1.844E+01</text:p>
          </table:table-cell>
          <table:table-cell table:formula="of:=AVERAGE([.AX39:.AZ39])" office:value-type="float" office:value="35.581" calcext:value-type="float">
            <text:p>3.558E+01</text:p>
          </table:table-cell>
          <table:table-cell office:value-type="float" office:value="27.576" calcext:value-type="float">
            <text:p>2.758E+01</text:p>
          </table:table-cell>
          <table:table-cell office:value-type="float" office:value="9.171" calcext:value-type="float">
            <text:p>9.171E+00</text:p>
          </table:table-cell>
          <table:table-cell office:value-type="float" office:value="24.164" calcext:value-type="float">
            <text:p>2.416E+01</text:p>
          </table:table-cell>
          <table:table-cell table:formula="of:=AVERAGE([.BB39:.BD39])" office:value-type="float" office:value="20.3036666666667" calcext:value-type="float">
            <text:p>2.030E+01</text:p>
          </table:table-cell>
          <table:table-cell office:value-type="float" office:value="21.531" calcext:value-type="float">
            <text:p>2.153E+01</text:p>
          </table:table-cell>
          <table:table-cell office:value-type="float" office:value="7.952" calcext:value-type="float">
            <text:p>7.952E+00</text:p>
          </table:table-cell>
          <table:table-cell office:value-type="float" office:value="17.428" calcext:value-type="float">
            <text:p>1.743E+01</text:p>
          </table:table-cell>
          <table:table-cell table:formula="of:=AVERAGE([.BF39:.BH39])" office:value-type="float" office:value="15.637" calcext:value-type="float">
            <text:p>1.564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1G76590</text:p>
          </table:table-cell>
          <table:table-cell office:value-type="float" office:value="1.498" calcext:value-type="float">
            <text:p>1.498E+00</text:p>
          </table:table-cell>
          <table:table-cell office:value-type="float" office:value="1.344" calcext:value-type="float">
            <text:p>1.344E+00</text:p>
          </table:table-cell>
          <table:table-cell office:value-type="float" office:value="1.311" calcext:value-type="float">
            <text:p>1.311E+00</text:p>
          </table:table-cell>
          <table:table-cell table:formula="of:=AVERAGE([.C40:.E40])" office:value-type="float" office:value="1.38433333333333" calcext:value-type="float">
            <text:p>1.384E+00</text:p>
          </table:table-cell>
          <table:table-cell office:value-type="float" office:value="1.524" calcext:value-type="float">
            <text:p>1.524E+00</text:p>
          </table:table-cell>
          <table:table-cell office:value-type="float" office:value="1.975" calcext:value-type="float">
            <text:p>1.975E+00</text:p>
          </table:table-cell>
          <table:table-cell office:value-type="float" office:value="1.664" calcext:value-type="float">
            <text:p>1.664E+00</text:p>
          </table:table-cell>
          <table:table-cell table:formula="of:=AVERAGE([.G40:.I40])" office:value-type="float" office:value="1.721" calcext:value-type="float">
            <text:p>1.721E+00</text:p>
          </table:table-cell>
          <table:table-cell office:value-type="float" office:value="1.512" calcext:value-type="float">
            <text:p>1.512E+00</text:p>
          </table:table-cell>
          <table:table-cell office:value-type="float" office:value="1.335" calcext:value-type="float">
            <text:p>1.335E+00</text:p>
          </table:table-cell>
          <table:table-cell office:value-type="float" office:value="1.099" calcext:value-type="float">
            <text:p>1.099E+00</text:p>
          </table:table-cell>
          <table:table-cell table:formula="of:=AVERAGE([.K40:.M40])" office:value-type="float" office:value="1.31533333333333" calcext:value-type="float">
            <text:p>1.315E+00</text:p>
          </table:table-cell>
          <table:table-cell office:value-type="float" office:value="1.238" calcext:value-type="float">
            <text:p>1.238E+00</text:p>
          </table:table-cell>
          <table:table-cell office:value-type="float" office:value="1.054" calcext:value-type="float">
            <text:p>1.054E+00</text:p>
          </table:table-cell>
          <table:table-cell office:value-type="float" office:value="1.858" calcext:value-type="float">
            <text:p>1.858E+00</text:p>
          </table:table-cell>
          <table:table-cell table:formula="of:=AVERAGE([.O40:.Q40])" office:value-type="float" office:value="1.38333333333333" calcext:value-type="float">
            <text:p>1.383E+00</text:p>
          </table:table-cell>
          <table:table-cell office:value-type="float" office:value="1.765" calcext:value-type="float">
            <text:p>1.765E+00</text:p>
          </table:table-cell>
          <table:table-cell office:value-type="float" office:value="1.528" calcext:value-type="float">
            <text:p>1.528E+00</text:p>
          </table:table-cell>
          <table:table-cell office:value-type="float" office:value="1.885" calcext:value-type="float">
            <text:p>1.885E+00</text:p>
          </table:table-cell>
          <table:table-cell table:formula="of:=AVERAGE([.S40:.U40])" office:value-type="float" office:value="1.726" calcext:value-type="float">
            <text:p>1.726E+00</text:p>
          </table:table-cell>
          <table:table-cell office:value-type="float" office:value="1.675" calcext:value-type="float">
            <text:p>1.675E+00</text:p>
          </table:table-cell>
          <table:table-cell office:value-type="float" office:value="1.967" calcext:value-type="float">
            <text:p>1.967E+00</text:p>
          </table:table-cell>
          <table:table-cell office:value-type="float" office:value="1.29" calcext:value-type="float">
            <text:p>1.290E+00</text:p>
          </table:table-cell>
          <table:table-cell table:formula="of:=AVERAGE([.W40:.Y40])" office:value-type="float" office:value="1.644" calcext:value-type="float">
            <text:p>1.644E+00</text:p>
          </table:table-cell>
          <table:table-cell office:value-type="float" office:value="2.304" calcext:value-type="float">
            <text:p>2.304E+00</text:p>
          </table:table-cell>
          <table:table-cell office:value-type="float" office:value="1.804" calcext:value-type="float">
            <text:p>1.804E+00</text:p>
          </table:table-cell>
          <table:table-cell office:value-type="float" office:value="2.343" calcext:value-type="float">
            <text:p>2.343E+00</text:p>
          </table:table-cell>
          <table:table-cell table:formula="of:=AVERAGE([.AA40:.AC40])" office:value-type="float" office:value="2.15033333333333" calcext:value-type="float">
            <text:p>2.150E+00</text:p>
          </table:table-cell>
          <table:table-cell office:value-type="float" office:value="1.976" calcext:value-type="float">
            <text:p>1.976E+00</text:p>
          </table:table-cell>
          <table:table-cell office:value-type="float" office:value="1.848" calcext:value-type="float">
            <text:p>1.848E+00</text:p>
          </table:table-cell>
          <table:table-cell table:formula="of:=AVERAGE([.AE40:.AF40])" office:value-type="float" office:value="1.912" calcext:value-type="float">
            <text:p>1.912E+00</text:p>
          </table:table-cell>
          <table:table-cell office:value-type="float" office:value="1.259" calcext:value-type="float">
            <text:p>1.259E+00</text:p>
          </table:table-cell>
          <table:table-cell office:value-type="float" office:value="1.644" calcext:value-type="float">
            <text:p>1.644E+00</text:p>
          </table:table-cell>
          <table:table-cell office:value-type="float" office:value="1.517" calcext:value-type="float">
            <text:p>1.517E+00</text:p>
          </table:table-cell>
          <table:table-cell table:formula="of:=AVERAGE([.AH40:.AJ40])" office:value-type="float" office:value="1.47333333333333" calcext:value-type="float">
            <text:p>1.473E+00</text:p>
          </table:table-cell>
          <table:table-cell office:value-type="float" office:value="1.105" calcext:value-type="float">
            <text:p>1.105E+00</text:p>
          </table:table-cell>
          <table:table-cell office:value-type="float" office:value="0.97" calcext:value-type="float">
            <text:p>9.700E-01</text:p>
          </table:table-cell>
          <table:table-cell office:value-type="float" office:value="1.67" calcext:value-type="float">
            <text:p>1.670E+00</text:p>
          </table:table-cell>
          <table:table-cell table:formula="of:=AVERAGE([.AL40:.AN40])" office:value-type="float" office:value="1.24833333333333" calcext:value-type="float">
            <text:p>1.248E+00</text:p>
          </table:table-cell>
          <table:table-cell office:value-type="float" office:value="2.612" calcext:value-type="float">
            <text:p>2.612E+00</text:p>
          </table:table-cell>
          <table:table-cell office:value-type="float" office:value="3.342" calcext:value-type="float">
            <text:p>3.342E+00</text:p>
          </table:table-cell>
          <table:table-cell office:value-type="float" office:value="6.363" calcext:value-type="float">
            <text:p>6.363E+00</text:p>
          </table:table-cell>
          <table:table-cell table:formula="of:=AVERAGE([.AP40:.AR40])" office:value-type="float" office:value="4.10566666666667" calcext:value-type="float">
            <text:p>4.106E+00</text:p>
          </table:table-cell>
          <table:table-cell office:value-type="float" office:value="6.518" calcext:value-type="float">
            <text:p>6.518E+00</text:p>
          </table:table-cell>
          <table:table-cell office:value-type="float" office:value="4.759" calcext:value-type="float">
            <text:p>4.759E+00</text:p>
          </table:table-cell>
          <table:table-cell office:value-type="float" office:value="3.817" calcext:value-type="float">
            <text:p>3.817E+00</text:p>
          </table:table-cell>
          <table:table-cell table:formula="of:=AVERAGE([.AT40:.AV40])" office:value-type="float" office:value="5.03133333333333" calcext:value-type="float">
            <text:p>5.031E+00</text:p>
          </table:table-cell>
          <table:table-cell office:value-type="float" office:value="2.398" calcext:value-type="float">
            <text:p>2.398E+00</text:p>
          </table:table-cell>
          <table:table-cell office:value-type="float" office:value="2.472" calcext:value-type="float">
            <text:p>2.472E+00</text:p>
          </table:table-cell>
          <table:table-cell office:value-type="float" office:value="2.362" calcext:value-type="float">
            <text:p>2.362E+00</text:p>
          </table:table-cell>
          <table:table-cell table:formula="of:=AVERAGE([.AX40:.AZ40])" office:value-type="float" office:value="2.41066666666667" calcext:value-type="float">
            <text:p>2.411E+00</text:p>
          </table:table-cell>
          <table:table-cell office:value-type="float" office:value="5.462" calcext:value-type="float">
            <text:p>5.462E+00</text:p>
          </table:table-cell>
          <table:table-cell office:value-type="float" office:value="5.046" calcext:value-type="float">
            <text:p>5.046E+00</text:p>
          </table:table-cell>
          <table:table-cell office:value-type="float" office:value="8.097" calcext:value-type="float">
            <text:p>8.097E+00</text:p>
          </table:table-cell>
          <table:table-cell table:formula="of:=AVERAGE([.BB40:.BD40])" office:value-type="float" office:value="6.20166666666667" calcext:value-type="float">
            <text:p>6.202E+00</text:p>
          </table:table-cell>
          <table:table-cell office:value-type="float" office:value="2.898" calcext:value-type="float">
            <text:p>2.898E+00</text:p>
          </table:table-cell>
          <table:table-cell office:value-type="float" office:value="4.48" calcext:value-type="float">
            <text:p>4.480E+00</text:p>
          </table:table-cell>
          <table:table-cell office:value-type="float" office:value="4.149" calcext:value-type="float">
            <text:p>4.149E+00</text:p>
          </table:table-cell>
          <table:table-cell table:formula="of:=AVERAGE([.BF40:.BH40])" office:value-type="float" office:value="3.84233333333333" calcext:value-type="float">
            <text:p>3.842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77640</text:p>
          </table:table-cell>
          <table:table-cell office:value-type="string" calcext:value-type="string">
            <text:p>ERF013</text:p>
          </table:table-cell>
          <table:table-cell office:value-type="float" office:value="2.796" calcext:value-type="float">
            <text:p>2.796E+00</text:p>
          </table:table-cell>
          <table:table-cell office:value-type="float" office:value="2.812" calcext:value-type="float">
            <text:p>2.812E+00</text:p>
          </table:table-cell>
          <table:table-cell office:value-type="float" office:value="4.029" calcext:value-type="float">
            <text:p>4.029E+00</text:p>
          </table:table-cell>
          <table:table-cell table:formula="of:=AVERAGE([.C41:.E41])" office:value-type="float" office:value="3.21233333333333" calcext:value-type="float">
            <text:p>3.212E+00</text:p>
          </table:table-cell>
          <table:table-cell office:value-type="float" office:value="3.597" calcext:value-type="float">
            <text:p>3.597E+00</text:p>
          </table:table-cell>
          <table:table-cell office:value-type="float" office:value="2.751" calcext:value-type="float">
            <text:p>2.751E+00</text:p>
          </table:table-cell>
          <table:table-cell office:value-type="float" office:value="4.638" calcext:value-type="float">
            <text:p>4.638E+00</text:p>
          </table:table-cell>
          <table:table-cell table:formula="of:=AVERAGE([.G41:.I41])" office:value-type="float" office:value="3.662" calcext:value-type="float">
            <text:p>3.662E+00</text:p>
          </table:table-cell>
          <table:table-cell office:value-type="float" office:value="3.555" calcext:value-type="float">
            <text:p>3.555E+00</text:p>
          </table:table-cell>
          <table:table-cell office:value-type="float" office:value="4.31" calcext:value-type="float">
            <text:p>4.310E+00</text:p>
          </table:table-cell>
          <table:table-cell office:value-type="float" office:value="2.185" calcext:value-type="float">
            <text:p>2.185E+00</text:p>
          </table:table-cell>
          <table:table-cell table:formula="of:=AVERAGE([.K41:.M41])" office:value-type="float" office:value="3.35" calcext:value-type="float">
            <text:p>3.350E+00</text:p>
          </table:table-cell>
          <table:table-cell office:value-type="float" office:value="4.524" calcext:value-type="float">
            <text:p>4.524E+00</text:p>
          </table:table-cell>
          <table:table-cell office:value-type="float" office:value="8.26" calcext:value-type="float">
            <text:p>8.260E+00</text:p>
          </table:table-cell>
          <table:table-cell office:value-type="float" office:value="12.736" calcext:value-type="float">
            <text:p>1.274E+01</text:p>
          </table:table-cell>
          <table:table-cell table:formula="of:=AVERAGE([.O41:.Q41])" office:value-type="float" office:value="8.50666666666667" calcext:value-type="float">
            <text:p>8.507E+00</text:p>
          </table:table-cell>
          <table:table-cell office:value-type="float" office:value="1.903" calcext:value-type="float">
            <text:p>1.903E+00</text:p>
          </table:table-cell>
          <table:table-cell office:value-type="float" office:value="3.363" calcext:value-type="float">
            <text:p>3.363E+00</text:p>
          </table:table-cell>
          <table:table-cell office:value-type="float" office:value="2.68" calcext:value-type="float">
            <text:p>2.680E+00</text:p>
          </table:table-cell>
          <table:table-cell table:formula="of:=AVERAGE([.S41:.U41])" office:value-type="float" office:value="2.64866666666667" calcext:value-type="float">
            <text:p>2.649E+00</text:p>
          </table:table-cell>
          <table:table-cell office:value-type="float" office:value="3.359" calcext:value-type="float">
            <text:p>3.359E+00</text:p>
          </table:table-cell>
          <table:table-cell office:value-type="float" office:value="1.755" calcext:value-type="float">
            <text:p>1.755E+00</text:p>
          </table:table-cell>
          <table:table-cell office:value-type="float" office:value="1.369" calcext:value-type="float">
            <text:p>1.369E+00</text:p>
          </table:table-cell>
          <table:table-cell table:formula="of:=AVERAGE([.W41:.Y41])" office:value-type="float" office:value="2.161" calcext:value-type="float">
            <text:p>2.161E+00</text:p>
          </table:table-cell>
          <table:table-cell office:value-type="float" office:value="4.53" calcext:value-type="float">
            <text:p>4.530E+00</text:p>
          </table:table-cell>
          <table:table-cell office:value-type="float" office:value="4.639" calcext:value-type="float">
            <text:p>4.639E+00</text:p>
          </table:table-cell>
          <table:table-cell office:value-type="float" office:value="6.147" calcext:value-type="float">
            <text:p>6.147E+00</text:p>
          </table:table-cell>
          <table:table-cell table:formula="of:=AVERAGE([.AA41:.AC41])" office:value-type="float" office:value="5.10533333333333" calcext:value-type="float">
            <text:p>5.105E+00</text:p>
          </table:table-cell>
          <table:table-cell office:value-type="float" office:value="6.224" calcext:value-type="float">
            <text:p>6.224E+00</text:p>
          </table:table-cell>
          <table:table-cell office:value-type="float" office:value="3.458" calcext:value-type="float">
            <text:p>3.458E+00</text:p>
          </table:table-cell>
          <table:table-cell table:formula="of:=AVERAGE([.AE41:.AF41])" office:value-type="float" office:value="4.841" calcext:value-type="float">
            <text:p>4.841E+00</text:p>
          </table:table-cell>
          <table:table-cell office:value-type="float" office:value="4.1" calcext:value-type="float">
            <text:p>4.100E+00</text:p>
          </table:table-cell>
          <table:table-cell office:value-type="float" office:value="3.577" calcext:value-type="float">
            <text:p>3.577E+00</text:p>
          </table:table-cell>
          <table:table-cell office:value-type="float" office:value="3.336" calcext:value-type="float">
            <text:p>3.336E+00</text:p>
          </table:table-cell>
          <table:table-cell table:formula="of:=AVERAGE([.AH41:.AJ41])" office:value-type="float" office:value="3.671" calcext:value-type="float">
            <text:p>3.671E+00</text:p>
          </table:table-cell>
          <table:table-cell office:value-type="float" office:value="3.888" calcext:value-type="float">
            <text:p>3.888E+00</text:p>
          </table:table-cell>
          <table:table-cell office:value-type="float" office:value="11.59" calcext:value-type="float">
            <text:p>1.159E+01</text:p>
          </table:table-cell>
          <table:table-cell office:value-type="float" office:value="24.065" calcext:value-type="float">
            <text:p>2.407E+01</text:p>
          </table:table-cell>
          <table:table-cell table:formula="of:=AVERAGE([.AL41:.AN41])" office:value-type="float" office:value="13.181" calcext:value-type="float">
            <text:p>1.318E+01</text:p>
          </table:table-cell>
          <table:table-cell office:value-type="float" office:value="4.662" calcext:value-type="float">
            <text:p>4.662E+00</text:p>
          </table:table-cell>
          <table:table-cell office:value-type="float" office:value="2.232" calcext:value-type="float">
            <text:p>2.232E+00</text:p>
          </table:table-cell>
          <table:table-cell office:value-type="float" office:value="3.633" calcext:value-type="float">
            <text:p>3.633E+00</text:p>
          </table:table-cell>
          <table:table-cell table:formula="of:=AVERAGE([.AP41:.AR41])" office:value-type="float" office:value="3.509" calcext:value-type="float">
            <text:p>3.509E+00</text:p>
          </table:table-cell>
          <table:table-cell office:value-type="float" office:value="5.709" calcext:value-type="float">
            <text:p>5.709E+00</text:p>
          </table:table-cell>
          <table:table-cell office:value-type="float" office:value="9.461" calcext:value-type="float">
            <text:p>9.461E+00</text:p>
          </table:table-cell>
          <table:table-cell office:value-type="float" office:value="5.569" calcext:value-type="float">
            <text:p>5.569E+00</text:p>
          </table:table-cell>
          <table:table-cell table:formula="of:=AVERAGE([.AT41:.AV41])" office:value-type="float" office:value="6.913" calcext:value-type="float">
            <text:p>6.913E+00</text:p>
          </table:table-cell>
          <table:table-cell office:value-type="float" office:value="2.293" calcext:value-type="float">
            <text:p>2.293E+00</text:p>
          </table:table-cell>
          <table:table-cell office:value-type="float" office:value="2.069" calcext:value-type="float">
            <text:p>2.069E+00</text:p>
          </table:table-cell>
          <table:table-cell office:value-type="float" office:value="1.36" calcext:value-type="float">
            <text:p>1.360E+00</text:p>
          </table:table-cell>
          <table:table-cell table:formula="of:=AVERAGE([.AX41:.AZ41])" office:value-type="float" office:value="1.90733333333333" calcext:value-type="float">
            <text:p>1.907E+00</text:p>
          </table:table-cell>
          <table:table-cell office:value-type="float" office:value="5.204" calcext:value-type="float">
            <text:p>5.204E+00</text:p>
          </table:table-cell>
          <table:table-cell office:value-type="float" office:value="6.765" calcext:value-type="float">
            <text:p>6.765E+00</text:p>
          </table:table-cell>
          <table:table-cell office:value-type="float" office:value="9.159" calcext:value-type="float">
            <text:p>9.159E+00</text:p>
          </table:table-cell>
          <table:table-cell table:formula="of:=AVERAGE([.BB41:.BD41])" office:value-type="float" office:value="7.04266666666667" calcext:value-type="float">
            <text:p>7.043E+00</text:p>
          </table:table-cell>
          <table:table-cell office:value-type="float" office:value="3.822" calcext:value-type="float">
            <text:p>3.822E+00</text:p>
          </table:table-cell>
          <table:table-cell office:value-type="float" office:value="7.539" calcext:value-type="float">
            <text:p>7.539E+00</text:p>
          </table:table-cell>
          <table:table-cell office:value-type="float" office:value="2.646" calcext:value-type="float">
            <text:p>2.646E+00</text:p>
          </table:table-cell>
          <table:table-cell table:formula="of:=AVERAGE([.BF41:.BH41])" office:value-type="float" office:value="4.669" calcext:value-type="float">
            <text:p>4.669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1G80840</text:p>
          </table:table-cell>
          <table:table-cell office:value-type="string" calcext:value-type="string">
            <text:p>WRKY40</text:p>
          </table:table-cell>
          <table:table-cell office:value-type="float" office:value="3.14" calcext:value-type="float">
            <text:p>3.140E+00</text:p>
          </table:table-cell>
          <table:table-cell office:value-type="float" office:value="3.32" calcext:value-type="float">
            <text:p>3.320E+00</text:p>
          </table:table-cell>
          <table:table-cell office:value-type="float" office:value="3.999" calcext:value-type="float">
            <text:p>3.999E+00</text:p>
          </table:table-cell>
          <table:table-cell table:formula="of:=AVERAGE([.C42:.E42])" office:value-type="float" office:value="3.48633333333333" calcext:value-type="float">
            <text:p>3.486E+00</text:p>
          </table:table-cell>
          <table:table-cell office:value-type="float" office:value="4.842" calcext:value-type="float">
            <text:p>4.842E+00</text:p>
          </table:table-cell>
          <table:table-cell office:value-type="float" office:value="4.372" calcext:value-type="float">
            <text:p>4.372E+00</text:p>
          </table:table-cell>
          <table:table-cell office:value-type="float" office:value="22.093" calcext:value-type="float">
            <text:p>2.209E+01</text:p>
          </table:table-cell>
          <table:table-cell table:formula="of:=AVERAGE([.G42:.I42])" office:value-type="float" office:value="10.4356666666667" calcext:value-type="float">
            <text:p>1.044E+01</text:p>
          </table:table-cell>
          <table:table-cell office:value-type="float" office:value="7.204" calcext:value-type="float">
            <text:p>7.204E+00</text:p>
          </table:table-cell>
          <table:table-cell office:value-type="float" office:value="6.508" calcext:value-type="float">
            <text:p>6.508E+00</text:p>
          </table:table-cell>
          <table:table-cell office:value-type="float" office:value="5.06" calcext:value-type="float">
            <text:p>5.060E+00</text:p>
          </table:table-cell>
          <table:table-cell table:formula="of:=AVERAGE([.K42:.M42])" office:value-type="float" office:value="6.25733333333333" calcext:value-type="float">
            <text:p>6.257E+00</text:p>
          </table:table-cell>
          <table:table-cell office:value-type="float" office:value="9.587" calcext:value-type="float">
            <text:p>9.587E+00</text:p>
          </table:table-cell>
          <table:table-cell office:value-type="float" office:value="21.77" calcext:value-type="float">
            <text:p>2.177E+01</text:p>
          </table:table-cell>
          <table:table-cell office:value-type="float" office:value="17.057" calcext:value-type="float">
            <text:p>1.706E+01</text:p>
          </table:table-cell>
          <table:table-cell table:formula="of:=AVERAGE([.O42:.Q42])" office:value-type="float" office:value="16.138" calcext:value-type="float">
            <text:p>1.614E+01</text:p>
          </table:table-cell>
          <table:table-cell office:value-type="float" office:value="9.665" calcext:value-type="float">
            <text:p>9.665E+00</text:p>
          </table:table-cell>
          <table:table-cell office:value-type="float" office:value="4.996" calcext:value-type="float">
            <text:p>4.996E+00</text:p>
          </table:table-cell>
          <table:table-cell office:value-type="float" office:value="1.289" calcext:value-type="float">
            <text:p>1.289E+00</text:p>
          </table:table-cell>
          <table:table-cell table:formula="of:=AVERAGE([.S42:.U42])" office:value-type="float" office:value="5.31666666666667" calcext:value-type="float">
            <text:p>5.317E+00</text:p>
          </table:table-cell>
          <table:table-cell office:value-type="float" office:value="1.5" calcext:value-type="float">
            <text:p>1.500E+00</text:p>
          </table:table-cell>
          <table:table-cell office:value-type="float" office:value="1.46" calcext:value-type="float">
            <text:p>1.460E+00</text:p>
          </table:table-cell>
          <table:table-cell office:value-type="float" office:value="9.703" calcext:value-type="float">
            <text:p>9.703E+00</text:p>
          </table:table-cell>
          <table:table-cell table:formula="of:=AVERAGE([.W42:.Y42])" office:value-type="float" office:value="4.221" calcext:value-type="float">
            <text:p>4.221E+00</text:p>
          </table:table-cell>
          <table:table-cell office:value-type="float" office:value="9.256" calcext:value-type="float">
            <text:p>9.256E+00</text:p>
          </table:table-cell>
          <table:table-cell office:value-type="float" office:value="8.539" calcext:value-type="float">
            <text:p>8.539E+00</text:p>
          </table:table-cell>
          <table:table-cell office:value-type="float" office:value="13.516" calcext:value-type="float">
            <text:p>1.352E+01</text:p>
          </table:table-cell>
          <table:table-cell table:formula="of:=AVERAGE([.AA42:.AC42])" office:value-type="float" office:value="10.437" calcext:value-type="float">
            <text:p>1.044E+01</text:p>
          </table:table-cell>
          <table:table-cell office:value-type="float" office:value="9.668" calcext:value-type="float">
            <text:p>9.668E+00</text:p>
          </table:table-cell>
          <table:table-cell office:value-type="float" office:value="5.171" calcext:value-type="float">
            <text:p>5.171E+00</text:p>
          </table:table-cell>
          <table:table-cell table:formula="of:=AVERAGE([.AE42:.AF42])" office:value-type="float" office:value="7.4195" calcext:value-type="float">
            <text:p>7.420E+00</text:p>
          </table:table-cell>
          <table:table-cell office:value-type="float" office:value="6.982" calcext:value-type="float">
            <text:p>6.982E+00</text:p>
          </table:table-cell>
          <table:table-cell office:value-type="float" office:value="5.126" calcext:value-type="float">
            <text:p>5.126E+00</text:p>
          </table:table-cell>
          <table:table-cell office:value-type="float" office:value="7.695" calcext:value-type="float">
            <text:p>7.695E+00</text:p>
          </table:table-cell>
          <table:table-cell table:formula="of:=AVERAGE([.AH42:.AJ42])" office:value-type="float" office:value="6.601" calcext:value-type="float">
            <text:p>6.601E+00</text:p>
          </table:table-cell>
          <table:table-cell office:value-type="float" office:value="2.911" calcext:value-type="float">
            <text:p>2.911E+00</text:p>
          </table:table-cell>
          <table:table-cell office:value-type="float" office:value="16.765" calcext:value-type="float">
            <text:p>1.677E+01</text:p>
          </table:table-cell>
          <table:table-cell office:value-type="float" office:value="20.572" calcext:value-type="float">
            <text:p>2.057E+01</text:p>
          </table:table-cell>
          <table:table-cell table:formula="of:=AVERAGE([.AL42:.AN42])" office:value-type="float" office:value="13.416" calcext:value-type="float">
            <text:p>1.342E+01</text:p>
          </table:table-cell>
          <table:table-cell office:value-type="float" office:value="2.151" calcext:value-type="float">
            <text:p>2.151E+00</text:p>
          </table:table-cell>
          <table:table-cell office:value-type="float" office:value="1.737" calcext:value-type="float">
            <text:p>1.737E+00</text:p>
          </table:table-cell>
          <table:table-cell office:value-type="float" office:value="12.002" calcext:value-type="float">
            <text:p>1.200E+01</text:p>
          </table:table-cell>
          <table:table-cell table:formula="of:=AVERAGE([.AP42:.AR42])" office:value-type="float" office:value="5.29666666666667" calcext:value-type="float">
            <text:p>5.297E+00</text:p>
          </table:table-cell>
          <table:table-cell office:value-type="float" office:value="1.953" calcext:value-type="float">
            <text:p>1.953E+00</text:p>
          </table:table-cell>
          <table:table-cell office:value-type="float" office:value="2.35" calcext:value-type="float">
            <text:p>2.350E+00</text:p>
          </table:table-cell>
          <table:table-cell office:value-type="float" office:value="1.269" calcext:value-type="float">
            <text:p>1.269E+00</text:p>
          </table:table-cell>
          <table:table-cell table:formula="of:=AVERAGE([.AT42:.AV42])" office:value-type="float" office:value="1.85733333333333" calcext:value-type="float">
            <text:p>1.857E+00</text:p>
          </table:table-cell>
          <table:table-cell office:value-type="float" office:value="1.859" calcext:value-type="float">
            <text:p>1.859E+00</text:p>
          </table:table-cell>
          <table:table-cell office:value-type="float" office:value="1.637" calcext:value-type="float">
            <text:p>1.637E+00</text:p>
          </table:table-cell>
          <table:table-cell office:value-type="float" office:value="1.708" calcext:value-type="float">
            <text:p>1.708E+00</text:p>
          </table:table-cell>
          <table:table-cell table:formula="of:=AVERAGE([.AX42:.AZ42])" office:value-type="float" office:value="1.73466666666667" calcext:value-type="float">
            <text:p>1.735E+00</text:p>
          </table:table-cell>
          <table:table-cell office:value-type="float" office:value="6.362" calcext:value-type="float">
            <text:p>6.362E+00</text:p>
          </table:table-cell>
          <table:table-cell office:value-type="float" office:value="12.583" calcext:value-type="float">
            <text:p>1.258E+01</text:p>
          </table:table-cell>
          <table:table-cell office:value-type="float" office:value="6.642" calcext:value-type="float">
            <text:p>6.642E+00</text:p>
          </table:table-cell>
          <table:table-cell table:formula="of:=AVERAGE([.BB42:.BD42])" office:value-type="float" office:value="8.529" calcext:value-type="float">
            <text:p>8.529E+00</text:p>
          </table:table-cell>
          <table:table-cell office:value-type="float" office:value="4.445" calcext:value-type="float">
            <text:p>4.445E+00</text:p>
          </table:table-cell>
          <table:table-cell office:value-type="float" office:value="10.452" calcext:value-type="float">
            <text:p>1.045E+01</text:p>
          </table:table-cell>
          <table:table-cell office:value-type="float" office:value="3.252" calcext:value-type="float">
            <text:p>3.252E+00</text:p>
          </table:table-cell>
          <table:table-cell table:formula="of:=AVERAGE([.BF42:.BH42])" office:value-type="float" office:value="6.04966666666667" calcext:value-type="float">
            <text:p>6.050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02930</text:p>
          </table:table-cell>
          <table:table-cell office:value-type="string" calcext:value-type="string">
            <text:p>GSTF3</text:p>
          </table:table-cell>
          <table:table-cell office:value-type="float" office:value="3.079" calcext:value-type="float">
            <text:p>3.079E+00</text:p>
          </table:table-cell>
          <table:table-cell office:value-type="float" office:value="3.164" calcext:value-type="float">
            <text:p>3.164E+00</text:p>
          </table:table-cell>
          <table:table-cell office:value-type="float" office:value="6.594" calcext:value-type="float">
            <text:p>6.594E+00</text:p>
          </table:table-cell>
          <table:table-cell table:formula="of:=AVERAGE([.C43:.E43])" office:value-type="float" office:value="4.279" calcext:value-type="float">
            <text:p>4.279E+00</text:p>
          </table:table-cell>
          <table:table-cell office:value-type="float" office:value="2.359" calcext:value-type="float">
            <text:p>2.359E+00</text:p>
          </table:table-cell>
          <table:table-cell office:value-type="float" office:value="6.479" calcext:value-type="float">
            <text:p>6.479E+00</text:p>
          </table:table-cell>
          <table:table-cell office:value-type="float" office:value="29.879" calcext:value-type="float">
            <text:p>2.988E+01</text:p>
          </table:table-cell>
          <table:table-cell table:formula="of:=AVERAGE([.G43:.I43])" office:value-type="float" office:value="12.9056666666667" calcext:value-type="float">
            <text:p>1.291E+01</text:p>
          </table:table-cell>
          <table:table-cell office:value-type="float" office:value="2.904" calcext:value-type="float">
            <text:p>2.904E+00</text:p>
          </table:table-cell>
          <table:table-cell office:value-type="float" office:value="4.193" calcext:value-type="float">
            <text:p>4.193E+00</text:p>
          </table:table-cell>
          <table:table-cell office:value-type="float" office:value="1.639" calcext:value-type="float">
            <text:p>1.639E+00</text:p>
          </table:table-cell>
          <table:table-cell table:formula="of:=AVERAGE([.K43:.M43])" office:value-type="float" office:value="2.912" calcext:value-type="float">
            <text:p>2.912E+00</text:p>
          </table:table-cell>
          <table:table-cell office:value-type="float" office:value="0.624" calcext:value-type="float">
            <text:p>6.240E-01</text:p>
          </table:table-cell>
          <table:table-cell office:value-type="float" office:value="0.633" calcext:value-type="float">
            <text:p>6.330E-01</text:p>
          </table:table-cell>
          <table:table-cell office:value-type="float" office:value="0.441" calcext:value-type="float">
            <text:p>4.410E-01</text:p>
          </table:table-cell>
          <table:table-cell table:formula="of:=AVERAGE([.O43:.Q43])" office:value-type="float" office:value="0.566" calcext:value-type="float">
            <text:p>5.660E-01</text:p>
          </table:table-cell>
          <table:table-cell office:value-type="float" office:value="1.615" calcext:value-type="float">
            <text:p>1.615E+00</text:p>
          </table:table-cell>
          <table:table-cell office:value-type="float" office:value="0.75" calcext:value-type="float">
            <text:p>7.500E-01</text:p>
          </table:table-cell>
          <table:table-cell office:value-type="float" office:value="0.825" calcext:value-type="float">
            <text:p>8.250E-01</text:p>
          </table:table-cell>
          <table:table-cell table:formula="of:=AVERAGE([.S43:.U43])" office:value-type="float" office:value="1.06333333333333" calcext:value-type="float">
            <text:p>1.063E+00</text:p>
          </table:table-cell>
          <table:table-cell office:value-type="float" office:value="3.119" calcext:value-type="float">
            <text:p>3.119E+00</text:p>
          </table:table-cell>
          <table:table-cell office:value-type="float" office:value="0.78" calcext:value-type="float">
            <text:p>7.800E-01</text:p>
          </table:table-cell>
          <table:table-cell office:value-type="float" office:value="1.053" calcext:value-type="float">
            <text:p>1.053E+00</text:p>
          </table:table-cell>
          <table:table-cell table:formula="of:=AVERAGE([.W43:.Y43])" office:value-type="float" office:value="1.65066666666667" calcext:value-type="float">
            <text:p>1.651E+00</text:p>
          </table:table-cell>
          <table:table-cell office:value-type="float" office:value="3.945" calcext:value-type="float">
            <text:p>3.945E+00</text:p>
          </table:table-cell>
          <table:table-cell office:value-type="float" office:value="0.649" calcext:value-type="float">
            <text:p>6.490E-01</text:p>
          </table:table-cell>
          <table:table-cell office:value-type="float" office:value="2.809" calcext:value-type="float">
            <text:p>2.809E+00</text:p>
          </table:table-cell>
          <table:table-cell table:formula="of:=AVERAGE([.AA43:.AC43])" office:value-type="float" office:value="2.46766666666667" calcext:value-type="float">
            <text:p>2.468E+00</text:p>
          </table:table-cell>
          <table:table-cell office:value-type="float" office:value="0.636" calcext:value-type="float">
            <text:p>6.360E-01</text:p>
          </table:table-cell>
          <table:table-cell office:value-type="float" office:value="0.889" calcext:value-type="float">
            <text:p>8.890E-01</text:p>
          </table:table-cell>
          <table:table-cell table:formula="of:=AVERAGE([.AE43:.AF43])" office:value-type="float" office:value="0.7625" calcext:value-type="float">
            <text:p>7.625E-01</text:p>
          </table:table-cell>
          <table:table-cell office:value-type="float" office:value="4.174" calcext:value-type="float">
            <text:p>4.174E+00</text:p>
          </table:table-cell>
          <table:table-cell office:value-type="float" office:value="0.542" calcext:value-type="float">
            <text:p>5.420E-01</text:p>
          </table:table-cell>
          <table:table-cell office:value-type="float" office:value="2.1" calcext:value-type="float">
            <text:p>2.100E+00</text:p>
          </table:table-cell>
          <table:table-cell table:formula="of:=AVERAGE([.AH43:.AJ43])" office:value-type="float" office:value="2.272" calcext:value-type="float">
            <text:p>2.272E+00</text:p>
          </table:table-cell>
          <table:table-cell office:value-type="float" office:value="1.424" calcext:value-type="float">
            <text:p>1.424E+00</text:p>
          </table:table-cell>
          <table:table-cell office:value-type="float" office:value="2.074" calcext:value-type="float">
            <text:p>2.074E+00</text:p>
          </table:table-cell>
          <table:table-cell office:value-type="float" office:value="2.579" calcext:value-type="float">
            <text:p>2.579E+00</text:p>
          </table:table-cell>
          <table:table-cell table:formula="of:=AVERAGE([.AL43:.AN43])" office:value-type="float" office:value="2.02566666666667" calcext:value-type="float">
            <text:p>2.026E+00</text:p>
          </table:table-cell>
          <table:table-cell office:value-type="float" office:value="0.514" calcext:value-type="float">
            <text:p>5.140E-01</text:p>
          </table:table-cell>
          <table:table-cell office:value-type="float" office:value="0.791" calcext:value-type="float">
            <text:p>7.910E-01</text:p>
          </table:table-cell>
          <table:table-cell office:value-type="float" office:value="7.266" calcext:value-type="float">
            <text:p>7.266E+00</text:p>
          </table:table-cell>
          <table:table-cell table:formula="of:=AVERAGE([.AP43:.AR43])" office:value-type="float" office:value="2.857" calcext:value-type="float">
            <text:p>2.857E+00</text:p>
          </table:table-cell>
          <table:table-cell office:value-type="float" office:value="2.365" calcext:value-type="float">
            <text:p>2.365E+00</text:p>
          </table:table-cell>
          <table:table-cell office:value-type="float" office:value="1.124" calcext:value-type="float">
            <text:p>1.124E+00</text:p>
          </table:table-cell>
          <table:table-cell office:value-type="float" office:value="0.583" calcext:value-type="float">
            <text:p>5.830E-01</text:p>
          </table:table-cell>
          <table:table-cell table:formula="of:=AVERAGE([.AT43:.AV43])" office:value-type="float" office:value="1.35733333333333" calcext:value-type="float">
            <text:p>1.357E+00</text:p>
          </table:table-cell>
          <table:table-cell office:value-type="float" office:value="1.848" calcext:value-type="float">
            <text:p>1.848E+00</text:p>
          </table:table-cell>
          <table:table-cell office:value-type="float" office:value="1.959" calcext:value-type="float">
            <text:p>1.959E+00</text:p>
          </table:table-cell>
          <table:table-cell office:value-type="float" office:value="1.951" calcext:value-type="float">
            <text:p>1.951E+00</text:p>
          </table:table-cell>
          <table:table-cell table:formula="of:=AVERAGE([.AX43:.AZ43])" office:value-type="float" office:value="1.91933333333333" calcext:value-type="float">
            <text:p>1.919E+00</text:p>
          </table:table-cell>
          <table:table-cell office:value-type="float" office:value="1.888" calcext:value-type="float">
            <text:p>1.888E+00</text:p>
          </table:table-cell>
          <table:table-cell office:value-type="float" office:value="0.816" calcext:value-type="float">
            <text:p>8.160E-01</text:p>
          </table:table-cell>
          <table:table-cell office:value-type="float" office:value="4.047" calcext:value-type="float">
            <text:p>4.047E+00</text:p>
          </table:table-cell>
          <table:table-cell table:formula="of:=AVERAGE([.BB43:.BD43])" office:value-type="float" office:value="2.25033333333333" calcext:value-type="float">
            <text:p>2.250E+00</text:p>
          </table:table-cell>
          <table:table-cell office:value-type="float" office:value="1.586" calcext:value-type="float">
            <text:p>1.586E+00</text:p>
          </table:table-cell>
          <table:table-cell office:value-type="float" office:value="0.347" calcext:value-type="float">
            <text:p>3.470E-01</text:p>
          </table:table-cell>
          <table:table-cell office:value-type="float" office:value="0.524" calcext:value-type="float">
            <text:p>5.240E-01</text:p>
          </table:table-cell>
          <table:table-cell table:formula="of:=AVERAGE([.BF43:.BH43])" office:value-type="float" office:value="0.819" calcext:value-type="float">
            <text:p>8.190E-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18050</text:p>
          </table:table-cell>
          <table:table-cell office:value-type="string" calcext:value-type="string">
            <text:p>HIS1-3</text:p>
          </table:table-cell>
          <table:table-cell office:value-type="float" office:value="7.119" calcext:value-type="float">
            <text:p>7.119E+00</text:p>
          </table:table-cell>
          <table:table-cell office:value-type="float" office:value="9.59" calcext:value-type="float">
            <text:p>9.590E+00</text:p>
          </table:table-cell>
          <table:table-cell office:value-type="float" office:value="8.474" calcext:value-type="float">
            <text:p>8.474E+00</text:p>
          </table:table-cell>
          <table:table-cell table:formula="of:=AVERAGE([.C44:.E44])" office:value-type="float" office:value="8.39433333333333" calcext:value-type="float">
            <text:p>8.394E+00</text:p>
          </table:table-cell>
          <table:table-cell office:value-type="float" office:value="7.308" calcext:value-type="float">
            <text:p>7.308E+00</text:p>
          </table:table-cell>
          <table:table-cell office:value-type="float" office:value="8.412" calcext:value-type="float">
            <text:p>8.412E+00</text:p>
          </table:table-cell>
          <table:table-cell office:value-type="float" office:value="7.815" calcext:value-type="float">
            <text:p>7.815E+00</text:p>
          </table:table-cell>
          <table:table-cell table:formula="of:=AVERAGE([.G44:.I44])" office:value-type="float" office:value="7.845" calcext:value-type="float">
            <text:p>7.845E+00</text:p>
          </table:table-cell>
          <table:table-cell office:value-type="float" office:value="8.22" calcext:value-type="float">
            <text:p>8.220E+00</text:p>
          </table:table-cell>
          <table:table-cell office:value-type="float" office:value="5.636" calcext:value-type="float">
            <text:p>5.636E+00</text:p>
          </table:table-cell>
          <table:table-cell office:value-type="float" office:value="12.391" calcext:value-type="float">
            <text:p>1.239E+01</text:p>
          </table:table-cell>
          <table:table-cell table:formula="of:=AVERAGE([.K44:.M44])" office:value-type="float" office:value="8.749" calcext:value-type="float">
            <text:p>8.749E+00</text:p>
          </table:table-cell>
          <table:table-cell office:value-type="float" office:value="12.157" calcext:value-type="float">
            <text:p>1.216E+01</text:p>
          </table:table-cell>
          <table:table-cell office:value-type="float" office:value="9.541" calcext:value-type="float">
            <text:p>9.541E+00</text:p>
          </table:table-cell>
          <table:table-cell office:value-type="float" office:value="9.654" calcext:value-type="float">
            <text:p>9.654E+00</text:p>
          </table:table-cell>
          <table:table-cell table:formula="of:=AVERAGE([.O44:.Q44])" office:value-type="float" office:value="10.4506666666667" calcext:value-type="float">
            <text:p>1.045E+01</text:p>
          </table:table-cell>
          <table:table-cell office:value-type="float" office:value="19.773" calcext:value-type="float">
            <text:p>1.977E+01</text:p>
          </table:table-cell>
          <table:table-cell office:value-type="float" office:value="12.712" calcext:value-type="float">
            <text:p>1.271E+01</text:p>
          </table:table-cell>
          <table:table-cell office:value-type="float" office:value="15.326" calcext:value-type="float">
            <text:p>1.533E+01</text:p>
          </table:table-cell>
          <table:table-cell table:formula="of:=AVERAGE([.S44:.U44])" office:value-type="float" office:value="15.937" calcext:value-type="float">
            <text:p>1.594E+01</text:p>
          </table:table-cell>
          <table:table-cell office:value-type="float" office:value="45.843" calcext:value-type="float">
            <text:p>4.584E+01</text:p>
          </table:table-cell>
          <table:table-cell office:value-type="float" office:value="18.67" calcext:value-type="float">
            <text:p>1.867E+01</text:p>
          </table:table-cell>
          <table:table-cell office:value-type="float" office:value="22.725" calcext:value-type="float">
            <text:p>2.273E+01</text:p>
          </table:table-cell>
          <table:table-cell table:formula="of:=AVERAGE([.W44:.Y44])" office:value-type="float" office:value="29.0793333333333" calcext:value-type="float">
            <text:p>2.908E+01</text:p>
          </table:table-cell>
          <table:table-cell office:value-type="float" office:value="1.931" calcext:value-type="float">
            <text:p>1.931E+00</text:p>
          </table:table-cell>
          <table:table-cell office:value-type="float" office:value="2.57" calcext:value-type="float">
            <text:p>2.570E+00</text:p>
          </table:table-cell>
          <table:table-cell office:value-type="float" office:value="3.286" calcext:value-type="float">
            <text:p>3.286E+00</text:p>
          </table:table-cell>
          <table:table-cell table:formula="of:=AVERAGE([.AA44:.AC44])" office:value-type="float" office:value="2.59566666666667" calcext:value-type="float">
            <text:p>2.596E+00</text:p>
          </table:table-cell>
          <table:table-cell office:value-type="float" office:value="3.046" calcext:value-type="float">
            <text:p>3.046E+00</text:p>
          </table:table-cell>
          <table:table-cell office:value-type="float" office:value="4.503" calcext:value-type="float">
            <text:p>4.503E+00</text:p>
          </table:table-cell>
          <table:table-cell table:formula="of:=AVERAGE([.AE44:.AF44])" office:value-type="float" office:value="3.7745" calcext:value-type="float">
            <text:p>3.775E+00</text:p>
          </table:table-cell>
          <table:table-cell office:value-type="float" office:value="2.367" calcext:value-type="float">
            <text:p>2.367E+00</text:p>
          </table:table-cell>
          <table:table-cell office:value-type="float" office:value="1.686" calcext:value-type="float">
            <text:p>1.686E+00</text:p>
          </table:table-cell>
          <table:table-cell office:value-type="float" office:value="2.723" calcext:value-type="float">
            <text:p>2.723E+00</text:p>
          </table:table-cell>
          <table:table-cell table:formula="of:=AVERAGE([.AH44:.AJ44])" office:value-type="float" office:value="2.25866666666667" calcext:value-type="float">
            <text:p>2.259E+00</text:p>
          </table:table-cell>
          <table:table-cell office:value-type="float" office:value="6.906" calcext:value-type="float">
            <text:p>6.906E+00</text:p>
          </table:table-cell>
          <table:table-cell office:value-type="float" office:value="5.69" calcext:value-type="float">
            <text:p>5.690E+00</text:p>
          </table:table-cell>
          <table:table-cell office:value-type="float" office:value="9.569" calcext:value-type="float">
            <text:p>9.569E+00</text:p>
          </table:table-cell>
          <table:table-cell table:formula="of:=AVERAGE([.AL44:.AN44])" office:value-type="float" office:value="7.38833333333333" calcext:value-type="float">
            <text:p>7.388E+00</text:p>
          </table:table-cell>
          <table:table-cell office:value-type="float" office:value="4.557" calcext:value-type="float">
            <text:p>4.557E+00</text:p>
          </table:table-cell>
          <table:table-cell office:value-type="float" office:value="12.853" calcext:value-type="float">
            <text:p>1.285E+01</text:p>
          </table:table-cell>
          <table:table-cell office:value-type="float" office:value="10.125" calcext:value-type="float">
            <text:p>1.013E+01</text:p>
          </table:table-cell>
          <table:table-cell table:formula="of:=AVERAGE([.AP44:.AR44])" office:value-type="float" office:value="9.17833333333333" calcext:value-type="float">
            <text:p>9.178E+00</text:p>
          </table:table-cell>
          <table:table-cell office:value-type="float" office:value="6.791" calcext:value-type="float">
            <text:p>6.791E+00</text:p>
          </table:table-cell>
          <table:table-cell office:value-type="float" office:value="4.566" calcext:value-type="float">
            <text:p>4.566E+00</text:p>
          </table:table-cell>
          <table:table-cell office:value-type="float" office:value="5.454" calcext:value-type="float">
            <text:p>5.454E+00</text:p>
          </table:table-cell>
          <table:table-cell table:formula="of:=AVERAGE([.AT44:.AV44])" office:value-type="float" office:value="5.60366666666667" calcext:value-type="float">
            <text:p>5.604E+00</text:p>
          </table:table-cell>
          <table:table-cell office:value-type="float" office:value="29.601" calcext:value-type="float">
            <text:p>2.960E+01</text:p>
          </table:table-cell>
          <table:table-cell office:value-type="float" office:value="22.374" calcext:value-type="float">
            <text:p>2.237E+01</text:p>
          </table:table-cell>
          <table:table-cell office:value-type="float" office:value="15.163" calcext:value-type="float">
            <text:p>1.516E+01</text:p>
          </table:table-cell>
          <table:table-cell table:formula="of:=AVERAGE([.AX44:.AZ44])" office:value-type="float" office:value="22.3793333333333" calcext:value-type="float">
            <text:p>2.238E+01</text:p>
          </table:table-cell>
          <table:table-cell office:value-type="float" office:value="9.606" calcext:value-type="float">
            <text:p>9.606E+00</text:p>
          </table:table-cell>
          <table:table-cell office:value-type="float" office:value="13.588" calcext:value-type="float">
            <text:p>1.359E+01</text:p>
          </table:table-cell>
          <table:table-cell office:value-type="float" office:value="26.376" calcext:value-type="float">
            <text:p>2.638E+01</text:p>
          </table:table-cell>
          <table:table-cell table:formula="of:=AVERAGE([.BB44:.BD44])" office:value-type="float" office:value="16.5233333333333" calcext:value-type="float">
            <text:p>1.652E+01</text:p>
          </table:table-cell>
          <table:table-cell office:value-type="float" office:value="4.783" calcext:value-type="float">
            <text:p>4.783E+00</text:p>
          </table:table-cell>
          <table:table-cell office:value-type="float" office:value="4.129" calcext:value-type="float">
            <text:p>4.129E+00</text:p>
          </table:table-cell>
          <table:table-cell office:value-type="float" office:value="4.693" calcext:value-type="float">
            <text:p>4.693E+00</text:p>
          </table:table-cell>
          <table:table-cell table:formula="of:=AVERAGE([.BF44:.BH44])" office:value-type="float" office:value="4.535" calcext:value-type="float">
            <text:p>4.535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22500</text:p>
          </table:table-cell>
          <table:table-cell office:value-type="string" calcext:value-type="string">
            <text:p>PUMP5</text:p>
          </table:table-cell>
          <table:table-cell office:value-type="float" office:value="11.839" calcext:value-type="float">
            <text:p>1.184E+01</text:p>
          </table:table-cell>
          <table:table-cell office:value-type="float" office:value="5.316" calcext:value-type="float">
            <text:p>5.316E+00</text:p>
          </table:table-cell>
          <table:table-cell office:value-type="float" office:value="7.365" calcext:value-type="float">
            <text:p>7.365E+00</text:p>
          </table:table-cell>
          <table:table-cell table:formula="of:=AVERAGE([.C45:.E45])" office:value-type="float" office:value="8.17333333333333" calcext:value-type="float">
            <text:p>8.173E+00</text:p>
          </table:table-cell>
          <table:table-cell office:value-type="float" office:value="13.306" calcext:value-type="float">
            <text:p>1.331E+01</text:p>
          </table:table-cell>
          <table:table-cell office:value-type="float" office:value="14.741" calcext:value-type="float">
            <text:p>1.474E+01</text:p>
          </table:table-cell>
          <table:table-cell office:value-type="float" office:value="23.688" calcext:value-type="float">
            <text:p>2.369E+01</text:p>
          </table:table-cell>
          <table:table-cell table:formula="of:=AVERAGE([.G45:.I45])" office:value-type="float" office:value="17.245" calcext:value-type="float">
            <text:p>1.725E+01</text:p>
          </table:table-cell>
          <table:table-cell office:value-type="float" office:value="11.407" calcext:value-type="float">
            <text:p>1.141E+01</text:p>
          </table:table-cell>
          <table:table-cell office:value-type="float" office:value="14.423" calcext:value-type="float">
            <text:p>1.442E+01</text:p>
          </table:table-cell>
          <table:table-cell office:value-type="float" office:value="7.613" calcext:value-type="float">
            <text:p>7.613E+00</text:p>
          </table:table-cell>
          <table:table-cell table:formula="of:=AVERAGE([.K45:.M45])" office:value-type="float" office:value="11.1476666666667" calcext:value-type="float">
            <text:p>1.115E+01</text:p>
          </table:table-cell>
          <table:table-cell office:value-type="float" office:value="10.845" calcext:value-type="float">
            <text:p>1.085E+01</text:p>
          </table:table-cell>
          <table:table-cell office:value-type="float" office:value="18.981" calcext:value-type="float">
            <text:p>1.898E+01</text:p>
          </table:table-cell>
          <table:table-cell office:value-type="float" office:value="21.121" calcext:value-type="float">
            <text:p>2.112E+01</text:p>
          </table:table-cell>
          <table:table-cell table:formula="of:=AVERAGE([.O45:.Q45])" office:value-type="float" office:value="16.9823333333333" calcext:value-type="float">
            <text:p>1.698E+01</text:p>
          </table:table-cell>
          <table:table-cell office:value-type="float" office:value="14.604" calcext:value-type="float">
            <text:p>1.460E+01</text:p>
          </table:table-cell>
          <table:table-cell office:value-type="float" office:value="9.719" calcext:value-type="float">
            <text:p>9.719E+00</text:p>
          </table:table-cell>
          <table:table-cell office:value-type="float" office:value="9.416" calcext:value-type="float">
            <text:p>9.416E+00</text:p>
          </table:table-cell>
          <table:table-cell table:formula="of:=AVERAGE([.S45:.U45])" office:value-type="float" office:value="11.2463333333333" calcext:value-type="float">
            <text:p>1.125E+01</text:p>
          </table:table-cell>
          <table:table-cell office:value-type="float" office:value="6.477" calcext:value-type="float">
            <text:p>6.477E+00</text:p>
          </table:table-cell>
          <table:table-cell office:value-type="float" office:value="6.491" calcext:value-type="float">
            <text:p>6.491E+00</text:p>
          </table:table-cell>
          <table:table-cell office:value-type="float" office:value="8.979" calcext:value-type="float">
            <text:p>8.979E+00</text:p>
          </table:table-cell>
          <table:table-cell table:formula="of:=AVERAGE([.W45:.Y45])" office:value-type="float" office:value="7.31566666666667" calcext:value-type="float">
            <text:p>7.316E+00</text:p>
          </table:table-cell>
          <table:table-cell office:value-type="float" office:value="11.779" calcext:value-type="float">
            <text:p>1.178E+01</text:p>
          </table:table-cell>
          <table:table-cell office:value-type="float" office:value="8.891" calcext:value-type="float">
            <text:p>8.891E+00</text:p>
          </table:table-cell>
          <table:table-cell office:value-type="float" office:value="16.71" calcext:value-type="float">
            <text:p>1.671E+01</text:p>
          </table:table-cell>
          <table:table-cell table:formula="of:=AVERAGE([.AA45:.AC45])" office:value-type="float" office:value="12.46" calcext:value-type="float">
            <text:p>1.246E+01</text:p>
          </table:table-cell>
          <table:table-cell office:value-type="float" office:value="12.344" calcext:value-type="float">
            <text:p>1.234E+01</text:p>
          </table:table-cell>
          <table:table-cell office:value-type="float" office:value="10.121" calcext:value-type="float">
            <text:p>1.012E+01</text:p>
          </table:table-cell>
          <table:table-cell table:formula="of:=AVERAGE([.AE45:.AF45])" office:value-type="float" office:value="11.2325" calcext:value-type="float">
            <text:p>1.123E+01</text:p>
          </table:table-cell>
          <table:table-cell office:value-type="float" office:value="11.88" calcext:value-type="float">
            <text:p>1.188E+01</text:p>
          </table:table-cell>
          <table:table-cell office:value-type="float" office:value="7.679" calcext:value-type="float">
            <text:p>7.679E+00</text:p>
          </table:table-cell>
          <table:table-cell office:value-type="float" office:value="6.928" calcext:value-type="float">
            <text:p>6.928E+00</text:p>
          </table:table-cell>
          <table:table-cell table:formula="of:=AVERAGE([.AH45:.AJ45])" office:value-type="float" office:value="8.829" calcext:value-type="float">
            <text:p>8.829E+00</text:p>
          </table:table-cell>
          <table:table-cell office:value-type="float" office:value="10.041" calcext:value-type="float">
            <text:p>1.004E+01</text:p>
          </table:table-cell>
          <table:table-cell office:value-type="float" office:value="17.85" calcext:value-type="float">
            <text:p>1.785E+01</text:p>
          </table:table-cell>
          <table:table-cell office:value-type="float" office:value="29.093" calcext:value-type="float">
            <text:p>2.909E+01</text:p>
          </table:table-cell>
          <table:table-cell table:formula="of:=AVERAGE([.AL45:.AN45])" office:value-type="float" office:value="18.9946666666667" calcext:value-type="float">
            <text:p>1.899E+01</text:p>
          </table:table-cell>
          <table:table-cell office:value-type="float" office:value="9.713" calcext:value-type="float">
            <text:p>9.713E+00</text:p>
          </table:table-cell>
          <table:table-cell office:value-type="float" office:value="3.607" calcext:value-type="float">
            <text:p>3.607E+00</text:p>
          </table:table-cell>
          <table:table-cell office:value-type="float" office:value="10.896" calcext:value-type="float">
            <text:p>1.090E+01</text:p>
          </table:table-cell>
          <table:table-cell table:formula="of:=AVERAGE([.AP45:.AR45])" office:value-type="float" office:value="8.072" calcext:value-type="float">
            <text:p>8.072E+00</text:p>
          </table:table-cell>
          <table:table-cell office:value-type="float" office:value="6.897" calcext:value-type="float">
            <text:p>6.897E+00</text:p>
          </table:table-cell>
          <table:table-cell office:value-type="float" office:value="8.963" calcext:value-type="float">
            <text:p>8.963E+00</text:p>
          </table:table-cell>
          <table:table-cell office:value-type="float" office:value="8.484" calcext:value-type="float">
            <text:p>8.484E+00</text:p>
          </table:table-cell>
          <table:table-cell table:formula="of:=AVERAGE([.AT45:.AV45])" office:value-type="float" office:value="8.11466666666667" calcext:value-type="float">
            <text:p>8.115E+00</text:p>
          </table:table-cell>
          <table:table-cell office:value-type="float" office:value="10.569" calcext:value-type="float">
            <text:p>1.057E+01</text:p>
          </table:table-cell>
          <table:table-cell office:value-type="float" office:value="12.201" calcext:value-type="float">
            <text:p>1.220E+01</text:p>
          </table:table-cell>
          <table:table-cell office:value-type="float" office:value="12.572" calcext:value-type="float">
            <text:p>1.257E+01</text:p>
          </table:table-cell>
          <table:table-cell table:formula="of:=AVERAGE([.AX45:.AZ45])" office:value-type="float" office:value="11.7806666666667" calcext:value-type="float">
            <text:p>1.178E+01</text:p>
          </table:table-cell>
          <table:table-cell office:value-type="float" office:value="21.341" calcext:value-type="float">
            <text:p>2.134E+01</text:p>
          </table:table-cell>
          <table:table-cell office:value-type="float" office:value="24.222" calcext:value-type="float">
            <text:p>2.422E+01</text:p>
          </table:table-cell>
          <table:table-cell office:value-type="float" office:value="29.436" calcext:value-type="float">
            <text:p>2.944E+01</text:p>
          </table:table-cell>
          <table:table-cell table:formula="of:=AVERAGE([.BB45:.BD45])" office:value-type="float" office:value="24.9996666666667" calcext:value-type="float">
            <text:p>2.500E+01</text:p>
          </table:table-cell>
          <table:table-cell office:value-type="float" office:value="29.232" calcext:value-type="float">
            <text:p>2.923E+01</text:p>
          </table:table-cell>
          <table:table-cell office:value-type="float" office:value="32.515" calcext:value-type="float">
            <text:p>3.252E+01</text:p>
          </table:table-cell>
          <table:table-cell office:value-type="float" office:value="26.014" calcext:value-type="float">
            <text:p>2.601E+01</text:p>
          </table:table-cell>
          <table:table-cell table:formula="of:=AVERAGE([.BF45:.BH45])" office:value-type="float" office:value="29.2536666666667" calcext:value-type="float">
            <text:p>2.925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24850</text:p>
          </table:table-cell>
          <table:table-cell office:value-type="string" calcext:value-type="string">
            <text:p>TAT3</text:p>
          </table:table-cell>
          <table:table-cell office:value-type="float" office:value="7.109" calcext:value-type="float">
            <text:p>7.109E+00</text:p>
          </table:table-cell>
          <table:table-cell office:value-type="float" office:value="6.169" calcext:value-type="float">
            <text:p>6.169E+00</text:p>
          </table:table-cell>
          <table:table-cell office:value-type="float" office:value="6.031" calcext:value-type="float">
            <text:p>6.031E+00</text:p>
          </table:table-cell>
          <table:table-cell table:formula="of:=AVERAGE([.C46:.E46])" office:value-type="float" office:value="6.43633333333333" calcext:value-type="float">
            <text:p>6.436E+00</text:p>
          </table:table-cell>
          <table:table-cell office:value-type="float" office:value="3.875" calcext:value-type="float">
            <text:p>3.875E+00</text:p>
          </table:table-cell>
          <table:table-cell office:value-type="float" office:value="9.135" calcext:value-type="float">
            <text:p>9.135E+00</text:p>
          </table:table-cell>
          <table:table-cell office:value-type="float" office:value="17.734" calcext:value-type="float">
            <text:p>1.773E+01</text:p>
          </table:table-cell>
          <table:table-cell table:formula="of:=AVERAGE([.G46:.I46])" office:value-type="float" office:value="10.248" calcext:value-type="float">
            <text:p>1.025E+01</text:p>
          </table:table-cell>
          <table:table-cell office:value-type="float" office:value="5.765" calcext:value-type="float">
            <text:p>5.765E+00</text:p>
          </table:table-cell>
          <table:table-cell office:value-type="float" office:value="5.404" calcext:value-type="float">
            <text:p>5.404E+00</text:p>
          </table:table-cell>
          <table:table-cell office:value-type="float" office:value="7.414" calcext:value-type="float">
            <text:p>7.414E+00</text:p>
          </table:table-cell>
          <table:table-cell table:formula="of:=AVERAGE([.K46:.M46])" office:value-type="float" office:value="6.19433333333333" calcext:value-type="float">
            <text:p>6.194E+00</text:p>
          </table:table-cell>
          <table:table-cell office:value-type="float" office:value="0.895" calcext:value-type="float">
            <text:p>8.950E-01</text:p>
          </table:table-cell>
          <table:table-cell office:value-type="float" office:value="0.415" calcext:value-type="float">
            <text:p>4.150E-01</text:p>
          </table:table-cell>
          <table:table-cell office:value-type="float" office:value="0.228" calcext:value-type="float">
            <text:p>2.280E-01</text:p>
          </table:table-cell>
          <table:table-cell table:formula="of:=AVERAGE([.O46:.Q46])" office:value-type="float" office:value="0.512666666666667" calcext:value-type="float">
            <text:p>5.127E-01</text:p>
          </table:table-cell>
          <table:table-cell office:value-type="float" office:value="2.235" calcext:value-type="float">
            <text:p>2.235E+00</text:p>
          </table:table-cell>
          <table:table-cell office:value-type="float" office:value="2.503" calcext:value-type="float">
            <text:p>2.503E+00</text:p>
          </table:table-cell>
          <table:table-cell office:value-type="float" office:value="0.826" calcext:value-type="float">
            <text:p>8.260E-01</text:p>
          </table:table-cell>
          <table:table-cell table:formula="of:=AVERAGE([.S46:.U46])" office:value-type="float" office:value="1.85466666666667" calcext:value-type="float">
            <text:p>1.855E+00</text:p>
          </table:table-cell>
          <table:table-cell office:value-type="float" office:value="0.71" calcext:value-type="float">
            <text:p>7.100E-01</text:p>
          </table:table-cell>
          <table:table-cell office:value-type="float" office:value="0.254" calcext:value-type="float">
            <text:p>2.540E-01</text:p>
          </table:table-cell>
          <table:table-cell office:value-type="float" office:value="2.715" calcext:value-type="float">
            <text:p>2.715E+00</text:p>
          </table:table-cell>
          <table:table-cell table:formula="of:=AVERAGE([.W46:.Y46])" office:value-type="float" office:value="1.22633333333333" calcext:value-type="float">
            <text:p>1.226E+00</text:p>
          </table:table-cell>
          <table:table-cell office:value-type="float" office:value="104.397" calcext:value-type="float">
            <text:p>1.044E+02</text:p>
          </table:table-cell>
          <table:table-cell office:value-type="float" office:value="78.174" calcext:value-type="float">
            <text:p>7.817E+01</text:p>
          </table:table-cell>
          <table:table-cell office:value-type="float" office:value="95.781" calcext:value-type="float">
            <text:p>9.578E+01</text:p>
          </table:table-cell>
          <table:table-cell table:formula="of:=AVERAGE([.AA46:.AC46])" office:value-type="float" office:value="92.784" calcext:value-type="float">
            <text:p>9.278E+01</text:p>
          </table:table-cell>
          <table:table-cell office:value-type="float" office:value="79.178" calcext:value-type="float">
            <text:p>7.918E+01</text:p>
          </table:table-cell>
          <table:table-cell office:value-type="float" office:value="126.082" calcext:value-type="float">
            <text:p>1.261E+02</text:p>
          </table:table-cell>
          <table:table-cell table:formula="of:=AVERAGE([.AE46:.AF46])" office:value-type="float" office:value="102.63" calcext:value-type="float">
            <text:p>1.026E+02</text:p>
          </table:table-cell>
          <table:table-cell office:value-type="float" office:value="87.117" calcext:value-type="float">
            <text:p>8.712E+01</text:p>
          </table:table-cell>
          <table:table-cell office:value-type="float" office:value="53.275" calcext:value-type="float">
            <text:p>5.328E+01</text:p>
          </table:table-cell>
          <table:table-cell office:value-type="float" office:value="99.169" calcext:value-type="float">
            <text:p>9.917E+01</text:p>
          </table:table-cell>
          <table:table-cell table:formula="of:=AVERAGE([.AH46:.AJ46])" office:value-type="float" office:value="79.8536666666667" calcext:value-type="float">
            <text:p>7.985E+01</text:p>
          </table:table-cell>
          <table:table-cell office:value-type="float" office:value="5.357" calcext:value-type="float">
            <text:p>5.357E+00</text:p>
          </table:table-cell>
          <table:table-cell office:value-type="float" office:value="2.617" calcext:value-type="float">
            <text:p>2.617E+00</text:p>
          </table:table-cell>
          <table:table-cell office:value-type="float" office:value="5.703" calcext:value-type="float">
            <text:p>5.703E+00</text:p>
          </table:table-cell>
          <table:table-cell table:formula="of:=AVERAGE([.AL46:.AN46])" office:value-type="float" office:value="4.559" calcext:value-type="float">
            <text:p>4.559E+00</text:p>
          </table:table-cell>
          <table:table-cell office:value-type="float" office:value="10.056" calcext:value-type="float">
            <text:p>1.006E+01</text:p>
          </table:table-cell>
          <table:table-cell office:value-type="float" office:value="5.397" calcext:value-type="float">
            <text:p>5.397E+00</text:p>
          </table:table-cell>
          <table:table-cell office:value-type="float" office:value="3.015" calcext:value-type="float">
            <text:p>3.015E+00</text:p>
          </table:table-cell>
          <table:table-cell table:formula="of:=AVERAGE([.AP46:.AR46])" office:value-type="float" office:value="6.156" calcext:value-type="float">
            <text:p>6.156E+00</text:p>
          </table:table-cell>
          <table:table-cell office:value-type="float" office:value="10.726" calcext:value-type="float">
            <text:p>1.073E+01</text:p>
          </table:table-cell>
          <table:table-cell office:value-type="float" office:value="2.999" calcext:value-type="float">
            <text:p>2.999E+00</text:p>
          </table:table-cell>
          <table:table-cell office:value-type="float" office:value="2.589" calcext:value-type="float">
            <text:p>2.589E+00</text:p>
          </table:table-cell>
          <table:table-cell table:formula="of:=AVERAGE([.AT46:.AV46])" office:value-type="float" office:value="5.438" calcext:value-type="float">
            <text:p>5.438E+00</text:p>
          </table:table-cell>
          <table:table-cell office:value-type="float" office:value="4.728" calcext:value-type="float">
            <text:p>4.728E+00</text:p>
          </table:table-cell>
          <table:table-cell office:value-type="float" office:value="2.591" calcext:value-type="float">
            <text:p>2.591E+00</text:p>
          </table:table-cell>
          <table:table-cell office:value-type="float" office:value="1.485" calcext:value-type="float">
            <text:p>1.485E+00</text:p>
          </table:table-cell>
          <table:table-cell table:formula="of:=AVERAGE([.AX46:.AZ46])" office:value-type="float" office:value="2.93466666666667" calcext:value-type="float">
            <text:p>2.935E+00</text:p>
          </table:table-cell>
          <table:table-cell office:value-type="float" office:value="6.263" calcext:value-type="float">
            <text:p>6.263E+00</text:p>
          </table:table-cell>
          <table:table-cell office:value-type="float" office:value="6.545" calcext:value-type="float">
            <text:p>6.545E+00</text:p>
          </table:table-cell>
          <table:table-cell office:value-type="float" office:value="5.839" calcext:value-type="float">
            <text:p>5.839E+00</text:p>
          </table:table-cell>
          <table:table-cell table:formula="of:=AVERAGE([.BB46:.BD46])" office:value-type="float" office:value="6.21566666666667" calcext:value-type="float">
            <text:p>6.216E+00</text:p>
          </table:table-cell>
          <table:table-cell office:value-type="float" office:value="8.231" calcext:value-type="float">
            <text:p>8.231E+00</text:p>
          </table:table-cell>
          <table:table-cell office:value-type="float" office:value="7.859" calcext:value-type="float">
            <text:p>7.859E+00</text:p>
          </table:table-cell>
          <table:table-cell office:value-type="float" office:value="5.432" calcext:value-type="float">
            <text:p>5.432E+00</text:p>
          </table:table-cell>
          <table:table-cell table:formula="of:=AVERAGE([.BF46:.BH46])" office:value-type="float" office:value="7.174" calcext:value-type="float">
            <text:p>7.174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25000</text:p>
          </table:table-cell>
          <table:table-cell office:value-type="string" calcext:value-type="string">
            <text:p>WRKY60</text:p>
          </table:table-cell>
          <table:table-cell office:value-type="float" office:value="3.28" calcext:value-type="float">
            <text:p>3.280E+00</text:p>
          </table:table-cell>
          <table:table-cell office:value-type="float" office:value="1.723" calcext:value-type="float">
            <text:p>1.723E+00</text:p>
          </table:table-cell>
          <table:table-cell office:value-type="float" office:value="4.212" calcext:value-type="float">
            <text:p>4.212E+00</text:p>
          </table:table-cell>
          <table:table-cell table:formula="of:=AVERAGE([.C47:.E47])" office:value-type="float" office:value="3.07166666666667" calcext:value-type="float">
            <text:p>3.072E+00</text:p>
          </table:table-cell>
          <table:table-cell office:value-type="float" office:value="3.907" calcext:value-type="float">
            <text:p>3.907E+00</text:p>
          </table:table-cell>
          <table:table-cell office:value-type="float" office:value="4.116" calcext:value-type="float">
            <text:p>4.116E+00</text:p>
          </table:table-cell>
          <table:table-cell office:value-type="float" office:value="30.245" calcext:value-type="float">
            <text:p>3.025E+01</text:p>
          </table:table-cell>
          <table:table-cell table:formula="of:=AVERAGE([.G47:.I47])" office:value-type="float" office:value="12.756" calcext:value-type="float">
            <text:p>1.276E+01</text:p>
          </table:table-cell>
          <table:table-cell office:value-type="float" office:value="2.399" calcext:value-type="float">
            <text:p>2.399E+00</text:p>
          </table:table-cell>
          <table:table-cell office:value-type="float" office:value="3.053" calcext:value-type="float">
            <text:p>3.053E+00</text:p>
          </table:table-cell>
          <table:table-cell office:value-type="float" office:value="1.368" calcext:value-type="float">
            <text:p>1.368E+00</text:p>
          </table:table-cell>
          <table:table-cell table:formula="of:=AVERAGE([.K47:.M47])" office:value-type="float" office:value="2.27333333333333" calcext:value-type="float">
            <text:p>2.273E+00</text:p>
          </table:table-cell>
          <table:table-cell office:value-type="float" office:value="1.615" calcext:value-type="float">
            <text:p>1.615E+00</text:p>
          </table:table-cell>
          <table:table-cell office:value-type="float" office:value="1.622" calcext:value-type="float">
            <text:p>1.622E+00</text:p>
          </table:table-cell>
          <table:table-cell office:value-type="float" office:value="2.047" calcext:value-type="float">
            <text:p>2.047E+00</text:p>
          </table:table-cell>
          <table:table-cell table:formula="of:=AVERAGE([.O47:.Q47])" office:value-type="float" office:value="1.76133333333333" calcext:value-type="float">
            <text:p>1.761E+00</text:p>
          </table:table-cell>
          <table:table-cell office:value-type="float" office:value="2.104" calcext:value-type="float">
            <text:p>2.104E+00</text:p>
          </table:table-cell>
          <table:table-cell office:value-type="float" office:value="1.948" calcext:value-type="float">
            <text:p>1.948E+00</text:p>
          </table:table-cell>
          <table:table-cell office:value-type="float" office:value="2.594" calcext:value-type="float">
            <text:p>2.594E+00</text:p>
          </table:table-cell>
          <table:table-cell table:formula="of:=AVERAGE([.S47:.U47])" office:value-type="float" office:value="2.21533333333333" calcext:value-type="float">
            <text:p>2.215E+00</text:p>
          </table:table-cell>
          <table:table-cell office:value-type="float" office:value="1.243" calcext:value-type="float">
            <text:p>1.243E+00</text:p>
          </table:table-cell>
          <table:table-cell office:value-type="float" office:value="1.656" calcext:value-type="float">
            <text:p>1.656E+00</text:p>
          </table:table-cell>
          <table:table-cell office:value-type="float" office:value="1.012" calcext:value-type="float">
            <text:p>1.012E+00</text:p>
          </table:table-cell>
          <table:table-cell table:formula="of:=AVERAGE([.W47:.Y47])" office:value-type="float" office:value="1.30366666666667" calcext:value-type="float">
            <text:p>1.304E+00</text:p>
          </table:table-cell>
          <table:table-cell office:value-type="float" office:value="3.759" calcext:value-type="float">
            <text:p>3.759E+00</text:p>
          </table:table-cell>
          <table:table-cell office:value-type="float" office:value="2.534" calcext:value-type="float">
            <text:p>2.534E+00</text:p>
          </table:table-cell>
          <table:table-cell office:value-type="float" office:value="5.855" calcext:value-type="float">
            <text:p>5.855E+00</text:p>
          </table:table-cell>
          <table:table-cell table:formula="of:=AVERAGE([.AA47:.AC47])" office:value-type="float" office:value="4.04933333333333" calcext:value-type="float">
            <text:p>4.049E+00</text:p>
          </table:table-cell>
          <table:table-cell office:value-type="float" office:value="4.052" calcext:value-type="float">
            <text:p>4.052E+00</text:p>
          </table:table-cell>
          <table:table-cell office:value-type="float" office:value="3.279" calcext:value-type="float">
            <text:p>3.279E+00</text:p>
          </table:table-cell>
          <table:table-cell table:formula="of:=AVERAGE([.AE47:.AF47])" office:value-type="float" office:value="3.6655" calcext:value-type="float">
            <text:p>3.666E+00</text:p>
          </table:table-cell>
          <table:table-cell office:value-type="float" office:value="3.228" calcext:value-type="float">
            <text:p>3.228E+00</text:p>
          </table:table-cell>
          <table:table-cell office:value-type="float" office:value="2.97" calcext:value-type="float">
            <text:p>2.970E+00</text:p>
          </table:table-cell>
          <table:table-cell office:value-type="float" office:value="2.286" calcext:value-type="float">
            <text:p>2.286E+00</text:p>
          </table:table-cell>
          <table:table-cell table:formula="of:=AVERAGE([.AH47:.AJ47])" office:value-type="float" office:value="2.828" calcext:value-type="float">
            <text:p>2.828E+00</text:p>
          </table:table-cell>
          <table:table-cell office:value-type="float" office:value="2.71" calcext:value-type="float">
            <text:p>2.710E+00</text:p>
          </table:table-cell>
          <table:table-cell office:value-type="float" office:value="2.892" calcext:value-type="float">
            <text:p>2.892E+00</text:p>
          </table:table-cell>
          <table:table-cell office:value-type="float" office:value="2.569" calcext:value-type="float">
            <text:p>2.569E+00</text:p>
          </table:table-cell>
          <table:table-cell table:formula="of:=AVERAGE([.AL47:.AN47])" office:value-type="float" office:value="2.72366666666667" calcext:value-type="float">
            <text:p>2.724E+00</text:p>
          </table:table-cell>
          <table:table-cell office:value-type="float" office:value="4.294" calcext:value-type="float">
            <text:p>4.294E+00</text:p>
          </table:table-cell>
          <table:table-cell office:value-type="float" office:value="2.673" calcext:value-type="float">
            <text:p>2.673E+00</text:p>
          </table:table-cell>
          <table:table-cell office:value-type="float" office:value="6.358" calcext:value-type="float">
            <text:p>6.358E+00</text:p>
          </table:table-cell>
          <table:table-cell table:formula="of:=AVERAGE([.AP47:.AR47])" office:value-type="float" office:value="4.44166666666667" calcext:value-type="float">
            <text:p>4.442E+00</text:p>
          </table:table-cell>
          <table:table-cell office:value-type="float" office:value="3.07" calcext:value-type="float">
            <text:p>3.070E+00</text:p>
          </table:table-cell>
          <table:table-cell office:value-type="float" office:value="3.495" calcext:value-type="float">
            <text:p>3.495E+00</text:p>
          </table:table-cell>
          <table:table-cell office:value-type="float" office:value="3.443" calcext:value-type="float">
            <text:p>3.443E+00</text:p>
          </table:table-cell>
          <table:table-cell table:formula="of:=AVERAGE([.AT47:.AV47])" office:value-type="float" office:value="3.336" calcext:value-type="float">
            <text:p>3.336E+00</text:p>
          </table:table-cell>
          <table:table-cell office:value-type="float" office:value="4.034" calcext:value-type="float">
            <text:p>4.034E+00</text:p>
          </table:table-cell>
          <table:table-cell office:value-type="float" office:value="3.334" calcext:value-type="float">
            <text:p>3.334E+00</text:p>
          </table:table-cell>
          <table:table-cell office:value-type="float" office:value="2.204" calcext:value-type="float">
            <text:p>2.204E+00</text:p>
          </table:table-cell>
          <table:table-cell table:formula="of:=AVERAGE([.AX47:.AZ47])" office:value-type="float" office:value="3.19066666666667" calcext:value-type="float">
            <text:p>3.191E+00</text:p>
          </table:table-cell>
          <table:table-cell office:value-type="float" office:value="2.358" calcext:value-type="float">
            <text:p>2.358E+00</text:p>
          </table:table-cell>
          <table:table-cell office:value-type="float" office:value="2.12" calcext:value-type="float">
            <text:p>2.120E+00</text:p>
          </table:table-cell>
          <table:table-cell office:value-type="float" office:value="1.606" calcext:value-type="float">
            <text:p>1.606E+00</text:p>
          </table:table-cell>
          <table:table-cell table:formula="of:=AVERAGE([.BB47:.BD47])" office:value-type="float" office:value="2.028" calcext:value-type="float">
            <text:p>2.028E+00</text:p>
          </table:table-cell>
          <table:table-cell office:value-type="float" office:value="1.12" calcext:value-type="float">
            <text:p>1.120E+00</text:p>
          </table:table-cell>
          <table:table-cell office:value-type="float" office:value="0.707" calcext:value-type="float">
            <text:p>7.070E-01</text:p>
          </table:table-cell>
          <table:table-cell office:value-type="float" office:value="0.906" calcext:value-type="float">
            <text:p>9.060E-01</text:p>
          </table:table-cell>
          <table:table-cell table:formula="of:=AVERAGE([.BF47:.BH47])" office:value-type="float" office:value="0.911" calcext:value-type="float">
            <text:p>9.110E-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2G25460</text:p>
          </table:table-cell>
          <table:table-cell office:value-type="float" office:value="0.56" calcext:value-type="float">
            <text:p>5.600E-01</text:p>
          </table:table-cell>
          <table:table-cell office:value-type="float" office:value="0.763" calcext:value-type="float">
            <text:p>7.630E-01</text:p>
          </table:table-cell>
          <table:table-cell office:value-type="float" office:value="0.792" calcext:value-type="float">
            <text:p>7.920E-01</text:p>
          </table:table-cell>
          <table:table-cell table:formula="of:=AVERAGE([.C48:.E48])" office:value-type="float" office:value="0.705" calcext:value-type="float">
            <text:p>7.050E-01</text:p>
          </table:table-cell>
          <table:table-cell office:value-type="float" office:value="0.962" calcext:value-type="float">
            <text:p>9.620E-01</text:p>
          </table:table-cell>
          <table:table-cell office:value-type="float" office:value="0.951" calcext:value-type="float">
            <text:p>9.510E-01</text:p>
          </table:table-cell>
          <table:table-cell office:value-type="float" office:value="1.432" calcext:value-type="float">
            <text:p>1.432E+00</text:p>
          </table:table-cell>
          <table:table-cell table:formula="of:=AVERAGE([.G48:.I48])" office:value-type="float" office:value="1.115" calcext:value-type="float">
            <text:p>1.115E+00</text:p>
          </table:table-cell>
          <table:table-cell office:value-type="float" office:value="1.287" calcext:value-type="float">
            <text:p>1.287E+00</text:p>
          </table:table-cell>
          <table:table-cell office:value-type="float" office:value="1.568" calcext:value-type="float">
            <text:p>1.568E+00</text:p>
          </table:table-cell>
          <table:table-cell office:value-type="float" office:value="1.377" calcext:value-type="float">
            <text:p>1.377E+00</text:p>
          </table:table-cell>
          <table:table-cell table:formula="of:=AVERAGE([.K48:.M48])" office:value-type="float" office:value="1.41066666666667" calcext:value-type="float">
            <text:p>1.411E+00</text:p>
          </table:table-cell>
          <table:table-cell office:value-type="float" office:value="1.247" calcext:value-type="float">
            <text:p>1.247E+00</text:p>
          </table:table-cell>
          <table:table-cell office:value-type="float" office:value="2.245" calcext:value-type="float">
            <text:p>2.245E+00</text:p>
          </table:table-cell>
          <table:table-cell office:value-type="float" office:value="2.358" calcext:value-type="float">
            <text:p>2.358E+00</text:p>
          </table:table-cell>
          <table:table-cell table:formula="of:=AVERAGE([.O48:.Q48])" office:value-type="float" office:value="1.95" calcext:value-type="float">
            <text:p>1.950E+00</text:p>
          </table:table-cell>
          <table:table-cell office:value-type="float" office:value="0.988" calcext:value-type="float">
            <text:p>9.880E-01</text:p>
          </table:table-cell>
          <table:table-cell office:value-type="float" office:value="1.359" calcext:value-type="float">
            <text:p>1.359E+00</text:p>
          </table:table-cell>
          <table:table-cell office:value-type="float" office:value="0.939" calcext:value-type="float">
            <text:p>9.390E-01</text:p>
          </table:table-cell>
          <table:table-cell table:formula="of:=AVERAGE([.S48:.U48])" office:value-type="float" office:value="1.09533333333333" calcext:value-type="float">
            <text:p>1.095E+00</text:p>
          </table:table-cell>
          <table:table-cell office:value-type="float" office:value="1.206" calcext:value-type="float">
            <text:p>1.206E+00</text:p>
          </table:table-cell>
          <table:table-cell office:value-type="float" office:value="0.915" calcext:value-type="float">
            <text:p>9.150E-01</text:p>
          </table:table-cell>
          <table:table-cell office:value-type="float" office:value="0.89" calcext:value-type="float">
            <text:p>8.900E-01</text:p>
          </table:table-cell>
          <table:table-cell table:formula="of:=AVERAGE([.W48:.Y48])" office:value-type="float" office:value="1.00366666666667" calcext:value-type="float">
            <text:p>1.004E+00</text:p>
          </table:table-cell>
          <table:table-cell office:value-type="float" office:value="0.951" calcext:value-type="float">
            <text:p>9.510E-01</text:p>
          </table:table-cell>
          <table:table-cell office:value-type="float" office:value="0.391" calcext:value-type="float">
            <text:p>3.910E-01</text:p>
          </table:table-cell>
          <table:table-cell office:value-type="float" office:value="1.2" calcext:value-type="float">
            <text:p>1.200E+00</text:p>
          </table:table-cell>
          <table:table-cell table:formula="of:=AVERAGE([.AA48:.AC48])" office:value-type="float" office:value="0.847333333333333" calcext:value-type="float">
            <text:p>8.473E-01</text:p>
          </table:table-cell>
          <table:table-cell office:value-type="float" office:value="1.412" calcext:value-type="float">
            <text:p>1.412E+00</text:p>
          </table:table-cell>
          <table:table-cell office:value-type="float" office:value="1.155" calcext:value-type="float">
            <text:p>1.155E+00</text:p>
          </table:table-cell>
          <table:table-cell table:formula="of:=AVERAGE([.AE48:.AF48])" office:value-type="float" office:value="1.2835" calcext:value-type="float">
            <text:p>1.284E+00</text:p>
          </table:table-cell>
          <table:table-cell office:value-type="float" office:value="1.564" calcext:value-type="float">
            <text:p>1.564E+00</text:p>
          </table:table-cell>
          <table:table-cell office:value-type="float" office:value="0.409" calcext:value-type="float">
            <text:p>4.090E-01</text:p>
          </table:table-cell>
          <table:table-cell office:value-type="float" office:value="0.641" calcext:value-type="float">
            <text:p>6.410E-01</text:p>
          </table:table-cell>
          <table:table-cell table:formula="of:=AVERAGE([.AH48:.AJ48])" office:value-type="float" office:value="0.871333333333333" calcext:value-type="float">
            <text:p>8.713E-01</text:p>
          </table:table-cell>
          <table:table-cell office:value-type="float" office:value="0.411" calcext:value-type="float">
            <text:p>4.110E-01</text:p>
          </table:table-cell>
          <table:table-cell office:value-type="float" office:value="1.785" calcext:value-type="float">
            <text:p>1.785E+00</text:p>
          </table:table-cell>
          <table:table-cell office:value-type="float" office:value="3.3" calcext:value-type="float">
            <text:p>3.300E+00</text:p>
          </table:table-cell>
          <table:table-cell table:formula="of:=AVERAGE([.AL48:.AN48])" office:value-type="float" office:value="1.832" calcext:value-type="float">
            <text:p>1.832E+00</text:p>
          </table:table-cell>
          <table:table-cell office:value-type="float" office:value="0.704" calcext:value-type="float">
            <text:p>7.040E-01</text:p>
          </table:table-cell>
          <table:table-cell office:value-type="float" office:value="0.955" calcext:value-type="float">
            <text:p>9.550E-01</text:p>
          </table:table-cell>
          <table:table-cell office:value-type="float" office:value="0.941" calcext:value-type="float">
            <text:p>9.410E-01</text:p>
          </table:table-cell>
          <table:table-cell table:formula="of:=AVERAGE([.AP48:.AR48])" office:value-type="float" office:value="0.866666666666667" calcext:value-type="float">
            <text:p>8.667E-01</text:p>
          </table:table-cell>
          <table:table-cell office:value-type="float" office:value="0.497" calcext:value-type="float">
            <text:p>4.970E-01</text:p>
          </table:table-cell>
          <table:table-cell office:value-type="float" office:value="0.923" calcext:value-type="float">
            <text:p>9.230E-01</text:p>
          </table:table-cell>
          <table:table-cell office:value-type="float" office:value="0.422" calcext:value-type="float">
            <text:p>4.220E-01</text:p>
          </table:table-cell>
          <table:table-cell table:formula="of:=AVERAGE([.AT48:.AV48])" office:value-type="float" office:value="0.614" calcext:value-type="float">
            <text:p>6.140E-01</text:p>
          </table:table-cell>
          <table:table-cell office:value-type="float" office:value="0.767" calcext:value-type="float">
            <text:p>7.670E-01</text:p>
          </table:table-cell>
          <table:table-cell office:value-type="float" office:value="0.942" calcext:value-type="float">
            <text:p>9.420E-01</text:p>
          </table:table-cell>
          <table:table-cell office:value-type="float" office:value="0.712" calcext:value-type="float">
            <text:p>7.120E-01</text:p>
          </table:table-cell>
          <table:table-cell table:formula="of:=AVERAGE([.AX48:.AZ48])" office:value-type="float" office:value="0.807" calcext:value-type="float">
            <text:p>8.070E-01</text:p>
          </table:table-cell>
          <table:table-cell office:value-type="float" office:value="3.849" calcext:value-type="float">
            <text:p>3.849E+00</text:p>
          </table:table-cell>
          <table:table-cell office:value-type="float" office:value="5.036" calcext:value-type="float">
            <text:p>5.036E+00</text:p>
          </table:table-cell>
          <table:table-cell office:value-type="float" office:value="3.681" calcext:value-type="float">
            <text:p>3.681E+00</text:p>
          </table:table-cell>
          <table:table-cell table:formula="of:=AVERAGE([.BB48:.BD48])" office:value-type="float" office:value="4.18866666666667" calcext:value-type="float">
            <text:p>4.189E+00</text:p>
          </table:table-cell>
          <table:table-cell office:value-type="float" office:value="2.07" calcext:value-type="float">
            <text:p>2.070E+00</text:p>
          </table:table-cell>
          <table:table-cell office:value-type="float" office:value="2.707" calcext:value-type="float">
            <text:p>2.707E+00</text:p>
          </table:table-cell>
          <table:table-cell office:value-type="float" office:value="1.487" calcext:value-type="float">
            <text:p>1.487E+00</text:p>
          </table:table-cell>
          <table:table-cell table:formula="of:=AVERAGE([.BF48:.BH48])" office:value-type="float" office:value="2.088" calcext:value-type="float">
            <text:p>2.088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2G27080</text:p>
          </table:table-cell>
          <table:table-cell office:value-type="float" office:value="6.5" calcext:value-type="float">
            <text:p>6.500E+00</text:p>
          </table:table-cell>
          <table:table-cell office:value-type="float" office:value="6.854" calcext:value-type="float">
            <text:p>6.854E+00</text:p>
          </table:table-cell>
          <table:table-cell office:value-type="float" office:value="7.522" calcext:value-type="float">
            <text:p>7.522E+00</text:p>
          </table:table-cell>
          <table:table-cell table:formula="of:=AVERAGE([.C49:.E49])" office:value-type="float" office:value="6.95866666666667" calcext:value-type="float">
            <text:p>6.959E+00</text:p>
          </table:table-cell>
          <table:table-cell office:value-type="float" office:value="7.929" calcext:value-type="float">
            <text:p>7.929E+00</text:p>
          </table:table-cell>
          <table:table-cell office:value-type="float" office:value="10.175" calcext:value-type="float">
            <text:p>1.018E+01</text:p>
          </table:table-cell>
          <table:table-cell office:value-type="float" office:value="8.714" calcext:value-type="float">
            <text:p>8.714E+00</text:p>
          </table:table-cell>
          <table:table-cell table:formula="of:=AVERAGE([.G49:.I49])" office:value-type="float" office:value="8.93933333333334" calcext:value-type="float">
            <text:p>8.939E+00</text:p>
          </table:table-cell>
          <table:table-cell office:value-type="float" office:value="7.287" calcext:value-type="float">
            <text:p>7.287E+00</text:p>
          </table:table-cell>
          <table:table-cell office:value-type="float" office:value="8.394" calcext:value-type="float">
            <text:p>8.394E+00</text:p>
          </table:table-cell>
          <table:table-cell office:value-type="float" office:value="3.994" calcext:value-type="float">
            <text:p>3.994E+00</text:p>
          </table:table-cell>
          <table:table-cell table:formula="of:=AVERAGE([.K49:.M49])" office:value-type="float" office:value="6.55833333333333" calcext:value-type="float">
            <text:p>6.558E+00</text:p>
          </table:table-cell>
          <table:table-cell office:value-type="float" office:value="7.897" calcext:value-type="float">
            <text:p>7.897E+00</text:p>
          </table:table-cell>
          <table:table-cell office:value-type="float" office:value="13.994" calcext:value-type="float">
            <text:p>1.399E+01</text:p>
          </table:table-cell>
          <table:table-cell office:value-type="float" office:value="12.27" calcext:value-type="float">
            <text:p>1.227E+01</text:p>
          </table:table-cell>
          <table:table-cell table:formula="of:=AVERAGE([.O49:.Q49])" office:value-type="float" office:value="11.387" calcext:value-type="float">
            <text:p>1.139E+01</text:p>
          </table:table-cell>
          <table:table-cell office:value-type="float" office:value="6.169" calcext:value-type="float">
            <text:p>6.169E+00</text:p>
          </table:table-cell>
          <table:table-cell office:value-type="float" office:value="5.405" calcext:value-type="float">
            <text:p>5.405E+00</text:p>
          </table:table-cell>
          <table:table-cell office:value-type="float" office:value="5.249" calcext:value-type="float">
            <text:p>5.249E+00</text:p>
          </table:table-cell>
          <table:table-cell table:formula="of:=AVERAGE([.S49:.U49])" office:value-type="float" office:value="5.60766666666667" calcext:value-type="float">
            <text:p>5.608E+00</text:p>
          </table:table-cell>
          <table:table-cell office:value-type="float" office:value="5.894" calcext:value-type="float">
            <text:p>5.894E+00</text:p>
          </table:table-cell>
          <table:table-cell office:value-type="float" office:value="4.6" calcext:value-type="float">
            <text:p>4.600E+00</text:p>
          </table:table-cell>
          <table:table-cell office:value-type="float" office:value="5.249" calcext:value-type="float">
            <text:p>5.249E+00</text:p>
          </table:table-cell>
          <table:table-cell table:formula="of:=AVERAGE([.W49:.Y49])" office:value-type="float" office:value="5.24766666666667" calcext:value-type="float">
            <text:p>5.248E+00</text:p>
          </table:table-cell>
          <table:table-cell office:value-type="float" office:value="10.278" calcext:value-type="float">
            <text:p>1.028E+01</text:p>
          </table:table-cell>
          <table:table-cell office:value-type="float" office:value="8.858" calcext:value-type="float">
            <text:p>8.858E+00</text:p>
          </table:table-cell>
          <table:table-cell office:value-type="float" office:value="11.942" calcext:value-type="float">
            <text:p>1.194E+01</text:p>
          </table:table-cell>
          <table:table-cell table:formula="of:=AVERAGE([.AA49:.AC49])" office:value-type="float" office:value="10.3593333333333" calcext:value-type="float">
            <text:p>1.036E+01</text:p>
          </table:table-cell>
          <table:table-cell office:value-type="float" office:value="9.072" calcext:value-type="float">
            <text:p>9.072E+00</text:p>
          </table:table-cell>
          <table:table-cell office:value-type="float" office:value="6.78" calcext:value-type="float">
            <text:p>6.780E+00</text:p>
          </table:table-cell>
          <table:table-cell table:formula="of:=AVERAGE([.AE49:.AF49])" office:value-type="float" office:value="7.926" calcext:value-type="float">
            <text:p>7.926E+00</text:p>
          </table:table-cell>
          <table:table-cell office:value-type="float" office:value="14.362" calcext:value-type="float">
            <text:p>1.436E+01</text:p>
          </table:table-cell>
          <table:table-cell office:value-type="float" office:value="5.705" calcext:value-type="float">
            <text:p>5.705E+00</text:p>
          </table:table-cell>
          <table:table-cell office:value-type="float" office:value="6.262" calcext:value-type="float">
            <text:p>6.262E+00</text:p>
          </table:table-cell>
          <table:table-cell table:formula="of:=AVERAGE([.AH49:.AJ49])" office:value-type="float" office:value="8.77633333333333" calcext:value-type="float">
            <text:p>8.776E+00</text:p>
          </table:table-cell>
          <table:table-cell office:value-type="float" office:value="4.495" calcext:value-type="float">
            <text:p>4.495E+00</text:p>
          </table:table-cell>
          <table:table-cell office:value-type="float" office:value="15.117" calcext:value-type="float">
            <text:p>1.512E+01</text:p>
          </table:table-cell>
          <table:table-cell office:value-type="float" office:value="19.628" calcext:value-type="float">
            <text:p>1.963E+01</text:p>
          </table:table-cell>
          <table:table-cell table:formula="of:=AVERAGE([.AL49:.AN49])" office:value-type="float" office:value="13.08" calcext:value-type="float">
            <text:p>1.308E+01</text:p>
          </table:table-cell>
          <table:table-cell office:value-type="float" office:value="5.532" calcext:value-type="float">
            <text:p>5.532E+00</text:p>
          </table:table-cell>
          <table:table-cell office:value-type="float" office:value="3.468" calcext:value-type="float">
            <text:p>3.468E+00</text:p>
          </table:table-cell>
          <table:table-cell office:value-type="float" office:value="6.159" calcext:value-type="float">
            <text:p>6.159E+00</text:p>
          </table:table-cell>
          <table:table-cell table:formula="of:=AVERAGE([.AP49:.AR49])" office:value-type="float" office:value="5.053" calcext:value-type="float">
            <text:p>5.053E+00</text:p>
          </table:table-cell>
          <table:table-cell office:value-type="float" office:value="4.265" calcext:value-type="float">
            <text:p>4.265E+00</text:p>
          </table:table-cell>
          <table:table-cell office:value-type="float" office:value="4.003" calcext:value-type="float">
            <text:p>4.003E+00</text:p>
          </table:table-cell>
          <table:table-cell office:value-type="float" office:value="3.301" calcext:value-type="float">
            <text:p>3.301E+00</text:p>
          </table:table-cell>
          <table:table-cell table:formula="of:=AVERAGE([.AT49:.AV49])" office:value-type="float" office:value="3.85633333333333" calcext:value-type="float">
            <text:p>3.856E+00</text:p>
          </table:table-cell>
          <table:table-cell office:value-type="float" office:value="6.324" calcext:value-type="float">
            <text:p>6.324E+00</text:p>
          </table:table-cell>
          <table:table-cell office:value-type="float" office:value="5.746" calcext:value-type="float">
            <text:p>5.746E+00</text:p>
          </table:table-cell>
          <table:table-cell office:value-type="float" office:value="5.117" calcext:value-type="float">
            <text:p>5.117E+00</text:p>
          </table:table-cell>
          <table:table-cell table:formula="of:=AVERAGE([.AX49:.AZ49])" office:value-type="float" office:value="5.729" calcext:value-type="float">
            <text:p>5.729E+00</text:p>
          </table:table-cell>
          <table:table-cell office:value-type="float" office:value="14.169" calcext:value-type="float">
            <text:p>1.417E+01</text:p>
          </table:table-cell>
          <table:table-cell office:value-type="float" office:value="12.142" calcext:value-type="float">
            <text:p>1.214E+01</text:p>
          </table:table-cell>
          <table:table-cell office:value-type="float" office:value="22.337" calcext:value-type="float">
            <text:p>2.234E+01</text:p>
          </table:table-cell>
          <table:table-cell table:formula="of:=AVERAGE([.BB49:.BD49])" office:value-type="float" office:value="16.216" calcext:value-type="float">
            <text:p>1.622E+01</text:p>
          </table:table-cell>
          <table:table-cell office:value-type="float" office:value="13.173" calcext:value-type="float">
            <text:p>1.317E+01</text:p>
          </table:table-cell>
          <table:table-cell office:value-type="float" office:value="20.51" calcext:value-type="float">
            <text:p>2.051E+01</text:p>
          </table:table-cell>
          <table:table-cell office:value-type="float" office:value="7.36" calcext:value-type="float">
            <text:p>7.360E+00</text:p>
          </table:table-cell>
          <table:table-cell table:formula="of:=AVERAGE([.BF49:.BH49])" office:value-type="float" office:value="13.681" calcext:value-type="float">
            <text:p>1.368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27690</text:p>
          </table:table-cell>
          <table:table-cell office:value-type="string" calcext:value-type="string">
            <text:p>CYP94C1</text:p>
          </table:table-cell>
          <table:table-cell office:value-type="float" office:value="0.864" calcext:value-type="float">
            <text:p>8.640E-01</text:p>
          </table:table-cell>
          <table:table-cell office:value-type="float" office:value="0.357" calcext:value-type="float">
            <text:p>3.570E-01</text:p>
          </table:table-cell>
          <table:table-cell office:value-type="float" office:value="0.477" calcext:value-type="float">
            <text:p>4.770E-01</text:p>
          </table:table-cell>
          <table:table-cell table:formula="of:=AVERAGE([.C50:.E50])" office:value-type="float" office:value="0.566" calcext:value-type="float">
            <text:p>5.660E-01</text:p>
          </table:table-cell>
          <table:table-cell office:value-type="float" office:value="0.747" calcext:value-type="float">
            <text:p>7.470E-01</text:p>
          </table:table-cell>
          <table:table-cell office:value-type="float" office:value="0.698" calcext:value-type="float">
            <text:p>6.980E-01</text:p>
          </table:table-cell>
          <table:table-cell office:value-type="float" office:value="1.083" calcext:value-type="float">
            <text:p>1.083E+00</text:p>
          </table:table-cell>
          <table:table-cell table:formula="of:=AVERAGE([.G50:.I50])" office:value-type="float" office:value="0.842666666666667" calcext:value-type="float">
            <text:p>8.427E-01</text:p>
          </table:table-cell>
          <table:table-cell office:value-type="float" office:value="0.965" calcext:value-type="float">
            <text:p>9.650E-01</text:p>
          </table:table-cell>
          <table:table-cell office:value-type="float" office:value="0.642" calcext:value-type="float">
            <text:p>6.420E-01</text:p>
          </table:table-cell>
          <table:table-cell office:value-type="float" office:value="0.335" calcext:value-type="float">
            <text:p>3.350E-01</text:p>
          </table:table-cell>
          <table:table-cell table:formula="of:=AVERAGE([.K50:.M50])" office:value-type="float" office:value="0.647333333333333" calcext:value-type="float">
            <text:p>6.473E-01</text:p>
          </table:table-cell>
          <table:table-cell office:value-type="float" office:value="0.963" calcext:value-type="float">
            <text:p>9.630E-01</text:p>
          </table:table-cell>
          <table:table-cell office:value-type="float" office:value="1.14" calcext:value-type="float">
            <text:p>1.140E+00</text:p>
          </table:table-cell>
          <table:table-cell office:value-type="float" office:value="1.009" calcext:value-type="float">
            <text:p>1.009E+00</text:p>
          </table:table-cell>
          <table:table-cell table:formula="of:=AVERAGE([.O50:.Q50])" office:value-type="float" office:value="1.03733333333333" calcext:value-type="float">
            <text:p>1.037E+00</text:p>
          </table:table-cell>
          <table:table-cell office:value-type="float" office:value="0.454" calcext:value-type="float">
            <text:p>4.540E-01</text:p>
          </table:table-cell>
          <table:table-cell office:value-type="float" office:value="0.683" calcext:value-type="float">
            <text:p>6.830E-01</text:p>
          </table:table-cell>
          <table:table-cell office:value-type="float" office:value="0.547" calcext:value-type="float">
            <text:p>5.470E-01</text:p>
          </table:table-cell>
          <table:table-cell table:formula="of:=AVERAGE([.S50:.U50])" office:value-type="float" office:value="0.561333333333333" calcext:value-type="float">
            <text:p>5.613E-01</text:p>
          </table:table-cell>
          <table:table-cell office:value-type="float" office:value="0.389" calcext:value-type="float">
            <text:p>3.890E-01</text:p>
          </table:table-cell>
          <table:table-cell office:value-type="float" office:value="0.3" calcext:value-type="float">
            <text:p>3.000E-01</text:p>
          </table:table-cell>
          <table:table-cell office:value-type="float" office:value="0.325" calcext:value-type="float">
            <text:p>3.250E-01</text:p>
          </table:table-cell>
          <table:table-cell table:formula="of:=AVERAGE([.W50:.Y50])" office:value-type="float" office:value="0.338" calcext:value-type="float">
            <text:p>3.380E-01</text:p>
          </table:table-cell>
          <table:table-cell office:value-type="float" office:value="1.909" calcext:value-type="float">
            <text:p>1.909E+00</text:p>
          </table:table-cell>
          <table:table-cell office:value-type="float" office:value="3.913" calcext:value-type="float">
            <text:p>3.913E+00</text:p>
          </table:table-cell>
          <table:table-cell office:value-type="float" office:value="2.661" calcext:value-type="float">
            <text:p>2.661E+00</text:p>
          </table:table-cell>
          <table:table-cell table:formula="of:=AVERAGE([.AA50:.AC50])" office:value-type="float" office:value="2.82766666666667" calcext:value-type="float">
            <text:p>2.828E+00</text:p>
          </table:table-cell>
          <table:table-cell office:value-type="float" office:value="3.649" calcext:value-type="float">
            <text:p>3.649E+00</text:p>
          </table:table-cell>
          <table:table-cell office:value-type="float" office:value="1.82" calcext:value-type="float">
            <text:p>1.820E+00</text:p>
          </table:table-cell>
          <table:table-cell table:formula="of:=AVERAGE([.AE50:.AF50])" office:value-type="float" office:value="2.7345" calcext:value-type="float">
            <text:p>2.735E+00</text:p>
          </table:table-cell>
          <table:table-cell office:value-type="float" office:value="2.294" calcext:value-type="float">
            <text:p>2.294E+00</text:p>
          </table:table-cell>
          <table:table-cell office:value-type="float" office:value="2.494" calcext:value-type="float">
            <text:p>2.494E+00</text:p>
          </table:table-cell>
          <table:table-cell office:value-type="float" office:value="1.584" calcext:value-type="float">
            <text:p>1.584E+00</text:p>
          </table:table-cell>
          <table:table-cell table:formula="of:=AVERAGE([.AH50:.AJ50])" office:value-type="float" office:value="2.124" calcext:value-type="float">
            <text:p>2.124E+00</text:p>
          </table:table-cell>
          <table:table-cell office:value-type="float" office:value="0.771" calcext:value-type="float">
            <text:p>7.710E-01</text:p>
          </table:table-cell>
          <table:table-cell office:value-type="float" office:value="0.972" calcext:value-type="float">
            <text:p>9.720E-01</text:p>
          </table:table-cell>
          <table:table-cell office:value-type="float" office:value="0.574" calcext:value-type="float">
            <text:p>5.740E-01</text:p>
          </table:table-cell>
          <table:table-cell table:formula="of:=AVERAGE([.AL50:.AN50])" office:value-type="float" office:value="0.772333333333333" calcext:value-type="float">
            <text:p>7.723E-01</text:p>
          </table:table-cell>
          <table:table-cell office:value-type="float" office:value="1.651" calcext:value-type="float">
            <text:p>1.651E+00</text:p>
          </table:table-cell>
          <table:table-cell office:value-type="float" office:value="0.529" calcext:value-type="float">
            <text:p>5.290E-01</text:p>
          </table:table-cell>
          <table:table-cell office:value-type="float" office:value="0.85" calcext:value-type="float">
            <text:p>8.500E-01</text:p>
          </table:table-cell>
          <table:table-cell table:formula="of:=AVERAGE([.AP50:.AR50])" office:value-type="float" office:value="1.01" calcext:value-type="float">
            <text:p>1.010E+00</text:p>
          </table:table-cell>
          <table:table-cell office:value-type="float" office:value="1.183" calcext:value-type="float">
            <text:p>1.183E+00</text:p>
          </table:table-cell>
          <table:table-cell office:value-type="float" office:value="1.01" calcext:value-type="float">
            <text:p>1.010E+00</text:p>
          </table:table-cell>
          <table:table-cell office:value-type="float" office:value="1.048" calcext:value-type="float">
            <text:p>1.048E+00</text:p>
          </table:table-cell>
          <table:table-cell table:formula="of:=AVERAGE([.AT50:.AV50])" office:value-type="float" office:value="1.08033333333333" calcext:value-type="float">
            <text:p>1.080E+00</text:p>
          </table:table-cell>
          <table:table-cell office:value-type="float" office:value="0.572" calcext:value-type="float">
            <text:p>5.720E-01</text:p>
          </table:table-cell>
          <table:table-cell office:value-type="float" office:value="0.394" calcext:value-type="float">
            <text:p>3.940E-01</text:p>
          </table:table-cell>
          <table:table-cell office:value-type="float" office:value="0.46" calcext:value-type="float">
            <text:p>4.600E-01</text:p>
          </table:table-cell>
          <table:table-cell table:formula="of:=AVERAGE([.AX50:.AZ50])" office:value-type="float" office:value="0.475333333333333" calcext:value-type="float">
            <text:p>4.753E-01</text:p>
          </table:table-cell>
          <table:table-cell office:value-type="float" office:value="2.316" calcext:value-type="float">
            <text:p>2.316E+00</text:p>
          </table:table-cell>
          <table:table-cell office:value-type="float" office:value="1.558" calcext:value-type="float">
            <text:p>1.558E+00</text:p>
          </table:table-cell>
          <table:table-cell office:value-type="float" office:value="3.215" calcext:value-type="float">
            <text:p>3.215E+00</text:p>
          </table:table-cell>
          <table:table-cell table:formula="of:=AVERAGE([.BB50:.BD50])" office:value-type="float" office:value="2.363" calcext:value-type="float">
            <text:p>2.363E+00</text:p>
          </table:table-cell>
          <table:table-cell office:value-type="float" office:value="3.385" calcext:value-type="float">
            <text:p>3.385E+00</text:p>
          </table:table-cell>
          <table:table-cell office:value-type="float" office:value="5.519" calcext:value-type="float">
            <text:p>5.519E+00</text:p>
          </table:table-cell>
          <table:table-cell office:value-type="float" office:value="2.809" calcext:value-type="float">
            <text:p>2.809E+00</text:p>
          </table:table-cell>
          <table:table-cell table:formula="of:=AVERAGE([.BF50:.BH50])" office:value-type="float" office:value="3.90433333333333" calcext:value-type="float">
            <text:p>3.904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32990</text:p>
          </table:table-cell>
          <table:table-cell office:value-type="string" calcext:value-type="string">
            <text:p>AtGH9B8</text:p>
          </table:table-cell>
          <table:table-cell office:value-type="float" office:value="7.254" calcext:value-type="float">
            <text:p>7.254E+00</text:p>
          </table:table-cell>
          <table:table-cell office:value-type="float" office:value="11.556" calcext:value-type="float">
            <text:p>1.156E+01</text:p>
          </table:table-cell>
          <table:table-cell office:value-type="float" office:value="9.653" calcext:value-type="float">
            <text:p>9.653E+00</text:p>
          </table:table-cell>
          <table:table-cell table:formula="of:=AVERAGE([.C51:.E51])" office:value-type="float" office:value="9.48766666666667" calcext:value-type="float">
            <text:p>9.488E+00</text:p>
          </table:table-cell>
          <table:table-cell office:value-type="float" office:value="3.95" calcext:value-type="float">
            <text:p>3.950E+00</text:p>
          </table:table-cell>
          <table:table-cell office:value-type="float" office:value="6.7" calcext:value-type="float">
            <text:p>6.700E+00</text:p>
          </table:table-cell>
          <table:table-cell office:value-type="float" office:value="0.751" calcext:value-type="float">
            <text:p>7.510E-01</text:p>
          </table:table-cell>
          <table:table-cell table:formula="of:=AVERAGE([.G51:.I51])" office:value-type="float" office:value="3.80033333333333" calcext:value-type="float">
            <text:p>3.800E+00</text:p>
          </table:table-cell>
          <table:table-cell office:value-type="float" office:value="12.886" calcext:value-type="float">
            <text:p>1.289E+01</text:p>
          </table:table-cell>
          <table:table-cell office:value-type="float" office:value="7.699" calcext:value-type="float">
            <text:p>7.699E+00</text:p>
          </table:table-cell>
          <table:table-cell office:value-type="float" office:value="9.197" calcext:value-type="float">
            <text:p>9.197E+00</text:p>
          </table:table-cell>
          <table:table-cell table:formula="of:=AVERAGE([.K51:.M51])" office:value-type="float" office:value="9.92733333333333" calcext:value-type="float">
            <text:p>9.927E+00</text:p>
          </table:table-cell>
          <table:table-cell office:value-type="float" office:value="3.749" calcext:value-type="float">
            <text:p>3.749E+00</text:p>
          </table:table-cell>
          <table:table-cell office:value-type="float" office:value="5.321" calcext:value-type="float">
            <text:p>5.321E+00</text:p>
          </table:table-cell>
          <table:table-cell office:value-type="float" office:value="6.846" calcext:value-type="float">
            <text:p>6.846E+00</text:p>
          </table:table-cell>
          <table:table-cell table:formula="of:=AVERAGE([.O51:.Q51])" office:value-type="float" office:value="5.30533333333333" calcext:value-type="float">
            <text:p>5.305E+00</text:p>
          </table:table-cell>
          <table:table-cell office:value-type="float" office:value="7.685" calcext:value-type="float">
            <text:p>7.685E+00</text:p>
          </table:table-cell>
          <table:table-cell office:value-type="float" office:value="9.665" calcext:value-type="float">
            <text:p>9.665E+00</text:p>
          </table:table-cell>
          <table:table-cell office:value-type="float" office:value="7.152" calcext:value-type="float">
            <text:p>7.152E+00</text:p>
          </table:table-cell>
          <table:table-cell table:formula="of:=AVERAGE([.S51:.U51])" office:value-type="float" office:value="8.16733333333333" calcext:value-type="float">
            <text:p>8.167E+00</text:p>
          </table:table-cell>
          <table:table-cell office:value-type="float" office:value="9.198" calcext:value-type="float">
            <text:p>9.198E+00</text:p>
          </table:table-cell>
          <table:table-cell office:value-type="float" office:value="6.307" calcext:value-type="float">
            <text:p>6.307E+00</text:p>
          </table:table-cell>
          <table:table-cell office:value-type="float" office:value="9.252" calcext:value-type="float">
            <text:p>9.252E+00</text:p>
          </table:table-cell>
          <table:table-cell table:formula="of:=AVERAGE([.W51:.Y51])" office:value-type="float" office:value="8.25233333333333" calcext:value-type="float">
            <text:p>8.252E+00</text:p>
          </table:table-cell>
          <table:table-cell office:value-type="float" office:value="8.313" calcext:value-type="float">
            <text:p>8.313E+00</text:p>
          </table:table-cell>
          <table:table-cell office:value-type="float" office:value="4.444" calcext:value-type="float">
            <text:p>4.444E+00</text:p>
          </table:table-cell>
          <table:table-cell office:value-type="float" office:value="5.015" calcext:value-type="float">
            <text:p>5.015E+00</text:p>
          </table:table-cell>
          <table:table-cell table:formula="of:=AVERAGE([.AA51:.AC51])" office:value-type="float" office:value="5.924" calcext:value-type="float">
            <text:p>5.924E+00</text:p>
          </table:table-cell>
          <table:table-cell office:value-type="float" office:value="4.752" calcext:value-type="float">
            <text:p>4.752E+00</text:p>
          </table:table-cell>
          <table:table-cell office:value-type="float" office:value="4.367" calcext:value-type="float">
            <text:p>4.367E+00</text:p>
          </table:table-cell>
          <table:table-cell table:formula="of:=AVERAGE([.AE51:.AF51])" office:value-type="float" office:value="4.5595" calcext:value-type="float">
            <text:p>4.560E+00</text:p>
          </table:table-cell>
          <table:table-cell office:value-type="float" office:value="5.638" calcext:value-type="float">
            <text:p>5.638E+00</text:p>
          </table:table-cell>
          <table:table-cell office:value-type="float" office:value="4.241" calcext:value-type="float">
            <text:p>4.241E+00</text:p>
          </table:table-cell>
          <table:table-cell office:value-type="float" office:value="4.213" calcext:value-type="float">
            <text:p>4.213E+00</text:p>
          </table:table-cell>
          <table:table-cell table:formula="of:=AVERAGE([.AH51:.AJ51])" office:value-type="float" office:value="4.69733333333333" calcext:value-type="float">
            <text:p>4.697E+00</text:p>
          </table:table-cell>
          <table:table-cell office:value-type="float" office:value="8.076" calcext:value-type="float">
            <text:p>8.076E+00</text:p>
          </table:table-cell>
          <table:table-cell office:value-type="float" office:value="10.721" calcext:value-type="float">
            <text:p>1.072E+01</text:p>
          </table:table-cell>
          <table:table-cell office:value-type="float" office:value="12.523" calcext:value-type="float">
            <text:p>1.252E+01</text:p>
          </table:table-cell>
          <table:table-cell table:formula="of:=AVERAGE([.AL51:.AN51])" office:value-type="float" office:value="10.44" calcext:value-type="float">
            <text:p>1.044E+01</text:p>
          </table:table-cell>
          <table:table-cell office:value-type="float" office:value="6.948" calcext:value-type="float">
            <text:p>6.948E+00</text:p>
          </table:table-cell>
          <table:table-cell office:value-type="float" office:value="9.295" calcext:value-type="float">
            <text:p>9.295E+00</text:p>
          </table:table-cell>
          <table:table-cell office:value-type="float" office:value="5.11" calcext:value-type="float">
            <text:p>5.110E+00</text:p>
          </table:table-cell>
          <table:table-cell table:formula="of:=AVERAGE([.AP51:.AR51])" office:value-type="float" office:value="7.11766666666667" calcext:value-type="float">
            <text:p>7.118E+00</text:p>
          </table:table-cell>
          <table:table-cell office:value-type="float" office:value="5.897" calcext:value-type="float">
            <text:p>5.897E+00</text:p>
          </table:table-cell>
          <table:table-cell office:value-type="float" office:value="7.867" calcext:value-type="float">
            <text:p>7.867E+00</text:p>
          </table:table-cell>
          <table:table-cell office:value-type="float" office:value="5.148" calcext:value-type="float">
            <text:p>5.148E+00</text:p>
          </table:table-cell>
          <table:table-cell table:formula="of:=AVERAGE([.AT51:.AV51])" office:value-type="float" office:value="6.304" calcext:value-type="float">
            <text:p>6.304E+00</text:p>
          </table:table-cell>
          <table:table-cell office:value-type="float" office:value="15.6" calcext:value-type="float">
            <text:p>1.560E+01</text:p>
          </table:table-cell>
          <table:table-cell office:value-type="float" office:value="16.807" calcext:value-type="float">
            <text:p>1.681E+01</text:p>
          </table:table-cell>
          <table:table-cell office:value-type="float" office:value="14.26" calcext:value-type="float">
            <text:p>1.426E+01</text:p>
          </table:table-cell>
          <table:table-cell table:formula="of:=AVERAGE([.AX51:.AZ51])" office:value-type="float" office:value="15.5556666666667" calcext:value-type="float">
            <text:p>1.556E+01</text:p>
          </table:table-cell>
          <table:table-cell office:value-type="float" office:value="19.665" calcext:value-type="float">
            <text:p>1.967E+01</text:p>
          </table:table-cell>
          <table:table-cell office:value-type="float" office:value="21.675" calcext:value-type="float">
            <text:p>2.168E+01</text:p>
          </table:table-cell>
          <table:table-cell office:value-type="float" office:value="19.158" calcext:value-type="float">
            <text:p>1.916E+01</text:p>
          </table:table-cell>
          <table:table-cell table:formula="of:=AVERAGE([.BB51:.BD51])" office:value-type="float" office:value="20.166" calcext:value-type="float">
            <text:p>2.017E+01</text:p>
          </table:table-cell>
          <table:table-cell office:value-type="float" office:value="46.221" calcext:value-type="float">
            <text:p>4.622E+01</text:p>
          </table:table-cell>
          <table:table-cell office:value-type="float" office:value="31.978" calcext:value-type="float">
            <text:p>3.198E+01</text:p>
          </table:table-cell>
          <table:table-cell office:value-type="float" office:value="49.047" calcext:value-type="float">
            <text:p>4.905E+01</text:p>
          </table:table-cell>
          <table:table-cell table:formula="of:=AVERAGE([.BF51:.BH51])" office:value-type="float" office:value="42.4153333333333" calcext:value-type="float">
            <text:p>4.242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34600</text:p>
          </table:table-cell>
          <table:table-cell office:value-type="string" calcext:value-type="string">
            <text:p>TIFY 5B</text:p>
          </table:table-cell>
          <table:table-cell office:value-type="float" office:value="1.305" calcext:value-type="float">
            <text:p>1.305E+00</text:p>
          </table:table-cell>
          <table:table-cell office:value-type="float" office:value="1.621" calcext:value-type="float">
            <text:p>1.621E+00</text:p>
          </table:table-cell>
          <table:table-cell office:value-type="float" office:value="1.507" calcext:value-type="float">
            <text:p>1.507E+00</text:p>
          </table:table-cell>
          <table:table-cell table:formula="of:=AVERAGE([.C52:.E52])" office:value-type="float" office:value="1.47766666666667" calcext:value-type="float">
            <text:p>1.478E+00</text:p>
          </table:table-cell>
          <table:table-cell office:value-type="float" office:value="1.175" calcext:value-type="float">
            <text:p>1.175E+00</text:p>
          </table:table-cell>
          <table:table-cell office:value-type="float" office:value="0.408" calcext:value-type="float">
            <text:p>4.080E-01</text:p>
          </table:table-cell>
          <table:table-cell office:value-type="float" office:value="1.82" calcext:value-type="float">
            <text:p>1.820E+00</text:p>
          </table:table-cell>
          <table:table-cell table:formula="of:=AVERAGE([.G52:.I52])" office:value-type="float" office:value="1.13433333333333" calcext:value-type="float">
            <text:p>1.134E+00</text:p>
          </table:table-cell>
          <table:table-cell office:value-type="float" office:value="1.378" calcext:value-type="float">
            <text:p>1.378E+00</text:p>
          </table:table-cell>
          <table:table-cell office:value-type="float" office:value="1.434" calcext:value-type="float">
            <text:p>1.434E+00</text:p>
          </table:table-cell>
          <table:table-cell office:value-type="float" office:value="1.338" calcext:value-type="float">
            <text:p>1.338E+00</text:p>
          </table:table-cell>
          <table:table-cell table:formula="of:=AVERAGE([.K52:.M52])" office:value-type="float" office:value="1.38333333333333" calcext:value-type="float">
            <text:p>1.383E+00</text:p>
          </table:table-cell>
          <table:table-cell office:value-type="float" office:value="2.372" calcext:value-type="float">
            <text:p>2.372E+00</text:p>
          </table:table-cell>
          <table:table-cell office:value-type="float" office:value="5.493" calcext:value-type="float">
            <text:p>5.493E+00</text:p>
          </table:table-cell>
          <table:table-cell office:value-type="float" office:value="5.763" calcext:value-type="float">
            <text:p>5.763E+00</text:p>
          </table:table-cell>
          <table:table-cell table:formula="of:=AVERAGE([.O52:.Q52])" office:value-type="float" office:value="4.54266666666667" calcext:value-type="float">
            <text:p>4.543E+00</text:p>
          </table:table-cell>
          <table:table-cell office:value-type="float" office:value="1.066" calcext:value-type="float">
            <text:p>1.066E+00</text:p>
          </table:table-cell>
          <table:table-cell office:value-type="float" office:value="0.788" calcext:value-type="float">
            <text:p>7.880E-01</text:p>
          </table:table-cell>
          <table:table-cell office:value-type="float" office:value="0.521" calcext:value-type="float">
            <text:p>5.210E-01</text:p>
          </table:table-cell>
          <table:table-cell table:formula="of:=AVERAGE([.S52:.U52])" office:value-type="float" office:value="0.791666666666667" calcext:value-type="float">
            <text:p>7.917E-01</text:p>
          </table:table-cell>
          <table:table-cell office:value-type="float" office:value="2.547" calcext:value-type="float">
            <text:p>2.547E+00</text:p>
          </table:table-cell>
          <table:table-cell office:value-type="float" office:value="0.892" calcext:value-type="float">
            <text:p>8.920E-01</text:p>
          </table:table-cell>
          <table:table-cell office:value-type="float" office:value="0.321" calcext:value-type="float">
            <text:p>3.210E-01</text:p>
          </table:table-cell>
          <table:table-cell table:formula="of:=AVERAGE([.W52:.Y52])" office:value-type="float" office:value="1.25333333333333" calcext:value-type="float">
            <text:p>1.253E+00</text:p>
          </table:table-cell>
          <table:table-cell office:value-type="float" office:value="3.595" calcext:value-type="float">
            <text:p>3.595E+00</text:p>
          </table:table-cell>
          <table:table-cell office:value-type="float" office:value="8.633" calcext:value-type="float">
            <text:p>8.633E+00</text:p>
          </table:table-cell>
          <table:table-cell office:value-type="float" office:value="4.476" calcext:value-type="float">
            <text:p>4.476E+00</text:p>
          </table:table-cell>
          <table:table-cell table:formula="of:=AVERAGE([.AA52:.AC52])" office:value-type="float" office:value="5.568" calcext:value-type="float">
            <text:p>5.568E+00</text:p>
          </table:table-cell>
          <table:table-cell office:value-type="float" office:value="8.668" calcext:value-type="float">
            <text:p>8.668E+00</text:p>
          </table:table-cell>
          <table:table-cell office:value-type="float" office:value="4.83" calcext:value-type="float">
            <text:p>4.830E+00</text:p>
          </table:table-cell>
          <table:table-cell table:formula="of:=AVERAGE([.AE52:.AF52])" office:value-type="float" office:value="6.749" calcext:value-type="float">
            <text:p>6.749E+00</text:p>
          </table:table-cell>
          <table:table-cell office:value-type="float" office:value="2.705" calcext:value-type="float">
            <text:p>2.705E+00</text:p>
          </table:table-cell>
          <table:table-cell office:value-type="float" office:value="4.271" calcext:value-type="float">
            <text:p>4.271E+00</text:p>
          </table:table-cell>
          <table:table-cell office:value-type="float" office:value="4.496" calcext:value-type="float">
            <text:p>4.496E+00</text:p>
          </table:table-cell>
          <table:table-cell table:formula="of:=AVERAGE([.AH52:.AJ52])" office:value-type="float" office:value="3.824" calcext:value-type="float">
            <text:p>3.824E+00</text:p>
          </table:table-cell>
          <table:table-cell office:value-type="float" office:value="0.834" calcext:value-type="float">
            <text:p>8.340E-01</text:p>
          </table:table-cell>
          <table:table-cell office:value-type="float" office:value="3.141" calcext:value-type="float">
            <text:p>3.141E+00</text:p>
          </table:table-cell>
          <table:table-cell office:value-type="float" office:value="6.359" calcext:value-type="float">
            <text:p>6.359E+00</text:p>
          </table:table-cell>
          <table:table-cell table:formula="of:=AVERAGE([.AL52:.AN52])" office:value-type="float" office:value="3.44466666666667" calcext:value-type="float">
            <text:p>3.445E+00</text:p>
          </table:table-cell>
          <table:table-cell office:value-type="float" office:value="0.42" calcext:value-type="float">
            <text:p>4.200E-01</text:p>
          </table:table-cell>
          <table:table-cell office:value-type="float" office:value="1.139" calcext:value-type="float">
            <text:p>1.139E+00</text:p>
          </table:table-cell>
          <table:table-cell office:value-type="float" office:value="0.676" calcext:value-type="float">
            <text:p>6.760E-01</text:p>
          </table:table-cell>
          <table:table-cell table:formula="of:=AVERAGE([.AP52:.AR52])" office:value-type="float" office:value="0.745" calcext:value-type="float">
            <text:p>7.450E-01</text:p>
          </table:table-cell>
          <table:table-cell office:value-type="float" office:value="1.12" calcext:value-type="float">
            <text:p>1.120E+00</text:p>
          </table:table-cell>
          <table:table-cell office:value-type="float" office:value="0.927" calcext:value-type="float">
            <text:p>9.270E-01</text:p>
          </table:table-cell>
          <table:table-cell office:value-type="float" office:value="0.405" calcext:value-type="float">
            <text:p>4.050E-01</text:p>
          </table:table-cell>
          <table:table-cell table:formula="of:=AVERAGE([.AT52:.AV52])" office:value-type="float" office:value="0.817333333333333" calcext:value-type="float">
            <text:p>8.173E-01</text:p>
          </table:table-cell>
          <table:table-cell office:value-type="float" office:value="1.628" calcext:value-type="float">
            <text:p>1.628E+00</text:p>
          </table:table-cell>
          <table:table-cell office:value-type="float" office:value="1.585" calcext:value-type="float">
            <text:p>1.585E+00</text:p>
          </table:table-cell>
          <table:table-cell office:value-type="float" office:value="1.218" calcext:value-type="float">
            <text:p>1.218E+00</text:p>
          </table:table-cell>
          <table:table-cell table:formula="of:=AVERAGE([.AX52:.AZ52])" office:value-type="float" office:value="1.477" calcext:value-type="float">
            <text:p>1.477E+00</text:p>
          </table:table-cell>
          <table:table-cell office:value-type="float" office:value="4.395" calcext:value-type="float">
            <text:p>4.395E+00</text:p>
          </table:table-cell>
          <table:table-cell office:value-type="float" office:value="6.381" calcext:value-type="float">
            <text:p>6.381E+00</text:p>
          </table:table-cell>
          <table:table-cell office:value-type="float" office:value="8.869" calcext:value-type="float">
            <text:p>8.869E+00</text:p>
          </table:table-cell>
          <table:table-cell table:formula="of:=AVERAGE([.BB52:.BD52])" office:value-type="float" office:value="6.54833333333333" calcext:value-type="float">
            <text:p>6.548E+00</text:p>
          </table:table-cell>
          <table:table-cell office:value-type="float" office:value="2.998" calcext:value-type="float">
            <text:p>2.998E+00</text:p>
          </table:table-cell>
          <table:table-cell office:value-type="float" office:value="5.836" calcext:value-type="float">
            <text:p>5.836E+00</text:p>
          </table:table-cell>
          <table:table-cell office:value-type="float" office:value="0.782" calcext:value-type="float">
            <text:p>7.820E-01</text:p>
          </table:table-cell>
          <table:table-cell table:formula="of:=AVERAGE([.BF52:.BH52])" office:value-type="float" office:value="3.20533333333333" calcext:value-type="float">
            <text:p>3.205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2G35290</text:p>
          </table:table-cell>
          <table:table-cell office:value-type="float" office:value="3.091" calcext:value-type="float">
            <text:p>3.091E+00</text:p>
          </table:table-cell>
          <table:table-cell office:value-type="float" office:value="2.663" calcext:value-type="float">
            <text:p>2.663E+00</text:p>
          </table:table-cell>
          <table:table-cell office:value-type="float" office:value="3.433" calcext:value-type="float">
            <text:p>3.433E+00</text:p>
          </table:table-cell>
          <table:table-cell table:formula="of:=AVERAGE([.C53:.E53])" office:value-type="float" office:value="3.06233333333333" calcext:value-type="float">
            <text:p>3.062E+00</text:p>
          </table:table-cell>
          <table:table-cell office:value-type="float" office:value="3.492" calcext:value-type="float">
            <text:p>3.492E+00</text:p>
          </table:table-cell>
          <table:table-cell office:value-type="float" office:value="3.248" calcext:value-type="float">
            <text:p>3.248E+00</text:p>
          </table:table-cell>
          <table:table-cell office:value-type="float" office:value="3.48" calcext:value-type="float">
            <text:p>3.480E+00</text:p>
          </table:table-cell>
          <table:table-cell table:formula="of:=AVERAGE([.G53:.I53])" office:value-type="float" office:value="3.40666666666667" calcext:value-type="float">
            <text:p>3.407E+00</text:p>
          </table:table-cell>
          <table:table-cell office:value-type="float" office:value="2.782" calcext:value-type="float">
            <text:p>2.782E+00</text:p>
          </table:table-cell>
          <table:table-cell office:value-type="float" office:value="2.857" calcext:value-type="float">
            <text:p>2.857E+00</text:p>
          </table:table-cell>
          <table:table-cell office:value-type="float" office:value="3.229" calcext:value-type="float">
            <text:p>3.229E+00</text:p>
          </table:table-cell>
          <table:table-cell table:formula="of:=AVERAGE([.K53:.M53])" office:value-type="float" office:value="2.956" calcext:value-type="float">
            <text:p>2.956E+00</text:p>
          </table:table-cell>
          <table:table-cell office:value-type="float" office:value="6.718" calcext:value-type="float">
            <text:p>6.718E+00</text:p>
          </table:table-cell>
          <table:table-cell office:value-type="float" office:value="7.271" calcext:value-type="float">
            <text:p>7.271E+00</text:p>
          </table:table-cell>
          <table:table-cell office:value-type="float" office:value="10.026" calcext:value-type="float">
            <text:p>1.003E+01</text:p>
          </table:table-cell>
          <table:table-cell table:formula="of:=AVERAGE([.O53:.Q53])" office:value-type="float" office:value="8.005" calcext:value-type="float">
            <text:p>8.005E+00</text:p>
          </table:table-cell>
          <table:table-cell office:value-type="float" office:value="3.534" calcext:value-type="float">
            <text:p>3.534E+00</text:p>
          </table:table-cell>
          <table:table-cell office:value-type="float" office:value="3.842" calcext:value-type="float">
            <text:p>3.842E+00</text:p>
          </table:table-cell>
          <table:table-cell office:value-type="float" office:value="3.184" calcext:value-type="float">
            <text:p>3.184E+00</text:p>
          </table:table-cell>
          <table:table-cell table:formula="of:=AVERAGE([.S53:.U53])" office:value-type="float" office:value="3.52" calcext:value-type="float">
            <text:p>3.520E+00</text:p>
          </table:table-cell>
          <table:table-cell office:value-type="float" office:value="2.196" calcext:value-type="float">
            <text:p>2.196E+00</text:p>
          </table:table-cell>
          <table:table-cell office:value-type="float" office:value="2.359" calcext:value-type="float">
            <text:p>2.359E+00</text:p>
          </table:table-cell>
          <table:table-cell office:value-type="float" office:value="2.363" calcext:value-type="float">
            <text:p>2.363E+00</text:p>
          </table:table-cell>
          <table:table-cell table:formula="of:=AVERAGE([.W53:.Y53])" office:value-type="float" office:value="2.306" calcext:value-type="float">
            <text:p>2.306E+00</text:p>
          </table:table-cell>
          <table:table-cell office:value-type="float" office:value="5.113" calcext:value-type="float">
            <text:p>5.113E+00</text:p>
          </table:table-cell>
          <table:table-cell office:value-type="float" office:value="5.136" calcext:value-type="float">
            <text:p>5.136E+00</text:p>
          </table:table-cell>
          <table:table-cell office:value-type="float" office:value="5.784" calcext:value-type="float">
            <text:p>5.784E+00</text:p>
          </table:table-cell>
          <table:table-cell table:formula="of:=AVERAGE([.AA53:.AC53])" office:value-type="float" office:value="5.34433333333333" calcext:value-type="float">
            <text:p>5.344E+00</text:p>
          </table:table-cell>
          <table:table-cell office:value-type="float" office:value="6.475" calcext:value-type="float">
            <text:p>6.475E+00</text:p>
          </table:table-cell>
          <table:table-cell office:value-type="float" office:value="4.967" calcext:value-type="float">
            <text:p>4.967E+00</text:p>
          </table:table-cell>
          <table:table-cell table:formula="of:=AVERAGE([.AE53:.AF53])" office:value-type="float" office:value="5.721" calcext:value-type="float">
            <text:p>5.721E+00</text:p>
          </table:table-cell>
          <table:table-cell office:value-type="float" office:value="2.052" calcext:value-type="float">
            <text:p>2.052E+00</text:p>
          </table:table-cell>
          <table:table-cell office:value-type="float" office:value="2.788" calcext:value-type="float">
            <text:p>2.788E+00</text:p>
          </table:table-cell>
          <table:table-cell office:value-type="float" office:value="2.332" calcext:value-type="float">
            <text:p>2.332E+00</text:p>
          </table:table-cell>
          <table:table-cell table:formula="of:=AVERAGE([.AH53:.AJ53])" office:value-type="float" office:value="2.39066666666667" calcext:value-type="float">
            <text:p>2.391E+00</text:p>
          </table:table-cell>
          <table:table-cell office:value-type="float" office:value="2.081" calcext:value-type="float">
            <text:p>2.081E+00</text:p>
          </table:table-cell>
          <table:table-cell office:value-type="float" office:value="2.925" calcext:value-type="float">
            <text:p>2.925E+00</text:p>
          </table:table-cell>
          <table:table-cell office:value-type="float" office:value="8.284" calcext:value-type="float">
            <text:p>8.284E+00</text:p>
          </table:table-cell>
          <table:table-cell table:formula="of:=AVERAGE([.AL53:.AN53])" office:value-type="float" office:value="4.43" calcext:value-type="float">
            <text:p>4.430E+00</text:p>
          </table:table-cell>
          <table:table-cell office:value-type="float" office:value="2.144" calcext:value-type="float">
            <text:p>2.144E+00</text:p>
          </table:table-cell>
          <table:table-cell office:value-type="float" office:value="2.264" calcext:value-type="float">
            <text:p>2.264E+00</text:p>
          </table:table-cell>
          <table:table-cell office:value-type="float" office:value="2.808" calcext:value-type="float">
            <text:p>2.808E+00</text:p>
          </table:table-cell>
          <table:table-cell table:formula="of:=AVERAGE([.AP53:.AR53])" office:value-type="float" office:value="2.40533333333333" calcext:value-type="float">
            <text:p>2.405E+00</text:p>
          </table:table-cell>
          <table:table-cell office:value-type="float" office:value="3.103" calcext:value-type="float">
            <text:p>3.103E+00</text:p>
          </table:table-cell>
          <table:table-cell office:value-type="float" office:value="2.667" calcext:value-type="float">
            <text:p>2.667E+00</text:p>
          </table:table-cell>
          <table:table-cell office:value-type="float" office:value="2.94" calcext:value-type="float">
            <text:p>2.940E+00</text:p>
          </table:table-cell>
          <table:table-cell table:formula="of:=AVERAGE([.AT53:.AV53])" office:value-type="float" office:value="2.90333333333333" calcext:value-type="float">
            <text:p>2.903E+00</text:p>
          </table:table-cell>
          <table:table-cell office:value-type="float" office:value="4.165" calcext:value-type="float">
            <text:p>4.165E+00</text:p>
          </table:table-cell>
          <table:table-cell office:value-type="float" office:value="6.326" calcext:value-type="float">
            <text:p>6.326E+00</text:p>
          </table:table-cell>
          <table:table-cell office:value-type="float" office:value="4.493" calcext:value-type="float">
            <text:p>4.493E+00</text:p>
          </table:table-cell>
          <table:table-cell table:formula="of:=AVERAGE([.AX53:.AZ53])" office:value-type="float" office:value="4.99466666666667" calcext:value-type="float">
            <text:p>4.995E+00</text:p>
          </table:table-cell>
          <table:table-cell office:value-type="float" office:value="7.389" calcext:value-type="float">
            <text:p>7.389E+00</text:p>
          </table:table-cell>
          <table:table-cell office:value-type="float" office:value="7.562" calcext:value-type="float">
            <text:p>7.562E+00</text:p>
          </table:table-cell>
          <table:table-cell office:value-type="float" office:value="16.25" calcext:value-type="float">
            <text:p>1.625E+01</text:p>
          </table:table-cell>
          <table:table-cell table:formula="of:=AVERAGE([.BB53:.BD53])" office:value-type="float" office:value="10.4003333333333" calcext:value-type="float">
            <text:p>1.040E+01</text:p>
          </table:table-cell>
          <table:table-cell office:value-type="float" office:value="12.284" calcext:value-type="float">
            <text:p>1.228E+01</text:p>
          </table:table-cell>
          <table:table-cell office:value-type="float" office:value="16.618" calcext:value-type="float">
            <text:p>1.662E+01</text:p>
          </table:table-cell>
          <table:table-cell office:value-type="float" office:value="10.05" calcext:value-type="float">
            <text:p>1.005E+01</text:p>
          </table:table-cell>
          <table:table-cell table:formula="of:=AVERAGE([.BF53:.BH53])" office:value-type="float" office:value="12.984" calcext:value-type="float">
            <text:p>1.298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36870</text:p>
          </table:table-cell>
          <table:table-cell office:value-type="string" calcext:value-type="string">
            <text:p>XTH32</text:p>
          </table:table-cell>
          <table:table-cell office:value-type="float" office:value="45.829" calcext:value-type="float">
            <text:p>4.583E+01</text:p>
          </table:table-cell>
          <table:table-cell office:value-type="float" office:value="142.629" calcext:value-type="float">
            <text:p>1.426E+02</text:p>
          </table:table-cell>
          <table:table-cell office:value-type="float" office:value="137.672" calcext:value-type="float">
            <text:p>1.377E+02</text:p>
          </table:table-cell>
          <table:table-cell table:formula="of:=AVERAGE([.C54:.E54])" office:value-type="float" office:value="108.71" calcext:value-type="float">
            <text:p>1.087E+02</text:p>
          </table:table-cell>
          <table:table-cell office:value-type="float" office:value="37.944" calcext:value-type="float">
            <text:p>3.794E+01</text:p>
          </table:table-cell>
          <table:table-cell office:value-type="float" office:value="108.598" calcext:value-type="float">
            <text:p>1.086E+02</text:p>
          </table:table-cell>
          <table:table-cell office:value-type="float" office:value="38.594" calcext:value-type="float">
            <text:p>3.859E+01</text:p>
          </table:table-cell>
          <table:table-cell table:formula="of:=AVERAGE([.G54:.I54])" office:value-type="float" office:value="61.712" calcext:value-type="float">
            <text:p>6.171E+01</text:p>
          </table:table-cell>
          <table:table-cell office:value-type="float" office:value="48.479" calcext:value-type="float">
            <text:p>4.848E+01</text:p>
          </table:table-cell>
          <table:table-cell office:value-type="float" office:value="42.638" calcext:value-type="float">
            <text:p>4.264E+01</text:p>
          </table:table-cell>
          <table:table-cell office:value-type="float" office:value="133.444" calcext:value-type="float">
            <text:p>1.334E+02</text:p>
          </table:table-cell>
          <table:table-cell table:formula="of:=AVERAGE([.K54:.M54])" office:value-type="float" office:value="74.8536666666667" calcext:value-type="float">
            <text:p>7.485E+01</text:p>
          </table:table-cell>
          <table:table-cell office:value-type="float" office:value="84.666" calcext:value-type="float">
            <text:p>8.467E+01</text:p>
          </table:table-cell>
          <table:table-cell office:value-type="float" office:value="54.849" calcext:value-type="float">
            <text:p>5.485E+01</text:p>
          </table:table-cell>
          <table:table-cell office:value-type="float" office:value="63.157" calcext:value-type="float">
            <text:p>6.316E+01</text:p>
          </table:table-cell>
          <table:table-cell table:formula="of:=AVERAGE([.O54:.Q54])" office:value-type="float" office:value="67.5573333333333" calcext:value-type="float">
            <text:p>6.756E+01</text:p>
          </table:table-cell>
          <table:table-cell office:value-type="float" office:value="48.118" calcext:value-type="float">
            <text:p>4.812E+01</text:p>
          </table:table-cell>
          <table:table-cell office:value-type="float" office:value="76.042" calcext:value-type="float">
            <text:p>7.604E+01</text:p>
          </table:table-cell>
          <table:table-cell office:value-type="float" office:value="55.784" calcext:value-type="float">
            <text:p>5.578E+01</text:p>
          </table:table-cell>
          <table:table-cell table:formula="of:=AVERAGE([.S54:.U54])" office:value-type="float" office:value="59.9813333333333" calcext:value-type="float">
            <text:p>5.998E+01</text:p>
          </table:table-cell>
          <table:table-cell office:value-type="float" office:value="162.585" calcext:value-type="float">
            <text:p>1.626E+02</text:p>
          </table:table-cell>
          <table:table-cell office:value-type="float" office:value="52.089" calcext:value-type="float">
            <text:p>5.209E+01</text:p>
          </table:table-cell>
          <table:table-cell office:value-type="float" office:value="121.131" calcext:value-type="float">
            <text:p>1.211E+02</text:p>
          </table:table-cell>
          <table:table-cell table:formula="of:=AVERAGE([.W54:.Y54])" office:value-type="float" office:value="111.935" calcext:value-type="float">
            <text:p>1.119E+02</text:p>
          </table:table-cell>
          <table:table-cell office:value-type="float" office:value="84.111" calcext:value-type="float">
            <text:p>8.411E+01</text:p>
          </table:table-cell>
          <table:table-cell office:value-type="float" office:value="46.176" calcext:value-type="float">
            <text:p>4.618E+01</text:p>
          </table:table-cell>
          <table:table-cell office:value-type="float" office:value="31.053" calcext:value-type="float">
            <text:p>3.105E+01</text:p>
          </table:table-cell>
          <table:table-cell table:formula="of:=AVERAGE([.AA54:.AC54])" office:value-type="float" office:value="53.78" calcext:value-type="float">
            <text:p>5.378E+01</text:p>
          </table:table-cell>
          <table:table-cell office:value-type="float" office:value="54.584" calcext:value-type="float">
            <text:p>5.458E+01</text:p>
          </table:table-cell>
          <table:table-cell office:value-type="float" office:value="88.014" calcext:value-type="float">
            <text:p>8.801E+01</text:p>
          </table:table-cell>
          <table:table-cell table:formula="of:=AVERAGE([.AE54:.AF54])" office:value-type="float" office:value="71.299" calcext:value-type="float">
            <text:p>7.130E+01</text:p>
          </table:table-cell>
          <table:table-cell office:value-type="float" office:value="635.114" calcext:value-type="float">
            <text:p>6.351E+02</text:p>
          </table:table-cell>
          <table:table-cell office:value-type="float" office:value="184.841" calcext:value-type="float">
            <text:p>1.848E+02</text:p>
          </table:table-cell>
          <table:table-cell office:value-type="float" office:value="336.955" calcext:value-type="float">
            <text:p>3.370E+02</text:p>
          </table:table-cell>
          <table:table-cell table:formula="of:=AVERAGE([.AH54:.AJ54])" office:value-type="float" office:value="385.636666666667" calcext:value-type="float">
            <text:p>3.856E+02</text:p>
          </table:table-cell>
          <table:table-cell office:value-type="float" office:value="62.548" calcext:value-type="float">
            <text:p>6.255E+01</text:p>
          </table:table-cell>
          <table:table-cell office:value-type="float" office:value="117.185" calcext:value-type="float">
            <text:p>1.172E+02</text:p>
          </table:table-cell>
          <table:table-cell office:value-type="float" office:value="96.324" calcext:value-type="float">
            <text:p>9.632E+01</text:p>
          </table:table-cell>
          <table:table-cell table:formula="of:=AVERAGE([.AL54:.AN54])" office:value-type="float" office:value="92.019" calcext:value-type="float">
            <text:p>9.202E+01</text:p>
          </table:table-cell>
          <table:table-cell office:value-type="float" office:value="64.814" calcext:value-type="float">
            <text:p>6.481E+01</text:p>
          </table:table-cell>
          <table:table-cell office:value-type="float" office:value="245.546" calcext:value-type="float">
            <text:p>2.455E+02</text:p>
          </table:table-cell>
          <table:table-cell office:value-type="float" office:value="61.361" calcext:value-type="float">
            <text:p>6.136E+01</text:p>
          </table:table-cell>
          <table:table-cell table:formula="of:=AVERAGE([.AP54:.AR54])" office:value-type="float" office:value="123.907" calcext:value-type="float">
            <text:p>1.239E+02</text:p>
          </table:table-cell>
          <table:table-cell office:value-type="float" office:value="126.785" calcext:value-type="float">
            <text:p>1.268E+02</text:p>
          </table:table-cell>
          <table:table-cell office:value-type="float" office:value="88.182" calcext:value-type="float">
            <text:p>8.818E+01</text:p>
          </table:table-cell>
          <table:table-cell office:value-type="float" office:value="105.77" calcext:value-type="float">
            <text:p>1.058E+02</text:p>
          </table:table-cell>
          <table:table-cell table:formula="of:=AVERAGE([.AT54:.AV54])" office:value-type="float" office:value="106.912333333333" calcext:value-type="float">
            <text:p>1.069E+02</text:p>
          </table:table-cell>
          <table:table-cell office:value-type="float" office:value="72.124" calcext:value-type="float">
            <text:p>7.212E+01</text:p>
          </table:table-cell>
          <table:table-cell office:value-type="float" office:value="77.159" calcext:value-type="float">
            <text:p>7.716E+01</text:p>
          </table:table-cell>
          <table:table-cell office:value-type="float" office:value="72.906" calcext:value-type="float">
            <text:p>7.291E+01</text:p>
          </table:table-cell>
          <table:table-cell table:formula="of:=AVERAGE([.AX54:.AZ54])" office:value-type="float" office:value="74.063" calcext:value-type="float">
            <text:p>7.406E+01</text:p>
          </table:table-cell>
          <table:table-cell office:value-type="float" office:value="116.43" calcext:value-type="float">
            <text:p>1.164E+02</text:p>
          </table:table-cell>
          <table:table-cell office:value-type="float" office:value="116.158" calcext:value-type="float">
            <text:p>1.162E+02</text:p>
          </table:table-cell>
          <table:table-cell office:value-type="float" office:value="183.805" calcext:value-type="float">
            <text:p>1.838E+02</text:p>
          </table:table-cell>
          <table:table-cell table:formula="of:=AVERAGE([.BB54:.BD54])" office:value-type="float" office:value="138.797666666667" calcext:value-type="float">
            <text:p>1.388E+02</text:p>
          </table:table-cell>
          <table:table-cell office:value-type="float" office:value="252.859" calcext:value-type="float">
            <text:p>2.529E+02</text:p>
          </table:table-cell>
          <table:table-cell office:value-type="float" office:value="270.997" calcext:value-type="float">
            <text:p>2.710E+02</text:p>
          </table:table-cell>
          <table:table-cell office:value-type="float" office:value="280.228" calcext:value-type="float">
            <text:p>2.802E+02</text:p>
          </table:table-cell>
          <table:table-cell table:formula="of:=AVERAGE([.BF54:.BH54])" office:value-type="float" office:value="268.028" calcext:value-type="float">
            <text:p>2.680E+02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2G38870</text:p>
          </table:table-cell>
          <table:table-cell office:value-type="float" office:value="69.562" calcext:value-type="float">
            <text:p>6.956E+01</text:p>
          </table:table-cell>
          <table:table-cell office:value-type="float" office:value="247.522" calcext:value-type="float">
            <text:p>2.475E+02</text:p>
          </table:table-cell>
          <table:table-cell office:value-type="float" office:value="289.588" calcext:value-type="float">
            <text:p>2.896E+02</text:p>
          </table:table-cell>
          <table:table-cell table:formula="of:=AVERAGE([.C55:.E55])" office:value-type="float" office:value="202.224" calcext:value-type="float">
            <text:p>2.022E+02</text:p>
          </table:table-cell>
          <table:table-cell office:value-type="float" office:value="194.684" calcext:value-type="float">
            <text:p>1.947E+02</text:p>
          </table:table-cell>
          <table:table-cell office:value-type="float" office:value="287.996" calcext:value-type="float">
            <text:p>2.880E+02</text:p>
          </table:table-cell>
          <table:table-cell office:value-type="float" office:value="6525.376" calcext:value-type="float">
            <text:p>6.525E+03</text:p>
          </table:table-cell>
          <table:table-cell table:formula="of:=AVERAGE([.G55:.I55])" office:value-type="float" office:value="2336.01866666667" calcext:value-type="float">
            <text:p>2.336E+03</text:p>
          </table:table-cell>
          <table:table-cell office:value-type="float" office:value="150.177" calcext:value-type="float">
            <text:p>1.502E+02</text:p>
          </table:table-cell>
          <table:table-cell office:value-type="float" office:value="169.967" calcext:value-type="float">
            <text:p>1.700E+02</text:p>
          </table:table-cell>
          <table:table-cell office:value-type="float" office:value="219.097" calcext:value-type="float">
            <text:p>2.191E+02</text:p>
          </table:table-cell>
          <table:table-cell table:formula="of:=AVERAGE([.K55:.M55])" office:value-type="float" office:value="179.747" calcext:value-type="float">
            <text:p>1.797E+02</text:p>
          </table:table-cell>
          <table:table-cell office:value-type="float" office:value="95.387" calcext:value-type="float">
            <text:p>9.539E+01</text:p>
          </table:table-cell>
          <table:table-cell office:value-type="float" office:value="53.388" calcext:value-type="float">
            <text:p>5.339E+01</text:p>
          </table:table-cell>
          <table:table-cell office:value-type="float" office:value="56.56" calcext:value-type="float">
            <text:p>5.656E+01</text:p>
          </table:table-cell>
          <table:table-cell table:formula="of:=AVERAGE([.O55:.Q55])" office:value-type="float" office:value="68.445" calcext:value-type="float">
            <text:p>6.845E+01</text:p>
          </table:table-cell>
          <table:table-cell office:value-type="float" office:value="140.191" calcext:value-type="float">
            <text:p>1.402E+02</text:p>
          </table:table-cell>
          <table:table-cell office:value-type="float" office:value="98.458" calcext:value-type="float">
            <text:p>9.846E+01</text:p>
          </table:table-cell>
          <table:table-cell office:value-type="float" office:value="91.435" calcext:value-type="float">
            <text:p>9.144E+01</text:p>
          </table:table-cell>
          <table:table-cell table:formula="of:=AVERAGE([.S55:.U55])" office:value-type="float" office:value="110.028" calcext:value-type="float">
            <text:p>1.100E+02</text:p>
          </table:table-cell>
          <table:table-cell office:value-type="float" office:value="240.38" calcext:value-type="float">
            <text:p>2.404E+02</text:p>
          </table:table-cell>
          <table:table-cell office:value-type="float" office:value="147.205" calcext:value-type="float">
            <text:p>1.472E+02</text:p>
          </table:table-cell>
          <table:table-cell office:value-type="float" office:value="245.089" calcext:value-type="float">
            <text:p>2.451E+02</text:p>
          </table:table-cell>
          <table:table-cell table:formula="of:=AVERAGE([.W55:.Y55])" office:value-type="float" office:value="210.891333333333" calcext:value-type="float">
            <text:p>2.109E+02</text:p>
          </table:table-cell>
          <table:table-cell office:value-type="float" office:value="812.041" calcext:value-type="float">
            <text:p>8.120E+02</text:p>
          </table:table-cell>
          <table:table-cell office:value-type="float" office:value="388.573" calcext:value-type="float">
            <text:p>3.886E+02</text:p>
          </table:table-cell>
          <table:table-cell office:value-type="float" office:value="239.427" calcext:value-type="float">
            <text:p>2.394E+02</text:p>
          </table:table-cell>
          <table:table-cell table:formula="of:=AVERAGE([.AA55:.AC55])" office:value-type="float" office:value="480.013666666667" calcext:value-type="float">
            <text:p>4.800E+02</text:p>
          </table:table-cell>
          <table:table-cell office:value-type="float" office:value="370.286" calcext:value-type="float">
            <text:p>3.703E+02</text:p>
          </table:table-cell>
          <table:table-cell office:value-type="float" office:value="283.426" calcext:value-type="float">
            <text:p>2.834E+02</text:p>
          </table:table-cell>
          <table:table-cell table:formula="of:=AVERAGE([.AE55:.AF55])" office:value-type="float" office:value="326.856" calcext:value-type="float">
            <text:p>3.269E+02</text:p>
          </table:table-cell>
          <table:table-cell office:value-type="float" office:value="890.687" calcext:value-type="float">
            <text:p>8.907E+02</text:p>
          </table:table-cell>
          <table:table-cell office:value-type="float" office:value="396.895" calcext:value-type="float">
            <text:p>3.969E+02</text:p>
          </table:table-cell>
          <table:table-cell office:value-type="float" office:value="535.786" calcext:value-type="float">
            <text:p>5.358E+02</text:p>
          </table:table-cell>
          <table:table-cell table:formula="of:=AVERAGE([.AH55:.AJ55])" office:value-type="float" office:value="607.789333333333" calcext:value-type="float">
            <text:p>6.078E+02</text:p>
          </table:table-cell>
          <table:table-cell office:value-type="float" office:value="83.423" calcext:value-type="float">
            <text:p>8.342E+01</text:p>
          </table:table-cell>
          <table:table-cell office:value-type="float" office:value="201.276" calcext:value-type="float">
            <text:p>2.013E+02</text:p>
          </table:table-cell>
          <table:table-cell office:value-type="float" office:value="152.103" calcext:value-type="float">
            <text:p>1.521E+02</text:p>
          </table:table-cell>
          <table:table-cell table:formula="of:=AVERAGE([.AL55:.AN55])" office:value-type="float" office:value="145.600666666667" calcext:value-type="float">
            <text:p>1.456E+02</text:p>
          </table:table-cell>
          <table:table-cell office:value-type="float" office:value="116.896" calcext:value-type="float">
            <text:p>1.169E+02</text:p>
          </table:table-cell>
          <table:table-cell office:value-type="float" office:value="164.853" calcext:value-type="float">
            <text:p>1.649E+02</text:p>
          </table:table-cell>
          <table:table-cell office:value-type="float" office:value="501.982" calcext:value-type="float">
            <text:p>5.020E+02</text:p>
          </table:table-cell>
          <table:table-cell table:formula="of:=AVERAGE([.AP55:.AR55])" office:value-type="float" office:value="261.243666666667" calcext:value-type="float">
            <text:p>2.612E+02</text:p>
          </table:table-cell>
          <table:table-cell office:value-type="float" office:value="201.749" calcext:value-type="float">
            <text:p>2.017E+02</text:p>
          </table:table-cell>
          <table:table-cell office:value-type="float" office:value="99.374" calcext:value-type="float">
            <text:p>9.937E+01</text:p>
          </table:table-cell>
          <table:table-cell office:value-type="float" office:value="106.335" calcext:value-type="float">
            <text:p>1.063E+02</text:p>
          </table:table-cell>
          <table:table-cell table:formula="of:=AVERAGE([.AT55:.AV55])" office:value-type="float" office:value="135.819333333333" calcext:value-type="float">
            <text:p>1.358E+02</text:p>
          </table:table-cell>
          <table:table-cell office:value-type="float" office:value="245.693" calcext:value-type="float">
            <text:p>2.457E+02</text:p>
          </table:table-cell>
          <table:table-cell office:value-type="float" office:value="268.714" calcext:value-type="float">
            <text:p>2.687E+02</text:p>
          </table:table-cell>
          <table:table-cell office:value-type="float" office:value="178.207" calcext:value-type="float">
            <text:p>1.782E+02</text:p>
          </table:table-cell>
          <table:table-cell table:formula="of:=AVERAGE([.AX55:.AZ55])" office:value-type="float" office:value="230.871333333333" calcext:value-type="float">
            <text:p>2.309E+02</text:p>
          </table:table-cell>
          <table:table-cell office:value-type="float" office:value="265.324" calcext:value-type="float">
            <text:p>2.653E+02</text:p>
          </table:table-cell>
          <table:table-cell office:value-type="float" office:value="226.089" calcext:value-type="float">
            <text:p>2.261E+02</text:p>
          </table:table-cell>
          <table:table-cell office:value-type="float" office:value="419.208" calcext:value-type="float">
            <text:p>4.192E+02</text:p>
          </table:table-cell>
          <table:table-cell table:formula="of:=AVERAGE([.BB55:.BD55])" office:value-type="float" office:value="303.540333333333" calcext:value-type="float">
            <text:p>3.035E+02</text:p>
          </table:table-cell>
          <table:table-cell office:value-type="float" office:value="518.978" calcext:value-type="float">
            <text:p>5.190E+02</text:p>
          </table:table-cell>
          <table:table-cell office:value-type="float" office:value="522.322" calcext:value-type="float">
            <text:p>5.223E+02</text:p>
          </table:table-cell>
          <table:table-cell office:value-type="float" office:value="678.098" calcext:value-type="float">
            <text:p>6.781E+02</text:p>
          </table:table-cell>
          <table:table-cell table:formula="of:=AVERAGE([.BF55:.BH55])" office:value-type="float" office:value="573.132666666667" calcext:value-type="float">
            <text:p>5.731E+0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39030</text:p>
          </table:table-cell>
          <table:table-cell office:value-type="string" calcext:value-type="string">
            <text:p>NATA1</text:p>
          </table:table-cell>
          <table:table-cell office:value-type="float" office:value="31.051" calcext:value-type="float">
            <text:p>3.105E+01</text:p>
          </table:table-cell>
          <table:table-cell office:value-type="float" office:value="16.862" calcext:value-type="float">
            <text:p>1.686E+01</text:p>
          </table:table-cell>
          <table:table-cell office:value-type="float" office:value="31.292" calcext:value-type="float">
            <text:p>3.129E+01</text:p>
          </table:table-cell>
          <table:table-cell table:formula="of:=AVERAGE([.C56:.E56])" office:value-type="float" office:value="26.4016666666667" calcext:value-type="float">
            <text:p>2.640E+01</text:p>
          </table:table-cell>
          <table:table-cell office:value-type="float" office:value="10.791" calcext:value-type="float">
            <text:p>1.079E+01</text:p>
          </table:table-cell>
          <table:table-cell office:value-type="float" office:value="10.828" calcext:value-type="float">
            <text:p>1.083E+01</text:p>
          </table:table-cell>
          <table:table-cell office:value-type="float" office:value="25.395" calcext:value-type="float">
            <text:p>2.540E+01</text:p>
          </table:table-cell>
          <table:table-cell table:formula="of:=AVERAGE([.G56:.I56])" office:value-type="float" office:value="15.6713333333333" calcext:value-type="float">
            <text:p>1.567E+01</text:p>
          </table:table-cell>
          <table:table-cell office:value-type="float" office:value="21.771" calcext:value-type="float">
            <text:p>2.177E+01</text:p>
          </table:table-cell>
          <table:table-cell office:value-type="float" office:value="16.39" calcext:value-type="float">
            <text:p>1.639E+01</text:p>
          </table:table-cell>
          <table:table-cell office:value-type="float" office:value="18.019" calcext:value-type="float">
            <text:p>1.802E+01</text:p>
          </table:table-cell>
          <table:table-cell table:formula="of:=AVERAGE([.K56:.M56])" office:value-type="float" office:value="18.7266666666667" calcext:value-type="float">
            <text:p>1.873E+01</text:p>
          </table:table-cell>
          <table:table-cell office:value-type="float" office:value="0.744" calcext:value-type="float">
            <text:p>7.440E-01</text:p>
          </table:table-cell>
          <table:table-cell office:value-type="float" office:value="0.762" calcext:value-type="float">
            <text:p>7.620E-01</text:p>
          </table:table-cell>
          <table:table-cell office:value-type="float" office:value="0.315" calcext:value-type="float">
            <text:p>3.150E-01</text:p>
          </table:table-cell>
          <table:table-cell table:formula="of:=AVERAGE([.O56:.Q56])" office:value-type="float" office:value="0.607" calcext:value-type="float">
            <text:p>6.070E-01</text:p>
          </table:table-cell>
          <table:table-cell office:value-type="float" office:value="1.394" calcext:value-type="float">
            <text:p>1.394E+00</text:p>
          </table:table-cell>
          <table:table-cell office:value-type="float" office:value="5.871" calcext:value-type="float">
            <text:p>5.871E+00</text:p>
          </table:table-cell>
          <table:table-cell office:value-type="float" office:value="0.787" calcext:value-type="float">
            <text:p>7.870E-01</text:p>
          </table:table-cell>
          <table:table-cell table:formula="of:=AVERAGE([.S56:.U56])" office:value-type="float" office:value="2.684" calcext:value-type="float">
            <text:p>2.684E+00</text:p>
          </table:table-cell>
          <table:table-cell office:value-type="float" office:value="7.479" calcext:value-type="float">
            <text:p>7.479E+00</text:p>
          </table:table-cell>
          <table:table-cell office:value-type="float" office:value="0" calcext:value-type="float">
            <text:p>0.000E+00</text:p>
          </table:table-cell>
          <table:table-cell office:value-type="float" office:value="1.407" calcext:value-type="float">
            <text:p>1.407E+00</text:p>
          </table:table-cell>
          <table:table-cell table:formula="of:=AVERAGE([.W56:.Y56])" office:value-type="float" office:value="2.962" calcext:value-type="float">
            <text:p>2.962E+00</text:p>
          </table:table-cell>
          <table:table-cell office:value-type="float" office:value="1131.161" calcext:value-type="float">
            <text:p>1.131E+03</text:p>
          </table:table-cell>
          <table:table-cell office:value-type="float" office:value="488.245" calcext:value-type="float">
            <text:p>4.882E+02</text:p>
          </table:table-cell>
          <table:table-cell office:value-type="float" office:value="473.275" calcext:value-type="float">
            <text:p>4.733E+02</text:p>
          </table:table-cell>
          <table:table-cell table:formula="of:=AVERAGE([.AA56:.AC56])" office:value-type="float" office:value="697.560333333333" calcext:value-type="float">
            <text:p>6.976E+02</text:p>
          </table:table-cell>
          <table:table-cell office:value-type="float" office:value="797.252" calcext:value-type="float">
            <text:p>7.973E+02</text:p>
          </table:table-cell>
          <table:table-cell office:value-type="float" office:value="922.962" calcext:value-type="float">
            <text:p>9.230E+02</text:p>
          </table:table-cell>
          <table:table-cell table:formula="of:=AVERAGE([.AE56:.AF56])" office:value-type="float" office:value="860.107" calcext:value-type="float">
            <text:p>8.601E+02</text:p>
          </table:table-cell>
          <table:table-cell office:value-type="float" office:value="708.012" calcext:value-type="float">
            <text:p>7.080E+02</text:p>
          </table:table-cell>
          <table:table-cell office:value-type="float" office:value="296.648" calcext:value-type="float">
            <text:p>2.966E+02</text:p>
          </table:table-cell>
          <table:table-cell office:value-type="float" office:value="1203.119" calcext:value-type="float">
            <text:p>1.203E+03</text:p>
          </table:table-cell>
          <table:table-cell table:formula="of:=AVERAGE([.AH56:.AJ56])" office:value-type="float" office:value="735.926333333333" calcext:value-type="float">
            <text:p>7.359E+02</text:p>
          </table:table-cell>
          <table:table-cell office:value-type="float" office:value="12.17" calcext:value-type="float">
            <text:p>1.217E+01</text:p>
          </table:table-cell>
          <table:table-cell office:value-type="float" office:value="9.896" calcext:value-type="float">
            <text:p>9.896E+00</text:p>
          </table:table-cell>
          <table:table-cell office:value-type="float" office:value="7.183" calcext:value-type="float">
            <text:p>7.183E+00</text:p>
          </table:table-cell>
          <table:table-cell table:formula="of:=AVERAGE([.AL56:.AN56])" office:value-type="float" office:value="9.74966666666667" calcext:value-type="float">
            <text:p>9.750E+00</text:p>
          </table:table-cell>
          <table:table-cell office:value-type="float" office:value="11.961" calcext:value-type="float">
            <text:p>1.196E+01</text:p>
          </table:table-cell>
          <table:table-cell office:value-type="float" office:value="48.505" calcext:value-type="float">
            <text:p>4.851E+01</text:p>
          </table:table-cell>
          <table:table-cell office:value-type="float" office:value="7.143" calcext:value-type="float">
            <text:p>7.143E+00</text:p>
          </table:table-cell>
          <table:table-cell table:formula="of:=AVERAGE([.AP56:.AR56])" office:value-type="float" office:value="22.5363333333333" calcext:value-type="float">
            <text:p>2.254E+01</text:p>
          </table:table-cell>
          <table:table-cell office:value-type="float" office:value="47.213" calcext:value-type="float">
            <text:p>4.721E+01</text:p>
          </table:table-cell>
          <table:table-cell office:value-type="float" office:value="1.519" calcext:value-type="float">
            <text:p>1.519E+00</text:p>
          </table:table-cell>
          <table:table-cell office:value-type="float" office:value="2.276" calcext:value-type="float">
            <text:p>2.276E+00</text:p>
          </table:table-cell>
          <table:table-cell table:formula="of:=AVERAGE([.AT56:.AV56])" office:value-type="float" office:value="17.0026666666667" calcext:value-type="float">
            <text:p>1.700E+01</text:p>
          </table:table-cell>
          <table:table-cell office:value-type="float" office:value="28.143" calcext:value-type="float">
            <text:p>2.814E+01</text:p>
          </table:table-cell>
          <table:table-cell office:value-type="float" office:value="12.691" calcext:value-type="float">
            <text:p>1.269E+01</text:p>
          </table:table-cell>
          <table:table-cell office:value-type="float" office:value="3.041" calcext:value-type="float">
            <text:p>3.041E+00</text:p>
          </table:table-cell>
          <table:table-cell table:formula="of:=AVERAGE([.AX56:.AZ56])" office:value-type="float" office:value="14.625" calcext:value-type="float">
            <text:p>1.463E+01</text:p>
          </table:table-cell>
          <table:table-cell office:value-type="float" office:value="3.696" calcext:value-type="float">
            <text:p>3.696E+00</text:p>
          </table:table-cell>
          <table:table-cell office:value-type="float" office:value="0.282" calcext:value-type="float">
            <text:p>2.820E-01</text:p>
          </table:table-cell>
          <table:table-cell office:value-type="float" office:value="2.555" calcext:value-type="float">
            <text:p>2.555E+00</text:p>
          </table:table-cell>
          <table:table-cell table:formula="of:=AVERAGE([.BB56:.BD56])" office:value-type="float" office:value="2.17766666666667" calcext:value-type="float">
            <text:p>2.178E+00</text:p>
          </table:table-cell>
          <table:table-cell office:value-type="float" office:value="5.821" calcext:value-type="float">
            <text:p>5.821E+00</text:p>
          </table:table-cell>
          <table:table-cell office:value-type="float" office:value="0.212" calcext:value-type="float">
            <text:p>2.120E-01</text:p>
          </table:table-cell>
          <table:table-cell office:value-type="float" office:value="5.55" calcext:value-type="float">
            <text:p>5.550E+00</text:p>
          </table:table-cell>
          <table:table-cell table:formula="of:=AVERAGE([.BF56:.BH56])" office:value-type="float" office:value="3.861" calcext:value-type="float">
            <text:p>3.861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40000</text:p>
          </table:table-cell>
          <table:table-cell office:value-type="string" calcext:value-type="string">
            <text:p>HSPRO2</text:p>
          </table:table-cell>
          <table:table-cell office:value-type="float" office:value="2.935" calcext:value-type="float">
            <text:p>2.935E+00</text:p>
          </table:table-cell>
          <table:table-cell office:value-type="float" office:value="3.172" calcext:value-type="float">
            <text:p>3.172E+00</text:p>
          </table:table-cell>
          <table:table-cell office:value-type="float" office:value="4.531" calcext:value-type="float">
            <text:p>4.531E+00</text:p>
          </table:table-cell>
          <table:table-cell table:formula="of:=AVERAGE([.C57:.E57])" office:value-type="float" office:value="3.546" calcext:value-type="float">
            <text:p>3.546E+00</text:p>
          </table:table-cell>
          <table:table-cell office:value-type="float" office:value="3.166" calcext:value-type="float">
            <text:p>3.166E+00</text:p>
          </table:table-cell>
          <table:table-cell office:value-type="float" office:value="3.61" calcext:value-type="float">
            <text:p>3.610E+00</text:p>
          </table:table-cell>
          <table:table-cell office:value-type="float" office:value="9.899" calcext:value-type="float">
            <text:p>9.899E+00</text:p>
          </table:table-cell>
          <table:table-cell table:formula="of:=AVERAGE([.G57:.I57])" office:value-type="float" office:value="5.55833333333333" calcext:value-type="float">
            <text:p>5.558E+00</text:p>
          </table:table-cell>
          <table:table-cell office:value-type="float" office:value="5.444" calcext:value-type="float">
            <text:p>5.444E+00</text:p>
          </table:table-cell>
          <table:table-cell office:value-type="float" office:value="6.998" calcext:value-type="float">
            <text:p>6.998E+00</text:p>
          </table:table-cell>
          <table:table-cell office:value-type="float" office:value="5.254" calcext:value-type="float">
            <text:p>5.254E+00</text:p>
          </table:table-cell>
          <table:table-cell table:formula="of:=AVERAGE([.K57:.M57])" office:value-type="float" office:value="5.89866666666667" calcext:value-type="float">
            <text:p>5.899E+00</text:p>
          </table:table-cell>
          <table:table-cell office:value-type="float" office:value="6.302" calcext:value-type="float">
            <text:p>6.302E+00</text:p>
          </table:table-cell>
          <table:table-cell office:value-type="float" office:value="10.158" calcext:value-type="float">
            <text:p>1.016E+01</text:p>
          </table:table-cell>
          <table:table-cell office:value-type="float" office:value="8.611" calcext:value-type="float">
            <text:p>8.611E+00</text:p>
          </table:table-cell>
          <table:table-cell table:formula="of:=AVERAGE([.O57:.Q57])" office:value-type="float" office:value="8.357" calcext:value-type="float">
            <text:p>8.357E+00</text:p>
          </table:table-cell>
          <table:table-cell office:value-type="float" office:value="3.326" calcext:value-type="float">
            <text:p>3.326E+00</text:p>
          </table:table-cell>
          <table:table-cell office:value-type="float" office:value="4.201" calcext:value-type="float">
            <text:p>4.201E+00</text:p>
          </table:table-cell>
          <table:table-cell office:value-type="float" office:value="3.604" calcext:value-type="float">
            <text:p>3.604E+00</text:p>
          </table:table-cell>
          <table:table-cell table:formula="of:=AVERAGE([.S57:.U57])" office:value-type="float" office:value="3.71033333333333" calcext:value-type="float">
            <text:p>3.710E+00</text:p>
          </table:table-cell>
          <table:table-cell office:value-type="float" office:value="3.374" calcext:value-type="float">
            <text:p>3.374E+00</text:p>
          </table:table-cell>
          <table:table-cell office:value-type="float" office:value="4.264" calcext:value-type="float">
            <text:p>4.264E+00</text:p>
          </table:table-cell>
          <table:table-cell office:value-type="float" office:value="2.814" calcext:value-type="float">
            <text:p>2.814E+00</text:p>
          </table:table-cell>
          <table:table-cell table:formula="of:=AVERAGE([.W57:.Y57])" office:value-type="float" office:value="3.484" calcext:value-type="float">
            <text:p>3.484E+00</text:p>
          </table:table-cell>
          <table:table-cell office:value-type="float" office:value="4.941" calcext:value-type="float">
            <text:p>4.941E+00</text:p>
          </table:table-cell>
          <table:table-cell office:value-type="float" office:value="3.843" calcext:value-type="float">
            <text:p>3.843E+00</text:p>
          </table:table-cell>
          <table:table-cell office:value-type="float" office:value="2.931" calcext:value-type="float">
            <text:p>2.931E+00</text:p>
          </table:table-cell>
          <table:table-cell table:formula="of:=AVERAGE([.AA57:.AC57])" office:value-type="float" office:value="3.905" calcext:value-type="float">
            <text:p>3.905E+00</text:p>
          </table:table-cell>
          <table:table-cell office:value-type="float" office:value="4.484" calcext:value-type="float">
            <text:p>4.484E+00</text:p>
          </table:table-cell>
          <table:table-cell office:value-type="float" office:value="4.927" calcext:value-type="float">
            <text:p>4.927E+00</text:p>
          </table:table-cell>
          <table:table-cell table:formula="of:=AVERAGE([.AE57:.AF57])" office:value-type="float" office:value="4.7055" calcext:value-type="float">
            <text:p>4.706E+00</text:p>
          </table:table-cell>
          <table:table-cell office:value-type="float" office:value="3.382" calcext:value-type="float">
            <text:p>3.382E+00</text:p>
          </table:table-cell>
          <table:table-cell office:value-type="float" office:value="4.391" calcext:value-type="float">
            <text:p>4.391E+00</text:p>
          </table:table-cell>
          <table:table-cell office:value-type="float" office:value="2.395" calcext:value-type="float">
            <text:p>2.395E+00</text:p>
          </table:table-cell>
          <table:table-cell table:formula="of:=AVERAGE([.AH57:.AJ57])" office:value-type="float" office:value="3.38933333333333" calcext:value-type="float">
            <text:p>3.389E+00</text:p>
          </table:table-cell>
          <table:table-cell office:value-type="float" office:value="3.142" calcext:value-type="float">
            <text:p>3.142E+00</text:p>
          </table:table-cell>
          <table:table-cell office:value-type="float" office:value="11.144" calcext:value-type="float">
            <text:p>1.114E+01</text:p>
          </table:table-cell>
          <table:table-cell office:value-type="float" office:value="8.858" calcext:value-type="float">
            <text:p>8.858E+00</text:p>
          </table:table-cell>
          <table:table-cell table:formula="of:=AVERAGE([.AL57:.AN57])" office:value-type="float" office:value="7.71466666666667" calcext:value-type="float">
            <text:p>7.715E+00</text:p>
          </table:table-cell>
          <table:table-cell office:value-type="float" office:value="5.044" calcext:value-type="float">
            <text:p>5.044E+00</text:p>
          </table:table-cell>
          <table:table-cell office:value-type="float" office:value="2.421" calcext:value-type="float">
            <text:p>2.421E+00</text:p>
          </table:table-cell>
          <table:table-cell office:value-type="float" office:value="9.366" calcext:value-type="float">
            <text:p>9.366E+00</text:p>
          </table:table-cell>
          <table:table-cell table:formula="of:=AVERAGE([.AP57:.AR57])" office:value-type="float" office:value="5.61033333333333" calcext:value-type="float">
            <text:p>5.610E+00</text:p>
          </table:table-cell>
          <table:table-cell office:value-type="float" office:value="6.48" calcext:value-type="float">
            <text:p>6.480E+00</text:p>
          </table:table-cell>
          <table:table-cell office:value-type="float" office:value="5.803" calcext:value-type="float">
            <text:p>5.803E+00</text:p>
          </table:table-cell>
          <table:table-cell office:value-type="float" office:value="4.511" calcext:value-type="float">
            <text:p>4.511E+00</text:p>
          </table:table-cell>
          <table:table-cell table:formula="of:=AVERAGE([.AT57:.AV57])" office:value-type="float" office:value="5.598" calcext:value-type="float">
            <text:p>5.598E+00</text:p>
          </table:table-cell>
          <table:table-cell office:value-type="float" office:value="3.455" calcext:value-type="float">
            <text:p>3.455E+00</text:p>
          </table:table-cell>
          <table:table-cell office:value-type="float" office:value="4.298" calcext:value-type="float">
            <text:p>4.298E+00</text:p>
          </table:table-cell>
          <table:table-cell office:value-type="float" office:value="4.462" calcext:value-type="float">
            <text:p>4.462E+00</text:p>
          </table:table-cell>
          <table:table-cell table:formula="of:=AVERAGE([.AX57:.AZ57])" office:value-type="float" office:value="4.07166666666667" calcext:value-type="float">
            <text:p>4.072E+00</text:p>
          </table:table-cell>
          <table:table-cell office:value-type="float" office:value="9.443" calcext:value-type="float">
            <text:p>9.443E+00</text:p>
          </table:table-cell>
          <table:table-cell office:value-type="float" office:value="11.014" calcext:value-type="float">
            <text:p>1.101E+01</text:p>
          </table:table-cell>
          <table:table-cell office:value-type="float" office:value="14.691" calcext:value-type="float">
            <text:p>1.469E+01</text:p>
          </table:table-cell>
          <table:table-cell table:formula="of:=AVERAGE([.BB57:.BD57])" office:value-type="float" office:value="11.716" calcext:value-type="float">
            <text:p>1.172E+01</text:p>
          </table:table-cell>
          <table:table-cell office:value-type="float" office:value="8.4" calcext:value-type="float">
            <text:p>8.400E+00</text:p>
          </table:table-cell>
          <table:table-cell office:value-type="float" office:value="9.577" calcext:value-type="float">
            <text:p>9.577E+00</text:p>
          </table:table-cell>
          <table:table-cell office:value-type="float" office:value="7.98" calcext:value-type="float">
            <text:p>7.980E+00</text:p>
          </table:table-cell>
          <table:table-cell table:formula="of:=AVERAGE([.BF57:.BH57])" office:value-type="float" office:value="8.65233333333333" calcext:value-type="float">
            <text:p>8.652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2G40435</text:p>
          </table:table-cell>
          <table:table-cell office:value-type="float" office:value="5.787" calcext:value-type="float">
            <text:p>5.787E+00</text:p>
          </table:table-cell>
          <table:table-cell office:value-type="float" office:value="10.646" calcext:value-type="float">
            <text:p>1.065E+01</text:p>
          </table:table-cell>
          <table:table-cell office:value-type="float" office:value="10.108" calcext:value-type="float">
            <text:p>1.011E+01</text:p>
          </table:table-cell>
          <table:table-cell table:formula="of:=AVERAGE([.C58:.E58])" office:value-type="float" office:value="8.847" calcext:value-type="float">
            <text:p>8.847E+00</text:p>
          </table:table-cell>
          <table:table-cell office:value-type="float" office:value="5.237" calcext:value-type="float">
            <text:p>5.237E+00</text:p>
          </table:table-cell>
          <table:table-cell office:value-type="float" office:value="3.583" calcext:value-type="float">
            <text:p>3.583E+00</text:p>
          </table:table-cell>
          <table:table-cell office:value-type="float" office:value="1.307" calcext:value-type="float">
            <text:p>1.307E+00</text:p>
          </table:table-cell>
          <table:table-cell table:formula="of:=AVERAGE([.G58:.I58])" office:value-type="float" office:value="3.37566666666667" calcext:value-type="float">
            <text:p>3.376E+00</text:p>
          </table:table-cell>
          <table:table-cell office:value-type="float" office:value="6.47" calcext:value-type="float">
            <text:p>6.470E+00</text:p>
          </table:table-cell>
          <table:table-cell office:value-type="float" office:value="6.154" calcext:value-type="float">
            <text:p>6.154E+00</text:p>
          </table:table-cell>
          <table:table-cell office:value-type="float" office:value="10.807" calcext:value-type="float">
            <text:p>1.081E+01</text:p>
          </table:table-cell>
          <table:table-cell table:formula="of:=AVERAGE([.K58:.M58])" office:value-type="float" office:value="7.81033333333333" calcext:value-type="float">
            <text:p>7.810E+00</text:p>
          </table:table-cell>
          <table:table-cell office:value-type="float" office:value="2.677" calcext:value-type="float">
            <text:p>2.677E+00</text:p>
          </table:table-cell>
          <table:table-cell office:value-type="float" office:value="3.16" calcext:value-type="float">
            <text:p>3.160E+00</text:p>
          </table:table-cell>
          <table:table-cell office:value-type="float" office:value="3.729" calcext:value-type="float">
            <text:p>3.729E+00</text:p>
          </table:table-cell>
          <table:table-cell table:formula="of:=AVERAGE([.O58:.Q58])" office:value-type="float" office:value="3.18866666666667" calcext:value-type="float">
            <text:p>3.189E+00</text:p>
          </table:table-cell>
          <table:table-cell office:value-type="float" office:value="2.635" calcext:value-type="float">
            <text:p>2.635E+00</text:p>
          </table:table-cell>
          <table:table-cell office:value-type="float" office:value="2.611" calcext:value-type="float">
            <text:p>2.611E+00</text:p>
          </table:table-cell>
          <table:table-cell office:value-type="float" office:value="2.358" calcext:value-type="float">
            <text:p>2.358E+00</text:p>
          </table:table-cell>
          <table:table-cell table:formula="of:=AVERAGE([.S58:.U58])" office:value-type="float" office:value="2.53466666666667" calcext:value-type="float">
            <text:p>2.535E+00</text:p>
          </table:table-cell>
          <table:table-cell office:value-type="float" office:value="1.453" calcext:value-type="float">
            <text:p>1.453E+00</text:p>
          </table:table-cell>
          <table:table-cell office:value-type="float" office:value="1.083" calcext:value-type="float">
            <text:p>1.083E+00</text:p>
          </table:table-cell>
          <table:table-cell office:value-type="float" office:value="1.382" calcext:value-type="float">
            <text:p>1.382E+00</text:p>
          </table:table-cell>
          <table:table-cell table:formula="of:=AVERAGE([.W58:.Y58])" office:value-type="float" office:value="1.306" calcext:value-type="float">
            <text:p>1.306E+00</text:p>
          </table:table-cell>
          <table:table-cell office:value-type="float" office:value="21.976" calcext:value-type="float">
            <text:p>2.198E+01</text:p>
          </table:table-cell>
          <table:table-cell office:value-type="float" office:value="16.669" calcext:value-type="float">
            <text:p>1.667E+01</text:p>
          </table:table-cell>
          <table:table-cell office:value-type="float" office:value="18.776" calcext:value-type="float">
            <text:p>1.878E+01</text:p>
          </table:table-cell>
          <table:table-cell table:formula="of:=AVERAGE([.AA58:.AC58])" office:value-type="float" office:value="19.1403333333333" calcext:value-type="float">
            <text:p>1.914E+01</text:p>
          </table:table-cell>
          <table:table-cell office:value-type="float" office:value="23.437" calcext:value-type="float">
            <text:p>2.344E+01</text:p>
          </table:table-cell>
          <table:table-cell office:value-type="float" office:value="20.541" calcext:value-type="float">
            <text:p>2.054E+01</text:p>
          </table:table-cell>
          <table:table-cell table:formula="of:=AVERAGE([.AE58:.AF58])" office:value-type="float" office:value="21.989" calcext:value-type="float">
            <text:p>2.199E+01</text:p>
          </table:table-cell>
          <table:table-cell office:value-type="float" office:value="68.737" calcext:value-type="float">
            <text:p>6.874E+01</text:p>
          </table:table-cell>
          <table:table-cell office:value-type="float" office:value="56.448" calcext:value-type="float">
            <text:p>5.645E+01</text:p>
          </table:table-cell>
          <table:table-cell office:value-type="float" office:value="99.999" calcext:value-type="float">
            <text:p>1.000E+02</text:p>
          </table:table-cell>
          <table:table-cell table:formula="of:=AVERAGE([.AH58:.AJ58])" office:value-type="float" office:value="75.0613333333333" calcext:value-type="float">
            <text:p>7.506E+01</text:p>
          </table:table-cell>
          <table:table-cell office:value-type="float" office:value="4.477" calcext:value-type="float">
            <text:p>4.477E+00</text:p>
          </table:table-cell>
          <table:table-cell office:value-type="float" office:value="6.033" calcext:value-type="float">
            <text:p>6.033E+00</text:p>
          </table:table-cell>
          <table:table-cell office:value-type="float" office:value="5.309" calcext:value-type="float">
            <text:p>5.309E+00</text:p>
          </table:table-cell>
          <table:table-cell table:formula="of:=AVERAGE([.AL58:.AN58])" office:value-type="float" office:value="5.273" calcext:value-type="float">
            <text:p>5.273E+00</text:p>
          </table:table-cell>
          <table:table-cell office:value-type="float" office:value="3.045" calcext:value-type="float">
            <text:p>3.045E+00</text:p>
          </table:table-cell>
          <table:table-cell office:value-type="float" office:value="15.679" calcext:value-type="float">
            <text:p>1.568E+01</text:p>
          </table:table-cell>
          <table:table-cell office:value-type="float" office:value="6.809" calcext:value-type="float">
            <text:p>6.809E+00</text:p>
          </table:table-cell>
          <table:table-cell table:formula="of:=AVERAGE([.AP58:.AR58])" office:value-type="float" office:value="8.511" calcext:value-type="float">
            <text:p>8.511E+00</text:p>
          </table:table-cell>
          <table:table-cell office:value-type="float" office:value="14.571" calcext:value-type="float">
            <text:p>1.457E+01</text:p>
          </table:table-cell>
          <table:table-cell office:value-type="float" office:value="6.098" calcext:value-type="float">
            <text:p>6.098E+00</text:p>
          </table:table-cell>
          <table:table-cell office:value-type="float" office:value="7.281" calcext:value-type="float">
            <text:p>7.281E+00</text:p>
          </table:table-cell>
          <table:table-cell table:formula="of:=AVERAGE([.AT58:.AV58])" office:value-type="float" office:value="9.31666666666667" calcext:value-type="float">
            <text:p>9.317E+00</text:p>
          </table:table-cell>
          <table:table-cell office:value-type="float" office:value="7.099" calcext:value-type="float">
            <text:p>7.099E+00</text:p>
          </table:table-cell>
          <table:table-cell office:value-type="float" office:value="5.288" calcext:value-type="float">
            <text:p>5.288E+00</text:p>
          </table:table-cell>
          <table:table-cell office:value-type="float" office:value="2.288" calcext:value-type="float">
            <text:p>2.288E+00</text:p>
          </table:table-cell>
          <table:table-cell table:formula="of:=AVERAGE([.AX58:.AZ58])" office:value-type="float" office:value="4.89166666666667" calcext:value-type="float">
            <text:p>4.892E+00</text:p>
          </table:table-cell>
          <table:table-cell office:value-type="float" office:value="2.766" calcext:value-type="float">
            <text:p>2.766E+00</text:p>
          </table:table-cell>
          <table:table-cell office:value-type="float" office:value="1.504" calcext:value-type="float">
            <text:p>1.504E+00</text:p>
          </table:table-cell>
          <table:table-cell office:value-type="float" office:value="2.076" calcext:value-type="float">
            <text:p>2.076E+00</text:p>
          </table:table-cell>
          <table:table-cell table:formula="of:=AVERAGE([.BB58:.BD58])" office:value-type="float" office:value="2.11533333333333" calcext:value-type="float">
            <text:p>2.115E+00</text:p>
          </table:table-cell>
          <table:table-cell office:value-type="float" office:value="1.907" calcext:value-type="float">
            <text:p>1.907E+00</text:p>
          </table:table-cell>
          <table:table-cell office:value-type="float" office:value="1.794" calcext:value-type="float">
            <text:p>1.794E+00</text:p>
          </table:table-cell>
          <table:table-cell office:value-type="float" office:value="2.263" calcext:value-type="float">
            <text:p>2.263E+00</text:p>
          </table:table-cell>
          <table:table-cell table:formula="of:=AVERAGE([.BF58:.BH58])" office:value-type="float" office:value="1.988" calcext:value-type="float">
            <text:p>1.988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2G41231</text:p>
          </table:table-cell>
          <table:table-cell office:value-type="float" office:value="49.025" calcext:value-type="float">
            <text:p>4.903E+01</text:p>
          </table:table-cell>
          <table:table-cell office:value-type="float" office:value="146.992" calcext:value-type="float">
            <text:p>1.470E+02</text:p>
          </table:table-cell>
          <table:table-cell office:value-type="float" office:value="145.31" calcext:value-type="float">
            <text:p>1.453E+02</text:p>
          </table:table-cell>
          <table:table-cell table:formula="of:=AVERAGE([.C59:.E59])" office:value-type="float" office:value="113.775666666667" calcext:value-type="float">
            <text:p>1.138E+02</text:p>
          </table:table-cell>
          <table:table-cell office:value-type="float" office:value="88.741" calcext:value-type="float">
            <text:p>8.874E+01</text:p>
          </table:table-cell>
          <table:table-cell office:value-type="float" office:value="38.869" calcext:value-type="float">
            <text:p>3.887E+01</text:p>
          </table:table-cell>
          <table:table-cell office:value-type="float" office:value="342.435" calcext:value-type="float">
            <text:p>3.424E+02</text:p>
          </table:table-cell>
          <table:table-cell table:formula="of:=AVERAGE([.G59:.I59])" office:value-type="float" office:value="156.681666666667" calcext:value-type="float">
            <text:p>1.567E+02</text:p>
          </table:table-cell>
          <table:table-cell office:value-type="float" office:value="89.17" calcext:value-type="float">
            <text:p>8.917E+01</text:p>
          </table:table-cell>
          <table:table-cell office:value-type="float" office:value="70.247" calcext:value-type="float">
            <text:p>7.025E+01</text:p>
          </table:table-cell>
          <table:table-cell office:value-type="float" office:value="258.338" calcext:value-type="float">
            <text:p>2.583E+02</text:p>
          </table:table-cell>
          <table:table-cell table:formula="of:=AVERAGE([.K59:.M59])" office:value-type="float" office:value="139.251666666667" calcext:value-type="float">
            <text:p>1.393E+02</text:p>
          </table:table-cell>
          <table:table-cell office:value-type="float" office:value="75.294" calcext:value-type="float">
            <text:p>7.529E+01</text:p>
          </table:table-cell>
          <table:table-cell office:value-type="float" office:value="45.896" calcext:value-type="float">
            <text:p>4.590E+01</text:p>
          </table:table-cell>
          <table:table-cell office:value-type="float" office:value="35.135" calcext:value-type="float">
            <text:p>3.514E+01</text:p>
          </table:table-cell>
          <table:table-cell table:formula="of:=AVERAGE([.O59:.Q59])" office:value-type="float" office:value="52.1083333333333" calcext:value-type="float">
            <text:p>5.211E+01</text:p>
          </table:table-cell>
          <table:table-cell office:value-type="float" office:value="67.626" calcext:value-type="float">
            <text:p>6.763E+01</text:p>
          </table:table-cell>
          <table:table-cell office:value-type="float" office:value="59.302" calcext:value-type="float">
            <text:p>5.930E+01</text:p>
          </table:table-cell>
          <table:table-cell office:value-type="float" office:value="37.926" calcext:value-type="float">
            <text:p>3.793E+01</text:p>
          </table:table-cell>
          <table:table-cell table:formula="of:=AVERAGE([.S59:.U59])" office:value-type="float" office:value="54.9513333333333" calcext:value-type="float">
            <text:p>5.495E+01</text:p>
          </table:table-cell>
          <table:table-cell office:value-type="float" office:value="58.399" calcext:value-type="float">
            <text:p>5.840E+01</text:p>
          </table:table-cell>
          <table:table-cell office:value-type="float" office:value="34.493" calcext:value-type="float">
            <text:p>3.449E+01</text:p>
          </table:table-cell>
          <table:table-cell office:value-type="float" office:value="101.749" calcext:value-type="float">
            <text:p>1.017E+02</text:p>
          </table:table-cell>
          <table:table-cell table:formula="of:=AVERAGE([.W59:.Y59])" office:value-type="float" office:value="64.8803333333333" calcext:value-type="float">
            <text:p>6.488E+01</text:p>
          </table:table-cell>
          <table:table-cell office:value-type="float" office:value="70.445" calcext:value-type="float">
            <text:p>7.045E+01</text:p>
          </table:table-cell>
          <table:table-cell office:value-type="float" office:value="52.459" calcext:value-type="float">
            <text:p>5.246E+01</text:p>
          </table:table-cell>
          <table:table-cell office:value-type="float" office:value="64.352" calcext:value-type="float">
            <text:p>6.435E+01</text:p>
          </table:table-cell>
          <table:table-cell table:formula="of:=AVERAGE([.AA59:.AC59])" office:value-type="float" office:value="62.4186666666667" calcext:value-type="float">
            <text:p>6.242E+01</text:p>
          </table:table-cell>
          <table:table-cell office:value-type="float" office:value="48.189" calcext:value-type="float">
            <text:p>4.819E+01</text:p>
          </table:table-cell>
          <table:table-cell office:value-type="float" office:value="60.52" calcext:value-type="float">
            <text:p>6.052E+01</text:p>
          </table:table-cell>
          <table:table-cell table:formula="of:=AVERAGE([.AE59:.AF59])" office:value-type="float" office:value="54.3545" calcext:value-type="float">
            <text:p>5.435E+01</text:p>
          </table:table-cell>
          <table:table-cell office:value-type="float" office:value="37.696" calcext:value-type="float">
            <text:p>3.770E+01</text:p>
          </table:table-cell>
          <table:table-cell office:value-type="float" office:value="32.537" calcext:value-type="float">
            <text:p>3.254E+01</text:p>
          </table:table-cell>
          <table:table-cell office:value-type="float" office:value="66.513" calcext:value-type="float">
            <text:p>6.651E+01</text:p>
          </table:table-cell>
          <table:table-cell table:formula="of:=AVERAGE([.AH59:.AJ59])" office:value-type="float" office:value="45.582" calcext:value-type="float">
            <text:p>4.558E+01</text:p>
          </table:table-cell>
          <table:table-cell office:value-type="float" office:value="54.206" calcext:value-type="float">
            <text:p>5.421E+01</text:p>
          </table:table-cell>
          <table:table-cell office:value-type="float" office:value="100.773" calcext:value-type="float">
            <text:p>1.008E+02</text:p>
          </table:table-cell>
          <table:table-cell office:value-type="float" office:value="57.983" calcext:value-type="float">
            <text:p>5.798E+01</text:p>
          </table:table-cell>
          <table:table-cell table:formula="of:=AVERAGE([.AL59:.AN59])" office:value-type="float" office:value="70.9873333333333" calcext:value-type="float">
            <text:p>7.099E+01</text:p>
          </table:table-cell>
          <table:table-cell office:value-type="float" office:value="34.075" calcext:value-type="float">
            <text:p>3.408E+01</text:p>
          </table:table-cell>
          <table:table-cell office:value-type="float" office:value="37.704" calcext:value-type="float">
            <text:p>3.770E+01</text:p>
          </table:table-cell>
          <table:table-cell office:value-type="float" office:value="70.092" calcext:value-type="float">
            <text:p>7.009E+01</text:p>
          </table:table-cell>
          <table:table-cell table:formula="of:=AVERAGE([.AP59:.AR59])" office:value-type="float" office:value="47.2903333333333" calcext:value-type="float">
            <text:p>4.729E+01</text:p>
          </table:table-cell>
          <table:table-cell office:value-type="float" office:value="37.238" calcext:value-type="float">
            <text:p>3.724E+01</text:p>
          </table:table-cell>
          <table:table-cell office:value-type="float" office:value="20.082" calcext:value-type="float">
            <text:p>2.008E+01</text:p>
          </table:table-cell>
          <table:table-cell office:value-type="float" office:value="24.044" calcext:value-type="float">
            <text:p>2.404E+01</text:p>
          </table:table-cell>
          <table:table-cell table:formula="of:=AVERAGE([.AT59:.AV59])" office:value-type="float" office:value="27.1213333333333" calcext:value-type="float">
            <text:p>2.712E+01</text:p>
          </table:table-cell>
          <table:table-cell office:value-type="float" office:value="8.308" calcext:value-type="float">
            <text:p>8.308E+00</text:p>
          </table:table-cell>
          <table:table-cell office:value-type="float" office:value="12.45" calcext:value-type="float">
            <text:p>1.245E+01</text:p>
          </table:table-cell>
          <table:table-cell office:value-type="float" office:value="11.962" calcext:value-type="float">
            <text:p>1.196E+01</text:p>
          </table:table-cell>
          <table:table-cell table:formula="of:=AVERAGE([.AX59:.AZ59])" office:value-type="float" office:value="10.9066666666667" calcext:value-type="float">
            <text:p>1.091E+01</text:p>
          </table:table-cell>
          <table:table-cell office:value-type="float" office:value="16.263" calcext:value-type="float">
            <text:p>1.626E+01</text:p>
          </table:table-cell>
          <table:table-cell office:value-type="float" office:value="8.482" calcext:value-type="float">
            <text:p>8.482E+00</text:p>
          </table:table-cell>
          <table:table-cell office:value-type="float" office:value="11.266" calcext:value-type="float">
            <text:p>1.127E+01</text:p>
          </table:table-cell>
          <table:table-cell table:formula="of:=AVERAGE([.BB59:.BD59])" office:value-type="float" office:value="12.0036666666667" calcext:value-type="float">
            <text:p>1.200E+01</text:p>
          </table:table-cell>
          <table:table-cell office:value-type="float" office:value="64.362" calcext:value-type="float">
            <text:p>6.436E+01</text:p>
          </table:table-cell>
          <table:table-cell office:value-type="float" office:value="24.249" calcext:value-type="float">
            <text:p>2.425E+01</text:p>
          </table:table-cell>
          <table:table-cell office:value-type="float" office:value="63.741" calcext:value-type="float">
            <text:p>6.374E+01</text:p>
          </table:table-cell>
          <table:table-cell table:formula="of:=AVERAGE([.BF59:.BH59])" office:value-type="float" office:value="50.784" calcext:value-type="float">
            <text:p>5.078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2G44840</text:p>
          </table:table-cell>
          <table:table-cell office:value-type="string" calcext:value-type="string">
            <text:p>ERF13</text:p>
          </table:table-cell>
          <table:table-cell office:value-type="float" office:value="0.357" calcext:value-type="float">
            <text:p>3.570E-01</text:p>
          </table:table-cell>
          <table:table-cell office:value-type="float" office:value="0" calcext:value-type="float">
            <text:p>0.000E+00</text:p>
          </table:table-cell>
          <table:table-cell office:value-type="float" office:value="0.247" calcext:value-type="float">
            <text:p>2.470E-01</text:p>
          </table:table-cell>
          <table:table-cell table:formula="of:=AVERAGE([.C60:.E60])" office:value-type="float" office:value="0.201333333333333" calcext:value-type="float">
            <text:p>2.013E-01</text:p>
          </table:table-cell>
          <table:table-cell office:value-type="float" office:value="0.357" calcext:value-type="float">
            <text:p>3.570E-01</text:p>
          </table:table-cell>
          <table:table-cell office:value-type="float" office:value="0.269" calcext:value-type="float">
            <text:p>2.690E-01</text:p>
          </table:table-cell>
          <table:table-cell office:value-type="float" office:value="0.272" calcext:value-type="float">
            <text:p>2.720E-01</text:p>
          </table:table-cell>
          <table:table-cell table:formula="of:=AVERAGE([.G60:.I60])" office:value-type="float" office:value="0.299333333333333" calcext:value-type="float">
            <text:p>2.993E-01</text:p>
          </table:table-cell>
          <table:table-cell office:value-type="float" office:value="0.303" calcext:value-type="float">
            <text:p>3.030E-01</text:p>
          </table:table-cell>
          <table:table-cell office:value-type="float" office:value="0.157" calcext:value-type="float">
            <text:p>1.570E-01</text:p>
          </table:table-cell>
          <table:table-cell office:value-type="float" office:value="0.221" calcext:value-type="float">
            <text:p>2.210E-01</text:p>
          </table:table-cell>
          <table:table-cell table:formula="of:=AVERAGE([.K60:.M60])" office:value-type="float" office:value="0.227" calcext:value-type="float">
            <text:p>2.270E-01</text:p>
          </table:table-cell>
          <table:table-cell office:value-type="float" office:value="2.519" calcext:value-type="float">
            <text:p>2.519E+00</text:p>
          </table:table-cell>
          <table:table-cell office:value-type="float" office:value="2.286" calcext:value-type="float">
            <text:p>2.286E+00</text:p>
          </table:table-cell>
          <table:table-cell office:value-type="float" office:value="3.562" calcext:value-type="float">
            <text:p>3.562E+00</text:p>
          </table:table-cell>
          <table:table-cell table:formula="of:=AVERAGE([.O60:.Q60])" office:value-type="float" office:value="2.789" calcext:value-type="float">
            <text:p>2.789E+00</text:p>
          </table:table-cell>
          <table:table-cell office:value-type="float" office:value="0.849" calcext:value-type="float">
            <text:p>8.490E-01</text:p>
          </table:table-cell>
          <table:table-cell office:value-type="float" office:value="0.418" calcext:value-type="float">
            <text:p>4.180E-01</text:p>
          </table:table-cell>
          <table:table-cell office:value-type="float" office:value="0.555" calcext:value-type="float">
            <text:p>5.550E-01</text:p>
          </table:table-cell>
          <table:table-cell table:formula="of:=AVERAGE([.S60:.U60])" office:value-type="float" office:value="0.607333333333333" calcext:value-type="float">
            <text:p>6.073E-01</text:p>
          </table:table-cell>
          <table:table-cell office:value-type="float" office:value="0.081" calcext:value-type="float">
            <text:p>8.100E-02</text:p>
          </table:table-cell>
          <table:table-cell office:value-type="float" office:value="0.098" calcext:value-type="float">
            <text:p>9.800E-02</text:p>
          </table:table-cell>
          <table:table-cell office:value-type="float" office:value="0.213" calcext:value-type="float">
            <text:p>2.130E-01</text:p>
          </table:table-cell>
          <table:table-cell table:formula="of:=AVERAGE([.W60:.Y60])" office:value-type="float" office:value="0.130666666666667" calcext:value-type="float">
            <text:p>1.307E-01</text:p>
          </table:table-cell>
          <table:table-cell office:value-type="float" office:value="0.442" calcext:value-type="float">
            <text:p>4.420E-01</text:p>
          </table:table-cell>
          <table:table-cell office:value-type="float" office:value="1.03" calcext:value-type="float">
            <text:p>1.030E+00</text:p>
          </table:table-cell>
          <table:table-cell office:value-type="float" office:value="1.233" calcext:value-type="float">
            <text:p>1.233E+00</text:p>
          </table:table-cell>
          <table:table-cell table:formula="of:=AVERAGE([.AA60:.AC60])" office:value-type="float" office:value="0.901666666666667" calcext:value-type="float">
            <text:p>9.017E-01</text:p>
          </table:table-cell>
          <table:table-cell office:value-type="float" office:value="2.094" calcext:value-type="float">
            <text:p>2.094E+00</text:p>
          </table:table-cell>
          <table:table-cell office:value-type="float" office:value="0.897" calcext:value-type="float">
            <text:p>8.970E-01</text:p>
          </table:table-cell>
          <table:table-cell table:formula="of:=AVERAGE([.AE60:.AF60])" office:value-type="float" office:value="1.4955" calcext:value-type="float">
            <text:p>1.496E+00</text:p>
          </table:table-cell>
          <table:table-cell office:value-type="float" office:value="0" calcext:value-type="float">
            <text:p>0.000E+00</text:p>
          </table:table-cell>
          <table:table-cell office:value-type="float" office:value="1.094" calcext:value-type="float">
            <text:p>1.094E+00</text:p>
          </table:table-cell>
          <table:table-cell office:value-type="float" office:value="0.623" calcext:value-type="float">
            <text:p>6.230E-01</text:p>
          </table:table-cell>
          <table:table-cell table:formula="of:=AVERAGE([.AH60:.AJ60])" office:value-type="float" office:value="0.572333333333333" calcext:value-type="float">
            <text:p>5.723E-01</text:p>
          </table:table-cell>
          <table:table-cell office:value-type="float" office:value="0.332" calcext:value-type="float">
            <text:p>3.320E-01</text:p>
          </table:table-cell>
          <table:table-cell office:value-type="float" office:value="1.354" calcext:value-type="float">
            <text:p>1.354E+00</text:p>
          </table:table-cell>
          <table:table-cell office:value-type="float" office:value="1.991" calcext:value-type="float">
            <text:p>1.991E+00</text:p>
          </table:table-cell>
          <table:table-cell table:formula="of:=AVERAGE([.AL60:.AN60])" office:value-type="float" office:value="1.22566666666667" calcext:value-type="float">
            <text:p>1.226E+00</text:p>
          </table:table-cell>
          <table:table-cell office:value-type="float" office:value="0.415" calcext:value-type="float">
            <text:p>4.150E-01</text:p>
          </table:table-cell>
          <table:table-cell office:value-type="float" office:value="0" calcext:value-type="float">
            <text:p>0.000E+00</text:p>
          </table:table-cell>
          <table:table-cell office:value-type="float" office:value="0.524" calcext:value-type="float">
            <text:p>5.240E-01</text:p>
          </table:table-cell>
          <table:table-cell table:formula="of:=AVERAGE([.AP60:.AR60])" office:value-type="float" office:value="0.313" calcext:value-type="float">
            <text:p>3.130E-01</text:p>
          </table:table-cell>
          <table:table-cell office:value-type="float" office:value="0.412" calcext:value-type="float">
            <text:p>4.120E-01</text:p>
          </table:table-cell>
          <table:table-cell office:value-type="float" office:value="0.378" calcext:value-type="float">
            <text:p>3.780E-01</text:p>
          </table:table-cell>
          <table:table-cell office:value-type="float" office:value="0.107" calcext:value-type="float">
            <text:p>1.070E-01</text:p>
          </table:table-cell>
          <table:table-cell table:formula="of:=AVERAGE([.AT60:.AV60])" office:value-type="float" office:value="0.299" calcext:value-type="float">
            <text:p>2.990E-01</text:p>
          </table:table-cell>
          <table:table-cell office:value-type="float" office:value="0.518" calcext:value-type="float">
            <text:p>5.180E-01</text:p>
          </table:table-cell>
          <table:table-cell office:value-type="float" office:value="0.953" calcext:value-type="float">
            <text:p>9.530E-01</text:p>
          </table:table-cell>
          <table:table-cell office:value-type="float" office:value="0.696" calcext:value-type="float">
            <text:p>6.960E-01</text:p>
          </table:table-cell>
          <table:table-cell table:formula="of:=AVERAGE([.AX60:.AZ60])" office:value-type="float" office:value="0.722333333333333" calcext:value-type="float">
            <text:p>7.223E-01</text:p>
          </table:table-cell>
          <table:table-cell office:value-type="float" office:value="2.096" calcext:value-type="float">
            <text:p>2.096E+00</text:p>
          </table:table-cell>
          <table:table-cell office:value-type="float" office:value="3.559" calcext:value-type="float">
            <text:p>3.559E+00</text:p>
          </table:table-cell>
          <table:table-cell office:value-type="float" office:value="1.792" calcext:value-type="float">
            <text:p>1.792E+00</text:p>
          </table:table-cell>
          <table:table-cell table:formula="of:=AVERAGE([.BB60:.BD60])" office:value-type="float" office:value="2.48233333333333" calcext:value-type="float">
            <text:p>2.482E+00</text:p>
          </table:table-cell>
          <table:table-cell office:value-type="float" office:value="2.038" calcext:value-type="float">
            <text:p>2.038E+00</text:p>
          </table:table-cell>
          <table:table-cell office:value-type="float" office:value="3.62" calcext:value-type="float">
            <text:p>3.620E+00</text:p>
          </table:table-cell>
          <table:table-cell office:value-type="float" office:value="1.111" calcext:value-type="float">
            <text:p>1.111E+00</text:p>
          </table:table-cell>
          <table:table-cell table:formula="of:=AVERAGE([.BF60:.BH60])" office:value-type="float" office:value="2.25633333333333" calcext:value-type="float">
            <text:p>2.256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02550</text:p>
          </table:table-cell>
          <table:table-cell office:value-type="string" calcext:value-type="string">
            <text:p>LBD41</text:p>
          </table:table-cell>
          <table:table-cell office:value-type="float" office:value="31.493" calcext:value-type="float">
            <text:p>3.149E+01</text:p>
          </table:table-cell>
          <table:table-cell office:value-type="float" office:value="8.029" calcext:value-type="float">
            <text:p>8.029E+00</text:p>
          </table:table-cell>
          <table:table-cell office:value-type="float" office:value="14.855" calcext:value-type="float">
            <text:p>1.486E+01</text:p>
          </table:table-cell>
          <table:table-cell table:formula="of:=AVERAGE([.C61:.E61])" office:value-type="float" office:value="18.1256666666667" calcext:value-type="float">
            <text:p>1.813E+01</text:p>
          </table:table-cell>
          <table:table-cell office:value-type="float" office:value="31.549" calcext:value-type="float">
            <text:p>3.155E+01</text:p>
          </table:table-cell>
          <table:table-cell office:value-type="float" office:value="12.964" calcext:value-type="float">
            <text:p>1.296E+01</text:p>
          </table:table-cell>
          <table:table-cell office:value-type="float" office:value="19.486" calcext:value-type="float">
            <text:p>1.949E+01</text:p>
          </table:table-cell>
          <table:table-cell table:formula="of:=AVERAGE([.G61:.I61])" office:value-type="float" office:value="21.333" calcext:value-type="float">
            <text:p>2.133E+01</text:p>
          </table:table-cell>
          <table:table-cell office:value-type="float" office:value="5.023" calcext:value-type="float">
            <text:p>5.023E+00</text:p>
          </table:table-cell>
          <table:table-cell office:value-type="float" office:value="7.778" calcext:value-type="float">
            <text:p>7.778E+00</text:p>
          </table:table-cell>
          <table:table-cell office:value-type="float" office:value="3.65" calcext:value-type="float">
            <text:p>3.650E+00</text:p>
          </table:table-cell>
          <table:table-cell table:formula="of:=AVERAGE([.K61:.M61])" office:value-type="float" office:value="5.48366666666667" calcext:value-type="float">
            <text:p>5.484E+00</text:p>
          </table:table-cell>
          <table:table-cell office:value-type="float" office:value="5.633" calcext:value-type="float">
            <text:p>5.633E+00</text:p>
          </table:table-cell>
          <table:table-cell office:value-type="float" office:value="7.446" calcext:value-type="float">
            <text:p>7.446E+00</text:p>
          </table:table-cell>
          <table:table-cell office:value-type="float" office:value="8.11" calcext:value-type="float">
            <text:p>8.110E+00</text:p>
          </table:table-cell>
          <table:table-cell table:formula="of:=AVERAGE([.O61:.Q61])" office:value-type="float" office:value="7.063" calcext:value-type="float">
            <text:p>7.063E+00</text:p>
          </table:table-cell>
          <table:table-cell office:value-type="float" office:value="10.474" calcext:value-type="float">
            <text:p>1.047E+01</text:p>
          </table:table-cell>
          <table:table-cell office:value-type="float" office:value="6.184" calcext:value-type="float">
            <text:p>6.184E+00</text:p>
          </table:table-cell>
          <table:table-cell office:value-type="float" office:value="8.24" calcext:value-type="float">
            <text:p>8.240E+00</text:p>
          </table:table-cell>
          <table:table-cell table:formula="of:=AVERAGE([.S61:.U61])" office:value-type="float" office:value="8.29933333333333" calcext:value-type="float">
            <text:p>8.299E+00</text:p>
          </table:table-cell>
          <table:table-cell office:value-type="float" office:value="4.111" calcext:value-type="float">
            <text:p>4.111E+00</text:p>
          </table:table-cell>
          <table:table-cell office:value-type="float" office:value="7.833" calcext:value-type="float">
            <text:p>7.833E+00</text:p>
          </table:table-cell>
          <table:table-cell office:value-type="float" office:value="4.733" calcext:value-type="float">
            <text:p>4.733E+00</text:p>
          </table:table-cell>
          <table:table-cell table:formula="of:=AVERAGE([.W61:.Y61])" office:value-type="float" office:value="5.559" calcext:value-type="float">
            <text:p>5.559E+00</text:p>
          </table:table-cell>
          <table:table-cell office:value-type="float" office:value="10.467" calcext:value-type="float">
            <text:p>1.047E+01</text:p>
          </table:table-cell>
          <table:table-cell office:value-type="float" office:value="6.568" calcext:value-type="float">
            <text:p>6.568E+00</text:p>
          </table:table-cell>
          <table:table-cell office:value-type="float" office:value="25.808" calcext:value-type="float">
            <text:p>2.581E+01</text:p>
          </table:table-cell>
          <table:table-cell table:formula="of:=AVERAGE([.AA61:.AC61])" office:value-type="float" office:value="14.281" calcext:value-type="float">
            <text:p>1.428E+01</text:p>
          </table:table-cell>
          <table:table-cell office:value-type="float" office:value="11.765" calcext:value-type="float">
            <text:p>1.177E+01</text:p>
          </table:table-cell>
          <table:table-cell office:value-type="float" office:value="12.817" calcext:value-type="float">
            <text:p>1.282E+01</text:p>
          </table:table-cell>
          <table:table-cell table:formula="of:=AVERAGE([.AE61:.AF61])" office:value-type="float" office:value="12.291" calcext:value-type="float">
            <text:p>1.229E+01</text:p>
          </table:table-cell>
          <table:table-cell office:value-type="float" office:value="8.553" calcext:value-type="float">
            <text:p>8.553E+00</text:p>
          </table:table-cell>
          <table:table-cell office:value-type="float" office:value="5.712" calcext:value-type="float">
            <text:p>5.712E+00</text:p>
          </table:table-cell>
          <table:table-cell office:value-type="float" office:value="10.507" calcext:value-type="float">
            <text:p>1.051E+01</text:p>
          </table:table-cell>
          <table:table-cell table:formula="of:=AVERAGE([.AH61:.AJ61])" office:value-type="float" office:value="8.25733333333333" calcext:value-type="float">
            <text:p>8.257E+00</text:p>
          </table:table-cell>
          <table:table-cell office:value-type="float" office:value="10.045" calcext:value-type="float">
            <text:p>1.005E+01</text:p>
          </table:table-cell>
          <table:table-cell office:value-type="float" office:value="11.161" calcext:value-type="float">
            <text:p>1.116E+01</text:p>
          </table:table-cell>
          <table:table-cell office:value-type="float" office:value="7.357" calcext:value-type="float">
            <text:p>7.357E+00</text:p>
          </table:table-cell>
          <table:table-cell table:formula="of:=AVERAGE([.AL61:.AN61])" office:value-type="float" office:value="9.521" calcext:value-type="float">
            <text:p>9.521E+00</text:p>
          </table:table-cell>
          <table:table-cell office:value-type="float" office:value="12.106" calcext:value-type="float">
            <text:p>1.211E+01</text:p>
          </table:table-cell>
          <table:table-cell office:value-type="float" office:value="5.629" calcext:value-type="float">
            <text:p>5.629E+00</text:p>
          </table:table-cell>
          <table:table-cell office:value-type="float" office:value="6.482" calcext:value-type="float">
            <text:p>6.482E+00</text:p>
          </table:table-cell>
          <table:table-cell table:formula="of:=AVERAGE([.AP61:.AR61])" office:value-type="float" office:value="8.07233333333333" calcext:value-type="float">
            <text:p>8.072E+00</text:p>
          </table:table-cell>
          <table:table-cell office:value-type="float" office:value="7.269" calcext:value-type="float">
            <text:p>7.269E+00</text:p>
          </table:table-cell>
          <table:table-cell office:value-type="float" office:value="5.78" calcext:value-type="float">
            <text:p>5.780E+00</text:p>
          </table:table-cell>
          <table:table-cell office:value-type="float" office:value="9.514" calcext:value-type="float">
            <text:p>9.514E+00</text:p>
          </table:table-cell>
          <table:table-cell table:formula="of:=AVERAGE([.AT61:.AV61])" office:value-type="float" office:value="7.521" calcext:value-type="float">
            <text:p>7.521E+00</text:p>
          </table:table-cell>
          <table:table-cell office:value-type="float" office:value="12.49" calcext:value-type="float">
            <text:p>1.249E+01</text:p>
          </table:table-cell>
          <table:table-cell office:value-type="float" office:value="10.593" calcext:value-type="float">
            <text:p>1.059E+01</text:p>
          </table:table-cell>
          <table:table-cell office:value-type="float" office:value="9.236" calcext:value-type="float">
            <text:p>9.236E+00</text:p>
          </table:table-cell>
          <table:table-cell table:formula="of:=AVERAGE([.AX61:.AZ61])" office:value-type="float" office:value="10.773" calcext:value-type="float">
            <text:p>1.077E+01</text:p>
          </table:table-cell>
          <table:table-cell office:value-type="float" office:value="5.657" calcext:value-type="float">
            <text:p>5.657E+00</text:p>
          </table:table-cell>
          <table:table-cell office:value-type="float" office:value="4.493" calcext:value-type="float">
            <text:p>4.493E+00</text:p>
          </table:table-cell>
          <table:table-cell office:value-type="float" office:value="6.581" calcext:value-type="float">
            <text:p>6.581E+00</text:p>
          </table:table-cell>
          <table:table-cell table:formula="of:=AVERAGE([.BB61:.BD61])" office:value-type="float" office:value="5.577" calcext:value-type="float">
            <text:p>5.577E+00</text:p>
          </table:table-cell>
          <table:table-cell office:value-type="float" office:value="5.735" calcext:value-type="float">
            <text:p>5.735E+00</text:p>
          </table:table-cell>
          <table:table-cell office:value-type="float" office:value="3.341" calcext:value-type="float">
            <text:p>3.341E+00</text:p>
          </table:table-cell>
          <table:table-cell office:value-type="float" office:value="4.882" calcext:value-type="float">
            <text:p>4.882E+00</text:p>
          </table:table-cell>
          <table:table-cell table:formula="of:=AVERAGE([.BF61:.BH61])" office:value-type="float" office:value="4.65266666666667" calcext:value-type="float">
            <text:p>4.653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03670</text:p>
          </table:table-cell>
          <table:table-cell office:value-type="string" calcext:value-type="string">
            <text:p>PER28</text:p>
          </table:table-cell>
          <table:table-cell office:value-type="float" office:value="0.918" calcext:value-type="float">
            <text:p>9.180E-01</text:p>
          </table:table-cell>
          <table:table-cell office:value-type="float" office:value="1.073" calcext:value-type="float">
            <text:p>1.073E+00</text:p>
          </table:table-cell>
          <table:table-cell office:value-type="float" office:value="0.93" calcext:value-type="float">
            <text:p>9.300E-01</text:p>
          </table:table-cell>
          <table:table-cell table:formula="of:=AVERAGE([.C62:.E62])" office:value-type="float" office:value="0.973666666666667" calcext:value-type="float">
            <text:p>9.737E-01</text:p>
          </table:table-cell>
          <table:table-cell office:value-type="float" office:value="0.856" calcext:value-type="float">
            <text:p>8.560E-01</text:p>
          </table:table-cell>
          <table:table-cell office:value-type="float" office:value="1.898" calcext:value-type="float">
            <text:p>1.898E+00</text:p>
          </table:table-cell>
          <table:table-cell office:value-type="float" office:value="0.741" calcext:value-type="float">
            <text:p>7.410E-01</text:p>
          </table:table-cell>
          <table:table-cell table:formula="of:=AVERAGE([.G62:.I62])" office:value-type="float" office:value="1.165" calcext:value-type="float">
            <text:p>1.165E+00</text:p>
          </table:table-cell>
          <table:table-cell office:value-type="float" office:value="5.361" calcext:value-type="float">
            <text:p>5.361E+00</text:p>
          </table:table-cell>
          <table:table-cell office:value-type="float" office:value="6.395" calcext:value-type="float">
            <text:p>6.395E+00</text:p>
          </table:table-cell>
          <table:table-cell office:value-type="float" office:value="6.179" calcext:value-type="float">
            <text:p>6.179E+00</text:p>
          </table:table-cell>
          <table:table-cell table:formula="of:=AVERAGE([.K62:.M62])" office:value-type="float" office:value="5.97833333333333" calcext:value-type="float">
            <text:p>5.978E+00</text:p>
          </table:table-cell>
          <table:table-cell office:value-type="float" office:value="1.076" calcext:value-type="float">
            <text:p>1.076E+00</text:p>
          </table:table-cell>
          <table:table-cell office:value-type="float" office:value="1.784" calcext:value-type="float">
            <text:p>1.784E+00</text:p>
          </table:table-cell>
          <table:table-cell office:value-type="float" office:value="3.323" calcext:value-type="float">
            <text:p>3.323E+00</text:p>
          </table:table-cell>
          <table:table-cell table:formula="of:=AVERAGE([.O62:.Q62])" office:value-type="float" office:value="2.061" calcext:value-type="float">
            <text:p>2.061E+00</text:p>
          </table:table-cell>
          <table:table-cell office:value-type="float" office:value="3.885" calcext:value-type="float">
            <text:p>3.885E+00</text:p>
          </table:table-cell>
          <table:table-cell office:value-type="float" office:value="5.904" calcext:value-type="float">
            <text:p>5.904E+00</text:p>
          </table:table-cell>
          <table:table-cell office:value-type="float" office:value="1.898" calcext:value-type="float">
            <text:p>1.898E+00</text:p>
          </table:table-cell>
          <table:table-cell table:formula="of:=AVERAGE([.S62:.U62])" office:value-type="float" office:value="3.89566666666667" calcext:value-type="float">
            <text:p>3.896E+00</text:p>
          </table:table-cell>
          <table:table-cell office:value-type="float" office:value="5.034" calcext:value-type="float">
            <text:p>5.034E+00</text:p>
          </table:table-cell>
          <table:table-cell office:value-type="float" office:value="2.614" calcext:value-type="float">
            <text:p>2.614E+00</text:p>
          </table:table-cell>
          <table:table-cell office:value-type="float" office:value="5.73" calcext:value-type="float">
            <text:p>5.730E+00</text:p>
          </table:table-cell>
          <table:table-cell table:formula="of:=AVERAGE([.W62:.Y62])" office:value-type="float" office:value="4.45933333333333" calcext:value-type="float">
            <text:p>4.459E+00</text:p>
          </table:table-cell>
          <table:table-cell office:value-type="float" office:value="1.783" calcext:value-type="float">
            <text:p>1.783E+00</text:p>
          </table:table-cell>
          <table:table-cell office:value-type="float" office:value="0.568" calcext:value-type="float">
            <text:p>5.680E-01</text:p>
          </table:table-cell>
          <table:table-cell office:value-type="float" office:value="1.807" calcext:value-type="float">
            <text:p>1.807E+00</text:p>
          </table:table-cell>
          <table:table-cell table:formula="of:=AVERAGE([.AA62:.AC62])" office:value-type="float" office:value="1.386" calcext:value-type="float">
            <text:p>1.386E+00</text:p>
          </table:table-cell>
          <table:table-cell office:value-type="float" office:value="1.076" calcext:value-type="float">
            <text:p>1.076E+00</text:p>
          </table:table-cell>
          <table:table-cell office:value-type="float" office:value="2.267" calcext:value-type="float">
            <text:p>2.267E+00</text:p>
          </table:table-cell>
          <table:table-cell table:formula="of:=AVERAGE([.AE62:.AF62])" office:value-type="float" office:value="1.6715" calcext:value-type="float">
            <text:p>1.672E+00</text:p>
          </table:table-cell>
          <table:table-cell office:value-type="float" office:value="6.141" calcext:value-type="float">
            <text:p>6.141E+00</text:p>
          </table:table-cell>
          <table:table-cell office:value-type="float" office:value="1.748" calcext:value-type="float">
            <text:p>1.748E+00</text:p>
          </table:table-cell>
          <table:table-cell office:value-type="float" office:value="2.655" calcext:value-type="float">
            <text:p>2.655E+00</text:p>
          </table:table-cell>
          <table:table-cell table:formula="of:=AVERAGE([.AH62:.AJ62])" office:value-type="float" office:value="3.51466666666667" calcext:value-type="float">
            <text:p>3.515E+00</text:p>
          </table:table-cell>
          <table:table-cell office:value-type="float" office:value="4.027" calcext:value-type="float">
            <text:p>4.027E+00</text:p>
          </table:table-cell>
          <table:table-cell office:value-type="float" office:value="1.031" calcext:value-type="float">
            <text:p>1.031E+00</text:p>
          </table:table-cell>
          <table:table-cell office:value-type="float" office:value="1.545" calcext:value-type="float">
            <text:p>1.545E+00</text:p>
          </table:table-cell>
          <table:table-cell table:formula="of:=AVERAGE([.AL62:.AN62])" office:value-type="float" office:value="2.201" calcext:value-type="float">
            <text:p>2.201E+00</text:p>
          </table:table-cell>
          <table:table-cell office:value-type="float" office:value="2.516" calcext:value-type="float">
            <text:p>2.516E+00</text:p>
          </table:table-cell>
          <table:table-cell office:value-type="float" office:value="2.346" calcext:value-type="float">
            <text:p>2.346E+00</text:p>
          </table:table-cell>
          <table:table-cell office:value-type="float" office:value="2.217" calcext:value-type="float">
            <text:p>2.217E+00</text:p>
          </table:table-cell>
          <table:table-cell table:formula="of:=AVERAGE([.AP62:.AR62])" office:value-type="float" office:value="2.35966666666667" calcext:value-type="float">
            <text:p>2.360E+00</text:p>
          </table:table-cell>
          <table:table-cell office:value-type="float" office:value="2.373" calcext:value-type="float">
            <text:p>2.373E+00</text:p>
          </table:table-cell>
          <table:table-cell office:value-type="float" office:value="2.978" calcext:value-type="float">
            <text:p>2.978E+00</text:p>
          </table:table-cell>
          <table:table-cell office:value-type="float" office:value="1.258" calcext:value-type="float">
            <text:p>1.258E+00</text:p>
          </table:table-cell>
          <table:table-cell table:formula="of:=AVERAGE([.AT62:.AV62])" office:value-type="float" office:value="2.203" calcext:value-type="float">
            <text:p>2.203E+00</text:p>
          </table:table-cell>
          <table:table-cell office:value-type="float" office:value="0.328" calcext:value-type="float">
            <text:p>3.280E-01</text:p>
          </table:table-cell>
          <table:table-cell office:value-type="float" office:value="0.222" calcext:value-type="float">
            <text:p>2.220E-01</text:p>
          </table:table-cell>
          <table:table-cell office:value-type="float" office:value="0.791" calcext:value-type="float">
            <text:p>7.910E-01</text:p>
          </table:table-cell>
          <table:table-cell table:formula="of:=AVERAGE([.AX62:.AZ62])" office:value-type="float" office:value="0.447" calcext:value-type="float">
            <text:p>4.470E-01</text:p>
          </table:table-cell>
          <table:table-cell office:value-type="float" office:value="0.495" calcext:value-type="float">
            <text:p>4.950E-01</text:p>
          </table:table-cell>
          <table:table-cell office:value-type="float" office:value="1.153" calcext:value-type="float">
            <text:p>1.153E+00</text:p>
          </table:table-cell>
          <table:table-cell office:value-type="float" office:value="0.143" calcext:value-type="float">
            <text:p>1.430E-01</text:p>
          </table:table-cell>
          <table:table-cell table:formula="of:=AVERAGE([.BB62:.BD62])" office:value-type="float" office:value="0.597" calcext:value-type="float">
            <text:p>5.970E-01</text:p>
          </table:table-cell>
          <table:table-cell office:value-type="float" office:value="1.647" calcext:value-type="float">
            <text:p>1.647E+00</text:p>
          </table:table-cell>
          <table:table-cell office:value-type="float" office:value="2.635" calcext:value-type="float">
            <text:p>2.635E+00</text:p>
          </table:table-cell>
          <table:table-cell office:value-type="float" office:value="0.711" calcext:value-type="float">
            <text:p>7.110E-01</text:p>
          </table:table-cell>
          <table:table-cell table:formula="of:=AVERAGE([.BF62:.BH62])" office:value-type="float" office:value="1.66433333333333" calcext:value-type="float">
            <text:p>1.664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3G06070</text:p>
          </table:table-cell>
          <table:table-cell office:value-type="float" office:value="6.903" calcext:value-type="float">
            <text:p>6.903E+00</text:p>
          </table:table-cell>
          <table:table-cell office:value-type="float" office:value="6.829" calcext:value-type="float">
            <text:p>6.829E+00</text:p>
          </table:table-cell>
          <table:table-cell office:value-type="float" office:value="3.409" calcext:value-type="float">
            <text:p>3.409E+00</text:p>
          </table:table-cell>
          <table:table-cell table:formula="of:=AVERAGE([.C63:.E63])" office:value-type="float" office:value="5.71366666666667" calcext:value-type="float">
            <text:p>5.714E+00</text:p>
          </table:table-cell>
          <table:table-cell office:value-type="float" office:value="8.057" calcext:value-type="float">
            <text:p>8.057E+00</text:p>
          </table:table-cell>
          <table:table-cell office:value-type="float" office:value="5.84" calcext:value-type="float">
            <text:p>5.840E+00</text:p>
          </table:table-cell>
          <table:table-cell office:value-type="float" office:value="11.128" calcext:value-type="float">
            <text:p>1.113E+01</text:p>
          </table:table-cell>
          <table:table-cell table:formula="of:=AVERAGE([.G63:.I63])" office:value-type="float" office:value="8.34166666666667" calcext:value-type="float">
            <text:p>8.342E+00</text:p>
          </table:table-cell>
          <table:table-cell office:value-type="float" office:value="13.352" calcext:value-type="float">
            <text:p>1.335E+01</text:p>
          </table:table-cell>
          <table:table-cell office:value-type="float" office:value="7.138" calcext:value-type="float">
            <text:p>7.138E+00</text:p>
          </table:table-cell>
          <table:table-cell office:value-type="float" office:value="14.09" calcext:value-type="float">
            <text:p>1.409E+01</text:p>
          </table:table-cell>
          <table:table-cell table:formula="of:=AVERAGE([.K63:.M63])" office:value-type="float" office:value="11.5266666666667" calcext:value-type="float">
            <text:p>1.153E+01</text:p>
          </table:table-cell>
          <table:table-cell office:value-type="float" office:value="15.531" calcext:value-type="float">
            <text:p>1.553E+01</text:p>
          </table:table-cell>
          <table:table-cell office:value-type="float" office:value="14.385" calcext:value-type="float">
            <text:p>1.439E+01</text:p>
          </table:table-cell>
          <table:table-cell office:value-type="float" office:value="14.949" calcext:value-type="float">
            <text:p>1.495E+01</text:p>
          </table:table-cell>
          <table:table-cell table:formula="of:=AVERAGE([.O63:.Q63])" office:value-type="float" office:value="14.955" calcext:value-type="float">
            <text:p>1.496E+01</text:p>
          </table:table-cell>
          <table:table-cell office:value-type="float" office:value="6.659" calcext:value-type="float">
            <text:p>6.659E+00</text:p>
          </table:table-cell>
          <table:table-cell office:value-type="float" office:value="6.591" calcext:value-type="float">
            <text:p>6.591E+00</text:p>
          </table:table-cell>
          <table:table-cell office:value-type="float" office:value="9.599" calcext:value-type="float">
            <text:p>9.599E+00</text:p>
          </table:table-cell>
          <table:table-cell table:formula="of:=AVERAGE([.S63:.U63])" office:value-type="float" office:value="7.61633333333333" calcext:value-type="float">
            <text:p>7.616E+00</text:p>
          </table:table-cell>
          <table:table-cell office:value-type="float" office:value="8.959" calcext:value-type="float">
            <text:p>8.959E+00</text:p>
          </table:table-cell>
          <table:table-cell office:value-type="float" office:value="7.381" calcext:value-type="float">
            <text:p>7.381E+00</text:p>
          </table:table-cell>
          <table:table-cell office:value-type="float" office:value="3.852" calcext:value-type="float">
            <text:p>3.852E+00</text:p>
          </table:table-cell>
          <table:table-cell table:formula="of:=AVERAGE([.W63:.Y63])" office:value-type="float" office:value="6.73066666666667" calcext:value-type="float">
            <text:p>6.731E+00</text:p>
          </table:table-cell>
          <table:table-cell office:value-type="float" office:value="8.147" calcext:value-type="float">
            <text:p>8.147E+00</text:p>
          </table:table-cell>
          <table:table-cell office:value-type="float" office:value="8.431" calcext:value-type="float">
            <text:p>8.431E+00</text:p>
          </table:table-cell>
          <table:table-cell office:value-type="float" office:value="5.86" calcext:value-type="float">
            <text:p>5.860E+00</text:p>
          </table:table-cell>
          <table:table-cell table:formula="of:=AVERAGE([.AA63:.AC63])" office:value-type="float" office:value="7.47933333333333" calcext:value-type="float">
            <text:p>7.479E+00</text:p>
          </table:table-cell>
          <table:table-cell office:value-type="float" office:value="19.587" calcext:value-type="float">
            <text:p>1.959E+01</text:p>
          </table:table-cell>
          <table:table-cell office:value-type="float" office:value="26.455" calcext:value-type="float">
            <text:p>2.646E+01</text:p>
          </table:table-cell>
          <table:table-cell table:formula="of:=AVERAGE([.AE63:.AF63])" office:value-type="float" office:value="23.021" calcext:value-type="float">
            <text:p>2.302E+01</text:p>
          </table:table-cell>
          <table:table-cell office:value-type="float" office:value="18.194" calcext:value-type="float">
            <text:p>1.819E+01</text:p>
          </table:table-cell>
          <table:table-cell office:value-type="float" office:value="21.547" calcext:value-type="float">
            <text:p>2.155E+01</text:p>
          </table:table-cell>
          <table:table-cell office:value-type="float" office:value="20.057" calcext:value-type="float">
            <text:p>2.006E+01</text:p>
          </table:table-cell>
          <table:table-cell table:formula="of:=AVERAGE([.AH63:.AJ63])" office:value-type="float" office:value="19.9326666666667" calcext:value-type="float">
            <text:p>1.993E+01</text:p>
          </table:table-cell>
          <table:table-cell office:value-type="float" office:value="13.609" calcext:value-type="float">
            <text:p>1.361E+01</text:p>
          </table:table-cell>
          <table:table-cell office:value-type="float" office:value="7.671" calcext:value-type="float">
            <text:p>7.671E+00</text:p>
          </table:table-cell>
          <table:table-cell office:value-type="float" office:value="17.664" calcext:value-type="float">
            <text:p>1.766E+01</text:p>
          </table:table-cell>
          <table:table-cell table:formula="of:=AVERAGE([.AL63:.AN63])" office:value-type="float" office:value="12.9813333333333" calcext:value-type="float">
            <text:p>1.298E+01</text:p>
          </table:table-cell>
          <table:table-cell office:value-type="float" office:value="18.025" calcext:value-type="float">
            <text:p>1.803E+01</text:p>
          </table:table-cell>
          <table:table-cell office:value-type="float" office:value="11.173" calcext:value-type="float">
            <text:p>1.117E+01</text:p>
          </table:table-cell>
          <table:table-cell office:value-type="float" office:value="13.358" calcext:value-type="float">
            <text:p>1.336E+01</text:p>
          </table:table-cell>
          <table:table-cell table:formula="of:=AVERAGE([.AP63:.AR63])" office:value-type="float" office:value="14.1853333333333" calcext:value-type="float">
            <text:p>1.419E+01</text:p>
          </table:table-cell>
          <table:table-cell office:value-type="float" office:value="22.852" calcext:value-type="float">
            <text:p>2.285E+01</text:p>
          </table:table-cell>
          <table:table-cell office:value-type="float" office:value="19.193" calcext:value-type="float">
            <text:p>1.919E+01</text:p>
          </table:table-cell>
          <table:table-cell office:value-type="float" office:value="21.901" calcext:value-type="float">
            <text:p>2.190E+01</text:p>
          </table:table-cell>
          <table:table-cell table:formula="of:=AVERAGE([.AT63:.AV63])" office:value-type="float" office:value="21.3153333333333" calcext:value-type="float">
            <text:p>2.132E+01</text:p>
          </table:table-cell>
          <table:table-cell office:value-type="float" office:value="6.143" calcext:value-type="float">
            <text:p>6.143E+00</text:p>
          </table:table-cell>
          <table:table-cell office:value-type="float" office:value="6.61" calcext:value-type="float">
            <text:p>6.610E+00</text:p>
          </table:table-cell>
          <table:table-cell office:value-type="float" office:value="7.781" calcext:value-type="float">
            <text:p>7.781E+00</text:p>
          </table:table-cell>
          <table:table-cell table:formula="of:=AVERAGE([.AX63:.AZ63])" office:value-type="float" office:value="6.84466666666667" calcext:value-type="float">
            <text:p>6.845E+00</text:p>
          </table:table-cell>
          <table:table-cell office:value-type="float" office:value="21.267" calcext:value-type="float">
            <text:p>2.127E+01</text:p>
          </table:table-cell>
          <table:table-cell office:value-type="float" office:value="20.261" calcext:value-type="float">
            <text:p>2.026E+01</text:p>
          </table:table-cell>
          <table:table-cell office:value-type="float" office:value="22.483" calcext:value-type="float">
            <text:p>2.248E+01</text:p>
          </table:table-cell>
          <table:table-cell table:formula="of:=AVERAGE([.BB63:.BD63])" office:value-type="float" office:value="21.337" calcext:value-type="float">
            <text:p>2.134E+01</text:p>
          </table:table-cell>
          <table:table-cell office:value-type="float" office:value="19.53" calcext:value-type="float">
            <text:p>1.953E+01</text:p>
          </table:table-cell>
          <table:table-cell office:value-type="float" office:value="25.161" calcext:value-type="float">
            <text:p>2.516E+01</text:p>
          </table:table-cell>
          <table:table-cell office:value-type="float" office:value="15.588" calcext:value-type="float">
            <text:p>1.559E+01</text:p>
          </table:table-cell>
          <table:table-cell table:formula="of:=AVERAGE([.BF63:.BH63])" office:value-type="float" office:value="20.093" calcext:value-type="float">
            <text:p>2.009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08860</text:p>
          </table:table-cell>
          <table:table-cell office:value-type="string" calcext:value-type="string">
            <text:p>PYD4</text:p>
          </table:table-cell>
          <table:table-cell office:value-type="float" office:value="15.239" calcext:value-type="float">
            <text:p>1.524E+01</text:p>
          </table:table-cell>
          <table:table-cell office:value-type="float" office:value="10.098" calcext:value-type="float">
            <text:p>1.010E+01</text:p>
          </table:table-cell>
          <table:table-cell office:value-type="float" office:value="8.27" calcext:value-type="float">
            <text:p>8.270E+00</text:p>
          </table:table-cell>
          <table:table-cell table:formula="of:=AVERAGE([.C64:.E64])" office:value-type="float" office:value="11.2023333333333" calcext:value-type="float">
            <text:p>1.120E+01</text:p>
          </table:table-cell>
          <table:table-cell office:value-type="float" office:value="6.725" calcext:value-type="float">
            <text:p>6.725E+00</text:p>
          </table:table-cell>
          <table:table-cell office:value-type="float" office:value="10.161" calcext:value-type="float">
            <text:p>1.016E+01</text:p>
          </table:table-cell>
          <table:table-cell office:value-type="float" office:value="1.41" calcext:value-type="float">
            <text:p>1.410E+00</text:p>
          </table:table-cell>
          <table:table-cell table:formula="of:=AVERAGE([.G64:.I64])" office:value-type="float" office:value="6.09866666666667" calcext:value-type="float">
            <text:p>6.099E+00</text:p>
          </table:table-cell>
          <table:table-cell office:value-type="float" office:value="16.478" calcext:value-type="float">
            <text:p>1.648E+01</text:p>
          </table:table-cell>
          <table:table-cell office:value-type="float" office:value="11.456" calcext:value-type="float">
            <text:p>1.146E+01</text:p>
          </table:table-cell>
          <table:table-cell office:value-type="float" office:value="7.237" calcext:value-type="float">
            <text:p>7.237E+00</text:p>
          </table:table-cell>
          <table:table-cell table:formula="of:=AVERAGE([.K64:.M64])" office:value-type="float" office:value="11.7236666666667" calcext:value-type="float">
            <text:p>1.172E+01</text:p>
          </table:table-cell>
          <table:table-cell office:value-type="float" office:value="4.347" calcext:value-type="float">
            <text:p>4.347E+00</text:p>
          </table:table-cell>
          <table:table-cell office:value-type="float" office:value="7.658" calcext:value-type="float">
            <text:p>7.658E+00</text:p>
          </table:table-cell>
          <table:table-cell office:value-type="float" office:value="6.923" calcext:value-type="float">
            <text:p>6.923E+00</text:p>
          </table:table-cell>
          <table:table-cell table:formula="of:=AVERAGE([.O64:.Q64])" office:value-type="float" office:value="6.30933333333333" calcext:value-type="float">
            <text:p>6.309E+00</text:p>
          </table:table-cell>
          <table:table-cell office:value-type="float" office:value="12.851" calcext:value-type="float">
            <text:p>1.285E+01</text:p>
          </table:table-cell>
          <table:table-cell office:value-type="float" office:value="10.326" calcext:value-type="float">
            <text:p>1.033E+01</text:p>
          </table:table-cell>
          <table:table-cell office:value-type="float" office:value="10.04" calcext:value-type="float">
            <text:p>1.004E+01</text:p>
          </table:table-cell>
          <table:table-cell table:formula="of:=AVERAGE([.S64:.U64])" office:value-type="float" office:value="11.0723333333333" calcext:value-type="float">
            <text:p>1.107E+01</text:p>
          </table:table-cell>
          <table:table-cell office:value-type="float" office:value="15.399" calcext:value-type="float">
            <text:p>1.540E+01</text:p>
          </table:table-cell>
          <table:table-cell office:value-type="float" office:value="10.216" calcext:value-type="float">
            <text:p>1.022E+01</text:p>
          </table:table-cell>
          <table:table-cell office:value-type="float" office:value="27.219" calcext:value-type="float">
            <text:p>2.722E+01</text:p>
          </table:table-cell>
          <table:table-cell table:formula="of:=AVERAGE([.W64:.Y64])" office:value-type="float" office:value="17.6113333333333" calcext:value-type="float">
            <text:p>1.761E+01</text:p>
          </table:table-cell>
          <table:table-cell office:value-type="float" office:value="10.355" calcext:value-type="float">
            <text:p>1.036E+01</text:p>
          </table:table-cell>
          <table:table-cell office:value-type="float" office:value="4.372" calcext:value-type="float">
            <text:p>4.372E+00</text:p>
          </table:table-cell>
          <table:table-cell office:value-type="float" office:value="13.755" calcext:value-type="float">
            <text:p>1.376E+01</text:p>
          </table:table-cell>
          <table:table-cell table:formula="of:=AVERAGE([.AA64:.AC64])" office:value-type="float" office:value="9.494" calcext:value-type="float">
            <text:p>9.494E+00</text:p>
          </table:table-cell>
          <table:table-cell office:value-type="float" office:value="6.313" calcext:value-type="float">
            <text:p>6.313E+00</text:p>
          </table:table-cell>
          <table:table-cell office:value-type="float" office:value="6.948" calcext:value-type="float">
            <text:p>6.948E+00</text:p>
          </table:table-cell>
          <table:table-cell table:formula="of:=AVERAGE([.AE64:.AF64])" office:value-type="float" office:value="6.6305" calcext:value-type="float">
            <text:p>6.631E+00</text:p>
          </table:table-cell>
          <table:table-cell office:value-type="float" office:value="18.004" calcext:value-type="float">
            <text:p>1.800E+01</text:p>
          </table:table-cell>
          <table:table-cell office:value-type="float" office:value="5.952" calcext:value-type="float">
            <text:p>5.952E+00</text:p>
          </table:table-cell>
          <table:table-cell office:value-type="float" office:value="13.005" calcext:value-type="float">
            <text:p>1.301E+01</text:p>
          </table:table-cell>
          <table:table-cell table:formula="of:=AVERAGE([.AH64:.AJ64])" office:value-type="float" office:value="12.3203333333333" calcext:value-type="float">
            <text:p>1.232E+01</text:p>
          </table:table-cell>
          <table:table-cell office:value-type="float" office:value="3.182" calcext:value-type="float">
            <text:p>3.182E+00</text:p>
          </table:table-cell>
          <table:table-cell office:value-type="float" office:value="10.422" calcext:value-type="float">
            <text:p>1.042E+01</text:p>
          </table:table-cell>
          <table:table-cell office:value-type="float" office:value="7.064" calcext:value-type="float">
            <text:p>7.064E+00</text:p>
          </table:table-cell>
          <table:table-cell table:formula="of:=AVERAGE([.AL64:.AN64])" office:value-type="float" office:value="6.88933333333333" calcext:value-type="float">
            <text:p>6.889E+00</text:p>
          </table:table-cell>
          <table:table-cell office:value-type="float" office:value="1.085" calcext:value-type="float">
            <text:p>1.085E+00</text:p>
          </table:table-cell>
          <table:table-cell office:value-type="float" office:value="2.943" calcext:value-type="float">
            <text:p>2.943E+00</text:p>
          </table:table-cell>
          <table:table-cell office:value-type="float" office:value="5.645" calcext:value-type="float">
            <text:p>5.645E+00</text:p>
          </table:table-cell>
          <table:table-cell table:formula="of:=AVERAGE([.AP64:.AR64])" office:value-type="float" office:value="3.22433333333333" calcext:value-type="float">
            <text:p>3.224E+00</text:p>
          </table:table-cell>
          <table:table-cell office:value-type="float" office:value="20.717" calcext:value-type="float">
            <text:p>2.072E+01</text:p>
          </table:table-cell>
          <table:table-cell office:value-type="float" office:value="9.705" calcext:value-type="float">
            <text:p>9.705E+00</text:p>
          </table:table-cell>
          <table:table-cell office:value-type="float" office:value="2.786" calcext:value-type="float">
            <text:p>2.786E+00</text:p>
          </table:table-cell>
          <table:table-cell table:formula="of:=AVERAGE([.AT64:.AV64])" office:value-type="float" office:value="11.0693333333333" calcext:value-type="float">
            <text:p>1.107E+01</text:p>
          </table:table-cell>
          <table:table-cell office:value-type="float" office:value="23.168" calcext:value-type="float">
            <text:p>2.317E+01</text:p>
          </table:table-cell>
          <table:table-cell office:value-type="float" office:value="17.829" calcext:value-type="float">
            <text:p>1.783E+01</text:p>
          </table:table-cell>
          <table:table-cell office:value-type="float" office:value="9.585" calcext:value-type="float">
            <text:p>9.585E+00</text:p>
          </table:table-cell>
          <table:table-cell table:formula="of:=AVERAGE([.AX64:.AZ64])" office:value-type="float" office:value="16.8606666666667" calcext:value-type="float">
            <text:p>1.686E+01</text:p>
          </table:table-cell>
          <table:table-cell office:value-type="float" office:value="9.955" calcext:value-type="float">
            <text:p>9.955E+00</text:p>
          </table:table-cell>
          <table:table-cell office:value-type="float" office:value="1.912" calcext:value-type="float">
            <text:p>1.912E+00</text:p>
          </table:table-cell>
          <table:table-cell office:value-type="float" office:value="11.957" calcext:value-type="float">
            <text:p>1.196E+01</text:p>
          </table:table-cell>
          <table:table-cell table:formula="of:=AVERAGE([.BB64:.BD64])" office:value-type="float" office:value="7.94133333333333" calcext:value-type="float">
            <text:p>7.941E+00</text:p>
          </table:table-cell>
          <table:table-cell office:value-type="float" office:value="7.416" calcext:value-type="float">
            <text:p>7.416E+00</text:p>
          </table:table-cell>
          <table:table-cell office:value-type="float" office:value="1.07" calcext:value-type="float">
            <text:p>1.070E+00</text:p>
          </table:table-cell>
          <table:table-cell office:value-type="float" office:value="5.54" calcext:value-type="float">
            <text:p>5.540E+00</text:p>
          </table:table-cell>
          <table:table-cell table:formula="of:=AVERAGE([.BF64:.BH64])" office:value-type="float" office:value="4.67533333333333" calcext:value-type="float">
            <text:p>4.675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15210</text:p>
          </table:table-cell>
          <table:table-cell office:value-type="string" calcext:value-type="string">
            <text:p>ERF4</text:p>
          </table:table-cell>
          <table:table-cell office:value-type="float" office:value="25.014" calcext:value-type="float">
            <text:p>2.501E+01</text:p>
          </table:table-cell>
          <table:table-cell office:value-type="float" office:value="10.708" calcext:value-type="float">
            <text:p>1.071E+01</text:p>
          </table:table-cell>
          <table:table-cell office:value-type="float" office:value="17.195" calcext:value-type="float">
            <text:p>1.720E+01</text:p>
          </table:table-cell>
          <table:table-cell table:formula="of:=AVERAGE([.C65:.E65])" office:value-type="float" office:value="17.639" calcext:value-type="float">
            <text:p>1.764E+01</text:p>
          </table:table-cell>
          <table:table-cell office:value-type="float" office:value="29.436" calcext:value-type="float">
            <text:p>2.944E+01</text:p>
          </table:table-cell>
          <table:table-cell office:value-type="float" office:value="32.471" calcext:value-type="float">
            <text:p>3.247E+01</text:p>
          </table:table-cell>
          <table:table-cell office:value-type="float" office:value="29.126" calcext:value-type="float">
            <text:p>2.913E+01</text:p>
          </table:table-cell>
          <table:table-cell table:formula="of:=AVERAGE([.G65:.I65])" office:value-type="float" office:value="30.3443333333333" calcext:value-type="float">
            <text:p>3.034E+01</text:p>
          </table:table-cell>
          <table:table-cell office:value-type="float" office:value="32.85" calcext:value-type="float">
            <text:p>3.285E+01</text:p>
          </table:table-cell>
          <table:table-cell office:value-type="float" office:value="28.736" calcext:value-type="float">
            <text:p>2.874E+01</text:p>
          </table:table-cell>
          <table:table-cell office:value-type="float" office:value="15.604" calcext:value-type="float">
            <text:p>1.560E+01</text:p>
          </table:table-cell>
          <table:table-cell table:formula="of:=AVERAGE([.K65:.M65])" office:value-type="float" office:value="25.73" calcext:value-type="float">
            <text:p>2.573E+01</text:p>
          </table:table-cell>
          <table:table-cell office:value-type="float" office:value="18.886" calcext:value-type="float">
            <text:p>1.889E+01</text:p>
          </table:table-cell>
          <table:table-cell office:value-type="float" office:value="27.202" calcext:value-type="float">
            <text:p>2.720E+01</text:p>
          </table:table-cell>
          <table:table-cell office:value-type="float" office:value="33.531" calcext:value-type="float">
            <text:p>3.353E+01</text:p>
          </table:table-cell>
          <table:table-cell table:formula="of:=AVERAGE([.O65:.Q65])" office:value-type="float" office:value="26.5396666666667" calcext:value-type="float">
            <text:p>2.654E+01</text:p>
          </table:table-cell>
          <table:table-cell office:value-type="float" office:value="32.134" calcext:value-type="float">
            <text:p>3.213E+01</text:p>
          </table:table-cell>
          <table:table-cell office:value-type="float" office:value="19.589" calcext:value-type="float">
            <text:p>1.959E+01</text:p>
          </table:table-cell>
          <table:table-cell office:value-type="float" office:value="28.297" calcext:value-type="float">
            <text:p>2.830E+01</text:p>
          </table:table-cell>
          <table:table-cell table:formula="of:=AVERAGE([.S65:.U65])" office:value-type="float" office:value="26.6733333333333" calcext:value-type="float">
            <text:p>2.667E+01</text:p>
          </table:table-cell>
          <table:table-cell office:value-type="float" office:value="15.964" calcext:value-type="float">
            <text:p>1.596E+01</text:p>
          </table:table-cell>
          <table:table-cell office:value-type="float" office:value="18.81" calcext:value-type="float">
            <text:p>1.881E+01</text:p>
          </table:table-cell>
          <table:table-cell office:value-type="float" office:value="16.827" calcext:value-type="float">
            <text:p>1.683E+01</text:p>
          </table:table-cell>
          <table:table-cell table:formula="of:=AVERAGE([.W65:.Y65])" office:value-type="float" office:value="17.2003333333333" calcext:value-type="float">
            <text:p>1.720E+01</text:p>
          </table:table-cell>
          <table:table-cell office:value-type="float" office:value="25.433" calcext:value-type="float">
            <text:p>2.543E+01</text:p>
          </table:table-cell>
          <table:table-cell office:value-type="float" office:value="26.175" calcext:value-type="float">
            <text:p>2.618E+01</text:p>
          </table:table-cell>
          <table:table-cell office:value-type="float" office:value="46.266" calcext:value-type="float">
            <text:p>4.627E+01</text:p>
          </table:table-cell>
          <table:table-cell table:formula="of:=AVERAGE([.AA65:.AC65])" office:value-type="float" office:value="32.6246666666667" calcext:value-type="float">
            <text:p>3.262E+01</text:p>
          </table:table-cell>
          <table:table-cell office:value-type="float" office:value="30.206" calcext:value-type="float">
            <text:p>3.021E+01</text:p>
          </table:table-cell>
          <table:table-cell office:value-type="float" office:value="24.185" calcext:value-type="float">
            <text:p>2.419E+01</text:p>
          </table:table-cell>
          <table:table-cell table:formula="of:=AVERAGE([.AE65:.AF65])" office:value-type="float" office:value="27.1955" calcext:value-type="float">
            <text:p>2.720E+01</text:p>
          </table:table-cell>
          <table:table-cell office:value-type="float" office:value="37.012" calcext:value-type="float">
            <text:p>3.701E+01</text:p>
          </table:table-cell>
          <table:table-cell office:value-type="float" office:value="20.869" calcext:value-type="float">
            <text:p>2.087E+01</text:p>
          </table:table-cell>
          <table:table-cell office:value-type="float" office:value="20.061" calcext:value-type="float">
            <text:p>2.006E+01</text:p>
          </table:table-cell>
          <table:table-cell table:formula="of:=AVERAGE([.AH65:.AJ65])" office:value-type="float" office:value="25.9806666666667" calcext:value-type="float">
            <text:p>2.598E+01</text:p>
          </table:table-cell>
          <table:table-cell office:value-type="float" office:value="24.765" calcext:value-type="float">
            <text:p>2.477E+01</text:p>
          </table:table-cell>
          <table:table-cell office:value-type="float" office:value="42.737" calcext:value-type="float">
            <text:p>4.274E+01</text:p>
          </table:table-cell>
          <table:table-cell office:value-type="float" office:value="53.92" calcext:value-type="float">
            <text:p>5.392E+01</text:p>
          </table:table-cell>
          <table:table-cell table:formula="of:=AVERAGE([.AL65:.AN65])" office:value-type="float" office:value="40.474" calcext:value-type="float">
            <text:p>4.047E+01</text:p>
          </table:table-cell>
          <table:table-cell office:value-type="float" office:value="18.18" calcext:value-type="float">
            <text:p>1.818E+01</text:p>
          </table:table-cell>
          <table:table-cell office:value-type="float" office:value="8.807" calcext:value-type="float">
            <text:p>8.807E+00</text:p>
          </table:table-cell>
          <table:table-cell office:value-type="float" office:value="12.085" calcext:value-type="float">
            <text:p>1.209E+01</text:p>
          </table:table-cell>
          <table:table-cell table:formula="of:=AVERAGE([.AP65:.AR65])" office:value-type="float" office:value="13.024" calcext:value-type="float">
            <text:p>1.302E+01</text:p>
          </table:table-cell>
          <table:table-cell office:value-type="float" office:value="26.233" calcext:value-type="float">
            <text:p>2.623E+01</text:p>
          </table:table-cell>
          <table:table-cell office:value-type="float" office:value="27.037" calcext:value-type="float">
            <text:p>2.704E+01</text:p>
          </table:table-cell>
          <table:table-cell office:value-type="float" office:value="24.091" calcext:value-type="float">
            <text:p>2.409E+01</text:p>
          </table:table-cell>
          <table:table-cell table:formula="of:=AVERAGE([.AT65:.AV65])" office:value-type="float" office:value="25.787" calcext:value-type="float">
            <text:p>2.579E+01</text:p>
          </table:table-cell>
          <table:table-cell office:value-type="float" office:value="18.443" calcext:value-type="float">
            <text:p>1.844E+01</text:p>
          </table:table-cell>
          <table:table-cell office:value-type="float" office:value="21.58" calcext:value-type="float">
            <text:p>2.158E+01</text:p>
          </table:table-cell>
          <table:table-cell office:value-type="float" office:value="20.43" calcext:value-type="float">
            <text:p>2.043E+01</text:p>
          </table:table-cell>
          <table:table-cell table:formula="of:=AVERAGE([.AX65:.AZ65])" office:value-type="float" office:value="20.151" calcext:value-type="float">
            <text:p>2.015E+01</text:p>
          </table:table-cell>
          <table:table-cell office:value-type="float" office:value="82.785" calcext:value-type="float">
            <text:p>8.279E+01</text:p>
          </table:table-cell>
          <table:table-cell office:value-type="float" office:value="89.587" calcext:value-type="float">
            <text:p>8.959E+01</text:p>
          </table:table-cell>
          <table:table-cell office:value-type="float" office:value="86.792" calcext:value-type="float">
            <text:p>8.679E+01</text:p>
          </table:table-cell>
          <table:table-cell table:formula="of:=AVERAGE([.BB65:.BD65])" office:value-type="float" office:value="86.388" calcext:value-type="float">
            <text:p>8.639E+01</text:p>
          </table:table-cell>
          <table:table-cell office:value-type="float" office:value="41.489" calcext:value-type="float">
            <text:p>4.149E+01</text:p>
          </table:table-cell>
          <table:table-cell office:value-type="float" office:value="54.757" calcext:value-type="float">
            <text:p>5.476E+01</text:p>
          </table:table-cell>
          <table:table-cell office:value-type="float" office:value="45.218" calcext:value-type="float">
            <text:p>4.522E+01</text:p>
          </table:table-cell>
          <table:table-cell table:formula="of:=AVERAGE([.BF65:.BH65])" office:value-type="float" office:value="47.1546666666667" calcext:value-type="float">
            <text:p>4.715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3G15720</text:p>
          </table:table-cell>
          <table:table-cell office:value-type="float" office:value="1.959" calcext:value-type="float">
            <text:p>1.959E+00</text:p>
          </table:table-cell>
          <table:table-cell office:value-type="float" office:value="1.142" calcext:value-type="float">
            <text:p>1.142E+00</text:p>
          </table:table-cell>
          <table:table-cell office:value-type="float" office:value="1.685" calcext:value-type="float">
            <text:p>1.685E+00</text:p>
          </table:table-cell>
          <table:table-cell table:formula="of:=AVERAGE([.C66:.E66])" office:value-type="float" office:value="1.59533333333333" calcext:value-type="float">
            <text:p>1.595E+00</text:p>
          </table:table-cell>
          <table:table-cell office:value-type="float" office:value="1.558" calcext:value-type="float">
            <text:p>1.558E+00</text:p>
          </table:table-cell>
          <table:table-cell office:value-type="float" office:value="1.999" calcext:value-type="float">
            <text:p>1.999E+00</text:p>
          </table:table-cell>
          <table:table-cell office:value-type="float" office:value="2.833" calcext:value-type="float">
            <text:p>2.833E+00</text:p>
          </table:table-cell>
          <table:table-cell table:formula="of:=AVERAGE([.G66:.I66])" office:value-type="float" office:value="2.13" calcext:value-type="float">
            <text:p>2.130E+00</text:p>
          </table:table-cell>
          <table:table-cell office:value-type="float" office:value="1.565" calcext:value-type="float">
            <text:p>1.565E+00</text:p>
          </table:table-cell>
          <table:table-cell office:value-type="float" office:value="1.518" calcext:value-type="float">
            <text:p>1.518E+00</text:p>
          </table:table-cell>
          <table:table-cell office:value-type="float" office:value="1.453" calcext:value-type="float">
            <text:p>1.453E+00</text:p>
          </table:table-cell>
          <table:table-cell table:formula="of:=AVERAGE([.K66:.M66])" office:value-type="float" office:value="1.512" calcext:value-type="float">
            <text:p>1.512E+00</text:p>
          </table:table-cell>
          <table:table-cell office:value-type="float" office:value="1.821" calcext:value-type="float">
            <text:p>1.821E+00</text:p>
          </table:table-cell>
          <table:table-cell office:value-type="float" office:value="2.162" calcext:value-type="float">
            <text:p>2.162E+00</text:p>
          </table:table-cell>
          <table:table-cell office:value-type="float" office:value="1.398" calcext:value-type="float">
            <text:p>1.398E+00</text:p>
          </table:table-cell>
          <table:table-cell table:formula="of:=AVERAGE([.O66:.Q66])" office:value-type="float" office:value="1.79366666666667" calcext:value-type="float">
            <text:p>1.794E+00</text:p>
          </table:table-cell>
          <table:table-cell office:value-type="float" office:value="1.46" calcext:value-type="float">
            <text:p>1.460E+00</text:p>
          </table:table-cell>
          <table:table-cell office:value-type="float" office:value="1.772" calcext:value-type="float">
            <text:p>1.772E+00</text:p>
          </table:table-cell>
          <table:table-cell office:value-type="float" office:value="3.088" calcext:value-type="float">
            <text:p>3.088E+00</text:p>
          </table:table-cell>
          <table:table-cell table:formula="of:=AVERAGE([.S66:.U66])" office:value-type="float" office:value="2.10666666666667" calcext:value-type="float">
            <text:p>2.107E+00</text:p>
          </table:table-cell>
          <table:table-cell office:value-type="float" office:value="3.216" calcext:value-type="float">
            <text:p>3.216E+00</text:p>
          </table:table-cell>
          <table:table-cell office:value-type="float" office:value="3.849" calcext:value-type="float">
            <text:p>3.849E+00</text:p>
          </table:table-cell>
          <table:table-cell office:value-type="float" office:value="1.346" calcext:value-type="float">
            <text:p>1.346E+00</text:p>
          </table:table-cell>
          <table:table-cell table:formula="of:=AVERAGE([.W66:.Y66])" office:value-type="float" office:value="2.80366666666667" calcext:value-type="float">
            <text:p>2.804E+00</text:p>
          </table:table-cell>
          <table:table-cell office:value-type="float" office:value="2.105" calcext:value-type="float">
            <text:p>2.105E+00</text:p>
          </table:table-cell>
          <table:table-cell office:value-type="float" office:value="2.744" calcext:value-type="float">
            <text:p>2.744E+00</text:p>
          </table:table-cell>
          <table:table-cell office:value-type="float" office:value="4.764" calcext:value-type="float">
            <text:p>4.764E+00</text:p>
          </table:table-cell>
          <table:table-cell table:formula="of:=AVERAGE([.AA66:.AC66])" office:value-type="float" office:value="3.20433333333333" calcext:value-type="float">
            <text:p>3.204E+00</text:p>
          </table:table-cell>
          <table:table-cell office:value-type="float" office:value="7.019" calcext:value-type="float">
            <text:p>7.019E+00</text:p>
          </table:table-cell>
          <table:table-cell office:value-type="float" office:value="3.891" calcext:value-type="float">
            <text:p>3.891E+00</text:p>
          </table:table-cell>
          <table:table-cell table:formula="of:=AVERAGE([.AE66:.AF66])" office:value-type="float" office:value="5.455" calcext:value-type="float">
            <text:p>5.455E+00</text:p>
          </table:table-cell>
          <table:table-cell office:value-type="float" office:value="9.868" calcext:value-type="float">
            <text:p>9.868E+00</text:p>
          </table:table-cell>
          <table:table-cell office:value-type="float" office:value="6.573" calcext:value-type="float">
            <text:p>6.573E+00</text:p>
          </table:table-cell>
          <table:table-cell office:value-type="float" office:value="9.41" calcext:value-type="float">
            <text:p>9.410E+00</text:p>
          </table:table-cell>
          <table:table-cell table:formula="of:=AVERAGE([.AH66:.AJ66])" office:value-type="float" office:value="8.617" calcext:value-type="float">
            <text:p>8.617E+00</text:p>
          </table:table-cell>
          <table:table-cell office:value-type="float" office:value="2.098" calcext:value-type="float">
            <text:p>2.098E+00</text:p>
          </table:table-cell>
          <table:table-cell office:value-type="float" office:value="1.879" calcext:value-type="float">
            <text:p>1.879E+00</text:p>
          </table:table-cell>
          <table:table-cell office:value-type="float" office:value="3.242" calcext:value-type="float">
            <text:p>3.242E+00</text:p>
          </table:table-cell>
          <table:table-cell table:formula="of:=AVERAGE([.AL66:.AN66])" office:value-type="float" office:value="2.40633333333333" calcext:value-type="float">
            <text:p>2.406E+00</text:p>
          </table:table-cell>
          <table:table-cell office:value-type="float" office:value="5.006" calcext:value-type="float">
            <text:p>5.006E+00</text:p>
          </table:table-cell>
          <table:table-cell office:value-type="float" office:value="4.68" calcext:value-type="float">
            <text:p>4.680E+00</text:p>
          </table:table-cell>
          <table:table-cell office:value-type="float" office:value="4.461" calcext:value-type="float">
            <text:p>4.461E+00</text:p>
          </table:table-cell>
          <table:table-cell table:formula="of:=AVERAGE([.AP66:.AR66])" office:value-type="float" office:value="4.71566666666667" calcext:value-type="float">
            <text:p>4.716E+00</text:p>
          </table:table-cell>
          <table:table-cell office:value-type="float" office:value="5.512" calcext:value-type="float">
            <text:p>5.512E+00</text:p>
          </table:table-cell>
          <table:table-cell office:value-type="float" office:value="6.557" calcext:value-type="float">
            <text:p>6.557E+00</text:p>
          </table:table-cell>
          <table:table-cell office:value-type="float" office:value="3.812" calcext:value-type="float">
            <text:p>3.812E+00</text:p>
          </table:table-cell>
          <table:table-cell table:formula="of:=AVERAGE([.AT66:.AV66])" office:value-type="float" office:value="5.29366666666667" calcext:value-type="float">
            <text:p>5.294E+00</text:p>
          </table:table-cell>
          <table:table-cell office:value-type="float" office:value="4.389" calcext:value-type="float">
            <text:p>4.389E+00</text:p>
          </table:table-cell>
          <table:table-cell office:value-type="float" office:value="3.625" calcext:value-type="float">
            <text:p>3.625E+00</text:p>
          </table:table-cell>
          <table:table-cell office:value-type="float" office:value="1.967" calcext:value-type="float">
            <text:p>1.967E+00</text:p>
          </table:table-cell>
          <table:table-cell table:formula="of:=AVERAGE([.AX66:.AZ66])" office:value-type="float" office:value="3.327" calcext:value-type="float">
            <text:p>3.327E+00</text:p>
          </table:table-cell>
          <table:table-cell office:value-type="float" office:value="1.788" calcext:value-type="float">
            <text:p>1.788E+00</text:p>
          </table:table-cell>
          <table:table-cell office:value-type="float" office:value="1.52" calcext:value-type="float">
            <text:p>1.520E+00</text:p>
          </table:table-cell>
          <table:table-cell office:value-type="float" office:value="1.436" calcext:value-type="float">
            <text:p>1.436E+00</text:p>
          </table:table-cell>
          <table:table-cell table:formula="of:=AVERAGE([.BB66:.BD66])" office:value-type="float" office:value="1.58133333333333" calcext:value-type="float">
            <text:p>1.581E+00</text:p>
          </table:table-cell>
          <table:table-cell office:value-type="float" office:value="1.411" calcext:value-type="float">
            <text:p>1.411E+00</text:p>
          </table:table-cell>
          <table:table-cell office:value-type="float" office:value="1.443" calcext:value-type="float">
            <text:p>1.443E+00</text:p>
          </table:table-cell>
          <table:table-cell office:value-type="float" office:value="1.569" calcext:value-type="float">
            <text:p>1.569E+00</text:p>
          </table:table-cell>
          <table:table-cell table:formula="of:=AVERAGE([.BF66:.BH66])" office:value-type="float" office:value="1.47433333333333" calcext:value-type="float">
            <text:p>1.474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21330</text:p>
          </table:table-cell>
          <table:table-cell office:value-type="string" calcext:value-type="string">
            <text:p>BHLH87</text:p>
          </table:table-cell>
          <table:table-cell office:value-type="float" office:value="0.888" calcext:value-type="float">
            <text:p>8.880E-01</text:p>
          </table:table-cell>
          <table:table-cell office:value-type="float" office:value="2.123" calcext:value-type="float">
            <text:p>2.123E+00</text:p>
          </table:table-cell>
          <table:table-cell office:value-type="float" office:value="0.509" calcext:value-type="float">
            <text:p>5.090E-01</text:p>
          </table:table-cell>
          <table:table-cell table:formula="of:=AVERAGE([.C67:.E67])" office:value-type="float" office:value="1.17333333333333" calcext:value-type="float">
            <text:p>1.173E+00</text:p>
          </table:table-cell>
          <table:table-cell office:value-type="float" office:value="1.209" calcext:value-type="float">
            <text:p>1.209E+00</text:p>
          </table:table-cell>
          <table:table-cell office:value-type="float" office:value="0.703" calcext:value-type="float">
            <text:p>7.030E-01</text:p>
          </table:table-cell>
          <table:table-cell office:value-type="float" office:value="0.226" calcext:value-type="float">
            <text:p>2.260E-01</text:p>
          </table:table-cell>
          <table:table-cell table:formula="of:=AVERAGE([.G67:.I67])" office:value-type="float" office:value="0.712666666666667" calcext:value-type="float">
            <text:p>7.127E-01</text:p>
          </table:table-cell>
          <table:table-cell office:value-type="float" office:value="0.982" calcext:value-type="float">
            <text:p>9.820E-01</text:p>
          </table:table-cell>
          <table:table-cell office:value-type="float" office:value="0.919" calcext:value-type="float">
            <text:p>9.190E-01</text:p>
          </table:table-cell>
          <table:table-cell office:value-type="float" office:value="0.918" calcext:value-type="float">
            <text:p>9.180E-01</text:p>
          </table:table-cell>
          <table:table-cell table:formula="of:=AVERAGE([.K67:.M67])" office:value-type="float" office:value="0.939666666666667" calcext:value-type="float">
            <text:p>9.397E-01</text:p>
          </table:table-cell>
          <table:table-cell office:value-type="float" office:value="2.052" calcext:value-type="float">
            <text:p>2.052E+00</text:p>
          </table:table-cell>
          <table:table-cell office:value-type="float" office:value="1.901" calcext:value-type="float">
            <text:p>1.901E+00</text:p>
          </table:table-cell>
          <table:table-cell office:value-type="float" office:value="2.203" calcext:value-type="float">
            <text:p>2.203E+00</text:p>
          </table:table-cell>
          <table:table-cell table:formula="of:=AVERAGE([.O67:.Q67])" office:value-type="float" office:value="2.052" calcext:value-type="float">
            <text:p>2.052E+00</text:p>
          </table:table-cell>
          <table:table-cell office:value-type="float" office:value="0.63" calcext:value-type="float">
            <text:p>6.300E-01</text:p>
          </table:table-cell>
          <table:table-cell office:value-type="float" office:value="1.116" calcext:value-type="float">
            <text:p>1.116E+00</text:p>
          </table:table-cell>
          <table:table-cell office:value-type="float" office:value="0.55" calcext:value-type="float">
            <text:p>5.500E-01</text:p>
          </table:table-cell>
          <table:table-cell table:formula="of:=AVERAGE([.S67:.U67])" office:value-type="float" office:value="0.765333333333333" calcext:value-type="float">
            <text:p>7.653E-01</text:p>
          </table:table-cell>
          <table:table-cell office:value-type="float" office:value="0.414" calcext:value-type="float">
            <text:p>4.140E-01</text:p>
          </table:table-cell>
          <table:table-cell office:value-type="float" office:value="0.183" calcext:value-type="float">
            <text:p>1.830E-01</text:p>
          </table:table-cell>
          <table:table-cell office:value-type="float" office:value="0.297" calcext:value-type="float">
            <text:p>2.970E-01</text:p>
          </table:table-cell>
          <table:table-cell table:formula="of:=AVERAGE([.W67:.Y67])" office:value-type="float" office:value="0.298" calcext:value-type="float">
            <text:p>2.980E-01</text:p>
          </table:table-cell>
          <table:table-cell office:value-type="float" office:value="1.493" calcext:value-type="float">
            <text:p>1.493E+00</text:p>
          </table:table-cell>
          <table:table-cell office:value-type="float" office:value="0.825" calcext:value-type="float">
            <text:p>8.250E-01</text:p>
          </table:table-cell>
          <table:table-cell office:value-type="float" office:value="0.723" calcext:value-type="float">
            <text:p>7.230E-01</text:p>
          </table:table-cell>
          <table:table-cell table:formula="of:=AVERAGE([.AA67:.AC67])" office:value-type="float" office:value="1.01366666666667" calcext:value-type="float">
            <text:p>1.014E+00</text:p>
          </table:table-cell>
          <table:table-cell office:value-type="float" office:value="0.627" calcext:value-type="float">
            <text:p>6.270E-01</text:p>
          </table:table-cell>
          <table:table-cell office:value-type="float" office:value="1.801" calcext:value-type="float">
            <text:p>1.801E+00</text:p>
          </table:table-cell>
          <table:table-cell table:formula="of:=AVERAGE([.AE67:.AF67])" office:value-type="float" office:value="1.214" calcext:value-type="float">
            <text:p>1.214E+00</text:p>
          </table:table-cell>
          <table:table-cell office:value-type="float" office:value="1.155" calcext:value-type="float">
            <text:p>1.155E+00</text:p>
          </table:table-cell>
          <table:table-cell office:value-type="float" office:value="1.022" calcext:value-type="float">
            <text:p>1.022E+00</text:p>
          </table:table-cell>
          <table:table-cell office:value-type="float" office:value="1.222" calcext:value-type="float">
            <text:p>1.222E+00</text:p>
          </table:table-cell>
          <table:table-cell table:formula="of:=AVERAGE([.AH67:.AJ67])" office:value-type="float" office:value="1.133" calcext:value-type="float">
            <text:p>1.133E+00</text:p>
          </table:table-cell>
          <table:table-cell office:value-type="float" office:value="1.438" calcext:value-type="float">
            <text:p>1.438E+00</text:p>
          </table:table-cell>
          <table:table-cell office:value-type="float" office:value="1.612" calcext:value-type="float">
            <text:p>1.612E+00</text:p>
          </table:table-cell>
          <table:table-cell office:value-type="float" office:value="1.366" calcext:value-type="float">
            <text:p>1.366E+00</text:p>
          </table:table-cell>
          <table:table-cell table:formula="of:=AVERAGE([.AL67:.AN67])" office:value-type="float" office:value="1.472" calcext:value-type="float">
            <text:p>1.472E+00</text:p>
          </table:table-cell>
          <table:table-cell office:value-type="float" office:value="0.736" calcext:value-type="float">
            <text:p>7.360E-01</text:p>
          </table:table-cell>
          <table:table-cell office:value-type="float" office:value="0.911" calcext:value-type="float">
            <text:p>9.110E-01</text:p>
          </table:table-cell>
          <table:table-cell office:value-type="float" office:value="0.488" calcext:value-type="float">
            <text:p>4.880E-01</text:p>
          </table:table-cell>
          <table:table-cell table:formula="of:=AVERAGE([.AP67:.AR67])" office:value-type="float" office:value="0.711666666666667" calcext:value-type="float">
            <text:p>7.117E-01</text:p>
          </table:table-cell>
          <table:table-cell office:value-type="float" office:value="0.764" calcext:value-type="float">
            <text:p>7.640E-01</text:p>
          </table:table-cell>
          <table:table-cell office:value-type="float" office:value="0.527" calcext:value-type="float">
            <text:p>5.270E-01</text:p>
          </table:table-cell>
          <table:table-cell office:value-type="float" office:value="0.794" calcext:value-type="float">
            <text:p>7.940E-01</text:p>
          </table:table-cell>
          <table:table-cell table:formula="of:=AVERAGE([.AT67:.AV67])" office:value-type="float" office:value="0.695" calcext:value-type="float">
            <text:p>6.950E-01</text:p>
          </table:table-cell>
          <table:table-cell office:value-type="float" office:value="0.454" calcext:value-type="float">
            <text:p>4.540E-01</text:p>
          </table:table-cell>
          <table:table-cell office:value-type="float" office:value="0.715" calcext:value-type="float">
            <text:p>7.150E-01</text:p>
          </table:table-cell>
          <table:table-cell office:value-type="float" office:value="0.663" calcext:value-type="float">
            <text:p>6.630E-01</text:p>
          </table:table-cell>
          <table:table-cell table:formula="of:=AVERAGE([.AX67:.AZ67])" office:value-type="float" office:value="0.610666666666667" calcext:value-type="float">
            <text:p>6.107E-01</text:p>
          </table:table-cell>
          <table:table-cell office:value-type="float" office:value="1.457" calcext:value-type="float">
            <text:p>1.457E+00</text:p>
          </table:table-cell>
          <table:table-cell office:value-type="float" office:value="1.439" calcext:value-type="float">
            <text:p>1.439E+00</text:p>
          </table:table-cell>
          <table:table-cell office:value-type="float" office:value="1.245" calcext:value-type="float">
            <text:p>1.245E+00</text:p>
          </table:table-cell>
          <table:table-cell table:formula="of:=AVERAGE([.BB67:.BD67])" office:value-type="float" office:value="1.38033333333333" calcext:value-type="float">
            <text:p>1.380E+00</text:p>
          </table:table-cell>
          <table:table-cell office:value-type="float" office:value="4.064" calcext:value-type="float">
            <text:p>4.064E+00</text:p>
          </table:table-cell>
          <table:table-cell office:value-type="float" office:value="5.56" calcext:value-type="float">
            <text:p>5.560E+00</text:p>
          </table:table-cell>
          <table:table-cell office:value-type="float" office:value="3.876" calcext:value-type="float">
            <text:p>3.876E+00</text:p>
          </table:table-cell>
          <table:table-cell table:formula="of:=AVERAGE([.BF67:.BH67])" office:value-type="float" office:value="4.5" calcext:value-type="float">
            <text:p>4.500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3G22550</text:p>
          </table:table-cell>
          <table:table-cell office:value-type="float" office:value="24.604" calcext:value-type="float">
            <text:p>2.460E+01</text:p>
          </table:table-cell>
          <table:table-cell office:value-type="float" office:value="28.32" calcext:value-type="float">
            <text:p>2.832E+01</text:p>
          </table:table-cell>
          <table:table-cell office:value-type="float" office:value="37.756" calcext:value-type="float">
            <text:p>3.776E+01</text:p>
          </table:table-cell>
          <table:table-cell table:formula="of:=AVERAGE([.C68:.E68])" office:value-type="float" office:value="30.2266666666667" calcext:value-type="float">
            <text:p>3.023E+01</text:p>
          </table:table-cell>
          <table:table-cell office:value-type="float" office:value="26.645" calcext:value-type="float">
            <text:p>2.665E+01</text:p>
          </table:table-cell>
          <table:table-cell office:value-type="float" office:value="37.204" calcext:value-type="float">
            <text:p>3.720E+01</text:p>
          </table:table-cell>
          <table:table-cell office:value-type="float" office:value="30.396" calcext:value-type="float">
            <text:p>3.040E+01</text:p>
          </table:table-cell>
          <table:table-cell table:formula="of:=AVERAGE([.G68:.I68])" office:value-type="float" office:value="31.415" calcext:value-type="float">
            <text:p>3.142E+01</text:p>
          </table:table-cell>
          <table:table-cell office:value-type="float" office:value="10.199" calcext:value-type="float">
            <text:p>1.020E+01</text:p>
          </table:table-cell>
          <table:table-cell office:value-type="float" office:value="17.735" calcext:value-type="float">
            <text:p>1.774E+01</text:p>
          </table:table-cell>
          <table:table-cell office:value-type="float" office:value="13.53" calcext:value-type="float">
            <text:p>1.353E+01</text:p>
          </table:table-cell>
          <table:table-cell table:formula="of:=AVERAGE([.K68:.M68])" office:value-type="float" office:value="13.8213333333333" calcext:value-type="float">
            <text:p>1.382E+01</text:p>
          </table:table-cell>
          <table:table-cell office:value-type="float" office:value="11.765" calcext:value-type="float">
            <text:p>1.177E+01</text:p>
          </table:table-cell>
          <table:table-cell office:value-type="float" office:value="12.612" calcext:value-type="float">
            <text:p>1.261E+01</text:p>
          </table:table-cell>
          <table:table-cell office:value-type="float" office:value="8.563" calcext:value-type="float">
            <text:p>8.563E+00</text:p>
          </table:table-cell>
          <table:table-cell table:formula="of:=AVERAGE([.O68:.Q68])" office:value-type="float" office:value="10.98" calcext:value-type="float">
            <text:p>1.098E+01</text:p>
          </table:table-cell>
          <table:table-cell office:value-type="float" office:value="12.596" calcext:value-type="float">
            <text:p>1.260E+01</text:p>
          </table:table-cell>
          <table:table-cell office:value-type="float" office:value="12.861" calcext:value-type="float">
            <text:p>1.286E+01</text:p>
          </table:table-cell>
          <table:table-cell office:value-type="float" office:value="12.918" calcext:value-type="float">
            <text:p>1.292E+01</text:p>
          </table:table-cell>
          <table:table-cell table:formula="of:=AVERAGE([.S68:.U68])" office:value-type="float" office:value="12.7916666666667" calcext:value-type="float">
            <text:p>1.279E+01</text:p>
          </table:table-cell>
          <table:table-cell office:value-type="float" office:value="10.354" calcext:value-type="float">
            <text:p>1.035E+01</text:p>
          </table:table-cell>
          <table:table-cell office:value-type="float" office:value="13.828" calcext:value-type="float">
            <text:p>1.383E+01</text:p>
          </table:table-cell>
          <table:table-cell office:value-type="float" office:value="19.007" calcext:value-type="float">
            <text:p>1.901E+01</text:p>
          </table:table-cell>
          <table:table-cell table:formula="of:=AVERAGE([.W68:.Y68])" office:value-type="float" office:value="14.3963333333333" calcext:value-type="float">
            <text:p>1.440E+01</text:p>
          </table:table-cell>
          <table:table-cell office:value-type="float" office:value="40.799" calcext:value-type="float">
            <text:p>4.080E+01</text:p>
          </table:table-cell>
          <table:table-cell office:value-type="float" office:value="21.533" calcext:value-type="float">
            <text:p>2.153E+01</text:p>
          </table:table-cell>
          <table:table-cell office:value-type="float" office:value="32.938" calcext:value-type="float">
            <text:p>3.294E+01</text:p>
          </table:table-cell>
          <table:table-cell table:formula="of:=AVERAGE([.AA68:.AC68])" office:value-type="float" office:value="31.7566666666667" calcext:value-type="float">
            <text:p>3.176E+01</text:p>
          </table:table-cell>
          <table:table-cell office:value-type="float" office:value="23.429" calcext:value-type="float">
            <text:p>2.343E+01</text:p>
          </table:table-cell>
          <table:table-cell office:value-type="float" office:value="14.786" calcext:value-type="float">
            <text:p>1.479E+01</text:p>
          </table:table-cell>
          <table:table-cell table:formula="of:=AVERAGE([.AE68:.AF68])" office:value-type="float" office:value="19.1075" calcext:value-type="float">
            <text:p>1.911E+01</text:p>
          </table:table-cell>
          <table:table-cell office:value-type="float" office:value="38.915" calcext:value-type="float">
            <text:p>3.892E+01</text:p>
          </table:table-cell>
          <table:table-cell office:value-type="float" office:value="11.499" calcext:value-type="float">
            <text:p>1.150E+01</text:p>
          </table:table-cell>
          <table:table-cell office:value-type="float" office:value="25.188" calcext:value-type="float">
            <text:p>2.519E+01</text:p>
          </table:table-cell>
          <table:table-cell table:formula="of:=AVERAGE([.AH68:.AJ68])" office:value-type="float" office:value="25.2006666666667" calcext:value-type="float">
            <text:p>2.520E+01</text:p>
          </table:table-cell>
          <table:table-cell office:value-type="float" office:value="12.017" calcext:value-type="float">
            <text:p>1.202E+01</text:p>
          </table:table-cell>
          <table:table-cell office:value-type="float" office:value="19.177" calcext:value-type="float">
            <text:p>1.918E+01</text:p>
          </table:table-cell>
          <table:table-cell office:value-type="float" office:value="12.863" calcext:value-type="float">
            <text:p>1.286E+01</text:p>
          </table:table-cell>
          <table:table-cell table:formula="of:=AVERAGE([.AL68:.AN68])" office:value-type="float" office:value="14.6856666666667" calcext:value-type="float">
            <text:p>1.469E+01</text:p>
          </table:table-cell>
          <table:table-cell office:value-type="float" office:value="16.589" calcext:value-type="float">
            <text:p>1.659E+01</text:p>
          </table:table-cell>
          <table:table-cell office:value-type="float" office:value="40.453" calcext:value-type="float">
            <text:p>4.045E+01</text:p>
          </table:table-cell>
          <table:table-cell office:value-type="float" office:value="24.838" calcext:value-type="float">
            <text:p>2.484E+01</text:p>
          </table:table-cell>
          <table:table-cell table:formula="of:=AVERAGE([.AP68:.AR68])" office:value-type="float" office:value="27.2933333333333" calcext:value-type="float">
            <text:p>2.729E+01</text:p>
          </table:table-cell>
          <table:table-cell office:value-type="float" office:value="63.877" calcext:value-type="float">
            <text:p>6.388E+01</text:p>
          </table:table-cell>
          <table:table-cell office:value-type="float" office:value="33.367" calcext:value-type="float">
            <text:p>3.337E+01</text:p>
          </table:table-cell>
          <table:table-cell office:value-type="float" office:value="25.65" calcext:value-type="float">
            <text:p>2.565E+01</text:p>
          </table:table-cell>
          <table:table-cell table:formula="of:=AVERAGE([.AT68:.AV68])" office:value-type="float" office:value="40.9646666666667" calcext:value-type="float">
            <text:p>4.096E+01</text:p>
          </table:table-cell>
          <table:table-cell office:value-type="float" office:value="43.709" calcext:value-type="float">
            <text:p>4.371E+01</text:p>
          </table:table-cell>
          <table:table-cell office:value-type="float" office:value="28.432" calcext:value-type="float">
            <text:p>2.843E+01</text:p>
          </table:table-cell>
          <table:table-cell office:value-type="float" office:value="15.461" calcext:value-type="float">
            <text:p>1.546E+01</text:p>
          </table:table-cell>
          <table:table-cell table:formula="of:=AVERAGE([.AX68:.AZ68])" office:value-type="float" office:value="29.2006666666667" calcext:value-type="float">
            <text:p>2.920E+01</text:p>
          </table:table-cell>
          <table:table-cell office:value-type="float" office:value="13.678" calcext:value-type="float">
            <text:p>1.368E+01</text:p>
          </table:table-cell>
          <table:table-cell office:value-type="float" office:value="10.294" calcext:value-type="float">
            <text:p>1.029E+01</text:p>
          </table:table-cell>
          <table:table-cell office:value-type="float" office:value="11.555" calcext:value-type="float">
            <text:p>1.156E+01</text:p>
          </table:table-cell>
          <table:table-cell table:formula="of:=AVERAGE([.BB68:.BD68])" office:value-type="float" office:value="11.8423333333333" calcext:value-type="float">
            <text:p>1.184E+01</text:p>
          </table:table-cell>
          <table:table-cell office:value-type="float" office:value="14.63" calcext:value-type="float">
            <text:p>1.463E+01</text:p>
          </table:table-cell>
          <table:table-cell office:value-type="float" office:value="9.85" calcext:value-type="float">
            <text:p>9.850E+00</text:p>
          </table:table-cell>
          <table:table-cell office:value-type="float" office:value="15.373" calcext:value-type="float">
            <text:p>1.537E+01</text:p>
          </table:table-cell>
          <table:table-cell table:formula="of:=AVERAGE([.BF68:.BH68])" office:value-type="float" office:value="13.2843333333333" calcext:value-type="float">
            <text:p>1.328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23550</text:p>
          </table:table-cell>
          <table:table-cell office:value-type="string" calcext:value-type="string">
            <text:p>LAL5</text:p>
          </table:table-cell>
          <table:table-cell office:value-type="float" office:value="2.487" calcext:value-type="float">
            <text:p>2.487E+00</text:p>
          </table:table-cell>
          <table:table-cell office:value-type="float" office:value="4.237" calcext:value-type="float">
            <text:p>4.237E+00</text:p>
          </table:table-cell>
          <table:table-cell office:value-type="float" office:value="2.36" calcext:value-type="float">
            <text:p>2.360E+00</text:p>
          </table:table-cell>
          <table:table-cell table:formula="of:=AVERAGE([.C69:.E69])" office:value-type="float" office:value="3.028" calcext:value-type="float">
            <text:p>3.028E+00</text:p>
          </table:table-cell>
          <table:table-cell office:value-type="float" office:value="1.518" calcext:value-type="float">
            <text:p>1.518E+00</text:p>
          </table:table-cell>
          <table:table-cell office:value-type="float" office:value="2.75" calcext:value-type="float">
            <text:p>2.750E+00</text:p>
          </table:table-cell>
          <table:table-cell office:value-type="float" office:value="3.992" calcext:value-type="float">
            <text:p>3.992E+00</text:p>
          </table:table-cell>
          <table:table-cell table:formula="of:=AVERAGE([.G69:.I69])" office:value-type="float" office:value="2.75333333333333" calcext:value-type="float">
            <text:p>2.753E+00</text:p>
          </table:table-cell>
          <table:table-cell office:value-type="float" office:value="6.169" calcext:value-type="float">
            <text:p>6.169E+00</text:p>
          </table:table-cell>
          <table:table-cell office:value-type="float" office:value="5.141" calcext:value-type="float">
            <text:p>5.141E+00</text:p>
          </table:table-cell>
          <table:table-cell office:value-type="float" office:value="6.379" calcext:value-type="float">
            <text:p>6.379E+00</text:p>
          </table:table-cell>
          <table:table-cell table:formula="of:=AVERAGE([.K69:.M69])" office:value-type="float" office:value="5.89633333333333" calcext:value-type="float">
            <text:p>5.896E+00</text:p>
          </table:table-cell>
          <table:table-cell office:value-type="float" office:value="0.743" calcext:value-type="float">
            <text:p>7.430E-01</text:p>
          </table:table-cell>
          <table:table-cell office:value-type="float" office:value="1.159" calcext:value-type="float">
            <text:p>1.159E+00</text:p>
          </table:table-cell>
          <table:table-cell office:value-type="float" office:value="1.242" calcext:value-type="float">
            <text:p>1.242E+00</text:p>
          </table:table-cell>
          <table:table-cell table:formula="of:=AVERAGE([.O69:.Q69])" office:value-type="float" office:value="1.048" calcext:value-type="float">
            <text:p>1.048E+00</text:p>
          </table:table-cell>
          <table:table-cell office:value-type="float" office:value="4.372" calcext:value-type="float">
            <text:p>4.372E+00</text:p>
          </table:table-cell>
          <table:table-cell office:value-type="float" office:value="5.274" calcext:value-type="float">
            <text:p>5.274E+00</text:p>
          </table:table-cell>
          <table:table-cell office:value-type="float" office:value="2.186" calcext:value-type="float">
            <text:p>2.186E+00</text:p>
          </table:table-cell>
          <table:table-cell table:formula="of:=AVERAGE([.S69:.U69])" office:value-type="float" office:value="3.944" calcext:value-type="float">
            <text:p>3.944E+00</text:p>
          </table:table-cell>
          <table:table-cell office:value-type="float" office:value="0.848" calcext:value-type="float">
            <text:p>8.480E-01</text:p>
          </table:table-cell>
          <table:table-cell office:value-type="float" office:value="0.412" calcext:value-type="float">
            <text:p>4.120E-01</text:p>
          </table:table-cell>
          <table:table-cell office:value-type="float" office:value="2.06" calcext:value-type="float">
            <text:p>2.060E+00</text:p>
          </table:table-cell>
          <table:table-cell table:formula="of:=AVERAGE([.W69:.Y69])" office:value-type="float" office:value="1.10666666666667" calcext:value-type="float">
            <text:p>1.107E+00</text:p>
          </table:table-cell>
          <table:table-cell office:value-type="float" office:value="8.649" calcext:value-type="float">
            <text:p>8.649E+00</text:p>
          </table:table-cell>
          <table:table-cell office:value-type="float" office:value="10.772" calcext:value-type="float">
            <text:p>1.077E+01</text:p>
          </table:table-cell>
          <table:table-cell office:value-type="float" office:value="14.784" calcext:value-type="float">
            <text:p>1.478E+01</text:p>
          </table:table-cell>
          <table:table-cell table:formula="of:=AVERAGE([.AA69:.AC69])" office:value-type="float" office:value="11.4016666666667" calcext:value-type="float">
            <text:p>1.140E+01</text:p>
          </table:table-cell>
          <table:table-cell office:value-type="float" office:value="11.274" calcext:value-type="float">
            <text:p>1.127E+01</text:p>
          </table:table-cell>
          <table:table-cell office:value-type="float" office:value="9.839" calcext:value-type="float">
            <text:p>9.839E+00</text:p>
          </table:table-cell>
          <table:table-cell table:formula="of:=AVERAGE([.AE69:.AF69])" office:value-type="float" office:value="10.5565" calcext:value-type="float">
            <text:p>1.056E+01</text:p>
          </table:table-cell>
          <table:table-cell office:value-type="float" office:value="6.975" calcext:value-type="float">
            <text:p>6.975E+00</text:p>
          </table:table-cell>
          <table:table-cell office:value-type="float" office:value="13.291" calcext:value-type="float">
            <text:p>1.329E+01</text:p>
          </table:table-cell>
          <table:table-cell office:value-type="float" office:value="9.635" calcext:value-type="float">
            <text:p>9.635E+00</text:p>
          </table:table-cell>
          <table:table-cell table:formula="of:=AVERAGE([.AH69:.AJ69])" office:value-type="float" office:value="9.967" calcext:value-type="float">
            <text:p>9.967E+00</text:p>
          </table:table-cell>
          <table:table-cell office:value-type="float" office:value="1.302" calcext:value-type="float">
            <text:p>1.302E+00</text:p>
          </table:table-cell>
          <table:table-cell office:value-type="float" office:value="1.685" calcext:value-type="float">
            <text:p>1.685E+00</text:p>
          </table:table-cell>
          <table:table-cell office:value-type="float" office:value="1.116" calcext:value-type="float">
            <text:p>1.116E+00</text:p>
          </table:table-cell>
          <table:table-cell table:formula="of:=AVERAGE([.AL69:.AN69])" office:value-type="float" office:value="1.36766666666667" calcext:value-type="float">
            <text:p>1.368E+00</text:p>
          </table:table-cell>
          <table:table-cell office:value-type="float" office:value="2.237" calcext:value-type="float">
            <text:p>2.237E+00</text:p>
          </table:table-cell>
          <table:table-cell office:value-type="float" office:value="0.538" calcext:value-type="float">
            <text:p>5.380E-01</text:p>
          </table:table-cell>
          <table:table-cell office:value-type="float" office:value="4.238" calcext:value-type="float">
            <text:p>4.238E+00</text:p>
          </table:table-cell>
          <table:table-cell table:formula="of:=AVERAGE([.AP69:.AR69])" office:value-type="float" office:value="2.33766666666667" calcext:value-type="float">
            <text:p>2.338E+00</text:p>
          </table:table-cell>
          <table:table-cell office:value-type="float" office:value="5.854" calcext:value-type="float">
            <text:p>5.854E+00</text:p>
          </table:table-cell>
          <table:table-cell office:value-type="float" office:value="1.584" calcext:value-type="float">
            <text:p>1.584E+00</text:p>
          </table:table-cell>
          <table:table-cell office:value-type="float" office:value="1.091" calcext:value-type="float">
            <text:p>1.091E+00</text:p>
          </table:table-cell>
          <table:table-cell table:formula="of:=AVERAGE([.AT69:.AV69])" office:value-type="float" office:value="2.843" calcext:value-type="float">
            <text:p>2.843E+00</text:p>
          </table:table-cell>
          <table:table-cell office:value-type="float" office:value="0.828" calcext:value-type="float">
            <text:p>8.280E-01</text:p>
          </table:table-cell>
          <table:table-cell office:value-type="float" office:value="0.818" calcext:value-type="float">
            <text:p>8.180E-01</text:p>
          </table:table-cell>
          <table:table-cell office:value-type="float" office:value="0.895" calcext:value-type="float">
            <text:p>8.950E-01</text:p>
          </table:table-cell>
          <table:table-cell table:formula="of:=AVERAGE([.AX69:.AZ69])" office:value-type="float" office:value="0.847" calcext:value-type="float">
            <text:p>8.470E-01</text:p>
          </table:table-cell>
          <table:table-cell office:value-type="float" office:value="0.892" calcext:value-type="float">
            <text:p>8.920E-01</text:p>
          </table:table-cell>
          <table:table-cell office:value-type="float" office:value="0.926" calcext:value-type="float">
            <text:p>9.260E-01</text:p>
          </table:table-cell>
          <table:table-cell office:value-type="float" office:value="0" calcext:value-type="float">
            <text:p>0.000E+00</text:p>
          </table:table-cell>
          <table:table-cell table:formula="of:=AVERAGE([.BB69:.BD69])" office:value-type="float" office:value="0.606" calcext:value-type="float">
            <text:p>6.060E-01</text:p>
          </table:table-cell>
          <table:table-cell office:value-type="float" office:value="3.063" calcext:value-type="float">
            <text:p>3.063E+00</text:p>
          </table:table-cell>
          <table:table-cell office:value-type="float" office:value="3.626" calcext:value-type="float">
            <text:p>3.626E+00</text:p>
          </table:table-cell>
          <table:table-cell office:value-type="float" office:value="2.127" calcext:value-type="float">
            <text:p>2.127E+00</text:p>
          </table:table-cell>
          <table:table-cell table:formula="of:=AVERAGE([.BF69:.BH69])" office:value-type="float" office:value="2.93866666666667" calcext:value-type="float">
            <text:p>2.939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3G28270</text:p>
          </table:table-cell>
          <table:table-cell office:value-type="float" office:value="0.862" calcext:value-type="float">
            <text:p>8.620E-01</text:p>
          </table:table-cell>
          <table:table-cell office:value-type="float" office:value="1.278" calcext:value-type="float">
            <text:p>1.278E+00</text:p>
          </table:table-cell>
          <table:table-cell office:value-type="float" office:value="1.691" calcext:value-type="float">
            <text:p>1.691E+00</text:p>
          </table:table-cell>
          <table:table-cell table:formula="of:=AVERAGE([.C70:.E70])" office:value-type="float" office:value="1.277" calcext:value-type="float">
            <text:p>1.277E+00</text:p>
          </table:table-cell>
          <table:table-cell office:value-type="float" office:value="0.49" calcext:value-type="float">
            <text:p>4.900E-01</text:p>
          </table:table-cell>
          <table:table-cell office:value-type="float" office:value="0.336" calcext:value-type="float">
            <text:p>3.360E-01</text:p>
          </table:table-cell>
          <table:table-cell office:value-type="float" office:value="0.215" calcext:value-type="float">
            <text:p>2.150E-01</text:p>
          </table:table-cell>
          <table:table-cell table:formula="of:=AVERAGE([.G70:.I70])" office:value-type="float" office:value="0.347" calcext:value-type="float">
            <text:p>3.470E-01</text:p>
          </table:table-cell>
          <table:table-cell office:value-type="float" office:value="0.633" calcext:value-type="float">
            <text:p>6.330E-01</text:p>
          </table:table-cell>
          <table:table-cell office:value-type="float" office:value="0.563" calcext:value-type="float">
            <text:p>5.630E-01</text:p>
          </table:table-cell>
          <table:table-cell office:value-type="float" office:value="0.772" calcext:value-type="float">
            <text:p>7.720E-01</text:p>
          </table:table-cell>
          <table:table-cell table:formula="of:=AVERAGE([.K70:.M70])" office:value-type="float" office:value="0.656" calcext:value-type="float">
            <text:p>6.560E-01</text:p>
          </table:table-cell>
          <table:table-cell office:value-type="float" office:value="1.487" calcext:value-type="float">
            <text:p>1.487E+00</text:p>
          </table:table-cell>
          <table:table-cell office:value-type="float" office:value="1.815" calcext:value-type="float">
            <text:p>1.815E+00</text:p>
          </table:table-cell>
          <table:table-cell office:value-type="float" office:value="0.73" calcext:value-type="float">
            <text:p>7.300E-01</text:p>
          </table:table-cell>
          <table:table-cell table:formula="of:=AVERAGE([.O70:.Q70])" office:value-type="float" office:value="1.344" calcext:value-type="float">
            <text:p>1.344E+00</text:p>
          </table:table-cell>
          <table:table-cell office:value-type="float" office:value="0.428" calcext:value-type="float">
            <text:p>4.280E-01</text:p>
          </table:table-cell>
          <table:table-cell office:value-type="float" office:value="0.131" calcext:value-type="float">
            <text:p>1.310E-01</text:p>
          </table:table-cell>
          <table:table-cell office:value-type="float" office:value="1.094" calcext:value-type="float">
            <text:p>1.094E+00</text:p>
          </table:table-cell>
          <table:table-cell table:formula="of:=AVERAGE([.S70:.U70])" office:value-type="float" office:value="0.551" calcext:value-type="float">
            <text:p>5.510E-01</text:p>
          </table:table-cell>
          <table:table-cell office:value-type="float" office:value="0.255" calcext:value-type="float">
            <text:p>2.550E-01</text:p>
          </table:table-cell>
          <table:table-cell office:value-type="float" office:value="0.124" calcext:value-type="float">
            <text:p>1.240E-01</text:p>
          </table:table-cell>
          <table:table-cell office:value-type="float" office:value="0.334" calcext:value-type="float">
            <text:p>3.340E-01</text:p>
          </table:table-cell>
          <table:table-cell table:formula="of:=AVERAGE([.W70:.Y70])" office:value-type="float" office:value="0.237666666666667" calcext:value-type="float">
            <text:p>2.377E-01</text:p>
          </table:table-cell>
          <table:table-cell office:value-type="float" office:value="1.198" calcext:value-type="float">
            <text:p>1.198E+00</text:p>
          </table:table-cell>
          <table:table-cell office:value-type="float" office:value="0.599" calcext:value-type="float">
            <text:p>5.990E-01</text:p>
          </table:table-cell>
          <table:table-cell office:value-type="float" office:value="0.774" calcext:value-type="float">
            <text:p>7.740E-01</text:p>
          </table:table-cell>
          <table:table-cell table:formula="of:=AVERAGE([.AA70:.AC70])" office:value-type="float" office:value="0.857" calcext:value-type="float">
            <text:p>8.570E-01</text:p>
          </table:table-cell>
          <table:table-cell office:value-type="float" office:value="0.559" calcext:value-type="float">
            <text:p>5.590E-01</text:p>
          </table:table-cell>
          <table:table-cell office:value-type="float" office:value="1.564" calcext:value-type="float">
            <text:p>1.564E+00</text:p>
          </table:table-cell>
          <table:table-cell table:formula="of:=AVERAGE([.AE70:.AF70])" office:value-type="float" office:value="1.0615" calcext:value-type="float">
            <text:p>1.062E+00</text:p>
          </table:table-cell>
          <table:table-cell office:value-type="float" office:value="0.738" calcext:value-type="float">
            <text:p>7.380E-01</text:p>
          </table:table-cell>
          <table:table-cell office:value-type="float" office:value="0.76" calcext:value-type="float">
            <text:p>7.600E-01</text:p>
          </table:table-cell>
          <table:table-cell office:value-type="float" office:value="0.315" calcext:value-type="float">
            <text:p>3.150E-01</text:p>
          </table:table-cell>
          <table:table-cell table:formula="of:=AVERAGE([.AH70:.AJ70])" office:value-type="float" office:value="0.604333333333333" calcext:value-type="float">
            <text:p>6.043E-01</text:p>
          </table:table-cell>
          <table:table-cell office:value-type="float" office:value="3.615" calcext:value-type="float">
            <text:p>3.615E+00</text:p>
          </table:table-cell>
          <table:table-cell office:value-type="float" office:value="3.273" calcext:value-type="float">
            <text:p>3.273E+00</text:p>
          </table:table-cell>
          <table:table-cell office:value-type="float" office:value="3.564" calcext:value-type="float">
            <text:p>3.564E+00</text:p>
          </table:table-cell>
          <table:table-cell table:formula="of:=AVERAGE([.AL70:.AN70])" office:value-type="float" office:value="3.484" calcext:value-type="float">
            <text:p>3.484E+00</text:p>
          </table:table-cell>
          <table:table-cell office:value-type="float" office:value="5.571" calcext:value-type="float">
            <text:p>5.571E+00</text:p>
          </table:table-cell>
          <table:table-cell office:value-type="float" office:value="2.555" calcext:value-type="float">
            <text:p>2.555E+00</text:p>
          </table:table-cell>
          <table:table-cell office:value-type="float" office:value="2.542" calcext:value-type="float">
            <text:p>2.542E+00</text:p>
          </table:table-cell>
          <table:table-cell table:formula="of:=AVERAGE([.AP70:.AR70])" office:value-type="float" office:value="3.556" calcext:value-type="float">
            <text:p>3.556E+00</text:p>
          </table:table-cell>
          <table:table-cell office:value-type="float" office:value="7.165" calcext:value-type="float">
            <text:p>7.165E+00</text:p>
          </table:table-cell>
          <table:table-cell office:value-type="float" office:value="10.37" calcext:value-type="float">
            <text:p>1.037E+01</text:p>
          </table:table-cell>
          <table:table-cell office:value-type="float" office:value="8.296" calcext:value-type="float">
            <text:p>8.296E+00</text:p>
          </table:table-cell>
          <table:table-cell table:formula="of:=AVERAGE([.AT70:.AV70])" office:value-type="float" office:value="8.61033333333333" calcext:value-type="float">
            <text:p>8.610E+00</text:p>
          </table:table-cell>
          <table:table-cell office:value-type="float" office:value="1.26" calcext:value-type="float">
            <text:p>1.260E+00</text:p>
          </table:table-cell>
          <table:table-cell office:value-type="float" office:value="1.129" calcext:value-type="float">
            <text:p>1.129E+00</text:p>
          </table:table-cell>
          <table:table-cell office:value-type="float" office:value="3.529" calcext:value-type="float">
            <text:p>3.529E+00</text:p>
          </table:table-cell>
          <table:table-cell table:formula="of:=AVERAGE([.AX70:.AZ70])" office:value-type="float" office:value="1.97266666666667" calcext:value-type="float">
            <text:p>1.973E+00</text:p>
          </table:table-cell>
          <table:table-cell office:value-type="float" office:value="5.47" calcext:value-type="float">
            <text:p>5.470E+00</text:p>
          </table:table-cell>
          <table:table-cell office:value-type="float" office:value="9.781" calcext:value-type="float">
            <text:p>9.781E+00</text:p>
          </table:table-cell>
          <table:table-cell office:value-type="float" office:value="3.228" calcext:value-type="float">
            <text:p>3.228E+00</text:p>
          </table:table-cell>
          <table:table-cell table:formula="of:=AVERAGE([.BB70:.BD70])" office:value-type="float" office:value="6.15966666666667" calcext:value-type="float">
            <text:p>6.160E+00</text:p>
          </table:table-cell>
          <table:table-cell office:value-type="float" office:value="5.659" calcext:value-type="float">
            <text:p>5.659E+00</text:p>
          </table:table-cell>
          <table:table-cell office:value-type="float" office:value="13.727" calcext:value-type="float">
            <text:p>1.373E+01</text:p>
          </table:table-cell>
          <table:table-cell office:value-type="float" office:value="15.202" calcext:value-type="float">
            <text:p>1.520E+01</text:p>
          </table:table-cell>
          <table:table-cell table:formula="of:=AVERAGE([.BF70:.BH70])" office:value-type="float" office:value="11.5293333333333" calcext:value-type="float">
            <text:p>1.153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3G28540</text:p>
          </table:table-cell>
          <table:table-cell office:value-type="float" office:value="1.821" calcext:value-type="float">
            <text:p>1.821E+00</text:p>
          </table:table-cell>
          <table:table-cell office:value-type="float" office:value="1.945" calcext:value-type="float">
            <text:p>1.945E+00</text:p>
          </table:table-cell>
          <table:table-cell office:value-type="float" office:value="1.653" calcext:value-type="float">
            <text:p>1.653E+00</text:p>
          </table:table-cell>
          <table:table-cell table:formula="of:=AVERAGE([.C71:.E71])" office:value-type="float" office:value="1.80633333333333" calcext:value-type="float">
            <text:p>1.806E+00</text:p>
          </table:table-cell>
          <table:table-cell office:value-type="float" office:value="2.111" calcext:value-type="float">
            <text:p>2.111E+00</text:p>
          </table:table-cell>
          <table:table-cell office:value-type="float" office:value="1.253" calcext:value-type="float">
            <text:p>1.253E+00</text:p>
          </table:table-cell>
          <table:table-cell office:value-type="float" office:value="24.43" calcext:value-type="float">
            <text:p>2.443E+01</text:p>
          </table:table-cell>
          <table:table-cell table:formula="of:=AVERAGE([.G71:.I71])" office:value-type="float" office:value="9.26466666666667" calcext:value-type="float">
            <text:p>9.265E+00</text:p>
          </table:table-cell>
          <table:table-cell office:value-type="float" office:value="1.392" calcext:value-type="float">
            <text:p>1.392E+00</text:p>
          </table:table-cell>
          <table:table-cell office:value-type="float" office:value="2.288" calcext:value-type="float">
            <text:p>2.288E+00</text:p>
          </table:table-cell>
          <table:table-cell office:value-type="float" office:value="2.593" calcext:value-type="float">
            <text:p>2.593E+00</text:p>
          </table:table-cell>
          <table:table-cell table:formula="of:=AVERAGE([.K71:.M71])" office:value-type="float" office:value="2.091" calcext:value-type="float">
            <text:p>2.091E+00</text:p>
          </table:table-cell>
          <table:table-cell office:value-type="float" office:value="1.823" calcext:value-type="float">
            <text:p>1.823E+00</text:p>
          </table:table-cell>
          <table:table-cell office:value-type="float" office:value="2.023" calcext:value-type="float">
            <text:p>2.023E+00</text:p>
          </table:table-cell>
          <table:table-cell office:value-type="float" office:value="0.915" calcext:value-type="float">
            <text:p>9.150E-01</text:p>
          </table:table-cell>
          <table:table-cell table:formula="of:=AVERAGE([.O71:.Q71])" office:value-type="float" office:value="1.587" calcext:value-type="float">
            <text:p>1.587E+00</text:p>
          </table:table-cell>
          <table:table-cell office:value-type="float" office:value="1.271" calcext:value-type="float">
            <text:p>1.271E+00</text:p>
          </table:table-cell>
          <table:table-cell office:value-type="float" office:value="1.522" calcext:value-type="float">
            <text:p>1.522E+00</text:p>
          </table:table-cell>
          <table:table-cell office:value-type="float" office:value="1.155" calcext:value-type="float">
            <text:p>1.155E+00</text:p>
          </table:table-cell>
          <table:table-cell table:formula="of:=AVERAGE([.S71:.U71])" office:value-type="float" office:value="1.316" calcext:value-type="float">
            <text:p>1.316E+00</text:p>
          </table:table-cell>
          <table:table-cell office:value-type="float" office:value="1.222" calcext:value-type="float">
            <text:p>1.222E+00</text:p>
          </table:table-cell>
          <table:table-cell office:value-type="float" office:value="1.137" calcext:value-type="float">
            <text:p>1.137E+00</text:p>
          </table:table-cell>
          <table:table-cell office:value-type="float" office:value="1.336" calcext:value-type="float">
            <text:p>1.336E+00</text:p>
          </table:table-cell>
          <table:table-cell table:formula="of:=AVERAGE([.W71:.Y71])" office:value-type="float" office:value="1.23166666666667" calcext:value-type="float">
            <text:p>1.232E+00</text:p>
          </table:table-cell>
          <table:table-cell office:value-type="float" office:value="5.068" calcext:value-type="float">
            <text:p>5.068E+00</text:p>
          </table:table-cell>
          <table:table-cell office:value-type="float" office:value="7.016" calcext:value-type="float">
            <text:p>7.016E+00</text:p>
          </table:table-cell>
          <table:table-cell office:value-type="float" office:value="6.352" calcext:value-type="float">
            <text:p>6.352E+00</text:p>
          </table:table-cell>
          <table:table-cell table:formula="of:=AVERAGE([.AA71:.AC71])" office:value-type="float" office:value="6.14533333333333" calcext:value-type="float">
            <text:p>6.145E+00</text:p>
          </table:table-cell>
          <table:table-cell office:value-type="float" office:value="4.818" calcext:value-type="float">
            <text:p>4.818E+00</text:p>
          </table:table-cell>
          <table:table-cell office:value-type="float" office:value="4.048" calcext:value-type="float">
            <text:p>4.048E+00</text:p>
          </table:table-cell>
          <table:table-cell table:formula="of:=AVERAGE([.AE71:.AF71])" office:value-type="float" office:value="4.433" calcext:value-type="float">
            <text:p>4.433E+00</text:p>
          </table:table-cell>
          <table:table-cell office:value-type="float" office:value="4.12" calcext:value-type="float">
            <text:p>4.120E+00</text:p>
          </table:table-cell>
          <table:table-cell office:value-type="float" office:value="4.596" calcext:value-type="float">
            <text:p>4.596E+00</text:p>
          </table:table-cell>
          <table:table-cell office:value-type="float" office:value="5.79" calcext:value-type="float">
            <text:p>5.790E+00</text:p>
          </table:table-cell>
          <table:table-cell table:formula="of:=AVERAGE([.AH71:.AJ71])" office:value-type="float" office:value="4.83533333333333" calcext:value-type="float">
            <text:p>4.835E+00</text:p>
          </table:table-cell>
          <table:table-cell office:value-type="float" office:value="2.277" calcext:value-type="float">
            <text:p>2.277E+00</text:p>
          </table:table-cell>
          <table:table-cell office:value-type="float" office:value="1.182" calcext:value-type="float">
            <text:p>1.182E+00</text:p>
          </table:table-cell>
          <table:table-cell office:value-type="float" office:value="1.759" calcext:value-type="float">
            <text:p>1.759E+00</text:p>
          </table:table-cell>
          <table:table-cell table:formula="of:=AVERAGE([.AL71:.AN71])" office:value-type="float" office:value="1.73933333333333" calcext:value-type="float">
            <text:p>1.739E+00</text:p>
          </table:table-cell>
          <table:table-cell office:value-type="float" office:value="2.944" calcext:value-type="float">
            <text:p>2.944E+00</text:p>
          </table:table-cell>
          <table:table-cell office:value-type="float" office:value="3.757" calcext:value-type="float">
            <text:p>3.757E+00</text:p>
          </table:table-cell>
          <table:table-cell office:value-type="float" office:value="3.994" calcext:value-type="float">
            <text:p>3.994E+00</text:p>
          </table:table-cell>
          <table:table-cell table:formula="of:=AVERAGE([.AP71:.AR71])" office:value-type="float" office:value="3.565" calcext:value-type="float">
            <text:p>3.565E+00</text:p>
          </table:table-cell>
          <table:table-cell office:value-type="float" office:value="2.232" calcext:value-type="float">
            <text:p>2.232E+00</text:p>
          </table:table-cell>
          <table:table-cell office:value-type="float" office:value="1.783" calcext:value-type="float">
            <text:p>1.783E+00</text:p>
          </table:table-cell>
          <table:table-cell office:value-type="float" office:value="1.718" calcext:value-type="float">
            <text:p>1.718E+00</text:p>
          </table:table-cell>
          <table:table-cell table:formula="of:=AVERAGE([.AT71:.AV71])" office:value-type="float" office:value="1.911" calcext:value-type="float">
            <text:p>1.911E+00</text:p>
          </table:table-cell>
          <table:table-cell office:value-type="float" office:value="1.68" calcext:value-type="float">
            <text:p>1.680E+00</text:p>
          </table:table-cell>
          <table:table-cell office:value-type="float" office:value="1.926" calcext:value-type="float">
            <text:p>1.926E+00</text:p>
          </table:table-cell>
          <table:table-cell office:value-type="float" office:value="0.627" calcext:value-type="float">
            <text:p>6.270E-01</text:p>
          </table:table-cell>
          <table:table-cell table:formula="of:=AVERAGE([.AX71:.AZ71])" office:value-type="float" office:value="1.411" calcext:value-type="float">
            <text:p>1.411E+00</text:p>
          </table:table-cell>
          <table:table-cell office:value-type="float" office:value="0.749" calcext:value-type="float">
            <text:p>7.490E-01</text:p>
          </table:table-cell>
          <table:table-cell office:value-type="float" office:value="0.487" calcext:value-type="float">
            <text:p>4.870E-01</text:p>
          </table:table-cell>
          <table:table-cell office:value-type="float" office:value="0.815" calcext:value-type="float">
            <text:p>8.150E-01</text:p>
          </table:table-cell>
          <table:table-cell table:formula="of:=AVERAGE([.BB71:.BD71])" office:value-type="float" office:value="0.683666666666667" calcext:value-type="float">
            <text:p>6.837E-01</text:p>
          </table:table-cell>
          <table:table-cell office:value-type="float" office:value="0.702" calcext:value-type="float">
            <text:p>7.020E-01</text:p>
          </table:table-cell>
          <table:table-cell office:value-type="float" office:value="0.45" calcext:value-type="float">
            <text:p>4.500E-01</text:p>
          </table:table-cell>
          <table:table-cell office:value-type="float" office:value="0.365" calcext:value-type="float">
            <text:p>3.650E-01</text:p>
          </table:table-cell>
          <table:table-cell table:formula="of:=AVERAGE([.BF71:.BH71])" office:value-type="float" office:value="0.505666666666667" calcext:value-type="float">
            <text:p>5.057E-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45260</text:p>
          </table:table-cell>
          <table:table-cell office:value-type="string" calcext:value-type="string">
            <text:p>IDD9</text:p>
          </table:table-cell>
          <table:table-cell office:value-type="float" office:value="4.102" calcext:value-type="float">
            <text:p>4.102E+00</text:p>
          </table:table-cell>
          <table:table-cell office:value-type="float" office:value="2.85" calcext:value-type="float">
            <text:p>2.850E+00</text:p>
          </table:table-cell>
          <table:table-cell office:value-type="float" office:value="2.528" calcext:value-type="float">
            <text:p>2.528E+00</text:p>
          </table:table-cell>
          <table:table-cell table:formula="of:=AVERAGE([.C72:.E72])" office:value-type="float" office:value="3.16" calcext:value-type="float">
            <text:p>3.160E+00</text:p>
          </table:table-cell>
          <table:table-cell office:value-type="float" office:value="3.844" calcext:value-type="float">
            <text:p>3.844E+00</text:p>
          </table:table-cell>
          <table:table-cell office:value-type="float" office:value="3.029" calcext:value-type="float">
            <text:p>3.029E+00</text:p>
          </table:table-cell>
          <table:table-cell office:value-type="float" office:value="10.012" calcext:value-type="float">
            <text:p>1.001E+01</text:p>
          </table:table-cell>
          <table:table-cell table:formula="of:=AVERAGE([.G72:.I72])" office:value-type="float" office:value="5.62833333333333" calcext:value-type="float">
            <text:p>5.628E+00</text:p>
          </table:table-cell>
          <table:table-cell office:value-type="float" office:value="4.297" calcext:value-type="float">
            <text:p>4.297E+00</text:p>
          </table:table-cell>
          <table:table-cell office:value-type="float" office:value="4.2" calcext:value-type="float">
            <text:p>4.200E+00</text:p>
          </table:table-cell>
          <table:table-cell office:value-type="float" office:value="3.396" calcext:value-type="float">
            <text:p>3.396E+00</text:p>
          </table:table-cell>
          <table:table-cell table:formula="of:=AVERAGE([.K72:.M72])" office:value-type="float" office:value="3.96433333333333" calcext:value-type="float">
            <text:p>3.964E+00</text:p>
          </table:table-cell>
          <table:table-cell office:value-type="float" office:value="4.256" calcext:value-type="float">
            <text:p>4.256E+00</text:p>
          </table:table-cell>
          <table:table-cell office:value-type="float" office:value="4.122" calcext:value-type="float">
            <text:p>4.122E+00</text:p>
          </table:table-cell>
          <table:table-cell office:value-type="float" office:value="3.827" calcext:value-type="float">
            <text:p>3.827E+00</text:p>
          </table:table-cell>
          <table:table-cell table:formula="of:=AVERAGE([.O72:.Q72])" office:value-type="float" office:value="4.06833333333333" calcext:value-type="float">
            <text:p>4.068E+00</text:p>
          </table:table-cell>
          <table:table-cell office:value-type="float" office:value="5.542" calcext:value-type="float">
            <text:p>5.542E+00</text:p>
          </table:table-cell>
          <table:table-cell office:value-type="float" office:value="3.555" calcext:value-type="float">
            <text:p>3.555E+00</text:p>
          </table:table-cell>
          <table:table-cell office:value-type="float" office:value="2.342" calcext:value-type="float">
            <text:p>2.342E+00</text:p>
          </table:table-cell>
          <table:table-cell table:formula="of:=AVERAGE([.S72:.U72])" office:value-type="float" office:value="3.813" calcext:value-type="float">
            <text:p>3.813E+00</text:p>
          </table:table-cell>
          <table:table-cell office:value-type="float" office:value="1.327" calcext:value-type="float">
            <text:p>1.327E+00</text:p>
          </table:table-cell>
          <table:table-cell office:value-type="float" office:value="1.479" calcext:value-type="float">
            <text:p>1.479E+00</text:p>
          </table:table-cell>
          <table:table-cell office:value-type="float" office:value="2.588" calcext:value-type="float">
            <text:p>2.588E+00</text:p>
          </table:table-cell>
          <table:table-cell table:formula="of:=AVERAGE([.W72:.Y72])" office:value-type="float" office:value="1.798" calcext:value-type="float">
            <text:p>1.798E+00</text:p>
          </table:table-cell>
          <table:table-cell office:value-type="float" office:value="4.262" calcext:value-type="float">
            <text:p>4.262E+00</text:p>
          </table:table-cell>
          <table:table-cell office:value-type="float" office:value="4.177" calcext:value-type="float">
            <text:p>4.177E+00</text:p>
          </table:table-cell>
          <table:table-cell office:value-type="float" office:value="4.657" calcext:value-type="float">
            <text:p>4.657E+00</text:p>
          </table:table-cell>
          <table:table-cell table:formula="of:=AVERAGE([.AA72:.AC72])" office:value-type="float" office:value="4.36533333333333" calcext:value-type="float">
            <text:p>4.365E+00</text:p>
          </table:table-cell>
          <table:table-cell office:value-type="float" office:value="2.986" calcext:value-type="float">
            <text:p>2.986E+00</text:p>
          </table:table-cell>
          <table:table-cell office:value-type="float" office:value="3.561" calcext:value-type="float">
            <text:p>3.561E+00</text:p>
          </table:table-cell>
          <table:table-cell table:formula="of:=AVERAGE([.AE72:.AF72])" office:value-type="float" office:value="3.2735" calcext:value-type="float">
            <text:p>3.274E+00</text:p>
          </table:table-cell>
          <table:table-cell office:value-type="float" office:value="1.681" calcext:value-type="float">
            <text:p>1.681E+00</text:p>
          </table:table-cell>
          <table:table-cell office:value-type="float" office:value="2.822" calcext:value-type="float">
            <text:p>2.822E+00</text:p>
          </table:table-cell>
          <table:table-cell office:value-type="float" office:value="1.995" calcext:value-type="float">
            <text:p>1.995E+00</text:p>
          </table:table-cell>
          <table:table-cell table:formula="of:=AVERAGE([.AH72:.AJ72])" office:value-type="float" office:value="2.166" calcext:value-type="float">
            <text:p>2.166E+00</text:p>
          </table:table-cell>
          <table:table-cell office:value-type="float" office:value="4.13" calcext:value-type="float">
            <text:p>4.130E+00</text:p>
          </table:table-cell>
          <table:table-cell office:value-type="float" office:value="3.069" calcext:value-type="float">
            <text:p>3.069E+00</text:p>
          </table:table-cell>
          <table:table-cell office:value-type="float" office:value="4.17" calcext:value-type="float">
            <text:p>4.170E+00</text:p>
          </table:table-cell>
          <table:table-cell table:formula="of:=AVERAGE([.AL72:.AN72])" office:value-type="float" office:value="3.78966666666667" calcext:value-type="float">
            <text:p>3.790E+00</text:p>
          </table:table-cell>
          <table:table-cell office:value-type="float" office:value="3.747" calcext:value-type="float">
            <text:p>3.747E+00</text:p>
          </table:table-cell>
          <table:table-cell office:value-type="float" office:value="2.23" calcext:value-type="float">
            <text:p>2.230E+00</text:p>
          </table:table-cell>
          <table:table-cell office:value-type="float" office:value="3.881" calcext:value-type="float">
            <text:p>3.881E+00</text:p>
          </table:table-cell>
          <table:table-cell table:formula="of:=AVERAGE([.AP72:.AR72])" office:value-type="float" office:value="3.286" calcext:value-type="float">
            <text:p>3.286E+00</text:p>
          </table:table-cell>
          <table:table-cell office:value-type="float" office:value="2.145" calcext:value-type="float">
            <text:p>2.145E+00</text:p>
          </table:table-cell>
          <table:table-cell office:value-type="float" office:value="2.427" calcext:value-type="float">
            <text:p>2.427E+00</text:p>
          </table:table-cell>
          <table:table-cell office:value-type="float" office:value="2.456" calcext:value-type="float">
            <text:p>2.456E+00</text:p>
          </table:table-cell>
          <table:table-cell table:formula="of:=AVERAGE([.AT72:.AV72])" office:value-type="float" office:value="2.34266666666667" calcext:value-type="float">
            <text:p>2.343E+00</text:p>
          </table:table-cell>
          <table:table-cell office:value-type="float" office:value="5.66" calcext:value-type="float">
            <text:p>5.660E+00</text:p>
          </table:table-cell>
          <table:table-cell office:value-type="float" office:value="4.949" calcext:value-type="float">
            <text:p>4.949E+00</text:p>
          </table:table-cell>
          <table:table-cell office:value-type="float" office:value="5.9" calcext:value-type="float">
            <text:p>5.900E+00</text:p>
          </table:table-cell>
          <table:table-cell table:formula="of:=AVERAGE([.AX72:.AZ72])" office:value-type="float" office:value="5.503" calcext:value-type="float">
            <text:p>5.503E+00</text:p>
          </table:table-cell>
          <table:table-cell office:value-type="float" office:value="11.067" calcext:value-type="float">
            <text:p>1.107E+01</text:p>
          </table:table-cell>
          <table:table-cell office:value-type="float" office:value="11.881" calcext:value-type="float">
            <text:p>1.188E+01</text:p>
          </table:table-cell>
          <table:table-cell office:value-type="float" office:value="12.43" calcext:value-type="float">
            <text:p>1.243E+01</text:p>
          </table:table-cell>
          <table:table-cell table:formula="of:=AVERAGE([.BB72:.BD72])" office:value-type="float" office:value="11.7926666666667" calcext:value-type="float">
            <text:p>1.179E+01</text:p>
          </table:table-cell>
          <table:table-cell office:value-type="float" office:value="11.724" calcext:value-type="float">
            <text:p>1.172E+01</text:p>
          </table:table-cell>
          <table:table-cell office:value-type="float" office:value="12.742" calcext:value-type="float">
            <text:p>1.274E+01</text:p>
          </table:table-cell>
          <table:table-cell office:value-type="float" office:value="14.691" calcext:value-type="float">
            <text:p>1.469E+01</text:p>
          </table:table-cell>
          <table:table-cell table:formula="of:=AVERAGE([.BF72:.BH72])" office:value-type="float" office:value="13.0523333333333" calcext:value-type="float">
            <text:p>1.305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47340</text:p>
          </table:table-cell>
          <table:table-cell office:value-type="string" calcext:value-type="string">
            <text:p>ASN1</text:p>
          </table:table-cell>
          <table:table-cell office:value-type="float" office:value="1.303" calcext:value-type="float">
            <text:p>1.303E+00</text:p>
          </table:table-cell>
          <table:table-cell office:value-type="float" office:value="1.568" calcext:value-type="float">
            <text:p>1.568E+00</text:p>
          </table:table-cell>
          <table:table-cell office:value-type="float" office:value="1.762" calcext:value-type="float">
            <text:p>1.762E+00</text:p>
          </table:table-cell>
          <table:table-cell table:formula="of:=AVERAGE([.C73:.E73])" office:value-type="float" office:value="1.54433333333333" calcext:value-type="float">
            <text:p>1.544E+00</text:p>
          </table:table-cell>
          <table:table-cell office:value-type="float" office:value="0.681" calcext:value-type="float">
            <text:p>6.810E-01</text:p>
          </table:table-cell>
          <table:table-cell office:value-type="float" office:value="1.191" calcext:value-type="float">
            <text:p>1.191E+00</text:p>
          </table:table-cell>
          <table:table-cell office:value-type="float" office:value="1.627" calcext:value-type="float">
            <text:p>1.627E+00</text:p>
          </table:table-cell>
          <table:table-cell table:formula="of:=AVERAGE([.G73:.I73])" office:value-type="float" office:value="1.16633333333333" calcext:value-type="float">
            <text:p>1.166E+00</text:p>
          </table:table-cell>
          <table:table-cell office:value-type="float" office:value="3.408" calcext:value-type="float">
            <text:p>3.408E+00</text:p>
          </table:table-cell>
          <table:table-cell office:value-type="float" office:value="3.198" calcext:value-type="float">
            <text:p>3.198E+00</text:p>
          </table:table-cell>
          <table:table-cell office:value-type="float" office:value="1.591" calcext:value-type="float">
            <text:p>1.591E+00</text:p>
          </table:table-cell>
          <table:table-cell table:formula="of:=AVERAGE([.K73:.M73])" office:value-type="float" office:value="2.73233333333333" calcext:value-type="float">
            <text:p>2.732E+00</text:p>
          </table:table-cell>
          <table:table-cell office:value-type="float" office:value="0.822" calcext:value-type="float">
            <text:p>8.220E-01</text:p>
          </table:table-cell>
          <table:table-cell office:value-type="float" office:value="1.073" calcext:value-type="float">
            <text:p>1.073E+00</text:p>
          </table:table-cell>
          <table:table-cell office:value-type="float" office:value="1.49" calcext:value-type="float">
            <text:p>1.490E+00</text:p>
          </table:table-cell>
          <table:table-cell table:formula="of:=AVERAGE([.O73:.Q73])" office:value-type="float" office:value="1.12833333333333" calcext:value-type="float">
            <text:p>1.128E+00</text:p>
          </table:table-cell>
          <table:table-cell office:value-type="float" office:value="2.31" calcext:value-type="float">
            <text:p>2.310E+00</text:p>
          </table:table-cell>
          <table:table-cell office:value-type="float" office:value="1.962" calcext:value-type="float">
            <text:p>1.962E+00</text:p>
          </table:table-cell>
          <table:table-cell office:value-type="float" office:value="1.038" calcext:value-type="float">
            <text:p>1.038E+00</text:p>
          </table:table-cell>
          <table:table-cell table:formula="of:=AVERAGE([.S73:.U73])" office:value-type="float" office:value="1.77" calcext:value-type="float">
            <text:p>1.770E+00</text:p>
          </table:table-cell>
          <table:table-cell office:value-type="float" office:value="10.993" calcext:value-type="float">
            <text:p>1.099E+01</text:p>
          </table:table-cell>
          <table:table-cell office:value-type="float" office:value="0.769" calcext:value-type="float">
            <text:p>7.690E-01</text:p>
          </table:table-cell>
          <table:table-cell office:value-type="float" office:value="1.069" calcext:value-type="float">
            <text:p>1.069E+00</text:p>
          </table:table-cell>
          <table:table-cell table:formula="of:=AVERAGE([.W73:.Y73])" office:value-type="float" office:value="4.277" calcext:value-type="float">
            <text:p>4.277E+00</text:p>
          </table:table-cell>
          <table:table-cell office:value-type="float" office:value="2.55" calcext:value-type="float">
            <text:p>2.550E+00</text:p>
          </table:table-cell>
          <table:table-cell office:value-type="float" office:value="5.08" calcext:value-type="float">
            <text:p>5.080E+00</text:p>
          </table:table-cell>
          <table:table-cell office:value-type="float" office:value="5.884" calcext:value-type="float">
            <text:p>5.884E+00</text:p>
          </table:table-cell>
          <table:table-cell table:formula="of:=AVERAGE([.AA73:.AC73])" office:value-type="float" office:value="4.50466666666667" calcext:value-type="float">
            <text:p>4.505E+00</text:p>
          </table:table-cell>
          <table:table-cell office:value-type="float" office:value="2.939" calcext:value-type="float">
            <text:p>2.939E+00</text:p>
          </table:table-cell>
          <table:table-cell office:value-type="float" office:value="2.847" calcext:value-type="float">
            <text:p>2.847E+00</text:p>
          </table:table-cell>
          <table:table-cell table:formula="of:=AVERAGE([.AE73:.AF73])" office:value-type="float" office:value="2.893" calcext:value-type="float">
            <text:p>2.893E+00</text:p>
          </table:table-cell>
          <table:table-cell office:value-type="float" office:value="2.391" calcext:value-type="float">
            <text:p>2.391E+00</text:p>
          </table:table-cell>
          <table:table-cell office:value-type="float" office:value="1.516" calcext:value-type="float">
            <text:p>1.516E+00</text:p>
          </table:table-cell>
          <table:table-cell office:value-type="float" office:value="3.219" calcext:value-type="float">
            <text:p>3.219E+00</text:p>
          </table:table-cell>
          <table:table-cell table:formula="of:=AVERAGE([.AH73:.AJ73])" office:value-type="float" office:value="2.37533333333333" calcext:value-type="float">
            <text:p>2.375E+00</text:p>
          </table:table-cell>
          <table:table-cell office:value-type="float" office:value="0.987" calcext:value-type="float">
            <text:p>9.870E-01</text:p>
          </table:table-cell>
          <table:table-cell office:value-type="float" office:value="1.431" calcext:value-type="float">
            <text:p>1.431E+00</text:p>
          </table:table-cell>
          <table:table-cell office:value-type="float" office:value="1.791" calcext:value-type="float">
            <text:p>1.791E+00</text:p>
          </table:table-cell>
          <table:table-cell table:formula="of:=AVERAGE([.AL73:.AN73])" office:value-type="float" office:value="1.403" calcext:value-type="float">
            <text:p>1.403E+00</text:p>
          </table:table-cell>
          <table:table-cell office:value-type="float" office:value="0.897" calcext:value-type="float">
            <text:p>8.970E-01</text:p>
          </table:table-cell>
          <table:table-cell office:value-type="float" office:value="1.355" calcext:value-type="float">
            <text:p>1.355E+00</text:p>
          </table:table-cell>
          <table:table-cell office:value-type="float" office:value="0.391" calcext:value-type="float">
            <text:p>3.910E-01</text:p>
          </table:table-cell>
          <table:table-cell table:formula="of:=AVERAGE([.AP73:.AR73])" office:value-type="float" office:value="0.881" calcext:value-type="float">
            <text:p>8.810E-01</text:p>
          </table:table-cell>
          <table:table-cell office:value-type="float" office:value="1.683" calcext:value-type="float">
            <text:p>1.683E+00</text:p>
          </table:table-cell>
          <table:table-cell office:value-type="float" office:value="1.209" calcext:value-type="float">
            <text:p>1.209E+00</text:p>
          </table:table-cell>
          <table:table-cell office:value-type="float" office:value="0.656" calcext:value-type="float">
            <text:p>6.560E-01</text:p>
          </table:table-cell>
          <table:table-cell table:formula="of:=AVERAGE([.AT73:.AV73])" office:value-type="float" office:value="1.18266666666667" calcext:value-type="float">
            <text:p>1.183E+00</text:p>
          </table:table-cell>
          <table:table-cell office:value-type="float" office:value="3.215" calcext:value-type="float">
            <text:p>3.215E+00</text:p>
          </table:table-cell>
          <table:table-cell office:value-type="float" office:value="2.852" calcext:value-type="float">
            <text:p>2.852E+00</text:p>
          </table:table-cell>
          <table:table-cell office:value-type="float" office:value="2.208" calcext:value-type="float">
            <text:p>2.208E+00</text:p>
          </table:table-cell>
          <table:table-cell table:formula="of:=AVERAGE([.AX73:.AZ73])" office:value-type="float" office:value="2.75833333333333" calcext:value-type="float">
            <text:p>2.758E+00</text:p>
          </table:table-cell>
          <table:table-cell office:value-type="float" office:value="3.106" calcext:value-type="float">
            <text:p>3.106E+00</text:p>
          </table:table-cell>
          <table:table-cell office:value-type="float" office:value="3.143" calcext:value-type="float">
            <text:p>3.143E+00</text:p>
          </table:table-cell>
          <table:table-cell office:value-type="float" office:value="32.8" calcext:value-type="float">
            <text:p>3.280E+01</text:p>
          </table:table-cell>
          <table:table-cell table:formula="of:=AVERAGE([.BB73:.BD73])" office:value-type="float" office:value="13.0163333333333" calcext:value-type="float">
            <text:p>1.302E+01</text:p>
          </table:table-cell>
          <table:table-cell office:value-type="float" office:value="3.577" calcext:value-type="float">
            <text:p>3.577E+00</text:p>
          </table:table-cell>
          <table:table-cell office:value-type="float" office:value="4.237" calcext:value-type="float">
            <text:p>4.237E+00</text:p>
          </table:table-cell>
          <table:table-cell office:value-type="float" office:value="2.55" calcext:value-type="float">
            <text:p>2.550E+00</text:p>
          </table:table-cell>
          <table:table-cell table:formula="of:=AVERAGE([.BF73:.BH73])" office:value-type="float" office:value="3.45466666666667" calcext:value-type="float">
            <text:p>3.455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3G47380</text:p>
          </table:table-cell>
          <table:table-cell office:value-type="float" office:value="0.768" calcext:value-type="float">
            <text:p>7.680E-01</text:p>
          </table:table-cell>
          <table:table-cell office:value-type="float" office:value="1.048" calcext:value-type="float">
            <text:p>1.048E+00</text:p>
          </table:table-cell>
          <table:table-cell office:value-type="float" office:value="1.094" calcext:value-type="float">
            <text:p>1.094E+00</text:p>
          </table:table-cell>
          <table:table-cell table:formula="of:=AVERAGE([.C74:.E74])" office:value-type="float" office:value="0.97" calcext:value-type="float">
            <text:p>9.700E-01</text:p>
          </table:table-cell>
          <table:table-cell office:value-type="float" office:value="1.204" calcext:value-type="float">
            <text:p>1.204E+00</text:p>
          </table:table-cell>
          <table:table-cell office:value-type="float" office:value="1.246" calcext:value-type="float">
            <text:p>1.246E+00</text:p>
          </table:table-cell>
          <table:table-cell office:value-type="float" office:value="15.491" calcext:value-type="float">
            <text:p>1.549E+01</text:p>
          </table:table-cell>
          <table:table-cell table:formula="of:=AVERAGE([.G74:.I74])" office:value-type="float" office:value="5.98033333333333" calcext:value-type="float">
            <text:p>5.980E+00</text:p>
          </table:table-cell>
          <table:table-cell office:value-type="float" office:value="2.68" calcext:value-type="float">
            <text:p>2.680E+00</text:p>
          </table:table-cell>
          <table:table-cell office:value-type="float" office:value="1.539" calcext:value-type="float">
            <text:p>1.539E+00</text:p>
          </table:table-cell>
          <table:table-cell office:value-type="float" office:value="3.065" calcext:value-type="float">
            <text:p>3.065E+00</text:p>
          </table:table-cell>
          <table:table-cell table:formula="of:=AVERAGE([.K74:.M74])" office:value-type="float" office:value="2.428" calcext:value-type="float">
            <text:p>2.428E+00</text:p>
          </table:table-cell>
          <table:table-cell office:value-type="float" office:value="1.586" calcext:value-type="float">
            <text:p>1.586E+00</text:p>
          </table:table-cell>
          <table:table-cell office:value-type="float" office:value="1.357" calcext:value-type="float">
            <text:p>1.357E+00</text:p>
          </table:table-cell>
          <table:table-cell office:value-type="float" office:value="1.691" calcext:value-type="float">
            <text:p>1.691E+00</text:p>
          </table:table-cell>
          <table:table-cell table:formula="of:=AVERAGE([.O74:.Q74])" office:value-type="float" office:value="1.54466666666667" calcext:value-type="float">
            <text:p>1.545E+00</text:p>
          </table:table-cell>
          <table:table-cell office:value-type="float" office:value="2.35" calcext:value-type="float">
            <text:p>2.350E+00</text:p>
          </table:table-cell>
          <table:table-cell office:value-type="float" office:value="1.974" calcext:value-type="float">
            <text:p>1.974E+00</text:p>
          </table:table-cell>
          <table:table-cell office:value-type="float" office:value="2.18" calcext:value-type="float">
            <text:p>2.180E+00</text:p>
          </table:table-cell>
          <table:table-cell table:formula="of:=AVERAGE([.S74:.U74])" office:value-type="float" office:value="2.168" calcext:value-type="float">
            <text:p>2.168E+00</text:p>
          </table:table-cell>
          <table:table-cell office:value-type="float" office:value="1.116" calcext:value-type="float">
            <text:p>1.116E+00</text:p>
          </table:table-cell>
          <table:table-cell office:value-type="float" office:value="1.737" calcext:value-type="float">
            <text:p>1.737E+00</text:p>
          </table:table-cell>
          <table:table-cell office:value-type="float" office:value="1.473" calcext:value-type="float">
            <text:p>1.473E+00</text:p>
          </table:table-cell>
          <table:table-cell table:formula="of:=AVERAGE([.W74:.Y74])" office:value-type="float" office:value="1.442" calcext:value-type="float">
            <text:p>1.442E+00</text:p>
          </table:table-cell>
          <table:table-cell office:value-type="float" office:value="2.614" calcext:value-type="float">
            <text:p>2.614E+00</text:p>
          </table:table-cell>
          <table:table-cell office:value-type="float" office:value="4.015" calcext:value-type="float">
            <text:p>4.015E+00</text:p>
          </table:table-cell>
          <table:table-cell office:value-type="float" office:value="2.54" calcext:value-type="float">
            <text:p>2.540E+00</text:p>
          </table:table-cell>
          <table:table-cell table:formula="of:=AVERAGE([.AA74:.AC74])" office:value-type="float" office:value="3.05633333333333" calcext:value-type="float">
            <text:p>3.056E+00</text:p>
          </table:table-cell>
          <table:table-cell office:value-type="float" office:value="4.001" calcext:value-type="float">
            <text:p>4.001E+00</text:p>
          </table:table-cell>
          <table:table-cell office:value-type="float" office:value="3.649" calcext:value-type="float">
            <text:p>3.649E+00</text:p>
          </table:table-cell>
          <table:table-cell table:formula="of:=AVERAGE([.AE74:.AF74])" office:value-type="float" office:value="3.825" calcext:value-type="float">
            <text:p>3.825E+00</text:p>
          </table:table-cell>
          <table:table-cell office:value-type="float" office:value="1.498" calcext:value-type="float">
            <text:p>1.498E+00</text:p>
          </table:table-cell>
          <table:table-cell office:value-type="float" office:value="5.362" calcext:value-type="float">
            <text:p>5.362E+00</text:p>
          </table:table-cell>
          <table:table-cell office:value-type="float" office:value="3.606" calcext:value-type="float">
            <text:p>3.606E+00</text:p>
          </table:table-cell>
          <table:table-cell table:formula="of:=AVERAGE([.AH74:.AJ74])" office:value-type="float" office:value="3.48866666666667" calcext:value-type="float">
            <text:p>3.489E+00</text:p>
          </table:table-cell>
          <table:table-cell office:value-type="float" office:value="2.159" calcext:value-type="float">
            <text:p>2.159E+00</text:p>
          </table:table-cell>
          <table:table-cell office:value-type="float" office:value="1.392" calcext:value-type="float">
            <text:p>1.392E+00</text:p>
          </table:table-cell>
          <table:table-cell office:value-type="float" office:value="2.259" calcext:value-type="float">
            <text:p>2.259E+00</text:p>
          </table:table-cell>
          <table:table-cell table:formula="of:=AVERAGE([.AL74:.AN74])" office:value-type="float" office:value="1.93666666666667" calcext:value-type="float">
            <text:p>1.937E+00</text:p>
          </table:table-cell>
          <table:table-cell office:value-type="float" office:value="2.01" calcext:value-type="float">
            <text:p>2.010E+00</text:p>
          </table:table-cell>
          <table:table-cell office:value-type="float" office:value="0.712" calcext:value-type="float">
            <text:p>7.120E-01</text:p>
          </table:table-cell>
          <table:table-cell office:value-type="float" office:value="2.826" calcext:value-type="float">
            <text:p>2.826E+00</text:p>
          </table:table-cell>
          <table:table-cell table:formula="of:=AVERAGE([.AP74:.AR74])" office:value-type="float" office:value="1.84933333333333" calcext:value-type="float">
            <text:p>1.849E+00</text:p>
          </table:table-cell>
          <table:table-cell office:value-type="float" office:value="2.491" calcext:value-type="float">
            <text:p>2.491E+00</text:p>
          </table:table-cell>
          <table:table-cell office:value-type="float" office:value="2.025" calcext:value-type="float">
            <text:p>2.025E+00</text:p>
          </table:table-cell>
          <table:table-cell office:value-type="float" office:value="2.094" calcext:value-type="float">
            <text:p>2.094E+00</text:p>
          </table:table-cell>
          <table:table-cell table:formula="of:=AVERAGE([.AT74:.AV74])" office:value-type="float" office:value="2.20333333333333" calcext:value-type="float">
            <text:p>2.203E+00</text:p>
          </table:table-cell>
          <table:table-cell office:value-type="float" office:value="1.826" calcext:value-type="float">
            <text:p>1.826E+00</text:p>
          </table:table-cell>
          <table:table-cell office:value-type="float" office:value="1.565" calcext:value-type="float">
            <text:p>1.565E+00</text:p>
          </table:table-cell>
          <table:table-cell office:value-type="float" office:value="0.979" calcext:value-type="float">
            <text:p>9.790E-01</text:p>
          </table:table-cell>
          <table:table-cell table:formula="of:=AVERAGE([.AX74:.AZ74])" office:value-type="float" office:value="1.45666666666667" calcext:value-type="float">
            <text:p>1.457E+00</text:p>
          </table:table-cell>
          <table:table-cell office:value-type="float" office:value="2.027" calcext:value-type="float">
            <text:p>2.027E+00</text:p>
          </table:table-cell>
          <table:table-cell office:value-type="float" office:value="3.21" calcext:value-type="float">
            <text:p>3.210E+00</text:p>
          </table:table-cell>
          <table:table-cell office:value-type="float" office:value="3.597" calcext:value-type="float">
            <text:p>3.597E+00</text:p>
          </table:table-cell>
          <table:table-cell table:formula="of:=AVERAGE([.BB74:.BD74])" office:value-type="float" office:value="2.94466666666667" calcext:value-type="float">
            <text:p>2.945E+00</text:p>
          </table:table-cell>
          <table:table-cell office:value-type="float" office:value="4.631" calcext:value-type="float">
            <text:p>4.631E+00</text:p>
          </table:table-cell>
          <table:table-cell office:value-type="float" office:value="6.381" calcext:value-type="float">
            <text:p>6.381E+00</text:p>
          </table:table-cell>
          <table:table-cell office:value-type="float" office:value="4.638" calcext:value-type="float">
            <text:p>4.638E+00</text:p>
          </table:table-cell>
          <table:table-cell table:formula="of:=AVERAGE([.BF74:.BH74])" office:value-type="float" office:value="5.21666666666667" calcext:value-type="float">
            <text:p>5.217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48520</text:p>
          </table:table-cell>
          <table:table-cell office:value-type="string" calcext:value-type="string">
            <text:p>CYP94B3</text:p>
          </table:table-cell>
          <table:table-cell office:value-type="float" office:value="1.235" calcext:value-type="float">
            <text:p>1.235E+00</text:p>
          </table:table-cell>
          <table:table-cell office:value-type="float" office:value="1.226" calcext:value-type="float">
            <text:p>1.226E+00</text:p>
          </table:table-cell>
          <table:table-cell office:value-type="float" office:value="2.062" calcext:value-type="float">
            <text:p>2.062E+00</text:p>
          </table:table-cell>
          <table:table-cell table:formula="of:=AVERAGE([.C75:.E75])" office:value-type="float" office:value="1.50766666666667" calcext:value-type="float">
            <text:p>1.508E+00</text:p>
          </table:table-cell>
          <table:table-cell office:value-type="float" office:value="1.591" calcext:value-type="float">
            <text:p>1.591E+00</text:p>
          </table:table-cell>
          <table:table-cell office:value-type="float" office:value="1.285" calcext:value-type="float">
            <text:p>1.285E+00</text:p>
          </table:table-cell>
          <table:table-cell office:value-type="float" office:value="0.915" calcext:value-type="float">
            <text:p>9.150E-01</text:p>
          </table:table-cell>
          <table:table-cell table:formula="of:=AVERAGE([.G75:.I75])" office:value-type="float" office:value="1.26366666666667" calcext:value-type="float">
            <text:p>1.264E+00</text:p>
          </table:table-cell>
          <table:table-cell office:value-type="float" office:value="1.73" calcext:value-type="float">
            <text:p>1.730E+00</text:p>
          </table:table-cell>
          <table:table-cell office:value-type="float" office:value="0.773" calcext:value-type="float">
            <text:p>7.730E-01</text:p>
          </table:table-cell>
          <table:table-cell office:value-type="float" office:value="0.547" calcext:value-type="float">
            <text:p>5.470E-01</text:p>
          </table:table-cell>
          <table:table-cell table:formula="of:=AVERAGE([.K75:.M75])" office:value-type="float" office:value="1.01666666666667" calcext:value-type="float">
            <text:p>1.017E+00</text:p>
          </table:table-cell>
          <table:table-cell office:value-type="float" office:value="1.257" calcext:value-type="float">
            <text:p>1.257E+00</text:p>
          </table:table-cell>
          <table:table-cell office:value-type="float" office:value="2.438" calcext:value-type="float">
            <text:p>2.438E+00</text:p>
          </table:table-cell>
          <table:table-cell office:value-type="float" office:value="4.643" calcext:value-type="float">
            <text:p>4.643E+00</text:p>
          </table:table-cell>
          <table:table-cell table:formula="of:=AVERAGE([.O75:.Q75])" office:value-type="float" office:value="2.77933333333333" calcext:value-type="float">
            <text:p>2.779E+00</text:p>
          </table:table-cell>
          <table:table-cell office:value-type="float" office:value="0.405" calcext:value-type="float">
            <text:p>4.050E-01</text:p>
          </table:table-cell>
          <table:table-cell office:value-type="float" office:value="0.78" calcext:value-type="float">
            <text:p>7.800E-01</text:p>
          </table:table-cell>
          <table:table-cell office:value-type="float" office:value="0.797" calcext:value-type="float">
            <text:p>7.970E-01</text:p>
          </table:table-cell>
          <table:table-cell table:formula="of:=AVERAGE([.S75:.U75])" office:value-type="float" office:value="0.660666666666667" calcext:value-type="float">
            <text:p>6.607E-01</text:p>
          </table:table-cell>
          <table:table-cell office:value-type="float" office:value="1.776" calcext:value-type="float">
            <text:p>1.776E+00</text:p>
          </table:table-cell>
          <table:table-cell office:value-type="float" office:value="0.637" calcext:value-type="float">
            <text:p>6.370E-01</text:p>
          </table:table-cell>
          <table:table-cell office:value-type="float" office:value="1.059" calcext:value-type="float">
            <text:p>1.059E+00</text:p>
          </table:table-cell>
          <table:table-cell table:formula="of:=AVERAGE([.W75:.Y75])" office:value-type="float" office:value="1.15733333333333" calcext:value-type="float">
            <text:p>1.157E+00</text:p>
          </table:table-cell>
          <table:table-cell office:value-type="float" office:value="2.765" calcext:value-type="float">
            <text:p>2.765E+00</text:p>
          </table:table-cell>
          <table:table-cell office:value-type="float" office:value="1.444" calcext:value-type="float">
            <text:p>1.444E+00</text:p>
          </table:table-cell>
          <table:table-cell office:value-type="float" office:value="5.898" calcext:value-type="float">
            <text:p>5.898E+00</text:p>
          </table:table-cell>
          <table:table-cell table:formula="of:=AVERAGE([.AA75:.AC75])" office:value-type="float" office:value="3.369" calcext:value-type="float">
            <text:p>3.369E+00</text:p>
          </table:table-cell>
          <table:table-cell office:value-type="float" office:value="3.765" calcext:value-type="float">
            <text:p>3.765E+00</text:p>
          </table:table-cell>
          <table:table-cell office:value-type="float" office:value="2.674" calcext:value-type="float">
            <text:p>2.674E+00</text:p>
          </table:table-cell>
          <table:table-cell table:formula="of:=AVERAGE([.AE75:.AF75])" office:value-type="float" office:value="3.2195" calcext:value-type="float">
            <text:p>3.220E+00</text:p>
          </table:table-cell>
          <table:table-cell office:value-type="float" office:value="2.259" calcext:value-type="float">
            <text:p>2.259E+00</text:p>
          </table:table-cell>
          <table:table-cell office:value-type="float" office:value="1.095" calcext:value-type="float">
            <text:p>1.095E+00</text:p>
          </table:table-cell>
          <table:table-cell office:value-type="float" office:value="2.869" calcext:value-type="float">
            <text:p>2.869E+00</text:p>
          </table:table-cell>
          <table:table-cell table:formula="of:=AVERAGE([.AH75:.AJ75])" office:value-type="float" office:value="2.07433333333333" calcext:value-type="float">
            <text:p>2.074E+00</text:p>
          </table:table-cell>
          <table:table-cell office:value-type="float" office:value="0.77" calcext:value-type="float">
            <text:p>7.700E-01</text:p>
          </table:table-cell>
          <table:table-cell office:value-type="float" office:value="1.788" calcext:value-type="float">
            <text:p>1.788E+00</text:p>
          </table:table-cell>
          <table:table-cell office:value-type="float" office:value="2.4" calcext:value-type="float">
            <text:p>2.400E+00</text:p>
          </table:table-cell>
          <table:table-cell table:formula="of:=AVERAGE([.AL75:.AN75])" office:value-type="float" office:value="1.65266666666667" calcext:value-type="float">
            <text:p>1.653E+00</text:p>
          </table:table-cell>
          <table:table-cell office:value-type="float" office:value="0.961" calcext:value-type="float">
            <text:p>9.610E-01</text:p>
          </table:table-cell>
          <table:table-cell office:value-type="float" office:value="1.163" calcext:value-type="float">
            <text:p>1.163E+00</text:p>
          </table:table-cell>
          <table:table-cell office:value-type="float" office:value="0.411" calcext:value-type="float">
            <text:p>4.110E-01</text:p>
          </table:table-cell>
          <table:table-cell table:formula="of:=AVERAGE([.AP75:.AR75])" office:value-type="float" office:value="0.845" calcext:value-type="float">
            <text:p>8.450E-01</text:p>
          </table:table-cell>
          <table:table-cell office:value-type="float" office:value="0.655" calcext:value-type="float">
            <text:p>6.550E-01</text:p>
          </table:table-cell>
          <table:table-cell office:value-type="float" office:value="0.589" calcext:value-type="float">
            <text:p>5.890E-01</text:p>
          </table:table-cell>
          <table:table-cell office:value-type="float" office:value="0.532" calcext:value-type="float">
            <text:p>5.320E-01</text:p>
          </table:table-cell>
          <table:table-cell table:formula="of:=AVERAGE([.AT75:.AV75])" office:value-type="float" office:value="0.592" calcext:value-type="float">
            <text:p>5.920E-01</text:p>
          </table:table-cell>
          <table:table-cell office:value-type="float" office:value="1.328" calcext:value-type="float">
            <text:p>1.328E+00</text:p>
          </table:table-cell>
          <table:table-cell office:value-type="float" office:value="0.909" calcext:value-type="float">
            <text:p>9.090E-01</text:p>
          </table:table-cell>
          <table:table-cell office:value-type="float" office:value="0.392" calcext:value-type="float">
            <text:p>3.920E-01</text:p>
          </table:table-cell>
          <table:table-cell table:formula="of:=AVERAGE([.AX75:.AZ75])" office:value-type="float" office:value="0.876333333333334" calcext:value-type="float">
            <text:p>8.763E-01</text:p>
          </table:table-cell>
          <table:table-cell office:value-type="float" office:value="3.505" calcext:value-type="float">
            <text:p>3.505E+00</text:p>
          </table:table-cell>
          <table:table-cell office:value-type="float" office:value="3.854" calcext:value-type="float">
            <text:p>3.854E+00</text:p>
          </table:table-cell>
          <table:table-cell office:value-type="float" office:value="7.544" calcext:value-type="float">
            <text:p>7.544E+00</text:p>
          </table:table-cell>
          <table:table-cell table:formula="of:=AVERAGE([.BB75:.BD75])" office:value-type="float" office:value="4.96766666666667" calcext:value-type="float">
            <text:p>4.968E+00</text:p>
          </table:table-cell>
          <table:table-cell office:value-type="float" office:value="2.636" calcext:value-type="float">
            <text:p>2.636E+00</text:p>
          </table:table-cell>
          <table:table-cell office:value-type="float" office:value="8.57" calcext:value-type="float">
            <text:p>8.570E+00</text:p>
          </table:table-cell>
          <table:table-cell office:value-type="float" office:value="1.31" calcext:value-type="float">
            <text:p>1.310E+00</text:p>
          </table:table-cell>
          <table:table-cell table:formula="of:=AVERAGE([.BF75:.BH75])" office:value-type="float" office:value="4.172" calcext:value-type="float">
            <text:p>4.172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50260</text:p>
          </table:table-cell>
          <table:table-cell office:value-type="string" calcext:value-type="string">
            <text:p>ERF011</text:p>
          </table:table-cell>
          <table:table-cell office:value-type="float" office:value="2.972" calcext:value-type="float">
            <text:p>2.972E+00</text:p>
          </table:table-cell>
          <table:table-cell office:value-type="float" office:value="1.802" calcext:value-type="float">
            <text:p>1.802E+00</text:p>
          </table:table-cell>
          <table:table-cell office:value-type="float" office:value="2.459" calcext:value-type="float">
            <text:p>2.459E+00</text:p>
          </table:table-cell>
          <table:table-cell table:formula="of:=AVERAGE([.C76:.E76])" office:value-type="float" office:value="2.411" calcext:value-type="float">
            <text:p>2.411E+00</text:p>
          </table:table-cell>
          <table:table-cell office:value-type="float" office:value="4.46" calcext:value-type="float">
            <text:p>4.460E+00</text:p>
          </table:table-cell>
          <table:table-cell office:value-type="float" office:value="4.091" calcext:value-type="float">
            <text:p>4.091E+00</text:p>
          </table:table-cell>
          <table:table-cell office:value-type="float" office:value="16.132" calcext:value-type="float">
            <text:p>1.613E+01</text:p>
          </table:table-cell>
          <table:table-cell table:formula="of:=AVERAGE([.G76:.I76])" office:value-type="float" office:value="8.22766666666667" calcext:value-type="float">
            <text:p>8.228E+00</text:p>
          </table:table-cell>
          <table:table-cell office:value-type="float" office:value="4.553" calcext:value-type="float">
            <text:p>4.553E+00</text:p>
          </table:table-cell>
          <table:table-cell office:value-type="float" office:value="5.239" calcext:value-type="float">
            <text:p>5.239E+00</text:p>
          </table:table-cell>
          <table:table-cell office:value-type="float" office:value="2.194" calcext:value-type="float">
            <text:p>2.194E+00</text:p>
          </table:table-cell>
          <table:table-cell table:formula="of:=AVERAGE([.K76:.M76])" office:value-type="float" office:value="3.99533333333333" calcext:value-type="float">
            <text:p>3.995E+00</text:p>
          </table:table-cell>
          <table:table-cell office:value-type="float" office:value="3.126" calcext:value-type="float">
            <text:p>3.126E+00</text:p>
          </table:table-cell>
          <table:table-cell office:value-type="float" office:value="4.875" calcext:value-type="float">
            <text:p>4.875E+00</text:p>
          </table:table-cell>
          <table:table-cell office:value-type="float" office:value="3.196" calcext:value-type="float">
            <text:p>3.196E+00</text:p>
          </table:table-cell>
          <table:table-cell table:formula="of:=AVERAGE([.O76:.Q76])" office:value-type="float" office:value="3.73233333333333" calcext:value-type="float">
            <text:p>3.732E+00</text:p>
          </table:table-cell>
          <table:table-cell office:value-type="float" office:value="4.679" calcext:value-type="float">
            <text:p>4.679E+00</text:p>
          </table:table-cell>
          <table:table-cell office:value-type="float" office:value="3.417" calcext:value-type="float">
            <text:p>3.417E+00</text:p>
          </table:table-cell>
          <table:table-cell office:value-type="float" office:value="3.075" calcext:value-type="float">
            <text:p>3.075E+00</text:p>
          </table:table-cell>
          <table:table-cell table:formula="of:=AVERAGE([.S76:.U76])" office:value-type="float" office:value="3.72366666666667" calcext:value-type="float">
            <text:p>3.724E+00</text:p>
          </table:table-cell>
          <table:table-cell office:value-type="float" office:value="4.804" calcext:value-type="float">
            <text:p>4.804E+00</text:p>
          </table:table-cell>
          <table:table-cell office:value-type="float" office:value="2.07" calcext:value-type="float">
            <text:p>2.070E+00</text:p>
          </table:table-cell>
          <table:table-cell office:value-type="float" office:value="2.36" calcext:value-type="float">
            <text:p>2.360E+00</text:p>
          </table:table-cell>
          <table:table-cell table:formula="of:=AVERAGE([.W76:.Y76])" office:value-type="float" office:value="3.078" calcext:value-type="float">
            <text:p>3.078E+00</text:p>
          </table:table-cell>
          <table:table-cell office:value-type="float" office:value="3.976" calcext:value-type="float">
            <text:p>3.976E+00</text:p>
          </table:table-cell>
          <table:table-cell office:value-type="float" office:value="3.065" calcext:value-type="float">
            <text:p>3.065E+00</text:p>
          </table:table-cell>
          <table:table-cell office:value-type="float" office:value="6.198" calcext:value-type="float">
            <text:p>6.198E+00</text:p>
          </table:table-cell>
          <table:table-cell table:formula="of:=AVERAGE([.AA76:.AC76])" office:value-type="float" office:value="4.413" calcext:value-type="float">
            <text:p>4.413E+00</text:p>
          </table:table-cell>
          <table:table-cell office:value-type="float" office:value="3.947" calcext:value-type="float">
            <text:p>3.947E+00</text:p>
          </table:table-cell>
          <table:table-cell office:value-type="float" office:value="3.032" calcext:value-type="float">
            <text:p>3.032E+00</text:p>
          </table:table-cell>
          <table:table-cell table:formula="of:=AVERAGE([.AE76:.AF76])" office:value-type="float" office:value="3.4895" calcext:value-type="float">
            <text:p>3.490E+00</text:p>
          </table:table-cell>
          <table:table-cell office:value-type="float" office:value="2.426" calcext:value-type="float">
            <text:p>2.426E+00</text:p>
          </table:table-cell>
          <table:table-cell office:value-type="float" office:value="4.211" calcext:value-type="float">
            <text:p>4.211E+00</text:p>
          </table:table-cell>
          <table:table-cell office:value-type="float" office:value="3.201" calcext:value-type="float">
            <text:p>3.201E+00</text:p>
          </table:table-cell>
          <table:table-cell table:formula="of:=AVERAGE([.AH76:.AJ76])" office:value-type="float" office:value="3.27933333333333" calcext:value-type="float">
            <text:p>3.279E+00</text:p>
          </table:table-cell>
          <table:table-cell office:value-type="float" office:value="2.584" calcext:value-type="float">
            <text:p>2.584E+00</text:p>
          </table:table-cell>
          <table:table-cell office:value-type="float" office:value="2.154" calcext:value-type="float">
            <text:p>2.154E+00</text:p>
          </table:table-cell>
          <table:table-cell office:value-type="float" office:value="4.304" calcext:value-type="float">
            <text:p>4.304E+00</text:p>
          </table:table-cell>
          <table:table-cell table:formula="of:=AVERAGE([.AL76:.AN76])" office:value-type="float" office:value="3.014" calcext:value-type="float">
            <text:p>3.014E+00</text:p>
          </table:table-cell>
          <table:table-cell office:value-type="float" office:value="2.024" calcext:value-type="float">
            <text:p>2.024E+00</text:p>
          </table:table-cell>
          <table:table-cell office:value-type="float" office:value="1.978" calcext:value-type="float">
            <text:p>1.978E+00</text:p>
          </table:table-cell>
          <table:table-cell office:value-type="float" office:value="2.971" calcext:value-type="float">
            <text:p>2.971E+00</text:p>
          </table:table-cell>
          <table:table-cell table:formula="of:=AVERAGE([.AP76:.AR76])" office:value-type="float" office:value="2.32433333333333" calcext:value-type="float">
            <text:p>2.324E+00</text:p>
          </table:table-cell>
          <table:table-cell office:value-type="float" office:value="1.925" calcext:value-type="float">
            <text:p>1.925E+00</text:p>
          </table:table-cell>
          <table:table-cell office:value-type="float" office:value="1.602" calcext:value-type="float">
            <text:p>1.602E+00</text:p>
          </table:table-cell>
          <table:table-cell office:value-type="float" office:value="2.254" calcext:value-type="float">
            <text:p>2.254E+00</text:p>
          </table:table-cell>
          <table:table-cell table:formula="of:=AVERAGE([.AT76:.AV76])" office:value-type="float" office:value="1.927" calcext:value-type="float">
            <text:p>1.927E+00</text:p>
          </table:table-cell>
          <table:table-cell office:value-type="float" office:value="3.242" calcext:value-type="float">
            <text:p>3.242E+00</text:p>
          </table:table-cell>
          <table:table-cell office:value-type="float" office:value="3.815" calcext:value-type="float">
            <text:p>3.815E+00</text:p>
          </table:table-cell>
          <table:table-cell office:value-type="float" office:value="4.171" calcext:value-type="float">
            <text:p>4.171E+00</text:p>
          </table:table-cell>
          <table:table-cell table:formula="of:=AVERAGE([.AX76:.AZ76])" office:value-type="float" office:value="3.74266666666667" calcext:value-type="float">
            <text:p>3.743E+00</text:p>
          </table:table-cell>
          <table:table-cell office:value-type="float" office:value="10.666" calcext:value-type="float">
            <text:p>1.067E+01</text:p>
          </table:table-cell>
          <table:table-cell office:value-type="float" office:value="9.534" calcext:value-type="float">
            <text:p>9.534E+00</text:p>
          </table:table-cell>
          <table:table-cell office:value-type="float" office:value="20.322" calcext:value-type="float">
            <text:p>2.032E+01</text:p>
          </table:table-cell>
          <table:table-cell table:formula="of:=AVERAGE([.BB76:.BD76])" office:value-type="float" office:value="13.5073333333333" calcext:value-type="float">
            <text:p>1.351E+01</text:p>
          </table:table-cell>
          <table:table-cell office:value-type="float" office:value="6.844" calcext:value-type="float">
            <text:p>6.844E+00</text:p>
          </table:table-cell>
          <table:table-cell office:value-type="float" office:value="9.839" calcext:value-type="float">
            <text:p>9.839E+00</text:p>
          </table:table-cell>
          <table:table-cell office:value-type="float" office:value="7.653" calcext:value-type="float">
            <text:p>7.653E+00</text:p>
          </table:table-cell>
          <table:table-cell table:formula="of:=AVERAGE([.BF76:.BH76])" office:value-type="float" office:value="8.112" calcext:value-type="float">
            <text:p>8.112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3G50800</text:p>
          </table:table-cell>
          <table:table-cell office:value-type="float" office:value="4.552" calcext:value-type="float">
            <text:p>4.552E+00</text:p>
          </table:table-cell>
          <table:table-cell office:value-type="float" office:value="4.854" calcext:value-type="float">
            <text:p>4.854E+00</text:p>
          </table:table-cell>
          <table:table-cell office:value-type="float" office:value="2.899" calcext:value-type="float">
            <text:p>2.899E+00</text:p>
          </table:table-cell>
          <table:table-cell table:formula="of:=AVERAGE([.C77:.E77])" office:value-type="float" office:value="4.10166666666667" calcext:value-type="float">
            <text:p>4.102E+00</text:p>
          </table:table-cell>
          <table:table-cell office:value-type="float" office:value="5.83" calcext:value-type="float">
            <text:p>5.830E+00</text:p>
          </table:table-cell>
          <table:table-cell office:value-type="float" office:value="2.751" calcext:value-type="float">
            <text:p>2.751E+00</text:p>
          </table:table-cell>
          <table:table-cell office:value-type="float" office:value="2.708" calcext:value-type="float">
            <text:p>2.708E+00</text:p>
          </table:table-cell>
          <table:table-cell table:formula="of:=AVERAGE([.G77:.I77])" office:value-type="float" office:value="3.763" calcext:value-type="float">
            <text:p>3.763E+00</text:p>
          </table:table-cell>
          <table:table-cell office:value-type="float" office:value="5.973" calcext:value-type="float">
            <text:p>5.973E+00</text:p>
          </table:table-cell>
          <table:table-cell office:value-type="float" office:value="6.154" calcext:value-type="float">
            <text:p>6.154E+00</text:p>
          </table:table-cell>
          <table:table-cell office:value-type="float" office:value="7.891" calcext:value-type="float">
            <text:p>7.891E+00</text:p>
          </table:table-cell>
          <table:table-cell table:formula="of:=AVERAGE([.K77:.M77])" office:value-type="float" office:value="6.67266666666667" calcext:value-type="float">
            <text:p>6.673E+00</text:p>
          </table:table-cell>
          <table:table-cell office:value-type="float" office:value="13.029" calcext:value-type="float">
            <text:p>1.303E+01</text:p>
          </table:table-cell>
          <table:table-cell office:value-type="float" office:value="14.109" calcext:value-type="float">
            <text:p>1.411E+01</text:p>
          </table:table-cell>
          <table:table-cell office:value-type="float" office:value="10.033" calcext:value-type="float">
            <text:p>1.003E+01</text:p>
          </table:table-cell>
          <table:table-cell table:formula="of:=AVERAGE([.O77:.Q77])" office:value-type="float" office:value="12.3903333333333" calcext:value-type="float">
            <text:p>1.239E+01</text:p>
          </table:table-cell>
          <table:table-cell office:value-type="float" office:value="5.849" calcext:value-type="float">
            <text:p>5.849E+00</text:p>
          </table:table-cell>
          <table:table-cell office:value-type="float" office:value="5.695" calcext:value-type="float">
            <text:p>5.695E+00</text:p>
          </table:table-cell>
          <table:table-cell office:value-type="float" office:value="5.123" calcext:value-type="float">
            <text:p>5.123E+00</text:p>
          </table:table-cell>
          <table:table-cell table:formula="of:=AVERAGE([.S77:.U77])" office:value-type="float" office:value="5.55566666666667" calcext:value-type="float">
            <text:p>5.556E+00</text:p>
          </table:table-cell>
          <table:table-cell office:value-type="float" office:value="5.495" calcext:value-type="float">
            <text:p>5.495E+00</text:p>
          </table:table-cell>
          <table:table-cell office:value-type="float" office:value="3.722" calcext:value-type="float">
            <text:p>3.722E+00</text:p>
          </table:table-cell>
          <table:table-cell office:value-type="float" office:value="6.181" calcext:value-type="float">
            <text:p>6.181E+00</text:p>
          </table:table-cell>
          <table:table-cell table:formula="of:=AVERAGE([.W77:.Y77])" office:value-type="float" office:value="5.13266666666667" calcext:value-type="float">
            <text:p>5.133E+00</text:p>
          </table:table-cell>
          <table:table-cell office:value-type="float" office:value="5.407" calcext:value-type="float">
            <text:p>5.407E+00</text:p>
          </table:table-cell>
          <table:table-cell office:value-type="float" office:value="8.316" calcext:value-type="float">
            <text:p>8.316E+00</text:p>
          </table:table-cell>
          <table:table-cell office:value-type="float" office:value="6.526" calcext:value-type="float">
            <text:p>6.526E+00</text:p>
          </table:table-cell>
          <table:table-cell table:formula="of:=AVERAGE([.AA77:.AC77])" office:value-type="float" office:value="6.74966666666667" calcext:value-type="float">
            <text:p>6.750E+00</text:p>
          </table:table-cell>
          <table:table-cell office:value-type="float" office:value="5.502" calcext:value-type="float">
            <text:p>5.502E+00</text:p>
          </table:table-cell>
          <table:table-cell office:value-type="float" office:value="5.088" calcext:value-type="float">
            <text:p>5.088E+00</text:p>
          </table:table-cell>
          <table:table-cell table:formula="of:=AVERAGE([.AE77:.AF77])" office:value-type="float" office:value="5.295" calcext:value-type="float">
            <text:p>5.295E+00</text:p>
          </table:table-cell>
          <table:table-cell office:value-type="float" office:value="3.47" calcext:value-type="float">
            <text:p>3.470E+00</text:p>
          </table:table-cell>
          <table:table-cell office:value-type="float" office:value="2.692" calcext:value-type="float">
            <text:p>2.692E+00</text:p>
          </table:table-cell>
          <table:table-cell office:value-type="float" office:value="2.528" calcext:value-type="float">
            <text:p>2.528E+00</text:p>
          </table:table-cell>
          <table:table-cell table:formula="of:=AVERAGE([.AH77:.AJ77])" office:value-type="float" office:value="2.89666666666667" calcext:value-type="float">
            <text:p>2.897E+00</text:p>
          </table:table-cell>
          <table:table-cell office:value-type="float" office:value="4.903" calcext:value-type="float">
            <text:p>4.903E+00</text:p>
          </table:table-cell>
          <table:table-cell office:value-type="float" office:value="22.262" calcext:value-type="float">
            <text:p>2.226E+01</text:p>
          </table:table-cell>
          <table:table-cell office:value-type="float" office:value="28.445" calcext:value-type="float">
            <text:p>2.845E+01</text:p>
          </table:table-cell>
          <table:table-cell table:formula="of:=AVERAGE([.AL77:.AN77])" office:value-type="float" office:value="18.5366666666667" calcext:value-type="float">
            <text:p>1.854E+01</text:p>
          </table:table-cell>
          <table:table-cell office:value-type="float" office:value="2.525" calcext:value-type="float">
            <text:p>2.525E+00</text:p>
          </table:table-cell>
          <table:table-cell office:value-type="float" office:value="2.331" calcext:value-type="float">
            <text:p>2.331E+00</text:p>
          </table:table-cell>
          <table:table-cell office:value-type="float" office:value="3.367" calcext:value-type="float">
            <text:p>3.367E+00</text:p>
          </table:table-cell>
          <table:table-cell table:formula="of:=AVERAGE([.AP77:.AR77])" office:value-type="float" office:value="2.741" calcext:value-type="float">
            <text:p>2.741E+00</text:p>
          </table:table-cell>
          <table:table-cell office:value-type="float" office:value="2.876" calcext:value-type="float">
            <text:p>2.876E+00</text:p>
          </table:table-cell>
          <table:table-cell office:value-type="float" office:value="3.023" calcext:value-type="float">
            <text:p>3.023E+00</text:p>
          </table:table-cell>
          <table:table-cell office:value-type="float" office:value="2.418" calcext:value-type="float">
            <text:p>2.418E+00</text:p>
          </table:table-cell>
          <table:table-cell table:formula="of:=AVERAGE([.AT77:.AV77])" office:value-type="float" office:value="2.77233333333333" calcext:value-type="float">
            <text:p>2.772E+00</text:p>
          </table:table-cell>
          <table:table-cell office:value-type="float" office:value="2.156" calcext:value-type="float">
            <text:p>2.156E+00</text:p>
          </table:table-cell>
          <table:table-cell office:value-type="float" office:value="2.56" calcext:value-type="float">
            <text:p>2.560E+00</text:p>
          </table:table-cell>
          <table:table-cell office:value-type="float" office:value="2.873" calcext:value-type="float">
            <text:p>2.873E+00</text:p>
          </table:table-cell>
          <table:table-cell table:formula="of:=AVERAGE([.AX77:.AZ77])" office:value-type="float" office:value="2.52966666666667" calcext:value-type="float">
            <text:p>2.530E+00</text:p>
          </table:table-cell>
          <table:table-cell office:value-type="float" office:value="4.996" calcext:value-type="float">
            <text:p>4.996E+00</text:p>
          </table:table-cell>
          <table:table-cell office:value-type="float" office:value="7.106" calcext:value-type="float">
            <text:p>7.106E+00</text:p>
          </table:table-cell>
          <table:table-cell office:value-type="float" office:value="5.997" calcext:value-type="float">
            <text:p>5.997E+00</text:p>
          </table:table-cell>
          <table:table-cell table:formula="of:=AVERAGE([.BB77:.BD77])" office:value-type="float" office:value="6.033" calcext:value-type="float">
            <text:p>6.033E+00</text:p>
          </table:table-cell>
          <table:table-cell office:value-type="float" office:value="5.25" calcext:value-type="float">
            <text:p>5.250E+00</text:p>
          </table:table-cell>
          <table:table-cell office:value-type="float" office:value="9.167" calcext:value-type="float">
            <text:p>9.167E+00</text:p>
          </table:table-cell>
          <table:table-cell office:value-type="float" office:value="3.72" calcext:value-type="float">
            <text:p>3.720E+00</text:p>
          </table:table-cell>
          <table:table-cell table:formula="of:=AVERAGE([.BF77:.BH77])" office:value-type="float" office:value="6.04566666666667" calcext:value-type="float">
            <text:p>6.046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56710</text:p>
          </table:table-cell>
          <table:table-cell office:value-type="string" calcext:value-type="string">
            <text:p>SIB1</text:p>
          </table:table-cell>
          <table:table-cell office:value-type="float" office:value="1.608" calcext:value-type="float">
            <text:p>1.608E+00</text:p>
          </table:table-cell>
          <table:table-cell office:value-type="float" office:value="1.682" calcext:value-type="float">
            <text:p>1.682E+00</text:p>
          </table:table-cell>
          <table:table-cell office:value-type="float" office:value="2.194" calcext:value-type="float">
            <text:p>2.194E+00</text:p>
          </table:table-cell>
          <table:table-cell table:formula="of:=AVERAGE([.C78:.E78])" office:value-type="float" office:value="1.828" calcext:value-type="float">
            <text:p>1.828E+00</text:p>
          </table:table-cell>
          <table:table-cell office:value-type="float" office:value="1.973" calcext:value-type="float">
            <text:p>1.973E+00</text:p>
          </table:table-cell>
          <table:table-cell office:value-type="float" office:value="2.758" calcext:value-type="float">
            <text:p>2.758E+00</text:p>
          </table:table-cell>
          <table:table-cell office:value-type="float" office:value="13.733" calcext:value-type="float">
            <text:p>1.373E+01</text:p>
          </table:table-cell>
          <table:table-cell table:formula="of:=AVERAGE([.G78:.I78])" office:value-type="float" office:value="6.15466666666667" calcext:value-type="float">
            <text:p>6.155E+00</text:p>
          </table:table-cell>
          <table:table-cell office:value-type="float" office:value="2.93" calcext:value-type="float">
            <text:p>2.930E+00</text:p>
          </table:table-cell>
          <table:table-cell office:value-type="float" office:value="3.253" calcext:value-type="float">
            <text:p>3.253E+00</text:p>
          </table:table-cell>
          <table:table-cell office:value-type="float" office:value="3.784" calcext:value-type="float">
            <text:p>3.784E+00</text:p>
          </table:table-cell>
          <table:table-cell table:formula="of:=AVERAGE([.K78:.M78])" office:value-type="float" office:value="3.32233333333333" calcext:value-type="float">
            <text:p>3.322E+00</text:p>
          </table:table-cell>
          <table:table-cell office:value-type="float" office:value="4.09" calcext:value-type="float">
            <text:p>4.090E+00</text:p>
          </table:table-cell>
          <table:table-cell office:value-type="float" office:value="5.008" calcext:value-type="float">
            <text:p>5.008E+00</text:p>
          </table:table-cell>
          <table:table-cell office:value-type="float" office:value="5.078" calcext:value-type="float">
            <text:p>5.078E+00</text:p>
          </table:table-cell>
          <table:table-cell table:formula="of:=AVERAGE([.O78:.Q78])" office:value-type="float" office:value="4.72533333333333" calcext:value-type="float">
            <text:p>4.725E+00</text:p>
          </table:table-cell>
          <table:table-cell office:value-type="float" office:value="9.194" calcext:value-type="float">
            <text:p>9.194E+00</text:p>
          </table:table-cell>
          <table:table-cell office:value-type="float" office:value="6.847" calcext:value-type="float">
            <text:p>6.847E+00</text:p>
          </table:table-cell>
          <table:table-cell office:value-type="float" office:value="3.026" calcext:value-type="float">
            <text:p>3.026E+00</text:p>
          </table:table-cell>
          <table:table-cell table:formula="of:=AVERAGE([.S78:.U78])" office:value-type="float" office:value="6.35566666666667" calcext:value-type="float">
            <text:p>6.356E+00</text:p>
          </table:table-cell>
          <table:table-cell office:value-type="float" office:value="6.57" calcext:value-type="float">
            <text:p>6.570E+00</text:p>
          </table:table-cell>
          <table:table-cell office:value-type="float" office:value="3.14" calcext:value-type="float">
            <text:p>3.140E+00</text:p>
          </table:table-cell>
          <table:table-cell office:value-type="float" office:value="14.566" calcext:value-type="float">
            <text:p>1.457E+01</text:p>
          </table:table-cell>
          <table:table-cell table:formula="of:=AVERAGE([.W78:.Y78])" office:value-type="float" office:value="8.092" calcext:value-type="float">
            <text:p>8.092E+00</text:p>
          </table:table-cell>
          <table:table-cell office:value-type="float" office:value="3.322" calcext:value-type="float">
            <text:p>3.322E+00</text:p>
          </table:table-cell>
          <table:table-cell office:value-type="float" office:value="5.755" calcext:value-type="float">
            <text:p>5.755E+00</text:p>
          </table:table-cell>
          <table:table-cell office:value-type="float" office:value="2.818" calcext:value-type="float">
            <text:p>2.818E+00</text:p>
          </table:table-cell>
          <table:table-cell table:formula="of:=AVERAGE([.AA78:.AC78])" office:value-type="float" office:value="3.965" calcext:value-type="float">
            <text:p>3.965E+00</text:p>
          </table:table-cell>
          <table:table-cell office:value-type="float" office:value="3.751" calcext:value-type="float">
            <text:p>3.751E+00</text:p>
          </table:table-cell>
          <table:table-cell office:value-type="float" office:value="4.952" calcext:value-type="float">
            <text:p>4.952E+00</text:p>
          </table:table-cell>
          <table:table-cell table:formula="of:=AVERAGE([.AE78:.AF78])" office:value-type="float" office:value="4.3515" calcext:value-type="float">
            <text:p>4.352E+00</text:p>
          </table:table-cell>
          <table:table-cell office:value-type="float" office:value="3.33" calcext:value-type="float">
            <text:p>3.330E+00</text:p>
          </table:table-cell>
          <table:table-cell office:value-type="float" office:value="3.483" calcext:value-type="float">
            <text:p>3.483E+00</text:p>
          </table:table-cell>
          <table:table-cell office:value-type="float" office:value="5.147" calcext:value-type="float">
            <text:p>5.147E+00</text:p>
          </table:table-cell>
          <table:table-cell table:formula="of:=AVERAGE([.AH78:.AJ78])" office:value-type="float" office:value="3.98666666666667" calcext:value-type="float">
            <text:p>3.987E+00</text:p>
          </table:table-cell>
          <table:table-cell office:value-type="float" office:value="1.175" calcext:value-type="float">
            <text:p>1.175E+00</text:p>
          </table:table-cell>
          <table:table-cell office:value-type="float" office:value="4.209" calcext:value-type="float">
            <text:p>4.209E+00</text:p>
          </table:table-cell>
          <table:table-cell office:value-type="float" office:value="6.528" calcext:value-type="float">
            <text:p>6.528E+00</text:p>
          </table:table-cell>
          <table:table-cell table:formula="of:=AVERAGE([.AL78:.AN78])" office:value-type="float" office:value="3.97066666666667" calcext:value-type="float">
            <text:p>3.971E+00</text:p>
          </table:table-cell>
          <table:table-cell office:value-type="float" office:value="0.901" calcext:value-type="float">
            <text:p>9.010E-01</text:p>
          </table:table-cell>
          <table:table-cell office:value-type="float" office:value="1.555" calcext:value-type="float">
            <text:p>1.555E+00</text:p>
          </table:table-cell>
          <table:table-cell office:value-type="float" office:value="5.3" calcext:value-type="float">
            <text:p>5.300E+00</text:p>
          </table:table-cell>
          <table:table-cell table:formula="of:=AVERAGE([.AP78:.AR78])" office:value-type="float" office:value="2.58533333333333" calcext:value-type="float">
            <text:p>2.585E+00</text:p>
          </table:table-cell>
          <table:table-cell office:value-type="float" office:value="1.557" calcext:value-type="float">
            <text:p>1.557E+00</text:p>
          </table:table-cell>
          <table:table-cell office:value-type="float" office:value="1.061" calcext:value-type="float">
            <text:p>1.061E+00</text:p>
          </table:table-cell>
          <table:table-cell office:value-type="float" office:value="0.949" calcext:value-type="float">
            <text:p>9.490E-01</text:p>
          </table:table-cell>
          <table:table-cell table:formula="of:=AVERAGE([.AT78:.AV78])" office:value-type="float" office:value="1.189" calcext:value-type="float">
            <text:p>1.189E+00</text:p>
          </table:table-cell>
          <table:table-cell office:value-type="float" office:value="1.447" calcext:value-type="float">
            <text:p>1.447E+00</text:p>
          </table:table-cell>
          <table:table-cell office:value-type="float" office:value="1.095" calcext:value-type="float">
            <text:p>1.095E+00</text:p>
          </table:table-cell>
          <table:table-cell office:value-type="float" office:value="1.71" calcext:value-type="float">
            <text:p>1.710E+00</text:p>
          </table:table-cell>
          <table:table-cell table:formula="of:=AVERAGE([.AX78:.AZ78])" office:value-type="float" office:value="1.41733333333333" calcext:value-type="float">
            <text:p>1.417E+00</text:p>
          </table:table-cell>
          <table:table-cell office:value-type="float" office:value="2.788" calcext:value-type="float">
            <text:p>2.788E+00</text:p>
          </table:table-cell>
          <table:table-cell office:value-type="float" office:value="4.11" calcext:value-type="float">
            <text:p>4.110E+00</text:p>
          </table:table-cell>
          <table:table-cell office:value-type="float" office:value="3.198" calcext:value-type="float">
            <text:p>3.198E+00</text:p>
          </table:table-cell>
          <table:table-cell table:formula="of:=AVERAGE([.BB78:.BD78])" office:value-type="float" office:value="3.36533333333333" calcext:value-type="float">
            <text:p>3.365E+00</text:p>
          </table:table-cell>
          <table:table-cell office:value-type="float" office:value="2.179" calcext:value-type="float">
            <text:p>2.179E+00</text:p>
          </table:table-cell>
          <table:table-cell office:value-type="float" office:value="4.432" calcext:value-type="float">
            <text:p>4.432E+00</text:p>
          </table:table-cell>
          <table:table-cell office:value-type="float" office:value="3.014" calcext:value-type="float">
            <text:p>3.014E+00</text:p>
          </table:table-cell>
          <table:table-cell table:formula="of:=AVERAGE([.BF78:.BH78])" office:value-type="float" office:value="3.20833333333333" calcext:value-type="float">
            <text:p>3.208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3G61190</text:p>
          </table:table-cell>
          <table:table-cell office:value-type="string" calcext:value-type="string">
            <text:p>BAP1</text:p>
          </table:table-cell>
          <table:table-cell office:value-type="float" office:value="2.631" calcext:value-type="float">
            <text:p>2.631E+00</text:p>
          </table:table-cell>
          <table:table-cell office:value-type="float" office:value="3.832" calcext:value-type="float">
            <text:p>3.832E+00</text:p>
          </table:table-cell>
          <table:table-cell office:value-type="float" office:value="6.483" calcext:value-type="float">
            <text:p>6.483E+00</text:p>
          </table:table-cell>
          <table:table-cell table:formula="of:=AVERAGE([.C79:.E79])" office:value-type="float" office:value="4.31533333333333" calcext:value-type="float">
            <text:p>4.315E+00</text:p>
          </table:table-cell>
          <table:table-cell office:value-type="float" office:value="4.341" calcext:value-type="float">
            <text:p>4.341E+00</text:p>
          </table:table-cell>
          <table:table-cell office:value-type="float" office:value="5.001" calcext:value-type="float">
            <text:p>5.001E+00</text:p>
          </table:table-cell>
          <table:table-cell office:value-type="float" office:value="8.923" calcext:value-type="float">
            <text:p>8.923E+00</text:p>
          </table:table-cell>
          <table:table-cell table:formula="of:=AVERAGE([.G79:.I79])" office:value-type="float" office:value="6.08833333333333" calcext:value-type="float">
            <text:p>6.088E+00</text:p>
          </table:table-cell>
          <table:table-cell office:value-type="float" office:value="3.466" calcext:value-type="float">
            <text:p>3.466E+00</text:p>
          </table:table-cell>
          <table:table-cell office:value-type="float" office:value="4.897" calcext:value-type="float">
            <text:p>4.897E+00</text:p>
          </table:table-cell>
          <table:table-cell office:value-type="float" office:value="3.349" calcext:value-type="float">
            <text:p>3.349E+00</text:p>
          </table:table-cell>
          <table:table-cell table:formula="of:=AVERAGE([.K79:.M79])" office:value-type="float" office:value="3.904" calcext:value-type="float">
            <text:p>3.904E+00</text:p>
          </table:table-cell>
          <table:table-cell office:value-type="float" office:value="5.099" calcext:value-type="float">
            <text:p>5.099E+00</text:p>
          </table:table-cell>
          <table:table-cell office:value-type="float" office:value="6.711" calcext:value-type="float">
            <text:p>6.711E+00</text:p>
          </table:table-cell>
          <table:table-cell office:value-type="float" office:value="6.479" calcext:value-type="float">
            <text:p>6.479E+00</text:p>
          </table:table-cell>
          <table:table-cell table:formula="of:=AVERAGE([.O79:.Q79])" office:value-type="float" office:value="6.09633333333333" calcext:value-type="float">
            <text:p>6.096E+00</text:p>
          </table:table-cell>
          <table:table-cell office:value-type="float" office:value="4.202" calcext:value-type="float">
            <text:p>4.202E+00</text:p>
          </table:table-cell>
          <table:table-cell office:value-type="float" office:value="3.646" calcext:value-type="float">
            <text:p>3.646E+00</text:p>
          </table:table-cell>
          <table:table-cell office:value-type="float" office:value="3.087" calcext:value-type="float">
            <text:p>3.087E+00</text:p>
          </table:table-cell>
          <table:table-cell table:formula="of:=AVERAGE([.S79:.U79])" office:value-type="float" office:value="3.645" calcext:value-type="float">
            <text:p>3.645E+00</text:p>
          </table:table-cell>
          <table:table-cell office:value-type="float" office:value="3.267" calcext:value-type="float">
            <text:p>3.267E+00</text:p>
          </table:table-cell>
          <table:table-cell office:value-type="float" office:value="0.996" calcext:value-type="float">
            <text:p>9.960E-01</text:p>
          </table:table-cell>
          <table:table-cell office:value-type="float" office:value="4.543" calcext:value-type="float">
            <text:p>4.543E+00</text:p>
          </table:table-cell>
          <table:table-cell table:formula="of:=AVERAGE([.W79:.Y79])" office:value-type="float" office:value="2.93533333333333" calcext:value-type="float">
            <text:p>2.935E+00</text:p>
          </table:table-cell>
          <table:table-cell office:value-type="float" office:value="4.628" calcext:value-type="float">
            <text:p>4.628E+00</text:p>
          </table:table-cell>
          <table:table-cell office:value-type="float" office:value="4.64" calcext:value-type="float">
            <text:p>4.640E+00</text:p>
          </table:table-cell>
          <table:table-cell office:value-type="float" office:value="5.928" calcext:value-type="float">
            <text:p>5.928E+00</text:p>
          </table:table-cell>
          <table:table-cell table:formula="of:=AVERAGE([.AA79:.AC79])" office:value-type="float" office:value="5.06533333333333" calcext:value-type="float">
            <text:p>5.065E+00</text:p>
          </table:table-cell>
          <table:table-cell office:value-type="float" office:value="7.246" calcext:value-type="float">
            <text:p>7.246E+00</text:p>
          </table:table-cell>
          <table:table-cell office:value-type="float" office:value="8.145" calcext:value-type="float">
            <text:p>8.145E+00</text:p>
          </table:table-cell>
          <table:table-cell table:formula="of:=AVERAGE([.AE79:.AF79])" office:value-type="float" office:value="7.6955" calcext:value-type="float">
            <text:p>7.696E+00</text:p>
          </table:table-cell>
          <table:table-cell office:value-type="float" office:value="7.332" calcext:value-type="float">
            <text:p>7.332E+00</text:p>
          </table:table-cell>
          <table:table-cell office:value-type="float" office:value="3.234" calcext:value-type="float">
            <text:p>3.234E+00</text:p>
          </table:table-cell>
          <table:table-cell office:value-type="float" office:value="4.662" calcext:value-type="float">
            <text:p>4.662E+00</text:p>
          </table:table-cell>
          <table:table-cell table:formula="of:=AVERAGE([.AH79:.AJ79])" office:value-type="float" office:value="5.076" calcext:value-type="float">
            <text:p>5.076E+00</text:p>
          </table:table-cell>
          <table:table-cell office:value-type="float" office:value="1.343" calcext:value-type="float">
            <text:p>1.343E+00</text:p>
          </table:table-cell>
          <table:table-cell office:value-type="float" office:value="14.203" calcext:value-type="float">
            <text:p>1.420E+01</text:p>
          </table:table-cell>
          <table:table-cell office:value-type="float" office:value="17.929" calcext:value-type="float">
            <text:p>1.793E+01</text:p>
          </table:table-cell>
          <table:table-cell table:formula="of:=AVERAGE([.AL79:.AN79])" office:value-type="float" office:value="11.1583333333333" calcext:value-type="float">
            <text:p>1.116E+01</text:p>
          </table:table-cell>
          <table:table-cell office:value-type="float" office:value="2.591" calcext:value-type="float">
            <text:p>2.591E+00</text:p>
          </table:table-cell>
          <table:table-cell office:value-type="float" office:value="2.186" calcext:value-type="float">
            <text:p>2.186E+00</text:p>
          </table:table-cell>
          <table:table-cell office:value-type="float" office:value="5.452" calcext:value-type="float">
            <text:p>5.452E+00</text:p>
          </table:table-cell>
          <table:table-cell table:formula="of:=AVERAGE([.AP79:.AR79])" office:value-type="float" office:value="3.40966666666667" calcext:value-type="float">
            <text:p>3.410E+00</text:p>
          </table:table-cell>
          <table:table-cell office:value-type="float" office:value="3.166" calcext:value-type="float">
            <text:p>3.166E+00</text:p>
          </table:table-cell>
          <table:table-cell office:value-type="float" office:value="1.196" calcext:value-type="float">
            <text:p>1.196E+00</text:p>
          </table:table-cell>
          <table:table-cell office:value-type="float" office:value="1.192" calcext:value-type="float">
            <text:p>1.192E+00</text:p>
          </table:table-cell>
          <table:table-cell table:formula="of:=AVERAGE([.AT79:.AV79])" office:value-type="float" office:value="1.85133333333333" calcext:value-type="float">
            <text:p>1.851E+00</text:p>
          </table:table-cell>
          <table:table-cell office:value-type="float" office:value="2.57" calcext:value-type="float">
            <text:p>2.570E+00</text:p>
          </table:table-cell>
          <table:table-cell office:value-type="float" office:value="2.789" calcext:value-type="float">
            <text:p>2.789E+00</text:p>
          </table:table-cell>
          <table:table-cell office:value-type="float" office:value="1.909" calcext:value-type="float">
            <text:p>1.909E+00</text:p>
          </table:table-cell>
          <table:table-cell table:formula="of:=AVERAGE([.AX79:.AZ79])" office:value-type="float" office:value="2.42266666666667" calcext:value-type="float">
            <text:p>2.423E+00</text:p>
          </table:table-cell>
          <table:table-cell office:value-type="float" office:value="5.991" calcext:value-type="float">
            <text:p>5.991E+00</text:p>
          </table:table-cell>
          <table:table-cell office:value-type="float" office:value="7.414" calcext:value-type="float">
            <text:p>7.414E+00</text:p>
          </table:table-cell>
          <table:table-cell office:value-type="float" office:value="6.797" calcext:value-type="float">
            <text:p>6.797E+00</text:p>
          </table:table-cell>
          <table:table-cell table:formula="of:=AVERAGE([.BB79:.BD79])" office:value-type="float" office:value="6.734" calcext:value-type="float">
            <text:p>6.734E+00</text:p>
          </table:table-cell>
          <table:table-cell office:value-type="float" office:value="4.363" calcext:value-type="float">
            <text:p>4.363E+00</text:p>
          </table:table-cell>
          <table:table-cell office:value-type="float" office:value="6.947" calcext:value-type="float">
            <text:p>6.947E+00</text:p>
          </table:table-cell>
          <table:table-cell office:value-type="float" office:value="4.533" calcext:value-type="float">
            <text:p>4.533E+00</text:p>
          </table:table-cell>
          <table:table-cell table:formula="of:=AVERAGE([.BF79:.BH79])" office:value-type="float" office:value="5.281" calcext:value-type="float">
            <text:p>5.281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01250</text:p>
          </table:table-cell>
          <table:table-cell office:value-type="string" calcext:value-type="string">
            <text:p>WRKY22</text:p>
          </table:table-cell>
          <table:table-cell office:value-type="float" office:value="1.701" calcext:value-type="float">
            <text:p>1.701E+00</text:p>
          </table:table-cell>
          <table:table-cell office:value-type="float" office:value="1.792" calcext:value-type="float">
            <text:p>1.792E+00</text:p>
          </table:table-cell>
          <table:table-cell office:value-type="float" office:value="1.331" calcext:value-type="float">
            <text:p>1.331E+00</text:p>
          </table:table-cell>
          <table:table-cell table:formula="of:=AVERAGE([.C80:.E80])" office:value-type="float" office:value="1.608" calcext:value-type="float">
            <text:p>1.608E+00</text:p>
          </table:table-cell>
          <table:table-cell office:value-type="float" office:value="2.193" calcext:value-type="float">
            <text:p>2.193E+00</text:p>
          </table:table-cell>
          <table:table-cell office:value-type="float" office:value="1.359" calcext:value-type="float">
            <text:p>1.359E+00</text:p>
          </table:table-cell>
          <table:table-cell office:value-type="float" office:value="20.676" calcext:value-type="float">
            <text:p>2.068E+01</text:p>
          </table:table-cell>
          <table:table-cell table:formula="of:=AVERAGE([.G80:.I80])" office:value-type="float" office:value="8.076" calcext:value-type="float">
            <text:p>8.076E+00</text:p>
          </table:table-cell>
          <table:table-cell office:value-type="float" office:value="3.363" calcext:value-type="float">
            <text:p>3.363E+00</text:p>
          </table:table-cell>
          <table:table-cell office:value-type="float" office:value="2.147" calcext:value-type="float">
            <text:p>2.147E+00</text:p>
          </table:table-cell>
          <table:table-cell office:value-type="float" office:value="1.674" calcext:value-type="float">
            <text:p>1.674E+00</text:p>
          </table:table-cell>
          <table:table-cell table:formula="of:=AVERAGE([.K80:.M80])" office:value-type="float" office:value="2.39466666666667" calcext:value-type="float">
            <text:p>2.395E+00</text:p>
          </table:table-cell>
          <table:table-cell office:value-type="float" office:value="3.884" calcext:value-type="float">
            <text:p>3.884E+00</text:p>
          </table:table-cell>
          <table:table-cell office:value-type="float" office:value="4.477" calcext:value-type="float">
            <text:p>4.477E+00</text:p>
          </table:table-cell>
          <table:table-cell office:value-type="float" office:value="4.135" calcext:value-type="float">
            <text:p>4.135E+00</text:p>
          </table:table-cell>
          <table:table-cell table:formula="of:=AVERAGE([.O80:.Q80])" office:value-type="float" office:value="4.16533333333333" calcext:value-type="float">
            <text:p>4.165E+00</text:p>
          </table:table-cell>
          <table:table-cell office:value-type="float" office:value="3.778" calcext:value-type="float">
            <text:p>3.778E+00</text:p>
          </table:table-cell>
          <table:table-cell office:value-type="float" office:value="2.459" calcext:value-type="float">
            <text:p>2.459E+00</text:p>
          </table:table-cell>
          <table:table-cell office:value-type="float" office:value="2.821" calcext:value-type="float">
            <text:p>2.821E+00</text:p>
          </table:table-cell>
          <table:table-cell table:formula="of:=AVERAGE([.S80:.U80])" office:value-type="float" office:value="3.01933333333333" calcext:value-type="float">
            <text:p>3.019E+00</text:p>
          </table:table-cell>
          <table:table-cell office:value-type="float" office:value="1.994" calcext:value-type="float">
            <text:p>1.994E+00</text:p>
          </table:table-cell>
          <table:table-cell office:value-type="float" office:value="2.282" calcext:value-type="float">
            <text:p>2.282E+00</text:p>
          </table:table-cell>
          <table:table-cell office:value-type="float" office:value="2.775" calcext:value-type="float">
            <text:p>2.775E+00</text:p>
          </table:table-cell>
          <table:table-cell table:formula="of:=AVERAGE([.W80:.Y80])" office:value-type="float" office:value="2.35033333333333" calcext:value-type="float">
            <text:p>2.350E+00</text:p>
          </table:table-cell>
          <table:table-cell office:value-type="float" office:value="2.234" calcext:value-type="float">
            <text:p>2.234E+00</text:p>
          </table:table-cell>
          <table:table-cell office:value-type="float" office:value="2.103" calcext:value-type="float">
            <text:p>2.103E+00</text:p>
          </table:table-cell>
          <table:table-cell office:value-type="float" office:value="2.26" calcext:value-type="float">
            <text:p>2.260E+00</text:p>
          </table:table-cell>
          <table:table-cell table:formula="of:=AVERAGE([.AA80:.AC80])" office:value-type="float" office:value="2.199" calcext:value-type="float">
            <text:p>2.199E+00</text:p>
          </table:table-cell>
          <table:table-cell office:value-type="float" office:value="2.594" calcext:value-type="float">
            <text:p>2.594E+00</text:p>
          </table:table-cell>
          <table:table-cell office:value-type="float" office:value="2.886" calcext:value-type="float">
            <text:p>2.886E+00</text:p>
          </table:table-cell>
          <table:table-cell table:formula="of:=AVERAGE([.AE80:.AF80])" office:value-type="float" office:value="2.74" calcext:value-type="float">
            <text:p>2.740E+00</text:p>
          </table:table-cell>
          <table:table-cell office:value-type="float" office:value="0.959" calcext:value-type="float">
            <text:p>9.590E-01</text:p>
          </table:table-cell>
          <table:table-cell office:value-type="float" office:value="2.862" calcext:value-type="float">
            <text:p>2.862E+00</text:p>
          </table:table-cell>
          <table:table-cell office:value-type="float" office:value="1.268" calcext:value-type="float">
            <text:p>1.268E+00</text:p>
          </table:table-cell>
          <table:table-cell table:formula="of:=AVERAGE([.AH80:.AJ80])" office:value-type="float" office:value="1.69633333333333" calcext:value-type="float">
            <text:p>1.696E+00</text:p>
          </table:table-cell>
          <table:table-cell office:value-type="float" office:value="1.802" calcext:value-type="float">
            <text:p>1.802E+00</text:p>
          </table:table-cell>
          <table:table-cell office:value-type="float" office:value="2.238" calcext:value-type="float">
            <text:p>2.238E+00</text:p>
          </table:table-cell>
          <table:table-cell office:value-type="float" office:value="4.24" calcext:value-type="float">
            <text:p>4.240E+00</text:p>
          </table:table-cell>
          <table:table-cell table:formula="of:=AVERAGE([.AL80:.AN80])" office:value-type="float" office:value="2.76" calcext:value-type="float">
            <text:p>2.760E+00</text:p>
          </table:table-cell>
          <table:table-cell office:value-type="float" office:value="2.252" calcext:value-type="float">
            <text:p>2.252E+00</text:p>
          </table:table-cell>
          <table:table-cell office:value-type="float" office:value="1.493" calcext:value-type="float">
            <text:p>1.493E+00</text:p>
          </table:table-cell>
          <table:table-cell office:value-type="float" office:value="1.683" calcext:value-type="float">
            <text:p>1.683E+00</text:p>
          </table:table-cell>
          <table:table-cell table:formula="of:=AVERAGE([.AP80:.AR80])" office:value-type="float" office:value="1.80933333333333" calcext:value-type="float">
            <text:p>1.809E+00</text:p>
          </table:table-cell>
          <table:table-cell office:value-type="float" office:value="2.564" calcext:value-type="float">
            <text:p>2.564E+00</text:p>
          </table:table-cell>
          <table:table-cell office:value-type="float" office:value="2.467" calcext:value-type="float">
            <text:p>2.467E+00</text:p>
          </table:table-cell>
          <table:table-cell office:value-type="float" office:value="2.596" calcext:value-type="float">
            <text:p>2.596E+00</text:p>
          </table:table-cell>
          <table:table-cell table:formula="of:=AVERAGE([.AT80:.AV80])" office:value-type="float" office:value="2.54233333333333" calcext:value-type="float">
            <text:p>2.542E+00</text:p>
          </table:table-cell>
          <table:table-cell office:value-type="float" office:value="2.366" calcext:value-type="float">
            <text:p>2.366E+00</text:p>
          </table:table-cell>
          <table:table-cell office:value-type="float" office:value="2.058" calcext:value-type="float">
            <text:p>2.058E+00</text:p>
          </table:table-cell>
          <table:table-cell office:value-type="float" office:value="2.117" calcext:value-type="float">
            <text:p>2.117E+00</text:p>
          </table:table-cell>
          <table:table-cell table:formula="of:=AVERAGE([.AX80:.AZ80])" office:value-type="float" office:value="2.18033333333333" calcext:value-type="float">
            <text:p>2.180E+00</text:p>
          </table:table-cell>
          <table:table-cell office:value-type="float" office:value="2.516" calcext:value-type="float">
            <text:p>2.516E+00</text:p>
          </table:table-cell>
          <table:table-cell office:value-type="float" office:value="3.562" calcext:value-type="float">
            <text:p>3.562E+00</text:p>
          </table:table-cell>
          <table:table-cell office:value-type="float" office:value="6.732" calcext:value-type="float">
            <text:p>6.732E+00</text:p>
          </table:table-cell>
          <table:table-cell table:formula="of:=AVERAGE([.BB80:.BD80])" office:value-type="float" office:value="4.27" calcext:value-type="float">
            <text:p>4.270E+00</text:p>
          </table:table-cell>
          <table:table-cell office:value-type="float" office:value="5.421" calcext:value-type="float">
            <text:p>5.421E+00</text:p>
          </table:table-cell>
          <table:table-cell office:value-type="float" office:value="5.896" calcext:value-type="float">
            <text:p>5.896E+00</text:p>
          </table:table-cell>
          <table:table-cell office:value-type="float" office:value="4.66" calcext:value-type="float">
            <text:p>4.660E+00</text:p>
          </table:table-cell>
          <table:table-cell table:formula="of:=AVERAGE([.BF80:.BH80])" office:value-type="float" office:value="5.32566666666667" calcext:value-type="float">
            <text:p>5.326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01950</text:p>
          </table:table-cell>
          <table:table-cell office:value-type="string" calcext:value-type="string">
            <text:p>GPAT3</text:p>
          </table:table-cell>
          <table:table-cell office:value-type="float" office:value="5.185" calcext:value-type="float">
            <text:p>5.185E+00</text:p>
          </table:table-cell>
          <table:table-cell office:value-type="float" office:value="5.737" calcext:value-type="float">
            <text:p>5.737E+00</text:p>
          </table:table-cell>
          <table:table-cell office:value-type="float" office:value="4.342" calcext:value-type="float">
            <text:p>4.342E+00</text:p>
          </table:table-cell>
          <table:table-cell table:formula="of:=AVERAGE([.C81:.E81])" office:value-type="float" office:value="5.088" calcext:value-type="float">
            <text:p>5.088E+00</text:p>
          </table:table-cell>
          <table:table-cell office:value-type="float" office:value="4.978" calcext:value-type="float">
            <text:p>4.978E+00</text:p>
          </table:table-cell>
          <table:table-cell office:value-type="float" office:value="4.925" calcext:value-type="float">
            <text:p>4.925E+00</text:p>
          </table:table-cell>
          <table:table-cell office:value-type="float" office:value="2.225" calcext:value-type="float">
            <text:p>2.225E+00</text:p>
          </table:table-cell>
          <table:table-cell table:formula="of:=AVERAGE([.G81:.I81])" office:value-type="float" office:value="4.04266666666667" calcext:value-type="float">
            <text:p>4.043E+00</text:p>
          </table:table-cell>
          <table:table-cell office:value-type="float" office:value="7.325" calcext:value-type="float">
            <text:p>7.325E+00</text:p>
          </table:table-cell>
          <table:table-cell office:value-type="float" office:value="4.701" calcext:value-type="float">
            <text:p>4.701E+00</text:p>
          </table:table-cell>
          <table:table-cell office:value-type="float" office:value="4.568" calcext:value-type="float">
            <text:p>4.568E+00</text:p>
          </table:table-cell>
          <table:table-cell table:formula="of:=AVERAGE([.K81:.M81])" office:value-type="float" office:value="5.53133333333333" calcext:value-type="float">
            <text:p>5.531E+00</text:p>
          </table:table-cell>
          <table:table-cell office:value-type="float" office:value="7.001" calcext:value-type="float">
            <text:p>7.001E+00</text:p>
          </table:table-cell>
          <table:table-cell office:value-type="float" office:value="10.739" calcext:value-type="float">
            <text:p>1.074E+01</text:p>
          </table:table-cell>
          <table:table-cell office:value-type="float" office:value="8.779" calcext:value-type="float">
            <text:p>8.779E+00</text:p>
          </table:table-cell>
          <table:table-cell table:formula="of:=AVERAGE([.O81:.Q81])" office:value-type="float" office:value="8.83966666666667" calcext:value-type="float">
            <text:p>8.840E+00</text:p>
          </table:table-cell>
          <table:table-cell office:value-type="float" office:value="4.696" calcext:value-type="float">
            <text:p>4.696E+00</text:p>
          </table:table-cell>
          <table:table-cell office:value-type="float" office:value="5.183" calcext:value-type="float">
            <text:p>5.183E+00</text:p>
          </table:table-cell>
          <table:table-cell office:value-type="float" office:value="5.769" calcext:value-type="float">
            <text:p>5.769E+00</text:p>
          </table:table-cell>
          <table:table-cell table:formula="of:=AVERAGE([.S81:.U81])" office:value-type="float" office:value="5.216" calcext:value-type="float">
            <text:p>5.216E+00</text:p>
          </table:table-cell>
          <table:table-cell office:value-type="float" office:value="9.943" calcext:value-type="float">
            <text:p>9.943E+00</text:p>
          </table:table-cell>
          <table:table-cell office:value-type="float" office:value="5.042" calcext:value-type="float">
            <text:p>5.042E+00</text:p>
          </table:table-cell>
          <table:table-cell office:value-type="float" office:value="5.938" calcext:value-type="float">
            <text:p>5.938E+00</text:p>
          </table:table-cell>
          <table:table-cell table:formula="of:=AVERAGE([.W81:.Y81])" office:value-type="float" office:value="6.97433333333333" calcext:value-type="float">
            <text:p>6.974E+00</text:p>
          </table:table-cell>
          <table:table-cell office:value-type="float" office:value="4.276" calcext:value-type="float">
            <text:p>4.276E+00</text:p>
          </table:table-cell>
          <table:table-cell office:value-type="float" office:value="3.937" calcext:value-type="float">
            <text:p>3.937E+00</text:p>
          </table:table-cell>
          <table:table-cell office:value-type="float" office:value="5.231" calcext:value-type="float">
            <text:p>5.231E+00</text:p>
          </table:table-cell>
          <table:table-cell table:formula="of:=AVERAGE([.AA81:.AC81])" office:value-type="float" office:value="4.48133333333333" calcext:value-type="float">
            <text:p>4.481E+00</text:p>
          </table:table-cell>
          <table:table-cell office:value-type="float" office:value="3.892" calcext:value-type="float">
            <text:p>3.892E+00</text:p>
          </table:table-cell>
          <table:table-cell office:value-type="float" office:value="5.913" calcext:value-type="float">
            <text:p>5.913E+00</text:p>
          </table:table-cell>
          <table:table-cell table:formula="of:=AVERAGE([.AE81:.AF81])" office:value-type="float" office:value="4.9025" calcext:value-type="float">
            <text:p>4.903E+00</text:p>
          </table:table-cell>
          <table:table-cell office:value-type="float" office:value="3.68" calcext:value-type="float">
            <text:p>3.680E+00</text:p>
          </table:table-cell>
          <table:table-cell office:value-type="float" office:value="3.976" calcext:value-type="float">
            <text:p>3.976E+00</text:p>
          </table:table-cell>
          <table:table-cell office:value-type="float" office:value="3.955" calcext:value-type="float">
            <text:p>3.955E+00</text:p>
          </table:table-cell>
          <table:table-cell table:formula="of:=AVERAGE([.AH81:.AJ81])" office:value-type="float" office:value="3.87033333333333" calcext:value-type="float">
            <text:p>3.870E+00</text:p>
          </table:table-cell>
          <table:table-cell office:value-type="float" office:value="7.257" calcext:value-type="float">
            <text:p>7.257E+00</text:p>
          </table:table-cell>
          <table:table-cell office:value-type="float" office:value="10.771" calcext:value-type="float">
            <text:p>1.077E+01</text:p>
          </table:table-cell>
          <table:table-cell office:value-type="float" office:value="14.267" calcext:value-type="float">
            <text:p>1.427E+01</text:p>
          </table:table-cell>
          <table:table-cell table:formula="of:=AVERAGE([.AL81:.AN81])" office:value-type="float" office:value="10.765" calcext:value-type="float">
            <text:p>1.077E+01</text:p>
          </table:table-cell>
          <table:table-cell office:value-type="float" office:value="5.011" calcext:value-type="float">
            <text:p>5.011E+00</text:p>
          </table:table-cell>
          <table:table-cell office:value-type="float" office:value="4.872" calcext:value-type="float">
            <text:p>4.872E+00</text:p>
          </table:table-cell>
          <table:table-cell office:value-type="float" office:value="3.534" calcext:value-type="float">
            <text:p>3.534E+00</text:p>
          </table:table-cell>
          <table:table-cell table:formula="of:=AVERAGE([.AP81:.AR81])" office:value-type="float" office:value="4.47233333333333" calcext:value-type="float">
            <text:p>4.472E+00</text:p>
          </table:table-cell>
          <table:table-cell office:value-type="float" office:value="3.762" calcext:value-type="float">
            <text:p>3.762E+00</text:p>
          </table:table-cell>
          <table:table-cell office:value-type="float" office:value="3.354" calcext:value-type="float">
            <text:p>3.354E+00</text:p>
          </table:table-cell>
          <table:table-cell office:value-type="float" office:value="4.179" calcext:value-type="float">
            <text:p>4.179E+00</text:p>
          </table:table-cell>
          <table:table-cell table:formula="of:=AVERAGE([.AT81:.AV81])" office:value-type="float" office:value="3.765" calcext:value-type="float">
            <text:p>3.765E+00</text:p>
          </table:table-cell>
          <table:table-cell office:value-type="float" office:value="6.202" calcext:value-type="float">
            <text:p>6.202E+00</text:p>
          </table:table-cell>
          <table:table-cell office:value-type="float" office:value="6.166" calcext:value-type="float">
            <text:p>6.166E+00</text:p>
          </table:table-cell>
          <table:table-cell office:value-type="float" office:value="7.312" calcext:value-type="float">
            <text:p>7.312E+00</text:p>
          </table:table-cell>
          <table:table-cell table:formula="of:=AVERAGE([.AX81:.AZ81])" office:value-type="float" office:value="6.56" calcext:value-type="float">
            <text:p>6.560E+00</text:p>
          </table:table-cell>
          <table:table-cell office:value-type="float" office:value="12.492" calcext:value-type="float">
            <text:p>1.249E+01</text:p>
          </table:table-cell>
          <table:table-cell office:value-type="float" office:value="15.166" calcext:value-type="float">
            <text:p>1.517E+01</text:p>
          </table:table-cell>
          <table:table-cell office:value-type="float" office:value="18.121" calcext:value-type="float">
            <text:p>1.812E+01</text:p>
          </table:table-cell>
          <table:table-cell table:formula="of:=AVERAGE([.BB81:.BD81])" office:value-type="float" office:value="15.2596666666667" calcext:value-type="float">
            <text:p>1.526E+01</text:p>
          </table:table-cell>
          <table:table-cell office:value-type="float" office:value="10.449" calcext:value-type="float">
            <text:p>1.045E+01</text:p>
          </table:table-cell>
          <table:table-cell office:value-type="float" office:value="14.775" calcext:value-type="float">
            <text:p>1.478E+01</text:p>
          </table:table-cell>
          <table:table-cell office:value-type="float" office:value="9.758" calcext:value-type="float">
            <text:p>9.758E+00</text:p>
          </table:table-cell>
          <table:table-cell table:formula="of:=AVERAGE([.BF81:.BH81])" office:value-type="float" office:value="11.6606666666667" calcext:value-type="float">
            <text:p>1.166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02330</text:p>
          </table:table-cell>
          <table:table-cell office:value-type="string" calcext:value-type="string">
            <text:p>PME41</text:p>
          </table:table-cell>
          <table:table-cell office:value-type="float" office:value="10.48" calcext:value-type="float">
            <text:p>1.048E+01</text:p>
          </table:table-cell>
          <table:table-cell office:value-type="float" office:value="8.695" calcext:value-type="float">
            <text:p>8.695E+00</text:p>
          </table:table-cell>
          <table:table-cell office:value-type="float" office:value="9.775" calcext:value-type="float">
            <text:p>9.775E+00</text:p>
          </table:table-cell>
          <table:table-cell table:formula="of:=AVERAGE([.C82:.E82])" office:value-type="float" office:value="9.65" calcext:value-type="float">
            <text:p>9.650E+00</text:p>
          </table:table-cell>
          <table:table-cell office:value-type="float" office:value="10.75" calcext:value-type="float">
            <text:p>1.075E+01</text:p>
          </table:table-cell>
          <table:table-cell office:value-type="float" office:value="10.156" calcext:value-type="float">
            <text:p>1.016E+01</text:p>
          </table:table-cell>
          <table:table-cell office:value-type="float" office:value="124.257" calcext:value-type="float">
            <text:p>1.243E+02</text:p>
          </table:table-cell>
          <table:table-cell table:formula="of:=AVERAGE([.G82:.I82])" office:value-type="float" office:value="48.3876666666667" calcext:value-type="float">
            <text:p>4.839E+01</text:p>
          </table:table-cell>
          <table:table-cell office:value-type="float" office:value="8.356" calcext:value-type="float">
            <text:p>8.356E+00</text:p>
          </table:table-cell>
          <table:table-cell office:value-type="float" office:value="5.958" calcext:value-type="float">
            <text:p>5.958E+00</text:p>
          </table:table-cell>
          <table:table-cell office:value-type="float" office:value="7.949" calcext:value-type="float">
            <text:p>7.949E+00</text:p>
          </table:table-cell>
          <table:table-cell table:formula="of:=AVERAGE([.K82:.M82])" office:value-type="float" office:value="7.421" calcext:value-type="float">
            <text:p>7.421E+00</text:p>
          </table:table-cell>
          <table:table-cell office:value-type="float" office:value="6.305" calcext:value-type="float">
            <text:p>6.305E+00</text:p>
          </table:table-cell>
          <table:table-cell office:value-type="float" office:value="8.335" calcext:value-type="float">
            <text:p>8.335E+00</text:p>
          </table:table-cell>
          <table:table-cell office:value-type="float" office:value="8.182" calcext:value-type="float">
            <text:p>8.182E+00</text:p>
          </table:table-cell>
          <table:table-cell table:formula="of:=AVERAGE([.O82:.Q82])" office:value-type="float" office:value="7.60733333333333" calcext:value-type="float">
            <text:p>7.607E+00</text:p>
          </table:table-cell>
          <table:table-cell office:value-type="float" office:value="7.768" calcext:value-type="float">
            <text:p>7.768E+00</text:p>
          </table:table-cell>
          <table:table-cell office:value-type="float" office:value="14.099" calcext:value-type="float">
            <text:p>1.410E+01</text:p>
          </table:table-cell>
          <table:table-cell office:value-type="float" office:value="6.395" calcext:value-type="float">
            <text:p>6.395E+00</text:p>
          </table:table-cell>
          <table:table-cell table:formula="of:=AVERAGE([.S82:.U82])" office:value-type="float" office:value="9.42066666666667" calcext:value-type="float">
            <text:p>9.421E+00</text:p>
          </table:table-cell>
          <table:table-cell office:value-type="float" office:value="6.198" calcext:value-type="float">
            <text:p>6.198E+00</text:p>
          </table:table-cell>
          <table:table-cell office:value-type="float" office:value="5.488" calcext:value-type="float">
            <text:p>5.488E+00</text:p>
          </table:table-cell>
          <table:table-cell office:value-type="float" office:value="13.829" calcext:value-type="float">
            <text:p>1.383E+01</text:p>
          </table:table-cell>
          <table:table-cell table:formula="of:=AVERAGE([.W82:.Y82])" office:value-type="float" office:value="8.505" calcext:value-type="float">
            <text:p>8.505E+00</text:p>
          </table:table-cell>
          <table:table-cell office:value-type="float" office:value="16.863" calcext:value-type="float">
            <text:p>1.686E+01</text:p>
          </table:table-cell>
          <table:table-cell office:value-type="float" office:value="16.1" calcext:value-type="float">
            <text:p>1.610E+01</text:p>
          </table:table-cell>
          <table:table-cell office:value-type="float" office:value="20.947" calcext:value-type="float">
            <text:p>2.095E+01</text:p>
          </table:table-cell>
          <table:table-cell table:formula="of:=AVERAGE([.AA82:.AC82])" office:value-type="float" office:value="17.97" calcext:value-type="float">
            <text:p>1.797E+01</text:p>
          </table:table-cell>
          <table:table-cell office:value-type="float" office:value="15.626" calcext:value-type="float">
            <text:p>1.563E+01</text:p>
          </table:table-cell>
          <table:table-cell office:value-type="float" office:value="13.315" calcext:value-type="float">
            <text:p>1.332E+01</text:p>
          </table:table-cell>
          <table:table-cell table:formula="of:=AVERAGE([.AE82:.AF82])" office:value-type="float" office:value="14.4705" calcext:value-type="float">
            <text:p>1.447E+01</text:p>
          </table:table-cell>
          <table:table-cell office:value-type="float" office:value="25.747" calcext:value-type="float">
            <text:p>2.575E+01</text:p>
          </table:table-cell>
          <table:table-cell office:value-type="float" office:value="11.547" calcext:value-type="float">
            <text:p>1.155E+01</text:p>
          </table:table-cell>
          <table:table-cell office:value-type="float" office:value="25.315" calcext:value-type="float">
            <text:p>2.532E+01</text:p>
          </table:table-cell>
          <table:table-cell table:formula="of:=AVERAGE([.AH82:.AJ82])" office:value-type="float" office:value="20.8696666666667" calcext:value-type="float">
            <text:p>2.087E+01</text:p>
          </table:table-cell>
          <table:table-cell office:value-type="float" office:value="10.096" calcext:value-type="float">
            <text:p>1.010E+01</text:p>
          </table:table-cell>
          <table:table-cell office:value-type="float" office:value="12.355" calcext:value-type="float">
            <text:p>1.236E+01</text:p>
          </table:table-cell>
          <table:table-cell office:value-type="float" office:value="12" calcext:value-type="float">
            <text:p>1.200E+01</text:p>
          </table:table-cell>
          <table:table-cell table:formula="of:=AVERAGE([.AL82:.AN82])" office:value-type="float" office:value="11.4836666666667" calcext:value-type="float">
            <text:p>1.148E+01</text:p>
          </table:table-cell>
          <table:table-cell office:value-type="float" office:value="6.624" calcext:value-type="float">
            <text:p>6.624E+00</text:p>
          </table:table-cell>
          <table:table-cell office:value-type="float" office:value="12.141" calcext:value-type="float">
            <text:p>1.214E+01</text:p>
          </table:table-cell>
          <table:table-cell office:value-type="float" office:value="11.627" calcext:value-type="float">
            <text:p>1.163E+01</text:p>
          </table:table-cell>
          <table:table-cell table:formula="of:=AVERAGE([.AP82:.AR82])" office:value-type="float" office:value="10.1306666666667" calcext:value-type="float">
            <text:p>1.013E+01</text:p>
          </table:table-cell>
          <table:table-cell office:value-type="float" office:value="5.272" calcext:value-type="float">
            <text:p>5.272E+00</text:p>
          </table:table-cell>
          <table:table-cell office:value-type="float" office:value="5.92" calcext:value-type="float">
            <text:p>5.920E+00</text:p>
          </table:table-cell>
          <table:table-cell office:value-type="float" office:value="4.151" calcext:value-type="float">
            <text:p>4.151E+00</text:p>
          </table:table-cell>
          <table:table-cell table:formula="of:=AVERAGE([.AT82:.AV82])" office:value-type="float" office:value="5.11433333333333" calcext:value-type="float">
            <text:p>5.114E+00</text:p>
          </table:table-cell>
          <table:table-cell office:value-type="float" office:value="6.003" calcext:value-type="float">
            <text:p>6.003E+00</text:p>
          </table:table-cell>
          <table:table-cell office:value-type="float" office:value="5.313" calcext:value-type="float">
            <text:p>5.313E+00</text:p>
          </table:table-cell>
          <table:table-cell office:value-type="float" office:value="2.97" calcext:value-type="float">
            <text:p>2.970E+00</text:p>
          </table:table-cell>
          <table:table-cell table:formula="of:=AVERAGE([.AX82:.AZ82])" office:value-type="float" office:value="4.762" calcext:value-type="float">
            <text:p>4.762E+00</text:p>
          </table:table-cell>
          <table:table-cell office:value-type="float" office:value="7.99" calcext:value-type="float">
            <text:p>7.990E+00</text:p>
          </table:table-cell>
          <table:table-cell office:value-type="float" office:value="5.79" calcext:value-type="float">
            <text:p>5.790E+00</text:p>
          </table:table-cell>
          <table:table-cell office:value-type="float" office:value="10.948" calcext:value-type="float">
            <text:p>1.095E+01</text:p>
          </table:table-cell>
          <table:table-cell table:formula="of:=AVERAGE([.BB82:.BD82])" office:value-type="float" office:value="8.24266666666667" calcext:value-type="float">
            <text:p>8.243E+00</text:p>
          </table:table-cell>
          <table:table-cell office:value-type="float" office:value="12.824" calcext:value-type="float">
            <text:p>1.282E+01</text:p>
          </table:table-cell>
          <table:table-cell office:value-type="float" office:value="14.398" calcext:value-type="float">
            <text:p>1.440E+01</text:p>
          </table:table-cell>
          <table:table-cell office:value-type="float" office:value="12.532" calcext:value-type="float">
            <text:p>1.253E+01</text:p>
          </table:table-cell>
          <table:table-cell table:formula="of:=AVERAGE([.BF82:.BH82])" office:value-type="float" office:value="13.2513333333333" calcext:value-type="float">
            <text:p>1.325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10270</text:p>
          </table:table-cell>
          <table:table-cell office:value-type="float" office:value="63.824" calcext:value-type="float">
            <text:p>6.382E+01</text:p>
          </table:table-cell>
          <table:table-cell office:value-type="float" office:value="47.589" calcext:value-type="float">
            <text:p>4.759E+01</text:p>
          </table:table-cell>
          <table:table-cell office:value-type="float" office:value="71.929" calcext:value-type="float">
            <text:p>7.193E+01</text:p>
          </table:table-cell>
          <table:table-cell table:formula="of:=AVERAGE([.C83:.E83])" office:value-type="float" office:value="61.114" calcext:value-type="float">
            <text:p>6.111E+01</text:p>
          </table:table-cell>
          <table:table-cell office:value-type="float" office:value="226.938" calcext:value-type="float">
            <text:p>2.269E+02</text:p>
          </table:table-cell>
          <table:table-cell office:value-type="float" office:value="52.548" calcext:value-type="float">
            <text:p>5.255E+01</text:p>
          </table:table-cell>
          <table:table-cell office:value-type="float" office:value="54.318" calcext:value-type="float">
            <text:p>5.432E+01</text:p>
          </table:table-cell>
          <table:table-cell table:formula="of:=AVERAGE([.G83:.I83])" office:value-type="float" office:value="111.268" calcext:value-type="float">
            <text:p>1.113E+02</text:p>
          </table:table-cell>
          <table:table-cell office:value-type="float" office:value="14.382" calcext:value-type="float">
            <text:p>1.438E+01</text:p>
          </table:table-cell>
          <table:table-cell office:value-type="float" office:value="18.48" calcext:value-type="float">
            <text:p>1.848E+01</text:p>
          </table:table-cell>
          <table:table-cell office:value-type="float" office:value="21.632" calcext:value-type="float">
            <text:p>2.163E+01</text:p>
          </table:table-cell>
          <table:table-cell table:formula="of:=AVERAGE([.K83:.M83])" office:value-type="float" office:value="18.1646666666667" calcext:value-type="float">
            <text:p>1.816E+01</text:p>
          </table:table-cell>
          <table:table-cell office:value-type="float" office:value="24.003" calcext:value-type="float">
            <text:p>2.400E+01</text:p>
          </table:table-cell>
          <table:table-cell office:value-type="float" office:value="24.327" calcext:value-type="float">
            <text:p>2.433E+01</text:p>
          </table:table-cell>
          <table:table-cell office:value-type="float" office:value="28.709" calcext:value-type="float">
            <text:p>2.871E+01</text:p>
          </table:table-cell>
          <table:table-cell table:formula="of:=AVERAGE([.O83:.Q83])" office:value-type="float" office:value="25.6796666666667" calcext:value-type="float">
            <text:p>2.568E+01</text:p>
          </table:table-cell>
          <table:table-cell office:value-type="float" office:value="23.106" calcext:value-type="float">
            <text:p>2.311E+01</text:p>
          </table:table-cell>
          <table:table-cell office:value-type="float" office:value="21.652" calcext:value-type="float">
            <text:p>2.165E+01</text:p>
          </table:table-cell>
          <table:table-cell office:value-type="float" office:value="29.25" calcext:value-type="float">
            <text:p>2.925E+01</text:p>
          </table:table-cell>
          <table:table-cell table:formula="of:=AVERAGE([.S83:.U83])" office:value-type="float" office:value="24.6693333333333" calcext:value-type="float">
            <text:p>2.467E+01</text:p>
          </table:table-cell>
          <table:table-cell office:value-type="float" office:value="20.024" calcext:value-type="float">
            <text:p>2.002E+01</text:p>
          </table:table-cell>
          <table:table-cell office:value-type="float" office:value="33.413" calcext:value-type="float">
            <text:p>3.341E+01</text:p>
          </table:table-cell>
          <table:table-cell office:value-type="float" office:value="20.266" calcext:value-type="float">
            <text:p>2.027E+01</text:p>
          </table:table-cell>
          <table:table-cell table:formula="of:=AVERAGE([.W83:.Y83])" office:value-type="float" office:value="24.5676666666667" calcext:value-type="float">
            <text:p>2.457E+01</text:p>
          </table:table-cell>
          <table:table-cell office:value-type="float" office:value="42.665" calcext:value-type="float">
            <text:p>4.267E+01</text:p>
          </table:table-cell>
          <table:table-cell office:value-type="float" office:value="36.837" calcext:value-type="float">
            <text:p>3.684E+01</text:p>
          </table:table-cell>
          <table:table-cell office:value-type="float" office:value="57.6" calcext:value-type="float">
            <text:p>5.760E+01</text:p>
          </table:table-cell>
          <table:table-cell table:formula="of:=AVERAGE([.AA83:.AC83])" office:value-type="float" office:value="45.7006666666667" calcext:value-type="float">
            <text:p>4.570E+01</text:p>
          </table:table-cell>
          <table:table-cell office:value-type="float" office:value="81.039" calcext:value-type="float">
            <text:p>8.104E+01</text:p>
          </table:table-cell>
          <table:table-cell office:value-type="float" office:value="86.645" calcext:value-type="float">
            <text:p>8.665E+01</text:p>
          </table:table-cell>
          <table:table-cell table:formula="of:=AVERAGE([.AE83:.AF83])" office:value-type="float" office:value="83.842" calcext:value-type="float">
            <text:p>8.384E+01</text:p>
          </table:table-cell>
          <table:table-cell office:value-type="float" office:value="33.29" calcext:value-type="float">
            <text:p>3.329E+01</text:p>
          </table:table-cell>
          <table:table-cell office:value-type="float" office:value="54.167" calcext:value-type="float">
            <text:p>5.417E+01</text:p>
          </table:table-cell>
          <table:table-cell office:value-type="float" office:value="74.817" calcext:value-type="float">
            <text:p>7.482E+01</text:p>
          </table:table-cell>
          <table:table-cell table:formula="of:=AVERAGE([.AH83:.AJ83])" office:value-type="float" office:value="54.0913333333333" calcext:value-type="float">
            <text:p>5.409E+01</text:p>
          </table:table-cell>
          <table:table-cell office:value-type="float" office:value="22.371" calcext:value-type="float">
            <text:p>2.237E+01</text:p>
          </table:table-cell>
          <table:table-cell office:value-type="float" office:value="39.222" calcext:value-type="float">
            <text:p>3.922E+01</text:p>
          </table:table-cell>
          <table:table-cell office:value-type="float" office:value="26.017" calcext:value-type="float">
            <text:p>2.602E+01</text:p>
          </table:table-cell>
          <table:table-cell table:formula="of:=AVERAGE([.AL83:.AN83])" office:value-type="float" office:value="29.2033333333333" calcext:value-type="float">
            <text:p>2.920E+01</text:p>
          </table:table-cell>
          <table:table-cell office:value-type="float" office:value="44.367" calcext:value-type="float">
            <text:p>4.437E+01</text:p>
          </table:table-cell>
          <table:table-cell office:value-type="float" office:value="33.731" calcext:value-type="float">
            <text:p>3.373E+01</text:p>
          </table:table-cell>
          <table:table-cell office:value-type="float" office:value="34.009" calcext:value-type="float">
            <text:p>3.401E+01</text:p>
          </table:table-cell>
          <table:table-cell table:formula="of:=AVERAGE([.AP83:.AR83])" office:value-type="float" office:value="37.369" calcext:value-type="float">
            <text:p>3.737E+01</text:p>
          </table:table-cell>
          <table:table-cell office:value-type="float" office:value="23.241" calcext:value-type="float">
            <text:p>2.324E+01</text:p>
          </table:table-cell>
          <table:table-cell office:value-type="float" office:value="13.279" calcext:value-type="float">
            <text:p>1.328E+01</text:p>
          </table:table-cell>
          <table:table-cell office:value-type="float" office:value="22.205" calcext:value-type="float">
            <text:p>2.221E+01</text:p>
          </table:table-cell>
          <table:table-cell table:formula="of:=AVERAGE([.AT83:.AV83])" office:value-type="float" office:value="19.575" calcext:value-type="float">
            <text:p>1.958E+01</text:p>
          </table:table-cell>
          <table:table-cell office:value-type="float" office:value="23.282" calcext:value-type="float">
            <text:p>2.328E+01</text:p>
          </table:table-cell>
          <table:table-cell office:value-type="float" office:value="21.461" calcext:value-type="float">
            <text:p>2.146E+01</text:p>
          </table:table-cell>
          <table:table-cell office:value-type="float" office:value="20.571" calcext:value-type="float">
            <text:p>2.057E+01</text:p>
          </table:table-cell>
          <table:table-cell table:formula="of:=AVERAGE([.AX83:.AZ83])" office:value-type="float" office:value="21.7713333333333" calcext:value-type="float">
            <text:p>2.177E+01</text:p>
          </table:table-cell>
          <table:table-cell office:value-type="float" office:value="7.54" calcext:value-type="float">
            <text:p>7.540E+00</text:p>
          </table:table-cell>
          <table:table-cell office:value-type="float" office:value="10.609" calcext:value-type="float">
            <text:p>1.061E+01</text:p>
          </table:table-cell>
          <table:table-cell office:value-type="float" office:value="5.736" calcext:value-type="float">
            <text:p>5.736E+00</text:p>
          </table:table-cell>
          <table:table-cell table:formula="of:=AVERAGE([.BB83:.BD83])" office:value-type="float" office:value="7.96166666666667" calcext:value-type="float">
            <text:p>7.962E+00</text:p>
          </table:table-cell>
          <table:table-cell office:value-type="float" office:value="8.478" calcext:value-type="float">
            <text:p>8.478E+00</text:p>
          </table:table-cell>
          <table:table-cell office:value-type="float" office:value="10.209" calcext:value-type="float">
            <text:p>1.021E+01</text:p>
          </table:table-cell>
          <table:table-cell office:value-type="float" office:value="9.984" calcext:value-type="float">
            <text:p>9.984E+00</text:p>
          </table:table-cell>
          <table:table-cell table:formula="of:=AVERAGE([.BF83:.BH83])" office:value-type="float" office:value="9.557" calcext:value-type="float">
            <text:p>9.557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12490</text:p>
          </table:table-cell>
          <table:table-cell office:value-type="float" office:value="6.089" calcext:value-type="float">
            <text:p>6.089E+00</text:p>
          </table:table-cell>
          <table:table-cell office:value-type="float" office:value="4.122" calcext:value-type="float">
            <text:p>4.122E+00</text:p>
          </table:table-cell>
          <table:table-cell office:value-type="float" office:value="8.144" calcext:value-type="float">
            <text:p>8.144E+00</text:p>
          </table:table-cell>
          <table:table-cell table:formula="of:=AVERAGE([.C84:.E84])" office:value-type="float" office:value="6.11833333333333" calcext:value-type="float">
            <text:p>6.118E+00</text:p>
          </table:table-cell>
          <table:table-cell office:value-type="float" office:value="6.436" calcext:value-type="float">
            <text:p>6.436E+00</text:p>
          </table:table-cell>
          <table:table-cell office:value-type="float" office:value="10.246" calcext:value-type="float">
            <text:p>1.025E+01</text:p>
          </table:table-cell>
          <table:table-cell office:value-type="float" office:value="7064.142" calcext:value-type="float">
            <text:p>7.064E+03</text:p>
          </table:table-cell>
          <table:table-cell table:formula="of:=AVERAGE([.G84:.I84])" office:value-type="float" office:value="2360.27466666667" calcext:value-type="float">
            <text:p>2.360E+03</text:p>
          </table:table-cell>
          <table:table-cell office:value-type="float" office:value="7.907" calcext:value-type="float">
            <text:p>7.907E+00</text:p>
          </table:table-cell>
          <table:table-cell office:value-type="float" office:value="8.567" calcext:value-type="float">
            <text:p>8.567E+00</text:p>
          </table:table-cell>
          <table:table-cell office:value-type="float" office:value="7.261" calcext:value-type="float">
            <text:p>7.261E+00</text:p>
          </table:table-cell>
          <table:table-cell table:formula="of:=AVERAGE([.K84:.M84])" office:value-type="float" office:value="7.91166666666667" calcext:value-type="float">
            <text:p>7.912E+00</text:p>
          </table:table-cell>
          <table:table-cell office:value-type="float" office:value="3.12" calcext:value-type="float">
            <text:p>3.120E+00</text:p>
          </table:table-cell>
          <table:table-cell office:value-type="float" office:value="5.84" calcext:value-type="float">
            <text:p>5.840E+00</text:p>
          </table:table-cell>
          <table:table-cell office:value-type="float" office:value="1.593" calcext:value-type="float">
            <text:p>1.593E+00</text:p>
          </table:table-cell>
          <table:table-cell table:formula="of:=AVERAGE([.O84:.Q84])" office:value-type="float" office:value="3.51766666666667" calcext:value-type="float">
            <text:p>3.518E+00</text:p>
          </table:table-cell>
          <table:table-cell office:value-type="float" office:value="6.276" calcext:value-type="float">
            <text:p>6.276E+00</text:p>
          </table:table-cell>
          <table:table-cell office:value-type="float" office:value="7.119" calcext:value-type="float">
            <text:p>7.119E+00</text:p>
          </table:table-cell>
          <table:table-cell office:value-type="float" office:value="4.117" calcext:value-type="float">
            <text:p>4.117E+00</text:p>
          </table:table-cell>
          <table:table-cell table:formula="of:=AVERAGE([.S84:.U84])" office:value-type="float" office:value="5.83733333333333" calcext:value-type="float">
            <text:p>5.837E+00</text:p>
          </table:table-cell>
          <table:table-cell office:value-type="float" office:value="6.69" calcext:value-type="float">
            <text:p>6.690E+00</text:p>
          </table:table-cell>
          <table:table-cell office:value-type="float" office:value="1.464" calcext:value-type="float">
            <text:p>1.464E+00</text:p>
          </table:table-cell>
          <table:table-cell office:value-type="float" office:value="6.85" calcext:value-type="float">
            <text:p>6.850E+00</text:p>
          </table:table-cell>
          <table:table-cell table:formula="of:=AVERAGE([.W84:.Y84])" office:value-type="float" office:value="5.00133333333333" calcext:value-type="float">
            <text:p>5.001E+00</text:p>
          </table:table-cell>
          <table:table-cell office:value-type="float" office:value="32.133" calcext:value-type="float">
            <text:p>3.213E+01</text:p>
          </table:table-cell>
          <table:table-cell office:value-type="float" office:value="72.123" calcext:value-type="float">
            <text:p>7.212E+01</text:p>
          </table:table-cell>
          <table:table-cell office:value-type="float" office:value="39.665" calcext:value-type="float">
            <text:p>3.967E+01</text:p>
          </table:table-cell>
          <table:table-cell table:formula="of:=AVERAGE([.AA84:.AC84])" office:value-type="float" office:value="47.9736666666667" calcext:value-type="float">
            <text:p>4.797E+01</text:p>
          </table:table-cell>
          <table:table-cell office:value-type="float" office:value="26.376" calcext:value-type="float">
            <text:p>2.638E+01</text:p>
          </table:table-cell>
          <table:table-cell office:value-type="float" office:value="22.4" calcext:value-type="float">
            <text:p>2.240E+01</text:p>
          </table:table-cell>
          <table:table-cell table:formula="of:=AVERAGE([.AE84:.AF84])" office:value-type="float" office:value="24.388" calcext:value-type="float">
            <text:p>2.439E+01</text:p>
          </table:table-cell>
          <table:table-cell office:value-type="float" office:value="20.802" calcext:value-type="float">
            <text:p>2.080E+01</text:p>
          </table:table-cell>
          <table:table-cell office:value-type="float" office:value="30.436" calcext:value-type="float">
            <text:p>3.044E+01</text:p>
          </table:table-cell>
          <table:table-cell office:value-type="float" office:value="46.728" calcext:value-type="float">
            <text:p>4.673E+01</text:p>
          </table:table-cell>
          <table:table-cell table:formula="of:=AVERAGE([.AH84:.AJ84])" office:value-type="float" office:value="32.6553333333333" calcext:value-type="float">
            <text:p>3.266E+01</text:p>
          </table:table-cell>
          <table:table-cell office:value-type="float" office:value="24.254" calcext:value-type="float">
            <text:p>2.425E+01</text:p>
          </table:table-cell>
          <table:table-cell office:value-type="float" office:value="6.544" calcext:value-type="float">
            <text:p>6.544E+00</text:p>
          </table:table-cell>
          <table:table-cell office:value-type="float" office:value="7.933" calcext:value-type="float">
            <text:p>7.933E+00</text:p>
          </table:table-cell>
          <table:table-cell table:formula="of:=AVERAGE([.AL84:.AN84])" office:value-type="float" office:value="12.9103333333333" calcext:value-type="float">
            <text:p>1.291E+01</text:p>
          </table:table-cell>
          <table:table-cell office:value-type="float" office:value="24.836" calcext:value-type="float">
            <text:p>2.484E+01</text:p>
          </table:table-cell>
          <table:table-cell office:value-type="float" office:value="25.542" calcext:value-type="float">
            <text:p>2.554E+01</text:p>
          </table:table-cell>
          <table:table-cell office:value-type="float" office:value="21.588" calcext:value-type="float">
            <text:p>2.159E+01</text:p>
          </table:table-cell>
          <table:table-cell table:formula="of:=AVERAGE([.AP84:.AR84])" office:value-type="float" office:value="23.9886666666667" calcext:value-type="float">
            <text:p>2.399E+01</text:p>
          </table:table-cell>
          <table:table-cell office:value-type="float" office:value="15.415" calcext:value-type="float">
            <text:p>1.542E+01</text:p>
          </table:table-cell>
          <table:table-cell office:value-type="float" office:value="12.359" calcext:value-type="float">
            <text:p>1.236E+01</text:p>
          </table:table-cell>
          <table:table-cell office:value-type="float" office:value="26.569" calcext:value-type="float">
            <text:p>2.657E+01</text:p>
          </table:table-cell>
          <table:table-cell table:formula="of:=AVERAGE([.AT84:.AV84])" office:value-type="float" office:value="18.1143333333333" calcext:value-type="float">
            <text:p>1.811E+01</text:p>
          </table:table-cell>
          <table:table-cell office:value-type="float" office:value="4.342" calcext:value-type="float">
            <text:p>4.342E+00</text:p>
          </table:table-cell>
          <table:table-cell office:value-type="float" office:value="2.722" calcext:value-type="float">
            <text:p>2.722E+00</text:p>
          </table:table-cell>
          <table:table-cell office:value-type="float" office:value="2.162" calcext:value-type="float">
            <text:p>2.162E+00</text:p>
          </table:table-cell>
          <table:table-cell table:formula="of:=AVERAGE([.AX84:.AZ84])" office:value-type="float" office:value="3.07533333333333" calcext:value-type="float">
            <text:p>3.075E+00</text:p>
          </table:table-cell>
          <table:table-cell office:value-type="float" office:value="1.852" calcext:value-type="float">
            <text:p>1.852E+00</text:p>
          </table:table-cell>
          <table:table-cell office:value-type="float" office:value="0.894" calcext:value-type="float">
            <text:p>8.940E-01</text:p>
          </table:table-cell>
          <table:table-cell office:value-type="float" office:value="0.913" calcext:value-type="float">
            <text:p>9.130E-01</text:p>
          </table:table-cell>
          <table:table-cell table:formula="of:=AVERAGE([.BB84:.BD84])" office:value-type="float" office:value="1.21966666666667" calcext:value-type="float">
            <text:p>1.220E+00</text:p>
          </table:table-cell>
          <table:table-cell office:value-type="float" office:value="2.628" calcext:value-type="float">
            <text:p>2.628E+00</text:p>
          </table:table-cell>
          <table:table-cell office:value-type="float" office:value="1.966" calcext:value-type="float">
            <text:p>1.966E+00</text:p>
          </table:table-cell>
          <table:table-cell office:value-type="float" office:value="3.229" calcext:value-type="float">
            <text:p>3.229E+00</text:p>
          </table:table-cell>
          <table:table-cell table:formula="of:=AVERAGE([.BF84:.BH84])" office:value-type="float" office:value="2.60766666666667" calcext:value-type="float">
            <text:p>2.608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13395</text:p>
          </table:table-cell>
          <table:table-cell office:value-type="string" calcext:value-type="string">
            <text:p>DVL10</text:p>
          </table:table-cell>
          <table:table-cell office:value-type="float" office:value="4" calcext:value-type="float">
            <text:p>4.000E+00</text:p>
          </table:table-cell>
          <table:table-cell office:value-type="float" office:value="5.162" calcext:value-type="float">
            <text:p>5.162E+00</text:p>
          </table:table-cell>
          <table:table-cell office:value-type="float" office:value="6.227" calcext:value-type="float">
            <text:p>6.227E+00</text:p>
          </table:table-cell>
          <table:table-cell table:formula="of:=AVERAGE([.C85:.E85])" office:value-type="float" office:value="5.12966666666667" calcext:value-type="float">
            <text:p>5.130E+00</text:p>
          </table:table-cell>
          <table:table-cell office:value-type="float" office:value="5.502" calcext:value-type="float">
            <text:p>5.502E+00</text:p>
          </table:table-cell>
          <table:table-cell office:value-type="float" office:value="2.491" calcext:value-type="float">
            <text:p>2.491E+00</text:p>
          </table:table-cell>
          <table:table-cell office:value-type="float" office:value="7.414" calcext:value-type="float">
            <text:p>7.414E+00</text:p>
          </table:table-cell>
          <table:table-cell table:formula="of:=AVERAGE([.G85:.I85])" office:value-type="float" office:value="5.13566666666667" calcext:value-type="float">
            <text:p>5.136E+00</text:p>
          </table:table-cell>
          <table:table-cell office:value-type="float" office:value="10.506" calcext:value-type="float">
            <text:p>1.051E+01</text:p>
          </table:table-cell>
          <table:table-cell office:value-type="float" office:value="11.31" calcext:value-type="float">
            <text:p>1.131E+01</text:p>
          </table:table-cell>
          <table:table-cell office:value-type="float" office:value="12.848" calcext:value-type="float">
            <text:p>1.285E+01</text:p>
          </table:table-cell>
          <table:table-cell table:formula="of:=AVERAGE([.K85:.M85])" office:value-type="float" office:value="11.5546666666667" calcext:value-type="float">
            <text:p>1.155E+01</text:p>
          </table:table-cell>
          <table:table-cell office:value-type="float" office:value="14.126" calcext:value-type="float">
            <text:p>1.413E+01</text:p>
          </table:table-cell>
          <table:table-cell office:value-type="float" office:value="14.1" calcext:value-type="float">
            <text:p>1.410E+01</text:p>
          </table:table-cell>
          <table:table-cell office:value-type="float" office:value="17.177" calcext:value-type="float">
            <text:p>1.718E+01</text:p>
          </table:table-cell>
          <table:table-cell table:formula="of:=AVERAGE([.O85:.Q85])" office:value-type="float" office:value="15.1343333333333" calcext:value-type="float">
            <text:p>1.513E+01</text:p>
          </table:table-cell>
          <table:table-cell office:value-type="float" office:value="1.801" calcext:value-type="float">
            <text:p>1.801E+00</text:p>
          </table:table-cell>
          <table:table-cell office:value-type="float" office:value="0.944" calcext:value-type="float">
            <text:p>9.440E-01</text:p>
          </table:table-cell>
          <table:table-cell office:value-type="float" office:value="0.616" calcext:value-type="float">
            <text:p>6.160E-01</text:p>
          </table:table-cell>
          <table:table-cell table:formula="of:=AVERAGE([.S85:.U85])" office:value-type="float" office:value="1.12033333333333" calcext:value-type="float">
            <text:p>1.120E+00</text:p>
          </table:table-cell>
          <table:table-cell office:value-type="float" office:value="3.347" calcext:value-type="float">
            <text:p>3.347E+00</text:p>
          </table:table-cell>
          <table:table-cell office:value-type="float" office:value="1.484" calcext:value-type="float">
            <text:p>1.484E+00</text:p>
          </table:table-cell>
          <table:table-cell office:value-type="float" office:value="3.194" calcext:value-type="float">
            <text:p>3.194E+00</text:p>
          </table:table-cell>
          <table:table-cell table:formula="of:=AVERAGE([.W85:.Y85])" office:value-type="float" office:value="2.675" calcext:value-type="float">
            <text:p>2.675E+00</text:p>
          </table:table-cell>
          <table:table-cell office:value-type="float" office:value="8.289" calcext:value-type="float">
            <text:p>8.289E+00</text:p>
          </table:table-cell>
          <table:table-cell office:value-type="float" office:value="13.317" calcext:value-type="float">
            <text:p>1.332E+01</text:p>
          </table:table-cell>
          <table:table-cell office:value-type="float" office:value="7.495" calcext:value-type="float">
            <text:p>7.495E+00</text:p>
          </table:table-cell>
          <table:table-cell table:formula="of:=AVERAGE([.AA85:.AC85])" office:value-type="float" office:value="9.70033333333333" calcext:value-type="float">
            <text:p>9.700E+00</text:p>
          </table:table-cell>
          <table:table-cell office:value-type="float" office:value="8.557" calcext:value-type="float">
            <text:p>8.557E+00</text:p>
          </table:table-cell>
          <table:table-cell office:value-type="float" office:value="7.893" calcext:value-type="float">
            <text:p>7.893E+00</text:p>
          </table:table-cell>
          <table:table-cell table:formula="of:=AVERAGE([.AE85:.AF85])" office:value-type="float" office:value="8.225" calcext:value-type="float">
            <text:p>8.225E+00</text:p>
          </table:table-cell>
          <table:table-cell office:value-type="float" office:value="3.24" calcext:value-type="float">
            <text:p>3.240E+00</text:p>
          </table:table-cell>
          <table:table-cell office:value-type="float" office:value="5.817" calcext:value-type="float">
            <text:p>5.817E+00</text:p>
          </table:table-cell>
          <table:table-cell office:value-type="float" office:value="7.749" calcext:value-type="float">
            <text:p>7.749E+00</text:p>
          </table:table-cell>
          <table:table-cell table:formula="of:=AVERAGE([.AH85:.AJ85])" office:value-type="float" office:value="5.602" calcext:value-type="float">
            <text:p>5.602E+00</text:p>
          </table:table-cell>
          <table:table-cell office:value-type="float" office:value="4.165" calcext:value-type="float">
            <text:p>4.165E+00</text:p>
          </table:table-cell>
          <table:table-cell office:value-type="float" office:value="14.861" calcext:value-type="float">
            <text:p>1.486E+01</text:p>
          </table:table-cell>
          <table:table-cell office:value-type="float" office:value="27.913" calcext:value-type="float">
            <text:p>2.791E+01</text:p>
          </table:table-cell>
          <table:table-cell table:formula="of:=AVERAGE([.AL85:.AN85])" office:value-type="float" office:value="15.6463333333333" calcext:value-type="float">
            <text:p>1.565E+01</text:p>
          </table:table-cell>
          <table:table-cell office:value-type="float" office:value="1.271" calcext:value-type="float">
            <text:p>1.271E+00</text:p>
          </table:table-cell>
          <table:table-cell office:value-type="float" office:value="1.728" calcext:value-type="float">
            <text:p>1.728E+00</text:p>
          </table:table-cell>
          <table:table-cell office:value-type="float" office:value="2.235" calcext:value-type="float">
            <text:p>2.235E+00</text:p>
          </table:table-cell>
          <table:table-cell table:formula="of:=AVERAGE([.AP85:.AR85])" office:value-type="float" office:value="1.74466666666667" calcext:value-type="float">
            <text:p>1.745E+00</text:p>
          </table:table-cell>
          <table:table-cell office:value-type="float" office:value="3.983" calcext:value-type="float">
            <text:p>3.983E+00</text:p>
          </table:table-cell>
          <table:table-cell office:value-type="float" office:value="3.978" calcext:value-type="float">
            <text:p>3.978E+00</text:p>
          </table:table-cell>
          <table:table-cell office:value-type="float" office:value="1.464" calcext:value-type="float">
            <text:p>1.464E+00</text:p>
          </table:table-cell>
          <table:table-cell table:formula="of:=AVERAGE([.AT85:.AV85])" office:value-type="float" office:value="3.14166666666667" calcext:value-type="float">
            <text:p>3.142E+00</text:p>
          </table:table-cell>
          <table:table-cell office:value-type="float" office:value="2.456" calcext:value-type="float">
            <text:p>2.456E+00</text:p>
          </table:table-cell>
          <table:table-cell office:value-type="float" office:value="4.441" calcext:value-type="float">
            <text:p>4.441E+00</text:p>
          </table:table-cell>
          <table:table-cell office:value-type="float" office:value="1.925" calcext:value-type="float">
            <text:p>1.925E+00</text:p>
          </table:table-cell>
          <table:table-cell table:formula="of:=AVERAGE([.AX85:.AZ85])" office:value-type="float" office:value="2.94066666666667" calcext:value-type="float">
            <text:p>2.941E+00</text:p>
          </table:table-cell>
          <table:table-cell office:value-type="float" office:value="5.075" calcext:value-type="float">
            <text:p>5.075E+00</text:p>
          </table:table-cell>
          <table:table-cell office:value-type="float" office:value="5.211" calcext:value-type="float">
            <text:p>5.211E+00</text:p>
          </table:table-cell>
          <table:table-cell office:value-type="float" office:value="6.746" calcext:value-type="float">
            <text:p>6.746E+00</text:p>
          </table:table-cell>
          <table:table-cell table:formula="of:=AVERAGE([.BB85:.BD85])" office:value-type="float" office:value="5.67733333333333" calcext:value-type="float">
            <text:p>5.677E+00</text:p>
          </table:table-cell>
          <table:table-cell office:value-type="float" office:value="8.959" calcext:value-type="float">
            <text:p>8.959E+00</text:p>
          </table:table-cell>
          <table:table-cell office:value-type="float" office:value="19.12" calcext:value-type="float">
            <text:p>1.912E+01</text:p>
          </table:table-cell>
          <table:table-cell office:value-type="float" office:value="5.864" calcext:value-type="float">
            <text:p>5.864E+00</text:p>
          </table:table-cell>
          <table:table-cell table:formula="of:=AVERAGE([.BF85:.BH85])" office:value-type="float" office:value="11.3143333333333" calcext:value-type="float">
            <text:p>1.131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14365</text:p>
          </table:table-cell>
          <table:table-cell office:value-type="string" calcext:value-type="string">
            <text:p>XBAT34</text:p>
          </table:table-cell>
          <table:table-cell office:value-type="float" office:value="15.478" calcext:value-type="float">
            <text:p>1.548E+01</text:p>
          </table:table-cell>
          <table:table-cell office:value-type="float" office:value="9.885" calcext:value-type="float">
            <text:p>9.885E+00</text:p>
          </table:table-cell>
          <table:table-cell office:value-type="float" office:value="16.724" calcext:value-type="float">
            <text:p>1.672E+01</text:p>
          </table:table-cell>
          <table:table-cell table:formula="of:=AVERAGE([.C86:.E86])" office:value-type="float" office:value="14.029" calcext:value-type="float">
            <text:p>1.403E+01</text:p>
          </table:table-cell>
          <table:table-cell office:value-type="float" office:value="13.86" calcext:value-type="float">
            <text:p>1.386E+01</text:p>
          </table:table-cell>
          <table:table-cell office:value-type="float" office:value="17.242" calcext:value-type="float">
            <text:p>1.724E+01</text:p>
          </table:table-cell>
          <table:table-cell office:value-type="float" office:value="124.166" calcext:value-type="float">
            <text:p>1.242E+02</text:p>
          </table:table-cell>
          <table:table-cell table:formula="of:=AVERAGE([.G86:.I86])" office:value-type="float" office:value="51.756" calcext:value-type="float">
            <text:p>5.176E+01</text:p>
          </table:table-cell>
          <table:table-cell office:value-type="float" office:value="15.412" calcext:value-type="float">
            <text:p>1.541E+01</text:p>
          </table:table-cell>
          <table:table-cell office:value-type="float" office:value="18.652" calcext:value-type="float">
            <text:p>1.865E+01</text:p>
          </table:table-cell>
          <table:table-cell office:value-type="float" office:value="13.494" calcext:value-type="float">
            <text:p>1.349E+01</text:p>
          </table:table-cell>
          <table:table-cell table:formula="of:=AVERAGE([.K86:.M86])" office:value-type="float" office:value="15.8526666666667" calcext:value-type="float">
            <text:p>1.585E+01</text:p>
          </table:table-cell>
          <table:table-cell office:value-type="float" office:value="5.906" calcext:value-type="float">
            <text:p>5.906E+00</text:p>
          </table:table-cell>
          <table:table-cell office:value-type="float" office:value="11.086" calcext:value-type="float">
            <text:p>1.109E+01</text:p>
          </table:table-cell>
          <table:table-cell office:value-type="float" office:value="10.524" calcext:value-type="float">
            <text:p>1.052E+01</text:p>
          </table:table-cell>
          <table:table-cell table:formula="of:=AVERAGE([.O86:.Q86])" office:value-type="float" office:value="9.172" calcext:value-type="float">
            <text:p>9.172E+00</text:p>
          </table:table-cell>
          <table:table-cell office:value-type="float" office:value="20.141" calcext:value-type="float">
            <text:p>2.014E+01</text:p>
          </table:table-cell>
          <table:table-cell office:value-type="float" office:value="17.085" calcext:value-type="float">
            <text:p>1.709E+01</text:p>
          </table:table-cell>
          <table:table-cell office:value-type="float" office:value="5.895" calcext:value-type="float">
            <text:p>5.895E+00</text:p>
          </table:table-cell>
          <table:table-cell table:formula="of:=AVERAGE([.S86:.U86])" office:value-type="float" office:value="14.3736666666667" calcext:value-type="float">
            <text:p>1.437E+01</text:p>
          </table:table-cell>
          <table:table-cell office:value-type="float" office:value="9.448" calcext:value-type="float">
            <text:p>9.448E+00</text:p>
          </table:table-cell>
          <table:table-cell office:value-type="float" office:value="3.625" calcext:value-type="float">
            <text:p>3.625E+00</text:p>
          </table:table-cell>
          <table:table-cell office:value-type="float" office:value="22.858" calcext:value-type="float">
            <text:p>2.286E+01</text:p>
          </table:table-cell>
          <table:table-cell table:formula="of:=AVERAGE([.W86:.Y86])" office:value-type="float" office:value="11.977" calcext:value-type="float">
            <text:p>1.198E+01</text:p>
          </table:table-cell>
          <table:table-cell office:value-type="float" office:value="28.598" calcext:value-type="float">
            <text:p>2.860E+01</text:p>
          </table:table-cell>
          <table:table-cell office:value-type="float" office:value="14.477" calcext:value-type="float">
            <text:p>1.448E+01</text:p>
          </table:table-cell>
          <table:table-cell office:value-type="float" office:value="34.751" calcext:value-type="float">
            <text:p>3.475E+01</text:p>
          </table:table-cell>
          <table:table-cell table:formula="of:=AVERAGE([.AA86:.AC86])" office:value-type="float" office:value="25.942" calcext:value-type="float">
            <text:p>2.594E+01</text:p>
          </table:table-cell>
          <table:table-cell office:value-type="float" office:value="17.621" calcext:value-type="float">
            <text:p>1.762E+01</text:p>
          </table:table-cell>
          <table:table-cell office:value-type="float" office:value="18.146" calcext:value-type="float">
            <text:p>1.815E+01</text:p>
          </table:table-cell>
          <table:table-cell table:formula="of:=AVERAGE([.AE86:.AF86])" office:value-type="float" office:value="17.8835" calcext:value-type="float">
            <text:p>1.788E+01</text:p>
          </table:table-cell>
          <table:table-cell office:value-type="float" office:value="34.141" calcext:value-type="float">
            <text:p>3.414E+01</text:p>
          </table:table-cell>
          <table:table-cell office:value-type="float" office:value="9.373" calcext:value-type="float">
            <text:p>9.373E+00</text:p>
          </table:table-cell>
          <table:table-cell office:value-type="float" office:value="24.2" calcext:value-type="float">
            <text:p>2.420E+01</text:p>
          </table:table-cell>
          <table:table-cell table:formula="of:=AVERAGE([.AH86:.AJ86])" office:value-type="float" office:value="22.5713333333333" calcext:value-type="float">
            <text:p>2.257E+01</text:p>
          </table:table-cell>
          <table:table-cell office:value-type="float" office:value="12.183" calcext:value-type="float">
            <text:p>1.218E+01</text:p>
          </table:table-cell>
          <table:table-cell office:value-type="float" office:value="14.353" calcext:value-type="float">
            <text:p>1.435E+01</text:p>
          </table:table-cell>
          <table:table-cell office:value-type="float" office:value="18.811" calcext:value-type="float">
            <text:p>1.881E+01</text:p>
          </table:table-cell>
          <table:table-cell table:formula="of:=AVERAGE([.AL86:.AN86])" office:value-type="float" office:value="15.1156666666667" calcext:value-type="float">
            <text:p>1.512E+01</text:p>
          </table:table-cell>
          <table:table-cell office:value-type="float" office:value="11.139" calcext:value-type="float">
            <text:p>1.114E+01</text:p>
          </table:table-cell>
          <table:table-cell office:value-type="float" office:value="10.799" calcext:value-type="float">
            <text:p>1.080E+01</text:p>
          </table:table-cell>
          <table:table-cell office:value-type="float" office:value="15.002" calcext:value-type="float">
            <text:p>1.500E+01</text:p>
          </table:table-cell>
          <table:table-cell table:formula="of:=AVERAGE([.AP86:.AR86])" office:value-type="float" office:value="12.3133333333333" calcext:value-type="float">
            <text:p>1.231E+01</text:p>
          </table:table-cell>
          <table:table-cell office:value-type="float" office:value="7.121" calcext:value-type="float">
            <text:p>7.121E+00</text:p>
          </table:table-cell>
          <table:table-cell office:value-type="float" office:value="9.292" calcext:value-type="float">
            <text:p>9.292E+00</text:p>
          </table:table-cell>
          <table:table-cell office:value-type="float" office:value="5.874" calcext:value-type="float">
            <text:p>5.874E+00</text:p>
          </table:table-cell>
          <table:table-cell table:formula="of:=AVERAGE([.AT86:.AV86])" office:value-type="float" office:value="7.429" calcext:value-type="float">
            <text:p>7.429E+00</text:p>
          </table:table-cell>
          <table:table-cell office:value-type="float" office:value="3.909" calcext:value-type="float">
            <text:p>3.909E+00</text:p>
          </table:table-cell>
          <table:table-cell office:value-type="float" office:value="3.624" calcext:value-type="float">
            <text:p>3.624E+00</text:p>
          </table:table-cell>
          <table:table-cell office:value-type="float" office:value="3.186" calcext:value-type="float">
            <text:p>3.186E+00</text:p>
          </table:table-cell>
          <table:table-cell table:formula="of:=AVERAGE([.AX86:.AZ86])" office:value-type="float" office:value="3.573" calcext:value-type="float">
            <text:p>3.573E+00</text:p>
          </table:table-cell>
          <table:table-cell office:value-type="float" office:value="8.541" calcext:value-type="float">
            <text:p>8.541E+00</text:p>
          </table:table-cell>
          <table:table-cell office:value-type="float" office:value="6.723" calcext:value-type="float">
            <text:p>6.723E+00</text:p>
          </table:table-cell>
          <table:table-cell office:value-type="float" office:value="11.414" calcext:value-type="float">
            <text:p>1.141E+01</text:p>
          </table:table-cell>
          <table:table-cell table:formula="of:=AVERAGE([.BB86:.BD86])" office:value-type="float" office:value="8.89266666666667" calcext:value-type="float">
            <text:p>8.893E+00</text:p>
          </table:table-cell>
          <table:table-cell office:value-type="float" office:value="9.639" calcext:value-type="float">
            <text:p>9.639E+00</text:p>
          </table:table-cell>
          <table:table-cell office:value-type="float" office:value="9.245" calcext:value-type="float">
            <text:p>9.245E+00</text:p>
          </table:table-cell>
          <table:table-cell office:value-type="float" office:value="8.289" calcext:value-type="float">
            <text:p>8.289E+00</text:p>
          </table:table-cell>
          <table:table-cell table:formula="of:=AVERAGE([.BF86:.BH86])" office:value-type="float" office:value="9.05766666666667" calcext:value-type="float">
            <text:p>9.058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14630</text:p>
          </table:table-cell>
          <table:table-cell office:value-type="string" calcext:value-type="string">
            <text:p>GLP9</text:p>
          </table:table-cell>
          <table:table-cell office:value-type="float" office:value="2.761" calcext:value-type="float">
            <text:p>2.761E+00</text:p>
          </table:table-cell>
          <table:table-cell office:value-type="float" office:value="1.016" calcext:value-type="float">
            <text:p>1.016E+00</text:p>
          </table:table-cell>
          <table:table-cell office:value-type="float" office:value="1.589" calcext:value-type="float">
            <text:p>1.589E+00</text:p>
          </table:table-cell>
          <table:table-cell table:formula="of:=AVERAGE([.C87:.E87])" office:value-type="float" office:value="1.78866666666667" calcext:value-type="float">
            <text:p>1.789E+00</text:p>
          </table:table-cell>
          <table:table-cell office:value-type="float" office:value="3.449" calcext:value-type="float">
            <text:p>3.449E+00</text:p>
          </table:table-cell>
          <table:table-cell office:value-type="float" office:value="6.442" calcext:value-type="float">
            <text:p>6.442E+00</text:p>
          </table:table-cell>
          <table:table-cell office:value-type="float" office:value="49.614" calcext:value-type="float">
            <text:p>4.961E+01</text:p>
          </table:table-cell>
          <table:table-cell table:formula="of:=AVERAGE([.G87:.I87])" office:value-type="float" office:value="19.835" calcext:value-type="float">
            <text:p>1.984E+01</text:p>
          </table:table-cell>
          <table:table-cell office:value-type="float" office:value="10.141" calcext:value-type="float">
            <text:p>1.014E+01</text:p>
          </table:table-cell>
          <table:table-cell office:value-type="float" office:value="11.617" calcext:value-type="float">
            <text:p>1.162E+01</text:p>
          </table:table-cell>
          <table:table-cell office:value-type="float" office:value="3.905" calcext:value-type="float">
            <text:p>3.905E+00</text:p>
          </table:table-cell>
          <table:table-cell table:formula="of:=AVERAGE([.K87:.M87])" office:value-type="float" office:value="8.55433333333333" calcext:value-type="float">
            <text:p>8.554E+00</text:p>
          </table:table-cell>
          <table:table-cell office:value-type="float" office:value="2.026" calcext:value-type="float">
            <text:p>2.026E+00</text:p>
          </table:table-cell>
          <table:table-cell office:value-type="float" office:value="3.174" calcext:value-type="float">
            <text:p>3.174E+00</text:p>
          </table:table-cell>
          <table:table-cell office:value-type="float" office:value="8.784" calcext:value-type="float">
            <text:p>8.784E+00</text:p>
          </table:table-cell>
          <table:table-cell table:formula="of:=AVERAGE([.O87:.Q87])" office:value-type="float" office:value="4.66133333333333" calcext:value-type="float">
            <text:p>4.661E+00</text:p>
          </table:table-cell>
          <table:table-cell office:value-type="float" office:value="8.032" calcext:value-type="float">
            <text:p>8.032E+00</text:p>
          </table:table-cell>
          <table:table-cell office:value-type="float" office:value="7.391" calcext:value-type="float">
            <text:p>7.391E+00</text:p>
          </table:table-cell>
          <table:table-cell office:value-type="float" office:value="3.641" calcext:value-type="float">
            <text:p>3.641E+00</text:p>
          </table:table-cell>
          <table:table-cell table:formula="of:=AVERAGE([.S87:.U87])" office:value-type="float" office:value="6.35466666666667" calcext:value-type="float">
            <text:p>6.355E+00</text:p>
          </table:table-cell>
          <table:table-cell office:value-type="float" office:value="17.302" calcext:value-type="float">
            <text:p>1.730E+01</text:p>
          </table:table-cell>
          <table:table-cell office:value-type="float" office:value="5.7" calcext:value-type="float">
            <text:p>5.700E+00</text:p>
          </table:table-cell>
          <table:table-cell office:value-type="float" office:value="6.498" calcext:value-type="float">
            <text:p>6.498E+00</text:p>
          </table:table-cell>
          <table:table-cell table:formula="of:=AVERAGE([.W87:.Y87])" office:value-type="float" office:value="9.83333333333333" calcext:value-type="float">
            <text:p>9.833E+00</text:p>
          </table:table-cell>
          <table:table-cell office:value-type="float" office:value="5.702" calcext:value-type="float">
            <text:p>5.702E+00</text:p>
          </table:table-cell>
          <table:table-cell office:value-type="float" office:value="3.415" calcext:value-type="float">
            <text:p>3.415E+00</text:p>
          </table:table-cell>
          <table:table-cell office:value-type="float" office:value="4.496" calcext:value-type="float">
            <text:p>4.496E+00</text:p>
          </table:table-cell>
          <table:table-cell table:formula="of:=AVERAGE([.AA87:.AC87])" office:value-type="float" office:value="4.53766666666667" calcext:value-type="float">
            <text:p>4.538E+00</text:p>
          </table:table-cell>
          <table:table-cell office:value-type="float" office:value="6.302" calcext:value-type="float">
            <text:p>6.302E+00</text:p>
          </table:table-cell>
          <table:table-cell office:value-type="float" office:value="7.274" calcext:value-type="float">
            <text:p>7.274E+00</text:p>
          </table:table-cell>
          <table:table-cell table:formula="of:=AVERAGE([.AE87:.AF87])" office:value-type="float" office:value="6.788" calcext:value-type="float">
            <text:p>6.788E+00</text:p>
          </table:table-cell>
          <table:table-cell office:value-type="float" office:value="9.842" calcext:value-type="float">
            <text:p>9.842E+00</text:p>
          </table:table-cell>
          <table:table-cell office:value-type="float" office:value="8.44" calcext:value-type="float">
            <text:p>8.440E+00</text:p>
          </table:table-cell>
          <table:table-cell office:value-type="float" office:value="6.147" calcext:value-type="float">
            <text:p>6.147E+00</text:p>
          </table:table-cell>
          <table:table-cell table:formula="of:=AVERAGE([.AH87:.AJ87])" office:value-type="float" office:value="8.143" calcext:value-type="float">
            <text:p>8.143E+00</text:p>
          </table:table-cell>
          <table:table-cell office:value-type="float" office:value="2.786" calcext:value-type="float">
            <text:p>2.786E+00</text:p>
          </table:table-cell>
          <table:table-cell office:value-type="float" office:value="2.507" calcext:value-type="float">
            <text:p>2.507E+00</text:p>
          </table:table-cell>
          <table:table-cell office:value-type="float" office:value="4.329" calcext:value-type="float">
            <text:p>4.329E+00</text:p>
          </table:table-cell>
          <table:table-cell table:formula="of:=AVERAGE([.AL87:.AN87])" office:value-type="float" office:value="3.20733333333333" calcext:value-type="float">
            <text:p>3.207E+00</text:p>
          </table:table-cell>
          <table:table-cell office:value-type="float" office:value="5.569" calcext:value-type="float">
            <text:p>5.569E+00</text:p>
          </table:table-cell>
          <table:table-cell office:value-type="float" office:value="3.022" calcext:value-type="float">
            <text:p>3.022E+00</text:p>
          </table:table-cell>
          <table:table-cell office:value-type="float" office:value="10.348" calcext:value-type="float">
            <text:p>1.035E+01</text:p>
          </table:table-cell>
          <table:table-cell table:formula="of:=AVERAGE([.AP87:.AR87])" office:value-type="float" office:value="6.313" calcext:value-type="float">
            <text:p>6.313E+00</text:p>
          </table:table-cell>
          <table:table-cell office:value-type="float" office:value="4.591" calcext:value-type="float">
            <text:p>4.591E+00</text:p>
          </table:table-cell>
          <table:table-cell office:value-type="float" office:value="9.073" calcext:value-type="float">
            <text:p>9.073E+00</text:p>
          </table:table-cell>
          <table:table-cell office:value-type="float" office:value="4.479" calcext:value-type="float">
            <text:p>4.479E+00</text:p>
          </table:table-cell>
          <table:table-cell table:formula="of:=AVERAGE([.AT87:.AV87])" office:value-type="float" office:value="6.04766666666667" calcext:value-type="float">
            <text:p>6.048E+00</text:p>
          </table:table-cell>
          <table:table-cell office:value-type="float" office:value="1.229" calcext:value-type="float">
            <text:p>1.229E+00</text:p>
          </table:table-cell>
          <table:table-cell office:value-type="float" office:value="2.544" calcext:value-type="float">
            <text:p>2.544E+00</text:p>
          </table:table-cell>
          <table:table-cell office:value-type="float" office:value="3.25" calcext:value-type="float">
            <text:p>3.250E+00</text:p>
          </table:table-cell>
          <table:table-cell table:formula="of:=AVERAGE([.AX87:.AZ87])" office:value-type="float" office:value="2.341" calcext:value-type="float">
            <text:p>2.341E+00</text:p>
          </table:table-cell>
          <table:table-cell office:value-type="float" office:value="3.538" calcext:value-type="float">
            <text:p>3.538E+00</text:p>
          </table:table-cell>
          <table:table-cell office:value-type="float" office:value="6.594" calcext:value-type="float">
            <text:p>6.594E+00</text:p>
          </table:table-cell>
          <table:table-cell office:value-type="float" office:value="2.619" calcext:value-type="float">
            <text:p>2.619E+00</text:p>
          </table:table-cell>
          <table:table-cell table:formula="of:=AVERAGE([.BB87:.BD87])" office:value-type="float" office:value="4.25033333333333" calcext:value-type="float">
            <text:p>4.250E+00</text:p>
          </table:table-cell>
          <table:table-cell office:value-type="float" office:value="8.915" calcext:value-type="float">
            <text:p>8.915E+00</text:p>
          </table:table-cell>
          <table:table-cell office:value-type="float" office:value="18.834" calcext:value-type="float">
            <text:p>1.883E+01</text:p>
          </table:table-cell>
          <table:table-cell office:value-type="float" office:value="10.948" calcext:value-type="float">
            <text:p>1.095E+01</text:p>
          </table:table-cell>
          <table:table-cell table:formula="of:=AVERAGE([.BF87:.BH87])" office:value-type="float" office:value="12.899" calcext:value-type="float">
            <text:p>1.290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15210</text:p>
          </table:table-cell>
          <table:table-cell office:value-type="string" calcext:value-type="string">
            <text:p>BAM5</text:p>
          </table:table-cell>
          <table:table-cell office:value-type="float" office:value="49.929" calcext:value-type="float">
            <text:p>4.993E+01</text:p>
          </table:table-cell>
          <table:table-cell office:value-type="float" office:value="23.602" calcext:value-type="float">
            <text:p>2.360E+01</text:p>
          </table:table-cell>
          <table:table-cell office:value-type="float" office:value="132.186" calcext:value-type="float">
            <text:p>1.322E+02</text:p>
          </table:table-cell>
          <table:table-cell table:formula="of:=AVERAGE([.C88:.E88])" office:value-type="float" office:value="68.5723333333333" calcext:value-type="float">
            <text:p>6.857E+01</text:p>
          </table:table-cell>
          <table:table-cell office:value-type="float" office:value="61.056" calcext:value-type="float">
            <text:p>6.106E+01</text:p>
          </table:table-cell>
          <table:table-cell office:value-type="float" office:value="34.84" calcext:value-type="float">
            <text:p>3.484E+01</text:p>
          </table:table-cell>
          <table:table-cell office:value-type="float" office:value="1.312" calcext:value-type="float">
            <text:p>1.312E+00</text:p>
          </table:table-cell>
          <table:table-cell table:formula="of:=AVERAGE([.G88:.I88])" office:value-type="float" office:value="32.4026666666667" calcext:value-type="float">
            <text:p>3.240E+01</text:p>
          </table:table-cell>
          <table:table-cell office:value-type="float" office:value="32.343" calcext:value-type="float">
            <text:p>3.234E+01</text:p>
          </table:table-cell>
          <table:table-cell office:value-type="float" office:value="65.419" calcext:value-type="float">
            <text:p>6.542E+01</text:p>
          </table:table-cell>
          <table:table-cell office:value-type="float" office:value="25.441" calcext:value-type="float">
            <text:p>2.544E+01</text:p>
          </table:table-cell>
          <table:table-cell table:formula="of:=AVERAGE([.K88:.M88])" office:value-type="float" office:value="41.0676666666667" calcext:value-type="float">
            <text:p>4.107E+01</text:p>
          </table:table-cell>
          <table:table-cell office:value-type="float" office:value="2.607" calcext:value-type="float">
            <text:p>2.607E+00</text:p>
          </table:table-cell>
          <table:table-cell office:value-type="float" office:value="2.559" calcext:value-type="float">
            <text:p>2.559E+00</text:p>
          </table:table-cell>
          <table:table-cell office:value-type="float" office:value="3.072" calcext:value-type="float">
            <text:p>3.072E+00</text:p>
          </table:table-cell>
          <table:table-cell table:formula="of:=AVERAGE([.O88:.Q88])" office:value-type="float" office:value="2.746" calcext:value-type="float">
            <text:p>2.746E+00</text:p>
          </table:table-cell>
          <table:table-cell office:value-type="float" office:value="3.01" calcext:value-type="float">
            <text:p>3.010E+00</text:p>
          </table:table-cell>
          <table:table-cell office:value-type="float" office:value="7.067" calcext:value-type="float">
            <text:p>7.067E+00</text:p>
          </table:table-cell>
          <table:table-cell office:value-type="float" office:value="2.302" calcext:value-type="float">
            <text:p>2.302E+00</text:p>
          </table:table-cell>
          <table:table-cell table:formula="of:=AVERAGE([.S88:.U88])" office:value-type="float" office:value="4.12633333333333" calcext:value-type="float">
            <text:p>4.126E+00</text:p>
          </table:table-cell>
          <table:table-cell office:value-type="float" office:value="3.753" calcext:value-type="float">
            <text:p>3.753E+00</text:p>
          </table:table-cell>
          <table:table-cell office:value-type="float" office:value="1.76" calcext:value-type="float">
            <text:p>1.760E+00</text:p>
          </table:table-cell>
          <table:table-cell office:value-type="float" office:value="9.534" calcext:value-type="float">
            <text:p>9.534E+00</text:p>
          </table:table-cell>
          <table:table-cell table:formula="of:=AVERAGE([.W88:.Y88])" office:value-type="float" office:value="5.01566666666667" calcext:value-type="float">
            <text:p>5.016E+00</text:p>
          </table:table-cell>
          <table:table-cell office:value-type="float" office:value="409.216" calcext:value-type="float">
            <text:p>4.092E+02</text:p>
          </table:table-cell>
          <table:table-cell office:value-type="float" office:value="85.506" calcext:value-type="float">
            <text:p>8.551E+01</text:p>
          </table:table-cell>
          <table:table-cell office:value-type="float" office:value="423.143" calcext:value-type="float">
            <text:p>4.231E+02</text:p>
          </table:table-cell>
          <table:table-cell table:formula="of:=AVERAGE([.AA88:.AC88])" office:value-type="float" office:value="305.955" calcext:value-type="float">
            <text:p>3.060E+02</text:p>
          </table:table-cell>
          <table:table-cell office:value-type="float" office:value="357.432" calcext:value-type="float">
            <text:p>3.574E+02</text:p>
          </table:table-cell>
          <table:table-cell office:value-type="float" office:value="138.079" calcext:value-type="float">
            <text:p>1.381E+02</text:p>
          </table:table-cell>
          <table:table-cell table:formula="of:=AVERAGE([.AE88:.AF88])" office:value-type="float" office:value="247.7555" calcext:value-type="float">
            <text:p>2.478E+02</text:p>
          </table:table-cell>
          <table:table-cell office:value-type="float" office:value="669.436" calcext:value-type="float">
            <text:p>6.694E+02</text:p>
          </table:table-cell>
          <table:table-cell office:value-type="float" office:value="127.48" calcext:value-type="float">
            <text:p>1.275E+02</text:p>
          </table:table-cell>
          <table:table-cell office:value-type="float" office:value="570.102" calcext:value-type="float">
            <text:p>5.701E+02</text:p>
          </table:table-cell>
          <table:table-cell table:formula="of:=AVERAGE([.AH88:.AJ88])" office:value-type="float" office:value="455.672666666667" calcext:value-type="float">
            <text:p>4.557E+02</text:p>
          </table:table-cell>
          <table:table-cell office:value-type="float" office:value="23.038" calcext:value-type="float">
            <text:p>2.304E+01</text:p>
          </table:table-cell>
          <table:table-cell office:value-type="float" office:value="130.765" calcext:value-type="float">
            <text:p>1.308E+02</text:p>
          </table:table-cell>
          <table:table-cell office:value-type="float" office:value="48.822" calcext:value-type="float">
            <text:p>4.882E+01</text:p>
          </table:table-cell>
          <table:table-cell table:formula="of:=AVERAGE([.AL88:.AN88])" office:value-type="float" office:value="67.5416666666667" calcext:value-type="float">
            <text:p>6.754E+01</text:p>
          </table:table-cell>
          <table:table-cell office:value-type="float" office:value="15.016" calcext:value-type="float">
            <text:p>1.502E+01</text:p>
          </table:table-cell>
          <table:table-cell office:value-type="float" office:value="124.058" calcext:value-type="float">
            <text:p>1.241E+02</text:p>
          </table:table-cell>
          <table:table-cell office:value-type="float" office:value="26.747" calcext:value-type="float">
            <text:p>2.675E+01</text:p>
          </table:table-cell>
          <table:table-cell table:formula="of:=AVERAGE([.AP88:.AR88])" office:value-type="float" office:value="55.2736666666667" calcext:value-type="float">
            <text:p>5.527E+01</text:p>
          </table:table-cell>
          <table:table-cell office:value-type="float" office:value="37.758" calcext:value-type="float">
            <text:p>3.776E+01</text:p>
          </table:table-cell>
          <table:table-cell office:value-type="float" office:value="21.423" calcext:value-type="float">
            <text:p>2.142E+01</text:p>
          </table:table-cell>
          <table:table-cell office:value-type="float" office:value="12.294" calcext:value-type="float">
            <text:p>1.229E+01</text:p>
          </table:table-cell>
          <table:table-cell table:formula="of:=AVERAGE([.AT88:.AV88])" office:value-type="float" office:value="23.825" calcext:value-type="float">
            <text:p>2.383E+01</text:p>
          </table:table-cell>
          <table:table-cell office:value-type="float" office:value="296.478" calcext:value-type="float">
            <text:p>2.965E+02</text:p>
          </table:table-cell>
          <table:table-cell office:value-type="float" office:value="147.043" calcext:value-type="float">
            <text:p>1.470E+02</text:p>
          </table:table-cell>
          <table:table-cell office:value-type="float" office:value="44.906" calcext:value-type="float">
            <text:p>4.491E+01</text:p>
          </table:table-cell>
          <table:table-cell table:formula="of:=AVERAGE([.AX88:.AZ88])" office:value-type="float" office:value="162.809" calcext:value-type="float">
            <text:p>1.628E+02</text:p>
          </table:table-cell>
          <table:table-cell office:value-type="float" office:value="57.426" calcext:value-type="float">
            <text:p>5.743E+01</text:p>
          </table:table-cell>
          <table:table-cell office:value-type="float" office:value="5.021" calcext:value-type="float">
            <text:p>5.021E+00</text:p>
          </table:table-cell>
          <table:table-cell office:value-type="float" office:value="44.588" calcext:value-type="float">
            <text:p>4.459E+01</text:p>
          </table:table-cell>
          <table:table-cell table:formula="of:=AVERAGE([.BB88:.BD88])" office:value-type="float" office:value="35.6783333333333" calcext:value-type="float">
            <text:p>3.568E+01</text:p>
          </table:table-cell>
          <table:table-cell office:value-type="float" office:value="56.231" calcext:value-type="float">
            <text:p>5.623E+01</text:p>
          </table:table-cell>
          <table:table-cell office:value-type="float" office:value="1.737" calcext:value-type="float">
            <text:p>1.737E+00</text:p>
          </table:table-cell>
          <table:table-cell office:value-type="float" office:value="38.086" calcext:value-type="float">
            <text:p>3.809E+01</text:p>
          </table:table-cell>
          <table:table-cell table:formula="of:=AVERAGE([.BF88:.BH88])" office:value-type="float" office:value="32.018" calcext:value-type="float">
            <text:p>3.202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19720</text:p>
          </table:table-cell>
          <table:table-cell office:value-type="float" office:value="0.582" calcext:value-type="float">
            <text:p>5.820E-01</text:p>
          </table:table-cell>
          <table:table-cell office:value-type="float" office:value="1.376" calcext:value-type="float">
            <text:p>1.376E+00</text:p>
          </table:table-cell>
          <table:table-cell office:value-type="float" office:value="1.527" calcext:value-type="float">
            <text:p>1.527E+00</text:p>
          </table:table-cell>
          <table:table-cell table:formula="of:=AVERAGE([.C89:.E89])" office:value-type="float" office:value="1.16166666666667" calcext:value-type="float">
            <text:p>1.162E+00</text:p>
          </table:table-cell>
          <table:table-cell office:value-type="float" office:value="0.601" calcext:value-type="float">
            <text:p>6.010E-01</text:p>
          </table:table-cell>
          <table:table-cell office:value-type="float" office:value="0.765" calcext:value-type="float">
            <text:p>7.650E-01</text:p>
          </table:table-cell>
          <table:table-cell office:value-type="float" office:value="1.014" calcext:value-type="float">
            <text:p>1.014E+00</text:p>
          </table:table-cell>
          <table:table-cell table:formula="of:=AVERAGE([.G89:.I89])" office:value-type="float" office:value="0.793333333333333" calcext:value-type="float">
            <text:p>7.933E-01</text:p>
          </table:table-cell>
          <table:table-cell office:value-type="float" office:value="3.968" calcext:value-type="float">
            <text:p>3.968E+00</text:p>
          </table:table-cell>
          <table:table-cell office:value-type="float" office:value="3.372" calcext:value-type="float">
            <text:p>3.372E+00</text:p>
          </table:table-cell>
          <table:table-cell office:value-type="float" office:value="2.656" calcext:value-type="float">
            <text:p>2.656E+00</text:p>
          </table:table-cell>
          <table:table-cell table:formula="of:=AVERAGE([.K89:.M89])" office:value-type="float" office:value="3.332" calcext:value-type="float">
            <text:p>3.332E+00</text:p>
          </table:table-cell>
          <table:table-cell office:value-type="float" office:value="0.245" calcext:value-type="float">
            <text:p>2.450E-01</text:p>
          </table:table-cell>
          <table:table-cell office:value-type="float" office:value="0.68" calcext:value-type="float">
            <text:p>6.800E-01</text:p>
          </table:table-cell>
          <table:table-cell office:value-type="float" office:value="0.993" calcext:value-type="float">
            <text:p>9.930E-01</text:p>
          </table:table-cell>
          <table:table-cell table:formula="of:=AVERAGE([.O89:.Q89])" office:value-type="float" office:value="0.639333333333333" calcext:value-type="float">
            <text:p>6.393E-01</text:p>
          </table:table-cell>
          <table:table-cell office:value-type="float" office:value="1.048" calcext:value-type="float">
            <text:p>1.048E+00</text:p>
          </table:table-cell>
          <table:table-cell office:value-type="float" office:value="2.601" calcext:value-type="float">
            <text:p>2.601E+00</text:p>
          </table:table-cell>
          <table:table-cell office:value-type="float" office:value="0.811" calcext:value-type="float">
            <text:p>8.110E-01</text:p>
          </table:table-cell>
          <table:table-cell table:formula="of:=AVERAGE([.S89:.U89])" office:value-type="float" office:value="1.48666666666667" calcext:value-type="float">
            <text:p>1.487E+00</text:p>
          </table:table-cell>
          <table:table-cell office:value-type="float" office:value="2.518" calcext:value-type="float">
            <text:p>2.518E+00</text:p>
          </table:table-cell>
          <table:table-cell office:value-type="float" office:value="0.383" calcext:value-type="float">
            <text:p>3.830E-01</text:p>
          </table:table-cell>
          <table:table-cell office:value-type="float" office:value="1.076" calcext:value-type="float">
            <text:p>1.076E+00</text:p>
          </table:table-cell>
          <table:table-cell table:formula="of:=AVERAGE([.W89:.Y89])" office:value-type="float" office:value="1.32566666666667" calcext:value-type="float">
            <text:p>1.326E+00</text:p>
          </table:table-cell>
          <table:table-cell office:value-type="float" office:value="0.572" calcext:value-type="float">
            <text:p>5.720E-01</text:p>
          </table:table-cell>
          <table:table-cell office:value-type="float" office:value="0.656" calcext:value-type="float">
            <text:p>6.560E-01</text:p>
          </table:table-cell>
          <table:table-cell office:value-type="float" office:value="1.214" calcext:value-type="float">
            <text:p>1.214E+00</text:p>
          </table:table-cell>
          <table:table-cell table:formula="of:=AVERAGE([.AA89:.AC89])" office:value-type="float" office:value="0.814" calcext:value-type="float">
            <text:p>8.140E-01</text:p>
          </table:table-cell>
          <table:table-cell office:value-type="float" office:value="1.104" calcext:value-type="float">
            <text:p>1.104E+00</text:p>
          </table:table-cell>
          <table:table-cell office:value-type="float" office:value="0.698" calcext:value-type="float">
            <text:p>6.980E-01</text:p>
          </table:table-cell>
          <table:table-cell table:formula="of:=AVERAGE([.AE89:.AF89])" office:value-type="float" office:value="0.901" calcext:value-type="float">
            <text:p>9.010E-01</text:p>
          </table:table-cell>
          <table:table-cell office:value-type="float" office:value="1.26" calcext:value-type="float">
            <text:p>1.260E+00</text:p>
          </table:table-cell>
          <table:table-cell office:value-type="float" office:value="1.024" calcext:value-type="float">
            <text:p>1.024E+00</text:p>
          </table:table-cell>
          <table:table-cell office:value-type="float" office:value="1.07" calcext:value-type="float">
            <text:p>1.070E+00</text:p>
          </table:table-cell>
          <table:table-cell table:formula="of:=AVERAGE([.AH89:.AJ89])" office:value-type="float" office:value="1.118" calcext:value-type="float">
            <text:p>1.118E+00</text:p>
          </table:table-cell>
          <table:table-cell office:value-type="float" office:value="1.119" calcext:value-type="float">
            <text:p>1.119E+00</text:p>
          </table:table-cell>
          <table:table-cell office:value-type="float" office:value="0.384" calcext:value-type="float">
            <text:p>3.840E-01</text:p>
          </table:table-cell>
          <table:table-cell office:value-type="float" office:value="0.912" calcext:value-type="float">
            <text:p>9.120E-01</text:p>
          </table:table-cell>
          <table:table-cell table:formula="of:=AVERAGE([.AL89:.AN89])" office:value-type="float" office:value="0.805" calcext:value-type="float">
            <text:p>8.050E-01</text:p>
          </table:table-cell>
          <table:table-cell office:value-type="float" office:value="1.29" calcext:value-type="float">
            <text:p>1.290E+00</text:p>
          </table:table-cell>
          <table:table-cell office:value-type="float" office:value="0.948" calcext:value-type="float">
            <text:p>9.480E-01</text:p>
          </table:table-cell>
          <table:table-cell office:value-type="float" office:value="0.991" calcext:value-type="float">
            <text:p>9.910E-01</text:p>
          </table:table-cell>
          <table:table-cell table:formula="of:=AVERAGE([.AP89:.AR89])" office:value-type="float" office:value="1.07633333333333" calcext:value-type="float">
            <text:p>1.076E+00</text:p>
          </table:table-cell>
          <table:table-cell office:value-type="float" office:value="1.025" calcext:value-type="float">
            <text:p>1.025E+00</text:p>
          </table:table-cell>
          <table:table-cell office:value-type="float" office:value="1.436" calcext:value-type="float">
            <text:p>1.436E+00</text:p>
          </table:table-cell>
          <table:table-cell office:value-type="float" office:value="1.166" calcext:value-type="float">
            <text:p>1.166E+00</text:p>
          </table:table-cell>
          <table:table-cell table:formula="of:=AVERAGE([.AT89:.AV89])" office:value-type="float" office:value="1.209" calcext:value-type="float">
            <text:p>1.209E+00</text:p>
          </table:table-cell>
          <table:table-cell office:value-type="float" office:value="0.914" calcext:value-type="float">
            <text:p>9.140E-01</text:p>
          </table:table-cell>
          <table:table-cell office:value-type="float" office:value="1.443" calcext:value-type="float">
            <text:p>1.443E+00</text:p>
          </table:table-cell>
          <table:table-cell office:value-type="float" office:value="1.366" calcext:value-type="float">
            <text:p>1.366E+00</text:p>
          </table:table-cell>
          <table:table-cell table:formula="of:=AVERAGE([.AX89:.AZ89])" office:value-type="float" office:value="1.241" calcext:value-type="float">
            <text:p>1.241E+00</text:p>
          </table:table-cell>
          <table:table-cell office:value-type="float" office:value="1.037" calcext:value-type="float">
            <text:p>1.037E+00</text:p>
          </table:table-cell>
          <table:table-cell office:value-type="float" office:value="1.659" calcext:value-type="float">
            <text:p>1.659E+00</text:p>
          </table:table-cell>
          <table:table-cell office:value-type="float" office:value="0.61" calcext:value-type="float">
            <text:p>6.100E-01</text:p>
          </table:table-cell>
          <table:table-cell table:formula="of:=AVERAGE([.BB89:.BD89])" office:value-type="float" office:value="1.102" calcext:value-type="float">
            <text:p>1.102E+00</text:p>
          </table:table-cell>
          <table:table-cell office:value-type="float" office:value="1.65" calcext:value-type="float">
            <text:p>1.650E+00</text:p>
          </table:table-cell>
          <table:table-cell office:value-type="float" office:value="6.485" calcext:value-type="float">
            <text:p>6.485E+00</text:p>
          </table:table-cell>
          <table:table-cell office:value-type="float" office:value="1.263" calcext:value-type="float">
            <text:p>1.263E+00</text:p>
          </table:table-cell>
          <table:table-cell table:formula="of:=AVERAGE([.BF89:.BH89])" office:value-type="float" office:value="3.13266666666667" calcext:value-type="float">
            <text:p>3.133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22470</text:p>
          </table:table-cell>
          <table:table-cell office:value-type="float" office:value="8.638" calcext:value-type="float">
            <text:p>8.638E+00</text:p>
          </table:table-cell>
          <table:table-cell office:value-type="float" office:value="14.647" calcext:value-type="float">
            <text:p>1.465E+01</text:p>
          </table:table-cell>
          <table:table-cell office:value-type="float" office:value="16.768" calcext:value-type="float">
            <text:p>1.677E+01</text:p>
          </table:table-cell>
          <table:table-cell table:formula="of:=AVERAGE([.C90:.E90])" office:value-type="float" office:value="13.351" calcext:value-type="float">
            <text:p>1.335E+01</text:p>
          </table:table-cell>
          <table:table-cell office:value-type="float" office:value="13.784" calcext:value-type="float">
            <text:p>1.378E+01</text:p>
          </table:table-cell>
          <table:table-cell office:value-type="float" office:value="6.914" calcext:value-type="float">
            <text:p>6.914E+00</text:p>
          </table:table-cell>
          <table:table-cell office:value-type="float" office:value="491.936" calcext:value-type="float">
            <text:p>4.919E+02</text:p>
          </table:table-cell>
          <table:table-cell table:formula="of:=AVERAGE([.G90:.I90])" office:value-type="float" office:value="170.878" calcext:value-type="float">
            <text:p>1.709E+02</text:p>
          </table:table-cell>
          <table:table-cell office:value-type="float" office:value="13.761" calcext:value-type="float">
            <text:p>1.376E+01</text:p>
          </table:table-cell>
          <table:table-cell office:value-type="float" office:value="13.154" calcext:value-type="float">
            <text:p>1.315E+01</text:p>
          </table:table-cell>
          <table:table-cell office:value-type="float" office:value="32.625" calcext:value-type="float">
            <text:p>3.263E+01</text:p>
          </table:table-cell>
          <table:table-cell table:formula="of:=AVERAGE([.K90:.M90])" office:value-type="float" office:value="19.8466666666667" calcext:value-type="float">
            <text:p>1.985E+01</text:p>
          </table:table-cell>
          <table:table-cell office:value-type="float" office:value="11.593" calcext:value-type="float">
            <text:p>1.159E+01</text:p>
          </table:table-cell>
          <table:table-cell office:value-type="float" office:value="8.628" calcext:value-type="float">
            <text:p>8.628E+00</text:p>
          </table:table-cell>
          <table:table-cell office:value-type="float" office:value="7.185" calcext:value-type="float">
            <text:p>7.185E+00</text:p>
          </table:table-cell>
          <table:table-cell table:formula="of:=AVERAGE([.O90:.Q90])" office:value-type="float" office:value="9.13533333333333" calcext:value-type="float">
            <text:p>9.135E+00</text:p>
          </table:table-cell>
          <table:table-cell office:value-type="float" office:value="18.277" calcext:value-type="float">
            <text:p>1.828E+01</text:p>
          </table:table-cell>
          <table:table-cell office:value-type="float" office:value="32.06" calcext:value-type="float">
            <text:p>3.206E+01</text:p>
          </table:table-cell>
          <table:table-cell office:value-type="float" office:value="8.016" calcext:value-type="float">
            <text:p>8.016E+00</text:p>
          </table:table-cell>
          <table:table-cell table:formula="of:=AVERAGE([.S90:.U90])" office:value-type="float" office:value="19.451" calcext:value-type="float">
            <text:p>1.945E+01</text:p>
          </table:table-cell>
          <table:table-cell office:value-type="float" office:value="11.369" calcext:value-type="float">
            <text:p>1.137E+01</text:p>
          </table:table-cell>
          <table:table-cell office:value-type="float" office:value="6.258" calcext:value-type="float">
            <text:p>6.258E+00</text:p>
          </table:table-cell>
          <table:table-cell office:value-type="float" office:value="27.549" calcext:value-type="float">
            <text:p>2.755E+01</text:p>
          </table:table-cell>
          <table:table-cell table:formula="of:=AVERAGE([.W90:.Y90])" office:value-type="float" office:value="15.0586666666667" calcext:value-type="float">
            <text:p>1.506E+01</text:p>
          </table:table-cell>
          <table:table-cell office:value-type="float" office:value="67.978" calcext:value-type="float">
            <text:p>6.798E+01</text:p>
          </table:table-cell>
          <table:table-cell office:value-type="float" office:value="51.512" calcext:value-type="float">
            <text:p>5.151E+01</text:p>
          </table:table-cell>
          <table:table-cell office:value-type="float" office:value="72.774" calcext:value-type="float">
            <text:p>7.277E+01</text:p>
          </table:table-cell>
          <table:table-cell table:formula="of:=AVERAGE([.AA90:.AC90])" office:value-type="float" office:value="64.088" calcext:value-type="float">
            <text:p>6.409E+01</text:p>
          </table:table-cell>
          <table:table-cell office:value-type="float" office:value="49.342" calcext:value-type="float">
            <text:p>4.934E+01</text:p>
          </table:table-cell>
          <table:table-cell office:value-type="float" office:value="30.924" calcext:value-type="float">
            <text:p>3.092E+01</text:p>
          </table:table-cell>
          <table:table-cell table:formula="of:=AVERAGE([.AE90:.AF90])" office:value-type="float" office:value="40.133" calcext:value-type="float">
            <text:p>4.013E+01</text:p>
          </table:table-cell>
          <table:table-cell office:value-type="float" office:value="65.275" calcext:value-type="float">
            <text:p>6.528E+01</text:p>
          </table:table-cell>
          <table:table-cell office:value-type="float" office:value="31.196" calcext:value-type="float">
            <text:p>3.120E+01</text:p>
          </table:table-cell>
          <table:table-cell office:value-type="float" office:value="108.12" calcext:value-type="float">
            <text:p>1.081E+02</text:p>
          </table:table-cell>
          <table:table-cell table:formula="of:=AVERAGE([.AH90:.AJ90])" office:value-type="float" office:value="68.197" calcext:value-type="float">
            <text:p>6.820E+01</text:p>
          </table:table-cell>
          <table:table-cell office:value-type="float" office:value="12.046" calcext:value-type="float">
            <text:p>1.205E+01</text:p>
          </table:table-cell>
          <table:table-cell office:value-type="float" office:value="11.628" calcext:value-type="float">
            <text:p>1.163E+01</text:p>
          </table:table-cell>
          <table:table-cell office:value-type="float" office:value="11.147" calcext:value-type="float">
            <text:p>1.115E+01</text:p>
          </table:table-cell>
          <table:table-cell table:formula="of:=AVERAGE([.AL90:.AN90])" office:value-type="float" office:value="11.607" calcext:value-type="float">
            <text:p>1.161E+01</text:p>
          </table:table-cell>
          <table:table-cell office:value-type="float" office:value="18.011" calcext:value-type="float">
            <text:p>1.801E+01</text:p>
          </table:table-cell>
          <table:table-cell office:value-type="float" office:value="29.45" calcext:value-type="float">
            <text:p>2.945E+01</text:p>
          </table:table-cell>
          <table:table-cell office:value-type="float" office:value="24.075" calcext:value-type="float">
            <text:p>2.408E+01</text:p>
          </table:table-cell>
          <table:table-cell table:formula="of:=AVERAGE([.AP90:.AR90])" office:value-type="float" office:value="23.8453333333333" calcext:value-type="float">
            <text:p>2.385E+01</text:p>
          </table:table-cell>
          <table:table-cell office:value-type="float" office:value="11.662" calcext:value-type="float">
            <text:p>1.166E+01</text:p>
          </table:table-cell>
          <table:table-cell office:value-type="float" office:value="9.711" calcext:value-type="float">
            <text:p>9.711E+00</text:p>
          </table:table-cell>
          <table:table-cell office:value-type="float" office:value="8.889" calcext:value-type="float">
            <text:p>8.889E+00</text:p>
          </table:table-cell>
          <table:table-cell table:formula="of:=AVERAGE([.AT90:.AV90])" office:value-type="float" office:value="10.0873333333333" calcext:value-type="float">
            <text:p>1.009E+01</text:p>
          </table:table-cell>
          <table:table-cell office:value-type="float" office:value="24.264" calcext:value-type="float">
            <text:p>2.426E+01</text:p>
          </table:table-cell>
          <table:table-cell office:value-type="float" office:value="11.654" calcext:value-type="float">
            <text:p>1.165E+01</text:p>
          </table:table-cell>
          <table:table-cell office:value-type="float" office:value="2.945" calcext:value-type="float">
            <text:p>2.945E+00</text:p>
          </table:table-cell>
          <table:table-cell table:formula="of:=AVERAGE([.AX90:.AZ90])" office:value-type="float" office:value="12.9543333333333" calcext:value-type="float">
            <text:p>1.295E+01</text:p>
          </table:table-cell>
          <table:table-cell office:value-type="float" office:value="5.338" calcext:value-type="float">
            <text:p>5.338E+00</text:p>
          </table:table-cell>
          <table:table-cell office:value-type="float" office:value="2.369" calcext:value-type="float">
            <text:p>2.369E+00</text:p>
          </table:table-cell>
          <table:table-cell office:value-type="float" office:value="5.22" calcext:value-type="float">
            <text:p>5.220E+00</text:p>
          </table:table-cell>
          <table:table-cell table:formula="of:=AVERAGE([.BB90:.BD90])" office:value-type="float" office:value="4.309" calcext:value-type="float">
            <text:p>4.309E+00</text:p>
          </table:table-cell>
          <table:table-cell office:value-type="float" office:value="6.656" calcext:value-type="float">
            <text:p>6.656E+00</text:p>
          </table:table-cell>
          <table:table-cell office:value-type="float" office:value="3.97" calcext:value-type="float">
            <text:p>3.970E+00</text:p>
          </table:table-cell>
          <table:table-cell office:value-type="float" office:value="5.678" calcext:value-type="float">
            <text:p>5.678E+00</text:p>
          </table:table-cell>
          <table:table-cell table:formula="of:=AVERAGE([.BF90:.BH90])" office:value-type="float" office:value="5.43466666666667" calcext:value-type="float">
            <text:p>5.435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23600</text:p>
          </table:table-cell>
          <table:table-cell office:value-type="string" calcext:value-type="string">
            <text:p>CORI3</text:p>
          </table:table-cell>
          <table:table-cell office:value-type="float" office:value="147.279" calcext:value-type="float">
            <text:p>1.473E+02</text:p>
          </table:table-cell>
          <table:table-cell office:value-type="float" office:value="564.061" calcext:value-type="float">
            <text:p>5.641E+02</text:p>
          </table:table-cell>
          <table:table-cell office:value-type="float" office:value="803.237" calcext:value-type="float">
            <text:p>8.032E+02</text:p>
          </table:table-cell>
          <table:table-cell table:formula="of:=AVERAGE([.C91:.E91])" office:value-type="float" office:value="504.859" calcext:value-type="float">
            <text:p>5.049E+02</text:p>
          </table:table-cell>
          <table:table-cell office:value-type="float" office:value="150.661" calcext:value-type="float">
            <text:p>1.507E+02</text:p>
          </table:table-cell>
          <table:table-cell office:value-type="float" office:value="145.959" calcext:value-type="float">
            <text:p>1.460E+02</text:p>
          </table:table-cell>
          <table:table-cell office:value-type="float" office:value="7.286" calcext:value-type="float">
            <text:p>7.286E+00</text:p>
          </table:table-cell>
          <table:table-cell table:formula="of:=AVERAGE([.G91:.I91])" office:value-type="float" office:value="101.302" calcext:value-type="float">
            <text:p>1.013E+02</text:p>
          </table:table-cell>
          <table:table-cell office:value-type="float" office:value="261.501" calcext:value-type="float">
            <text:p>2.615E+02</text:p>
          </table:table-cell>
          <table:table-cell office:value-type="float" office:value="233.772" calcext:value-type="float">
            <text:p>2.338E+02</text:p>
          </table:table-cell>
          <table:table-cell office:value-type="float" office:value="239.813" calcext:value-type="float">
            <text:p>2.398E+02</text:p>
          </table:table-cell>
          <table:table-cell table:formula="of:=AVERAGE([.K91:.M91])" office:value-type="float" office:value="245.028666666667" calcext:value-type="float">
            <text:p>2.450E+02</text:p>
          </table:table-cell>
          <table:table-cell office:value-type="float" office:value="70.152" calcext:value-type="float">
            <text:p>7.015E+01</text:p>
          </table:table-cell>
          <table:table-cell office:value-type="float" office:value="60.58" calcext:value-type="float">
            <text:p>6.058E+01</text:p>
          </table:table-cell>
          <table:table-cell office:value-type="float" office:value="40.083" calcext:value-type="float">
            <text:p>4.008E+01</text:p>
          </table:table-cell>
          <table:table-cell table:formula="of:=AVERAGE([.O91:.Q91])" office:value-type="float" office:value="56.9383333333333" calcext:value-type="float">
            <text:p>5.694E+01</text:p>
          </table:table-cell>
          <table:table-cell office:value-type="float" office:value="39.127" calcext:value-type="float">
            <text:p>3.913E+01</text:p>
          </table:table-cell>
          <table:table-cell office:value-type="float" office:value="116.203" calcext:value-type="float">
            <text:p>1.162E+02</text:p>
          </table:table-cell>
          <table:table-cell office:value-type="float" office:value="76.841" calcext:value-type="float">
            <text:p>7.684E+01</text:p>
          </table:table-cell>
          <table:table-cell table:formula="of:=AVERAGE([.S91:.U91])" office:value-type="float" office:value="77.3903333333333" calcext:value-type="float">
            <text:p>7.739E+01</text:p>
          </table:table-cell>
          <table:table-cell office:value-type="float" office:value="124.033" calcext:value-type="float">
            <text:p>1.240E+02</text:p>
          </table:table-cell>
          <table:table-cell office:value-type="float" office:value="52.068" calcext:value-type="float">
            <text:p>5.207E+01</text:p>
          </table:table-cell>
          <table:table-cell office:value-type="float" office:value="82.27" calcext:value-type="float">
            <text:p>8.227E+01</text:p>
          </table:table-cell>
          <table:table-cell table:formula="of:=AVERAGE([.W91:.Y91])" office:value-type="float" office:value="86.1236666666667" calcext:value-type="float">
            <text:p>8.612E+01</text:p>
          </table:table-cell>
          <table:table-cell office:value-type="float" office:value="1793.697" calcext:value-type="float">
            <text:p>1.794E+03</text:p>
          </table:table-cell>
          <table:table-cell office:value-type="float" office:value="534.579" calcext:value-type="float">
            <text:p>5.346E+02</text:p>
          </table:table-cell>
          <table:table-cell office:value-type="float" office:value="836.744" calcext:value-type="float">
            <text:p>8.367E+02</text:p>
          </table:table-cell>
          <table:table-cell table:formula="of:=AVERAGE([.AA91:.AC91])" office:value-type="float" office:value="1055.00666666667" calcext:value-type="float">
            <text:p>1.055E+03</text:p>
          </table:table-cell>
          <table:table-cell office:value-type="float" office:value="1168.887" calcext:value-type="float">
            <text:p>1.169E+03</text:p>
          </table:table-cell>
          <table:table-cell office:value-type="float" office:value="1082.106" calcext:value-type="float">
            <text:p>1.082E+03</text:p>
          </table:table-cell>
          <table:table-cell table:formula="of:=AVERAGE([.AE91:.AF91])" office:value-type="float" office:value="1125.4965" calcext:value-type="float">
            <text:p>1.125E+03</text:p>
          </table:table-cell>
          <table:table-cell office:value-type="float" office:value="2654.552" calcext:value-type="float">
            <text:p>2.655E+03</text:p>
          </table:table-cell>
          <table:table-cell office:value-type="float" office:value="513.918" calcext:value-type="float">
            <text:p>5.139E+02</text:p>
          </table:table-cell>
          <table:table-cell office:value-type="float" office:value="3066.456" calcext:value-type="float">
            <text:p>3.066E+03</text:p>
          </table:table-cell>
          <table:table-cell table:formula="of:=AVERAGE([.AH91:.AJ91])" office:value-type="float" office:value="2078.30866666667" calcext:value-type="float">
            <text:p>2.078E+03</text:p>
          </table:table-cell>
          <table:table-cell office:value-type="float" office:value="110.64" calcext:value-type="float">
            <text:p>1.106E+02</text:p>
          </table:table-cell>
          <table:table-cell office:value-type="float" office:value="218.059" calcext:value-type="float">
            <text:p>2.181E+02</text:p>
          </table:table-cell>
          <table:table-cell office:value-type="float" office:value="140.042" calcext:value-type="float">
            <text:p>1.400E+02</text:p>
          </table:table-cell>
          <table:table-cell table:formula="of:=AVERAGE([.AL91:.AN91])" office:value-type="float" office:value="156.247" calcext:value-type="float">
            <text:p>1.562E+02</text:p>
          </table:table-cell>
          <table:table-cell office:value-type="float" office:value="71.024" calcext:value-type="float">
            <text:p>7.102E+01</text:p>
          </table:table-cell>
          <table:table-cell office:value-type="float" office:value="771.347" calcext:value-type="float">
            <text:p>7.713E+02</text:p>
          </table:table-cell>
          <table:table-cell office:value-type="float" office:value="67.462" calcext:value-type="float">
            <text:p>6.746E+01</text:p>
          </table:table-cell>
          <table:table-cell table:formula="of:=AVERAGE([.AP91:.AR91])" office:value-type="float" office:value="303.277666666667" calcext:value-type="float">
            <text:p>3.033E+02</text:p>
          </table:table-cell>
          <table:table-cell office:value-type="float" office:value="236.461" calcext:value-type="float">
            <text:p>2.365E+02</text:p>
          </table:table-cell>
          <table:table-cell office:value-type="float" office:value="73.281" calcext:value-type="float">
            <text:p>7.328E+01</text:p>
          </table:table-cell>
          <table:table-cell office:value-type="float" office:value="36.946" calcext:value-type="float">
            <text:p>3.695E+01</text:p>
          </table:table-cell>
          <table:table-cell table:formula="of:=AVERAGE([.AT91:.AV91])" office:value-type="float" office:value="115.562666666667" calcext:value-type="float">
            <text:p>1.156E+02</text:p>
          </table:table-cell>
          <table:table-cell office:value-type="float" office:value="930.586" calcext:value-type="float">
            <text:p>9.306E+02</text:p>
          </table:table-cell>
          <table:table-cell office:value-type="float" office:value="480.297" calcext:value-type="float">
            <text:p>4.803E+02</text:p>
          </table:table-cell>
          <table:table-cell office:value-type="float" office:value="172.55" calcext:value-type="float">
            <text:p>1.726E+02</text:p>
          </table:table-cell>
          <table:table-cell table:formula="of:=AVERAGE([.AX91:.AZ91])" office:value-type="float" office:value="527.811" calcext:value-type="float">
            <text:p>5.278E+02</text:p>
          </table:table-cell>
          <table:table-cell office:value-type="float" office:value="178.904" calcext:value-type="float">
            <text:p>1.789E+02</text:p>
          </table:table-cell>
          <table:table-cell office:value-type="float" office:value="102.468" calcext:value-type="float">
            <text:p>1.025E+02</text:p>
          </table:table-cell>
          <table:table-cell office:value-type="float" office:value="90.161" calcext:value-type="float">
            <text:p>9.016E+01</text:p>
          </table:table-cell>
          <table:table-cell table:formula="of:=AVERAGE([.BB91:.BD91])" office:value-type="float" office:value="123.844333333333" calcext:value-type="float">
            <text:p>1.238E+02</text:p>
          </table:table-cell>
          <table:table-cell office:value-type="float" office:value="260.632" calcext:value-type="float">
            <text:p>2.606E+02</text:p>
          </table:table-cell>
          <table:table-cell office:value-type="float" office:value="111.325" calcext:value-type="float">
            <text:p>1.113E+02</text:p>
          </table:table-cell>
          <table:table-cell office:value-type="float" office:value="275.229" calcext:value-type="float">
            <text:p>2.752E+02</text:p>
          </table:table-cell>
          <table:table-cell table:formula="of:=AVERAGE([.BF91:.BH91])" office:value-type="float" office:value="215.728666666667" calcext:value-type="float">
            <text:p>2.157E+0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24570</text:p>
          </table:table-cell>
          <table:table-cell office:value-type="string" calcext:value-type="string">
            <text:p>PUMP4</text:p>
          </table:table-cell>
          <table:table-cell office:value-type="float" office:value="10.402" calcext:value-type="float">
            <text:p>1.040E+01</text:p>
          </table:table-cell>
          <table:table-cell office:value-type="float" office:value="8.149" calcext:value-type="float">
            <text:p>8.149E+00</text:p>
          </table:table-cell>
          <table:table-cell office:value-type="float" office:value="17.866" calcext:value-type="float">
            <text:p>1.787E+01</text:p>
          </table:table-cell>
          <table:table-cell table:formula="of:=AVERAGE([.C92:.E92])" office:value-type="float" office:value="12.139" calcext:value-type="float">
            <text:p>1.214E+01</text:p>
          </table:table-cell>
          <table:table-cell office:value-type="float" office:value="10.198" calcext:value-type="float">
            <text:p>1.020E+01</text:p>
          </table:table-cell>
          <table:table-cell office:value-type="float" office:value="13.154" calcext:value-type="float">
            <text:p>1.315E+01</text:p>
          </table:table-cell>
          <table:table-cell office:value-type="float" office:value="18.325" calcext:value-type="float">
            <text:p>1.833E+01</text:p>
          </table:table-cell>
          <table:table-cell table:formula="of:=AVERAGE([.G92:.I92])" office:value-type="float" office:value="13.8923333333333" calcext:value-type="float">
            <text:p>1.389E+01</text:p>
          </table:table-cell>
          <table:table-cell office:value-type="float" office:value="9.872" calcext:value-type="float">
            <text:p>9.872E+00</text:p>
          </table:table-cell>
          <table:table-cell office:value-type="float" office:value="10.503" calcext:value-type="float">
            <text:p>1.050E+01</text:p>
          </table:table-cell>
          <table:table-cell office:value-type="float" office:value="13.096" calcext:value-type="float">
            <text:p>1.310E+01</text:p>
          </table:table-cell>
          <table:table-cell table:formula="of:=AVERAGE([.K92:.M92])" office:value-type="float" office:value="11.157" calcext:value-type="float">
            <text:p>1.116E+01</text:p>
          </table:table-cell>
          <table:table-cell office:value-type="float" office:value="12.898" calcext:value-type="float">
            <text:p>1.290E+01</text:p>
          </table:table-cell>
          <table:table-cell office:value-type="float" office:value="24.283" calcext:value-type="float">
            <text:p>2.428E+01</text:p>
          </table:table-cell>
          <table:table-cell office:value-type="float" office:value="25.56" calcext:value-type="float">
            <text:p>2.556E+01</text:p>
          </table:table-cell>
          <table:table-cell table:formula="of:=AVERAGE([.O92:.Q92])" office:value-type="float" office:value="20.9136666666667" calcext:value-type="float">
            <text:p>2.091E+01</text:p>
          </table:table-cell>
          <table:table-cell office:value-type="float" office:value="16.01" calcext:value-type="float">
            <text:p>1.601E+01</text:p>
          </table:table-cell>
          <table:table-cell office:value-type="float" office:value="12.41" calcext:value-type="float">
            <text:p>1.241E+01</text:p>
          </table:table-cell>
          <table:table-cell office:value-type="float" office:value="6.721" calcext:value-type="float">
            <text:p>6.721E+00</text:p>
          </table:table-cell>
          <table:table-cell table:formula="of:=AVERAGE([.S92:.U92])" office:value-type="float" office:value="11.7136666666667" calcext:value-type="float">
            <text:p>1.171E+01</text:p>
          </table:table-cell>
          <table:table-cell office:value-type="float" office:value="10.774" calcext:value-type="float">
            <text:p>1.077E+01</text:p>
          </table:table-cell>
          <table:table-cell office:value-type="float" office:value="3.807" calcext:value-type="float">
            <text:p>3.807E+00</text:p>
          </table:table-cell>
          <table:table-cell office:value-type="float" office:value="17.169" calcext:value-type="float">
            <text:p>1.717E+01</text:p>
          </table:table-cell>
          <table:table-cell table:formula="of:=AVERAGE([.W92:.Y92])" office:value-type="float" office:value="10.5833333333333" calcext:value-type="float">
            <text:p>1.058E+01</text:p>
          </table:table-cell>
          <table:table-cell office:value-type="float" office:value="11.578" calcext:value-type="float">
            <text:p>1.158E+01</text:p>
          </table:table-cell>
          <table:table-cell office:value-type="float" office:value="12.951" calcext:value-type="float">
            <text:p>1.295E+01</text:p>
          </table:table-cell>
          <table:table-cell office:value-type="float" office:value="22.746" calcext:value-type="float">
            <text:p>2.275E+01</text:p>
          </table:table-cell>
          <table:table-cell table:formula="of:=AVERAGE([.AA92:.AC92])" office:value-type="float" office:value="15.7583333333333" calcext:value-type="float">
            <text:p>1.576E+01</text:p>
          </table:table-cell>
          <table:table-cell office:value-type="float" office:value="17.284" calcext:value-type="float">
            <text:p>1.728E+01</text:p>
          </table:table-cell>
          <table:table-cell office:value-type="float" office:value="12.446" calcext:value-type="float">
            <text:p>1.245E+01</text:p>
          </table:table-cell>
          <table:table-cell table:formula="of:=AVERAGE([.AE92:.AF92])" office:value-type="float" office:value="14.865" calcext:value-type="float">
            <text:p>1.487E+01</text:p>
          </table:table-cell>
          <table:table-cell office:value-type="float" office:value="12.256" calcext:value-type="float">
            <text:p>1.226E+01</text:p>
          </table:table-cell>
          <table:table-cell office:value-type="float" office:value="7.997" calcext:value-type="float">
            <text:p>7.997E+00</text:p>
          </table:table-cell>
          <table:table-cell office:value-type="float" office:value="13.575" calcext:value-type="float">
            <text:p>1.358E+01</text:p>
          </table:table-cell>
          <table:table-cell table:formula="of:=AVERAGE([.AH92:.AJ92])" office:value-type="float" office:value="11.276" calcext:value-type="float">
            <text:p>1.128E+01</text:p>
          </table:table-cell>
          <table:table-cell office:value-type="float" office:value="6.579" calcext:value-type="float">
            <text:p>6.579E+00</text:p>
          </table:table-cell>
          <table:table-cell office:value-type="float" office:value="67.898" calcext:value-type="float">
            <text:p>6.790E+01</text:p>
          </table:table-cell>
          <table:table-cell office:value-type="float" office:value="76.515" calcext:value-type="float">
            <text:p>7.652E+01</text:p>
          </table:table-cell>
          <table:table-cell table:formula="of:=AVERAGE([.AL92:.AN92])" office:value-type="float" office:value="50.3306666666667" calcext:value-type="float">
            <text:p>5.033E+01</text:p>
          </table:table-cell>
          <table:table-cell office:value-type="float" office:value="8.066" calcext:value-type="float">
            <text:p>8.066E+00</text:p>
          </table:table-cell>
          <table:table-cell office:value-type="float" office:value="7.665" calcext:value-type="float">
            <text:p>7.665E+00</text:p>
          </table:table-cell>
          <table:table-cell office:value-type="float" office:value="12.818" calcext:value-type="float">
            <text:p>1.282E+01</text:p>
          </table:table-cell>
          <table:table-cell table:formula="of:=AVERAGE([.AP92:.AR92])" office:value-type="float" office:value="9.51633333333333" calcext:value-type="float">
            <text:p>9.516E+00</text:p>
          </table:table-cell>
          <table:table-cell office:value-type="float" office:value="6.978" calcext:value-type="float">
            <text:p>6.978E+00</text:p>
          </table:table-cell>
          <table:table-cell office:value-type="float" office:value="10.272" calcext:value-type="float">
            <text:p>1.027E+01</text:p>
          </table:table-cell>
          <table:table-cell office:value-type="float" office:value="6.207" calcext:value-type="float">
            <text:p>6.207E+00</text:p>
          </table:table-cell>
          <table:table-cell table:formula="of:=AVERAGE([.AT92:.AV92])" office:value-type="float" office:value="7.819" calcext:value-type="float">
            <text:p>7.819E+00</text:p>
          </table:table-cell>
          <table:table-cell office:value-type="float" office:value="4.049" calcext:value-type="float">
            <text:p>4.049E+00</text:p>
          </table:table-cell>
          <table:table-cell office:value-type="float" office:value="4.414" calcext:value-type="float">
            <text:p>4.414E+00</text:p>
          </table:table-cell>
          <table:table-cell office:value-type="float" office:value="3.492" calcext:value-type="float">
            <text:p>3.492E+00</text:p>
          </table:table-cell>
          <table:table-cell table:formula="of:=AVERAGE([.AX92:.AZ92])" office:value-type="float" office:value="3.985" calcext:value-type="float">
            <text:p>3.985E+00</text:p>
          </table:table-cell>
          <table:table-cell office:value-type="float" office:value="10.988" calcext:value-type="float">
            <text:p>1.099E+01</text:p>
          </table:table-cell>
          <table:table-cell office:value-type="float" office:value="13.62" calcext:value-type="float">
            <text:p>1.362E+01</text:p>
          </table:table-cell>
          <table:table-cell office:value-type="float" office:value="10.561" calcext:value-type="float">
            <text:p>1.056E+01</text:p>
          </table:table-cell>
          <table:table-cell table:formula="of:=AVERAGE([.BB92:.BD92])" office:value-type="float" office:value="11.723" calcext:value-type="float">
            <text:p>1.172E+01</text:p>
          </table:table-cell>
          <table:table-cell office:value-type="float" office:value="11.9" calcext:value-type="float">
            <text:p>1.190E+01</text:p>
          </table:table-cell>
          <table:table-cell office:value-type="float" office:value="18.374" calcext:value-type="float">
            <text:p>1.837E+01</text:p>
          </table:table-cell>
          <table:table-cell office:value-type="float" office:value="10.33" calcext:value-type="float">
            <text:p>1.033E+01</text:p>
          </table:table-cell>
          <table:table-cell table:formula="of:=AVERAGE([.BF92:.BH92])" office:value-type="float" office:value="13.5346666666667" calcext:value-type="float">
            <text:p>1.353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27450</text:p>
          </table:table-cell>
          <table:table-cell office:value-type="float" office:value="81.126" calcext:value-type="float">
            <text:p>8.113E+01</text:p>
          </table:table-cell>
          <table:table-cell office:value-type="float" office:value="35.135" calcext:value-type="float">
            <text:p>3.514E+01</text:p>
          </table:table-cell>
          <table:table-cell office:value-type="float" office:value="87.688" calcext:value-type="float">
            <text:p>8.769E+01</text:p>
          </table:table-cell>
          <table:table-cell table:formula="of:=AVERAGE([.C93:.E93])" office:value-type="float" office:value="67.983" calcext:value-type="float">
            <text:p>6.798E+01</text:p>
          </table:table-cell>
          <table:table-cell office:value-type="float" office:value="99.559" calcext:value-type="float">
            <text:p>9.956E+01</text:p>
          </table:table-cell>
          <table:table-cell office:value-type="float" office:value="60.014" calcext:value-type="float">
            <text:p>6.001E+01</text:p>
          </table:table-cell>
          <table:table-cell office:value-type="float" office:value="107.6" calcext:value-type="float">
            <text:p>1.076E+02</text:p>
          </table:table-cell>
          <table:table-cell table:formula="of:=AVERAGE([.G93:.I93])" office:value-type="float" office:value="89.0576666666667" calcext:value-type="float">
            <text:p>8.906E+01</text:p>
          </table:table-cell>
          <table:table-cell office:value-type="float" office:value="31.717" calcext:value-type="float">
            <text:p>3.172E+01</text:p>
          </table:table-cell>
          <table:table-cell office:value-type="float" office:value="26.893" calcext:value-type="float">
            <text:p>2.689E+01</text:p>
          </table:table-cell>
          <table:table-cell office:value-type="float" office:value="25.625" calcext:value-type="float">
            <text:p>2.563E+01</text:p>
          </table:table-cell>
          <table:table-cell table:formula="of:=AVERAGE([.K93:.M93])" office:value-type="float" office:value="28.0783333333333" calcext:value-type="float">
            <text:p>2.808E+01</text:p>
          </table:table-cell>
          <table:table-cell office:value-type="float" office:value="56.646" calcext:value-type="float">
            <text:p>5.665E+01</text:p>
          </table:table-cell>
          <table:table-cell office:value-type="float" office:value="54.103" calcext:value-type="float">
            <text:p>5.410E+01</text:p>
          </table:table-cell>
          <table:table-cell office:value-type="float" office:value="45.144" calcext:value-type="float">
            <text:p>4.514E+01</text:p>
          </table:table-cell>
          <table:table-cell table:formula="of:=AVERAGE([.O93:.Q93])" office:value-type="float" office:value="51.9643333333333" calcext:value-type="float">
            <text:p>5.196E+01</text:p>
          </table:table-cell>
          <table:table-cell office:value-type="float" office:value="26.617" calcext:value-type="float">
            <text:p>2.662E+01</text:p>
          </table:table-cell>
          <table:table-cell office:value-type="float" office:value="30.43" calcext:value-type="float">
            <text:p>3.043E+01</text:p>
          </table:table-cell>
          <table:table-cell office:value-type="float" office:value="34.042" calcext:value-type="float">
            <text:p>3.404E+01</text:p>
          </table:table-cell>
          <table:table-cell table:formula="of:=AVERAGE([.S93:.U93])" office:value-type="float" office:value="30.363" calcext:value-type="float">
            <text:p>3.036E+01</text:p>
          </table:table-cell>
          <table:table-cell office:value-type="float" office:value="50.379" calcext:value-type="float">
            <text:p>5.038E+01</text:p>
          </table:table-cell>
          <table:table-cell office:value-type="float" office:value="54.264" calcext:value-type="float">
            <text:p>5.426E+01</text:p>
          </table:table-cell>
          <table:table-cell office:value-type="float" office:value="15.726" calcext:value-type="float">
            <text:p>1.573E+01</text:p>
          </table:table-cell>
          <table:table-cell table:formula="of:=AVERAGE([.W93:.Y93])" office:value-type="float" office:value="40.123" calcext:value-type="float">
            <text:p>4.012E+01</text:p>
          </table:table-cell>
          <table:table-cell office:value-type="float" office:value="30.163" calcext:value-type="float">
            <text:p>3.016E+01</text:p>
          </table:table-cell>
          <table:table-cell office:value-type="float" office:value="42.997" calcext:value-type="float">
            <text:p>4.300E+01</text:p>
          </table:table-cell>
          <table:table-cell office:value-type="float" office:value="61.569" calcext:value-type="float">
            <text:p>6.157E+01</text:p>
          </table:table-cell>
          <table:table-cell table:formula="of:=AVERAGE([.AA93:.AC93])" office:value-type="float" office:value="44.9096666666667" calcext:value-type="float">
            <text:p>4.491E+01</text:p>
          </table:table-cell>
          <table:table-cell office:value-type="float" office:value="47.207" calcext:value-type="float">
            <text:p>4.721E+01</text:p>
          </table:table-cell>
          <table:table-cell office:value-type="float" office:value="53.039" calcext:value-type="float">
            <text:p>5.304E+01</text:p>
          </table:table-cell>
          <table:table-cell table:formula="of:=AVERAGE([.AE93:.AF93])" office:value-type="float" office:value="50.123" calcext:value-type="float">
            <text:p>5.012E+01</text:p>
          </table:table-cell>
          <table:table-cell office:value-type="float" office:value="23.042" calcext:value-type="float">
            <text:p>2.304E+01</text:p>
          </table:table-cell>
          <table:table-cell office:value-type="float" office:value="29.32" calcext:value-type="float">
            <text:p>2.932E+01</text:p>
          </table:table-cell>
          <table:table-cell office:value-type="float" office:value="35.67" calcext:value-type="float">
            <text:p>3.567E+01</text:p>
          </table:table-cell>
          <table:table-cell table:formula="of:=AVERAGE([.AH93:.AJ93])" office:value-type="float" office:value="29.344" calcext:value-type="float">
            <text:p>2.934E+01</text:p>
          </table:table-cell>
          <table:table-cell office:value-type="float" office:value="41.953" calcext:value-type="float">
            <text:p>4.195E+01</text:p>
          </table:table-cell>
          <table:table-cell office:value-type="float" office:value="36.603" calcext:value-type="float">
            <text:p>3.660E+01</text:p>
          </table:table-cell>
          <table:table-cell office:value-type="float" office:value="30.798" calcext:value-type="float">
            <text:p>3.080E+01</text:p>
          </table:table-cell>
          <table:table-cell table:formula="of:=AVERAGE([.AL93:.AN93])" office:value-type="float" office:value="36.4513333333333" calcext:value-type="float">
            <text:p>3.645E+01</text:p>
          </table:table-cell>
          <table:table-cell office:value-type="float" office:value="37.11" calcext:value-type="float">
            <text:p>3.711E+01</text:p>
          </table:table-cell>
          <table:table-cell office:value-type="float" office:value="35.378" calcext:value-type="float">
            <text:p>3.538E+01</text:p>
          </table:table-cell>
          <table:table-cell office:value-type="float" office:value="30.633" calcext:value-type="float">
            <text:p>3.063E+01</text:p>
          </table:table-cell>
          <table:table-cell table:formula="of:=AVERAGE([.AP93:.AR93])" office:value-type="float" office:value="34.3736666666667" calcext:value-type="float">
            <text:p>3.437E+01</text:p>
          </table:table-cell>
          <table:table-cell office:value-type="float" office:value="33.138" calcext:value-type="float">
            <text:p>3.314E+01</text:p>
          </table:table-cell>
          <table:table-cell office:value-type="float" office:value="23.059" calcext:value-type="float">
            <text:p>2.306E+01</text:p>
          </table:table-cell>
          <table:table-cell office:value-type="float" office:value="30.46" calcext:value-type="float">
            <text:p>3.046E+01</text:p>
          </table:table-cell>
          <table:table-cell table:formula="of:=AVERAGE([.AT93:.AV93])" office:value-type="float" office:value="28.8856666666667" calcext:value-type="float">
            <text:p>2.889E+01</text:p>
          </table:table-cell>
          <table:table-cell office:value-type="float" office:value="31.8" calcext:value-type="float">
            <text:p>3.180E+01</text:p>
          </table:table-cell>
          <table:table-cell office:value-type="float" office:value="26.299" calcext:value-type="float">
            <text:p>2.630E+01</text:p>
          </table:table-cell>
          <table:table-cell office:value-type="float" office:value="30.386" calcext:value-type="float">
            <text:p>3.039E+01</text:p>
          </table:table-cell>
          <table:table-cell table:formula="of:=AVERAGE([.AX93:.AZ93])" office:value-type="float" office:value="29.495" calcext:value-type="float">
            <text:p>2.950E+01</text:p>
          </table:table-cell>
          <table:table-cell office:value-type="float" office:value="34.946" calcext:value-type="float">
            <text:p>3.495E+01</text:p>
          </table:table-cell>
          <table:table-cell office:value-type="float" office:value="29.198" calcext:value-type="float">
            <text:p>2.920E+01</text:p>
          </table:table-cell>
          <table:table-cell office:value-type="float" office:value="55.841" calcext:value-type="float">
            <text:p>5.584E+01</text:p>
          </table:table-cell>
          <table:table-cell table:formula="of:=AVERAGE([.BB93:.BD93])" office:value-type="float" office:value="39.995" calcext:value-type="float">
            <text:p>4.000E+01</text:p>
          </table:table-cell>
          <table:table-cell office:value-type="float" office:value="15.064" calcext:value-type="float">
            <text:p>1.506E+01</text:p>
          </table:table-cell>
          <table:table-cell office:value-type="float" office:value="12.536" calcext:value-type="float">
            <text:p>1.254E+01</text:p>
          </table:table-cell>
          <table:table-cell office:value-type="float" office:value="10.285" calcext:value-type="float">
            <text:p>1.029E+01</text:p>
          </table:table-cell>
          <table:table-cell table:formula="of:=AVERAGE([.BF93:.BH93])" office:value-type="float" office:value="12.6283333333333" calcext:value-type="float">
            <text:p>1.263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27652</text:p>
          </table:table-cell>
          <table:table-cell office:value-type="float" office:value="9.732" calcext:value-type="float">
            <text:p>9.732E+00</text:p>
          </table:table-cell>
          <table:table-cell office:value-type="float" office:value="10.231" calcext:value-type="float">
            <text:p>1.023E+01</text:p>
          </table:table-cell>
          <table:table-cell office:value-type="float" office:value="19.289" calcext:value-type="float">
            <text:p>1.929E+01</text:p>
          </table:table-cell>
          <table:table-cell table:formula="of:=AVERAGE([.C94:.E94])" office:value-type="float" office:value="13.084" calcext:value-type="float">
            <text:p>1.308E+01</text:p>
          </table:table-cell>
          <table:table-cell office:value-type="float" office:value="15.345" calcext:value-type="float">
            <text:p>1.535E+01</text:p>
          </table:table-cell>
          <table:table-cell office:value-type="float" office:value="13.637" calcext:value-type="float">
            <text:p>1.364E+01</text:p>
          </table:table-cell>
          <table:table-cell office:value-type="float" office:value="27.533" calcext:value-type="float">
            <text:p>2.753E+01</text:p>
          </table:table-cell>
          <table:table-cell table:formula="of:=AVERAGE([.G94:.I94])" office:value-type="float" office:value="18.8383333333333" calcext:value-type="float">
            <text:p>1.884E+01</text:p>
          </table:table-cell>
          <table:table-cell office:value-type="float" office:value="13.739" calcext:value-type="float">
            <text:p>1.374E+01</text:p>
          </table:table-cell>
          <table:table-cell office:value-type="float" office:value="15.526" calcext:value-type="float">
            <text:p>1.553E+01</text:p>
          </table:table-cell>
          <table:table-cell office:value-type="float" office:value="13.326" calcext:value-type="float">
            <text:p>1.333E+01</text:p>
          </table:table-cell>
          <table:table-cell table:formula="of:=AVERAGE([.K94:.M94])" office:value-type="float" office:value="14.197" calcext:value-type="float">
            <text:p>1.420E+01</text:p>
          </table:table-cell>
          <table:table-cell office:value-type="float" office:value="20.787" calcext:value-type="float">
            <text:p>2.079E+01</text:p>
          </table:table-cell>
          <table:table-cell office:value-type="float" office:value="22.921" calcext:value-type="float">
            <text:p>2.292E+01</text:p>
          </table:table-cell>
          <table:table-cell office:value-type="float" office:value="41.602" calcext:value-type="float">
            <text:p>4.160E+01</text:p>
          </table:table-cell>
          <table:table-cell table:formula="of:=AVERAGE([.O94:.Q94])" office:value-type="float" office:value="28.4366666666667" calcext:value-type="float">
            <text:p>2.844E+01</text:p>
          </table:table-cell>
          <table:table-cell office:value-type="float" office:value="9.642" calcext:value-type="float">
            <text:p>9.642E+00</text:p>
          </table:table-cell>
          <table:table-cell office:value-type="float" office:value="7.151" calcext:value-type="float">
            <text:p>7.151E+00</text:p>
          </table:table-cell>
          <table:table-cell office:value-type="float" office:value="8.656" calcext:value-type="float">
            <text:p>8.656E+00</text:p>
          </table:table-cell>
          <table:table-cell table:formula="of:=AVERAGE([.S94:.U94])" office:value-type="float" office:value="8.483" calcext:value-type="float">
            <text:p>8.483E+00</text:p>
          </table:table-cell>
          <table:table-cell office:value-type="float" office:value="12.68" calcext:value-type="float">
            <text:p>1.268E+01</text:p>
          </table:table-cell>
          <table:table-cell office:value-type="float" office:value="7.492" calcext:value-type="float">
            <text:p>7.492E+00</text:p>
          </table:table-cell>
          <table:table-cell office:value-type="float" office:value="10.384" calcext:value-type="float">
            <text:p>1.038E+01</text:p>
          </table:table-cell>
          <table:table-cell table:formula="of:=AVERAGE([.W94:.Y94])" office:value-type="float" office:value="10.1853333333333" calcext:value-type="float">
            <text:p>1.019E+01</text:p>
          </table:table-cell>
          <table:table-cell office:value-type="float" office:value="14.738" calcext:value-type="float">
            <text:p>1.474E+01</text:p>
          </table:table-cell>
          <table:table-cell office:value-type="float" office:value="12.246" calcext:value-type="float">
            <text:p>1.225E+01</text:p>
          </table:table-cell>
          <table:table-cell office:value-type="float" office:value="13.289" calcext:value-type="float">
            <text:p>1.329E+01</text:p>
          </table:table-cell>
          <table:table-cell table:formula="of:=AVERAGE([.AA94:.AC94])" office:value-type="float" office:value="13.4243333333333" calcext:value-type="float">
            <text:p>1.342E+01</text:p>
          </table:table-cell>
          <table:table-cell office:value-type="float" office:value="12.782" calcext:value-type="float">
            <text:p>1.278E+01</text:p>
          </table:table-cell>
          <table:table-cell office:value-type="float" office:value="15.486" calcext:value-type="float">
            <text:p>1.549E+01</text:p>
          </table:table-cell>
          <table:table-cell table:formula="of:=AVERAGE([.AE94:.AF94])" office:value-type="float" office:value="14.134" calcext:value-type="float">
            <text:p>1.413E+01</text:p>
          </table:table-cell>
          <table:table-cell office:value-type="float" office:value="21.045" calcext:value-type="float">
            <text:p>2.105E+01</text:p>
          </table:table-cell>
          <table:table-cell office:value-type="float" office:value="7.286" calcext:value-type="float">
            <text:p>7.286E+00</text:p>
          </table:table-cell>
          <table:table-cell office:value-type="float" office:value="9.924" calcext:value-type="float">
            <text:p>9.924E+00</text:p>
          </table:table-cell>
          <table:table-cell table:formula="of:=AVERAGE([.AH94:.AJ94])" office:value-type="float" office:value="12.7516666666667" calcext:value-type="float">
            <text:p>1.275E+01</text:p>
          </table:table-cell>
          <table:table-cell office:value-type="float" office:value="6.008" calcext:value-type="float">
            <text:p>6.008E+00</text:p>
          </table:table-cell>
          <table:table-cell office:value-type="float" office:value="33.792" calcext:value-type="float">
            <text:p>3.379E+01</text:p>
          </table:table-cell>
          <table:table-cell office:value-type="float" office:value="76.345" calcext:value-type="float">
            <text:p>7.635E+01</text:p>
          </table:table-cell>
          <table:table-cell table:formula="of:=AVERAGE([.AL94:.AN94])" office:value-type="float" office:value="38.715" calcext:value-type="float">
            <text:p>3.872E+01</text:p>
          </table:table-cell>
          <table:table-cell office:value-type="float" office:value="9.112" calcext:value-type="float">
            <text:p>9.112E+00</text:p>
          </table:table-cell>
          <table:table-cell office:value-type="float" office:value="6.808" calcext:value-type="float">
            <text:p>6.808E+00</text:p>
          </table:table-cell>
          <table:table-cell office:value-type="float" office:value="11.653" calcext:value-type="float">
            <text:p>1.165E+01</text:p>
          </table:table-cell>
          <table:table-cell table:formula="of:=AVERAGE([.AP94:.AR94])" office:value-type="float" office:value="9.191" calcext:value-type="float">
            <text:p>9.191E+00</text:p>
          </table:table-cell>
          <table:table-cell office:value-type="float" office:value="7.175" calcext:value-type="float">
            <text:p>7.175E+00</text:p>
          </table:table-cell>
          <table:table-cell office:value-type="float" office:value="7.284" calcext:value-type="float">
            <text:p>7.284E+00</text:p>
          </table:table-cell>
          <table:table-cell office:value-type="float" office:value="6.198" calcext:value-type="float">
            <text:p>6.198E+00</text:p>
          </table:table-cell>
          <table:table-cell table:formula="of:=AVERAGE([.AT94:.AV94])" office:value-type="float" office:value="6.88566666666667" calcext:value-type="float">
            <text:p>6.886E+00</text:p>
          </table:table-cell>
          <table:table-cell office:value-type="float" office:value="9.256" calcext:value-type="float">
            <text:p>9.256E+00</text:p>
          </table:table-cell>
          <table:table-cell office:value-type="float" office:value="12.638" calcext:value-type="float">
            <text:p>1.264E+01</text:p>
          </table:table-cell>
          <table:table-cell office:value-type="float" office:value="9.362" calcext:value-type="float">
            <text:p>9.362E+00</text:p>
          </table:table-cell>
          <table:table-cell table:formula="of:=AVERAGE([.AX94:.AZ94])" office:value-type="float" office:value="10.4186666666667" calcext:value-type="float">
            <text:p>1.042E+01</text:p>
          </table:table-cell>
          <table:table-cell office:value-type="float" office:value="22.741" calcext:value-type="float">
            <text:p>2.274E+01</text:p>
          </table:table-cell>
          <table:table-cell office:value-type="float" office:value="34.984" calcext:value-type="float">
            <text:p>3.498E+01</text:p>
          </table:table-cell>
          <table:table-cell office:value-type="float" office:value="38.509" calcext:value-type="float">
            <text:p>3.851E+01</text:p>
          </table:table-cell>
          <table:table-cell table:formula="of:=AVERAGE([.BB94:.BD94])" office:value-type="float" office:value="32.078" calcext:value-type="float">
            <text:p>3.208E+01</text:p>
          </table:table-cell>
          <table:table-cell office:value-type="float" office:value="21.901" calcext:value-type="float">
            <text:p>2.190E+01</text:p>
          </table:table-cell>
          <table:table-cell office:value-type="float" office:value="40.613" calcext:value-type="float">
            <text:p>4.061E+01</text:p>
          </table:table-cell>
          <table:table-cell office:value-type="float" office:value="18.637" calcext:value-type="float">
            <text:p>1.864E+01</text:p>
          </table:table-cell>
          <table:table-cell table:formula="of:=AVERAGE([.BF94:.BH94])" office:value-type="float" office:value="27.0503333333333" calcext:value-type="float">
            <text:p>2.705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27654</text:p>
          </table:table-cell>
          <table:table-cell office:value-type="float" office:value="0.362" calcext:value-type="float">
            <text:p>3.620E-01</text:p>
          </table:table-cell>
          <table:table-cell office:value-type="float" office:value="0" calcext:value-type="float">
            <text:p>0.000E+00</text:p>
          </table:table-cell>
          <table:table-cell office:value-type="float" office:value="1.893" calcext:value-type="float">
            <text:p>1.893E+00</text:p>
          </table:table-cell>
          <table:table-cell table:formula="of:=AVERAGE([.C95:.E95])" office:value-type="float" office:value="0.751666666666667" calcext:value-type="float">
            <text:p>7.517E-01</text:p>
          </table:table-cell>
          <table:table-cell office:value-type="float" office:value="1.497" calcext:value-type="float">
            <text:p>1.497E+00</text:p>
          </table:table-cell>
          <table:table-cell office:value-type="float" office:value="0.451" calcext:value-type="float">
            <text:p>4.510E-01</text:p>
          </table:table-cell>
          <table:table-cell office:value-type="float" office:value="0.137" calcext:value-type="float">
            <text:p>1.370E-01</text:p>
          </table:table-cell>
          <table:table-cell table:formula="of:=AVERAGE([.G95:.I95])" office:value-type="float" office:value="0.695" calcext:value-type="float">
            <text:p>6.950E-01</text:p>
          </table:table-cell>
          <table:table-cell office:value-type="float" office:value="0.505" calcext:value-type="float">
            <text:p>5.050E-01</text:p>
          </table:table-cell>
          <table:table-cell office:value-type="float" office:value="0.898" calcext:value-type="float">
            <text:p>8.980E-01</text:p>
          </table:table-cell>
          <table:table-cell office:value-type="float" office:value="0.276" calcext:value-type="float">
            <text:p>2.760E-01</text:p>
          </table:table-cell>
          <table:table-cell table:formula="of:=AVERAGE([.K95:.M95])" office:value-type="float" office:value="0.559666666666667" calcext:value-type="float">
            <text:p>5.597E-01</text:p>
          </table:table-cell>
          <table:table-cell office:value-type="float" office:value="1.936" calcext:value-type="float">
            <text:p>1.936E+00</text:p>
          </table:table-cell>
          <table:table-cell office:value-type="float" office:value="4.852" calcext:value-type="float">
            <text:p>4.852E+00</text:p>
          </table:table-cell>
          <table:table-cell office:value-type="float" office:value="10.724" calcext:value-type="float">
            <text:p>1.072E+01</text:p>
          </table:table-cell>
          <table:table-cell table:formula="of:=AVERAGE([.O95:.Q95])" office:value-type="float" office:value="5.83733333333333" calcext:value-type="float">
            <text:p>5.837E+00</text:p>
          </table:table-cell>
          <table:table-cell office:value-type="float" office:value="0.427" calcext:value-type="float">
            <text:p>4.270E-01</text:p>
          </table:table-cell>
          <table:table-cell office:value-type="float" office:value="0.516" calcext:value-type="float">
            <text:p>5.160E-01</text:p>
          </table:table-cell>
          <table:table-cell office:value-type="float" office:value="0.508" calcext:value-type="float">
            <text:p>5.080E-01</text:p>
          </table:table-cell>
          <table:table-cell table:formula="of:=AVERAGE([.S95:.U95])" office:value-type="float" office:value="0.483666666666667" calcext:value-type="float">
            <text:p>4.837E-01</text:p>
          </table:table-cell>
          <table:table-cell office:value-type="float" office:value="0.197" calcext:value-type="float">
            <text:p>1.970E-01</text:p>
          </table:table-cell>
          <table:table-cell office:value-type="float" office:value="0.243" calcext:value-type="float">
            <text:p>2.430E-01</text:p>
          </table:table-cell>
          <table:table-cell office:value-type="float" office:value="0" calcext:value-type="float">
            <text:p>0.000E+00</text:p>
          </table:table-cell>
          <table:table-cell table:formula="of:=AVERAGE([.W95:.Y95])" office:value-type="float" office:value="0.146666666666667" calcext:value-type="float">
            <text:p>1.467E-01</text:p>
          </table:table-cell>
          <table:table-cell office:value-type="float" office:value="0" calcext:value-type="float">
            <text:p>0.000E+00</text:p>
          </table:table-cell>
          <table:table-cell office:value-type="float" office:value="2.787" calcext:value-type="float">
            <text:p>2.787E+00</text:p>
          </table:table-cell>
          <table:table-cell office:value-type="float" office:value="1.432" calcext:value-type="float">
            <text:p>1.432E+00</text:p>
          </table:table-cell>
          <table:table-cell table:formula="of:=AVERAGE([.AA95:.AC95])" office:value-type="float" office:value="1.40633333333333" calcext:value-type="float">
            <text:p>1.406E+00</text:p>
          </table:table-cell>
          <table:table-cell office:value-type="float" office:value="3.008" calcext:value-type="float">
            <text:p>3.008E+00</text:p>
          </table:table-cell>
          <table:table-cell office:value-type="float" office:value="2.733" calcext:value-type="float">
            <text:p>2.733E+00</text:p>
          </table:table-cell>
          <table:table-cell table:formula="of:=AVERAGE([.AE95:.AF95])" office:value-type="float" office:value="2.8705" calcext:value-type="float">
            <text:p>2.871E+00</text:p>
          </table:table-cell>
          <table:table-cell office:value-type="float" office:value="0.376" calcext:value-type="float">
            <text:p>3.760E-01</text:p>
          </table:table-cell>
          <table:table-cell office:value-type="float" office:value="1.066" calcext:value-type="float">
            <text:p>1.066E+00</text:p>
          </table:table-cell>
          <table:table-cell office:value-type="float" office:value="1.825" calcext:value-type="float">
            <text:p>1.825E+00</text:p>
          </table:table-cell>
          <table:table-cell table:formula="of:=AVERAGE([.AH95:.AJ95])" office:value-type="float" office:value="1.089" calcext:value-type="float">
            <text:p>1.089E+00</text:p>
          </table:table-cell>
          <table:table-cell office:value-type="float" office:value="0.137" calcext:value-type="float">
            <text:p>1.370E-01</text:p>
          </table:table-cell>
          <table:table-cell office:value-type="float" office:value="7.181" calcext:value-type="float">
            <text:p>7.181E+00</text:p>
          </table:table-cell>
          <table:table-cell office:value-type="float" office:value="15.039" calcext:value-type="float">
            <text:p>1.504E+01</text:p>
          </table:table-cell>
          <table:table-cell table:formula="of:=AVERAGE([.AL95:.AN95])" office:value-type="float" office:value="7.45233333333333" calcext:value-type="float">
            <text:p>7.452E+00</text:p>
          </table:table-cell>
          <table:table-cell office:value-type="float" office:value="0.346" calcext:value-type="float">
            <text:p>3.460E-01</text:p>
          </table:table-cell>
          <table:table-cell office:value-type="float" office:value="0.706" calcext:value-type="float">
            <text:p>7.060E-01</text:p>
          </table:table-cell>
          <table:table-cell office:value-type="float" office:value="0.552" calcext:value-type="float">
            <text:p>5.520E-01</text:p>
          </table:table-cell>
          <table:table-cell table:formula="of:=AVERAGE([.AP95:.AR95])" office:value-type="float" office:value="0.534666666666667" calcext:value-type="float">
            <text:p>5.347E-01</text:p>
          </table:table-cell>
          <table:table-cell office:value-type="float" office:value="0.408" calcext:value-type="float">
            <text:p>4.080E-01</text:p>
          </table:table-cell>
          <table:table-cell office:value-type="float" office:value="0.117" calcext:value-type="float">
            <text:p>1.170E-01</text:p>
          </table:table-cell>
          <table:table-cell office:value-type="float" office:value="0" calcext:value-type="float">
            <text:p>0.000E+00</text:p>
          </table:table-cell>
          <table:table-cell table:formula="of:=AVERAGE([.AT95:.AV95])" office:value-type="float" office:value="0.175" calcext:value-type="float">
            <text:p>1.750E-01</text:p>
          </table:table-cell>
          <table:table-cell office:value-type="float" office:value="0.162" calcext:value-type="float">
            <text:p>1.620E-01</text:p>
          </table:table-cell>
          <table:table-cell office:value-type="float" office:value="0.863" calcext:value-type="float">
            <text:p>8.630E-01</text:p>
          </table:table-cell>
          <table:table-cell office:value-type="float" office:value="0.563" calcext:value-type="float">
            <text:p>5.630E-01</text:p>
          </table:table-cell>
          <table:table-cell table:formula="of:=AVERAGE([.AX95:.AZ95])" office:value-type="float" office:value="0.529333333333333" calcext:value-type="float">
            <text:p>5.293E-01</text:p>
          </table:table-cell>
          <table:table-cell office:value-type="float" office:value="5.16" calcext:value-type="float">
            <text:p>5.160E+00</text:p>
          </table:table-cell>
          <table:table-cell office:value-type="float" office:value="9.244" calcext:value-type="float">
            <text:p>9.244E+00</text:p>
          </table:table-cell>
          <table:table-cell office:value-type="float" office:value="9.44" calcext:value-type="float">
            <text:p>9.440E+00</text:p>
          </table:table-cell>
          <table:table-cell table:formula="of:=AVERAGE([.BB95:.BD95])" office:value-type="float" office:value="7.948" calcext:value-type="float">
            <text:p>7.948E+00</text:p>
          </table:table-cell>
          <table:table-cell office:value-type="float" office:value="4.913" calcext:value-type="float">
            <text:p>4.913E+00</text:p>
          </table:table-cell>
          <table:table-cell office:value-type="float" office:value="9.019" calcext:value-type="float">
            <text:p>9.019E+00</text:p>
          </table:table-cell>
          <table:table-cell office:value-type="float" office:value="2.44" calcext:value-type="float">
            <text:p>2.440E+00</text:p>
          </table:table-cell>
          <table:table-cell table:formula="of:=AVERAGE([.BF95:.BH95])" office:value-type="float" office:value="5.45733333333333" calcext:value-type="float">
            <text:p>5.457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29570</text:p>
          </table:table-cell>
          <table:table-cell office:value-type="string" calcext:value-type="string">
            <text:p>CDA8</text:p>
          </table:table-cell>
          <table:table-cell office:value-type="float" office:value="0.593" calcext:value-type="float">
            <text:p>5.930E-01</text:p>
          </table:table-cell>
          <table:table-cell office:value-type="float" office:value="0.785" calcext:value-type="float">
            <text:p>7.850E-01</text:p>
          </table:table-cell>
          <table:table-cell office:value-type="float" office:value="0.306" calcext:value-type="float">
            <text:p>3.060E-01</text:p>
          </table:table-cell>
          <table:table-cell table:formula="of:=AVERAGE([.C96:.E96])" office:value-type="float" office:value="0.561333333333333" calcext:value-type="float">
            <text:p>5.613E-01</text:p>
          </table:table-cell>
          <table:table-cell office:value-type="float" office:value="0.296" calcext:value-type="float">
            <text:p>2.960E-01</text:p>
          </table:table-cell>
          <table:table-cell office:value-type="float" office:value="0.149" calcext:value-type="float">
            <text:p>1.490E-01</text:p>
          </table:table-cell>
          <table:table-cell office:value-type="float" office:value="0.723" calcext:value-type="float">
            <text:p>7.230E-01</text:p>
          </table:table-cell>
          <table:table-cell table:formula="of:=AVERAGE([.G96:.I96])" office:value-type="float" office:value="0.389333333333333" calcext:value-type="float">
            <text:p>3.893E-01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487" calcext:value-type="float">
            <text:p>4.870E-01</text:p>
          </table:table-cell>
          <table:table-cell office:value-type="float" office:value="0.549" calcext:value-type="float">
            <text:p>5.490E-01</text:p>
          </table:table-cell>
          <table:table-cell table:formula="of:=AVERAGE([.K96:.M96])" office:value-type="float" office:value="0.387333333333333" calcext:value-type="float">
            <text:p>3.873E-01</text:p>
          </table:table-cell>
          <table:table-cell office:value-type="float" office:value="0.393" calcext:value-type="float">
            <text:p>3.930E-01</text:p>
          </table:table-cell>
          <table:table-cell office:value-type="float" office:value="0.615" calcext:value-type="float">
            <text:p>6.150E-01</text:p>
          </table:table-cell>
          <table:table-cell office:value-type="float" office:value="0.185" calcext:value-type="float">
            <text:p>1.850E-01</text:p>
          </table:table-cell>
          <table:table-cell table:formula="of:=AVERAGE([.O96:.Q96])" office:value-type="float" office:value="0.397666666666667" calcext:value-type="float">
            <text:p>3.977E-01</text:p>
          </table:table-cell>
          <table:table-cell office:value-type="float" office:value="1.379" calcext:value-type="float">
            <text:p>1.379E+00</text:p>
          </table:table-cell>
          <table:table-cell office:value-type="float" office:value="0.738" calcext:value-type="float">
            <text:p>7.380E-01</text:p>
          </table:table-cell>
          <table:table-cell office:value-type="float" office:value="0.924" calcext:value-type="float">
            <text:p>9.240E-01</text:p>
          </table:table-cell>
          <table:table-cell table:formula="of:=AVERAGE([.S96:.U96])" office:value-type="float" office:value="1.01366666666667" calcext:value-type="float">
            <text:p>1.014E+00</text:p>
          </table:table-cell>
          <table:table-cell office:value-type="float" office:value="0.941" calcext:value-type="float">
            <text:p>9.410E-01</text:p>
          </table:table-cell>
          <table:table-cell office:value-type="float" office:value="0.818" calcext:value-type="float">
            <text:p>8.180E-01</text:p>
          </table:table-cell>
          <table:table-cell office:value-type="float" office:value="0.884" calcext:value-type="float">
            <text:p>8.840E-01</text:p>
          </table:table-cell>
          <table:table-cell table:formula="of:=AVERAGE([.W96:.Y96])" office:value-type="float" office:value="0.881" calcext:value-type="float">
            <text:p>8.810E-01</text:p>
          </table:table-cell>
          <table:table-cell office:value-type="float" office:value="0.734" calcext:value-type="float">
            <text:p>7.340E-01</text:p>
          </table:table-cell>
          <table:table-cell office:value-type="float" office:value="0.701" calcext:value-type="float">
            <text:p>7.010E-01</text:p>
          </table:table-cell>
          <table:table-cell office:value-type="float" office:value="0.922" calcext:value-type="float">
            <text:p>9.220E-01</text:p>
          </table:table-cell>
          <table:table-cell table:formula="of:=AVERAGE([.AA96:.AC96])" office:value-type="float" office:value="0.785666666666667" calcext:value-type="float">
            <text:p>7.857E-01</text:p>
          </table:table-cell>
          <table:table-cell office:value-type="float" office:value="0.842" calcext:value-type="float">
            <text:p>8.420E-01</text:p>
          </table:table-cell>
          <table:table-cell office:value-type="float" office:value="0.249" calcext:value-type="float">
            <text:p>2.490E-01</text:p>
          </table:table-cell>
          <table:table-cell table:formula="of:=AVERAGE([.AE96:.AF96])" office:value-type="float" office:value="0.5455" calcext:value-type="float">
            <text:p>5.455E-01</text:p>
          </table:table-cell>
          <table:table-cell office:value-type="float" office:value="0.245" calcext:value-type="float">
            <text:p>2.450E-01</text:p>
          </table:table-cell>
          <table:table-cell office:value-type="float" office:value="0" calcext:value-type="float">
            <text:p>0.000E+00</text:p>
          </table:table-cell>
          <table:table-cell office:value-type="float" office:value="0.623" calcext:value-type="float">
            <text:p>6.230E-01</text:p>
          </table:table-cell>
          <table:table-cell table:formula="of:=AVERAGE([.AH96:.AJ96])" office:value-type="float" office:value="0.289333333333333" calcext:value-type="float">
            <text:p>2.893E-01</text:p>
          </table:table-cell>
          <table:table-cell office:value-type="float" office:value="0.827" calcext:value-type="float">
            <text:p>8.270E-01</text:p>
          </table:table-cell>
          <table:table-cell office:value-type="float" office:value="0.205" calcext:value-type="float">
            <text:p>2.050E-01</text:p>
          </table:table-cell>
          <table:table-cell office:value-type="float" office:value="0.508" calcext:value-type="float">
            <text:p>5.080E-01</text:p>
          </table:table-cell>
          <table:table-cell table:formula="of:=AVERAGE([.AL96:.AN96])" office:value-type="float" office:value="0.513333333333333" calcext:value-type="float">
            <text:p>5.133E-01</text:p>
          </table:table-cell>
          <table:table-cell office:value-type="float" office:value="2.586" calcext:value-type="float">
            <text:p>2.586E+00</text:p>
          </table:table-cell>
          <table:table-cell office:value-type="float" office:value="0.857" calcext:value-type="float">
            <text:p>8.570E-01</text:p>
          </table:table-cell>
          <table:table-cell office:value-type="float" office:value="2.117" calcext:value-type="float">
            <text:p>2.117E+00</text:p>
          </table:table-cell>
          <table:table-cell table:formula="of:=AVERAGE([.AP96:.AR96])" office:value-type="float" office:value="1.85333333333333" calcext:value-type="float">
            <text:p>1.853E+00</text:p>
          </table:table-cell>
          <table:table-cell office:value-type="float" office:value="4.448" calcext:value-type="float">
            <text:p>4.448E+00</text:p>
          </table:table-cell>
          <table:table-cell office:value-type="float" office:value="4.6" calcext:value-type="float">
            <text:p>4.600E+00</text:p>
          </table:table-cell>
          <table:table-cell office:value-type="float" office:value="3.292" calcext:value-type="float">
            <text:p>3.292E+00</text:p>
          </table:table-cell>
          <table:table-cell table:formula="of:=AVERAGE([.AT96:.AV96])" office:value-type="float" office:value="4.11333333333333" calcext:value-type="float">
            <text:p>4.113E+00</text:p>
          </table:table-cell>
          <table:table-cell office:value-type="float" office:value="3.078" calcext:value-type="float">
            <text:p>3.078E+00</text:p>
          </table:table-cell>
          <table:table-cell office:value-type="float" office:value="2.691" calcext:value-type="float">
            <text:p>2.691E+00</text:p>
          </table:table-cell>
          <table:table-cell office:value-type="float" office:value="0.411" calcext:value-type="float">
            <text:p>4.110E-01</text:p>
          </table:table-cell>
          <table:table-cell table:formula="of:=AVERAGE([.AX96:.AZ96])" office:value-type="float" office:value="2.06" calcext:value-type="float">
            <text:p>2.060E+00</text:p>
          </table:table-cell>
          <table:table-cell office:value-type="float" office:value="0.979" calcext:value-type="float">
            <text:p>9.790E-01</text:p>
          </table:table-cell>
          <table:table-cell office:value-type="float" office:value="0.356" calcext:value-type="float">
            <text:p>3.560E-01</text:p>
          </table:table-cell>
          <table:table-cell office:value-type="float" office:value="1.148" calcext:value-type="float">
            <text:p>1.148E+00</text:p>
          </table:table-cell>
          <table:table-cell table:formula="of:=AVERAGE([.BB96:.BD96])" office:value-type="float" office:value="0.827666666666667" calcext:value-type="float">
            <text:p>8.277E-01</text:p>
          </table:table-cell>
          <table:table-cell office:value-type="float" office:value="2.785" calcext:value-type="float">
            <text:p>2.785E+00</text:p>
          </table:table-cell>
          <table:table-cell office:value-type="float" office:value="0.487" calcext:value-type="float">
            <text:p>4.870E-01</text:p>
          </table:table-cell>
          <table:table-cell office:value-type="float" office:value="2.916" calcext:value-type="float">
            <text:p>2.916E+00</text:p>
          </table:table-cell>
          <table:table-cell table:formula="of:=AVERAGE([.BF96:.BH96])" office:value-type="float" office:value="2.06266666666667" calcext:value-type="float">
            <text:p>2.063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29780</text:p>
          </table:table-cell>
          <table:table-cell office:value-type="float" office:value="1.91" calcext:value-type="float">
            <text:p>1.910E+00</text:p>
          </table:table-cell>
          <table:table-cell office:value-type="float" office:value="1.507" calcext:value-type="float">
            <text:p>1.507E+00</text:p>
          </table:table-cell>
          <table:table-cell office:value-type="float" office:value="2.27" calcext:value-type="float">
            <text:p>2.270E+00</text:p>
          </table:table-cell>
          <table:table-cell table:formula="of:=AVERAGE([.C97:.E97])" office:value-type="float" office:value="1.89566666666667" calcext:value-type="float">
            <text:p>1.896E+00</text:p>
          </table:table-cell>
          <table:table-cell office:value-type="float" office:value="2.306" calcext:value-type="float">
            <text:p>2.306E+00</text:p>
          </table:table-cell>
          <table:table-cell office:value-type="float" office:value="2.399" calcext:value-type="float">
            <text:p>2.399E+00</text:p>
          </table:table-cell>
          <table:table-cell office:value-type="float" office:value="3.43" calcext:value-type="float">
            <text:p>3.430E+00</text:p>
          </table:table-cell>
          <table:table-cell table:formula="of:=AVERAGE([.G97:.I97])" office:value-type="float" office:value="2.71166666666667" calcext:value-type="float">
            <text:p>2.712E+00</text:p>
          </table:table-cell>
          <table:table-cell office:value-type="float" office:value="2.82" calcext:value-type="float">
            <text:p>2.820E+00</text:p>
          </table:table-cell>
          <table:table-cell office:value-type="float" office:value="2.91" calcext:value-type="float">
            <text:p>2.910E+00</text:p>
          </table:table-cell>
          <table:table-cell office:value-type="float" office:value="2.413" calcext:value-type="float">
            <text:p>2.413E+00</text:p>
          </table:table-cell>
          <table:table-cell table:formula="of:=AVERAGE([.K97:.M97])" office:value-type="float" office:value="2.71433333333333" calcext:value-type="float">
            <text:p>2.714E+00</text:p>
          </table:table-cell>
          <table:table-cell office:value-type="float" office:value="4.06" calcext:value-type="float">
            <text:p>4.060E+00</text:p>
          </table:table-cell>
          <table:table-cell office:value-type="float" office:value="6.206" calcext:value-type="float">
            <text:p>6.206E+00</text:p>
          </table:table-cell>
          <table:table-cell office:value-type="float" office:value="5.877" calcext:value-type="float">
            <text:p>5.877E+00</text:p>
          </table:table-cell>
          <table:table-cell table:formula="of:=AVERAGE([.O97:.Q97])" office:value-type="float" office:value="5.381" calcext:value-type="float">
            <text:p>5.381E+00</text:p>
          </table:table-cell>
          <table:table-cell office:value-type="float" office:value="3.588" calcext:value-type="float">
            <text:p>3.588E+00</text:p>
          </table:table-cell>
          <table:table-cell office:value-type="float" office:value="2.925" calcext:value-type="float">
            <text:p>2.925E+00</text:p>
          </table:table-cell>
          <table:table-cell office:value-type="float" office:value="2.053" calcext:value-type="float">
            <text:p>2.053E+00</text:p>
          </table:table-cell>
          <table:table-cell table:formula="of:=AVERAGE([.S97:.U97])" office:value-type="float" office:value="2.85533333333333" calcext:value-type="float">
            <text:p>2.855E+00</text:p>
          </table:table-cell>
          <table:table-cell office:value-type="float" office:value="2.222" calcext:value-type="float">
            <text:p>2.222E+00</text:p>
          </table:table-cell>
          <table:table-cell office:value-type="float" office:value="1.878" calcext:value-type="float">
            <text:p>1.878E+00</text:p>
          </table:table-cell>
          <table:table-cell office:value-type="float" office:value="2.428" calcext:value-type="float">
            <text:p>2.428E+00</text:p>
          </table:table-cell>
          <table:table-cell table:formula="of:=AVERAGE([.W97:.Y97])" office:value-type="float" office:value="2.176" calcext:value-type="float">
            <text:p>2.176E+00</text:p>
          </table:table-cell>
          <table:table-cell office:value-type="float" office:value="1.696" calcext:value-type="float">
            <text:p>1.696E+00</text:p>
          </table:table-cell>
          <table:table-cell office:value-type="float" office:value="2.135" calcext:value-type="float">
            <text:p>2.135E+00</text:p>
          </table:table-cell>
          <table:table-cell office:value-type="float" office:value="2.993" calcext:value-type="float">
            <text:p>2.993E+00</text:p>
          </table:table-cell>
          <table:table-cell table:formula="of:=AVERAGE([.AA97:.AC97])" office:value-type="float" office:value="2.27466666666667" calcext:value-type="float">
            <text:p>2.275E+00</text:p>
          </table:table-cell>
          <table:table-cell office:value-type="float" office:value="3.391" calcext:value-type="float">
            <text:p>3.391E+00</text:p>
          </table:table-cell>
          <table:table-cell office:value-type="float" office:value="1.568" calcext:value-type="float">
            <text:p>1.568E+00</text:p>
          </table:table-cell>
          <table:table-cell table:formula="of:=AVERAGE([.AE97:.AF97])" office:value-type="float" office:value="2.4795" calcext:value-type="float">
            <text:p>2.480E+00</text:p>
          </table:table-cell>
          <table:table-cell office:value-type="float" office:value="2.426" calcext:value-type="float">
            <text:p>2.426E+00</text:p>
          </table:table-cell>
          <table:table-cell office:value-type="float" office:value="1.827" calcext:value-type="float">
            <text:p>1.827E+00</text:p>
          </table:table-cell>
          <table:table-cell office:value-type="float" office:value="2.341" calcext:value-type="float">
            <text:p>2.341E+00</text:p>
          </table:table-cell>
          <table:table-cell table:formula="of:=AVERAGE([.AH97:.AJ97])" office:value-type="float" office:value="2.198" calcext:value-type="float">
            <text:p>2.198E+00</text:p>
          </table:table-cell>
          <table:table-cell office:value-type="float" office:value="1.697" calcext:value-type="float">
            <text:p>1.697E+00</text:p>
          </table:table-cell>
          <table:table-cell office:value-type="float" office:value="7.203" calcext:value-type="float">
            <text:p>7.203E+00</text:p>
          </table:table-cell>
          <table:table-cell office:value-type="float" office:value="7.362" calcext:value-type="float">
            <text:p>7.362E+00</text:p>
          </table:table-cell>
          <table:table-cell table:formula="of:=AVERAGE([.AL97:.AN97])" office:value-type="float" office:value="5.42066666666667" calcext:value-type="float">
            <text:p>5.421E+00</text:p>
          </table:table-cell>
          <table:table-cell office:value-type="float" office:value="1.858" calcext:value-type="float">
            <text:p>1.858E+00</text:p>
          </table:table-cell>
          <table:table-cell office:value-type="float" office:value="1.666" calcext:value-type="float">
            <text:p>1.666E+00</text:p>
          </table:table-cell>
          <table:table-cell office:value-type="float" office:value="2.677" calcext:value-type="float">
            <text:p>2.677E+00</text:p>
          </table:table-cell>
          <table:table-cell table:formula="of:=AVERAGE([.AP97:.AR97])" office:value-type="float" office:value="2.067" calcext:value-type="float">
            <text:p>2.067E+00</text:p>
          </table:table-cell>
          <table:table-cell office:value-type="float" office:value="2.286" calcext:value-type="float">
            <text:p>2.286E+00</text:p>
          </table:table-cell>
          <table:table-cell office:value-type="float" office:value="2.729" calcext:value-type="float">
            <text:p>2.729E+00</text:p>
          </table:table-cell>
          <table:table-cell office:value-type="float" office:value="1.596" calcext:value-type="float">
            <text:p>1.596E+00</text:p>
          </table:table-cell>
          <table:table-cell table:formula="of:=AVERAGE([.AT97:.AV97])" office:value-type="float" office:value="2.20366666666667" calcext:value-type="float">
            <text:p>2.204E+00</text:p>
          </table:table-cell>
          <table:table-cell office:value-type="float" office:value="1.518" calcext:value-type="float">
            <text:p>1.518E+00</text:p>
          </table:table-cell>
          <table:table-cell office:value-type="float" office:value="1.481" calcext:value-type="float">
            <text:p>1.481E+00</text:p>
          </table:table-cell>
          <table:table-cell office:value-type="float" office:value="1.773" calcext:value-type="float">
            <text:p>1.773E+00</text:p>
          </table:table-cell>
          <table:table-cell table:formula="of:=AVERAGE([.AX97:.AZ97])" office:value-type="float" office:value="1.59066666666667" calcext:value-type="float">
            <text:p>1.591E+00</text:p>
          </table:table-cell>
          <table:table-cell office:value-type="float" office:value="4.566" calcext:value-type="float">
            <text:p>4.566E+00</text:p>
          </table:table-cell>
          <table:table-cell office:value-type="float" office:value="4.761" calcext:value-type="float">
            <text:p>4.761E+00</text:p>
          </table:table-cell>
          <table:table-cell office:value-type="float" office:value="5.281" calcext:value-type="float">
            <text:p>5.281E+00</text:p>
          </table:table-cell>
          <table:table-cell table:formula="of:=AVERAGE([.BB97:.BD97])" office:value-type="float" office:value="4.86933333333333" calcext:value-type="float">
            <text:p>4.869E+00</text:p>
          </table:table-cell>
          <table:table-cell office:value-type="float" office:value="4.49" calcext:value-type="float">
            <text:p>4.490E+00</text:p>
          </table:table-cell>
          <table:table-cell office:value-type="float" office:value="5.433" calcext:value-type="float">
            <text:p>5.433E+00</text:p>
          </table:table-cell>
          <table:table-cell office:value-type="float" office:value="3.653" calcext:value-type="float">
            <text:p>3.653E+00</text:p>
          </table:table-cell>
          <table:table-cell table:formula="of:=AVERAGE([.BF97:.BH97])" office:value-type="float" office:value="4.52533333333333" calcext:value-type="float">
            <text:p>4.525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30280</text:p>
          </table:table-cell>
          <table:table-cell office:value-type="string" calcext:value-type="string">
            <text:p>XTH18</text:p>
          </table:table-cell>
          <table:table-cell office:value-type="float" office:value="32.54" calcext:value-type="float">
            <text:p>3.254E+01</text:p>
          </table:table-cell>
          <table:table-cell office:value-type="float" office:value="39.594" calcext:value-type="float">
            <text:p>3.959E+01</text:p>
          </table:table-cell>
          <table:table-cell office:value-type="float" office:value="69.131" calcext:value-type="float">
            <text:p>6.913E+01</text:p>
          </table:table-cell>
          <table:table-cell table:formula="of:=AVERAGE([.C98:.E98])" office:value-type="float" office:value="47.0883333333333" calcext:value-type="float">
            <text:p>4.709E+01</text:p>
          </table:table-cell>
          <table:table-cell office:value-type="float" office:value="42.293" calcext:value-type="float">
            <text:p>4.229E+01</text:p>
          </table:table-cell>
          <table:table-cell office:value-type="float" office:value="76.21" calcext:value-type="float">
            <text:p>7.621E+01</text:p>
          </table:table-cell>
          <table:table-cell office:value-type="float" office:value="48.994" calcext:value-type="float">
            <text:p>4.899E+01</text:p>
          </table:table-cell>
          <table:table-cell table:formula="of:=AVERAGE([.G98:.I98])" office:value-type="float" office:value="55.8323333333333" calcext:value-type="float">
            <text:p>5.583E+01</text:p>
          </table:table-cell>
          <table:table-cell office:value-type="float" office:value="50.998" calcext:value-type="float">
            <text:p>5.100E+01</text:p>
          </table:table-cell>
          <table:table-cell office:value-type="float" office:value="53.205" calcext:value-type="float">
            <text:p>5.321E+01</text:p>
          </table:table-cell>
          <table:table-cell office:value-type="float" office:value="28.835" calcext:value-type="float">
            <text:p>2.884E+01</text:p>
          </table:table-cell>
          <table:table-cell table:formula="of:=AVERAGE([.K98:.M98])" office:value-type="float" office:value="44.346" calcext:value-type="float">
            <text:p>4.435E+01</text:p>
          </table:table-cell>
          <table:table-cell office:value-type="float" office:value="24.036" calcext:value-type="float">
            <text:p>2.404E+01</text:p>
          </table:table-cell>
          <table:table-cell office:value-type="float" office:value="31.165" calcext:value-type="float">
            <text:p>3.117E+01</text:p>
          </table:table-cell>
          <table:table-cell office:value-type="float" office:value="38.702" calcext:value-type="float">
            <text:p>3.870E+01</text:p>
          </table:table-cell>
          <table:table-cell table:formula="of:=AVERAGE([.O98:.Q98])" office:value-type="float" office:value="31.301" calcext:value-type="float">
            <text:p>3.130E+01</text:p>
          </table:table-cell>
          <table:table-cell office:value-type="float" office:value="24.893" calcext:value-type="float">
            <text:p>2.489E+01</text:p>
          </table:table-cell>
          <table:table-cell office:value-type="float" office:value="23.173" calcext:value-type="float">
            <text:p>2.317E+01</text:p>
          </table:table-cell>
          <table:table-cell office:value-type="float" office:value="21.786" calcext:value-type="float">
            <text:p>2.179E+01</text:p>
          </table:table-cell>
          <table:table-cell table:formula="of:=AVERAGE([.S98:.U98])" office:value-type="float" office:value="23.284" calcext:value-type="float">
            <text:p>2.328E+01</text:p>
          </table:table-cell>
          <table:table-cell office:value-type="float" office:value="32.506" calcext:value-type="float">
            <text:p>3.251E+01</text:p>
          </table:table-cell>
          <table:table-cell office:value-type="float" office:value="21.073" calcext:value-type="float">
            <text:p>2.107E+01</text:p>
          </table:table-cell>
          <table:table-cell office:value-type="float" office:value="34.844" calcext:value-type="float">
            <text:p>3.484E+01</text:p>
          </table:table-cell>
          <table:table-cell table:formula="of:=AVERAGE([.W98:.Y98])" office:value-type="float" office:value="29.4743333333333" calcext:value-type="float">
            <text:p>2.947E+01</text:p>
          </table:table-cell>
          <table:table-cell office:value-type="float" office:value="67.731" calcext:value-type="float">
            <text:p>6.773E+01</text:p>
          </table:table-cell>
          <table:table-cell office:value-type="float" office:value="40.66" calcext:value-type="float">
            <text:p>4.066E+01</text:p>
          </table:table-cell>
          <table:table-cell office:value-type="float" office:value="47.805" calcext:value-type="float">
            <text:p>4.781E+01</text:p>
          </table:table-cell>
          <table:table-cell table:formula="of:=AVERAGE([.AA98:.AC98])" office:value-type="float" office:value="52.0653333333333" calcext:value-type="float">
            <text:p>5.207E+01</text:p>
          </table:table-cell>
          <table:table-cell office:value-type="float" office:value="33.958" calcext:value-type="float">
            <text:p>3.396E+01</text:p>
          </table:table-cell>
          <table:table-cell office:value-type="float" office:value="25.569" calcext:value-type="float">
            <text:p>2.557E+01</text:p>
          </table:table-cell>
          <table:table-cell table:formula="of:=AVERAGE([.AE98:.AF98])" office:value-type="float" office:value="29.7635" calcext:value-type="float">
            <text:p>2.976E+01</text:p>
          </table:table-cell>
          <table:table-cell office:value-type="float" office:value="133.949" calcext:value-type="float">
            <text:p>1.339E+02</text:p>
          </table:table-cell>
          <table:table-cell office:value-type="float" office:value="24.216" calcext:value-type="float">
            <text:p>2.422E+01</text:p>
          </table:table-cell>
          <table:table-cell office:value-type="float" office:value="48.808" calcext:value-type="float">
            <text:p>4.881E+01</text:p>
          </table:table-cell>
          <table:table-cell table:formula="of:=AVERAGE([.AH98:.AJ98])" office:value-type="float" office:value="68.991" calcext:value-type="float">
            <text:p>6.899E+01</text:p>
          </table:table-cell>
          <table:table-cell office:value-type="float" office:value="26.832" calcext:value-type="float">
            <text:p>2.683E+01</text:p>
          </table:table-cell>
          <table:table-cell office:value-type="float" office:value="47.037" calcext:value-type="float">
            <text:p>4.704E+01</text:p>
          </table:table-cell>
          <table:table-cell office:value-type="float" office:value="70.825" calcext:value-type="float">
            <text:p>7.083E+01</text:p>
          </table:table-cell>
          <table:table-cell table:formula="of:=AVERAGE([.AL98:.AN98])" office:value-type="float" office:value="48.2313333333333" calcext:value-type="float">
            <text:p>4.823E+01</text:p>
          </table:table-cell>
          <table:table-cell office:value-type="float" office:value="21.092" calcext:value-type="float">
            <text:p>2.109E+01</text:p>
          </table:table-cell>
          <table:table-cell office:value-type="float" office:value="21.623" calcext:value-type="float">
            <text:p>2.162E+01</text:p>
          </table:table-cell>
          <table:table-cell office:value-type="float" office:value="40.954" calcext:value-type="float">
            <text:p>4.095E+01</text:p>
          </table:table-cell>
          <table:table-cell table:formula="of:=AVERAGE([.AP98:.AR98])" office:value-type="float" office:value="27.8896666666667" calcext:value-type="float">
            <text:p>2.789E+01</text:p>
          </table:table-cell>
          <table:table-cell office:value-type="float" office:value="19.691" calcext:value-type="float">
            <text:p>1.969E+01</text:p>
          </table:table-cell>
          <table:table-cell office:value-type="float" office:value="17.582" calcext:value-type="float">
            <text:p>1.758E+01</text:p>
          </table:table-cell>
          <table:table-cell office:value-type="float" office:value="19.064" calcext:value-type="float">
            <text:p>1.906E+01</text:p>
          </table:table-cell>
          <table:table-cell table:formula="of:=AVERAGE([.AT98:.AV98])" office:value-type="float" office:value="18.779" calcext:value-type="float">
            <text:p>1.878E+01</text:p>
          </table:table-cell>
          <table:table-cell office:value-type="float" office:value="16.595" calcext:value-type="float">
            <text:p>1.660E+01</text:p>
          </table:table-cell>
          <table:table-cell office:value-type="float" office:value="23.336" calcext:value-type="float">
            <text:p>2.334E+01</text:p>
          </table:table-cell>
          <table:table-cell office:value-type="float" office:value="23.241" calcext:value-type="float">
            <text:p>2.324E+01</text:p>
          </table:table-cell>
          <table:table-cell table:formula="of:=AVERAGE([.AX98:.AZ98])" office:value-type="float" office:value="21.0573333333333" calcext:value-type="float">
            <text:p>2.106E+01</text:p>
          </table:table-cell>
          <table:table-cell office:value-type="float" office:value="57.821" calcext:value-type="float">
            <text:p>5.782E+01</text:p>
          </table:table-cell>
          <table:table-cell office:value-type="float" office:value="47.265" calcext:value-type="float">
            <text:p>4.727E+01</text:p>
          </table:table-cell>
          <table:table-cell office:value-type="float" office:value="92.342" calcext:value-type="float">
            <text:p>9.234E+01</text:p>
          </table:table-cell>
          <table:table-cell table:formula="of:=AVERAGE([.BB98:.BD98])" office:value-type="float" office:value="65.8093333333333" calcext:value-type="float">
            <text:p>6.581E+01</text:p>
          </table:table-cell>
          <table:table-cell office:value-type="float" office:value="90.356" calcext:value-type="float">
            <text:p>9.036E+01</text:p>
          </table:table-cell>
          <table:table-cell office:value-type="float" office:value="84.857" calcext:value-type="float">
            <text:p>8.486E+01</text:p>
          </table:table-cell>
          <table:table-cell office:value-type="float" office:value="59.257" calcext:value-type="float">
            <text:p>5.926E+01</text:p>
          </table:table-cell>
          <table:table-cell table:formula="of:=AVERAGE([.BF98:.BH98])" office:value-type="float" office:value="78.1566666666667" calcext:value-type="float">
            <text:p>7.816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31800</text:p>
          </table:table-cell>
          <table:table-cell office:value-type="string" calcext:value-type="string">
            <text:p>WRKY18</text:p>
          </table:table-cell>
          <table:table-cell office:value-type="float" office:value="6.563" calcext:value-type="float">
            <text:p>6.563E+00</text:p>
          </table:table-cell>
          <table:table-cell office:value-type="float" office:value="5.077" calcext:value-type="float">
            <text:p>5.077E+00</text:p>
          </table:table-cell>
          <table:table-cell office:value-type="float" office:value="6.232" calcext:value-type="float">
            <text:p>6.232E+00</text:p>
          </table:table-cell>
          <table:table-cell table:formula="of:=AVERAGE([.C99:.E99])" office:value-type="float" office:value="5.95733333333333" calcext:value-type="float">
            <text:p>5.957E+00</text:p>
          </table:table-cell>
          <table:table-cell office:value-type="float" office:value="8.305" calcext:value-type="float">
            <text:p>8.305E+00</text:p>
          </table:table-cell>
          <table:table-cell office:value-type="float" office:value="9.85" calcext:value-type="float">
            <text:p>9.850E+00</text:p>
          </table:table-cell>
          <table:table-cell office:value-type="float" office:value="17.409" calcext:value-type="float">
            <text:p>1.741E+01</text:p>
          </table:table-cell>
          <table:table-cell table:formula="of:=AVERAGE([.G99:.I99])" office:value-type="float" office:value="11.8546666666667" calcext:value-type="float">
            <text:p>1.185E+01</text:p>
          </table:table-cell>
          <table:table-cell office:value-type="float" office:value="6.205" calcext:value-type="float">
            <text:p>6.205E+00</text:p>
          </table:table-cell>
          <table:table-cell office:value-type="float" office:value="9.81" calcext:value-type="float">
            <text:p>9.810E+00</text:p>
          </table:table-cell>
          <table:table-cell office:value-type="float" office:value="7.621" calcext:value-type="float">
            <text:p>7.621E+00</text:p>
          </table:table-cell>
          <table:table-cell table:formula="of:=AVERAGE([.K99:.M99])" office:value-type="float" office:value="7.87866666666667" calcext:value-type="float">
            <text:p>7.879E+00</text:p>
          </table:table-cell>
          <table:table-cell office:value-type="float" office:value="6.243" calcext:value-type="float">
            <text:p>6.243E+00</text:p>
          </table:table-cell>
          <table:table-cell office:value-type="float" office:value="10.54" calcext:value-type="float">
            <text:p>1.054E+01</text:p>
          </table:table-cell>
          <table:table-cell office:value-type="float" office:value="11.121" calcext:value-type="float">
            <text:p>1.112E+01</text:p>
          </table:table-cell>
          <table:table-cell table:formula="of:=AVERAGE([.O99:.Q99])" office:value-type="float" office:value="9.30133333333333" calcext:value-type="float">
            <text:p>9.301E+00</text:p>
          </table:table-cell>
          <table:table-cell office:value-type="float" office:value="5.278" calcext:value-type="float">
            <text:p>5.278E+00</text:p>
          </table:table-cell>
          <table:table-cell office:value-type="float" office:value="5.02" calcext:value-type="float">
            <text:p>5.020E+00</text:p>
          </table:table-cell>
          <table:table-cell office:value-type="float" office:value="4.08" calcext:value-type="float">
            <text:p>4.080E+00</text:p>
          </table:table-cell>
          <table:table-cell table:formula="of:=AVERAGE([.S99:.U99])" office:value-type="float" office:value="4.79266666666667" calcext:value-type="float">
            <text:p>4.793E+00</text:p>
          </table:table-cell>
          <table:table-cell office:value-type="float" office:value="2.003" calcext:value-type="float">
            <text:p>2.003E+00</text:p>
          </table:table-cell>
          <table:table-cell office:value-type="float" office:value="2.435" calcext:value-type="float">
            <text:p>2.435E+00</text:p>
          </table:table-cell>
          <table:table-cell office:value-type="float" office:value="2.181" calcext:value-type="float">
            <text:p>2.181E+00</text:p>
          </table:table-cell>
          <table:table-cell table:formula="of:=AVERAGE([.W99:.Y99])" office:value-type="float" office:value="2.20633333333333" calcext:value-type="float">
            <text:p>2.206E+00</text:p>
          </table:table-cell>
          <table:table-cell office:value-type="float" office:value="10.374" calcext:value-type="float">
            <text:p>1.037E+01</text:p>
          </table:table-cell>
          <table:table-cell office:value-type="float" office:value="10.257" calcext:value-type="float">
            <text:p>1.026E+01</text:p>
          </table:table-cell>
          <table:table-cell office:value-type="float" office:value="12.768" calcext:value-type="float">
            <text:p>1.277E+01</text:p>
          </table:table-cell>
          <table:table-cell table:formula="of:=AVERAGE([.AA99:.AC99])" office:value-type="float" office:value="11.133" calcext:value-type="float">
            <text:p>1.113E+01</text:p>
          </table:table-cell>
          <table:table-cell office:value-type="float" office:value="20.152" calcext:value-type="float">
            <text:p>2.015E+01</text:p>
          </table:table-cell>
          <table:table-cell office:value-type="float" office:value="14.082" calcext:value-type="float">
            <text:p>1.408E+01</text:p>
          </table:table-cell>
          <table:table-cell table:formula="of:=AVERAGE([.AE99:.AF99])" office:value-type="float" office:value="17.117" calcext:value-type="float">
            <text:p>1.712E+01</text:p>
          </table:table-cell>
          <table:table-cell office:value-type="float" office:value="11.744" calcext:value-type="float">
            <text:p>1.174E+01</text:p>
          </table:table-cell>
          <table:table-cell office:value-type="float" office:value="17.534" calcext:value-type="float">
            <text:p>1.753E+01</text:p>
          </table:table-cell>
          <table:table-cell office:value-type="float" office:value="10.784" calcext:value-type="float">
            <text:p>1.078E+01</text:p>
          </table:table-cell>
          <table:table-cell table:formula="of:=AVERAGE([.AH99:.AJ99])" office:value-type="float" office:value="13.354" calcext:value-type="float">
            <text:p>1.335E+01</text:p>
          </table:table-cell>
          <table:table-cell office:value-type="float" office:value="5.004" calcext:value-type="float">
            <text:p>5.004E+00</text:p>
          </table:table-cell>
          <table:table-cell office:value-type="float" office:value="8.649" calcext:value-type="float">
            <text:p>8.649E+00</text:p>
          </table:table-cell>
          <table:table-cell office:value-type="float" office:value="11.33" calcext:value-type="float">
            <text:p>1.133E+01</text:p>
          </table:table-cell>
          <table:table-cell table:formula="of:=AVERAGE([.AL99:.AN99])" office:value-type="float" office:value="8.32766666666667" calcext:value-type="float">
            <text:p>8.328E+00</text:p>
          </table:table-cell>
          <table:table-cell office:value-type="float" office:value="6.688" calcext:value-type="float">
            <text:p>6.688E+00</text:p>
          </table:table-cell>
          <table:table-cell office:value-type="float" office:value="2.914" calcext:value-type="float">
            <text:p>2.914E+00</text:p>
          </table:table-cell>
          <table:table-cell office:value-type="float" office:value="12.131" calcext:value-type="float">
            <text:p>1.213E+01</text:p>
          </table:table-cell>
          <table:table-cell table:formula="of:=AVERAGE([.AP99:.AR99])" office:value-type="float" office:value="7.24433333333333" calcext:value-type="float">
            <text:p>7.244E+00</text:p>
          </table:table-cell>
          <table:table-cell office:value-type="float" office:value="5.585" calcext:value-type="float">
            <text:p>5.585E+00</text:p>
          </table:table-cell>
          <table:table-cell office:value-type="float" office:value="5.787" calcext:value-type="float">
            <text:p>5.787E+00</text:p>
          </table:table-cell>
          <table:table-cell office:value-type="float" office:value="3.932" calcext:value-type="float">
            <text:p>3.932E+00</text:p>
          </table:table-cell>
          <table:table-cell table:formula="of:=AVERAGE([.AT99:.AV99])" office:value-type="float" office:value="5.10133333333333" calcext:value-type="float">
            <text:p>5.101E+00</text:p>
          </table:table-cell>
          <table:table-cell office:value-type="float" office:value="5.318" calcext:value-type="float">
            <text:p>5.318E+00</text:p>
          </table:table-cell>
          <table:table-cell office:value-type="float" office:value="5.18" calcext:value-type="float">
            <text:p>5.180E+00</text:p>
          </table:table-cell>
          <table:table-cell office:value-type="float" office:value="3.663" calcext:value-type="float">
            <text:p>3.663E+00</text:p>
          </table:table-cell>
          <table:table-cell table:formula="of:=AVERAGE([.AX99:.AZ99])" office:value-type="float" office:value="4.72033333333333" calcext:value-type="float">
            <text:p>4.720E+00</text:p>
          </table:table-cell>
          <table:table-cell office:value-type="float" office:value="46.012" calcext:value-type="float">
            <text:p>4.601E+01</text:p>
          </table:table-cell>
          <table:table-cell office:value-type="float" office:value="49.586" calcext:value-type="float">
            <text:p>4.959E+01</text:p>
          </table:table-cell>
          <table:table-cell office:value-type="float" office:value="55.835" calcext:value-type="float">
            <text:p>5.584E+01</text:p>
          </table:table-cell>
          <table:table-cell table:formula="of:=AVERAGE([.BB99:.BD99])" office:value-type="float" office:value="50.4776666666667" calcext:value-type="float">
            <text:p>5.048E+01</text:p>
          </table:table-cell>
          <table:table-cell office:value-type="float" office:value="20.227" calcext:value-type="float">
            <text:p>2.023E+01</text:p>
          </table:table-cell>
          <table:table-cell office:value-type="float" office:value="38.913" calcext:value-type="float">
            <text:p>3.891E+01</text:p>
          </table:table-cell>
          <table:table-cell office:value-type="float" office:value="23.427" calcext:value-type="float">
            <text:p>2.343E+01</text:p>
          </table:table-cell>
          <table:table-cell table:formula="of:=AVERAGE([.BF99:.BH99])" office:value-type="float" office:value="27.5223333333333" calcext:value-type="float">
            <text:p>2.752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32800</text:p>
          </table:table-cell>
          <table:table-cell office:value-type="string" calcext:value-type="string">
            <text:p>ERF043</text:p>
          </table:table-cell>
          <table:table-cell office:value-type="float" office:value="4.032" calcext:value-type="float">
            <text:p>4.032E+00</text:p>
          </table:table-cell>
          <table:table-cell office:value-type="float" office:value="3.109" calcext:value-type="float">
            <text:p>3.109E+00</text:p>
          </table:table-cell>
          <table:table-cell office:value-type="float" office:value="4.336" calcext:value-type="float">
            <text:p>4.336E+00</text:p>
          </table:table-cell>
          <table:table-cell table:formula="of:=AVERAGE([.C100:.E100])" office:value-type="float" office:value="3.82566666666667" calcext:value-type="float">
            <text:p>3.826E+00</text:p>
          </table:table-cell>
          <table:table-cell office:value-type="float" office:value="3.975" calcext:value-type="float">
            <text:p>3.975E+00</text:p>
          </table:table-cell>
          <table:table-cell office:value-type="float" office:value="5.637" calcext:value-type="float">
            <text:p>5.637E+00</text:p>
          </table:table-cell>
          <table:table-cell office:value-type="float" office:value="3.005" calcext:value-type="float">
            <text:p>3.005E+00</text:p>
          </table:table-cell>
          <table:table-cell table:formula="of:=AVERAGE([.G100:.I100])" office:value-type="float" office:value="4.20566666666667" calcext:value-type="float">
            <text:p>4.206E+00</text:p>
          </table:table-cell>
          <table:table-cell office:value-type="float" office:value="2.861" calcext:value-type="float">
            <text:p>2.861E+00</text:p>
          </table:table-cell>
          <table:table-cell office:value-type="float" office:value="4.116" calcext:value-type="float">
            <text:p>4.116E+00</text:p>
          </table:table-cell>
          <table:table-cell office:value-type="float" office:value="3.119" calcext:value-type="float">
            <text:p>3.119E+00</text:p>
          </table:table-cell>
          <table:table-cell table:formula="of:=AVERAGE([.K100:.M100])" office:value-type="float" office:value="3.36533333333333" calcext:value-type="float">
            <text:p>3.365E+00</text:p>
          </table:table-cell>
          <table:table-cell office:value-type="float" office:value="3.355" calcext:value-type="float">
            <text:p>3.355E+00</text:p>
          </table:table-cell>
          <table:table-cell office:value-type="float" office:value="3.636" calcext:value-type="float">
            <text:p>3.636E+00</text:p>
          </table:table-cell>
          <table:table-cell office:value-type="float" office:value="4.317" calcext:value-type="float">
            <text:p>4.317E+00</text:p>
          </table:table-cell>
          <table:table-cell table:formula="of:=AVERAGE([.O100:.Q100])" office:value-type="float" office:value="3.76933333333333" calcext:value-type="float">
            <text:p>3.769E+00</text:p>
          </table:table-cell>
          <table:table-cell office:value-type="float" office:value="2.962" calcext:value-type="float">
            <text:p>2.962E+00</text:p>
          </table:table-cell>
          <table:table-cell office:value-type="float" office:value="2.492" calcext:value-type="float">
            <text:p>2.492E+00</text:p>
          </table:table-cell>
          <table:table-cell office:value-type="float" office:value="1.929" calcext:value-type="float">
            <text:p>1.929E+00</text:p>
          </table:table-cell>
          <table:table-cell table:formula="of:=AVERAGE([.S100:.U100])" office:value-type="float" office:value="2.461" calcext:value-type="float">
            <text:p>2.461E+00</text:p>
          </table:table-cell>
          <table:table-cell office:value-type="float" office:value="1.723" calcext:value-type="float">
            <text:p>1.723E+00</text:p>
          </table:table-cell>
          <table:table-cell office:value-type="float" office:value="0.825" calcext:value-type="float">
            <text:p>8.250E-01</text:p>
          </table:table-cell>
          <table:table-cell office:value-type="float" office:value="1.989" calcext:value-type="float">
            <text:p>1.989E+00</text:p>
          </table:table-cell>
          <table:table-cell table:formula="of:=AVERAGE([.W100:.Y100])" office:value-type="float" office:value="1.51233333333333" calcext:value-type="float">
            <text:p>1.512E+00</text:p>
          </table:table-cell>
          <table:table-cell office:value-type="float" office:value="4.159" calcext:value-type="float">
            <text:p>4.159E+00</text:p>
          </table:table-cell>
          <table:table-cell office:value-type="float" office:value="4.345" calcext:value-type="float">
            <text:p>4.345E+00</text:p>
          </table:table-cell>
          <table:table-cell office:value-type="float" office:value="4.074" calcext:value-type="float">
            <text:p>4.074E+00</text:p>
          </table:table-cell>
          <table:table-cell table:formula="of:=AVERAGE([.AA100:.AC100])" office:value-type="float" office:value="4.19266666666667" calcext:value-type="float">
            <text:p>4.193E+00</text:p>
          </table:table-cell>
          <table:table-cell office:value-type="float" office:value="4.66" calcext:value-type="float">
            <text:p>4.660E+00</text:p>
          </table:table-cell>
          <table:table-cell office:value-type="float" office:value="3.273" calcext:value-type="float">
            <text:p>3.273E+00</text:p>
          </table:table-cell>
          <table:table-cell table:formula="of:=AVERAGE([.AE100:.AF100])" office:value-type="float" office:value="3.9665" calcext:value-type="float">
            <text:p>3.967E+00</text:p>
          </table:table-cell>
          <table:table-cell office:value-type="float" office:value="2.367" calcext:value-type="float">
            <text:p>2.367E+00</text:p>
          </table:table-cell>
          <table:table-cell office:value-type="float" office:value="1.699" calcext:value-type="float">
            <text:p>1.699E+00</text:p>
          </table:table-cell>
          <table:table-cell office:value-type="float" office:value="2.662" calcext:value-type="float">
            <text:p>2.662E+00</text:p>
          </table:table-cell>
          <table:table-cell table:formula="of:=AVERAGE([.AH100:.AJ100])" office:value-type="float" office:value="2.24266666666667" calcext:value-type="float">
            <text:p>2.243E+00</text:p>
          </table:table-cell>
          <table:table-cell office:value-type="float" office:value="3.279" calcext:value-type="float">
            <text:p>3.279E+00</text:p>
          </table:table-cell>
          <table:table-cell office:value-type="float" office:value="4.465" calcext:value-type="float">
            <text:p>4.465E+00</text:p>
          </table:table-cell>
          <table:table-cell office:value-type="float" office:value="5.245" calcext:value-type="float">
            <text:p>5.245E+00</text:p>
          </table:table-cell>
          <table:table-cell table:formula="of:=AVERAGE([.AL100:.AN100])" office:value-type="float" office:value="4.32966666666667" calcext:value-type="float">
            <text:p>4.330E+00</text:p>
          </table:table-cell>
          <table:table-cell office:value-type="float" office:value="2.581" calcext:value-type="float">
            <text:p>2.581E+00</text:p>
          </table:table-cell>
          <table:table-cell office:value-type="float" office:value="2.052" calcext:value-type="float">
            <text:p>2.052E+00</text:p>
          </table:table-cell>
          <table:table-cell office:value-type="float" office:value="2.706" calcext:value-type="float">
            <text:p>2.706E+00</text:p>
          </table:table-cell>
          <table:table-cell table:formula="of:=AVERAGE([.AP100:.AR100])" office:value-type="float" office:value="2.44633333333333" calcext:value-type="float">
            <text:p>2.446E+00</text:p>
          </table:table-cell>
          <table:table-cell office:value-type="float" office:value="2.812" calcext:value-type="float">
            <text:p>2.812E+00</text:p>
          </table:table-cell>
          <table:table-cell office:value-type="float" office:value="1.647" calcext:value-type="float">
            <text:p>1.647E+00</text:p>
          </table:table-cell>
          <table:table-cell office:value-type="float" office:value="2.206" calcext:value-type="float">
            <text:p>2.206E+00</text:p>
          </table:table-cell>
          <table:table-cell table:formula="of:=AVERAGE([.AT100:.AV100])" office:value-type="float" office:value="2.22166666666667" calcext:value-type="float">
            <text:p>2.222E+00</text:p>
          </table:table-cell>
          <table:table-cell office:value-type="float" office:value="2.062" calcext:value-type="float">
            <text:p>2.062E+00</text:p>
          </table:table-cell>
          <table:table-cell office:value-type="float" office:value="1.692" calcext:value-type="float">
            <text:p>1.692E+00</text:p>
          </table:table-cell>
          <table:table-cell office:value-type="float" office:value="2.848" calcext:value-type="float">
            <text:p>2.848E+00</text:p>
          </table:table-cell>
          <table:table-cell table:formula="of:=AVERAGE([.AX100:.AZ100])" office:value-type="float" office:value="2.20066666666667" calcext:value-type="float">
            <text:p>2.201E+00</text:p>
          </table:table-cell>
          <table:table-cell office:value-type="float" office:value="10.53" calcext:value-type="float">
            <text:p>1.053E+01</text:p>
          </table:table-cell>
          <table:table-cell office:value-type="float" office:value="7.913" calcext:value-type="float">
            <text:p>7.913E+00</text:p>
          </table:table-cell>
          <table:table-cell office:value-type="float" office:value="11.847" calcext:value-type="float">
            <text:p>1.185E+01</text:p>
          </table:table-cell>
          <table:table-cell table:formula="of:=AVERAGE([.BB100:.BD100])" office:value-type="float" office:value="10.0966666666667" calcext:value-type="float">
            <text:p>1.010E+01</text:p>
          </table:table-cell>
          <table:table-cell office:value-type="float" office:value="11.003" calcext:value-type="float">
            <text:p>1.100E+01</text:p>
          </table:table-cell>
          <table:table-cell office:value-type="float" office:value="12.739" calcext:value-type="float">
            <text:p>1.274E+01</text:p>
          </table:table-cell>
          <table:table-cell office:value-type="float" office:value="11.366" calcext:value-type="float">
            <text:p>1.137E+01</text:p>
          </table:table-cell>
          <table:table-cell table:formula="of:=AVERAGE([.BF100:.BH100])" office:value-type="float" office:value="11.7026666666667" calcext:value-type="float">
            <text:p>1.170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33720</text:p>
          </table:table-cell>
          <table:table-cell office:value-type="float" office:value="33.292" calcext:value-type="float">
            <text:p>3.329E+01</text:p>
          </table:table-cell>
          <table:table-cell office:value-type="float" office:value="51.873" calcext:value-type="float">
            <text:p>5.187E+01</text:p>
          </table:table-cell>
          <table:table-cell office:value-type="float" office:value="205.914" calcext:value-type="float">
            <text:p>2.059E+02</text:p>
          </table:table-cell>
          <table:table-cell table:formula="of:=AVERAGE([.C101:.E101])" office:value-type="float" office:value="97.0263333333333" calcext:value-type="float">
            <text:p>9.703E+01</text:p>
          </table:table-cell>
          <table:table-cell office:value-type="float" office:value="52.877" calcext:value-type="float">
            <text:p>5.288E+01</text:p>
          </table:table-cell>
          <table:table-cell office:value-type="float" office:value="17.827" calcext:value-type="float">
            <text:p>1.783E+01</text:p>
          </table:table-cell>
          <table:table-cell office:value-type="float" office:value="4.566" calcext:value-type="float">
            <text:p>4.566E+00</text:p>
          </table:table-cell>
          <table:table-cell table:formula="of:=AVERAGE([.G101:.I101])" office:value-type="float" office:value="25.09" calcext:value-type="float">
            <text:p>2.509E+01</text:p>
          </table:table-cell>
          <table:table-cell office:value-type="float" office:value="149.789" calcext:value-type="float">
            <text:p>1.498E+02</text:p>
          </table:table-cell>
          <table:table-cell office:value-type="float" office:value="72.588" calcext:value-type="float">
            <text:p>7.259E+01</text:p>
          </table:table-cell>
          <table:table-cell office:value-type="float" office:value="69.78" calcext:value-type="float">
            <text:p>6.978E+01</text:p>
          </table:table-cell>
          <table:table-cell table:formula="of:=AVERAGE([.K101:.M101])" office:value-type="float" office:value="97.3856666666667" calcext:value-type="float">
            <text:p>9.739E+01</text:p>
          </table:table-cell>
          <table:table-cell office:value-type="float" office:value="117.961" calcext:value-type="float">
            <text:p>1.180E+02</text:p>
          </table:table-cell>
          <table:table-cell office:value-type="float" office:value="65.76" calcext:value-type="float">
            <text:p>6.576E+01</text:p>
          </table:table-cell>
          <table:table-cell office:value-type="float" office:value="88.078" calcext:value-type="float">
            <text:p>8.808E+01</text:p>
          </table:table-cell>
          <table:table-cell table:formula="of:=AVERAGE([.O101:.Q101])" office:value-type="float" office:value="90.5996666666667" calcext:value-type="float">
            <text:p>9.060E+01</text:p>
          </table:table-cell>
          <table:table-cell office:value-type="float" office:value="33.299" calcext:value-type="float">
            <text:p>3.330E+01</text:p>
          </table:table-cell>
          <table:table-cell office:value-type="float" office:value="69.12" calcext:value-type="float">
            <text:p>6.912E+01</text:p>
          </table:table-cell>
          <table:table-cell office:value-type="float" office:value="96.954" calcext:value-type="float">
            <text:p>9.695E+01</text:p>
          </table:table-cell>
          <table:table-cell table:formula="of:=AVERAGE([.S101:.U101])" office:value-type="float" office:value="66.4576666666667" calcext:value-type="float">
            <text:p>6.646E+01</text:p>
          </table:table-cell>
          <table:table-cell office:value-type="float" office:value="117.583" calcext:value-type="float">
            <text:p>1.176E+02</text:p>
          </table:table-cell>
          <table:table-cell office:value-type="float" office:value="159.292" calcext:value-type="float">
            <text:p>1.593E+02</text:p>
          </table:table-cell>
          <table:table-cell office:value-type="float" office:value="28.245" calcext:value-type="float">
            <text:p>2.825E+01</text:p>
          </table:table-cell>
          <table:table-cell table:formula="of:=AVERAGE([.W101:.Y101])" office:value-type="float" office:value="101.706666666667" calcext:value-type="float">
            <text:p>1.017E+02</text:p>
          </table:table-cell>
          <table:table-cell office:value-type="float" office:value="50.281" calcext:value-type="float">
            <text:p>5.028E+01</text:p>
          </table:table-cell>
          <table:table-cell office:value-type="float" office:value="56.467" calcext:value-type="float">
            <text:p>5.647E+01</text:p>
          </table:table-cell>
          <table:table-cell office:value-type="float" office:value="92.021" calcext:value-type="float">
            <text:p>9.202E+01</text:p>
          </table:table-cell>
          <table:table-cell table:formula="of:=AVERAGE([.AA101:.AC101])" office:value-type="float" office:value="66.2563333333333" calcext:value-type="float">
            <text:p>6.626E+01</text:p>
          </table:table-cell>
          <table:table-cell office:value-type="float" office:value="27.477" calcext:value-type="float">
            <text:p>2.748E+01</text:p>
          </table:table-cell>
          <table:table-cell office:value-type="float" office:value="16.444" calcext:value-type="float">
            <text:p>1.644E+01</text:p>
          </table:table-cell>
          <table:table-cell table:formula="of:=AVERAGE([.AE101:.AF101])" office:value-type="float" office:value="21.9605" calcext:value-type="float">
            <text:p>2.196E+01</text:p>
          </table:table-cell>
          <table:table-cell office:value-type="float" office:value="44.481" calcext:value-type="float">
            <text:p>4.448E+01</text:p>
          </table:table-cell>
          <table:table-cell office:value-type="float" office:value="21.376" calcext:value-type="float">
            <text:p>2.138E+01</text:p>
          </table:table-cell>
          <table:table-cell office:value-type="float" office:value="80.096" calcext:value-type="float">
            <text:p>8.010E+01</text:p>
          </table:table-cell>
          <table:table-cell table:formula="of:=AVERAGE([.AH101:.AJ101])" office:value-type="float" office:value="48.651" calcext:value-type="float">
            <text:p>4.865E+01</text:p>
          </table:table-cell>
          <table:table-cell office:value-type="float" office:value="107.035" calcext:value-type="float">
            <text:p>1.070E+02</text:p>
          </table:table-cell>
          <table:table-cell office:value-type="float" office:value="18.687" calcext:value-type="float">
            <text:p>1.869E+01</text:p>
          </table:table-cell>
          <table:table-cell office:value-type="float" office:value="42.679" calcext:value-type="float">
            <text:p>4.268E+01</text:p>
          </table:table-cell>
          <table:table-cell table:formula="of:=AVERAGE([.AL101:.AN101])" office:value-type="float" office:value="56.1336666666667" calcext:value-type="float">
            <text:p>5.613E+01</text:p>
          </table:table-cell>
          <table:table-cell office:value-type="float" office:value="166.276" calcext:value-type="float">
            <text:p>1.663E+02</text:p>
          </table:table-cell>
          <table:table-cell office:value-type="float" office:value="217.208" calcext:value-type="float">
            <text:p>2.172E+02</text:p>
          </table:table-cell>
          <table:table-cell office:value-type="float" office:value="50.548" calcext:value-type="float">
            <text:p>5.055E+01</text:p>
          </table:table-cell>
          <table:table-cell table:formula="of:=AVERAGE([.AP101:.AR101])" office:value-type="float" office:value="144.677333333333" calcext:value-type="float">
            <text:p>1.447E+02</text:p>
          </table:table-cell>
          <table:table-cell office:value-type="float" office:value="69.058" calcext:value-type="float">
            <text:p>6.906E+01</text:p>
          </table:table-cell>
          <table:table-cell office:value-type="float" office:value="119.744" calcext:value-type="float">
            <text:p>1.197E+02</text:p>
          </table:table-cell>
          <table:table-cell office:value-type="float" office:value="121.692" calcext:value-type="float">
            <text:p>1.217E+02</text:p>
          </table:table-cell>
          <table:table-cell table:formula="of:=AVERAGE([.AT101:.AV101])" office:value-type="float" office:value="103.498" calcext:value-type="float">
            <text:p>1.035E+02</text:p>
          </table:table-cell>
          <table:table-cell office:value-type="float" office:value="6.641" calcext:value-type="float">
            <text:p>6.641E+00</text:p>
          </table:table-cell>
          <table:table-cell office:value-type="float" office:value="5.09" calcext:value-type="float">
            <text:p>5.090E+00</text:p>
          </table:table-cell>
          <table:table-cell office:value-type="float" office:value="8.309" calcext:value-type="float">
            <text:p>8.309E+00</text:p>
          </table:table-cell>
          <table:table-cell table:formula="of:=AVERAGE([.AX101:.AZ101])" office:value-type="float" office:value="6.68" calcext:value-type="float">
            <text:p>6.680E+00</text:p>
          </table:table-cell>
          <table:table-cell office:value-type="float" office:value="2.653" calcext:value-type="float">
            <text:p>2.653E+00</text:p>
          </table:table-cell>
          <table:table-cell office:value-type="float" office:value="3.05" calcext:value-type="float">
            <text:p>3.050E+00</text:p>
          </table:table-cell>
          <table:table-cell office:value-type="float" office:value="1.882" calcext:value-type="float">
            <text:p>1.882E+00</text:p>
          </table:table-cell>
          <table:table-cell table:formula="of:=AVERAGE([.BB101:.BD101])" office:value-type="float" office:value="2.52833333333333" calcext:value-type="float">
            <text:p>2.528E+00</text:p>
          </table:table-cell>
          <table:table-cell office:value-type="float" office:value="8.464" calcext:value-type="float">
            <text:p>8.464E+00</text:p>
          </table:table-cell>
          <table:table-cell office:value-type="float" office:value="6.945" calcext:value-type="float">
            <text:p>6.945E+00</text:p>
          </table:table-cell>
          <table:table-cell office:value-type="float" office:value="6.511" calcext:value-type="float">
            <text:p>6.511E+00</text:p>
          </table:table-cell>
          <table:table-cell table:formula="of:=AVERAGE([.BF101:.BH101])" office:value-type="float" office:value="7.30666666666667" calcext:value-type="float">
            <text:p>7.307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35180</text:p>
          </table:table-cell>
          <table:table-cell office:value-type="string" calcext:value-type="string">
            <text:p>LHT7</text:p>
          </table:table-cell>
          <table:table-cell office:value-type="float" office:value="0.423" calcext:value-type="float">
            <text:p>4.230E-01</text:p>
          </table:table-cell>
          <table:table-cell office:value-type="float" office:value="0.759" calcext:value-type="float">
            <text:p>7.590E-01</text:p>
          </table:table-cell>
          <table:table-cell office:value-type="float" office:value="0.424" calcext:value-type="float">
            <text:p>4.240E-01</text:p>
          </table:table-cell>
          <table:table-cell table:formula="of:=AVERAGE([.C102:.E102])" office:value-type="float" office:value="0.535333333333333" calcext:value-type="float">
            <text:p>5.353E-01</text:p>
          </table:table-cell>
          <table:table-cell office:value-type="float" office:value="0.707" calcext:value-type="float">
            <text:p>7.070E-01</text:p>
          </table:table-cell>
          <table:table-cell office:value-type="float" office:value="0.797" calcext:value-type="float">
            <text:p>7.970E-01</text:p>
          </table:table-cell>
          <table:table-cell office:value-type="float" office:value="17.757" calcext:value-type="float">
            <text:p>1.776E+01</text:p>
          </table:table-cell>
          <table:table-cell table:formula="of:=AVERAGE([.G102:.I102])" office:value-type="float" office:value="6.42033333333333" calcext:value-type="float">
            <text:p>6.420E+00</text:p>
          </table:table-cell>
          <table:table-cell office:value-type="float" office:value="0.401" calcext:value-type="float">
            <text:p>4.010E-01</text:p>
          </table:table-cell>
          <table:table-cell office:value-type="float" office:value="0.869" calcext:value-type="float">
            <text:p>8.690E-01</text:p>
          </table:table-cell>
          <table:table-cell office:value-type="float" office:value="0.928" calcext:value-type="float">
            <text:p>9.280E-01</text:p>
          </table:table-cell>
          <table:table-cell table:formula="of:=AVERAGE([.K102:.M102])" office:value-type="float" office:value="0.732666666666667" calcext:value-type="float">
            <text:p>7.327E-01</text:p>
          </table:table-cell>
          <table:table-cell office:value-type="float" office:value="0.157" calcext:value-type="float">
            <text:p>1.570E-01</text:p>
          </table:table-cell>
          <table:table-cell office:value-type="float" office:value="0.3" calcext:value-type="float">
            <text:p>3.000E-01</text:p>
          </table:table-cell>
          <table:table-cell office:value-type="float" office:value="0.192" calcext:value-type="float">
            <text:p>1.920E-01</text:p>
          </table:table-cell>
          <table:table-cell table:formula="of:=AVERAGE([.O102:.Q102])" office:value-type="float" office:value="0.216333333333333" calcext:value-type="float">
            <text:p>2.163E-01</text:p>
          </table:table-cell>
          <table:table-cell office:value-type="float" office:value="1.191" calcext:value-type="float">
            <text:p>1.191E+00</text:p>
          </table:table-cell>
          <table:table-cell office:value-type="float" office:value="0.909" calcext:value-type="float">
            <text:p>9.090E-01</text:p>
          </table:table-cell>
          <table:table-cell office:value-type="float" office:value="0.312" calcext:value-type="float">
            <text:p>3.120E-01</text:p>
          </table:table-cell>
          <table:table-cell table:formula="of:=AVERAGE([.S102:.U102])" office:value-type="float" office:value="0.804" calcext:value-type="float">
            <text:p>8.040E-01</text:p>
          </table:table-cell>
          <table:table-cell office:value-type="float" office:value="0.121" calcext:value-type="float">
            <text:p>1.210E-01</text:p>
          </table:table-cell>
          <table:table-cell office:value-type="float" office:value="0.049" calcext:value-type="float">
            <text:p>4.900E-02</text:p>
          </table:table-cell>
          <table:table-cell office:value-type="float" office:value="1.164" calcext:value-type="float">
            <text:p>1.164E+00</text:p>
          </table:table-cell>
          <table:table-cell table:formula="of:=AVERAGE([.W102:.Y102])" office:value-type="float" office:value="0.444666666666667" calcext:value-type="float">
            <text:p>4.447E-01</text:p>
          </table:table-cell>
          <table:table-cell office:value-type="float" office:value="2.254" calcext:value-type="float">
            <text:p>2.254E+00</text:p>
          </table:table-cell>
          <table:table-cell office:value-type="float" office:value="0.838" calcext:value-type="float">
            <text:p>8.380E-01</text:p>
          </table:table-cell>
          <table:table-cell office:value-type="float" office:value="1.774" calcext:value-type="float">
            <text:p>1.774E+00</text:p>
          </table:table-cell>
          <table:table-cell table:formula="of:=AVERAGE([.AA102:.AC102])" office:value-type="float" office:value="1.622" calcext:value-type="float">
            <text:p>1.622E+00</text:p>
          </table:table-cell>
          <table:table-cell office:value-type="float" office:value="0.974" calcext:value-type="float">
            <text:p>9.740E-01</text:p>
          </table:table-cell>
          <table:table-cell office:value-type="float" office:value="0.99" calcext:value-type="float">
            <text:p>9.900E-01</text:p>
          </table:table-cell>
          <table:table-cell table:formula="of:=AVERAGE([.AE102:.AF102])" office:value-type="float" office:value="0.982" calcext:value-type="float">
            <text:p>9.820E-01</text:p>
          </table:table-cell>
          <table:table-cell office:value-type="float" office:value="0.655" calcext:value-type="float">
            <text:p>6.550E-01</text:p>
          </table:table-cell>
          <table:table-cell office:value-type="float" office:value="0.438" calcext:value-type="float">
            <text:p>4.380E-01</text:p>
          </table:table-cell>
          <table:table-cell office:value-type="float" office:value="0.748" calcext:value-type="float">
            <text:p>7.480E-01</text:p>
          </table:table-cell>
          <table:table-cell table:formula="of:=AVERAGE([.AH102:.AJ102])" office:value-type="float" office:value="0.613666666666667" calcext:value-type="float">
            <text:p>6.137E-01</text:p>
          </table:table-cell>
          <table:table-cell office:value-type="float" office:value="0.385" calcext:value-type="float">
            <text:p>3.850E-01</text:p>
          </table:table-cell>
          <table:table-cell office:value-type="float" office:value="0.123" calcext:value-type="float">
            <text:p>1.230E-01</text:p>
          </table:table-cell>
          <table:table-cell office:value-type="float" office:value="0.631" calcext:value-type="float">
            <text:p>6.310E-01</text:p>
          </table:table-cell>
          <table:table-cell table:formula="of:=AVERAGE([.AL102:.AN102])" office:value-type="float" office:value="0.379666666666667" calcext:value-type="float">
            <text:p>3.797E-01</text:p>
          </table:table-cell>
          <table:table-cell office:value-type="float" office:value="0.549" calcext:value-type="float">
            <text:p>5.490E-01</text:p>
          </table:table-cell>
          <table:table-cell office:value-type="float" office:value="0.465" calcext:value-type="float">
            <text:p>4.650E-01</text:p>
          </table:table-cell>
          <table:table-cell office:value-type="float" office:value="1.157" calcext:value-type="float">
            <text:p>1.157E+00</text:p>
          </table:table-cell>
          <table:table-cell table:formula="of:=AVERAGE([.AP102:.AR102])" office:value-type="float" office:value="0.723666666666667" calcext:value-type="float">
            <text:p>7.237E-01</text:p>
          </table:table-cell>
          <table:table-cell office:value-type="float" office:value="0.368" calcext:value-type="float">
            <text:p>3.680E-01</text:p>
          </table:table-cell>
          <table:table-cell office:value-type="float" office:value="0.424" calcext:value-type="float">
            <text:p>4.240E-01</text:p>
          </table:table-cell>
          <table:table-cell office:value-type="float" office:value="0.239" calcext:value-type="float">
            <text:p>2.390E-01</text:p>
          </table:table-cell>
          <table:table-cell table:formula="of:=AVERAGE([.AT102:.AV102])" office:value-type="float" office:value="0.343666666666667" calcext:value-type="float">
            <text:p>3.437E-01</text:p>
          </table:table-cell>
          <table:table-cell office:value-type="float" office:value="1.103" calcext:value-type="float">
            <text:p>1.103E+00</text:p>
          </table:table-cell>
          <table:table-cell office:value-type="float" office:value="0.731" calcext:value-type="float">
            <text:p>7.310E-01</text:p>
          </table:table-cell>
          <table:table-cell office:value-type="float" office:value="0.615" calcext:value-type="float">
            <text:p>6.150E-01</text:p>
          </table:table-cell>
          <table:table-cell table:formula="of:=AVERAGE([.AX102:.AZ102])" office:value-type="float" office:value="0.816333333333333" calcext:value-type="float">
            <text:p>8.163E-01</text:p>
          </table:table-cell>
          <table:table-cell office:value-type="float" office:value="2.122" calcext:value-type="float">
            <text:p>2.122E+00</text:p>
          </table:table-cell>
          <table:table-cell office:value-type="float" office:value="2.642" calcext:value-type="float">
            <text:p>2.642E+00</text:p>
          </table:table-cell>
          <table:table-cell office:value-type="float" office:value="2.403" calcext:value-type="float">
            <text:p>2.403E+00</text:p>
          </table:table-cell>
          <table:table-cell table:formula="of:=AVERAGE([.BB102:.BD102])" office:value-type="float" office:value="2.389" calcext:value-type="float">
            <text:p>2.389E+00</text:p>
          </table:table-cell>
          <table:table-cell office:value-type="float" office:value="3" calcext:value-type="float">
            <text:p>3.000E+00</text:p>
          </table:table-cell>
          <table:table-cell office:value-type="float" office:value="3.628" calcext:value-type="float">
            <text:p>3.628E+00</text:p>
          </table:table-cell>
          <table:table-cell office:value-type="float" office:value="3.795" calcext:value-type="float">
            <text:p>3.795E+00</text:p>
          </table:table-cell>
          <table:table-cell table:formula="of:=AVERAGE([.BF102:.BH102])" office:value-type="float" office:value="3.47433333333333" calcext:value-type="float">
            <text:p>3.474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36010</text:p>
          </table:table-cell>
          <table:table-cell office:value-type="float" office:value="3.439" calcext:value-type="float">
            <text:p>3.439E+00</text:p>
          </table:table-cell>
          <table:table-cell office:value-type="float" office:value="2.161" calcext:value-type="float">
            <text:p>2.161E+00</text:p>
          </table:table-cell>
          <table:table-cell office:value-type="float" office:value="2.044" calcext:value-type="float">
            <text:p>2.044E+00</text:p>
          </table:table-cell>
          <table:table-cell table:formula="of:=AVERAGE([.C103:.E103])" office:value-type="float" office:value="2.548" calcext:value-type="float">
            <text:p>2.548E+00</text:p>
          </table:table-cell>
          <table:table-cell office:value-type="float" office:value="4.003" calcext:value-type="float">
            <text:p>4.003E+00</text:p>
          </table:table-cell>
          <table:table-cell office:value-type="float" office:value="2.853" calcext:value-type="float">
            <text:p>2.853E+00</text:p>
          </table:table-cell>
          <table:table-cell office:value-type="float" office:value="1.584" calcext:value-type="float">
            <text:p>1.584E+00</text:p>
          </table:table-cell>
          <table:table-cell table:formula="of:=AVERAGE([.G103:.I103])" office:value-type="float" office:value="2.81333333333333" calcext:value-type="float">
            <text:p>2.813E+00</text:p>
          </table:table-cell>
          <table:table-cell office:value-type="float" office:value="2.427" calcext:value-type="float">
            <text:p>2.427E+00</text:p>
          </table:table-cell>
          <table:table-cell office:value-type="float" office:value="2.779" calcext:value-type="float">
            <text:p>2.779E+00</text:p>
          </table:table-cell>
          <table:table-cell office:value-type="float" office:value="1.795" calcext:value-type="float">
            <text:p>1.795E+00</text:p>
          </table:table-cell>
          <table:table-cell table:formula="of:=AVERAGE([.K103:.M103])" office:value-type="float" office:value="2.33366666666667" calcext:value-type="float">
            <text:p>2.334E+00</text:p>
          </table:table-cell>
          <table:table-cell office:value-type="float" office:value="2.232" calcext:value-type="float">
            <text:p>2.232E+00</text:p>
          </table:table-cell>
          <table:table-cell office:value-type="float" office:value="2.648" calcext:value-type="float">
            <text:p>2.648E+00</text:p>
          </table:table-cell>
          <table:table-cell office:value-type="float" office:value="3.742" calcext:value-type="float">
            <text:p>3.742E+00</text:p>
          </table:table-cell>
          <table:table-cell table:formula="of:=AVERAGE([.O103:.Q103])" office:value-type="float" office:value="2.874" calcext:value-type="float">
            <text:p>2.874E+00</text:p>
          </table:table-cell>
          <table:table-cell office:value-type="float" office:value="3.977" calcext:value-type="float">
            <text:p>3.977E+00</text:p>
          </table:table-cell>
          <table:table-cell office:value-type="float" office:value="3.231" calcext:value-type="float">
            <text:p>3.231E+00</text:p>
          </table:table-cell>
          <table:table-cell office:value-type="float" office:value="2.222" calcext:value-type="float">
            <text:p>2.222E+00</text:p>
          </table:table-cell>
          <table:table-cell table:formula="of:=AVERAGE([.S103:.U103])" office:value-type="float" office:value="3.14333333333333" calcext:value-type="float">
            <text:p>3.143E+00</text:p>
          </table:table-cell>
          <table:table-cell office:value-type="float" office:value="2.146" calcext:value-type="float">
            <text:p>2.146E+00</text:p>
          </table:table-cell>
          <table:table-cell office:value-type="float" office:value="2.075" calcext:value-type="float">
            <text:p>2.075E+00</text:p>
          </table:table-cell>
          <table:table-cell office:value-type="float" office:value="2.611" calcext:value-type="float">
            <text:p>2.611E+00</text:p>
          </table:table-cell>
          <table:table-cell table:formula="of:=AVERAGE([.W103:.Y103])" office:value-type="float" office:value="2.27733333333333" calcext:value-type="float">
            <text:p>2.277E+00</text:p>
          </table:table-cell>
          <table:table-cell office:value-type="float" office:value="1.997" calcext:value-type="float">
            <text:p>1.997E+00</text:p>
          </table:table-cell>
          <table:table-cell office:value-type="float" office:value="2.862" calcext:value-type="float">
            <text:p>2.862E+00</text:p>
          </table:table-cell>
          <table:table-cell office:value-type="float" office:value="7.389" calcext:value-type="float">
            <text:p>7.389E+00</text:p>
          </table:table-cell>
          <table:table-cell table:formula="of:=AVERAGE([.AA103:.AC103])" office:value-type="float" office:value="4.08266666666667" calcext:value-type="float">
            <text:p>4.083E+00</text:p>
          </table:table-cell>
          <table:table-cell office:value-type="float" office:value="7.863" calcext:value-type="float">
            <text:p>7.863E+00</text:p>
          </table:table-cell>
          <table:table-cell office:value-type="float" office:value="5.122" calcext:value-type="float">
            <text:p>5.122E+00</text:p>
          </table:table-cell>
          <table:table-cell table:formula="of:=AVERAGE([.AE103:.AF103])" office:value-type="float" office:value="6.4925" calcext:value-type="float">
            <text:p>6.493E+00</text:p>
          </table:table-cell>
          <table:table-cell office:value-type="float" office:value="9.792" calcext:value-type="float">
            <text:p>9.792E+00</text:p>
          </table:table-cell>
          <table:table-cell office:value-type="float" office:value="7.345" calcext:value-type="float">
            <text:p>7.345E+00</text:p>
          </table:table-cell>
          <table:table-cell office:value-type="float" office:value="10.798" calcext:value-type="float">
            <text:p>1.080E+01</text:p>
          </table:table-cell>
          <table:table-cell table:formula="of:=AVERAGE([.AH103:.AJ103])" office:value-type="float" office:value="9.31166666666667" calcext:value-type="float">
            <text:p>9.312E+00</text:p>
          </table:table-cell>
          <table:table-cell office:value-type="float" office:value="2.383" calcext:value-type="float">
            <text:p>2.383E+00</text:p>
          </table:table-cell>
          <table:table-cell office:value-type="float" office:value="3.195" calcext:value-type="float">
            <text:p>3.195E+00</text:p>
          </table:table-cell>
          <table:table-cell office:value-type="float" office:value="2.751" calcext:value-type="float">
            <text:p>2.751E+00</text:p>
          </table:table-cell>
          <table:table-cell table:formula="of:=AVERAGE([.AL103:.AN103])" office:value-type="float" office:value="2.77633333333333" calcext:value-type="float">
            <text:p>2.776E+00</text:p>
          </table:table-cell>
          <table:table-cell office:value-type="float" office:value="1.969" calcext:value-type="float">
            <text:p>1.969E+00</text:p>
          </table:table-cell>
          <table:table-cell office:value-type="float" office:value="1.808" calcext:value-type="float">
            <text:p>1.808E+00</text:p>
          </table:table-cell>
          <table:table-cell office:value-type="float" office:value="3.808" calcext:value-type="float">
            <text:p>3.808E+00</text:p>
          </table:table-cell>
          <table:table-cell table:formula="of:=AVERAGE([.AP103:.AR103])" office:value-type="float" office:value="2.52833333333333" calcext:value-type="float">
            <text:p>2.528E+00</text:p>
          </table:table-cell>
          <table:table-cell office:value-type="float" office:value="2.685" calcext:value-type="float">
            <text:p>2.685E+00</text:p>
          </table:table-cell>
          <table:table-cell office:value-type="float" office:value="2.736" calcext:value-type="float">
            <text:p>2.736E+00</text:p>
          </table:table-cell>
          <table:table-cell office:value-type="float" office:value="2.073" calcext:value-type="float">
            <text:p>2.073E+00</text:p>
          </table:table-cell>
          <table:table-cell table:formula="of:=AVERAGE([.AT103:.AV103])" office:value-type="float" office:value="2.498" calcext:value-type="float">
            <text:p>2.498E+00</text:p>
          </table:table-cell>
          <table:table-cell office:value-type="float" office:value="5.747" calcext:value-type="float">
            <text:p>5.747E+00</text:p>
          </table:table-cell>
          <table:table-cell office:value-type="float" office:value="4.809" calcext:value-type="float">
            <text:p>4.809E+00</text:p>
          </table:table-cell>
          <table:table-cell office:value-type="float" office:value="2.868" calcext:value-type="float">
            <text:p>2.868E+00</text:p>
          </table:table-cell>
          <table:table-cell table:formula="of:=AVERAGE([.AX103:.AZ103])" office:value-type="float" office:value="4.47466666666667" calcext:value-type="float">
            <text:p>4.475E+00</text:p>
          </table:table-cell>
          <table:table-cell office:value-type="float" office:value="11.939" calcext:value-type="float">
            <text:p>1.194E+01</text:p>
          </table:table-cell>
          <table:table-cell office:value-type="float" office:value="9.733" calcext:value-type="float">
            <text:p>9.733E+00</text:p>
          </table:table-cell>
          <table:table-cell office:value-type="float" office:value="13.617" calcext:value-type="float">
            <text:p>1.362E+01</text:p>
          </table:table-cell>
          <table:table-cell table:formula="of:=AVERAGE([.BB103:.BD103])" office:value-type="float" office:value="11.763" calcext:value-type="float">
            <text:p>1.176E+01</text:p>
          </table:table-cell>
          <table:table-cell office:value-type="float" office:value="13.987" calcext:value-type="float">
            <text:p>1.399E+01</text:p>
          </table:table-cell>
          <table:table-cell office:value-type="float" office:value="15.461" calcext:value-type="float">
            <text:p>1.546E+01</text:p>
          </table:table-cell>
          <table:table-cell office:value-type="float" office:value="16.979" calcext:value-type="float">
            <text:p>1.698E+01</text:p>
          </table:table-cell>
          <table:table-cell table:formula="of:=AVERAGE([.BF103:.BH103])" office:value-type="float" office:value="15.4756666666667" calcext:value-type="float">
            <text:p>1.548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38400</text:p>
          </table:table-cell>
          <table:table-cell office:value-type="string" calcext:value-type="string">
            <text:p>EXLA2</text:p>
          </table:table-cell>
          <table:table-cell office:value-type="float" office:value="5.39" calcext:value-type="float">
            <text:p>5.390E+00</text:p>
          </table:table-cell>
          <table:table-cell office:value-type="float" office:value="4.221" calcext:value-type="float">
            <text:p>4.221E+00</text:p>
          </table:table-cell>
          <table:table-cell office:value-type="float" office:value="2.596" calcext:value-type="float">
            <text:p>2.596E+00</text:p>
          </table:table-cell>
          <table:table-cell table:formula="of:=AVERAGE([.C104:.E104])" office:value-type="float" office:value="4.069" calcext:value-type="float">
            <text:p>4.069E+00</text:p>
          </table:table-cell>
          <table:table-cell office:value-type="float" office:value="4.736" calcext:value-type="float">
            <text:p>4.736E+00</text:p>
          </table:table-cell>
          <table:table-cell office:value-type="float" office:value="3.563" calcext:value-type="float">
            <text:p>3.563E+00</text:p>
          </table:table-cell>
          <table:table-cell office:value-type="float" office:value="4.595" calcext:value-type="float">
            <text:p>4.595E+00</text:p>
          </table:table-cell>
          <table:table-cell table:formula="of:=AVERAGE([.G104:.I104])" office:value-type="float" office:value="4.298" calcext:value-type="float">
            <text:p>4.298E+00</text:p>
          </table:table-cell>
          <table:table-cell office:value-type="float" office:value="6.53" calcext:value-type="float">
            <text:p>6.530E+00</text:p>
          </table:table-cell>
          <table:table-cell office:value-type="float" office:value="6.101" calcext:value-type="float">
            <text:p>6.101E+00</text:p>
          </table:table-cell>
          <table:table-cell office:value-type="float" office:value="4.837" calcext:value-type="float">
            <text:p>4.837E+00</text:p>
          </table:table-cell>
          <table:table-cell table:formula="of:=AVERAGE([.K104:.M104])" office:value-type="float" office:value="5.82266666666667" calcext:value-type="float">
            <text:p>5.823E+00</text:p>
          </table:table-cell>
          <table:table-cell office:value-type="float" office:value="7.18" calcext:value-type="float">
            <text:p>7.180E+00</text:p>
          </table:table-cell>
          <table:table-cell office:value-type="float" office:value="9.183" calcext:value-type="float">
            <text:p>9.183E+00</text:p>
          </table:table-cell>
          <table:table-cell office:value-type="float" office:value="10.879" calcext:value-type="float">
            <text:p>1.088E+01</text:p>
          </table:table-cell>
          <table:table-cell table:formula="of:=AVERAGE([.O104:.Q104])" office:value-type="float" office:value="9.08066666666667" calcext:value-type="float">
            <text:p>9.081E+00</text:p>
          </table:table-cell>
          <table:table-cell office:value-type="float" office:value="5.219" calcext:value-type="float">
            <text:p>5.219E+00</text:p>
          </table:table-cell>
          <table:table-cell office:value-type="float" office:value="6.117" calcext:value-type="float">
            <text:p>6.117E+00</text:p>
          </table:table-cell>
          <table:table-cell office:value-type="float" office:value="7.968" calcext:value-type="float">
            <text:p>7.968E+00</text:p>
          </table:table-cell>
          <table:table-cell table:formula="of:=AVERAGE([.S104:.U104])" office:value-type="float" office:value="6.43466666666667" calcext:value-type="float">
            <text:p>6.435E+00</text:p>
          </table:table-cell>
          <table:table-cell office:value-type="float" office:value="6.908" calcext:value-type="float">
            <text:p>6.908E+00</text:p>
          </table:table-cell>
          <table:table-cell office:value-type="float" office:value="4.164" calcext:value-type="float">
            <text:p>4.164E+00</text:p>
          </table:table-cell>
          <table:table-cell office:value-type="float" office:value="4.413" calcext:value-type="float">
            <text:p>4.413E+00</text:p>
          </table:table-cell>
          <table:table-cell table:formula="of:=AVERAGE([.W104:.Y104])" office:value-type="float" office:value="5.16166666666667" calcext:value-type="float">
            <text:p>5.162E+00</text:p>
          </table:table-cell>
          <table:table-cell office:value-type="float" office:value="6.1" calcext:value-type="float">
            <text:p>6.100E+00</text:p>
          </table:table-cell>
          <table:table-cell office:value-type="float" office:value="6.246" calcext:value-type="float">
            <text:p>6.246E+00</text:p>
          </table:table-cell>
          <table:table-cell office:value-type="float" office:value="7.248" calcext:value-type="float">
            <text:p>7.248E+00</text:p>
          </table:table-cell>
          <table:table-cell table:formula="of:=AVERAGE([.AA104:.AC104])" office:value-type="float" office:value="6.53133333333333" calcext:value-type="float">
            <text:p>6.531E+00</text:p>
          </table:table-cell>
          <table:table-cell office:value-type="float" office:value="5.99" calcext:value-type="float">
            <text:p>5.990E+00</text:p>
          </table:table-cell>
          <table:table-cell office:value-type="float" office:value="6.565" calcext:value-type="float">
            <text:p>6.565E+00</text:p>
          </table:table-cell>
          <table:table-cell table:formula="of:=AVERAGE([.AE104:.AF104])" office:value-type="float" office:value="6.2775" calcext:value-type="float">
            <text:p>6.278E+00</text:p>
          </table:table-cell>
          <table:table-cell office:value-type="float" office:value="5.992" calcext:value-type="float">
            <text:p>5.992E+00</text:p>
          </table:table-cell>
          <table:table-cell office:value-type="float" office:value="6.956" calcext:value-type="float">
            <text:p>6.956E+00</text:p>
          </table:table-cell>
          <table:table-cell office:value-type="float" office:value="5.285" calcext:value-type="float">
            <text:p>5.285E+00</text:p>
          </table:table-cell>
          <table:table-cell table:formula="of:=AVERAGE([.AH104:.AJ104])" office:value-type="float" office:value="6.07766666666667" calcext:value-type="float">
            <text:p>6.078E+00</text:p>
          </table:table-cell>
          <table:table-cell office:value-type="float" office:value="8.68" calcext:value-type="float">
            <text:p>8.680E+00</text:p>
          </table:table-cell>
          <table:table-cell office:value-type="float" office:value="6.125" calcext:value-type="float">
            <text:p>6.125E+00</text:p>
          </table:table-cell>
          <table:table-cell office:value-type="float" office:value="11.107" calcext:value-type="float">
            <text:p>1.111E+01</text:p>
          </table:table-cell>
          <table:table-cell table:formula="of:=AVERAGE([.AL104:.AN104])" office:value-type="float" office:value="8.63733333333333" calcext:value-type="float">
            <text:p>8.637E+00</text:p>
          </table:table-cell>
          <table:table-cell office:value-type="float" office:value="4.947" calcext:value-type="float">
            <text:p>4.947E+00</text:p>
          </table:table-cell>
          <table:table-cell office:value-type="float" office:value="3.279" calcext:value-type="float">
            <text:p>3.279E+00</text:p>
          </table:table-cell>
          <table:table-cell office:value-type="float" office:value="2.559" calcext:value-type="float">
            <text:p>2.559E+00</text:p>
          </table:table-cell>
          <table:table-cell table:formula="of:=AVERAGE([.AP104:.AR104])" office:value-type="float" office:value="3.595" calcext:value-type="float">
            <text:p>3.595E+00</text:p>
          </table:table-cell>
          <table:table-cell office:value-type="float" office:value="9.642" calcext:value-type="float">
            <text:p>9.642E+00</text:p>
          </table:table-cell>
          <table:table-cell office:value-type="float" office:value="7.964" calcext:value-type="float">
            <text:p>7.964E+00</text:p>
          </table:table-cell>
          <table:table-cell office:value-type="float" office:value="10.446" calcext:value-type="float">
            <text:p>1.045E+01</text:p>
          </table:table-cell>
          <table:table-cell table:formula="of:=AVERAGE([.AT104:.AV104])" office:value-type="float" office:value="9.35066666666667" calcext:value-type="float">
            <text:p>9.351E+00</text:p>
          </table:table-cell>
          <table:table-cell office:value-type="float" office:value="7.058" calcext:value-type="float">
            <text:p>7.058E+00</text:p>
          </table:table-cell>
          <table:table-cell office:value-type="float" office:value="7.747" calcext:value-type="float">
            <text:p>7.747E+00</text:p>
          </table:table-cell>
          <table:table-cell office:value-type="float" office:value="8.9" calcext:value-type="float">
            <text:p>8.900E+00</text:p>
          </table:table-cell>
          <table:table-cell table:formula="of:=AVERAGE([.AX104:.AZ104])" office:value-type="float" office:value="7.90166666666667" calcext:value-type="float">
            <text:p>7.902E+00</text:p>
          </table:table-cell>
          <table:table-cell office:value-type="float" office:value="34.099" calcext:value-type="float">
            <text:p>3.410E+01</text:p>
          </table:table-cell>
          <table:table-cell office:value-type="float" office:value="25.421" calcext:value-type="float">
            <text:p>2.542E+01</text:p>
          </table:table-cell>
          <table:table-cell office:value-type="float" office:value="39.393" calcext:value-type="float">
            <text:p>3.939E+01</text:p>
          </table:table-cell>
          <table:table-cell table:formula="of:=AVERAGE([.BB104:.BD104])" office:value-type="float" office:value="32.971" calcext:value-type="float">
            <text:p>3.297E+01</text:p>
          </table:table-cell>
          <table:table-cell office:value-type="float" office:value="45.294" calcext:value-type="float">
            <text:p>4.529E+01</text:p>
          </table:table-cell>
          <table:table-cell office:value-type="float" office:value="49.95" calcext:value-type="float">
            <text:p>4.995E+01</text:p>
          </table:table-cell>
          <table:table-cell office:value-type="float" office:value="56.235" calcext:value-type="float">
            <text:p>5.624E+01</text:p>
          </table:table-cell>
          <table:table-cell table:formula="of:=AVERAGE([.BF104:.BH104])" office:value-type="float" office:value="50.493" calcext:value-type="float">
            <text:p>5.049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4G38410</text:p>
          </table:table-cell>
          <table:table-cell office:value-type="float" office:value="1.002" calcext:value-type="float">
            <text:p>1.002E+00</text:p>
          </table:table-cell>
          <table:table-cell office:value-type="float" office:value="1.048" calcext:value-type="float">
            <text:p>1.048E+00</text:p>
          </table:table-cell>
          <table:table-cell office:value-type="float" office:value="0.548" calcext:value-type="float">
            <text:p>5.480E-01</text:p>
          </table:table-cell>
          <table:table-cell table:formula="of:=AVERAGE([.C105:.E105])" office:value-type="float" office:value="0.866" calcext:value-type="float">
            <text:p>8.660E-01</text:p>
          </table:table-cell>
          <table:table-cell office:value-type="float" office:value="2.719" calcext:value-type="float">
            <text:p>2.719E+00</text:p>
          </table:table-cell>
          <table:table-cell office:value-type="float" office:value="0.792" calcext:value-type="float">
            <text:p>7.920E-01</text:p>
          </table:table-cell>
          <table:table-cell office:value-type="float" office:value="0.161" calcext:value-type="float">
            <text:p>1.610E-01</text:p>
          </table:table-cell>
          <table:table-cell table:formula="of:=AVERAGE([.G105:.I105])" office:value-type="float" office:value="1.224" calcext:value-type="float">
            <text:p>1.224E+00</text:p>
          </table:table-cell>
          <table:table-cell office:value-type="float" office:value="1.338" calcext:value-type="float">
            <text:p>1.338E+00</text:p>
          </table:table-cell>
          <table:table-cell office:value-type="float" office:value="1.449" calcext:value-type="float">
            <text:p>1.449E+00</text:p>
          </table:table-cell>
          <table:table-cell office:value-type="float" office:value="1.461" calcext:value-type="float">
            <text:p>1.461E+00</text:p>
          </table:table-cell>
          <table:table-cell table:formula="of:=AVERAGE([.K105:.M105])" office:value-type="float" office:value="1.416" calcext:value-type="float">
            <text:p>1.416E+00</text:p>
          </table:table-cell>
          <table:table-cell office:value-type="float" office:value="0.691" calcext:value-type="float">
            <text:p>6.910E-01</text:p>
          </table:table-cell>
          <table:table-cell office:value-type="float" office:value="1.086" calcext:value-type="float">
            <text:p>1.086E+00</text:p>
          </table:table-cell>
          <table:table-cell office:value-type="float" office:value="2.467" calcext:value-type="float">
            <text:p>2.467E+00</text:p>
          </table:table-cell>
          <table:table-cell table:formula="of:=AVERAGE([.O105:.Q105])" office:value-type="float" office:value="1.41466666666667" calcext:value-type="float">
            <text:p>1.415E+00</text:p>
          </table:table-cell>
          <table:table-cell office:value-type="float" office:value="2.525" calcext:value-type="float">
            <text:p>2.525E+00</text:p>
          </table:table-cell>
          <table:table-cell office:value-type="float" office:value="2.296" calcext:value-type="float">
            <text:p>2.296E+00</text:p>
          </table:table-cell>
          <table:table-cell office:value-type="float" office:value="3.543" calcext:value-type="float">
            <text:p>3.543E+00</text:p>
          </table:table-cell>
          <table:table-cell table:formula="of:=AVERAGE([.S105:.U105])" office:value-type="float" office:value="2.788" calcext:value-type="float">
            <text:p>2.788E+00</text:p>
          </table:table-cell>
          <table:table-cell office:value-type="float" office:value="1.414" calcext:value-type="float">
            <text:p>1.414E+00</text:p>
          </table:table-cell>
          <table:table-cell office:value-type="float" office:value="5.915" calcext:value-type="float">
            <text:p>5.915E+00</text:p>
          </table:table-cell>
          <table:table-cell office:value-type="float" office:value="1.557" calcext:value-type="float">
            <text:p>1.557E+00</text:p>
          </table:table-cell>
          <table:table-cell table:formula="of:=AVERAGE([.W105:.Y105])" office:value-type="float" office:value="2.962" calcext:value-type="float">
            <text:p>2.962E+00</text:p>
          </table:table-cell>
          <table:table-cell office:value-type="float" office:value="2.398" calcext:value-type="float">
            <text:p>2.398E+00</text:p>
          </table:table-cell>
          <table:table-cell office:value-type="float" office:value="5.495" calcext:value-type="float">
            <text:p>5.495E+00</text:p>
          </table:table-cell>
          <table:table-cell office:value-type="float" office:value="1.509" calcext:value-type="float">
            <text:p>1.509E+00</text:p>
          </table:table-cell>
          <table:table-cell table:formula="of:=AVERAGE([.AA105:.AC105])" office:value-type="float" office:value="3.134" calcext:value-type="float">
            <text:p>3.134E+00</text:p>
          </table:table-cell>
          <table:table-cell office:value-type="float" office:value="4.158" calcext:value-type="float">
            <text:p>4.158E+00</text:p>
          </table:table-cell>
          <table:table-cell office:value-type="float" office:value="3.955" calcext:value-type="float">
            <text:p>3.955E+00</text:p>
          </table:table-cell>
          <table:table-cell table:formula="of:=AVERAGE([.AE105:.AF105])" office:value-type="float" office:value="4.0565" calcext:value-type="float">
            <text:p>4.057E+00</text:p>
          </table:table-cell>
          <table:table-cell office:value-type="float" office:value="1.749" calcext:value-type="float">
            <text:p>1.749E+00</text:p>
          </table:table-cell>
          <table:table-cell office:value-type="float" office:value="6.064" calcext:value-type="float">
            <text:p>6.064E+00</text:p>
          </table:table-cell>
          <table:table-cell office:value-type="float" office:value="2.548" calcext:value-type="float">
            <text:p>2.548E+00</text:p>
          </table:table-cell>
          <table:table-cell table:formula="of:=AVERAGE([.AH105:.AJ105])" office:value-type="float" office:value="3.45366666666667" calcext:value-type="float">
            <text:p>3.454E+00</text:p>
          </table:table-cell>
          <table:table-cell office:value-type="float" office:value="1.458" calcext:value-type="float">
            <text:p>1.458E+00</text:p>
          </table:table-cell>
          <table:table-cell office:value-type="float" office:value="0.897" calcext:value-type="float">
            <text:p>8.970E-01</text:p>
          </table:table-cell>
          <table:table-cell office:value-type="float" office:value="1.354" calcext:value-type="float">
            <text:p>1.354E+00</text:p>
          </table:table-cell>
          <table:table-cell table:formula="of:=AVERAGE([.AL105:.AN105])" office:value-type="float" office:value="1.23633333333333" calcext:value-type="float">
            <text:p>1.236E+00</text:p>
          </table:table-cell>
          <table:table-cell office:value-type="float" office:value="3.156" calcext:value-type="float">
            <text:p>3.156E+00</text:p>
          </table:table-cell>
          <table:table-cell office:value-type="float" office:value="1.105" calcext:value-type="float">
            <text:p>1.105E+00</text:p>
          </table:table-cell>
          <table:table-cell office:value-type="float" office:value="7.333" calcext:value-type="float">
            <text:p>7.333E+00</text:p>
          </table:table-cell>
          <table:table-cell table:formula="of:=AVERAGE([.AP105:.AR105])" office:value-type="float" office:value="3.86466666666667" calcext:value-type="float">
            <text:p>3.865E+00</text:p>
          </table:table-cell>
          <table:table-cell office:value-type="float" office:value="1.087" calcext:value-type="float">
            <text:p>1.087E+00</text:p>
          </table:table-cell>
          <table:table-cell office:value-type="float" office:value="2.769" calcext:value-type="float">
            <text:p>2.769E+00</text:p>
          </table:table-cell>
          <table:table-cell office:value-type="float" office:value="2.908" calcext:value-type="float">
            <text:p>2.908E+00</text:p>
          </table:table-cell>
          <table:table-cell table:formula="of:=AVERAGE([.AT105:.AV105])" office:value-type="float" office:value="2.25466666666667" calcext:value-type="float">
            <text:p>2.255E+00</text:p>
          </table:table-cell>
          <table:table-cell office:value-type="float" office:value="0.536" calcext:value-type="float">
            <text:p>5.360E-01</text:p>
          </table:table-cell>
          <table:table-cell office:value-type="float" office:value="0.203" calcext:value-type="float">
            <text:p>2.030E-01</text:p>
          </table:table-cell>
          <table:table-cell office:value-type="float" office:value="0.716" calcext:value-type="float">
            <text:p>7.160E-01</text:p>
          </table:table-cell>
          <table:table-cell table:formula="of:=AVERAGE([.AX105:.AZ105])" office:value-type="float" office:value="0.485" calcext:value-type="float">
            <text:p>4.850E-01</text:p>
          </table:table-cell>
          <table:table-cell office:value-type="float" office:value="1.454" calcext:value-type="float">
            <text:p>1.454E+00</text:p>
          </table:table-cell>
          <table:table-cell office:value-type="float" office:value="0.906" calcext:value-type="float">
            <text:p>9.060E-01</text:p>
          </table:table-cell>
          <table:table-cell office:value-type="float" office:value="1.332" calcext:value-type="float">
            <text:p>1.332E+00</text:p>
          </table:table-cell>
          <table:table-cell table:formula="of:=AVERAGE([.BB105:.BD105])" office:value-type="float" office:value="1.23066666666667" calcext:value-type="float">
            <text:p>1.231E+00</text:p>
          </table:table-cell>
          <table:table-cell office:value-type="float" office:value="3.603" calcext:value-type="float">
            <text:p>3.603E+00</text:p>
          </table:table-cell>
          <table:table-cell office:value-type="float" office:value="1.713" calcext:value-type="float">
            <text:p>1.713E+00</text:p>
          </table:table-cell>
          <table:table-cell office:value-type="float" office:value="6.046" calcext:value-type="float">
            <text:p>6.046E+00</text:p>
          </table:table-cell>
          <table:table-cell table:formula="of:=AVERAGE([.BF105:.BH105])" office:value-type="float" office:value="3.78733333333333" calcext:value-type="float">
            <text:p>3.787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4G39480</text:p>
          </table:table-cell>
          <table:table-cell office:value-type="string" calcext:value-type="string">
            <text:p>CYP96A9</text:p>
          </table:table-cell>
          <table:table-cell office:value-type="float" office:value="1.416" calcext:value-type="float">
            <text:p>1.416E+00</text:p>
          </table:table-cell>
          <table:table-cell office:value-type="float" office:value="0.598" calcext:value-type="float">
            <text:p>5.980E-01</text:p>
          </table:table-cell>
          <table:table-cell office:value-type="float" office:value="1.449" calcext:value-type="float">
            <text:p>1.449E+00</text:p>
          </table:table-cell>
          <table:table-cell table:formula="of:=AVERAGE([.C106:.E106])" office:value-type="float" office:value="1.15433333333333" calcext:value-type="float">
            <text:p>1.154E+00</text:p>
          </table:table-cell>
          <table:table-cell office:value-type="float" office:value="1.006" calcext:value-type="float">
            <text:p>1.006E+00</text:p>
          </table:table-cell>
          <table:table-cell office:value-type="float" office:value="0.795" calcext:value-type="float">
            <text:p>7.950E-01</text:p>
          </table:table-cell>
          <table:table-cell office:value-type="float" office:value="0.736" calcext:value-type="float">
            <text:p>7.360E-01</text:p>
          </table:table-cell>
          <table:table-cell table:formula="of:=AVERAGE([.G106:.I106])" office:value-type="float" office:value="0.845666666666667" calcext:value-type="float">
            <text:p>8.457E-01</text:p>
          </table:table-cell>
          <table:table-cell office:value-type="float" office:value="0.493" calcext:value-type="float">
            <text:p>4.930E-01</text:p>
          </table:table-cell>
          <table:table-cell office:value-type="float" office:value="0.511" calcext:value-type="float">
            <text:p>5.110E-01</text:p>
          </table:table-cell>
          <table:table-cell office:value-type="float" office:value="0.56" calcext:value-type="float">
            <text:p>5.600E-01</text:p>
          </table:table-cell>
          <table:table-cell table:formula="of:=AVERAGE([.K106:.M106])" office:value-type="float" office:value="0.521333333333333" calcext:value-type="float">
            <text:p>5.213E-01</text:p>
          </table:table-cell>
          <table:table-cell office:value-type="float" office:value="0.336" calcext:value-type="float">
            <text:p>3.360E-01</text:p>
          </table:table-cell>
          <table:table-cell office:value-type="float" office:value="1.484" calcext:value-type="float">
            <text:p>1.484E+00</text:p>
          </table:table-cell>
          <table:table-cell office:value-type="float" office:value="0.868" calcext:value-type="float">
            <text:p>8.680E-01</text:p>
          </table:table-cell>
          <table:table-cell table:formula="of:=AVERAGE([.O106:.Q106])" office:value-type="float" office:value="0.896" calcext:value-type="float">
            <text:p>8.960E-01</text:p>
          </table:table-cell>
          <table:table-cell office:value-type="float" office:value="2.677" calcext:value-type="float">
            <text:p>2.677E+00</text:p>
          </table:table-cell>
          <table:table-cell office:value-type="float" office:value="2.421" calcext:value-type="float">
            <text:p>2.421E+00</text:p>
          </table:table-cell>
          <table:table-cell office:value-type="float" office:value="2.847" calcext:value-type="float">
            <text:p>2.847E+00</text:p>
          </table:table-cell>
          <table:table-cell table:formula="of:=AVERAGE([.S106:.U106])" office:value-type="float" office:value="2.64833333333333" calcext:value-type="float">
            <text:p>2.648E+00</text:p>
          </table:table-cell>
          <table:table-cell office:value-type="float" office:value="7.146" calcext:value-type="float">
            <text:p>7.146E+00</text:p>
          </table:table-cell>
          <table:table-cell office:value-type="float" office:value="5.234" calcext:value-type="float">
            <text:p>5.234E+00</text:p>
          </table:table-cell>
          <table:table-cell office:value-type="float" office:value="5.478" calcext:value-type="float">
            <text:p>5.478E+00</text:p>
          </table:table-cell>
          <table:table-cell table:formula="of:=AVERAGE([.W106:.Y106])" office:value-type="float" office:value="5.95266666666667" calcext:value-type="float">
            <text:p>5.953E+00</text:p>
          </table:table-cell>
          <table:table-cell office:value-type="float" office:value="0.497" calcext:value-type="float">
            <text:p>4.970E-01</text:p>
          </table:table-cell>
          <table:table-cell office:value-type="float" office:value="0.597" calcext:value-type="float">
            <text:p>5.970E-01</text:p>
          </table:table-cell>
          <table:table-cell office:value-type="float" office:value="1.36" calcext:value-type="float">
            <text:p>1.360E+00</text:p>
          </table:table-cell>
          <table:table-cell table:formula="of:=AVERAGE([.AA106:.AC106])" office:value-type="float" office:value="0.818" calcext:value-type="float">
            <text:p>8.180E-01</text:p>
          </table:table-cell>
          <table:table-cell office:value-type="float" office:value="0.603" calcext:value-type="float">
            <text:p>6.030E-01</text:p>
          </table:table-cell>
          <table:table-cell office:value-type="float" office:value="1.523" calcext:value-type="float">
            <text:p>1.523E+00</text:p>
          </table:table-cell>
          <table:table-cell table:formula="of:=AVERAGE([.AE106:.AF106])" office:value-type="float" office:value="1.063" calcext:value-type="float">
            <text:p>1.063E+00</text:p>
          </table:table-cell>
          <table:table-cell office:value-type="float" office:value="1.617" calcext:value-type="float">
            <text:p>1.617E+00</text:p>
          </table:table-cell>
          <table:table-cell office:value-type="float" office:value="0.936" calcext:value-type="float">
            <text:p>9.360E-01</text:p>
          </table:table-cell>
          <table:table-cell office:value-type="float" office:value="0.853" calcext:value-type="float">
            <text:p>8.530E-01</text:p>
          </table:table-cell>
          <table:table-cell table:formula="of:=AVERAGE([.AH106:.AJ106])" office:value-type="float" office:value="1.13533333333333" calcext:value-type="float">
            <text:p>1.135E+00</text:p>
          </table:table-cell>
          <table:table-cell office:value-type="float" office:value="0.87" calcext:value-type="float">
            <text:p>8.700E-01</text:p>
          </table:table-cell>
          <table:table-cell office:value-type="float" office:value="1.319" calcext:value-type="float">
            <text:p>1.319E+00</text:p>
          </table:table-cell>
          <table:table-cell office:value-type="float" office:value="1.639" calcext:value-type="float">
            <text:p>1.639E+00</text:p>
          </table:table-cell>
          <table:table-cell table:formula="of:=AVERAGE([.AL106:.AN106])" office:value-type="float" office:value="1.276" calcext:value-type="float">
            <text:p>1.276E+00</text:p>
          </table:table-cell>
          <table:table-cell office:value-type="float" office:value="0.703" calcext:value-type="float">
            <text:p>7.030E-01</text:p>
          </table:table-cell>
          <table:table-cell office:value-type="float" office:value="0.755" calcext:value-type="float">
            <text:p>7.550E-01</text:p>
          </table:table-cell>
          <table:table-cell office:value-type="float" office:value="0.415" calcext:value-type="float">
            <text:p>4.150E-01</text:p>
          </table:table-cell>
          <table:table-cell table:formula="of:=AVERAGE([.AP106:.AR106])" office:value-type="float" office:value="0.624333333333333" calcext:value-type="float">
            <text:p>6.243E-01</text:p>
          </table:table-cell>
          <table:table-cell office:value-type="float" office:value="0.42" calcext:value-type="float">
            <text:p>4.200E-01</text:p>
          </table:table-cell>
          <table:table-cell office:value-type="float" office:value="0.382" calcext:value-type="float">
            <text:p>3.820E-01</text:p>
          </table:table-cell>
          <table:table-cell office:value-type="float" office:value="0.386" calcext:value-type="float">
            <text:p>3.860E-01</text:p>
          </table:table-cell>
          <table:table-cell table:formula="of:=AVERAGE([.AT106:.AV106])" office:value-type="float" office:value="0.396" calcext:value-type="float">
            <text:p>3.960E-01</text:p>
          </table:table-cell>
          <table:table-cell office:value-type="float" office:value="2.023" calcext:value-type="float">
            <text:p>2.023E+00</text:p>
          </table:table-cell>
          <table:table-cell office:value-type="float" office:value="1.515" calcext:value-type="float">
            <text:p>1.515E+00</text:p>
          </table:table-cell>
          <table:table-cell office:value-type="float" office:value="0.906" calcext:value-type="float">
            <text:p>9.060E-01</text:p>
          </table:table-cell>
          <table:table-cell table:formula="of:=AVERAGE([.AX106:.AZ106])" office:value-type="float" office:value="1.48133333333333" calcext:value-type="float">
            <text:p>1.481E+00</text:p>
          </table:table-cell>
          <table:table-cell office:value-type="float" office:value="0.823" calcext:value-type="float">
            <text:p>8.230E-01</text:p>
          </table:table-cell>
          <table:table-cell office:value-type="float" office:value="0.697" calcext:value-type="float">
            <text:p>6.970E-01</text:p>
          </table:table-cell>
          <table:table-cell office:value-type="float" office:value="0.759" calcext:value-type="float">
            <text:p>7.590E-01</text:p>
          </table:table-cell>
          <table:table-cell table:formula="of:=AVERAGE([.BB106:.BD106])" office:value-type="float" office:value="0.759666666666667" calcext:value-type="float">
            <text:p>7.597E-01</text:p>
          </table:table-cell>
          <table:table-cell office:value-type="float" office:value="0.554" calcext:value-type="float">
            <text:p>5.540E-01</text:p>
          </table:table-cell>
          <table:table-cell office:value-type="float" office:value="0.394" calcext:value-type="float">
            <text:p>3.940E-01</text:p>
          </table:table-cell>
          <table:table-cell office:value-type="float" office:value="0.324" calcext:value-type="float">
            <text:p>3.240E-01</text:p>
          </table:table-cell>
          <table:table-cell table:formula="of:=AVERAGE([.BF106:.BH106])" office:value-type="float" office:value="0.424" calcext:value-type="float">
            <text:p>4.240E-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01100</text:p>
          </table:table-cell>
          <table:table-cell office:value-type="float" office:value="0.916" calcext:value-type="float">
            <text:p>9.160E-01</text:p>
          </table:table-cell>
          <table:table-cell office:value-type="float" office:value="0.404" calcext:value-type="float">
            <text:p>4.040E-01</text:p>
          </table:table-cell>
          <table:table-cell office:value-type="float" office:value="1.09" calcext:value-type="float">
            <text:p>1.090E+00</text:p>
          </table:table-cell>
          <table:table-cell table:formula="of:=AVERAGE([.C107:.E107])" office:value-type="float" office:value="0.803333333333333" calcext:value-type="float">
            <text:p>8.033E-01</text:p>
          </table:table-cell>
          <table:table-cell office:value-type="float" office:value="0.877" calcext:value-type="float">
            <text:p>8.770E-01</text:p>
          </table:table-cell>
          <table:table-cell office:value-type="float" office:value="1.105" calcext:value-type="float">
            <text:p>1.105E+00</text:p>
          </table:table-cell>
          <table:table-cell office:value-type="float" office:value="4.417" calcext:value-type="float">
            <text:p>4.417E+00</text:p>
          </table:table-cell>
          <table:table-cell table:formula="of:=AVERAGE([.G107:.I107])" office:value-type="float" office:value="2.133" calcext:value-type="float">
            <text:p>2.133E+00</text:p>
          </table:table-cell>
          <table:table-cell office:value-type="float" office:value="1.251" calcext:value-type="float">
            <text:p>1.251E+00</text:p>
          </table:table-cell>
          <table:table-cell office:value-type="float" office:value="0.989" calcext:value-type="float">
            <text:p>9.890E-01</text:p>
          </table:table-cell>
          <table:table-cell office:value-type="float" office:value="0.984" calcext:value-type="float">
            <text:p>9.840E-01</text:p>
          </table:table-cell>
          <table:table-cell table:formula="of:=AVERAGE([.K107:.M107])" office:value-type="float" office:value="1.07466666666667" calcext:value-type="float">
            <text:p>1.075E+00</text:p>
          </table:table-cell>
          <table:table-cell office:value-type="float" office:value="0.545" calcext:value-type="float">
            <text:p>5.450E-01</text:p>
          </table:table-cell>
          <table:table-cell office:value-type="float" office:value="0.949" calcext:value-type="float">
            <text:p>9.490E-01</text:p>
          </table:table-cell>
          <table:table-cell office:value-type="float" office:value="1.35" calcext:value-type="float">
            <text:p>1.350E+00</text:p>
          </table:table-cell>
          <table:table-cell table:formula="of:=AVERAGE([.O107:.Q107])" office:value-type="float" office:value="0.948" calcext:value-type="float">
            <text:p>9.480E-01</text:p>
          </table:table-cell>
          <table:table-cell office:value-type="float" office:value="0.72" calcext:value-type="float">
            <text:p>7.200E-01</text:p>
          </table:table-cell>
          <table:table-cell office:value-type="float" office:value="1.01" calcext:value-type="float">
            <text:p>1.010E+00</text:p>
          </table:table-cell>
          <table:table-cell office:value-type="float" office:value="0.626" calcext:value-type="float">
            <text:p>6.260E-01</text:p>
          </table:table-cell>
          <table:table-cell table:formula="of:=AVERAGE([.S107:.U107])" office:value-type="float" office:value="0.785333333333333" calcext:value-type="float">
            <text:p>7.853E-01</text:p>
          </table:table-cell>
          <table:table-cell office:value-type="float" office:value="1.122" calcext:value-type="float">
            <text:p>1.122E+00</text:p>
          </table:table-cell>
          <table:table-cell office:value-type="float" office:value="0.34" calcext:value-type="float">
            <text:p>3.400E-01</text:p>
          </table:table-cell>
          <table:table-cell office:value-type="float" office:value="0.845" calcext:value-type="float">
            <text:p>8.450E-01</text:p>
          </table:table-cell>
          <table:table-cell table:formula="of:=AVERAGE([.W107:.Y107])" office:value-type="float" office:value="0.769" calcext:value-type="float">
            <text:p>7.690E-01</text:p>
          </table:table-cell>
          <table:table-cell office:value-type="float" office:value="1.561" calcext:value-type="float">
            <text:p>1.561E+00</text:p>
          </table:table-cell>
          <table:table-cell office:value-type="float" office:value="1.163" calcext:value-type="float">
            <text:p>1.163E+00</text:p>
          </table:table-cell>
          <table:table-cell office:value-type="float" office:value="1.514" calcext:value-type="float">
            <text:p>1.514E+00</text:p>
          </table:table-cell>
          <table:table-cell table:formula="of:=AVERAGE([.AA107:.AC107])" office:value-type="float" office:value="1.41266666666667" calcext:value-type="float">
            <text:p>1.413E+00</text:p>
          </table:table-cell>
          <table:table-cell office:value-type="float" office:value="1.003" calcext:value-type="float">
            <text:p>1.003E+00</text:p>
          </table:table-cell>
          <table:table-cell office:value-type="float" office:value="0.995" calcext:value-type="float">
            <text:p>9.950E-01</text:p>
          </table:table-cell>
          <table:table-cell table:formula="of:=AVERAGE([.AE107:.AF107])" office:value-type="float" office:value="0.999" calcext:value-type="float">
            <text:p>9.990E-01</text:p>
          </table:table-cell>
          <table:table-cell office:value-type="float" office:value="1.311" calcext:value-type="float">
            <text:p>1.311E+00</text:p>
          </table:table-cell>
          <table:table-cell office:value-type="float" office:value="0.609" calcext:value-type="float">
            <text:p>6.090E-01</text:p>
          </table:table-cell>
          <table:table-cell office:value-type="float" office:value="0.91" calcext:value-type="float">
            <text:p>9.100E-01</text:p>
          </table:table-cell>
          <table:table-cell table:formula="of:=AVERAGE([.AH107:.AJ107])" office:value-type="float" office:value="0.943333333333333" calcext:value-type="float">
            <text:p>9.433E-01</text:p>
          </table:table-cell>
          <table:table-cell office:value-type="float" office:value="0.764" calcext:value-type="float">
            <text:p>7.640E-01</text:p>
          </table:table-cell>
          <table:table-cell office:value-type="float" office:value="0.986" calcext:value-type="float">
            <text:p>9.860E-01</text:p>
          </table:table-cell>
          <table:table-cell office:value-type="float" office:value="1.831" calcext:value-type="float">
            <text:p>1.831E+00</text:p>
          </table:table-cell>
          <table:table-cell table:formula="of:=AVERAGE([.AL107:.AN107])" office:value-type="float" office:value="1.19366666666667" calcext:value-type="float">
            <text:p>1.194E+00</text:p>
          </table:table-cell>
          <table:table-cell office:value-type="float" office:value="0.856" calcext:value-type="float">
            <text:p>8.560E-01</text:p>
          </table:table-cell>
          <table:table-cell office:value-type="float" office:value="0.612" calcext:value-type="float">
            <text:p>6.120E-01</text:p>
          </table:table-cell>
          <table:table-cell office:value-type="float" office:value="0.752" calcext:value-type="float">
            <text:p>7.520E-01</text:p>
          </table:table-cell>
          <table:table-cell table:formula="of:=AVERAGE([.AP107:.AR107])" office:value-type="float" office:value="0.74" calcext:value-type="float">
            <text:p>7.400E-01</text:p>
          </table:table-cell>
          <table:table-cell office:value-type="float" office:value="0.369" calcext:value-type="float">
            <text:p>3.690E-01</text:p>
          </table:table-cell>
          <table:table-cell office:value-type="float" office:value="0.833" calcext:value-type="float">
            <text:p>8.330E-01</text:p>
          </table:table-cell>
          <table:table-cell office:value-type="float" office:value="0.406" calcext:value-type="float">
            <text:p>4.060E-01</text:p>
          </table:table-cell>
          <table:table-cell table:formula="of:=AVERAGE([.AT107:.AV107])" office:value-type="float" office:value="0.536" calcext:value-type="float">
            <text:p>5.360E-01</text:p>
          </table:table-cell>
          <table:table-cell office:value-type="float" office:value="0.458" calcext:value-type="float">
            <text:p>4.580E-01</text:p>
          </table:table-cell>
          <table:table-cell office:value-type="float" office:value="0.526" calcext:value-type="float">
            <text:p>5.260E-01</text:p>
          </table:table-cell>
          <table:table-cell office:value-type="float" office:value="0.56" calcext:value-type="float">
            <text:p>5.600E-01</text:p>
          </table:table-cell>
          <table:table-cell table:formula="of:=AVERAGE([.AX107:.AZ107])" office:value-type="float" office:value="0.514666666666667" calcext:value-type="float">
            <text:p>5.147E-01</text:p>
          </table:table-cell>
          <table:table-cell office:value-type="float" office:value="2.163" calcext:value-type="float">
            <text:p>2.163E+00</text:p>
          </table:table-cell>
          <table:table-cell office:value-type="float" office:value="2.397" calcext:value-type="float">
            <text:p>2.397E+00</text:p>
          </table:table-cell>
          <table:table-cell office:value-type="float" office:value="4.75" calcext:value-type="float">
            <text:p>4.750E+00</text:p>
          </table:table-cell>
          <table:table-cell table:formula="of:=AVERAGE([.BB107:.BD107])" office:value-type="float" office:value="3.10333333333333" calcext:value-type="float">
            <text:p>3.103E+00</text:p>
          </table:table-cell>
          <table:table-cell office:value-type="float" office:value="3.109" calcext:value-type="float">
            <text:p>3.109E+00</text:p>
          </table:table-cell>
          <table:table-cell office:value-type="float" office:value="4.634" calcext:value-type="float">
            <text:p>4.634E+00</text:p>
          </table:table-cell>
          <table:table-cell office:value-type="float" office:value="2.873" calcext:value-type="float">
            <text:p>2.873E+00</text:p>
          </table:table-cell>
          <table:table-cell table:formula="of:=AVERAGE([.BF107:.BH107])" office:value-type="float" office:value="3.53866666666667" calcext:value-type="float">
            <text:p>3.539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01250</text:p>
          </table:table-cell>
          <table:table-cell office:value-type="float" office:value="1.875" calcext:value-type="float">
            <text:p>1.875E+00</text:p>
          </table:table-cell>
          <table:table-cell office:value-type="float" office:value="2.045" calcext:value-type="float">
            <text:p>2.045E+00</text:p>
          </table:table-cell>
          <table:table-cell office:value-type="float" office:value="3.259" calcext:value-type="float">
            <text:p>3.259E+00</text:p>
          </table:table-cell>
          <table:table-cell table:formula="of:=AVERAGE([.C108:.E108])" office:value-type="float" office:value="2.393" calcext:value-type="float">
            <text:p>2.393E+00</text:p>
          </table:table-cell>
          <table:table-cell office:value-type="float" office:value="1.031" calcext:value-type="float">
            <text:p>1.031E+00</text:p>
          </table:table-cell>
          <table:table-cell office:value-type="float" office:value="2.069" calcext:value-type="float">
            <text:p>2.069E+00</text:p>
          </table:table-cell>
          <table:table-cell office:value-type="float" office:value="1.54" calcext:value-type="float">
            <text:p>1.540E+00</text:p>
          </table:table-cell>
          <table:table-cell table:formula="of:=AVERAGE([.G108:.I108])" office:value-type="float" office:value="1.54666666666667" calcext:value-type="float">
            <text:p>1.547E+00</text:p>
          </table:table-cell>
          <table:table-cell office:value-type="float" office:value="3.042" calcext:value-type="float">
            <text:p>3.042E+00</text:p>
          </table:table-cell>
          <table:table-cell office:value-type="float" office:value="3.204" calcext:value-type="float">
            <text:p>3.204E+00</text:p>
          </table:table-cell>
          <table:table-cell office:value-type="float" office:value="1.403" calcext:value-type="float">
            <text:p>1.403E+00</text:p>
          </table:table-cell>
          <table:table-cell table:formula="of:=AVERAGE([.K108:.M108])" office:value-type="float" office:value="2.54966666666667" calcext:value-type="float">
            <text:p>2.550E+00</text:p>
          </table:table-cell>
          <table:table-cell office:value-type="float" office:value="0.641" calcext:value-type="float">
            <text:p>6.410E-01</text:p>
          </table:table-cell>
          <table:table-cell office:value-type="float" office:value="1.052" calcext:value-type="float">
            <text:p>1.052E+00</text:p>
          </table:table-cell>
          <table:table-cell office:value-type="float" office:value="1.283" calcext:value-type="float">
            <text:p>1.283E+00</text:p>
          </table:table-cell>
          <table:table-cell table:formula="of:=AVERAGE([.O108:.Q108])" office:value-type="float" office:value="0.992" calcext:value-type="float">
            <text:p>9.920E-01</text:p>
          </table:table-cell>
          <table:table-cell office:value-type="float" office:value="1.414" calcext:value-type="float">
            <text:p>1.414E+00</text:p>
          </table:table-cell>
          <table:table-cell office:value-type="float" office:value="1.364" calcext:value-type="float">
            <text:p>1.364E+00</text:p>
          </table:table-cell>
          <table:table-cell office:value-type="float" office:value="1.858" calcext:value-type="float">
            <text:p>1.858E+00</text:p>
          </table:table-cell>
          <table:table-cell table:formula="of:=AVERAGE([.S108:.U108])" office:value-type="float" office:value="1.54533333333333" calcext:value-type="float">
            <text:p>1.545E+00</text:p>
          </table:table-cell>
          <table:table-cell office:value-type="float" office:value="3.01" calcext:value-type="float">
            <text:p>3.010E+00</text:p>
          </table:table-cell>
          <table:table-cell office:value-type="float" office:value="2.513" calcext:value-type="float">
            <text:p>2.513E+00</text:p>
          </table:table-cell>
          <table:table-cell office:value-type="float" office:value="1.667" calcext:value-type="float">
            <text:p>1.667E+00</text:p>
          </table:table-cell>
          <table:table-cell table:formula="of:=AVERAGE([.W108:.Y108])" office:value-type="float" office:value="2.39666666666667" calcext:value-type="float">
            <text:p>2.397E+00</text:p>
          </table:table-cell>
          <table:table-cell office:value-type="float" office:value="0.68" calcext:value-type="float">
            <text:p>6.800E-01</text:p>
          </table:table-cell>
          <table:table-cell office:value-type="float" office:value="1.629" calcext:value-type="float">
            <text:p>1.629E+00</text:p>
          </table:table-cell>
          <table:table-cell office:value-type="float" office:value="1.976" calcext:value-type="float">
            <text:p>1.976E+00</text:p>
          </table:table-cell>
          <table:table-cell table:formula="of:=AVERAGE([.AA108:.AC108])" office:value-type="float" office:value="1.42833333333333" calcext:value-type="float">
            <text:p>1.428E+00</text:p>
          </table:table-cell>
          <table:table-cell office:value-type="float" office:value="0.862" calcext:value-type="float">
            <text:p>8.620E-01</text:p>
          </table:table-cell>
          <table:table-cell office:value-type="float" office:value="0.924" calcext:value-type="float">
            <text:p>9.240E-01</text:p>
          </table:table-cell>
          <table:table-cell table:formula="of:=AVERAGE([.AE108:.AF108])" office:value-type="float" office:value="0.893" calcext:value-type="float">
            <text:p>8.930E-01</text:p>
          </table:table-cell>
          <table:table-cell office:value-type="float" office:value="1.277" calcext:value-type="float">
            <text:p>1.277E+00</text:p>
          </table:table-cell>
          <table:table-cell office:value-type="float" office:value="0.574" calcext:value-type="float">
            <text:p>5.740E-01</text:p>
          </table:table-cell>
          <table:table-cell office:value-type="float" office:value="0.654" calcext:value-type="float">
            <text:p>6.540E-01</text:p>
          </table:table-cell>
          <table:table-cell table:formula="of:=AVERAGE([.AH108:.AJ108])" office:value-type="float" office:value="0.835" calcext:value-type="float">
            <text:p>8.350E-01</text:p>
          </table:table-cell>
          <table:table-cell office:value-type="float" office:value="1.925" calcext:value-type="float">
            <text:p>1.925E+00</text:p>
          </table:table-cell>
          <table:table-cell office:value-type="float" office:value="0.934" calcext:value-type="float">
            <text:p>9.340E-01</text:p>
          </table:table-cell>
          <table:table-cell office:value-type="float" office:value="2.064" calcext:value-type="float">
            <text:p>2.064E+00</text:p>
          </table:table-cell>
          <table:table-cell table:formula="of:=AVERAGE([.AL108:.AN108])" office:value-type="float" office:value="1.641" calcext:value-type="float">
            <text:p>1.641E+00</text:p>
          </table:table-cell>
          <table:table-cell office:value-type="float" office:value="1.361" calcext:value-type="float">
            <text:p>1.361E+00</text:p>
          </table:table-cell>
          <table:table-cell office:value-type="float" office:value="1.194" calcext:value-type="float">
            <text:p>1.194E+00</text:p>
          </table:table-cell>
          <table:table-cell office:value-type="float" office:value="1.654" calcext:value-type="float">
            <text:p>1.654E+00</text:p>
          </table:table-cell>
          <table:table-cell table:formula="of:=AVERAGE([.AP108:.AR108])" office:value-type="float" office:value="1.403" calcext:value-type="float">
            <text:p>1.403E+00</text:p>
          </table:table-cell>
          <table:table-cell office:value-type="float" office:value="0.955" calcext:value-type="float">
            <text:p>9.550E-01</text:p>
          </table:table-cell>
          <table:table-cell office:value-type="float" office:value="1.675" calcext:value-type="float">
            <text:p>1.675E+00</text:p>
          </table:table-cell>
          <table:table-cell office:value-type="float" office:value="1.737" calcext:value-type="float">
            <text:p>1.737E+00</text:p>
          </table:table-cell>
          <table:table-cell table:formula="of:=AVERAGE([.AT108:.AV108])" office:value-type="float" office:value="1.45566666666667" calcext:value-type="float">
            <text:p>1.456E+00</text:p>
          </table:table-cell>
          <table:table-cell office:value-type="float" office:value="2.126" calcext:value-type="float">
            <text:p>2.126E+00</text:p>
          </table:table-cell>
          <table:table-cell office:value-type="float" office:value="3.242" calcext:value-type="float">
            <text:p>3.242E+00</text:p>
          </table:table-cell>
          <table:table-cell office:value-type="float" office:value="2.538" calcext:value-type="float">
            <text:p>2.538E+00</text:p>
          </table:table-cell>
          <table:table-cell table:formula="of:=AVERAGE([.AX108:.AZ108])" office:value-type="float" office:value="2.63533333333333" calcext:value-type="float">
            <text:p>2.635E+00</text:p>
          </table:table-cell>
          <table:table-cell office:value-type="float" office:value="1.42" calcext:value-type="float">
            <text:p>1.420E+00</text:p>
          </table:table-cell>
          <table:table-cell office:value-type="float" office:value="1.172" calcext:value-type="float">
            <text:p>1.172E+00</text:p>
          </table:table-cell>
          <table:table-cell office:value-type="float" office:value="0.998" calcext:value-type="float">
            <text:p>9.980E-01</text:p>
          </table:table-cell>
          <table:table-cell table:formula="of:=AVERAGE([.BB108:.BD108])" office:value-type="float" office:value="1.19666666666667" calcext:value-type="float">
            <text:p>1.197E+00</text:p>
          </table:table-cell>
          <table:table-cell office:value-type="float" office:value="0.993" calcext:value-type="float">
            <text:p>9.930E-01</text:p>
          </table:table-cell>
          <table:table-cell office:value-type="float" office:value="0.131" calcext:value-type="float">
            <text:p>1.310E-01</text:p>
          </table:table-cell>
          <table:table-cell office:value-type="float" office:value="0.998" calcext:value-type="float">
            <text:p>9.980E-01</text:p>
          </table:table-cell>
          <table:table-cell table:formula="of:=AVERAGE([.BF108:.BH108])" office:value-type="float" office:value="0.707333333333333" calcext:value-type="float">
            <text:p>7.073E-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01550</text:p>
          </table:table-cell>
          <table:table-cell office:value-type="string" calcext:value-type="string">
            <text:p>LECRK63</text:p>
          </table:table-cell>
          <table:table-cell office:value-type="float" office:value="0.41" calcext:value-type="float">
            <text:p>4.100E-01</text:p>
          </table:table-cell>
          <table:table-cell office:value-type="float" office:value="0.796" calcext:value-type="float">
            <text:p>7.960E-01</text:p>
          </table:table-cell>
          <table:table-cell office:value-type="float" office:value="0.631" calcext:value-type="float">
            <text:p>6.310E-01</text:p>
          </table:table-cell>
          <table:table-cell table:formula="of:=AVERAGE([.C109:.E109])" office:value-type="float" office:value="0.612333333333333" calcext:value-type="float">
            <text:p>6.123E-01</text:p>
          </table:table-cell>
          <table:table-cell office:value-type="float" office:value="0.354" calcext:value-type="float">
            <text:p>3.540E-01</text:p>
          </table:table-cell>
          <table:table-cell office:value-type="float" office:value="0.888" calcext:value-type="float">
            <text:p>8.880E-01</text:p>
          </table:table-cell>
          <table:table-cell office:value-type="float" office:value="7.144" calcext:value-type="float">
            <text:p>7.144E+00</text:p>
          </table:table-cell>
          <table:table-cell table:formula="of:=AVERAGE([.G109:.I109])" office:value-type="float" office:value="2.79533333333333" calcext:value-type="float">
            <text:p>2.795E+00</text:p>
          </table:table-cell>
          <table:table-cell office:value-type="float" office:value="1.75" calcext:value-type="float">
            <text:p>1.750E+00</text:p>
          </table:table-cell>
          <table:table-cell office:value-type="float" office:value="1.161" calcext:value-type="float">
            <text:p>1.161E+00</text:p>
          </table:table-cell>
          <table:table-cell office:value-type="float" office:value="0.307" calcext:value-type="float">
            <text:p>3.070E-01</text:p>
          </table:table-cell>
          <table:table-cell table:formula="of:=AVERAGE([.K109:.M109])" office:value-type="float" office:value="1.07266666666667" calcext:value-type="float">
            <text:p>1.073E+00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509" calcext:value-type="float">
            <text:p>5.090E-01</text:p>
          </table:table-cell>
          <table:table-cell office:value-type="float" office:value="0.484" calcext:value-type="float">
            <text:p>4.840E-01</text:p>
          </table:table-cell>
          <table:table-cell table:formula="of:=AVERAGE([.O109:.Q109])" office:value-type="float" office:value="0.373" calcext:value-type="float">
            <text:p>3.730E-01</text:p>
          </table:table-cell>
          <table:table-cell office:value-type="float" office:value="1.068" calcext:value-type="float">
            <text:p>1.068E+00</text:p>
          </table:table-cell>
          <table:table-cell office:value-type="float" office:value="0.563" calcext:value-type="float">
            <text:p>5.630E-01</text:p>
          </table:table-cell>
          <table:table-cell office:value-type="float" office:value="0.696" calcext:value-type="float">
            <text:p>6.960E-01</text:p>
          </table:table-cell>
          <table:table-cell table:formula="of:=AVERAGE([.S109:.U109])" office:value-type="float" office:value="0.775666666666667" calcext:value-type="float">
            <text:p>7.757E-01</text:p>
          </table:table-cell>
          <table:table-cell office:value-type="float" office:value="1.07" calcext:value-type="float">
            <text:p>1.070E+00</text:p>
          </table:table-cell>
          <table:table-cell office:value-type="float" office:value="0.669" calcext:value-type="float">
            <text:p>6.690E-01</text:p>
          </table:table-cell>
          <table:table-cell office:value-type="float" office:value="1.276" calcext:value-type="float">
            <text:p>1.276E+00</text:p>
          </table:table-cell>
          <table:table-cell table:formula="of:=AVERAGE([.W109:.Y109])" office:value-type="float" office:value="1.005" calcext:value-type="float">
            <text:p>1.005E+00</text:p>
          </table:table-cell>
          <table:table-cell office:value-type="float" office:value="0.466" calcext:value-type="float">
            <text:p>4.660E-01</text:p>
          </table:table-cell>
          <table:table-cell office:value-type="float" office:value="0.448" calcext:value-type="float">
            <text:p>4.480E-01</text:p>
          </table:table-cell>
          <table:table-cell office:value-type="float" office:value="1.195" calcext:value-type="float">
            <text:p>1.195E+00</text:p>
          </table:table-cell>
          <table:table-cell table:formula="of:=AVERAGE([.AA109:.AC109])" office:value-type="float" office:value="0.703" calcext:value-type="float">
            <text:p>7.030E-01</text:p>
          </table:table-cell>
          <table:table-cell office:value-type="float" office:value="0.486" calcext:value-type="float">
            <text:p>4.860E-01</text:p>
          </table:table-cell>
          <table:table-cell office:value-type="float" office:value="0.516" calcext:value-type="float">
            <text:p>5.160E-01</text:p>
          </table:table-cell>
          <table:table-cell table:formula="of:=AVERAGE([.AE109:.AF109])" office:value-type="float" office:value="0.501" calcext:value-type="float">
            <text:p>5.010E-01</text:p>
          </table:table-cell>
          <table:table-cell office:value-type="float" office:value="0.934" calcext:value-type="float">
            <text:p>9.340E-01</text:p>
          </table:table-cell>
          <table:table-cell office:value-type="float" office:value="0.396" calcext:value-type="float">
            <text:p>3.960E-01</text:p>
          </table:table-cell>
          <table:table-cell office:value-type="float" office:value="0.601" calcext:value-type="float">
            <text:p>6.010E-01</text:p>
          </table:table-cell>
          <table:table-cell table:formula="of:=AVERAGE([.AH109:.AJ109])" office:value-type="float" office:value="0.643666666666667" calcext:value-type="float">
            <text:p>6.437E-01</text:p>
          </table:table-cell>
          <table:table-cell office:value-type="float" office:value="0.663" calcext:value-type="float">
            <text:p>6.630E-01</text:p>
          </table:table-cell>
          <table:table-cell office:value-type="float" office:value="0.446" calcext:value-type="float">
            <text:p>4.460E-01</text:p>
          </table:table-cell>
          <table:table-cell office:value-type="float" office:value="0.871" calcext:value-type="float">
            <text:p>8.710E-01</text:p>
          </table:table-cell>
          <table:table-cell table:formula="of:=AVERAGE([.AL109:.AN109])" office:value-type="float" office:value="0.66" calcext:value-type="float">
            <text:p>6.600E-01</text:p>
          </table:table-cell>
          <table:table-cell office:value-type="float" office:value="0.55" calcext:value-type="float">
            <text:p>5.500E-01</text:p>
          </table:table-cell>
          <table:table-cell office:value-type="float" office:value="0.373" calcext:value-type="float">
            <text:p>3.730E-01</text:p>
          </table:table-cell>
          <table:table-cell office:value-type="float" office:value="0.869" calcext:value-type="float">
            <text:p>8.690E-01</text:p>
          </table:table-cell>
          <table:table-cell table:formula="of:=AVERAGE([.AP109:.AR109])" office:value-type="float" office:value="0.597333333333333" calcext:value-type="float">
            <text:p>5.973E-01</text:p>
          </table:table-cell>
          <table:table-cell office:value-type="float" office:value="0.361" calcext:value-type="float">
            <text:p>3.610E-01</text:p>
          </table:table-cell>
          <table:table-cell office:value-type="float" office:value="1.229" calcext:value-type="float">
            <text:p>1.229E+00</text:p>
          </table:table-cell>
          <table:table-cell office:value-type="float" office:value="0.619" calcext:value-type="float">
            <text:p>6.190E-01</text:p>
          </table:table-cell>
          <table:table-cell table:formula="of:=AVERAGE([.AT109:.AV109])" office:value-type="float" office:value="0.736333333333333" calcext:value-type="float">
            <text:p>7.363E-01</text:p>
          </table:table-cell>
          <table:table-cell office:value-type="float" office:value="0.478" calcext:value-type="float">
            <text:p>4.780E-01</text:p>
          </table:table-cell>
          <table:table-cell office:value-type="float" office:value="0.917" calcext:value-type="float">
            <text:p>9.170E-01</text:p>
          </table:table-cell>
          <table:table-cell office:value-type="float" office:value="0.487" calcext:value-type="float">
            <text:p>4.870E-01</text:p>
          </table:table-cell>
          <table:table-cell table:formula="of:=AVERAGE([.AX109:.AZ109])" office:value-type="float" office:value="0.627333333333333" calcext:value-type="float">
            <text:p>6.273E-01</text:p>
          </table:table-cell>
          <table:table-cell office:value-type="float" office:value="0.258" calcext:value-type="float">
            <text:p>2.580E-01</text:p>
          </table:table-cell>
          <table:table-cell office:value-type="float" office:value="0.201" calcext:value-type="float">
            <text:p>2.010E-01</text:p>
          </table:table-cell>
          <table:table-cell office:value-type="float" office:value="0.234" calcext:value-type="float">
            <text:p>2.340E-01</text:p>
          </table:table-cell>
          <table:table-cell table:formula="of:=AVERAGE([.BB109:.BD109])" office:value-type="float" office:value="0.231" calcext:value-type="float">
            <text:p>2.310E-01</text:p>
          </table:table-cell>
          <table:table-cell office:value-type="float" office:value="0.707" calcext:value-type="float">
            <text:p>7.070E-01</text:p>
          </table:table-cell>
          <table:table-cell office:value-type="float" office:value="0.064" calcext:value-type="float">
            <text:p>6.400E-02</text:p>
          </table:table-cell>
          <table:table-cell office:value-type="float" office:value="0.603" calcext:value-type="float">
            <text:p>6.030E-01</text:p>
          </table:table-cell>
          <table:table-cell table:formula="of:=AVERAGE([.BF109:.BH109])" office:value-type="float" office:value="0.458" calcext:value-type="float">
            <text:p>4.580E-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02020</text:p>
          </table:table-cell>
          <table:table-cell office:value-type="string" calcext:value-type="string">
            <text:p>SIS</text:p>
          </table:table-cell>
          <table:table-cell office:value-type="float" office:value="1.805" calcext:value-type="float">
            <text:p>1.805E+00</text:p>
          </table:table-cell>
          <table:table-cell office:value-type="float" office:value="2.024" calcext:value-type="float">
            <text:p>2.024E+00</text:p>
          </table:table-cell>
          <table:table-cell office:value-type="float" office:value="3.711" calcext:value-type="float">
            <text:p>3.711E+00</text:p>
          </table:table-cell>
          <table:table-cell table:formula="of:=AVERAGE([.C110:.E110])" office:value-type="float" office:value="2.51333333333333" calcext:value-type="float">
            <text:p>2.513E+00</text:p>
          </table:table-cell>
          <table:table-cell office:value-type="float" office:value="2.378" calcext:value-type="float">
            <text:p>2.378E+00</text:p>
          </table:table-cell>
          <table:table-cell office:value-type="float" office:value="1.315" calcext:value-type="float">
            <text:p>1.315E+00</text:p>
          </table:table-cell>
          <table:table-cell office:value-type="float" office:value="13.151" calcext:value-type="float">
            <text:p>1.315E+01</text:p>
          </table:table-cell>
          <table:table-cell table:formula="of:=AVERAGE([.G110:.I110])" office:value-type="float" office:value="5.61466666666667" calcext:value-type="float">
            <text:p>5.615E+00</text:p>
          </table:table-cell>
          <table:table-cell office:value-type="float" office:value="3.3" calcext:value-type="float">
            <text:p>3.300E+00</text:p>
          </table:table-cell>
          <table:table-cell office:value-type="float" office:value="1.755" calcext:value-type="float">
            <text:p>1.755E+00</text:p>
          </table:table-cell>
          <table:table-cell office:value-type="float" office:value="3.689" calcext:value-type="float">
            <text:p>3.689E+00</text:p>
          </table:table-cell>
          <table:table-cell table:formula="of:=AVERAGE([.K110:.M110])" office:value-type="float" office:value="2.91466666666667" calcext:value-type="float">
            <text:p>2.915E+00</text:p>
          </table:table-cell>
          <table:table-cell office:value-type="float" office:value="6.438" calcext:value-type="float">
            <text:p>6.438E+00</text:p>
          </table:table-cell>
          <table:table-cell office:value-type="float" office:value="5.106" calcext:value-type="float">
            <text:p>5.106E+00</text:p>
          </table:table-cell>
          <table:table-cell office:value-type="float" office:value="3.644" calcext:value-type="float">
            <text:p>3.644E+00</text:p>
          </table:table-cell>
          <table:table-cell table:formula="of:=AVERAGE([.O110:.Q110])" office:value-type="float" office:value="5.06266666666667" calcext:value-type="float">
            <text:p>5.063E+00</text:p>
          </table:table-cell>
          <table:table-cell office:value-type="float" office:value="8.673" calcext:value-type="float">
            <text:p>8.673E+00</text:p>
          </table:table-cell>
          <table:table-cell office:value-type="float" office:value="3.5" calcext:value-type="float">
            <text:p>3.500E+00</text:p>
          </table:table-cell>
          <table:table-cell office:value-type="float" office:value="5.634" calcext:value-type="float">
            <text:p>5.634E+00</text:p>
          </table:table-cell>
          <table:table-cell table:formula="of:=AVERAGE([.S110:.U110])" office:value-type="float" office:value="5.93566666666667" calcext:value-type="float">
            <text:p>5.936E+00</text:p>
          </table:table-cell>
          <table:table-cell office:value-type="float" office:value="15.087" calcext:value-type="float">
            <text:p>1.509E+01</text:p>
          </table:table-cell>
          <table:table-cell office:value-type="float" office:value="13.459" calcext:value-type="float">
            <text:p>1.346E+01</text:p>
          </table:table-cell>
          <table:table-cell office:value-type="float" office:value="6.691" calcext:value-type="float">
            <text:p>6.691E+00</text:p>
          </table:table-cell>
          <table:table-cell table:formula="of:=AVERAGE([.W110:.Y110])" office:value-type="float" office:value="11.7456666666667" calcext:value-type="float">
            <text:p>1.175E+01</text:p>
          </table:table-cell>
          <table:table-cell office:value-type="float" office:value="1.682" calcext:value-type="float">
            <text:p>1.682E+00</text:p>
          </table:table-cell>
          <table:table-cell office:value-type="float" office:value="1.626" calcext:value-type="float">
            <text:p>1.626E+00</text:p>
          </table:table-cell>
          <table:table-cell office:value-type="float" office:value="1.494" calcext:value-type="float">
            <text:p>1.494E+00</text:p>
          </table:table-cell>
          <table:table-cell table:formula="of:=AVERAGE([.AA110:.AC110])" office:value-type="float" office:value="1.60066666666667" calcext:value-type="float">
            <text:p>1.601E+00</text:p>
          </table:table-cell>
          <table:table-cell office:value-type="float" office:value="1.157" calcext:value-type="float">
            <text:p>1.157E+00</text:p>
          </table:table-cell>
          <table:table-cell office:value-type="float" office:value="1.954" calcext:value-type="float">
            <text:p>1.954E+00</text:p>
          </table:table-cell>
          <table:table-cell table:formula="of:=AVERAGE([.AE110:.AF110])" office:value-type="float" office:value="1.5555" calcext:value-type="float">
            <text:p>1.556E+00</text:p>
          </table:table-cell>
          <table:table-cell office:value-type="float" office:value="0.481" calcext:value-type="float">
            <text:p>4.810E-01</text:p>
          </table:table-cell>
          <table:table-cell office:value-type="float" office:value="0.717" calcext:value-type="float">
            <text:p>7.170E-01</text:p>
          </table:table-cell>
          <table:table-cell office:value-type="float" office:value="0.913" calcext:value-type="float">
            <text:p>9.130E-01</text:p>
          </table:table-cell>
          <table:table-cell table:formula="of:=AVERAGE([.AH110:.AJ110])" office:value-type="float" office:value="0.703666666666667" calcext:value-type="float">
            <text:p>7.037E-01</text:p>
          </table:table-cell>
          <table:table-cell office:value-type="float" office:value="3.388" calcext:value-type="float">
            <text:p>3.388E+00</text:p>
          </table:table-cell>
          <table:table-cell office:value-type="float" office:value="2.364" calcext:value-type="float">
            <text:p>2.364E+00</text:p>
          </table:table-cell>
          <table:table-cell office:value-type="float" office:value="2.456" calcext:value-type="float">
            <text:p>2.456E+00</text:p>
          </table:table-cell>
          <table:table-cell table:formula="of:=AVERAGE([.AL110:.AN110])" office:value-type="float" office:value="2.736" calcext:value-type="float">
            <text:p>2.736E+00</text:p>
          </table:table-cell>
          <table:table-cell office:value-type="float" office:value="1.525" calcext:value-type="float">
            <text:p>1.525E+00</text:p>
          </table:table-cell>
          <table:table-cell office:value-type="float" office:value="1.762" calcext:value-type="float">
            <text:p>1.762E+00</text:p>
          </table:table-cell>
          <table:table-cell office:value-type="float" office:value="3.978" calcext:value-type="float">
            <text:p>3.978E+00</text:p>
          </table:table-cell>
          <table:table-cell table:formula="of:=AVERAGE([.AP110:.AR110])" office:value-type="float" office:value="2.42166666666667" calcext:value-type="float">
            <text:p>2.422E+00</text:p>
          </table:table-cell>
          <table:table-cell office:value-type="float" office:value="1.748" calcext:value-type="float">
            <text:p>1.748E+00</text:p>
          </table:table-cell>
          <table:table-cell office:value-type="float" office:value="1.932" calcext:value-type="float">
            <text:p>1.932E+00</text:p>
          </table:table-cell>
          <table:table-cell office:value-type="float" office:value="2.536" calcext:value-type="float">
            <text:p>2.536E+00</text:p>
          </table:table-cell>
          <table:table-cell table:formula="of:=AVERAGE([.AT110:.AV110])" office:value-type="float" office:value="2.072" calcext:value-type="float">
            <text:p>2.072E+00</text:p>
          </table:table-cell>
          <table:table-cell office:value-type="float" office:value="4.22" calcext:value-type="float">
            <text:p>4.220E+00</text:p>
          </table:table-cell>
          <table:table-cell office:value-type="float" office:value="5.044" calcext:value-type="float">
            <text:p>5.044E+00</text:p>
          </table:table-cell>
          <table:table-cell office:value-type="float" office:value="7.34" calcext:value-type="float">
            <text:p>7.340E+00</text:p>
          </table:table-cell>
          <table:table-cell table:formula="of:=AVERAGE([.AX110:.AZ110])" office:value-type="float" office:value="5.53466666666667" calcext:value-type="float">
            <text:p>5.535E+00</text:p>
          </table:table-cell>
          <table:table-cell office:value-type="float" office:value="11.506" calcext:value-type="float">
            <text:p>1.151E+01</text:p>
          </table:table-cell>
          <table:table-cell office:value-type="float" office:value="14.881" calcext:value-type="float">
            <text:p>1.488E+01</text:p>
          </table:table-cell>
          <table:table-cell office:value-type="float" office:value="22.088" calcext:value-type="float">
            <text:p>2.209E+01</text:p>
          </table:table-cell>
          <table:table-cell table:formula="of:=AVERAGE([.BB110:.BD110])" office:value-type="float" office:value="16.1583333333333" calcext:value-type="float">
            <text:p>1.616E+01</text:p>
          </table:table-cell>
          <table:table-cell office:value-type="float" office:value="7.295" calcext:value-type="float">
            <text:p>7.295E+00</text:p>
          </table:table-cell>
          <table:table-cell office:value-type="float" office:value="10.42" calcext:value-type="float">
            <text:p>1.042E+01</text:p>
          </table:table-cell>
          <table:table-cell office:value-type="float" office:value="6.846" calcext:value-type="float">
            <text:p>6.846E+00</text:p>
          </table:table-cell>
          <table:table-cell table:formula="of:=AVERAGE([.BF110:.BH110])" office:value-type="float" office:value="8.187" calcext:value-type="float">
            <text:p>8.187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02580</text:p>
          </table:table-cell>
          <table:table-cell office:value-type="float" office:value="2.012" calcext:value-type="float">
            <text:p>2.012E+00</text:p>
          </table:table-cell>
          <table:table-cell office:value-type="float" office:value="3.524" calcext:value-type="float">
            <text:p>3.524E+00</text:p>
          </table:table-cell>
          <table:table-cell office:value-type="float" office:value="2.071" calcext:value-type="float">
            <text:p>2.071E+00</text:p>
          </table:table-cell>
          <table:table-cell table:formula="of:=AVERAGE([.C111:.E111])" office:value-type="float" office:value="2.53566666666667" calcext:value-type="float">
            <text:p>2.536E+00</text:p>
          </table:table-cell>
          <table:table-cell office:value-type="float" office:value="2.734" calcext:value-type="float">
            <text:p>2.734E+00</text:p>
          </table:table-cell>
          <table:table-cell office:value-type="float" office:value="1.46" calcext:value-type="float">
            <text:p>1.460E+00</text:p>
          </table:table-cell>
          <table:table-cell office:value-type="float" office:value="0.682" calcext:value-type="float">
            <text:p>6.820E-01</text:p>
          </table:table-cell>
          <table:table-cell table:formula="of:=AVERAGE([.G111:.I111])" office:value-type="float" office:value="1.62533333333333" calcext:value-type="float">
            <text:p>1.625E+00</text:p>
          </table:table-cell>
          <table:table-cell office:value-type="float" office:value="2.436" calcext:value-type="float">
            <text:p>2.436E+00</text:p>
          </table:table-cell>
          <table:table-cell office:value-type="float" office:value="2.352" calcext:value-type="float">
            <text:p>2.352E+00</text:p>
          </table:table-cell>
          <table:table-cell office:value-type="float" office:value="2.606" calcext:value-type="float">
            <text:p>2.606E+00</text:p>
          </table:table-cell>
          <table:table-cell table:formula="of:=AVERAGE([.K111:.M111])" office:value-type="float" office:value="2.46466666666667" calcext:value-type="float">
            <text:p>2.465E+00</text:p>
          </table:table-cell>
          <table:table-cell office:value-type="float" office:value="5.133" calcext:value-type="float">
            <text:p>5.133E+00</text:p>
          </table:table-cell>
          <table:table-cell office:value-type="float" office:value="2.487" calcext:value-type="float">
            <text:p>2.487E+00</text:p>
          </table:table-cell>
          <table:table-cell office:value-type="float" office:value="8.223" calcext:value-type="float">
            <text:p>8.223E+00</text:p>
          </table:table-cell>
          <table:table-cell table:formula="of:=AVERAGE([.O111:.Q111])" office:value-type="float" office:value="5.281" calcext:value-type="float">
            <text:p>5.281E+00</text:p>
          </table:table-cell>
          <table:table-cell office:value-type="float" office:value="1.576" calcext:value-type="float">
            <text:p>1.576E+00</text:p>
          </table:table-cell>
          <table:table-cell office:value-type="float" office:value="1.995" calcext:value-type="float">
            <text:p>1.995E+00</text:p>
          </table:table-cell>
          <table:table-cell office:value-type="float" office:value="3.219" calcext:value-type="float">
            <text:p>3.219E+00</text:p>
          </table:table-cell>
          <table:table-cell table:formula="of:=AVERAGE([.S111:.U111])" office:value-type="float" office:value="2.26333333333333" calcext:value-type="float">
            <text:p>2.263E+00</text:p>
          </table:table-cell>
          <table:table-cell office:value-type="float" office:value="3.197" calcext:value-type="float">
            <text:p>3.197E+00</text:p>
          </table:table-cell>
          <table:table-cell office:value-type="float" office:value="3.482" calcext:value-type="float">
            <text:p>3.482E+00</text:p>
          </table:table-cell>
          <table:table-cell office:value-type="float" office:value="1.766" calcext:value-type="float">
            <text:p>1.766E+00</text:p>
          </table:table-cell>
          <table:table-cell table:formula="of:=AVERAGE([.W111:.Y111])" office:value-type="float" office:value="2.815" calcext:value-type="float">
            <text:p>2.815E+00</text:p>
          </table:table-cell>
          <table:table-cell office:value-type="float" office:value="5.348" calcext:value-type="float">
            <text:p>5.348E+00</text:p>
          </table:table-cell>
          <table:table-cell office:value-type="float" office:value="8.324" calcext:value-type="float">
            <text:p>8.324E+00</text:p>
          </table:table-cell>
          <table:table-cell office:value-type="float" office:value="5.096" calcext:value-type="float">
            <text:p>5.096E+00</text:p>
          </table:table-cell>
          <table:table-cell table:formula="of:=AVERAGE([.AA111:.AC111])" office:value-type="float" office:value="6.256" calcext:value-type="float">
            <text:p>6.256E+00</text:p>
          </table:table-cell>
          <table:table-cell office:value-type="float" office:value="4.263" calcext:value-type="float">
            <text:p>4.263E+00</text:p>
          </table:table-cell>
          <table:table-cell office:value-type="float" office:value="4.113" calcext:value-type="float">
            <text:p>4.113E+00</text:p>
          </table:table-cell>
          <table:table-cell table:formula="of:=AVERAGE([.AE111:.AF111])" office:value-type="float" office:value="4.188" calcext:value-type="float">
            <text:p>4.188E+00</text:p>
          </table:table-cell>
          <table:table-cell office:value-type="float" office:value="7.141" calcext:value-type="float">
            <text:p>7.141E+00</text:p>
          </table:table-cell>
          <table:table-cell office:value-type="float" office:value="5.433" calcext:value-type="float">
            <text:p>5.433E+00</text:p>
          </table:table-cell>
          <table:table-cell office:value-type="float" office:value="6.195" calcext:value-type="float">
            <text:p>6.195E+00</text:p>
          </table:table-cell>
          <table:table-cell table:formula="of:=AVERAGE([.AH111:.AJ111])" office:value-type="float" office:value="6.25633333333333" calcext:value-type="float">
            <text:p>6.256E+00</text:p>
          </table:table-cell>
          <table:table-cell office:value-type="float" office:value="3.244" calcext:value-type="float">
            <text:p>3.244E+00</text:p>
          </table:table-cell>
          <table:table-cell office:value-type="float" office:value="1.528" calcext:value-type="float">
            <text:p>1.528E+00</text:p>
          </table:table-cell>
          <table:table-cell office:value-type="float" office:value="2.699" calcext:value-type="float">
            <text:p>2.699E+00</text:p>
          </table:table-cell>
          <table:table-cell table:formula="of:=AVERAGE([.AL111:.AN111])" office:value-type="float" office:value="2.49033333333333" calcext:value-type="float">
            <text:p>2.490E+00</text:p>
          </table:table-cell>
          <table:table-cell office:value-type="float" office:value="1.978" calcext:value-type="float">
            <text:p>1.978E+00</text:p>
          </table:table-cell>
          <table:table-cell office:value-type="float" office:value="1.957" calcext:value-type="float">
            <text:p>1.957E+00</text:p>
          </table:table-cell>
          <table:table-cell office:value-type="float" office:value="1.806" calcext:value-type="float">
            <text:p>1.806E+00</text:p>
          </table:table-cell>
          <table:table-cell table:formula="of:=AVERAGE([.AP111:.AR111])" office:value-type="float" office:value="1.91366666666667" calcext:value-type="float">
            <text:p>1.914E+00</text:p>
          </table:table-cell>
          <table:table-cell office:value-type="float" office:value="1.218" calcext:value-type="float">
            <text:p>1.218E+00</text:p>
          </table:table-cell>
          <table:table-cell office:value-type="float" office:value="1.178" calcext:value-type="float">
            <text:p>1.178E+00</text:p>
          </table:table-cell>
          <table:table-cell office:value-type="float" office:value="1.337" calcext:value-type="float">
            <text:p>1.337E+00</text:p>
          </table:table-cell>
          <table:table-cell table:formula="of:=AVERAGE([.AT111:.AV111])" office:value-type="float" office:value="1.24433333333333" calcext:value-type="float">
            <text:p>1.244E+00</text:p>
          </table:table-cell>
          <table:table-cell office:value-type="float" office:value="5.196" calcext:value-type="float">
            <text:p>5.196E+00</text:p>
          </table:table-cell>
          <table:table-cell office:value-type="float" office:value="5.431" calcext:value-type="float">
            <text:p>5.431E+00</text:p>
          </table:table-cell>
          <table:table-cell office:value-type="float" office:value="3.094" calcext:value-type="float">
            <text:p>3.094E+00</text:p>
          </table:table-cell>
          <table:table-cell table:formula="of:=AVERAGE([.AX111:.AZ111])" office:value-type="float" office:value="4.57366666666667" calcext:value-type="float">
            <text:p>4.574E+00</text:p>
          </table:table-cell>
          <table:table-cell office:value-type="float" office:value="1.845" calcext:value-type="float">
            <text:p>1.845E+00</text:p>
          </table:table-cell>
          <table:table-cell office:value-type="float" office:value="0.947" calcext:value-type="float">
            <text:p>9.470E-01</text:p>
          </table:table-cell>
          <table:table-cell office:value-type="float" office:value="1.878" calcext:value-type="float">
            <text:p>1.878E+00</text:p>
          </table:table-cell>
          <table:table-cell table:formula="of:=AVERAGE([.BB111:.BD111])" office:value-type="float" office:value="1.55666666666667" calcext:value-type="float">
            <text:p>1.557E+00</text:p>
          </table:table-cell>
          <table:table-cell office:value-type="float" office:value="2.89" calcext:value-type="float">
            <text:p>2.890E+00</text:p>
          </table:table-cell>
          <table:table-cell office:value-type="float" office:value="1.156" calcext:value-type="float">
            <text:p>1.156E+00</text:p>
          </table:table-cell>
          <table:table-cell office:value-type="float" office:value="1.482" calcext:value-type="float">
            <text:p>1.482E+00</text:p>
          </table:table-cell>
          <table:table-cell table:formula="of:=AVERAGE([.BF111:.BH111])" office:value-type="float" office:value="1.84266666666667" calcext:value-type="float">
            <text:p>1.843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05410</text:p>
          </table:table-cell>
          <table:table-cell office:value-type="string" calcext:value-type="string">
            <text:p>DREB2A</text:p>
          </table:table-cell>
          <table:table-cell office:value-type="float" office:value="1.411" calcext:value-type="float">
            <text:p>1.411E+00</text:p>
          </table:table-cell>
          <table:table-cell office:value-type="float" office:value="1.509" calcext:value-type="float">
            <text:p>1.509E+00</text:p>
          </table:table-cell>
          <table:table-cell office:value-type="float" office:value="2.028" calcext:value-type="float">
            <text:p>2.028E+00</text:p>
          </table:table-cell>
          <table:table-cell table:formula="of:=AVERAGE([.C112:.E112])" office:value-type="float" office:value="1.64933333333333" calcext:value-type="float">
            <text:p>1.649E+00</text:p>
          </table:table-cell>
          <table:table-cell office:value-type="float" office:value="0.682" calcext:value-type="float">
            <text:p>6.820E-01</text:p>
          </table:table-cell>
          <table:table-cell office:value-type="float" office:value="1.375" calcext:value-type="float">
            <text:p>1.375E+00</text:p>
          </table:table-cell>
          <table:table-cell office:value-type="float" office:value="2.473" calcext:value-type="float">
            <text:p>2.473E+00</text:p>
          </table:table-cell>
          <table:table-cell table:formula="of:=AVERAGE([.G112:.I112])" office:value-type="float" office:value="1.51" calcext:value-type="float">
            <text:p>1.510E+00</text:p>
          </table:table-cell>
          <table:table-cell office:value-type="float" office:value="2.187" calcext:value-type="float">
            <text:p>2.187E+00</text:p>
          </table:table-cell>
          <table:table-cell office:value-type="float" office:value="2.02" calcext:value-type="float">
            <text:p>2.020E+00</text:p>
          </table:table-cell>
          <table:table-cell office:value-type="float" office:value="1.126" calcext:value-type="float">
            <text:p>1.126E+00</text:p>
          </table:table-cell>
          <table:table-cell table:formula="of:=AVERAGE([.K112:.M112])" office:value-type="float" office:value="1.77766666666667" calcext:value-type="float">
            <text:p>1.778E+00</text:p>
          </table:table-cell>
          <table:table-cell office:value-type="float" office:value="1.123" calcext:value-type="float">
            <text:p>1.123E+00</text:p>
          </table:table-cell>
          <table:table-cell office:value-type="float" office:value="2.543" calcext:value-type="float">
            <text:p>2.543E+00</text:p>
          </table:table-cell>
          <table:table-cell office:value-type="float" office:value="2.729" calcext:value-type="float">
            <text:p>2.729E+00</text:p>
          </table:table-cell>
          <table:table-cell table:formula="of:=AVERAGE([.O112:.Q112])" office:value-type="float" office:value="2.13166666666667" calcext:value-type="float">
            <text:p>2.132E+00</text:p>
          </table:table-cell>
          <table:table-cell office:value-type="float" office:value="0.802" calcext:value-type="float">
            <text:p>8.020E-01</text:p>
          </table:table-cell>
          <table:table-cell office:value-type="float" office:value="1.499" calcext:value-type="float">
            <text:p>1.499E+00</text:p>
          </table:table-cell>
          <table:table-cell office:value-type="float" office:value="1.899" calcext:value-type="float">
            <text:p>1.899E+00</text:p>
          </table:table-cell>
          <table:table-cell table:formula="of:=AVERAGE([.S112:.U112])" office:value-type="float" office:value="1.4" calcext:value-type="float">
            <text:p>1.400E+00</text:p>
          </table:table-cell>
          <table:table-cell office:value-type="float" office:value="2.259" calcext:value-type="float">
            <text:p>2.259E+00</text:p>
          </table:table-cell>
          <table:table-cell office:value-type="float" office:value="1.401" calcext:value-type="float">
            <text:p>1.401E+00</text:p>
          </table:table-cell>
          <table:table-cell office:value-type="float" office:value="1.136" calcext:value-type="float">
            <text:p>1.136E+00</text:p>
          </table:table-cell>
          <table:table-cell table:formula="of:=AVERAGE([.W112:.Y112])" office:value-type="float" office:value="1.59866666666667" calcext:value-type="float">
            <text:p>1.599E+00</text:p>
          </table:table-cell>
          <table:table-cell office:value-type="float" office:value="0.434" calcext:value-type="float">
            <text:p>4.340E-01</text:p>
          </table:table-cell>
          <table:table-cell office:value-type="float" office:value="1.998" calcext:value-type="float">
            <text:p>1.998E+00</text:p>
          </table:table-cell>
          <table:table-cell office:value-type="float" office:value="1.387" calcext:value-type="float">
            <text:p>1.387E+00</text:p>
          </table:table-cell>
          <table:table-cell table:formula="of:=AVERAGE([.AA112:.AC112])" office:value-type="float" office:value="1.273" calcext:value-type="float">
            <text:p>1.273E+00</text:p>
          </table:table-cell>
          <table:table-cell office:value-type="float" office:value="0.851" calcext:value-type="float">
            <text:p>8.510E-01</text:p>
          </table:table-cell>
          <table:table-cell office:value-type="float" office:value="1.122" calcext:value-type="float">
            <text:p>1.122E+00</text:p>
          </table:table-cell>
          <table:table-cell table:formula="of:=AVERAGE([.AE112:.AF112])" office:value-type="float" office:value="0.9865" calcext:value-type="float">
            <text:p>9.865E-01</text:p>
          </table:table-cell>
          <table:table-cell office:value-type="float" office:value="1.392" calcext:value-type="float">
            <text:p>1.392E+00</text:p>
          </table:table-cell>
          <table:table-cell office:value-type="float" office:value="0.924" calcext:value-type="float">
            <text:p>9.240E-01</text:p>
          </table:table-cell>
          <table:table-cell office:value-type="float" office:value="0.668" calcext:value-type="float">
            <text:p>6.680E-01</text:p>
          </table:table-cell>
          <table:table-cell table:formula="of:=AVERAGE([.AH112:.AJ112])" office:value-type="float" office:value="0.994666666666667" calcext:value-type="float">
            <text:p>9.947E-01</text:p>
          </table:table-cell>
          <table:table-cell office:value-type="float" office:value="1.595" calcext:value-type="float">
            <text:p>1.595E+00</text:p>
          </table:table-cell>
          <table:table-cell office:value-type="float" office:value="1.321" calcext:value-type="float">
            <text:p>1.321E+00</text:p>
          </table:table-cell>
          <table:table-cell office:value-type="float" office:value="4.51" calcext:value-type="float">
            <text:p>4.510E+00</text:p>
          </table:table-cell>
          <table:table-cell table:formula="of:=AVERAGE([.AL112:.AN112])" office:value-type="float" office:value="2.47533333333333" calcext:value-type="float">
            <text:p>2.475E+00</text:p>
          </table:table-cell>
          <table:table-cell office:value-type="float" office:value="1.064" calcext:value-type="float">
            <text:p>1.064E+00</text:p>
          </table:table-cell>
          <table:table-cell office:value-type="float" office:value="0.388" calcext:value-type="float">
            <text:p>3.880E-01</text:p>
          </table:table-cell>
          <table:table-cell office:value-type="float" office:value="0.901" calcext:value-type="float">
            <text:p>9.010E-01</text:p>
          </table:table-cell>
          <table:table-cell table:formula="of:=AVERAGE([.AP112:.AR112])" office:value-type="float" office:value="0.784333333333333" calcext:value-type="float">
            <text:p>7.843E-01</text:p>
          </table:table-cell>
          <table:table-cell office:value-type="float" office:value="0.781" calcext:value-type="float">
            <text:p>7.810E-01</text:p>
          </table:table-cell>
          <table:table-cell office:value-type="float" office:value="1.88" calcext:value-type="float">
            <text:p>1.880E+00</text:p>
          </table:table-cell>
          <table:table-cell office:value-type="float" office:value="1.649" calcext:value-type="float">
            <text:p>1.649E+00</text:p>
          </table:table-cell>
          <table:table-cell table:formula="of:=AVERAGE([.AT112:.AV112])" office:value-type="float" office:value="1.43666666666667" calcext:value-type="float">
            <text:p>1.437E+00</text:p>
          </table:table-cell>
          <table:table-cell office:value-type="float" office:value="0.734" calcext:value-type="float">
            <text:p>7.340E-01</text:p>
          </table:table-cell>
          <table:table-cell office:value-type="float" office:value="0.637" calcext:value-type="float">
            <text:p>6.370E-01</text:p>
          </table:table-cell>
          <table:table-cell office:value-type="float" office:value="0.601" calcext:value-type="float">
            <text:p>6.010E-01</text:p>
          </table:table-cell>
          <table:table-cell table:formula="of:=AVERAGE([.AX112:.AZ112])" office:value-type="float" office:value="0.657333333333333" calcext:value-type="float">
            <text:p>6.573E-01</text:p>
          </table:table-cell>
          <table:table-cell office:value-type="float" office:value="2.038" calcext:value-type="float">
            <text:p>2.038E+00</text:p>
          </table:table-cell>
          <table:table-cell office:value-type="float" office:value="1.328" calcext:value-type="float">
            <text:p>1.328E+00</text:p>
          </table:table-cell>
          <table:table-cell office:value-type="float" office:value="2.005" calcext:value-type="float">
            <text:p>2.005E+00</text:p>
          </table:table-cell>
          <table:table-cell table:formula="of:=AVERAGE([.BB112:.BD112])" office:value-type="float" office:value="1.79033333333333" calcext:value-type="float">
            <text:p>1.790E+00</text:p>
          </table:table-cell>
          <table:table-cell office:value-type="float" office:value="1.215" calcext:value-type="float">
            <text:p>1.215E+00</text:p>
          </table:table-cell>
          <table:table-cell office:value-type="float" office:value="1.423" calcext:value-type="float">
            <text:p>1.423E+00</text:p>
          </table:table-cell>
          <table:table-cell office:value-type="float" office:value="1.081" calcext:value-type="float">
            <text:p>1.081E+00</text:p>
          </table:table-cell>
          <table:table-cell table:formula="of:=AVERAGE([.BF112:.BH112])" office:value-type="float" office:value="1.23966666666667" calcext:value-type="float">
            <text:p>1.240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08150</text:p>
          </table:table-cell>
          <table:table-cell office:value-type="string" calcext:value-type="string">
            <text:p>SOB5</text:p>
          </table:table-cell>
          <table:table-cell office:value-type="float" office:value="2.167" calcext:value-type="float">
            <text:p>2.167E+00</text:p>
          </table:table-cell>
          <table:table-cell office:value-type="float" office:value="2.626" calcext:value-type="float">
            <text:p>2.626E+00</text:p>
          </table:table-cell>
          <table:table-cell office:value-type="float" office:value="1.83" calcext:value-type="float">
            <text:p>1.830E+00</text:p>
          </table:table-cell>
          <table:table-cell table:formula="of:=AVERAGE([.C113:.E113])" office:value-type="float" office:value="2.20766666666667" calcext:value-type="float">
            <text:p>2.208E+00</text:p>
          </table:table-cell>
          <table:table-cell office:value-type="float" office:value="2.021" calcext:value-type="float">
            <text:p>2.021E+00</text:p>
          </table:table-cell>
          <table:table-cell office:value-type="float" office:value="1.852" calcext:value-type="float">
            <text:p>1.852E+00</text:p>
          </table:table-cell>
          <table:table-cell office:value-type="float" office:value="2.011" calcext:value-type="float">
            <text:p>2.011E+00</text:p>
          </table:table-cell>
          <table:table-cell table:formula="of:=AVERAGE([.G113:.I113])" office:value-type="float" office:value="1.96133333333333" calcext:value-type="float">
            <text:p>1.961E+00</text:p>
          </table:table-cell>
          <table:table-cell office:value-type="float" office:value="2.383" calcext:value-type="float">
            <text:p>2.383E+00</text:p>
          </table:table-cell>
          <table:table-cell office:value-type="float" office:value="1.278" calcext:value-type="float">
            <text:p>1.278E+00</text:p>
          </table:table-cell>
          <table:table-cell office:value-type="float" office:value="3.253" calcext:value-type="float">
            <text:p>3.253E+00</text:p>
          </table:table-cell>
          <table:table-cell table:formula="of:=AVERAGE([.K113:.M113])" office:value-type="float" office:value="2.30466666666667" calcext:value-type="float">
            <text:p>2.305E+00</text:p>
          </table:table-cell>
          <table:table-cell office:value-type="float" office:value="5.539" calcext:value-type="float">
            <text:p>5.539E+00</text:p>
          </table:table-cell>
          <table:table-cell office:value-type="float" office:value="5.145" calcext:value-type="float">
            <text:p>5.145E+00</text:p>
          </table:table-cell>
          <table:table-cell office:value-type="float" office:value="4.613" calcext:value-type="float">
            <text:p>4.613E+00</text:p>
          </table:table-cell>
          <table:table-cell table:formula="of:=AVERAGE([.O113:.Q113])" office:value-type="float" office:value="5.099" calcext:value-type="float">
            <text:p>5.099E+00</text:p>
          </table:table-cell>
          <table:table-cell office:value-type="float" office:value="1.103" calcext:value-type="float">
            <text:p>1.103E+00</text:p>
          </table:table-cell>
          <table:table-cell office:value-type="float" office:value="0.997" calcext:value-type="float">
            <text:p>9.970E-01</text:p>
          </table:table-cell>
          <table:table-cell office:value-type="float" office:value="2.637" calcext:value-type="float">
            <text:p>2.637E+00</text:p>
          </table:table-cell>
          <table:table-cell table:formula="of:=AVERAGE([.S113:.U113])" office:value-type="float" office:value="1.579" calcext:value-type="float">
            <text:p>1.579E+00</text:p>
          </table:table-cell>
          <table:table-cell office:value-type="float" office:value="3.423" calcext:value-type="float">
            <text:p>3.423E+00</text:p>
          </table:table-cell>
          <table:table-cell office:value-type="float" office:value="0.867" calcext:value-type="float">
            <text:p>8.670E-01</text:p>
          </table:table-cell>
          <table:table-cell office:value-type="float" office:value="0.624" calcext:value-type="float">
            <text:p>6.240E-01</text:p>
          </table:table-cell>
          <table:table-cell table:formula="of:=AVERAGE([.W113:.Y113])" office:value-type="float" office:value="1.638" calcext:value-type="float">
            <text:p>1.638E+00</text:p>
          </table:table-cell>
          <table:table-cell office:value-type="float" office:value="2.184" calcext:value-type="float">
            <text:p>2.184E+00</text:p>
          </table:table-cell>
          <table:table-cell office:value-type="float" office:value="2.615" calcext:value-type="float">
            <text:p>2.615E+00</text:p>
          </table:table-cell>
          <table:table-cell office:value-type="float" office:value="1.753" calcext:value-type="float">
            <text:p>1.753E+00</text:p>
          </table:table-cell>
          <table:table-cell table:formula="of:=AVERAGE([.AA113:.AC113])" office:value-type="float" office:value="2.184" calcext:value-type="float">
            <text:p>2.184E+00</text:p>
          </table:table-cell>
          <table:table-cell office:value-type="float" office:value="2.778" calcext:value-type="float">
            <text:p>2.778E+00</text:p>
          </table:table-cell>
          <table:table-cell office:value-type="float" office:value="2.789" calcext:value-type="float">
            <text:p>2.789E+00</text:p>
          </table:table-cell>
          <table:table-cell table:formula="of:=AVERAGE([.AE113:.AF113])" office:value-type="float" office:value="2.7835" calcext:value-type="float">
            <text:p>2.784E+00</text:p>
          </table:table-cell>
          <table:table-cell office:value-type="float" office:value="0.876" calcext:value-type="float">
            <text:p>8.760E-01</text:p>
          </table:table-cell>
          <table:table-cell office:value-type="float" office:value="1.439" calcext:value-type="float">
            <text:p>1.439E+00</text:p>
          </table:table-cell>
          <table:table-cell office:value-type="float" office:value="0.547" calcext:value-type="float">
            <text:p>5.470E-01</text:p>
          </table:table-cell>
          <table:table-cell table:formula="of:=AVERAGE([.AH113:.AJ113])" office:value-type="float" office:value="0.954" calcext:value-type="float">
            <text:p>9.540E-01</text:p>
          </table:table-cell>
          <table:table-cell office:value-type="float" office:value="4.221" calcext:value-type="float">
            <text:p>4.221E+00</text:p>
          </table:table-cell>
          <table:table-cell office:value-type="float" office:value="4.495" calcext:value-type="float">
            <text:p>4.495E+00</text:p>
          </table:table-cell>
          <table:table-cell office:value-type="float" office:value="6.032" calcext:value-type="float">
            <text:p>6.032E+00</text:p>
          </table:table-cell>
          <table:table-cell table:formula="of:=AVERAGE([.AL113:.AN113])" office:value-type="float" office:value="4.916" calcext:value-type="float">
            <text:p>4.916E+00</text:p>
          </table:table-cell>
          <table:table-cell office:value-type="float" office:value="2.244" calcext:value-type="float">
            <text:p>2.244E+00</text:p>
          </table:table-cell>
          <table:table-cell office:value-type="float" office:value="2.354" calcext:value-type="float">
            <text:p>2.354E+00</text:p>
          </table:table-cell>
          <table:table-cell office:value-type="float" office:value="1.316" calcext:value-type="float">
            <text:p>1.316E+00</text:p>
          </table:table-cell>
          <table:table-cell table:formula="of:=AVERAGE([.AP113:.AR113])" office:value-type="float" office:value="1.97133333333333" calcext:value-type="float">
            <text:p>1.971E+00</text:p>
          </table:table-cell>
          <table:table-cell office:value-type="float" office:value="2.178" calcext:value-type="float">
            <text:p>2.178E+00</text:p>
          </table:table-cell>
          <table:table-cell office:value-type="float" office:value="3.052" calcext:value-type="float">
            <text:p>3.052E+00</text:p>
          </table:table-cell>
          <table:table-cell office:value-type="float" office:value="3.702" calcext:value-type="float">
            <text:p>3.702E+00</text:p>
          </table:table-cell>
          <table:table-cell table:formula="of:=AVERAGE([.AT113:.AV113])" office:value-type="float" office:value="2.97733333333333" calcext:value-type="float">
            <text:p>2.977E+00</text:p>
          </table:table-cell>
          <table:table-cell office:value-type="float" office:value="1.298" calcext:value-type="float">
            <text:p>1.298E+00</text:p>
          </table:table-cell>
          <table:table-cell office:value-type="float" office:value="0.861" calcext:value-type="float">
            <text:p>8.610E-01</text:p>
          </table:table-cell>
          <table:table-cell office:value-type="float" office:value="1.38" calcext:value-type="float">
            <text:p>1.380E+00</text:p>
          </table:table-cell>
          <table:table-cell table:formula="of:=AVERAGE([.AX113:.AZ113])" office:value-type="float" office:value="1.17966666666667" calcext:value-type="float">
            <text:p>1.180E+00</text:p>
          </table:table-cell>
          <table:table-cell office:value-type="float" office:value="3.314" calcext:value-type="float">
            <text:p>3.314E+00</text:p>
          </table:table-cell>
          <table:table-cell office:value-type="float" office:value="2.182" calcext:value-type="float">
            <text:p>2.182E+00</text:p>
          </table:table-cell>
          <table:table-cell office:value-type="float" office:value="3.963" calcext:value-type="float">
            <text:p>3.963E+00</text:p>
          </table:table-cell>
          <table:table-cell table:formula="of:=AVERAGE([.BB113:.BD113])" office:value-type="float" office:value="3.153" calcext:value-type="float">
            <text:p>3.153E+00</text:p>
          </table:table-cell>
          <table:table-cell office:value-type="float" office:value="1.876" calcext:value-type="float">
            <text:p>1.876E+00</text:p>
          </table:table-cell>
          <table:table-cell office:value-type="float" office:value="3.717" calcext:value-type="float">
            <text:p>3.717E+00</text:p>
          </table:table-cell>
          <table:table-cell office:value-type="float" office:value="1.269" calcext:value-type="float">
            <text:p>1.269E+00</text:p>
          </table:table-cell>
          <table:table-cell table:formula="of:=AVERAGE([.BF113:.BH113])" office:value-type="float" office:value="2.28733333333333" calcext:value-type="float">
            <text:p>2.287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10100</text:p>
          </table:table-cell>
          <table:table-cell office:value-type="string" calcext:value-type="string">
            <text:p>TPPI</text:p>
          </table:table-cell>
          <table:table-cell office:value-type="float" office:value="1.806" calcext:value-type="float">
            <text:p>1.806E+00</text:p>
          </table:table-cell>
          <table:table-cell office:value-type="float" office:value="2.453" calcext:value-type="float">
            <text:p>2.453E+00</text:p>
          </table:table-cell>
          <table:table-cell office:value-type="float" office:value="2.01" calcext:value-type="float">
            <text:p>2.010E+00</text:p>
          </table:table-cell>
          <table:table-cell table:formula="of:=AVERAGE([.C114:.E114])" office:value-type="float" office:value="2.08966666666667" calcext:value-type="float">
            <text:p>2.090E+00</text:p>
          </table:table-cell>
          <table:table-cell office:value-type="float" office:value="1.206" calcext:value-type="float">
            <text:p>1.206E+00</text:p>
          </table:table-cell>
          <table:table-cell office:value-type="float" office:value="0.855" calcext:value-type="float">
            <text:p>8.550E-01</text:p>
          </table:table-cell>
          <table:table-cell office:value-type="float" office:value="3.018" calcext:value-type="float">
            <text:p>3.018E+00</text:p>
          </table:table-cell>
          <table:table-cell table:formula="of:=AVERAGE([.G114:.I114])" office:value-type="float" office:value="1.693" calcext:value-type="float">
            <text:p>1.693E+00</text:p>
          </table:table-cell>
          <table:table-cell office:value-type="float" office:value="1.631" calcext:value-type="float">
            <text:p>1.631E+00</text:p>
          </table:table-cell>
          <table:table-cell office:value-type="float" office:value="2.339" calcext:value-type="float">
            <text:p>2.339E+00</text:p>
          </table:table-cell>
          <table:table-cell office:value-type="float" office:value="1.43" calcext:value-type="float">
            <text:p>1.430E+00</text:p>
          </table:table-cell>
          <table:table-cell table:formula="of:=AVERAGE([.K114:.M114])" office:value-type="float" office:value="1.8" calcext:value-type="float">
            <text:p>1.800E+00</text:p>
          </table:table-cell>
          <table:table-cell office:value-type="float" office:value="3.022" calcext:value-type="float">
            <text:p>3.022E+00</text:p>
          </table:table-cell>
          <table:table-cell office:value-type="float" office:value="3.341" calcext:value-type="float">
            <text:p>3.341E+00</text:p>
          </table:table-cell>
          <table:table-cell office:value-type="float" office:value="4.568" calcext:value-type="float">
            <text:p>4.568E+00</text:p>
          </table:table-cell>
          <table:table-cell table:formula="of:=AVERAGE([.O114:.Q114])" office:value-type="float" office:value="3.64366666666667" calcext:value-type="float">
            <text:p>3.644E+00</text:p>
          </table:table-cell>
          <table:table-cell office:value-type="float" office:value="4.777" calcext:value-type="float">
            <text:p>4.777E+00</text:p>
          </table:table-cell>
          <table:table-cell office:value-type="float" office:value="4.758" calcext:value-type="float">
            <text:p>4.758E+00</text:p>
          </table:table-cell>
          <table:table-cell office:value-type="float" office:value="3.348" calcext:value-type="float">
            <text:p>3.348E+00</text:p>
          </table:table-cell>
          <table:table-cell table:formula="of:=AVERAGE([.S114:.U114])" office:value-type="float" office:value="4.29433333333333" calcext:value-type="float">
            <text:p>4.294E+00</text:p>
          </table:table-cell>
          <table:table-cell office:value-type="float" office:value="1.899" calcext:value-type="float">
            <text:p>1.899E+00</text:p>
          </table:table-cell>
          <table:table-cell office:value-type="float" office:value="3.705" calcext:value-type="float">
            <text:p>3.705E+00</text:p>
          </table:table-cell>
          <table:table-cell office:value-type="float" office:value="5.59" calcext:value-type="float">
            <text:p>5.590E+00</text:p>
          </table:table-cell>
          <table:table-cell table:formula="of:=AVERAGE([.W114:.Y114])" office:value-type="float" office:value="3.73133333333333" calcext:value-type="float">
            <text:p>3.731E+00</text:p>
          </table:table-cell>
          <table:table-cell office:value-type="float" office:value="2.304" calcext:value-type="float">
            <text:p>2.304E+00</text:p>
          </table:table-cell>
          <table:table-cell office:value-type="float" office:value="0.897" calcext:value-type="float">
            <text:p>8.970E-01</text:p>
          </table:table-cell>
          <table:table-cell office:value-type="float" office:value="1.713" calcext:value-type="float">
            <text:p>1.713E+00</text:p>
          </table:table-cell>
          <table:table-cell table:formula="of:=AVERAGE([.AA114:.AC114])" office:value-type="float" office:value="1.638" calcext:value-type="float">
            <text:p>1.638E+00</text:p>
          </table:table-cell>
          <table:table-cell office:value-type="float" office:value="1.26" calcext:value-type="float">
            <text:p>1.260E+00</text:p>
          </table:table-cell>
          <table:table-cell office:value-type="float" office:value="1.717" calcext:value-type="float">
            <text:p>1.717E+00</text:p>
          </table:table-cell>
          <table:table-cell table:formula="of:=AVERAGE([.AE114:.AF114])" office:value-type="float" office:value="1.4885" calcext:value-type="float">
            <text:p>1.489E+00</text:p>
          </table:table-cell>
          <table:table-cell office:value-type="float" office:value="0.905" calcext:value-type="float">
            <text:p>9.050E-01</text:p>
          </table:table-cell>
          <table:table-cell office:value-type="float" office:value="0.827" calcext:value-type="float">
            <text:p>8.270E-01</text:p>
          </table:table-cell>
          <table:table-cell office:value-type="float" office:value="0.77" calcext:value-type="float">
            <text:p>7.700E-01</text:p>
          </table:table-cell>
          <table:table-cell table:formula="of:=AVERAGE([.AH114:.AJ114])" office:value-type="float" office:value="0.834" calcext:value-type="float">
            <text:p>8.340E-01</text:p>
          </table:table-cell>
          <table:table-cell office:value-type="float" office:value="2.245" calcext:value-type="float">
            <text:p>2.245E+00</text:p>
          </table:table-cell>
          <table:table-cell office:value-type="float" office:value="3.131" calcext:value-type="float">
            <text:p>3.131E+00</text:p>
          </table:table-cell>
          <table:table-cell office:value-type="float" office:value="2.426" calcext:value-type="float">
            <text:p>2.426E+00</text:p>
          </table:table-cell>
          <table:table-cell table:formula="of:=AVERAGE([.AL114:.AN114])" office:value-type="float" office:value="2.60066666666667" calcext:value-type="float">
            <text:p>2.601E+00</text:p>
          </table:table-cell>
          <table:table-cell office:value-type="float" office:value="3.698" calcext:value-type="float">
            <text:p>3.698E+00</text:p>
          </table:table-cell>
          <table:table-cell office:value-type="float" office:value="3.565" calcext:value-type="float">
            <text:p>3.565E+00</text:p>
          </table:table-cell>
          <table:table-cell office:value-type="float" office:value="7.228" calcext:value-type="float">
            <text:p>7.228E+00</text:p>
          </table:table-cell>
          <table:table-cell table:formula="of:=AVERAGE([.AP114:.AR114])" office:value-type="float" office:value="4.83033333333333" calcext:value-type="float">
            <text:p>4.830E+00</text:p>
          </table:table-cell>
          <table:table-cell office:value-type="float" office:value="6.541" calcext:value-type="float">
            <text:p>6.541E+00</text:p>
          </table:table-cell>
          <table:table-cell office:value-type="float" office:value="8.172" calcext:value-type="float">
            <text:p>8.172E+00</text:p>
          </table:table-cell>
          <table:table-cell office:value-type="float" office:value="9.909" calcext:value-type="float">
            <text:p>9.909E+00</text:p>
          </table:table-cell>
          <table:table-cell table:formula="of:=AVERAGE([.AT114:.AV114])" office:value-type="float" office:value="8.20733333333333" calcext:value-type="float">
            <text:p>8.207E+00</text:p>
          </table:table-cell>
          <table:table-cell office:value-type="float" office:value="2.15" calcext:value-type="float">
            <text:p>2.150E+00</text:p>
          </table:table-cell>
          <table:table-cell office:value-type="float" office:value="1.831" calcext:value-type="float">
            <text:p>1.831E+00</text:p>
          </table:table-cell>
          <table:table-cell office:value-type="float" office:value="2.199" calcext:value-type="float">
            <text:p>2.199E+00</text:p>
          </table:table-cell>
          <table:table-cell table:formula="of:=AVERAGE([.AX114:.AZ114])" office:value-type="float" office:value="2.06" calcext:value-type="float">
            <text:p>2.060E+00</text:p>
          </table:table-cell>
          <table:table-cell office:value-type="float" office:value="3.011" calcext:value-type="float">
            <text:p>3.011E+00</text:p>
          </table:table-cell>
          <table:table-cell office:value-type="float" office:value="3.165" calcext:value-type="float">
            <text:p>3.165E+00</text:p>
          </table:table-cell>
          <table:table-cell office:value-type="float" office:value="3.283" calcext:value-type="float">
            <text:p>3.283E+00</text:p>
          </table:table-cell>
          <table:table-cell table:formula="of:=AVERAGE([.BB114:.BD114])" office:value-type="float" office:value="3.153" calcext:value-type="float">
            <text:p>3.153E+00</text:p>
          </table:table-cell>
          <table:table-cell office:value-type="float" office:value="4.344" calcext:value-type="float">
            <text:p>4.344E+00</text:p>
          </table:table-cell>
          <table:table-cell office:value-type="float" office:value="5.739" calcext:value-type="float">
            <text:p>5.739E+00</text:p>
          </table:table-cell>
          <table:table-cell office:value-type="float" office:value="4.891" calcext:value-type="float">
            <text:p>4.891E+00</text:p>
          </table:table-cell>
          <table:table-cell table:formula="of:=AVERAGE([.BF114:.BH114])" office:value-type="float" office:value="4.99133333333333" calcext:value-type="float">
            <text:p>4.991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11920</text:p>
          </table:table-cell>
          <table:table-cell office:value-type="string" calcext:value-type="string">
            <text:p>CWINV6</text:p>
          </table:table-cell>
          <table:table-cell office:value-type="float" office:value="1.03" calcext:value-type="float">
            <text:p>1.030E+00</text:p>
          </table:table-cell>
          <table:table-cell office:value-type="float" office:value="2.492" calcext:value-type="float">
            <text:p>2.492E+00</text:p>
          </table:table-cell>
          <table:table-cell office:value-type="float" office:value="1.214" calcext:value-type="float">
            <text:p>1.214E+00</text:p>
          </table:table-cell>
          <table:table-cell table:formula="of:=AVERAGE([.C115:.E115])" office:value-type="float" office:value="1.57866666666667" calcext:value-type="float">
            <text:p>1.579E+00</text:p>
          </table:table-cell>
          <table:table-cell office:value-type="float" office:value="1.36" calcext:value-type="float">
            <text:p>1.360E+00</text:p>
          </table:table-cell>
          <table:table-cell office:value-type="float" office:value="2.201" calcext:value-type="float">
            <text:p>2.201E+00</text:p>
          </table:table-cell>
          <table:table-cell office:value-type="float" office:value="7.978" calcext:value-type="float">
            <text:p>7.978E+00</text:p>
          </table:table-cell>
          <table:table-cell table:formula="of:=AVERAGE([.G115:.I115])" office:value-type="float" office:value="3.84633333333333" calcext:value-type="float">
            <text:p>3.846E+00</text:p>
          </table:table-cell>
          <table:table-cell office:value-type="float" office:value="6.162" calcext:value-type="float">
            <text:p>6.162E+00</text:p>
          </table:table-cell>
          <table:table-cell office:value-type="float" office:value="5.687" calcext:value-type="float">
            <text:p>5.687E+00</text:p>
          </table:table-cell>
          <table:table-cell office:value-type="float" office:value="2.762" calcext:value-type="float">
            <text:p>2.762E+00</text:p>
          </table:table-cell>
          <table:table-cell table:formula="of:=AVERAGE([.K115:.M115])" office:value-type="float" office:value="4.87033333333333" calcext:value-type="float">
            <text:p>4.870E+00</text:p>
          </table:table-cell>
          <table:table-cell office:value-type="float" office:value="0.48" calcext:value-type="float">
            <text:p>4.800E-01</text:p>
          </table:table-cell>
          <table:table-cell office:value-type="float" office:value="0.932" calcext:value-type="float">
            <text:p>9.320E-01</text:p>
          </table:table-cell>
          <table:table-cell office:value-type="float" office:value="1.172" calcext:value-type="float">
            <text:p>1.172E+00</text:p>
          </table:table-cell>
          <table:table-cell table:formula="of:=AVERAGE([.O115:.Q115])" office:value-type="float" office:value="0.861333333333333" calcext:value-type="float">
            <text:p>8.613E-01</text:p>
          </table:table-cell>
          <table:table-cell office:value-type="float" office:value="3.202" calcext:value-type="float">
            <text:p>3.202E+00</text:p>
          </table:table-cell>
          <table:table-cell office:value-type="float" office:value="4.419" calcext:value-type="float">
            <text:p>4.419E+00</text:p>
          </table:table-cell>
          <table:table-cell office:value-type="float" office:value="1.028" calcext:value-type="float">
            <text:p>1.028E+00</text:p>
          </table:table-cell>
          <table:table-cell table:formula="of:=AVERAGE([.S115:.U115])" office:value-type="float" office:value="2.883" calcext:value-type="float">
            <text:p>2.883E+00</text:p>
          </table:table-cell>
          <table:table-cell office:value-type="float" office:value="3.817" calcext:value-type="float">
            <text:p>3.817E+00</text:p>
          </table:table-cell>
          <table:table-cell office:value-type="float" office:value="1.367" calcext:value-type="float">
            <text:p>1.367E+00</text:p>
          </table:table-cell>
          <table:table-cell office:value-type="float" office:value="3.602" calcext:value-type="float">
            <text:p>3.602E+00</text:p>
          </table:table-cell>
          <table:table-cell table:formula="of:=AVERAGE([.W115:.Y115])" office:value-type="float" office:value="2.92866666666667" calcext:value-type="float">
            <text:p>2.929E+00</text:p>
          </table:table-cell>
          <table:table-cell office:value-type="float" office:value="1.777" calcext:value-type="float">
            <text:p>1.777E+00</text:p>
          </table:table-cell>
          <table:table-cell office:value-type="float" office:value="1.502" calcext:value-type="float">
            <text:p>1.502E+00</text:p>
          </table:table-cell>
          <table:table-cell office:value-type="float" office:value="2.259" calcext:value-type="float">
            <text:p>2.259E+00</text:p>
          </table:table-cell>
          <table:table-cell table:formula="of:=AVERAGE([.AA115:.AC115])" office:value-type="float" office:value="1.846" calcext:value-type="float">
            <text:p>1.846E+00</text:p>
          </table:table-cell>
          <table:table-cell office:value-type="float" office:value="2.428" calcext:value-type="float">
            <text:p>2.428E+00</text:p>
          </table:table-cell>
          <table:table-cell office:value-type="float" office:value="1.683" calcext:value-type="float">
            <text:p>1.683E+00</text:p>
          </table:table-cell>
          <table:table-cell table:formula="of:=AVERAGE([.AE115:.AF115])" office:value-type="float" office:value="2.0555" calcext:value-type="float">
            <text:p>2.056E+00</text:p>
          </table:table-cell>
          <table:table-cell office:value-type="float" office:value="4.95" calcext:value-type="float">
            <text:p>4.950E+00</text:p>
          </table:table-cell>
          <table:table-cell office:value-type="float" office:value="2.388" calcext:value-type="float">
            <text:p>2.388E+00</text:p>
          </table:table-cell>
          <table:table-cell office:value-type="float" office:value="1.469" calcext:value-type="float">
            <text:p>1.469E+00</text:p>
          </table:table-cell>
          <table:table-cell table:formula="of:=AVERAGE([.AH115:.AJ115])" office:value-type="float" office:value="2.93566666666667" calcext:value-type="float">
            <text:p>2.936E+00</text:p>
          </table:table-cell>
          <table:table-cell office:value-type="float" office:value="1.583" calcext:value-type="float">
            <text:p>1.583E+00</text:p>
          </table:table-cell>
          <table:table-cell office:value-type="float" office:value="1.507" calcext:value-type="float">
            <text:p>1.507E+00</text:p>
          </table:table-cell>
          <table:table-cell office:value-type="float" office:value="2.311" calcext:value-type="float">
            <text:p>2.311E+00</text:p>
          </table:table-cell>
          <table:table-cell table:formula="of:=AVERAGE([.AL115:.AN115])" office:value-type="float" office:value="1.80033333333333" calcext:value-type="float">
            <text:p>1.800E+00</text:p>
          </table:table-cell>
          <table:table-cell office:value-type="float" office:value="1.824" calcext:value-type="float">
            <text:p>1.824E+00</text:p>
          </table:table-cell>
          <table:table-cell office:value-type="float" office:value="1.581" calcext:value-type="float">
            <text:p>1.581E+00</text:p>
          </table:table-cell>
          <table:table-cell office:value-type="float" office:value="2.474" calcext:value-type="float">
            <text:p>2.474E+00</text:p>
          </table:table-cell>
          <table:table-cell table:formula="of:=AVERAGE([.AP115:.AR115])" office:value-type="float" office:value="1.95966666666667" calcext:value-type="float">
            <text:p>1.960E+00</text:p>
          </table:table-cell>
          <table:table-cell office:value-type="float" office:value="1.428" calcext:value-type="float">
            <text:p>1.428E+00</text:p>
          </table:table-cell>
          <table:table-cell office:value-type="float" office:value="2.731" calcext:value-type="float">
            <text:p>2.731E+00</text:p>
          </table:table-cell>
          <table:table-cell office:value-type="float" office:value="1.275" calcext:value-type="float">
            <text:p>1.275E+00</text:p>
          </table:table-cell>
          <table:table-cell table:formula="of:=AVERAGE([.AT115:.AV115])" office:value-type="float" office:value="1.81133333333333" calcext:value-type="float">
            <text:p>1.811E+00</text:p>
          </table:table-cell>
          <table:table-cell office:value-type="float" office:value="0.748" calcext:value-type="float">
            <text:p>7.480E-01</text:p>
          </table:table-cell>
          <table:table-cell office:value-type="float" office:value="1.841" calcext:value-type="float">
            <text:p>1.841E+00</text:p>
          </table:table-cell>
          <table:table-cell office:value-type="float" office:value="1.275" calcext:value-type="float">
            <text:p>1.275E+00</text:p>
          </table:table-cell>
          <table:table-cell table:formula="of:=AVERAGE([.AX115:.AZ115])" office:value-type="float" office:value="1.288" calcext:value-type="float">
            <text:p>1.288E+00</text:p>
          </table:table-cell>
          <table:table-cell office:value-type="float" office:value="1.669" calcext:value-type="float">
            <text:p>1.669E+00</text:p>
          </table:table-cell>
          <table:table-cell office:value-type="float" office:value="3.348" calcext:value-type="float">
            <text:p>3.348E+00</text:p>
          </table:table-cell>
          <table:table-cell office:value-type="float" office:value="1.414" calcext:value-type="float">
            <text:p>1.414E+00</text:p>
          </table:table-cell>
          <table:table-cell table:formula="of:=AVERAGE([.BB115:.BD115])" office:value-type="float" office:value="2.14366666666667" calcext:value-type="float">
            <text:p>2.144E+00</text:p>
          </table:table-cell>
          <table:table-cell office:value-type="float" office:value="2.953" calcext:value-type="float">
            <text:p>2.953E+00</text:p>
          </table:table-cell>
          <table:table-cell office:value-type="float" office:value="4.099" calcext:value-type="float">
            <text:p>4.099E+00</text:p>
          </table:table-cell>
          <table:table-cell office:value-type="float" office:value="3.3" calcext:value-type="float">
            <text:p>3.300E+00</text:p>
          </table:table-cell>
          <table:table-cell table:formula="of:=AVERAGE([.BF115:.BH115])" office:value-type="float" office:value="3.45066666666667" calcext:value-type="float">
            <text:p>3.451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13170</text:p>
          </table:table-cell>
          <table:table-cell office:value-type="string" calcext:value-type="string">
            <text:p>SWEET15</text:p>
          </table:table-cell>
          <table:table-cell office:value-type="float" office:value="2.693" calcext:value-type="float">
            <text:p>2.693E+00</text:p>
          </table:table-cell>
          <table:table-cell office:value-type="float" office:value="3.708" calcext:value-type="float">
            <text:p>3.708E+00</text:p>
          </table:table-cell>
          <table:table-cell office:value-type="float" office:value="4.594" calcext:value-type="float">
            <text:p>4.594E+00</text:p>
          </table:table-cell>
          <table:table-cell table:formula="of:=AVERAGE([.C116:.E116])" office:value-type="float" office:value="3.665" calcext:value-type="float">
            <text:p>3.665E+00</text:p>
          </table:table-cell>
          <table:table-cell office:value-type="float" office:value="2.863" calcext:value-type="float">
            <text:p>2.863E+00</text:p>
          </table:table-cell>
          <table:table-cell office:value-type="float" office:value="1.197" calcext:value-type="float">
            <text:p>1.197E+00</text:p>
          </table:table-cell>
          <table:table-cell office:value-type="float" office:value="0.909" calcext:value-type="float">
            <text:p>9.090E-01</text:p>
          </table:table-cell>
          <table:table-cell table:formula="of:=AVERAGE([.G116:.I116])" office:value-type="float" office:value="1.65633333333333" calcext:value-type="float">
            <text:p>1.656E+00</text:p>
          </table:table-cell>
          <table:table-cell office:value-type="float" office:value="4.802" calcext:value-type="float">
            <text:p>4.802E+00</text:p>
          </table:table-cell>
          <table:table-cell office:value-type="float" office:value="5.04" calcext:value-type="float">
            <text:p>5.040E+00</text:p>
          </table:table-cell>
          <table:table-cell office:value-type="float" office:value="5.235" calcext:value-type="float">
            <text:p>5.235E+00</text:p>
          </table:table-cell>
          <table:table-cell table:formula="of:=AVERAGE([.K116:.M116])" office:value-type="float" office:value="5.02566666666667" calcext:value-type="float">
            <text:p>5.026E+00</text:p>
          </table:table-cell>
          <table:table-cell office:value-type="float" office:value="0.423" calcext:value-type="float">
            <text:p>4.230E-01</text:p>
          </table:table-cell>
          <table:table-cell office:value-type="float" office:value="1.441" calcext:value-type="float">
            <text:p>1.441E+00</text:p>
          </table:table-cell>
          <table:table-cell office:value-type="float" office:value="0.779" calcext:value-type="float">
            <text:p>7.790E-01</text:p>
          </table:table-cell>
          <table:table-cell table:formula="of:=AVERAGE([.O116:.Q116])" office:value-type="float" office:value="0.881" calcext:value-type="float">
            <text:p>8.810E-01</text:p>
          </table:table-cell>
          <table:table-cell office:value-type="float" office:value="0.664" calcext:value-type="float">
            <text:p>6.640E-01</text:p>
          </table:table-cell>
          <table:table-cell office:value-type="float" office:value="1.19" calcext:value-type="float">
            <text:p>1.190E+00</text:p>
          </table:table-cell>
          <table:table-cell office:value-type="float" office:value="1.586" calcext:value-type="float">
            <text:p>1.586E+00</text:p>
          </table:table-cell>
          <table:table-cell table:formula="of:=AVERAGE([.S116:.U116])" office:value-type="float" office:value="1.14666666666667" calcext:value-type="float">
            <text:p>1.147E+00</text:p>
          </table:table-cell>
          <table:table-cell office:value-type="float" office:value="0.326" calcext:value-type="float">
            <text:p>3.260E-01</text:p>
          </table:table-cell>
          <table:table-cell office:value-type="float" office:value="0.33" calcext:value-type="float">
            <text:p>3.300E-01</text:p>
          </table:table-cell>
          <table:table-cell office:value-type="float" office:value="1.141" calcext:value-type="float">
            <text:p>1.141E+00</text:p>
          </table:table-cell>
          <table:table-cell table:formula="of:=AVERAGE([.W116:.Y116])" office:value-type="float" office:value="0.599" calcext:value-type="float">
            <text:p>5.990E-01</text:p>
          </table:table-cell>
          <table:table-cell office:value-type="float" office:value="5.113" calcext:value-type="float">
            <text:p>5.113E+00</text:p>
          </table:table-cell>
          <table:table-cell office:value-type="float" office:value="3.201" calcext:value-type="float">
            <text:p>3.201E+00</text:p>
          </table:table-cell>
          <table:table-cell office:value-type="float" office:value="7.154" calcext:value-type="float">
            <text:p>7.154E+00</text:p>
          </table:table-cell>
          <table:table-cell table:formula="of:=AVERAGE([.AA116:.AC116])" office:value-type="float" office:value="5.156" calcext:value-type="float">
            <text:p>5.156E+00</text:p>
          </table:table-cell>
          <table:table-cell office:value-type="float" office:value="4.756" calcext:value-type="float">
            <text:p>4.756E+00</text:p>
          </table:table-cell>
          <table:table-cell office:value-type="float" office:value="2.337" calcext:value-type="float">
            <text:p>2.337E+00</text:p>
          </table:table-cell>
          <table:table-cell table:formula="of:=AVERAGE([.AE116:.AF116])" office:value-type="float" office:value="3.5465" calcext:value-type="float">
            <text:p>3.547E+00</text:p>
          </table:table-cell>
          <table:table-cell office:value-type="float" office:value="28.37" calcext:value-type="float">
            <text:p>2.837E+01</text:p>
          </table:table-cell>
          <table:table-cell office:value-type="float" office:value="12.22" calcext:value-type="float">
            <text:p>1.222E+01</text:p>
          </table:table-cell>
          <table:table-cell office:value-type="float" office:value="25.498" calcext:value-type="float">
            <text:p>2.550E+01</text:p>
          </table:table-cell>
          <table:table-cell table:formula="of:=AVERAGE([.AH116:.AJ116])" office:value-type="float" office:value="22.0293333333333" calcext:value-type="float">
            <text:p>2.203E+01</text:p>
          </table:table-cell>
          <table:table-cell office:value-type="float" office:value="3.373" calcext:value-type="float">
            <text:p>3.373E+00</text:p>
          </table:table-cell>
          <table:table-cell office:value-type="float" office:value="2.57" calcext:value-type="float">
            <text:p>2.570E+00</text:p>
          </table:table-cell>
          <table:table-cell office:value-type="float" office:value="3.614" calcext:value-type="float">
            <text:p>3.614E+00</text:p>
          </table:table-cell>
          <table:table-cell table:formula="of:=AVERAGE([.AL116:.AN116])" office:value-type="float" office:value="3.18566666666667" calcext:value-type="float">
            <text:p>3.186E+00</text:p>
          </table:table-cell>
          <table:table-cell office:value-type="float" office:value="2.083" calcext:value-type="float">
            <text:p>2.083E+00</text:p>
          </table:table-cell>
          <table:table-cell office:value-type="float" office:value="2.197" calcext:value-type="float">
            <text:p>2.197E+00</text:p>
          </table:table-cell>
          <table:table-cell office:value-type="float" office:value="2.915" calcext:value-type="float">
            <text:p>2.915E+00</text:p>
          </table:table-cell>
          <table:table-cell table:formula="of:=AVERAGE([.AP116:.AR116])" office:value-type="float" office:value="2.39833333333333" calcext:value-type="float">
            <text:p>2.398E+00</text:p>
          </table:table-cell>
          <table:table-cell office:value-type="float" office:value="4.966" calcext:value-type="float">
            <text:p>4.966E+00</text:p>
          </table:table-cell>
          <table:table-cell office:value-type="float" office:value="6.089" calcext:value-type="float">
            <text:p>6.089E+00</text:p>
          </table:table-cell>
          <table:table-cell office:value-type="float" office:value="2.08" calcext:value-type="float">
            <text:p>2.080E+00</text:p>
          </table:table-cell>
          <table:table-cell table:formula="of:=AVERAGE([.AT116:.AV116])" office:value-type="float" office:value="4.37833333333333" calcext:value-type="float">
            <text:p>4.378E+00</text:p>
          </table:table-cell>
          <table:table-cell office:value-type="float" office:value="4.671" calcext:value-type="float">
            <text:p>4.671E+00</text:p>
          </table:table-cell>
          <table:table-cell office:value-type="float" office:value="3.89" calcext:value-type="float">
            <text:p>3.890E+00</text:p>
          </table:table-cell>
          <table:table-cell office:value-type="float" office:value="0.805" calcext:value-type="float">
            <text:p>8.050E-01</text:p>
          </table:table-cell>
          <table:table-cell table:formula="of:=AVERAGE([.AX116:.AZ116])" office:value-type="float" office:value="3.122" calcext:value-type="float">
            <text:p>3.122E+00</text:p>
          </table:table-cell>
          <table:table-cell office:value-type="float" office:value="1.542" calcext:value-type="float">
            <text:p>1.542E+00</text:p>
          </table:table-cell>
          <table:table-cell office:value-type="float" office:value="0.163" calcext:value-type="float">
            <text:p>1.630E-01</text:p>
          </table:table-cell>
          <table:table-cell office:value-type="float" office:value="1.27" calcext:value-type="float">
            <text:p>1.270E+00</text:p>
          </table:table-cell>
          <table:table-cell table:formula="of:=AVERAGE([.BB116:.BD116])" office:value-type="float" office:value="0.991666666666667" calcext:value-type="float">
            <text:p>9.917E-01</text:p>
          </table:table-cell>
          <table:table-cell office:value-type="float" office:value="1.113" calcext:value-type="float">
            <text:p>1.113E+00</text:p>
          </table:table-cell>
          <table:table-cell office:value-type="float" office:value="0.114" calcext:value-type="float">
            <text:p>1.140E-01</text:p>
          </table:table-cell>
          <table:table-cell office:value-type="float" office:value="1.441" calcext:value-type="float">
            <text:p>1.441E+00</text:p>
          </table:table-cell>
          <table:table-cell table:formula="of:=AVERAGE([.BF116:.BH116])" office:value-type="float" office:value="0.889333333333333" calcext:value-type="float">
            <text:p>8.893E-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16560</text:p>
          </table:table-cell>
          <table:table-cell office:value-type="string" calcext:value-type="string">
            <text:p>KAN1</text:p>
          </table:table-cell>
          <table:table-cell office:value-type="float" office:value="3.475" calcext:value-type="float">
            <text:p>3.475E+00</text:p>
          </table:table-cell>
          <table:table-cell office:value-type="float" office:value="2.603" calcext:value-type="float">
            <text:p>2.603E+00</text:p>
          </table:table-cell>
          <table:table-cell office:value-type="float" office:value="3.095" calcext:value-type="float">
            <text:p>3.095E+00</text:p>
          </table:table-cell>
          <table:table-cell table:formula="of:=AVERAGE([.C117:.E117])" office:value-type="float" office:value="3.05766666666667" calcext:value-type="float">
            <text:p>3.058E+00</text:p>
          </table:table-cell>
          <table:table-cell office:value-type="float" office:value="4.18" calcext:value-type="float">
            <text:p>4.180E+00</text:p>
          </table:table-cell>
          <table:table-cell office:value-type="float" office:value="3.234" calcext:value-type="float">
            <text:p>3.234E+00</text:p>
          </table:table-cell>
          <table:table-cell office:value-type="float" office:value="2.946" calcext:value-type="float">
            <text:p>2.946E+00</text:p>
          </table:table-cell>
          <table:table-cell table:formula="of:=AVERAGE([.G117:.I117])" office:value-type="float" office:value="3.45333333333333" calcext:value-type="float">
            <text:p>3.453E+00</text:p>
          </table:table-cell>
          <table:table-cell office:value-type="float" office:value="3.173" calcext:value-type="float">
            <text:p>3.173E+00</text:p>
          </table:table-cell>
          <table:table-cell office:value-type="float" office:value="3.225" calcext:value-type="float">
            <text:p>3.225E+00</text:p>
          </table:table-cell>
          <table:table-cell office:value-type="float" office:value="2.127" calcext:value-type="float">
            <text:p>2.127E+00</text:p>
          </table:table-cell>
          <table:table-cell table:formula="of:=AVERAGE([.K117:.M117])" office:value-type="float" office:value="2.84166666666667" calcext:value-type="float">
            <text:p>2.842E+00</text:p>
          </table:table-cell>
          <table:table-cell office:value-type="float" office:value="254.084" calcext:value-type="float">
            <text:p>2.541E+02</text:p>
          </table:table-cell>
          <table:table-cell office:value-type="float" office:value="194.409" calcext:value-type="float">
            <text:p>1.944E+02</text:p>
          </table:table-cell>
          <table:table-cell office:value-type="float" office:value="175.088" calcext:value-type="float">
            <text:p>1.751E+02</text:p>
          </table:table-cell>
          <table:table-cell table:formula="of:=AVERAGE([.O117:.Q117])" office:value-type="float" office:value="207.860333333333" calcext:value-type="float">
            <text:p>2.079E+02</text:p>
          </table:table-cell>
          <table:table-cell office:value-type="float" office:value="115.416" calcext:value-type="float">
            <text:p>1.154E+02</text:p>
          </table:table-cell>
          <table:table-cell office:value-type="float" office:value="143.677" calcext:value-type="float">
            <text:p>1.437E+02</text:p>
          </table:table-cell>
          <table:table-cell office:value-type="float" office:value="203.393" calcext:value-type="float">
            <text:p>2.034E+02</text:p>
          </table:table-cell>
          <table:table-cell table:formula="of:=AVERAGE([.S117:.U117])" office:value-type="float" office:value="154.162" calcext:value-type="float">
            <text:p>1.542E+02</text:p>
          </table:table-cell>
          <table:table-cell office:value-type="float" office:value="485.844" calcext:value-type="float">
            <text:p>4.858E+02</text:p>
          </table:table-cell>
          <table:table-cell office:value-type="float" office:value="132.459" calcext:value-type="float">
            <text:p>1.325E+02</text:p>
          </table:table-cell>
          <table:table-cell office:value-type="float" office:value="370.552" calcext:value-type="float">
            <text:p>3.706E+02</text:p>
          </table:table-cell>
          <table:table-cell table:formula="of:=AVERAGE([.W117:.Y117])" office:value-type="float" office:value="329.618333333333" calcext:value-type="float">
            <text:p>3.296E+02</text:p>
          </table:table-cell>
          <table:table-cell office:value-type="float" office:value="3.361" calcext:value-type="float">
            <text:p>3.361E+00</text:p>
          </table:table-cell>
          <table:table-cell office:value-type="float" office:value="3.213" calcext:value-type="float">
            <text:p>3.213E+00</text:p>
          </table:table-cell>
          <table:table-cell office:value-type="float" office:value="4.206" calcext:value-type="float">
            <text:p>4.206E+00</text:p>
          </table:table-cell>
          <table:table-cell table:formula="of:=AVERAGE([.AA117:.AC117])" office:value-type="float" office:value="3.59333333333333" calcext:value-type="float">
            <text:p>3.593E+00</text:p>
          </table:table-cell>
          <table:table-cell office:value-type="float" office:value="2.51" calcext:value-type="float">
            <text:p>2.510E+00</text:p>
          </table:table-cell>
          <table:table-cell office:value-type="float" office:value="3.522" calcext:value-type="float">
            <text:p>3.522E+00</text:p>
          </table:table-cell>
          <table:table-cell table:formula="of:=AVERAGE([.AE117:.AF117])" office:value-type="float" office:value="3.016" calcext:value-type="float">
            <text:p>3.016E+00</text:p>
          </table:table-cell>
          <table:table-cell office:value-type="float" office:value="0.886" calcext:value-type="float">
            <text:p>8.860E-01</text:p>
          </table:table-cell>
          <table:table-cell office:value-type="float" office:value="0.89" calcext:value-type="float">
            <text:p>8.900E-01</text:p>
          </table:table-cell>
          <table:table-cell office:value-type="float" office:value="3.242" calcext:value-type="float">
            <text:p>3.242E+00</text:p>
          </table:table-cell>
          <table:table-cell table:formula="of:=AVERAGE([.AH117:.AJ117])" office:value-type="float" office:value="1.67266666666667" calcext:value-type="float">
            <text:p>1.673E+00</text:p>
          </table:table-cell>
          <table:table-cell office:value-type="float" office:value="3.06" calcext:value-type="float">
            <text:p>3.060E+00</text:p>
          </table:table-cell>
          <table:table-cell office:value-type="float" office:value="2.806" calcext:value-type="float">
            <text:p>2.806E+00</text:p>
          </table:table-cell>
          <table:table-cell office:value-type="float" office:value="2.56" calcext:value-type="float">
            <text:p>2.560E+00</text:p>
          </table:table-cell>
          <table:table-cell table:formula="of:=AVERAGE([.AL117:.AN117])" office:value-type="float" office:value="2.80866666666667" calcext:value-type="float">
            <text:p>2.809E+00</text:p>
          </table:table-cell>
          <table:table-cell office:value-type="float" office:value="5.093" calcext:value-type="float">
            <text:p>5.093E+00</text:p>
          </table:table-cell>
          <table:table-cell office:value-type="float" office:value="7.019" calcext:value-type="float">
            <text:p>7.019E+00</text:p>
          </table:table-cell>
          <table:table-cell office:value-type="float" office:value="5.214" calcext:value-type="float">
            <text:p>5.214E+00</text:p>
          </table:table-cell>
          <table:table-cell table:formula="of:=AVERAGE([.AP117:.AR117])" office:value-type="float" office:value="5.77533333333333" calcext:value-type="float">
            <text:p>5.775E+00</text:p>
          </table:table-cell>
          <table:table-cell office:value-type="float" office:value="7.31" calcext:value-type="float">
            <text:p>7.310E+00</text:p>
          </table:table-cell>
          <table:table-cell office:value-type="float" office:value="7.265" calcext:value-type="float">
            <text:p>7.265E+00</text:p>
          </table:table-cell>
          <table:table-cell office:value-type="float" office:value="7.446" calcext:value-type="float">
            <text:p>7.446E+00</text:p>
          </table:table-cell>
          <table:table-cell table:formula="of:=AVERAGE([.AT117:.AV117])" office:value-type="float" office:value="7.34033333333333" calcext:value-type="float">
            <text:p>7.340E+00</text:p>
          </table:table-cell>
          <table:table-cell office:value-type="float" office:value="4.443" calcext:value-type="float">
            <text:p>4.443E+00</text:p>
          </table:table-cell>
          <table:table-cell office:value-type="float" office:value="4.822" calcext:value-type="float">
            <text:p>4.822E+00</text:p>
          </table:table-cell>
          <table:table-cell office:value-type="float" office:value="3.948" calcext:value-type="float">
            <text:p>3.948E+00</text:p>
          </table:table-cell>
          <table:table-cell table:formula="of:=AVERAGE([.AX117:.AZ117])" office:value-type="float" office:value="4.40433333333333" calcext:value-type="float">
            <text:p>4.404E+00</text:p>
          </table:table-cell>
          <table:table-cell office:value-type="float" office:value="3.653" calcext:value-type="float">
            <text:p>3.653E+00</text:p>
          </table:table-cell>
          <table:table-cell office:value-type="float" office:value="3.483" calcext:value-type="float">
            <text:p>3.483E+00</text:p>
          </table:table-cell>
          <table:table-cell office:value-type="float" office:value="4.102" calcext:value-type="float">
            <text:p>4.102E+00</text:p>
          </table:table-cell>
          <table:table-cell table:formula="of:=AVERAGE([.BB117:.BD117])" office:value-type="float" office:value="3.746" calcext:value-type="float">
            <text:p>3.746E+00</text:p>
          </table:table-cell>
          <table:table-cell office:value-type="float" office:value="3.973" calcext:value-type="float">
            <text:p>3.973E+00</text:p>
          </table:table-cell>
          <table:table-cell office:value-type="float" office:value="3.515" calcext:value-type="float">
            <text:p>3.515E+00</text:p>
          </table:table-cell>
          <table:table-cell office:value-type="float" office:value="4.143" calcext:value-type="float">
            <text:p>4.143E+00</text:p>
          </table:table-cell>
          <table:table-cell table:formula="of:=AVERAGE([.BF117:.BH117])" office:value-type="float" office:value="3.877" calcext:value-type="float">
            <text:p>3.877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17350</text:p>
          </table:table-cell>
          <table:table-cell office:value-type="float" office:value="1.515" calcext:value-type="float">
            <text:p>1.515E+00</text:p>
          </table:table-cell>
          <table:table-cell office:value-type="float" office:value="0.814" calcext:value-type="float">
            <text:p>8.140E-01</text:p>
          </table:table-cell>
          <table:table-cell office:value-type="float" office:value="1.132" calcext:value-type="float">
            <text:p>1.132E+00</text:p>
          </table:table-cell>
          <table:table-cell table:formula="of:=AVERAGE([.C118:.E118])" office:value-type="float" office:value="1.15366666666667" calcext:value-type="float">
            <text:p>1.154E+00</text:p>
          </table:table-cell>
          <table:table-cell office:value-type="float" office:value="1.159" calcext:value-type="float">
            <text:p>1.159E+00</text:p>
          </table:table-cell>
          <table:table-cell office:value-type="float" office:value="0.719" calcext:value-type="float">
            <text:p>7.190E-01</text:p>
          </table:table-cell>
          <table:table-cell office:value-type="float" office:value="2.558" calcext:value-type="float">
            <text:p>2.558E+00</text:p>
          </table:table-cell>
          <table:table-cell table:formula="of:=AVERAGE([.G118:.I118])" office:value-type="float" office:value="1.47866666666667" calcext:value-type="float">
            <text:p>1.479E+00</text:p>
          </table:table-cell>
          <table:table-cell office:value-type="float" office:value="1.447" calcext:value-type="float">
            <text:p>1.447E+00</text:p>
          </table:table-cell>
          <table:table-cell office:value-type="float" office:value="1.124" calcext:value-type="float">
            <text:p>1.124E+00</text:p>
          </table:table-cell>
          <table:table-cell office:value-type="float" office:value="1.263" calcext:value-type="float">
            <text:p>1.263E+00</text:p>
          </table:table-cell>
          <table:table-cell table:formula="of:=AVERAGE([.K118:.M118])" office:value-type="float" office:value="1.278" calcext:value-type="float">
            <text:p>1.278E+00</text:p>
          </table:table-cell>
          <table:table-cell office:value-type="float" office:value="4.14" calcext:value-type="float">
            <text:p>4.140E+00</text:p>
          </table:table-cell>
          <table:table-cell office:value-type="float" office:value="4.771" calcext:value-type="float">
            <text:p>4.771E+00</text:p>
          </table:table-cell>
          <table:table-cell office:value-type="float" office:value="4.595" calcext:value-type="float">
            <text:p>4.595E+00</text:p>
          </table:table-cell>
          <table:table-cell table:formula="of:=AVERAGE([.O118:.Q118])" office:value-type="float" office:value="4.502" calcext:value-type="float">
            <text:p>4.502E+00</text:p>
          </table:table-cell>
          <table:table-cell office:value-type="float" office:value="1.018" calcext:value-type="float">
            <text:p>1.018E+00</text:p>
          </table:table-cell>
          <table:table-cell office:value-type="float" office:value="0.657" calcext:value-type="float">
            <text:p>6.570E-01</text:p>
          </table:table-cell>
          <table:table-cell office:value-type="float" office:value="0.792" calcext:value-type="float">
            <text:p>7.920E-01</text:p>
          </table:table-cell>
          <table:table-cell table:formula="of:=AVERAGE([.S118:.U118])" office:value-type="float" office:value="0.822333333333333" calcext:value-type="float">
            <text:p>8.223E-01</text:p>
          </table:table-cell>
          <table:table-cell office:value-type="float" office:value="0.922" calcext:value-type="float">
            <text:p>9.220E-01</text:p>
          </table:table-cell>
          <table:table-cell office:value-type="float" office:value="0.45" calcext:value-type="float">
            <text:p>4.500E-01</text:p>
          </table:table-cell>
          <table:table-cell office:value-type="float" office:value="0.608" calcext:value-type="float">
            <text:p>6.080E-01</text:p>
          </table:table-cell>
          <table:table-cell table:formula="of:=AVERAGE([.W118:.Y118])" office:value-type="float" office:value="0.66" calcext:value-type="float">
            <text:p>6.600E-01</text:p>
          </table:table-cell>
          <table:table-cell office:value-type="float" office:value="1.184" calcext:value-type="float">
            <text:p>1.184E+00</text:p>
          </table:table-cell>
          <table:table-cell office:value-type="float" office:value="1.607" calcext:value-type="float">
            <text:p>1.607E+00</text:p>
          </table:table-cell>
          <table:table-cell office:value-type="float" office:value="2.492" calcext:value-type="float">
            <text:p>2.492E+00</text:p>
          </table:table-cell>
          <table:table-cell table:formula="of:=AVERAGE([.AA118:.AC118])" office:value-type="float" office:value="1.761" calcext:value-type="float">
            <text:p>1.761E+00</text:p>
          </table:table-cell>
          <table:table-cell office:value-type="float" office:value="1.777" calcext:value-type="float">
            <text:p>1.777E+00</text:p>
          </table:table-cell>
          <table:table-cell office:value-type="float" office:value="1.027" calcext:value-type="float">
            <text:p>1.027E+00</text:p>
          </table:table-cell>
          <table:table-cell table:formula="of:=AVERAGE([.AE118:.AF118])" office:value-type="float" office:value="1.402" calcext:value-type="float">
            <text:p>1.402E+00</text:p>
          </table:table-cell>
          <table:table-cell office:value-type="float" office:value="1.526" calcext:value-type="float">
            <text:p>1.526E+00</text:p>
          </table:table-cell>
          <table:table-cell office:value-type="float" office:value="1.125" calcext:value-type="float">
            <text:p>1.125E+00</text:p>
          </table:table-cell>
          <table:table-cell office:value-type="float" office:value="0.712" calcext:value-type="float">
            <text:p>7.120E-01</text:p>
          </table:table-cell>
          <table:table-cell table:formula="of:=AVERAGE([.AH118:.AJ118])" office:value-type="float" office:value="1.121" calcext:value-type="float">
            <text:p>1.121E+00</text:p>
          </table:table-cell>
          <table:table-cell office:value-type="float" office:value="1.012" calcext:value-type="float">
            <text:p>1.012E+00</text:p>
          </table:table-cell>
          <table:table-cell office:value-type="float" office:value="6.186" calcext:value-type="float">
            <text:p>6.186E+00</text:p>
          </table:table-cell>
          <table:table-cell office:value-type="float" office:value="9.476" calcext:value-type="float">
            <text:p>9.476E+00</text:p>
          </table:table-cell>
          <table:table-cell table:formula="of:=AVERAGE([.AL118:.AN118])" office:value-type="float" office:value="5.558" calcext:value-type="float">
            <text:p>5.558E+00</text:p>
          </table:table-cell>
          <table:table-cell office:value-type="float" office:value="1.585" calcext:value-type="float">
            <text:p>1.585E+00</text:p>
          </table:table-cell>
          <table:table-cell office:value-type="float" office:value="0.645" calcext:value-type="float">
            <text:p>6.450E-01</text:p>
          </table:table-cell>
          <table:table-cell office:value-type="float" office:value="2.138" calcext:value-type="float">
            <text:p>2.138E+00</text:p>
          </table:table-cell>
          <table:table-cell table:formula="of:=AVERAGE([.AP118:.AR118])" office:value-type="float" office:value="1.456" calcext:value-type="float">
            <text:p>1.456E+00</text:p>
          </table:table-cell>
          <table:table-cell office:value-type="float" office:value="1.319" calcext:value-type="float">
            <text:p>1.319E+00</text:p>
          </table:table-cell>
          <table:table-cell office:value-type="float" office:value="1.676" calcext:value-type="float">
            <text:p>1.676E+00</text:p>
          </table:table-cell>
          <table:table-cell office:value-type="float" office:value="1.348" calcext:value-type="float">
            <text:p>1.348E+00</text:p>
          </table:table-cell>
          <table:table-cell table:formula="of:=AVERAGE([.AT118:.AV118])" office:value-type="float" office:value="1.44766666666667" calcext:value-type="float">
            <text:p>1.448E+00</text:p>
          </table:table-cell>
          <table:table-cell office:value-type="float" office:value="0.756" calcext:value-type="float">
            <text:p>7.560E-01</text:p>
          </table:table-cell>
          <table:table-cell office:value-type="float" office:value="0.399" calcext:value-type="float">
            <text:p>3.990E-01</text:p>
          </table:table-cell>
          <table:table-cell office:value-type="float" office:value="0.891" calcext:value-type="float">
            <text:p>8.910E-01</text:p>
          </table:table-cell>
          <table:table-cell table:formula="of:=AVERAGE([.AX118:.AZ118])" office:value-type="float" office:value="0.682" calcext:value-type="float">
            <text:p>6.820E-01</text:p>
          </table:table-cell>
          <table:table-cell office:value-type="float" office:value="3.33" calcext:value-type="float">
            <text:p>3.330E+00</text:p>
          </table:table-cell>
          <table:table-cell office:value-type="float" office:value="4.044" calcext:value-type="float">
            <text:p>4.044E+00</text:p>
          </table:table-cell>
          <table:table-cell office:value-type="float" office:value="4.324" calcext:value-type="float">
            <text:p>4.324E+00</text:p>
          </table:table-cell>
          <table:table-cell table:formula="of:=AVERAGE([.BB118:.BD118])" office:value-type="float" office:value="3.89933333333333" calcext:value-type="float">
            <text:p>3.899E+00</text:p>
          </table:table-cell>
          <table:table-cell office:value-type="float" office:value="3.022" calcext:value-type="float">
            <text:p>3.022E+00</text:p>
          </table:table-cell>
          <table:table-cell office:value-type="float" office:value="6.004" calcext:value-type="float">
            <text:p>6.004E+00</text:p>
          </table:table-cell>
          <table:table-cell office:value-type="float" office:value="1.633" calcext:value-type="float">
            <text:p>1.633E+00</text:p>
          </table:table-cell>
          <table:table-cell table:formula="of:=AVERAGE([.BF118:.BH118])" office:value-type="float" office:value="3.553" calcext:value-type="float">
            <text:p>3.553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22355</text:p>
          </table:table-cell>
          <table:table-cell office:value-type="float" office:value="0.619" calcext:value-type="float">
            <text:p>6.190E-01</text:p>
          </table:table-cell>
          <table:table-cell office:value-type="float" office:value="0.592" calcext:value-type="float">
            <text:p>5.920E-01</text:p>
          </table:table-cell>
          <table:table-cell office:value-type="float" office:value="0.898" calcext:value-type="float">
            <text:p>8.980E-01</text:p>
          </table:table-cell>
          <table:table-cell table:formula="of:=AVERAGE([.C119:.E119])" office:value-type="float" office:value="0.703" calcext:value-type="float">
            <text:p>7.030E-01</text:p>
          </table:table-cell>
          <table:table-cell office:value-type="float" office:value="0.85" calcext:value-type="float">
            <text:p>8.500E-01</text:p>
          </table:table-cell>
          <table:table-cell office:value-type="float" office:value="0.899" calcext:value-type="float">
            <text:p>8.990E-01</text:p>
          </table:table-cell>
          <table:table-cell office:value-type="float" office:value="0.105" calcext:value-type="float">
            <text:p>1.050E-01</text:p>
          </table:table-cell>
          <table:table-cell table:formula="of:=AVERAGE([.G119:.I119])" office:value-type="float" office:value="0.618" calcext:value-type="float">
            <text:p>6.180E-01</text:p>
          </table:table-cell>
          <table:table-cell office:value-type="float" office:value="1.018" calcext:value-type="float">
            <text:p>1.018E+00</text:p>
          </table:table-cell>
          <table:table-cell office:value-type="float" office:value="0.994" calcext:value-type="float">
            <text:p>9.940E-01</text:p>
          </table:table-cell>
          <table:table-cell office:value-type="float" office:value="0.597" calcext:value-type="float">
            <text:p>5.970E-01</text:p>
          </table:table-cell>
          <table:table-cell table:formula="of:=AVERAGE([.K119:.M119])" office:value-type="float" office:value="0.869666666666667" calcext:value-type="float">
            <text:p>8.697E-01</text:p>
          </table:table-cell>
          <table:table-cell office:value-type="float" office:value="0.123" calcext:value-type="float">
            <text:p>1.230E-01</text:p>
          </table:table-cell>
          <table:table-cell office:value-type="float" office:value="0.469" calcext:value-type="float">
            <text:p>4.690E-01</text:p>
          </table:table-cell>
          <table:table-cell office:value-type="float" office:value="0.75" calcext:value-type="float">
            <text:p>7.500E-01</text:p>
          </table:table-cell>
          <table:table-cell table:formula="of:=AVERAGE([.O119:.Q119])" office:value-type="float" office:value="0.447333333333333" calcext:value-type="float">
            <text:p>4.473E-01</text:p>
          </table:table-cell>
          <table:table-cell office:value-type="float" office:value="0.511" calcext:value-type="float">
            <text:p>5.110E-01</text:p>
          </table:table-cell>
          <table:table-cell office:value-type="float" office:value="0.589" calcext:value-type="float">
            <text:p>5.890E-01</text:p>
          </table:table-cell>
          <table:table-cell office:value-type="float" office:value="0.271" calcext:value-type="float">
            <text:p>2.710E-01</text:p>
          </table:table-cell>
          <table:table-cell table:formula="of:=AVERAGE([.S119:.U119])" office:value-type="float" office:value="0.457" calcext:value-type="float">
            <text:p>4.570E-01</text:p>
          </table:table-cell>
          <table:table-cell office:value-type="float" office:value="0.442" calcext:value-type="float">
            <text:p>4.420E-01</text:p>
          </table:table-cell>
          <table:table-cell office:value-type="float" office:value="0.498" calcext:value-type="float">
            <text:p>4.980E-01</text:p>
          </table:table-cell>
          <table:table-cell office:value-type="float" office:value="0.579" calcext:value-type="float">
            <text:p>5.790E-01</text:p>
          </table:table-cell>
          <table:table-cell table:formula="of:=AVERAGE([.W119:.Y119])" office:value-type="float" office:value="0.506333333333333" calcext:value-type="float">
            <text:p>5.063E-01</text:p>
          </table:table-cell>
          <table:table-cell office:value-type="float" office:value="0.454" calcext:value-type="float">
            <text:p>4.540E-01</text:p>
          </table:table-cell>
          <table:table-cell office:value-type="float" office:value="0.364" calcext:value-type="float">
            <text:p>3.640E-01</text:p>
          </table:table-cell>
          <table:table-cell office:value-type="float" office:value="1.052" calcext:value-type="float">
            <text:p>1.052E+00</text:p>
          </table:table-cell>
          <table:table-cell table:formula="of:=AVERAGE([.AA119:.AC119])" office:value-type="float" office:value="0.623333333333333" calcext:value-type="float">
            <text:p>6.233E-01</text:p>
          </table:table-cell>
          <table:table-cell office:value-type="float" office:value="0.788" calcext:value-type="float">
            <text:p>7.880E-01</text:p>
          </table:table-cell>
          <table:table-cell office:value-type="float" office:value="0.58" calcext:value-type="float">
            <text:p>5.800E-01</text:p>
          </table:table-cell>
          <table:table-cell table:formula="of:=AVERAGE([.AE119:.AF119])" office:value-type="float" office:value="0.684" calcext:value-type="float">
            <text:p>6.840E-01</text:p>
          </table:table-cell>
          <table:table-cell office:value-type="float" office:value="0.341" calcext:value-type="float">
            <text:p>3.410E-01</text:p>
          </table:table-cell>
          <table:table-cell office:value-type="float" office:value="0.171" calcext:value-type="float">
            <text:p>1.710E-01</text:p>
          </table:table-cell>
          <table:table-cell office:value-type="float" office:value="0.488" calcext:value-type="float">
            <text:p>4.880E-01</text:p>
          </table:table-cell>
          <table:table-cell table:formula="of:=AVERAGE([.AH119:.AJ119])" office:value-type="float" office:value="0.333333333333333" calcext:value-type="float">
            <text:p>3.333E-01</text:p>
          </table:table-cell>
          <table:table-cell office:value-type="float" office:value="0.86" calcext:value-type="float">
            <text:p>8.600E-01</text:p>
          </table:table-cell>
          <table:table-cell office:value-type="float" office:value="0.868" calcext:value-type="float">
            <text:p>8.680E-01</text:p>
          </table:table-cell>
          <table:table-cell office:value-type="float" office:value="1.439" calcext:value-type="float">
            <text:p>1.439E+00</text:p>
          </table:table-cell>
          <table:table-cell table:formula="of:=AVERAGE([.AL119:.AN119])" office:value-type="float" office:value="1.05566666666667" calcext:value-type="float">
            <text:p>1.056E+00</text:p>
          </table:table-cell>
          <table:table-cell office:value-type="float" office:value="0.616" calcext:value-type="float">
            <text:p>6.160E-01</text:p>
          </table:table-cell>
          <table:table-cell office:value-type="float" office:value="0.763" calcext:value-type="float">
            <text:p>7.630E-01</text:p>
          </table:table-cell>
          <table:table-cell office:value-type="float" office:value="0.729" calcext:value-type="float">
            <text:p>7.290E-01</text:p>
          </table:table-cell>
          <table:table-cell table:formula="of:=AVERAGE([.AP119:.AR119])" office:value-type="float" office:value="0.702666666666667" calcext:value-type="float">
            <text:p>7.027E-01</text:p>
          </table:table-cell>
          <table:table-cell office:value-type="float" office:value="0.192" calcext:value-type="float">
            <text:p>1.920E-01</text:p>
          </table:table-cell>
          <table:table-cell office:value-type="float" office:value="0.515" calcext:value-type="float">
            <text:p>5.150E-01</text:p>
          </table:table-cell>
          <table:table-cell office:value-type="float" office:value="0.436" calcext:value-type="float">
            <text:p>4.360E-01</text:p>
          </table:table-cell>
          <table:table-cell table:formula="of:=AVERAGE([.AT119:.AV119])" office:value-type="float" office:value="0.381" calcext:value-type="float">
            <text:p>3.810E-01</text:p>
          </table:table-cell>
          <table:table-cell office:value-type="float" office:value="1.017" calcext:value-type="float">
            <text:p>1.017E+00</text:p>
          </table:table-cell>
          <table:table-cell office:value-type="float" office:value="1.589" calcext:value-type="float">
            <text:p>1.589E+00</text:p>
          </table:table-cell>
          <table:table-cell office:value-type="float" office:value="1.193" calcext:value-type="float">
            <text:p>1.193E+00</text:p>
          </table:table-cell>
          <table:table-cell table:formula="of:=AVERAGE([.AX119:.AZ119])" office:value-type="float" office:value="1.26633333333333" calcext:value-type="float">
            <text:p>1.266E+00</text:p>
          </table:table-cell>
          <table:table-cell office:value-type="float" office:value="2.782" calcext:value-type="float">
            <text:p>2.782E+00</text:p>
          </table:table-cell>
          <table:table-cell office:value-type="float" office:value="2.18" calcext:value-type="float">
            <text:p>2.180E+00</text:p>
          </table:table-cell>
          <table:table-cell office:value-type="float" office:value="3.925" calcext:value-type="float">
            <text:p>3.925E+00</text:p>
          </table:table-cell>
          <table:table-cell table:formula="of:=AVERAGE([.BB119:.BD119])" office:value-type="float" office:value="2.96233333333333" calcext:value-type="float">
            <text:p>2.962E+00</text:p>
          </table:table-cell>
          <table:table-cell office:value-type="float" office:value="2.177" calcext:value-type="float">
            <text:p>2.177E+00</text:p>
          </table:table-cell>
          <table:table-cell office:value-type="float" office:value="1.668" calcext:value-type="float">
            <text:p>1.668E+00</text:p>
          </table:table-cell>
          <table:table-cell office:value-type="float" office:value="1.58" calcext:value-type="float">
            <text:p>1.580E+00</text:p>
          </table:table-cell>
          <table:table-cell table:formula="of:=AVERAGE([.BF119:.BH119])" office:value-type="float" office:value="1.80833333333333" calcext:value-type="float">
            <text:p>1.808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25810</text:p>
          </table:table-cell>
          <table:table-cell office:value-type="string" calcext:value-type="string">
            <text:p>TINY</text:p>
          </table:table-cell>
          <table:table-cell office:value-type="float" office:value="4.873" calcext:value-type="float">
            <text:p>4.873E+00</text:p>
          </table:table-cell>
          <table:table-cell office:value-type="float" office:value="3.396" calcext:value-type="float">
            <text:p>3.396E+00</text:p>
          </table:table-cell>
          <table:table-cell office:value-type="float" office:value="7.627" calcext:value-type="float">
            <text:p>7.627E+00</text:p>
          </table:table-cell>
          <table:table-cell table:formula="of:=AVERAGE([.C120:.E120])" office:value-type="float" office:value="5.29866666666667" calcext:value-type="float">
            <text:p>5.299E+00</text:p>
          </table:table-cell>
          <table:table-cell office:value-type="float" office:value="4.114" calcext:value-type="float">
            <text:p>4.114E+00</text:p>
          </table:table-cell>
          <table:table-cell office:value-type="float" office:value="5.147" calcext:value-type="float">
            <text:p>5.147E+00</text:p>
          </table:table-cell>
          <table:table-cell office:value-type="float" office:value="0.88" calcext:value-type="float">
            <text:p>8.800E-01</text:p>
          </table:table-cell>
          <table:table-cell table:formula="of:=AVERAGE([.G120:.I120])" office:value-type="float" office:value="3.38033333333333" calcext:value-type="float">
            <text:p>3.380E+00</text:p>
          </table:table-cell>
          <table:table-cell office:value-type="float" office:value="6.038" calcext:value-type="float">
            <text:p>6.038E+00</text:p>
          </table:table-cell>
          <table:table-cell office:value-type="float" office:value="6.716" calcext:value-type="float">
            <text:p>6.716E+00</text:p>
          </table:table-cell>
          <table:table-cell office:value-type="float" office:value="3.961" calcext:value-type="float">
            <text:p>3.961E+00</text:p>
          </table:table-cell>
          <table:table-cell table:formula="of:=AVERAGE([.K120:.M120])" office:value-type="float" office:value="5.57166666666667" calcext:value-type="float">
            <text:p>5.572E+00</text:p>
          </table:table-cell>
          <table:table-cell office:value-type="float" office:value="1.699" calcext:value-type="float">
            <text:p>1.699E+00</text:p>
          </table:table-cell>
          <table:table-cell office:value-type="float" office:value="2.779" calcext:value-type="float">
            <text:p>2.779E+00</text:p>
          </table:table-cell>
          <table:table-cell office:value-type="float" office:value="5.144" calcext:value-type="float">
            <text:p>5.144E+00</text:p>
          </table:table-cell>
          <table:table-cell table:formula="of:=AVERAGE([.O120:.Q120])" office:value-type="float" office:value="3.20733333333333" calcext:value-type="float">
            <text:p>3.207E+00</text:p>
          </table:table-cell>
          <table:table-cell office:value-type="float" office:value="3.903" calcext:value-type="float">
            <text:p>3.903E+00</text:p>
          </table:table-cell>
          <table:table-cell office:value-type="float" office:value="4.928" calcext:value-type="float">
            <text:p>4.928E+00</text:p>
          </table:table-cell>
          <table:table-cell office:value-type="float" office:value="5.677" calcext:value-type="float">
            <text:p>5.677E+00</text:p>
          </table:table-cell>
          <table:table-cell table:formula="of:=AVERAGE([.S120:.U120])" office:value-type="float" office:value="4.836" calcext:value-type="float">
            <text:p>4.836E+00</text:p>
          </table:table-cell>
          <table:table-cell office:value-type="float" office:value="5.083" calcext:value-type="float">
            <text:p>5.083E+00</text:p>
          </table:table-cell>
          <table:table-cell office:value-type="float" office:value="8.227" calcext:value-type="float">
            <text:p>8.227E+00</text:p>
          </table:table-cell>
          <table:table-cell office:value-type="float" office:value="4.014" calcext:value-type="float">
            <text:p>4.014E+00</text:p>
          </table:table-cell>
          <table:table-cell table:formula="of:=AVERAGE([.W120:.Y120])" office:value-type="float" office:value="5.77466666666667" calcext:value-type="float">
            <text:p>5.775E+00</text:p>
          </table:table-cell>
          <table:table-cell office:value-type="float" office:value="3.176" calcext:value-type="float">
            <text:p>3.176E+00</text:p>
          </table:table-cell>
          <table:table-cell office:value-type="float" office:value="4.965" calcext:value-type="float">
            <text:p>4.965E+00</text:p>
          </table:table-cell>
          <table:table-cell office:value-type="float" office:value="3.433" calcext:value-type="float">
            <text:p>3.433E+00</text:p>
          </table:table-cell>
          <table:table-cell table:formula="of:=AVERAGE([.AA120:.AC120])" office:value-type="float" office:value="3.858" calcext:value-type="float">
            <text:p>3.858E+00</text:p>
          </table:table-cell>
          <table:table-cell office:value-type="float" office:value="4.189" calcext:value-type="float">
            <text:p>4.189E+00</text:p>
          </table:table-cell>
          <table:table-cell office:value-type="float" office:value="3.494" calcext:value-type="float">
            <text:p>3.494E+00</text:p>
          </table:table-cell>
          <table:table-cell table:formula="of:=AVERAGE([.AE120:.AF120])" office:value-type="float" office:value="3.8415" calcext:value-type="float">
            <text:p>3.842E+00</text:p>
          </table:table-cell>
          <table:table-cell office:value-type="float" office:value="2.917" calcext:value-type="float">
            <text:p>2.917E+00</text:p>
          </table:table-cell>
          <table:table-cell office:value-type="float" office:value="4.233" calcext:value-type="float">
            <text:p>4.233E+00</text:p>
          </table:table-cell>
          <table:table-cell office:value-type="float" office:value="2.019" calcext:value-type="float">
            <text:p>2.019E+00</text:p>
          </table:table-cell>
          <table:table-cell table:formula="of:=AVERAGE([.AH120:.AJ120])" office:value-type="float" office:value="3.05633333333333" calcext:value-type="float">
            <text:p>3.056E+00</text:p>
          </table:table-cell>
          <table:table-cell office:value-type="float" office:value="4.869" calcext:value-type="float">
            <text:p>4.869E+00</text:p>
          </table:table-cell>
          <table:table-cell office:value-type="float" office:value="2.105" calcext:value-type="float">
            <text:p>2.105E+00</text:p>
          </table:table-cell>
          <table:table-cell office:value-type="float" office:value="2.658" calcext:value-type="float">
            <text:p>2.658E+00</text:p>
          </table:table-cell>
          <table:table-cell table:formula="of:=AVERAGE([.AL120:.AN120])" office:value-type="float" office:value="3.21066666666667" calcext:value-type="float">
            <text:p>3.211E+00</text:p>
          </table:table-cell>
          <table:table-cell office:value-type="float" office:value="7.023" calcext:value-type="float">
            <text:p>7.023E+00</text:p>
          </table:table-cell>
          <table:table-cell office:value-type="float" office:value="3.71" calcext:value-type="float">
            <text:p>3.710E+00</text:p>
          </table:table-cell>
          <table:table-cell office:value-type="float" office:value="5.047" calcext:value-type="float">
            <text:p>5.047E+00</text:p>
          </table:table-cell>
          <table:table-cell table:formula="of:=AVERAGE([.AP120:.AR120])" office:value-type="float" office:value="5.26" calcext:value-type="float">
            <text:p>5.260E+00</text:p>
          </table:table-cell>
          <table:table-cell office:value-type="float" office:value="5.623" calcext:value-type="float">
            <text:p>5.623E+00</text:p>
          </table:table-cell>
          <table:table-cell office:value-type="float" office:value="8.584" calcext:value-type="float">
            <text:p>8.584E+00</text:p>
          </table:table-cell>
          <table:table-cell office:value-type="float" office:value="8.61" calcext:value-type="float">
            <text:p>8.610E+00</text:p>
          </table:table-cell>
          <table:table-cell table:formula="of:=AVERAGE([.AT120:.AV120])" office:value-type="float" office:value="7.60566666666667" calcext:value-type="float">
            <text:p>7.606E+00</text:p>
          </table:table-cell>
          <table:table-cell office:value-type="float" office:value="190.916" calcext:value-type="float">
            <text:p>1.909E+02</text:p>
          </table:table-cell>
          <table:table-cell office:value-type="float" office:value="202.96" calcext:value-type="float">
            <text:p>2.030E+02</text:p>
          </table:table-cell>
          <table:table-cell office:value-type="float" office:value="166.058" calcext:value-type="float">
            <text:p>1.661E+02</text:p>
          </table:table-cell>
          <table:table-cell table:formula="of:=AVERAGE([.AX120:.AZ120])" office:value-type="float" office:value="186.644666666667" calcext:value-type="float">
            <text:p>1.866E+02</text:p>
          </table:table-cell>
          <table:table-cell office:value-type="float" office:value="177.156" calcext:value-type="float">
            <text:p>1.772E+02</text:p>
          </table:table-cell>
          <table:table-cell office:value-type="float" office:value="186.893" calcext:value-type="float">
            <text:p>1.869E+02</text:p>
          </table:table-cell>
          <table:table-cell office:value-type="float" office:value="219.064" calcext:value-type="float">
            <text:p>2.191E+02</text:p>
          </table:table-cell>
          <table:table-cell table:formula="of:=AVERAGE([.BB120:.BD120])" office:value-type="float" office:value="194.371" calcext:value-type="float">
            <text:p>1.944E+02</text:p>
          </table:table-cell>
          <table:table-cell office:value-type="float" office:value="210.615" calcext:value-type="float">
            <text:p>2.106E+02</text:p>
          </table:table-cell>
          <table:table-cell office:value-type="float" office:value="214.629" calcext:value-type="float">
            <text:p>2.146E+02</text:p>
          </table:table-cell>
          <table:table-cell office:value-type="float" office:value="272.448" calcext:value-type="float">
            <text:p>2.724E+02</text:p>
          </table:table-cell>
          <table:table-cell table:formula="of:=AVERAGE([.BF120:.BH120])" office:value-type="float" office:value="232.564" calcext:value-type="float">
            <text:p>2.326E+02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36925</text:p>
          </table:table-cell>
          <table:table-cell office:value-type="float" office:value="1.656" calcext:value-type="float">
            <text:p>1.656E+00</text:p>
          </table:table-cell>
          <table:table-cell office:value-type="float" office:value="6.598" calcext:value-type="float">
            <text:p>6.598E+00</text:p>
          </table:table-cell>
          <table:table-cell office:value-type="float" office:value="4.669" calcext:value-type="float">
            <text:p>4.669E+00</text:p>
          </table:table-cell>
          <table:table-cell table:formula="of:=AVERAGE([.C121:.E121])" office:value-type="float" office:value="4.30766666666667" calcext:value-type="float">
            <text:p>4.308E+00</text:p>
          </table:table-cell>
          <table:table-cell office:value-type="float" office:value="9.493" calcext:value-type="float">
            <text:p>9.493E+00</text:p>
          </table:table-cell>
          <table:table-cell office:value-type="float" office:value="6.566" calcext:value-type="float">
            <text:p>6.566E+00</text:p>
          </table:table-cell>
          <table:table-cell office:value-type="float" office:value="197.364" calcext:value-type="float">
            <text:p>1.974E+02</text:p>
          </table:table-cell>
          <table:table-cell table:formula="of:=AVERAGE([.G121:.I121])" office:value-type="float" office:value="71.141" calcext:value-type="float">
            <text:p>7.114E+01</text:p>
          </table:table-cell>
          <table:table-cell office:value-type="float" office:value="5.929" calcext:value-type="float">
            <text:p>5.929E+00</text:p>
          </table:table-cell>
          <table:table-cell office:value-type="float" office:value="6.085" calcext:value-type="float">
            <text:p>6.085E+00</text:p>
          </table:table-cell>
          <table:table-cell office:value-type="float" office:value="17.438" calcext:value-type="float">
            <text:p>1.744E+01</text:p>
          </table:table-cell>
          <table:table-cell table:formula="of:=AVERAGE([.K121:.M121])" office:value-type="float" office:value="9.81733333333333" calcext:value-type="float">
            <text:p>9.817E+00</text:p>
          </table:table-cell>
          <table:table-cell office:value-type="float" office:value="6.16" calcext:value-type="float">
            <text:p>6.160E+00</text:p>
          </table:table-cell>
          <table:table-cell office:value-type="float" office:value="6.899" calcext:value-type="float">
            <text:p>6.899E+00</text:p>
          </table:table-cell>
          <table:table-cell office:value-type="float" office:value="4.919" calcext:value-type="float">
            <text:p>4.919E+00</text:p>
          </table:table-cell>
          <table:table-cell table:formula="of:=AVERAGE([.O121:.Q121])" office:value-type="float" office:value="5.99266666666667" calcext:value-type="float">
            <text:p>5.993E+00</text:p>
          </table:table-cell>
          <table:table-cell office:value-type="float" office:value="9.694" calcext:value-type="float">
            <text:p>9.694E+00</text:p>
          </table:table-cell>
          <table:table-cell office:value-type="float" office:value="8.031" calcext:value-type="float">
            <text:p>8.031E+00</text:p>
          </table:table-cell>
          <table:table-cell office:value-type="float" office:value="2.97" calcext:value-type="float">
            <text:p>2.970E+00</text:p>
          </table:table-cell>
          <table:table-cell table:formula="of:=AVERAGE([.S121:.U121])" office:value-type="float" office:value="6.89833333333333" calcext:value-type="float">
            <text:p>6.898E+00</text:p>
          </table:table-cell>
          <table:table-cell office:value-type="float" office:value="10.705" calcext:value-type="float">
            <text:p>1.071E+01</text:p>
          </table:table-cell>
          <table:table-cell office:value-type="float" office:value="5.637" calcext:value-type="float">
            <text:p>5.637E+00</text:p>
          </table:table-cell>
          <table:table-cell office:value-type="float" office:value="16.294" calcext:value-type="float">
            <text:p>1.629E+01</text:p>
          </table:table-cell>
          <table:table-cell table:formula="of:=AVERAGE([.W121:.Y121])" office:value-type="float" office:value="10.8786666666667" calcext:value-type="float">
            <text:p>1.088E+01</text:p>
          </table:table-cell>
          <table:table-cell office:value-type="float" office:value="10.982" calcext:value-type="float">
            <text:p>1.098E+01</text:p>
          </table:table-cell>
          <table:table-cell office:value-type="float" office:value="11.2" calcext:value-type="float">
            <text:p>1.120E+01</text:p>
          </table:table-cell>
          <table:table-cell office:value-type="float" office:value="11.381" calcext:value-type="float">
            <text:p>1.138E+01</text:p>
          </table:table-cell>
          <table:table-cell table:formula="of:=AVERAGE([.AA121:.AC121])" office:value-type="float" office:value="11.1876666666667" calcext:value-type="float">
            <text:p>1.119E+01</text:p>
          </table:table-cell>
          <table:table-cell office:value-type="float" office:value="14.901" calcext:value-type="float">
            <text:p>1.490E+01</text:p>
          </table:table-cell>
          <table:table-cell office:value-type="float" office:value="16.952" calcext:value-type="float">
            <text:p>1.695E+01</text:p>
          </table:table-cell>
          <table:table-cell table:formula="of:=AVERAGE([.AE121:.AF121])" office:value-type="float" office:value="15.9265" calcext:value-type="float">
            <text:p>1.593E+01</text:p>
          </table:table-cell>
          <table:table-cell office:value-type="float" office:value="22.105" calcext:value-type="float">
            <text:p>2.211E+01</text:p>
          </table:table-cell>
          <table:table-cell office:value-type="float" office:value="20.071" calcext:value-type="float">
            <text:p>2.007E+01</text:p>
          </table:table-cell>
          <table:table-cell office:value-type="float" office:value="36.772" calcext:value-type="float">
            <text:p>3.677E+01</text:p>
          </table:table-cell>
          <table:table-cell table:formula="of:=AVERAGE([.AH121:.AJ121])" office:value-type="float" office:value="26.316" calcext:value-type="float">
            <text:p>2.632E+01</text:p>
          </table:table-cell>
          <table:table-cell office:value-type="float" office:value="4.145" calcext:value-type="float">
            <text:p>4.145E+00</text:p>
          </table:table-cell>
          <table:table-cell office:value-type="float" office:value="12.524" calcext:value-type="float">
            <text:p>1.252E+01</text:p>
          </table:table-cell>
          <table:table-cell office:value-type="float" office:value="13.588" calcext:value-type="float">
            <text:p>1.359E+01</text:p>
          </table:table-cell>
          <table:table-cell table:formula="of:=AVERAGE([.AL121:.AN121])" office:value-type="float" office:value="10.0856666666667" calcext:value-type="float">
            <text:p>1.009E+01</text:p>
          </table:table-cell>
          <table:table-cell office:value-type="float" office:value="5.319" calcext:value-type="float">
            <text:p>5.319E+00</text:p>
          </table:table-cell>
          <table:table-cell office:value-type="float" office:value="5.953" calcext:value-type="float">
            <text:p>5.953E+00</text:p>
          </table:table-cell>
          <table:table-cell office:value-type="float" office:value="15.591" calcext:value-type="float">
            <text:p>1.559E+01</text:p>
          </table:table-cell>
          <table:table-cell table:formula="of:=AVERAGE([.AP121:.AR121])" office:value-type="float" office:value="8.95433333333333" calcext:value-type="float">
            <text:p>8.954E+00</text:p>
          </table:table-cell>
          <table:table-cell office:value-type="float" office:value="5.827" calcext:value-type="float">
            <text:p>5.827E+00</text:p>
          </table:table-cell>
          <table:table-cell office:value-type="float" office:value="4.356" calcext:value-type="float">
            <text:p>4.356E+00</text:p>
          </table:table-cell>
          <table:table-cell office:value-type="float" office:value="2.153" calcext:value-type="float">
            <text:p>2.153E+00</text:p>
          </table:table-cell>
          <table:table-cell table:formula="of:=AVERAGE([.AT121:.AV121])" office:value-type="float" office:value="4.112" calcext:value-type="float">
            <text:p>4.112E+00</text:p>
          </table:table-cell>
          <table:table-cell office:value-type="float" office:value="0.898" calcext:value-type="float">
            <text:p>8.980E-01</text:p>
          </table:table-cell>
          <table:table-cell office:value-type="float" office:value="2.07" calcext:value-type="float">
            <text:p>2.070E+00</text:p>
          </table:table-cell>
          <table:table-cell office:value-type="float" office:value="1.273" calcext:value-type="float">
            <text:p>1.273E+00</text:p>
          </table:table-cell>
          <table:table-cell table:formula="of:=AVERAGE([.AX121:.AZ121])" office:value-type="float" office:value="1.41366666666667" calcext:value-type="float">
            <text:p>1.414E+00</text:p>
          </table:table-cell>
          <table:table-cell office:value-type="float" office:value="3.289" calcext:value-type="float">
            <text:p>3.289E+00</text:p>
          </table:table-cell>
          <table:table-cell office:value-type="float" office:value="5.55" calcext:value-type="float">
            <text:p>5.550E+00</text:p>
          </table:table-cell>
          <table:table-cell office:value-type="float" office:value="5.071" calcext:value-type="float">
            <text:p>5.071E+00</text:p>
          </table:table-cell>
          <table:table-cell table:formula="of:=AVERAGE([.BB121:.BD121])" office:value-type="float" office:value="4.63666666666667" calcext:value-type="float">
            <text:p>4.637E+00</text:p>
          </table:table-cell>
          <table:table-cell office:value-type="float" office:value="12.944" calcext:value-type="float">
            <text:p>1.294E+01</text:p>
          </table:table-cell>
          <table:table-cell office:value-type="float" office:value="14.294" calcext:value-type="float">
            <text:p>1.429E+01</text:p>
          </table:table-cell>
          <table:table-cell office:value-type="float" office:value="6.854" calcext:value-type="float">
            <text:p>6.854E+00</text:p>
          </table:table-cell>
          <table:table-cell table:formula="of:=AVERAGE([.BF121:.BH121])" office:value-type="float" office:value="11.364" calcext:value-type="float">
            <text:p>1.136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42380</text:p>
          </table:table-cell>
          <table:table-cell office:value-type="string" calcext:value-type="string">
            <text:p>CML37</text:p>
          </table:table-cell>
          <table:table-cell office:value-type="float" office:value="0.749" calcext:value-type="float">
            <text:p>7.490E-01</text:p>
          </table:table-cell>
          <table:table-cell office:value-type="float" office:value="1.022" calcext:value-type="float">
            <text:p>1.022E+00</text:p>
          </table:table-cell>
          <table:table-cell office:value-type="float" office:value="1.981" calcext:value-type="float">
            <text:p>1.981E+00</text:p>
          </table:table-cell>
          <table:table-cell table:formula="of:=AVERAGE([.C122:.E122])" office:value-type="float" office:value="1.25066666666667" calcext:value-type="float">
            <text:p>1.251E+00</text:p>
          </table:table-cell>
          <table:table-cell office:value-type="float" office:value="1.174" calcext:value-type="float">
            <text:p>1.174E+00</text:p>
          </table:table-cell>
          <table:table-cell office:value-type="float" office:value="2.209" calcext:value-type="float">
            <text:p>2.209E+00</text:p>
          </table:table-cell>
          <table:table-cell office:value-type="float" office:value="2.283" calcext:value-type="float">
            <text:p>2.283E+00</text:p>
          </table:table-cell>
          <table:table-cell table:formula="of:=AVERAGE([.G122:.I122])" office:value-type="float" office:value="1.88866666666667" calcext:value-type="float">
            <text:p>1.889E+00</text:p>
          </table:table-cell>
          <table:table-cell office:value-type="float" office:value="1.369" calcext:value-type="float">
            <text:p>1.369E+00</text:p>
          </table:table-cell>
          <table:table-cell office:value-type="float" office:value="1.888" calcext:value-type="float">
            <text:p>1.888E+00</text:p>
          </table:table-cell>
          <table:table-cell office:value-type="float" office:value="1.495" calcext:value-type="float">
            <text:p>1.495E+00</text:p>
          </table:table-cell>
          <table:table-cell table:formula="of:=AVERAGE([.K122:.M122])" office:value-type="float" office:value="1.584" calcext:value-type="float">
            <text:p>1.584E+00</text:p>
          </table:table-cell>
          <table:table-cell office:value-type="float" office:value="1.741" calcext:value-type="float">
            <text:p>1.741E+00</text:p>
          </table:table-cell>
          <table:table-cell office:value-type="float" office:value="3.227" calcext:value-type="float">
            <text:p>3.227E+00</text:p>
          </table:table-cell>
          <table:table-cell office:value-type="float" office:value="3.366" calcext:value-type="float">
            <text:p>3.366E+00</text:p>
          </table:table-cell>
          <table:table-cell table:formula="of:=AVERAGE([.O122:.Q122])" office:value-type="float" office:value="2.778" calcext:value-type="float">
            <text:p>2.778E+00</text:p>
          </table:table-cell>
          <table:table-cell office:value-type="float" office:value="3.441" calcext:value-type="float">
            <text:p>3.441E+00</text:p>
          </table:table-cell>
          <table:table-cell office:value-type="float" office:value="2.311" calcext:value-type="float">
            <text:p>2.311E+00</text:p>
          </table:table-cell>
          <table:table-cell office:value-type="float" office:value="1.702" calcext:value-type="float">
            <text:p>1.702E+00</text:p>
          </table:table-cell>
          <table:table-cell table:formula="of:=AVERAGE([.S122:.U122])" office:value-type="float" office:value="2.48466666666667" calcext:value-type="float">
            <text:p>2.485E+00</text:p>
          </table:table-cell>
          <table:table-cell office:value-type="float" office:value="2.674" calcext:value-type="float">
            <text:p>2.674E+00</text:p>
          </table:table-cell>
          <table:table-cell office:value-type="float" office:value="0.363" calcext:value-type="float">
            <text:p>3.630E-01</text:p>
          </table:table-cell>
          <table:table-cell office:value-type="float" office:value="1.176" calcext:value-type="float">
            <text:p>1.176E+00</text:p>
          </table:table-cell>
          <table:table-cell table:formula="of:=AVERAGE([.W122:.Y122])" office:value-type="float" office:value="1.40433333333333" calcext:value-type="float">
            <text:p>1.404E+00</text:p>
          </table:table-cell>
          <table:table-cell office:value-type="float" office:value="0.91" calcext:value-type="float">
            <text:p>9.100E-01</text:p>
          </table:table-cell>
          <table:table-cell office:value-type="float" office:value="2.649" calcext:value-type="float">
            <text:p>2.649E+00</text:p>
          </table:table-cell>
          <table:table-cell office:value-type="float" office:value="1.82" calcext:value-type="float">
            <text:p>1.820E+00</text:p>
          </table:table-cell>
          <table:table-cell table:formula="of:=AVERAGE([.AA122:.AC122])" office:value-type="float" office:value="1.793" calcext:value-type="float">
            <text:p>1.793E+00</text:p>
          </table:table-cell>
          <table:table-cell office:value-type="float" office:value="2.575" calcext:value-type="float">
            <text:p>2.575E+00</text:p>
          </table:table-cell>
          <table:table-cell office:value-type="float" office:value="1.473" calcext:value-type="float">
            <text:p>1.473E+00</text:p>
          </table:table-cell>
          <table:table-cell table:formula="of:=AVERAGE([.AE122:.AF122])" office:value-type="float" office:value="2.024" calcext:value-type="float">
            <text:p>2.024E+00</text:p>
          </table:table-cell>
          <table:table-cell office:value-type="float" office:value="2.921" calcext:value-type="float">
            <text:p>2.921E+00</text:p>
          </table:table-cell>
          <table:table-cell office:value-type="float" office:value="1.879" calcext:value-type="float">
            <text:p>1.879E+00</text:p>
          </table:table-cell>
          <table:table-cell office:value-type="float" office:value="0.765" calcext:value-type="float">
            <text:p>7.650E-01</text:p>
          </table:table-cell>
          <table:table-cell table:formula="of:=AVERAGE([.AH122:.AJ122])" office:value-type="float" office:value="1.855" calcext:value-type="float">
            <text:p>1.855E+00</text:p>
          </table:table-cell>
          <table:table-cell office:value-type="float" office:value="0.748" calcext:value-type="float">
            <text:p>7.480E-01</text:p>
          </table:table-cell>
          <table:table-cell office:value-type="float" office:value="5.133" calcext:value-type="float">
            <text:p>5.133E+00</text:p>
          </table:table-cell>
          <table:table-cell office:value-type="float" office:value="7.112" calcext:value-type="float">
            <text:p>7.112E+00</text:p>
          </table:table-cell>
          <table:table-cell table:formula="of:=AVERAGE([.AL122:.AN122])" office:value-type="float" office:value="4.331" calcext:value-type="float">
            <text:p>4.331E+00</text:p>
          </table:table-cell>
          <table:table-cell office:value-type="float" office:value="1.534" calcext:value-type="float">
            <text:p>1.534E+00</text:p>
          </table:table-cell>
          <table:table-cell office:value-type="float" office:value="2.429" calcext:value-type="float">
            <text:p>2.429E+00</text:p>
          </table:table-cell>
          <table:table-cell office:value-type="float" office:value="8.088" calcext:value-type="float">
            <text:p>8.088E+00</text:p>
          </table:table-cell>
          <table:table-cell table:formula="of:=AVERAGE([.AP122:.AR122])" office:value-type="float" office:value="4.017" calcext:value-type="float">
            <text:p>4.017E+00</text:p>
          </table:table-cell>
          <table:table-cell office:value-type="float" office:value="0.506" calcext:value-type="float">
            <text:p>5.060E-01</text:p>
          </table:table-cell>
          <table:table-cell office:value-type="float" office:value="0.523" calcext:value-type="float">
            <text:p>5.230E-01</text:p>
          </table:table-cell>
          <table:table-cell office:value-type="float" office:value="0.329" calcext:value-type="float">
            <text:p>3.290E-01</text:p>
          </table:table-cell>
          <table:table-cell table:formula="of:=AVERAGE([.AT122:.AV122])" office:value-type="float" office:value="0.452666666666667" calcext:value-type="float">
            <text:p>4.527E-01</text:p>
          </table:table-cell>
          <table:table-cell office:value-type="float" office:value="0.236" calcext:value-type="float">
            <text:p>2.360E-01</text:p>
          </table:table-cell>
          <table:table-cell office:value-type="float" office:value="0.374" calcext:value-type="float">
            <text:p>3.740E-01</text:p>
          </table:table-cell>
          <table:table-cell office:value-type="float" office:value="0.511" calcext:value-type="float">
            <text:p>5.110E-01</text:p>
          </table:table-cell>
          <table:table-cell table:formula="of:=AVERAGE([.AX122:.AZ122])" office:value-type="float" office:value="0.373666666666667" calcext:value-type="float">
            <text:p>3.737E-01</text:p>
          </table:table-cell>
          <table:table-cell office:value-type="float" office:value="1.9" calcext:value-type="float">
            <text:p>1.900E+00</text:p>
          </table:table-cell>
          <table:table-cell office:value-type="float" office:value="2.239" calcext:value-type="float">
            <text:p>2.239E+00</text:p>
          </table:table-cell>
          <table:table-cell office:value-type="float" office:value="1.832" calcext:value-type="float">
            <text:p>1.832E+00</text:p>
          </table:table-cell>
          <table:table-cell table:formula="of:=AVERAGE([.BB122:.BD122])" office:value-type="float" office:value="1.99033333333333" calcext:value-type="float">
            <text:p>1.990E+00</text:p>
          </table:table-cell>
          <table:table-cell office:value-type="float" office:value="1.404" calcext:value-type="float">
            <text:p>1.404E+00</text:p>
          </table:table-cell>
          <table:table-cell office:value-type="float" office:value="2.461" calcext:value-type="float">
            <text:p>2.461E+00</text:p>
          </table:table-cell>
          <table:table-cell office:value-type="float" office:value="0.754" calcext:value-type="float">
            <text:p>7.540E-01</text:p>
          </table:table-cell>
          <table:table-cell table:formula="of:=AVERAGE([.BF122:.BH122])" office:value-type="float" office:value="1.53966666666667" calcext:value-type="float">
            <text:p>1.540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44420</text:p>
          </table:table-cell>
          <table:table-cell office:value-type="string" calcext:value-type="string">
            <text:p>PDF1.2A</text:p>
          </table:table-cell>
          <table:table-cell office:value-type="float" office:value="181.575" calcext:value-type="float">
            <text:p>1.816E+02</text:p>
          </table:table-cell>
          <table:table-cell office:value-type="float" office:value="1383.505" calcext:value-type="float">
            <text:p>1.384E+03</text:p>
          </table:table-cell>
          <table:table-cell office:value-type="float" office:value="926.061" calcext:value-type="float">
            <text:p>9.261E+02</text:p>
          </table:table-cell>
          <table:table-cell table:formula="of:=AVERAGE([.C123:.E123])" office:value-type="float" office:value="830.380333333333" calcext:value-type="float">
            <text:p>8.304E+02</text:p>
          </table:table-cell>
          <table:table-cell office:value-type="float" office:value="118.473" calcext:value-type="float">
            <text:p>1.185E+02</text:p>
          </table:table-cell>
          <table:table-cell office:value-type="float" office:value="164.424" calcext:value-type="float">
            <text:p>1.644E+02</text:p>
          </table:table-cell>
          <table:table-cell office:value-type="float" office:value="94.287" calcext:value-type="float">
            <text:p>9.429E+01</text:p>
          </table:table-cell>
          <table:table-cell table:formula="of:=AVERAGE([.G123:.I123])" office:value-type="float" office:value="125.728" calcext:value-type="float">
            <text:p>1.257E+02</text:p>
          </table:table-cell>
          <table:table-cell office:value-type="float" office:value="715.167" calcext:value-type="float">
            <text:p>7.152E+02</text:p>
          </table:table-cell>
          <table:table-cell office:value-type="float" office:value="323.46" calcext:value-type="float">
            <text:p>3.235E+02</text:p>
          </table:table-cell>
          <table:table-cell office:value-type="float" office:value="440.823" calcext:value-type="float">
            <text:p>4.408E+02</text:p>
          </table:table-cell>
          <table:table-cell table:formula="of:=AVERAGE([.K123:.M123])" office:value-type="float" office:value="493.15" calcext:value-type="float">
            <text:p>4.932E+02</text:p>
          </table:table-cell>
          <table:table-cell office:value-type="float" office:value="32.949" calcext:value-type="float">
            <text:p>3.295E+01</text:p>
          </table:table-cell>
          <table:table-cell office:value-type="float" office:value="60.667" calcext:value-type="float">
            <text:p>6.067E+01</text:p>
          </table:table-cell>
          <table:table-cell office:value-type="float" office:value="23.392" calcext:value-type="float">
            <text:p>2.339E+01</text:p>
          </table:table-cell>
          <table:table-cell table:formula="of:=AVERAGE([.O123:.Q123])" office:value-type="float" office:value="39.0026666666667" calcext:value-type="float">
            <text:p>3.900E+01</text:p>
          </table:table-cell>
          <table:table-cell office:value-type="float" office:value="96.411" calcext:value-type="float">
            <text:p>9.641E+01</text:p>
          </table:table-cell>
          <table:table-cell office:value-type="float" office:value="147.691" calcext:value-type="float">
            <text:p>1.477E+02</text:p>
          </table:table-cell>
          <table:table-cell office:value-type="float" office:value="33.298" calcext:value-type="float">
            <text:p>3.330E+01</text:p>
          </table:table-cell>
          <table:table-cell table:formula="of:=AVERAGE([.S123:.U123])" office:value-type="float" office:value="92.4666666666667" calcext:value-type="float">
            <text:p>9.247E+01</text:p>
          </table:table-cell>
          <table:table-cell office:value-type="float" office:value="162.101" calcext:value-type="float">
            <text:p>1.621E+02</text:p>
          </table:table-cell>
          <table:table-cell office:value-type="float" office:value="11.941" calcext:value-type="float">
            <text:p>1.194E+01</text:p>
          </table:table-cell>
          <table:table-cell office:value-type="float" office:value="327.094" calcext:value-type="float">
            <text:p>3.271E+02</text:p>
          </table:table-cell>
          <table:table-cell table:formula="of:=AVERAGE([.W123:.Y123])" office:value-type="float" office:value="167.045333333333" calcext:value-type="float">
            <text:p>1.670E+02</text:p>
          </table:table-cell>
          <table:table-cell office:value-type="float" office:value="10992.129" calcext:value-type="float">
            <text:p>1.099E+04</text:p>
          </table:table-cell>
          <table:table-cell office:value-type="float" office:value="7583.262" calcext:value-type="float">
            <text:p>7.583E+03</text:p>
          </table:table-cell>
          <table:table-cell office:value-type="float" office:value="6729.513" calcext:value-type="float">
            <text:p>6.730E+03</text:p>
          </table:table-cell>
          <table:table-cell table:formula="of:=AVERAGE([.AA123:.AC123])" office:value-type="float" office:value="8434.968" calcext:value-type="float">
            <text:p>8.435E+03</text:p>
          </table:table-cell>
          <table:table-cell office:value-type="float" office:value="8319.703" calcext:value-type="float">
            <text:p>8.320E+03</text:p>
          </table:table-cell>
          <table:table-cell office:value-type="float" office:value="5027.246" calcext:value-type="float">
            <text:p>5.027E+03</text:p>
          </table:table-cell>
          <table:table-cell table:formula="of:=AVERAGE([.AE123:.AF123])" office:value-type="float" office:value="6673.4745" calcext:value-type="float">
            <text:p>6.673E+03</text:p>
          </table:table-cell>
          <table:table-cell office:value-type="float" office:value="9049.658" calcext:value-type="float">
            <text:p>9.050E+03</text:p>
          </table:table-cell>
          <table:table-cell office:value-type="float" office:value="9923.776" calcext:value-type="float">
            <text:p>9.924E+03</text:p>
          </table:table-cell>
          <table:table-cell office:value-type="float" office:value="25952.172" calcext:value-type="float">
            <text:p>2.595E+04</text:p>
          </table:table-cell>
          <table:table-cell table:formula="of:=AVERAGE([.AH123:.AJ123])" office:value-type="float" office:value="14975.202" calcext:value-type="float">
            <text:p>1.498E+04</text:p>
          </table:table-cell>
          <table:table-cell office:value-type="float" office:value="245.583" calcext:value-type="float">
            <text:p>2.456E+02</text:p>
          </table:table-cell>
          <table:table-cell office:value-type="float" office:value="69.902" calcext:value-type="float">
            <text:p>6.990E+01</text:p>
          </table:table-cell>
          <table:table-cell office:value-type="float" office:value="86.294" calcext:value-type="float">
            <text:p>8.629E+01</text:p>
          </table:table-cell>
          <table:table-cell table:formula="of:=AVERAGE([.AL123:.AN123])" office:value-type="float" office:value="133.926333333333" calcext:value-type="float">
            <text:p>1.339E+02</text:p>
          </table:table-cell>
          <table:table-cell office:value-type="float" office:value="53.546" calcext:value-type="float">
            <text:p>5.355E+01</text:p>
          </table:table-cell>
          <table:table-cell office:value-type="float" office:value="176.969" calcext:value-type="float">
            <text:p>1.770E+02</text:p>
          </table:table-cell>
          <table:table-cell office:value-type="float" office:value="62.79" calcext:value-type="float">
            <text:p>6.279E+01</text:p>
          </table:table-cell>
          <table:table-cell table:formula="of:=AVERAGE([.AP123:.AR123])" office:value-type="float" office:value="97.7683333333333" calcext:value-type="float">
            <text:p>9.777E+01</text:p>
          </table:table-cell>
          <table:table-cell office:value-type="float" office:value="343.665" calcext:value-type="float">
            <text:p>3.437E+02</text:p>
          </table:table-cell>
          <table:table-cell office:value-type="float" office:value="23.073" calcext:value-type="float">
            <text:p>2.307E+01</text:p>
          </table:table-cell>
          <table:table-cell office:value-type="float" office:value="31.311" calcext:value-type="float">
            <text:p>3.131E+01</text:p>
          </table:table-cell>
          <table:table-cell table:formula="of:=AVERAGE([.AT123:.AV123])" office:value-type="float" office:value="132.683" calcext:value-type="float">
            <text:p>1.327E+02</text:p>
          </table:table-cell>
          <table:table-cell office:value-type="float" office:value="39.806" calcext:value-type="float">
            <text:p>3.981E+01</text:p>
          </table:table-cell>
          <table:table-cell office:value-type="float" office:value="15.698" calcext:value-type="float">
            <text:p>1.570E+01</text:p>
          </table:table-cell>
          <table:table-cell office:value-type="float" office:value="17.041" calcext:value-type="float">
            <text:p>1.704E+01</text:p>
          </table:table-cell>
          <table:table-cell table:formula="of:=AVERAGE([.AX123:.AZ123])" office:value-type="float" office:value="24.1816666666667" calcext:value-type="float">
            <text:p>2.418E+01</text:p>
          </table:table-cell>
          <table:table-cell office:value-type="float" office:value="12.554" calcext:value-type="float">
            <text:p>1.255E+01</text:p>
          </table:table-cell>
          <table:table-cell office:value-type="float" office:value="7.419" calcext:value-type="float">
            <text:p>7.419E+00</text:p>
          </table:table-cell>
          <table:table-cell office:value-type="float" office:value="2.379" calcext:value-type="float">
            <text:p>2.379E+00</text:p>
          </table:table-cell>
          <table:table-cell table:formula="of:=AVERAGE([.BB123:.BD123])" office:value-type="float" office:value="7.45066666666667" calcext:value-type="float">
            <text:p>7.451E+00</text:p>
          </table:table-cell>
          <table:table-cell office:value-type="float" office:value="14.159" calcext:value-type="float">
            <text:p>1.416E+01</text:p>
          </table:table-cell>
          <table:table-cell office:value-type="float" office:value="7.565" calcext:value-type="float">
            <text:p>7.565E+00</text:p>
          </table:table-cell>
          <table:table-cell office:value-type="float" office:value="12.471" calcext:value-type="float">
            <text:p>1.247E+01</text:p>
          </table:table-cell>
          <table:table-cell table:formula="of:=AVERAGE([.BF123:.BH123])" office:value-type="float" office:value="11.3983333333333" calcext:value-type="float">
            <text:p>1.140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44430</text:p>
          </table:table-cell>
          <table:table-cell office:value-type="string" calcext:value-type="string">
            <text:p>PDF1.2C</text:p>
          </table:table-cell>
          <table:table-cell office:value-type="float" office:value="56.048" calcext:value-type="float">
            <text:p>5.605E+01</text:p>
          </table:table-cell>
          <table:table-cell office:value-type="float" office:value="183.633" calcext:value-type="float">
            <text:p>1.836E+02</text:p>
          </table:table-cell>
          <table:table-cell office:value-type="float" office:value="163.036" calcext:value-type="float">
            <text:p>1.630E+02</text:p>
          </table:table-cell>
          <table:table-cell table:formula="of:=AVERAGE([.C124:.E124])" office:value-type="float" office:value="134.239" calcext:value-type="float">
            <text:p>1.342E+02</text:p>
          </table:table-cell>
          <table:table-cell office:value-type="float" office:value="36.302" calcext:value-type="float">
            <text:p>3.630E+01</text:p>
          </table:table-cell>
          <table:table-cell office:value-type="float" office:value="35.624" calcext:value-type="float">
            <text:p>3.562E+01</text:p>
          </table:table-cell>
          <table:table-cell office:value-type="float" office:value="23.28" calcext:value-type="float">
            <text:p>2.328E+01</text:p>
          </table:table-cell>
          <table:table-cell table:formula="of:=AVERAGE([.G124:.I124])" office:value-type="float" office:value="31.7353333333333" calcext:value-type="float">
            <text:p>3.174E+01</text:p>
          </table:table-cell>
          <table:table-cell office:value-type="float" office:value="168.951" calcext:value-type="float">
            <text:p>1.690E+02</text:p>
          </table:table-cell>
          <table:table-cell office:value-type="float" office:value="71.855" calcext:value-type="float">
            <text:p>7.186E+01</text:p>
          </table:table-cell>
          <table:table-cell office:value-type="float" office:value="86.54" calcext:value-type="float">
            <text:p>8.654E+01</text:p>
          </table:table-cell>
          <table:table-cell table:formula="of:=AVERAGE([.K124:.M124])" office:value-type="float" office:value="109.115333333333" calcext:value-type="float">
            <text:p>1.091E+02</text:p>
          </table:table-cell>
          <table:table-cell office:value-type="float" office:value="5.554" calcext:value-type="float">
            <text:p>5.554E+00</text:p>
          </table:table-cell>
          <table:table-cell office:value-type="float" office:value="13.691" calcext:value-type="float">
            <text:p>1.369E+01</text:p>
          </table:table-cell>
          <table:table-cell office:value-type="float" office:value="4.696" calcext:value-type="float">
            <text:p>4.696E+00</text:p>
          </table:table-cell>
          <table:table-cell table:formula="of:=AVERAGE([.O124:.Q124])" office:value-type="float" office:value="7.98033333333333" calcext:value-type="float">
            <text:p>7.980E+00</text:p>
          </table:table-cell>
          <table:table-cell office:value-type="float" office:value="20.354" calcext:value-type="float">
            <text:p>2.035E+01</text:p>
          </table:table-cell>
          <table:table-cell office:value-type="float" office:value="32.791" calcext:value-type="float">
            <text:p>3.279E+01</text:p>
          </table:table-cell>
          <table:table-cell office:value-type="float" office:value="6.718" calcext:value-type="float">
            <text:p>6.718E+00</text:p>
          </table:table-cell>
          <table:table-cell table:formula="of:=AVERAGE([.S124:.U124])" office:value-type="float" office:value="19.9543333333333" calcext:value-type="float">
            <text:p>1.995E+01</text:p>
          </table:table-cell>
          <table:table-cell office:value-type="float" office:value="30.079" calcext:value-type="float">
            <text:p>3.008E+01</text:p>
          </table:table-cell>
          <table:table-cell office:value-type="float" office:value="1.614" calcext:value-type="float">
            <text:p>1.614E+00</text:p>
          </table:table-cell>
          <table:table-cell office:value-type="float" office:value="46.344" calcext:value-type="float">
            <text:p>4.634E+01</text:p>
          </table:table-cell>
          <table:table-cell table:formula="of:=AVERAGE([.W124:.Y124])" office:value-type="float" office:value="26.0123333333333" calcext:value-type="float">
            <text:p>2.601E+01</text:p>
          </table:table-cell>
          <table:table-cell office:value-type="float" office:value="2216.452" calcext:value-type="float">
            <text:p>2.216E+03</text:p>
          </table:table-cell>
          <table:table-cell office:value-type="float" office:value="1921.65" calcext:value-type="float">
            <text:p>1.922E+03</text:p>
          </table:table-cell>
          <table:table-cell office:value-type="float" office:value="1962.099" calcext:value-type="float">
            <text:p>1.962E+03</text:p>
          </table:table-cell>
          <table:table-cell table:formula="of:=AVERAGE([.AA124:.AC124])" office:value-type="float" office:value="2033.40033333333" calcext:value-type="float">
            <text:p>2.033E+03</text:p>
          </table:table-cell>
          <table:table-cell office:value-type="float" office:value="1962.478" calcext:value-type="float">
            <text:p>1.962E+03</text:p>
          </table:table-cell>
          <table:table-cell office:value-type="float" office:value="1042.7" calcext:value-type="float">
            <text:p>1.043E+03</text:p>
          </table:table-cell>
          <table:table-cell table:formula="of:=AVERAGE([.AE124:.AF124])" office:value-type="float" office:value="1502.589" calcext:value-type="float">
            <text:p>1.503E+03</text:p>
          </table:table-cell>
          <table:table-cell office:value-type="float" office:value="1940.803" calcext:value-type="float">
            <text:p>1.941E+03</text:p>
          </table:table-cell>
          <table:table-cell office:value-type="float" office:value="2008.276" calcext:value-type="float">
            <text:p>2.008E+03</text:p>
          </table:table-cell>
          <table:table-cell office:value-type="float" office:value="5025.502" calcext:value-type="float">
            <text:p>5.026E+03</text:p>
          </table:table-cell>
          <table:table-cell table:formula="of:=AVERAGE([.AH124:.AJ124])" office:value-type="float" office:value="2991.527" calcext:value-type="float">
            <text:p>2.992E+03</text:p>
          </table:table-cell>
          <table:table-cell office:value-type="float" office:value="52.694" calcext:value-type="float">
            <text:p>5.269E+01</text:p>
          </table:table-cell>
          <table:table-cell office:value-type="float" office:value="10.875" calcext:value-type="float">
            <text:p>1.088E+01</text:p>
          </table:table-cell>
          <table:table-cell office:value-type="float" office:value="14.529" calcext:value-type="float">
            <text:p>1.453E+01</text:p>
          </table:table-cell>
          <table:table-cell table:formula="of:=AVERAGE([.AL124:.AN124])" office:value-type="float" office:value="26.0326666666667" calcext:value-type="float">
            <text:p>2.603E+01</text:p>
          </table:table-cell>
          <table:table-cell office:value-type="float" office:value="9.965" calcext:value-type="float">
            <text:p>9.965E+00</text:p>
          </table:table-cell>
          <table:table-cell office:value-type="float" office:value="25.26" calcext:value-type="float">
            <text:p>2.526E+01</text:p>
          </table:table-cell>
          <table:table-cell office:value-type="float" office:value="11.765" calcext:value-type="float">
            <text:p>1.177E+01</text:p>
          </table:table-cell>
          <table:table-cell table:formula="of:=AVERAGE([.AP124:.AR124])" office:value-type="float" office:value="15.6633333333333" calcext:value-type="float">
            <text:p>1.566E+01</text:p>
          </table:table-cell>
          <table:table-cell office:value-type="float" office:value="78.491" calcext:value-type="float">
            <text:p>7.849E+01</text:p>
          </table:table-cell>
          <table:table-cell office:value-type="float" office:value="4.958" calcext:value-type="float">
            <text:p>4.958E+00</text:p>
          </table:table-cell>
          <table:table-cell office:value-type="float" office:value="5.154" calcext:value-type="float">
            <text:p>5.154E+00</text:p>
          </table:table-cell>
          <table:table-cell table:formula="of:=AVERAGE([.AT124:.AV124])" office:value-type="float" office:value="29.5343333333333" calcext:value-type="float">
            <text:p>2.953E+01</text:p>
          </table:table-cell>
          <table:table-cell office:value-type="float" office:value="9.513" calcext:value-type="float">
            <text:p>9.513E+00</text:p>
          </table:table-cell>
          <table:table-cell office:value-type="float" office:value="4.674" calcext:value-type="float">
            <text:p>4.674E+00</text:p>
          </table:table-cell>
          <table:table-cell office:value-type="float" office:value="5.416" calcext:value-type="float">
            <text:p>5.416E+00</text:p>
          </table:table-cell>
          <table:table-cell table:formula="of:=AVERAGE([.AX124:.AZ124])" office:value-type="float" office:value="6.53433333333333" calcext:value-type="float">
            <text:p>6.534E+00</text:p>
          </table:table-cell>
          <table:table-cell office:value-type="float" office:value="4.289" calcext:value-type="float">
            <text:p>4.289E+00</text:p>
          </table:table-cell>
          <table:table-cell office:value-type="float" office:value="0.914" calcext:value-type="float">
            <text:p>9.140E-01</text:p>
          </table:table-cell>
          <table:table-cell office:value-type="float" office:value="0.148" calcext:value-type="float">
            <text:p>1.480E-01</text:p>
          </table:table-cell>
          <table:table-cell table:formula="of:=AVERAGE([.BB124:.BD124])" office:value-type="float" office:value="1.78366666666667" calcext:value-type="float">
            <text:p>1.784E+00</text:p>
          </table:table-cell>
          <table:table-cell office:value-type="float" office:value="2.341" calcext:value-type="float">
            <text:p>2.341E+00</text:p>
          </table:table-cell>
          <table:table-cell office:value-type="float" office:value="0.67" calcext:value-type="float">
            <text:p>6.700E-01</text:p>
          </table:table-cell>
          <table:table-cell office:value-type="float" office:value="1.379" calcext:value-type="float">
            <text:p>1.379E+00</text:p>
          </table:table-cell>
          <table:table-cell table:formula="of:=AVERAGE([.BF124:.BH124])" office:value-type="float" office:value="1.46333333333333" calcext:value-type="float">
            <text:p>1.463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44568</text:p>
          </table:table-cell>
          <table:table-cell office:value-type="float" office:value="24.246" calcext:value-type="float">
            <text:p>2.425E+01</text:p>
          </table:table-cell>
          <table:table-cell office:value-type="float" office:value="103.927" calcext:value-type="float">
            <text:p>1.039E+02</text:p>
          </table:table-cell>
          <table:table-cell office:value-type="float" office:value="105.412" calcext:value-type="float">
            <text:p>1.054E+02</text:p>
          </table:table-cell>
          <table:table-cell table:formula="of:=AVERAGE([.C125:.E125])" office:value-type="float" office:value="77.8616666666667" calcext:value-type="float">
            <text:p>7.786E+01</text:p>
          </table:table-cell>
          <table:table-cell office:value-type="float" office:value="47.32" calcext:value-type="float">
            <text:p>4.732E+01</text:p>
          </table:table-cell>
          <table:table-cell office:value-type="float" office:value="75.71" calcext:value-type="float">
            <text:p>7.571E+01</text:p>
          </table:table-cell>
          <table:table-cell office:value-type="float" office:value="738.394" calcext:value-type="float">
            <text:p>7.384E+02</text:p>
          </table:table-cell>
          <table:table-cell table:formula="of:=AVERAGE([.G125:.I125])" office:value-type="float" office:value="287.141333333333" calcext:value-type="float">
            <text:p>2.871E+02</text:p>
          </table:table-cell>
          <table:table-cell office:value-type="float" office:value="47.074" calcext:value-type="float">
            <text:p>4.707E+01</text:p>
          </table:table-cell>
          <table:table-cell office:value-type="float" office:value="45.426" calcext:value-type="float">
            <text:p>4.543E+01</text:p>
          </table:table-cell>
          <table:table-cell office:value-type="float" office:value="114.545" calcext:value-type="float">
            <text:p>1.145E+02</text:p>
          </table:table-cell>
          <table:table-cell table:formula="of:=AVERAGE([.K125:.M125])" office:value-type="float" office:value="69.015" calcext:value-type="float">
            <text:p>6.902E+01</text:p>
          </table:table-cell>
          <table:table-cell office:value-type="float" office:value="48.014" calcext:value-type="float">
            <text:p>4.801E+01</text:p>
          </table:table-cell>
          <table:table-cell office:value-type="float" office:value="25.258" calcext:value-type="float">
            <text:p>2.526E+01</text:p>
          </table:table-cell>
          <table:table-cell office:value-type="float" office:value="33.763" calcext:value-type="float">
            <text:p>3.376E+01</text:p>
          </table:table-cell>
          <table:table-cell table:formula="of:=AVERAGE([.O125:.Q125])" office:value-type="float" office:value="35.6783333333333" calcext:value-type="float">
            <text:p>3.568E+01</text:p>
          </table:table-cell>
          <table:table-cell office:value-type="float" office:value="42.461" calcext:value-type="float">
            <text:p>4.246E+01</text:p>
          </table:table-cell>
          <table:table-cell office:value-type="float" office:value="47.919" calcext:value-type="float">
            <text:p>4.792E+01</text:p>
          </table:table-cell>
          <table:table-cell office:value-type="float" office:value="40.879" calcext:value-type="float">
            <text:p>4.088E+01</text:p>
          </table:table-cell>
          <table:table-cell table:formula="of:=AVERAGE([.S125:.U125])" office:value-type="float" office:value="43.753" calcext:value-type="float">
            <text:p>4.375E+01</text:p>
          </table:table-cell>
          <table:table-cell office:value-type="float" office:value="87.148" calcext:value-type="float">
            <text:p>8.715E+01</text:p>
          </table:table-cell>
          <table:table-cell office:value-type="float" office:value="29.695" calcext:value-type="float">
            <text:p>2.970E+01</text:p>
          </table:table-cell>
          <table:table-cell office:value-type="float" office:value="86.139" calcext:value-type="float">
            <text:p>8.614E+01</text:p>
          </table:table-cell>
          <table:table-cell table:formula="of:=AVERAGE([.W125:.Y125])" office:value-type="float" office:value="67.6606666666667" calcext:value-type="float">
            <text:p>6.766E+01</text:p>
          </table:table-cell>
          <table:table-cell office:value-type="float" office:value="163.136" calcext:value-type="float">
            <text:p>1.631E+02</text:p>
          </table:table-cell>
          <table:table-cell office:value-type="float" office:value="80.29" calcext:value-type="float">
            <text:p>8.029E+01</text:p>
          </table:table-cell>
          <table:table-cell office:value-type="float" office:value="61.092" calcext:value-type="float">
            <text:p>6.109E+01</text:p>
          </table:table-cell>
          <table:table-cell table:formula="of:=AVERAGE([.AA125:.AC125])" office:value-type="float" office:value="101.506" calcext:value-type="float">
            <text:p>1.015E+02</text:p>
          </table:table-cell>
          <table:table-cell office:value-type="float" office:value="90.775" calcext:value-type="float">
            <text:p>9.078E+01</text:p>
          </table:table-cell>
          <table:table-cell office:value-type="float" office:value="159.878" calcext:value-type="float">
            <text:p>1.599E+02</text:p>
          </table:table-cell>
          <table:table-cell table:formula="of:=AVERAGE([.AE125:.AF125])" office:value-type="float" office:value="125.3265" calcext:value-type="float">
            <text:p>1.253E+02</text:p>
          </table:table-cell>
          <table:table-cell office:value-type="float" office:value="192.154" calcext:value-type="float">
            <text:p>1.922E+02</text:p>
          </table:table-cell>
          <table:table-cell office:value-type="float" office:value="115.292" calcext:value-type="float">
            <text:p>1.153E+02</text:p>
          </table:table-cell>
          <table:table-cell office:value-type="float" office:value="158.918" calcext:value-type="float">
            <text:p>1.589E+02</text:p>
          </table:table-cell>
          <table:table-cell table:formula="of:=AVERAGE([.AH125:.AJ125])" office:value-type="float" office:value="155.454666666667" calcext:value-type="float">
            <text:p>1.555E+02</text:p>
          </table:table-cell>
          <table:table-cell office:value-type="float" office:value="45.48" calcext:value-type="float">
            <text:p>4.548E+01</text:p>
          </table:table-cell>
          <table:table-cell office:value-type="float" office:value="80.515" calcext:value-type="float">
            <text:p>8.052E+01</text:p>
          </table:table-cell>
          <table:table-cell office:value-type="float" office:value="92.473" calcext:value-type="float">
            <text:p>9.247E+01</text:p>
          </table:table-cell>
          <table:table-cell table:formula="of:=AVERAGE([.AL125:.AN125])" office:value-type="float" office:value="72.8226666666667" calcext:value-type="float">
            <text:p>7.282E+01</text:p>
          </table:table-cell>
          <table:table-cell office:value-type="float" office:value="76.419" calcext:value-type="float">
            <text:p>7.642E+01</text:p>
          </table:table-cell>
          <table:table-cell office:value-type="float" office:value="72.085" calcext:value-type="float">
            <text:p>7.209E+01</text:p>
          </table:table-cell>
          <table:table-cell office:value-type="float" office:value="111.442" calcext:value-type="float">
            <text:p>1.114E+02</text:p>
          </table:table-cell>
          <table:table-cell table:formula="of:=AVERAGE([.AP125:.AR125])" office:value-type="float" office:value="86.6486666666667" calcext:value-type="float">
            <text:p>8.665E+01</text:p>
          </table:table-cell>
          <table:table-cell office:value-type="float" office:value="99.604" calcext:value-type="float">
            <text:p>9.960E+01</text:p>
          </table:table-cell>
          <table:table-cell office:value-type="float" office:value="55.017" calcext:value-type="float">
            <text:p>5.502E+01</text:p>
          </table:table-cell>
          <table:table-cell office:value-type="float" office:value="48.76" calcext:value-type="float">
            <text:p>4.876E+01</text:p>
          </table:table-cell>
          <table:table-cell table:formula="of:=AVERAGE([.AT125:.AV125])" office:value-type="float" office:value="67.7936666666667" calcext:value-type="float">
            <text:p>6.779E+01</text:p>
          </table:table-cell>
          <table:table-cell office:value-type="float" office:value="32.456" calcext:value-type="float">
            <text:p>3.246E+01</text:p>
          </table:table-cell>
          <table:table-cell office:value-type="float" office:value="35.999" calcext:value-type="float">
            <text:p>3.600E+01</text:p>
          </table:table-cell>
          <table:table-cell office:value-type="float" office:value="29.789" calcext:value-type="float">
            <text:p>2.979E+01</text:p>
          </table:table-cell>
          <table:table-cell table:formula="of:=AVERAGE([.AX125:.AZ125])" office:value-type="float" office:value="32.748" calcext:value-type="float">
            <text:p>3.275E+01</text:p>
          </table:table-cell>
          <table:table-cell office:value-type="float" office:value="55.836" calcext:value-type="float">
            <text:p>5.584E+01</text:p>
          </table:table-cell>
          <table:table-cell office:value-type="float" office:value="64.641" calcext:value-type="float">
            <text:p>6.464E+01</text:p>
          </table:table-cell>
          <table:table-cell office:value-type="float" office:value="46.653" calcext:value-type="float">
            <text:p>4.665E+01</text:p>
          </table:table-cell>
          <table:table-cell table:formula="of:=AVERAGE([.BB125:.BD125])" office:value-type="float" office:value="55.71" calcext:value-type="float">
            <text:p>5.571E+01</text:p>
          </table:table-cell>
          <table:table-cell office:value-type="float" office:value="132.595" calcext:value-type="float">
            <text:p>1.326E+02</text:p>
          </table:table-cell>
          <table:table-cell office:value-type="float" office:value="197.485" calcext:value-type="float">
            <text:p>1.975E+02</text:p>
          </table:table-cell>
          <table:table-cell office:value-type="float" office:value="143.019" calcext:value-type="float">
            <text:p>1.430E+02</text:p>
          </table:table-cell>
          <table:table-cell table:formula="of:=AVERAGE([.BF125:.BH125])" office:value-type="float" office:value="157.699666666667" calcext:value-type="float">
            <text:p>1.577E+02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44574</text:p>
          </table:table-cell>
          <table:table-cell office:value-type="float" office:value="2.473" calcext:value-type="float">
            <text:p>2.473E+00</text:p>
          </table:table-cell>
          <table:table-cell office:value-type="float" office:value="2.562" calcext:value-type="float">
            <text:p>2.562E+00</text:p>
          </table:table-cell>
          <table:table-cell office:value-type="float" office:value="4.574" calcext:value-type="float">
            <text:p>4.574E+00</text:p>
          </table:table-cell>
          <table:table-cell table:formula="of:=AVERAGE([.C126:.E126])" office:value-type="float" office:value="3.203" calcext:value-type="float">
            <text:p>3.203E+00</text:p>
          </table:table-cell>
          <table:table-cell office:value-type="float" office:value="2.306" calcext:value-type="float">
            <text:p>2.306E+00</text:p>
          </table:table-cell>
          <table:table-cell office:value-type="float" office:value="2.703" calcext:value-type="float">
            <text:p>2.703E+00</text:p>
          </table:table-cell>
          <table:table-cell office:value-type="float" office:value="10.805" calcext:value-type="float">
            <text:p>1.081E+01</text:p>
          </table:table-cell>
          <table:table-cell table:formula="of:=AVERAGE([.G126:.I126])" office:value-type="float" office:value="5.27133333333333" calcext:value-type="float">
            <text:p>5.271E+00</text:p>
          </table:table-cell>
          <table:table-cell office:value-type="float" office:value="4.439" calcext:value-type="float">
            <text:p>4.439E+00</text:p>
          </table:table-cell>
          <table:table-cell office:value-type="float" office:value="4.174" calcext:value-type="float">
            <text:p>4.174E+00</text:p>
          </table:table-cell>
          <table:table-cell office:value-type="float" office:value="2.841" calcext:value-type="float">
            <text:p>2.841E+00</text:p>
          </table:table-cell>
          <table:table-cell table:formula="of:=AVERAGE([.K126:.M126])" office:value-type="float" office:value="3.818" calcext:value-type="float">
            <text:p>3.818E+00</text:p>
          </table:table-cell>
          <table:table-cell office:value-type="float" office:value="1.999" calcext:value-type="float">
            <text:p>1.999E+00</text:p>
          </table:table-cell>
          <table:table-cell office:value-type="float" office:value="3.733" calcext:value-type="float">
            <text:p>3.733E+00</text:p>
          </table:table-cell>
          <table:table-cell office:value-type="float" office:value="1.929" calcext:value-type="float">
            <text:p>1.929E+00</text:p>
          </table:table-cell>
          <table:table-cell table:formula="of:=AVERAGE([.O126:.Q126])" office:value-type="float" office:value="2.55366666666667" calcext:value-type="float">
            <text:p>2.554E+00</text:p>
          </table:table-cell>
          <table:table-cell office:value-type="float" office:value="2.22" calcext:value-type="float">
            <text:p>2.220E+00</text:p>
          </table:table-cell>
          <table:table-cell office:value-type="float" office:value="1.553" calcext:value-type="float">
            <text:p>1.553E+00</text:p>
          </table:table-cell>
          <table:table-cell office:value-type="float" office:value="2.773" calcext:value-type="float">
            <text:p>2.773E+00</text:p>
          </table:table-cell>
          <table:table-cell table:formula="of:=AVERAGE([.S126:.U126])" office:value-type="float" office:value="2.182" calcext:value-type="float">
            <text:p>2.182E+00</text:p>
          </table:table-cell>
          <table:table-cell office:value-type="float" office:value="2.378" calcext:value-type="float">
            <text:p>2.378E+00</text:p>
          </table:table-cell>
          <table:table-cell office:value-type="float" office:value="1.674" calcext:value-type="float">
            <text:p>1.674E+00</text:p>
          </table:table-cell>
          <table:table-cell office:value-type="float" office:value="2.481" calcext:value-type="float">
            <text:p>2.481E+00</text:p>
          </table:table-cell>
          <table:table-cell table:formula="of:=AVERAGE([.W126:.Y126])" office:value-type="float" office:value="2.17766666666667" calcext:value-type="float">
            <text:p>2.178E+00</text:p>
          </table:table-cell>
          <table:table-cell office:value-type="float" office:value="2.239" calcext:value-type="float">
            <text:p>2.239E+00</text:p>
          </table:table-cell>
          <table:table-cell office:value-type="float" office:value="2.394" calcext:value-type="float">
            <text:p>2.394E+00</text:p>
          </table:table-cell>
          <table:table-cell office:value-type="float" office:value="2.72" calcext:value-type="float">
            <text:p>2.720E+00</text:p>
          </table:table-cell>
          <table:table-cell table:formula="of:=AVERAGE([.AA126:.AC126])" office:value-type="float" office:value="2.451" calcext:value-type="float">
            <text:p>2.451E+00</text:p>
          </table:table-cell>
          <table:table-cell office:value-type="float" office:value="5.457" calcext:value-type="float">
            <text:p>5.457E+00</text:p>
          </table:table-cell>
          <table:table-cell office:value-type="float" office:value="4.476" calcext:value-type="float">
            <text:p>4.476E+00</text:p>
          </table:table-cell>
          <table:table-cell table:formula="of:=AVERAGE([.AE126:.AF126])" office:value-type="float" office:value="4.9665" calcext:value-type="float">
            <text:p>4.967E+00</text:p>
          </table:table-cell>
          <table:table-cell office:value-type="float" office:value="10.276" calcext:value-type="float">
            <text:p>1.028E+01</text:p>
          </table:table-cell>
          <table:table-cell office:value-type="float" office:value="11.033" calcext:value-type="float">
            <text:p>1.103E+01</text:p>
          </table:table-cell>
          <table:table-cell office:value-type="float" office:value="10.754" calcext:value-type="float">
            <text:p>1.075E+01</text:p>
          </table:table-cell>
          <table:table-cell table:formula="of:=AVERAGE([.AH126:.AJ126])" office:value-type="float" office:value="10.6876666666667" calcext:value-type="float">
            <text:p>1.069E+01</text:p>
          </table:table-cell>
          <table:table-cell office:value-type="float" office:value="3.406" calcext:value-type="float">
            <text:p>3.406E+00</text:p>
          </table:table-cell>
          <table:table-cell office:value-type="float" office:value="1.807" calcext:value-type="float">
            <text:p>1.807E+00</text:p>
          </table:table-cell>
          <table:table-cell office:value-type="float" office:value="4.51" calcext:value-type="float">
            <text:p>4.510E+00</text:p>
          </table:table-cell>
          <table:table-cell table:formula="of:=AVERAGE([.AL126:.AN126])" office:value-type="float" office:value="3.241" calcext:value-type="float">
            <text:p>3.241E+00</text:p>
          </table:table-cell>
          <table:table-cell office:value-type="float" office:value="2.077" calcext:value-type="float">
            <text:p>2.077E+00</text:p>
          </table:table-cell>
          <table:table-cell office:value-type="float" office:value="3.225" calcext:value-type="float">
            <text:p>3.225E+00</text:p>
          </table:table-cell>
          <table:table-cell office:value-type="float" office:value="3.64" calcext:value-type="float">
            <text:p>3.640E+00</text:p>
          </table:table-cell>
          <table:table-cell table:formula="of:=AVERAGE([.AP126:.AR126])" office:value-type="float" office:value="2.98066666666667" calcext:value-type="float">
            <text:p>2.981E+00</text:p>
          </table:table-cell>
          <table:table-cell office:value-type="float" office:value="4.909" calcext:value-type="float">
            <text:p>4.909E+00</text:p>
          </table:table-cell>
          <table:table-cell office:value-type="float" office:value="4.513" calcext:value-type="float">
            <text:p>4.513E+00</text:p>
          </table:table-cell>
          <table:table-cell office:value-type="float" office:value="1.829" calcext:value-type="float">
            <text:p>1.829E+00</text:p>
          </table:table-cell>
          <table:table-cell table:formula="of:=AVERAGE([.AT126:.AV126])" office:value-type="float" office:value="3.75033333333333" calcext:value-type="float">
            <text:p>3.750E+00</text:p>
          </table:table-cell>
          <table:table-cell office:value-type="float" office:value="6.604" calcext:value-type="float">
            <text:p>6.604E+00</text:p>
          </table:table-cell>
          <table:table-cell office:value-type="float" office:value="6.696" calcext:value-type="float">
            <text:p>6.696E+00</text:p>
          </table:table-cell>
          <table:table-cell office:value-type="float" office:value="4.589" calcext:value-type="float">
            <text:p>4.589E+00</text:p>
          </table:table-cell>
          <table:table-cell table:formula="of:=AVERAGE([.AX126:.AZ126])" office:value-type="float" office:value="5.963" calcext:value-type="float">
            <text:p>5.963E+00</text:p>
          </table:table-cell>
          <table:table-cell office:value-type="float" office:value="9.346" calcext:value-type="float">
            <text:p>9.346E+00</text:p>
          </table:table-cell>
          <table:table-cell office:value-type="float" office:value="7.499" calcext:value-type="float">
            <text:p>7.499E+00</text:p>
          </table:table-cell>
          <table:table-cell office:value-type="float" office:value="11.503" calcext:value-type="float">
            <text:p>1.150E+01</text:p>
          </table:table-cell>
          <table:table-cell table:formula="of:=AVERAGE([.BB126:.BD126])" office:value-type="float" office:value="9.44933333333333" calcext:value-type="float">
            <text:p>9.449E+00</text:p>
          </table:table-cell>
          <table:table-cell office:value-type="float" office:value="25.578" calcext:value-type="float">
            <text:p>2.558E+01</text:p>
          </table:table-cell>
          <table:table-cell office:value-type="float" office:value="16.61" calcext:value-type="float">
            <text:p>1.661E+01</text:p>
          </table:table-cell>
          <table:table-cell office:value-type="float" office:value="29.466" calcext:value-type="float">
            <text:p>2.947E+01</text:p>
          </table:table-cell>
          <table:table-cell table:formula="of:=AVERAGE([.BF126:.BH126])" office:value-type="float" office:value="23.8846666666667" calcext:value-type="float">
            <text:p>2.388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44575</text:p>
          </table:table-cell>
          <table:table-cell office:value-type="float" office:value="8.235" calcext:value-type="float">
            <text:p>8.235E+00</text:p>
          </table:table-cell>
          <table:table-cell office:value-type="float" office:value="20.799" calcext:value-type="float">
            <text:p>2.080E+01</text:p>
          </table:table-cell>
          <table:table-cell office:value-type="float" office:value="14.381" calcext:value-type="float">
            <text:p>1.438E+01</text:p>
          </table:table-cell>
          <table:table-cell table:formula="of:=AVERAGE([.C127:.E127])" office:value-type="float" office:value="14.4716666666667" calcext:value-type="float">
            <text:p>1.447E+01</text:p>
          </table:table-cell>
          <table:table-cell office:value-type="float" office:value="33.911" calcext:value-type="float">
            <text:p>3.391E+01</text:p>
          </table:table-cell>
          <table:table-cell office:value-type="float" office:value="13.774" calcext:value-type="float">
            <text:p>1.377E+01</text:p>
          </table:table-cell>
          <table:table-cell office:value-type="float" office:value="1381.933" calcext:value-type="float">
            <text:p>1.382E+03</text:p>
          </table:table-cell>
          <table:table-cell table:formula="of:=AVERAGE([.G127:.I127])" office:value-type="float" office:value="476.539333333333" calcext:value-type="float">
            <text:p>4.765E+02</text:p>
          </table:table-cell>
          <table:table-cell office:value-type="float" office:value="17.111" calcext:value-type="float">
            <text:p>1.711E+01</text:p>
          </table:table-cell>
          <table:table-cell office:value-type="float" office:value="14.261" calcext:value-type="float">
            <text:p>1.426E+01</text:p>
          </table:table-cell>
          <table:table-cell office:value-type="float" office:value="55.728" calcext:value-type="float">
            <text:p>5.573E+01</text:p>
          </table:table-cell>
          <table:table-cell table:formula="of:=AVERAGE([.K127:.M127])" office:value-type="float" office:value="29.0333333333333" calcext:value-type="float">
            <text:p>2.903E+01</text:p>
          </table:table-cell>
          <table:table-cell office:value-type="float" office:value="16.003" calcext:value-type="float">
            <text:p>1.600E+01</text:p>
          </table:table-cell>
          <table:table-cell office:value-type="float" office:value="10.9" calcext:value-type="float">
            <text:p>1.090E+01</text:p>
          </table:table-cell>
          <table:table-cell office:value-type="float" office:value="9.641" calcext:value-type="float">
            <text:p>9.641E+00</text:p>
          </table:table-cell>
          <table:table-cell table:formula="of:=AVERAGE([.O127:.Q127])" office:value-type="float" office:value="12.1813333333333" calcext:value-type="float">
            <text:p>1.218E+01</text:p>
          </table:table-cell>
          <table:table-cell office:value-type="float" office:value="43.201" calcext:value-type="float">
            <text:p>4.320E+01</text:p>
          </table:table-cell>
          <table:table-cell office:value-type="float" office:value="36.695" calcext:value-type="float">
            <text:p>3.670E+01</text:p>
          </table:table-cell>
          <table:table-cell office:value-type="float" office:value="18.54" calcext:value-type="float">
            <text:p>1.854E+01</text:p>
          </table:table-cell>
          <table:table-cell table:formula="of:=AVERAGE([.S127:.U127])" office:value-type="float" office:value="32.812" calcext:value-type="float">
            <text:p>3.281E+01</text:p>
          </table:table-cell>
          <table:table-cell office:value-type="float" office:value="16.284" calcext:value-type="float">
            <text:p>1.628E+01</text:p>
          </table:table-cell>
          <table:table-cell office:value-type="float" office:value="16.108" calcext:value-type="float">
            <text:p>1.611E+01</text:p>
          </table:table-cell>
          <table:table-cell office:value-type="float" office:value="51.518" calcext:value-type="float">
            <text:p>5.152E+01</text:p>
          </table:table-cell>
          <table:table-cell table:formula="of:=AVERAGE([.W127:.Y127])" office:value-type="float" office:value="27.97" calcext:value-type="float">
            <text:p>2.797E+01</text:p>
          </table:table-cell>
          <table:table-cell office:value-type="float" office:value="40.704" calcext:value-type="float">
            <text:p>4.070E+01</text:p>
          </table:table-cell>
          <table:table-cell office:value-type="float" office:value="61.236" calcext:value-type="float">
            <text:p>6.124E+01</text:p>
          </table:table-cell>
          <table:table-cell office:value-type="float" office:value="26.119" calcext:value-type="float">
            <text:p>2.612E+01</text:p>
          </table:table-cell>
          <table:table-cell table:formula="of:=AVERAGE([.AA127:.AC127])" office:value-type="float" office:value="42.6863333333333" calcext:value-type="float">
            <text:p>4.269E+01</text:p>
          </table:table-cell>
          <table:table-cell office:value-type="float" office:value="54.075" calcext:value-type="float">
            <text:p>5.408E+01</text:p>
          </table:table-cell>
          <table:table-cell office:value-type="float" office:value="53.955" calcext:value-type="float">
            <text:p>5.396E+01</text:p>
          </table:table-cell>
          <table:table-cell table:formula="of:=AVERAGE([.AE127:.AF127])" office:value-type="float" office:value="54.015" calcext:value-type="float">
            <text:p>5.402E+01</text:p>
          </table:table-cell>
          <table:table-cell office:value-type="float" office:value="40.11" calcext:value-type="float">
            <text:p>4.011E+01</text:p>
          </table:table-cell>
          <table:table-cell office:value-type="float" office:value="85.892" calcext:value-type="float">
            <text:p>8.589E+01</text:p>
          </table:table-cell>
          <table:table-cell office:value-type="float" office:value="73.852" calcext:value-type="float">
            <text:p>7.385E+01</text:p>
          </table:table-cell>
          <table:table-cell table:formula="of:=AVERAGE([.AH127:.AJ127])" office:value-type="float" office:value="66.618" calcext:value-type="float">
            <text:p>6.662E+01</text:p>
          </table:table-cell>
          <table:table-cell office:value-type="float" office:value="17.945" calcext:value-type="float">
            <text:p>1.795E+01</text:p>
          </table:table-cell>
          <table:table-cell office:value-type="float" office:value="23.486" calcext:value-type="float">
            <text:p>2.349E+01</text:p>
          </table:table-cell>
          <table:table-cell office:value-type="float" office:value="27.002" calcext:value-type="float">
            <text:p>2.700E+01</text:p>
          </table:table-cell>
          <table:table-cell table:formula="of:=AVERAGE([.AL127:.AN127])" office:value-type="float" office:value="22.811" calcext:value-type="float">
            <text:p>2.281E+01</text:p>
          </table:table-cell>
          <table:table-cell office:value-type="float" office:value="36.535" calcext:value-type="float">
            <text:p>3.654E+01</text:p>
          </table:table-cell>
          <table:table-cell office:value-type="float" office:value="31.879" calcext:value-type="float">
            <text:p>3.188E+01</text:p>
          </table:table-cell>
          <table:table-cell office:value-type="float" office:value="110.76" calcext:value-type="float">
            <text:p>1.108E+02</text:p>
          </table:table-cell>
          <table:table-cell table:formula="of:=AVERAGE([.AP127:.AR127])" office:value-type="float" office:value="59.7246666666667" calcext:value-type="float">
            <text:p>5.972E+01</text:p>
          </table:table-cell>
          <table:table-cell office:value-type="float" office:value="25.956" calcext:value-type="float">
            <text:p>2.596E+01</text:p>
          </table:table-cell>
          <table:table-cell office:value-type="float" office:value="21.821" calcext:value-type="float">
            <text:p>2.182E+01</text:p>
          </table:table-cell>
          <table:table-cell office:value-type="float" office:value="23.41" calcext:value-type="float">
            <text:p>2.341E+01</text:p>
          </table:table-cell>
          <table:table-cell table:formula="of:=AVERAGE([.AT127:.AV127])" office:value-type="float" office:value="23.729" calcext:value-type="float">
            <text:p>2.373E+01</text:p>
          </table:table-cell>
          <table:table-cell office:value-type="float" office:value="17.018" calcext:value-type="float">
            <text:p>1.702E+01</text:p>
          </table:table-cell>
          <table:table-cell office:value-type="float" office:value="16.874" calcext:value-type="float">
            <text:p>1.687E+01</text:p>
          </table:table-cell>
          <table:table-cell office:value-type="float" office:value="11.685" calcext:value-type="float">
            <text:p>1.169E+01</text:p>
          </table:table-cell>
          <table:table-cell table:formula="of:=AVERAGE([.AX127:.AZ127])" office:value-type="float" office:value="15.1923333333333" calcext:value-type="float">
            <text:p>1.519E+01</text:p>
          </table:table-cell>
          <table:table-cell office:value-type="float" office:value="18.438" calcext:value-type="float">
            <text:p>1.844E+01</text:p>
          </table:table-cell>
          <table:table-cell office:value-type="float" office:value="16.253" calcext:value-type="float">
            <text:p>1.625E+01</text:p>
          </table:table-cell>
          <table:table-cell office:value-type="float" office:value="37.875" calcext:value-type="float">
            <text:p>3.788E+01</text:p>
          </table:table-cell>
          <table:table-cell table:formula="of:=AVERAGE([.BB127:.BD127])" office:value-type="float" office:value="24.1886666666667" calcext:value-type="float">
            <text:p>2.419E+01</text:p>
          </table:table-cell>
          <table:table-cell office:value-type="float" office:value="36.628" calcext:value-type="float">
            <text:p>3.663E+01</text:p>
          </table:table-cell>
          <table:table-cell office:value-type="float" office:value="44.347" calcext:value-type="float">
            <text:p>4.435E+01</text:p>
          </table:table-cell>
          <table:table-cell office:value-type="float" office:value="62.297" calcext:value-type="float">
            <text:p>6.230E+01</text:p>
          </table:table-cell>
          <table:table-cell table:formula="of:=AVERAGE([.BF127:.BH127])" office:value-type="float" office:value="47.7573333333333" calcext:value-type="float">
            <text:p>4.776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45340</text:p>
          </table:table-cell>
          <table:table-cell office:value-type="string" calcext:value-type="string">
            <text:p>CYP707A3</text:p>
          </table:table-cell>
          <table:table-cell office:value-type="float" office:value="2.147" calcext:value-type="float">
            <text:p>2.147E+00</text:p>
          </table:table-cell>
          <table:table-cell office:value-type="float" office:value="0.434" calcext:value-type="float">
            <text:p>4.340E-01</text:p>
          </table:table-cell>
          <table:table-cell office:value-type="float" office:value="1.521" calcext:value-type="float">
            <text:p>1.521E+00</text:p>
          </table:table-cell>
          <table:table-cell table:formula="of:=AVERAGE([.C128:.E128])" office:value-type="float" office:value="1.36733333333333" calcext:value-type="float">
            <text:p>1.367E+00</text:p>
          </table:table-cell>
          <table:table-cell office:value-type="float" office:value="2.108" calcext:value-type="float">
            <text:p>2.108E+00</text:p>
          </table:table-cell>
          <table:table-cell office:value-type="float" office:value="1.194" calcext:value-type="float">
            <text:p>1.194E+00</text:p>
          </table:table-cell>
          <table:table-cell office:value-type="float" office:value="1.547" calcext:value-type="float">
            <text:p>1.547E+00</text:p>
          </table:table-cell>
          <table:table-cell table:formula="of:=AVERAGE([.G128:.I128])" office:value-type="float" office:value="1.61633333333333" calcext:value-type="float">
            <text:p>1.616E+00</text:p>
          </table:table-cell>
          <table:table-cell office:value-type="float" office:value="1.654" calcext:value-type="float">
            <text:p>1.654E+00</text:p>
          </table:table-cell>
          <table:table-cell office:value-type="float" office:value="1.774" calcext:value-type="float">
            <text:p>1.774E+00</text:p>
          </table:table-cell>
          <table:table-cell office:value-type="float" office:value="0.762" calcext:value-type="float">
            <text:p>7.620E-01</text:p>
          </table:table-cell>
          <table:table-cell table:formula="of:=AVERAGE([.K128:.M128])" office:value-type="float" office:value="1.39666666666667" calcext:value-type="float">
            <text:p>1.397E+00</text:p>
          </table:table-cell>
          <table:table-cell office:value-type="float" office:value="3.724" calcext:value-type="float">
            <text:p>3.724E+00</text:p>
          </table:table-cell>
          <table:table-cell office:value-type="float" office:value="6.239" calcext:value-type="float">
            <text:p>6.239E+00</text:p>
          </table:table-cell>
          <table:table-cell office:value-type="float" office:value="5.487" calcext:value-type="float">
            <text:p>5.487E+00</text:p>
          </table:table-cell>
          <table:table-cell table:formula="of:=AVERAGE([.O128:.Q128])" office:value-type="float" office:value="5.15" calcext:value-type="float">
            <text:p>5.150E+00</text:p>
          </table:table-cell>
          <table:table-cell office:value-type="float" office:value="1.088" calcext:value-type="float">
            <text:p>1.088E+00</text:p>
          </table:table-cell>
          <table:table-cell office:value-type="float" office:value="1.184" calcext:value-type="float">
            <text:p>1.184E+00</text:p>
          </table:table-cell>
          <table:table-cell office:value-type="float" office:value="1.478" calcext:value-type="float">
            <text:p>1.478E+00</text:p>
          </table:table-cell>
          <table:table-cell table:formula="of:=AVERAGE([.S128:.U128])" office:value-type="float" office:value="1.25" calcext:value-type="float">
            <text:p>1.250E+00</text:p>
          </table:table-cell>
          <table:table-cell office:value-type="float" office:value="0.638" calcext:value-type="float">
            <text:p>6.380E-01</text:p>
          </table:table-cell>
          <table:table-cell office:value-type="float" office:value="0.364" calcext:value-type="float">
            <text:p>3.640E-01</text:p>
          </table:table-cell>
          <table:table-cell office:value-type="float" office:value="0.776" calcext:value-type="float">
            <text:p>7.760E-01</text:p>
          </table:table-cell>
          <table:table-cell table:formula="of:=AVERAGE([.W128:.Y128])" office:value-type="float" office:value="0.592666666666667" calcext:value-type="float">
            <text:p>5.927E-01</text:p>
          </table:table-cell>
          <table:table-cell office:value-type="float" office:value="1.284" calcext:value-type="float">
            <text:p>1.284E+00</text:p>
          </table:table-cell>
          <table:table-cell office:value-type="float" office:value="1.711" calcext:value-type="float">
            <text:p>1.711E+00</text:p>
          </table:table-cell>
          <table:table-cell office:value-type="float" office:value="3.421" calcext:value-type="float">
            <text:p>3.421E+00</text:p>
          </table:table-cell>
          <table:table-cell table:formula="of:=AVERAGE([.AA128:.AC128])" office:value-type="float" office:value="2.13866666666667" calcext:value-type="float">
            <text:p>2.139E+00</text:p>
          </table:table-cell>
          <table:table-cell office:value-type="float" office:value="2.281" calcext:value-type="float">
            <text:p>2.281E+00</text:p>
          </table:table-cell>
          <table:table-cell office:value-type="float" office:value="1.887" calcext:value-type="float">
            <text:p>1.887E+00</text:p>
          </table:table-cell>
          <table:table-cell table:formula="of:=AVERAGE([.AE128:.AF128])" office:value-type="float" office:value="2.084" calcext:value-type="float">
            <text:p>2.084E+00</text:p>
          </table:table-cell>
          <table:table-cell office:value-type="float" office:value="1.083" calcext:value-type="float">
            <text:p>1.083E+00</text:p>
          </table:table-cell>
          <table:table-cell office:value-type="float" office:value="0.407" calcext:value-type="float">
            <text:p>4.070E-01</text:p>
          </table:table-cell>
          <table:table-cell office:value-type="float" office:value="0.754" calcext:value-type="float">
            <text:p>7.540E-01</text:p>
          </table:table-cell>
          <table:table-cell table:formula="of:=AVERAGE([.AH128:.AJ128])" office:value-type="float" office:value="0.748" calcext:value-type="float">
            <text:p>7.480E-01</text:p>
          </table:table-cell>
          <table:table-cell office:value-type="float" office:value="1.125" calcext:value-type="float">
            <text:p>1.125E+00</text:p>
          </table:table-cell>
          <table:table-cell office:value-type="float" office:value="6.469" calcext:value-type="float">
            <text:p>6.469E+00</text:p>
          </table:table-cell>
          <table:table-cell office:value-type="float" office:value="9.977" calcext:value-type="float">
            <text:p>9.977E+00</text:p>
          </table:table-cell>
          <table:table-cell table:formula="of:=AVERAGE([.AL128:.AN128])" office:value-type="float" office:value="5.857" calcext:value-type="float">
            <text:p>5.857E+00</text:p>
          </table:table-cell>
          <table:table-cell office:value-type="float" office:value="1.435" calcext:value-type="float">
            <text:p>1.435E+00</text:p>
          </table:table-cell>
          <table:table-cell office:value-type="float" office:value="0.821" calcext:value-type="float">
            <text:p>8.210E-01</text:p>
          </table:table-cell>
          <table:table-cell office:value-type="float" office:value="1.527" calcext:value-type="float">
            <text:p>1.527E+00</text:p>
          </table:table-cell>
          <table:table-cell table:formula="of:=AVERAGE([.AP128:.AR128])" office:value-type="float" office:value="1.261" calcext:value-type="float">
            <text:p>1.261E+00</text:p>
          </table:table-cell>
          <table:table-cell office:value-type="float" office:value="1.484" calcext:value-type="float">
            <text:p>1.484E+00</text:p>
          </table:table-cell>
          <table:table-cell office:value-type="float" office:value="1.489" calcext:value-type="float">
            <text:p>1.489E+00</text:p>
          </table:table-cell>
          <table:table-cell office:value-type="float" office:value="1.36" calcext:value-type="float">
            <text:p>1.360E+00</text:p>
          </table:table-cell>
          <table:table-cell table:formula="of:=AVERAGE([.AT128:.AV128])" office:value-type="float" office:value="1.44433333333333" calcext:value-type="float">
            <text:p>1.444E+00</text:p>
          </table:table-cell>
          <table:table-cell office:value-type="float" office:value="1.12" calcext:value-type="float">
            <text:p>1.120E+00</text:p>
          </table:table-cell>
          <table:table-cell office:value-type="float" office:value="1.375" calcext:value-type="float">
            <text:p>1.375E+00</text:p>
          </table:table-cell>
          <table:table-cell office:value-type="float" office:value="1.031" calcext:value-type="float">
            <text:p>1.031E+00</text:p>
          </table:table-cell>
          <table:table-cell table:formula="of:=AVERAGE([.AX128:.AZ128])" office:value-type="float" office:value="1.17533333333333" calcext:value-type="float">
            <text:p>1.175E+00</text:p>
          </table:table-cell>
          <table:table-cell office:value-type="float" office:value="2.606" calcext:value-type="float">
            <text:p>2.606E+00</text:p>
          </table:table-cell>
          <table:table-cell office:value-type="float" office:value="4.522" calcext:value-type="float">
            <text:p>4.522E+00</text:p>
          </table:table-cell>
          <table:table-cell office:value-type="float" office:value="3.351" calcext:value-type="float">
            <text:p>3.351E+00</text:p>
          </table:table-cell>
          <table:table-cell table:formula="of:=AVERAGE([.BB128:.BD128])" office:value-type="float" office:value="3.493" calcext:value-type="float">
            <text:p>3.493E+00</text:p>
          </table:table-cell>
          <table:table-cell office:value-type="float" office:value="2.379" calcext:value-type="float">
            <text:p>2.379E+00</text:p>
          </table:table-cell>
          <table:table-cell office:value-type="float" office:value="3.669" calcext:value-type="float">
            <text:p>3.669E+00</text:p>
          </table:table-cell>
          <table:table-cell office:value-type="float" office:value="2.839" calcext:value-type="float">
            <text:p>2.839E+00</text:p>
          </table:table-cell>
          <table:table-cell table:formula="of:=AVERAGE([.BF128:.BH128])" office:value-type="float" office:value="2.96233333333333" calcext:value-type="float">
            <text:p>2.962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47330</text:p>
          </table:table-cell>
          <table:table-cell office:value-type="float" office:value="7.019" calcext:value-type="float">
            <text:p>7.019E+00</text:p>
          </table:table-cell>
          <table:table-cell office:value-type="float" office:value="9.276" calcext:value-type="float">
            <text:p>9.276E+00</text:p>
          </table:table-cell>
          <table:table-cell office:value-type="float" office:value="11.018" calcext:value-type="float">
            <text:p>1.102E+01</text:p>
          </table:table-cell>
          <table:table-cell table:formula="of:=AVERAGE([.C129:.E129])" office:value-type="float" office:value="9.10433333333334" calcext:value-type="float">
            <text:p>9.104E+00</text:p>
          </table:table-cell>
          <table:table-cell office:value-type="float" office:value="5.097" calcext:value-type="float">
            <text:p>5.097E+00</text:p>
          </table:table-cell>
          <table:table-cell office:value-type="float" office:value="3.764" calcext:value-type="float">
            <text:p>3.764E+00</text:p>
          </table:table-cell>
          <table:table-cell office:value-type="float" office:value="0.949" calcext:value-type="float">
            <text:p>9.490E-01</text:p>
          </table:table-cell>
          <table:table-cell table:formula="of:=AVERAGE([.G129:.I129])" office:value-type="float" office:value="3.27" calcext:value-type="float">
            <text:p>3.270E+00</text:p>
          </table:table-cell>
          <table:table-cell office:value-type="float" office:value="6.9" calcext:value-type="float">
            <text:p>6.900E+00</text:p>
          </table:table-cell>
          <table:table-cell office:value-type="float" office:value="11.232" calcext:value-type="float">
            <text:p>1.123E+01</text:p>
          </table:table-cell>
          <table:table-cell office:value-type="float" office:value="6.649" calcext:value-type="float">
            <text:p>6.649E+00</text:p>
          </table:table-cell>
          <table:table-cell table:formula="of:=AVERAGE([.K129:.M129])" office:value-type="float" office:value="8.26033333333333" calcext:value-type="float">
            <text:p>8.260E+00</text:p>
          </table:table-cell>
          <table:table-cell office:value-type="float" office:value="2.38" calcext:value-type="float">
            <text:p>2.380E+00</text:p>
          </table:table-cell>
          <table:table-cell office:value-type="float" office:value="1.121" calcext:value-type="float">
            <text:p>1.121E+00</text:p>
          </table:table-cell>
          <table:table-cell office:value-type="float" office:value="1.763" calcext:value-type="float">
            <text:p>1.763E+00</text:p>
          </table:table-cell>
          <table:table-cell table:formula="of:=AVERAGE([.O129:.Q129])" office:value-type="float" office:value="1.75466666666667" calcext:value-type="float">
            <text:p>1.755E+00</text:p>
          </table:table-cell>
          <table:table-cell office:value-type="float" office:value="2.104" calcext:value-type="float">
            <text:p>2.104E+00</text:p>
          </table:table-cell>
          <table:table-cell office:value-type="float" office:value="2.448" calcext:value-type="float">
            <text:p>2.448E+00</text:p>
          </table:table-cell>
          <table:table-cell office:value-type="float" office:value="1.932" calcext:value-type="float">
            <text:p>1.932E+00</text:p>
          </table:table-cell>
          <table:table-cell table:formula="of:=AVERAGE([.S129:.U129])" office:value-type="float" office:value="2.16133333333333" calcext:value-type="float">
            <text:p>2.161E+00</text:p>
          </table:table-cell>
          <table:table-cell office:value-type="float" office:value="1.093" calcext:value-type="float">
            <text:p>1.093E+00</text:p>
          </table:table-cell>
          <table:table-cell office:value-type="float" office:value="0.469" calcext:value-type="float">
            <text:p>4.690E-01</text:p>
          </table:table-cell>
          <table:table-cell office:value-type="float" office:value="0.93" calcext:value-type="float">
            <text:p>9.300E-01</text:p>
          </table:table-cell>
          <table:table-cell table:formula="of:=AVERAGE([.W129:.Y129])" office:value-type="float" office:value="0.830666666666667" calcext:value-type="float">
            <text:p>8.307E-01</text:p>
          </table:table-cell>
          <table:table-cell office:value-type="float" office:value="13.199" calcext:value-type="float">
            <text:p>1.320E+01</text:p>
          </table:table-cell>
          <table:table-cell office:value-type="float" office:value="7.515" calcext:value-type="float">
            <text:p>7.515E+00</text:p>
          </table:table-cell>
          <table:table-cell office:value-type="float" office:value="17.357" calcext:value-type="float">
            <text:p>1.736E+01</text:p>
          </table:table-cell>
          <table:table-cell table:formula="of:=AVERAGE([.AA129:.AC129])" office:value-type="float" office:value="12.6903333333333" calcext:value-type="float">
            <text:p>1.269E+01</text:p>
          </table:table-cell>
          <table:table-cell office:value-type="float" office:value="9.179" calcext:value-type="float">
            <text:p>9.179E+00</text:p>
          </table:table-cell>
          <table:table-cell office:value-type="float" office:value="6.175" calcext:value-type="float">
            <text:p>6.175E+00</text:p>
          </table:table-cell>
          <table:table-cell table:formula="of:=AVERAGE([.AE129:.AF129])" office:value-type="float" office:value="7.677" calcext:value-type="float">
            <text:p>7.677E+00</text:p>
          </table:table-cell>
          <table:table-cell office:value-type="float" office:value="21.416" calcext:value-type="float">
            <text:p>2.142E+01</text:p>
          </table:table-cell>
          <table:table-cell office:value-type="float" office:value="5.751" calcext:value-type="float">
            <text:p>5.751E+00</text:p>
          </table:table-cell>
          <table:table-cell office:value-type="float" office:value="9.433" calcext:value-type="float">
            <text:p>9.433E+00</text:p>
          </table:table-cell>
          <table:table-cell table:formula="of:=AVERAGE([.AH129:.AJ129])" office:value-type="float" office:value="12.2" calcext:value-type="float">
            <text:p>1.220E+01</text:p>
          </table:table-cell>
          <table:table-cell office:value-type="float" office:value="4.305" calcext:value-type="float">
            <text:p>4.305E+00</text:p>
          </table:table-cell>
          <table:table-cell office:value-type="float" office:value="8.044" calcext:value-type="float">
            <text:p>8.044E+00</text:p>
          </table:table-cell>
          <table:table-cell office:value-type="float" office:value="11.171" calcext:value-type="float">
            <text:p>1.117E+01</text:p>
          </table:table-cell>
          <table:table-cell table:formula="of:=AVERAGE([.AL129:.AN129])" office:value-type="float" office:value="7.84" calcext:value-type="float">
            <text:p>7.840E+00</text:p>
          </table:table-cell>
          <table:table-cell office:value-type="float" office:value="4.557" calcext:value-type="float">
            <text:p>4.557E+00</text:p>
          </table:table-cell>
          <table:table-cell office:value-type="float" office:value="6.704" calcext:value-type="float">
            <text:p>6.704E+00</text:p>
          </table:table-cell>
          <table:table-cell office:value-type="float" office:value="6.905" calcext:value-type="float">
            <text:p>6.905E+00</text:p>
          </table:table-cell>
          <table:table-cell table:formula="of:=AVERAGE([.AP129:.AR129])" office:value-type="float" office:value="6.05533333333333" calcext:value-type="float">
            <text:p>6.055E+00</text:p>
          </table:table-cell>
          <table:table-cell office:value-type="float" office:value="16.678" calcext:value-type="float">
            <text:p>1.668E+01</text:p>
          </table:table-cell>
          <table:table-cell office:value-type="float" office:value="9.884" calcext:value-type="float">
            <text:p>9.884E+00</text:p>
          </table:table-cell>
          <table:table-cell office:value-type="float" office:value="5.229" calcext:value-type="float">
            <text:p>5.229E+00</text:p>
          </table:table-cell>
          <table:table-cell table:formula="of:=AVERAGE([.AT129:.AV129])" office:value-type="float" office:value="10.597" calcext:value-type="float">
            <text:p>1.060E+01</text:p>
          </table:table-cell>
          <table:table-cell office:value-type="float" office:value="22.144" calcext:value-type="float">
            <text:p>2.214E+01</text:p>
          </table:table-cell>
          <table:table-cell office:value-type="float" office:value="13.168" calcext:value-type="float">
            <text:p>1.317E+01</text:p>
          </table:table-cell>
          <table:table-cell office:value-type="float" office:value="5.604" calcext:value-type="float">
            <text:p>5.604E+00</text:p>
          </table:table-cell>
          <table:table-cell table:formula="of:=AVERAGE([.AX129:.AZ129])" office:value-type="float" office:value="13.6386666666667" calcext:value-type="float">
            <text:p>1.364E+01</text:p>
          </table:table-cell>
          <table:table-cell office:value-type="float" office:value="9.165" calcext:value-type="float">
            <text:p>9.165E+00</text:p>
          </table:table-cell>
          <table:table-cell office:value-type="float" office:value="1.521" calcext:value-type="float">
            <text:p>1.521E+00</text:p>
          </table:table-cell>
          <table:table-cell office:value-type="float" office:value="4.671" calcext:value-type="float">
            <text:p>4.671E+00</text:p>
          </table:table-cell>
          <table:table-cell table:formula="of:=AVERAGE([.BB129:.BD129])" office:value-type="float" office:value="5.119" calcext:value-type="float">
            <text:p>5.119E+00</text:p>
          </table:table-cell>
          <table:table-cell office:value-type="float" office:value="8.605" calcext:value-type="float">
            <text:p>8.605E+00</text:p>
          </table:table-cell>
          <table:table-cell office:value-type="float" office:value="1.688" calcext:value-type="float">
            <text:p>1.688E+00</text:p>
          </table:table-cell>
          <table:table-cell office:value-type="float" office:value="7.117" calcext:value-type="float">
            <text:p>7.117E+00</text:p>
          </table:table-cell>
          <table:table-cell table:formula="of:=AVERAGE([.BF129:.BH129])" office:value-type="float" office:value="5.80333333333333" calcext:value-type="float">
            <text:p>5.803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47370</text:p>
          </table:table-cell>
          <table:table-cell office:value-type="string" calcext:value-type="string">
            <text:p>HAT2</text:p>
          </table:table-cell>
          <table:table-cell office:value-type="float" office:value="8.705" calcext:value-type="float">
            <text:p>8.705E+00</text:p>
          </table:table-cell>
          <table:table-cell office:value-type="float" office:value="8.989" calcext:value-type="float">
            <text:p>8.989E+00</text:p>
          </table:table-cell>
          <table:table-cell office:value-type="float" office:value="7.177" calcext:value-type="float">
            <text:p>7.177E+00</text:p>
          </table:table-cell>
          <table:table-cell table:formula="of:=AVERAGE([.C130:.E130])" office:value-type="float" office:value="8.29033333333333" calcext:value-type="float">
            <text:p>8.290E+00</text:p>
          </table:table-cell>
          <table:table-cell office:value-type="float" office:value="12.701" calcext:value-type="float">
            <text:p>1.270E+01</text:p>
          </table:table-cell>
          <table:table-cell office:value-type="float" office:value="7.913" calcext:value-type="float">
            <text:p>7.913E+00</text:p>
          </table:table-cell>
          <table:table-cell office:value-type="float" office:value="11.759" calcext:value-type="float">
            <text:p>1.176E+01</text:p>
          </table:table-cell>
          <table:table-cell table:formula="of:=AVERAGE([.G130:.I130])" office:value-type="float" office:value="10.791" calcext:value-type="float">
            <text:p>1.079E+01</text:p>
          </table:table-cell>
          <table:table-cell office:value-type="float" office:value="15.756" calcext:value-type="float">
            <text:p>1.576E+01</text:p>
          </table:table-cell>
          <table:table-cell office:value-type="float" office:value="13.179" calcext:value-type="float">
            <text:p>1.318E+01</text:p>
          </table:table-cell>
          <table:table-cell office:value-type="float" office:value="11.101" calcext:value-type="float">
            <text:p>1.110E+01</text:p>
          </table:table-cell>
          <table:table-cell table:formula="of:=AVERAGE([.K130:.M130])" office:value-type="float" office:value="13.3453333333333" calcext:value-type="float">
            <text:p>1.335E+01</text:p>
          </table:table-cell>
          <table:table-cell office:value-type="float" office:value="12.905" calcext:value-type="float">
            <text:p>1.291E+01</text:p>
          </table:table-cell>
          <table:table-cell office:value-type="float" office:value="12.412" calcext:value-type="float">
            <text:p>1.241E+01</text:p>
          </table:table-cell>
          <table:table-cell office:value-type="float" office:value="13.481" calcext:value-type="float">
            <text:p>1.348E+01</text:p>
          </table:table-cell>
          <table:table-cell table:formula="of:=AVERAGE([.O130:.Q130])" office:value-type="float" office:value="12.9326666666667" calcext:value-type="float">
            <text:p>1.293E+01</text:p>
          </table:table-cell>
          <table:table-cell office:value-type="float" office:value="10.588" calcext:value-type="float">
            <text:p>1.059E+01</text:p>
          </table:table-cell>
          <table:table-cell office:value-type="float" office:value="9.723" calcext:value-type="float">
            <text:p>9.723E+00</text:p>
          </table:table-cell>
          <table:table-cell office:value-type="float" office:value="11.716" calcext:value-type="float">
            <text:p>1.172E+01</text:p>
          </table:table-cell>
          <table:table-cell table:formula="of:=AVERAGE([.S130:.U130])" office:value-type="float" office:value="10.6756666666667" calcext:value-type="float">
            <text:p>1.068E+01</text:p>
          </table:table-cell>
          <table:table-cell office:value-type="float" office:value="4.141" calcext:value-type="float">
            <text:p>4.141E+00</text:p>
          </table:table-cell>
          <table:table-cell office:value-type="float" office:value="5.773" calcext:value-type="float">
            <text:p>5.773E+00</text:p>
          </table:table-cell>
          <table:table-cell office:value-type="float" office:value="4.934" calcext:value-type="float">
            <text:p>4.934E+00</text:p>
          </table:table-cell>
          <table:table-cell table:formula="of:=AVERAGE([.W130:.Y130])" office:value-type="float" office:value="4.94933333333333" calcext:value-type="float">
            <text:p>4.949E+00</text:p>
          </table:table-cell>
          <table:table-cell office:value-type="float" office:value="7.603" calcext:value-type="float">
            <text:p>7.603E+00</text:p>
          </table:table-cell>
          <table:table-cell office:value-type="float" office:value="9.129" calcext:value-type="float">
            <text:p>9.129E+00</text:p>
          </table:table-cell>
          <table:table-cell office:value-type="float" office:value="10.803" calcext:value-type="float">
            <text:p>1.080E+01</text:p>
          </table:table-cell>
          <table:table-cell table:formula="of:=AVERAGE([.AA130:.AC130])" office:value-type="float" office:value="9.17833333333333" calcext:value-type="float">
            <text:p>9.178E+00</text:p>
          </table:table-cell>
          <table:table-cell office:value-type="float" office:value="27.18" calcext:value-type="float">
            <text:p>2.718E+01</text:p>
          </table:table-cell>
          <table:table-cell office:value-type="float" office:value="24.583" calcext:value-type="float">
            <text:p>2.458E+01</text:p>
          </table:table-cell>
          <table:table-cell table:formula="of:=AVERAGE([.AE130:.AF130])" office:value-type="float" office:value="25.8815" calcext:value-type="float">
            <text:p>2.588E+01</text:p>
          </table:table-cell>
          <table:table-cell office:value-type="float" office:value="32.47" calcext:value-type="float">
            <text:p>3.247E+01</text:p>
          </table:table-cell>
          <table:table-cell office:value-type="float" office:value="29.723" calcext:value-type="float">
            <text:p>2.972E+01</text:p>
          </table:table-cell>
          <table:table-cell office:value-type="float" office:value="28.406" calcext:value-type="float">
            <text:p>2.841E+01</text:p>
          </table:table-cell>
          <table:table-cell table:formula="of:=AVERAGE([.AH130:.AJ130])" office:value-type="float" office:value="30.1996666666667" calcext:value-type="float">
            <text:p>3.020E+01</text:p>
          </table:table-cell>
          <table:table-cell office:value-type="float" office:value="14.064" calcext:value-type="float">
            <text:p>1.406E+01</text:p>
          </table:table-cell>
          <table:table-cell office:value-type="float" office:value="7.419" calcext:value-type="float">
            <text:p>7.419E+00</text:p>
          </table:table-cell>
          <table:table-cell office:value-type="float" office:value="11.794" calcext:value-type="float">
            <text:p>1.179E+01</text:p>
          </table:table-cell>
          <table:table-cell table:formula="of:=AVERAGE([.AL130:.AN130])" office:value-type="float" office:value="11.0923333333333" calcext:value-type="float">
            <text:p>1.109E+01</text:p>
          </table:table-cell>
          <table:table-cell office:value-type="float" office:value="12.712" calcext:value-type="float">
            <text:p>1.271E+01</text:p>
          </table:table-cell>
          <table:table-cell office:value-type="float" office:value="6.897" calcext:value-type="float">
            <text:p>6.897E+00</text:p>
          </table:table-cell>
          <table:table-cell office:value-type="float" office:value="8.127" calcext:value-type="float">
            <text:p>8.127E+00</text:p>
          </table:table-cell>
          <table:table-cell table:formula="of:=AVERAGE([.AP130:.AR130])" office:value-type="float" office:value="9.24533333333333" calcext:value-type="float">
            <text:p>9.245E+00</text:p>
          </table:table-cell>
          <table:table-cell office:value-type="float" office:value="11.898" calcext:value-type="float">
            <text:p>1.190E+01</text:p>
          </table:table-cell>
          <table:table-cell office:value-type="float" office:value="12.936" calcext:value-type="float">
            <text:p>1.294E+01</text:p>
          </table:table-cell>
          <table:table-cell office:value-type="float" office:value="12.692" calcext:value-type="float">
            <text:p>1.269E+01</text:p>
          </table:table-cell>
          <table:table-cell table:formula="of:=AVERAGE([.AT130:.AV130])" office:value-type="float" office:value="12.5086666666667" calcext:value-type="float">
            <text:p>1.251E+01</text:p>
          </table:table-cell>
          <table:table-cell office:value-type="float" office:value="10.016" calcext:value-type="float">
            <text:p>1.002E+01</text:p>
          </table:table-cell>
          <table:table-cell office:value-type="float" office:value="9.77" calcext:value-type="float">
            <text:p>9.770E+00</text:p>
          </table:table-cell>
          <table:table-cell office:value-type="float" office:value="12.951" calcext:value-type="float">
            <text:p>1.295E+01</text:p>
          </table:table-cell>
          <table:table-cell table:formula="of:=AVERAGE([.AX130:.AZ130])" office:value-type="float" office:value="10.9123333333333" calcext:value-type="float">
            <text:p>1.091E+01</text:p>
          </table:table-cell>
          <table:table-cell office:value-type="float" office:value="19.648" calcext:value-type="float">
            <text:p>1.965E+01</text:p>
          </table:table-cell>
          <table:table-cell office:value-type="float" office:value="19.62" calcext:value-type="float">
            <text:p>1.962E+01</text:p>
          </table:table-cell>
          <table:table-cell office:value-type="float" office:value="16.368" calcext:value-type="float">
            <text:p>1.637E+01</text:p>
          </table:table-cell>
          <table:table-cell table:formula="of:=AVERAGE([.BB130:.BD130])" office:value-type="float" office:value="18.5453333333333" calcext:value-type="float">
            <text:p>1.855E+01</text:p>
          </table:table-cell>
          <table:table-cell office:value-type="float" office:value="22.716" calcext:value-type="float">
            <text:p>2.272E+01</text:p>
          </table:table-cell>
          <table:table-cell office:value-type="float" office:value="39.199" calcext:value-type="float">
            <text:p>3.920E+01</text:p>
          </table:table-cell>
          <table:table-cell office:value-type="float" office:value="20.03" calcext:value-type="float">
            <text:p>2.003E+01</text:p>
          </table:table-cell>
          <table:table-cell table:formula="of:=AVERAGE([.BF130:.BH130])" office:value-type="float" office:value="27.315" calcext:value-type="float">
            <text:p>2.732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47450</text:p>
          </table:table-cell>
          <table:table-cell office:value-type="string" calcext:value-type="string">
            <text:p>TIP2-3</text:p>
          </table:table-cell>
          <table:table-cell office:value-type="float" office:value="35.045" calcext:value-type="float">
            <text:p>3.505E+01</text:p>
          </table:table-cell>
          <table:table-cell office:value-type="float" office:value="71.062" calcext:value-type="float">
            <text:p>7.106E+01</text:p>
          </table:table-cell>
          <table:table-cell office:value-type="float" office:value="126.845" calcext:value-type="float">
            <text:p>1.268E+02</text:p>
          </table:table-cell>
          <table:table-cell table:formula="of:=AVERAGE([.C131:.E131])" office:value-type="float" office:value="77.6506666666667" calcext:value-type="float">
            <text:p>7.765E+01</text:p>
          </table:table-cell>
          <table:table-cell office:value-type="float" office:value="24.231" calcext:value-type="float">
            <text:p>2.423E+01</text:p>
          </table:table-cell>
          <table:table-cell office:value-type="float" office:value="31.754" calcext:value-type="float">
            <text:p>3.175E+01</text:p>
          </table:table-cell>
          <table:table-cell office:value-type="float" office:value="10.093" calcext:value-type="float">
            <text:p>1.009E+01</text:p>
          </table:table-cell>
          <table:table-cell table:formula="of:=AVERAGE([.G131:.I131])" office:value-type="float" office:value="22.026" calcext:value-type="float">
            <text:p>2.203E+01</text:p>
          </table:table-cell>
          <table:table-cell office:value-type="float" office:value="91.871" calcext:value-type="float">
            <text:p>9.187E+01</text:p>
          </table:table-cell>
          <table:table-cell office:value-type="float" office:value="46.502" calcext:value-type="float">
            <text:p>4.650E+01</text:p>
          </table:table-cell>
          <table:table-cell office:value-type="float" office:value="49.954" calcext:value-type="float">
            <text:p>4.995E+01</text:p>
          </table:table-cell>
          <table:table-cell table:formula="of:=AVERAGE([.K131:.M131])" office:value-type="float" office:value="62.7756666666667" calcext:value-type="float">
            <text:p>6.278E+01</text:p>
          </table:table-cell>
          <table:table-cell office:value-type="float" office:value="32.8" calcext:value-type="float">
            <text:p>3.280E+01</text:p>
          </table:table-cell>
          <table:table-cell office:value-type="float" office:value="37.327" calcext:value-type="float">
            <text:p>3.733E+01</text:p>
          </table:table-cell>
          <table:table-cell office:value-type="float" office:value="68.261" calcext:value-type="float">
            <text:p>6.826E+01</text:p>
          </table:table-cell>
          <table:table-cell table:formula="of:=AVERAGE([.O131:.Q131])" office:value-type="float" office:value="46.1293333333333" calcext:value-type="float">
            <text:p>4.613E+01</text:p>
          </table:table-cell>
          <table:table-cell office:value-type="float" office:value="26.125" calcext:value-type="float">
            <text:p>2.613E+01</text:p>
          </table:table-cell>
          <table:table-cell office:value-type="float" office:value="30.897" calcext:value-type="float">
            <text:p>3.090E+01</text:p>
          </table:table-cell>
          <table:table-cell office:value-type="float" office:value="75.85" calcext:value-type="float">
            <text:p>7.585E+01</text:p>
          </table:table-cell>
          <table:table-cell table:formula="of:=AVERAGE([.S131:.U131])" office:value-type="float" office:value="44.2906666666667" calcext:value-type="float">
            <text:p>4.429E+01</text:p>
          </table:table-cell>
          <table:table-cell office:value-type="float" office:value="109.475" calcext:value-type="float">
            <text:p>1.095E+02</text:p>
          </table:table-cell>
          <table:table-cell office:value-type="float" office:value="130.258" calcext:value-type="float">
            <text:p>1.303E+02</text:p>
          </table:table-cell>
          <table:table-cell office:value-type="float" office:value="35.551" calcext:value-type="float">
            <text:p>3.555E+01</text:p>
          </table:table-cell>
          <table:table-cell table:formula="of:=AVERAGE([.W131:.Y131])" office:value-type="float" office:value="91.7613333333333" calcext:value-type="float">
            <text:p>9.176E+01</text:p>
          </table:table-cell>
          <table:table-cell office:value-type="float" office:value="22.244" calcext:value-type="float">
            <text:p>2.224E+01</text:p>
          </table:table-cell>
          <table:table-cell office:value-type="float" office:value="45.535" calcext:value-type="float">
            <text:p>4.554E+01</text:p>
          </table:table-cell>
          <table:table-cell office:value-type="float" office:value="36.644" calcext:value-type="float">
            <text:p>3.664E+01</text:p>
          </table:table-cell>
          <table:table-cell table:formula="of:=AVERAGE([.AA131:.AC131])" office:value-type="float" office:value="34.8076666666667" calcext:value-type="float">
            <text:p>3.481E+01</text:p>
          </table:table-cell>
          <table:table-cell office:value-type="float" office:value="38.393" calcext:value-type="float">
            <text:p>3.839E+01</text:p>
          </table:table-cell>
          <table:table-cell office:value-type="float" office:value="36.499" calcext:value-type="float">
            <text:p>3.650E+01</text:p>
          </table:table-cell>
          <table:table-cell table:formula="of:=AVERAGE([.AE131:.AF131])" office:value-type="float" office:value="37.446" calcext:value-type="float">
            <text:p>3.745E+01</text:p>
          </table:table-cell>
          <table:table-cell office:value-type="float" office:value="63.939" calcext:value-type="float">
            <text:p>6.394E+01</text:p>
          </table:table-cell>
          <table:table-cell office:value-type="float" office:value="48.267" calcext:value-type="float">
            <text:p>4.827E+01</text:p>
          </table:table-cell>
          <table:table-cell office:value-type="float" office:value="40.553" calcext:value-type="float">
            <text:p>4.055E+01</text:p>
          </table:table-cell>
          <table:table-cell table:formula="of:=AVERAGE([.AH131:.AJ131])" office:value-type="float" office:value="50.9196666666667" calcext:value-type="float">
            <text:p>5.092E+01</text:p>
          </table:table-cell>
          <table:table-cell office:value-type="float" office:value="77.929" calcext:value-type="float">
            <text:p>7.793E+01</text:p>
          </table:table-cell>
          <table:table-cell office:value-type="float" office:value="49.861" calcext:value-type="float">
            <text:p>4.986E+01</text:p>
          </table:table-cell>
          <table:table-cell office:value-type="float" office:value="67.174" calcext:value-type="float">
            <text:p>6.717E+01</text:p>
          </table:table-cell>
          <table:table-cell table:formula="of:=AVERAGE([.AL131:.AN131])" office:value-type="float" office:value="64.988" calcext:value-type="float">
            <text:p>6.499E+01</text:p>
          </table:table-cell>
          <table:table-cell office:value-type="float" office:value="79.48" calcext:value-type="float">
            <text:p>7.948E+01</text:p>
          </table:table-cell>
          <table:table-cell office:value-type="float" office:value="106.446" calcext:value-type="float">
            <text:p>1.064E+02</text:p>
          </table:table-cell>
          <table:table-cell office:value-type="float" office:value="55.367" calcext:value-type="float">
            <text:p>5.537E+01</text:p>
          </table:table-cell>
          <table:table-cell table:formula="of:=AVERAGE([.AP131:.AR131])" office:value-type="float" office:value="80.431" calcext:value-type="float">
            <text:p>8.043E+01</text:p>
          </table:table-cell>
          <table:table-cell office:value-type="float" office:value="32.35" calcext:value-type="float">
            <text:p>3.235E+01</text:p>
          </table:table-cell>
          <table:table-cell office:value-type="float" office:value="81.526" calcext:value-type="float">
            <text:p>8.153E+01</text:p>
          </table:table-cell>
          <table:table-cell office:value-type="float" office:value="107.702" calcext:value-type="float">
            <text:p>1.077E+02</text:p>
          </table:table-cell>
          <table:table-cell table:formula="of:=AVERAGE([.AT131:.AV131])" office:value-type="float" office:value="73.8593333333333" calcext:value-type="float">
            <text:p>7.386E+01</text:p>
          </table:table-cell>
          <table:table-cell office:value-type="float" office:value="32.303" calcext:value-type="float">
            <text:p>3.230E+01</text:p>
          </table:table-cell>
          <table:table-cell office:value-type="float" office:value="41.587" calcext:value-type="float">
            <text:p>4.159E+01</text:p>
          </table:table-cell>
          <table:table-cell office:value-type="float" office:value="30.591" calcext:value-type="float">
            <text:p>3.059E+01</text:p>
          </table:table-cell>
          <table:table-cell table:formula="of:=AVERAGE([.AX131:.AZ131])" office:value-type="float" office:value="34.827" calcext:value-type="float">
            <text:p>3.483E+01</text:p>
          </table:table-cell>
          <table:table-cell office:value-type="float" office:value="25.108" calcext:value-type="float">
            <text:p>2.511E+01</text:p>
          </table:table-cell>
          <table:table-cell office:value-type="float" office:value="38.066" calcext:value-type="float">
            <text:p>3.807E+01</text:p>
          </table:table-cell>
          <table:table-cell office:value-type="float" office:value="32.731" calcext:value-type="float">
            <text:p>3.273E+01</text:p>
          </table:table-cell>
          <table:table-cell table:formula="of:=AVERAGE([.BB131:.BD131])" office:value-type="float" office:value="31.9683333333333" calcext:value-type="float">
            <text:p>3.197E+01</text:p>
          </table:table-cell>
          <table:table-cell office:value-type="float" office:value="17.541" calcext:value-type="float">
            <text:p>1.754E+01</text:p>
          </table:table-cell>
          <table:table-cell office:value-type="float" office:value="13.734" calcext:value-type="float">
            <text:p>1.373E+01</text:p>
          </table:table-cell>
          <table:table-cell office:value-type="float" office:value="10.772" calcext:value-type="float">
            <text:p>1.077E+01</text:p>
          </table:table-cell>
          <table:table-cell table:formula="of:=AVERAGE([.BF131:.BH131])" office:value-type="float" office:value="14.0156666666667" calcext:value-type="float">
            <text:p>1.402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48430</text:p>
          </table:table-cell>
          <table:table-cell office:value-type="float" office:value="2.165" calcext:value-type="float">
            <text:p>2.165E+00</text:p>
          </table:table-cell>
          <table:table-cell office:value-type="float" office:value="1.67" calcext:value-type="float">
            <text:p>1.670E+00</text:p>
          </table:table-cell>
          <table:table-cell office:value-type="float" office:value="1.591" calcext:value-type="float">
            <text:p>1.591E+00</text:p>
          </table:table-cell>
          <table:table-cell table:formula="of:=AVERAGE([.C132:.E132])" office:value-type="float" office:value="1.80866666666667" calcext:value-type="float">
            <text:p>1.809E+00</text:p>
          </table:table-cell>
          <table:table-cell office:value-type="float" office:value="2.281" calcext:value-type="float">
            <text:p>2.281E+00</text:p>
          </table:table-cell>
          <table:table-cell office:value-type="float" office:value="2.587" calcext:value-type="float">
            <text:p>2.587E+00</text:p>
          </table:table-cell>
          <table:table-cell office:value-type="float" office:value="47.56" calcext:value-type="float">
            <text:p>4.756E+01</text:p>
          </table:table-cell>
          <table:table-cell table:formula="of:=AVERAGE([.G132:.I132])" office:value-type="float" office:value="17.476" calcext:value-type="float">
            <text:p>1.748E+01</text:p>
          </table:table-cell>
          <table:table-cell office:value-type="float" office:value="10.09" calcext:value-type="float">
            <text:p>1.009E+01</text:p>
          </table:table-cell>
          <table:table-cell office:value-type="float" office:value="5.504" calcext:value-type="float">
            <text:p>5.504E+00</text:p>
          </table:table-cell>
          <table:table-cell office:value-type="float" office:value="5.531" calcext:value-type="float">
            <text:p>5.531E+00</text:p>
          </table:table-cell>
          <table:table-cell table:formula="of:=AVERAGE([.K132:.M132])" office:value-type="float" office:value="7.04166666666667" calcext:value-type="float">
            <text:p>7.042E+00</text:p>
          </table:table-cell>
          <table:table-cell office:value-type="float" office:value="2.335" calcext:value-type="float">
            <text:p>2.335E+00</text:p>
          </table:table-cell>
          <table:table-cell office:value-type="float" office:value="2.902" calcext:value-type="float">
            <text:p>2.902E+00</text:p>
          </table:table-cell>
          <table:table-cell office:value-type="float" office:value="5.271" calcext:value-type="float">
            <text:p>5.271E+00</text:p>
          </table:table-cell>
          <table:table-cell table:formula="of:=AVERAGE([.O132:.Q132])" office:value-type="float" office:value="3.50266666666667" calcext:value-type="float">
            <text:p>3.503E+00</text:p>
          </table:table-cell>
          <table:table-cell office:value-type="float" office:value="3.498" calcext:value-type="float">
            <text:p>3.498E+00</text:p>
          </table:table-cell>
          <table:table-cell office:value-type="float" office:value="4.144" calcext:value-type="float">
            <text:p>4.144E+00</text:p>
          </table:table-cell>
          <table:table-cell office:value-type="float" office:value="3.957" calcext:value-type="float">
            <text:p>3.957E+00</text:p>
          </table:table-cell>
          <table:table-cell table:formula="of:=AVERAGE([.S132:.U132])" office:value-type="float" office:value="3.86633333333333" calcext:value-type="float">
            <text:p>3.866E+00</text:p>
          </table:table-cell>
          <table:table-cell office:value-type="float" office:value="6.957" calcext:value-type="float">
            <text:p>6.957E+00</text:p>
          </table:table-cell>
          <table:table-cell office:value-type="float" office:value="5.013" calcext:value-type="float">
            <text:p>5.013E+00</text:p>
          </table:table-cell>
          <table:table-cell office:value-type="float" office:value="3.465" calcext:value-type="float">
            <text:p>3.465E+00</text:p>
          </table:table-cell>
          <table:table-cell table:formula="of:=AVERAGE([.W132:.Y132])" office:value-type="float" office:value="5.145" calcext:value-type="float">
            <text:p>5.145E+00</text:p>
          </table:table-cell>
          <table:table-cell office:value-type="float" office:value="4.336" calcext:value-type="float">
            <text:p>4.336E+00</text:p>
          </table:table-cell>
          <table:table-cell office:value-type="float" office:value="5.099" calcext:value-type="float">
            <text:p>5.099E+00</text:p>
          </table:table-cell>
          <table:table-cell office:value-type="float" office:value="4.275" calcext:value-type="float">
            <text:p>4.275E+00</text:p>
          </table:table-cell>
          <table:table-cell table:formula="of:=AVERAGE([.AA132:.AC132])" office:value-type="float" office:value="4.57" calcext:value-type="float">
            <text:p>4.570E+00</text:p>
          </table:table-cell>
          <table:table-cell office:value-type="float" office:value="7.2" calcext:value-type="float">
            <text:p>7.200E+00</text:p>
          </table:table-cell>
          <table:table-cell office:value-type="float" office:value="5.952" calcext:value-type="float">
            <text:p>5.952E+00</text:p>
          </table:table-cell>
          <table:table-cell table:formula="of:=AVERAGE([.AE132:.AF132])" office:value-type="float" office:value="6.576" calcext:value-type="float">
            <text:p>6.576E+00</text:p>
          </table:table-cell>
          <table:table-cell office:value-type="float" office:value="6.602" calcext:value-type="float">
            <text:p>6.602E+00</text:p>
          </table:table-cell>
          <table:table-cell office:value-type="float" office:value="6.377" calcext:value-type="float">
            <text:p>6.377E+00</text:p>
          </table:table-cell>
          <table:table-cell office:value-type="float" office:value="6.079" calcext:value-type="float">
            <text:p>6.079E+00</text:p>
          </table:table-cell>
          <table:table-cell table:formula="of:=AVERAGE([.AH132:.AJ132])" office:value-type="float" office:value="6.35266666666667" calcext:value-type="float">
            <text:p>6.353E+00</text:p>
          </table:table-cell>
          <table:table-cell office:value-type="float" office:value="6.253" calcext:value-type="float">
            <text:p>6.253E+00</text:p>
          </table:table-cell>
          <table:table-cell office:value-type="float" office:value="1.759" calcext:value-type="float">
            <text:p>1.759E+00</text:p>
          </table:table-cell>
          <table:table-cell office:value-type="float" office:value="5.416" calcext:value-type="float">
            <text:p>5.416E+00</text:p>
          </table:table-cell>
          <table:table-cell table:formula="of:=AVERAGE([.AL132:.AN132])" office:value-type="float" office:value="4.476" calcext:value-type="float">
            <text:p>4.476E+00</text:p>
          </table:table-cell>
          <table:table-cell office:value-type="float" office:value="8.17" calcext:value-type="float">
            <text:p>8.170E+00</text:p>
          </table:table-cell>
          <table:table-cell office:value-type="float" office:value="5.707" calcext:value-type="float">
            <text:p>5.707E+00</text:p>
          </table:table-cell>
          <table:table-cell office:value-type="float" office:value="6.26" calcext:value-type="float">
            <text:p>6.260E+00</text:p>
          </table:table-cell>
          <table:table-cell table:formula="of:=AVERAGE([.AP132:.AR132])" office:value-type="float" office:value="6.71233333333333" calcext:value-type="float">
            <text:p>6.712E+00</text:p>
          </table:table-cell>
          <table:table-cell office:value-type="float" office:value="4.58" calcext:value-type="float">
            <text:p>4.580E+00</text:p>
          </table:table-cell>
          <table:table-cell office:value-type="float" office:value="9.749" calcext:value-type="float">
            <text:p>9.749E+00</text:p>
          </table:table-cell>
          <table:table-cell office:value-type="float" office:value="10.225" calcext:value-type="float">
            <text:p>1.023E+01</text:p>
          </table:table-cell>
          <table:table-cell table:formula="of:=AVERAGE([.AT132:.AV132])" office:value-type="float" office:value="8.18466666666667" calcext:value-type="float">
            <text:p>8.185E+00</text:p>
          </table:table-cell>
          <table:table-cell office:value-type="float" office:value="0.775" calcext:value-type="float">
            <text:p>7.750E-01</text:p>
          </table:table-cell>
          <table:table-cell office:value-type="float" office:value="0.777" calcext:value-type="float">
            <text:p>7.770E-01</text:p>
          </table:table-cell>
          <table:table-cell office:value-type="float" office:value="0.871" calcext:value-type="float">
            <text:p>8.710E-01</text:p>
          </table:table-cell>
          <table:table-cell table:formula="of:=AVERAGE([.AX132:.AZ132])" office:value-type="float" office:value="0.807666666666667" calcext:value-type="float">
            <text:p>8.077E-01</text:p>
          </table:table-cell>
          <table:table-cell office:value-type="float" office:value="1.178" calcext:value-type="float">
            <text:p>1.178E+00</text:p>
          </table:table-cell>
          <table:table-cell office:value-type="float" office:value="2.09" calcext:value-type="float">
            <text:p>2.090E+00</text:p>
          </table:table-cell>
          <table:table-cell office:value-type="float" office:value="1.089" calcext:value-type="float">
            <text:p>1.089E+00</text:p>
          </table:table-cell>
          <table:table-cell table:formula="of:=AVERAGE([.BB132:.BD132])" office:value-type="float" office:value="1.45233333333333" calcext:value-type="float">
            <text:p>1.452E+00</text:p>
          </table:table-cell>
          <table:table-cell office:value-type="float" office:value="2.144" calcext:value-type="float">
            <text:p>2.144E+00</text:p>
          </table:table-cell>
          <table:table-cell office:value-type="float" office:value="2.472" calcext:value-type="float">
            <text:p>2.472E+00</text:p>
          </table:table-cell>
          <table:table-cell office:value-type="float" office:value="3.138" calcext:value-type="float">
            <text:p>3.138E+00</text:p>
          </table:table-cell>
          <table:table-cell table:formula="of:=AVERAGE([.BF132:.BH132])" office:value-type="float" office:value="2.58466666666667" calcext:value-type="float">
            <text:p>2.585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49850</text:p>
          </table:table-cell>
          <table:table-cell office:value-type="string" calcext:value-type="string">
            <text:p>JAL46</text:p>
          </table:table-cell>
          <table:table-cell office:value-type="float" office:value="1.184" calcext:value-type="float">
            <text:p>1.184E+00</text:p>
          </table:table-cell>
          <table:table-cell office:value-type="float" office:value="0.967" calcext:value-type="float">
            <text:p>9.670E-01</text:p>
          </table:table-cell>
          <table:table-cell office:value-type="float" office:value="1.155" calcext:value-type="float">
            <text:p>1.155E+00</text:p>
          </table:table-cell>
          <table:table-cell table:formula="of:=AVERAGE([.C133:.E133])" office:value-type="float" office:value="1.102" calcext:value-type="float">
            <text:p>1.102E+00</text:p>
          </table:table-cell>
          <table:table-cell office:value-type="float" office:value="1.05" calcext:value-type="float">
            <text:p>1.050E+00</text:p>
          </table:table-cell>
          <table:table-cell office:value-type="float" office:value="1.065" calcext:value-type="float">
            <text:p>1.065E+00</text:p>
          </table:table-cell>
          <table:table-cell office:value-type="float" office:value="0.803" calcext:value-type="float">
            <text:p>8.030E-01</text:p>
          </table:table-cell>
          <table:table-cell table:formula="of:=AVERAGE([.G133:.I133])" office:value-type="float" office:value="0.972666666666667" calcext:value-type="float">
            <text:p>9.727E-01</text:p>
          </table:table-cell>
          <table:table-cell office:value-type="float" office:value="3.263" calcext:value-type="float">
            <text:p>3.263E+00</text:p>
          </table:table-cell>
          <table:table-cell office:value-type="float" office:value="2.72" calcext:value-type="float">
            <text:p>2.720E+00</text:p>
          </table:table-cell>
          <table:table-cell office:value-type="float" office:value="2.446" calcext:value-type="float">
            <text:p>2.446E+00</text:p>
          </table:table-cell>
          <table:table-cell table:formula="of:=AVERAGE([.K133:.M133])" office:value-type="float" office:value="2.80966666666667" calcext:value-type="float">
            <text:p>2.810E+00</text:p>
          </table:table-cell>
          <table:table-cell office:value-type="float" office:value="0.456" calcext:value-type="float">
            <text:p>4.560E-01</text:p>
          </table:table-cell>
          <table:table-cell office:value-type="float" office:value="0.305" calcext:value-type="float">
            <text:p>3.050E-01</text:p>
          </table:table-cell>
          <table:table-cell office:value-type="float" office:value="0.774" calcext:value-type="float">
            <text:p>7.740E-01</text:p>
          </table:table-cell>
          <table:table-cell table:formula="of:=AVERAGE([.O133:.Q133])" office:value-type="float" office:value="0.511666666666667" calcext:value-type="float">
            <text:p>5.117E-01</text:p>
          </table:table-cell>
          <table:table-cell office:value-type="float" office:value="1.907" calcext:value-type="float">
            <text:p>1.907E+00</text:p>
          </table:table-cell>
          <table:table-cell office:value-type="float" office:value="2.609" calcext:value-type="float">
            <text:p>2.609E+00</text:p>
          </table:table-cell>
          <table:table-cell office:value-type="float" office:value="0.777" calcext:value-type="float">
            <text:p>7.770E-01</text:p>
          </table:table-cell>
          <table:table-cell table:formula="of:=AVERAGE([.S133:.U133])" office:value-type="float" office:value="1.76433333333333" calcext:value-type="float">
            <text:p>1.764E+00</text:p>
          </table:table-cell>
          <table:table-cell office:value-type="float" office:value="2.312" calcext:value-type="float">
            <text:p>2.312E+00</text:p>
          </table:table-cell>
          <table:table-cell office:value-type="float" office:value="0.406" calcext:value-type="float">
            <text:p>4.060E-01</text:p>
          </table:table-cell>
          <table:table-cell office:value-type="float" office:value="1.538" calcext:value-type="float">
            <text:p>1.538E+00</text:p>
          </table:table-cell>
          <table:table-cell table:formula="of:=AVERAGE([.W133:.Y133])" office:value-type="float" office:value="1.41866666666667" calcext:value-type="float">
            <text:p>1.419E+00</text:p>
          </table:table-cell>
          <table:table-cell office:value-type="float" office:value="0.603" calcext:value-type="float">
            <text:p>6.030E-01</text:p>
          </table:table-cell>
          <table:table-cell office:value-type="float" office:value="0.85" calcext:value-type="float">
            <text:p>8.500E-01</text:p>
          </table:table-cell>
          <table:table-cell office:value-type="float" office:value="1.692" calcext:value-type="float">
            <text:p>1.692E+00</text:p>
          </table:table-cell>
          <table:table-cell table:formula="of:=AVERAGE([.AA133:.AC133])" office:value-type="float" office:value="1.04833333333333" calcext:value-type="float">
            <text:p>1.048E+00</text:p>
          </table:table-cell>
          <table:table-cell office:value-type="float" office:value="1.311" calcext:value-type="float">
            <text:p>1.311E+00</text:p>
          </table:table-cell>
          <table:table-cell office:value-type="float" office:value="0.493" calcext:value-type="float">
            <text:p>4.930E-01</text:p>
          </table:table-cell>
          <table:table-cell table:formula="of:=AVERAGE([.AE133:.AF133])" office:value-type="float" office:value="0.902" calcext:value-type="float">
            <text:p>9.020E-01</text:p>
          </table:table-cell>
          <table:table-cell office:value-type="float" office:value="0.845" calcext:value-type="float">
            <text:p>8.450E-01</text:p>
          </table:table-cell>
          <table:table-cell office:value-type="float" office:value="0.409" calcext:value-type="float">
            <text:p>4.090E-01</text:p>
          </table:table-cell>
          <table:table-cell office:value-type="float" office:value="0.311" calcext:value-type="float">
            <text:p>3.110E-01</text:p>
          </table:table-cell>
          <table:table-cell table:formula="of:=AVERAGE([.AH133:.AJ133])" office:value-type="float" office:value="0.521666666666667" calcext:value-type="float">
            <text:p>5.217E-01</text:p>
          </table:table-cell>
          <table:table-cell office:value-type="float" office:value="1.21" calcext:value-type="float">
            <text:p>1.210E+00</text:p>
          </table:table-cell>
          <table:table-cell office:value-type="float" office:value="0.461" calcext:value-type="float">
            <text:p>4.610E-01</text:p>
          </table:table-cell>
          <table:table-cell office:value-type="float" office:value="1.36" calcext:value-type="float">
            <text:p>1.360E+00</text:p>
          </table:table-cell>
          <table:table-cell table:formula="of:=AVERAGE([.AL133:.AN133])" office:value-type="float" office:value="1.01033333333333" calcext:value-type="float">
            <text:p>1.010E+00</text:p>
          </table:table-cell>
          <table:table-cell office:value-type="float" office:value="1.138" calcext:value-type="float">
            <text:p>1.138E+00</text:p>
          </table:table-cell>
          <table:table-cell office:value-type="float" office:value="1.041" calcext:value-type="float">
            <text:p>1.041E+00</text:p>
          </table:table-cell>
          <table:table-cell office:value-type="float" office:value="1.146" calcext:value-type="float">
            <text:p>1.146E+00</text:p>
          </table:table-cell>
          <table:table-cell table:formula="of:=AVERAGE([.AP133:.AR133])" office:value-type="float" office:value="1.10833333333333" calcext:value-type="float">
            <text:p>1.108E+00</text:p>
          </table:table-cell>
          <table:table-cell office:value-type="float" office:value="1.256" calcext:value-type="float">
            <text:p>1.256E+00</text:p>
          </table:table-cell>
          <table:table-cell office:value-type="float" office:value="1.074" calcext:value-type="float">
            <text:p>1.074E+00</text:p>
          </table:table-cell>
          <table:table-cell office:value-type="float" office:value="0.706" calcext:value-type="float">
            <text:p>7.060E-01</text:p>
          </table:table-cell>
          <table:table-cell table:formula="of:=AVERAGE([.AT133:.AV133])" office:value-type="float" office:value="1.012" calcext:value-type="float">
            <text:p>1.012E+00</text:p>
          </table:table-cell>
          <table:table-cell office:value-type="float" office:value="0.597" calcext:value-type="float">
            <text:p>5.970E-01</text:p>
          </table:table-cell>
          <table:table-cell office:value-type="float" office:value="0.688" calcext:value-type="float">
            <text:p>6.880E-01</text:p>
          </table:table-cell>
          <table:table-cell office:value-type="float" office:value="0.535" calcext:value-type="float">
            <text:p>5.350E-01</text:p>
          </table:table-cell>
          <table:table-cell table:formula="of:=AVERAGE([.AX133:.AZ133])" office:value-type="float" office:value="0.606666666666667" calcext:value-type="float">
            <text:p>6.067E-01</text:p>
          </table:table-cell>
          <table:table-cell office:value-type="float" office:value="0.715" calcext:value-type="float">
            <text:p>7.150E-01</text:p>
          </table:table-cell>
          <table:table-cell office:value-type="float" office:value="1.039" calcext:value-type="float">
            <text:p>1.039E+00</text:p>
          </table:table-cell>
          <table:table-cell office:value-type="float" office:value="0.251" calcext:value-type="float">
            <text:p>2.510E-01</text:p>
          </table:table-cell>
          <table:table-cell table:formula="of:=AVERAGE([.BB133:.BD133])" office:value-type="float" office:value="0.668333333333333" calcext:value-type="float">
            <text:p>6.683E-01</text:p>
          </table:table-cell>
          <table:table-cell office:value-type="float" office:value="1.225" calcext:value-type="float">
            <text:p>1.225E+00</text:p>
          </table:table-cell>
          <table:table-cell office:value-type="float" office:value="3.206" calcext:value-type="float">
            <text:p>3.206E+00</text:p>
          </table:table-cell>
          <table:table-cell office:value-type="float" office:value="2.284" calcext:value-type="float">
            <text:p>2.284E+00</text:p>
          </table:table-cell>
          <table:table-cell table:formula="of:=AVERAGE([.BF133:.BH133])" office:value-type="float" office:value="2.23833333333333" calcext:value-type="float">
            <text:p>2.238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51190</text:p>
          </table:table-cell>
          <table:table-cell office:value-type="string" calcext:value-type="string">
            <text:p>ERF105</text:p>
          </table:table-cell>
          <table:table-cell office:value-type="float" office:value="6.552" calcext:value-type="float">
            <text:p>6.552E+00</text:p>
          </table:table-cell>
          <table:table-cell office:value-type="float" office:value="7.506" calcext:value-type="float">
            <text:p>7.506E+00</text:p>
          </table:table-cell>
          <table:table-cell office:value-type="float" office:value="8.257" calcext:value-type="float">
            <text:p>8.257E+00</text:p>
          </table:table-cell>
          <table:table-cell table:formula="of:=AVERAGE([.C134:.E134])" office:value-type="float" office:value="7.43833333333333" calcext:value-type="float">
            <text:p>7.438E+00</text:p>
          </table:table-cell>
          <table:table-cell office:value-type="float" office:value="5.626" calcext:value-type="float">
            <text:p>5.626E+00</text:p>
          </table:table-cell>
          <table:table-cell office:value-type="float" office:value="6.713" calcext:value-type="float">
            <text:p>6.713E+00</text:p>
          </table:table-cell>
          <table:table-cell office:value-type="float" office:value="5.587" calcext:value-type="float">
            <text:p>5.587E+00</text:p>
          </table:table-cell>
          <table:table-cell table:formula="of:=AVERAGE([.G134:.I134])" office:value-type="float" office:value="5.97533333333333" calcext:value-type="float">
            <text:p>5.975E+00</text:p>
          </table:table-cell>
          <table:table-cell office:value-type="float" office:value="4.6" calcext:value-type="float">
            <text:p>4.600E+00</text:p>
          </table:table-cell>
          <table:table-cell office:value-type="float" office:value="7.012" calcext:value-type="float">
            <text:p>7.012E+00</text:p>
          </table:table-cell>
          <table:table-cell office:value-type="float" office:value="6.989" calcext:value-type="float">
            <text:p>6.989E+00</text:p>
          </table:table-cell>
          <table:table-cell table:formula="of:=AVERAGE([.K134:.M134])" office:value-type="float" office:value="6.20033333333333" calcext:value-type="float">
            <text:p>6.200E+00</text:p>
          </table:table-cell>
          <table:table-cell office:value-type="float" office:value="13.582" calcext:value-type="float">
            <text:p>1.358E+01</text:p>
          </table:table-cell>
          <table:table-cell office:value-type="float" office:value="21.989" calcext:value-type="float">
            <text:p>2.199E+01</text:p>
          </table:table-cell>
          <table:table-cell office:value-type="float" office:value="24.658" calcext:value-type="float">
            <text:p>2.466E+01</text:p>
          </table:table-cell>
          <table:table-cell table:formula="of:=AVERAGE([.O134:.Q134])" office:value-type="float" office:value="20.0763333333333" calcext:value-type="float">
            <text:p>2.008E+01</text:p>
          </table:table-cell>
          <table:table-cell office:value-type="float" office:value="8.655" calcext:value-type="float">
            <text:p>8.655E+00</text:p>
          </table:table-cell>
          <table:table-cell office:value-type="float" office:value="5.588" calcext:value-type="float">
            <text:p>5.588E+00</text:p>
          </table:table-cell>
          <table:table-cell office:value-type="float" office:value="2.949" calcext:value-type="float">
            <text:p>2.949E+00</text:p>
          </table:table-cell>
          <table:table-cell table:formula="of:=AVERAGE([.S134:.U134])" office:value-type="float" office:value="5.73066666666667" calcext:value-type="float">
            <text:p>5.731E+00</text:p>
          </table:table-cell>
          <table:table-cell office:value-type="float" office:value="4.546" calcext:value-type="float">
            <text:p>4.546E+00</text:p>
          </table:table-cell>
          <table:table-cell office:value-type="float" office:value="1.359" calcext:value-type="float">
            <text:p>1.359E+00</text:p>
          </table:table-cell>
          <table:table-cell office:value-type="float" office:value="6.605" calcext:value-type="float">
            <text:p>6.605E+00</text:p>
          </table:table-cell>
          <table:table-cell table:formula="of:=AVERAGE([.W134:.Y134])" office:value-type="float" office:value="4.17" calcext:value-type="float">
            <text:p>4.170E+00</text:p>
          </table:table-cell>
          <table:table-cell office:value-type="float" office:value="5.787" calcext:value-type="float">
            <text:p>5.787E+00</text:p>
          </table:table-cell>
          <table:table-cell office:value-type="float" office:value="8.948" calcext:value-type="float">
            <text:p>8.948E+00</text:p>
          </table:table-cell>
          <table:table-cell office:value-type="float" office:value="7.05" calcext:value-type="float">
            <text:p>7.050E+00</text:p>
          </table:table-cell>
          <table:table-cell table:formula="of:=AVERAGE([.AA134:.AC134])" office:value-type="float" office:value="7.26166666666667" calcext:value-type="float">
            <text:p>7.262E+00</text:p>
          </table:table-cell>
          <table:table-cell office:value-type="float" office:value="14.07" calcext:value-type="float">
            <text:p>1.407E+01</text:p>
          </table:table-cell>
          <table:table-cell office:value-type="float" office:value="7.924" calcext:value-type="float">
            <text:p>7.924E+00</text:p>
          </table:table-cell>
          <table:table-cell table:formula="of:=AVERAGE([.AE134:.AF134])" office:value-type="float" office:value="10.997" calcext:value-type="float">
            <text:p>1.100E+01</text:p>
          </table:table-cell>
          <table:table-cell office:value-type="float" office:value="7.337" calcext:value-type="float">
            <text:p>7.337E+00</text:p>
          </table:table-cell>
          <table:table-cell office:value-type="float" office:value="7.039" calcext:value-type="float">
            <text:p>7.039E+00</text:p>
          </table:table-cell>
          <table:table-cell office:value-type="float" office:value="8.598" calcext:value-type="float">
            <text:p>8.598E+00</text:p>
          </table:table-cell>
          <table:table-cell table:formula="of:=AVERAGE([.AH134:.AJ134])" office:value-type="float" office:value="7.658" calcext:value-type="float">
            <text:p>7.658E+00</text:p>
          </table:table-cell>
          <table:table-cell office:value-type="float" office:value="4.707" calcext:value-type="float">
            <text:p>4.707E+00</text:p>
          </table:table-cell>
          <table:table-cell office:value-type="float" office:value="60.676" calcext:value-type="float">
            <text:p>6.068E+01</text:p>
          </table:table-cell>
          <table:table-cell office:value-type="float" office:value="73.454" calcext:value-type="float">
            <text:p>7.345E+01</text:p>
          </table:table-cell>
          <table:table-cell table:formula="of:=AVERAGE([.AL134:.AN134])" office:value-type="float" office:value="46.279" calcext:value-type="float">
            <text:p>4.628E+01</text:p>
          </table:table-cell>
          <table:table-cell office:value-type="float" office:value="2.551" calcext:value-type="float">
            <text:p>2.551E+00</text:p>
          </table:table-cell>
          <table:table-cell office:value-type="float" office:value="3.462" calcext:value-type="float">
            <text:p>3.462E+00</text:p>
          </table:table-cell>
          <table:table-cell office:value-type="float" office:value="8.433" calcext:value-type="float">
            <text:p>8.433E+00</text:p>
          </table:table-cell>
          <table:table-cell table:formula="of:=AVERAGE([.AP134:.AR134])" office:value-type="float" office:value="4.81533333333333" calcext:value-type="float">
            <text:p>4.815E+00</text:p>
          </table:table-cell>
          <table:table-cell office:value-type="float" office:value="3.601" calcext:value-type="float">
            <text:p>3.601E+00</text:p>
          </table:table-cell>
          <table:table-cell office:value-type="float" office:value="2.556" calcext:value-type="float">
            <text:p>2.556E+00</text:p>
          </table:table-cell>
          <table:table-cell office:value-type="float" office:value="2.034" calcext:value-type="float">
            <text:p>2.034E+00</text:p>
          </table:table-cell>
          <table:table-cell table:formula="of:=AVERAGE([.AT134:.AV134])" office:value-type="float" office:value="2.73033333333333" calcext:value-type="float">
            <text:p>2.730E+00</text:p>
          </table:table-cell>
          <table:table-cell office:value-type="float" office:value="4.021" calcext:value-type="float">
            <text:p>4.021E+00</text:p>
          </table:table-cell>
          <table:table-cell office:value-type="float" office:value="3.493" calcext:value-type="float">
            <text:p>3.493E+00</text:p>
          </table:table-cell>
          <table:table-cell office:value-type="float" office:value="3.467" calcext:value-type="float">
            <text:p>3.467E+00</text:p>
          </table:table-cell>
          <table:table-cell table:formula="of:=AVERAGE([.AX134:.AZ134])" office:value-type="float" office:value="3.66033333333333" calcext:value-type="float">
            <text:p>3.660E+00</text:p>
          </table:table-cell>
          <table:table-cell office:value-type="float" office:value="6.77" calcext:value-type="float">
            <text:p>6.770E+00</text:p>
          </table:table-cell>
          <table:table-cell office:value-type="float" office:value="11.542" calcext:value-type="float">
            <text:p>1.154E+01</text:p>
          </table:table-cell>
          <table:table-cell office:value-type="float" office:value="8.669" calcext:value-type="float">
            <text:p>8.669E+00</text:p>
          </table:table-cell>
          <table:table-cell table:formula="of:=AVERAGE([.BB134:.BD134])" office:value-type="float" office:value="8.99366666666667" calcext:value-type="float">
            <text:p>8.994E+00</text:p>
          </table:table-cell>
          <table:table-cell office:value-type="float" office:value="6.273" calcext:value-type="float">
            <text:p>6.273E+00</text:p>
          </table:table-cell>
          <table:table-cell office:value-type="float" office:value="11.112" calcext:value-type="float">
            <text:p>1.111E+01</text:p>
          </table:table-cell>
          <table:table-cell office:value-type="float" office:value="6.404" calcext:value-type="float">
            <text:p>6.404E+00</text:p>
          </table:table-cell>
          <table:table-cell table:formula="of:=AVERAGE([.BF134:.BH134])" office:value-type="float" office:value="7.92966666666667" calcext:value-type="float">
            <text:p>7.930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52310</text:p>
          </table:table-cell>
          <table:table-cell office:value-type="string" calcext:value-type="string">
            <text:p>LTI78</text:p>
          </table:table-cell>
          <table:table-cell office:value-type="float" office:value="5.241" calcext:value-type="float">
            <text:p>5.241E+00</text:p>
          </table:table-cell>
          <table:table-cell office:value-type="float" office:value="7.681" calcext:value-type="float">
            <text:p>7.681E+00</text:p>
          </table:table-cell>
          <table:table-cell office:value-type="float" office:value="6.904" calcext:value-type="float">
            <text:p>6.904E+00</text:p>
          </table:table-cell>
          <table:table-cell table:formula="of:=AVERAGE([.C135:.E135])" office:value-type="float" office:value="6.60866666666667" calcext:value-type="float">
            <text:p>6.609E+00</text:p>
          </table:table-cell>
          <table:table-cell office:value-type="float" office:value="5.338" calcext:value-type="float">
            <text:p>5.338E+00</text:p>
          </table:table-cell>
          <table:table-cell office:value-type="float" office:value="8.03" calcext:value-type="float">
            <text:p>8.030E+00</text:p>
          </table:table-cell>
          <table:table-cell office:value-type="float" office:value="0.982" calcext:value-type="float">
            <text:p>9.820E-01</text:p>
          </table:table-cell>
          <table:table-cell table:formula="of:=AVERAGE([.G135:.I135])" office:value-type="float" office:value="4.78333333333333" calcext:value-type="float">
            <text:p>4.783E+00</text:p>
          </table:table-cell>
          <table:table-cell office:value-type="float" office:value="11.482" calcext:value-type="float">
            <text:p>1.148E+01</text:p>
          </table:table-cell>
          <table:table-cell office:value-type="float" office:value="6.295" calcext:value-type="float">
            <text:p>6.295E+00</text:p>
          </table:table-cell>
          <table:table-cell office:value-type="float" office:value="8.945" calcext:value-type="float">
            <text:p>8.945E+00</text:p>
          </table:table-cell>
          <table:table-cell table:formula="of:=AVERAGE([.K135:.M135])" office:value-type="float" office:value="8.90733333333333" calcext:value-type="float">
            <text:p>8.907E+00</text:p>
          </table:table-cell>
          <table:table-cell office:value-type="float" office:value="8.367" calcext:value-type="float">
            <text:p>8.367E+00</text:p>
          </table:table-cell>
          <table:table-cell office:value-type="float" office:value="5.275" calcext:value-type="float">
            <text:p>5.275E+00</text:p>
          </table:table-cell>
          <table:table-cell office:value-type="float" office:value="7.174" calcext:value-type="float">
            <text:p>7.174E+00</text:p>
          </table:table-cell>
          <table:table-cell table:formula="of:=AVERAGE([.O135:.Q135])" office:value-type="float" office:value="6.93866666666667" calcext:value-type="float">
            <text:p>6.939E+00</text:p>
          </table:table-cell>
          <table:table-cell office:value-type="float" office:value="8.718" calcext:value-type="float">
            <text:p>8.718E+00</text:p>
          </table:table-cell>
          <table:table-cell office:value-type="float" office:value="14.005" calcext:value-type="float">
            <text:p>1.401E+01</text:p>
          </table:table-cell>
          <table:table-cell office:value-type="float" office:value="10.84" calcext:value-type="float">
            <text:p>1.084E+01</text:p>
          </table:table-cell>
          <table:table-cell table:formula="of:=AVERAGE([.S135:.U135])" office:value-type="float" office:value="11.1876666666667" calcext:value-type="float">
            <text:p>1.119E+01</text:p>
          </table:table-cell>
          <table:table-cell office:value-type="float" office:value="28.857" calcext:value-type="float">
            <text:p>2.886E+01</text:p>
          </table:table-cell>
          <table:table-cell office:value-type="float" office:value="11.838" calcext:value-type="float">
            <text:p>1.184E+01</text:p>
          </table:table-cell>
          <table:table-cell office:value-type="float" office:value="11.522" calcext:value-type="float">
            <text:p>1.152E+01</text:p>
          </table:table-cell>
          <table:table-cell table:formula="of:=AVERAGE([.W135:.Y135])" office:value-type="float" office:value="17.4056666666667" calcext:value-type="float">
            <text:p>1.741E+01</text:p>
          </table:table-cell>
          <table:table-cell office:value-type="float" office:value="7.865" calcext:value-type="float">
            <text:p>7.865E+00</text:p>
          </table:table-cell>
          <table:table-cell office:value-type="float" office:value="7.145" calcext:value-type="float">
            <text:p>7.145E+00</text:p>
          </table:table-cell>
          <table:table-cell office:value-type="float" office:value="7.925" calcext:value-type="float">
            <text:p>7.925E+00</text:p>
          </table:table-cell>
          <table:table-cell table:formula="of:=AVERAGE([.AA135:.AC135])" office:value-type="float" office:value="7.645" calcext:value-type="float">
            <text:p>7.645E+00</text:p>
          </table:table-cell>
          <table:table-cell office:value-type="float" office:value="7.223" calcext:value-type="float">
            <text:p>7.223E+00</text:p>
          </table:table-cell>
          <table:table-cell office:value-type="float" office:value="6.978" calcext:value-type="float">
            <text:p>6.978E+00</text:p>
          </table:table-cell>
          <table:table-cell table:formula="of:=AVERAGE([.AE135:.AF135])" office:value-type="float" office:value="7.1005" calcext:value-type="float">
            <text:p>7.101E+00</text:p>
          </table:table-cell>
          <table:table-cell office:value-type="float" office:value="9.203" calcext:value-type="float">
            <text:p>9.203E+00</text:p>
          </table:table-cell>
          <table:table-cell office:value-type="float" office:value="6.698" calcext:value-type="float">
            <text:p>6.698E+00</text:p>
          </table:table-cell>
          <table:table-cell office:value-type="float" office:value="8.281" calcext:value-type="float">
            <text:p>8.281E+00</text:p>
          </table:table-cell>
          <table:table-cell table:formula="of:=AVERAGE([.AH135:.AJ135])" office:value-type="float" office:value="8.06066666666667" calcext:value-type="float">
            <text:p>8.061E+00</text:p>
          </table:table-cell>
          <table:table-cell office:value-type="float" office:value="6.164" calcext:value-type="float">
            <text:p>6.164E+00</text:p>
          </table:table-cell>
          <table:table-cell office:value-type="float" office:value="7.506" calcext:value-type="float">
            <text:p>7.506E+00</text:p>
          </table:table-cell>
          <table:table-cell office:value-type="float" office:value="10.898" calcext:value-type="float">
            <text:p>1.090E+01</text:p>
          </table:table-cell>
          <table:table-cell table:formula="of:=AVERAGE([.AL135:.AN135])" office:value-type="float" office:value="8.18933333333333" calcext:value-type="float">
            <text:p>8.189E+00</text:p>
          </table:table-cell>
          <table:table-cell office:value-type="float" office:value="5.236" calcext:value-type="float">
            <text:p>5.236E+00</text:p>
          </table:table-cell>
          <table:table-cell office:value-type="float" office:value="5.825" calcext:value-type="float">
            <text:p>5.825E+00</text:p>
          </table:table-cell>
          <table:table-cell office:value-type="float" office:value="3.489" calcext:value-type="float">
            <text:p>3.489E+00</text:p>
          </table:table-cell>
          <table:table-cell table:formula="of:=AVERAGE([.AP135:.AR135])" office:value-type="float" office:value="4.85" calcext:value-type="float">
            <text:p>4.850E+00</text:p>
          </table:table-cell>
          <table:table-cell office:value-type="float" office:value="8.634" calcext:value-type="float">
            <text:p>8.634E+00</text:p>
          </table:table-cell>
          <table:table-cell office:value-type="float" office:value="7.323" calcext:value-type="float">
            <text:p>7.323E+00</text:p>
          </table:table-cell>
          <table:table-cell office:value-type="float" office:value="5.104" calcext:value-type="float">
            <text:p>5.104E+00</text:p>
          </table:table-cell>
          <table:table-cell table:formula="of:=AVERAGE([.AT135:.AV135])" office:value-type="float" office:value="7.02033333333333" calcext:value-type="float">
            <text:p>7.020E+00</text:p>
          </table:table-cell>
          <table:table-cell office:value-type="float" office:value="44.133" calcext:value-type="float">
            <text:p>4.413E+01</text:p>
          </table:table-cell>
          <table:table-cell office:value-type="float" office:value="47.482" calcext:value-type="float">
            <text:p>4.748E+01</text:p>
          </table:table-cell>
          <table:table-cell office:value-type="float" office:value="30.742" calcext:value-type="float">
            <text:p>3.074E+01</text:p>
          </table:table-cell>
          <table:table-cell table:formula="of:=AVERAGE([.AX135:.AZ135])" office:value-type="float" office:value="40.7856666666667" calcext:value-type="float">
            <text:p>4.079E+01</text:p>
          </table:table-cell>
          <table:table-cell office:value-type="float" office:value="83.232" calcext:value-type="float">
            <text:p>8.323E+01</text:p>
          </table:table-cell>
          <table:table-cell office:value-type="float" office:value="68.574" calcext:value-type="float">
            <text:p>6.857E+01</text:p>
          </table:table-cell>
          <table:table-cell office:value-type="float" office:value="92.896" calcext:value-type="float">
            <text:p>9.290E+01</text:p>
          </table:table-cell>
          <table:table-cell table:formula="of:=AVERAGE([.BB135:.BD135])" office:value-type="float" office:value="81.5673333333333" calcext:value-type="float">
            <text:p>8.157E+01</text:p>
          </table:table-cell>
          <table:table-cell office:value-type="float" office:value="178.157" calcext:value-type="float">
            <text:p>1.782E+02</text:p>
          </table:table-cell>
          <table:table-cell office:value-type="float" office:value="132.326" calcext:value-type="float">
            <text:p>1.323E+02</text:p>
          </table:table-cell>
          <table:table-cell office:value-type="float" office:value="208.617" calcext:value-type="float">
            <text:p>2.086E+02</text:p>
          </table:table-cell>
          <table:table-cell table:formula="of:=AVERAGE([.BF135:.BH135])" office:value-type="float" office:value="173.033333333333" calcext:value-type="float">
            <text:p>1.730E+02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52720</text:p>
          </table:table-cell>
          <table:table-cell office:value-type="float" office:value="0.982" calcext:value-type="float">
            <text:p>9.820E-01</text:p>
          </table:table-cell>
          <table:table-cell office:value-type="float" office:value="2.604" calcext:value-type="float">
            <text:p>2.604E+00</text:p>
          </table:table-cell>
          <table:table-cell office:value-type="float" office:value="2.956" calcext:value-type="float">
            <text:p>2.956E+00</text:p>
          </table:table-cell>
          <table:table-cell table:formula="of:=AVERAGE([.C136:.E136])" office:value-type="float" office:value="2.18066666666667" calcext:value-type="float">
            <text:p>2.181E+00</text:p>
          </table:table-cell>
          <table:table-cell office:value-type="float" office:value="1.305" calcext:value-type="float">
            <text:p>1.305E+00</text:p>
          </table:table-cell>
          <table:table-cell office:value-type="float" office:value="1.965" calcext:value-type="float">
            <text:p>1.965E+00</text:p>
          </table:table-cell>
          <table:table-cell office:value-type="float" office:value="11.752" calcext:value-type="float">
            <text:p>1.175E+01</text:p>
          </table:table-cell>
          <table:table-cell table:formula="of:=AVERAGE([.G136:.I136])" office:value-type="float" office:value="5.00733333333333" calcext:value-type="float">
            <text:p>5.007E+00</text:p>
          </table:table-cell>
          <table:table-cell office:value-type="float" office:value="8.647" calcext:value-type="float">
            <text:p>8.647E+00</text:p>
          </table:table-cell>
          <table:table-cell office:value-type="float" office:value="6.703" calcext:value-type="float">
            <text:p>6.703E+00</text:p>
          </table:table-cell>
          <table:table-cell office:value-type="float" office:value="17.289" calcext:value-type="float">
            <text:p>1.729E+01</text:p>
          </table:table-cell>
          <table:table-cell table:formula="of:=AVERAGE([.K136:.M136])" office:value-type="float" office:value="10.8796666666667" calcext:value-type="float">
            <text:p>1.088E+01</text:p>
          </table:table-cell>
          <table:table-cell office:value-type="float" office:value="1.42" calcext:value-type="float">
            <text:p>1.420E+00</text:p>
          </table:table-cell>
          <table:table-cell office:value-type="float" office:value="0.977" calcext:value-type="float">
            <text:p>9.770E-01</text:p>
          </table:table-cell>
          <table:table-cell office:value-type="float" office:value="1.225" calcext:value-type="float">
            <text:p>1.225E+00</text:p>
          </table:table-cell>
          <table:table-cell table:formula="of:=AVERAGE([.O136:.Q136])" office:value-type="float" office:value="1.20733333333333" calcext:value-type="float">
            <text:p>1.207E+00</text:p>
          </table:table-cell>
          <table:table-cell office:value-type="float" office:value="2.697" calcext:value-type="float">
            <text:p>2.697E+00</text:p>
          </table:table-cell>
          <table:table-cell office:value-type="float" office:value="2.74" calcext:value-type="float">
            <text:p>2.740E+00</text:p>
          </table:table-cell>
          <table:table-cell office:value-type="float" office:value="0.997" calcext:value-type="float">
            <text:p>9.970E-01</text:p>
          </table:table-cell>
          <table:table-cell table:formula="of:=AVERAGE([.S136:.U136])" office:value-type="float" office:value="2.14466666666667" calcext:value-type="float">
            <text:p>2.145E+00</text:p>
          </table:table-cell>
          <table:table-cell office:value-type="float" office:value="4.931" calcext:value-type="float">
            <text:p>4.931E+00</text:p>
          </table:table-cell>
          <table:table-cell office:value-type="float" office:value="1.603" calcext:value-type="float">
            <text:p>1.603E+00</text:p>
          </table:table-cell>
          <table:table-cell office:value-type="float" office:value="2.883" calcext:value-type="float">
            <text:p>2.883E+00</text:p>
          </table:table-cell>
          <table:table-cell table:formula="of:=AVERAGE([.W136:.Y136])" office:value-type="float" office:value="3.139" calcext:value-type="float">
            <text:p>3.139E+00</text:p>
          </table:table-cell>
          <table:table-cell office:value-type="float" office:value="5.959" calcext:value-type="float">
            <text:p>5.959E+00</text:p>
          </table:table-cell>
          <table:table-cell office:value-type="float" office:value="3.565" calcext:value-type="float">
            <text:p>3.565E+00</text:p>
          </table:table-cell>
          <table:table-cell office:value-type="float" office:value="3.955" calcext:value-type="float">
            <text:p>3.955E+00</text:p>
          </table:table-cell>
          <table:table-cell table:formula="of:=AVERAGE([.AA136:.AC136])" office:value-type="float" office:value="4.493" calcext:value-type="float">
            <text:p>4.493E+00</text:p>
          </table:table-cell>
          <table:table-cell office:value-type="float" office:value="3.668" calcext:value-type="float">
            <text:p>3.668E+00</text:p>
          </table:table-cell>
          <table:table-cell office:value-type="float" office:value="5.255" calcext:value-type="float">
            <text:p>5.255E+00</text:p>
          </table:table-cell>
          <table:table-cell table:formula="of:=AVERAGE([.AE136:.AF136])" office:value-type="float" office:value="4.4615" calcext:value-type="float">
            <text:p>4.462E+00</text:p>
          </table:table-cell>
          <table:table-cell office:value-type="float" office:value="6.523" calcext:value-type="float">
            <text:p>6.523E+00</text:p>
          </table:table-cell>
          <table:table-cell office:value-type="float" office:value="4.123" calcext:value-type="float">
            <text:p>4.123E+00</text:p>
          </table:table-cell>
          <table:table-cell office:value-type="float" office:value="8.063" calcext:value-type="float">
            <text:p>8.063E+00</text:p>
          </table:table-cell>
          <table:table-cell table:formula="of:=AVERAGE([.AH136:.AJ136])" office:value-type="float" office:value="6.23633333333333" calcext:value-type="float">
            <text:p>6.236E+00</text:p>
          </table:table-cell>
          <table:table-cell office:value-type="float" office:value="0.9" calcext:value-type="float">
            <text:p>9.000E-01</text:p>
          </table:table-cell>
          <table:table-cell office:value-type="float" office:value="1.324" calcext:value-type="float">
            <text:p>1.324E+00</text:p>
          </table:table-cell>
          <table:table-cell office:value-type="float" office:value="1.4" calcext:value-type="float">
            <text:p>1.400E+00</text:p>
          </table:table-cell>
          <table:table-cell table:formula="of:=AVERAGE([.AL136:.AN136])" office:value-type="float" office:value="1.208" calcext:value-type="float">
            <text:p>1.208E+00</text:p>
          </table:table-cell>
          <table:table-cell office:value-type="float" office:value="1.386" calcext:value-type="float">
            <text:p>1.386E+00</text:p>
          </table:table-cell>
          <table:table-cell office:value-type="float" office:value="1.712" calcext:value-type="float">
            <text:p>1.712E+00</text:p>
          </table:table-cell>
          <table:table-cell office:value-type="float" office:value="5.937" calcext:value-type="float">
            <text:p>5.937E+00</text:p>
          </table:table-cell>
          <table:table-cell table:formula="of:=AVERAGE([.AP136:.AR136])" office:value-type="float" office:value="3.01166666666667" calcext:value-type="float">
            <text:p>3.012E+00</text:p>
          </table:table-cell>
          <table:table-cell office:value-type="float" office:value="4.178" calcext:value-type="float">
            <text:p>4.178E+00</text:p>
          </table:table-cell>
          <table:table-cell office:value-type="float" office:value="1.965" calcext:value-type="float">
            <text:p>1.965E+00</text:p>
          </table:table-cell>
          <table:table-cell office:value-type="float" office:value="1.069" calcext:value-type="float">
            <text:p>1.069E+00</text:p>
          </table:table-cell>
          <table:table-cell table:formula="of:=AVERAGE([.AT136:.AV136])" office:value-type="float" office:value="2.404" calcext:value-type="float">
            <text:p>2.404E+00</text:p>
          </table:table-cell>
          <table:table-cell office:value-type="float" office:value="0.317" calcext:value-type="float">
            <text:p>3.170E-01</text:p>
          </table:table-cell>
          <table:table-cell office:value-type="float" office:value="0.758" calcext:value-type="float">
            <text:p>7.580E-01</text:p>
          </table:table-cell>
          <table:table-cell office:value-type="float" office:value="0.827" calcext:value-type="float">
            <text:p>8.270E-01</text:p>
          </table:table-cell>
          <table:table-cell table:formula="of:=AVERAGE([.AX136:.AZ136])" office:value-type="float" office:value="0.634" calcext:value-type="float">
            <text:p>6.340E-01</text:p>
          </table:table-cell>
          <table:table-cell office:value-type="float" office:value="0.883" calcext:value-type="float">
            <text:p>8.830E-01</text:p>
          </table:table-cell>
          <table:table-cell office:value-type="float" office:value="2.528" calcext:value-type="float">
            <text:p>2.528E+00</text:p>
          </table:table-cell>
          <table:table-cell office:value-type="float" office:value="0.369" calcext:value-type="float">
            <text:p>3.690E-01</text:p>
          </table:table-cell>
          <table:table-cell table:formula="of:=AVERAGE([.BB136:.BD136])" office:value-type="float" office:value="1.26" calcext:value-type="float">
            <text:p>1.260E+00</text:p>
          </table:table-cell>
          <table:table-cell office:value-type="float" office:value="1.39" calcext:value-type="float">
            <text:p>1.390E+00</text:p>
          </table:table-cell>
          <table:table-cell office:value-type="float" office:value="4.515" calcext:value-type="float">
            <text:p>4.515E+00</text:p>
          </table:table-cell>
          <table:table-cell office:value-type="float" office:value="1.07" calcext:value-type="float">
            <text:p>1.070E+00</text:p>
          </table:table-cell>
          <table:table-cell table:formula="of:=AVERAGE([.BF136:.BH136])" office:value-type="float" office:value="2.325" calcext:value-type="float">
            <text:p>2.325E+0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52900</text:p>
          </table:table-cell>
          <table:table-cell office:value-type="string" calcext:value-type="string">
            <text:p>MAKR6</text:p>
          </table:table-cell>
          <table:table-cell office:value-type="float" office:value="2.958" calcext:value-type="float">
            <text:p>2.958E+00</text:p>
          </table:table-cell>
          <table:table-cell office:value-type="float" office:value="6.069" calcext:value-type="float">
            <text:p>6.069E+00</text:p>
          </table:table-cell>
          <table:table-cell office:value-type="float" office:value="3.366" calcext:value-type="float">
            <text:p>3.366E+00</text:p>
          </table:table-cell>
          <table:table-cell table:formula="of:=AVERAGE([.C137:.E137])" office:value-type="float" office:value="4.131" calcext:value-type="float">
            <text:p>4.131E+00</text:p>
          </table:table-cell>
          <table:table-cell office:value-type="float" office:value="3.14" calcext:value-type="float">
            <text:p>3.140E+00</text:p>
          </table:table-cell>
          <table:table-cell office:value-type="float" office:value="2.455" calcext:value-type="float">
            <text:p>2.455E+00</text:p>
          </table:table-cell>
          <table:table-cell office:value-type="float" office:value="4.735" calcext:value-type="float">
            <text:p>4.735E+00</text:p>
          </table:table-cell>
          <table:table-cell table:formula="of:=AVERAGE([.G137:.I137])" office:value-type="float" office:value="3.44333333333333" calcext:value-type="float">
            <text:p>3.443E+00</text:p>
          </table:table-cell>
          <table:table-cell office:value-type="float" office:value="3.989" calcext:value-type="float">
            <text:p>3.989E+00</text:p>
          </table:table-cell>
          <table:table-cell office:value-type="float" office:value="3.135" calcext:value-type="float">
            <text:p>3.135E+00</text:p>
          </table:table-cell>
          <table:table-cell office:value-type="float" office:value="7.336" calcext:value-type="float">
            <text:p>7.336E+00</text:p>
          </table:table-cell>
          <table:table-cell table:formula="of:=AVERAGE([.K137:.M137])" office:value-type="float" office:value="4.82" calcext:value-type="float">
            <text:p>4.820E+00</text:p>
          </table:table-cell>
          <table:table-cell office:value-type="float" office:value="4.012" calcext:value-type="float">
            <text:p>4.012E+00</text:p>
          </table:table-cell>
          <table:table-cell office:value-type="float" office:value="5.957" calcext:value-type="float">
            <text:p>5.957E+00</text:p>
          </table:table-cell>
          <table:table-cell office:value-type="float" office:value="4.607" calcext:value-type="float">
            <text:p>4.607E+00</text:p>
          </table:table-cell>
          <table:table-cell table:formula="of:=AVERAGE([.O137:.Q137])" office:value-type="float" office:value="4.85866666666667" calcext:value-type="float">
            <text:p>4.859E+00</text:p>
          </table:table-cell>
          <table:table-cell office:value-type="float" office:value="2.939" calcext:value-type="float">
            <text:p>2.939E+00</text:p>
          </table:table-cell>
          <table:table-cell office:value-type="float" office:value="2.873" calcext:value-type="float">
            <text:p>2.873E+00</text:p>
          </table:table-cell>
          <table:table-cell office:value-type="float" office:value="2.104" calcext:value-type="float">
            <text:p>2.104E+00</text:p>
          </table:table-cell>
          <table:table-cell table:formula="of:=AVERAGE([.S137:.U137])" office:value-type="float" office:value="2.63866666666667" calcext:value-type="float">
            <text:p>2.639E+00</text:p>
          </table:table-cell>
          <table:table-cell office:value-type="float" office:value="0.612" calcext:value-type="float">
            <text:p>6.120E-01</text:p>
          </table:table-cell>
          <table:table-cell office:value-type="float" office:value="0.948" calcext:value-type="float">
            <text:p>9.480E-01</text:p>
          </table:table-cell>
          <table:table-cell office:value-type="float" office:value="0.731" calcext:value-type="float">
            <text:p>7.310E-01</text:p>
          </table:table-cell>
          <table:table-cell table:formula="of:=AVERAGE([.W137:.Y137])" office:value-type="float" office:value="0.763666666666667" calcext:value-type="float">
            <text:p>7.637E-01</text:p>
          </table:table-cell>
          <table:table-cell office:value-type="float" office:value="5.346" calcext:value-type="float">
            <text:p>5.346E+00</text:p>
          </table:table-cell>
          <table:table-cell office:value-type="float" office:value="5.599" calcext:value-type="float">
            <text:p>5.599E+00</text:p>
          </table:table-cell>
          <table:table-cell office:value-type="float" office:value="2.229" calcext:value-type="float">
            <text:p>2.229E+00</text:p>
          </table:table-cell>
          <table:table-cell table:formula="of:=AVERAGE([.AA137:.AC137])" office:value-type="float" office:value="4.39133333333333" calcext:value-type="float">
            <text:p>4.391E+00</text:p>
          </table:table-cell>
          <table:table-cell office:value-type="float" office:value="5.202" calcext:value-type="float">
            <text:p>5.202E+00</text:p>
          </table:table-cell>
          <table:table-cell office:value-type="float" office:value="3.149" calcext:value-type="float">
            <text:p>3.149E+00</text:p>
          </table:table-cell>
          <table:table-cell table:formula="of:=AVERAGE([.AE137:.AF137])" office:value-type="float" office:value="4.1755" calcext:value-type="float">
            <text:p>4.176E+00</text:p>
          </table:table-cell>
          <table:table-cell office:value-type="float" office:value="1.516" calcext:value-type="float">
            <text:p>1.516E+00</text:p>
          </table:table-cell>
          <table:table-cell office:value-type="float" office:value="5.963" calcext:value-type="float">
            <text:p>5.963E+00</text:p>
          </table:table-cell>
          <table:table-cell office:value-type="float" office:value="1.978" calcext:value-type="float">
            <text:p>1.978E+00</text:p>
          </table:table-cell>
          <table:table-cell table:formula="of:=AVERAGE([.AH137:.AJ137])" office:value-type="float" office:value="3.15233333333333" calcext:value-type="float">
            <text:p>3.152E+00</text:p>
          </table:table-cell>
          <table:table-cell office:value-type="float" office:value="3.041" calcext:value-type="float">
            <text:p>3.041E+00</text:p>
          </table:table-cell>
          <table:table-cell office:value-type="float" office:value="3.485" calcext:value-type="float">
            <text:p>3.485E+00</text:p>
          </table:table-cell>
          <table:table-cell office:value-type="float" office:value="2.868" calcext:value-type="float">
            <text:p>2.868E+00</text:p>
          </table:table-cell>
          <table:table-cell table:formula="of:=AVERAGE([.AL137:.AN137])" office:value-type="float" office:value="3.13133333333333" calcext:value-type="float">
            <text:p>3.131E+00</text:p>
          </table:table-cell>
          <table:table-cell office:value-type="float" office:value="4.177" calcext:value-type="float">
            <text:p>4.177E+00</text:p>
          </table:table-cell>
          <table:table-cell office:value-type="float" office:value="3.734" calcext:value-type="float">
            <text:p>3.734E+00</text:p>
          </table:table-cell>
          <table:table-cell office:value-type="float" office:value="8.915" calcext:value-type="float">
            <text:p>8.915E+00</text:p>
          </table:table-cell>
          <table:table-cell table:formula="of:=AVERAGE([.AP137:.AR137])" office:value-type="float" office:value="5.60866666666667" calcext:value-type="float">
            <text:p>5.609E+00</text:p>
          </table:table-cell>
          <table:table-cell office:value-type="float" office:value="5.488" calcext:value-type="float">
            <text:p>5.488E+00</text:p>
          </table:table-cell>
          <table:table-cell office:value-type="float" office:value="4.716" calcext:value-type="float">
            <text:p>4.716E+00</text:p>
          </table:table-cell>
          <table:table-cell office:value-type="float" office:value="4.192" calcext:value-type="float">
            <text:p>4.192E+00</text:p>
          </table:table-cell>
          <table:table-cell table:formula="of:=AVERAGE([.AT137:.AV137])" office:value-type="float" office:value="4.79866666666667" calcext:value-type="float">
            <text:p>4.799E+00</text:p>
          </table:table-cell>
          <table:table-cell office:value-type="float" office:value="2.009" calcext:value-type="float">
            <text:p>2.009E+00</text:p>
          </table:table-cell>
          <table:table-cell office:value-type="float" office:value="1.363" calcext:value-type="float">
            <text:p>1.363E+00</text:p>
          </table:table-cell>
          <table:table-cell office:value-type="float" office:value="2.652" calcext:value-type="float">
            <text:p>2.652E+00</text:p>
          </table:table-cell>
          <table:table-cell table:formula="of:=AVERAGE([.AX137:.AZ137])" office:value-type="float" office:value="2.008" calcext:value-type="float">
            <text:p>2.008E+00</text:p>
          </table:table-cell>
          <table:table-cell office:value-type="float" office:value="3.644" calcext:value-type="float">
            <text:p>3.644E+00</text:p>
          </table:table-cell>
          <table:table-cell office:value-type="float" office:value="3.525" calcext:value-type="float">
            <text:p>3.525E+00</text:p>
          </table:table-cell>
          <table:table-cell office:value-type="float" office:value="3.874" calcext:value-type="float">
            <text:p>3.874E+00</text:p>
          </table:table-cell>
          <table:table-cell table:formula="of:=AVERAGE([.BB137:.BD137])" office:value-type="float" office:value="3.681" calcext:value-type="float">
            <text:p>3.681E+00</text:p>
          </table:table-cell>
          <table:table-cell office:value-type="float" office:value="3.594" calcext:value-type="float">
            <text:p>3.594E+00</text:p>
          </table:table-cell>
          <table:table-cell office:value-type="float" office:value="7.454" calcext:value-type="float">
            <text:p>7.454E+00</text:p>
          </table:table-cell>
          <table:table-cell office:value-type="float" office:value="3.718" calcext:value-type="float">
            <text:p>3.718E+00</text:p>
          </table:table-cell>
          <table:table-cell table:formula="of:=AVERAGE([.BF137:.BH137])" office:value-type="float" office:value="4.922" calcext:value-type="float">
            <text:p>4.922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53730</text:p>
          </table:table-cell>
          <table:table-cell office:value-type="float" office:value="11.139" calcext:value-type="float">
            <text:p>1.114E+01</text:p>
          </table:table-cell>
          <table:table-cell office:value-type="float" office:value="3.255" calcext:value-type="float">
            <text:p>3.255E+00</text:p>
          </table:table-cell>
          <table:table-cell office:value-type="float" office:value="4.669" calcext:value-type="float">
            <text:p>4.669E+00</text:p>
          </table:table-cell>
          <table:table-cell table:formula="of:=AVERAGE([.C138:.E138])" office:value-type="float" office:value="6.35433333333333" calcext:value-type="float">
            <text:p>6.354E+00</text:p>
          </table:table-cell>
          <table:table-cell office:value-type="float" office:value="6.205" calcext:value-type="float">
            <text:p>6.205E+00</text:p>
          </table:table-cell>
          <table:table-cell office:value-type="float" office:value="4.825" calcext:value-type="float">
            <text:p>4.825E+00</text:p>
          </table:table-cell>
          <table:table-cell office:value-type="float" office:value="4.991" calcext:value-type="float">
            <text:p>4.991E+00</text:p>
          </table:table-cell>
          <table:table-cell table:formula="of:=AVERAGE([.G138:.I138])" office:value-type="float" office:value="5.34033333333333" calcext:value-type="float">
            <text:p>5.340E+00</text:p>
          </table:table-cell>
          <table:table-cell office:value-type="float" office:value="5.035" calcext:value-type="float">
            <text:p>5.035E+00</text:p>
          </table:table-cell>
          <table:table-cell office:value-type="float" office:value="5.62" calcext:value-type="float">
            <text:p>5.620E+00</text:p>
          </table:table-cell>
          <table:table-cell office:value-type="float" office:value="3.284" calcext:value-type="float">
            <text:p>3.284E+00</text:p>
          </table:table-cell>
          <table:table-cell table:formula="of:=AVERAGE([.K138:.M138])" office:value-type="float" office:value="4.64633333333333" calcext:value-type="float">
            <text:p>4.646E+00</text:p>
          </table:table-cell>
          <table:table-cell office:value-type="float" office:value="6.66" calcext:value-type="float">
            <text:p>6.660E+00</text:p>
          </table:table-cell>
          <table:table-cell office:value-type="float" office:value="10.466" calcext:value-type="float">
            <text:p>1.047E+01</text:p>
          </table:table-cell>
          <table:table-cell office:value-type="float" office:value="7.275" calcext:value-type="float">
            <text:p>7.275E+00</text:p>
          </table:table-cell>
          <table:table-cell table:formula="of:=AVERAGE([.O138:.Q138])" office:value-type="float" office:value="8.13366666666667" calcext:value-type="float">
            <text:p>8.134E+00</text:p>
          </table:table-cell>
          <table:table-cell office:value-type="float" office:value="5.295" calcext:value-type="float">
            <text:p>5.295E+00</text:p>
          </table:table-cell>
          <table:table-cell office:value-type="float" office:value="3.703" calcext:value-type="float">
            <text:p>3.703E+00</text:p>
          </table:table-cell>
          <table:table-cell office:value-type="float" office:value="4.991" calcext:value-type="float">
            <text:p>4.991E+00</text:p>
          </table:table-cell>
          <table:table-cell table:formula="of:=AVERAGE([.S138:.U138])" office:value-type="float" office:value="4.663" calcext:value-type="float">
            <text:p>4.663E+00</text:p>
          </table:table-cell>
          <table:table-cell office:value-type="float" office:value="3.873" calcext:value-type="float">
            <text:p>3.873E+00</text:p>
          </table:table-cell>
          <table:table-cell office:value-type="float" office:value="4.053" calcext:value-type="float">
            <text:p>4.053E+00</text:p>
          </table:table-cell>
          <table:table-cell office:value-type="float" office:value="2.675" calcext:value-type="float">
            <text:p>2.675E+00</text:p>
          </table:table-cell>
          <table:table-cell table:formula="of:=AVERAGE([.W138:.Y138])" office:value-type="float" office:value="3.53366666666667" calcext:value-type="float">
            <text:p>3.534E+00</text:p>
          </table:table-cell>
          <table:table-cell office:value-type="float" office:value="6.428" calcext:value-type="float">
            <text:p>6.428E+00</text:p>
          </table:table-cell>
          <table:table-cell office:value-type="float" office:value="9.429" calcext:value-type="float">
            <text:p>9.429E+00</text:p>
          </table:table-cell>
          <table:table-cell office:value-type="float" office:value="8.653" calcext:value-type="float">
            <text:p>8.653E+00</text:p>
          </table:table-cell>
          <table:table-cell table:formula="of:=AVERAGE([.AA138:.AC138])" office:value-type="float" office:value="8.17" calcext:value-type="float">
            <text:p>8.170E+00</text:p>
          </table:table-cell>
          <table:table-cell office:value-type="float" office:value="7.108" calcext:value-type="float">
            <text:p>7.108E+00</text:p>
          </table:table-cell>
          <table:table-cell office:value-type="float" office:value="5.935" calcext:value-type="float">
            <text:p>5.935E+00</text:p>
          </table:table-cell>
          <table:table-cell table:formula="of:=AVERAGE([.AE138:.AF138])" office:value-type="float" office:value="6.5215" calcext:value-type="float">
            <text:p>6.522E+00</text:p>
          </table:table-cell>
          <table:table-cell office:value-type="float" office:value="3.391" calcext:value-type="float">
            <text:p>3.391E+00</text:p>
          </table:table-cell>
          <table:table-cell office:value-type="float" office:value="5.873" calcext:value-type="float">
            <text:p>5.873E+00</text:p>
          </table:table-cell>
          <table:table-cell office:value-type="float" office:value="4.415" calcext:value-type="float">
            <text:p>4.415E+00</text:p>
          </table:table-cell>
          <table:table-cell table:formula="of:=AVERAGE([.AH138:.AJ138])" office:value-type="float" office:value="4.55966666666667" calcext:value-type="float">
            <text:p>4.560E+00</text:p>
          </table:table-cell>
          <table:table-cell office:value-type="float" office:value="7.587" calcext:value-type="float">
            <text:p>7.587E+00</text:p>
          </table:table-cell>
          <table:table-cell office:value-type="float" office:value="3.937" calcext:value-type="float">
            <text:p>3.937E+00</text:p>
          </table:table-cell>
          <table:table-cell office:value-type="float" office:value="5.616" calcext:value-type="float">
            <text:p>5.616E+00</text:p>
          </table:table-cell>
          <table:table-cell table:formula="of:=AVERAGE([.AL138:.AN138])" office:value-type="float" office:value="5.71333333333333" calcext:value-type="float">
            <text:p>5.713E+00</text:p>
          </table:table-cell>
          <table:table-cell office:value-type="float" office:value="4.834" calcext:value-type="float">
            <text:p>4.834E+00</text:p>
          </table:table-cell>
          <table:table-cell office:value-type="float" office:value="2.366" calcext:value-type="float">
            <text:p>2.366E+00</text:p>
          </table:table-cell>
          <table:table-cell office:value-type="float" office:value="3.079" calcext:value-type="float">
            <text:p>3.079E+00</text:p>
          </table:table-cell>
          <table:table-cell table:formula="of:=AVERAGE([.AP138:.AR138])" office:value-type="float" office:value="3.42633333333333" calcext:value-type="float">
            <text:p>3.426E+00</text:p>
          </table:table-cell>
          <table:table-cell office:value-type="float" office:value="3.108" calcext:value-type="float">
            <text:p>3.108E+00</text:p>
          </table:table-cell>
          <table:table-cell office:value-type="float" office:value="2.757" calcext:value-type="float">
            <text:p>2.757E+00</text:p>
          </table:table-cell>
          <table:table-cell office:value-type="float" office:value="2.696" calcext:value-type="float">
            <text:p>2.696E+00</text:p>
          </table:table-cell>
          <table:table-cell table:formula="of:=AVERAGE([.AT138:.AV138])" office:value-type="float" office:value="2.85366666666667" calcext:value-type="float">
            <text:p>2.854E+00</text:p>
          </table:table-cell>
          <table:table-cell office:value-type="float" office:value="32.083" calcext:value-type="float">
            <text:p>3.208E+01</text:p>
          </table:table-cell>
          <table:table-cell office:value-type="float" office:value="25.119" calcext:value-type="float">
            <text:p>2.512E+01</text:p>
          </table:table-cell>
          <table:table-cell office:value-type="float" office:value="16.628" calcext:value-type="float">
            <text:p>1.663E+01</text:p>
          </table:table-cell>
          <table:table-cell table:formula="of:=AVERAGE([.AX138:.AZ138])" office:value-type="float" office:value="24.61" calcext:value-type="float">
            <text:p>2.461E+01</text:p>
          </table:table-cell>
          <table:table-cell office:value-type="float" office:value="15.333" calcext:value-type="float">
            <text:p>1.533E+01</text:p>
          </table:table-cell>
          <table:table-cell office:value-type="float" office:value="8.906" calcext:value-type="float">
            <text:p>8.906E+00</text:p>
          </table:table-cell>
          <table:table-cell office:value-type="float" office:value="19.343" calcext:value-type="float">
            <text:p>1.934E+01</text:p>
          </table:table-cell>
          <table:table-cell table:formula="of:=AVERAGE([.BB138:.BD138])" office:value-type="float" office:value="14.5273333333333" calcext:value-type="float">
            <text:p>1.453E+01</text:p>
          </table:table-cell>
          <table:table-cell office:value-type="float" office:value="12.237" calcext:value-type="float">
            <text:p>1.224E+01</text:p>
          </table:table-cell>
          <table:table-cell office:value-type="float" office:value="6.468" calcext:value-type="float">
            <text:p>6.468E+00</text:p>
          </table:table-cell>
          <table:table-cell office:value-type="float" office:value="10.301" calcext:value-type="float">
            <text:p>1.030E+01</text:p>
          </table:table-cell>
          <table:table-cell table:formula="of:=AVERAGE([.BF138:.BH138])" office:value-type="float" office:value="9.66866666666667" calcext:value-type="float">
            <text:p>9.669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54710</text:p>
          </table:table-cell>
          <table:table-cell office:value-type="float" office:value="3.689" calcext:value-type="float">
            <text:p>3.689E+00</text:p>
          </table:table-cell>
          <table:table-cell office:value-type="float" office:value="3.259" calcext:value-type="float">
            <text:p>3.259E+00</text:p>
          </table:table-cell>
          <table:table-cell office:value-type="float" office:value="4.511" calcext:value-type="float">
            <text:p>4.511E+00</text:p>
          </table:table-cell>
          <table:table-cell table:formula="of:=AVERAGE([.C139:.E139])" office:value-type="float" office:value="3.81966666666667" calcext:value-type="float">
            <text:p>3.820E+00</text:p>
          </table:table-cell>
          <table:table-cell office:value-type="float" office:value="4.646" calcext:value-type="float">
            <text:p>4.646E+00</text:p>
          </table:table-cell>
          <table:table-cell office:value-type="float" office:value="3.927" calcext:value-type="float">
            <text:p>3.927E+00</text:p>
          </table:table-cell>
          <table:table-cell office:value-type="float" office:value="20.084" calcext:value-type="float">
            <text:p>2.008E+01</text:p>
          </table:table-cell>
          <table:table-cell table:formula="of:=AVERAGE([.G139:.I139])" office:value-type="float" office:value="9.55233333333333" calcext:value-type="float">
            <text:p>9.552E+00</text:p>
          </table:table-cell>
          <table:table-cell office:value-type="float" office:value="5.734" calcext:value-type="float">
            <text:p>5.734E+00</text:p>
          </table:table-cell>
          <table:table-cell office:value-type="float" office:value="5.099" calcext:value-type="float">
            <text:p>5.099E+00</text:p>
          </table:table-cell>
          <table:table-cell office:value-type="float" office:value="5.376" calcext:value-type="float">
            <text:p>5.376E+00</text:p>
          </table:table-cell>
          <table:table-cell table:formula="of:=AVERAGE([.K139:.M139])" office:value-type="float" office:value="5.403" calcext:value-type="float">
            <text:p>5.403E+00</text:p>
          </table:table-cell>
          <table:table-cell office:value-type="float" office:value="4.179" calcext:value-type="float">
            <text:p>4.179E+00</text:p>
          </table:table-cell>
          <table:table-cell office:value-type="float" office:value="5.003" calcext:value-type="float">
            <text:p>5.003E+00</text:p>
          </table:table-cell>
          <table:table-cell office:value-type="float" office:value="4.762" calcext:value-type="float">
            <text:p>4.762E+00</text:p>
          </table:table-cell>
          <table:table-cell table:formula="of:=AVERAGE([.O139:.Q139])" office:value-type="float" office:value="4.648" calcext:value-type="float">
            <text:p>4.648E+00</text:p>
          </table:table-cell>
          <table:table-cell office:value-type="float" office:value="7.469" calcext:value-type="float">
            <text:p>7.469E+00</text:p>
          </table:table-cell>
          <table:table-cell office:value-type="float" office:value="6.706" calcext:value-type="float">
            <text:p>6.706E+00</text:p>
          </table:table-cell>
          <table:table-cell office:value-type="float" office:value="4.737" calcext:value-type="float">
            <text:p>4.737E+00</text:p>
          </table:table-cell>
          <table:table-cell table:formula="of:=AVERAGE([.S139:.U139])" office:value-type="float" office:value="6.304" calcext:value-type="float">
            <text:p>6.304E+00</text:p>
          </table:table-cell>
          <table:table-cell office:value-type="float" office:value="5.049" calcext:value-type="float">
            <text:p>5.049E+00</text:p>
          </table:table-cell>
          <table:table-cell office:value-type="float" office:value="2.78" calcext:value-type="float">
            <text:p>2.780E+00</text:p>
          </table:table-cell>
          <table:table-cell office:value-type="float" office:value="10.05" calcext:value-type="float">
            <text:p>1.005E+01</text:p>
          </table:table-cell>
          <table:table-cell table:formula="of:=AVERAGE([.W139:.Y139])" office:value-type="float" office:value="5.95966666666667" calcext:value-type="float">
            <text:p>5.960E+00</text:p>
          </table:table-cell>
          <table:table-cell office:value-type="float" office:value="7.026" calcext:value-type="float">
            <text:p>7.026E+00</text:p>
          </table:table-cell>
          <table:table-cell office:value-type="float" office:value="4.831" calcext:value-type="float">
            <text:p>4.831E+00</text:p>
          </table:table-cell>
          <table:table-cell office:value-type="float" office:value="7.173" calcext:value-type="float">
            <text:p>7.173E+00</text:p>
          </table:table-cell>
          <table:table-cell table:formula="of:=AVERAGE([.AA139:.AC139])" office:value-type="float" office:value="6.34333333333333" calcext:value-type="float">
            <text:p>6.343E+00</text:p>
          </table:table-cell>
          <table:table-cell office:value-type="float" office:value="6.945" calcext:value-type="float">
            <text:p>6.945E+00</text:p>
          </table:table-cell>
          <table:table-cell office:value-type="float" office:value="5.881" calcext:value-type="float">
            <text:p>5.881E+00</text:p>
          </table:table-cell>
          <table:table-cell table:formula="of:=AVERAGE([.AE139:.AF139])" office:value-type="float" office:value="6.413" calcext:value-type="float">
            <text:p>6.413E+00</text:p>
          </table:table-cell>
          <table:table-cell office:value-type="float" office:value="9.295" calcext:value-type="float">
            <text:p>9.295E+00</text:p>
          </table:table-cell>
          <table:table-cell office:value-type="float" office:value="5.974" calcext:value-type="float">
            <text:p>5.974E+00</text:p>
          </table:table-cell>
          <table:table-cell office:value-type="float" office:value="8.353" calcext:value-type="float">
            <text:p>8.353E+00</text:p>
          </table:table-cell>
          <table:table-cell table:formula="of:=AVERAGE([.AH139:.AJ139])" office:value-type="float" office:value="7.874" calcext:value-type="float">
            <text:p>7.874E+00</text:p>
          </table:table-cell>
          <table:table-cell office:value-type="float" office:value="4.758" calcext:value-type="float">
            <text:p>4.758E+00</text:p>
          </table:table-cell>
          <table:table-cell office:value-type="float" office:value="3.994" calcext:value-type="float">
            <text:p>3.994E+00</text:p>
          </table:table-cell>
          <table:table-cell office:value-type="float" office:value="6.535" calcext:value-type="float">
            <text:p>6.535E+00</text:p>
          </table:table-cell>
          <table:table-cell table:formula="of:=AVERAGE([.AL139:.AN139])" office:value-type="float" office:value="5.09566666666667" calcext:value-type="float">
            <text:p>5.096E+00</text:p>
          </table:table-cell>
          <table:table-cell office:value-type="float" office:value="7.298" calcext:value-type="float">
            <text:p>7.298E+00</text:p>
          </table:table-cell>
          <table:table-cell office:value-type="float" office:value="7.587" calcext:value-type="float">
            <text:p>7.587E+00</text:p>
          </table:table-cell>
          <table:table-cell office:value-type="float" office:value="8.31" calcext:value-type="float">
            <text:p>8.310E+00</text:p>
          </table:table-cell>
          <table:table-cell table:formula="of:=AVERAGE([.AP139:.AR139])" office:value-type="float" office:value="7.73166666666667" calcext:value-type="float">
            <text:p>7.732E+00</text:p>
          </table:table-cell>
          <table:table-cell office:value-type="float" office:value="7.949" calcext:value-type="float">
            <text:p>7.949E+00</text:p>
          </table:table-cell>
          <table:table-cell office:value-type="float" office:value="9.856" calcext:value-type="float">
            <text:p>9.856E+00</text:p>
          </table:table-cell>
          <table:table-cell office:value-type="float" office:value="6.908" calcext:value-type="float">
            <text:p>6.908E+00</text:p>
          </table:table-cell>
          <table:table-cell table:formula="of:=AVERAGE([.AT139:.AV139])" office:value-type="float" office:value="8.23766666666667" calcext:value-type="float">
            <text:p>8.238E+00</text:p>
          </table:table-cell>
          <table:table-cell office:value-type="float" office:value="2.369" calcext:value-type="float">
            <text:p>2.369E+00</text:p>
          </table:table-cell>
          <table:table-cell office:value-type="float" office:value="2.514" calcext:value-type="float">
            <text:p>2.514E+00</text:p>
          </table:table-cell>
          <table:table-cell office:value-type="float" office:value="3.017" calcext:value-type="float">
            <text:p>3.017E+00</text:p>
          </table:table-cell>
          <table:table-cell table:formula="of:=AVERAGE([.AX139:.AZ139])" office:value-type="float" office:value="2.63333333333333" calcext:value-type="float">
            <text:p>2.633E+00</text:p>
          </table:table-cell>
          <table:table-cell office:value-type="float" office:value="5.007" calcext:value-type="float">
            <text:p>5.007E+00</text:p>
          </table:table-cell>
          <table:table-cell office:value-type="float" office:value="15.619" calcext:value-type="float">
            <text:p>1.562E+01</text:p>
          </table:table-cell>
          <table:table-cell office:value-type="float" office:value="5.638" calcext:value-type="float">
            <text:p>5.638E+00</text:p>
          </table:table-cell>
          <table:table-cell table:formula="of:=AVERAGE([.BB139:.BD139])" office:value-type="float" office:value="8.75466666666667" calcext:value-type="float">
            <text:p>8.755E+00</text:p>
          </table:table-cell>
          <table:table-cell office:value-type="float" office:value="11.462" calcext:value-type="float">
            <text:p>1.146E+01</text:p>
          </table:table-cell>
          <table:table-cell office:value-type="float" office:value="17.505" calcext:value-type="float">
            <text:p>1.751E+01</text:p>
          </table:table-cell>
          <table:table-cell office:value-type="float" office:value="11.399" calcext:value-type="float">
            <text:p>1.140E+01</text:p>
          </table:table-cell>
          <table:table-cell table:formula="of:=AVERAGE([.BF139:.BH139])" office:value-type="float" office:value="13.4553333333333" calcext:value-type="float">
            <text:p>1.346E+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54720</text:p>
          </table:table-cell>
          <table:table-cell office:value-type="float" office:value="3.563" calcext:value-type="float">
            <text:p>3.563E+00</text:p>
          </table:table-cell>
          <table:table-cell office:value-type="float" office:value="2.95" calcext:value-type="float">
            <text:p>2.950E+00</text:p>
          </table:table-cell>
          <table:table-cell office:value-type="float" office:value="3.567" calcext:value-type="float">
            <text:p>3.567E+00</text:p>
          </table:table-cell>
          <table:table-cell table:formula="of:=AVERAGE([.C140:.E140])" office:value-type="float" office:value="3.36" calcext:value-type="float">
            <text:p>3.360E+00</text:p>
          </table:table-cell>
          <table:table-cell office:value-type="float" office:value="5.928" calcext:value-type="float">
            <text:p>5.928E+00</text:p>
          </table:table-cell>
          <table:table-cell office:value-type="float" office:value="3.406" calcext:value-type="float">
            <text:p>3.406E+00</text:p>
          </table:table-cell>
          <table:table-cell office:value-type="float" office:value="15.777" calcext:value-type="float">
            <text:p>1.578E+01</text:p>
          </table:table-cell>
          <table:table-cell table:formula="of:=AVERAGE([.G140:.I140])" office:value-type="float" office:value="8.37033333333333" calcext:value-type="float">
            <text:p>8.370E+00</text:p>
          </table:table-cell>
          <table:table-cell office:value-type="float" office:value="3.837" calcext:value-type="float">
            <text:p>3.837E+00</text:p>
          </table:table-cell>
          <table:table-cell office:value-type="float" office:value="3.502" calcext:value-type="float">
            <text:p>3.502E+00</text:p>
          </table:table-cell>
          <table:table-cell office:value-type="float" office:value="4.91" calcext:value-type="float">
            <text:p>4.910E+00</text:p>
          </table:table-cell>
          <table:table-cell table:formula="of:=AVERAGE([.K140:.M140])" office:value-type="float" office:value="4.083" calcext:value-type="float">
            <text:p>4.083E+00</text:p>
          </table:table-cell>
          <table:table-cell office:value-type="float" office:value="3.286" calcext:value-type="float">
            <text:p>3.286E+00</text:p>
          </table:table-cell>
          <table:table-cell office:value-type="float" office:value="5.012" calcext:value-type="float">
            <text:p>5.012E+00</text:p>
          </table:table-cell>
          <table:table-cell office:value-type="float" office:value="4.165" calcext:value-type="float">
            <text:p>4.165E+00</text:p>
          </table:table-cell>
          <table:table-cell table:formula="of:=AVERAGE([.O140:.Q140])" office:value-type="float" office:value="4.15433333333333" calcext:value-type="float">
            <text:p>4.154E+00</text:p>
          </table:table-cell>
          <table:table-cell office:value-type="float" office:value="4.459" calcext:value-type="float">
            <text:p>4.459E+00</text:p>
          </table:table-cell>
          <table:table-cell office:value-type="float" office:value="4.364" calcext:value-type="float">
            <text:p>4.364E+00</text:p>
          </table:table-cell>
          <table:table-cell office:value-type="float" office:value="2.529" calcext:value-type="float">
            <text:p>2.529E+00</text:p>
          </table:table-cell>
          <table:table-cell table:formula="of:=AVERAGE([.S140:.U140])" office:value-type="float" office:value="3.784" calcext:value-type="float">
            <text:p>3.784E+00</text:p>
          </table:table-cell>
          <table:table-cell office:value-type="float" office:value="5.362" calcext:value-type="float">
            <text:p>5.362E+00</text:p>
          </table:table-cell>
          <table:table-cell office:value-type="float" office:value="0.643" calcext:value-type="float">
            <text:p>6.430E-01</text:p>
          </table:table-cell>
          <table:table-cell office:value-type="float" office:value="11.936" calcext:value-type="float">
            <text:p>1.194E+01</text:p>
          </table:table-cell>
          <table:table-cell table:formula="of:=AVERAGE([.W140:.Y140])" office:value-type="float" office:value="5.98033333333333" calcext:value-type="float">
            <text:p>5.980E+00</text:p>
          </table:table-cell>
          <table:table-cell office:value-type="float" office:value="6.198" calcext:value-type="float">
            <text:p>6.198E+00</text:p>
          </table:table-cell>
          <table:table-cell office:value-type="float" office:value="4.283" calcext:value-type="float">
            <text:p>4.283E+00</text:p>
          </table:table-cell>
          <table:table-cell office:value-type="float" office:value="7.63" calcext:value-type="float">
            <text:p>7.630E+00</text:p>
          </table:table-cell>
          <table:table-cell table:formula="of:=AVERAGE([.AA140:.AC140])" office:value-type="float" office:value="6.037" calcext:value-type="float">
            <text:p>6.037E+00</text:p>
          </table:table-cell>
          <table:table-cell office:value-type="float" office:value="4.058" calcext:value-type="float">
            <text:p>4.058E+00</text:p>
          </table:table-cell>
          <table:table-cell office:value-type="float" office:value="6.652" calcext:value-type="float">
            <text:p>6.652E+00</text:p>
          </table:table-cell>
          <table:table-cell table:formula="of:=AVERAGE([.AE140:.AF140])" office:value-type="float" office:value="5.355" calcext:value-type="float">
            <text:p>5.355E+00</text:p>
          </table:table-cell>
          <table:table-cell office:value-type="float" office:value="7.574" calcext:value-type="float">
            <text:p>7.574E+00</text:p>
          </table:table-cell>
          <table:table-cell office:value-type="float" office:value="2.279" calcext:value-type="float">
            <text:p>2.279E+00</text:p>
          </table:table-cell>
          <table:table-cell office:value-type="float" office:value="7.307" calcext:value-type="float">
            <text:p>7.307E+00</text:p>
          </table:table-cell>
          <table:table-cell table:formula="of:=AVERAGE([.AH140:.AJ140])" office:value-type="float" office:value="5.72" calcext:value-type="float">
            <text:p>5.720E+00</text:p>
          </table:table-cell>
          <table:table-cell office:value-type="float" office:value="4.764" calcext:value-type="float">
            <text:p>4.764E+00</text:p>
          </table:table-cell>
          <table:table-cell office:value-type="float" office:value="5.287" calcext:value-type="float">
            <text:p>5.287E+00</text:p>
          </table:table-cell>
          <table:table-cell office:value-type="float" office:value="9.637" calcext:value-type="float">
            <text:p>9.637E+00</text:p>
          </table:table-cell>
          <table:table-cell table:formula="of:=AVERAGE([.AL140:.AN140])" office:value-type="float" office:value="6.56266666666667" calcext:value-type="float">
            <text:p>6.563E+00</text:p>
          </table:table-cell>
          <table:table-cell office:value-type="float" office:value="6.251" calcext:value-type="float">
            <text:p>6.251E+00</text:p>
          </table:table-cell>
          <table:table-cell office:value-type="float" office:value="9.468" calcext:value-type="float">
            <text:p>9.468E+00</text:p>
          </table:table-cell>
          <table:table-cell office:value-type="float" office:value="2.147" calcext:value-type="float">
            <text:p>2.147E+00</text:p>
          </table:table-cell>
          <table:table-cell table:formula="of:=AVERAGE([.AP140:.AR140])" office:value-type="float" office:value="5.95533333333333" calcext:value-type="float">
            <text:p>5.955E+00</text:p>
          </table:table-cell>
          <table:table-cell office:value-type="float" office:value="5.701" calcext:value-type="float">
            <text:p>5.701E+00</text:p>
          </table:table-cell>
          <table:table-cell office:value-type="float" office:value="5.8" calcext:value-type="float">
            <text:p>5.800E+00</text:p>
          </table:table-cell>
          <table:table-cell office:value-type="float" office:value="5.53" calcext:value-type="float">
            <text:p>5.530E+00</text:p>
          </table:table-cell>
          <table:table-cell table:formula="of:=AVERAGE([.AT140:.AV140])" office:value-type="float" office:value="5.677" calcext:value-type="float">
            <text:p>5.677E+00</text:p>
          </table:table-cell>
          <table:table-cell office:value-type="float" office:value="2.446" calcext:value-type="float">
            <text:p>2.446E+00</text:p>
          </table:table-cell>
          <table:table-cell office:value-type="float" office:value="3.468" calcext:value-type="float">
            <text:p>3.468E+00</text:p>
          </table:table-cell>
          <table:table-cell office:value-type="float" office:value="3.418" calcext:value-type="float">
            <text:p>3.418E+00</text:p>
          </table:table-cell>
          <table:table-cell table:formula="of:=AVERAGE([.AX140:.AZ140])" office:value-type="float" office:value="3.11066666666667" calcext:value-type="float">
            <text:p>3.111E+00</text:p>
          </table:table-cell>
          <table:table-cell office:value-type="float" office:value="8.13" calcext:value-type="float">
            <text:p>8.130E+00</text:p>
          </table:table-cell>
          <table:table-cell office:value-type="float" office:value="8.318" calcext:value-type="float">
            <text:p>8.318E+00</text:p>
          </table:table-cell>
          <table:table-cell office:value-type="float" office:value="6.725" calcext:value-type="float">
            <text:p>6.725E+00</text:p>
          </table:table-cell>
          <table:table-cell table:formula="of:=AVERAGE([.BB140:.BD140])" office:value-type="float" office:value="7.72433333333333" calcext:value-type="float">
            <text:p>7.724E+00</text:p>
          </table:table-cell>
          <table:table-cell office:value-type="float" office:value="14.1" calcext:value-type="float">
            <text:p>1.410E+01</text:p>
          </table:table-cell>
          <table:table-cell office:value-type="float" office:value="19.757" calcext:value-type="float">
            <text:p>1.976E+01</text:p>
          </table:table-cell>
          <table:table-cell office:value-type="float" office:value="13.812" calcext:value-type="float">
            <text:p>1.381E+01</text:p>
          </table:table-cell>
          <table:table-cell table:formula="of:=AVERAGE([.BF140:.BH140])" office:value-type="float" office:value="15.8896666666667" calcext:value-type="float">
            <text:p>1.589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57560</text:p>
          </table:table-cell>
          <table:table-cell office:value-type="string" calcext:value-type="string">
            <text:p>XTH22</text:p>
          </table:table-cell>
          <table:table-cell office:value-type="float" office:value="9.513" calcext:value-type="float">
            <text:p>9.513E+00</text:p>
          </table:table-cell>
          <table:table-cell office:value-type="float" office:value="11.498" calcext:value-type="float">
            <text:p>1.150E+01</text:p>
          </table:table-cell>
          <table:table-cell office:value-type="float" office:value="10.2" calcext:value-type="float">
            <text:p>1.020E+01</text:p>
          </table:table-cell>
          <table:table-cell table:formula="of:=AVERAGE([.C141:.E141])" office:value-type="float" office:value="10.4036666666667" calcext:value-type="float">
            <text:p>1.040E+01</text:p>
          </table:table-cell>
          <table:table-cell office:value-type="float" office:value="7.401" calcext:value-type="float">
            <text:p>7.401E+00</text:p>
          </table:table-cell>
          <table:table-cell office:value-type="float" office:value="10.608" calcext:value-type="float">
            <text:p>1.061E+01</text:p>
          </table:table-cell>
          <table:table-cell office:value-type="float" office:value="6.722" calcext:value-type="float">
            <text:p>6.722E+00</text:p>
          </table:table-cell>
          <table:table-cell table:formula="of:=AVERAGE([.G141:.I141])" office:value-type="float" office:value="8.24366666666667" calcext:value-type="float">
            <text:p>8.244E+00</text:p>
          </table:table-cell>
          <table:table-cell office:value-type="float" office:value="8.771" calcext:value-type="float">
            <text:p>8.771E+00</text:p>
          </table:table-cell>
          <table:table-cell office:value-type="float" office:value="9.637" calcext:value-type="float">
            <text:p>9.637E+00</text:p>
          </table:table-cell>
          <table:table-cell office:value-type="float" office:value="10.452" calcext:value-type="float">
            <text:p>1.045E+01</text:p>
          </table:table-cell>
          <table:table-cell table:formula="of:=AVERAGE([.K141:.M141])" office:value-type="float" office:value="9.62" calcext:value-type="float">
            <text:p>9.620E+00</text:p>
          </table:table-cell>
          <table:table-cell office:value-type="float" office:value="28.305" calcext:value-type="float">
            <text:p>2.831E+01</text:p>
          </table:table-cell>
          <table:table-cell office:value-type="float" office:value="31.943" calcext:value-type="float">
            <text:p>3.194E+01</text:p>
          </table:table-cell>
          <table:table-cell office:value-type="float" office:value="33.494" calcext:value-type="float">
            <text:p>3.349E+01</text:p>
          </table:table-cell>
          <table:table-cell table:formula="of:=AVERAGE([.O141:.Q141])" office:value-type="float" office:value="31.2473333333333" calcext:value-type="float">
            <text:p>3.125E+01</text:p>
          </table:table-cell>
          <table:table-cell office:value-type="float" office:value="12.723" calcext:value-type="float">
            <text:p>1.272E+01</text:p>
          </table:table-cell>
          <table:table-cell office:value-type="float" office:value="11.636" calcext:value-type="float">
            <text:p>1.164E+01</text:p>
          </table:table-cell>
          <table:table-cell office:value-type="float" office:value="8.885" calcext:value-type="float">
            <text:p>8.885E+00</text:p>
          </table:table-cell>
          <table:table-cell table:formula="of:=AVERAGE([.S141:.U141])" office:value-type="float" office:value="11.0813333333333" calcext:value-type="float">
            <text:p>1.108E+01</text:p>
          </table:table-cell>
          <table:table-cell office:value-type="float" office:value="18.357" calcext:value-type="float">
            <text:p>1.836E+01</text:p>
          </table:table-cell>
          <table:table-cell office:value-type="float" office:value="10.842" calcext:value-type="float">
            <text:p>1.084E+01</text:p>
          </table:table-cell>
          <table:table-cell office:value-type="float" office:value="8.561" calcext:value-type="float">
            <text:p>8.561E+00</text:p>
          </table:table-cell>
          <table:table-cell table:formula="of:=AVERAGE([.W141:.Y141])" office:value-type="float" office:value="12.5866666666667" calcext:value-type="float">
            <text:p>1.259E+01</text:p>
          </table:table-cell>
          <table:table-cell office:value-type="float" office:value="16.08" calcext:value-type="float">
            <text:p>1.608E+01</text:p>
          </table:table-cell>
          <table:table-cell office:value-type="float" office:value="15.073" calcext:value-type="float">
            <text:p>1.507E+01</text:p>
          </table:table-cell>
          <table:table-cell office:value-type="float" office:value="10.925" calcext:value-type="float">
            <text:p>1.093E+01</text:p>
          </table:table-cell>
          <table:table-cell table:formula="of:=AVERAGE([.AA141:.AC141])" office:value-type="float" office:value="14.026" calcext:value-type="float">
            <text:p>1.403E+01</text:p>
          </table:table-cell>
          <table:table-cell office:value-type="float" office:value="13.793" calcext:value-type="float">
            <text:p>1.379E+01</text:p>
          </table:table-cell>
          <table:table-cell office:value-type="float" office:value="11.821" calcext:value-type="float">
            <text:p>1.182E+01</text:p>
          </table:table-cell>
          <table:table-cell table:formula="of:=AVERAGE([.AE141:.AF141])" office:value-type="float" office:value="12.807" calcext:value-type="float">
            <text:p>1.281E+01</text:p>
          </table:table-cell>
          <table:table-cell office:value-type="float" office:value="10.367" calcext:value-type="float">
            <text:p>1.037E+01</text:p>
          </table:table-cell>
          <table:table-cell office:value-type="float" office:value="13.185" calcext:value-type="float">
            <text:p>1.319E+01</text:p>
          </table:table-cell>
          <table:table-cell office:value-type="float" office:value="11.428" calcext:value-type="float">
            <text:p>1.143E+01</text:p>
          </table:table-cell>
          <table:table-cell table:formula="of:=AVERAGE([.AH141:.AJ141])" office:value-type="float" office:value="11.66" calcext:value-type="float">
            <text:p>1.166E+01</text:p>
          </table:table-cell>
          <table:table-cell office:value-type="float" office:value="6.089" calcext:value-type="float">
            <text:p>6.089E+00</text:p>
          </table:table-cell>
          <table:table-cell office:value-type="float" office:value="38.048" calcext:value-type="float">
            <text:p>3.805E+01</text:p>
          </table:table-cell>
          <table:table-cell office:value-type="float" office:value="41.022" calcext:value-type="float">
            <text:p>4.102E+01</text:p>
          </table:table-cell>
          <table:table-cell table:formula="of:=AVERAGE([.AL141:.AN141])" office:value-type="float" office:value="28.3863333333333" calcext:value-type="float">
            <text:p>2.839E+01</text:p>
          </table:table-cell>
          <table:table-cell office:value-type="float" office:value="5.915" calcext:value-type="float">
            <text:p>5.915E+00</text:p>
          </table:table-cell>
          <table:table-cell office:value-type="float" office:value="5.244" calcext:value-type="float">
            <text:p>5.244E+00</text:p>
          </table:table-cell>
          <table:table-cell office:value-type="float" office:value="9.518" calcext:value-type="float">
            <text:p>9.518E+00</text:p>
          </table:table-cell>
          <table:table-cell table:formula="of:=AVERAGE([.AP141:.AR141])" office:value-type="float" office:value="6.89233333333333" calcext:value-type="float">
            <text:p>6.892E+00</text:p>
          </table:table-cell>
          <table:table-cell office:value-type="float" office:value="7.462" calcext:value-type="float">
            <text:p>7.462E+00</text:p>
          </table:table-cell>
          <table:table-cell office:value-type="float" office:value="6.01" calcext:value-type="float">
            <text:p>6.010E+00</text:p>
          </table:table-cell>
          <table:table-cell office:value-type="float" office:value="6.302" calcext:value-type="float">
            <text:p>6.302E+00</text:p>
          </table:table-cell>
          <table:table-cell table:formula="of:=AVERAGE([.AT141:.AV141])" office:value-type="float" office:value="6.59133333333333" calcext:value-type="float">
            <text:p>6.591E+00</text:p>
          </table:table-cell>
          <table:table-cell office:value-type="float" office:value="4.969" calcext:value-type="float">
            <text:p>4.969E+00</text:p>
          </table:table-cell>
          <table:table-cell office:value-type="float" office:value="4.746" calcext:value-type="float">
            <text:p>4.746E+00</text:p>
          </table:table-cell>
          <table:table-cell office:value-type="float" office:value="4.121" calcext:value-type="float">
            <text:p>4.121E+00</text:p>
          </table:table-cell>
          <table:table-cell table:formula="of:=AVERAGE([.AX141:.AZ141])" office:value-type="float" office:value="4.612" calcext:value-type="float">
            <text:p>4.612E+00</text:p>
          </table:table-cell>
          <table:table-cell office:value-type="float" office:value="11.329" calcext:value-type="float">
            <text:p>1.133E+01</text:p>
          </table:table-cell>
          <table:table-cell office:value-type="float" office:value="13.887" calcext:value-type="float">
            <text:p>1.389E+01</text:p>
          </table:table-cell>
          <table:table-cell office:value-type="float" office:value="20.481" calcext:value-type="float">
            <text:p>2.048E+01</text:p>
          </table:table-cell>
          <table:table-cell table:formula="of:=AVERAGE([.BB141:.BD141])" office:value-type="float" office:value="15.2323333333333" calcext:value-type="float">
            <text:p>1.523E+01</text:p>
          </table:table-cell>
          <table:table-cell office:value-type="float" office:value="11.071" calcext:value-type="float">
            <text:p>1.107E+01</text:p>
          </table:table-cell>
          <table:table-cell office:value-type="float" office:value="18.153" calcext:value-type="float">
            <text:p>1.815E+01</text:p>
          </table:table-cell>
          <table:table-cell office:value-type="float" office:value="8.617" calcext:value-type="float">
            <text:p>8.617E+00</text:p>
          </table:table-cell>
          <table:table-cell table:formula="of:=AVERAGE([.BF141:.BH141])" office:value-type="float" office:value="12.6136666666667" calcext:value-type="float">
            <text:p>1.261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59220</text:p>
          </table:table-cell>
          <table:table-cell office:value-type="string" calcext:value-type="string">
            <text:p>HAI1</text:p>
          </table:table-cell>
          <table:table-cell office:value-type="float" office:value="0.773" calcext:value-type="float">
            <text:p>7.730E-01</text:p>
          </table:table-cell>
          <table:table-cell office:value-type="float" office:value="0.244" calcext:value-type="float">
            <text:p>2.440E-01</text:p>
          </table:table-cell>
          <table:table-cell office:value-type="float" office:value="1.075" calcext:value-type="float">
            <text:p>1.075E+00</text:p>
          </table:table-cell>
          <table:table-cell table:formula="of:=AVERAGE([.C142:.E142])" office:value-type="float" office:value="0.697333333333333" calcext:value-type="float">
            <text:p>6.973E-01</text:p>
          </table:table-cell>
          <table:table-cell office:value-type="float" office:value="0.43" calcext:value-type="float">
            <text:p>4.300E-01</text:p>
          </table:table-cell>
          <table:table-cell office:value-type="float" office:value="0.231" calcext:value-type="float">
            <text:p>2.310E-01</text:p>
          </table:table-cell>
          <table:table-cell office:value-type="float" office:value="0.393" calcext:value-type="float">
            <text:p>3.930E-01</text:p>
          </table:table-cell>
          <table:table-cell table:formula="of:=AVERAGE([.G142:.I142])" office:value-type="float" office:value="0.351333333333333" calcext:value-type="float">
            <text:p>3.513E-01</text:p>
          </table:table-cell>
          <table:table-cell office:value-type="float" office:value="0.471" calcext:value-type="float">
            <text:p>4.710E-01</text:p>
          </table:table-cell>
          <table:table-cell office:value-type="float" office:value="0.685" calcext:value-type="float">
            <text:p>6.850E-01</text:p>
          </table:table-cell>
          <table:table-cell office:value-type="float" office:value="0.456" calcext:value-type="float">
            <text:p>4.560E-01</text:p>
          </table:table-cell>
          <table:table-cell table:formula="of:=AVERAGE([.K142:.M142])" office:value-type="float" office:value="0.537333333333333" calcext:value-type="float">
            <text:p>5.373E-01</text:p>
          </table:table-cell>
          <table:table-cell office:value-type="float" office:value="0.573" calcext:value-type="float">
            <text:p>5.730E-01</text:p>
          </table:table-cell>
          <table:table-cell office:value-type="float" office:value="0.488" calcext:value-type="float">
            <text:p>4.880E-01</text:p>
          </table:table-cell>
          <table:table-cell office:value-type="float" office:value="0.516" calcext:value-type="float">
            <text:p>5.160E-01</text:p>
          </table:table-cell>
          <table:table-cell table:formula="of:=AVERAGE([.O142:.Q142])" office:value-type="float" office:value="0.525666666666667" calcext:value-type="float">
            <text:p>5.257E-01</text:p>
          </table:table-cell>
          <table:table-cell office:value-type="float" office:value="1.102" calcext:value-type="float">
            <text:p>1.102E+00</text:p>
          </table:table-cell>
          <table:table-cell office:value-type="float" office:value="0.406" calcext:value-type="float">
            <text:p>4.060E-01</text:p>
          </table:table-cell>
          <table:table-cell office:value-type="float" office:value="0.145" calcext:value-type="float">
            <text:p>1.450E-01</text:p>
          </table:table-cell>
          <table:table-cell table:formula="of:=AVERAGE([.S142:.U142])" office:value-type="float" office:value="0.551" calcext:value-type="float">
            <text:p>5.510E-01</text:p>
          </table:table-cell>
          <table:table-cell office:value-type="float" office:value="0.926" calcext:value-type="float">
            <text:p>9.260E-01</text:p>
          </table:table-cell>
          <table:table-cell office:value-type="float" office:value="0.664" calcext:value-type="float">
            <text:p>6.640E-01</text:p>
          </table:table-cell>
          <table:table-cell office:value-type="float" office:value="0.773" calcext:value-type="float">
            <text:p>7.730E-01</text:p>
          </table:table-cell>
          <table:table-cell table:formula="of:=AVERAGE([.W142:.Y142])" office:value-type="float" office:value="0.787666666666667" calcext:value-type="float">
            <text:p>7.877E-01</text:p>
          </table:table-cell>
          <table:table-cell office:value-type="float" office:value="2.277" calcext:value-type="float">
            <text:p>2.277E+00</text:p>
          </table:table-cell>
          <table:table-cell office:value-type="float" office:value="1.7" calcext:value-type="float">
            <text:p>1.700E+00</text:p>
          </table:table-cell>
          <table:table-cell office:value-type="float" office:value="2" calcext:value-type="float">
            <text:p>2.000E+00</text:p>
          </table:table-cell>
          <table:table-cell table:formula="of:=AVERAGE([.AA142:.AC142])" office:value-type="float" office:value="1.99233333333333" calcext:value-type="float">
            <text:p>1.992E+00</text:p>
          </table:table-cell>
          <table:table-cell office:value-type="float" office:value="0.596" calcext:value-type="float">
            <text:p>5.960E-01</text:p>
          </table:table-cell>
          <table:table-cell office:value-type="float" office:value="0.774" calcext:value-type="float">
            <text:p>7.740E-01</text:p>
          </table:table-cell>
          <table:table-cell table:formula="of:=AVERAGE([.AE142:.AF142])" office:value-type="float" office:value="0.685" calcext:value-type="float">
            <text:p>6.850E-01</text:p>
          </table:table-cell>
          <table:table-cell office:value-type="float" office:value="0" calcext:value-type="float">
            <text:p>0.000E+00</text:p>
          </table:table-cell>
          <table:table-cell office:value-type="float" office:value="0.399" calcext:value-type="float">
            <text:p>3.990E-01</text:p>
          </table:table-cell>
          <table:table-cell office:value-type="float" office:value="0.39" calcext:value-type="float">
            <text:p>3.900E-01</text:p>
          </table:table-cell>
          <table:table-cell table:formula="of:=AVERAGE([.AH142:.AJ142])" office:value-type="float" office:value="0.263" calcext:value-type="float">
            <text:p>2.630E-01</text:p>
          </table:table-cell>
          <table:table-cell office:value-type="float" office:value="0.459" calcext:value-type="float">
            <text:p>4.590E-01</text:p>
          </table:table-cell>
          <table:table-cell office:value-type="float" office:value="0.707" calcext:value-type="float">
            <text:p>7.070E-01</text:p>
          </table:table-cell>
          <table:table-cell office:value-type="float" office:value="0.501" calcext:value-type="float">
            <text:p>5.010E-01</text:p>
          </table:table-cell>
          <table:table-cell table:formula="of:=AVERAGE([.AL142:.AN142])" office:value-type="float" office:value="0.555666666666667" calcext:value-type="float">
            <text:p>5.557E-01</text:p>
          </table:table-cell>
          <table:table-cell office:value-type="float" office:value="0.179" calcext:value-type="float">
            <text:p>1.790E-01</text:p>
          </table:table-cell>
          <table:table-cell office:value-type="float" office:value="0.34" calcext:value-type="float">
            <text:p>3.400E-01</text:p>
          </table:table-cell>
          <table:table-cell office:value-type="float" office:value="0.506" calcext:value-type="float">
            <text:p>5.060E-01</text:p>
          </table:table-cell>
          <table:table-cell table:formula="of:=AVERAGE([.AP142:.AR142])" office:value-type="float" office:value="0.341666666666667" calcext:value-type="float">
            <text:p>3.417E-01</text:p>
          </table:table-cell>
          <table:table-cell office:value-type="float" office:value="0.555" calcext:value-type="float">
            <text:p>5.550E-01</text:p>
          </table:table-cell>
          <table:table-cell office:value-type="float" office:value="0.196" calcext:value-type="float">
            <text:p>1.960E-01</text:p>
          </table:table-cell>
          <table:table-cell office:value-type="float" office:value="0.25" calcext:value-type="float">
            <text:p>2.500E-01</text:p>
          </table:table-cell>
          <table:table-cell table:formula="of:=AVERAGE([.AT142:.AV142])" office:value-type="float" office:value="0.333666666666667" calcext:value-type="float">
            <text:p>3.337E-01</text:p>
          </table:table-cell>
          <table:table-cell office:value-type="float" office:value="1.729" calcext:value-type="float">
            <text:p>1.729E+00</text:p>
          </table:table-cell>
          <table:table-cell office:value-type="float" office:value="1.598" calcext:value-type="float">
            <text:p>1.598E+00</text:p>
          </table:table-cell>
          <table:table-cell office:value-type="float" office:value="0.799" calcext:value-type="float">
            <text:p>7.990E-01</text:p>
          </table:table-cell>
          <table:table-cell table:formula="of:=AVERAGE([.AX142:.AZ142])" office:value-type="float" office:value="1.37533333333333" calcext:value-type="float">
            <text:p>1.375E+00</text:p>
          </table:table-cell>
          <table:table-cell office:value-type="float" office:value="0.976" calcext:value-type="float">
            <text:p>9.760E-01</text:p>
          </table:table-cell>
          <table:table-cell office:value-type="float" office:value="0.21" calcext:value-type="float">
            <text:p>2.100E-01</text:p>
          </table:table-cell>
          <table:table-cell office:value-type="float" office:value="1.697" calcext:value-type="float">
            <text:p>1.697E+00</text:p>
          </table:table-cell>
          <table:table-cell table:formula="of:=AVERAGE([.BB142:.BD142])" office:value-type="float" office:value="0.961" calcext:value-type="float">
            <text:p>9.610E-01</text:p>
          </table:table-cell>
          <table:table-cell office:value-type="float" office:value="0.863" calcext:value-type="float">
            <text:p>8.630E-01</text:p>
          </table:table-cell>
          <table:table-cell office:value-type="float" office:value="0.231" calcext:value-type="float">
            <text:p>2.310E-01</text:p>
          </table:table-cell>
          <table:table-cell office:value-type="float" office:value="0.67" calcext:value-type="float">
            <text:p>6.700E-01</text:p>
          </table:table-cell>
          <table:table-cell table:formula="of:=AVERAGE([.BF142:.BH142])" office:value-type="float" office:value="0.588" calcext:value-type="float">
            <text:p>5.880E-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60690</text:p>
          </table:table-cell>
          <table:table-cell office:value-type="string" calcext:value-type="string">
            <text:p>REV</text:p>
          </table:table-cell>
          <table:table-cell office:value-type="float" office:value="4.001" calcext:value-type="float">
            <text:p>4.001E+00</text:p>
          </table:table-cell>
          <table:table-cell office:value-type="float" office:value="2.626" calcext:value-type="float">
            <text:p>2.626E+00</text:p>
          </table:table-cell>
          <table:table-cell office:value-type="float" office:value="2.53" calcext:value-type="float">
            <text:p>2.530E+00</text:p>
          </table:table-cell>
          <table:table-cell table:formula="of:=AVERAGE([.C143:.E143])" office:value-type="float" office:value="3.05233333333333" calcext:value-type="float">
            <text:p>3.052E+00</text:p>
          </table:table-cell>
          <table:table-cell office:value-type="float" office:value="4.302" calcext:value-type="float">
            <text:p>4.302E+00</text:p>
          </table:table-cell>
          <table:table-cell office:value-type="float" office:value="3.306" calcext:value-type="float">
            <text:p>3.306E+00</text:p>
          </table:table-cell>
          <table:table-cell office:value-type="float" office:value="2.24" calcext:value-type="float">
            <text:p>2.240E+00</text:p>
          </table:table-cell>
          <table:table-cell table:formula="of:=AVERAGE([.G143:.I143])" office:value-type="float" office:value="3.28266666666667" calcext:value-type="float">
            <text:p>3.283E+00</text:p>
          </table:table-cell>
          <table:table-cell office:value-type="float" office:value="3.323" calcext:value-type="float">
            <text:p>3.323E+00</text:p>
          </table:table-cell>
          <table:table-cell office:value-type="float" office:value="3.42" calcext:value-type="float">
            <text:p>3.420E+00</text:p>
          </table:table-cell>
          <table:table-cell office:value-type="float" office:value="2.065" calcext:value-type="float">
            <text:p>2.065E+00</text:p>
          </table:table-cell>
          <table:table-cell table:formula="of:=AVERAGE([.K143:.M143])" office:value-type="float" office:value="2.936" calcext:value-type="float">
            <text:p>2.936E+00</text:p>
          </table:table-cell>
          <table:table-cell office:value-type="float" office:value="2.798" calcext:value-type="float">
            <text:p>2.798E+00</text:p>
          </table:table-cell>
          <table:table-cell office:value-type="float" office:value="2.877" calcext:value-type="float">
            <text:p>2.877E+00</text:p>
          </table:table-cell>
          <table:table-cell office:value-type="float" office:value="3.357" calcext:value-type="float">
            <text:p>3.357E+00</text:p>
          </table:table-cell>
          <table:table-cell table:formula="of:=AVERAGE([.O143:.Q143])" office:value-type="float" office:value="3.01066666666667" calcext:value-type="float">
            <text:p>3.011E+00</text:p>
          </table:table-cell>
          <table:table-cell office:value-type="float" office:value="2.645" calcext:value-type="float">
            <text:p>2.645E+00</text:p>
          </table:table-cell>
          <table:table-cell office:value-type="float" office:value="3.392" calcext:value-type="float">
            <text:p>3.392E+00</text:p>
          </table:table-cell>
          <table:table-cell office:value-type="float" office:value="4.314" calcext:value-type="float">
            <text:p>4.314E+00</text:p>
          </table:table-cell>
          <table:table-cell table:formula="of:=AVERAGE([.S143:.U143])" office:value-type="float" office:value="3.45033333333333" calcext:value-type="float">
            <text:p>3.450E+00</text:p>
          </table:table-cell>
          <table:table-cell office:value-type="float" office:value="1.846" calcext:value-type="float">
            <text:p>1.846E+00</text:p>
          </table:table-cell>
          <table:table-cell office:value-type="float" office:value="2.504" calcext:value-type="float">
            <text:p>2.504E+00</text:p>
          </table:table-cell>
          <table:table-cell office:value-type="float" office:value="2.418" calcext:value-type="float">
            <text:p>2.418E+00</text:p>
          </table:table-cell>
          <table:table-cell table:formula="of:=AVERAGE([.W143:.Y143])" office:value-type="float" office:value="2.256" calcext:value-type="float">
            <text:p>2.256E+00</text:p>
          </table:table-cell>
          <table:table-cell office:value-type="float" office:value="154.329" calcext:value-type="float">
            <text:p>1.543E+02</text:p>
          </table:table-cell>
          <table:table-cell office:value-type="float" office:value="87.717" calcext:value-type="float">
            <text:p>8.772E+01</text:p>
          </table:table-cell>
          <table:table-cell office:value-type="float" office:value="112.222" calcext:value-type="float">
            <text:p>1.122E+02</text:p>
          </table:table-cell>
          <table:table-cell table:formula="of:=AVERAGE([.AA143:.AC143])" office:value-type="float" office:value="118.089333333333" calcext:value-type="float">
            <text:p>1.181E+02</text:p>
          </table:table-cell>
          <table:table-cell office:value-type="float" office:value="69.284" calcext:value-type="float">
            <text:p>6.928E+01</text:p>
          </table:table-cell>
          <table:table-cell office:value-type="float" office:value="84.154" calcext:value-type="float">
            <text:p>8.415E+01</text:p>
          </table:table-cell>
          <table:table-cell table:formula="of:=AVERAGE([.AE143:.AF143])" office:value-type="float" office:value="76.719" calcext:value-type="float">
            <text:p>7.672E+01</text:p>
          </table:table-cell>
          <table:table-cell office:value-type="float" office:value="112.682" calcext:value-type="float">
            <text:p>1.127E+02</text:p>
          </table:table-cell>
          <table:table-cell office:value-type="float" office:value="48.673" calcext:value-type="float">
            <text:p>4.867E+01</text:p>
          </table:table-cell>
          <table:table-cell office:value-type="float" office:value="152.326" calcext:value-type="float">
            <text:p>1.523E+02</text:p>
          </table:table-cell>
          <table:table-cell table:formula="of:=AVERAGE([.AH143:.AJ143])" office:value-type="float" office:value="104.560333333333" calcext:value-type="float">
            <text:p>1.046E+02</text:p>
          </table:table-cell>
          <table:table-cell office:value-type="float" office:value="3.491" calcext:value-type="float">
            <text:p>3.491E+00</text:p>
          </table:table-cell>
          <table:table-cell office:value-type="float" office:value="4.319" calcext:value-type="float">
            <text:p>4.319E+00</text:p>
          </table:table-cell>
          <table:table-cell office:value-type="float" office:value="3.32" calcext:value-type="float">
            <text:p>3.320E+00</text:p>
          </table:table-cell>
          <table:table-cell table:formula="of:=AVERAGE([.AL143:.AN143])" office:value-type="float" office:value="3.71" calcext:value-type="float">
            <text:p>3.710E+00</text:p>
          </table:table-cell>
          <table:table-cell office:value-type="float" office:value="4.796" calcext:value-type="float">
            <text:p>4.796E+00</text:p>
          </table:table-cell>
          <table:table-cell office:value-type="float" office:value="4.13" calcext:value-type="float">
            <text:p>4.130E+00</text:p>
          </table:table-cell>
          <table:table-cell office:value-type="float" office:value="3.531" calcext:value-type="float">
            <text:p>3.531E+00</text:p>
          </table:table-cell>
          <table:table-cell table:formula="of:=AVERAGE([.AP143:.AR143])" office:value-type="float" office:value="4.15233333333333" calcext:value-type="float">
            <text:p>4.152E+00</text:p>
          </table:table-cell>
          <table:table-cell office:value-type="float" office:value="5.919" calcext:value-type="float">
            <text:p>5.919E+00</text:p>
          </table:table-cell>
          <table:table-cell office:value-type="float" office:value="7.654" calcext:value-type="float">
            <text:p>7.654E+00</text:p>
          </table:table-cell>
          <table:table-cell office:value-type="float" office:value="6.729" calcext:value-type="float">
            <text:p>6.729E+00</text:p>
          </table:table-cell>
          <table:table-cell table:formula="of:=AVERAGE([.AT143:.AV143])" office:value-type="float" office:value="6.76733333333333" calcext:value-type="float">
            <text:p>6.767E+00</text:p>
          </table:table-cell>
          <table:table-cell office:value-type="float" office:value="3.254" calcext:value-type="float">
            <text:p>3.254E+00</text:p>
          </table:table-cell>
          <table:table-cell office:value-type="float" office:value="4.019" calcext:value-type="float">
            <text:p>4.019E+00</text:p>
          </table:table-cell>
          <table:table-cell office:value-type="float" office:value="3.74" calcext:value-type="float">
            <text:p>3.740E+00</text:p>
          </table:table-cell>
          <table:table-cell table:formula="of:=AVERAGE([.AX143:.AZ143])" office:value-type="float" office:value="3.671" calcext:value-type="float">
            <text:p>3.671E+00</text:p>
          </table:table-cell>
          <table:table-cell office:value-type="float" office:value="3.967" calcext:value-type="float">
            <text:p>3.967E+00</text:p>
          </table:table-cell>
          <table:table-cell office:value-type="float" office:value="3.8" calcext:value-type="float">
            <text:p>3.800E+00</text:p>
          </table:table-cell>
          <table:table-cell office:value-type="float" office:value="3.454" calcext:value-type="float">
            <text:p>3.454E+00</text:p>
          </table:table-cell>
          <table:table-cell table:formula="of:=AVERAGE([.BB143:.BD143])" office:value-type="float" office:value="3.74033333333333" calcext:value-type="float">
            <text:p>3.740E+00</text:p>
          </table:table-cell>
          <table:table-cell office:value-type="float" office:value="4.046" calcext:value-type="float">
            <text:p>4.046E+00</text:p>
          </table:table-cell>
          <table:table-cell office:value-type="float" office:value="4.639" calcext:value-type="float">
            <text:p>4.639E+00</text:p>
          </table:table-cell>
          <table:table-cell office:value-type="float" office:value="4.832" calcext:value-type="float">
            <text:p>4.832E+00</text:p>
          </table:table-cell>
          <table:table-cell table:formula="of:=AVERAGE([.BF143:.BH143])" office:value-type="float" office:value="4.50566666666667" calcext:value-type="float">
            <text:p>4.506E+00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62360</text:p>
          </table:table-cell>
          <table:table-cell office:value-type="float" office:value="7.728" calcext:value-type="float">
            <text:p>7.728E+00</text:p>
          </table:table-cell>
          <table:table-cell office:value-type="float" office:value="8.156" calcext:value-type="float">
            <text:p>8.156E+00</text:p>
          </table:table-cell>
          <table:table-cell office:value-type="float" office:value="6.162" calcext:value-type="float">
            <text:p>6.162E+00</text:p>
          </table:table-cell>
          <table:table-cell table:formula="of:=AVERAGE([.C144:.E144])" office:value-type="float" office:value="7.34866666666667" calcext:value-type="float">
            <text:p>7.349E+00</text:p>
          </table:table-cell>
          <table:table-cell office:value-type="float" office:value="6.715" calcext:value-type="float">
            <text:p>6.715E+00</text:p>
          </table:table-cell>
          <table:table-cell office:value-type="float" office:value="9.789" calcext:value-type="float">
            <text:p>9.789E+00</text:p>
          </table:table-cell>
          <table:table-cell office:value-type="float" office:value="3.493" calcext:value-type="float">
            <text:p>3.493E+00</text:p>
          </table:table-cell>
          <table:table-cell table:formula="of:=AVERAGE([.G144:.I144])" office:value-type="float" office:value="6.66566666666667" calcext:value-type="float">
            <text:p>6.666E+00</text:p>
          </table:table-cell>
          <table:table-cell office:value-type="float" office:value="12.235" calcext:value-type="float">
            <text:p>1.224E+01</text:p>
          </table:table-cell>
          <table:table-cell office:value-type="float" office:value="9.977" calcext:value-type="float">
            <text:p>9.977E+00</text:p>
          </table:table-cell>
          <table:table-cell office:value-type="float" office:value="17.28" calcext:value-type="float">
            <text:p>1.728E+01</text:p>
          </table:table-cell>
          <table:table-cell table:formula="of:=AVERAGE([.K144:.M144])" office:value-type="float" office:value="13.164" calcext:value-type="float">
            <text:p>1.316E+01</text:p>
          </table:table-cell>
          <table:table-cell office:value-type="float" office:value="27.224" calcext:value-type="float">
            <text:p>2.722E+01</text:p>
          </table:table-cell>
          <table:table-cell office:value-type="float" office:value="18.82" calcext:value-type="float">
            <text:p>1.882E+01</text:p>
          </table:table-cell>
          <table:table-cell office:value-type="float" office:value="22.033" calcext:value-type="float">
            <text:p>2.203E+01</text:p>
          </table:table-cell>
          <table:table-cell table:formula="of:=AVERAGE([.O144:.Q144])" office:value-type="float" office:value="22.6923333333333" calcext:value-type="float">
            <text:p>2.269E+01</text:p>
          </table:table-cell>
          <table:table-cell office:value-type="float" office:value="33.781" calcext:value-type="float">
            <text:p>3.378E+01</text:p>
          </table:table-cell>
          <table:table-cell office:value-type="float" office:value="31.371" calcext:value-type="float">
            <text:p>3.137E+01</text:p>
          </table:table-cell>
          <table:table-cell office:value-type="float" office:value="42.828" calcext:value-type="float">
            <text:p>4.283E+01</text:p>
          </table:table-cell>
          <table:table-cell table:formula="of:=AVERAGE([.S144:.U144])" office:value-type="float" office:value="35.9933333333333" calcext:value-type="float">
            <text:p>3.599E+01</text:p>
          </table:table-cell>
          <table:table-cell office:value-type="float" office:value="155.961" calcext:value-type="float">
            <text:p>1.560E+02</text:p>
          </table:table-cell>
          <table:table-cell office:value-type="float" office:value="110.932" calcext:value-type="float">
            <text:p>1.109E+02</text:p>
          </table:table-cell>
          <table:table-cell office:value-type="float" office:value="48.117" calcext:value-type="float">
            <text:p>4.812E+01</text:p>
          </table:table-cell>
          <table:table-cell table:formula="of:=AVERAGE([.W144:.Y144])" office:value-type="float" office:value="105.003333333333" calcext:value-type="float">
            <text:p>1.050E+02</text:p>
          </table:table-cell>
          <table:table-cell office:value-type="float" office:value="9.12" calcext:value-type="float">
            <text:p>9.120E+00</text:p>
          </table:table-cell>
          <table:table-cell office:value-type="float" office:value="23.648" calcext:value-type="float">
            <text:p>2.365E+01</text:p>
          </table:table-cell>
          <table:table-cell office:value-type="float" office:value="9.893" calcext:value-type="float">
            <text:p>9.893E+00</text:p>
          </table:table-cell>
          <table:table-cell table:formula="of:=AVERAGE([.AA144:.AC144])" office:value-type="float" office:value="14.2203333333333" calcext:value-type="float">
            <text:p>1.422E+01</text:p>
          </table:table-cell>
          <table:table-cell office:value-type="float" office:value="20.573" calcext:value-type="float">
            <text:p>2.057E+01</text:p>
          </table:table-cell>
          <table:table-cell office:value-type="float" office:value="31.701" calcext:value-type="float">
            <text:p>3.170E+01</text:p>
          </table:table-cell>
          <table:table-cell table:formula="of:=AVERAGE([.AE144:.AF144])" office:value-type="float" office:value="26.137" calcext:value-type="float">
            <text:p>2.614E+01</text:p>
          </table:table-cell>
          <table:table-cell office:value-type="float" office:value="43.779" calcext:value-type="float">
            <text:p>4.378E+01</text:p>
          </table:table-cell>
          <table:table-cell office:value-type="float" office:value="60.43" calcext:value-type="float">
            <text:p>6.043E+01</text:p>
          </table:table-cell>
          <table:table-cell office:value-type="float" office:value="51.041" calcext:value-type="float">
            <text:p>5.104E+01</text:p>
          </table:table-cell>
          <table:table-cell table:formula="of:=AVERAGE([.AH144:.AJ144])" office:value-type="float" office:value="51.75" calcext:value-type="float">
            <text:p>5.175E+01</text:p>
          </table:table-cell>
          <table:table-cell office:value-type="float" office:value="7.795" calcext:value-type="float">
            <text:p>7.795E+00</text:p>
          </table:table-cell>
          <table:table-cell office:value-type="float" office:value="3.203" calcext:value-type="float">
            <text:p>3.203E+00</text:p>
          </table:table-cell>
          <table:table-cell office:value-type="float" office:value="10.49" calcext:value-type="float">
            <text:p>1.049E+01</text:p>
          </table:table-cell>
          <table:table-cell table:formula="of:=AVERAGE([.AL144:.AN144])" office:value-type="float" office:value="7.16266666666667" calcext:value-type="float">
            <text:p>7.163E+00</text:p>
          </table:table-cell>
          <table:table-cell office:value-type="float" office:value="7.227" calcext:value-type="float">
            <text:p>7.227E+00</text:p>
          </table:table-cell>
          <table:table-cell office:value-type="float" office:value="5.461" calcext:value-type="float">
            <text:p>5.461E+00</text:p>
          </table:table-cell>
          <table:table-cell office:value-type="float" office:value="3.278" calcext:value-type="float">
            <text:p>3.278E+00</text:p>
          </table:table-cell>
          <table:table-cell table:formula="of:=AVERAGE([.AP144:.AR144])" office:value-type="float" office:value="5.322" calcext:value-type="float">
            <text:p>5.322E+00</text:p>
          </table:table-cell>
          <table:table-cell office:value-type="float" office:value="4.001" calcext:value-type="float">
            <text:p>4.001E+00</text:p>
          </table:table-cell>
          <table:table-cell office:value-type="float" office:value="1.736" calcext:value-type="float">
            <text:p>1.736E+00</text:p>
          </table:table-cell>
          <table:table-cell office:value-type="float" office:value="1.778" calcext:value-type="float">
            <text:p>1.778E+00</text:p>
          </table:table-cell>
          <table:table-cell table:formula="of:=AVERAGE([.AT144:.AV144])" office:value-type="float" office:value="2.505" calcext:value-type="float">
            <text:p>2.505E+00</text:p>
          </table:table-cell>
          <table:table-cell office:value-type="float" office:value="4.981" calcext:value-type="float">
            <text:p>4.981E+00</text:p>
          </table:table-cell>
          <table:table-cell office:value-type="float" office:value="4.478" calcext:value-type="float">
            <text:p>4.478E+00</text:p>
          </table:table-cell>
          <table:table-cell office:value-type="float" office:value="5.622" calcext:value-type="float">
            <text:p>5.622E+00</text:p>
          </table:table-cell>
          <table:table-cell table:formula="of:=AVERAGE([.AX144:.AZ144])" office:value-type="float" office:value="5.027" calcext:value-type="float">
            <text:p>5.027E+00</text:p>
          </table:table-cell>
          <table:table-cell office:value-type="float" office:value="14.667" calcext:value-type="float">
            <text:p>1.467E+01</text:p>
          </table:table-cell>
          <table:table-cell office:value-type="float" office:value="10.166" calcext:value-type="float">
            <text:p>1.017E+01</text:p>
          </table:table-cell>
          <table:table-cell office:value-type="float" office:value="15.016" calcext:value-type="float">
            <text:p>1.502E+01</text:p>
          </table:table-cell>
          <table:table-cell table:formula="of:=AVERAGE([.BB144:.BD144])" office:value-type="float" office:value="13.283" calcext:value-type="float">
            <text:p>1.328E+01</text:p>
          </table:table-cell>
          <table:table-cell office:value-type="float" office:value="37.789" calcext:value-type="float">
            <text:p>3.779E+01</text:p>
          </table:table-cell>
          <table:table-cell office:value-type="float" office:value="29.278" calcext:value-type="float">
            <text:p>2.928E+01</text:p>
          </table:table-cell>
          <table:table-cell office:value-type="float" office:value="31.255" calcext:value-type="float">
            <text:p>3.126E+01</text:p>
          </table:table-cell>
          <table:table-cell table:formula="of:=AVERAGE([.BF144:.BH144])" office:value-type="float" office:value="32.774" calcext:value-type="float">
            <text:p>3.277E+0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5G63580</text:p>
          </table:table-cell>
          <table:table-cell office:value-type="string" calcext:value-type="string">
            <text:p>FLS2</text:p>
          </table:table-cell>
          <table:table-cell office:value-type="float" office:value="2.184" calcext:value-type="float">
            <text:p>2.184E+00</text:p>
          </table:table-cell>
          <table:table-cell office:value-type="float" office:value="1.205" calcext:value-type="float">
            <text:p>1.205E+00</text:p>
          </table:table-cell>
          <table:table-cell office:value-type="float" office:value="1.254" calcext:value-type="float">
            <text:p>1.254E+00</text:p>
          </table:table-cell>
          <table:table-cell table:formula="of:=AVERAGE([.C145:.E145])" office:value-type="float" office:value="1.54766666666667" calcext:value-type="float">
            <text:p>1.548E+00</text:p>
          </table:table-cell>
          <table:table-cell office:value-type="float" office:value="1.541" calcext:value-type="float">
            <text:p>1.541E+00</text:p>
          </table:table-cell>
          <table:table-cell office:value-type="float" office:value="2.249" calcext:value-type="float">
            <text:p>2.249E+00</text:p>
          </table:table-cell>
          <table:table-cell office:value-type="float" office:value="12.724" calcext:value-type="float">
            <text:p>1.272E+01</text:p>
          </table:table-cell>
          <table:table-cell table:formula="of:=AVERAGE([.G145:.I145])" office:value-type="float" office:value="5.50466666666667" calcext:value-type="float">
            <text:p>5.505E+00</text:p>
          </table:table-cell>
          <table:table-cell office:value-type="float" office:value="1.389" calcext:value-type="float">
            <text:p>1.389E+00</text:p>
          </table:table-cell>
          <table:table-cell office:value-type="float" office:value="2.333" calcext:value-type="float">
            <text:p>2.333E+00</text:p>
          </table:table-cell>
          <table:table-cell office:value-type="float" office:value="0.693" calcext:value-type="float">
            <text:p>6.930E-01</text:p>
          </table:table-cell>
          <table:table-cell table:formula="of:=AVERAGE([.K145:.M145])" office:value-type="float" office:value="1.47166666666667" calcext:value-type="float">
            <text:p>1.472E+00</text:p>
          </table:table-cell>
          <table:table-cell office:value-type="float" office:value="0.744" calcext:value-type="float">
            <text:p>7.440E-01</text:p>
          </table:table-cell>
          <table:table-cell office:value-type="float" office:value="1.11" calcext:value-type="float">
            <text:p>1.110E+00</text:p>
          </table:table-cell>
          <table:table-cell office:value-type="float" office:value="1.047" calcext:value-type="float">
            <text:p>1.047E+00</text:p>
          </table:table-cell>
          <table:table-cell table:formula="of:=AVERAGE([.O145:.Q145])" office:value-type="float" office:value="0.967" calcext:value-type="float">
            <text:p>9.670E-01</text:p>
          </table:table-cell>
          <table:table-cell office:value-type="float" office:value="2.048" calcext:value-type="float">
            <text:p>2.048E+00</text:p>
          </table:table-cell>
          <table:table-cell office:value-type="float" office:value="1.602" calcext:value-type="float">
            <text:p>1.602E+00</text:p>
          </table:table-cell>
          <table:table-cell office:value-type="float" office:value="0.929" calcext:value-type="float">
            <text:p>9.290E-01</text:p>
          </table:table-cell>
          <table:table-cell table:formula="of:=AVERAGE([.S145:.U145])" office:value-type="float" office:value="1.52633333333333" calcext:value-type="float">
            <text:p>1.526E+00</text:p>
          </table:table-cell>
          <table:table-cell office:value-type="float" office:value="0.891" calcext:value-type="float">
            <text:p>8.910E-01</text:p>
          </table:table-cell>
          <table:table-cell office:value-type="float" office:value="0.697" calcext:value-type="float">
            <text:p>6.970E-01</text:p>
          </table:table-cell>
          <table:table-cell office:value-type="float" office:value="1.84" calcext:value-type="float">
            <text:p>1.840E+00</text:p>
          </table:table-cell>
          <table:table-cell table:formula="of:=AVERAGE([.W145:.Y145])" office:value-type="float" office:value="1.14266666666667" calcext:value-type="float">
            <text:p>1.143E+00</text:p>
          </table:table-cell>
          <table:table-cell office:value-type="float" office:value="1.156" calcext:value-type="float">
            <text:p>1.156E+00</text:p>
          </table:table-cell>
          <table:table-cell office:value-type="float" office:value="0.884" calcext:value-type="float">
            <text:p>8.840E-01</text:p>
          </table:table-cell>
          <table:table-cell office:value-type="float" office:value="2.551" calcext:value-type="float">
            <text:p>2.551E+00</text:p>
          </table:table-cell>
          <table:table-cell table:formula="of:=AVERAGE([.AA145:.AC145])" office:value-type="float" office:value="1.53033333333333" calcext:value-type="float">
            <text:p>1.530E+00</text:p>
          </table:table-cell>
          <table:table-cell office:value-type="float" office:value="0.744" calcext:value-type="float">
            <text:p>7.440E-01</text:p>
          </table:table-cell>
          <table:table-cell office:value-type="float" office:value="0.392" calcext:value-type="float">
            <text:p>3.920E-01</text:p>
          </table:table-cell>
          <table:table-cell table:formula="of:=AVERAGE([.AE145:.AF145])" office:value-type="float" office:value="0.568" calcext:value-type="float">
            <text:p>5.680E-01</text:p>
          </table:table-cell>
          <table:table-cell office:value-type="float" office:value="1.737" calcext:value-type="float">
            <text:p>1.737E+00</text:p>
          </table:table-cell>
          <table:table-cell office:value-type="float" office:value="0.345" calcext:value-type="float">
            <text:p>3.450E-01</text:p>
          </table:table-cell>
          <table:table-cell office:value-type="float" office:value="0.884" calcext:value-type="float">
            <text:p>8.840E-01</text:p>
          </table:table-cell>
          <table:table-cell table:formula="of:=AVERAGE([.AH145:.AJ145])" office:value-type="float" office:value="0.988666666666667" calcext:value-type="float">
            <text:p>9.887E-01</text:p>
          </table:table-cell>
          <table:table-cell office:value-type="float" office:value="1.304" calcext:value-type="float">
            <text:p>1.304E+00</text:p>
          </table:table-cell>
          <table:table-cell office:value-type="float" office:value="1.942" calcext:value-type="float">
            <text:p>1.942E+00</text:p>
          </table:table-cell>
          <table:table-cell office:value-type="float" office:value="2.243" calcext:value-type="float">
            <text:p>2.243E+00</text:p>
          </table:table-cell>
          <table:table-cell table:formula="of:=AVERAGE([.AL145:.AN145])" office:value-type="float" office:value="1.82966666666667" calcext:value-type="float">
            <text:p>1.830E+00</text:p>
          </table:table-cell>
          <table:table-cell office:value-type="float" office:value="1.141" calcext:value-type="float">
            <text:p>1.141E+00</text:p>
          </table:table-cell>
          <table:table-cell office:value-type="float" office:value="1.4" calcext:value-type="float">
            <text:p>1.400E+00</text:p>
          </table:table-cell>
          <table:table-cell office:value-type="float" office:value="2.945" calcext:value-type="float">
            <text:p>2.945E+00</text:p>
          </table:table-cell>
          <table:table-cell table:formula="of:=AVERAGE([.AP145:.AR145])" office:value-type="float" office:value="1.82866666666667" calcext:value-type="float">
            <text:p>1.829E+00</text:p>
          </table:table-cell>
          <table:table-cell office:value-type="float" office:value="3.171" calcext:value-type="float">
            <text:p>3.171E+00</text:p>
          </table:table-cell>
          <table:table-cell office:value-type="float" office:value="2.231" calcext:value-type="float">
            <text:p>2.231E+00</text:p>
          </table:table-cell>
          <table:table-cell office:value-type="float" office:value="1.767" calcext:value-type="float">
            <text:p>1.767E+00</text:p>
          </table:table-cell>
          <table:table-cell table:formula="of:=AVERAGE([.AT145:.AV145])" office:value-type="float" office:value="2.38966666666667" calcext:value-type="float">
            <text:p>2.390E+00</text:p>
          </table:table-cell>
          <table:table-cell office:value-type="float" office:value="2.02" calcext:value-type="float">
            <text:p>2.020E+00</text:p>
          </table:table-cell>
          <table:table-cell office:value-type="float" office:value="1.815" calcext:value-type="float">
            <text:p>1.815E+00</text:p>
          </table:table-cell>
          <table:table-cell office:value-type="float" office:value="1.499" calcext:value-type="float">
            <text:p>1.499E+00</text:p>
          </table:table-cell>
          <table:table-cell table:formula="of:=AVERAGE([.AX145:.AZ145])" office:value-type="float" office:value="1.778" calcext:value-type="float">
            <text:p>1.778E+00</text:p>
          </table:table-cell>
          <table:table-cell office:value-type="float" office:value="1.2" calcext:value-type="float">
            <text:p>1.200E+00</text:p>
          </table:table-cell>
          <table:table-cell office:value-type="float" office:value="0.751" calcext:value-type="float">
            <text:p>7.510E-01</text:p>
          </table:table-cell>
          <table:table-cell office:value-type="float" office:value="0.752" calcext:value-type="float">
            <text:p>7.520E-01</text:p>
          </table:table-cell>
          <table:table-cell table:formula="of:=AVERAGE([.BB145:.BD145])" office:value-type="float" office:value="0.901" calcext:value-type="float">
            <text:p>9.010E-01</text:p>
          </table:table-cell>
          <table:table-cell office:value-type="float" office:value="0.74" calcext:value-type="float">
            <text:p>7.400E-01</text:p>
          </table:table-cell>
          <table:table-cell office:value-type="float" office:value="0.295" calcext:value-type="float">
            <text:p>2.950E-01</text:p>
          </table:table-cell>
          <table:table-cell office:value-type="float" office:value="1.049" calcext:value-type="float">
            <text:p>1.049E+00</text:p>
          </table:table-cell>
          <table:table-cell table:formula="of:=AVERAGE([.BF145:.BH145])" office:value-type="float" office:value="0.694666666666667" calcext:value-type="float">
            <text:p>6.947E-01</text:p>
          </table:table-cell>
          <table:table-cell table:number-columns-repeated="963"/>
        </table:table-row>
        <table:table-row table:style-name="ro1">
          <table:table-cell table:number-columns-repeated="2" office:value-type="string" calcext:value-type="string">
            <text:p>AT5G65207</text:p>
          </table:table-cell>
          <table:table-cell office:value-type="float" office:value="50.912" calcext:value-type="float">
            <text:p>5.091E+01</text:p>
          </table:table-cell>
          <table:table-cell office:value-type="float" office:value="59.801" calcext:value-type="float">
            <text:p>5.980E+01</text:p>
          </table:table-cell>
          <table:table-cell office:value-type="float" office:value="139.196" calcext:value-type="float">
            <text:p>1.392E+02</text:p>
          </table:table-cell>
          <table:table-cell table:formula="of:=AVERAGE([.C146:.E146])" office:value-type="float" office:value="83.303" calcext:value-type="float">
            <text:p>8.330E+01</text:p>
          </table:table-cell>
          <table:table-cell office:value-type="float" office:value="71.315" calcext:value-type="float">
            <text:p>7.132E+01</text:p>
          </table:table-cell>
          <table:table-cell office:value-type="float" office:value="62.555" calcext:value-type="float">
            <text:p>6.256E+01</text:p>
          </table:table-cell>
          <table:table-cell office:value-type="float" office:value="86.627" calcext:value-type="float">
            <text:p>8.663E+01</text:p>
          </table:table-cell>
          <table:table-cell table:formula="of:=AVERAGE([.G146:.I146])" office:value-type="float" office:value="73.499" calcext:value-type="float">
            <text:p>7.350E+01</text:p>
          </table:table-cell>
          <table:table-cell office:value-type="float" office:value="92.11" calcext:value-type="float">
            <text:p>9.211E+01</text:p>
          </table:table-cell>
          <table:table-cell office:value-type="float" office:value="63.771" calcext:value-type="float">
            <text:p>6.377E+01</text:p>
          </table:table-cell>
          <table:table-cell office:value-type="float" office:value="122.614" calcext:value-type="float">
            <text:p>1.226E+02</text:p>
          </table:table-cell>
          <table:table-cell table:formula="of:=AVERAGE([.K146:.M146])" office:value-type="float" office:value="92.8316666666667" calcext:value-type="float">
            <text:p>9.283E+01</text:p>
          </table:table-cell>
          <table:table-cell office:value-type="float" office:value="106.899" calcext:value-type="float">
            <text:p>1.069E+02</text:p>
          </table:table-cell>
          <table:table-cell office:value-type="float" office:value="77.453" calcext:value-type="float">
            <text:p>7.745E+01</text:p>
          </table:table-cell>
          <table:table-cell office:value-type="float" office:value="106.303" calcext:value-type="float">
            <text:p>1.063E+02</text:p>
          </table:table-cell>
          <table:table-cell table:formula="of:=AVERAGE([.O146:.Q146])" office:value-type="float" office:value="96.885" calcext:value-type="float">
            <text:p>9.689E+01</text:p>
          </table:table-cell>
          <table:table-cell office:value-type="float" office:value="68.93" calcext:value-type="float">
            <text:p>6.893E+01</text:p>
          </table:table-cell>
          <table:table-cell office:value-type="float" office:value="58.634" calcext:value-type="float">
            <text:p>5.863E+01</text:p>
          </table:table-cell>
          <table:table-cell office:value-type="float" office:value="174.113" calcext:value-type="float">
            <text:p>1.741E+02</text:p>
          </table:table-cell>
          <table:table-cell table:formula="of:=AVERAGE([.S146:.U146])" office:value-type="float" office:value="100.559" calcext:value-type="float">
            <text:p>1.006E+02</text:p>
          </table:table-cell>
          <table:table-cell office:value-type="float" office:value="445.607" calcext:value-type="float">
            <text:p>4.456E+02</text:p>
          </table:table-cell>
          <table:table-cell office:value-type="float" office:value="351.947" calcext:value-type="float">
            <text:p>3.519E+02</text:p>
          </table:table-cell>
          <table:table-cell office:value-type="float" office:value="126.914" calcext:value-type="float">
            <text:p>1.269E+02</text:p>
          </table:table-cell>
          <table:table-cell table:formula="of:=AVERAGE([.W146:.Y146])" office:value-type="float" office:value="308.156" calcext:value-type="float">
            <text:p>3.082E+02</text:p>
          </table:table-cell>
          <table:table-cell office:value-type="float" office:value="56.015" calcext:value-type="float">
            <text:p>5.602E+01</text:p>
          </table:table-cell>
          <table:table-cell office:value-type="float" office:value="89.852" calcext:value-type="float">
            <text:p>8.985E+01</text:p>
          </table:table-cell>
          <table:table-cell office:value-type="float" office:value="28.439" calcext:value-type="float">
            <text:p>2.844E+01</text:p>
          </table:table-cell>
          <table:table-cell table:formula="of:=AVERAGE([.AA146:.AC146])" office:value-type="float" office:value="58.102" calcext:value-type="float">
            <text:p>5.810E+01</text:p>
          </table:table-cell>
          <table:table-cell office:value-type="float" office:value="67.548" calcext:value-type="float">
            <text:p>6.755E+01</text:p>
          </table:table-cell>
          <table:table-cell office:value-type="float" office:value="74.571" calcext:value-type="float">
            <text:p>7.457E+01</text:p>
          </table:table-cell>
          <table:table-cell table:formula="of:=AVERAGE([.AE146:.AF146])" office:value-type="float" office:value="71.0595" calcext:value-type="float">
            <text:p>7.106E+01</text:p>
          </table:table-cell>
          <table:table-cell office:value-type="float" office:value="63.105" calcext:value-type="float">
            <text:p>6.311E+01</text:p>
          </table:table-cell>
          <table:table-cell office:value-type="float" office:value="102.452" calcext:value-type="float">
            <text:p>1.025E+02</text:p>
          </table:table-cell>
          <table:table-cell office:value-type="float" office:value="83.216" calcext:value-type="float">
            <text:p>8.322E+01</text:p>
          </table:table-cell>
          <table:table-cell table:formula="of:=AVERAGE([.AH146:.AJ146])" office:value-type="float" office:value="82.9243333333333" calcext:value-type="float">
            <text:p>8.292E+01</text:p>
          </table:table-cell>
          <table:table-cell office:value-type="float" office:value="55.242" calcext:value-type="float">
            <text:p>5.524E+01</text:p>
          </table:table-cell>
          <table:table-cell office:value-type="float" office:value="69.539" calcext:value-type="float">
            <text:p>6.954E+01</text:p>
          </table:table-cell>
          <table:table-cell office:value-type="float" office:value="100.573" calcext:value-type="float">
            <text:p>1.006E+02</text:p>
          </table:table-cell>
          <table:table-cell table:formula="of:=AVERAGE([.AL146:.AN146])" office:value-type="float" office:value="75.118" calcext:value-type="float">
            <text:p>7.512E+01</text:p>
          </table:table-cell>
          <table:table-cell office:value-type="float" office:value="56.871" calcext:value-type="float">
            <text:p>5.687E+01</text:p>
          </table:table-cell>
          <table:table-cell office:value-type="float" office:value="83.772" calcext:value-type="float">
            <text:p>8.377E+01</text:p>
          </table:table-cell>
          <table:table-cell office:value-type="float" office:value="84.989" calcext:value-type="float">
            <text:p>8.499E+01</text:p>
          </table:table-cell>
          <table:table-cell table:formula="of:=AVERAGE([.AP146:.AR146])" office:value-type="float" office:value="75.2106666666667" calcext:value-type="float">
            <text:p>7.521E+01</text:p>
          </table:table-cell>
          <table:table-cell office:value-type="float" office:value="98.18" calcext:value-type="float">
            <text:p>9.818E+01</text:p>
          </table:table-cell>
          <table:table-cell office:value-type="float" office:value="73.631" calcext:value-type="float">
            <text:p>7.363E+01</text:p>
          </table:table-cell>
          <table:table-cell office:value-type="float" office:value="93.057" calcext:value-type="float">
            <text:p>9.306E+01</text:p>
          </table:table-cell>
          <table:table-cell table:formula="of:=AVERAGE([.AT146:.AV146])" office:value-type="float" office:value="88.2893333333333" calcext:value-type="float">
            <text:p>8.829E+01</text:p>
          </table:table-cell>
          <table:table-cell office:value-type="float" office:value="54.522" calcext:value-type="float">
            <text:p>5.452E+01</text:p>
          </table:table-cell>
          <table:table-cell office:value-type="float" office:value="52.974" calcext:value-type="float">
            <text:p>5.297E+01</text:p>
          </table:table-cell>
          <table:table-cell office:value-type="float" office:value="75.722" calcext:value-type="float">
            <text:p>7.572E+01</text:p>
          </table:table-cell>
          <table:table-cell table:formula="of:=AVERAGE([.AX146:.AZ146])" office:value-type="float" office:value="61.0726666666667" calcext:value-type="float">
            <text:p>6.107E+01</text:p>
          </table:table-cell>
          <table:table-cell office:value-type="float" office:value="40.934" calcext:value-type="float">
            <text:p>4.093E+01</text:p>
          </table:table-cell>
          <table:table-cell office:value-type="float" office:value="52.895" calcext:value-type="float">
            <text:p>5.290E+01</text:p>
          </table:table-cell>
          <table:table-cell office:value-type="float" office:value="68.702" calcext:value-type="float">
            <text:p>6.870E+01</text:p>
          </table:table-cell>
          <table:table-cell table:formula="of:=AVERAGE([.BB146:.BD146])" office:value-type="float" office:value="54.177" calcext:value-type="float">
            <text:p>5.418E+01</text:p>
          </table:table-cell>
          <table:table-cell office:value-type="float" office:value="30.489" calcext:value-type="float">
            <text:p>3.049E+01</text:p>
          </table:table-cell>
          <table:table-cell office:value-type="float" office:value="28.577" calcext:value-type="float">
            <text:p>2.858E+01</text:p>
          </table:table-cell>
          <table:table-cell office:value-type="float" office:value="19.053" calcext:value-type="float">
            <text:p>1.905E+01</text:p>
          </table:table-cell>
          <table:table-cell table:formula="of:=AVERAGE([.BF146:.BH146])" office:value-type="float" office:value="26.0396666666667" calcext:value-type="float">
            <text:p>2.604E+01</text:p>
          </table:table-cell>
          <table:table-cell table:number-columns-repeated="96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erages" table:style-name="ta1">
        <table:table-column table:style-name="co2" table:number-columns-repeated="2" table:default-cell-style-name="ce15"/>
        <table:table-column table:style-name="co2" table:number-columns-repeated="2" table:default-cell-style-name="ce17"/>
        <table:table-column table:style-name="co2" table:default-cell-style-name="ce19"/>
        <table:table-column table:style-name="co2" table:number-columns-repeated="2" table:default-cell-style-name="ce17"/>
        <table:table-column table:style-name="co2" table:default-cell-style-name="ce21"/>
        <table:table-column table:style-name="co2" table:number-columns-repeated="2" table:default-cell-style-name="ce17"/>
        <table:table-column table:style-name="co2" table:default-cell-style-name="ce21"/>
        <table:table-column table:style-name="co2" table:number-columns-repeated="2" table:default-cell-style-name="ce17"/>
        <table:table-column table:style-name="co2" table:default-cell-style-name="ce21"/>
        <table:table-column table:style-name="co2" table:number-columns-repeated="2" table:default-cell-style-name="ce17"/>
        <table:table-column table:style-name="co2" table:default-cell-style-name="ce21"/>
        <table:table-column table:style-name="co3" table:number-columns-repeated="1007" table:default-cell-style-name="ce15"/>
        <table:table-row table:style-name="ro1">
          <table:table-cell table:number-columns-repeated="2"/>
          <table:table-cell table:number-columns-repeated="15" office:value-type="string" calcext:value-type="string">
            <text:p>AVG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GR-AS2</text:p>
          </table:table-cell>
          <table:table-cell table:number-columns-repeated="3" office:value-type="string" calcext:value-type="string">
            <text:p>GR-KAN</text:p>
          </table:table-cell>
          <table:table-cell table:number-columns-repeated="3" office:value-type="string" calcext:value-type="string">
            <text:p>GR-REV</text:p>
          </table:table-cell>
          <table:table-cell table:number-columns-repeated="3" office:value-type="string" calcext:value-type="string">
            <text:p>GR-STM</text:p>
          </table:table-cell>
          <table:table-cell table:number-columns-repeated="3" office:value-type="string" calcext:value-type="string">
            <text:p>GR-TIN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ocus</text:p>
          </table:table-cell>
          <table:table-cell table:style-name="ce2" office:value-type="string" calcext:value-type="string">
            <text:p>nam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22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22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22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01720</text:p>
          </table:table-cell>
          <table:table-cell table:style-name="Default" office:value-type="string" calcext:value-type="string">
            <text:p>NAC002</text:p>
          </table:table-cell>
          <table:table-cell office:value-type="float" office:value="17.466" calcext:value-type="float">
            <text:p>1.747E+01</text:p>
          </table:table-cell>
          <table:table-cell office:value-type="float" office:value="34.5433333333333" calcext:value-type="float">
            <text:p>3.454E+01</text:p>
          </table:table-cell>
          <table:table-cell office:value-type="float" office:value="24.1866666666667" calcext:value-type="float">
            <text:p>2.419E+01</text:p>
          </table:table-cell>
          <table:table-cell office:value-type="float" office:value="11.8883333333333" calcext:value-type="float">
            <text:p>1.189E+01</text:p>
          </table:table-cell>
          <table:table-cell office:value-type="float" office:value="25.4823333333333" calcext:value-type="float">
            <text:p>2.548E+01</text:p>
          </table:table-cell>
          <table:table-cell office:value-type="float" office:value="31.4626666666667" calcext:value-type="float">
            <text:p>3.146E+01</text:p>
          </table:table-cell>
          <table:table-cell office:value-type="float" office:value="17.9126666666667" calcext:value-type="float">
            <text:p>1.791E+01</text:p>
          </table:table-cell>
          <table:table-cell office:value-type="float" office:value="15.057" calcext:value-type="float">
            <text:p>1.506E+01</text:p>
          </table:table-cell>
          <table:table-cell office:value-type="float" office:value="22.893" calcext:value-type="float">
            <text:p>2.289E+01</text:p>
          </table:table-cell>
          <table:table-cell office:value-type="float" office:value="13.8946666666667" calcext:value-type="float">
            <text:p>1.389E+01</text:p>
          </table:table-cell>
          <table:table-cell office:value-type="float" office:value="13.6936666666667" calcext:value-type="float">
            <text:p>1.369E+01</text:p>
          </table:table-cell>
          <table:table-cell office:value-type="float" office:value="18.706" calcext:value-type="float">
            <text:p>1.871E+01</text:p>
          </table:table-cell>
          <table:table-cell office:value-type="float" office:value="15.289" calcext:value-type="float">
            <text:p>1.529E+01</text:p>
          </table:table-cell>
          <table:table-cell office:value-type="float" office:value="45.5036666666667" calcext:value-type="float">
            <text:p>4.550E+01</text:p>
          </table:table-cell>
          <table:table-cell office:value-type="float" office:value="48.9856666666667" calcext:value-type="float">
            <text:p>4.899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05420</text:p>
          </table:table-cell>
          <table:table-cell table:style-name="Default" office:value-type="string" calcext:value-type="string">
            <text:p>OFP12</text:p>
          </table:table-cell>
          <table:table-cell office:value-type="float" office:value="1.90533333333333" calcext:value-type="float">
            <text:p>1.905E+00</text:p>
          </table:table-cell>
          <table:table-cell office:value-type="float" office:value="1.34433333333333" calcext:value-type="float">
            <text:p>1.344E+00</text:p>
          </table:table-cell>
          <table:table-cell office:value-type="float" office:value="2.034" calcext:value-type="float">
            <text:p>2.034E+00</text:p>
          </table:table-cell>
          <table:table-cell office:value-type="float" office:value="2.15766666666667" calcext:value-type="float">
            <text:p>2.158E+00</text:p>
          </table:table-cell>
          <table:table-cell office:value-type="float" office:value="0.978333333333333" calcext:value-type="float">
            <text:p>9.783E-01</text:p>
          </table:table-cell>
          <table:table-cell office:value-type="float" office:value="0.996" calcext:value-type="float">
            <text:p>9.960E-01</text:p>
          </table:table-cell>
          <table:table-cell office:value-type="float" office:value="3.172" calcext:value-type="float">
            <text:p>3.172E+00</text:p>
          </table:table-cell>
          <table:table-cell office:value-type="float" office:value="5.0235" calcext:value-type="float">
            <text:p>5.024E+00</text:p>
          </table:table-cell>
          <table:table-cell office:value-type="float" office:value="2.291" calcext:value-type="float">
            <text:p>2.291E+00</text:p>
          </table:table-cell>
          <table:table-cell office:value-type="float" office:value="3.048" calcext:value-type="float">
            <text:p>3.048E+00</text:p>
          </table:table-cell>
          <table:table-cell office:value-type="float" office:value="5.35966666666667" calcext:value-type="float">
            <text:p>5.360E+00</text:p>
          </table:table-cell>
          <table:table-cell office:value-type="float" office:value="6.87433333333333" calcext:value-type="float">
            <text:p>6.874E+00</text:p>
          </table:table-cell>
          <table:table-cell office:value-type="float" office:value="2.04733333333333" calcext:value-type="float">
            <text:p>2.047E+00</text:p>
          </table:table-cell>
          <table:table-cell office:value-type="float" office:value="2.90366666666667" calcext:value-type="float">
            <text:p>2.904E+00</text:p>
          </table:table-cell>
          <table:table-cell office:value-type="float" office:value="5.213" calcext:value-type="float">
            <text:p>5.213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07135</text:p>
          </table:table-cell>
          <table:table-cell office:value-type="float" office:value="2.56466666666667" calcext:value-type="float">
            <text:p>2.565E+00</text:p>
          </table:table-cell>
          <table:table-cell office:value-type="float" office:value="3.42633333333333" calcext:value-type="float">
            <text:p>3.426E+00</text:p>
          </table:table-cell>
          <table:table-cell office:value-type="float" office:value="3.406" calcext:value-type="float">
            <text:p>3.406E+00</text:p>
          </table:table-cell>
          <table:table-cell office:value-type="float" office:value="10.8623333333333" calcext:value-type="float">
            <text:p>1.086E+01</text:p>
          </table:table-cell>
          <table:table-cell office:value-type="float" office:value="2.941" calcext:value-type="float">
            <text:p>2.941E+00</text:p>
          </table:table-cell>
          <table:table-cell office:value-type="float" office:value="3.31" calcext:value-type="float">
            <text:p>3.310E+00</text:p>
          </table:table-cell>
          <table:table-cell office:value-type="float" office:value="4.96166666666667" calcext:value-type="float">
            <text:p>4.962E+00</text:p>
          </table:table-cell>
          <table:table-cell office:value-type="float" office:value="6.4385" calcext:value-type="float">
            <text:p>6.439E+00</text:p>
          </table:table-cell>
          <table:table-cell office:value-type="float" office:value="3.23866666666667" calcext:value-type="float">
            <text:p>3.239E+00</text:p>
          </table:table-cell>
          <table:table-cell office:value-type="float" office:value="10.105" calcext:value-type="float">
            <text:p>1.011E+01</text:p>
          </table:table-cell>
          <table:table-cell office:value-type="float" office:value="3.65366666666667" calcext:value-type="float">
            <text:p>3.654E+00</text:p>
          </table:table-cell>
          <table:table-cell office:value-type="float" office:value="1.443" calcext:value-type="float">
            <text:p>1.443E+00</text:p>
          </table:table-cell>
          <table:table-cell office:value-type="float" office:value="4.73533333333333" calcext:value-type="float">
            <text:p>4.735E+00</text:p>
          </table:table-cell>
          <table:table-cell office:value-type="float" office:value="18.1863333333333" calcext:value-type="float">
            <text:p>1.819E+01</text:p>
          </table:table-cell>
          <table:table-cell office:value-type="float" office:value="19.2" calcext:value-type="float">
            <text:p>1.920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09950</text:p>
          </table:table-cell>
          <table:table-cell table:style-name="Default" office:value-type="string" calcext:value-type="string">
            <text:p>RAS1</text:p>
          </table:table-cell>
          <table:table-cell office:value-type="float" office:value="0.518" calcext:value-type="float">
            <text:p>5.180E-01</text:p>
          </table:table-cell>
          <table:table-cell office:value-type="float" office:value="0.255333333333333" calcext:value-type="float">
            <text:p>2.553E-01</text:p>
          </table:table-cell>
          <table:table-cell office:value-type="float" office:value="0.305666666666667" calcext:value-type="float">
            <text:p>3.057E-01</text:p>
          </table:table-cell>
          <table:table-cell office:value-type="float" office:value="1.31633333333333" calcext:value-type="float">
            <text:p>1.316E+00</text:p>
          </table:table-cell>
          <table:table-cell office:value-type="float" office:value="0.590333333333333" calcext:value-type="float">
            <text:p>5.903E-01</text:p>
          </table:table-cell>
          <table:table-cell office:value-type="float" office:value="0.309666666666667" calcext:value-type="float">
            <text:p>3.097E-01</text:p>
          </table:table-cell>
          <table:table-cell office:value-type="float" office:value="0.566" calcext:value-type="float">
            <text:p>5.660E-01</text:p>
          </table:table-cell>
          <table:table-cell office:value-type="float" office:value="0.4785" calcext:value-type="float">
            <text:p>4.785E-01</text:p>
          </table:table-cell>
          <table:table-cell office:value-type="float" office:value="0.412" calcext:value-type="float">
            <text:p>4.120E-01</text:p>
          </table:table-cell>
          <table:table-cell office:value-type="float" office:value="1.02033333333333" calcext:value-type="float">
            <text:p>1.020E+00</text:p>
          </table:table-cell>
          <table:table-cell office:value-type="float" office:value="0.73" calcext:value-type="float">
            <text:p>7.300E-01</text:p>
          </table:table-cell>
          <table:table-cell office:value-type="float" office:value="3.12133333333333" calcext:value-type="float">
            <text:p>3.121E+00</text:p>
          </table:table-cell>
          <table:table-cell office:value-type="float" office:value="1.278" calcext:value-type="float">
            <text:p>1.278E+00</text:p>
          </table:table-cell>
          <table:table-cell office:value-type="float" office:value="44.1783333333333" calcext:value-type="float">
            <text:p>4.418E+01</text:p>
          </table:table-cell>
          <table:table-cell office:value-type="float" office:value="56.542" calcext:value-type="float">
            <text:p>5.654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14480</text:p>
          </table:table-cell>
          <table:table-cell office:value-type="float" office:value="1.05466666666667" calcext:value-type="float">
            <text:p>1.055E+00</text:p>
          </table:table-cell>
          <table:table-cell office:value-type="float" office:value="0.963" calcext:value-type="float">
            <text:p>9.630E-01</text:p>
          </table:table-cell>
          <table:table-cell office:value-type="float" office:value="1.059" calcext:value-type="float">
            <text:p>1.059E+00</text:p>
          </table:table-cell>
          <table:table-cell office:value-type="float" office:value="1.436" calcext:value-type="float">
            <text:p>1.436E+00</text:p>
          </table:table-cell>
          <table:table-cell office:value-type="float" office:value="1.03933333333333" calcext:value-type="float">
            <text:p>1.039E+00</text:p>
          </table:table-cell>
          <table:table-cell office:value-type="float" office:value="0.712333333333333" calcext:value-type="float">
            <text:p>7.123E-01</text:p>
          </table:table-cell>
          <table:table-cell office:value-type="float" office:value="0.987666666666667" calcext:value-type="float">
            <text:p>9.877E-01</text:p>
          </table:table-cell>
          <table:table-cell office:value-type="float" office:value="0.9085" calcext:value-type="float">
            <text:p>9.085E-01</text:p>
          </table:table-cell>
          <table:table-cell office:value-type="float" office:value="0.637" calcext:value-type="float">
            <text:p>6.370E-01</text:p>
          </table:table-cell>
          <table:table-cell office:value-type="float" office:value="2.06766666666667" calcext:value-type="float">
            <text:p>2.068E+00</text:p>
          </table:table-cell>
          <table:table-cell office:value-type="float" office:value="0.931666666666667" calcext:value-type="float">
            <text:p>9.317E-01</text:p>
          </table:table-cell>
          <table:table-cell office:value-type="float" office:value="0.619333333333333" calcext:value-type="float">
            <text:p>6.193E-01</text:p>
          </table:table-cell>
          <table:table-cell office:value-type="float" office:value="1.01333333333333" calcext:value-type="float">
            <text:p>1.013E+00</text:p>
          </table:table-cell>
          <table:table-cell office:value-type="float" office:value="2.66833333333333" calcext:value-type="float">
            <text:p>2.668E+00</text:p>
          </table:table-cell>
          <table:table-cell office:value-type="float" office:value="1.475" calcext:value-type="float">
            <text:p>1.475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15010</text:p>
          </table:table-cell>
          <table:table-cell office:value-type="float" office:value="1.54733333333333" calcext:value-type="float">
            <text:p>1.547E+00</text:p>
          </table:table-cell>
          <table:table-cell office:value-type="float" office:value="1.169" calcext:value-type="float">
            <text:p>1.169E+00</text:p>
          </table:table-cell>
          <table:table-cell office:value-type="float" office:value="1.768" calcext:value-type="float">
            <text:p>1.768E+00</text:p>
          </table:table-cell>
          <table:table-cell office:value-type="float" office:value="5.01333333333333" calcext:value-type="float">
            <text:p>5.013E+00</text:p>
          </table:table-cell>
          <table:table-cell office:value-type="float" office:value="2.037" calcext:value-type="float">
            <text:p>2.037E+00</text:p>
          </table:table-cell>
          <table:table-cell office:value-type="float" office:value="5.00866666666667" calcext:value-type="float">
            <text:p>5.009E+00</text:p>
          </table:table-cell>
          <table:table-cell office:value-type="float" office:value="4.99033333333333" calcext:value-type="float">
            <text:p>4.990E+00</text:p>
          </table:table-cell>
          <table:table-cell office:value-type="float" office:value="4.842" calcext:value-type="float">
            <text:p>4.842E+00</text:p>
          </table:table-cell>
          <table:table-cell office:value-type="float" office:value="3.99133333333333" calcext:value-type="float">
            <text:p>3.991E+00</text:p>
          </table:table-cell>
          <table:table-cell office:value-type="float" office:value="3.83266666666667" calcext:value-type="float">
            <text:p>3.833E+00</text:p>
          </table:table-cell>
          <table:table-cell office:value-type="float" office:value="1.54666666666667" calcext:value-type="float">
            <text:p>1.547E+00</text:p>
          </table:table-cell>
          <table:table-cell office:value-type="float" office:value="1.054" calcext:value-type="float">
            <text:p>1.054E+00</text:p>
          </table:table-cell>
          <table:table-cell office:value-type="float" office:value="1.39333333333333" calcext:value-type="float">
            <text:p>1.393E+00</text:p>
          </table:table-cell>
          <table:table-cell office:value-type="float" office:value="6.33566666666667" calcext:value-type="float">
            <text:p>6.336E+00</text:p>
          </table:table-cell>
          <table:table-cell office:value-type="float" office:value="7.08733333333333" calcext:value-type="float">
            <text:p>7.087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18400</text:p>
          </table:table-cell>
          <table:table-cell table:style-name="Default" office:value-type="string" calcext:value-type="string">
            <text:p>BEE1</text:p>
          </table:table-cell>
          <table:table-cell office:value-type="float" office:value="20.7523333333333" calcext:value-type="float">
            <text:p>2.075E+01</text:p>
          </table:table-cell>
          <table:table-cell office:value-type="float" office:value="20.2583333333333" calcext:value-type="float">
            <text:p>2.026E+01</text:p>
          </table:table-cell>
          <table:table-cell office:value-type="float" office:value="18.8916666666667" calcext:value-type="float">
            <text:p>1.889E+01</text:p>
          </table:table-cell>
          <table:table-cell office:value-type="float" office:value="19.3986666666667" calcext:value-type="float">
            <text:p>1.940E+01</text:p>
          </table:table-cell>
          <table:table-cell office:value-type="float" office:value="11.8866666666667" calcext:value-type="float">
            <text:p>1.189E+01</text:p>
          </table:table-cell>
          <table:table-cell office:value-type="float" office:value="7.355" calcext:value-type="float">
            <text:p>7.355E+00</text:p>
          </table:table-cell>
          <table:table-cell office:value-type="float" office:value="16.6686666666667" calcext:value-type="float">
            <text:p>1.667E+01</text:p>
          </table:table-cell>
          <table:table-cell office:value-type="float" office:value="14.71" calcext:value-type="float">
            <text:p>1.471E+01</text:p>
          </table:table-cell>
          <table:table-cell office:value-type="float" office:value="8.13966666666667" calcext:value-type="float">
            <text:p>8.140E+00</text:p>
          </table:table-cell>
          <table:table-cell office:value-type="float" office:value="22.7173333333333" calcext:value-type="float">
            <text:p>2.272E+01</text:p>
          </table:table-cell>
          <table:table-cell office:value-type="float" office:value="23.926" calcext:value-type="float">
            <text:p>2.393E+01</text:p>
          </table:table-cell>
          <table:table-cell office:value-type="float" office:value="28.2226666666667" calcext:value-type="float">
            <text:p>2.822E+01</text:p>
          </table:table-cell>
          <table:table-cell office:value-type="float" office:value="12.0656666666667" calcext:value-type="float">
            <text:p>1.207E+01</text:p>
          </table:table-cell>
          <table:table-cell office:value-type="float" office:value="21.8893333333333" calcext:value-type="float">
            <text:p>2.189E+01</text:p>
          </table:table-cell>
          <table:table-cell office:value-type="float" office:value="38.4566666666667" calcext:value-type="float">
            <text:p>3.846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19530</text:p>
          </table:table-cell>
          <table:table-cell office:value-type="float" office:value="21.801" calcext:value-type="float">
            <text:p>2.180E+01</text:p>
          </table:table-cell>
          <table:table-cell office:value-type="float" office:value="8.911" calcext:value-type="float">
            <text:p>8.911E+00</text:p>
          </table:table-cell>
          <table:table-cell office:value-type="float" office:value="4.684" calcext:value-type="float">
            <text:p>4.684E+00</text:p>
          </table:table-cell>
          <table:table-cell office:value-type="float" office:value="12.5463333333333" calcext:value-type="float">
            <text:p>1.255E+01</text:p>
          </table:table-cell>
          <table:table-cell office:value-type="float" office:value="4.14066666666667" calcext:value-type="float">
            <text:p>4.141E+00</text:p>
          </table:table-cell>
          <table:table-cell office:value-type="float" office:value="6.187" calcext:value-type="float">
            <text:p>6.187E+00</text:p>
          </table:table-cell>
          <table:table-cell office:value-type="float" office:value="9.237" calcext:value-type="float">
            <text:p>9.237E+00</text:p>
          </table:table-cell>
          <table:table-cell office:value-type="float" office:value="5.355" calcext:value-type="float">
            <text:p>5.355E+00</text:p>
          </table:table-cell>
          <table:table-cell office:value-type="float" office:value="3.12566666666667" calcext:value-type="float">
            <text:p>3.126E+00</text:p>
          </table:table-cell>
          <table:table-cell office:value-type="float" office:value="7.10066666666667" calcext:value-type="float">
            <text:p>7.101E+00</text:p>
          </table:table-cell>
          <table:table-cell office:value-type="float" office:value="6.45633333333333" calcext:value-type="float">
            <text:p>6.456E+00</text:p>
          </table:table-cell>
          <table:table-cell office:value-type="float" office:value="5.846" calcext:value-type="float">
            <text:p>5.846E+00</text:p>
          </table:table-cell>
          <table:table-cell office:value-type="float" office:value="25.7923333333333" calcext:value-type="float">
            <text:p>2.579E+01</text:p>
          </table:table-cell>
          <table:table-cell office:value-type="float" office:value="25.844" calcext:value-type="float">
            <text:p>2.584E+01</text:p>
          </table:table-cell>
          <table:table-cell office:value-type="float" office:value="8.69566666666667" calcext:value-type="float">
            <text:p>8.696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19610</text:p>
          </table:table-cell>
          <table:table-cell table:style-name="Default" office:value-type="string" calcext:value-type="string">
            <text:p>PDF1.4</text:p>
          </table:table-cell>
          <table:table-cell office:value-type="float" office:value="23.1473333333333" calcext:value-type="float">
            <text:p>2.315E+01</text:p>
          </table:table-cell>
          <table:table-cell office:value-type="float" office:value="504.834666666667" calcext:value-type="float">
            <text:p>5.048E+02</text:p>
          </table:table-cell>
          <table:table-cell office:value-type="float" office:value="14.8566666666667" calcext:value-type="float">
            <text:p>1.486E+01</text:p>
          </table:table-cell>
          <table:table-cell office:value-type="float" office:value="7.16433333333333" calcext:value-type="float">
            <text:p>7.164E+00</text:p>
          </table:table-cell>
          <table:table-cell office:value-type="float" office:value="6.541" calcext:value-type="float">
            <text:p>6.541E+00</text:p>
          </table:table-cell>
          <table:table-cell office:value-type="float" office:value="12.675" calcext:value-type="float">
            <text:p>1.268E+01</text:p>
          </table:table-cell>
          <table:table-cell office:value-type="float" office:value="68.9763333333333" calcext:value-type="float">
            <text:p>6.898E+01</text:p>
          </table:table-cell>
          <table:table-cell office:value-type="float" office:value="60.851" calcext:value-type="float">
            <text:p>6.085E+01</text:p>
          </table:table-cell>
          <table:table-cell office:value-type="float" office:value="58.0836666666667" calcext:value-type="float">
            <text:p>5.808E+01</text:p>
          </table:table-cell>
          <table:table-cell office:value-type="float" office:value="25.9533333333333" calcext:value-type="float">
            <text:p>2.595E+01</text:p>
          </table:table-cell>
          <table:table-cell office:value-type="float" office:value="40.1833333333333" calcext:value-type="float">
            <text:p>4.018E+01</text:p>
          </table:table-cell>
          <table:table-cell office:value-type="float" office:value="17.9146666666667" calcext:value-type="float">
            <text:p>1.791E+01</text:p>
          </table:table-cell>
          <table:table-cell office:value-type="float" office:value="20.8156666666667" calcext:value-type="float">
            <text:p>2.082E+01</text:p>
          </table:table-cell>
          <table:table-cell office:value-type="float" office:value="14.7396666666667" calcext:value-type="float">
            <text:p>1.474E+01</text:p>
          </table:table-cell>
          <table:table-cell office:value-type="float" office:value="6.93333333333333" calcext:value-type="float">
            <text:p>6.933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25400</text:p>
          </table:table-cell>
          <table:table-cell office:value-type="float" office:value="2.57366666666667" calcext:value-type="float">
            <text:p>2.574E+00</text:p>
          </table:table-cell>
          <table:table-cell office:value-type="float" office:value="5.92633333333333" calcext:value-type="float">
            <text:p>5.926E+00</text:p>
          </table:table-cell>
          <table:table-cell office:value-type="float" office:value="4.13333333333333" calcext:value-type="float">
            <text:p>4.133E+00</text:p>
          </table:table-cell>
          <table:table-cell office:value-type="float" office:value="4.50766666666667" calcext:value-type="float">
            <text:p>4.508E+00</text:p>
          </table:table-cell>
          <table:table-cell office:value-type="float" office:value="4.13833333333333" calcext:value-type="float">
            <text:p>4.138E+00</text:p>
          </table:table-cell>
          <table:table-cell office:value-type="float" office:value="3.20566666666667" calcext:value-type="float">
            <text:p>3.206E+00</text:p>
          </table:table-cell>
          <table:table-cell office:value-type="float" office:value="4.02566666666667" calcext:value-type="float">
            <text:p>4.026E+00</text:p>
          </table:table-cell>
          <table:table-cell office:value-type="float" office:value="5.9955" calcext:value-type="float">
            <text:p>5.996E+00</text:p>
          </table:table-cell>
          <table:table-cell office:value-type="float" office:value="5.06433333333333" calcext:value-type="float">
            <text:p>5.064E+00</text:p>
          </table:table-cell>
          <table:table-cell office:value-type="float" office:value="4.94333333333333" calcext:value-type="float">
            <text:p>4.943E+00</text:p>
          </table:table-cell>
          <table:table-cell office:value-type="float" office:value="4.09933333333333" calcext:value-type="float">
            <text:p>4.099E+00</text:p>
          </table:table-cell>
          <table:table-cell office:value-type="float" office:value="3.861" calcext:value-type="float">
            <text:p>3.861E+00</text:p>
          </table:table-cell>
          <table:table-cell office:value-type="float" office:value="2.18266666666667" calcext:value-type="float">
            <text:p>2.183E+00</text:p>
          </table:table-cell>
          <table:table-cell office:value-type="float" office:value="8.731" calcext:value-type="float">
            <text:p>8.731E+00</text:p>
          </table:table-cell>
          <table:table-cell office:value-type="float" office:value="5.641" calcext:value-type="float">
            <text:p>5.641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28370</text:p>
          </table:table-cell>
          <table:table-cell table:style-name="Default" office:value-type="string" calcext:value-type="string">
            <text:p>ERF11</text:p>
          </table:table-cell>
          <table:table-cell office:value-type="float" office:value="2.83233333333333" calcext:value-type="float">
            <text:p>2.832E+00</text:p>
          </table:table-cell>
          <table:table-cell office:value-type="float" office:value="4.45" calcext:value-type="float">
            <text:p>4.450E+00</text:p>
          </table:table-cell>
          <table:table-cell office:value-type="float" office:value="3.623" calcext:value-type="float">
            <text:p>3.623E+00</text:p>
          </table:table-cell>
          <table:table-cell office:value-type="float" office:value="6.939" calcext:value-type="float">
            <text:p>6.939E+00</text:p>
          </table:table-cell>
          <table:table-cell office:value-type="float" office:value="4.69566666666667" calcext:value-type="float">
            <text:p>4.696E+00</text:p>
          </table:table-cell>
          <table:table-cell office:value-type="float" office:value="4.244" calcext:value-type="float">
            <text:p>4.244E+00</text:p>
          </table:table-cell>
          <table:table-cell office:value-type="float" office:value="6.303" calcext:value-type="float">
            <text:p>6.303E+00</text:p>
          </table:table-cell>
          <table:table-cell office:value-type="float" office:value="4.0315" calcext:value-type="float">
            <text:p>4.032E+00</text:p>
          </table:table-cell>
          <table:table-cell office:value-type="float" office:value="3.95966666666667" calcext:value-type="float">
            <text:p>3.960E+00</text:p>
          </table:table-cell>
          <table:table-cell office:value-type="float" office:value="8.44833333333333" calcext:value-type="float">
            <text:p>8.448E+00</text:p>
          </table:table-cell>
          <table:table-cell office:value-type="float" office:value="2.03766666666667" calcext:value-type="float">
            <text:p>2.038E+00</text:p>
          </table:table-cell>
          <table:table-cell office:value-type="float" office:value="1.70566666666667" calcext:value-type="float">
            <text:p>1.706E+00</text:p>
          </table:table-cell>
          <table:table-cell office:value-type="float" office:value="1.16066666666667" calcext:value-type="float">
            <text:p>1.161E+00</text:p>
          </table:table-cell>
          <table:table-cell office:value-type="float" office:value="3.07033333333333" calcext:value-type="float">
            <text:p>3.070E+00</text:p>
          </table:table-cell>
          <table:table-cell office:value-type="float" office:value="2.493" calcext:value-type="float">
            <text:p>2.493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29020</text:p>
          </table:table-cell>
          <table:table-cell office:value-type="float" office:value="2.47466666666667" calcext:value-type="float">
            <text:p>2.475E+00</text:p>
          </table:table-cell>
          <table:table-cell office:value-type="float" office:value="0.998666666666667" calcext:value-type="float">
            <text:p>9.987E-01</text:p>
          </table:table-cell>
          <table:table-cell office:value-type="float" office:value="2.981" calcext:value-type="float">
            <text:p>2.981E+00</text:p>
          </table:table-cell>
          <table:table-cell office:value-type="float" office:value="1.191" calcext:value-type="float">
            <text:p>1.191E+00</text:p>
          </table:table-cell>
          <table:table-cell office:value-type="float" office:value="3.296" calcext:value-type="float">
            <text:p>3.296E+00</text:p>
          </table:table-cell>
          <table:table-cell office:value-type="float" office:value="3.429" calcext:value-type="float">
            <text:p>3.429E+00</text:p>
          </table:table-cell>
          <table:table-cell office:value-type="float" office:value="1.09" calcext:value-type="float">
            <text:p>1.090E+00</text:p>
          </table:table-cell>
          <table:table-cell office:value-type="float" office:value="0.9485" calcext:value-type="float">
            <text:p>9.485E-01</text:p>
          </table:table-cell>
          <table:table-cell office:value-type="float" office:value="1.82766666666667" calcext:value-type="float">
            <text:p>1.828E+00</text:p>
          </table:table-cell>
          <table:table-cell office:value-type="float" office:value="1.61833333333333" calcext:value-type="float">
            <text:p>1.618E+00</text:p>
          </table:table-cell>
          <table:table-cell office:value-type="float" office:value="1.80566666666667" calcext:value-type="float">
            <text:p>1.806E+00</text:p>
          </table:table-cell>
          <table:table-cell office:value-type="float" office:value="1.37333333333333" calcext:value-type="float">
            <text:p>1.373E+00</text:p>
          </table:table-cell>
          <table:table-cell office:value-type="float" office:value="0.806666666666667" calcext:value-type="float">
            <text:p>8.067E-01</text:p>
          </table:table-cell>
          <table:table-cell office:value-type="float" office:value="1.522" calcext:value-type="float">
            <text:p>1.522E+00</text:p>
          </table:table-cell>
          <table:table-cell office:value-type="float" office:value="3.40633333333333" calcext:value-type="float">
            <text:p>3.406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34510</text:p>
          </table:table-cell>
          <table:table-cell table:style-name="Default" office:value-type="string" calcext:value-type="string">
            <text:p>PER8</text:p>
          </table:table-cell>
          <table:table-cell office:value-type="float" office:value="6.336" calcext:value-type="float">
            <text:p>6.336E+00</text:p>
          </table:table-cell>
          <table:table-cell office:value-type="float" office:value="4.94533333333333" calcext:value-type="float">
            <text:p>4.945E+00</text:p>
          </table:table-cell>
          <table:table-cell office:value-type="float" office:value="5.19266666666667" calcext:value-type="float">
            <text:p>5.193E+00</text:p>
          </table:table-cell>
          <table:table-cell office:value-type="float" office:value="0.878" calcext:value-type="float">
            <text:p>8.780E-01</text:p>
          </table:table-cell>
          <table:table-cell office:value-type="float" office:value="1.511" calcext:value-type="float">
            <text:p>1.511E+00</text:p>
          </table:table-cell>
          <table:table-cell office:value-type="float" office:value="1.74466666666667" calcext:value-type="float">
            <text:p>1.745E+00</text:p>
          </table:table-cell>
          <table:table-cell office:value-type="float" office:value="3.894" calcext:value-type="float">
            <text:p>3.894E+00</text:p>
          </table:table-cell>
          <table:table-cell office:value-type="float" office:value="1.5365" calcext:value-type="float">
            <text:p>1.537E+00</text:p>
          </table:table-cell>
          <table:table-cell office:value-type="float" office:value="2.01033333333333" calcext:value-type="float">
            <text:p>2.010E+00</text:p>
          </table:table-cell>
          <table:table-cell office:value-type="float" office:value="3.12733333333333" calcext:value-type="float">
            <text:p>3.127E+00</text:p>
          </table:table-cell>
          <table:table-cell office:value-type="float" office:value="1.47766666666667" calcext:value-type="float">
            <text:p>1.478E+00</text:p>
          </table:table-cell>
          <table:table-cell office:value-type="float" office:value="1.26233333333333" calcext:value-type="float">
            <text:p>1.262E+00</text:p>
          </table:table-cell>
          <table:table-cell office:value-type="float" office:value="5.74766666666667" calcext:value-type="float">
            <text:p>5.748E+00</text:p>
          </table:table-cell>
          <table:table-cell office:value-type="float" office:value="4.21233333333333" calcext:value-type="float">
            <text:p>4.212E+00</text:p>
          </table:table-cell>
          <table:table-cell office:value-type="float" office:value="2.45233333333333" calcext:value-type="float">
            <text:p>2.452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35140</text:p>
          </table:table-cell>
          <table:table-cell table:style-name="Default" office:value-type="string" calcext:value-type="string">
            <text:p>EXL1</text:p>
          </table:table-cell>
          <table:table-cell office:value-type="float" office:value="2.96433333333333" calcext:value-type="float">
            <text:p>2.964E+00</text:p>
          </table:table-cell>
          <table:table-cell office:value-type="float" office:value="4.339" calcext:value-type="float">
            <text:p>4.339E+00</text:p>
          </table:table-cell>
          <table:table-cell office:value-type="float" office:value="3.04833333333333" calcext:value-type="float">
            <text:p>3.048E+00</text:p>
          </table:table-cell>
          <table:table-cell office:value-type="float" office:value="4.68666666666667" calcext:value-type="float">
            <text:p>4.687E+00</text:p>
          </table:table-cell>
          <table:table-cell office:value-type="float" office:value="3.452" calcext:value-type="float">
            <text:p>3.452E+00</text:p>
          </table:table-cell>
          <table:table-cell office:value-type="float" office:value="2.43166666666667" calcext:value-type="float">
            <text:p>2.432E+00</text:p>
          </table:table-cell>
          <table:table-cell office:value-type="float" office:value="5.865" calcext:value-type="float">
            <text:p>5.865E+00</text:p>
          </table:table-cell>
          <table:table-cell office:value-type="float" office:value="3.649" calcext:value-type="float">
            <text:p>3.649E+00</text:p>
          </table:table-cell>
          <table:table-cell office:value-type="float" office:value="3.22866666666667" calcext:value-type="float">
            <text:p>3.229E+00</text:p>
          </table:table-cell>
          <table:table-cell office:value-type="float" office:value="7.58733333333333" calcext:value-type="float">
            <text:p>7.587E+00</text:p>
          </table:table-cell>
          <table:table-cell office:value-type="float" office:value="2.12333333333333" calcext:value-type="float">
            <text:p>2.123E+00</text:p>
          </table:table-cell>
          <table:table-cell office:value-type="float" office:value="2.31033333333333" calcext:value-type="float">
            <text:p>2.310E+00</text:p>
          </table:table-cell>
          <table:table-cell office:value-type="float" office:value="2.04366666666667" calcext:value-type="float">
            <text:p>2.044E+00</text:p>
          </table:table-cell>
          <table:table-cell office:value-type="float" office:value="6.84366666666667" calcext:value-type="float">
            <text:p>6.844E+00</text:p>
          </table:table-cell>
          <table:table-cell office:value-type="float" office:value="5.03666666666667" calcext:value-type="float">
            <text:p>5.037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47600</text:p>
          </table:table-cell>
          <table:table-cell table:style-name="Default" office:value-type="string" calcext:value-type="string">
            <text:p>TGG4</text:p>
          </table:table-cell>
          <table:table-cell office:value-type="float" office:value="11.745" calcext:value-type="float">
            <text:p>1.175E+01</text:p>
          </table:table-cell>
          <table:table-cell office:value-type="float" office:value="5.04133333333333" calcext:value-type="float">
            <text:p>5.041E+00</text:p>
          </table:table-cell>
          <table:table-cell office:value-type="float" office:value="5.17666666666667" calcext:value-type="float">
            <text:p>5.177E+00</text:p>
          </table:table-cell>
          <table:table-cell office:value-type="float" office:value="1.72333333333333" calcext:value-type="float">
            <text:p>1.723E+00</text:p>
          </table:table-cell>
          <table:table-cell office:value-type="float" office:value="2.23633333333333" calcext:value-type="float">
            <text:p>2.236E+00</text:p>
          </table:table-cell>
          <table:table-cell office:value-type="float" office:value="9.486" calcext:value-type="float">
            <text:p>9.486E+00</text:p>
          </table:table-cell>
          <table:table-cell office:value-type="float" office:value="4.42133333333333" calcext:value-type="float">
            <text:p>4.421E+00</text:p>
          </table:table-cell>
          <table:table-cell office:value-type="float" office:value="1.5265" calcext:value-type="float">
            <text:p>1.527E+00</text:p>
          </table:table-cell>
          <table:table-cell office:value-type="float" office:value="7.115" calcext:value-type="float">
            <text:p>7.115E+00</text:p>
          </table:table-cell>
          <table:table-cell office:value-type="float" office:value="7.39966666666667" calcext:value-type="float">
            <text:p>7.400E+00</text:p>
          </table:table-cell>
          <table:table-cell office:value-type="float" office:value="7.303" calcext:value-type="float">
            <text:p>7.303E+00</text:p>
          </table:table-cell>
          <table:table-cell office:value-type="float" office:value="2.60166666666667" calcext:value-type="float">
            <text:p>2.602E+00</text:p>
          </table:table-cell>
          <table:table-cell office:value-type="float" office:value="1.80166666666667" calcext:value-type="float">
            <text:p>1.802E+00</text:p>
          </table:table-cell>
          <table:table-cell office:value-type="float" office:value="6.471" calcext:value-type="float">
            <text:p>6.471E+00</text:p>
          </table:table-cell>
          <table:table-cell office:value-type="float" office:value="5.34166666666667" calcext:value-type="float">
            <text:p>5.342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49000</text:p>
          </table:table-cell>
          <table:table-cell office:value-type="float" office:value="3.269" calcext:value-type="float">
            <text:p>3.269E+00</text:p>
          </table:table-cell>
          <table:table-cell office:value-type="float" office:value="17.7963333333333" calcext:value-type="float">
            <text:p>1.780E+01</text:p>
          </table:table-cell>
          <table:table-cell office:value-type="float" office:value="6.66433333333333" calcext:value-type="float">
            <text:p>6.664E+00</text:p>
          </table:table-cell>
          <table:table-cell office:value-type="float" office:value="1.75833333333333" calcext:value-type="float">
            <text:p>1.758E+00</text:p>
          </table:table-cell>
          <table:table-cell office:value-type="float" office:value="4.775" calcext:value-type="float">
            <text:p>4.775E+00</text:p>
          </table:table-cell>
          <table:table-cell office:value-type="float" office:value="4.40466666666667" calcext:value-type="float">
            <text:p>4.405E+00</text:p>
          </table:table-cell>
          <table:table-cell office:value-type="float" office:value="3.912" calcext:value-type="float">
            <text:p>3.912E+00</text:p>
          </table:table-cell>
          <table:table-cell office:value-type="float" office:value="4.1615" calcext:value-type="float">
            <text:p>4.162E+00</text:p>
          </table:table-cell>
          <table:table-cell office:value-type="float" office:value="9.641" calcext:value-type="float">
            <text:p>9.641E+00</text:p>
          </table:table-cell>
          <table:table-cell office:value-type="float" office:value="3.33866666666667" calcext:value-type="float">
            <text:p>3.339E+00</text:p>
          </table:table-cell>
          <table:table-cell office:value-type="float" office:value="5.21866666666667" calcext:value-type="float">
            <text:p>5.219E+00</text:p>
          </table:table-cell>
          <table:table-cell office:value-type="float" office:value="6.24833333333333" calcext:value-type="float">
            <text:p>6.248E+00</text:p>
          </table:table-cell>
          <table:table-cell office:value-type="float" office:value="4.387" calcext:value-type="float">
            <text:p>4.387E+00</text:p>
          </table:table-cell>
          <table:table-cell office:value-type="float" office:value="2.335" calcext:value-type="float">
            <text:p>2.335E+00</text:p>
          </table:table-cell>
          <table:table-cell office:value-type="float" office:value="1.67" calcext:value-type="float">
            <text:p>1.670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49640</text:p>
          </table:table-cell>
          <table:table-cell table:style-name="Default" office:value-type="string" calcext:value-type="string">
            <text:p>CXE3</text:p>
          </table:table-cell>
          <table:table-cell office:value-type="float" office:value="2.51033333333333" calcext:value-type="float">
            <text:p>2.510E+00</text:p>
          </table:table-cell>
          <table:table-cell office:value-type="float" office:value="0.779333333333333" calcext:value-type="float">
            <text:p>7.793E-01</text:p>
          </table:table-cell>
          <table:table-cell office:value-type="float" office:value="2.527" calcext:value-type="float">
            <text:p>2.527E+00</text:p>
          </table:table-cell>
          <table:table-cell office:value-type="float" office:value="1.88466666666667" calcext:value-type="float">
            <text:p>1.885E+00</text:p>
          </table:table-cell>
          <table:table-cell office:value-type="float" office:value="1.67966666666667" calcext:value-type="float">
            <text:p>1.680E+00</text:p>
          </table:table-cell>
          <table:table-cell office:value-type="float" office:value="2.15333333333333" calcext:value-type="float">
            <text:p>2.153E+00</text:p>
          </table:table-cell>
          <table:table-cell office:value-type="float" office:value="1.862" calcext:value-type="float">
            <text:p>1.862E+00</text:p>
          </table:table-cell>
          <table:table-cell office:value-type="float" office:value="1.3595" calcext:value-type="float">
            <text:p>1.360E+00</text:p>
          </table:table-cell>
          <table:table-cell office:value-type="float" office:value="1.295" calcext:value-type="float">
            <text:p>1.295E+00</text:p>
          </table:table-cell>
          <table:table-cell office:value-type="float" office:value="2.11733333333333" calcext:value-type="float">
            <text:p>2.117E+00</text:p>
          </table:table-cell>
          <table:table-cell office:value-type="float" office:value="0.522666666666667" calcext:value-type="float">
            <text:p>5.227E-01</text:p>
          </table:table-cell>
          <table:table-cell office:value-type="float" office:value="0.518" calcext:value-type="float">
            <text:p>5.180E-01</text:p>
          </table:table-cell>
          <table:table-cell office:value-type="float" office:value="2.471" calcext:value-type="float">
            <text:p>2.471E+00</text:p>
          </table:table-cell>
          <table:table-cell office:value-type="float" office:value="0.949" calcext:value-type="float">
            <text:p>9.490E-01</text:p>
          </table:table-cell>
          <table:table-cell office:value-type="float" office:value="1.09566666666667" calcext:value-type="float">
            <text:p>1.096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51470</text:p>
          </table:table-cell>
          <table:table-cell table:style-name="Default" office:value-type="string" calcext:value-type="string">
            <text:p>TGG5</text:p>
          </table:table-cell>
          <table:table-cell office:value-type="float" office:value="6.15433333333333" calcext:value-type="float">
            <text:p>6.154E+00</text:p>
          </table:table-cell>
          <table:table-cell office:value-type="float" office:value="3.338" calcext:value-type="float">
            <text:p>3.338E+00</text:p>
          </table:table-cell>
          <table:table-cell office:value-type="float" office:value="4.182" calcext:value-type="float">
            <text:p>4.182E+00</text:p>
          </table:table-cell>
          <table:table-cell office:value-type="float" office:value="1.35233333333333" calcext:value-type="float">
            <text:p>1.352E+00</text:p>
          </table:table-cell>
          <table:table-cell office:value-type="float" office:value="2.04666666666667" calcext:value-type="float">
            <text:p>2.047E+00</text:p>
          </table:table-cell>
          <table:table-cell office:value-type="float" office:value="5.519" calcext:value-type="float">
            <text:p>5.519E+00</text:p>
          </table:table-cell>
          <table:table-cell office:value-type="float" office:value="3.459" calcext:value-type="float">
            <text:p>3.459E+00</text:p>
          </table:table-cell>
          <table:table-cell office:value-type="float" office:value="1.2745" calcext:value-type="float">
            <text:p>1.275E+00</text:p>
          </table:table-cell>
          <table:table-cell office:value-type="float" office:value="4.98133333333333" calcext:value-type="float">
            <text:p>4.981E+00</text:p>
          </table:table-cell>
          <table:table-cell office:value-type="float" office:value="5.513" calcext:value-type="float">
            <text:p>5.513E+00</text:p>
          </table:table-cell>
          <table:table-cell office:value-type="float" office:value="5.00166666666667" calcext:value-type="float">
            <text:p>5.002E+00</text:p>
          </table:table-cell>
          <table:table-cell office:value-type="float" office:value="2.34166666666667" calcext:value-type="float">
            <text:p>2.342E+00</text:p>
          </table:table-cell>
          <table:table-cell office:value-type="float" office:value="1.299" calcext:value-type="float">
            <text:p>1.299E+00</text:p>
          </table:table-cell>
          <table:table-cell office:value-type="float" office:value="4.27033333333333" calcext:value-type="float">
            <text:p>4.270E+00</text:p>
          </table:table-cell>
          <table:table-cell office:value-type="float" office:value="3.86166666666667" calcext:value-type="float">
            <text:p>3.862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57560</text:p>
          </table:table-cell>
          <table:table-cell table:style-name="Default" office:value-type="string" calcext:value-type="string">
            <text:p>AtMYB50</text:p>
          </table:table-cell>
          <table:table-cell office:value-type="float" office:value="1.41366666666667" calcext:value-type="float">
            <text:p>1.414E+00</text:p>
          </table:table-cell>
          <table:table-cell office:value-type="float" office:value="1.27733333333333" calcext:value-type="float">
            <text:p>1.277E+00</text:p>
          </table:table-cell>
          <table:table-cell office:value-type="float" office:value="1.677" calcext:value-type="float">
            <text:p>1.677E+00</text:p>
          </table:table-cell>
          <table:table-cell office:value-type="float" office:value="0.521" calcext:value-type="float">
            <text:p>5.210E-01</text:p>
          </table:table-cell>
          <table:table-cell office:value-type="float" office:value="1.643" calcext:value-type="float">
            <text:p>1.643E+00</text:p>
          </table:table-cell>
          <table:table-cell office:value-type="float" office:value="2.23366666666667" calcext:value-type="float">
            <text:p>2.234E+00</text:p>
          </table:table-cell>
          <table:table-cell office:value-type="float" office:value="1.876" calcext:value-type="float">
            <text:p>1.876E+00</text:p>
          </table:table-cell>
          <table:table-cell office:value-type="float" office:value="1.302" calcext:value-type="float">
            <text:p>1.302E+00</text:p>
          </table:table-cell>
          <table:table-cell office:value-type="float" office:value="1.447" calcext:value-type="float">
            <text:p>1.447E+00</text:p>
          </table:table-cell>
          <table:table-cell office:value-type="float" office:value="1.10233333333333" calcext:value-type="float">
            <text:p>1.102E+00</text:p>
          </table:table-cell>
          <table:table-cell office:value-type="float" office:value="2.03733333333333" calcext:value-type="float">
            <text:p>2.037E+00</text:p>
          </table:table-cell>
          <table:table-cell office:value-type="float" office:value="2.49433333333333" calcext:value-type="float">
            <text:p>2.494E+00</text:p>
          </table:table-cell>
          <table:table-cell office:value-type="float" office:value="1.74433333333333" calcext:value-type="float">
            <text:p>1.744E+00</text:p>
          </table:table-cell>
          <table:table-cell office:value-type="float" office:value="3.187" calcext:value-type="float">
            <text:p>3.187E+00</text:p>
          </table:table-cell>
          <table:table-cell office:value-type="float" office:value="4.41033333333333" calcext:value-type="float">
            <text:p>4.410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57990</text:p>
          </table:table-cell>
          <table:table-cell table:style-name="Default" office:value-type="string" calcext:value-type="string">
            <text:p>PUP18</text:p>
          </table:table-cell>
          <table:table-cell office:value-type="float" office:value="8.166" calcext:value-type="float">
            <text:p>8.166E+00</text:p>
          </table:table-cell>
          <table:table-cell office:value-type="float" office:value="19.1243333333333" calcext:value-type="float">
            <text:p>1.912E+01</text:p>
          </table:table-cell>
          <table:table-cell office:value-type="float" office:value="25.668" calcext:value-type="float">
            <text:p>2.567E+01</text:p>
          </table:table-cell>
          <table:table-cell office:value-type="float" office:value="18.2706666666667" calcext:value-type="float">
            <text:p>1.827E+01</text:p>
          </table:table-cell>
          <table:table-cell office:value-type="float" office:value="11.3866666666667" calcext:value-type="float">
            <text:p>1.139E+01</text:p>
          </table:table-cell>
          <table:table-cell office:value-type="float" office:value="13.9866666666667" calcext:value-type="float">
            <text:p>1.399E+01</text:p>
          </table:table-cell>
          <table:table-cell office:value-type="float" office:value="10.45" calcext:value-type="float">
            <text:p>1.045E+01</text:p>
          </table:table-cell>
          <table:table-cell office:value-type="float" office:value="14.4335" calcext:value-type="float">
            <text:p>1.443E+01</text:p>
          </table:table-cell>
          <table:table-cell office:value-type="float" office:value="17.222" calcext:value-type="float">
            <text:p>1.722E+01</text:p>
          </table:table-cell>
          <table:table-cell office:value-type="float" office:value="16.942" calcext:value-type="float">
            <text:p>1.694E+01</text:p>
          </table:table-cell>
          <table:table-cell office:value-type="float" office:value="9.732" calcext:value-type="float">
            <text:p>9.732E+00</text:p>
          </table:table-cell>
          <table:table-cell office:value-type="float" office:value="7.341" calcext:value-type="float">
            <text:p>7.341E+00</text:p>
          </table:table-cell>
          <table:table-cell office:value-type="float" office:value="7.93233333333333" calcext:value-type="float">
            <text:p>7.932E+00</text:p>
          </table:table-cell>
          <table:table-cell office:value-type="float" office:value="19.4233333333333" calcext:value-type="float">
            <text:p>1.942E+01</text:p>
          </table:table-cell>
          <table:table-cell office:value-type="float" office:value="11.0986666666667" calcext:value-type="float">
            <text:p>1.110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58420</text:p>
          </table:table-cell>
          <table:table-cell office:value-type="float" office:value="1.30666666666667" calcext:value-type="float">
            <text:p>1.307E+00</text:p>
          </table:table-cell>
          <table:table-cell office:value-type="float" office:value="4.58966666666667" calcext:value-type="float">
            <text:p>4.590E+00</text:p>
          </table:table-cell>
          <table:table-cell office:value-type="float" office:value="2.402" calcext:value-type="float">
            <text:p>2.402E+00</text:p>
          </table:table-cell>
          <table:table-cell office:value-type="float" office:value="2.35566666666667" calcext:value-type="float">
            <text:p>2.356E+00</text:p>
          </table:table-cell>
          <table:table-cell office:value-type="float" office:value="2.17666666666667" calcext:value-type="float">
            <text:p>2.177E+00</text:p>
          </table:table-cell>
          <table:table-cell office:value-type="float" office:value="1.77866666666667" calcext:value-type="float">
            <text:p>1.779E+00</text:p>
          </table:table-cell>
          <table:table-cell office:value-type="float" office:value="2.39833333333333" calcext:value-type="float">
            <text:p>2.398E+00</text:p>
          </table:table-cell>
          <table:table-cell office:value-type="float" office:value="3.4205" calcext:value-type="float">
            <text:p>3.421E+00</text:p>
          </table:table-cell>
          <table:table-cell office:value-type="float" office:value="2.877" calcext:value-type="float">
            <text:p>2.877E+00</text:p>
          </table:table-cell>
          <table:table-cell office:value-type="float" office:value="3.575" calcext:value-type="float">
            <text:p>3.575E+00</text:p>
          </table:table-cell>
          <table:table-cell office:value-type="float" office:value="1.71666666666667" calcext:value-type="float">
            <text:p>1.717E+00</text:p>
          </table:table-cell>
          <table:table-cell office:value-type="float" office:value="1.48866666666667" calcext:value-type="float">
            <text:p>1.489E+00</text:p>
          </table:table-cell>
          <table:table-cell office:value-type="float" office:value="1.37733333333333" calcext:value-type="float">
            <text:p>1.377E+00</text:p>
          </table:table-cell>
          <table:table-cell office:value-type="float" office:value="1.97633333333333" calcext:value-type="float">
            <text:p>1.976E+00</text:p>
          </table:table-cell>
          <table:table-cell office:value-type="float" office:value="3.451" calcext:value-type="float">
            <text:p>3.451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61800</text:p>
          </table:table-cell>
          <table:table-cell table:style-name="Default" office:value-type="string" calcext:value-type="string">
            <text:p>GPT2</text:p>
          </table:table-cell>
          <table:table-cell office:value-type="float" office:value="26.2073333333333" calcext:value-type="float">
            <text:p>2.621E+01</text:p>
          </table:table-cell>
          <table:table-cell office:value-type="float" office:value="24.9573333333333" calcext:value-type="float">
            <text:p>2.496E+01</text:p>
          </table:table-cell>
          <table:table-cell office:value-type="float" office:value="15.6943333333333" calcext:value-type="float">
            <text:p>1.569E+01</text:p>
          </table:table-cell>
          <table:table-cell office:value-type="float" office:value="12.4043333333333" calcext:value-type="float">
            <text:p>1.240E+01</text:p>
          </table:table-cell>
          <table:table-cell office:value-type="float" office:value="25.025" calcext:value-type="float">
            <text:p>2.503E+01</text:p>
          </table:table-cell>
          <table:table-cell office:value-type="float" office:value="20.526" calcext:value-type="float">
            <text:p>2.053E+01</text:p>
          </table:table-cell>
          <table:table-cell office:value-type="float" office:value="80.5666666666667" calcext:value-type="float">
            <text:p>8.057E+01</text:p>
          </table:table-cell>
          <table:table-cell office:value-type="float" office:value="14.0925" calcext:value-type="float">
            <text:p>1.409E+01</text:p>
          </table:table-cell>
          <table:table-cell office:value-type="float" office:value="20.526" calcext:value-type="float">
            <text:p>2.053E+01</text:p>
          </table:table-cell>
          <table:table-cell office:value-type="float" office:value="10.1093333333333" calcext:value-type="float">
            <text:p>1.011E+01</text:p>
          </table:table-cell>
          <table:table-cell office:value-type="float" office:value="6.77" calcext:value-type="float">
            <text:p>6.770E+00</text:p>
          </table:table-cell>
          <table:table-cell office:value-type="float" office:value="6.477" calcext:value-type="float">
            <text:p>6.477E+00</text:p>
          </table:table-cell>
          <table:table-cell office:value-type="float" office:value="8.90966666666667" calcext:value-type="float">
            <text:p>8.910E+00</text:p>
          </table:table-cell>
          <table:table-cell office:value-type="float" office:value="2.68233333333333" calcext:value-type="float">
            <text:p>2.682E+00</text:p>
          </table:table-cell>
          <table:table-cell office:value-type="float" office:value="10.741" calcext:value-type="float">
            <text:p>1.074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61810</text:p>
          </table:table-cell>
          <table:table-cell table:style-name="Default" office:value-type="string" calcext:value-type="string">
            <text:p>BGLU45</text:p>
          </table:table-cell>
          <table:table-cell office:value-type="float" office:value="2.88166666666667" calcext:value-type="float">
            <text:p>2.882E+00</text:p>
          </table:table-cell>
          <table:table-cell office:value-type="float" office:value="1.92666666666667" calcext:value-type="float">
            <text:p>1.927E+00</text:p>
          </table:table-cell>
          <table:table-cell office:value-type="float" office:value="2.07633333333333" calcext:value-type="float">
            <text:p>2.076E+00</text:p>
          </table:table-cell>
          <table:table-cell office:value-type="float" office:value="0.909" calcext:value-type="float">
            <text:p>9.090E-01</text:p>
          </table:table-cell>
          <table:table-cell office:value-type="float" office:value="0.805" calcext:value-type="float">
            <text:p>8.050E-01</text:p>
          </table:table-cell>
          <table:table-cell office:value-type="float" office:value="1.12166666666667" calcext:value-type="float">
            <text:p>1.122E+00</text:p>
          </table:table-cell>
          <table:table-cell office:value-type="float" office:value="2.52633333333333" calcext:value-type="float">
            <text:p>2.526E+00</text:p>
          </table:table-cell>
          <table:table-cell office:value-type="float" office:value="1.319" calcext:value-type="float">
            <text:p>1.319E+00</text:p>
          </table:table-cell>
          <table:table-cell office:value-type="float" office:value="1.14733333333333" calcext:value-type="float">
            <text:p>1.147E+00</text:p>
          </table:table-cell>
          <table:table-cell office:value-type="float" office:value="1.53733333333333" calcext:value-type="float">
            <text:p>1.537E+00</text:p>
          </table:table-cell>
          <table:table-cell office:value-type="float" office:value="2.622" calcext:value-type="float">
            <text:p>2.622E+00</text:p>
          </table:table-cell>
          <table:table-cell office:value-type="float" office:value="3.76933333333333" calcext:value-type="float">
            <text:p>3.769E+00</text:p>
          </table:table-cell>
          <table:table-cell office:value-type="float" office:value="10.228" calcext:value-type="float">
            <text:p>1.023E+01</text:p>
          </table:table-cell>
          <table:table-cell office:value-type="float" office:value="8.29766666666667" calcext:value-type="float">
            <text:p>8.298E+00</text:p>
          </table:table-cell>
          <table:table-cell office:value-type="float" office:value="3.74066666666667" calcext:value-type="float">
            <text:p>3.741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61930</text:p>
          </table:table-cell>
          <table:table-cell office:value-type="float" office:value="4.407" calcext:value-type="float">
            <text:p>4.407E+00</text:p>
          </table:table-cell>
          <table:table-cell office:value-type="float" office:value="2.93433333333333" calcext:value-type="float">
            <text:p>2.934E+00</text:p>
          </table:table-cell>
          <table:table-cell office:value-type="float" office:value="3.79966666666667" calcext:value-type="float">
            <text:p>3.800E+00</text:p>
          </table:table-cell>
          <table:table-cell office:value-type="float" office:value="1.81233333333333" calcext:value-type="float">
            <text:p>1.812E+00</text:p>
          </table:table-cell>
          <table:table-cell office:value-type="float" office:value="3.54833333333333" calcext:value-type="float">
            <text:p>3.548E+00</text:p>
          </table:table-cell>
          <table:table-cell office:value-type="float" office:value="4.51466666666667" calcext:value-type="float">
            <text:p>4.515E+00</text:p>
          </table:table-cell>
          <table:table-cell office:value-type="float" office:value="2.70966666666667" calcext:value-type="float">
            <text:p>2.710E+00</text:p>
          </table:table-cell>
          <table:table-cell office:value-type="float" office:value="2.54" calcext:value-type="float">
            <text:p>2.540E+00</text:p>
          </table:table-cell>
          <table:table-cell office:value-type="float" office:value="2.79466666666667" calcext:value-type="float">
            <text:p>2.795E+00</text:p>
          </table:table-cell>
          <table:table-cell office:value-type="float" office:value="2.57333333333333" calcext:value-type="float">
            <text:p>2.573E+00</text:p>
          </table:table-cell>
          <table:table-cell office:value-type="float" office:value="4.822" calcext:value-type="float">
            <text:p>4.822E+00</text:p>
          </table:table-cell>
          <table:table-cell office:value-type="float" office:value="4.00933333333333" calcext:value-type="float">
            <text:p>4.009E+00</text:p>
          </table:table-cell>
          <table:table-cell office:value-type="float" office:value="3.83766666666667" calcext:value-type="float">
            <text:p>3.838E+00</text:p>
          </table:table-cell>
          <table:table-cell office:value-type="float" office:value="1.46833333333333" calcext:value-type="float">
            <text:p>1.468E+00</text:p>
          </table:table-cell>
          <table:table-cell office:value-type="float" office:value="3.23033333333333" calcext:value-type="float">
            <text:p>3.230E+00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AT1G62360</text:p>
          </table:table-cell>
          <table:table-cell table:style-name="ce16" office:value-type="string" calcext:value-type="string">
            <text:p>STM</text:p>
          </table:table-cell>
          <table:table-cell table:style-name="ce6" office:value-type="float" office:value="2.81033333333333" calcext:value-type="float">
            <text:p>2.810E+00</text:p>
          </table:table-cell>
          <table:table-cell table:style-name="ce6" office:value-type="float" office:value="3.29233333333333" calcext:value-type="float">
            <text:p>3.292E+00</text:p>
          </table:table-cell>
          <table:table-cell table:style-name="ce10" office:value-type="float" office:value="2.45933333333333" calcext:value-type="float">
            <text:p>2.459E+00</text:p>
          </table:table-cell>
          <table:table-cell table:style-name="ce6" office:value-type="float" office:value="3.82166666666667" calcext:value-type="float">
            <text:p>3.822E+00</text:p>
          </table:table-cell>
          <table:table-cell table:style-name="ce6" office:value-type="float" office:value="3.115" calcext:value-type="float">
            <text:p>3.115E+00</text:p>
          </table:table-cell>
          <table:table-cell table:style-name="ce14" office:value-type="float" office:value="2.86433333333333" calcext:value-type="float">
            <text:p>2.864E+00</text:p>
          </table:table-cell>
          <table:table-cell table:style-name="ce6" office:value-type="float" office:value="2.609" calcext:value-type="float">
            <text:p>2.609E+00</text:p>
          </table:table-cell>
          <table:table-cell table:style-name="ce6" office:value-type="float" office:value="2.822" calcext:value-type="float">
            <text:p>2.822E+00</text:p>
          </table:table-cell>
          <table:table-cell table:style-name="ce14" office:value-type="float" office:value="2.75266666666667" calcext:value-type="float">
            <text:p>2.753E+00</text:p>
          </table:table-cell>
          <table:table-cell table:style-name="ce6" office:value-type="float" office:value="205.753666666667" calcext:value-type="float">
            <text:p>2.058E+02</text:p>
          </table:table-cell>
          <table:table-cell table:style-name="ce6" office:value-type="float" office:value="79.372" calcext:value-type="float">
            <text:p>7.937E+01</text:p>
          </table:table-cell>
          <table:table-cell table:style-name="ce14" office:value-type="float" office:value="120.877" calcext:value-type="float">
            <text:p>1.209E+02</text:p>
          </table:table-cell>
          <table:table-cell table:style-name="ce6" office:value-type="float" office:value="1.81633333333333" calcext:value-type="float">
            <text:p>1.816E+00</text:p>
          </table:table-cell>
          <table:table-cell table:style-name="ce6" office:value-type="float" office:value="2.77833333333333" calcext:value-type="float">
            <text:p>2.778E+00</text:p>
          </table:table-cell>
          <table:table-cell table:style-name="ce14" office:value-type="float" office:value="2.31866666666667" calcext:value-type="float">
            <text:p>2.319E+00</text:p>
          </table:table-cell>
          <table:table-cell table:style-name="ce16" table:number-columns-repeated="1007"/>
        </table:table-row>
        <table:table-row table:style-name="ro1">
          <table:table-cell table:style-name="Default" office:value-type="string" calcext:value-type="string">
            <text:p>AT1G65390</text:p>
          </table:table-cell>
          <table:table-cell table:style-name="Default" office:value-type="string" calcext:value-type="string">
            <text:p>PP2A5</text:p>
          </table:table-cell>
          <table:table-cell office:value-type="float" office:value="1.00133333333333" calcext:value-type="float">
            <text:p>1.001E+00</text:p>
          </table:table-cell>
          <table:table-cell office:value-type="float" office:value="5.45166666666667" calcext:value-type="float">
            <text:p>5.452E+00</text:p>
          </table:table-cell>
          <table:table-cell office:value-type="float" office:value="2.75466666666667" calcext:value-type="float">
            <text:p>2.755E+00</text:p>
          </table:table-cell>
          <table:table-cell office:value-type="float" office:value="2.642" calcext:value-type="float">
            <text:p>2.642E+00</text:p>
          </table:table-cell>
          <table:table-cell office:value-type="float" office:value="4.39266666666667" calcext:value-type="float">
            <text:p>4.393E+00</text:p>
          </table:table-cell>
          <table:table-cell office:value-type="float" office:value="3.04133333333333" calcext:value-type="float">
            <text:p>3.041E+00</text:p>
          </table:table-cell>
          <table:table-cell office:value-type="float" office:value="1.344" calcext:value-type="float">
            <text:p>1.344E+00</text:p>
          </table:table-cell>
          <table:table-cell office:value-type="float" office:value="3.375" calcext:value-type="float">
            <text:p>3.375E+00</text:p>
          </table:table-cell>
          <table:table-cell office:value-type="float" office:value="3.075" calcext:value-type="float">
            <text:p>3.075E+00</text:p>
          </table:table-cell>
          <table:table-cell office:value-type="float" office:value="2.04733333333333" calcext:value-type="float">
            <text:p>2.047E+00</text:p>
          </table:table-cell>
          <table:table-cell office:value-type="float" office:value="2.62233333333333" calcext:value-type="float">
            <text:p>2.622E+00</text:p>
          </table:table-cell>
          <table:table-cell office:value-type="float" office:value="1.76466666666667" calcext:value-type="float">
            <text:p>1.765E+00</text:p>
          </table:table-cell>
          <table:table-cell office:value-type="float" office:value="0.9" calcext:value-type="float">
            <text:p>9.000E-01</text:p>
          </table:table-cell>
          <table:table-cell office:value-type="float" office:value="1.68966666666667" calcext:value-type="float">
            <text:p>1.690E+00</text:p>
          </table:table-cell>
          <table:table-cell office:value-type="float" office:value="4.24633333333333" calcext:value-type="float">
            <text:p>4.246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65480</text:p>
          </table:table-cell>
          <table:table-cell table:style-name="Default" office:value-type="string" calcext:value-type="string">
            <text:p>FT</text:p>
          </table:table-cell>
          <table:table-cell office:value-type="float" office:value="3.019" calcext:value-type="float">
            <text:p>3.019E+00</text:p>
          </table:table-cell>
          <table:table-cell office:value-type="float" office:value="9.19766666666667" calcext:value-type="float">
            <text:p>9.198E+00</text:p>
          </table:table-cell>
          <table:table-cell office:value-type="float" office:value="1.974" calcext:value-type="float">
            <text:p>1.974E+00</text:p>
          </table:table-cell>
          <table:table-cell office:value-type="float" office:value="2.26033333333333" calcext:value-type="float">
            <text:p>2.260E+00</text:p>
          </table:table-cell>
          <table:table-cell office:value-type="float" office:value="1.67033333333333" calcext:value-type="float">
            <text:p>1.670E+00</text:p>
          </table:table-cell>
          <table:table-cell office:value-type="float" office:value="1.61266666666667" calcext:value-type="float">
            <text:p>1.613E+00</text:p>
          </table:table-cell>
          <table:table-cell office:value-type="float" office:value="1.177" calcext:value-type="float">
            <text:p>1.177E+00</text:p>
          </table:table-cell>
          <table:table-cell office:value-type="float" office:value="0.485" calcext:value-type="float">
            <text:p>4.850E-01</text:p>
          </table:table-cell>
          <table:table-cell office:value-type="float" office:value="0.763666666666667" calcext:value-type="float">
            <text:p>7.637E-01</text:p>
          </table:table-cell>
          <table:table-cell office:value-type="float" office:value="2.47833333333333" calcext:value-type="float">
            <text:p>2.478E+00</text:p>
          </table:table-cell>
          <table:table-cell office:value-type="float" office:value="2.95733333333333" calcext:value-type="float">
            <text:p>2.957E+00</text:p>
          </table:table-cell>
          <table:table-cell office:value-type="float" office:value="2.311" calcext:value-type="float">
            <text:p>2.311E+00</text:p>
          </table:table-cell>
          <table:table-cell office:value-type="float" office:value="1.027" calcext:value-type="float">
            <text:p>1.027E+00</text:p>
          </table:table-cell>
          <table:table-cell office:value-type="float" office:value="3.287" calcext:value-type="float">
            <text:p>3.287E+00</text:p>
          </table:table-cell>
          <table:table-cell office:value-type="float" office:value="1.16433333333333" calcext:value-type="float">
            <text:p>1.164E+00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AT1G65620</text:p>
          </table:table-cell>
          <table:table-cell table:style-name="ce16" office:value-type="string" calcext:value-type="string">
            <text:p>LBD6</text:p>
          </table:table-cell>
          <table:table-cell table:style-name="ce6" office:value-type="float" office:value="322.226" calcext:value-type="float">
            <text:p>3.222E+02</text:p>
          </table:table-cell>
          <table:table-cell table:style-name="ce6" office:value-type="float" office:value="173.824333333333" calcext:value-type="float">
            <text:p>1.738E+02</text:p>
          </table:table-cell>
          <table:table-cell table:style-name="ce10" office:value-type="float" office:value="167.497" calcext:value-type="float">
            <text:p>1.675E+02</text:p>
          </table:table-cell>
          <table:table-cell table:style-name="ce6" office:value-type="float" office:value="2.269" calcext:value-type="float">
            <text:p>2.269E+00</text:p>
          </table:table-cell>
          <table:table-cell table:style-name="ce6" office:value-type="float" office:value="1.747" calcext:value-type="float">
            <text:p>1.747E+00</text:p>
          </table:table-cell>
          <table:table-cell table:style-name="ce14" office:value-type="float" office:value="0.879333333333333" calcext:value-type="float">
            <text:p>8.793E-01</text:p>
          </table:table-cell>
          <table:table-cell table:style-name="ce6" office:value-type="float" office:value="3.551" calcext:value-type="float">
            <text:p>3.551E+00</text:p>
          </table:table-cell>
          <table:table-cell table:style-name="ce6" office:value-type="float" office:value="2.652" calcext:value-type="float">
            <text:p>2.652E+00</text:p>
          </table:table-cell>
          <table:table-cell table:style-name="ce14" office:value-type="float" office:value="3.67033333333333" calcext:value-type="float">
            <text:p>3.670E+00</text:p>
          </table:table-cell>
          <table:table-cell table:style-name="ce6" office:value-type="float" office:value="3.31133333333333" calcext:value-type="float">
            <text:p>3.311E+00</text:p>
          </table:table-cell>
          <table:table-cell table:style-name="ce6" office:value-type="float" office:value="2.22133333333333" calcext:value-type="float">
            <text:p>2.221E+00</text:p>
          </table:table-cell>
          <table:table-cell table:style-name="ce14" office:value-type="float" office:value="4.20133333333333" calcext:value-type="float">
            <text:p>4.201E+00</text:p>
          </table:table-cell>
          <table:table-cell table:style-name="ce6" office:value-type="float" office:value="2.50933333333333" calcext:value-type="float">
            <text:p>2.509E+00</text:p>
          </table:table-cell>
          <table:table-cell table:style-name="ce6" office:value-type="float" office:value="2.079" calcext:value-type="float">
            <text:p>2.079E+00</text:p>
          </table:table-cell>
          <table:table-cell table:style-name="ce14" office:value-type="float" office:value="2.99133333333333" calcext:value-type="float">
            <text:p>2.991E+00</text:p>
          </table:table-cell>
          <table:table-cell table:style-name="ce16"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66090</text:p>
          </table:table-cell>
          <table:table-cell office:value-type="float" office:value="1.29133333333333" calcext:value-type="float">
            <text:p>1.291E+00</text:p>
          </table:table-cell>
          <table:table-cell office:value-type="float" office:value="3.66066666666667" calcext:value-type="float">
            <text:p>3.661E+00</text:p>
          </table:table-cell>
          <table:table-cell office:value-type="float" office:value="2.34033333333333" calcext:value-type="float">
            <text:p>2.340E+00</text:p>
          </table:table-cell>
          <table:table-cell office:value-type="float" office:value="2.73033333333333" calcext:value-type="float">
            <text:p>2.730E+00</text:p>
          </table:table-cell>
          <table:table-cell office:value-type="float" office:value="1.70433333333333" calcext:value-type="float">
            <text:p>1.704E+00</text:p>
          </table:table-cell>
          <table:table-cell office:value-type="float" office:value="1.83666666666667" calcext:value-type="float">
            <text:p>1.837E+00</text:p>
          </table:table-cell>
          <table:table-cell office:value-type="float" office:value="2.93266666666667" calcext:value-type="float">
            <text:p>2.933E+00</text:p>
          </table:table-cell>
          <table:table-cell office:value-type="float" office:value="2.7395" calcext:value-type="float">
            <text:p>2.740E+00</text:p>
          </table:table-cell>
          <table:table-cell office:value-type="float" office:value="2.05233333333333" calcext:value-type="float">
            <text:p>2.052E+00</text:p>
          </table:table-cell>
          <table:table-cell office:value-type="float" office:value="3.86466666666667" calcext:value-type="float">
            <text:p>3.865E+00</text:p>
          </table:table-cell>
          <table:table-cell office:value-type="float" office:value="1.27833333333333" calcext:value-type="float">
            <text:p>1.278E+00</text:p>
          </table:table-cell>
          <table:table-cell office:value-type="float" office:value="0.771" calcext:value-type="float">
            <text:p>7.710E-01</text:p>
          </table:table-cell>
          <table:table-cell office:value-type="float" office:value="0.811" calcext:value-type="float">
            <text:p>8.110E-01</text:p>
          </table:table-cell>
          <table:table-cell office:value-type="float" office:value="2.897" calcext:value-type="float">
            <text:p>2.897E+00</text:p>
          </table:table-cell>
          <table:table-cell office:value-type="float" office:value="3.00233333333333" calcext:value-type="float">
            <text:p>3.002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71015</text:p>
          </table:table-cell>
          <table:table-cell office:value-type="float" office:value="1.176" calcext:value-type="float">
            <text:p>1.176E+00</text:p>
          </table:table-cell>
          <table:table-cell office:value-type="float" office:value="2.03233333333333" calcext:value-type="float">
            <text:p>2.032E+00</text:p>
          </table:table-cell>
          <table:table-cell office:value-type="float" office:value="4.23733333333333" calcext:value-type="float">
            <text:p>4.237E+00</text:p>
          </table:table-cell>
          <table:table-cell office:value-type="float" office:value="1.01966666666667" calcext:value-type="float">
            <text:p>1.020E+00</text:p>
          </table:table-cell>
          <table:table-cell office:value-type="float" office:value="1.27833333333333" calcext:value-type="float">
            <text:p>1.278E+00</text:p>
          </table:table-cell>
          <table:table-cell office:value-type="float" office:value="2.361" calcext:value-type="float">
            <text:p>2.361E+00</text:p>
          </table:table-cell>
          <table:table-cell office:value-type="float" office:value="1.614" calcext:value-type="float">
            <text:p>1.614E+00</text:p>
          </table:table-cell>
          <table:table-cell office:value-type="float" office:value="0.859" calcext:value-type="float">
            <text:p>8.590E-01</text:p>
          </table:table-cell>
          <table:table-cell office:value-type="float" office:value="0.953" calcext:value-type="float">
            <text:p>9.530E-01</text:p>
          </table:table-cell>
          <table:table-cell office:value-type="float" office:value="1.061" calcext:value-type="float">
            <text:p>1.061E+00</text:p>
          </table:table-cell>
          <table:table-cell office:value-type="float" office:value="2.05033333333333" calcext:value-type="float">
            <text:p>2.050E+00</text:p>
          </table:table-cell>
          <table:table-cell office:value-type="float" office:value="2.09366666666667" calcext:value-type="float">
            <text:p>2.094E+00</text:p>
          </table:table-cell>
          <table:table-cell office:value-type="float" office:value="1.69866666666667" calcext:value-type="float">
            <text:p>1.699E+00</text:p>
          </table:table-cell>
          <table:table-cell office:value-type="float" office:value="0.58" calcext:value-type="float">
            <text:p>5.800E-01</text:p>
          </table:table-cell>
          <table:table-cell office:value-type="float" office:value="1.30366666666667" calcext:value-type="float">
            <text:p>1.304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71030</text:p>
          </table:table-cell>
          <table:table-cell table:style-name="Default" office:value-type="string" calcext:value-type="string">
            <text:p>ATMYBL2</text:p>
          </table:table-cell>
          <table:table-cell office:value-type="float" office:value="5.79866666666667" calcext:value-type="float">
            <text:p>5.799E+00</text:p>
          </table:table-cell>
          <table:table-cell office:value-type="float" office:value="7.804" calcext:value-type="float">
            <text:p>7.804E+00</text:p>
          </table:table-cell>
          <table:table-cell office:value-type="float" office:value="18.104" calcext:value-type="float">
            <text:p>1.810E+01</text:p>
          </table:table-cell>
          <table:table-cell office:value-type="float" office:value="14.7236666666667" calcext:value-type="float">
            <text:p>1.472E+01</text:p>
          </table:table-cell>
          <table:table-cell office:value-type="float" office:value="9.17" calcext:value-type="float">
            <text:p>9.170E+00</text:p>
          </table:table-cell>
          <table:table-cell office:value-type="float" office:value="17.9263333333333" calcext:value-type="float">
            <text:p>1.793E+01</text:p>
          </table:table-cell>
          <table:table-cell office:value-type="float" office:value="8.78033333333333" calcext:value-type="float">
            <text:p>8.780E+00</text:p>
          </table:table-cell>
          <table:table-cell office:value-type="float" office:value="8.9035" calcext:value-type="float">
            <text:p>8.904E+00</text:p>
          </table:table-cell>
          <table:table-cell office:value-type="float" office:value="8.05133333333333" calcext:value-type="float">
            <text:p>8.051E+00</text:p>
          </table:table-cell>
          <table:table-cell office:value-type="float" office:value="11.506" calcext:value-type="float">
            <text:p>1.151E+01</text:p>
          </table:table-cell>
          <table:table-cell office:value-type="float" office:value="3.09133333333333" calcext:value-type="float">
            <text:p>3.091E+00</text:p>
          </table:table-cell>
          <table:table-cell office:value-type="float" office:value="4.63433333333333" calcext:value-type="float">
            <text:p>4.634E+00</text:p>
          </table:table-cell>
          <table:table-cell office:value-type="float" office:value="5.21066666666667" calcext:value-type="float">
            <text:p>5.211E+00</text:p>
          </table:table-cell>
          <table:table-cell office:value-type="float" office:value="12.9556666666667" calcext:value-type="float">
            <text:p>1.296E+01</text:p>
          </table:table-cell>
          <table:table-cell office:value-type="float" office:value="6.58233333333333" calcext:value-type="float">
            <text:p>6.582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72070</text:p>
          </table:table-cell>
          <table:table-cell office:value-type="float" office:value="7.83133333333333" calcext:value-type="float">
            <text:p>7.831E+00</text:p>
          </table:table-cell>
          <table:table-cell office:value-type="float" office:value="79.0146666666667" calcext:value-type="float">
            <text:p>7.901E+01</text:p>
          </table:table-cell>
          <table:table-cell office:value-type="float" office:value="12.739" calcext:value-type="float">
            <text:p>1.274E+01</text:p>
          </table:table-cell>
          <table:table-cell office:value-type="float" office:value="7.42366666666667" calcext:value-type="float">
            <text:p>7.424E+00</text:p>
          </table:table-cell>
          <table:table-cell office:value-type="float" office:value="9.52666666666667" calcext:value-type="float">
            <text:p>9.527E+00</text:p>
          </table:table-cell>
          <table:table-cell office:value-type="float" office:value="16.4803333333333" calcext:value-type="float">
            <text:p>1.648E+01</text:p>
          </table:table-cell>
          <table:table-cell office:value-type="float" office:value="12.304" calcext:value-type="float">
            <text:p>1.230E+01</text:p>
          </table:table-cell>
          <table:table-cell office:value-type="float" office:value="15.1075" calcext:value-type="float">
            <text:p>1.511E+01</text:p>
          </table:table-cell>
          <table:table-cell office:value-type="float" office:value="21.2143333333333" calcext:value-type="float">
            <text:p>2.121E+01</text:p>
          </table:table-cell>
          <table:table-cell office:value-type="float" office:value="9.586" calcext:value-type="float">
            <text:p>9.586E+00</text:p>
          </table:table-cell>
          <table:table-cell office:value-type="float" office:value="14.764" calcext:value-type="float">
            <text:p>1.476E+01</text:p>
          </table:table-cell>
          <table:table-cell office:value-type="float" office:value="10.2616666666667" calcext:value-type="float">
            <text:p>1.026E+01</text:p>
          </table:table-cell>
          <table:table-cell office:value-type="float" office:value="6.874" calcext:value-type="float">
            <text:p>6.874E+00</text:p>
          </table:table-cell>
          <table:table-cell office:value-type="float" office:value="16.5783333333333" calcext:value-type="float">
            <text:p>1.658E+01</text:p>
          </table:table-cell>
          <table:table-cell office:value-type="float" office:value="14.0913333333333" calcext:value-type="float">
            <text:p>1.409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72450</text:p>
          </table:table-cell>
          <table:table-cell table:style-name="Default" office:value-type="string" calcext:value-type="string">
            <text:p>TIFY11B</text:p>
          </table:table-cell>
          <table:table-cell office:value-type="float" office:value="20.851" calcext:value-type="float">
            <text:p>2.085E+01</text:p>
          </table:table-cell>
          <table:table-cell office:value-type="float" office:value="26.812" calcext:value-type="float">
            <text:p>2.681E+01</text:p>
          </table:table-cell>
          <table:table-cell office:value-type="float" office:value="24.9986666666667" calcext:value-type="float">
            <text:p>2.500E+01</text:p>
          </table:table-cell>
          <table:table-cell office:value-type="float" office:value="17.9746666666667" calcext:value-type="float">
            <text:p>1.797E+01</text:p>
          </table:table-cell>
          <table:table-cell office:value-type="float" office:value="11.44" calcext:value-type="float">
            <text:p>1.144E+01</text:p>
          </table:table-cell>
          <table:table-cell office:value-type="float" office:value="6.43166666666667" calcext:value-type="float">
            <text:p>6.432E+00</text:p>
          </table:table-cell>
          <table:table-cell office:value-type="float" office:value="45.023" calcext:value-type="float">
            <text:p>4.502E+01</text:p>
          </table:table-cell>
          <table:table-cell office:value-type="float" office:value="59.7275" calcext:value-type="float">
            <text:p>5.973E+01</text:p>
          </table:table-cell>
          <table:table-cell office:value-type="float" office:value="43.7236666666667" calcext:value-type="float">
            <text:p>4.372E+01</text:p>
          </table:table-cell>
          <table:table-cell office:value-type="float" office:value="20.104" calcext:value-type="float">
            <text:p>2.010E+01</text:p>
          </table:table-cell>
          <table:table-cell office:value-type="float" office:value="23.5456666666667" calcext:value-type="float">
            <text:p>2.355E+01</text:p>
          </table:table-cell>
          <table:table-cell office:value-type="float" office:value="18.9093333333333" calcext:value-type="float">
            <text:p>1.891E+01</text:p>
          </table:table-cell>
          <table:table-cell office:value-type="float" office:value="14.7243333333333" calcext:value-type="float">
            <text:p>1.472E+01</text:p>
          </table:table-cell>
          <table:table-cell office:value-type="float" office:value="40.415" calcext:value-type="float">
            <text:p>4.042E+01</text:p>
          </table:table-cell>
          <table:table-cell office:value-type="float" office:value="40.3116666666667" calcext:value-type="float">
            <text:p>4.031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72910</text:p>
          </table:table-cell>
          <table:table-cell office:value-type="float" office:value="3.77733333333333" calcext:value-type="float">
            <text:p>3.777E+00</text:p>
          </table:table-cell>
          <table:table-cell office:value-type="float" office:value="6.436" calcext:value-type="float">
            <text:p>6.436E+00</text:p>
          </table:table-cell>
          <table:table-cell office:value-type="float" office:value="3.33366666666667" calcext:value-type="float">
            <text:p>3.334E+00</text:p>
          </table:table-cell>
          <table:table-cell office:value-type="float" office:value="7.58333333333333" calcext:value-type="float">
            <text:p>7.583E+00</text:p>
          </table:table-cell>
          <table:table-cell office:value-type="float" office:value="5.05833333333333" calcext:value-type="float">
            <text:p>5.058E+00</text:p>
          </table:table-cell>
          <table:table-cell office:value-type="float" office:value="4.90633333333333" calcext:value-type="float">
            <text:p>4.906E+00</text:p>
          </table:table-cell>
          <table:table-cell office:value-type="float" office:value="7.90533333333333" calcext:value-type="float">
            <text:p>7.905E+00</text:p>
          </table:table-cell>
          <table:table-cell office:value-type="float" office:value="6.44" calcext:value-type="float">
            <text:p>6.440E+00</text:p>
          </table:table-cell>
          <table:table-cell office:value-type="float" office:value="5.877" calcext:value-type="float">
            <text:p>5.877E+00</text:p>
          </table:table-cell>
          <table:table-cell office:value-type="float" office:value="10.3576666666667" calcext:value-type="float">
            <text:p>1.036E+01</text:p>
          </table:table-cell>
          <table:table-cell office:value-type="float" office:value="2.44666666666667" calcext:value-type="float">
            <text:p>2.447E+00</text:p>
          </table:table-cell>
          <table:table-cell office:value-type="float" office:value="1.78666666666667" calcext:value-type="float">
            <text:p>1.787E+00</text:p>
          </table:table-cell>
          <table:table-cell office:value-type="float" office:value="1.46366666666667" calcext:value-type="float">
            <text:p>1.464E+00</text:p>
          </table:table-cell>
          <table:table-cell office:value-type="float" office:value="4.634" calcext:value-type="float">
            <text:p>4.634E+00</text:p>
          </table:table-cell>
          <table:table-cell office:value-type="float" office:value="2.62666666666667" calcext:value-type="float">
            <text:p>2.627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75000</text:p>
          </table:table-cell>
          <table:table-cell office:value-type="float" office:value="17.437" calcext:value-type="float">
            <text:p>1.744E+01</text:p>
          </table:table-cell>
          <table:table-cell office:value-type="float" office:value="10.158" calcext:value-type="float">
            <text:p>1.016E+01</text:p>
          </table:table-cell>
          <table:table-cell office:value-type="float" office:value="17.2486666666667" calcext:value-type="float">
            <text:p>1.725E+01</text:p>
          </table:table-cell>
          <table:table-cell office:value-type="float" office:value="6.03366666666667" calcext:value-type="float">
            <text:p>6.034E+00</text:p>
          </table:table-cell>
          <table:table-cell office:value-type="float" office:value="4.08733333333333" calcext:value-type="float">
            <text:p>4.087E+00</text:p>
          </table:table-cell>
          <table:table-cell office:value-type="float" office:value="4.41" calcext:value-type="float">
            <text:p>4.410E+00</text:p>
          </table:table-cell>
          <table:table-cell office:value-type="float" office:value="12.6506666666667" calcext:value-type="float">
            <text:p>1.265E+01</text:p>
          </table:table-cell>
          <table:table-cell office:value-type="float" office:value="5.657" calcext:value-type="float">
            <text:p>5.657E+00</text:p>
          </table:table-cell>
          <table:table-cell office:value-type="float" office:value="3.91433333333333" calcext:value-type="float">
            <text:p>3.914E+00</text:p>
          </table:table-cell>
          <table:table-cell office:value-type="float" office:value="14.282" calcext:value-type="float">
            <text:p>1.428E+01</text:p>
          </table:table-cell>
          <table:table-cell office:value-type="float" office:value="8.10433333333334" calcext:value-type="float">
            <text:p>8.104E+00</text:p>
          </table:table-cell>
          <table:table-cell office:value-type="float" office:value="6.732" calcext:value-type="float">
            <text:p>6.732E+00</text:p>
          </table:table-cell>
          <table:table-cell office:value-type="float" office:value="35.581" calcext:value-type="float">
            <text:p>3.558E+01</text:p>
          </table:table-cell>
          <table:table-cell office:value-type="float" office:value="20.3036666666667" calcext:value-type="float">
            <text:p>2.030E+01</text:p>
          </table:table-cell>
          <table:table-cell office:value-type="float" office:value="15.637" calcext:value-type="float">
            <text:p>1.564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1G76590</text:p>
          </table:table-cell>
          <table:table-cell office:value-type="float" office:value="1.38433333333333" calcext:value-type="float">
            <text:p>1.384E+00</text:p>
          </table:table-cell>
          <table:table-cell office:value-type="float" office:value="1.721" calcext:value-type="float">
            <text:p>1.721E+00</text:p>
          </table:table-cell>
          <table:table-cell office:value-type="float" office:value="1.31533333333333" calcext:value-type="float">
            <text:p>1.315E+00</text:p>
          </table:table-cell>
          <table:table-cell office:value-type="float" office:value="1.38333333333333" calcext:value-type="float">
            <text:p>1.383E+00</text:p>
          </table:table-cell>
          <table:table-cell office:value-type="float" office:value="1.726" calcext:value-type="float">
            <text:p>1.726E+00</text:p>
          </table:table-cell>
          <table:table-cell office:value-type="float" office:value="1.644" calcext:value-type="float">
            <text:p>1.644E+00</text:p>
          </table:table-cell>
          <table:table-cell office:value-type="float" office:value="2.15033333333333" calcext:value-type="float">
            <text:p>2.150E+00</text:p>
          </table:table-cell>
          <table:table-cell office:value-type="float" office:value="1.912" calcext:value-type="float">
            <text:p>1.912E+00</text:p>
          </table:table-cell>
          <table:table-cell office:value-type="float" office:value="1.47333333333333" calcext:value-type="float">
            <text:p>1.473E+00</text:p>
          </table:table-cell>
          <table:table-cell office:value-type="float" office:value="1.24833333333333" calcext:value-type="float">
            <text:p>1.248E+00</text:p>
          </table:table-cell>
          <table:table-cell office:value-type="float" office:value="4.10566666666667" calcext:value-type="float">
            <text:p>4.106E+00</text:p>
          </table:table-cell>
          <table:table-cell office:value-type="float" office:value="5.03133333333333" calcext:value-type="float">
            <text:p>5.031E+00</text:p>
          </table:table-cell>
          <table:table-cell office:value-type="float" office:value="2.41066666666667" calcext:value-type="float">
            <text:p>2.411E+00</text:p>
          </table:table-cell>
          <table:table-cell office:value-type="float" office:value="6.20166666666667" calcext:value-type="float">
            <text:p>6.202E+00</text:p>
          </table:table-cell>
          <table:table-cell office:value-type="float" office:value="3.84233333333333" calcext:value-type="float">
            <text:p>3.842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77640</text:p>
          </table:table-cell>
          <table:table-cell table:style-name="Default" office:value-type="string" calcext:value-type="string">
            <text:p>ERF013</text:p>
          </table:table-cell>
          <table:table-cell office:value-type="float" office:value="3.21233333333333" calcext:value-type="float">
            <text:p>3.212E+00</text:p>
          </table:table-cell>
          <table:table-cell office:value-type="float" office:value="3.662" calcext:value-type="float">
            <text:p>3.662E+00</text:p>
          </table:table-cell>
          <table:table-cell office:value-type="float" office:value="3.35" calcext:value-type="float">
            <text:p>3.350E+00</text:p>
          </table:table-cell>
          <table:table-cell office:value-type="float" office:value="8.50666666666667" calcext:value-type="float">
            <text:p>8.507E+00</text:p>
          </table:table-cell>
          <table:table-cell office:value-type="float" office:value="2.64866666666667" calcext:value-type="float">
            <text:p>2.649E+00</text:p>
          </table:table-cell>
          <table:table-cell office:value-type="float" office:value="2.161" calcext:value-type="float">
            <text:p>2.161E+00</text:p>
          </table:table-cell>
          <table:table-cell office:value-type="float" office:value="5.10533333333333" calcext:value-type="float">
            <text:p>5.105E+00</text:p>
          </table:table-cell>
          <table:table-cell office:value-type="float" office:value="4.841" calcext:value-type="float">
            <text:p>4.841E+00</text:p>
          </table:table-cell>
          <table:table-cell office:value-type="float" office:value="3.671" calcext:value-type="float">
            <text:p>3.671E+00</text:p>
          </table:table-cell>
          <table:table-cell office:value-type="float" office:value="13.181" calcext:value-type="float">
            <text:p>1.318E+01</text:p>
          </table:table-cell>
          <table:table-cell office:value-type="float" office:value="3.509" calcext:value-type="float">
            <text:p>3.509E+00</text:p>
          </table:table-cell>
          <table:table-cell office:value-type="float" office:value="6.913" calcext:value-type="float">
            <text:p>6.913E+00</text:p>
          </table:table-cell>
          <table:table-cell office:value-type="float" office:value="1.90733333333333" calcext:value-type="float">
            <text:p>1.907E+00</text:p>
          </table:table-cell>
          <table:table-cell office:value-type="float" office:value="7.04266666666667" calcext:value-type="float">
            <text:p>7.043E+00</text:p>
          </table:table-cell>
          <table:table-cell office:value-type="float" office:value="4.669" calcext:value-type="float">
            <text:p>4.669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1G80840</text:p>
          </table:table-cell>
          <table:table-cell table:style-name="Default" office:value-type="string" calcext:value-type="string">
            <text:p>WRKY40</text:p>
          </table:table-cell>
          <table:table-cell office:value-type="float" office:value="3.48633333333333" calcext:value-type="float">
            <text:p>3.486E+00</text:p>
          </table:table-cell>
          <table:table-cell office:value-type="float" office:value="10.4356666666667" calcext:value-type="float">
            <text:p>1.044E+01</text:p>
          </table:table-cell>
          <table:table-cell office:value-type="float" office:value="6.25733333333333" calcext:value-type="float">
            <text:p>6.257E+00</text:p>
          </table:table-cell>
          <table:table-cell office:value-type="float" office:value="16.138" calcext:value-type="float">
            <text:p>1.614E+01</text:p>
          </table:table-cell>
          <table:table-cell office:value-type="float" office:value="5.31666666666667" calcext:value-type="float">
            <text:p>5.317E+00</text:p>
          </table:table-cell>
          <table:table-cell office:value-type="float" office:value="4.221" calcext:value-type="float">
            <text:p>4.221E+00</text:p>
          </table:table-cell>
          <table:table-cell office:value-type="float" office:value="10.437" calcext:value-type="float">
            <text:p>1.044E+01</text:p>
          </table:table-cell>
          <table:table-cell office:value-type="float" office:value="7.4195" calcext:value-type="float">
            <text:p>7.420E+00</text:p>
          </table:table-cell>
          <table:table-cell office:value-type="float" office:value="6.601" calcext:value-type="float">
            <text:p>6.601E+00</text:p>
          </table:table-cell>
          <table:table-cell office:value-type="float" office:value="13.416" calcext:value-type="float">
            <text:p>1.342E+01</text:p>
          </table:table-cell>
          <table:table-cell office:value-type="float" office:value="5.29666666666667" calcext:value-type="float">
            <text:p>5.297E+00</text:p>
          </table:table-cell>
          <table:table-cell office:value-type="float" office:value="1.85733333333333" calcext:value-type="float">
            <text:p>1.857E+00</text:p>
          </table:table-cell>
          <table:table-cell office:value-type="float" office:value="1.73466666666667" calcext:value-type="float">
            <text:p>1.735E+00</text:p>
          </table:table-cell>
          <table:table-cell office:value-type="float" office:value="8.529" calcext:value-type="float">
            <text:p>8.529E+00</text:p>
          </table:table-cell>
          <table:table-cell office:value-type="float" office:value="6.04966666666667" calcext:value-type="float">
            <text:p>6.050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02930</text:p>
          </table:table-cell>
          <table:table-cell table:style-name="Default" office:value-type="string" calcext:value-type="string">
            <text:p>GSTF3</text:p>
          </table:table-cell>
          <table:table-cell office:value-type="float" office:value="4.279" calcext:value-type="float">
            <text:p>4.279E+00</text:p>
          </table:table-cell>
          <table:table-cell office:value-type="float" office:value="12.9056666666667" calcext:value-type="float">
            <text:p>1.291E+01</text:p>
          </table:table-cell>
          <table:table-cell office:value-type="float" office:value="2.912" calcext:value-type="float">
            <text:p>2.912E+00</text:p>
          </table:table-cell>
          <table:table-cell office:value-type="float" office:value="0.566" calcext:value-type="float">
            <text:p>5.660E-01</text:p>
          </table:table-cell>
          <table:table-cell office:value-type="float" office:value="1.06333333333333" calcext:value-type="float">
            <text:p>1.063E+00</text:p>
          </table:table-cell>
          <table:table-cell office:value-type="float" office:value="1.65066666666667" calcext:value-type="float">
            <text:p>1.651E+00</text:p>
          </table:table-cell>
          <table:table-cell office:value-type="float" office:value="2.46766666666667" calcext:value-type="float">
            <text:p>2.468E+00</text:p>
          </table:table-cell>
          <table:table-cell office:value-type="float" office:value="0.7625" calcext:value-type="float">
            <text:p>7.625E-01</text:p>
          </table:table-cell>
          <table:table-cell office:value-type="float" office:value="2.272" calcext:value-type="float">
            <text:p>2.272E+00</text:p>
          </table:table-cell>
          <table:table-cell office:value-type="float" office:value="2.02566666666667" calcext:value-type="float">
            <text:p>2.026E+00</text:p>
          </table:table-cell>
          <table:table-cell office:value-type="float" office:value="2.857" calcext:value-type="float">
            <text:p>2.857E+00</text:p>
          </table:table-cell>
          <table:table-cell office:value-type="float" office:value="1.35733333333333" calcext:value-type="float">
            <text:p>1.357E+00</text:p>
          </table:table-cell>
          <table:table-cell office:value-type="float" office:value="1.91933333333333" calcext:value-type="float">
            <text:p>1.919E+00</text:p>
          </table:table-cell>
          <table:table-cell office:value-type="float" office:value="2.25033333333333" calcext:value-type="float">
            <text:p>2.250E+00</text:p>
          </table:table-cell>
          <table:table-cell office:value-type="float" office:value="0.819" calcext:value-type="float">
            <text:p>8.190E-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18050</text:p>
          </table:table-cell>
          <table:table-cell table:style-name="Default" office:value-type="string" calcext:value-type="string">
            <text:p>HIS1-3</text:p>
          </table:table-cell>
          <table:table-cell office:value-type="float" office:value="8.39433333333333" calcext:value-type="float">
            <text:p>8.394E+00</text:p>
          </table:table-cell>
          <table:table-cell office:value-type="float" office:value="7.845" calcext:value-type="float">
            <text:p>7.845E+00</text:p>
          </table:table-cell>
          <table:table-cell office:value-type="float" office:value="8.749" calcext:value-type="float">
            <text:p>8.749E+00</text:p>
          </table:table-cell>
          <table:table-cell office:value-type="float" office:value="10.4506666666667" calcext:value-type="float">
            <text:p>1.045E+01</text:p>
          </table:table-cell>
          <table:table-cell office:value-type="float" office:value="15.937" calcext:value-type="float">
            <text:p>1.594E+01</text:p>
          </table:table-cell>
          <table:table-cell office:value-type="float" office:value="29.0793333333333" calcext:value-type="float">
            <text:p>2.908E+01</text:p>
          </table:table-cell>
          <table:table-cell office:value-type="float" office:value="2.59566666666667" calcext:value-type="float">
            <text:p>2.596E+00</text:p>
          </table:table-cell>
          <table:table-cell office:value-type="float" office:value="3.7745" calcext:value-type="float">
            <text:p>3.775E+00</text:p>
          </table:table-cell>
          <table:table-cell office:value-type="float" office:value="2.25866666666667" calcext:value-type="float">
            <text:p>2.259E+00</text:p>
          </table:table-cell>
          <table:table-cell office:value-type="float" office:value="7.38833333333333" calcext:value-type="float">
            <text:p>7.388E+00</text:p>
          </table:table-cell>
          <table:table-cell office:value-type="float" office:value="9.17833333333333" calcext:value-type="float">
            <text:p>9.178E+00</text:p>
          </table:table-cell>
          <table:table-cell office:value-type="float" office:value="5.60366666666667" calcext:value-type="float">
            <text:p>5.604E+00</text:p>
          </table:table-cell>
          <table:table-cell office:value-type="float" office:value="22.3793333333333" calcext:value-type="float">
            <text:p>2.238E+01</text:p>
          </table:table-cell>
          <table:table-cell office:value-type="float" office:value="16.5233333333333" calcext:value-type="float">
            <text:p>1.652E+01</text:p>
          </table:table-cell>
          <table:table-cell office:value-type="float" office:value="4.535" calcext:value-type="float">
            <text:p>4.535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22500</text:p>
          </table:table-cell>
          <table:table-cell table:style-name="Default" office:value-type="string" calcext:value-type="string">
            <text:p>PUMP5</text:p>
          </table:table-cell>
          <table:table-cell office:value-type="float" office:value="8.17333333333333" calcext:value-type="float">
            <text:p>8.173E+00</text:p>
          </table:table-cell>
          <table:table-cell office:value-type="float" office:value="17.245" calcext:value-type="float">
            <text:p>1.725E+01</text:p>
          </table:table-cell>
          <table:table-cell office:value-type="float" office:value="11.1476666666667" calcext:value-type="float">
            <text:p>1.115E+01</text:p>
          </table:table-cell>
          <table:table-cell office:value-type="float" office:value="16.9823333333333" calcext:value-type="float">
            <text:p>1.698E+01</text:p>
          </table:table-cell>
          <table:table-cell office:value-type="float" office:value="11.2463333333333" calcext:value-type="float">
            <text:p>1.125E+01</text:p>
          </table:table-cell>
          <table:table-cell office:value-type="float" office:value="7.31566666666667" calcext:value-type="float">
            <text:p>7.316E+00</text:p>
          </table:table-cell>
          <table:table-cell office:value-type="float" office:value="12.46" calcext:value-type="float">
            <text:p>1.246E+01</text:p>
          </table:table-cell>
          <table:table-cell office:value-type="float" office:value="11.2325" calcext:value-type="float">
            <text:p>1.123E+01</text:p>
          </table:table-cell>
          <table:table-cell office:value-type="float" office:value="8.829" calcext:value-type="float">
            <text:p>8.829E+00</text:p>
          </table:table-cell>
          <table:table-cell office:value-type="float" office:value="18.9946666666667" calcext:value-type="float">
            <text:p>1.899E+01</text:p>
          </table:table-cell>
          <table:table-cell office:value-type="float" office:value="8.072" calcext:value-type="float">
            <text:p>8.072E+00</text:p>
          </table:table-cell>
          <table:table-cell office:value-type="float" office:value="8.11466666666667" calcext:value-type="float">
            <text:p>8.115E+00</text:p>
          </table:table-cell>
          <table:table-cell office:value-type="float" office:value="11.7806666666667" calcext:value-type="float">
            <text:p>1.178E+01</text:p>
          </table:table-cell>
          <table:table-cell office:value-type="float" office:value="24.9996666666667" calcext:value-type="float">
            <text:p>2.500E+01</text:p>
          </table:table-cell>
          <table:table-cell office:value-type="float" office:value="29.2536666666667" calcext:value-type="float">
            <text:p>2.925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24850</text:p>
          </table:table-cell>
          <table:table-cell table:style-name="Default" office:value-type="string" calcext:value-type="string">
            <text:p>TAT3</text:p>
          </table:table-cell>
          <table:table-cell office:value-type="float" office:value="6.43633333333333" calcext:value-type="float">
            <text:p>6.436E+00</text:p>
          </table:table-cell>
          <table:table-cell office:value-type="float" office:value="10.248" calcext:value-type="float">
            <text:p>1.025E+01</text:p>
          </table:table-cell>
          <table:table-cell office:value-type="float" office:value="6.19433333333333" calcext:value-type="float">
            <text:p>6.194E+00</text:p>
          </table:table-cell>
          <table:table-cell office:value-type="float" office:value="0.512666666666667" calcext:value-type="float">
            <text:p>5.127E-01</text:p>
          </table:table-cell>
          <table:table-cell office:value-type="float" office:value="1.85466666666667" calcext:value-type="float">
            <text:p>1.855E+00</text:p>
          </table:table-cell>
          <table:table-cell office:value-type="float" office:value="1.22633333333333" calcext:value-type="float">
            <text:p>1.226E+00</text:p>
          </table:table-cell>
          <table:table-cell office:value-type="float" office:value="92.784" calcext:value-type="float">
            <text:p>9.278E+01</text:p>
          </table:table-cell>
          <table:table-cell office:value-type="float" office:value="102.63" calcext:value-type="float">
            <text:p>1.026E+02</text:p>
          </table:table-cell>
          <table:table-cell office:value-type="float" office:value="79.8536666666667" calcext:value-type="float">
            <text:p>7.985E+01</text:p>
          </table:table-cell>
          <table:table-cell office:value-type="float" office:value="4.559" calcext:value-type="float">
            <text:p>4.559E+00</text:p>
          </table:table-cell>
          <table:table-cell office:value-type="float" office:value="6.156" calcext:value-type="float">
            <text:p>6.156E+00</text:p>
          </table:table-cell>
          <table:table-cell office:value-type="float" office:value="5.438" calcext:value-type="float">
            <text:p>5.438E+00</text:p>
          </table:table-cell>
          <table:table-cell office:value-type="float" office:value="2.93466666666667" calcext:value-type="float">
            <text:p>2.935E+00</text:p>
          </table:table-cell>
          <table:table-cell office:value-type="float" office:value="6.21566666666667" calcext:value-type="float">
            <text:p>6.216E+00</text:p>
          </table:table-cell>
          <table:table-cell office:value-type="float" office:value="7.174" calcext:value-type="float">
            <text:p>7.174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25000</text:p>
          </table:table-cell>
          <table:table-cell table:style-name="Default" office:value-type="string" calcext:value-type="string">
            <text:p>WRKY60</text:p>
          </table:table-cell>
          <table:table-cell office:value-type="float" office:value="3.07166666666667" calcext:value-type="float">
            <text:p>3.072E+00</text:p>
          </table:table-cell>
          <table:table-cell office:value-type="float" office:value="12.756" calcext:value-type="float">
            <text:p>1.276E+01</text:p>
          </table:table-cell>
          <table:table-cell office:value-type="float" office:value="2.27333333333333" calcext:value-type="float">
            <text:p>2.273E+00</text:p>
          </table:table-cell>
          <table:table-cell office:value-type="float" office:value="1.76133333333333" calcext:value-type="float">
            <text:p>1.761E+00</text:p>
          </table:table-cell>
          <table:table-cell office:value-type="float" office:value="2.21533333333333" calcext:value-type="float">
            <text:p>2.215E+00</text:p>
          </table:table-cell>
          <table:table-cell office:value-type="float" office:value="1.30366666666667" calcext:value-type="float">
            <text:p>1.304E+00</text:p>
          </table:table-cell>
          <table:table-cell office:value-type="float" office:value="4.04933333333333" calcext:value-type="float">
            <text:p>4.049E+00</text:p>
          </table:table-cell>
          <table:table-cell office:value-type="float" office:value="3.6655" calcext:value-type="float">
            <text:p>3.666E+00</text:p>
          </table:table-cell>
          <table:table-cell office:value-type="float" office:value="2.828" calcext:value-type="float">
            <text:p>2.828E+00</text:p>
          </table:table-cell>
          <table:table-cell office:value-type="float" office:value="2.72366666666667" calcext:value-type="float">
            <text:p>2.724E+00</text:p>
          </table:table-cell>
          <table:table-cell office:value-type="float" office:value="4.44166666666667" calcext:value-type="float">
            <text:p>4.442E+00</text:p>
          </table:table-cell>
          <table:table-cell office:value-type="float" office:value="3.336" calcext:value-type="float">
            <text:p>3.336E+00</text:p>
          </table:table-cell>
          <table:table-cell office:value-type="float" office:value="3.19066666666667" calcext:value-type="float">
            <text:p>3.191E+00</text:p>
          </table:table-cell>
          <table:table-cell office:value-type="float" office:value="2.028" calcext:value-type="float">
            <text:p>2.028E+00</text:p>
          </table:table-cell>
          <table:table-cell office:value-type="float" office:value="0.911" calcext:value-type="float">
            <text:p>9.110E-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2G25460</text:p>
          </table:table-cell>
          <table:table-cell office:value-type="float" office:value="0.705" calcext:value-type="float">
            <text:p>7.050E-01</text:p>
          </table:table-cell>
          <table:table-cell office:value-type="float" office:value="1.115" calcext:value-type="float">
            <text:p>1.115E+00</text:p>
          </table:table-cell>
          <table:table-cell office:value-type="float" office:value="1.41066666666667" calcext:value-type="float">
            <text:p>1.411E+00</text:p>
          </table:table-cell>
          <table:table-cell office:value-type="float" office:value="1.95" calcext:value-type="float">
            <text:p>1.950E+00</text:p>
          </table:table-cell>
          <table:table-cell office:value-type="float" office:value="1.09533333333333" calcext:value-type="float">
            <text:p>1.095E+00</text:p>
          </table:table-cell>
          <table:table-cell office:value-type="float" office:value="1.00366666666667" calcext:value-type="float">
            <text:p>1.004E+00</text:p>
          </table:table-cell>
          <table:table-cell office:value-type="float" office:value="0.847333333333333" calcext:value-type="float">
            <text:p>8.473E-01</text:p>
          </table:table-cell>
          <table:table-cell office:value-type="float" office:value="1.2835" calcext:value-type="float">
            <text:p>1.284E+00</text:p>
          </table:table-cell>
          <table:table-cell office:value-type="float" office:value="0.871333333333333" calcext:value-type="float">
            <text:p>8.713E-01</text:p>
          </table:table-cell>
          <table:table-cell office:value-type="float" office:value="1.832" calcext:value-type="float">
            <text:p>1.832E+00</text:p>
          </table:table-cell>
          <table:table-cell office:value-type="float" office:value="0.866666666666667" calcext:value-type="float">
            <text:p>8.667E-01</text:p>
          </table:table-cell>
          <table:table-cell office:value-type="float" office:value="0.614" calcext:value-type="float">
            <text:p>6.140E-01</text:p>
          </table:table-cell>
          <table:table-cell office:value-type="float" office:value="0.807" calcext:value-type="float">
            <text:p>8.070E-01</text:p>
          </table:table-cell>
          <table:table-cell office:value-type="float" office:value="4.18866666666667" calcext:value-type="float">
            <text:p>4.189E+00</text:p>
          </table:table-cell>
          <table:table-cell office:value-type="float" office:value="2.088" calcext:value-type="float">
            <text:p>2.088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2G27080</text:p>
          </table:table-cell>
          <table:table-cell office:value-type="float" office:value="6.95866666666667" calcext:value-type="float">
            <text:p>6.959E+00</text:p>
          </table:table-cell>
          <table:table-cell office:value-type="float" office:value="8.93933333333334" calcext:value-type="float">
            <text:p>8.939E+00</text:p>
          </table:table-cell>
          <table:table-cell office:value-type="float" office:value="6.55833333333333" calcext:value-type="float">
            <text:p>6.558E+00</text:p>
          </table:table-cell>
          <table:table-cell office:value-type="float" office:value="11.387" calcext:value-type="float">
            <text:p>1.139E+01</text:p>
          </table:table-cell>
          <table:table-cell office:value-type="float" office:value="5.60766666666667" calcext:value-type="float">
            <text:p>5.608E+00</text:p>
          </table:table-cell>
          <table:table-cell office:value-type="float" office:value="5.24766666666667" calcext:value-type="float">
            <text:p>5.248E+00</text:p>
          </table:table-cell>
          <table:table-cell office:value-type="float" office:value="10.3593333333333" calcext:value-type="float">
            <text:p>1.036E+01</text:p>
          </table:table-cell>
          <table:table-cell office:value-type="float" office:value="7.926" calcext:value-type="float">
            <text:p>7.926E+00</text:p>
          </table:table-cell>
          <table:table-cell office:value-type="float" office:value="8.77633333333333" calcext:value-type="float">
            <text:p>8.776E+00</text:p>
          </table:table-cell>
          <table:table-cell office:value-type="float" office:value="13.08" calcext:value-type="float">
            <text:p>1.308E+01</text:p>
          </table:table-cell>
          <table:table-cell office:value-type="float" office:value="5.053" calcext:value-type="float">
            <text:p>5.053E+00</text:p>
          </table:table-cell>
          <table:table-cell office:value-type="float" office:value="3.85633333333333" calcext:value-type="float">
            <text:p>3.856E+00</text:p>
          </table:table-cell>
          <table:table-cell office:value-type="float" office:value="5.729" calcext:value-type="float">
            <text:p>5.729E+00</text:p>
          </table:table-cell>
          <table:table-cell office:value-type="float" office:value="16.216" calcext:value-type="float">
            <text:p>1.622E+01</text:p>
          </table:table-cell>
          <table:table-cell office:value-type="float" office:value="13.681" calcext:value-type="float">
            <text:p>1.368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27690</text:p>
          </table:table-cell>
          <table:table-cell table:style-name="Default" office:value-type="string" calcext:value-type="string">
            <text:p>CYP94C1</text:p>
          </table:table-cell>
          <table:table-cell office:value-type="float" office:value="0.566" calcext:value-type="float">
            <text:p>5.660E-01</text:p>
          </table:table-cell>
          <table:table-cell office:value-type="float" office:value="0.842666666666667" calcext:value-type="float">
            <text:p>8.427E-01</text:p>
          </table:table-cell>
          <table:table-cell office:value-type="float" office:value="0.647333333333333" calcext:value-type="float">
            <text:p>6.473E-01</text:p>
          </table:table-cell>
          <table:table-cell office:value-type="float" office:value="1.03733333333333" calcext:value-type="float">
            <text:p>1.037E+00</text:p>
          </table:table-cell>
          <table:table-cell office:value-type="float" office:value="0.561333333333333" calcext:value-type="float">
            <text:p>5.613E-01</text:p>
          </table:table-cell>
          <table:table-cell office:value-type="float" office:value="0.338" calcext:value-type="float">
            <text:p>3.380E-01</text:p>
          </table:table-cell>
          <table:table-cell office:value-type="float" office:value="2.82766666666667" calcext:value-type="float">
            <text:p>2.828E+00</text:p>
          </table:table-cell>
          <table:table-cell office:value-type="float" office:value="2.7345" calcext:value-type="float">
            <text:p>2.735E+00</text:p>
          </table:table-cell>
          <table:table-cell office:value-type="float" office:value="2.124" calcext:value-type="float">
            <text:p>2.124E+00</text:p>
          </table:table-cell>
          <table:table-cell office:value-type="float" office:value="0.772333333333333" calcext:value-type="float">
            <text:p>7.723E-01</text:p>
          </table:table-cell>
          <table:table-cell office:value-type="float" office:value="1.01" calcext:value-type="float">
            <text:p>1.010E+00</text:p>
          </table:table-cell>
          <table:table-cell office:value-type="float" office:value="1.08033333333333" calcext:value-type="float">
            <text:p>1.080E+00</text:p>
          </table:table-cell>
          <table:table-cell office:value-type="float" office:value="0.475333333333333" calcext:value-type="float">
            <text:p>4.753E-01</text:p>
          </table:table-cell>
          <table:table-cell office:value-type="float" office:value="2.363" calcext:value-type="float">
            <text:p>2.363E+00</text:p>
          </table:table-cell>
          <table:table-cell office:value-type="float" office:value="3.90433333333333" calcext:value-type="float">
            <text:p>3.904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32990</text:p>
          </table:table-cell>
          <table:table-cell table:style-name="Default" office:value-type="string" calcext:value-type="string">
            <text:p>AtGH9B8</text:p>
          </table:table-cell>
          <table:table-cell office:value-type="float" office:value="9.48766666666667" calcext:value-type="float">
            <text:p>9.488E+00</text:p>
          </table:table-cell>
          <table:table-cell office:value-type="float" office:value="3.80033333333333" calcext:value-type="float">
            <text:p>3.800E+00</text:p>
          </table:table-cell>
          <table:table-cell office:value-type="float" office:value="9.92733333333333" calcext:value-type="float">
            <text:p>9.927E+00</text:p>
          </table:table-cell>
          <table:table-cell office:value-type="float" office:value="5.30533333333333" calcext:value-type="float">
            <text:p>5.305E+00</text:p>
          </table:table-cell>
          <table:table-cell office:value-type="float" office:value="8.16733333333333" calcext:value-type="float">
            <text:p>8.167E+00</text:p>
          </table:table-cell>
          <table:table-cell office:value-type="float" office:value="8.25233333333333" calcext:value-type="float">
            <text:p>8.252E+00</text:p>
          </table:table-cell>
          <table:table-cell office:value-type="float" office:value="5.924" calcext:value-type="float">
            <text:p>5.924E+00</text:p>
          </table:table-cell>
          <table:table-cell office:value-type="float" office:value="4.5595" calcext:value-type="float">
            <text:p>4.560E+00</text:p>
          </table:table-cell>
          <table:table-cell office:value-type="float" office:value="4.69733333333333" calcext:value-type="float">
            <text:p>4.697E+00</text:p>
          </table:table-cell>
          <table:table-cell office:value-type="float" office:value="10.44" calcext:value-type="float">
            <text:p>1.044E+01</text:p>
          </table:table-cell>
          <table:table-cell office:value-type="float" office:value="7.11766666666667" calcext:value-type="float">
            <text:p>7.118E+00</text:p>
          </table:table-cell>
          <table:table-cell office:value-type="float" office:value="6.304" calcext:value-type="float">
            <text:p>6.304E+00</text:p>
          </table:table-cell>
          <table:table-cell office:value-type="float" office:value="15.5556666666667" calcext:value-type="float">
            <text:p>1.556E+01</text:p>
          </table:table-cell>
          <table:table-cell office:value-type="float" office:value="20.166" calcext:value-type="float">
            <text:p>2.017E+01</text:p>
          </table:table-cell>
          <table:table-cell office:value-type="float" office:value="42.4153333333333" calcext:value-type="float">
            <text:p>4.242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34600</text:p>
          </table:table-cell>
          <table:table-cell table:style-name="Default" office:value-type="string" calcext:value-type="string">
            <text:p>TIFY 5B</text:p>
          </table:table-cell>
          <table:table-cell office:value-type="float" office:value="1.47766666666667" calcext:value-type="float">
            <text:p>1.478E+00</text:p>
          </table:table-cell>
          <table:table-cell office:value-type="float" office:value="1.13433333333333" calcext:value-type="float">
            <text:p>1.134E+00</text:p>
          </table:table-cell>
          <table:table-cell office:value-type="float" office:value="1.38333333333333" calcext:value-type="float">
            <text:p>1.383E+00</text:p>
          </table:table-cell>
          <table:table-cell office:value-type="float" office:value="4.54266666666667" calcext:value-type="float">
            <text:p>4.543E+00</text:p>
          </table:table-cell>
          <table:table-cell office:value-type="float" office:value="0.791666666666667" calcext:value-type="float">
            <text:p>7.917E-01</text:p>
          </table:table-cell>
          <table:table-cell office:value-type="float" office:value="1.25333333333333" calcext:value-type="float">
            <text:p>1.253E+00</text:p>
          </table:table-cell>
          <table:table-cell office:value-type="float" office:value="5.568" calcext:value-type="float">
            <text:p>5.568E+00</text:p>
          </table:table-cell>
          <table:table-cell office:value-type="float" office:value="6.749" calcext:value-type="float">
            <text:p>6.749E+00</text:p>
          </table:table-cell>
          <table:table-cell office:value-type="float" office:value="3.824" calcext:value-type="float">
            <text:p>3.824E+00</text:p>
          </table:table-cell>
          <table:table-cell office:value-type="float" office:value="3.44466666666667" calcext:value-type="float">
            <text:p>3.445E+00</text:p>
          </table:table-cell>
          <table:table-cell office:value-type="float" office:value="0.745" calcext:value-type="float">
            <text:p>7.450E-01</text:p>
          </table:table-cell>
          <table:table-cell office:value-type="float" office:value="0.817333333333333" calcext:value-type="float">
            <text:p>8.173E-01</text:p>
          </table:table-cell>
          <table:table-cell office:value-type="float" office:value="1.477" calcext:value-type="float">
            <text:p>1.477E+00</text:p>
          </table:table-cell>
          <table:table-cell office:value-type="float" office:value="6.54833333333333" calcext:value-type="float">
            <text:p>6.548E+00</text:p>
          </table:table-cell>
          <table:table-cell office:value-type="float" office:value="3.20533333333333" calcext:value-type="float">
            <text:p>3.205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2G35290</text:p>
          </table:table-cell>
          <table:table-cell office:value-type="float" office:value="3.06233333333333" calcext:value-type="float">
            <text:p>3.062E+00</text:p>
          </table:table-cell>
          <table:table-cell office:value-type="float" office:value="3.40666666666667" calcext:value-type="float">
            <text:p>3.407E+00</text:p>
          </table:table-cell>
          <table:table-cell office:value-type="float" office:value="2.956" calcext:value-type="float">
            <text:p>2.956E+00</text:p>
          </table:table-cell>
          <table:table-cell office:value-type="float" office:value="8.005" calcext:value-type="float">
            <text:p>8.005E+00</text:p>
          </table:table-cell>
          <table:table-cell office:value-type="float" office:value="3.52" calcext:value-type="float">
            <text:p>3.520E+00</text:p>
          </table:table-cell>
          <table:table-cell office:value-type="float" office:value="2.306" calcext:value-type="float">
            <text:p>2.306E+00</text:p>
          </table:table-cell>
          <table:table-cell office:value-type="float" office:value="5.34433333333333" calcext:value-type="float">
            <text:p>5.344E+00</text:p>
          </table:table-cell>
          <table:table-cell office:value-type="float" office:value="5.721" calcext:value-type="float">
            <text:p>5.721E+00</text:p>
          </table:table-cell>
          <table:table-cell office:value-type="float" office:value="2.39066666666667" calcext:value-type="float">
            <text:p>2.391E+00</text:p>
          </table:table-cell>
          <table:table-cell office:value-type="float" office:value="4.43" calcext:value-type="float">
            <text:p>4.430E+00</text:p>
          </table:table-cell>
          <table:table-cell office:value-type="float" office:value="2.40533333333333" calcext:value-type="float">
            <text:p>2.405E+00</text:p>
          </table:table-cell>
          <table:table-cell office:value-type="float" office:value="2.90333333333333" calcext:value-type="float">
            <text:p>2.903E+00</text:p>
          </table:table-cell>
          <table:table-cell office:value-type="float" office:value="4.99466666666667" calcext:value-type="float">
            <text:p>4.995E+00</text:p>
          </table:table-cell>
          <table:table-cell office:value-type="float" office:value="10.4003333333333" calcext:value-type="float">
            <text:p>1.040E+01</text:p>
          </table:table-cell>
          <table:table-cell office:value-type="float" office:value="12.984" calcext:value-type="float">
            <text:p>1.298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36870</text:p>
          </table:table-cell>
          <table:table-cell table:style-name="Default" office:value-type="string" calcext:value-type="string">
            <text:p>XTH32</text:p>
          </table:table-cell>
          <table:table-cell office:value-type="float" office:value="108.71" calcext:value-type="float">
            <text:p>1.087E+02</text:p>
          </table:table-cell>
          <table:table-cell office:value-type="float" office:value="61.712" calcext:value-type="float">
            <text:p>6.171E+01</text:p>
          </table:table-cell>
          <table:table-cell office:value-type="float" office:value="74.8536666666667" calcext:value-type="float">
            <text:p>7.485E+01</text:p>
          </table:table-cell>
          <table:table-cell office:value-type="float" office:value="67.5573333333333" calcext:value-type="float">
            <text:p>6.756E+01</text:p>
          </table:table-cell>
          <table:table-cell office:value-type="float" office:value="59.9813333333333" calcext:value-type="float">
            <text:p>5.998E+01</text:p>
          </table:table-cell>
          <table:table-cell office:value-type="float" office:value="111.935" calcext:value-type="float">
            <text:p>1.119E+02</text:p>
          </table:table-cell>
          <table:table-cell office:value-type="float" office:value="53.78" calcext:value-type="float">
            <text:p>5.378E+01</text:p>
          </table:table-cell>
          <table:table-cell office:value-type="float" office:value="71.299" calcext:value-type="float">
            <text:p>7.130E+01</text:p>
          </table:table-cell>
          <table:table-cell office:value-type="float" office:value="385.636666666667" calcext:value-type="float">
            <text:p>3.856E+02</text:p>
          </table:table-cell>
          <table:table-cell office:value-type="float" office:value="92.019" calcext:value-type="float">
            <text:p>9.202E+01</text:p>
          </table:table-cell>
          <table:table-cell office:value-type="float" office:value="123.907" calcext:value-type="float">
            <text:p>1.239E+02</text:p>
          </table:table-cell>
          <table:table-cell office:value-type="float" office:value="106.912333333333" calcext:value-type="float">
            <text:p>1.069E+02</text:p>
          </table:table-cell>
          <table:table-cell office:value-type="float" office:value="74.063" calcext:value-type="float">
            <text:p>7.406E+01</text:p>
          </table:table-cell>
          <table:table-cell office:value-type="float" office:value="138.797666666667" calcext:value-type="float">
            <text:p>1.388E+02</text:p>
          </table:table-cell>
          <table:table-cell office:value-type="float" office:value="268.028" calcext:value-type="float">
            <text:p>2.680E+02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2G38870</text:p>
          </table:table-cell>
          <table:table-cell office:value-type="float" office:value="202.224" calcext:value-type="float">
            <text:p>2.022E+02</text:p>
          </table:table-cell>
          <table:table-cell office:value-type="float" office:value="2336.01866666667" calcext:value-type="float">
            <text:p>2.336E+03</text:p>
          </table:table-cell>
          <table:table-cell office:value-type="float" office:value="179.747" calcext:value-type="float">
            <text:p>1.797E+02</text:p>
          </table:table-cell>
          <table:table-cell office:value-type="float" office:value="68.445" calcext:value-type="float">
            <text:p>6.845E+01</text:p>
          </table:table-cell>
          <table:table-cell office:value-type="float" office:value="110.028" calcext:value-type="float">
            <text:p>1.100E+02</text:p>
          </table:table-cell>
          <table:table-cell office:value-type="float" office:value="210.891333333333" calcext:value-type="float">
            <text:p>2.109E+02</text:p>
          </table:table-cell>
          <table:table-cell office:value-type="float" office:value="480.013666666667" calcext:value-type="float">
            <text:p>4.800E+02</text:p>
          </table:table-cell>
          <table:table-cell office:value-type="float" office:value="326.856" calcext:value-type="float">
            <text:p>3.269E+02</text:p>
          </table:table-cell>
          <table:table-cell office:value-type="float" office:value="607.789333333333" calcext:value-type="float">
            <text:p>6.078E+02</text:p>
          </table:table-cell>
          <table:table-cell office:value-type="float" office:value="145.600666666667" calcext:value-type="float">
            <text:p>1.456E+02</text:p>
          </table:table-cell>
          <table:table-cell office:value-type="float" office:value="261.243666666667" calcext:value-type="float">
            <text:p>2.612E+02</text:p>
          </table:table-cell>
          <table:table-cell office:value-type="float" office:value="135.819333333333" calcext:value-type="float">
            <text:p>1.358E+02</text:p>
          </table:table-cell>
          <table:table-cell office:value-type="float" office:value="230.871333333333" calcext:value-type="float">
            <text:p>2.309E+02</text:p>
          </table:table-cell>
          <table:table-cell office:value-type="float" office:value="303.540333333333" calcext:value-type="float">
            <text:p>3.035E+02</text:p>
          </table:table-cell>
          <table:table-cell office:value-type="float" office:value="573.132666666667" calcext:value-type="float">
            <text:p>5.731E+0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39030</text:p>
          </table:table-cell>
          <table:table-cell table:style-name="Default" office:value-type="string" calcext:value-type="string">
            <text:p>NATA1</text:p>
          </table:table-cell>
          <table:table-cell office:value-type="float" office:value="26.4016666666667" calcext:value-type="float">
            <text:p>2.640E+01</text:p>
          </table:table-cell>
          <table:table-cell office:value-type="float" office:value="15.6713333333333" calcext:value-type="float">
            <text:p>1.567E+01</text:p>
          </table:table-cell>
          <table:table-cell office:value-type="float" office:value="18.7266666666667" calcext:value-type="float">
            <text:p>1.873E+01</text:p>
          </table:table-cell>
          <table:table-cell office:value-type="float" office:value="0.607" calcext:value-type="float">
            <text:p>6.070E-01</text:p>
          </table:table-cell>
          <table:table-cell office:value-type="float" office:value="2.684" calcext:value-type="float">
            <text:p>2.684E+00</text:p>
          </table:table-cell>
          <table:table-cell office:value-type="float" office:value="2.962" calcext:value-type="float">
            <text:p>2.962E+00</text:p>
          </table:table-cell>
          <table:table-cell office:value-type="float" office:value="697.560333333333" calcext:value-type="float">
            <text:p>6.976E+02</text:p>
          </table:table-cell>
          <table:table-cell office:value-type="float" office:value="860.107" calcext:value-type="float">
            <text:p>8.601E+02</text:p>
          </table:table-cell>
          <table:table-cell office:value-type="float" office:value="735.926333333333" calcext:value-type="float">
            <text:p>7.359E+02</text:p>
          </table:table-cell>
          <table:table-cell office:value-type="float" office:value="9.74966666666667" calcext:value-type="float">
            <text:p>9.750E+00</text:p>
          </table:table-cell>
          <table:table-cell office:value-type="float" office:value="22.5363333333333" calcext:value-type="float">
            <text:p>2.254E+01</text:p>
          </table:table-cell>
          <table:table-cell office:value-type="float" office:value="17.0026666666667" calcext:value-type="float">
            <text:p>1.700E+01</text:p>
          </table:table-cell>
          <table:table-cell office:value-type="float" office:value="14.625" calcext:value-type="float">
            <text:p>1.463E+01</text:p>
          </table:table-cell>
          <table:table-cell office:value-type="float" office:value="2.17766666666667" calcext:value-type="float">
            <text:p>2.178E+00</text:p>
          </table:table-cell>
          <table:table-cell office:value-type="float" office:value="3.861" calcext:value-type="float">
            <text:p>3.861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40000</text:p>
          </table:table-cell>
          <table:table-cell table:style-name="Default" office:value-type="string" calcext:value-type="string">
            <text:p>HSPRO2</text:p>
          </table:table-cell>
          <table:table-cell office:value-type="float" office:value="3.546" calcext:value-type="float">
            <text:p>3.546E+00</text:p>
          </table:table-cell>
          <table:table-cell office:value-type="float" office:value="5.55833333333333" calcext:value-type="float">
            <text:p>5.558E+00</text:p>
          </table:table-cell>
          <table:table-cell office:value-type="float" office:value="5.89866666666667" calcext:value-type="float">
            <text:p>5.899E+00</text:p>
          </table:table-cell>
          <table:table-cell office:value-type="float" office:value="8.357" calcext:value-type="float">
            <text:p>8.357E+00</text:p>
          </table:table-cell>
          <table:table-cell office:value-type="float" office:value="3.71033333333333" calcext:value-type="float">
            <text:p>3.710E+00</text:p>
          </table:table-cell>
          <table:table-cell office:value-type="float" office:value="3.484" calcext:value-type="float">
            <text:p>3.484E+00</text:p>
          </table:table-cell>
          <table:table-cell office:value-type="float" office:value="3.905" calcext:value-type="float">
            <text:p>3.905E+00</text:p>
          </table:table-cell>
          <table:table-cell office:value-type="float" office:value="4.7055" calcext:value-type="float">
            <text:p>4.706E+00</text:p>
          </table:table-cell>
          <table:table-cell office:value-type="float" office:value="3.38933333333333" calcext:value-type="float">
            <text:p>3.389E+00</text:p>
          </table:table-cell>
          <table:table-cell office:value-type="float" office:value="7.71466666666667" calcext:value-type="float">
            <text:p>7.715E+00</text:p>
          </table:table-cell>
          <table:table-cell office:value-type="float" office:value="5.61033333333333" calcext:value-type="float">
            <text:p>5.610E+00</text:p>
          </table:table-cell>
          <table:table-cell office:value-type="float" office:value="5.598" calcext:value-type="float">
            <text:p>5.598E+00</text:p>
          </table:table-cell>
          <table:table-cell office:value-type="float" office:value="4.07166666666667" calcext:value-type="float">
            <text:p>4.072E+00</text:p>
          </table:table-cell>
          <table:table-cell office:value-type="float" office:value="11.716" calcext:value-type="float">
            <text:p>1.172E+01</text:p>
          </table:table-cell>
          <table:table-cell office:value-type="float" office:value="8.65233333333333" calcext:value-type="float">
            <text:p>8.652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2G40435</text:p>
          </table:table-cell>
          <table:table-cell office:value-type="float" office:value="8.847" calcext:value-type="float">
            <text:p>8.847E+00</text:p>
          </table:table-cell>
          <table:table-cell office:value-type="float" office:value="3.37566666666667" calcext:value-type="float">
            <text:p>3.376E+00</text:p>
          </table:table-cell>
          <table:table-cell office:value-type="float" office:value="7.81033333333333" calcext:value-type="float">
            <text:p>7.810E+00</text:p>
          </table:table-cell>
          <table:table-cell office:value-type="float" office:value="3.18866666666667" calcext:value-type="float">
            <text:p>3.189E+00</text:p>
          </table:table-cell>
          <table:table-cell office:value-type="float" office:value="2.53466666666667" calcext:value-type="float">
            <text:p>2.535E+00</text:p>
          </table:table-cell>
          <table:table-cell office:value-type="float" office:value="1.306" calcext:value-type="float">
            <text:p>1.306E+00</text:p>
          </table:table-cell>
          <table:table-cell office:value-type="float" office:value="19.1403333333333" calcext:value-type="float">
            <text:p>1.914E+01</text:p>
          </table:table-cell>
          <table:table-cell office:value-type="float" office:value="21.989" calcext:value-type="float">
            <text:p>2.199E+01</text:p>
          </table:table-cell>
          <table:table-cell office:value-type="float" office:value="75.0613333333333" calcext:value-type="float">
            <text:p>7.506E+01</text:p>
          </table:table-cell>
          <table:table-cell office:value-type="float" office:value="5.273" calcext:value-type="float">
            <text:p>5.273E+00</text:p>
          </table:table-cell>
          <table:table-cell office:value-type="float" office:value="8.511" calcext:value-type="float">
            <text:p>8.511E+00</text:p>
          </table:table-cell>
          <table:table-cell office:value-type="float" office:value="9.31666666666667" calcext:value-type="float">
            <text:p>9.317E+00</text:p>
          </table:table-cell>
          <table:table-cell office:value-type="float" office:value="4.89166666666667" calcext:value-type="float">
            <text:p>4.892E+00</text:p>
          </table:table-cell>
          <table:table-cell office:value-type="float" office:value="2.11533333333333" calcext:value-type="float">
            <text:p>2.115E+00</text:p>
          </table:table-cell>
          <table:table-cell office:value-type="float" office:value="1.988" calcext:value-type="float">
            <text:p>1.988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2G41231</text:p>
          </table:table-cell>
          <table:table-cell office:value-type="float" office:value="113.775666666667" calcext:value-type="float">
            <text:p>1.138E+02</text:p>
          </table:table-cell>
          <table:table-cell office:value-type="float" office:value="156.681666666667" calcext:value-type="float">
            <text:p>1.567E+02</text:p>
          </table:table-cell>
          <table:table-cell office:value-type="float" office:value="139.251666666667" calcext:value-type="float">
            <text:p>1.393E+02</text:p>
          </table:table-cell>
          <table:table-cell office:value-type="float" office:value="52.1083333333333" calcext:value-type="float">
            <text:p>5.211E+01</text:p>
          </table:table-cell>
          <table:table-cell office:value-type="float" office:value="54.9513333333333" calcext:value-type="float">
            <text:p>5.495E+01</text:p>
          </table:table-cell>
          <table:table-cell office:value-type="float" office:value="64.8803333333333" calcext:value-type="float">
            <text:p>6.488E+01</text:p>
          </table:table-cell>
          <table:table-cell office:value-type="float" office:value="62.4186666666667" calcext:value-type="float">
            <text:p>6.242E+01</text:p>
          </table:table-cell>
          <table:table-cell office:value-type="float" office:value="54.3545" calcext:value-type="float">
            <text:p>5.435E+01</text:p>
          </table:table-cell>
          <table:table-cell office:value-type="float" office:value="45.582" calcext:value-type="float">
            <text:p>4.558E+01</text:p>
          </table:table-cell>
          <table:table-cell office:value-type="float" office:value="70.9873333333333" calcext:value-type="float">
            <text:p>7.099E+01</text:p>
          </table:table-cell>
          <table:table-cell office:value-type="float" office:value="47.2903333333333" calcext:value-type="float">
            <text:p>4.729E+01</text:p>
          </table:table-cell>
          <table:table-cell office:value-type="float" office:value="27.1213333333333" calcext:value-type="float">
            <text:p>2.712E+01</text:p>
          </table:table-cell>
          <table:table-cell office:value-type="float" office:value="10.9066666666667" calcext:value-type="float">
            <text:p>1.091E+01</text:p>
          </table:table-cell>
          <table:table-cell office:value-type="float" office:value="12.0036666666667" calcext:value-type="float">
            <text:p>1.200E+01</text:p>
          </table:table-cell>
          <table:table-cell office:value-type="float" office:value="50.784" calcext:value-type="float">
            <text:p>5.078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2G44840</text:p>
          </table:table-cell>
          <table:table-cell table:style-name="Default" office:value-type="string" calcext:value-type="string">
            <text:p>ERF13</text:p>
          </table:table-cell>
          <table:table-cell office:value-type="float" office:value="0.201333333333333" calcext:value-type="float">
            <text:p>2.013E-01</text:p>
          </table:table-cell>
          <table:table-cell office:value-type="float" office:value="0.299333333333333" calcext:value-type="float">
            <text:p>2.993E-01</text:p>
          </table:table-cell>
          <table:table-cell office:value-type="float" office:value="0.227" calcext:value-type="float">
            <text:p>2.270E-01</text:p>
          </table:table-cell>
          <table:table-cell office:value-type="float" office:value="2.789" calcext:value-type="float">
            <text:p>2.789E+00</text:p>
          </table:table-cell>
          <table:table-cell office:value-type="float" office:value="0.607333333333333" calcext:value-type="float">
            <text:p>6.073E-01</text:p>
          </table:table-cell>
          <table:table-cell office:value-type="float" office:value="0.130666666666667" calcext:value-type="float">
            <text:p>1.307E-01</text:p>
          </table:table-cell>
          <table:table-cell office:value-type="float" office:value="0.901666666666667" calcext:value-type="float">
            <text:p>9.017E-01</text:p>
          </table:table-cell>
          <table:table-cell office:value-type="float" office:value="1.4955" calcext:value-type="float">
            <text:p>1.496E+00</text:p>
          </table:table-cell>
          <table:table-cell office:value-type="float" office:value="0.572333333333333" calcext:value-type="float">
            <text:p>5.723E-01</text:p>
          </table:table-cell>
          <table:table-cell office:value-type="float" office:value="1.22566666666667" calcext:value-type="float">
            <text:p>1.226E+00</text:p>
          </table:table-cell>
          <table:table-cell office:value-type="float" office:value="0.313" calcext:value-type="float">
            <text:p>3.130E-01</text:p>
          </table:table-cell>
          <table:table-cell office:value-type="float" office:value="0.299" calcext:value-type="float">
            <text:p>2.990E-01</text:p>
          </table:table-cell>
          <table:table-cell office:value-type="float" office:value="0.722333333333333" calcext:value-type="float">
            <text:p>7.223E-01</text:p>
          </table:table-cell>
          <table:table-cell office:value-type="float" office:value="2.48233333333333" calcext:value-type="float">
            <text:p>2.482E+00</text:p>
          </table:table-cell>
          <table:table-cell office:value-type="float" office:value="2.25633333333333" calcext:value-type="float">
            <text:p>2.256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02550</text:p>
          </table:table-cell>
          <table:table-cell table:style-name="Default" office:value-type="string" calcext:value-type="string">
            <text:p>LBD41</text:p>
          </table:table-cell>
          <table:table-cell office:value-type="float" office:value="18.1256666666667" calcext:value-type="float">
            <text:p>1.813E+01</text:p>
          </table:table-cell>
          <table:table-cell office:value-type="float" office:value="21.333" calcext:value-type="float">
            <text:p>2.133E+01</text:p>
          </table:table-cell>
          <table:table-cell office:value-type="float" office:value="5.48366666666667" calcext:value-type="float">
            <text:p>5.484E+00</text:p>
          </table:table-cell>
          <table:table-cell office:value-type="float" office:value="7.063" calcext:value-type="float">
            <text:p>7.063E+00</text:p>
          </table:table-cell>
          <table:table-cell office:value-type="float" office:value="8.29933333333333" calcext:value-type="float">
            <text:p>8.299E+00</text:p>
          </table:table-cell>
          <table:table-cell office:value-type="float" office:value="5.559" calcext:value-type="float">
            <text:p>5.559E+00</text:p>
          </table:table-cell>
          <table:table-cell office:value-type="float" office:value="14.281" calcext:value-type="float">
            <text:p>1.428E+01</text:p>
          </table:table-cell>
          <table:table-cell office:value-type="float" office:value="12.291" calcext:value-type="float">
            <text:p>1.229E+01</text:p>
          </table:table-cell>
          <table:table-cell office:value-type="float" office:value="8.25733333333333" calcext:value-type="float">
            <text:p>8.257E+00</text:p>
          </table:table-cell>
          <table:table-cell office:value-type="float" office:value="9.521" calcext:value-type="float">
            <text:p>9.521E+00</text:p>
          </table:table-cell>
          <table:table-cell office:value-type="float" office:value="8.07233333333333" calcext:value-type="float">
            <text:p>8.072E+00</text:p>
          </table:table-cell>
          <table:table-cell office:value-type="float" office:value="7.521" calcext:value-type="float">
            <text:p>7.521E+00</text:p>
          </table:table-cell>
          <table:table-cell office:value-type="float" office:value="10.773" calcext:value-type="float">
            <text:p>1.077E+01</text:p>
          </table:table-cell>
          <table:table-cell office:value-type="float" office:value="5.577" calcext:value-type="float">
            <text:p>5.577E+00</text:p>
          </table:table-cell>
          <table:table-cell office:value-type="float" office:value="4.65266666666667" calcext:value-type="float">
            <text:p>4.653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03670</text:p>
          </table:table-cell>
          <table:table-cell table:style-name="Default" office:value-type="string" calcext:value-type="string">
            <text:p>PER28</text:p>
          </table:table-cell>
          <table:table-cell office:value-type="float" office:value="0.973666666666667" calcext:value-type="float">
            <text:p>9.737E-01</text:p>
          </table:table-cell>
          <table:table-cell office:value-type="float" office:value="1.165" calcext:value-type="float">
            <text:p>1.165E+00</text:p>
          </table:table-cell>
          <table:table-cell office:value-type="float" office:value="5.97833333333333" calcext:value-type="float">
            <text:p>5.978E+00</text:p>
          </table:table-cell>
          <table:table-cell office:value-type="float" office:value="2.061" calcext:value-type="float">
            <text:p>2.061E+00</text:p>
          </table:table-cell>
          <table:table-cell office:value-type="float" office:value="3.89566666666667" calcext:value-type="float">
            <text:p>3.896E+00</text:p>
          </table:table-cell>
          <table:table-cell office:value-type="float" office:value="4.45933333333333" calcext:value-type="float">
            <text:p>4.459E+00</text:p>
          </table:table-cell>
          <table:table-cell office:value-type="float" office:value="1.386" calcext:value-type="float">
            <text:p>1.386E+00</text:p>
          </table:table-cell>
          <table:table-cell office:value-type="float" office:value="1.6715" calcext:value-type="float">
            <text:p>1.672E+00</text:p>
          </table:table-cell>
          <table:table-cell office:value-type="float" office:value="3.51466666666667" calcext:value-type="float">
            <text:p>3.515E+00</text:p>
          </table:table-cell>
          <table:table-cell office:value-type="float" office:value="2.201" calcext:value-type="float">
            <text:p>2.201E+00</text:p>
          </table:table-cell>
          <table:table-cell office:value-type="float" office:value="2.35966666666667" calcext:value-type="float">
            <text:p>2.360E+00</text:p>
          </table:table-cell>
          <table:table-cell office:value-type="float" office:value="2.203" calcext:value-type="float">
            <text:p>2.203E+00</text:p>
          </table:table-cell>
          <table:table-cell office:value-type="float" office:value="0.447" calcext:value-type="float">
            <text:p>4.470E-01</text:p>
          </table:table-cell>
          <table:table-cell office:value-type="float" office:value="0.597" calcext:value-type="float">
            <text:p>5.970E-01</text:p>
          </table:table-cell>
          <table:table-cell office:value-type="float" office:value="1.66433333333333" calcext:value-type="float">
            <text:p>1.664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3G06070</text:p>
          </table:table-cell>
          <table:table-cell office:value-type="float" office:value="5.71366666666667" calcext:value-type="float">
            <text:p>5.714E+00</text:p>
          </table:table-cell>
          <table:table-cell office:value-type="float" office:value="8.34166666666667" calcext:value-type="float">
            <text:p>8.342E+00</text:p>
          </table:table-cell>
          <table:table-cell office:value-type="float" office:value="11.5266666666667" calcext:value-type="float">
            <text:p>1.153E+01</text:p>
          </table:table-cell>
          <table:table-cell office:value-type="float" office:value="14.955" calcext:value-type="float">
            <text:p>1.496E+01</text:p>
          </table:table-cell>
          <table:table-cell office:value-type="float" office:value="7.61633333333333" calcext:value-type="float">
            <text:p>7.616E+00</text:p>
          </table:table-cell>
          <table:table-cell office:value-type="float" office:value="6.73066666666667" calcext:value-type="float">
            <text:p>6.731E+00</text:p>
          </table:table-cell>
          <table:table-cell office:value-type="float" office:value="7.47933333333333" calcext:value-type="float">
            <text:p>7.479E+00</text:p>
          </table:table-cell>
          <table:table-cell office:value-type="float" office:value="23.021" calcext:value-type="float">
            <text:p>2.302E+01</text:p>
          </table:table-cell>
          <table:table-cell office:value-type="float" office:value="19.9326666666667" calcext:value-type="float">
            <text:p>1.993E+01</text:p>
          </table:table-cell>
          <table:table-cell office:value-type="float" office:value="12.9813333333333" calcext:value-type="float">
            <text:p>1.298E+01</text:p>
          </table:table-cell>
          <table:table-cell office:value-type="float" office:value="14.1853333333333" calcext:value-type="float">
            <text:p>1.419E+01</text:p>
          </table:table-cell>
          <table:table-cell office:value-type="float" office:value="21.3153333333333" calcext:value-type="float">
            <text:p>2.132E+01</text:p>
          </table:table-cell>
          <table:table-cell office:value-type="float" office:value="6.84466666666667" calcext:value-type="float">
            <text:p>6.845E+00</text:p>
          </table:table-cell>
          <table:table-cell office:value-type="float" office:value="21.337" calcext:value-type="float">
            <text:p>2.134E+01</text:p>
          </table:table-cell>
          <table:table-cell office:value-type="float" office:value="20.093" calcext:value-type="float">
            <text:p>2.009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08860</text:p>
          </table:table-cell>
          <table:table-cell table:style-name="Default" office:value-type="string" calcext:value-type="string">
            <text:p>PYD4</text:p>
          </table:table-cell>
          <table:table-cell office:value-type="float" office:value="11.2023333333333" calcext:value-type="float">
            <text:p>1.120E+01</text:p>
          </table:table-cell>
          <table:table-cell office:value-type="float" office:value="6.09866666666667" calcext:value-type="float">
            <text:p>6.099E+00</text:p>
          </table:table-cell>
          <table:table-cell office:value-type="float" office:value="11.7236666666667" calcext:value-type="float">
            <text:p>1.172E+01</text:p>
          </table:table-cell>
          <table:table-cell office:value-type="float" office:value="6.30933333333333" calcext:value-type="float">
            <text:p>6.309E+00</text:p>
          </table:table-cell>
          <table:table-cell office:value-type="float" office:value="11.0723333333333" calcext:value-type="float">
            <text:p>1.107E+01</text:p>
          </table:table-cell>
          <table:table-cell office:value-type="float" office:value="17.6113333333333" calcext:value-type="float">
            <text:p>1.761E+01</text:p>
          </table:table-cell>
          <table:table-cell office:value-type="float" office:value="9.494" calcext:value-type="float">
            <text:p>9.494E+00</text:p>
          </table:table-cell>
          <table:table-cell office:value-type="float" office:value="6.6305" calcext:value-type="float">
            <text:p>6.631E+00</text:p>
          </table:table-cell>
          <table:table-cell office:value-type="float" office:value="12.3203333333333" calcext:value-type="float">
            <text:p>1.232E+01</text:p>
          </table:table-cell>
          <table:table-cell office:value-type="float" office:value="6.88933333333333" calcext:value-type="float">
            <text:p>6.889E+00</text:p>
          </table:table-cell>
          <table:table-cell office:value-type="float" office:value="3.22433333333333" calcext:value-type="float">
            <text:p>3.224E+00</text:p>
          </table:table-cell>
          <table:table-cell office:value-type="float" office:value="11.0693333333333" calcext:value-type="float">
            <text:p>1.107E+01</text:p>
          </table:table-cell>
          <table:table-cell office:value-type="float" office:value="16.8606666666667" calcext:value-type="float">
            <text:p>1.686E+01</text:p>
          </table:table-cell>
          <table:table-cell office:value-type="float" office:value="7.94133333333333" calcext:value-type="float">
            <text:p>7.941E+00</text:p>
          </table:table-cell>
          <table:table-cell office:value-type="float" office:value="4.67533333333333" calcext:value-type="float">
            <text:p>4.675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15210</text:p>
          </table:table-cell>
          <table:table-cell table:style-name="Default" office:value-type="string" calcext:value-type="string">
            <text:p>ERF4</text:p>
          </table:table-cell>
          <table:table-cell office:value-type="float" office:value="17.639" calcext:value-type="float">
            <text:p>1.764E+01</text:p>
          </table:table-cell>
          <table:table-cell office:value-type="float" office:value="30.3443333333333" calcext:value-type="float">
            <text:p>3.034E+01</text:p>
          </table:table-cell>
          <table:table-cell office:value-type="float" office:value="25.73" calcext:value-type="float">
            <text:p>2.573E+01</text:p>
          </table:table-cell>
          <table:table-cell office:value-type="float" office:value="26.5396666666667" calcext:value-type="float">
            <text:p>2.654E+01</text:p>
          </table:table-cell>
          <table:table-cell office:value-type="float" office:value="26.6733333333333" calcext:value-type="float">
            <text:p>2.667E+01</text:p>
          </table:table-cell>
          <table:table-cell office:value-type="float" office:value="17.2003333333333" calcext:value-type="float">
            <text:p>1.720E+01</text:p>
          </table:table-cell>
          <table:table-cell office:value-type="float" office:value="32.6246666666667" calcext:value-type="float">
            <text:p>3.262E+01</text:p>
          </table:table-cell>
          <table:table-cell office:value-type="float" office:value="27.1955" calcext:value-type="float">
            <text:p>2.720E+01</text:p>
          </table:table-cell>
          <table:table-cell office:value-type="float" office:value="25.9806666666667" calcext:value-type="float">
            <text:p>2.598E+01</text:p>
          </table:table-cell>
          <table:table-cell office:value-type="float" office:value="40.474" calcext:value-type="float">
            <text:p>4.047E+01</text:p>
          </table:table-cell>
          <table:table-cell office:value-type="float" office:value="13.024" calcext:value-type="float">
            <text:p>1.302E+01</text:p>
          </table:table-cell>
          <table:table-cell office:value-type="float" office:value="25.787" calcext:value-type="float">
            <text:p>2.579E+01</text:p>
          </table:table-cell>
          <table:table-cell office:value-type="float" office:value="20.151" calcext:value-type="float">
            <text:p>2.015E+01</text:p>
          </table:table-cell>
          <table:table-cell office:value-type="float" office:value="86.388" calcext:value-type="float">
            <text:p>8.639E+01</text:p>
          </table:table-cell>
          <table:table-cell office:value-type="float" office:value="47.1546666666667" calcext:value-type="float">
            <text:p>4.715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3G15720</text:p>
          </table:table-cell>
          <table:table-cell office:value-type="float" office:value="1.59533333333333" calcext:value-type="float">
            <text:p>1.595E+00</text:p>
          </table:table-cell>
          <table:table-cell office:value-type="float" office:value="2.13" calcext:value-type="float">
            <text:p>2.130E+00</text:p>
          </table:table-cell>
          <table:table-cell office:value-type="float" office:value="1.512" calcext:value-type="float">
            <text:p>1.512E+00</text:p>
          </table:table-cell>
          <table:table-cell office:value-type="float" office:value="1.79366666666667" calcext:value-type="float">
            <text:p>1.794E+00</text:p>
          </table:table-cell>
          <table:table-cell office:value-type="float" office:value="2.10666666666667" calcext:value-type="float">
            <text:p>2.107E+00</text:p>
          </table:table-cell>
          <table:table-cell office:value-type="float" office:value="2.80366666666667" calcext:value-type="float">
            <text:p>2.804E+00</text:p>
          </table:table-cell>
          <table:table-cell office:value-type="float" office:value="3.20433333333333" calcext:value-type="float">
            <text:p>3.204E+00</text:p>
          </table:table-cell>
          <table:table-cell office:value-type="float" office:value="5.455" calcext:value-type="float">
            <text:p>5.455E+00</text:p>
          </table:table-cell>
          <table:table-cell office:value-type="float" office:value="8.617" calcext:value-type="float">
            <text:p>8.617E+00</text:p>
          </table:table-cell>
          <table:table-cell office:value-type="float" office:value="2.40633333333333" calcext:value-type="float">
            <text:p>2.406E+00</text:p>
          </table:table-cell>
          <table:table-cell office:value-type="float" office:value="4.71566666666667" calcext:value-type="float">
            <text:p>4.716E+00</text:p>
          </table:table-cell>
          <table:table-cell office:value-type="float" office:value="5.29366666666667" calcext:value-type="float">
            <text:p>5.294E+00</text:p>
          </table:table-cell>
          <table:table-cell office:value-type="float" office:value="3.327" calcext:value-type="float">
            <text:p>3.327E+00</text:p>
          </table:table-cell>
          <table:table-cell office:value-type="float" office:value="1.58133333333333" calcext:value-type="float">
            <text:p>1.581E+00</text:p>
          </table:table-cell>
          <table:table-cell office:value-type="float" office:value="1.47433333333333" calcext:value-type="float">
            <text:p>1.474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21330</text:p>
          </table:table-cell>
          <table:table-cell table:style-name="Default" office:value-type="string" calcext:value-type="string">
            <text:p>BHLH87</text:p>
          </table:table-cell>
          <table:table-cell office:value-type="float" office:value="1.17333333333333" calcext:value-type="float">
            <text:p>1.173E+00</text:p>
          </table:table-cell>
          <table:table-cell office:value-type="float" office:value="0.712666666666667" calcext:value-type="float">
            <text:p>7.127E-01</text:p>
          </table:table-cell>
          <table:table-cell office:value-type="float" office:value="0.939666666666667" calcext:value-type="float">
            <text:p>9.397E-01</text:p>
          </table:table-cell>
          <table:table-cell office:value-type="float" office:value="2.052" calcext:value-type="float">
            <text:p>2.052E+00</text:p>
          </table:table-cell>
          <table:table-cell office:value-type="float" office:value="0.765333333333333" calcext:value-type="float">
            <text:p>7.653E-01</text:p>
          </table:table-cell>
          <table:table-cell office:value-type="float" office:value="0.298" calcext:value-type="float">
            <text:p>2.980E-01</text:p>
          </table:table-cell>
          <table:table-cell office:value-type="float" office:value="1.01366666666667" calcext:value-type="float">
            <text:p>1.014E+00</text:p>
          </table:table-cell>
          <table:table-cell office:value-type="float" office:value="1.214" calcext:value-type="float">
            <text:p>1.214E+00</text:p>
          </table:table-cell>
          <table:table-cell office:value-type="float" office:value="1.133" calcext:value-type="float">
            <text:p>1.133E+00</text:p>
          </table:table-cell>
          <table:table-cell office:value-type="float" office:value="1.472" calcext:value-type="float">
            <text:p>1.472E+00</text:p>
          </table:table-cell>
          <table:table-cell office:value-type="float" office:value="0.711666666666667" calcext:value-type="float">
            <text:p>7.117E-01</text:p>
          </table:table-cell>
          <table:table-cell office:value-type="float" office:value="0.695" calcext:value-type="float">
            <text:p>6.950E-01</text:p>
          </table:table-cell>
          <table:table-cell office:value-type="float" office:value="0.610666666666667" calcext:value-type="float">
            <text:p>6.107E-01</text:p>
          </table:table-cell>
          <table:table-cell office:value-type="float" office:value="1.38033333333333" calcext:value-type="float">
            <text:p>1.380E+00</text:p>
          </table:table-cell>
          <table:table-cell office:value-type="float" office:value="4.5" calcext:value-type="float">
            <text:p>4.500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3G22550</text:p>
          </table:table-cell>
          <table:table-cell office:value-type="float" office:value="30.2266666666667" calcext:value-type="float">
            <text:p>3.023E+01</text:p>
          </table:table-cell>
          <table:table-cell office:value-type="float" office:value="31.415" calcext:value-type="float">
            <text:p>3.142E+01</text:p>
          </table:table-cell>
          <table:table-cell office:value-type="float" office:value="13.8213333333333" calcext:value-type="float">
            <text:p>1.382E+01</text:p>
          </table:table-cell>
          <table:table-cell office:value-type="float" office:value="10.98" calcext:value-type="float">
            <text:p>1.098E+01</text:p>
          </table:table-cell>
          <table:table-cell office:value-type="float" office:value="12.7916666666667" calcext:value-type="float">
            <text:p>1.279E+01</text:p>
          </table:table-cell>
          <table:table-cell office:value-type="float" office:value="14.3963333333333" calcext:value-type="float">
            <text:p>1.440E+01</text:p>
          </table:table-cell>
          <table:table-cell office:value-type="float" office:value="31.7566666666667" calcext:value-type="float">
            <text:p>3.176E+01</text:p>
          </table:table-cell>
          <table:table-cell office:value-type="float" office:value="19.1075" calcext:value-type="float">
            <text:p>1.911E+01</text:p>
          </table:table-cell>
          <table:table-cell office:value-type="float" office:value="25.2006666666667" calcext:value-type="float">
            <text:p>2.520E+01</text:p>
          </table:table-cell>
          <table:table-cell office:value-type="float" office:value="14.6856666666667" calcext:value-type="float">
            <text:p>1.469E+01</text:p>
          </table:table-cell>
          <table:table-cell office:value-type="float" office:value="27.2933333333333" calcext:value-type="float">
            <text:p>2.729E+01</text:p>
          </table:table-cell>
          <table:table-cell office:value-type="float" office:value="40.9646666666667" calcext:value-type="float">
            <text:p>4.096E+01</text:p>
          </table:table-cell>
          <table:table-cell office:value-type="float" office:value="29.2006666666667" calcext:value-type="float">
            <text:p>2.920E+01</text:p>
          </table:table-cell>
          <table:table-cell office:value-type="float" office:value="11.8423333333333" calcext:value-type="float">
            <text:p>1.184E+01</text:p>
          </table:table-cell>
          <table:table-cell office:value-type="float" office:value="13.2843333333333" calcext:value-type="float">
            <text:p>1.328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23550</text:p>
          </table:table-cell>
          <table:table-cell table:style-name="Default" office:value-type="string" calcext:value-type="string">
            <text:p>LAL5</text:p>
          </table:table-cell>
          <table:table-cell office:value-type="float" office:value="3.028" calcext:value-type="float">
            <text:p>3.028E+00</text:p>
          </table:table-cell>
          <table:table-cell office:value-type="float" office:value="2.75333333333333" calcext:value-type="float">
            <text:p>2.753E+00</text:p>
          </table:table-cell>
          <table:table-cell office:value-type="float" office:value="5.89633333333333" calcext:value-type="float">
            <text:p>5.896E+00</text:p>
          </table:table-cell>
          <table:table-cell office:value-type="float" office:value="1.048" calcext:value-type="float">
            <text:p>1.048E+00</text:p>
          </table:table-cell>
          <table:table-cell office:value-type="float" office:value="3.944" calcext:value-type="float">
            <text:p>3.944E+00</text:p>
          </table:table-cell>
          <table:table-cell office:value-type="float" office:value="1.10666666666667" calcext:value-type="float">
            <text:p>1.107E+00</text:p>
          </table:table-cell>
          <table:table-cell office:value-type="float" office:value="11.4016666666667" calcext:value-type="float">
            <text:p>1.140E+01</text:p>
          </table:table-cell>
          <table:table-cell office:value-type="float" office:value="10.5565" calcext:value-type="float">
            <text:p>1.056E+01</text:p>
          </table:table-cell>
          <table:table-cell office:value-type="float" office:value="9.967" calcext:value-type="float">
            <text:p>9.967E+00</text:p>
          </table:table-cell>
          <table:table-cell office:value-type="float" office:value="1.36766666666667" calcext:value-type="float">
            <text:p>1.368E+00</text:p>
          </table:table-cell>
          <table:table-cell office:value-type="float" office:value="2.33766666666667" calcext:value-type="float">
            <text:p>2.338E+00</text:p>
          </table:table-cell>
          <table:table-cell office:value-type="float" office:value="2.843" calcext:value-type="float">
            <text:p>2.843E+00</text:p>
          </table:table-cell>
          <table:table-cell office:value-type="float" office:value="0.847" calcext:value-type="float">
            <text:p>8.470E-01</text:p>
          </table:table-cell>
          <table:table-cell office:value-type="float" office:value="0.606" calcext:value-type="float">
            <text:p>6.060E-01</text:p>
          </table:table-cell>
          <table:table-cell office:value-type="float" office:value="2.93866666666667" calcext:value-type="float">
            <text:p>2.939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3G28270</text:p>
          </table:table-cell>
          <table:table-cell office:value-type="float" office:value="1.277" calcext:value-type="float">
            <text:p>1.277E+00</text:p>
          </table:table-cell>
          <table:table-cell office:value-type="float" office:value="0.347" calcext:value-type="float">
            <text:p>3.470E-01</text:p>
          </table:table-cell>
          <table:table-cell office:value-type="float" office:value="0.656" calcext:value-type="float">
            <text:p>6.560E-01</text:p>
          </table:table-cell>
          <table:table-cell office:value-type="float" office:value="1.344" calcext:value-type="float">
            <text:p>1.344E+00</text:p>
          </table:table-cell>
          <table:table-cell office:value-type="float" office:value="0.551" calcext:value-type="float">
            <text:p>5.510E-01</text:p>
          </table:table-cell>
          <table:table-cell office:value-type="float" office:value="0.237666666666667" calcext:value-type="float">
            <text:p>2.377E-01</text:p>
          </table:table-cell>
          <table:table-cell office:value-type="float" office:value="0.857" calcext:value-type="float">
            <text:p>8.570E-01</text:p>
          </table:table-cell>
          <table:table-cell office:value-type="float" office:value="1.0615" calcext:value-type="float">
            <text:p>1.062E+00</text:p>
          </table:table-cell>
          <table:table-cell office:value-type="float" office:value="0.604333333333333" calcext:value-type="float">
            <text:p>6.043E-01</text:p>
          </table:table-cell>
          <table:table-cell office:value-type="float" office:value="3.484" calcext:value-type="float">
            <text:p>3.484E+00</text:p>
          </table:table-cell>
          <table:table-cell office:value-type="float" office:value="3.556" calcext:value-type="float">
            <text:p>3.556E+00</text:p>
          </table:table-cell>
          <table:table-cell office:value-type="float" office:value="8.61033333333333" calcext:value-type="float">
            <text:p>8.610E+00</text:p>
          </table:table-cell>
          <table:table-cell office:value-type="float" office:value="1.97266666666667" calcext:value-type="float">
            <text:p>1.973E+00</text:p>
          </table:table-cell>
          <table:table-cell office:value-type="float" office:value="6.15966666666667" calcext:value-type="float">
            <text:p>6.160E+00</text:p>
          </table:table-cell>
          <table:table-cell office:value-type="float" office:value="11.5293333333333" calcext:value-type="float">
            <text:p>1.153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3G28540</text:p>
          </table:table-cell>
          <table:table-cell office:value-type="float" office:value="1.80633333333333" calcext:value-type="float">
            <text:p>1.806E+00</text:p>
          </table:table-cell>
          <table:table-cell office:value-type="float" office:value="9.26466666666667" calcext:value-type="float">
            <text:p>9.265E+00</text:p>
          </table:table-cell>
          <table:table-cell office:value-type="float" office:value="2.091" calcext:value-type="float">
            <text:p>2.091E+00</text:p>
          </table:table-cell>
          <table:table-cell office:value-type="float" office:value="1.587" calcext:value-type="float">
            <text:p>1.587E+00</text:p>
          </table:table-cell>
          <table:table-cell office:value-type="float" office:value="1.316" calcext:value-type="float">
            <text:p>1.316E+00</text:p>
          </table:table-cell>
          <table:table-cell office:value-type="float" office:value="1.23166666666667" calcext:value-type="float">
            <text:p>1.232E+00</text:p>
          </table:table-cell>
          <table:table-cell office:value-type="float" office:value="6.14533333333333" calcext:value-type="float">
            <text:p>6.145E+00</text:p>
          </table:table-cell>
          <table:table-cell office:value-type="float" office:value="4.433" calcext:value-type="float">
            <text:p>4.433E+00</text:p>
          </table:table-cell>
          <table:table-cell office:value-type="float" office:value="4.83533333333333" calcext:value-type="float">
            <text:p>4.835E+00</text:p>
          </table:table-cell>
          <table:table-cell office:value-type="float" office:value="1.73933333333333" calcext:value-type="float">
            <text:p>1.739E+00</text:p>
          </table:table-cell>
          <table:table-cell office:value-type="float" office:value="3.565" calcext:value-type="float">
            <text:p>3.565E+00</text:p>
          </table:table-cell>
          <table:table-cell office:value-type="float" office:value="1.911" calcext:value-type="float">
            <text:p>1.911E+00</text:p>
          </table:table-cell>
          <table:table-cell office:value-type="float" office:value="1.411" calcext:value-type="float">
            <text:p>1.411E+00</text:p>
          </table:table-cell>
          <table:table-cell office:value-type="float" office:value="0.683666666666667" calcext:value-type="float">
            <text:p>6.837E-01</text:p>
          </table:table-cell>
          <table:table-cell office:value-type="float" office:value="0.505666666666667" calcext:value-type="float">
            <text:p>5.057E-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45260</text:p>
          </table:table-cell>
          <table:table-cell table:style-name="Default" office:value-type="string" calcext:value-type="string">
            <text:p>IDD9</text:p>
          </table:table-cell>
          <table:table-cell office:value-type="float" office:value="3.16" calcext:value-type="float">
            <text:p>3.160E+00</text:p>
          </table:table-cell>
          <table:table-cell office:value-type="float" office:value="5.62833333333333" calcext:value-type="float">
            <text:p>5.628E+00</text:p>
          </table:table-cell>
          <table:table-cell office:value-type="float" office:value="3.96433333333333" calcext:value-type="float">
            <text:p>3.964E+00</text:p>
          </table:table-cell>
          <table:table-cell office:value-type="float" office:value="4.06833333333333" calcext:value-type="float">
            <text:p>4.068E+00</text:p>
          </table:table-cell>
          <table:table-cell office:value-type="float" office:value="3.813" calcext:value-type="float">
            <text:p>3.813E+00</text:p>
          </table:table-cell>
          <table:table-cell office:value-type="float" office:value="1.798" calcext:value-type="float">
            <text:p>1.798E+00</text:p>
          </table:table-cell>
          <table:table-cell office:value-type="float" office:value="4.36533333333333" calcext:value-type="float">
            <text:p>4.365E+00</text:p>
          </table:table-cell>
          <table:table-cell office:value-type="float" office:value="3.2735" calcext:value-type="float">
            <text:p>3.274E+00</text:p>
          </table:table-cell>
          <table:table-cell office:value-type="float" office:value="2.166" calcext:value-type="float">
            <text:p>2.166E+00</text:p>
          </table:table-cell>
          <table:table-cell office:value-type="float" office:value="3.78966666666667" calcext:value-type="float">
            <text:p>3.790E+00</text:p>
          </table:table-cell>
          <table:table-cell office:value-type="float" office:value="3.286" calcext:value-type="float">
            <text:p>3.286E+00</text:p>
          </table:table-cell>
          <table:table-cell office:value-type="float" office:value="2.34266666666667" calcext:value-type="float">
            <text:p>2.343E+00</text:p>
          </table:table-cell>
          <table:table-cell office:value-type="float" office:value="5.503" calcext:value-type="float">
            <text:p>5.503E+00</text:p>
          </table:table-cell>
          <table:table-cell office:value-type="float" office:value="11.7926666666667" calcext:value-type="float">
            <text:p>1.179E+01</text:p>
          </table:table-cell>
          <table:table-cell office:value-type="float" office:value="13.0523333333333" calcext:value-type="float">
            <text:p>1.305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47340</text:p>
          </table:table-cell>
          <table:table-cell table:style-name="Default" office:value-type="string" calcext:value-type="string">
            <text:p>ASN1</text:p>
          </table:table-cell>
          <table:table-cell office:value-type="float" office:value="1.54433333333333" calcext:value-type="float">
            <text:p>1.544E+00</text:p>
          </table:table-cell>
          <table:table-cell office:value-type="float" office:value="1.16633333333333" calcext:value-type="float">
            <text:p>1.166E+00</text:p>
          </table:table-cell>
          <table:table-cell office:value-type="float" office:value="2.73233333333333" calcext:value-type="float">
            <text:p>2.732E+00</text:p>
          </table:table-cell>
          <table:table-cell office:value-type="float" office:value="1.12833333333333" calcext:value-type="float">
            <text:p>1.128E+00</text:p>
          </table:table-cell>
          <table:table-cell office:value-type="float" office:value="1.77" calcext:value-type="float">
            <text:p>1.770E+00</text:p>
          </table:table-cell>
          <table:table-cell office:value-type="float" office:value="4.277" calcext:value-type="float">
            <text:p>4.277E+00</text:p>
          </table:table-cell>
          <table:table-cell office:value-type="float" office:value="4.50466666666667" calcext:value-type="float">
            <text:p>4.505E+00</text:p>
          </table:table-cell>
          <table:table-cell office:value-type="float" office:value="2.893" calcext:value-type="float">
            <text:p>2.893E+00</text:p>
          </table:table-cell>
          <table:table-cell office:value-type="float" office:value="2.37533333333333" calcext:value-type="float">
            <text:p>2.375E+00</text:p>
          </table:table-cell>
          <table:table-cell office:value-type="float" office:value="1.403" calcext:value-type="float">
            <text:p>1.403E+00</text:p>
          </table:table-cell>
          <table:table-cell office:value-type="float" office:value="0.881" calcext:value-type="float">
            <text:p>8.810E-01</text:p>
          </table:table-cell>
          <table:table-cell office:value-type="float" office:value="1.18266666666667" calcext:value-type="float">
            <text:p>1.183E+00</text:p>
          </table:table-cell>
          <table:table-cell office:value-type="float" office:value="2.75833333333333" calcext:value-type="float">
            <text:p>2.758E+00</text:p>
          </table:table-cell>
          <table:table-cell office:value-type="float" office:value="13.0163333333333" calcext:value-type="float">
            <text:p>1.302E+01</text:p>
          </table:table-cell>
          <table:table-cell office:value-type="float" office:value="3.45466666666667" calcext:value-type="float">
            <text:p>3.455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3G47380</text:p>
          </table:table-cell>
          <table:table-cell office:value-type="float" office:value="0.97" calcext:value-type="float">
            <text:p>9.700E-01</text:p>
          </table:table-cell>
          <table:table-cell office:value-type="float" office:value="5.98033333333333" calcext:value-type="float">
            <text:p>5.980E+00</text:p>
          </table:table-cell>
          <table:table-cell office:value-type="float" office:value="2.428" calcext:value-type="float">
            <text:p>2.428E+00</text:p>
          </table:table-cell>
          <table:table-cell office:value-type="float" office:value="1.54466666666667" calcext:value-type="float">
            <text:p>1.545E+00</text:p>
          </table:table-cell>
          <table:table-cell office:value-type="float" office:value="2.168" calcext:value-type="float">
            <text:p>2.168E+00</text:p>
          </table:table-cell>
          <table:table-cell office:value-type="float" office:value="1.442" calcext:value-type="float">
            <text:p>1.442E+00</text:p>
          </table:table-cell>
          <table:table-cell office:value-type="float" office:value="3.05633333333333" calcext:value-type="float">
            <text:p>3.056E+00</text:p>
          </table:table-cell>
          <table:table-cell office:value-type="float" office:value="3.825" calcext:value-type="float">
            <text:p>3.825E+00</text:p>
          </table:table-cell>
          <table:table-cell office:value-type="float" office:value="3.48866666666667" calcext:value-type="float">
            <text:p>3.489E+00</text:p>
          </table:table-cell>
          <table:table-cell office:value-type="float" office:value="1.93666666666667" calcext:value-type="float">
            <text:p>1.937E+00</text:p>
          </table:table-cell>
          <table:table-cell office:value-type="float" office:value="1.84933333333333" calcext:value-type="float">
            <text:p>1.849E+00</text:p>
          </table:table-cell>
          <table:table-cell office:value-type="float" office:value="2.20333333333333" calcext:value-type="float">
            <text:p>2.203E+00</text:p>
          </table:table-cell>
          <table:table-cell office:value-type="float" office:value="1.45666666666667" calcext:value-type="float">
            <text:p>1.457E+00</text:p>
          </table:table-cell>
          <table:table-cell office:value-type="float" office:value="2.94466666666667" calcext:value-type="float">
            <text:p>2.945E+00</text:p>
          </table:table-cell>
          <table:table-cell office:value-type="float" office:value="5.21666666666667" calcext:value-type="float">
            <text:p>5.217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48520</text:p>
          </table:table-cell>
          <table:table-cell table:style-name="Default" office:value-type="string" calcext:value-type="string">
            <text:p>CYP94B3</text:p>
          </table:table-cell>
          <table:table-cell office:value-type="float" office:value="1.50766666666667" calcext:value-type="float">
            <text:p>1.508E+00</text:p>
          </table:table-cell>
          <table:table-cell office:value-type="float" office:value="1.26366666666667" calcext:value-type="float">
            <text:p>1.264E+00</text:p>
          </table:table-cell>
          <table:table-cell office:value-type="float" office:value="1.01666666666667" calcext:value-type="float">
            <text:p>1.017E+00</text:p>
          </table:table-cell>
          <table:table-cell office:value-type="float" office:value="2.77933333333333" calcext:value-type="float">
            <text:p>2.779E+00</text:p>
          </table:table-cell>
          <table:table-cell office:value-type="float" office:value="0.660666666666667" calcext:value-type="float">
            <text:p>6.607E-01</text:p>
          </table:table-cell>
          <table:table-cell office:value-type="float" office:value="1.15733333333333" calcext:value-type="float">
            <text:p>1.157E+00</text:p>
          </table:table-cell>
          <table:table-cell office:value-type="float" office:value="3.369" calcext:value-type="float">
            <text:p>3.369E+00</text:p>
          </table:table-cell>
          <table:table-cell office:value-type="float" office:value="3.2195" calcext:value-type="float">
            <text:p>3.220E+00</text:p>
          </table:table-cell>
          <table:table-cell office:value-type="float" office:value="2.07433333333333" calcext:value-type="float">
            <text:p>2.074E+00</text:p>
          </table:table-cell>
          <table:table-cell office:value-type="float" office:value="1.65266666666667" calcext:value-type="float">
            <text:p>1.653E+00</text:p>
          </table:table-cell>
          <table:table-cell office:value-type="float" office:value="0.845" calcext:value-type="float">
            <text:p>8.450E-01</text:p>
          </table:table-cell>
          <table:table-cell office:value-type="float" office:value="0.592" calcext:value-type="float">
            <text:p>5.920E-01</text:p>
          </table:table-cell>
          <table:table-cell office:value-type="float" office:value="0.876333333333334" calcext:value-type="float">
            <text:p>8.763E-01</text:p>
          </table:table-cell>
          <table:table-cell office:value-type="float" office:value="4.96766666666667" calcext:value-type="float">
            <text:p>4.968E+00</text:p>
          </table:table-cell>
          <table:table-cell office:value-type="float" office:value="4.172" calcext:value-type="float">
            <text:p>4.172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50260</text:p>
          </table:table-cell>
          <table:table-cell table:style-name="Default" office:value-type="string" calcext:value-type="string">
            <text:p>ERF011</text:p>
          </table:table-cell>
          <table:table-cell office:value-type="float" office:value="2.411" calcext:value-type="float">
            <text:p>2.411E+00</text:p>
          </table:table-cell>
          <table:table-cell office:value-type="float" office:value="8.22766666666667" calcext:value-type="float">
            <text:p>8.228E+00</text:p>
          </table:table-cell>
          <table:table-cell office:value-type="float" office:value="3.99533333333333" calcext:value-type="float">
            <text:p>3.995E+00</text:p>
          </table:table-cell>
          <table:table-cell office:value-type="float" office:value="3.73233333333333" calcext:value-type="float">
            <text:p>3.732E+00</text:p>
          </table:table-cell>
          <table:table-cell office:value-type="float" office:value="3.72366666666667" calcext:value-type="float">
            <text:p>3.724E+00</text:p>
          </table:table-cell>
          <table:table-cell office:value-type="float" office:value="3.078" calcext:value-type="float">
            <text:p>3.078E+00</text:p>
          </table:table-cell>
          <table:table-cell office:value-type="float" office:value="4.413" calcext:value-type="float">
            <text:p>4.413E+00</text:p>
          </table:table-cell>
          <table:table-cell office:value-type="float" office:value="3.4895" calcext:value-type="float">
            <text:p>3.490E+00</text:p>
          </table:table-cell>
          <table:table-cell office:value-type="float" office:value="3.27933333333333" calcext:value-type="float">
            <text:p>3.279E+00</text:p>
          </table:table-cell>
          <table:table-cell office:value-type="float" office:value="3.014" calcext:value-type="float">
            <text:p>3.014E+00</text:p>
          </table:table-cell>
          <table:table-cell office:value-type="float" office:value="2.32433333333333" calcext:value-type="float">
            <text:p>2.324E+00</text:p>
          </table:table-cell>
          <table:table-cell office:value-type="float" office:value="1.927" calcext:value-type="float">
            <text:p>1.927E+00</text:p>
          </table:table-cell>
          <table:table-cell office:value-type="float" office:value="3.74266666666667" calcext:value-type="float">
            <text:p>3.743E+00</text:p>
          </table:table-cell>
          <table:table-cell office:value-type="float" office:value="13.5073333333333" calcext:value-type="float">
            <text:p>1.351E+01</text:p>
          </table:table-cell>
          <table:table-cell office:value-type="float" office:value="8.112" calcext:value-type="float">
            <text:p>8.112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3G50800</text:p>
          </table:table-cell>
          <table:table-cell office:value-type="float" office:value="4.10166666666667" calcext:value-type="float">
            <text:p>4.102E+00</text:p>
          </table:table-cell>
          <table:table-cell office:value-type="float" office:value="3.763" calcext:value-type="float">
            <text:p>3.763E+00</text:p>
          </table:table-cell>
          <table:table-cell office:value-type="float" office:value="6.67266666666667" calcext:value-type="float">
            <text:p>6.673E+00</text:p>
          </table:table-cell>
          <table:table-cell office:value-type="float" office:value="12.3903333333333" calcext:value-type="float">
            <text:p>1.239E+01</text:p>
          </table:table-cell>
          <table:table-cell office:value-type="float" office:value="5.55566666666667" calcext:value-type="float">
            <text:p>5.556E+00</text:p>
          </table:table-cell>
          <table:table-cell office:value-type="float" office:value="5.13266666666667" calcext:value-type="float">
            <text:p>5.133E+00</text:p>
          </table:table-cell>
          <table:table-cell office:value-type="float" office:value="6.74966666666667" calcext:value-type="float">
            <text:p>6.750E+00</text:p>
          </table:table-cell>
          <table:table-cell office:value-type="float" office:value="5.295" calcext:value-type="float">
            <text:p>5.295E+00</text:p>
          </table:table-cell>
          <table:table-cell office:value-type="float" office:value="2.89666666666667" calcext:value-type="float">
            <text:p>2.897E+00</text:p>
          </table:table-cell>
          <table:table-cell office:value-type="float" office:value="18.5366666666667" calcext:value-type="float">
            <text:p>1.854E+01</text:p>
          </table:table-cell>
          <table:table-cell office:value-type="float" office:value="2.741" calcext:value-type="float">
            <text:p>2.741E+00</text:p>
          </table:table-cell>
          <table:table-cell office:value-type="float" office:value="2.77233333333333" calcext:value-type="float">
            <text:p>2.772E+00</text:p>
          </table:table-cell>
          <table:table-cell office:value-type="float" office:value="2.52966666666667" calcext:value-type="float">
            <text:p>2.530E+00</text:p>
          </table:table-cell>
          <table:table-cell office:value-type="float" office:value="6.033" calcext:value-type="float">
            <text:p>6.033E+00</text:p>
          </table:table-cell>
          <table:table-cell office:value-type="float" office:value="6.04566666666667" calcext:value-type="float">
            <text:p>6.046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56710</text:p>
          </table:table-cell>
          <table:table-cell table:style-name="Default" office:value-type="string" calcext:value-type="string">
            <text:p>SIB1</text:p>
          </table:table-cell>
          <table:table-cell office:value-type="float" office:value="1.828" calcext:value-type="float">
            <text:p>1.828E+00</text:p>
          </table:table-cell>
          <table:table-cell office:value-type="float" office:value="6.15466666666667" calcext:value-type="float">
            <text:p>6.155E+00</text:p>
          </table:table-cell>
          <table:table-cell office:value-type="float" office:value="3.32233333333333" calcext:value-type="float">
            <text:p>3.322E+00</text:p>
          </table:table-cell>
          <table:table-cell office:value-type="float" office:value="4.72533333333333" calcext:value-type="float">
            <text:p>4.725E+00</text:p>
          </table:table-cell>
          <table:table-cell office:value-type="float" office:value="6.35566666666667" calcext:value-type="float">
            <text:p>6.356E+00</text:p>
          </table:table-cell>
          <table:table-cell office:value-type="float" office:value="8.092" calcext:value-type="float">
            <text:p>8.092E+00</text:p>
          </table:table-cell>
          <table:table-cell office:value-type="float" office:value="3.965" calcext:value-type="float">
            <text:p>3.965E+00</text:p>
          </table:table-cell>
          <table:table-cell office:value-type="float" office:value="4.3515" calcext:value-type="float">
            <text:p>4.352E+00</text:p>
          </table:table-cell>
          <table:table-cell office:value-type="float" office:value="3.98666666666667" calcext:value-type="float">
            <text:p>3.987E+00</text:p>
          </table:table-cell>
          <table:table-cell office:value-type="float" office:value="3.97066666666667" calcext:value-type="float">
            <text:p>3.971E+00</text:p>
          </table:table-cell>
          <table:table-cell office:value-type="float" office:value="2.58533333333333" calcext:value-type="float">
            <text:p>2.585E+00</text:p>
          </table:table-cell>
          <table:table-cell office:value-type="float" office:value="1.189" calcext:value-type="float">
            <text:p>1.189E+00</text:p>
          </table:table-cell>
          <table:table-cell office:value-type="float" office:value="1.41733333333333" calcext:value-type="float">
            <text:p>1.417E+00</text:p>
          </table:table-cell>
          <table:table-cell office:value-type="float" office:value="3.36533333333333" calcext:value-type="float">
            <text:p>3.365E+00</text:p>
          </table:table-cell>
          <table:table-cell office:value-type="float" office:value="3.20833333333333" calcext:value-type="float">
            <text:p>3.208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3G61190</text:p>
          </table:table-cell>
          <table:table-cell table:style-name="Default" office:value-type="string" calcext:value-type="string">
            <text:p>BAP1</text:p>
          </table:table-cell>
          <table:table-cell office:value-type="float" office:value="4.31533333333333" calcext:value-type="float">
            <text:p>4.315E+00</text:p>
          </table:table-cell>
          <table:table-cell office:value-type="float" office:value="6.08833333333333" calcext:value-type="float">
            <text:p>6.088E+00</text:p>
          </table:table-cell>
          <table:table-cell office:value-type="float" office:value="3.904" calcext:value-type="float">
            <text:p>3.904E+00</text:p>
          </table:table-cell>
          <table:table-cell office:value-type="float" office:value="6.09633333333333" calcext:value-type="float">
            <text:p>6.096E+00</text:p>
          </table:table-cell>
          <table:table-cell office:value-type="float" office:value="3.645" calcext:value-type="float">
            <text:p>3.645E+00</text:p>
          </table:table-cell>
          <table:table-cell office:value-type="float" office:value="2.93533333333333" calcext:value-type="float">
            <text:p>2.935E+00</text:p>
          </table:table-cell>
          <table:table-cell office:value-type="float" office:value="5.06533333333333" calcext:value-type="float">
            <text:p>5.065E+00</text:p>
          </table:table-cell>
          <table:table-cell office:value-type="float" office:value="7.6955" calcext:value-type="float">
            <text:p>7.696E+00</text:p>
          </table:table-cell>
          <table:table-cell office:value-type="float" office:value="5.076" calcext:value-type="float">
            <text:p>5.076E+00</text:p>
          </table:table-cell>
          <table:table-cell office:value-type="float" office:value="11.1583333333333" calcext:value-type="float">
            <text:p>1.116E+01</text:p>
          </table:table-cell>
          <table:table-cell office:value-type="float" office:value="3.40966666666667" calcext:value-type="float">
            <text:p>3.410E+00</text:p>
          </table:table-cell>
          <table:table-cell office:value-type="float" office:value="1.85133333333333" calcext:value-type="float">
            <text:p>1.851E+00</text:p>
          </table:table-cell>
          <table:table-cell office:value-type="float" office:value="2.42266666666667" calcext:value-type="float">
            <text:p>2.423E+00</text:p>
          </table:table-cell>
          <table:table-cell office:value-type="float" office:value="6.734" calcext:value-type="float">
            <text:p>6.734E+00</text:p>
          </table:table-cell>
          <table:table-cell office:value-type="float" office:value="5.281" calcext:value-type="float">
            <text:p>5.281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01250</text:p>
          </table:table-cell>
          <table:table-cell table:style-name="Default" office:value-type="string" calcext:value-type="string">
            <text:p>WRKY22</text:p>
          </table:table-cell>
          <table:table-cell office:value-type="float" office:value="1.608" calcext:value-type="float">
            <text:p>1.608E+00</text:p>
          </table:table-cell>
          <table:table-cell office:value-type="float" office:value="8.076" calcext:value-type="float">
            <text:p>8.076E+00</text:p>
          </table:table-cell>
          <table:table-cell office:value-type="float" office:value="2.39466666666667" calcext:value-type="float">
            <text:p>2.395E+00</text:p>
          </table:table-cell>
          <table:table-cell office:value-type="float" office:value="4.16533333333333" calcext:value-type="float">
            <text:p>4.165E+00</text:p>
          </table:table-cell>
          <table:table-cell office:value-type="float" office:value="3.01933333333333" calcext:value-type="float">
            <text:p>3.019E+00</text:p>
          </table:table-cell>
          <table:table-cell office:value-type="float" office:value="2.35033333333333" calcext:value-type="float">
            <text:p>2.350E+00</text:p>
          </table:table-cell>
          <table:table-cell office:value-type="float" office:value="2.199" calcext:value-type="float">
            <text:p>2.199E+00</text:p>
          </table:table-cell>
          <table:table-cell office:value-type="float" office:value="2.74" calcext:value-type="float">
            <text:p>2.740E+00</text:p>
          </table:table-cell>
          <table:table-cell office:value-type="float" office:value="1.69633333333333" calcext:value-type="float">
            <text:p>1.696E+00</text:p>
          </table:table-cell>
          <table:table-cell office:value-type="float" office:value="2.76" calcext:value-type="float">
            <text:p>2.760E+00</text:p>
          </table:table-cell>
          <table:table-cell office:value-type="float" office:value="1.80933333333333" calcext:value-type="float">
            <text:p>1.809E+00</text:p>
          </table:table-cell>
          <table:table-cell office:value-type="float" office:value="2.54233333333333" calcext:value-type="float">
            <text:p>2.542E+00</text:p>
          </table:table-cell>
          <table:table-cell office:value-type="float" office:value="2.18033333333333" calcext:value-type="float">
            <text:p>2.180E+00</text:p>
          </table:table-cell>
          <table:table-cell office:value-type="float" office:value="4.27" calcext:value-type="float">
            <text:p>4.270E+00</text:p>
          </table:table-cell>
          <table:table-cell office:value-type="float" office:value="5.32566666666667" calcext:value-type="float">
            <text:p>5.326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01950</text:p>
          </table:table-cell>
          <table:table-cell table:style-name="Default" office:value-type="string" calcext:value-type="string">
            <text:p>GPAT3</text:p>
          </table:table-cell>
          <table:table-cell office:value-type="float" office:value="5.088" calcext:value-type="float">
            <text:p>5.088E+00</text:p>
          </table:table-cell>
          <table:table-cell office:value-type="float" office:value="4.04266666666667" calcext:value-type="float">
            <text:p>4.043E+00</text:p>
          </table:table-cell>
          <table:table-cell office:value-type="float" office:value="5.53133333333333" calcext:value-type="float">
            <text:p>5.531E+00</text:p>
          </table:table-cell>
          <table:table-cell office:value-type="float" office:value="8.83966666666667" calcext:value-type="float">
            <text:p>8.840E+00</text:p>
          </table:table-cell>
          <table:table-cell office:value-type="float" office:value="5.216" calcext:value-type="float">
            <text:p>5.216E+00</text:p>
          </table:table-cell>
          <table:table-cell office:value-type="float" office:value="6.97433333333333" calcext:value-type="float">
            <text:p>6.974E+00</text:p>
          </table:table-cell>
          <table:table-cell office:value-type="float" office:value="4.48133333333333" calcext:value-type="float">
            <text:p>4.481E+00</text:p>
          </table:table-cell>
          <table:table-cell office:value-type="float" office:value="4.9025" calcext:value-type="float">
            <text:p>4.903E+00</text:p>
          </table:table-cell>
          <table:table-cell office:value-type="float" office:value="3.87033333333333" calcext:value-type="float">
            <text:p>3.870E+00</text:p>
          </table:table-cell>
          <table:table-cell office:value-type="float" office:value="10.765" calcext:value-type="float">
            <text:p>1.077E+01</text:p>
          </table:table-cell>
          <table:table-cell office:value-type="float" office:value="4.47233333333333" calcext:value-type="float">
            <text:p>4.472E+00</text:p>
          </table:table-cell>
          <table:table-cell office:value-type="float" office:value="3.765" calcext:value-type="float">
            <text:p>3.765E+00</text:p>
          </table:table-cell>
          <table:table-cell office:value-type="float" office:value="6.56" calcext:value-type="float">
            <text:p>6.560E+00</text:p>
          </table:table-cell>
          <table:table-cell office:value-type="float" office:value="15.2596666666667" calcext:value-type="float">
            <text:p>1.526E+01</text:p>
          </table:table-cell>
          <table:table-cell office:value-type="float" office:value="11.6606666666667" calcext:value-type="float">
            <text:p>1.166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02330</text:p>
          </table:table-cell>
          <table:table-cell table:style-name="Default" office:value-type="string" calcext:value-type="string">
            <text:p>PME41</text:p>
          </table:table-cell>
          <table:table-cell office:value-type="float" office:value="9.65" calcext:value-type="float">
            <text:p>9.650E+00</text:p>
          </table:table-cell>
          <table:table-cell office:value-type="float" office:value="48.3876666666667" calcext:value-type="float">
            <text:p>4.839E+01</text:p>
          </table:table-cell>
          <table:table-cell office:value-type="float" office:value="7.421" calcext:value-type="float">
            <text:p>7.421E+00</text:p>
          </table:table-cell>
          <table:table-cell office:value-type="float" office:value="7.60733333333333" calcext:value-type="float">
            <text:p>7.607E+00</text:p>
          </table:table-cell>
          <table:table-cell office:value-type="float" office:value="9.42066666666667" calcext:value-type="float">
            <text:p>9.421E+00</text:p>
          </table:table-cell>
          <table:table-cell office:value-type="float" office:value="8.505" calcext:value-type="float">
            <text:p>8.505E+00</text:p>
          </table:table-cell>
          <table:table-cell office:value-type="float" office:value="17.97" calcext:value-type="float">
            <text:p>1.797E+01</text:p>
          </table:table-cell>
          <table:table-cell office:value-type="float" office:value="14.4705" calcext:value-type="float">
            <text:p>1.447E+01</text:p>
          </table:table-cell>
          <table:table-cell office:value-type="float" office:value="20.8696666666667" calcext:value-type="float">
            <text:p>2.087E+01</text:p>
          </table:table-cell>
          <table:table-cell office:value-type="float" office:value="11.4836666666667" calcext:value-type="float">
            <text:p>1.148E+01</text:p>
          </table:table-cell>
          <table:table-cell office:value-type="float" office:value="10.1306666666667" calcext:value-type="float">
            <text:p>1.013E+01</text:p>
          </table:table-cell>
          <table:table-cell office:value-type="float" office:value="5.11433333333333" calcext:value-type="float">
            <text:p>5.114E+00</text:p>
          </table:table-cell>
          <table:table-cell office:value-type="float" office:value="4.762" calcext:value-type="float">
            <text:p>4.762E+00</text:p>
          </table:table-cell>
          <table:table-cell office:value-type="float" office:value="8.24266666666667" calcext:value-type="float">
            <text:p>8.243E+00</text:p>
          </table:table-cell>
          <table:table-cell office:value-type="float" office:value="13.2513333333333" calcext:value-type="float">
            <text:p>1.325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10270</text:p>
          </table:table-cell>
          <table:table-cell office:value-type="float" office:value="61.114" calcext:value-type="float">
            <text:p>6.111E+01</text:p>
          </table:table-cell>
          <table:table-cell office:value-type="float" office:value="111.268" calcext:value-type="float">
            <text:p>1.113E+02</text:p>
          </table:table-cell>
          <table:table-cell office:value-type="float" office:value="18.1646666666667" calcext:value-type="float">
            <text:p>1.816E+01</text:p>
          </table:table-cell>
          <table:table-cell office:value-type="float" office:value="25.6796666666667" calcext:value-type="float">
            <text:p>2.568E+01</text:p>
          </table:table-cell>
          <table:table-cell office:value-type="float" office:value="24.6693333333333" calcext:value-type="float">
            <text:p>2.467E+01</text:p>
          </table:table-cell>
          <table:table-cell office:value-type="float" office:value="24.5676666666667" calcext:value-type="float">
            <text:p>2.457E+01</text:p>
          </table:table-cell>
          <table:table-cell office:value-type="float" office:value="45.7006666666667" calcext:value-type="float">
            <text:p>4.570E+01</text:p>
          </table:table-cell>
          <table:table-cell office:value-type="float" office:value="83.842" calcext:value-type="float">
            <text:p>8.384E+01</text:p>
          </table:table-cell>
          <table:table-cell office:value-type="float" office:value="54.0913333333333" calcext:value-type="float">
            <text:p>5.409E+01</text:p>
          </table:table-cell>
          <table:table-cell office:value-type="float" office:value="29.2033333333333" calcext:value-type="float">
            <text:p>2.920E+01</text:p>
          </table:table-cell>
          <table:table-cell office:value-type="float" office:value="37.369" calcext:value-type="float">
            <text:p>3.737E+01</text:p>
          </table:table-cell>
          <table:table-cell office:value-type="float" office:value="19.575" calcext:value-type="float">
            <text:p>1.958E+01</text:p>
          </table:table-cell>
          <table:table-cell office:value-type="float" office:value="21.7713333333333" calcext:value-type="float">
            <text:p>2.177E+01</text:p>
          </table:table-cell>
          <table:table-cell office:value-type="float" office:value="7.96166666666667" calcext:value-type="float">
            <text:p>7.962E+00</text:p>
          </table:table-cell>
          <table:table-cell office:value-type="float" office:value="9.557" calcext:value-type="float">
            <text:p>9.557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12490</text:p>
          </table:table-cell>
          <table:table-cell office:value-type="float" office:value="6.11833333333333" calcext:value-type="float">
            <text:p>6.118E+00</text:p>
          </table:table-cell>
          <table:table-cell office:value-type="float" office:value="2360.27466666667" calcext:value-type="float">
            <text:p>2.360E+03</text:p>
          </table:table-cell>
          <table:table-cell office:value-type="float" office:value="7.91166666666667" calcext:value-type="float">
            <text:p>7.912E+00</text:p>
          </table:table-cell>
          <table:table-cell office:value-type="float" office:value="3.51766666666667" calcext:value-type="float">
            <text:p>3.518E+00</text:p>
          </table:table-cell>
          <table:table-cell office:value-type="float" office:value="5.83733333333333" calcext:value-type="float">
            <text:p>5.837E+00</text:p>
          </table:table-cell>
          <table:table-cell office:value-type="float" office:value="5.00133333333333" calcext:value-type="float">
            <text:p>5.001E+00</text:p>
          </table:table-cell>
          <table:table-cell office:value-type="float" office:value="47.9736666666667" calcext:value-type="float">
            <text:p>4.797E+01</text:p>
          </table:table-cell>
          <table:table-cell office:value-type="float" office:value="24.388" calcext:value-type="float">
            <text:p>2.439E+01</text:p>
          </table:table-cell>
          <table:table-cell office:value-type="float" office:value="32.6553333333333" calcext:value-type="float">
            <text:p>3.266E+01</text:p>
          </table:table-cell>
          <table:table-cell office:value-type="float" office:value="12.9103333333333" calcext:value-type="float">
            <text:p>1.291E+01</text:p>
          </table:table-cell>
          <table:table-cell office:value-type="float" office:value="23.9886666666667" calcext:value-type="float">
            <text:p>2.399E+01</text:p>
          </table:table-cell>
          <table:table-cell office:value-type="float" office:value="18.1143333333333" calcext:value-type="float">
            <text:p>1.811E+01</text:p>
          </table:table-cell>
          <table:table-cell office:value-type="float" office:value="3.07533333333333" calcext:value-type="float">
            <text:p>3.075E+00</text:p>
          </table:table-cell>
          <table:table-cell office:value-type="float" office:value="1.21966666666667" calcext:value-type="float">
            <text:p>1.220E+00</text:p>
          </table:table-cell>
          <table:table-cell office:value-type="float" office:value="2.60766666666667" calcext:value-type="float">
            <text:p>2.608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13395</text:p>
          </table:table-cell>
          <table:table-cell table:style-name="Default" office:value-type="string" calcext:value-type="string">
            <text:p>DVL10</text:p>
          </table:table-cell>
          <table:table-cell office:value-type="float" office:value="5.12966666666667" calcext:value-type="float">
            <text:p>5.130E+00</text:p>
          </table:table-cell>
          <table:table-cell office:value-type="float" office:value="5.13566666666667" calcext:value-type="float">
            <text:p>5.136E+00</text:p>
          </table:table-cell>
          <table:table-cell office:value-type="float" office:value="11.5546666666667" calcext:value-type="float">
            <text:p>1.155E+01</text:p>
          </table:table-cell>
          <table:table-cell office:value-type="float" office:value="15.1343333333333" calcext:value-type="float">
            <text:p>1.513E+01</text:p>
          </table:table-cell>
          <table:table-cell office:value-type="float" office:value="1.12033333333333" calcext:value-type="float">
            <text:p>1.120E+00</text:p>
          </table:table-cell>
          <table:table-cell office:value-type="float" office:value="2.675" calcext:value-type="float">
            <text:p>2.675E+00</text:p>
          </table:table-cell>
          <table:table-cell office:value-type="float" office:value="9.70033333333333" calcext:value-type="float">
            <text:p>9.700E+00</text:p>
          </table:table-cell>
          <table:table-cell office:value-type="float" office:value="8.225" calcext:value-type="float">
            <text:p>8.225E+00</text:p>
          </table:table-cell>
          <table:table-cell office:value-type="float" office:value="5.602" calcext:value-type="float">
            <text:p>5.602E+00</text:p>
          </table:table-cell>
          <table:table-cell office:value-type="float" office:value="15.6463333333333" calcext:value-type="float">
            <text:p>1.565E+01</text:p>
          </table:table-cell>
          <table:table-cell office:value-type="float" office:value="1.74466666666667" calcext:value-type="float">
            <text:p>1.745E+00</text:p>
          </table:table-cell>
          <table:table-cell office:value-type="float" office:value="3.14166666666667" calcext:value-type="float">
            <text:p>3.142E+00</text:p>
          </table:table-cell>
          <table:table-cell office:value-type="float" office:value="2.94066666666667" calcext:value-type="float">
            <text:p>2.941E+00</text:p>
          </table:table-cell>
          <table:table-cell office:value-type="float" office:value="5.67733333333333" calcext:value-type="float">
            <text:p>5.677E+00</text:p>
          </table:table-cell>
          <table:table-cell office:value-type="float" office:value="11.3143333333333" calcext:value-type="float">
            <text:p>1.131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14365</text:p>
          </table:table-cell>
          <table:table-cell table:style-name="Default" office:value-type="string" calcext:value-type="string">
            <text:p>XBAT34</text:p>
          </table:table-cell>
          <table:table-cell office:value-type="float" office:value="14.029" calcext:value-type="float">
            <text:p>1.403E+01</text:p>
          </table:table-cell>
          <table:table-cell office:value-type="float" office:value="51.756" calcext:value-type="float">
            <text:p>5.176E+01</text:p>
          </table:table-cell>
          <table:table-cell office:value-type="float" office:value="15.8526666666667" calcext:value-type="float">
            <text:p>1.585E+01</text:p>
          </table:table-cell>
          <table:table-cell office:value-type="float" office:value="9.172" calcext:value-type="float">
            <text:p>9.172E+00</text:p>
          </table:table-cell>
          <table:table-cell office:value-type="float" office:value="14.3736666666667" calcext:value-type="float">
            <text:p>1.437E+01</text:p>
          </table:table-cell>
          <table:table-cell office:value-type="float" office:value="11.977" calcext:value-type="float">
            <text:p>1.198E+01</text:p>
          </table:table-cell>
          <table:table-cell office:value-type="float" office:value="25.942" calcext:value-type="float">
            <text:p>2.594E+01</text:p>
          </table:table-cell>
          <table:table-cell office:value-type="float" office:value="17.8835" calcext:value-type="float">
            <text:p>1.788E+01</text:p>
          </table:table-cell>
          <table:table-cell office:value-type="float" office:value="22.5713333333333" calcext:value-type="float">
            <text:p>2.257E+01</text:p>
          </table:table-cell>
          <table:table-cell office:value-type="float" office:value="15.1156666666667" calcext:value-type="float">
            <text:p>1.512E+01</text:p>
          </table:table-cell>
          <table:table-cell office:value-type="float" office:value="12.3133333333333" calcext:value-type="float">
            <text:p>1.231E+01</text:p>
          </table:table-cell>
          <table:table-cell office:value-type="float" office:value="7.429" calcext:value-type="float">
            <text:p>7.429E+00</text:p>
          </table:table-cell>
          <table:table-cell office:value-type="float" office:value="3.573" calcext:value-type="float">
            <text:p>3.573E+00</text:p>
          </table:table-cell>
          <table:table-cell office:value-type="float" office:value="8.89266666666667" calcext:value-type="float">
            <text:p>8.893E+00</text:p>
          </table:table-cell>
          <table:table-cell office:value-type="float" office:value="9.05766666666667" calcext:value-type="float">
            <text:p>9.058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14630</text:p>
          </table:table-cell>
          <table:table-cell table:style-name="Default" office:value-type="string" calcext:value-type="string">
            <text:p>GLP9</text:p>
          </table:table-cell>
          <table:table-cell office:value-type="float" office:value="1.78866666666667" calcext:value-type="float">
            <text:p>1.789E+00</text:p>
          </table:table-cell>
          <table:table-cell office:value-type="float" office:value="19.835" calcext:value-type="float">
            <text:p>1.984E+01</text:p>
          </table:table-cell>
          <table:table-cell office:value-type="float" office:value="8.55433333333333" calcext:value-type="float">
            <text:p>8.554E+00</text:p>
          </table:table-cell>
          <table:table-cell office:value-type="float" office:value="4.66133333333333" calcext:value-type="float">
            <text:p>4.661E+00</text:p>
          </table:table-cell>
          <table:table-cell office:value-type="float" office:value="6.35466666666667" calcext:value-type="float">
            <text:p>6.355E+00</text:p>
          </table:table-cell>
          <table:table-cell office:value-type="float" office:value="9.83333333333333" calcext:value-type="float">
            <text:p>9.833E+00</text:p>
          </table:table-cell>
          <table:table-cell office:value-type="float" office:value="4.53766666666667" calcext:value-type="float">
            <text:p>4.538E+00</text:p>
          </table:table-cell>
          <table:table-cell office:value-type="float" office:value="6.788" calcext:value-type="float">
            <text:p>6.788E+00</text:p>
          </table:table-cell>
          <table:table-cell office:value-type="float" office:value="8.143" calcext:value-type="float">
            <text:p>8.143E+00</text:p>
          </table:table-cell>
          <table:table-cell office:value-type="float" office:value="3.20733333333333" calcext:value-type="float">
            <text:p>3.207E+00</text:p>
          </table:table-cell>
          <table:table-cell office:value-type="float" office:value="6.313" calcext:value-type="float">
            <text:p>6.313E+00</text:p>
          </table:table-cell>
          <table:table-cell office:value-type="float" office:value="6.04766666666667" calcext:value-type="float">
            <text:p>6.048E+00</text:p>
          </table:table-cell>
          <table:table-cell office:value-type="float" office:value="2.341" calcext:value-type="float">
            <text:p>2.341E+00</text:p>
          </table:table-cell>
          <table:table-cell office:value-type="float" office:value="4.25033333333333" calcext:value-type="float">
            <text:p>4.250E+00</text:p>
          </table:table-cell>
          <table:table-cell office:value-type="float" office:value="12.899" calcext:value-type="float">
            <text:p>1.290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15210</text:p>
          </table:table-cell>
          <table:table-cell table:style-name="Default" office:value-type="string" calcext:value-type="string">
            <text:p>BAM5</text:p>
          </table:table-cell>
          <table:table-cell office:value-type="float" office:value="68.5723333333333" calcext:value-type="float">
            <text:p>6.857E+01</text:p>
          </table:table-cell>
          <table:table-cell office:value-type="float" office:value="32.4026666666667" calcext:value-type="float">
            <text:p>3.240E+01</text:p>
          </table:table-cell>
          <table:table-cell office:value-type="float" office:value="41.0676666666667" calcext:value-type="float">
            <text:p>4.107E+01</text:p>
          </table:table-cell>
          <table:table-cell office:value-type="float" office:value="2.746" calcext:value-type="float">
            <text:p>2.746E+00</text:p>
          </table:table-cell>
          <table:table-cell office:value-type="float" office:value="4.12633333333333" calcext:value-type="float">
            <text:p>4.126E+00</text:p>
          </table:table-cell>
          <table:table-cell office:value-type="float" office:value="5.01566666666667" calcext:value-type="float">
            <text:p>5.016E+00</text:p>
          </table:table-cell>
          <table:table-cell office:value-type="float" office:value="305.955" calcext:value-type="float">
            <text:p>3.060E+02</text:p>
          </table:table-cell>
          <table:table-cell office:value-type="float" office:value="247.7555" calcext:value-type="float">
            <text:p>2.478E+02</text:p>
          </table:table-cell>
          <table:table-cell office:value-type="float" office:value="455.672666666667" calcext:value-type="float">
            <text:p>4.557E+02</text:p>
          </table:table-cell>
          <table:table-cell office:value-type="float" office:value="67.5416666666667" calcext:value-type="float">
            <text:p>6.754E+01</text:p>
          </table:table-cell>
          <table:table-cell office:value-type="float" office:value="55.2736666666667" calcext:value-type="float">
            <text:p>5.527E+01</text:p>
          </table:table-cell>
          <table:table-cell office:value-type="float" office:value="23.825" calcext:value-type="float">
            <text:p>2.383E+01</text:p>
          </table:table-cell>
          <table:table-cell office:value-type="float" office:value="162.809" calcext:value-type="float">
            <text:p>1.628E+02</text:p>
          </table:table-cell>
          <table:table-cell office:value-type="float" office:value="35.6783333333333" calcext:value-type="float">
            <text:p>3.568E+01</text:p>
          </table:table-cell>
          <table:table-cell office:value-type="float" office:value="32.018" calcext:value-type="float">
            <text:p>3.202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19720</text:p>
          </table:table-cell>
          <table:table-cell office:value-type="float" office:value="1.16166666666667" calcext:value-type="float">
            <text:p>1.162E+00</text:p>
          </table:table-cell>
          <table:table-cell office:value-type="float" office:value="0.793333333333333" calcext:value-type="float">
            <text:p>7.933E-01</text:p>
          </table:table-cell>
          <table:table-cell office:value-type="float" office:value="3.332" calcext:value-type="float">
            <text:p>3.332E+00</text:p>
          </table:table-cell>
          <table:table-cell office:value-type="float" office:value="0.639333333333333" calcext:value-type="float">
            <text:p>6.393E-01</text:p>
          </table:table-cell>
          <table:table-cell office:value-type="float" office:value="1.48666666666667" calcext:value-type="float">
            <text:p>1.487E+00</text:p>
          </table:table-cell>
          <table:table-cell office:value-type="float" office:value="1.32566666666667" calcext:value-type="float">
            <text:p>1.326E+00</text:p>
          </table:table-cell>
          <table:table-cell office:value-type="float" office:value="0.814" calcext:value-type="float">
            <text:p>8.140E-01</text:p>
          </table:table-cell>
          <table:table-cell office:value-type="float" office:value="0.901" calcext:value-type="float">
            <text:p>9.010E-01</text:p>
          </table:table-cell>
          <table:table-cell office:value-type="float" office:value="1.118" calcext:value-type="float">
            <text:p>1.118E+00</text:p>
          </table:table-cell>
          <table:table-cell office:value-type="float" office:value="0.805" calcext:value-type="float">
            <text:p>8.050E-01</text:p>
          </table:table-cell>
          <table:table-cell office:value-type="float" office:value="1.07633333333333" calcext:value-type="float">
            <text:p>1.076E+00</text:p>
          </table:table-cell>
          <table:table-cell office:value-type="float" office:value="1.209" calcext:value-type="float">
            <text:p>1.209E+00</text:p>
          </table:table-cell>
          <table:table-cell office:value-type="float" office:value="1.241" calcext:value-type="float">
            <text:p>1.241E+00</text:p>
          </table:table-cell>
          <table:table-cell office:value-type="float" office:value="1.102" calcext:value-type="float">
            <text:p>1.102E+00</text:p>
          </table:table-cell>
          <table:table-cell office:value-type="float" office:value="3.13266666666667" calcext:value-type="float">
            <text:p>3.133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22470</text:p>
          </table:table-cell>
          <table:table-cell office:value-type="float" office:value="13.351" calcext:value-type="float">
            <text:p>1.335E+01</text:p>
          </table:table-cell>
          <table:table-cell office:value-type="float" office:value="170.878" calcext:value-type="float">
            <text:p>1.709E+02</text:p>
          </table:table-cell>
          <table:table-cell office:value-type="float" office:value="19.8466666666667" calcext:value-type="float">
            <text:p>1.985E+01</text:p>
          </table:table-cell>
          <table:table-cell office:value-type="float" office:value="9.13533333333333" calcext:value-type="float">
            <text:p>9.135E+00</text:p>
          </table:table-cell>
          <table:table-cell office:value-type="float" office:value="19.451" calcext:value-type="float">
            <text:p>1.945E+01</text:p>
          </table:table-cell>
          <table:table-cell office:value-type="float" office:value="15.0586666666667" calcext:value-type="float">
            <text:p>1.506E+01</text:p>
          </table:table-cell>
          <table:table-cell office:value-type="float" office:value="64.088" calcext:value-type="float">
            <text:p>6.409E+01</text:p>
          </table:table-cell>
          <table:table-cell office:value-type="float" office:value="40.133" calcext:value-type="float">
            <text:p>4.013E+01</text:p>
          </table:table-cell>
          <table:table-cell office:value-type="float" office:value="68.197" calcext:value-type="float">
            <text:p>6.820E+01</text:p>
          </table:table-cell>
          <table:table-cell office:value-type="float" office:value="11.607" calcext:value-type="float">
            <text:p>1.161E+01</text:p>
          </table:table-cell>
          <table:table-cell office:value-type="float" office:value="23.8453333333333" calcext:value-type="float">
            <text:p>2.385E+01</text:p>
          </table:table-cell>
          <table:table-cell office:value-type="float" office:value="10.0873333333333" calcext:value-type="float">
            <text:p>1.009E+01</text:p>
          </table:table-cell>
          <table:table-cell office:value-type="float" office:value="12.9543333333333" calcext:value-type="float">
            <text:p>1.295E+01</text:p>
          </table:table-cell>
          <table:table-cell office:value-type="float" office:value="4.309" calcext:value-type="float">
            <text:p>4.309E+00</text:p>
          </table:table-cell>
          <table:table-cell office:value-type="float" office:value="5.43466666666667" calcext:value-type="float">
            <text:p>5.435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23600</text:p>
          </table:table-cell>
          <table:table-cell table:style-name="Default" office:value-type="string" calcext:value-type="string">
            <text:p>CORI3</text:p>
          </table:table-cell>
          <table:table-cell office:value-type="float" office:value="504.859" calcext:value-type="float">
            <text:p>5.049E+02</text:p>
          </table:table-cell>
          <table:table-cell office:value-type="float" office:value="101.302" calcext:value-type="float">
            <text:p>1.013E+02</text:p>
          </table:table-cell>
          <table:table-cell office:value-type="float" office:value="245.028666666667" calcext:value-type="float">
            <text:p>2.450E+02</text:p>
          </table:table-cell>
          <table:table-cell office:value-type="float" office:value="56.9383333333333" calcext:value-type="float">
            <text:p>5.694E+01</text:p>
          </table:table-cell>
          <table:table-cell office:value-type="float" office:value="77.3903333333333" calcext:value-type="float">
            <text:p>7.739E+01</text:p>
          </table:table-cell>
          <table:table-cell office:value-type="float" office:value="86.1236666666667" calcext:value-type="float">
            <text:p>8.612E+01</text:p>
          </table:table-cell>
          <table:table-cell office:value-type="float" office:value="1055.00666666667" calcext:value-type="float">
            <text:p>1.055E+03</text:p>
          </table:table-cell>
          <table:table-cell office:value-type="float" office:value="1125.4965" calcext:value-type="float">
            <text:p>1.125E+03</text:p>
          </table:table-cell>
          <table:table-cell office:value-type="float" office:value="2078.30866666667" calcext:value-type="float">
            <text:p>2.078E+03</text:p>
          </table:table-cell>
          <table:table-cell office:value-type="float" office:value="156.247" calcext:value-type="float">
            <text:p>1.562E+02</text:p>
          </table:table-cell>
          <table:table-cell office:value-type="float" office:value="303.277666666667" calcext:value-type="float">
            <text:p>3.033E+02</text:p>
          </table:table-cell>
          <table:table-cell office:value-type="float" office:value="115.562666666667" calcext:value-type="float">
            <text:p>1.156E+02</text:p>
          </table:table-cell>
          <table:table-cell office:value-type="float" office:value="527.811" calcext:value-type="float">
            <text:p>5.278E+02</text:p>
          </table:table-cell>
          <table:table-cell office:value-type="float" office:value="123.844333333333" calcext:value-type="float">
            <text:p>1.238E+02</text:p>
          </table:table-cell>
          <table:table-cell office:value-type="float" office:value="215.728666666667" calcext:value-type="float">
            <text:p>2.157E+0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24570</text:p>
          </table:table-cell>
          <table:table-cell table:style-name="Default" office:value-type="string" calcext:value-type="string">
            <text:p>PUMP4</text:p>
          </table:table-cell>
          <table:table-cell office:value-type="float" office:value="12.139" calcext:value-type="float">
            <text:p>1.214E+01</text:p>
          </table:table-cell>
          <table:table-cell office:value-type="float" office:value="13.8923333333333" calcext:value-type="float">
            <text:p>1.389E+01</text:p>
          </table:table-cell>
          <table:table-cell office:value-type="float" office:value="11.157" calcext:value-type="float">
            <text:p>1.116E+01</text:p>
          </table:table-cell>
          <table:table-cell office:value-type="float" office:value="20.9136666666667" calcext:value-type="float">
            <text:p>2.091E+01</text:p>
          </table:table-cell>
          <table:table-cell office:value-type="float" office:value="11.7136666666667" calcext:value-type="float">
            <text:p>1.171E+01</text:p>
          </table:table-cell>
          <table:table-cell office:value-type="float" office:value="10.5833333333333" calcext:value-type="float">
            <text:p>1.058E+01</text:p>
          </table:table-cell>
          <table:table-cell office:value-type="float" office:value="15.7583333333333" calcext:value-type="float">
            <text:p>1.576E+01</text:p>
          </table:table-cell>
          <table:table-cell office:value-type="float" office:value="14.865" calcext:value-type="float">
            <text:p>1.487E+01</text:p>
          </table:table-cell>
          <table:table-cell office:value-type="float" office:value="11.276" calcext:value-type="float">
            <text:p>1.128E+01</text:p>
          </table:table-cell>
          <table:table-cell office:value-type="float" office:value="50.3306666666667" calcext:value-type="float">
            <text:p>5.033E+01</text:p>
          </table:table-cell>
          <table:table-cell office:value-type="float" office:value="9.51633333333333" calcext:value-type="float">
            <text:p>9.516E+00</text:p>
          </table:table-cell>
          <table:table-cell office:value-type="float" office:value="7.819" calcext:value-type="float">
            <text:p>7.819E+00</text:p>
          </table:table-cell>
          <table:table-cell office:value-type="float" office:value="3.985" calcext:value-type="float">
            <text:p>3.985E+00</text:p>
          </table:table-cell>
          <table:table-cell office:value-type="float" office:value="11.723" calcext:value-type="float">
            <text:p>1.172E+01</text:p>
          </table:table-cell>
          <table:table-cell office:value-type="float" office:value="13.5346666666667" calcext:value-type="float">
            <text:p>1.353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27450</text:p>
          </table:table-cell>
          <table:table-cell office:value-type="float" office:value="67.983" calcext:value-type="float">
            <text:p>6.798E+01</text:p>
          </table:table-cell>
          <table:table-cell office:value-type="float" office:value="89.0576666666667" calcext:value-type="float">
            <text:p>8.906E+01</text:p>
          </table:table-cell>
          <table:table-cell office:value-type="float" office:value="28.0783333333333" calcext:value-type="float">
            <text:p>2.808E+01</text:p>
          </table:table-cell>
          <table:table-cell office:value-type="float" office:value="51.9643333333333" calcext:value-type="float">
            <text:p>5.196E+01</text:p>
          </table:table-cell>
          <table:table-cell office:value-type="float" office:value="30.363" calcext:value-type="float">
            <text:p>3.036E+01</text:p>
          </table:table-cell>
          <table:table-cell office:value-type="float" office:value="40.123" calcext:value-type="float">
            <text:p>4.012E+01</text:p>
          </table:table-cell>
          <table:table-cell office:value-type="float" office:value="44.9096666666667" calcext:value-type="float">
            <text:p>4.491E+01</text:p>
          </table:table-cell>
          <table:table-cell office:value-type="float" office:value="50.123" calcext:value-type="float">
            <text:p>5.012E+01</text:p>
          </table:table-cell>
          <table:table-cell office:value-type="float" office:value="29.344" calcext:value-type="float">
            <text:p>2.934E+01</text:p>
          </table:table-cell>
          <table:table-cell office:value-type="float" office:value="36.4513333333333" calcext:value-type="float">
            <text:p>3.645E+01</text:p>
          </table:table-cell>
          <table:table-cell office:value-type="float" office:value="34.3736666666667" calcext:value-type="float">
            <text:p>3.437E+01</text:p>
          </table:table-cell>
          <table:table-cell office:value-type="float" office:value="28.8856666666667" calcext:value-type="float">
            <text:p>2.889E+01</text:p>
          </table:table-cell>
          <table:table-cell office:value-type="float" office:value="29.495" calcext:value-type="float">
            <text:p>2.950E+01</text:p>
          </table:table-cell>
          <table:table-cell office:value-type="float" office:value="39.995" calcext:value-type="float">
            <text:p>4.000E+01</text:p>
          </table:table-cell>
          <table:table-cell office:value-type="float" office:value="12.6283333333333" calcext:value-type="float">
            <text:p>1.263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27652</text:p>
          </table:table-cell>
          <table:table-cell office:value-type="float" office:value="13.084" calcext:value-type="float">
            <text:p>1.308E+01</text:p>
          </table:table-cell>
          <table:table-cell office:value-type="float" office:value="18.8383333333333" calcext:value-type="float">
            <text:p>1.884E+01</text:p>
          </table:table-cell>
          <table:table-cell office:value-type="float" office:value="14.197" calcext:value-type="float">
            <text:p>1.420E+01</text:p>
          </table:table-cell>
          <table:table-cell office:value-type="float" office:value="28.4366666666667" calcext:value-type="float">
            <text:p>2.844E+01</text:p>
          </table:table-cell>
          <table:table-cell office:value-type="float" office:value="8.483" calcext:value-type="float">
            <text:p>8.483E+00</text:p>
          </table:table-cell>
          <table:table-cell office:value-type="float" office:value="10.1853333333333" calcext:value-type="float">
            <text:p>1.019E+01</text:p>
          </table:table-cell>
          <table:table-cell office:value-type="float" office:value="13.4243333333333" calcext:value-type="float">
            <text:p>1.342E+01</text:p>
          </table:table-cell>
          <table:table-cell office:value-type="float" office:value="14.134" calcext:value-type="float">
            <text:p>1.413E+01</text:p>
          </table:table-cell>
          <table:table-cell office:value-type="float" office:value="12.7516666666667" calcext:value-type="float">
            <text:p>1.275E+01</text:p>
          </table:table-cell>
          <table:table-cell office:value-type="float" office:value="38.715" calcext:value-type="float">
            <text:p>3.872E+01</text:p>
          </table:table-cell>
          <table:table-cell office:value-type="float" office:value="9.191" calcext:value-type="float">
            <text:p>9.191E+00</text:p>
          </table:table-cell>
          <table:table-cell office:value-type="float" office:value="6.88566666666667" calcext:value-type="float">
            <text:p>6.886E+00</text:p>
          </table:table-cell>
          <table:table-cell office:value-type="float" office:value="10.4186666666667" calcext:value-type="float">
            <text:p>1.042E+01</text:p>
          </table:table-cell>
          <table:table-cell office:value-type="float" office:value="32.078" calcext:value-type="float">
            <text:p>3.208E+01</text:p>
          </table:table-cell>
          <table:table-cell office:value-type="float" office:value="27.0503333333333" calcext:value-type="float">
            <text:p>2.705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27654</text:p>
          </table:table-cell>
          <table:table-cell office:value-type="float" office:value="0.751666666666667" calcext:value-type="float">
            <text:p>7.517E-01</text:p>
          </table:table-cell>
          <table:table-cell office:value-type="float" office:value="0.695" calcext:value-type="float">
            <text:p>6.950E-01</text:p>
          </table:table-cell>
          <table:table-cell office:value-type="float" office:value="0.559666666666667" calcext:value-type="float">
            <text:p>5.597E-01</text:p>
          </table:table-cell>
          <table:table-cell office:value-type="float" office:value="5.83733333333333" calcext:value-type="float">
            <text:p>5.837E+00</text:p>
          </table:table-cell>
          <table:table-cell office:value-type="float" office:value="0.483666666666667" calcext:value-type="float">
            <text:p>4.837E-01</text:p>
          </table:table-cell>
          <table:table-cell office:value-type="float" office:value="0.146666666666667" calcext:value-type="float">
            <text:p>1.467E-01</text:p>
          </table:table-cell>
          <table:table-cell office:value-type="float" office:value="1.40633333333333" calcext:value-type="float">
            <text:p>1.406E+00</text:p>
          </table:table-cell>
          <table:table-cell office:value-type="float" office:value="2.8705" calcext:value-type="float">
            <text:p>2.871E+00</text:p>
          </table:table-cell>
          <table:table-cell office:value-type="float" office:value="1.089" calcext:value-type="float">
            <text:p>1.089E+00</text:p>
          </table:table-cell>
          <table:table-cell office:value-type="float" office:value="7.45233333333333" calcext:value-type="float">
            <text:p>7.452E+00</text:p>
          </table:table-cell>
          <table:table-cell office:value-type="float" office:value="0.534666666666667" calcext:value-type="float">
            <text:p>5.347E-01</text:p>
          </table:table-cell>
          <table:table-cell office:value-type="float" office:value="0.175" calcext:value-type="float">
            <text:p>1.750E-01</text:p>
          </table:table-cell>
          <table:table-cell office:value-type="float" office:value="0.529333333333333" calcext:value-type="float">
            <text:p>5.293E-01</text:p>
          </table:table-cell>
          <table:table-cell office:value-type="float" office:value="7.948" calcext:value-type="float">
            <text:p>7.948E+00</text:p>
          </table:table-cell>
          <table:table-cell office:value-type="float" office:value="5.45733333333333" calcext:value-type="float">
            <text:p>5.457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29570</text:p>
          </table:table-cell>
          <table:table-cell table:style-name="Default" office:value-type="string" calcext:value-type="string">
            <text:p>CDA8</text:p>
          </table:table-cell>
          <table:table-cell office:value-type="float" office:value="0.561333333333333" calcext:value-type="float">
            <text:p>5.613E-01</text:p>
          </table:table-cell>
          <table:table-cell office:value-type="float" office:value="0.389333333333333" calcext:value-type="float">
            <text:p>3.893E-01</text:p>
          </table:table-cell>
          <table:table-cell office:value-type="float" office:value="0.387333333333333" calcext:value-type="float">
            <text:p>3.873E-01</text:p>
          </table:table-cell>
          <table:table-cell office:value-type="float" office:value="0.397666666666667" calcext:value-type="float">
            <text:p>3.977E-01</text:p>
          </table:table-cell>
          <table:table-cell office:value-type="float" office:value="1.01366666666667" calcext:value-type="float">
            <text:p>1.014E+00</text:p>
          </table:table-cell>
          <table:table-cell office:value-type="float" office:value="0.881" calcext:value-type="float">
            <text:p>8.810E-01</text:p>
          </table:table-cell>
          <table:table-cell office:value-type="float" office:value="0.785666666666667" calcext:value-type="float">
            <text:p>7.857E-01</text:p>
          </table:table-cell>
          <table:table-cell office:value-type="float" office:value="0.5455" calcext:value-type="float">
            <text:p>5.455E-01</text:p>
          </table:table-cell>
          <table:table-cell office:value-type="float" office:value="0.289333333333333" calcext:value-type="float">
            <text:p>2.893E-01</text:p>
          </table:table-cell>
          <table:table-cell office:value-type="float" office:value="0.513333333333333" calcext:value-type="float">
            <text:p>5.133E-01</text:p>
          </table:table-cell>
          <table:table-cell office:value-type="float" office:value="1.85333333333333" calcext:value-type="float">
            <text:p>1.853E+00</text:p>
          </table:table-cell>
          <table:table-cell office:value-type="float" office:value="4.11333333333333" calcext:value-type="float">
            <text:p>4.113E+00</text:p>
          </table:table-cell>
          <table:table-cell office:value-type="float" office:value="2.06" calcext:value-type="float">
            <text:p>2.060E+00</text:p>
          </table:table-cell>
          <table:table-cell office:value-type="float" office:value="0.827666666666667" calcext:value-type="float">
            <text:p>8.277E-01</text:p>
          </table:table-cell>
          <table:table-cell office:value-type="float" office:value="2.06266666666667" calcext:value-type="float">
            <text:p>2.063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29780</text:p>
          </table:table-cell>
          <table:table-cell office:value-type="float" office:value="1.89566666666667" calcext:value-type="float">
            <text:p>1.896E+00</text:p>
          </table:table-cell>
          <table:table-cell office:value-type="float" office:value="2.71166666666667" calcext:value-type="float">
            <text:p>2.712E+00</text:p>
          </table:table-cell>
          <table:table-cell office:value-type="float" office:value="2.71433333333333" calcext:value-type="float">
            <text:p>2.714E+00</text:p>
          </table:table-cell>
          <table:table-cell office:value-type="float" office:value="5.381" calcext:value-type="float">
            <text:p>5.381E+00</text:p>
          </table:table-cell>
          <table:table-cell office:value-type="float" office:value="2.85533333333333" calcext:value-type="float">
            <text:p>2.855E+00</text:p>
          </table:table-cell>
          <table:table-cell office:value-type="float" office:value="2.176" calcext:value-type="float">
            <text:p>2.176E+00</text:p>
          </table:table-cell>
          <table:table-cell office:value-type="float" office:value="2.27466666666667" calcext:value-type="float">
            <text:p>2.275E+00</text:p>
          </table:table-cell>
          <table:table-cell office:value-type="float" office:value="2.4795" calcext:value-type="float">
            <text:p>2.480E+00</text:p>
          </table:table-cell>
          <table:table-cell office:value-type="float" office:value="2.198" calcext:value-type="float">
            <text:p>2.198E+00</text:p>
          </table:table-cell>
          <table:table-cell office:value-type="float" office:value="5.42066666666667" calcext:value-type="float">
            <text:p>5.421E+00</text:p>
          </table:table-cell>
          <table:table-cell office:value-type="float" office:value="2.067" calcext:value-type="float">
            <text:p>2.067E+00</text:p>
          </table:table-cell>
          <table:table-cell office:value-type="float" office:value="2.20366666666667" calcext:value-type="float">
            <text:p>2.204E+00</text:p>
          </table:table-cell>
          <table:table-cell office:value-type="float" office:value="1.59066666666667" calcext:value-type="float">
            <text:p>1.591E+00</text:p>
          </table:table-cell>
          <table:table-cell office:value-type="float" office:value="4.86933333333333" calcext:value-type="float">
            <text:p>4.869E+00</text:p>
          </table:table-cell>
          <table:table-cell office:value-type="float" office:value="4.52533333333333" calcext:value-type="float">
            <text:p>4.525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30280</text:p>
          </table:table-cell>
          <table:table-cell table:style-name="Default" office:value-type="string" calcext:value-type="string">
            <text:p>XTH18</text:p>
          </table:table-cell>
          <table:table-cell office:value-type="float" office:value="47.0883333333333" calcext:value-type="float">
            <text:p>4.709E+01</text:p>
          </table:table-cell>
          <table:table-cell office:value-type="float" office:value="55.8323333333333" calcext:value-type="float">
            <text:p>5.583E+01</text:p>
          </table:table-cell>
          <table:table-cell office:value-type="float" office:value="44.346" calcext:value-type="float">
            <text:p>4.435E+01</text:p>
          </table:table-cell>
          <table:table-cell office:value-type="float" office:value="31.301" calcext:value-type="float">
            <text:p>3.130E+01</text:p>
          </table:table-cell>
          <table:table-cell office:value-type="float" office:value="23.284" calcext:value-type="float">
            <text:p>2.328E+01</text:p>
          </table:table-cell>
          <table:table-cell office:value-type="float" office:value="29.4743333333333" calcext:value-type="float">
            <text:p>2.947E+01</text:p>
          </table:table-cell>
          <table:table-cell office:value-type="float" office:value="52.0653333333333" calcext:value-type="float">
            <text:p>5.207E+01</text:p>
          </table:table-cell>
          <table:table-cell office:value-type="float" office:value="29.7635" calcext:value-type="float">
            <text:p>2.976E+01</text:p>
          </table:table-cell>
          <table:table-cell office:value-type="float" office:value="68.991" calcext:value-type="float">
            <text:p>6.899E+01</text:p>
          </table:table-cell>
          <table:table-cell office:value-type="float" office:value="48.2313333333333" calcext:value-type="float">
            <text:p>4.823E+01</text:p>
          </table:table-cell>
          <table:table-cell office:value-type="float" office:value="27.8896666666667" calcext:value-type="float">
            <text:p>2.789E+01</text:p>
          </table:table-cell>
          <table:table-cell office:value-type="float" office:value="18.779" calcext:value-type="float">
            <text:p>1.878E+01</text:p>
          </table:table-cell>
          <table:table-cell office:value-type="float" office:value="21.0573333333333" calcext:value-type="float">
            <text:p>2.106E+01</text:p>
          </table:table-cell>
          <table:table-cell office:value-type="float" office:value="65.8093333333333" calcext:value-type="float">
            <text:p>6.581E+01</text:p>
          </table:table-cell>
          <table:table-cell office:value-type="float" office:value="78.1566666666667" calcext:value-type="float">
            <text:p>7.816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31800</text:p>
          </table:table-cell>
          <table:table-cell table:style-name="Default" office:value-type="string" calcext:value-type="string">
            <text:p>WRKY18</text:p>
          </table:table-cell>
          <table:table-cell office:value-type="float" office:value="5.95733333333333" calcext:value-type="float">
            <text:p>5.957E+00</text:p>
          </table:table-cell>
          <table:table-cell office:value-type="float" office:value="11.8546666666667" calcext:value-type="float">
            <text:p>1.185E+01</text:p>
          </table:table-cell>
          <table:table-cell office:value-type="float" office:value="7.87866666666667" calcext:value-type="float">
            <text:p>7.879E+00</text:p>
          </table:table-cell>
          <table:table-cell office:value-type="float" office:value="9.30133333333333" calcext:value-type="float">
            <text:p>9.301E+00</text:p>
          </table:table-cell>
          <table:table-cell office:value-type="float" office:value="4.79266666666667" calcext:value-type="float">
            <text:p>4.793E+00</text:p>
          </table:table-cell>
          <table:table-cell office:value-type="float" office:value="2.20633333333333" calcext:value-type="float">
            <text:p>2.206E+00</text:p>
          </table:table-cell>
          <table:table-cell office:value-type="float" office:value="11.133" calcext:value-type="float">
            <text:p>1.113E+01</text:p>
          </table:table-cell>
          <table:table-cell office:value-type="float" office:value="17.117" calcext:value-type="float">
            <text:p>1.712E+01</text:p>
          </table:table-cell>
          <table:table-cell office:value-type="float" office:value="13.354" calcext:value-type="float">
            <text:p>1.335E+01</text:p>
          </table:table-cell>
          <table:table-cell office:value-type="float" office:value="8.32766666666667" calcext:value-type="float">
            <text:p>8.328E+00</text:p>
          </table:table-cell>
          <table:table-cell office:value-type="float" office:value="7.24433333333333" calcext:value-type="float">
            <text:p>7.244E+00</text:p>
          </table:table-cell>
          <table:table-cell office:value-type="float" office:value="5.10133333333333" calcext:value-type="float">
            <text:p>5.101E+00</text:p>
          </table:table-cell>
          <table:table-cell office:value-type="float" office:value="4.72033333333333" calcext:value-type="float">
            <text:p>4.720E+00</text:p>
          </table:table-cell>
          <table:table-cell office:value-type="float" office:value="50.4776666666667" calcext:value-type="float">
            <text:p>5.048E+01</text:p>
          </table:table-cell>
          <table:table-cell office:value-type="float" office:value="27.5223333333333" calcext:value-type="float">
            <text:p>2.752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32800</text:p>
          </table:table-cell>
          <table:table-cell table:style-name="Default" office:value-type="string" calcext:value-type="string">
            <text:p>ERF043</text:p>
          </table:table-cell>
          <table:table-cell office:value-type="float" office:value="3.82566666666667" calcext:value-type="float">
            <text:p>3.826E+00</text:p>
          </table:table-cell>
          <table:table-cell office:value-type="float" office:value="4.20566666666667" calcext:value-type="float">
            <text:p>4.206E+00</text:p>
          </table:table-cell>
          <table:table-cell office:value-type="float" office:value="3.36533333333333" calcext:value-type="float">
            <text:p>3.365E+00</text:p>
          </table:table-cell>
          <table:table-cell office:value-type="float" office:value="3.76933333333333" calcext:value-type="float">
            <text:p>3.769E+00</text:p>
          </table:table-cell>
          <table:table-cell office:value-type="float" office:value="2.461" calcext:value-type="float">
            <text:p>2.461E+00</text:p>
          </table:table-cell>
          <table:table-cell office:value-type="float" office:value="1.51233333333333" calcext:value-type="float">
            <text:p>1.512E+00</text:p>
          </table:table-cell>
          <table:table-cell office:value-type="float" office:value="4.19266666666667" calcext:value-type="float">
            <text:p>4.193E+00</text:p>
          </table:table-cell>
          <table:table-cell office:value-type="float" office:value="3.9665" calcext:value-type="float">
            <text:p>3.967E+00</text:p>
          </table:table-cell>
          <table:table-cell office:value-type="float" office:value="2.24266666666667" calcext:value-type="float">
            <text:p>2.243E+00</text:p>
          </table:table-cell>
          <table:table-cell office:value-type="float" office:value="4.32966666666667" calcext:value-type="float">
            <text:p>4.330E+00</text:p>
          </table:table-cell>
          <table:table-cell office:value-type="float" office:value="2.44633333333333" calcext:value-type="float">
            <text:p>2.446E+00</text:p>
          </table:table-cell>
          <table:table-cell office:value-type="float" office:value="2.22166666666667" calcext:value-type="float">
            <text:p>2.222E+00</text:p>
          </table:table-cell>
          <table:table-cell office:value-type="float" office:value="2.20066666666667" calcext:value-type="float">
            <text:p>2.201E+00</text:p>
          </table:table-cell>
          <table:table-cell office:value-type="float" office:value="10.0966666666667" calcext:value-type="float">
            <text:p>1.010E+01</text:p>
          </table:table-cell>
          <table:table-cell office:value-type="float" office:value="11.7026666666667" calcext:value-type="float">
            <text:p>1.170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33720</text:p>
          </table:table-cell>
          <table:table-cell office:value-type="float" office:value="97.0263333333333" calcext:value-type="float">
            <text:p>9.703E+01</text:p>
          </table:table-cell>
          <table:table-cell office:value-type="float" office:value="25.09" calcext:value-type="float">
            <text:p>2.509E+01</text:p>
          </table:table-cell>
          <table:table-cell office:value-type="float" office:value="97.3856666666667" calcext:value-type="float">
            <text:p>9.739E+01</text:p>
          </table:table-cell>
          <table:table-cell office:value-type="float" office:value="90.5996666666667" calcext:value-type="float">
            <text:p>9.060E+01</text:p>
          </table:table-cell>
          <table:table-cell office:value-type="float" office:value="66.4576666666667" calcext:value-type="float">
            <text:p>6.646E+01</text:p>
          </table:table-cell>
          <table:table-cell office:value-type="float" office:value="101.706666666667" calcext:value-type="float">
            <text:p>1.017E+02</text:p>
          </table:table-cell>
          <table:table-cell office:value-type="float" office:value="66.2563333333333" calcext:value-type="float">
            <text:p>6.626E+01</text:p>
          </table:table-cell>
          <table:table-cell office:value-type="float" office:value="21.9605" calcext:value-type="float">
            <text:p>2.196E+01</text:p>
          </table:table-cell>
          <table:table-cell office:value-type="float" office:value="48.651" calcext:value-type="float">
            <text:p>4.865E+01</text:p>
          </table:table-cell>
          <table:table-cell office:value-type="float" office:value="56.1336666666667" calcext:value-type="float">
            <text:p>5.613E+01</text:p>
          </table:table-cell>
          <table:table-cell office:value-type="float" office:value="144.677333333333" calcext:value-type="float">
            <text:p>1.447E+02</text:p>
          </table:table-cell>
          <table:table-cell office:value-type="float" office:value="103.498" calcext:value-type="float">
            <text:p>1.035E+02</text:p>
          </table:table-cell>
          <table:table-cell office:value-type="float" office:value="6.68" calcext:value-type="float">
            <text:p>6.680E+00</text:p>
          </table:table-cell>
          <table:table-cell office:value-type="float" office:value="2.52833333333333" calcext:value-type="float">
            <text:p>2.528E+00</text:p>
          </table:table-cell>
          <table:table-cell office:value-type="float" office:value="7.30666666666667" calcext:value-type="float">
            <text:p>7.307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35180</text:p>
          </table:table-cell>
          <table:table-cell table:style-name="Default" office:value-type="string" calcext:value-type="string">
            <text:p>LHT7</text:p>
          </table:table-cell>
          <table:table-cell office:value-type="float" office:value="0.535333333333333" calcext:value-type="float">
            <text:p>5.353E-01</text:p>
          </table:table-cell>
          <table:table-cell office:value-type="float" office:value="6.42033333333333" calcext:value-type="float">
            <text:p>6.420E+00</text:p>
          </table:table-cell>
          <table:table-cell office:value-type="float" office:value="0.732666666666667" calcext:value-type="float">
            <text:p>7.327E-01</text:p>
          </table:table-cell>
          <table:table-cell office:value-type="float" office:value="0.216333333333333" calcext:value-type="float">
            <text:p>2.163E-01</text:p>
          </table:table-cell>
          <table:table-cell office:value-type="float" office:value="0.804" calcext:value-type="float">
            <text:p>8.040E-01</text:p>
          </table:table-cell>
          <table:table-cell office:value-type="float" office:value="0.444666666666667" calcext:value-type="float">
            <text:p>4.447E-01</text:p>
          </table:table-cell>
          <table:table-cell office:value-type="float" office:value="1.622" calcext:value-type="float">
            <text:p>1.622E+00</text:p>
          </table:table-cell>
          <table:table-cell office:value-type="float" office:value="0.982" calcext:value-type="float">
            <text:p>9.820E-01</text:p>
          </table:table-cell>
          <table:table-cell office:value-type="float" office:value="0.613666666666667" calcext:value-type="float">
            <text:p>6.137E-01</text:p>
          </table:table-cell>
          <table:table-cell office:value-type="float" office:value="0.379666666666667" calcext:value-type="float">
            <text:p>3.797E-01</text:p>
          </table:table-cell>
          <table:table-cell office:value-type="float" office:value="0.723666666666667" calcext:value-type="float">
            <text:p>7.237E-01</text:p>
          </table:table-cell>
          <table:table-cell office:value-type="float" office:value="0.343666666666667" calcext:value-type="float">
            <text:p>3.437E-01</text:p>
          </table:table-cell>
          <table:table-cell office:value-type="float" office:value="0.816333333333333" calcext:value-type="float">
            <text:p>8.163E-01</text:p>
          </table:table-cell>
          <table:table-cell office:value-type="float" office:value="2.389" calcext:value-type="float">
            <text:p>2.389E+00</text:p>
          </table:table-cell>
          <table:table-cell office:value-type="float" office:value="3.47433333333333" calcext:value-type="float">
            <text:p>3.474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36010</text:p>
          </table:table-cell>
          <table:table-cell office:value-type="float" office:value="2.548" calcext:value-type="float">
            <text:p>2.548E+00</text:p>
          </table:table-cell>
          <table:table-cell office:value-type="float" office:value="2.81333333333333" calcext:value-type="float">
            <text:p>2.813E+00</text:p>
          </table:table-cell>
          <table:table-cell office:value-type="float" office:value="2.33366666666667" calcext:value-type="float">
            <text:p>2.334E+00</text:p>
          </table:table-cell>
          <table:table-cell office:value-type="float" office:value="2.874" calcext:value-type="float">
            <text:p>2.874E+00</text:p>
          </table:table-cell>
          <table:table-cell office:value-type="float" office:value="3.14333333333333" calcext:value-type="float">
            <text:p>3.143E+00</text:p>
          </table:table-cell>
          <table:table-cell office:value-type="float" office:value="2.27733333333333" calcext:value-type="float">
            <text:p>2.277E+00</text:p>
          </table:table-cell>
          <table:table-cell office:value-type="float" office:value="4.08266666666667" calcext:value-type="float">
            <text:p>4.083E+00</text:p>
          </table:table-cell>
          <table:table-cell office:value-type="float" office:value="6.4925" calcext:value-type="float">
            <text:p>6.493E+00</text:p>
          </table:table-cell>
          <table:table-cell office:value-type="float" office:value="9.31166666666667" calcext:value-type="float">
            <text:p>9.312E+00</text:p>
          </table:table-cell>
          <table:table-cell office:value-type="float" office:value="2.77633333333333" calcext:value-type="float">
            <text:p>2.776E+00</text:p>
          </table:table-cell>
          <table:table-cell office:value-type="float" office:value="2.52833333333333" calcext:value-type="float">
            <text:p>2.528E+00</text:p>
          </table:table-cell>
          <table:table-cell office:value-type="float" office:value="2.498" calcext:value-type="float">
            <text:p>2.498E+00</text:p>
          </table:table-cell>
          <table:table-cell office:value-type="float" office:value="4.47466666666667" calcext:value-type="float">
            <text:p>4.475E+00</text:p>
          </table:table-cell>
          <table:table-cell office:value-type="float" office:value="11.763" calcext:value-type="float">
            <text:p>1.176E+01</text:p>
          </table:table-cell>
          <table:table-cell office:value-type="float" office:value="15.4756666666667" calcext:value-type="float">
            <text:p>1.548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38400</text:p>
          </table:table-cell>
          <table:table-cell table:style-name="Default" office:value-type="string" calcext:value-type="string">
            <text:p>EXLA2</text:p>
          </table:table-cell>
          <table:table-cell office:value-type="float" office:value="4.069" calcext:value-type="float">
            <text:p>4.069E+00</text:p>
          </table:table-cell>
          <table:table-cell office:value-type="float" office:value="4.298" calcext:value-type="float">
            <text:p>4.298E+00</text:p>
          </table:table-cell>
          <table:table-cell office:value-type="float" office:value="5.82266666666667" calcext:value-type="float">
            <text:p>5.823E+00</text:p>
          </table:table-cell>
          <table:table-cell office:value-type="float" office:value="9.08066666666667" calcext:value-type="float">
            <text:p>9.081E+00</text:p>
          </table:table-cell>
          <table:table-cell office:value-type="float" office:value="6.43466666666667" calcext:value-type="float">
            <text:p>6.435E+00</text:p>
          </table:table-cell>
          <table:table-cell office:value-type="float" office:value="5.16166666666667" calcext:value-type="float">
            <text:p>5.162E+00</text:p>
          </table:table-cell>
          <table:table-cell office:value-type="float" office:value="6.53133333333333" calcext:value-type="float">
            <text:p>6.531E+00</text:p>
          </table:table-cell>
          <table:table-cell office:value-type="float" office:value="6.2775" calcext:value-type="float">
            <text:p>6.278E+00</text:p>
          </table:table-cell>
          <table:table-cell office:value-type="float" office:value="6.07766666666667" calcext:value-type="float">
            <text:p>6.078E+00</text:p>
          </table:table-cell>
          <table:table-cell office:value-type="float" office:value="8.63733333333333" calcext:value-type="float">
            <text:p>8.637E+00</text:p>
          </table:table-cell>
          <table:table-cell office:value-type="float" office:value="3.595" calcext:value-type="float">
            <text:p>3.595E+00</text:p>
          </table:table-cell>
          <table:table-cell office:value-type="float" office:value="9.35066666666667" calcext:value-type="float">
            <text:p>9.351E+00</text:p>
          </table:table-cell>
          <table:table-cell office:value-type="float" office:value="7.90166666666667" calcext:value-type="float">
            <text:p>7.902E+00</text:p>
          </table:table-cell>
          <table:table-cell office:value-type="float" office:value="32.971" calcext:value-type="float">
            <text:p>3.297E+01</text:p>
          </table:table-cell>
          <table:table-cell office:value-type="float" office:value="50.493" calcext:value-type="float">
            <text:p>5.049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4G38410</text:p>
          </table:table-cell>
          <table:table-cell office:value-type="float" office:value="0.866" calcext:value-type="float">
            <text:p>8.660E-01</text:p>
          </table:table-cell>
          <table:table-cell office:value-type="float" office:value="1.224" calcext:value-type="float">
            <text:p>1.224E+00</text:p>
          </table:table-cell>
          <table:table-cell office:value-type="float" office:value="1.416" calcext:value-type="float">
            <text:p>1.416E+00</text:p>
          </table:table-cell>
          <table:table-cell office:value-type="float" office:value="1.41466666666667" calcext:value-type="float">
            <text:p>1.415E+00</text:p>
          </table:table-cell>
          <table:table-cell office:value-type="float" office:value="2.788" calcext:value-type="float">
            <text:p>2.788E+00</text:p>
          </table:table-cell>
          <table:table-cell office:value-type="float" office:value="2.962" calcext:value-type="float">
            <text:p>2.962E+00</text:p>
          </table:table-cell>
          <table:table-cell office:value-type="float" office:value="3.134" calcext:value-type="float">
            <text:p>3.134E+00</text:p>
          </table:table-cell>
          <table:table-cell office:value-type="float" office:value="4.0565" calcext:value-type="float">
            <text:p>4.057E+00</text:p>
          </table:table-cell>
          <table:table-cell office:value-type="float" office:value="3.45366666666667" calcext:value-type="float">
            <text:p>3.454E+00</text:p>
          </table:table-cell>
          <table:table-cell office:value-type="float" office:value="1.23633333333333" calcext:value-type="float">
            <text:p>1.236E+00</text:p>
          </table:table-cell>
          <table:table-cell office:value-type="float" office:value="3.86466666666667" calcext:value-type="float">
            <text:p>3.865E+00</text:p>
          </table:table-cell>
          <table:table-cell office:value-type="float" office:value="2.25466666666667" calcext:value-type="float">
            <text:p>2.255E+00</text:p>
          </table:table-cell>
          <table:table-cell office:value-type="float" office:value="0.485" calcext:value-type="float">
            <text:p>4.850E-01</text:p>
          </table:table-cell>
          <table:table-cell office:value-type="float" office:value="1.23066666666667" calcext:value-type="float">
            <text:p>1.231E+00</text:p>
          </table:table-cell>
          <table:table-cell office:value-type="float" office:value="3.78733333333333" calcext:value-type="float">
            <text:p>3.787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4G39480</text:p>
          </table:table-cell>
          <table:table-cell table:style-name="Default" office:value-type="string" calcext:value-type="string">
            <text:p>CYP96A9</text:p>
          </table:table-cell>
          <table:table-cell office:value-type="float" office:value="1.15433333333333" calcext:value-type="float">
            <text:p>1.154E+00</text:p>
          </table:table-cell>
          <table:table-cell office:value-type="float" office:value="0.845666666666667" calcext:value-type="float">
            <text:p>8.457E-01</text:p>
          </table:table-cell>
          <table:table-cell office:value-type="float" office:value="0.521333333333333" calcext:value-type="float">
            <text:p>5.213E-01</text:p>
          </table:table-cell>
          <table:table-cell office:value-type="float" office:value="0.896" calcext:value-type="float">
            <text:p>8.960E-01</text:p>
          </table:table-cell>
          <table:table-cell office:value-type="float" office:value="2.64833333333333" calcext:value-type="float">
            <text:p>2.648E+00</text:p>
          </table:table-cell>
          <table:table-cell office:value-type="float" office:value="5.95266666666667" calcext:value-type="float">
            <text:p>5.953E+00</text:p>
          </table:table-cell>
          <table:table-cell office:value-type="float" office:value="0.818" calcext:value-type="float">
            <text:p>8.180E-01</text:p>
          </table:table-cell>
          <table:table-cell office:value-type="float" office:value="1.063" calcext:value-type="float">
            <text:p>1.063E+00</text:p>
          </table:table-cell>
          <table:table-cell office:value-type="float" office:value="1.13533333333333" calcext:value-type="float">
            <text:p>1.135E+00</text:p>
          </table:table-cell>
          <table:table-cell office:value-type="float" office:value="1.276" calcext:value-type="float">
            <text:p>1.276E+00</text:p>
          </table:table-cell>
          <table:table-cell office:value-type="float" office:value="0.624333333333333" calcext:value-type="float">
            <text:p>6.243E-01</text:p>
          </table:table-cell>
          <table:table-cell office:value-type="float" office:value="0.396" calcext:value-type="float">
            <text:p>3.960E-01</text:p>
          </table:table-cell>
          <table:table-cell office:value-type="float" office:value="1.48133333333333" calcext:value-type="float">
            <text:p>1.481E+00</text:p>
          </table:table-cell>
          <table:table-cell office:value-type="float" office:value="0.759666666666667" calcext:value-type="float">
            <text:p>7.597E-01</text:p>
          </table:table-cell>
          <table:table-cell office:value-type="float" office:value="0.424" calcext:value-type="float">
            <text:p>4.240E-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01100</text:p>
          </table:table-cell>
          <table:table-cell office:value-type="float" office:value="0.803333333333333" calcext:value-type="float">
            <text:p>8.033E-01</text:p>
          </table:table-cell>
          <table:table-cell office:value-type="float" office:value="2.133" calcext:value-type="float">
            <text:p>2.133E+00</text:p>
          </table:table-cell>
          <table:table-cell office:value-type="float" office:value="1.07466666666667" calcext:value-type="float">
            <text:p>1.075E+00</text:p>
          </table:table-cell>
          <table:table-cell office:value-type="float" office:value="0.948" calcext:value-type="float">
            <text:p>9.480E-01</text:p>
          </table:table-cell>
          <table:table-cell office:value-type="float" office:value="0.785333333333333" calcext:value-type="float">
            <text:p>7.853E-01</text:p>
          </table:table-cell>
          <table:table-cell office:value-type="float" office:value="0.769" calcext:value-type="float">
            <text:p>7.690E-01</text:p>
          </table:table-cell>
          <table:table-cell office:value-type="float" office:value="1.41266666666667" calcext:value-type="float">
            <text:p>1.413E+00</text:p>
          </table:table-cell>
          <table:table-cell office:value-type="float" office:value="0.999" calcext:value-type="float">
            <text:p>9.990E-01</text:p>
          </table:table-cell>
          <table:table-cell office:value-type="float" office:value="0.943333333333333" calcext:value-type="float">
            <text:p>9.433E-01</text:p>
          </table:table-cell>
          <table:table-cell office:value-type="float" office:value="1.19366666666667" calcext:value-type="float">
            <text:p>1.194E+00</text:p>
          </table:table-cell>
          <table:table-cell office:value-type="float" office:value="0.74" calcext:value-type="float">
            <text:p>7.400E-01</text:p>
          </table:table-cell>
          <table:table-cell office:value-type="float" office:value="0.536" calcext:value-type="float">
            <text:p>5.360E-01</text:p>
          </table:table-cell>
          <table:table-cell office:value-type="float" office:value="0.514666666666667" calcext:value-type="float">
            <text:p>5.147E-01</text:p>
          </table:table-cell>
          <table:table-cell office:value-type="float" office:value="3.10333333333333" calcext:value-type="float">
            <text:p>3.103E+00</text:p>
          </table:table-cell>
          <table:table-cell office:value-type="float" office:value="3.53866666666667" calcext:value-type="float">
            <text:p>3.539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01250</text:p>
          </table:table-cell>
          <table:table-cell office:value-type="float" office:value="2.393" calcext:value-type="float">
            <text:p>2.393E+00</text:p>
          </table:table-cell>
          <table:table-cell office:value-type="float" office:value="1.54666666666667" calcext:value-type="float">
            <text:p>1.547E+00</text:p>
          </table:table-cell>
          <table:table-cell office:value-type="float" office:value="2.54966666666667" calcext:value-type="float">
            <text:p>2.550E+00</text:p>
          </table:table-cell>
          <table:table-cell office:value-type="float" office:value="0.992" calcext:value-type="float">
            <text:p>9.920E-01</text:p>
          </table:table-cell>
          <table:table-cell office:value-type="float" office:value="1.54533333333333" calcext:value-type="float">
            <text:p>1.545E+00</text:p>
          </table:table-cell>
          <table:table-cell office:value-type="float" office:value="2.39666666666667" calcext:value-type="float">
            <text:p>2.397E+00</text:p>
          </table:table-cell>
          <table:table-cell office:value-type="float" office:value="1.42833333333333" calcext:value-type="float">
            <text:p>1.428E+00</text:p>
          </table:table-cell>
          <table:table-cell office:value-type="float" office:value="0.893" calcext:value-type="float">
            <text:p>8.930E-01</text:p>
          </table:table-cell>
          <table:table-cell office:value-type="float" office:value="0.835" calcext:value-type="float">
            <text:p>8.350E-01</text:p>
          </table:table-cell>
          <table:table-cell office:value-type="float" office:value="1.641" calcext:value-type="float">
            <text:p>1.641E+00</text:p>
          </table:table-cell>
          <table:table-cell office:value-type="float" office:value="1.403" calcext:value-type="float">
            <text:p>1.403E+00</text:p>
          </table:table-cell>
          <table:table-cell office:value-type="float" office:value="1.45566666666667" calcext:value-type="float">
            <text:p>1.456E+00</text:p>
          </table:table-cell>
          <table:table-cell office:value-type="float" office:value="2.63533333333333" calcext:value-type="float">
            <text:p>2.635E+00</text:p>
          </table:table-cell>
          <table:table-cell office:value-type="float" office:value="1.19666666666667" calcext:value-type="float">
            <text:p>1.197E+00</text:p>
          </table:table-cell>
          <table:table-cell office:value-type="float" office:value="0.707333333333333" calcext:value-type="float">
            <text:p>7.073E-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01550</text:p>
          </table:table-cell>
          <table:table-cell table:style-name="Default" office:value-type="string" calcext:value-type="string">
            <text:p>LECRK63</text:p>
          </table:table-cell>
          <table:table-cell office:value-type="float" office:value="0.612333333333333" calcext:value-type="float">
            <text:p>6.123E-01</text:p>
          </table:table-cell>
          <table:table-cell office:value-type="float" office:value="2.79533333333333" calcext:value-type="float">
            <text:p>2.795E+00</text:p>
          </table:table-cell>
          <table:table-cell office:value-type="float" office:value="1.07266666666667" calcext:value-type="float">
            <text:p>1.073E+00</text:p>
          </table:table-cell>
          <table:table-cell office:value-type="float" office:value="0.373" calcext:value-type="float">
            <text:p>3.730E-01</text:p>
          </table:table-cell>
          <table:table-cell office:value-type="float" office:value="0.775666666666667" calcext:value-type="float">
            <text:p>7.757E-01</text:p>
          </table:table-cell>
          <table:table-cell office:value-type="float" office:value="1.005" calcext:value-type="float">
            <text:p>1.005E+00</text:p>
          </table:table-cell>
          <table:table-cell office:value-type="float" office:value="0.703" calcext:value-type="float">
            <text:p>7.030E-01</text:p>
          </table:table-cell>
          <table:table-cell office:value-type="float" office:value="0.501" calcext:value-type="float">
            <text:p>5.010E-01</text:p>
          </table:table-cell>
          <table:table-cell office:value-type="float" office:value="0.643666666666667" calcext:value-type="float">
            <text:p>6.437E-01</text:p>
          </table:table-cell>
          <table:table-cell office:value-type="float" office:value="0.66" calcext:value-type="float">
            <text:p>6.600E-01</text:p>
          </table:table-cell>
          <table:table-cell office:value-type="float" office:value="0.597333333333333" calcext:value-type="float">
            <text:p>5.973E-01</text:p>
          </table:table-cell>
          <table:table-cell office:value-type="float" office:value="0.736333333333333" calcext:value-type="float">
            <text:p>7.363E-01</text:p>
          </table:table-cell>
          <table:table-cell office:value-type="float" office:value="0.627333333333333" calcext:value-type="float">
            <text:p>6.273E-01</text:p>
          </table:table-cell>
          <table:table-cell office:value-type="float" office:value="0.231" calcext:value-type="float">
            <text:p>2.310E-01</text:p>
          </table:table-cell>
          <table:table-cell office:value-type="float" office:value="0.458" calcext:value-type="float">
            <text:p>4.580E-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02020</text:p>
          </table:table-cell>
          <table:table-cell table:style-name="Default" office:value-type="string" calcext:value-type="string">
            <text:p>SIS</text:p>
          </table:table-cell>
          <table:table-cell office:value-type="float" office:value="2.51333333333333" calcext:value-type="float">
            <text:p>2.513E+00</text:p>
          </table:table-cell>
          <table:table-cell office:value-type="float" office:value="5.61466666666667" calcext:value-type="float">
            <text:p>5.615E+00</text:p>
          </table:table-cell>
          <table:table-cell office:value-type="float" office:value="2.91466666666667" calcext:value-type="float">
            <text:p>2.915E+00</text:p>
          </table:table-cell>
          <table:table-cell office:value-type="float" office:value="5.06266666666667" calcext:value-type="float">
            <text:p>5.063E+00</text:p>
          </table:table-cell>
          <table:table-cell office:value-type="float" office:value="5.93566666666667" calcext:value-type="float">
            <text:p>5.936E+00</text:p>
          </table:table-cell>
          <table:table-cell office:value-type="float" office:value="11.7456666666667" calcext:value-type="float">
            <text:p>1.175E+01</text:p>
          </table:table-cell>
          <table:table-cell office:value-type="float" office:value="1.60066666666667" calcext:value-type="float">
            <text:p>1.601E+00</text:p>
          </table:table-cell>
          <table:table-cell office:value-type="float" office:value="1.5555" calcext:value-type="float">
            <text:p>1.556E+00</text:p>
          </table:table-cell>
          <table:table-cell office:value-type="float" office:value="0.703666666666667" calcext:value-type="float">
            <text:p>7.037E-01</text:p>
          </table:table-cell>
          <table:table-cell office:value-type="float" office:value="2.736" calcext:value-type="float">
            <text:p>2.736E+00</text:p>
          </table:table-cell>
          <table:table-cell office:value-type="float" office:value="2.42166666666667" calcext:value-type="float">
            <text:p>2.422E+00</text:p>
          </table:table-cell>
          <table:table-cell office:value-type="float" office:value="2.072" calcext:value-type="float">
            <text:p>2.072E+00</text:p>
          </table:table-cell>
          <table:table-cell office:value-type="float" office:value="5.53466666666667" calcext:value-type="float">
            <text:p>5.535E+00</text:p>
          </table:table-cell>
          <table:table-cell office:value-type="float" office:value="16.1583333333333" calcext:value-type="float">
            <text:p>1.616E+01</text:p>
          </table:table-cell>
          <table:table-cell office:value-type="float" office:value="8.187" calcext:value-type="float">
            <text:p>8.187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02580</text:p>
          </table:table-cell>
          <table:table-cell office:value-type="float" office:value="2.53566666666667" calcext:value-type="float">
            <text:p>2.536E+00</text:p>
          </table:table-cell>
          <table:table-cell office:value-type="float" office:value="1.62533333333333" calcext:value-type="float">
            <text:p>1.625E+00</text:p>
          </table:table-cell>
          <table:table-cell office:value-type="float" office:value="2.46466666666667" calcext:value-type="float">
            <text:p>2.465E+00</text:p>
          </table:table-cell>
          <table:table-cell office:value-type="float" office:value="5.281" calcext:value-type="float">
            <text:p>5.281E+00</text:p>
          </table:table-cell>
          <table:table-cell office:value-type="float" office:value="2.26333333333333" calcext:value-type="float">
            <text:p>2.263E+00</text:p>
          </table:table-cell>
          <table:table-cell office:value-type="float" office:value="2.815" calcext:value-type="float">
            <text:p>2.815E+00</text:p>
          </table:table-cell>
          <table:table-cell office:value-type="float" office:value="6.256" calcext:value-type="float">
            <text:p>6.256E+00</text:p>
          </table:table-cell>
          <table:table-cell office:value-type="float" office:value="4.188" calcext:value-type="float">
            <text:p>4.188E+00</text:p>
          </table:table-cell>
          <table:table-cell office:value-type="float" office:value="6.25633333333333" calcext:value-type="float">
            <text:p>6.256E+00</text:p>
          </table:table-cell>
          <table:table-cell office:value-type="float" office:value="2.49033333333333" calcext:value-type="float">
            <text:p>2.490E+00</text:p>
          </table:table-cell>
          <table:table-cell office:value-type="float" office:value="1.91366666666667" calcext:value-type="float">
            <text:p>1.914E+00</text:p>
          </table:table-cell>
          <table:table-cell office:value-type="float" office:value="1.24433333333333" calcext:value-type="float">
            <text:p>1.244E+00</text:p>
          </table:table-cell>
          <table:table-cell office:value-type="float" office:value="4.57366666666667" calcext:value-type="float">
            <text:p>4.574E+00</text:p>
          </table:table-cell>
          <table:table-cell office:value-type="float" office:value="1.55666666666667" calcext:value-type="float">
            <text:p>1.557E+00</text:p>
          </table:table-cell>
          <table:table-cell office:value-type="float" office:value="1.84266666666667" calcext:value-type="float">
            <text:p>1.843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05410</text:p>
          </table:table-cell>
          <table:table-cell table:style-name="Default" office:value-type="string" calcext:value-type="string">
            <text:p>DREB2A</text:p>
          </table:table-cell>
          <table:table-cell office:value-type="float" office:value="1.64933333333333" calcext:value-type="float">
            <text:p>1.649E+00</text:p>
          </table:table-cell>
          <table:table-cell office:value-type="float" office:value="1.51" calcext:value-type="float">
            <text:p>1.510E+00</text:p>
          </table:table-cell>
          <table:table-cell office:value-type="float" office:value="1.77766666666667" calcext:value-type="float">
            <text:p>1.778E+00</text:p>
          </table:table-cell>
          <table:table-cell office:value-type="float" office:value="2.13166666666667" calcext:value-type="float">
            <text:p>2.132E+00</text:p>
          </table:table-cell>
          <table:table-cell office:value-type="float" office:value="1.4" calcext:value-type="float">
            <text:p>1.400E+00</text:p>
          </table:table-cell>
          <table:table-cell office:value-type="float" office:value="1.59866666666667" calcext:value-type="float">
            <text:p>1.599E+00</text:p>
          </table:table-cell>
          <table:table-cell office:value-type="float" office:value="1.273" calcext:value-type="float">
            <text:p>1.273E+00</text:p>
          </table:table-cell>
          <table:table-cell office:value-type="float" office:value="0.9865" calcext:value-type="float">
            <text:p>9.865E-01</text:p>
          </table:table-cell>
          <table:table-cell office:value-type="float" office:value="0.994666666666667" calcext:value-type="float">
            <text:p>9.947E-01</text:p>
          </table:table-cell>
          <table:table-cell office:value-type="float" office:value="2.47533333333333" calcext:value-type="float">
            <text:p>2.475E+00</text:p>
          </table:table-cell>
          <table:table-cell office:value-type="float" office:value="0.784333333333333" calcext:value-type="float">
            <text:p>7.843E-01</text:p>
          </table:table-cell>
          <table:table-cell office:value-type="float" office:value="1.43666666666667" calcext:value-type="float">
            <text:p>1.437E+00</text:p>
          </table:table-cell>
          <table:table-cell office:value-type="float" office:value="0.657333333333333" calcext:value-type="float">
            <text:p>6.573E-01</text:p>
          </table:table-cell>
          <table:table-cell office:value-type="float" office:value="1.79033333333333" calcext:value-type="float">
            <text:p>1.790E+00</text:p>
          </table:table-cell>
          <table:table-cell office:value-type="float" office:value="1.23966666666667" calcext:value-type="float">
            <text:p>1.240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08150</text:p>
          </table:table-cell>
          <table:table-cell table:style-name="Default" office:value-type="string" calcext:value-type="string">
            <text:p>SOB5</text:p>
          </table:table-cell>
          <table:table-cell office:value-type="float" office:value="2.20766666666667" calcext:value-type="float">
            <text:p>2.208E+00</text:p>
          </table:table-cell>
          <table:table-cell office:value-type="float" office:value="1.96133333333333" calcext:value-type="float">
            <text:p>1.961E+00</text:p>
          </table:table-cell>
          <table:table-cell office:value-type="float" office:value="2.30466666666667" calcext:value-type="float">
            <text:p>2.305E+00</text:p>
          </table:table-cell>
          <table:table-cell office:value-type="float" office:value="5.099" calcext:value-type="float">
            <text:p>5.099E+00</text:p>
          </table:table-cell>
          <table:table-cell office:value-type="float" office:value="1.579" calcext:value-type="float">
            <text:p>1.579E+00</text:p>
          </table:table-cell>
          <table:table-cell office:value-type="float" office:value="1.638" calcext:value-type="float">
            <text:p>1.638E+00</text:p>
          </table:table-cell>
          <table:table-cell office:value-type="float" office:value="2.184" calcext:value-type="float">
            <text:p>2.184E+00</text:p>
          </table:table-cell>
          <table:table-cell office:value-type="float" office:value="2.7835" calcext:value-type="float">
            <text:p>2.784E+00</text:p>
          </table:table-cell>
          <table:table-cell office:value-type="float" office:value="0.954" calcext:value-type="float">
            <text:p>9.540E-01</text:p>
          </table:table-cell>
          <table:table-cell office:value-type="float" office:value="4.916" calcext:value-type="float">
            <text:p>4.916E+00</text:p>
          </table:table-cell>
          <table:table-cell office:value-type="float" office:value="1.97133333333333" calcext:value-type="float">
            <text:p>1.971E+00</text:p>
          </table:table-cell>
          <table:table-cell office:value-type="float" office:value="2.97733333333333" calcext:value-type="float">
            <text:p>2.977E+00</text:p>
          </table:table-cell>
          <table:table-cell office:value-type="float" office:value="1.17966666666667" calcext:value-type="float">
            <text:p>1.180E+00</text:p>
          </table:table-cell>
          <table:table-cell office:value-type="float" office:value="3.153" calcext:value-type="float">
            <text:p>3.153E+00</text:p>
          </table:table-cell>
          <table:table-cell office:value-type="float" office:value="2.28733333333333" calcext:value-type="float">
            <text:p>2.287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10100</text:p>
          </table:table-cell>
          <table:table-cell table:style-name="Default" office:value-type="string" calcext:value-type="string">
            <text:p>TPPI</text:p>
          </table:table-cell>
          <table:table-cell office:value-type="float" office:value="2.08966666666667" calcext:value-type="float">
            <text:p>2.090E+00</text:p>
          </table:table-cell>
          <table:table-cell office:value-type="float" office:value="1.693" calcext:value-type="float">
            <text:p>1.693E+00</text:p>
          </table:table-cell>
          <table:table-cell office:value-type="float" office:value="1.8" calcext:value-type="float">
            <text:p>1.800E+00</text:p>
          </table:table-cell>
          <table:table-cell office:value-type="float" office:value="3.64366666666667" calcext:value-type="float">
            <text:p>3.644E+00</text:p>
          </table:table-cell>
          <table:table-cell office:value-type="float" office:value="4.29433333333333" calcext:value-type="float">
            <text:p>4.294E+00</text:p>
          </table:table-cell>
          <table:table-cell office:value-type="float" office:value="3.73133333333333" calcext:value-type="float">
            <text:p>3.731E+00</text:p>
          </table:table-cell>
          <table:table-cell office:value-type="float" office:value="1.638" calcext:value-type="float">
            <text:p>1.638E+00</text:p>
          </table:table-cell>
          <table:table-cell office:value-type="float" office:value="1.4885" calcext:value-type="float">
            <text:p>1.489E+00</text:p>
          </table:table-cell>
          <table:table-cell office:value-type="float" office:value="0.834" calcext:value-type="float">
            <text:p>8.340E-01</text:p>
          </table:table-cell>
          <table:table-cell office:value-type="float" office:value="2.60066666666667" calcext:value-type="float">
            <text:p>2.601E+00</text:p>
          </table:table-cell>
          <table:table-cell office:value-type="float" office:value="4.83033333333333" calcext:value-type="float">
            <text:p>4.830E+00</text:p>
          </table:table-cell>
          <table:table-cell office:value-type="float" office:value="8.20733333333333" calcext:value-type="float">
            <text:p>8.207E+00</text:p>
          </table:table-cell>
          <table:table-cell office:value-type="float" office:value="2.06" calcext:value-type="float">
            <text:p>2.060E+00</text:p>
          </table:table-cell>
          <table:table-cell office:value-type="float" office:value="3.153" calcext:value-type="float">
            <text:p>3.153E+00</text:p>
          </table:table-cell>
          <table:table-cell office:value-type="float" office:value="4.99133333333333" calcext:value-type="float">
            <text:p>4.991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11920</text:p>
          </table:table-cell>
          <table:table-cell table:style-name="Default" office:value-type="string" calcext:value-type="string">
            <text:p>CWINV6</text:p>
          </table:table-cell>
          <table:table-cell office:value-type="float" office:value="1.57866666666667" calcext:value-type="float">
            <text:p>1.579E+00</text:p>
          </table:table-cell>
          <table:table-cell office:value-type="float" office:value="3.84633333333333" calcext:value-type="float">
            <text:p>3.846E+00</text:p>
          </table:table-cell>
          <table:table-cell office:value-type="float" office:value="4.87033333333333" calcext:value-type="float">
            <text:p>4.870E+00</text:p>
          </table:table-cell>
          <table:table-cell office:value-type="float" office:value="0.861333333333333" calcext:value-type="float">
            <text:p>8.613E-01</text:p>
          </table:table-cell>
          <table:table-cell office:value-type="float" office:value="2.883" calcext:value-type="float">
            <text:p>2.883E+00</text:p>
          </table:table-cell>
          <table:table-cell office:value-type="float" office:value="2.92866666666667" calcext:value-type="float">
            <text:p>2.929E+00</text:p>
          </table:table-cell>
          <table:table-cell office:value-type="float" office:value="1.846" calcext:value-type="float">
            <text:p>1.846E+00</text:p>
          </table:table-cell>
          <table:table-cell office:value-type="float" office:value="2.0555" calcext:value-type="float">
            <text:p>2.056E+00</text:p>
          </table:table-cell>
          <table:table-cell office:value-type="float" office:value="2.93566666666667" calcext:value-type="float">
            <text:p>2.936E+00</text:p>
          </table:table-cell>
          <table:table-cell office:value-type="float" office:value="1.80033333333333" calcext:value-type="float">
            <text:p>1.800E+00</text:p>
          </table:table-cell>
          <table:table-cell office:value-type="float" office:value="1.95966666666667" calcext:value-type="float">
            <text:p>1.960E+00</text:p>
          </table:table-cell>
          <table:table-cell office:value-type="float" office:value="1.81133333333333" calcext:value-type="float">
            <text:p>1.811E+00</text:p>
          </table:table-cell>
          <table:table-cell office:value-type="float" office:value="1.288" calcext:value-type="float">
            <text:p>1.288E+00</text:p>
          </table:table-cell>
          <table:table-cell office:value-type="float" office:value="2.14366666666667" calcext:value-type="float">
            <text:p>2.144E+00</text:p>
          </table:table-cell>
          <table:table-cell office:value-type="float" office:value="3.45066666666667" calcext:value-type="float">
            <text:p>3.451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13170</text:p>
          </table:table-cell>
          <table:table-cell table:style-name="Default" office:value-type="string" calcext:value-type="string">
            <text:p>SWEET15</text:p>
          </table:table-cell>
          <table:table-cell office:value-type="float" office:value="3.665" calcext:value-type="float">
            <text:p>3.665E+00</text:p>
          </table:table-cell>
          <table:table-cell office:value-type="float" office:value="1.65633333333333" calcext:value-type="float">
            <text:p>1.656E+00</text:p>
          </table:table-cell>
          <table:table-cell office:value-type="float" office:value="5.02566666666667" calcext:value-type="float">
            <text:p>5.026E+00</text:p>
          </table:table-cell>
          <table:table-cell office:value-type="float" office:value="0.881" calcext:value-type="float">
            <text:p>8.810E-01</text:p>
          </table:table-cell>
          <table:table-cell office:value-type="float" office:value="1.14666666666667" calcext:value-type="float">
            <text:p>1.147E+00</text:p>
          </table:table-cell>
          <table:table-cell office:value-type="float" office:value="0.599" calcext:value-type="float">
            <text:p>5.990E-01</text:p>
          </table:table-cell>
          <table:table-cell office:value-type="float" office:value="5.156" calcext:value-type="float">
            <text:p>5.156E+00</text:p>
          </table:table-cell>
          <table:table-cell office:value-type="float" office:value="3.5465" calcext:value-type="float">
            <text:p>3.547E+00</text:p>
          </table:table-cell>
          <table:table-cell office:value-type="float" office:value="22.0293333333333" calcext:value-type="float">
            <text:p>2.203E+01</text:p>
          </table:table-cell>
          <table:table-cell office:value-type="float" office:value="3.18566666666667" calcext:value-type="float">
            <text:p>3.186E+00</text:p>
          </table:table-cell>
          <table:table-cell office:value-type="float" office:value="2.39833333333333" calcext:value-type="float">
            <text:p>2.398E+00</text:p>
          </table:table-cell>
          <table:table-cell office:value-type="float" office:value="4.37833333333333" calcext:value-type="float">
            <text:p>4.378E+00</text:p>
          </table:table-cell>
          <table:table-cell office:value-type="float" office:value="3.122" calcext:value-type="float">
            <text:p>3.122E+00</text:p>
          </table:table-cell>
          <table:table-cell office:value-type="float" office:value="0.991666666666667" calcext:value-type="float">
            <text:p>9.917E-01</text:p>
          </table:table-cell>
          <table:table-cell office:value-type="float" office:value="0.889333333333333" calcext:value-type="float">
            <text:p>8.893E-01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AT5G16560</text:p>
          </table:table-cell>
          <table:table-cell table:style-name="ce16" office:value-type="string" calcext:value-type="string">
            <text:p>KAN1</text:p>
          </table:table-cell>
          <table:table-cell table:style-name="ce6" office:value-type="float" office:value="3.05766666666667" calcext:value-type="float">
            <text:p>3.058E+00</text:p>
          </table:table-cell>
          <table:table-cell table:style-name="ce6" office:value-type="float" office:value="3.45333333333333" calcext:value-type="float">
            <text:p>3.453E+00</text:p>
          </table:table-cell>
          <table:table-cell table:style-name="ce10" office:value-type="float" office:value="2.84166666666667" calcext:value-type="float">
            <text:p>2.842E+00</text:p>
          </table:table-cell>
          <table:table-cell table:style-name="ce6" office:value-type="float" office:value="207.860333333333" calcext:value-type="float">
            <text:p>2.079E+02</text:p>
          </table:table-cell>
          <table:table-cell table:style-name="ce6" office:value-type="float" office:value="154.162" calcext:value-type="float">
            <text:p>1.542E+02</text:p>
          </table:table-cell>
          <table:table-cell table:style-name="ce14" office:value-type="float" office:value="329.618333333333" calcext:value-type="float">
            <text:p>3.296E+02</text:p>
          </table:table-cell>
          <table:table-cell table:style-name="ce6" office:value-type="float" office:value="3.59333333333333" calcext:value-type="float">
            <text:p>3.593E+00</text:p>
          </table:table-cell>
          <table:table-cell table:style-name="ce6" office:value-type="float" office:value="3.016" calcext:value-type="float">
            <text:p>3.016E+00</text:p>
          </table:table-cell>
          <table:table-cell table:style-name="ce14" office:value-type="float" office:value="1.67266666666667" calcext:value-type="float">
            <text:p>1.673E+00</text:p>
          </table:table-cell>
          <table:table-cell table:style-name="ce6" office:value-type="float" office:value="2.80866666666667" calcext:value-type="float">
            <text:p>2.809E+00</text:p>
          </table:table-cell>
          <table:table-cell table:style-name="ce6" office:value-type="float" office:value="5.77533333333333" calcext:value-type="float">
            <text:p>5.775E+00</text:p>
          </table:table-cell>
          <table:table-cell table:style-name="ce14" office:value-type="float" office:value="7.34033333333333" calcext:value-type="float">
            <text:p>7.340E+00</text:p>
          </table:table-cell>
          <table:table-cell table:style-name="ce6" office:value-type="float" office:value="4.40433333333333" calcext:value-type="float">
            <text:p>4.404E+00</text:p>
          </table:table-cell>
          <table:table-cell table:style-name="ce6" office:value-type="float" office:value="3.746" calcext:value-type="float">
            <text:p>3.746E+00</text:p>
          </table:table-cell>
          <table:table-cell table:style-name="ce14" office:value-type="float" office:value="3.877" calcext:value-type="float">
            <text:p>3.877E+00</text:p>
          </table:table-cell>
          <table:table-cell table:style-name="ce16"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17350</text:p>
          </table:table-cell>
          <table:table-cell office:value-type="float" office:value="1.15366666666667" calcext:value-type="float">
            <text:p>1.154E+00</text:p>
          </table:table-cell>
          <table:table-cell office:value-type="float" office:value="1.47866666666667" calcext:value-type="float">
            <text:p>1.479E+00</text:p>
          </table:table-cell>
          <table:table-cell office:value-type="float" office:value="1.278" calcext:value-type="float">
            <text:p>1.278E+00</text:p>
          </table:table-cell>
          <table:table-cell office:value-type="float" office:value="4.502" calcext:value-type="float">
            <text:p>4.502E+00</text:p>
          </table:table-cell>
          <table:table-cell office:value-type="float" office:value="0.822333333333333" calcext:value-type="float">
            <text:p>8.223E-01</text:p>
          </table:table-cell>
          <table:table-cell office:value-type="float" office:value="0.66" calcext:value-type="float">
            <text:p>6.600E-01</text:p>
          </table:table-cell>
          <table:table-cell office:value-type="float" office:value="1.761" calcext:value-type="float">
            <text:p>1.761E+00</text:p>
          </table:table-cell>
          <table:table-cell office:value-type="float" office:value="1.402" calcext:value-type="float">
            <text:p>1.402E+00</text:p>
          </table:table-cell>
          <table:table-cell office:value-type="float" office:value="1.121" calcext:value-type="float">
            <text:p>1.121E+00</text:p>
          </table:table-cell>
          <table:table-cell office:value-type="float" office:value="5.558" calcext:value-type="float">
            <text:p>5.558E+00</text:p>
          </table:table-cell>
          <table:table-cell office:value-type="float" office:value="1.456" calcext:value-type="float">
            <text:p>1.456E+00</text:p>
          </table:table-cell>
          <table:table-cell office:value-type="float" office:value="1.44766666666667" calcext:value-type="float">
            <text:p>1.448E+00</text:p>
          </table:table-cell>
          <table:table-cell office:value-type="float" office:value="0.682" calcext:value-type="float">
            <text:p>6.820E-01</text:p>
          </table:table-cell>
          <table:table-cell office:value-type="float" office:value="3.89933333333333" calcext:value-type="float">
            <text:p>3.899E+00</text:p>
          </table:table-cell>
          <table:table-cell office:value-type="float" office:value="3.553" calcext:value-type="float">
            <text:p>3.553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22355</text:p>
          </table:table-cell>
          <table:table-cell office:value-type="float" office:value="0.703" calcext:value-type="float">
            <text:p>7.030E-01</text:p>
          </table:table-cell>
          <table:table-cell office:value-type="float" office:value="0.618" calcext:value-type="float">
            <text:p>6.180E-01</text:p>
          </table:table-cell>
          <table:table-cell office:value-type="float" office:value="0.869666666666667" calcext:value-type="float">
            <text:p>8.697E-01</text:p>
          </table:table-cell>
          <table:table-cell office:value-type="float" office:value="0.447333333333333" calcext:value-type="float">
            <text:p>4.473E-01</text:p>
          </table:table-cell>
          <table:table-cell office:value-type="float" office:value="0.457" calcext:value-type="float">
            <text:p>4.570E-01</text:p>
          </table:table-cell>
          <table:table-cell office:value-type="float" office:value="0.506333333333333" calcext:value-type="float">
            <text:p>5.063E-01</text:p>
          </table:table-cell>
          <table:table-cell office:value-type="float" office:value="0.623333333333333" calcext:value-type="float">
            <text:p>6.233E-01</text:p>
          </table:table-cell>
          <table:table-cell office:value-type="float" office:value="0.684" calcext:value-type="float">
            <text:p>6.840E-01</text:p>
          </table:table-cell>
          <table:table-cell office:value-type="float" office:value="0.333333333333333" calcext:value-type="float">
            <text:p>3.333E-01</text:p>
          </table:table-cell>
          <table:table-cell office:value-type="float" office:value="1.05566666666667" calcext:value-type="float">
            <text:p>1.056E+00</text:p>
          </table:table-cell>
          <table:table-cell office:value-type="float" office:value="0.702666666666667" calcext:value-type="float">
            <text:p>7.027E-01</text:p>
          </table:table-cell>
          <table:table-cell office:value-type="float" office:value="0.381" calcext:value-type="float">
            <text:p>3.810E-01</text:p>
          </table:table-cell>
          <table:table-cell office:value-type="float" office:value="1.26633333333333" calcext:value-type="float">
            <text:p>1.266E+00</text:p>
          </table:table-cell>
          <table:table-cell office:value-type="float" office:value="2.96233333333333" calcext:value-type="float">
            <text:p>2.962E+00</text:p>
          </table:table-cell>
          <table:table-cell office:value-type="float" office:value="1.80833333333333" calcext:value-type="float">
            <text:p>1.808E+00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AT5G25810</text:p>
          </table:table-cell>
          <table:table-cell table:style-name="ce16" office:value-type="string" calcext:value-type="string">
            <text:p>TINY</text:p>
          </table:table-cell>
          <table:table-cell table:style-name="ce6" office:value-type="float" office:value="5.29866666666667" calcext:value-type="float">
            <text:p>5.299E+00</text:p>
          </table:table-cell>
          <table:table-cell table:style-name="ce6" office:value-type="float" office:value="3.38033333333333" calcext:value-type="float">
            <text:p>3.380E+00</text:p>
          </table:table-cell>
          <table:table-cell table:style-name="ce10" office:value-type="float" office:value="5.57166666666667" calcext:value-type="float">
            <text:p>5.572E+00</text:p>
          </table:table-cell>
          <table:table-cell table:style-name="ce6" office:value-type="float" office:value="3.20733333333333" calcext:value-type="float">
            <text:p>3.207E+00</text:p>
          </table:table-cell>
          <table:table-cell table:style-name="ce6" office:value-type="float" office:value="4.836" calcext:value-type="float">
            <text:p>4.836E+00</text:p>
          </table:table-cell>
          <table:table-cell table:style-name="ce14" office:value-type="float" office:value="5.77466666666667" calcext:value-type="float">
            <text:p>5.775E+00</text:p>
          </table:table-cell>
          <table:table-cell table:style-name="ce6" office:value-type="float" office:value="3.858" calcext:value-type="float">
            <text:p>3.858E+00</text:p>
          </table:table-cell>
          <table:table-cell table:style-name="ce6" office:value-type="float" office:value="3.8415" calcext:value-type="float">
            <text:p>3.842E+00</text:p>
          </table:table-cell>
          <table:table-cell table:style-name="ce14" office:value-type="float" office:value="3.05633333333333" calcext:value-type="float">
            <text:p>3.056E+00</text:p>
          </table:table-cell>
          <table:table-cell table:style-name="ce6" office:value-type="float" office:value="3.21066666666667" calcext:value-type="float">
            <text:p>3.211E+00</text:p>
          </table:table-cell>
          <table:table-cell table:style-name="ce6" office:value-type="float" office:value="5.26" calcext:value-type="float">
            <text:p>5.260E+00</text:p>
          </table:table-cell>
          <table:table-cell table:style-name="ce14" office:value-type="float" office:value="7.60566666666667" calcext:value-type="float">
            <text:p>7.606E+00</text:p>
          </table:table-cell>
          <table:table-cell table:style-name="ce6" office:value-type="float" office:value="186.644666666667" calcext:value-type="float">
            <text:p>1.866E+02</text:p>
          </table:table-cell>
          <table:table-cell table:style-name="ce6" office:value-type="float" office:value="194.371" calcext:value-type="float">
            <text:p>1.944E+02</text:p>
          </table:table-cell>
          <table:table-cell table:style-name="ce14" office:value-type="float" office:value="232.564" calcext:value-type="float">
            <text:p>2.326E+02</text:p>
          </table:table-cell>
          <table:table-cell table:style-name="ce16"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36925</text:p>
          </table:table-cell>
          <table:table-cell office:value-type="float" office:value="4.30766666666667" calcext:value-type="float">
            <text:p>4.308E+00</text:p>
          </table:table-cell>
          <table:table-cell office:value-type="float" office:value="71.141" calcext:value-type="float">
            <text:p>7.114E+01</text:p>
          </table:table-cell>
          <table:table-cell office:value-type="float" office:value="9.81733333333333" calcext:value-type="float">
            <text:p>9.817E+00</text:p>
          </table:table-cell>
          <table:table-cell office:value-type="float" office:value="5.99266666666667" calcext:value-type="float">
            <text:p>5.993E+00</text:p>
          </table:table-cell>
          <table:table-cell office:value-type="float" office:value="6.89833333333333" calcext:value-type="float">
            <text:p>6.898E+00</text:p>
          </table:table-cell>
          <table:table-cell office:value-type="float" office:value="10.8786666666667" calcext:value-type="float">
            <text:p>1.088E+01</text:p>
          </table:table-cell>
          <table:table-cell office:value-type="float" office:value="11.1876666666667" calcext:value-type="float">
            <text:p>1.119E+01</text:p>
          </table:table-cell>
          <table:table-cell office:value-type="float" office:value="15.9265" calcext:value-type="float">
            <text:p>1.593E+01</text:p>
          </table:table-cell>
          <table:table-cell office:value-type="float" office:value="26.316" calcext:value-type="float">
            <text:p>2.632E+01</text:p>
          </table:table-cell>
          <table:table-cell office:value-type="float" office:value="10.0856666666667" calcext:value-type="float">
            <text:p>1.009E+01</text:p>
          </table:table-cell>
          <table:table-cell office:value-type="float" office:value="8.95433333333333" calcext:value-type="float">
            <text:p>8.954E+00</text:p>
          </table:table-cell>
          <table:table-cell office:value-type="float" office:value="4.112" calcext:value-type="float">
            <text:p>4.112E+00</text:p>
          </table:table-cell>
          <table:table-cell office:value-type="float" office:value="1.41366666666667" calcext:value-type="float">
            <text:p>1.414E+00</text:p>
          </table:table-cell>
          <table:table-cell office:value-type="float" office:value="4.63666666666667" calcext:value-type="float">
            <text:p>4.637E+00</text:p>
          </table:table-cell>
          <table:table-cell office:value-type="float" office:value="11.364" calcext:value-type="float">
            <text:p>1.136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42380</text:p>
          </table:table-cell>
          <table:table-cell table:style-name="Default" office:value-type="string" calcext:value-type="string">
            <text:p>CML37</text:p>
          </table:table-cell>
          <table:table-cell office:value-type="float" office:value="1.25066666666667" calcext:value-type="float">
            <text:p>1.251E+00</text:p>
          </table:table-cell>
          <table:table-cell office:value-type="float" office:value="1.88866666666667" calcext:value-type="float">
            <text:p>1.889E+00</text:p>
          </table:table-cell>
          <table:table-cell office:value-type="float" office:value="1.584" calcext:value-type="float">
            <text:p>1.584E+00</text:p>
          </table:table-cell>
          <table:table-cell office:value-type="float" office:value="2.778" calcext:value-type="float">
            <text:p>2.778E+00</text:p>
          </table:table-cell>
          <table:table-cell office:value-type="float" office:value="2.48466666666667" calcext:value-type="float">
            <text:p>2.485E+00</text:p>
          </table:table-cell>
          <table:table-cell office:value-type="float" office:value="1.40433333333333" calcext:value-type="float">
            <text:p>1.404E+00</text:p>
          </table:table-cell>
          <table:table-cell office:value-type="float" office:value="1.793" calcext:value-type="float">
            <text:p>1.793E+00</text:p>
          </table:table-cell>
          <table:table-cell office:value-type="float" office:value="2.024" calcext:value-type="float">
            <text:p>2.024E+00</text:p>
          </table:table-cell>
          <table:table-cell office:value-type="float" office:value="1.855" calcext:value-type="float">
            <text:p>1.855E+00</text:p>
          </table:table-cell>
          <table:table-cell office:value-type="float" office:value="4.331" calcext:value-type="float">
            <text:p>4.331E+00</text:p>
          </table:table-cell>
          <table:table-cell office:value-type="float" office:value="4.017" calcext:value-type="float">
            <text:p>4.017E+00</text:p>
          </table:table-cell>
          <table:table-cell office:value-type="float" office:value="0.452666666666667" calcext:value-type="float">
            <text:p>4.527E-01</text:p>
          </table:table-cell>
          <table:table-cell office:value-type="float" office:value="0.373666666666667" calcext:value-type="float">
            <text:p>3.737E-01</text:p>
          </table:table-cell>
          <table:table-cell office:value-type="float" office:value="1.99033333333333" calcext:value-type="float">
            <text:p>1.990E+00</text:p>
          </table:table-cell>
          <table:table-cell office:value-type="float" office:value="1.53966666666667" calcext:value-type="float">
            <text:p>1.540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44420</text:p>
          </table:table-cell>
          <table:table-cell table:style-name="Default" office:value-type="string" calcext:value-type="string">
            <text:p>PDF1.2A</text:p>
          </table:table-cell>
          <table:table-cell office:value-type="float" office:value="830.380333333333" calcext:value-type="float">
            <text:p>8.304E+02</text:p>
          </table:table-cell>
          <table:table-cell office:value-type="float" office:value="125.728" calcext:value-type="float">
            <text:p>1.257E+02</text:p>
          </table:table-cell>
          <table:table-cell office:value-type="float" office:value="493.15" calcext:value-type="float">
            <text:p>4.932E+02</text:p>
          </table:table-cell>
          <table:table-cell office:value-type="float" office:value="39.0026666666667" calcext:value-type="float">
            <text:p>3.900E+01</text:p>
          </table:table-cell>
          <table:table-cell office:value-type="float" office:value="92.4666666666667" calcext:value-type="float">
            <text:p>9.247E+01</text:p>
          </table:table-cell>
          <table:table-cell office:value-type="float" office:value="167.045333333333" calcext:value-type="float">
            <text:p>1.670E+02</text:p>
          </table:table-cell>
          <table:table-cell office:value-type="float" office:value="8434.968" calcext:value-type="float">
            <text:p>8.435E+03</text:p>
          </table:table-cell>
          <table:table-cell office:value-type="float" office:value="6673.4745" calcext:value-type="float">
            <text:p>6.673E+03</text:p>
          </table:table-cell>
          <table:table-cell office:value-type="float" office:value="14975.202" calcext:value-type="float">
            <text:p>1.498E+04</text:p>
          </table:table-cell>
          <table:table-cell office:value-type="float" office:value="133.926333333333" calcext:value-type="float">
            <text:p>1.339E+02</text:p>
          </table:table-cell>
          <table:table-cell office:value-type="float" office:value="97.7683333333333" calcext:value-type="float">
            <text:p>9.777E+01</text:p>
          </table:table-cell>
          <table:table-cell office:value-type="float" office:value="132.683" calcext:value-type="float">
            <text:p>1.327E+02</text:p>
          </table:table-cell>
          <table:table-cell office:value-type="float" office:value="24.1816666666667" calcext:value-type="float">
            <text:p>2.418E+01</text:p>
          </table:table-cell>
          <table:table-cell office:value-type="float" office:value="7.45066666666667" calcext:value-type="float">
            <text:p>7.451E+00</text:p>
          </table:table-cell>
          <table:table-cell office:value-type="float" office:value="11.3983333333333" calcext:value-type="float">
            <text:p>1.140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44430</text:p>
          </table:table-cell>
          <table:table-cell table:style-name="Default" office:value-type="string" calcext:value-type="string">
            <text:p>PDF1.2C</text:p>
          </table:table-cell>
          <table:table-cell office:value-type="float" office:value="134.239" calcext:value-type="float">
            <text:p>1.342E+02</text:p>
          </table:table-cell>
          <table:table-cell office:value-type="float" office:value="31.7353333333333" calcext:value-type="float">
            <text:p>3.174E+01</text:p>
          </table:table-cell>
          <table:table-cell office:value-type="float" office:value="109.115333333333" calcext:value-type="float">
            <text:p>1.091E+02</text:p>
          </table:table-cell>
          <table:table-cell office:value-type="float" office:value="7.98033333333333" calcext:value-type="float">
            <text:p>7.980E+00</text:p>
          </table:table-cell>
          <table:table-cell office:value-type="float" office:value="19.9543333333333" calcext:value-type="float">
            <text:p>1.995E+01</text:p>
          </table:table-cell>
          <table:table-cell office:value-type="float" office:value="26.0123333333333" calcext:value-type="float">
            <text:p>2.601E+01</text:p>
          </table:table-cell>
          <table:table-cell office:value-type="float" office:value="2033.40033333333" calcext:value-type="float">
            <text:p>2.033E+03</text:p>
          </table:table-cell>
          <table:table-cell office:value-type="float" office:value="1502.589" calcext:value-type="float">
            <text:p>1.503E+03</text:p>
          </table:table-cell>
          <table:table-cell office:value-type="float" office:value="2991.527" calcext:value-type="float">
            <text:p>2.992E+03</text:p>
          </table:table-cell>
          <table:table-cell office:value-type="float" office:value="26.0326666666667" calcext:value-type="float">
            <text:p>2.603E+01</text:p>
          </table:table-cell>
          <table:table-cell office:value-type="float" office:value="15.6633333333333" calcext:value-type="float">
            <text:p>1.566E+01</text:p>
          </table:table-cell>
          <table:table-cell office:value-type="float" office:value="29.5343333333333" calcext:value-type="float">
            <text:p>2.953E+01</text:p>
          </table:table-cell>
          <table:table-cell office:value-type="float" office:value="6.53433333333333" calcext:value-type="float">
            <text:p>6.534E+00</text:p>
          </table:table-cell>
          <table:table-cell office:value-type="float" office:value="1.78366666666667" calcext:value-type="float">
            <text:p>1.784E+00</text:p>
          </table:table-cell>
          <table:table-cell office:value-type="float" office:value="1.46333333333333" calcext:value-type="float">
            <text:p>1.463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44568</text:p>
          </table:table-cell>
          <table:table-cell office:value-type="float" office:value="77.8616666666667" calcext:value-type="float">
            <text:p>7.786E+01</text:p>
          </table:table-cell>
          <table:table-cell office:value-type="float" office:value="287.141333333333" calcext:value-type="float">
            <text:p>2.871E+02</text:p>
          </table:table-cell>
          <table:table-cell office:value-type="float" office:value="69.015" calcext:value-type="float">
            <text:p>6.902E+01</text:p>
          </table:table-cell>
          <table:table-cell office:value-type="float" office:value="35.6783333333333" calcext:value-type="float">
            <text:p>3.568E+01</text:p>
          </table:table-cell>
          <table:table-cell office:value-type="float" office:value="43.753" calcext:value-type="float">
            <text:p>4.375E+01</text:p>
          </table:table-cell>
          <table:table-cell office:value-type="float" office:value="67.6606666666667" calcext:value-type="float">
            <text:p>6.766E+01</text:p>
          </table:table-cell>
          <table:table-cell office:value-type="float" office:value="101.506" calcext:value-type="float">
            <text:p>1.015E+02</text:p>
          </table:table-cell>
          <table:table-cell office:value-type="float" office:value="125.3265" calcext:value-type="float">
            <text:p>1.253E+02</text:p>
          </table:table-cell>
          <table:table-cell office:value-type="float" office:value="155.454666666667" calcext:value-type="float">
            <text:p>1.555E+02</text:p>
          </table:table-cell>
          <table:table-cell office:value-type="float" office:value="72.8226666666667" calcext:value-type="float">
            <text:p>7.282E+01</text:p>
          </table:table-cell>
          <table:table-cell office:value-type="float" office:value="86.6486666666667" calcext:value-type="float">
            <text:p>8.665E+01</text:p>
          </table:table-cell>
          <table:table-cell office:value-type="float" office:value="67.7936666666667" calcext:value-type="float">
            <text:p>6.779E+01</text:p>
          </table:table-cell>
          <table:table-cell office:value-type="float" office:value="32.748" calcext:value-type="float">
            <text:p>3.275E+01</text:p>
          </table:table-cell>
          <table:table-cell office:value-type="float" office:value="55.71" calcext:value-type="float">
            <text:p>5.571E+01</text:p>
          </table:table-cell>
          <table:table-cell office:value-type="float" office:value="157.699666666667" calcext:value-type="float">
            <text:p>1.577E+02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44574</text:p>
          </table:table-cell>
          <table:table-cell office:value-type="float" office:value="3.203" calcext:value-type="float">
            <text:p>3.203E+00</text:p>
          </table:table-cell>
          <table:table-cell office:value-type="float" office:value="5.27133333333333" calcext:value-type="float">
            <text:p>5.271E+00</text:p>
          </table:table-cell>
          <table:table-cell office:value-type="float" office:value="3.818" calcext:value-type="float">
            <text:p>3.818E+00</text:p>
          </table:table-cell>
          <table:table-cell office:value-type="float" office:value="2.55366666666667" calcext:value-type="float">
            <text:p>2.554E+00</text:p>
          </table:table-cell>
          <table:table-cell office:value-type="float" office:value="2.182" calcext:value-type="float">
            <text:p>2.182E+00</text:p>
          </table:table-cell>
          <table:table-cell office:value-type="float" office:value="2.17766666666667" calcext:value-type="float">
            <text:p>2.178E+00</text:p>
          </table:table-cell>
          <table:table-cell office:value-type="float" office:value="2.451" calcext:value-type="float">
            <text:p>2.451E+00</text:p>
          </table:table-cell>
          <table:table-cell office:value-type="float" office:value="4.9665" calcext:value-type="float">
            <text:p>4.967E+00</text:p>
          </table:table-cell>
          <table:table-cell office:value-type="float" office:value="10.6876666666667" calcext:value-type="float">
            <text:p>1.069E+01</text:p>
          </table:table-cell>
          <table:table-cell office:value-type="float" office:value="3.241" calcext:value-type="float">
            <text:p>3.241E+00</text:p>
          </table:table-cell>
          <table:table-cell office:value-type="float" office:value="2.98066666666667" calcext:value-type="float">
            <text:p>2.981E+00</text:p>
          </table:table-cell>
          <table:table-cell office:value-type="float" office:value="3.75033333333333" calcext:value-type="float">
            <text:p>3.750E+00</text:p>
          </table:table-cell>
          <table:table-cell office:value-type="float" office:value="5.963" calcext:value-type="float">
            <text:p>5.963E+00</text:p>
          </table:table-cell>
          <table:table-cell office:value-type="float" office:value="9.44933333333333" calcext:value-type="float">
            <text:p>9.449E+00</text:p>
          </table:table-cell>
          <table:table-cell office:value-type="float" office:value="23.8846666666667" calcext:value-type="float">
            <text:p>2.388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44575</text:p>
          </table:table-cell>
          <table:table-cell office:value-type="float" office:value="14.4716666666667" calcext:value-type="float">
            <text:p>1.447E+01</text:p>
          </table:table-cell>
          <table:table-cell office:value-type="float" office:value="476.539333333333" calcext:value-type="float">
            <text:p>4.765E+02</text:p>
          </table:table-cell>
          <table:table-cell office:value-type="float" office:value="29.0333333333333" calcext:value-type="float">
            <text:p>2.903E+01</text:p>
          </table:table-cell>
          <table:table-cell office:value-type="float" office:value="12.1813333333333" calcext:value-type="float">
            <text:p>1.218E+01</text:p>
          </table:table-cell>
          <table:table-cell office:value-type="float" office:value="32.812" calcext:value-type="float">
            <text:p>3.281E+01</text:p>
          </table:table-cell>
          <table:table-cell office:value-type="float" office:value="27.97" calcext:value-type="float">
            <text:p>2.797E+01</text:p>
          </table:table-cell>
          <table:table-cell office:value-type="float" office:value="42.6863333333333" calcext:value-type="float">
            <text:p>4.269E+01</text:p>
          </table:table-cell>
          <table:table-cell office:value-type="float" office:value="54.015" calcext:value-type="float">
            <text:p>5.402E+01</text:p>
          </table:table-cell>
          <table:table-cell office:value-type="float" office:value="66.618" calcext:value-type="float">
            <text:p>6.662E+01</text:p>
          </table:table-cell>
          <table:table-cell office:value-type="float" office:value="22.811" calcext:value-type="float">
            <text:p>2.281E+01</text:p>
          </table:table-cell>
          <table:table-cell office:value-type="float" office:value="59.7246666666667" calcext:value-type="float">
            <text:p>5.972E+01</text:p>
          </table:table-cell>
          <table:table-cell office:value-type="float" office:value="23.729" calcext:value-type="float">
            <text:p>2.373E+01</text:p>
          </table:table-cell>
          <table:table-cell office:value-type="float" office:value="15.1923333333333" calcext:value-type="float">
            <text:p>1.519E+01</text:p>
          </table:table-cell>
          <table:table-cell office:value-type="float" office:value="24.1886666666667" calcext:value-type="float">
            <text:p>2.419E+01</text:p>
          </table:table-cell>
          <table:table-cell office:value-type="float" office:value="47.7573333333333" calcext:value-type="float">
            <text:p>4.776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45340</text:p>
          </table:table-cell>
          <table:table-cell table:style-name="Default" office:value-type="string" calcext:value-type="string">
            <text:p>CYP707A3</text:p>
          </table:table-cell>
          <table:table-cell office:value-type="float" office:value="1.36733333333333" calcext:value-type="float">
            <text:p>1.367E+00</text:p>
          </table:table-cell>
          <table:table-cell office:value-type="float" office:value="1.61633333333333" calcext:value-type="float">
            <text:p>1.616E+00</text:p>
          </table:table-cell>
          <table:table-cell office:value-type="float" office:value="1.39666666666667" calcext:value-type="float">
            <text:p>1.397E+00</text:p>
          </table:table-cell>
          <table:table-cell office:value-type="float" office:value="5.15" calcext:value-type="float">
            <text:p>5.150E+00</text:p>
          </table:table-cell>
          <table:table-cell office:value-type="float" office:value="1.25" calcext:value-type="float">
            <text:p>1.250E+00</text:p>
          </table:table-cell>
          <table:table-cell office:value-type="float" office:value="0.592666666666667" calcext:value-type="float">
            <text:p>5.927E-01</text:p>
          </table:table-cell>
          <table:table-cell office:value-type="float" office:value="2.13866666666667" calcext:value-type="float">
            <text:p>2.139E+00</text:p>
          </table:table-cell>
          <table:table-cell office:value-type="float" office:value="2.084" calcext:value-type="float">
            <text:p>2.084E+00</text:p>
          </table:table-cell>
          <table:table-cell office:value-type="float" office:value="0.748" calcext:value-type="float">
            <text:p>7.480E-01</text:p>
          </table:table-cell>
          <table:table-cell office:value-type="float" office:value="5.857" calcext:value-type="float">
            <text:p>5.857E+00</text:p>
          </table:table-cell>
          <table:table-cell office:value-type="float" office:value="1.261" calcext:value-type="float">
            <text:p>1.261E+00</text:p>
          </table:table-cell>
          <table:table-cell office:value-type="float" office:value="1.44433333333333" calcext:value-type="float">
            <text:p>1.444E+00</text:p>
          </table:table-cell>
          <table:table-cell office:value-type="float" office:value="1.17533333333333" calcext:value-type="float">
            <text:p>1.175E+00</text:p>
          </table:table-cell>
          <table:table-cell office:value-type="float" office:value="3.493" calcext:value-type="float">
            <text:p>3.493E+00</text:p>
          </table:table-cell>
          <table:table-cell office:value-type="float" office:value="2.96233333333333" calcext:value-type="float">
            <text:p>2.962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47330</text:p>
          </table:table-cell>
          <table:table-cell office:value-type="float" office:value="9.10433333333334" calcext:value-type="float">
            <text:p>9.104E+00</text:p>
          </table:table-cell>
          <table:table-cell office:value-type="float" office:value="3.27" calcext:value-type="float">
            <text:p>3.270E+00</text:p>
          </table:table-cell>
          <table:table-cell office:value-type="float" office:value="8.26033333333333" calcext:value-type="float">
            <text:p>8.260E+00</text:p>
          </table:table-cell>
          <table:table-cell office:value-type="float" office:value="1.75466666666667" calcext:value-type="float">
            <text:p>1.755E+00</text:p>
          </table:table-cell>
          <table:table-cell office:value-type="float" office:value="2.16133333333333" calcext:value-type="float">
            <text:p>2.161E+00</text:p>
          </table:table-cell>
          <table:table-cell office:value-type="float" office:value="0.830666666666667" calcext:value-type="float">
            <text:p>8.307E-01</text:p>
          </table:table-cell>
          <table:table-cell office:value-type="float" office:value="12.6903333333333" calcext:value-type="float">
            <text:p>1.269E+01</text:p>
          </table:table-cell>
          <table:table-cell office:value-type="float" office:value="7.677" calcext:value-type="float">
            <text:p>7.677E+00</text:p>
          </table:table-cell>
          <table:table-cell office:value-type="float" office:value="12.2" calcext:value-type="float">
            <text:p>1.220E+01</text:p>
          </table:table-cell>
          <table:table-cell office:value-type="float" office:value="7.84" calcext:value-type="float">
            <text:p>7.840E+00</text:p>
          </table:table-cell>
          <table:table-cell office:value-type="float" office:value="6.05533333333333" calcext:value-type="float">
            <text:p>6.055E+00</text:p>
          </table:table-cell>
          <table:table-cell office:value-type="float" office:value="10.597" calcext:value-type="float">
            <text:p>1.060E+01</text:p>
          </table:table-cell>
          <table:table-cell office:value-type="float" office:value="13.6386666666667" calcext:value-type="float">
            <text:p>1.364E+01</text:p>
          </table:table-cell>
          <table:table-cell office:value-type="float" office:value="5.119" calcext:value-type="float">
            <text:p>5.119E+00</text:p>
          </table:table-cell>
          <table:table-cell office:value-type="float" office:value="5.80333333333333" calcext:value-type="float">
            <text:p>5.803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47370</text:p>
          </table:table-cell>
          <table:table-cell table:style-name="Default" office:value-type="string" calcext:value-type="string">
            <text:p>HAT2</text:p>
          </table:table-cell>
          <table:table-cell office:value-type="float" office:value="8.29033333333333" calcext:value-type="float">
            <text:p>8.290E+00</text:p>
          </table:table-cell>
          <table:table-cell office:value-type="float" office:value="10.791" calcext:value-type="float">
            <text:p>1.079E+01</text:p>
          </table:table-cell>
          <table:table-cell office:value-type="float" office:value="13.3453333333333" calcext:value-type="float">
            <text:p>1.335E+01</text:p>
          </table:table-cell>
          <table:table-cell office:value-type="float" office:value="12.9326666666667" calcext:value-type="float">
            <text:p>1.293E+01</text:p>
          </table:table-cell>
          <table:table-cell office:value-type="float" office:value="10.6756666666667" calcext:value-type="float">
            <text:p>1.068E+01</text:p>
          </table:table-cell>
          <table:table-cell office:value-type="float" office:value="4.94933333333333" calcext:value-type="float">
            <text:p>4.949E+00</text:p>
          </table:table-cell>
          <table:table-cell office:value-type="float" office:value="9.17833333333333" calcext:value-type="float">
            <text:p>9.178E+00</text:p>
          </table:table-cell>
          <table:table-cell office:value-type="float" office:value="25.8815" calcext:value-type="float">
            <text:p>2.588E+01</text:p>
          </table:table-cell>
          <table:table-cell office:value-type="float" office:value="30.1996666666667" calcext:value-type="float">
            <text:p>3.020E+01</text:p>
          </table:table-cell>
          <table:table-cell office:value-type="float" office:value="11.0923333333333" calcext:value-type="float">
            <text:p>1.109E+01</text:p>
          </table:table-cell>
          <table:table-cell office:value-type="float" office:value="9.24533333333333" calcext:value-type="float">
            <text:p>9.245E+00</text:p>
          </table:table-cell>
          <table:table-cell office:value-type="float" office:value="12.5086666666667" calcext:value-type="float">
            <text:p>1.251E+01</text:p>
          </table:table-cell>
          <table:table-cell office:value-type="float" office:value="10.9123333333333" calcext:value-type="float">
            <text:p>1.091E+01</text:p>
          </table:table-cell>
          <table:table-cell office:value-type="float" office:value="18.5453333333333" calcext:value-type="float">
            <text:p>1.855E+01</text:p>
          </table:table-cell>
          <table:table-cell office:value-type="float" office:value="27.315" calcext:value-type="float">
            <text:p>2.732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47450</text:p>
          </table:table-cell>
          <table:table-cell table:style-name="Default" office:value-type="string" calcext:value-type="string">
            <text:p>TIP2-3</text:p>
          </table:table-cell>
          <table:table-cell office:value-type="float" office:value="77.6506666666667" calcext:value-type="float">
            <text:p>7.765E+01</text:p>
          </table:table-cell>
          <table:table-cell office:value-type="float" office:value="22.026" calcext:value-type="float">
            <text:p>2.203E+01</text:p>
          </table:table-cell>
          <table:table-cell office:value-type="float" office:value="62.7756666666667" calcext:value-type="float">
            <text:p>6.278E+01</text:p>
          </table:table-cell>
          <table:table-cell office:value-type="float" office:value="46.1293333333333" calcext:value-type="float">
            <text:p>4.613E+01</text:p>
          </table:table-cell>
          <table:table-cell office:value-type="float" office:value="44.2906666666667" calcext:value-type="float">
            <text:p>4.429E+01</text:p>
          </table:table-cell>
          <table:table-cell office:value-type="float" office:value="91.7613333333333" calcext:value-type="float">
            <text:p>9.176E+01</text:p>
          </table:table-cell>
          <table:table-cell office:value-type="float" office:value="34.8076666666667" calcext:value-type="float">
            <text:p>3.481E+01</text:p>
          </table:table-cell>
          <table:table-cell office:value-type="float" office:value="37.446" calcext:value-type="float">
            <text:p>3.745E+01</text:p>
          </table:table-cell>
          <table:table-cell office:value-type="float" office:value="50.9196666666667" calcext:value-type="float">
            <text:p>5.092E+01</text:p>
          </table:table-cell>
          <table:table-cell office:value-type="float" office:value="64.988" calcext:value-type="float">
            <text:p>6.499E+01</text:p>
          </table:table-cell>
          <table:table-cell office:value-type="float" office:value="80.431" calcext:value-type="float">
            <text:p>8.043E+01</text:p>
          </table:table-cell>
          <table:table-cell office:value-type="float" office:value="73.8593333333333" calcext:value-type="float">
            <text:p>7.386E+01</text:p>
          </table:table-cell>
          <table:table-cell office:value-type="float" office:value="34.827" calcext:value-type="float">
            <text:p>3.483E+01</text:p>
          </table:table-cell>
          <table:table-cell office:value-type="float" office:value="31.9683333333333" calcext:value-type="float">
            <text:p>3.197E+01</text:p>
          </table:table-cell>
          <table:table-cell office:value-type="float" office:value="14.0156666666667" calcext:value-type="float">
            <text:p>1.402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48430</text:p>
          </table:table-cell>
          <table:table-cell office:value-type="float" office:value="1.80866666666667" calcext:value-type="float">
            <text:p>1.809E+00</text:p>
          </table:table-cell>
          <table:table-cell office:value-type="float" office:value="17.476" calcext:value-type="float">
            <text:p>1.748E+01</text:p>
          </table:table-cell>
          <table:table-cell office:value-type="float" office:value="7.04166666666667" calcext:value-type="float">
            <text:p>7.042E+00</text:p>
          </table:table-cell>
          <table:table-cell office:value-type="float" office:value="3.50266666666667" calcext:value-type="float">
            <text:p>3.503E+00</text:p>
          </table:table-cell>
          <table:table-cell office:value-type="float" office:value="3.86633333333333" calcext:value-type="float">
            <text:p>3.866E+00</text:p>
          </table:table-cell>
          <table:table-cell office:value-type="float" office:value="5.145" calcext:value-type="float">
            <text:p>5.145E+00</text:p>
          </table:table-cell>
          <table:table-cell office:value-type="float" office:value="4.57" calcext:value-type="float">
            <text:p>4.570E+00</text:p>
          </table:table-cell>
          <table:table-cell office:value-type="float" office:value="6.576" calcext:value-type="float">
            <text:p>6.576E+00</text:p>
          </table:table-cell>
          <table:table-cell office:value-type="float" office:value="6.35266666666667" calcext:value-type="float">
            <text:p>6.353E+00</text:p>
          </table:table-cell>
          <table:table-cell office:value-type="float" office:value="4.476" calcext:value-type="float">
            <text:p>4.476E+00</text:p>
          </table:table-cell>
          <table:table-cell office:value-type="float" office:value="6.71233333333333" calcext:value-type="float">
            <text:p>6.712E+00</text:p>
          </table:table-cell>
          <table:table-cell office:value-type="float" office:value="8.18466666666667" calcext:value-type="float">
            <text:p>8.185E+00</text:p>
          </table:table-cell>
          <table:table-cell office:value-type="float" office:value="0.807666666666667" calcext:value-type="float">
            <text:p>8.077E-01</text:p>
          </table:table-cell>
          <table:table-cell office:value-type="float" office:value="1.45233333333333" calcext:value-type="float">
            <text:p>1.452E+00</text:p>
          </table:table-cell>
          <table:table-cell office:value-type="float" office:value="2.58466666666667" calcext:value-type="float">
            <text:p>2.585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49850</text:p>
          </table:table-cell>
          <table:table-cell table:style-name="Default" office:value-type="string" calcext:value-type="string">
            <text:p>JAL46</text:p>
          </table:table-cell>
          <table:table-cell office:value-type="float" office:value="1.102" calcext:value-type="float">
            <text:p>1.102E+00</text:p>
          </table:table-cell>
          <table:table-cell office:value-type="float" office:value="0.972666666666667" calcext:value-type="float">
            <text:p>9.727E-01</text:p>
          </table:table-cell>
          <table:table-cell office:value-type="float" office:value="2.80966666666667" calcext:value-type="float">
            <text:p>2.810E+00</text:p>
          </table:table-cell>
          <table:table-cell office:value-type="float" office:value="0.511666666666667" calcext:value-type="float">
            <text:p>5.117E-01</text:p>
          </table:table-cell>
          <table:table-cell office:value-type="float" office:value="1.76433333333333" calcext:value-type="float">
            <text:p>1.764E+00</text:p>
          </table:table-cell>
          <table:table-cell office:value-type="float" office:value="1.41866666666667" calcext:value-type="float">
            <text:p>1.419E+00</text:p>
          </table:table-cell>
          <table:table-cell office:value-type="float" office:value="1.04833333333333" calcext:value-type="float">
            <text:p>1.048E+00</text:p>
          </table:table-cell>
          <table:table-cell office:value-type="float" office:value="0.902" calcext:value-type="float">
            <text:p>9.020E-01</text:p>
          </table:table-cell>
          <table:table-cell office:value-type="float" office:value="0.521666666666667" calcext:value-type="float">
            <text:p>5.217E-01</text:p>
          </table:table-cell>
          <table:table-cell office:value-type="float" office:value="1.01033333333333" calcext:value-type="float">
            <text:p>1.010E+00</text:p>
          </table:table-cell>
          <table:table-cell office:value-type="float" office:value="1.10833333333333" calcext:value-type="float">
            <text:p>1.108E+00</text:p>
          </table:table-cell>
          <table:table-cell office:value-type="float" office:value="1.012" calcext:value-type="float">
            <text:p>1.012E+00</text:p>
          </table:table-cell>
          <table:table-cell office:value-type="float" office:value="0.606666666666667" calcext:value-type="float">
            <text:p>6.067E-01</text:p>
          </table:table-cell>
          <table:table-cell office:value-type="float" office:value="0.668333333333333" calcext:value-type="float">
            <text:p>6.683E-01</text:p>
          </table:table-cell>
          <table:table-cell office:value-type="float" office:value="2.23833333333333" calcext:value-type="float">
            <text:p>2.238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51190</text:p>
          </table:table-cell>
          <table:table-cell table:style-name="Default" office:value-type="string" calcext:value-type="string">
            <text:p>ERF105</text:p>
          </table:table-cell>
          <table:table-cell office:value-type="float" office:value="7.43833333333333" calcext:value-type="float">
            <text:p>7.438E+00</text:p>
          </table:table-cell>
          <table:table-cell office:value-type="float" office:value="5.97533333333333" calcext:value-type="float">
            <text:p>5.975E+00</text:p>
          </table:table-cell>
          <table:table-cell office:value-type="float" office:value="6.20033333333333" calcext:value-type="float">
            <text:p>6.200E+00</text:p>
          </table:table-cell>
          <table:table-cell office:value-type="float" office:value="20.0763333333333" calcext:value-type="float">
            <text:p>2.008E+01</text:p>
          </table:table-cell>
          <table:table-cell office:value-type="float" office:value="5.73066666666667" calcext:value-type="float">
            <text:p>5.731E+00</text:p>
          </table:table-cell>
          <table:table-cell office:value-type="float" office:value="4.17" calcext:value-type="float">
            <text:p>4.170E+00</text:p>
          </table:table-cell>
          <table:table-cell office:value-type="float" office:value="7.26166666666667" calcext:value-type="float">
            <text:p>7.262E+00</text:p>
          </table:table-cell>
          <table:table-cell office:value-type="float" office:value="10.997" calcext:value-type="float">
            <text:p>1.100E+01</text:p>
          </table:table-cell>
          <table:table-cell office:value-type="float" office:value="7.658" calcext:value-type="float">
            <text:p>7.658E+00</text:p>
          </table:table-cell>
          <table:table-cell office:value-type="float" office:value="46.279" calcext:value-type="float">
            <text:p>4.628E+01</text:p>
          </table:table-cell>
          <table:table-cell office:value-type="float" office:value="4.81533333333333" calcext:value-type="float">
            <text:p>4.815E+00</text:p>
          </table:table-cell>
          <table:table-cell office:value-type="float" office:value="2.73033333333333" calcext:value-type="float">
            <text:p>2.730E+00</text:p>
          </table:table-cell>
          <table:table-cell office:value-type="float" office:value="3.66033333333333" calcext:value-type="float">
            <text:p>3.660E+00</text:p>
          </table:table-cell>
          <table:table-cell office:value-type="float" office:value="8.99366666666667" calcext:value-type="float">
            <text:p>8.994E+00</text:p>
          </table:table-cell>
          <table:table-cell office:value-type="float" office:value="7.92966666666667" calcext:value-type="float">
            <text:p>7.930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52310</text:p>
          </table:table-cell>
          <table:table-cell table:style-name="Default" office:value-type="string" calcext:value-type="string">
            <text:p>LTI78</text:p>
          </table:table-cell>
          <table:table-cell office:value-type="float" office:value="6.60866666666667" calcext:value-type="float">
            <text:p>6.609E+00</text:p>
          </table:table-cell>
          <table:table-cell office:value-type="float" office:value="4.78333333333333" calcext:value-type="float">
            <text:p>4.783E+00</text:p>
          </table:table-cell>
          <table:table-cell office:value-type="float" office:value="8.90733333333333" calcext:value-type="float">
            <text:p>8.907E+00</text:p>
          </table:table-cell>
          <table:table-cell office:value-type="float" office:value="6.93866666666667" calcext:value-type="float">
            <text:p>6.939E+00</text:p>
          </table:table-cell>
          <table:table-cell office:value-type="float" office:value="11.1876666666667" calcext:value-type="float">
            <text:p>1.119E+01</text:p>
          </table:table-cell>
          <table:table-cell office:value-type="float" office:value="17.4056666666667" calcext:value-type="float">
            <text:p>1.741E+01</text:p>
          </table:table-cell>
          <table:table-cell office:value-type="float" office:value="7.645" calcext:value-type="float">
            <text:p>7.645E+00</text:p>
          </table:table-cell>
          <table:table-cell office:value-type="float" office:value="7.1005" calcext:value-type="float">
            <text:p>7.101E+00</text:p>
          </table:table-cell>
          <table:table-cell office:value-type="float" office:value="8.06066666666667" calcext:value-type="float">
            <text:p>8.061E+00</text:p>
          </table:table-cell>
          <table:table-cell office:value-type="float" office:value="8.18933333333333" calcext:value-type="float">
            <text:p>8.189E+00</text:p>
          </table:table-cell>
          <table:table-cell office:value-type="float" office:value="4.85" calcext:value-type="float">
            <text:p>4.850E+00</text:p>
          </table:table-cell>
          <table:table-cell office:value-type="float" office:value="7.02033333333333" calcext:value-type="float">
            <text:p>7.020E+00</text:p>
          </table:table-cell>
          <table:table-cell office:value-type="float" office:value="40.7856666666667" calcext:value-type="float">
            <text:p>4.079E+01</text:p>
          </table:table-cell>
          <table:table-cell office:value-type="float" office:value="81.5673333333333" calcext:value-type="float">
            <text:p>8.157E+01</text:p>
          </table:table-cell>
          <table:table-cell office:value-type="float" office:value="173.033333333333" calcext:value-type="float">
            <text:p>1.730E+02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52720</text:p>
          </table:table-cell>
          <table:table-cell office:value-type="float" office:value="2.18066666666667" calcext:value-type="float">
            <text:p>2.181E+00</text:p>
          </table:table-cell>
          <table:table-cell office:value-type="float" office:value="5.00733333333333" calcext:value-type="float">
            <text:p>5.007E+00</text:p>
          </table:table-cell>
          <table:table-cell office:value-type="float" office:value="10.8796666666667" calcext:value-type="float">
            <text:p>1.088E+01</text:p>
          </table:table-cell>
          <table:table-cell office:value-type="float" office:value="1.20733333333333" calcext:value-type="float">
            <text:p>1.207E+00</text:p>
          </table:table-cell>
          <table:table-cell office:value-type="float" office:value="2.14466666666667" calcext:value-type="float">
            <text:p>2.145E+00</text:p>
          </table:table-cell>
          <table:table-cell office:value-type="float" office:value="3.139" calcext:value-type="float">
            <text:p>3.139E+00</text:p>
          </table:table-cell>
          <table:table-cell office:value-type="float" office:value="4.493" calcext:value-type="float">
            <text:p>4.493E+00</text:p>
          </table:table-cell>
          <table:table-cell office:value-type="float" office:value="4.4615" calcext:value-type="float">
            <text:p>4.462E+00</text:p>
          </table:table-cell>
          <table:table-cell office:value-type="float" office:value="6.23633333333333" calcext:value-type="float">
            <text:p>6.236E+00</text:p>
          </table:table-cell>
          <table:table-cell office:value-type="float" office:value="1.208" calcext:value-type="float">
            <text:p>1.208E+00</text:p>
          </table:table-cell>
          <table:table-cell office:value-type="float" office:value="3.01166666666667" calcext:value-type="float">
            <text:p>3.012E+00</text:p>
          </table:table-cell>
          <table:table-cell office:value-type="float" office:value="2.404" calcext:value-type="float">
            <text:p>2.404E+00</text:p>
          </table:table-cell>
          <table:table-cell office:value-type="float" office:value="0.634" calcext:value-type="float">
            <text:p>6.340E-01</text:p>
          </table:table-cell>
          <table:table-cell office:value-type="float" office:value="1.26" calcext:value-type="float">
            <text:p>1.260E+00</text:p>
          </table:table-cell>
          <table:table-cell office:value-type="float" office:value="2.325" calcext:value-type="float">
            <text:p>2.325E+0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52900</text:p>
          </table:table-cell>
          <table:table-cell table:style-name="Default" office:value-type="string" calcext:value-type="string">
            <text:p>MAKR6</text:p>
          </table:table-cell>
          <table:table-cell office:value-type="float" office:value="4.131" calcext:value-type="float">
            <text:p>4.131E+00</text:p>
          </table:table-cell>
          <table:table-cell office:value-type="float" office:value="3.44333333333333" calcext:value-type="float">
            <text:p>3.443E+00</text:p>
          </table:table-cell>
          <table:table-cell office:value-type="float" office:value="4.82" calcext:value-type="float">
            <text:p>4.820E+00</text:p>
          </table:table-cell>
          <table:table-cell office:value-type="float" office:value="4.85866666666667" calcext:value-type="float">
            <text:p>4.859E+00</text:p>
          </table:table-cell>
          <table:table-cell office:value-type="float" office:value="2.63866666666667" calcext:value-type="float">
            <text:p>2.639E+00</text:p>
          </table:table-cell>
          <table:table-cell office:value-type="float" office:value="0.763666666666667" calcext:value-type="float">
            <text:p>7.637E-01</text:p>
          </table:table-cell>
          <table:table-cell office:value-type="float" office:value="4.39133333333333" calcext:value-type="float">
            <text:p>4.391E+00</text:p>
          </table:table-cell>
          <table:table-cell office:value-type="float" office:value="4.1755" calcext:value-type="float">
            <text:p>4.176E+00</text:p>
          </table:table-cell>
          <table:table-cell office:value-type="float" office:value="3.15233333333333" calcext:value-type="float">
            <text:p>3.152E+00</text:p>
          </table:table-cell>
          <table:table-cell office:value-type="float" office:value="3.13133333333333" calcext:value-type="float">
            <text:p>3.131E+00</text:p>
          </table:table-cell>
          <table:table-cell office:value-type="float" office:value="5.60866666666667" calcext:value-type="float">
            <text:p>5.609E+00</text:p>
          </table:table-cell>
          <table:table-cell office:value-type="float" office:value="4.79866666666667" calcext:value-type="float">
            <text:p>4.799E+00</text:p>
          </table:table-cell>
          <table:table-cell office:value-type="float" office:value="2.008" calcext:value-type="float">
            <text:p>2.008E+00</text:p>
          </table:table-cell>
          <table:table-cell office:value-type="float" office:value="3.681" calcext:value-type="float">
            <text:p>3.681E+00</text:p>
          </table:table-cell>
          <table:table-cell office:value-type="float" office:value="4.922" calcext:value-type="float">
            <text:p>4.922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53730</text:p>
          </table:table-cell>
          <table:table-cell office:value-type="float" office:value="6.35433333333333" calcext:value-type="float">
            <text:p>6.354E+00</text:p>
          </table:table-cell>
          <table:table-cell office:value-type="float" office:value="5.34033333333333" calcext:value-type="float">
            <text:p>5.340E+00</text:p>
          </table:table-cell>
          <table:table-cell office:value-type="float" office:value="4.64633333333333" calcext:value-type="float">
            <text:p>4.646E+00</text:p>
          </table:table-cell>
          <table:table-cell office:value-type="float" office:value="8.13366666666667" calcext:value-type="float">
            <text:p>8.134E+00</text:p>
          </table:table-cell>
          <table:table-cell office:value-type="float" office:value="4.663" calcext:value-type="float">
            <text:p>4.663E+00</text:p>
          </table:table-cell>
          <table:table-cell office:value-type="float" office:value="3.53366666666667" calcext:value-type="float">
            <text:p>3.534E+00</text:p>
          </table:table-cell>
          <table:table-cell office:value-type="float" office:value="8.17" calcext:value-type="float">
            <text:p>8.170E+00</text:p>
          </table:table-cell>
          <table:table-cell office:value-type="float" office:value="6.5215" calcext:value-type="float">
            <text:p>6.522E+00</text:p>
          </table:table-cell>
          <table:table-cell office:value-type="float" office:value="4.55966666666667" calcext:value-type="float">
            <text:p>4.560E+00</text:p>
          </table:table-cell>
          <table:table-cell office:value-type="float" office:value="5.71333333333333" calcext:value-type="float">
            <text:p>5.713E+00</text:p>
          </table:table-cell>
          <table:table-cell office:value-type="float" office:value="3.42633333333333" calcext:value-type="float">
            <text:p>3.426E+00</text:p>
          </table:table-cell>
          <table:table-cell office:value-type="float" office:value="2.85366666666667" calcext:value-type="float">
            <text:p>2.854E+00</text:p>
          </table:table-cell>
          <table:table-cell office:value-type="float" office:value="24.61" calcext:value-type="float">
            <text:p>2.461E+01</text:p>
          </table:table-cell>
          <table:table-cell office:value-type="float" office:value="14.5273333333333" calcext:value-type="float">
            <text:p>1.453E+01</text:p>
          </table:table-cell>
          <table:table-cell office:value-type="float" office:value="9.66866666666667" calcext:value-type="float">
            <text:p>9.669E+00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54710</text:p>
          </table:table-cell>
          <table:table-cell office:value-type="float" office:value="3.81966666666667" calcext:value-type="float">
            <text:p>3.820E+00</text:p>
          </table:table-cell>
          <table:table-cell office:value-type="float" office:value="9.55233333333333" calcext:value-type="float">
            <text:p>9.552E+00</text:p>
          </table:table-cell>
          <table:table-cell office:value-type="float" office:value="5.403" calcext:value-type="float">
            <text:p>5.403E+00</text:p>
          </table:table-cell>
          <table:table-cell office:value-type="float" office:value="4.648" calcext:value-type="float">
            <text:p>4.648E+00</text:p>
          </table:table-cell>
          <table:table-cell office:value-type="float" office:value="6.304" calcext:value-type="float">
            <text:p>6.304E+00</text:p>
          </table:table-cell>
          <table:table-cell office:value-type="float" office:value="5.95966666666667" calcext:value-type="float">
            <text:p>5.960E+00</text:p>
          </table:table-cell>
          <table:table-cell office:value-type="float" office:value="6.34333333333333" calcext:value-type="float">
            <text:p>6.343E+00</text:p>
          </table:table-cell>
          <table:table-cell office:value-type="float" office:value="6.413" calcext:value-type="float">
            <text:p>6.413E+00</text:p>
          </table:table-cell>
          <table:table-cell office:value-type="float" office:value="7.874" calcext:value-type="float">
            <text:p>7.874E+00</text:p>
          </table:table-cell>
          <table:table-cell office:value-type="float" office:value="5.09566666666667" calcext:value-type="float">
            <text:p>5.096E+00</text:p>
          </table:table-cell>
          <table:table-cell office:value-type="float" office:value="7.73166666666667" calcext:value-type="float">
            <text:p>7.732E+00</text:p>
          </table:table-cell>
          <table:table-cell office:value-type="float" office:value="8.23766666666667" calcext:value-type="float">
            <text:p>8.238E+00</text:p>
          </table:table-cell>
          <table:table-cell office:value-type="float" office:value="2.63333333333333" calcext:value-type="float">
            <text:p>2.633E+00</text:p>
          </table:table-cell>
          <table:table-cell office:value-type="float" office:value="8.75466666666667" calcext:value-type="float">
            <text:p>8.755E+00</text:p>
          </table:table-cell>
          <table:table-cell office:value-type="float" office:value="13.4553333333333" calcext:value-type="float">
            <text:p>1.346E+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54720</text:p>
          </table:table-cell>
          <table:table-cell office:value-type="float" office:value="3.36" calcext:value-type="float">
            <text:p>3.360E+00</text:p>
          </table:table-cell>
          <table:table-cell office:value-type="float" office:value="8.37033333333333" calcext:value-type="float">
            <text:p>8.370E+00</text:p>
          </table:table-cell>
          <table:table-cell office:value-type="float" office:value="4.083" calcext:value-type="float">
            <text:p>4.083E+00</text:p>
          </table:table-cell>
          <table:table-cell office:value-type="float" office:value="4.15433333333333" calcext:value-type="float">
            <text:p>4.154E+00</text:p>
          </table:table-cell>
          <table:table-cell office:value-type="float" office:value="3.784" calcext:value-type="float">
            <text:p>3.784E+00</text:p>
          </table:table-cell>
          <table:table-cell office:value-type="float" office:value="5.98033333333333" calcext:value-type="float">
            <text:p>5.980E+00</text:p>
          </table:table-cell>
          <table:table-cell office:value-type="float" office:value="6.037" calcext:value-type="float">
            <text:p>6.037E+00</text:p>
          </table:table-cell>
          <table:table-cell office:value-type="float" office:value="5.355" calcext:value-type="float">
            <text:p>5.355E+00</text:p>
          </table:table-cell>
          <table:table-cell office:value-type="float" office:value="5.72" calcext:value-type="float">
            <text:p>5.720E+00</text:p>
          </table:table-cell>
          <table:table-cell office:value-type="float" office:value="6.56266666666667" calcext:value-type="float">
            <text:p>6.563E+00</text:p>
          </table:table-cell>
          <table:table-cell office:value-type="float" office:value="5.95533333333333" calcext:value-type="float">
            <text:p>5.955E+00</text:p>
          </table:table-cell>
          <table:table-cell office:value-type="float" office:value="5.677" calcext:value-type="float">
            <text:p>5.677E+00</text:p>
          </table:table-cell>
          <table:table-cell office:value-type="float" office:value="3.11066666666667" calcext:value-type="float">
            <text:p>3.111E+00</text:p>
          </table:table-cell>
          <table:table-cell office:value-type="float" office:value="7.72433333333333" calcext:value-type="float">
            <text:p>7.724E+00</text:p>
          </table:table-cell>
          <table:table-cell office:value-type="float" office:value="15.8896666666667" calcext:value-type="float">
            <text:p>1.589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57560</text:p>
          </table:table-cell>
          <table:table-cell table:style-name="Default" office:value-type="string" calcext:value-type="string">
            <text:p>XTH22</text:p>
          </table:table-cell>
          <table:table-cell office:value-type="float" office:value="10.4036666666667" calcext:value-type="float">
            <text:p>1.040E+01</text:p>
          </table:table-cell>
          <table:table-cell office:value-type="float" office:value="8.24366666666667" calcext:value-type="float">
            <text:p>8.244E+00</text:p>
          </table:table-cell>
          <table:table-cell office:value-type="float" office:value="9.62" calcext:value-type="float">
            <text:p>9.620E+00</text:p>
          </table:table-cell>
          <table:table-cell office:value-type="float" office:value="31.2473333333333" calcext:value-type="float">
            <text:p>3.125E+01</text:p>
          </table:table-cell>
          <table:table-cell office:value-type="float" office:value="11.0813333333333" calcext:value-type="float">
            <text:p>1.108E+01</text:p>
          </table:table-cell>
          <table:table-cell office:value-type="float" office:value="12.5866666666667" calcext:value-type="float">
            <text:p>1.259E+01</text:p>
          </table:table-cell>
          <table:table-cell office:value-type="float" office:value="14.026" calcext:value-type="float">
            <text:p>1.403E+01</text:p>
          </table:table-cell>
          <table:table-cell office:value-type="float" office:value="12.807" calcext:value-type="float">
            <text:p>1.281E+01</text:p>
          </table:table-cell>
          <table:table-cell office:value-type="float" office:value="11.66" calcext:value-type="float">
            <text:p>1.166E+01</text:p>
          </table:table-cell>
          <table:table-cell office:value-type="float" office:value="28.3863333333333" calcext:value-type="float">
            <text:p>2.839E+01</text:p>
          </table:table-cell>
          <table:table-cell office:value-type="float" office:value="6.89233333333333" calcext:value-type="float">
            <text:p>6.892E+00</text:p>
          </table:table-cell>
          <table:table-cell office:value-type="float" office:value="6.59133333333333" calcext:value-type="float">
            <text:p>6.591E+00</text:p>
          </table:table-cell>
          <table:table-cell office:value-type="float" office:value="4.612" calcext:value-type="float">
            <text:p>4.612E+00</text:p>
          </table:table-cell>
          <table:table-cell office:value-type="float" office:value="15.2323333333333" calcext:value-type="float">
            <text:p>1.523E+01</text:p>
          </table:table-cell>
          <table:table-cell office:value-type="float" office:value="12.6136666666667" calcext:value-type="float">
            <text:p>1.261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59220</text:p>
          </table:table-cell>
          <table:table-cell table:style-name="Default" office:value-type="string" calcext:value-type="string">
            <text:p>HAI1</text:p>
          </table:table-cell>
          <table:table-cell office:value-type="float" office:value="0.697333333333333" calcext:value-type="float">
            <text:p>6.973E-01</text:p>
          </table:table-cell>
          <table:table-cell office:value-type="float" office:value="0.351333333333333" calcext:value-type="float">
            <text:p>3.513E-01</text:p>
          </table:table-cell>
          <table:table-cell office:value-type="float" office:value="0.537333333333333" calcext:value-type="float">
            <text:p>5.373E-01</text:p>
          </table:table-cell>
          <table:table-cell office:value-type="float" office:value="0.525666666666667" calcext:value-type="float">
            <text:p>5.257E-01</text:p>
          </table:table-cell>
          <table:table-cell office:value-type="float" office:value="0.551" calcext:value-type="float">
            <text:p>5.510E-01</text:p>
          </table:table-cell>
          <table:table-cell office:value-type="float" office:value="0.787666666666667" calcext:value-type="float">
            <text:p>7.877E-01</text:p>
          </table:table-cell>
          <table:table-cell office:value-type="float" office:value="1.99233333333333" calcext:value-type="float">
            <text:p>1.992E+00</text:p>
          </table:table-cell>
          <table:table-cell office:value-type="float" office:value="0.685" calcext:value-type="float">
            <text:p>6.850E-01</text:p>
          </table:table-cell>
          <table:table-cell office:value-type="float" office:value="0.263" calcext:value-type="float">
            <text:p>2.630E-01</text:p>
          </table:table-cell>
          <table:table-cell office:value-type="float" office:value="0.555666666666667" calcext:value-type="float">
            <text:p>5.557E-01</text:p>
          </table:table-cell>
          <table:table-cell office:value-type="float" office:value="0.341666666666667" calcext:value-type="float">
            <text:p>3.417E-01</text:p>
          </table:table-cell>
          <table:table-cell office:value-type="float" office:value="0.333666666666667" calcext:value-type="float">
            <text:p>3.337E-01</text:p>
          </table:table-cell>
          <table:table-cell office:value-type="float" office:value="1.37533333333333" calcext:value-type="float">
            <text:p>1.375E+00</text:p>
          </table:table-cell>
          <table:table-cell office:value-type="float" office:value="0.961" calcext:value-type="float">
            <text:p>9.610E-01</text:p>
          </table:table-cell>
          <table:table-cell office:value-type="float" office:value="0.588" calcext:value-type="float">
            <text:p>5.880E-01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AT5G60690</text:p>
          </table:table-cell>
          <table:table-cell table:style-name="ce16" office:value-type="string" calcext:value-type="string">
            <text:p>REV</text:p>
          </table:table-cell>
          <table:table-cell table:style-name="ce6" office:value-type="float" office:value="3.05233333333333" calcext:value-type="float">
            <text:p>3.052E+00</text:p>
          </table:table-cell>
          <table:table-cell table:style-name="ce6" office:value-type="float" office:value="3.28266666666667" calcext:value-type="float">
            <text:p>3.283E+00</text:p>
          </table:table-cell>
          <table:table-cell table:style-name="ce10" office:value-type="float" office:value="2.936" calcext:value-type="float">
            <text:p>2.936E+00</text:p>
          </table:table-cell>
          <table:table-cell table:style-name="ce6" office:value-type="float" office:value="3.01066666666667" calcext:value-type="float">
            <text:p>3.011E+00</text:p>
          </table:table-cell>
          <table:table-cell table:style-name="ce6" office:value-type="float" office:value="3.45033333333333" calcext:value-type="float">
            <text:p>3.450E+00</text:p>
          </table:table-cell>
          <table:table-cell table:style-name="ce14" office:value-type="float" office:value="2.256" calcext:value-type="float">
            <text:p>2.256E+00</text:p>
          </table:table-cell>
          <table:table-cell table:style-name="ce6" office:value-type="float" office:value="118.089333333333" calcext:value-type="float">
            <text:p>1.181E+02</text:p>
          </table:table-cell>
          <table:table-cell table:style-name="ce6" office:value-type="float" office:value="76.719" calcext:value-type="float">
            <text:p>7.672E+01</text:p>
          </table:table-cell>
          <table:table-cell table:style-name="ce14" office:value-type="float" office:value="104.560333333333" calcext:value-type="float">
            <text:p>1.046E+02</text:p>
          </table:table-cell>
          <table:table-cell table:style-name="ce6" office:value-type="float" office:value="3.71" calcext:value-type="float">
            <text:p>3.710E+00</text:p>
          </table:table-cell>
          <table:table-cell table:style-name="ce6" office:value-type="float" office:value="4.15233333333333" calcext:value-type="float">
            <text:p>4.152E+00</text:p>
          </table:table-cell>
          <table:table-cell table:style-name="ce14" office:value-type="float" office:value="6.76733333333333" calcext:value-type="float">
            <text:p>6.767E+00</text:p>
          </table:table-cell>
          <table:table-cell table:style-name="ce6" office:value-type="float" office:value="3.671" calcext:value-type="float">
            <text:p>3.671E+00</text:p>
          </table:table-cell>
          <table:table-cell table:style-name="ce6" office:value-type="float" office:value="3.74033333333333" calcext:value-type="float">
            <text:p>3.740E+00</text:p>
          </table:table-cell>
          <table:table-cell table:style-name="ce14" office:value-type="float" office:value="4.50566666666667" calcext:value-type="float">
            <text:p>4.506E+00</text:p>
          </table:table-cell>
          <table:table-cell table:style-name="ce16"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62360</text:p>
          </table:table-cell>
          <table:table-cell office:value-type="float" office:value="7.34866666666667" calcext:value-type="float">
            <text:p>7.349E+00</text:p>
          </table:table-cell>
          <table:table-cell office:value-type="float" office:value="6.66566666666667" calcext:value-type="float">
            <text:p>6.666E+00</text:p>
          </table:table-cell>
          <table:table-cell office:value-type="float" office:value="13.164" calcext:value-type="float">
            <text:p>1.316E+01</text:p>
          </table:table-cell>
          <table:table-cell office:value-type="float" office:value="22.6923333333333" calcext:value-type="float">
            <text:p>2.269E+01</text:p>
          </table:table-cell>
          <table:table-cell office:value-type="float" office:value="35.9933333333333" calcext:value-type="float">
            <text:p>3.599E+01</text:p>
          </table:table-cell>
          <table:table-cell office:value-type="float" office:value="105.003333333333" calcext:value-type="float">
            <text:p>1.050E+02</text:p>
          </table:table-cell>
          <table:table-cell office:value-type="float" office:value="14.2203333333333" calcext:value-type="float">
            <text:p>1.422E+01</text:p>
          </table:table-cell>
          <table:table-cell office:value-type="float" office:value="26.137" calcext:value-type="float">
            <text:p>2.614E+01</text:p>
          </table:table-cell>
          <table:table-cell office:value-type="float" office:value="51.75" calcext:value-type="float">
            <text:p>5.175E+01</text:p>
          </table:table-cell>
          <table:table-cell office:value-type="float" office:value="7.16266666666667" calcext:value-type="float">
            <text:p>7.163E+00</text:p>
          </table:table-cell>
          <table:table-cell office:value-type="float" office:value="5.322" calcext:value-type="float">
            <text:p>5.322E+00</text:p>
          </table:table-cell>
          <table:table-cell office:value-type="float" office:value="2.505" calcext:value-type="float">
            <text:p>2.505E+00</text:p>
          </table:table-cell>
          <table:table-cell office:value-type="float" office:value="5.027" calcext:value-type="float">
            <text:p>5.027E+00</text:p>
          </table:table-cell>
          <table:table-cell office:value-type="float" office:value="13.283" calcext:value-type="float">
            <text:p>1.328E+01</text:p>
          </table:table-cell>
          <table:table-cell office:value-type="float" office:value="32.774" calcext:value-type="float">
            <text:p>3.277E+0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AT5G63580</text:p>
          </table:table-cell>
          <table:table-cell table:style-name="Default" office:value-type="string" calcext:value-type="string">
            <text:p>FLS2</text:p>
          </table:table-cell>
          <table:table-cell office:value-type="float" office:value="1.54766666666667" calcext:value-type="float">
            <text:p>1.548E+00</text:p>
          </table:table-cell>
          <table:table-cell office:value-type="float" office:value="5.50466666666667" calcext:value-type="float">
            <text:p>5.505E+00</text:p>
          </table:table-cell>
          <table:table-cell office:value-type="float" office:value="1.47166666666667" calcext:value-type="float">
            <text:p>1.472E+00</text:p>
          </table:table-cell>
          <table:table-cell office:value-type="float" office:value="0.967" calcext:value-type="float">
            <text:p>9.670E-01</text:p>
          </table:table-cell>
          <table:table-cell office:value-type="float" office:value="1.52633333333333" calcext:value-type="float">
            <text:p>1.526E+00</text:p>
          </table:table-cell>
          <table:table-cell office:value-type="float" office:value="1.14266666666667" calcext:value-type="float">
            <text:p>1.143E+00</text:p>
          </table:table-cell>
          <table:table-cell office:value-type="float" office:value="1.53033333333333" calcext:value-type="float">
            <text:p>1.530E+00</text:p>
          </table:table-cell>
          <table:table-cell office:value-type="float" office:value="0.568" calcext:value-type="float">
            <text:p>5.680E-01</text:p>
          </table:table-cell>
          <table:table-cell office:value-type="float" office:value="0.988666666666667" calcext:value-type="float">
            <text:p>9.887E-01</text:p>
          </table:table-cell>
          <table:table-cell office:value-type="float" office:value="1.82966666666667" calcext:value-type="float">
            <text:p>1.830E+00</text:p>
          </table:table-cell>
          <table:table-cell office:value-type="float" office:value="1.82866666666667" calcext:value-type="float">
            <text:p>1.829E+00</text:p>
          </table:table-cell>
          <table:table-cell office:value-type="float" office:value="2.38966666666667" calcext:value-type="float">
            <text:p>2.390E+00</text:p>
          </table:table-cell>
          <table:table-cell office:value-type="float" office:value="1.778" calcext:value-type="float">
            <text:p>1.778E+00</text:p>
          </table:table-cell>
          <table:table-cell office:value-type="float" office:value="0.901" calcext:value-type="float">
            <text:p>9.010E-01</text:p>
          </table:table-cell>
          <table:table-cell office:value-type="float" office:value="0.694666666666667" calcext:value-type="float">
            <text:p>6.947E-01</text:p>
          </table:table-cell>
          <table:table-cell table:number-columns-repeated="1007"/>
        </table:table-row>
        <table:table-row table:style-name="ro1">
          <table:table-cell table:number-columns-repeated="2" table:style-name="Default" office:value-type="string" calcext:value-type="string">
            <text:p>AT5G65207</text:p>
          </table:table-cell>
          <table:table-cell office:value-type="float" office:value="83.303" calcext:value-type="float">
            <text:p>8.330E+01</text:p>
          </table:table-cell>
          <table:table-cell office:value-type="float" office:value="73.499" calcext:value-type="float">
            <text:p>7.350E+01</text:p>
          </table:table-cell>
          <table:table-cell office:value-type="float" office:value="92.8316666666667" calcext:value-type="float">
            <text:p>9.283E+01</text:p>
          </table:table-cell>
          <table:table-cell office:value-type="float" office:value="96.885" calcext:value-type="float">
            <text:p>9.689E+01</text:p>
          </table:table-cell>
          <table:table-cell office:value-type="float" office:value="100.559" calcext:value-type="float">
            <text:p>1.006E+02</text:p>
          </table:table-cell>
          <table:table-cell office:value-type="float" office:value="308.156" calcext:value-type="float">
            <text:p>3.082E+02</text:p>
          </table:table-cell>
          <table:table-cell office:value-type="float" office:value="58.102" calcext:value-type="float">
            <text:p>5.810E+01</text:p>
          </table:table-cell>
          <table:table-cell office:value-type="float" office:value="71.0595" calcext:value-type="float">
            <text:p>7.106E+01</text:p>
          </table:table-cell>
          <table:table-cell office:value-type="float" office:value="82.9243333333333" calcext:value-type="float">
            <text:p>8.292E+01</text:p>
          </table:table-cell>
          <table:table-cell office:value-type="float" office:value="75.118" calcext:value-type="float">
            <text:p>7.512E+01</text:p>
          </table:table-cell>
          <table:table-cell office:value-type="float" office:value="75.2106666666667" calcext:value-type="float">
            <text:p>7.521E+01</text:p>
          </table:table-cell>
          <table:table-cell office:value-type="float" office:value="88.2893333333333" calcext:value-type="float">
            <text:p>8.829E+01</text:p>
          </table:table-cell>
          <table:table-cell office:value-type="float" office:value="61.0726666666667" calcext:value-type="float">
            <text:p>6.107E+01</text:p>
          </table:table-cell>
          <table:table-cell office:value-type="float" office:value="54.177" calcext:value-type="float">
            <text:p>5.418E+01</text:p>
          </table:table-cell>
          <table:table-cell office:value-type="float" office:value="26.0396666666667" calcext:value-type="float">
            <text:p>2.604E+01</text:p>
          </table:table-cell>
          <table:table-cell table:number-columns-repeated="1007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-AS2" table:style-name="ta1">
        <table:table-column table:style-name="co3" table:number-columns-repeated="142" table:default-cell-style-name="ce50"/>
        <table:table-row table:style-name="ro1">
          <table:table-cell office:value-type="string" calcext:value-type="string">
            <text:p>AT1G01720</text:p>
          </table:table-cell>
          <table:table-cell office:value-type="string" calcext:value-type="string">
            <text:p>AT1G05420</text:p>
          </table:table-cell>
          <table:table-cell office:value-type="string" calcext:value-type="string">
            <text:p>AT1G07135</text:p>
          </table:table-cell>
          <table:table-cell office:value-type="string" calcext:value-type="string">
            <text:p>AT1G09950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AT1G18400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AT1G19610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AT1G28370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AT1G34510</text:p>
          </table:table-cell>
          <table:table-cell office:value-type="string" calcext:value-type="string">
            <text:p>AT1G35140</text:p>
          </table:table-cell>
          <table:table-cell office:value-type="string" calcext:value-type="string">
            <text:p>AT1G47600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AT1G49640</text:p>
          </table:table-cell>
          <table:table-cell office:value-type="string" calcext:value-type="string">
            <text:p>AT1G51470</text:p>
          </table:table-cell>
          <table:table-cell office:value-type="string" calcext:value-type="string">
            <text:p>AT1G57560</text:p>
          </table:table-cell>
          <table:table-cell office:value-type="string" calcext:value-type="string">
            <text:p>AT1G57990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AT1G61800</text:p>
          </table:table-cell>
          <table:table-cell office:value-type="string" calcext:value-type="string">
            <text:p>AT1G61810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AT1G62360</text:p>
          </table:table-cell>
          <table:table-cell office:value-type="string" calcext:value-type="string">
            <text:p>AT1G65390</text:p>
          </table:table-cell>
          <table:table-cell office:value-type="string" calcext:value-type="string">
            <text:p>AT1G65480</text:p>
          </table:table-cell>
          <table:table-cell office:value-type="string" calcext:value-type="string">
            <text:p>AT1G65620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1G71030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AT1G72450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AT1G77640</text:p>
          </table:table-cell>
          <table:table-cell office:value-type="string" calcext:value-type="string">
            <text:p>AT1G80840</text:p>
          </table:table-cell>
          <table:table-cell office:value-type="string" calcext:value-type="string">
            <text:p>AT2G02930</text:p>
          </table:table-cell>
          <table:table-cell office:value-type="string" calcext:value-type="string">
            <text:p>AT2G18050</text:p>
          </table:table-cell>
          <table:table-cell office:value-type="string" calcext:value-type="string">
            <text:p>AT2G22500</text:p>
          </table:table-cell>
          <table:table-cell office:value-type="string" calcext:value-type="string">
            <text:p>AT2G24850</text:p>
          </table:table-cell>
          <table:table-cell office:value-type="string" calcext:value-type="string">
            <text:p>AT2G2500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AT2G27690</text:p>
          </table:table-cell>
          <table:table-cell office:value-type="string" calcext:value-type="string">
            <text:p>AT2G32990</text:p>
          </table:table-cell>
          <table:table-cell office:value-type="string" calcext:value-type="string">
            <text:p>AT2G34600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AT2G36870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AT2G39030</text:p>
          </table:table-cell>
          <table:table-cell office:value-type="string" calcext:value-type="string">
            <text:p>AT2G40000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AT2G44840</text:p>
          </table:table-cell>
          <table:table-cell office:value-type="string" calcext:value-type="string">
            <text:p>AT3G02550</text:p>
          </table:table-cell>
          <table:table-cell office:value-type="string" calcext:value-type="string">
            <text:p>AT3G03670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AT3G08860</text:p>
          </table:table-cell>
          <table:table-cell office:value-type="string" calcext:value-type="string">
            <text:p>AT3G15210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AT3G21330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AT3G23550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AT3G45260</text:p>
          </table:table-cell>
          <table:table-cell office:value-type="string" calcext:value-type="string">
            <text:p>AT3G47340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AT3G48520</text:p>
          </table:table-cell>
          <table:table-cell office:value-type="string" calcext:value-type="string">
            <text:p>AT3G50260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AT3G56710</text:p>
          </table:table-cell>
          <table:table-cell office:value-type="string" calcext:value-type="string">
            <text:p>AT3G61190</text:p>
          </table:table-cell>
          <table:table-cell office:value-type="string" calcext:value-type="string">
            <text:p>AT4G01250</text:p>
          </table:table-cell>
          <table:table-cell office:value-type="string" calcext:value-type="string">
            <text:p>AT4G01950</text:p>
          </table:table-cell>
          <table:table-cell office:value-type="string" calcext:value-type="string">
            <text:p>AT4G02330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AT4G13395</text:p>
          </table:table-cell>
          <table:table-cell office:value-type="string" calcext:value-type="string">
            <text:p>AT4G14365</text:p>
          </table:table-cell>
          <table:table-cell office:value-type="string" calcext:value-type="string">
            <text:p>AT4G14630</text:p>
          </table:table-cell>
          <table:table-cell office:value-type="string" calcext:value-type="string">
            <text:p>AT4G15210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AT4G23600</text:p>
          </table:table-cell>
          <table:table-cell office:value-type="string" calcext:value-type="string">
            <text:p>AT4G24570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AT4G29570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AT4G30280</text:p>
          </table:table-cell>
          <table:table-cell office:value-type="string" calcext:value-type="string">
            <text:p>AT4G31800</text:p>
          </table:table-cell>
          <table:table-cell office:value-type="string" calcext:value-type="string">
            <text:p>AT4G32800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AT4G35180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AT4G38400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AT4G39480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AT5G01550</text:p>
          </table:table-cell>
          <table:table-cell office:value-type="string" calcext:value-type="string">
            <text:p>AT5G02020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AT5G05410</text:p>
          </table:table-cell>
          <table:table-cell office:value-type="string" calcext:value-type="string">
            <text:p>AT5G08150</text:p>
          </table:table-cell>
          <table:table-cell office:value-type="string" calcext:value-type="string">
            <text:p>AT5G10100</text:p>
          </table:table-cell>
          <table:table-cell office:value-type="string" calcext:value-type="string">
            <text:p>AT5G11920</text:p>
          </table:table-cell>
          <table:table-cell office:value-type="string" calcext:value-type="string">
            <text:p>AT5G13170</text:p>
          </table:table-cell>
          <table:table-cell office:value-type="string" calcext:value-type="string">
            <text:p>AT5G16560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AT5G25810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AT5G42380</text:p>
          </table:table-cell>
          <table:table-cell office:value-type="string" calcext:value-type="string">
            <text:p>AT5G44420</text:p>
          </table:table-cell>
          <table:table-cell office:value-type="string" calcext:value-type="string">
            <text:p>AT5G44430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AT5G45340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AT5G47370</text:p>
          </table:table-cell>
          <table:table-cell office:value-type="string" calcext:value-type="string">
            <text:p>AT5G47450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AT5G49850</text:p>
          </table:table-cell>
          <table:table-cell office:value-type="string" calcext:value-type="string">
            <text:p>AT5G51190</text:p>
          </table:table-cell>
          <table:table-cell office:value-type="string" calcext:value-type="string">
            <text:p>AT5G52310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AT5G52900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AT5G57560</text:p>
          </table:table-cell>
          <table:table-cell office:value-type="string" calcext:value-type="string">
            <text:p>AT5G59220</text:p>
          </table:table-cell>
          <table:table-cell office:value-type="string" calcext:value-type="string">
            <text:p>AT5G60690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AT5G63580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office:value-type="string" calcext:value-type="string">
            <text:p>NAC002</text:p>
          </table:table-cell>
          <table:table-cell office:value-type="string" calcext:value-type="string">
            <text:p>OFP12</text:p>
          </table:table-cell>
          <table:table-cell office:value-type="string" calcext:value-type="string">
            <text:p>AT1G07135</text:p>
          </table:table-cell>
          <table:table-cell office:value-type="string" calcext:value-type="string">
            <text:p>RAS1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BEE1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PDF1.4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ERF11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PER8</text:p>
          </table:table-cell>
          <table:table-cell office:value-type="string" calcext:value-type="string">
            <text:p>EXL1</text:p>
          </table:table-cell>
          <table:table-cell office:value-type="string" calcext:value-type="string">
            <text:p>TGG4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CXE3</text:p>
          </table:table-cell>
          <table:table-cell office:value-type="string" calcext:value-type="string">
            <text:p>TGG5</text:p>
          </table:table-cell>
          <table:table-cell office:value-type="string" calcext:value-type="string">
            <text:p>AtMYB50</text:p>
          </table:table-cell>
          <table:table-cell office:value-type="string" calcext:value-type="string">
            <text:p>PUP18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GPT2</text:p>
          </table:table-cell>
          <table:table-cell office:value-type="string" calcext:value-type="string">
            <text:p>BGLU45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PP2A5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LBD6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MYBL2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TIFY11B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ERF013</text:p>
          </table:table-cell>
          <table:table-cell office:value-type="string" calcext:value-type="string">
            <text:p>WRKY40</text:p>
          </table:table-cell>
          <table:table-cell office:value-type="string" calcext:value-type="string">
            <text:p>GSTF3</text:p>
          </table:table-cell>
          <table:table-cell office:value-type="string" calcext:value-type="string">
            <text:p>HIS1-3</text:p>
          </table:table-cell>
          <table:table-cell office:value-type="string" calcext:value-type="string">
            <text:p>PUMP5</text:p>
          </table:table-cell>
          <table:table-cell office:value-type="string" calcext:value-type="string">
            <text:p>TAT3</text:p>
          </table:table-cell>
          <table:table-cell office:value-type="string" calcext:value-type="string">
            <text:p>WRKY6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CYP94C1</text:p>
          </table:table-cell>
          <table:table-cell office:value-type="string" calcext:value-type="string">
            <text:p>AtGH9B8</text:p>
          </table:table-cell>
          <table:table-cell office:value-type="string" calcext:value-type="string">
            <text:p>TIFY 5B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XTH32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NATA1</text:p>
          </table:table-cell>
          <table:table-cell office:value-type="string" calcext:value-type="string">
            <text:p>HSPRO2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ERF13</text:p>
          </table:table-cell>
          <table:table-cell office:value-type="string" calcext:value-type="string">
            <text:p>LBD41</text:p>
          </table:table-cell>
          <table:table-cell office:value-type="string" calcext:value-type="string">
            <text:p>PER28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PYD4</text:p>
          </table:table-cell>
          <table:table-cell office:value-type="string" calcext:value-type="string">
            <text:p>ERF4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BHLH87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LAL5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IDD9</text:p>
          </table:table-cell>
          <table:table-cell office:value-type="string" calcext:value-type="string">
            <text:p>ASN1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CYP94B3</text:p>
          </table:table-cell>
          <table:table-cell office:value-type="string" calcext:value-type="string">
            <text:p>ERF011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SIB1</text:p>
          </table:table-cell>
          <table:table-cell office:value-type="string" calcext:value-type="string">
            <text:p>BAP1</text:p>
          </table:table-cell>
          <table:table-cell office:value-type="string" calcext:value-type="string">
            <text:p>WRKY22</text:p>
          </table:table-cell>
          <table:table-cell office:value-type="string" calcext:value-type="string">
            <text:p>GPAT3</text:p>
          </table:table-cell>
          <table:table-cell office:value-type="string" calcext:value-type="string">
            <text:p>PME41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DVL10</text:p>
          </table:table-cell>
          <table:table-cell office:value-type="string" calcext:value-type="string">
            <text:p>XBAT34</text:p>
          </table:table-cell>
          <table:table-cell office:value-type="string" calcext:value-type="string">
            <text:p>GLP9</text:p>
          </table:table-cell>
          <table:table-cell office:value-type="string" calcext:value-type="string">
            <text:p>BAM5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CORI3</text:p>
          </table:table-cell>
          <table:table-cell office:value-type="string" calcext:value-type="string">
            <text:p>PUMP4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CDA8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XTH18</text:p>
          </table:table-cell>
          <table:table-cell office:value-type="string" calcext:value-type="string">
            <text:p>WRKY18</text:p>
          </table:table-cell>
          <table:table-cell office:value-type="string" calcext:value-type="string">
            <text:p>ERF043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LHT7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EXLA2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CYP96A9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LECRK6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DREB2A</text:p>
          </table:table-cell>
          <table:table-cell office:value-type="string" calcext:value-type="string">
            <text:p>SOB5</text:p>
          </table:table-cell>
          <table:table-cell office:value-type="string" calcext:value-type="string">
            <text:p>TPPI</text:p>
          </table:table-cell>
          <table:table-cell office:value-type="string" calcext:value-type="string">
            <text:p>CWINV6</text:p>
          </table:table-cell>
          <table:table-cell office:value-type="string" calcext:value-type="string">
            <text:p>SWEET15</text:p>
          </table:table-cell>
          <table:table-cell office:value-type="string" calcext:value-type="string">
            <text:p>KAN1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CML37</text:p>
          </table:table-cell>
          <table:table-cell office:value-type="string" calcext:value-type="string">
            <text:p>PDF1.2A</text:p>
          </table:table-cell>
          <table:table-cell office:value-type="string" calcext:value-type="string">
            <text:p>PDF1.2C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CYP707A3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HAT2</text:p>
          </table:table-cell>
          <table:table-cell office:value-type="string" calcext:value-type="string">
            <text:p>TIP2-3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JAL46</text:p>
          </table:table-cell>
          <table:table-cell office:value-type="string" calcext:value-type="string">
            <text:p>ERF105</text:p>
          </table:table-cell>
          <table:table-cell office:value-type="string" calcext:value-type="string">
            <text:p>LTI78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MAKR6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XTH22</text:p>
          </table:table-cell>
          <table:table-cell office:value-type="string" calcext:value-type="string">
            <text:p>HAI1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office:value-type="float" office:value="17.466" calcext:value-type="float">
            <text:p>1.7466E+01</text:p>
          </table:table-cell>
          <table:table-cell office:value-type="float" office:value="1.90533333333333" calcext:value-type="float">
            <text:p>1.9053E+00</text:p>
          </table:table-cell>
          <table:table-cell office:value-type="float" office:value="2.56466666666667" calcext:value-type="float">
            <text:p>2.5647E+00</text:p>
          </table:table-cell>
          <table:table-cell office:value-type="float" office:value="0.518" calcext:value-type="float">
            <text:p>5.1800E-01</text:p>
          </table:table-cell>
          <table:table-cell office:value-type="float" office:value="1.05466666666667" calcext:value-type="float">
            <text:p>1.0547E+00</text:p>
          </table:table-cell>
          <table:table-cell office:value-type="float" office:value="1.54733333333333" calcext:value-type="float">
            <text:p>1.5473E+00</text:p>
          </table:table-cell>
          <table:table-cell office:value-type="float" office:value="20.7523333333333" calcext:value-type="float">
            <text:p>2.0752E+01</text:p>
          </table:table-cell>
          <table:table-cell office:value-type="float" office:value="21.801" calcext:value-type="float">
            <text:p>2.1801E+01</text:p>
          </table:table-cell>
          <table:table-cell office:value-type="float" office:value="23.1473333333333" calcext:value-type="float">
            <text:p>2.3147E+01</text:p>
          </table:table-cell>
          <table:table-cell office:value-type="float" office:value="2.57366666666667" calcext:value-type="float">
            <text:p>2.5737E+00</text:p>
          </table:table-cell>
          <table:table-cell office:value-type="float" office:value="2.83233333333333" calcext:value-type="float">
            <text:p>2.8323E+00</text:p>
          </table:table-cell>
          <table:table-cell office:value-type="float" office:value="2.47466666666667" calcext:value-type="float">
            <text:p>2.4747E+00</text:p>
          </table:table-cell>
          <table:table-cell office:value-type="float" office:value="6.336" calcext:value-type="float">
            <text:p>6.3360E+00</text:p>
          </table:table-cell>
          <table:table-cell office:value-type="float" office:value="2.96433333333333" calcext:value-type="float">
            <text:p>2.9643E+00</text:p>
          </table:table-cell>
          <table:table-cell office:value-type="float" office:value="11.745" calcext:value-type="float">
            <text:p>1.1745E+01</text:p>
          </table:table-cell>
          <table:table-cell office:value-type="float" office:value="3.269" calcext:value-type="float">
            <text:p>3.2690E+00</text:p>
          </table:table-cell>
          <table:table-cell office:value-type="float" office:value="2.51033333333333" calcext:value-type="float">
            <text:p>2.5103E+00</text:p>
          </table:table-cell>
          <table:table-cell office:value-type="float" office:value="6.15433333333333" calcext:value-type="float">
            <text:p>6.1543E+00</text:p>
          </table:table-cell>
          <table:table-cell office:value-type="float" office:value="1.41366666666667" calcext:value-type="float">
            <text:p>1.4137E+00</text:p>
          </table:table-cell>
          <table:table-cell office:value-type="float" office:value="8.166" calcext:value-type="float">
            <text:p>8.1660E+00</text:p>
          </table:table-cell>
          <table:table-cell office:value-type="float" office:value="1.30666666666667" calcext:value-type="float">
            <text:p>1.3067E+00</text:p>
          </table:table-cell>
          <table:table-cell office:value-type="float" office:value="26.2073333333333" calcext:value-type="float">
            <text:p>2.6207E+01</text:p>
          </table:table-cell>
          <table:table-cell office:value-type="float" office:value="2.88166666666667" calcext:value-type="float">
            <text:p>2.8817E+00</text:p>
          </table:table-cell>
          <table:table-cell office:value-type="float" office:value="4.407" calcext:value-type="float">
            <text:p>4.4070E+00</text:p>
          </table:table-cell>
          <table:table-cell office:value-type="float" office:value="2.81033333333333" calcext:value-type="float">
            <text:p>2.8103E+00</text:p>
          </table:table-cell>
          <table:table-cell office:value-type="float" office:value="1.00133333333333" calcext:value-type="float">
            <text:p>1.0013E+00</text:p>
          </table:table-cell>
          <table:table-cell office:value-type="float" office:value="3.019" calcext:value-type="float">
            <text:p>3.0190E+00</text:p>
          </table:table-cell>
          <table:table-cell office:value-type="float" office:value="322.226" calcext:value-type="float">
            <text:p>3.2223E+02</text:p>
          </table:table-cell>
          <table:table-cell office:value-type="float" office:value="1.29133333333333" calcext:value-type="float">
            <text:p>1.2913E+00</text:p>
          </table:table-cell>
          <table:table-cell office:value-type="float" office:value="1.176" calcext:value-type="float">
            <text:p>1.1760E+00</text:p>
          </table:table-cell>
          <table:table-cell office:value-type="float" office:value="5.79866666666667" calcext:value-type="float">
            <text:p>5.7987E+00</text:p>
          </table:table-cell>
          <table:table-cell office:value-type="float" office:value="7.83133333333333" calcext:value-type="float">
            <text:p>7.8313E+00</text:p>
          </table:table-cell>
          <table:table-cell office:value-type="float" office:value="20.851" calcext:value-type="float">
            <text:p>2.0851E+01</text:p>
          </table:table-cell>
          <table:table-cell office:value-type="float" office:value="3.77733333333333" calcext:value-type="float">
            <text:p>3.7773E+00</text:p>
          </table:table-cell>
          <table:table-cell office:value-type="float" office:value="17.437" calcext:value-type="float">
            <text:p>1.7437E+01</text:p>
          </table:table-cell>
          <table:table-cell office:value-type="float" office:value="1.38433333333333" calcext:value-type="float">
            <text:p>1.3843E+00</text:p>
          </table:table-cell>
          <table:table-cell office:value-type="float" office:value="3.21233333333333" calcext:value-type="float">
            <text:p>3.2123E+00</text:p>
          </table:table-cell>
          <table:table-cell office:value-type="float" office:value="3.48633333333333" calcext:value-type="float">
            <text:p>3.4863E+00</text:p>
          </table:table-cell>
          <table:table-cell office:value-type="float" office:value="4.279" calcext:value-type="float">
            <text:p>4.2790E+00</text:p>
          </table:table-cell>
          <table:table-cell office:value-type="float" office:value="8.39433333333333" calcext:value-type="float">
            <text:p>8.3943E+00</text:p>
          </table:table-cell>
          <table:table-cell office:value-type="float" office:value="8.17333333333333" calcext:value-type="float">
            <text:p>8.1733E+00</text:p>
          </table:table-cell>
          <table:table-cell office:value-type="float" office:value="6.43633333333333" calcext:value-type="float">
            <text:p>6.4363E+00</text:p>
          </table:table-cell>
          <table:table-cell office:value-type="float" office:value="3.07166666666667" calcext:value-type="float">
            <text:p>3.0717E+00</text:p>
          </table:table-cell>
          <table:table-cell office:value-type="float" office:value="0.705" calcext:value-type="float">
            <text:p>7.0500E-01</text:p>
          </table:table-cell>
          <table:table-cell office:value-type="float" office:value="6.95866666666667" calcext:value-type="float">
            <text:p>6.9587E+00</text:p>
          </table:table-cell>
          <table:table-cell office:value-type="float" office:value="0.566" calcext:value-type="float">
            <text:p>5.6600E-01</text:p>
          </table:table-cell>
          <table:table-cell office:value-type="float" office:value="9.48766666666667" calcext:value-type="float">
            <text:p>9.4877E+00</text:p>
          </table:table-cell>
          <table:table-cell office:value-type="float" office:value="1.47766666666667" calcext:value-type="float">
            <text:p>1.4777E+00</text:p>
          </table:table-cell>
          <table:table-cell office:value-type="float" office:value="3.06233333333333" calcext:value-type="float">
            <text:p>3.0623E+00</text:p>
          </table:table-cell>
          <table:table-cell office:value-type="float" office:value="108.71" calcext:value-type="float">
            <text:p>1.0871E+02</text:p>
          </table:table-cell>
          <table:table-cell office:value-type="float" office:value="202.224" calcext:value-type="float">
            <text:p>2.0222E+02</text:p>
          </table:table-cell>
          <table:table-cell office:value-type="float" office:value="26.4016666666667" calcext:value-type="float">
            <text:p>2.6402E+01</text:p>
          </table:table-cell>
          <table:table-cell office:value-type="float" office:value="3.546" calcext:value-type="float">
            <text:p>3.5460E+00</text:p>
          </table:table-cell>
          <table:table-cell office:value-type="float" office:value="8.847" calcext:value-type="float">
            <text:p>8.8470E+00</text:p>
          </table:table-cell>
          <table:table-cell office:value-type="float" office:value="113.775666666667" calcext:value-type="float">
            <text:p>1.1378E+02</text:p>
          </table:table-cell>
          <table:table-cell office:value-type="float" office:value="0.201333333333333" calcext:value-type="float">
            <text:p>2.0133E-01</text:p>
          </table:table-cell>
          <table:table-cell office:value-type="float" office:value="18.1256666666667" calcext:value-type="float">
            <text:p>1.8126E+01</text:p>
          </table:table-cell>
          <table:table-cell office:value-type="float" office:value="0.973666666666667" calcext:value-type="float">
            <text:p>9.7367E-01</text:p>
          </table:table-cell>
          <table:table-cell office:value-type="float" office:value="5.71366666666667" calcext:value-type="float">
            <text:p>5.7137E+00</text:p>
          </table:table-cell>
          <table:table-cell office:value-type="float" office:value="11.2023333333333" calcext:value-type="float">
            <text:p>1.1202E+01</text:p>
          </table:table-cell>
          <table:table-cell office:value-type="float" office:value="17.639" calcext:value-type="float">
            <text:p>1.7639E+01</text:p>
          </table:table-cell>
          <table:table-cell office:value-type="float" office:value="1.59533333333333" calcext:value-type="float">
            <text:p>1.5953E+00</text:p>
          </table:table-cell>
          <table:table-cell office:value-type="float" office:value="1.17333333333333" calcext:value-type="float">
            <text:p>1.1733E+00</text:p>
          </table:table-cell>
          <table:table-cell office:value-type="float" office:value="30.2266666666667" calcext:value-type="float">
            <text:p>3.0227E+01</text:p>
          </table:table-cell>
          <table:table-cell office:value-type="float" office:value="3.028" calcext:value-type="float">
            <text:p>3.0280E+00</text:p>
          </table:table-cell>
          <table:table-cell office:value-type="float" office:value="1.277" calcext:value-type="float">
            <text:p>1.2770E+00</text:p>
          </table:table-cell>
          <table:table-cell office:value-type="float" office:value="1.80633333333333" calcext:value-type="float">
            <text:p>1.8063E+00</text:p>
          </table:table-cell>
          <table:table-cell office:value-type="float" office:value="3.16" calcext:value-type="float">
            <text:p>3.1600E+00</text:p>
          </table:table-cell>
          <table:table-cell office:value-type="float" office:value="1.54433333333333" calcext:value-type="float">
            <text:p>1.5443E+00</text:p>
          </table:table-cell>
          <table:table-cell office:value-type="float" office:value="0.97" calcext:value-type="float">
            <text:p>9.7000E-01</text:p>
          </table:table-cell>
          <table:table-cell office:value-type="float" office:value="1.50766666666667" calcext:value-type="float">
            <text:p>1.5077E+00</text:p>
          </table:table-cell>
          <table:table-cell office:value-type="float" office:value="2.411" calcext:value-type="float">
            <text:p>2.4110E+00</text:p>
          </table:table-cell>
          <table:table-cell office:value-type="float" office:value="4.10166666666667" calcext:value-type="float">
            <text:p>4.1017E+00</text:p>
          </table:table-cell>
          <table:table-cell office:value-type="float" office:value="1.828" calcext:value-type="float">
            <text:p>1.8280E+00</text:p>
          </table:table-cell>
          <table:table-cell office:value-type="float" office:value="4.31533333333333" calcext:value-type="float">
            <text:p>4.3153E+00</text:p>
          </table:table-cell>
          <table:table-cell office:value-type="float" office:value="1.608" calcext:value-type="float">
            <text:p>1.6080E+00</text:p>
          </table:table-cell>
          <table:table-cell office:value-type="float" office:value="5.088" calcext:value-type="float">
            <text:p>5.0880E+00</text:p>
          </table:table-cell>
          <table:table-cell office:value-type="float" office:value="9.65" calcext:value-type="float">
            <text:p>9.6500E+00</text:p>
          </table:table-cell>
          <table:table-cell office:value-type="float" office:value="61.114" calcext:value-type="float">
            <text:p>6.1114E+01</text:p>
          </table:table-cell>
          <table:table-cell office:value-type="float" office:value="6.11833333333333" calcext:value-type="float">
            <text:p>6.1183E+00</text:p>
          </table:table-cell>
          <table:table-cell office:value-type="float" office:value="5.12966666666667" calcext:value-type="float">
            <text:p>5.1297E+00</text:p>
          </table:table-cell>
          <table:table-cell office:value-type="float" office:value="14.029" calcext:value-type="float">
            <text:p>1.4029E+01</text:p>
          </table:table-cell>
          <table:table-cell office:value-type="float" office:value="1.78866666666667" calcext:value-type="float">
            <text:p>1.7887E+00</text:p>
          </table:table-cell>
          <table:table-cell office:value-type="float" office:value="68.5723333333333" calcext:value-type="float">
            <text:p>6.8572E+01</text:p>
          </table:table-cell>
          <table:table-cell office:value-type="float" office:value="1.16166666666667" calcext:value-type="float">
            <text:p>1.1617E+00</text:p>
          </table:table-cell>
          <table:table-cell office:value-type="float" office:value="13.351" calcext:value-type="float">
            <text:p>1.3351E+01</text:p>
          </table:table-cell>
          <table:table-cell office:value-type="float" office:value="504.859" calcext:value-type="float">
            <text:p>5.0486E+02</text:p>
          </table:table-cell>
          <table:table-cell office:value-type="float" office:value="12.139" calcext:value-type="float">
            <text:p>1.2139E+01</text:p>
          </table:table-cell>
          <table:table-cell office:value-type="float" office:value="67.983" calcext:value-type="float">
            <text:p>6.7983E+01</text:p>
          </table:table-cell>
          <table:table-cell office:value-type="float" office:value="13.084" calcext:value-type="float">
            <text:p>1.3084E+01</text:p>
          </table:table-cell>
          <table:table-cell office:value-type="float" office:value="0.751666666666667" calcext:value-type="float">
            <text:p>7.5167E-01</text:p>
          </table:table-cell>
          <table:table-cell office:value-type="float" office:value="0.561333333333333" calcext:value-type="float">
            <text:p>5.6133E-01</text:p>
          </table:table-cell>
          <table:table-cell office:value-type="float" office:value="1.89566666666667" calcext:value-type="float">
            <text:p>1.8957E+00</text:p>
          </table:table-cell>
          <table:table-cell office:value-type="float" office:value="47.0883333333333" calcext:value-type="float">
            <text:p>4.7088E+01</text:p>
          </table:table-cell>
          <table:table-cell office:value-type="float" office:value="5.95733333333333" calcext:value-type="float">
            <text:p>5.9573E+00</text:p>
          </table:table-cell>
          <table:table-cell office:value-type="float" office:value="3.82566666666667" calcext:value-type="float">
            <text:p>3.8257E+00</text:p>
          </table:table-cell>
          <table:table-cell office:value-type="float" office:value="97.0263333333333" calcext:value-type="float">
            <text:p>9.7026E+01</text:p>
          </table:table-cell>
          <table:table-cell office:value-type="float" office:value="0.535333333333333" calcext:value-type="float">
            <text:p>5.3533E-01</text:p>
          </table:table-cell>
          <table:table-cell office:value-type="float" office:value="2.548" calcext:value-type="float">
            <text:p>2.5480E+00</text:p>
          </table:table-cell>
          <table:table-cell office:value-type="float" office:value="4.069" calcext:value-type="float">
            <text:p>4.0690E+00</text:p>
          </table:table-cell>
          <table:table-cell office:value-type="float" office:value="0.866" calcext:value-type="float">
            <text:p>8.6600E-01</text:p>
          </table:table-cell>
          <table:table-cell office:value-type="float" office:value="1.15433333333333" calcext:value-type="float">
            <text:p>1.1543E+00</text:p>
          </table:table-cell>
          <table:table-cell office:value-type="float" office:value="0.803333333333333" calcext:value-type="float">
            <text:p>8.0333E-01</text:p>
          </table:table-cell>
          <table:table-cell office:value-type="float" office:value="2.393" calcext:value-type="float">
            <text:p>2.3930E+00</text:p>
          </table:table-cell>
          <table:table-cell office:value-type="float" office:value="0.612333333333333" calcext:value-type="float">
            <text:p>6.1233E-01</text:p>
          </table:table-cell>
          <table:table-cell office:value-type="float" office:value="2.51333333333333" calcext:value-type="float">
            <text:p>2.5133E+00</text:p>
          </table:table-cell>
          <table:table-cell office:value-type="float" office:value="2.53566666666667" calcext:value-type="float">
            <text:p>2.5357E+00</text:p>
          </table:table-cell>
          <table:table-cell office:value-type="float" office:value="1.64933333333333" calcext:value-type="float">
            <text:p>1.6493E+00</text:p>
          </table:table-cell>
          <table:table-cell office:value-type="float" office:value="2.20766666666667" calcext:value-type="float">
            <text:p>2.2077E+00</text:p>
          </table:table-cell>
          <table:table-cell office:value-type="float" office:value="2.08966666666667" calcext:value-type="float">
            <text:p>2.0897E+00</text:p>
          </table:table-cell>
          <table:table-cell office:value-type="float" office:value="1.57866666666667" calcext:value-type="float">
            <text:p>1.5787E+00</text:p>
          </table:table-cell>
          <table:table-cell office:value-type="float" office:value="3.665" calcext:value-type="float">
            <text:p>3.6650E+00</text:p>
          </table:table-cell>
          <table:table-cell office:value-type="float" office:value="3.05766666666667" calcext:value-type="float">
            <text:p>3.0577E+00</text:p>
          </table:table-cell>
          <table:table-cell office:value-type="float" office:value="1.15366666666667" calcext:value-type="float">
            <text:p>1.1537E+00</text:p>
          </table:table-cell>
          <table:table-cell office:value-type="float" office:value="0.703" calcext:value-type="float">
            <text:p>7.0300E-01</text:p>
          </table:table-cell>
          <table:table-cell office:value-type="float" office:value="5.29866666666667" calcext:value-type="float">
            <text:p>5.2987E+00</text:p>
          </table:table-cell>
          <table:table-cell office:value-type="float" office:value="4.30766666666667" calcext:value-type="float">
            <text:p>4.3077E+00</text:p>
          </table:table-cell>
          <table:table-cell office:value-type="float" office:value="1.25066666666667" calcext:value-type="float">
            <text:p>1.2507E+00</text:p>
          </table:table-cell>
          <table:table-cell office:value-type="float" office:value="830.380333333333" calcext:value-type="float">
            <text:p>8.3038E+02</text:p>
          </table:table-cell>
          <table:table-cell office:value-type="float" office:value="134.239" calcext:value-type="float">
            <text:p>1.3424E+02</text:p>
          </table:table-cell>
          <table:table-cell office:value-type="float" office:value="77.8616666666667" calcext:value-type="float">
            <text:p>7.7862E+01</text:p>
          </table:table-cell>
          <table:table-cell office:value-type="float" office:value="3.203" calcext:value-type="float">
            <text:p>3.2030E+00</text:p>
          </table:table-cell>
          <table:table-cell office:value-type="float" office:value="14.4716666666667" calcext:value-type="float">
            <text:p>1.4472E+01</text:p>
          </table:table-cell>
          <table:table-cell office:value-type="float" office:value="1.36733333333333" calcext:value-type="float">
            <text:p>1.3673E+00</text:p>
          </table:table-cell>
          <table:table-cell office:value-type="float" office:value="9.10433333333334" calcext:value-type="float">
            <text:p>9.1043E+00</text:p>
          </table:table-cell>
          <table:table-cell office:value-type="float" office:value="8.29033333333333" calcext:value-type="float">
            <text:p>8.2903E+00</text:p>
          </table:table-cell>
          <table:table-cell office:value-type="float" office:value="77.6506666666667" calcext:value-type="float">
            <text:p>7.7651E+01</text:p>
          </table:table-cell>
          <table:table-cell office:value-type="float" office:value="1.80866666666667" calcext:value-type="float">
            <text:p>1.8087E+00</text:p>
          </table:table-cell>
          <table:table-cell office:value-type="float" office:value="1.102" calcext:value-type="float">
            <text:p>1.1020E+00</text:p>
          </table:table-cell>
          <table:table-cell office:value-type="float" office:value="7.43833333333333" calcext:value-type="float">
            <text:p>7.4383E+00</text:p>
          </table:table-cell>
          <table:table-cell office:value-type="float" office:value="6.60866666666667" calcext:value-type="float">
            <text:p>6.6087E+00</text:p>
          </table:table-cell>
          <table:table-cell office:value-type="float" office:value="2.18066666666667" calcext:value-type="float">
            <text:p>2.1807E+00</text:p>
          </table:table-cell>
          <table:table-cell office:value-type="float" office:value="4.131" calcext:value-type="float">
            <text:p>4.1310E+00</text:p>
          </table:table-cell>
          <table:table-cell office:value-type="float" office:value="6.35433333333333" calcext:value-type="float">
            <text:p>6.3543E+00</text:p>
          </table:table-cell>
          <table:table-cell office:value-type="float" office:value="3.81966666666667" calcext:value-type="float">
            <text:p>3.8197E+00</text:p>
          </table:table-cell>
          <table:table-cell office:value-type="float" office:value="3.36" calcext:value-type="float">
            <text:p>3.3600E+00</text:p>
          </table:table-cell>
          <table:table-cell office:value-type="float" office:value="10.4036666666667" calcext:value-type="float">
            <text:p>1.0404E+01</text:p>
          </table:table-cell>
          <table:table-cell office:value-type="float" office:value="0.697333333333333" calcext:value-type="float">
            <text:p>6.9733E-01</text:p>
          </table:table-cell>
          <table:table-cell office:value-type="float" office:value="3.05233333333333" calcext:value-type="float">
            <text:p>3.0523E+00</text:p>
          </table:table-cell>
          <table:table-cell office:value-type="float" office:value="7.34866666666667" calcext:value-type="float">
            <text:p>7.3487E+00</text:p>
          </table:table-cell>
          <table:table-cell office:value-type="float" office:value="1.54766666666667" calcext:value-type="float">
            <text:p>1.5477E+00</text:p>
          </table:table-cell>
          <table:table-cell office:value-type="float" office:value="83.303" calcext:value-type="float">
            <text:p>8.3303E+01</text:p>
          </table:table-cell>
        </table:table-row>
        <table:table-row table:style-name="ro1">
          <table:table-cell office:value-type="float" office:value="34.5433333333333" calcext:value-type="float">
            <text:p>3.4543E+01</text:p>
          </table:table-cell>
          <table:table-cell office:value-type="float" office:value="1.34433333333333" calcext:value-type="float">
            <text:p>1.3443E+00</text:p>
          </table:table-cell>
          <table:table-cell office:value-type="float" office:value="3.42633333333333" calcext:value-type="float">
            <text:p>3.4263E+00</text:p>
          </table:table-cell>
          <table:table-cell office:value-type="float" office:value="0.255333333333333" calcext:value-type="float">
            <text:p>2.5533E-01</text:p>
          </table:table-cell>
          <table:table-cell office:value-type="float" office:value="0.963" calcext:value-type="float">
            <text:p>9.6300E-01</text:p>
          </table:table-cell>
          <table:table-cell office:value-type="float" office:value="1.169" calcext:value-type="float">
            <text:p>1.1690E+00</text:p>
          </table:table-cell>
          <table:table-cell office:value-type="float" office:value="20.2583333333333" calcext:value-type="float">
            <text:p>2.0258E+01</text:p>
          </table:table-cell>
          <table:table-cell office:value-type="float" office:value="8.911" calcext:value-type="float">
            <text:p>8.9110E+00</text:p>
          </table:table-cell>
          <table:table-cell office:value-type="float" office:value="504.834666666667" calcext:value-type="float">
            <text:p>5.0483E+02</text:p>
          </table:table-cell>
          <table:table-cell office:value-type="float" office:value="5.92633333333333" calcext:value-type="float">
            <text:p>5.9263E+00</text:p>
          </table:table-cell>
          <table:table-cell office:value-type="float" office:value="4.45" calcext:value-type="float">
            <text:p>4.4500E+00</text:p>
          </table:table-cell>
          <table:table-cell office:value-type="float" office:value="0.998666666666667" calcext:value-type="float">
            <text:p>9.9867E-01</text:p>
          </table:table-cell>
          <table:table-cell office:value-type="float" office:value="4.94533333333333" calcext:value-type="float">
            <text:p>4.9453E+00</text:p>
          </table:table-cell>
          <table:table-cell office:value-type="float" office:value="4.339" calcext:value-type="float">
            <text:p>4.3390E+00</text:p>
          </table:table-cell>
          <table:table-cell office:value-type="float" office:value="5.04133333333333" calcext:value-type="float">
            <text:p>5.0413E+00</text:p>
          </table:table-cell>
          <table:table-cell office:value-type="float" office:value="17.7963333333333" calcext:value-type="float">
            <text:p>1.7796E+01</text:p>
          </table:table-cell>
          <table:table-cell office:value-type="float" office:value="0.779333333333333" calcext:value-type="float">
            <text:p>7.7933E-01</text:p>
          </table:table-cell>
          <table:table-cell office:value-type="float" office:value="3.338" calcext:value-type="float">
            <text:p>3.3380E+00</text:p>
          </table:table-cell>
          <table:table-cell office:value-type="float" office:value="1.27733333333333" calcext:value-type="float">
            <text:p>1.2773E+00</text:p>
          </table:table-cell>
          <table:table-cell office:value-type="float" office:value="19.1243333333333" calcext:value-type="float">
            <text:p>1.9124E+01</text:p>
          </table:table-cell>
          <table:table-cell office:value-type="float" office:value="4.58966666666667" calcext:value-type="float">
            <text:p>4.5897E+00</text:p>
          </table:table-cell>
          <table:table-cell office:value-type="float" office:value="24.9573333333333" calcext:value-type="float">
            <text:p>2.4957E+01</text:p>
          </table:table-cell>
          <table:table-cell office:value-type="float" office:value="1.92666666666667" calcext:value-type="float">
            <text:p>1.9267E+00</text:p>
          </table:table-cell>
          <table:table-cell office:value-type="float" office:value="2.93433333333333" calcext:value-type="float">
            <text:p>2.9343E+00</text:p>
          </table:table-cell>
          <table:table-cell office:value-type="float" office:value="3.29233333333333" calcext:value-type="float">
            <text:p>3.2923E+00</text:p>
          </table:table-cell>
          <table:table-cell office:value-type="float" office:value="5.45166666666667" calcext:value-type="float">
            <text:p>5.4517E+00</text:p>
          </table:table-cell>
          <table:table-cell office:value-type="float" office:value="9.19766666666667" calcext:value-type="float">
            <text:p>9.1977E+00</text:p>
          </table:table-cell>
          <table:table-cell office:value-type="float" office:value="173.824333333333" calcext:value-type="float">
            <text:p>1.7382E+02</text:p>
          </table:table-cell>
          <table:table-cell office:value-type="float" office:value="3.66066666666667" calcext:value-type="float">
            <text:p>3.6607E+00</text:p>
          </table:table-cell>
          <table:table-cell office:value-type="float" office:value="2.03233333333333" calcext:value-type="float">
            <text:p>2.0323E+00</text:p>
          </table:table-cell>
          <table:table-cell office:value-type="float" office:value="7.804" calcext:value-type="float">
            <text:p>7.8040E+00</text:p>
          </table:table-cell>
          <table:table-cell office:value-type="float" office:value="79.0146666666667" calcext:value-type="float">
            <text:p>7.9015E+01</text:p>
          </table:table-cell>
          <table:table-cell office:value-type="float" office:value="26.812" calcext:value-type="float">
            <text:p>2.6812E+01</text:p>
          </table:table-cell>
          <table:table-cell office:value-type="float" office:value="6.436" calcext:value-type="float">
            <text:p>6.4360E+00</text:p>
          </table:table-cell>
          <table:table-cell office:value-type="float" office:value="10.158" calcext:value-type="float">
            <text:p>1.0158E+01</text:p>
          </table:table-cell>
          <table:table-cell office:value-type="float" office:value="1.721" calcext:value-type="float">
            <text:p>1.7210E+00</text:p>
          </table:table-cell>
          <table:table-cell office:value-type="float" office:value="3.662" calcext:value-type="float">
            <text:p>3.6620E+00</text:p>
          </table:table-cell>
          <table:table-cell office:value-type="float" office:value="10.4356666666667" calcext:value-type="float">
            <text:p>1.0436E+01</text:p>
          </table:table-cell>
          <table:table-cell office:value-type="float" office:value="12.9056666666667" calcext:value-type="float">
            <text:p>1.2906E+01</text:p>
          </table:table-cell>
          <table:table-cell office:value-type="float" office:value="7.845" calcext:value-type="float">
            <text:p>7.8450E+00</text:p>
          </table:table-cell>
          <table:table-cell office:value-type="float" office:value="17.245" calcext:value-type="float">
            <text:p>1.7245E+01</text:p>
          </table:table-cell>
          <table:table-cell office:value-type="float" office:value="10.248" calcext:value-type="float">
            <text:p>1.0248E+01</text:p>
          </table:table-cell>
          <table:table-cell office:value-type="float" office:value="12.756" calcext:value-type="float">
            <text:p>1.2756E+01</text:p>
          </table:table-cell>
          <table:table-cell office:value-type="float" office:value="1.115" calcext:value-type="float">
            <text:p>1.1150E+00</text:p>
          </table:table-cell>
          <table:table-cell office:value-type="float" office:value="8.93933333333334" calcext:value-type="float">
            <text:p>8.9393E+00</text:p>
          </table:table-cell>
          <table:table-cell office:value-type="float" office:value="0.842666666666667" calcext:value-type="float">
            <text:p>8.4267E-01</text:p>
          </table:table-cell>
          <table:table-cell office:value-type="float" office:value="3.80033333333333" calcext:value-type="float">
            <text:p>3.8003E+00</text:p>
          </table:table-cell>
          <table:table-cell office:value-type="float" office:value="1.13433333333333" calcext:value-type="float">
            <text:p>1.1343E+00</text:p>
          </table:table-cell>
          <table:table-cell office:value-type="float" office:value="3.40666666666667" calcext:value-type="float">
            <text:p>3.4067E+00</text:p>
          </table:table-cell>
          <table:table-cell office:value-type="float" office:value="61.712" calcext:value-type="float">
            <text:p>6.1712E+01</text:p>
          </table:table-cell>
          <table:table-cell office:value-type="float" office:value="2336.01866666667" calcext:value-type="float">
            <text:p>2.3360E+03</text:p>
          </table:table-cell>
          <table:table-cell office:value-type="float" office:value="15.6713333333333" calcext:value-type="float">
            <text:p>1.5671E+01</text:p>
          </table:table-cell>
          <table:table-cell office:value-type="float" office:value="5.55833333333333" calcext:value-type="float">
            <text:p>5.5583E+00</text:p>
          </table:table-cell>
          <table:table-cell office:value-type="float" office:value="3.37566666666667" calcext:value-type="float">
            <text:p>3.3757E+00</text:p>
          </table:table-cell>
          <table:table-cell office:value-type="float" office:value="156.681666666667" calcext:value-type="float">
            <text:p>1.5668E+02</text:p>
          </table:table-cell>
          <table:table-cell office:value-type="float" office:value="0.299333333333333" calcext:value-type="float">
            <text:p>2.9933E-01</text:p>
          </table:table-cell>
          <table:table-cell office:value-type="float" office:value="21.333" calcext:value-type="float">
            <text:p>2.1333E+01</text:p>
          </table:table-cell>
          <table:table-cell office:value-type="float" office:value="1.165" calcext:value-type="float">
            <text:p>1.1650E+00</text:p>
          </table:table-cell>
          <table:table-cell office:value-type="float" office:value="8.34166666666667" calcext:value-type="float">
            <text:p>8.3417E+00</text:p>
          </table:table-cell>
          <table:table-cell office:value-type="float" office:value="6.09866666666667" calcext:value-type="float">
            <text:p>6.0987E+00</text:p>
          </table:table-cell>
          <table:table-cell office:value-type="float" office:value="30.3443333333333" calcext:value-type="float">
            <text:p>3.0344E+01</text:p>
          </table:table-cell>
          <table:table-cell office:value-type="float" office:value="2.13" calcext:value-type="float">
            <text:p>2.1300E+00</text:p>
          </table:table-cell>
          <table:table-cell office:value-type="float" office:value="0.712666666666667" calcext:value-type="float">
            <text:p>7.1267E-01</text:p>
          </table:table-cell>
          <table:table-cell office:value-type="float" office:value="31.415" calcext:value-type="float">
            <text:p>3.1415E+01</text:p>
          </table:table-cell>
          <table:table-cell office:value-type="float" office:value="2.75333333333333" calcext:value-type="float">
            <text:p>2.7533E+00</text:p>
          </table:table-cell>
          <table:table-cell office:value-type="float" office:value="0.347" calcext:value-type="float">
            <text:p>3.4700E-01</text:p>
          </table:table-cell>
          <table:table-cell office:value-type="float" office:value="9.26466666666667" calcext:value-type="float">
            <text:p>9.2647E+00</text:p>
          </table:table-cell>
          <table:table-cell office:value-type="float" office:value="5.62833333333333" calcext:value-type="float">
            <text:p>5.6283E+00</text:p>
          </table:table-cell>
          <table:table-cell office:value-type="float" office:value="1.16633333333333" calcext:value-type="float">
            <text:p>1.1663E+00</text:p>
          </table:table-cell>
          <table:table-cell office:value-type="float" office:value="5.98033333333333" calcext:value-type="float">
            <text:p>5.9803E+00</text:p>
          </table:table-cell>
          <table:table-cell office:value-type="float" office:value="1.26366666666667" calcext:value-type="float">
            <text:p>1.2637E+00</text:p>
          </table:table-cell>
          <table:table-cell office:value-type="float" office:value="8.22766666666667" calcext:value-type="float">
            <text:p>8.2277E+00</text:p>
          </table:table-cell>
          <table:table-cell office:value-type="float" office:value="3.763" calcext:value-type="float">
            <text:p>3.7630E+00</text:p>
          </table:table-cell>
          <table:table-cell office:value-type="float" office:value="6.15466666666667" calcext:value-type="float">
            <text:p>6.1547E+00</text:p>
          </table:table-cell>
          <table:table-cell office:value-type="float" office:value="6.08833333333333" calcext:value-type="float">
            <text:p>6.0883E+00</text:p>
          </table:table-cell>
          <table:table-cell office:value-type="float" office:value="8.076" calcext:value-type="float">
            <text:p>8.0760E+00</text:p>
          </table:table-cell>
          <table:table-cell office:value-type="float" office:value="4.04266666666667" calcext:value-type="float">
            <text:p>4.0427E+00</text:p>
          </table:table-cell>
          <table:table-cell office:value-type="float" office:value="48.3876666666667" calcext:value-type="float">
            <text:p>4.8388E+01</text:p>
          </table:table-cell>
          <table:table-cell office:value-type="float" office:value="111.268" calcext:value-type="float">
            <text:p>1.1127E+02</text:p>
          </table:table-cell>
          <table:table-cell office:value-type="float" office:value="2360.27466666667" calcext:value-type="float">
            <text:p>2.3603E+03</text:p>
          </table:table-cell>
          <table:table-cell office:value-type="float" office:value="5.13566666666667" calcext:value-type="float">
            <text:p>5.1357E+00</text:p>
          </table:table-cell>
          <table:table-cell office:value-type="float" office:value="51.756" calcext:value-type="float">
            <text:p>5.1756E+01</text:p>
          </table:table-cell>
          <table:table-cell office:value-type="float" office:value="19.835" calcext:value-type="float">
            <text:p>1.9835E+01</text:p>
          </table:table-cell>
          <table:table-cell office:value-type="float" office:value="32.4026666666667" calcext:value-type="float">
            <text:p>3.2403E+01</text:p>
          </table:table-cell>
          <table:table-cell office:value-type="float" office:value="0.793333333333333" calcext:value-type="float">
            <text:p>7.9333E-01</text:p>
          </table:table-cell>
          <table:table-cell office:value-type="float" office:value="170.878" calcext:value-type="float">
            <text:p>1.7088E+02</text:p>
          </table:table-cell>
          <table:table-cell office:value-type="float" office:value="101.302" calcext:value-type="float">
            <text:p>1.0130E+02</text:p>
          </table:table-cell>
          <table:table-cell office:value-type="float" office:value="13.8923333333333" calcext:value-type="float">
            <text:p>1.3892E+01</text:p>
          </table:table-cell>
          <table:table-cell office:value-type="float" office:value="89.0576666666667" calcext:value-type="float">
            <text:p>8.9058E+01</text:p>
          </table:table-cell>
          <table:table-cell office:value-type="float" office:value="18.8383333333333" calcext:value-type="float">
            <text:p>1.8838E+01</text:p>
          </table:table-cell>
          <table:table-cell office:value-type="float" office:value="0.695" calcext:value-type="float">
            <text:p>6.9500E-01</text:p>
          </table:table-cell>
          <table:table-cell office:value-type="float" office:value="0.389333333333333" calcext:value-type="float">
            <text:p>3.8933E-01</text:p>
          </table:table-cell>
          <table:table-cell office:value-type="float" office:value="2.71166666666667" calcext:value-type="float">
            <text:p>2.7117E+00</text:p>
          </table:table-cell>
          <table:table-cell office:value-type="float" office:value="55.8323333333333" calcext:value-type="float">
            <text:p>5.5832E+01</text:p>
          </table:table-cell>
          <table:table-cell office:value-type="float" office:value="11.8546666666667" calcext:value-type="float">
            <text:p>1.1855E+01</text:p>
          </table:table-cell>
          <table:table-cell office:value-type="float" office:value="4.20566666666667" calcext:value-type="float">
            <text:p>4.2057E+00</text:p>
          </table:table-cell>
          <table:table-cell office:value-type="float" office:value="25.09" calcext:value-type="float">
            <text:p>2.5090E+01</text:p>
          </table:table-cell>
          <table:table-cell office:value-type="float" office:value="6.42033333333333" calcext:value-type="float">
            <text:p>6.4203E+00</text:p>
          </table:table-cell>
          <table:table-cell office:value-type="float" office:value="2.81333333333333" calcext:value-type="float">
            <text:p>2.8133E+00</text:p>
          </table:table-cell>
          <table:table-cell office:value-type="float" office:value="4.298" calcext:value-type="float">
            <text:p>4.2980E+00</text:p>
          </table:table-cell>
          <table:table-cell office:value-type="float" office:value="1.224" calcext:value-type="float">
            <text:p>1.2240E+00</text:p>
          </table:table-cell>
          <table:table-cell office:value-type="float" office:value="0.845666666666667" calcext:value-type="float">
            <text:p>8.4567E-01</text:p>
          </table:table-cell>
          <table:table-cell office:value-type="float" office:value="2.133" calcext:value-type="float">
            <text:p>2.1330E+00</text:p>
          </table:table-cell>
          <table:table-cell office:value-type="float" office:value="1.54666666666667" calcext:value-type="float">
            <text:p>1.5467E+00</text:p>
          </table:table-cell>
          <table:table-cell office:value-type="float" office:value="2.79533333333333" calcext:value-type="float">
            <text:p>2.7953E+00</text:p>
          </table:table-cell>
          <table:table-cell office:value-type="float" office:value="5.61466666666667" calcext:value-type="float">
            <text:p>5.6147E+00</text:p>
          </table:table-cell>
          <table:table-cell office:value-type="float" office:value="1.62533333333333" calcext:value-type="float">
            <text:p>1.6253E+00</text:p>
          </table:table-cell>
          <table:table-cell office:value-type="float" office:value="1.51" calcext:value-type="float">
            <text:p>1.5100E+00</text:p>
          </table:table-cell>
          <table:table-cell office:value-type="float" office:value="1.96133333333333" calcext:value-type="float">
            <text:p>1.9613E+00</text:p>
          </table:table-cell>
          <table:table-cell office:value-type="float" office:value="1.693" calcext:value-type="float">
            <text:p>1.6930E+00</text:p>
          </table:table-cell>
          <table:table-cell office:value-type="float" office:value="3.84633333333333" calcext:value-type="float">
            <text:p>3.8463E+00</text:p>
          </table:table-cell>
          <table:table-cell office:value-type="float" office:value="1.65633333333333" calcext:value-type="float">
            <text:p>1.6563E+00</text:p>
          </table:table-cell>
          <table:table-cell office:value-type="float" office:value="3.45333333333333" calcext:value-type="float">
            <text:p>3.4533E+00</text:p>
          </table:table-cell>
          <table:table-cell office:value-type="float" office:value="1.47866666666667" calcext:value-type="float">
            <text:p>1.4787E+00</text:p>
          </table:table-cell>
          <table:table-cell office:value-type="float" office:value="0.618" calcext:value-type="float">
            <text:p>6.1800E-01</text:p>
          </table:table-cell>
          <table:table-cell office:value-type="float" office:value="3.38033333333333" calcext:value-type="float">
            <text:p>3.3803E+00</text:p>
          </table:table-cell>
          <table:table-cell office:value-type="float" office:value="71.141" calcext:value-type="float">
            <text:p>7.1141E+01</text:p>
          </table:table-cell>
          <table:table-cell office:value-type="float" office:value="1.88866666666667" calcext:value-type="float">
            <text:p>1.8887E+00</text:p>
          </table:table-cell>
          <table:table-cell office:value-type="float" office:value="125.728" calcext:value-type="float">
            <text:p>1.2573E+02</text:p>
          </table:table-cell>
          <table:table-cell office:value-type="float" office:value="31.7353333333333" calcext:value-type="float">
            <text:p>3.1735E+01</text:p>
          </table:table-cell>
          <table:table-cell office:value-type="float" office:value="287.141333333333" calcext:value-type="float">
            <text:p>2.8714E+02</text:p>
          </table:table-cell>
          <table:table-cell office:value-type="float" office:value="5.27133333333333" calcext:value-type="float">
            <text:p>5.2713E+00</text:p>
          </table:table-cell>
          <table:table-cell office:value-type="float" office:value="476.539333333333" calcext:value-type="float">
            <text:p>4.7654E+02</text:p>
          </table:table-cell>
          <table:table-cell office:value-type="float" office:value="1.61633333333333" calcext:value-type="float">
            <text:p>1.6163E+00</text:p>
          </table:table-cell>
          <table:table-cell office:value-type="float" office:value="3.27" calcext:value-type="float">
            <text:p>3.2700E+00</text:p>
          </table:table-cell>
          <table:table-cell office:value-type="float" office:value="10.791" calcext:value-type="float">
            <text:p>1.0791E+01</text:p>
          </table:table-cell>
          <table:table-cell office:value-type="float" office:value="22.026" calcext:value-type="float">
            <text:p>2.2026E+01</text:p>
          </table:table-cell>
          <table:table-cell office:value-type="float" office:value="17.476" calcext:value-type="float">
            <text:p>1.7476E+01</text:p>
          </table:table-cell>
          <table:table-cell office:value-type="float" office:value="0.972666666666667" calcext:value-type="float">
            <text:p>9.7267E-01</text:p>
          </table:table-cell>
          <table:table-cell office:value-type="float" office:value="5.97533333333333" calcext:value-type="float">
            <text:p>5.9753E+00</text:p>
          </table:table-cell>
          <table:table-cell office:value-type="float" office:value="4.78333333333333" calcext:value-type="float">
            <text:p>4.7833E+00</text:p>
          </table:table-cell>
          <table:table-cell office:value-type="float" office:value="5.00733333333333" calcext:value-type="float">
            <text:p>5.0073E+00</text:p>
          </table:table-cell>
          <table:table-cell office:value-type="float" office:value="3.44333333333333" calcext:value-type="float">
            <text:p>3.4433E+00</text:p>
          </table:table-cell>
          <table:table-cell office:value-type="float" office:value="5.34033333333333" calcext:value-type="float">
            <text:p>5.3403E+00</text:p>
          </table:table-cell>
          <table:table-cell office:value-type="float" office:value="9.55233333333333" calcext:value-type="float">
            <text:p>9.5523E+00</text:p>
          </table:table-cell>
          <table:table-cell office:value-type="float" office:value="8.37033333333333" calcext:value-type="float">
            <text:p>8.3703E+00</text:p>
          </table:table-cell>
          <table:table-cell office:value-type="float" office:value="8.24366666666667" calcext:value-type="float">
            <text:p>8.2437E+00</text:p>
          </table:table-cell>
          <table:table-cell office:value-type="float" office:value="0.351333333333333" calcext:value-type="float">
            <text:p>3.5133E-01</text:p>
          </table:table-cell>
          <table:table-cell office:value-type="float" office:value="3.28266666666667" calcext:value-type="float">
            <text:p>3.2827E+00</text:p>
          </table:table-cell>
          <table:table-cell office:value-type="float" office:value="6.66566666666667" calcext:value-type="float">
            <text:p>6.6657E+00</text:p>
          </table:table-cell>
          <table:table-cell office:value-type="float" office:value="5.50466666666667" calcext:value-type="float">
            <text:p>5.5047E+00</text:p>
          </table:table-cell>
          <table:table-cell office:value-type="float" office:value="73.499" calcext:value-type="float">
            <text:p>7.3499E+01</text:p>
          </table:table-cell>
        </table:table-row>
        <table:table-row table:style-name="ro1">
          <table:table-cell office:value-type="float" office:value="24.1866666666667" calcext:value-type="float">
            <text:p>2.4187E+01</text:p>
          </table:table-cell>
          <table:table-cell office:value-type="float" office:value="2.034" calcext:value-type="float">
            <text:p>2.0340E+00</text:p>
          </table:table-cell>
          <table:table-cell office:value-type="float" office:value="3.406" calcext:value-type="float">
            <text:p>3.4060E+00</text:p>
          </table:table-cell>
          <table:table-cell office:value-type="float" office:value="0.305666666666667" calcext:value-type="float">
            <text:p>3.0567E-01</text:p>
          </table:table-cell>
          <table:table-cell office:value-type="float" office:value="1.059" calcext:value-type="float">
            <text:p>1.0590E+00</text:p>
          </table:table-cell>
          <table:table-cell office:value-type="float" office:value="1.768" calcext:value-type="float">
            <text:p>1.7680E+00</text:p>
          </table:table-cell>
          <table:table-cell office:value-type="float" office:value="18.8916666666667" calcext:value-type="float">
            <text:p>1.8892E+01</text:p>
          </table:table-cell>
          <table:table-cell office:value-type="float" office:value="4.684" calcext:value-type="float">
            <text:p>4.6840E+00</text:p>
          </table:table-cell>
          <table:table-cell office:value-type="float" office:value="14.8566666666667" calcext:value-type="float">
            <text:p>1.4857E+01</text:p>
          </table:table-cell>
          <table:table-cell office:value-type="float" office:value="4.13333333333333" calcext:value-type="float">
            <text:p>4.1333E+00</text:p>
          </table:table-cell>
          <table:table-cell office:value-type="float" office:value="3.623" calcext:value-type="float">
            <text:p>3.6230E+00</text:p>
          </table:table-cell>
          <table:table-cell office:value-type="float" office:value="2.981" calcext:value-type="float">
            <text:p>2.9810E+00</text:p>
          </table:table-cell>
          <table:table-cell office:value-type="float" office:value="5.19266666666667" calcext:value-type="float">
            <text:p>5.1927E+00</text:p>
          </table:table-cell>
          <table:table-cell office:value-type="float" office:value="3.04833333333333" calcext:value-type="float">
            <text:p>3.0483E+00</text:p>
          </table:table-cell>
          <table:table-cell office:value-type="float" office:value="5.17666666666667" calcext:value-type="float">
            <text:p>5.1767E+00</text:p>
          </table:table-cell>
          <table:table-cell office:value-type="float" office:value="6.66433333333333" calcext:value-type="float">
            <text:p>6.6643E+00</text:p>
          </table:table-cell>
          <table:table-cell office:value-type="float" office:value="2.527" calcext:value-type="float">
            <text:p>2.5270E+00</text:p>
          </table:table-cell>
          <table:table-cell office:value-type="float" office:value="4.182" calcext:value-type="float">
            <text:p>4.1820E+00</text:p>
          </table:table-cell>
          <table:table-cell office:value-type="float" office:value="1.677" calcext:value-type="float">
            <text:p>1.6770E+00</text:p>
          </table:table-cell>
          <table:table-cell office:value-type="float" office:value="25.668" calcext:value-type="float">
            <text:p>2.5668E+01</text:p>
          </table:table-cell>
          <table:table-cell office:value-type="float" office:value="2.402" calcext:value-type="float">
            <text:p>2.4020E+00</text:p>
          </table:table-cell>
          <table:table-cell office:value-type="float" office:value="15.6943333333333" calcext:value-type="float">
            <text:p>1.5694E+01</text:p>
          </table:table-cell>
          <table:table-cell office:value-type="float" office:value="2.07633333333333" calcext:value-type="float">
            <text:p>2.0763E+00</text:p>
          </table:table-cell>
          <table:table-cell office:value-type="float" office:value="3.79966666666667" calcext:value-type="float">
            <text:p>3.7997E+00</text:p>
          </table:table-cell>
          <table:table-cell office:value-type="float" office:value="2.45933333333333" calcext:value-type="float">
            <text:p>2.4593E+00</text:p>
          </table:table-cell>
          <table:table-cell office:value-type="float" office:value="2.75466666666667" calcext:value-type="float">
            <text:p>2.7547E+00</text:p>
          </table:table-cell>
          <table:table-cell office:value-type="float" office:value="1.974" calcext:value-type="float">
            <text:p>1.9740E+00</text:p>
          </table:table-cell>
          <table:table-cell office:value-type="float" office:value="167.497" calcext:value-type="float">
            <text:p>1.6750E+02</text:p>
          </table:table-cell>
          <table:table-cell office:value-type="float" office:value="2.34033333333333" calcext:value-type="float">
            <text:p>2.3403E+00</text:p>
          </table:table-cell>
          <table:table-cell office:value-type="float" office:value="4.23733333333333" calcext:value-type="float">
            <text:p>4.2373E+00</text:p>
          </table:table-cell>
          <table:table-cell office:value-type="float" office:value="18.104" calcext:value-type="float">
            <text:p>1.8104E+01</text:p>
          </table:table-cell>
          <table:table-cell office:value-type="float" office:value="12.739" calcext:value-type="float">
            <text:p>1.2739E+01</text:p>
          </table:table-cell>
          <table:table-cell office:value-type="float" office:value="24.9986666666667" calcext:value-type="float">
            <text:p>2.4999E+01</text:p>
          </table:table-cell>
          <table:table-cell office:value-type="float" office:value="3.33366666666667" calcext:value-type="float">
            <text:p>3.3337E+00</text:p>
          </table:table-cell>
          <table:table-cell office:value-type="float" office:value="17.2486666666667" calcext:value-type="float">
            <text:p>1.7249E+01</text:p>
          </table:table-cell>
          <table:table-cell office:value-type="float" office:value="1.31533333333333" calcext:value-type="float">
            <text:p>1.3153E+00</text:p>
          </table:table-cell>
          <table:table-cell office:value-type="float" office:value="3.35" calcext:value-type="float">
            <text:p>3.3500E+00</text:p>
          </table:table-cell>
          <table:table-cell office:value-type="float" office:value="6.25733333333333" calcext:value-type="float">
            <text:p>6.2573E+00</text:p>
          </table:table-cell>
          <table:table-cell office:value-type="float" office:value="2.912" calcext:value-type="float">
            <text:p>2.9120E+00</text:p>
          </table:table-cell>
          <table:table-cell office:value-type="float" office:value="8.749" calcext:value-type="float">
            <text:p>8.7490E+00</text:p>
          </table:table-cell>
          <table:table-cell office:value-type="float" office:value="11.1476666666667" calcext:value-type="float">
            <text:p>1.1148E+01</text:p>
          </table:table-cell>
          <table:table-cell office:value-type="float" office:value="6.19433333333333" calcext:value-type="float">
            <text:p>6.1943E+00</text:p>
          </table:table-cell>
          <table:table-cell office:value-type="float" office:value="2.27333333333333" calcext:value-type="float">
            <text:p>2.2733E+00</text:p>
          </table:table-cell>
          <table:table-cell office:value-type="float" office:value="1.41066666666667" calcext:value-type="float">
            <text:p>1.4107E+00</text:p>
          </table:table-cell>
          <table:table-cell office:value-type="float" office:value="6.55833333333333" calcext:value-type="float">
            <text:p>6.5583E+00</text:p>
          </table:table-cell>
          <table:table-cell office:value-type="float" office:value="0.647333333333333" calcext:value-type="float">
            <text:p>6.4733E-01</text:p>
          </table:table-cell>
          <table:table-cell office:value-type="float" office:value="9.92733333333333" calcext:value-type="float">
            <text:p>9.9273E+00</text:p>
          </table:table-cell>
          <table:table-cell office:value-type="float" office:value="1.38333333333333" calcext:value-type="float">
            <text:p>1.3833E+00</text:p>
          </table:table-cell>
          <table:table-cell office:value-type="float" office:value="2.956" calcext:value-type="float">
            <text:p>2.9560E+00</text:p>
          </table:table-cell>
          <table:table-cell office:value-type="float" office:value="74.8536666666667" calcext:value-type="float">
            <text:p>7.4854E+01</text:p>
          </table:table-cell>
          <table:table-cell office:value-type="float" office:value="179.747" calcext:value-type="float">
            <text:p>1.7975E+02</text:p>
          </table:table-cell>
          <table:table-cell office:value-type="float" office:value="18.7266666666667" calcext:value-type="float">
            <text:p>1.8727E+01</text:p>
          </table:table-cell>
          <table:table-cell office:value-type="float" office:value="5.89866666666667" calcext:value-type="float">
            <text:p>5.8987E+00</text:p>
          </table:table-cell>
          <table:table-cell office:value-type="float" office:value="7.81033333333333" calcext:value-type="float">
            <text:p>7.8103E+00</text:p>
          </table:table-cell>
          <table:table-cell office:value-type="float" office:value="139.251666666667" calcext:value-type="float">
            <text:p>1.3925E+02</text:p>
          </table:table-cell>
          <table:table-cell office:value-type="float" office:value="0.227" calcext:value-type="float">
            <text:p>2.2700E-01</text:p>
          </table:table-cell>
          <table:table-cell office:value-type="float" office:value="5.48366666666667" calcext:value-type="float">
            <text:p>5.4837E+00</text:p>
          </table:table-cell>
          <table:table-cell office:value-type="float" office:value="5.97833333333333" calcext:value-type="float">
            <text:p>5.9783E+00</text:p>
          </table:table-cell>
          <table:table-cell office:value-type="float" office:value="11.5266666666667" calcext:value-type="float">
            <text:p>1.1527E+01</text:p>
          </table:table-cell>
          <table:table-cell office:value-type="float" office:value="11.7236666666667" calcext:value-type="float">
            <text:p>1.1724E+01</text:p>
          </table:table-cell>
          <table:table-cell office:value-type="float" office:value="25.73" calcext:value-type="float">
            <text:p>2.5730E+01</text:p>
          </table:table-cell>
          <table:table-cell office:value-type="float" office:value="1.512" calcext:value-type="float">
            <text:p>1.5120E+00</text:p>
          </table:table-cell>
          <table:table-cell office:value-type="float" office:value="0.939666666666667" calcext:value-type="float">
            <text:p>9.3967E-01</text:p>
          </table:table-cell>
          <table:table-cell office:value-type="float" office:value="13.8213333333333" calcext:value-type="float">
            <text:p>1.3821E+01</text:p>
          </table:table-cell>
          <table:table-cell office:value-type="float" office:value="5.89633333333333" calcext:value-type="float">
            <text:p>5.8963E+00</text:p>
          </table:table-cell>
          <table:table-cell office:value-type="float" office:value="0.656" calcext:value-type="float">
            <text:p>6.5600E-01</text:p>
          </table:table-cell>
          <table:table-cell office:value-type="float" office:value="2.091" calcext:value-type="float">
            <text:p>2.0910E+00</text:p>
          </table:table-cell>
          <table:table-cell office:value-type="float" office:value="3.96433333333333" calcext:value-type="float">
            <text:p>3.9643E+00</text:p>
          </table:table-cell>
          <table:table-cell office:value-type="float" office:value="2.73233333333333" calcext:value-type="float">
            <text:p>2.7323E+00</text:p>
          </table:table-cell>
          <table:table-cell office:value-type="float" office:value="2.428" calcext:value-type="float">
            <text:p>2.4280E+00</text:p>
          </table:table-cell>
          <table:table-cell office:value-type="float" office:value="1.01666666666667" calcext:value-type="float">
            <text:p>1.0167E+00</text:p>
          </table:table-cell>
          <table:table-cell office:value-type="float" office:value="3.99533333333333" calcext:value-type="float">
            <text:p>3.9953E+00</text:p>
          </table:table-cell>
          <table:table-cell office:value-type="float" office:value="6.67266666666667" calcext:value-type="float">
            <text:p>6.6727E+00</text:p>
          </table:table-cell>
          <table:table-cell office:value-type="float" office:value="3.32233333333333" calcext:value-type="float">
            <text:p>3.3223E+00</text:p>
          </table:table-cell>
          <table:table-cell office:value-type="float" office:value="3.904" calcext:value-type="float">
            <text:p>3.9040E+00</text:p>
          </table:table-cell>
          <table:table-cell office:value-type="float" office:value="2.39466666666667" calcext:value-type="float">
            <text:p>2.3947E+00</text:p>
          </table:table-cell>
          <table:table-cell office:value-type="float" office:value="5.53133333333333" calcext:value-type="float">
            <text:p>5.5313E+00</text:p>
          </table:table-cell>
          <table:table-cell office:value-type="float" office:value="7.421" calcext:value-type="float">
            <text:p>7.4210E+00</text:p>
          </table:table-cell>
          <table:table-cell office:value-type="float" office:value="18.1646666666667" calcext:value-type="float">
            <text:p>1.8165E+01</text:p>
          </table:table-cell>
          <table:table-cell office:value-type="float" office:value="7.91166666666667" calcext:value-type="float">
            <text:p>7.9117E+00</text:p>
          </table:table-cell>
          <table:table-cell office:value-type="float" office:value="11.5546666666667" calcext:value-type="float">
            <text:p>1.1555E+01</text:p>
          </table:table-cell>
          <table:table-cell office:value-type="float" office:value="15.8526666666667" calcext:value-type="float">
            <text:p>1.5853E+01</text:p>
          </table:table-cell>
          <table:table-cell office:value-type="float" office:value="8.55433333333333" calcext:value-type="float">
            <text:p>8.5543E+00</text:p>
          </table:table-cell>
          <table:table-cell office:value-type="float" office:value="41.0676666666667" calcext:value-type="float">
            <text:p>4.1068E+01</text:p>
          </table:table-cell>
          <table:table-cell office:value-type="float" office:value="3.332" calcext:value-type="float">
            <text:p>3.3320E+00</text:p>
          </table:table-cell>
          <table:table-cell office:value-type="float" office:value="19.8466666666667" calcext:value-type="float">
            <text:p>1.9847E+01</text:p>
          </table:table-cell>
          <table:table-cell office:value-type="float" office:value="245.028666666667" calcext:value-type="float">
            <text:p>2.4503E+02</text:p>
          </table:table-cell>
          <table:table-cell office:value-type="float" office:value="11.157" calcext:value-type="float">
            <text:p>1.1157E+01</text:p>
          </table:table-cell>
          <table:table-cell office:value-type="float" office:value="28.0783333333333" calcext:value-type="float">
            <text:p>2.8078E+01</text:p>
          </table:table-cell>
          <table:table-cell office:value-type="float" office:value="14.197" calcext:value-type="float">
            <text:p>1.4197E+01</text:p>
          </table:table-cell>
          <table:table-cell office:value-type="float" office:value="0.559666666666667" calcext:value-type="float">
            <text:p>5.5967E-01</text:p>
          </table:table-cell>
          <table:table-cell office:value-type="float" office:value="0.387333333333333" calcext:value-type="float">
            <text:p>3.8733E-01</text:p>
          </table:table-cell>
          <table:table-cell office:value-type="float" office:value="2.71433333333333" calcext:value-type="float">
            <text:p>2.7143E+00</text:p>
          </table:table-cell>
          <table:table-cell office:value-type="float" office:value="44.346" calcext:value-type="float">
            <text:p>4.4346E+01</text:p>
          </table:table-cell>
          <table:table-cell office:value-type="float" office:value="7.87866666666667" calcext:value-type="float">
            <text:p>7.8787E+00</text:p>
          </table:table-cell>
          <table:table-cell office:value-type="float" office:value="3.36533333333333" calcext:value-type="float">
            <text:p>3.3653E+00</text:p>
          </table:table-cell>
          <table:table-cell office:value-type="float" office:value="97.3856666666667" calcext:value-type="float">
            <text:p>9.7386E+01</text:p>
          </table:table-cell>
          <table:table-cell office:value-type="float" office:value="0.732666666666667" calcext:value-type="float">
            <text:p>7.3267E-01</text:p>
          </table:table-cell>
          <table:table-cell office:value-type="float" office:value="2.33366666666667" calcext:value-type="float">
            <text:p>2.3337E+00</text:p>
          </table:table-cell>
          <table:table-cell office:value-type="float" office:value="5.82266666666667" calcext:value-type="float">
            <text:p>5.8227E+00</text:p>
          </table:table-cell>
          <table:table-cell office:value-type="float" office:value="1.416" calcext:value-type="float">
            <text:p>1.4160E+00</text:p>
          </table:table-cell>
          <table:table-cell office:value-type="float" office:value="0.521333333333333" calcext:value-type="float">
            <text:p>5.2133E-01</text:p>
          </table:table-cell>
          <table:table-cell office:value-type="float" office:value="1.07466666666667" calcext:value-type="float">
            <text:p>1.0747E+00</text:p>
          </table:table-cell>
          <table:table-cell office:value-type="float" office:value="2.54966666666667" calcext:value-type="float">
            <text:p>2.5497E+00</text:p>
          </table:table-cell>
          <table:table-cell office:value-type="float" office:value="1.07266666666667" calcext:value-type="float">
            <text:p>1.0727E+00</text:p>
          </table:table-cell>
          <table:table-cell office:value-type="float" office:value="2.91466666666667" calcext:value-type="float">
            <text:p>2.9147E+00</text:p>
          </table:table-cell>
          <table:table-cell office:value-type="float" office:value="2.46466666666667" calcext:value-type="float">
            <text:p>2.4647E+00</text:p>
          </table:table-cell>
          <table:table-cell office:value-type="float" office:value="1.77766666666667" calcext:value-type="float">
            <text:p>1.7777E+00</text:p>
          </table:table-cell>
          <table:table-cell office:value-type="float" office:value="2.30466666666667" calcext:value-type="float">
            <text:p>2.3047E+00</text:p>
          </table:table-cell>
          <table:table-cell office:value-type="float" office:value="1.8" calcext:value-type="float">
            <text:p>1.8000E+00</text:p>
          </table:table-cell>
          <table:table-cell office:value-type="float" office:value="4.87033333333333" calcext:value-type="float">
            <text:p>4.8703E+00</text:p>
          </table:table-cell>
          <table:table-cell office:value-type="float" office:value="5.02566666666667" calcext:value-type="float">
            <text:p>5.0257E+00</text:p>
          </table:table-cell>
          <table:table-cell office:value-type="float" office:value="2.84166666666667" calcext:value-type="float">
            <text:p>2.8417E+00</text:p>
          </table:table-cell>
          <table:table-cell office:value-type="float" office:value="1.278" calcext:value-type="float">
            <text:p>1.2780E+00</text:p>
          </table:table-cell>
          <table:table-cell office:value-type="float" office:value="0.869666666666667" calcext:value-type="float">
            <text:p>8.6967E-01</text:p>
          </table:table-cell>
          <table:table-cell office:value-type="float" office:value="5.57166666666667" calcext:value-type="float">
            <text:p>5.5717E+00</text:p>
          </table:table-cell>
          <table:table-cell office:value-type="float" office:value="9.81733333333333" calcext:value-type="float">
            <text:p>9.8173E+00</text:p>
          </table:table-cell>
          <table:table-cell office:value-type="float" office:value="1.584" calcext:value-type="float">
            <text:p>1.5840E+00</text:p>
          </table:table-cell>
          <table:table-cell office:value-type="float" office:value="493.15" calcext:value-type="float">
            <text:p>4.9315E+02</text:p>
          </table:table-cell>
          <table:table-cell office:value-type="float" office:value="109.115333333333" calcext:value-type="float">
            <text:p>1.0912E+02</text:p>
          </table:table-cell>
          <table:table-cell office:value-type="float" office:value="69.015" calcext:value-type="float">
            <text:p>6.9015E+01</text:p>
          </table:table-cell>
          <table:table-cell office:value-type="float" office:value="3.818" calcext:value-type="float">
            <text:p>3.8180E+00</text:p>
          </table:table-cell>
          <table:table-cell office:value-type="float" office:value="29.0333333333333" calcext:value-type="float">
            <text:p>2.9033E+01</text:p>
          </table:table-cell>
          <table:table-cell office:value-type="float" office:value="1.39666666666667" calcext:value-type="float">
            <text:p>1.3967E+00</text:p>
          </table:table-cell>
          <table:table-cell office:value-type="float" office:value="8.26033333333333" calcext:value-type="float">
            <text:p>8.2603E+00</text:p>
          </table:table-cell>
          <table:table-cell office:value-type="float" office:value="13.3453333333333" calcext:value-type="float">
            <text:p>1.3345E+01</text:p>
          </table:table-cell>
          <table:table-cell office:value-type="float" office:value="62.7756666666667" calcext:value-type="float">
            <text:p>6.2776E+01</text:p>
          </table:table-cell>
          <table:table-cell office:value-type="float" office:value="7.04166666666667" calcext:value-type="float">
            <text:p>7.0417E+00</text:p>
          </table:table-cell>
          <table:table-cell office:value-type="float" office:value="2.80966666666667" calcext:value-type="float">
            <text:p>2.8097E+00</text:p>
          </table:table-cell>
          <table:table-cell office:value-type="float" office:value="6.20033333333333" calcext:value-type="float">
            <text:p>6.2003E+00</text:p>
          </table:table-cell>
          <table:table-cell office:value-type="float" office:value="8.90733333333333" calcext:value-type="float">
            <text:p>8.9073E+00</text:p>
          </table:table-cell>
          <table:table-cell office:value-type="float" office:value="10.8796666666667" calcext:value-type="float">
            <text:p>1.0880E+01</text:p>
          </table:table-cell>
          <table:table-cell office:value-type="float" office:value="4.82" calcext:value-type="float">
            <text:p>4.8200E+00</text:p>
          </table:table-cell>
          <table:table-cell office:value-type="float" office:value="4.64633333333333" calcext:value-type="float">
            <text:p>4.6463E+00</text:p>
          </table:table-cell>
          <table:table-cell office:value-type="float" office:value="5.403" calcext:value-type="float">
            <text:p>5.4030E+00</text:p>
          </table:table-cell>
          <table:table-cell office:value-type="float" office:value="4.083" calcext:value-type="float">
            <text:p>4.0830E+00</text:p>
          </table:table-cell>
          <table:table-cell office:value-type="float" office:value="9.62" calcext:value-type="float">
            <text:p>9.6200E+00</text:p>
          </table:table-cell>
          <table:table-cell office:value-type="float" office:value="0.537333333333333" calcext:value-type="float">
            <text:p>5.3733E-01</text:p>
          </table:table-cell>
          <table:table-cell office:value-type="float" office:value="2.936" calcext:value-type="float">
            <text:p>2.9360E+00</text:p>
          </table:table-cell>
          <table:table-cell office:value-type="float" office:value="13.164" calcext:value-type="float">
            <text:p>1.3164E+01</text:p>
          </table:table-cell>
          <table:table-cell office:value-type="float" office:value="1.47166666666667" calcext:value-type="float">
            <text:p>1.4717E+00</text:p>
          </table:table-cell>
          <table:table-cell office:value-type="float" office:value="92.8316666666667" calcext:value-type="float">
            <text:p>9.2832E+01</text:p>
          </table:table-cell>
        </table:table-row>
        <table:table-row table:style-name="ro1" table:number-rows-repeated="1048570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GR-KAN" table:style-name="ta1">
        <table:table-column table:style-name="co2" table:number-columns-repeated="3" table:default-cell-style-name="ce51"/>
        <table:table-column table:style-name="co2" table:default-cell-style-name="ce52"/>
        <table:table-column table:style-name="co3" table:number-columns-repeated="138" table:default-cell-style-name="ce50"/>
        <table:table-row table:style-name="ro1">
          <table:table-cell table:style-name="ce50" office:value-type="string" calcext:value-type="string">
            <text:p>AT1G01720</text:p>
          </table:table-cell>
          <table:table-cell table:style-name="ce50" office:value-type="string" calcext:value-type="string">
            <text:p>AT1G05420</text:p>
          </table:table-cell>
          <table:table-cell table:style-name="ce50" office:value-type="string" calcext:value-type="string">
            <text:p>AT1G07135</text:p>
          </table:table-cell>
          <table:table-cell table:style-name="ce50" office:value-type="string" calcext:value-type="string">
            <text:p>AT1G09950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AT1G18400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AT1G19610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AT1G28370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AT1G34510</text:p>
          </table:table-cell>
          <table:table-cell office:value-type="string" calcext:value-type="string">
            <text:p>AT1G35140</text:p>
          </table:table-cell>
          <table:table-cell office:value-type="string" calcext:value-type="string">
            <text:p>AT1G47600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AT1G49640</text:p>
          </table:table-cell>
          <table:table-cell office:value-type="string" calcext:value-type="string">
            <text:p>AT1G51470</text:p>
          </table:table-cell>
          <table:table-cell office:value-type="string" calcext:value-type="string">
            <text:p>AT1G57560</text:p>
          </table:table-cell>
          <table:table-cell office:value-type="string" calcext:value-type="string">
            <text:p>AT1G57990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AT1G61800</text:p>
          </table:table-cell>
          <table:table-cell office:value-type="string" calcext:value-type="string">
            <text:p>AT1G61810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AT1G62360</text:p>
          </table:table-cell>
          <table:table-cell office:value-type="string" calcext:value-type="string">
            <text:p>AT1G65390</text:p>
          </table:table-cell>
          <table:table-cell office:value-type="string" calcext:value-type="string">
            <text:p>AT1G65480</text:p>
          </table:table-cell>
          <table:table-cell office:value-type="string" calcext:value-type="string">
            <text:p>AT1G65620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1G71030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AT1G72450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AT1G77640</text:p>
          </table:table-cell>
          <table:table-cell office:value-type="string" calcext:value-type="string">
            <text:p>AT1G80840</text:p>
          </table:table-cell>
          <table:table-cell office:value-type="string" calcext:value-type="string">
            <text:p>AT2G02930</text:p>
          </table:table-cell>
          <table:table-cell office:value-type="string" calcext:value-type="string">
            <text:p>AT2G18050</text:p>
          </table:table-cell>
          <table:table-cell office:value-type="string" calcext:value-type="string">
            <text:p>AT2G22500</text:p>
          </table:table-cell>
          <table:table-cell office:value-type="string" calcext:value-type="string">
            <text:p>AT2G24850</text:p>
          </table:table-cell>
          <table:table-cell office:value-type="string" calcext:value-type="string">
            <text:p>AT2G2500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AT2G27690</text:p>
          </table:table-cell>
          <table:table-cell office:value-type="string" calcext:value-type="string">
            <text:p>AT2G32990</text:p>
          </table:table-cell>
          <table:table-cell office:value-type="string" calcext:value-type="string">
            <text:p>AT2G34600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AT2G36870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AT2G39030</text:p>
          </table:table-cell>
          <table:table-cell office:value-type="string" calcext:value-type="string">
            <text:p>AT2G40000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AT2G44840</text:p>
          </table:table-cell>
          <table:table-cell office:value-type="string" calcext:value-type="string">
            <text:p>AT3G02550</text:p>
          </table:table-cell>
          <table:table-cell office:value-type="string" calcext:value-type="string">
            <text:p>AT3G03670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AT3G08860</text:p>
          </table:table-cell>
          <table:table-cell office:value-type="string" calcext:value-type="string">
            <text:p>AT3G15210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AT3G21330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AT3G23550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AT3G45260</text:p>
          </table:table-cell>
          <table:table-cell office:value-type="string" calcext:value-type="string">
            <text:p>AT3G47340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AT3G48520</text:p>
          </table:table-cell>
          <table:table-cell office:value-type="string" calcext:value-type="string">
            <text:p>AT3G50260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AT3G56710</text:p>
          </table:table-cell>
          <table:table-cell office:value-type="string" calcext:value-type="string">
            <text:p>AT3G61190</text:p>
          </table:table-cell>
          <table:table-cell office:value-type="string" calcext:value-type="string">
            <text:p>AT4G01250</text:p>
          </table:table-cell>
          <table:table-cell office:value-type="string" calcext:value-type="string">
            <text:p>AT4G01950</text:p>
          </table:table-cell>
          <table:table-cell office:value-type="string" calcext:value-type="string">
            <text:p>AT4G02330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AT4G13395</text:p>
          </table:table-cell>
          <table:table-cell office:value-type="string" calcext:value-type="string">
            <text:p>AT4G14365</text:p>
          </table:table-cell>
          <table:table-cell office:value-type="string" calcext:value-type="string">
            <text:p>AT4G14630</text:p>
          </table:table-cell>
          <table:table-cell office:value-type="string" calcext:value-type="string">
            <text:p>AT4G15210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AT4G23600</text:p>
          </table:table-cell>
          <table:table-cell office:value-type="string" calcext:value-type="string">
            <text:p>AT4G24570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AT4G29570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AT4G30280</text:p>
          </table:table-cell>
          <table:table-cell office:value-type="string" calcext:value-type="string">
            <text:p>AT4G31800</text:p>
          </table:table-cell>
          <table:table-cell office:value-type="string" calcext:value-type="string">
            <text:p>AT4G32800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AT4G35180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AT4G38400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AT4G39480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AT5G01550</text:p>
          </table:table-cell>
          <table:table-cell office:value-type="string" calcext:value-type="string">
            <text:p>AT5G02020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AT5G05410</text:p>
          </table:table-cell>
          <table:table-cell office:value-type="string" calcext:value-type="string">
            <text:p>AT5G08150</text:p>
          </table:table-cell>
          <table:table-cell office:value-type="string" calcext:value-type="string">
            <text:p>AT5G10100</text:p>
          </table:table-cell>
          <table:table-cell office:value-type="string" calcext:value-type="string">
            <text:p>AT5G11920</text:p>
          </table:table-cell>
          <table:table-cell office:value-type="string" calcext:value-type="string">
            <text:p>AT5G13170</text:p>
          </table:table-cell>
          <table:table-cell office:value-type="string" calcext:value-type="string">
            <text:p>AT5G16560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AT5G25810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AT5G42380</text:p>
          </table:table-cell>
          <table:table-cell office:value-type="string" calcext:value-type="string">
            <text:p>AT5G44420</text:p>
          </table:table-cell>
          <table:table-cell office:value-type="string" calcext:value-type="string">
            <text:p>AT5G44430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AT5G45340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AT5G47370</text:p>
          </table:table-cell>
          <table:table-cell office:value-type="string" calcext:value-type="string">
            <text:p>AT5G47450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AT5G49850</text:p>
          </table:table-cell>
          <table:table-cell office:value-type="string" calcext:value-type="string">
            <text:p>AT5G51190</text:p>
          </table:table-cell>
          <table:table-cell office:value-type="string" calcext:value-type="string">
            <text:p>AT5G52310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AT5G52900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AT5G57560</text:p>
          </table:table-cell>
          <table:table-cell office:value-type="string" calcext:value-type="string">
            <text:p>AT5G59220</text:p>
          </table:table-cell>
          <table:table-cell office:value-type="string" calcext:value-type="string">
            <text:p>AT5G60690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AT5G63580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table:style-name="ce50" office:value-type="string" calcext:value-type="string">
            <text:p>NAC002</text:p>
          </table:table-cell>
          <table:table-cell table:style-name="ce50" office:value-type="string" calcext:value-type="string">
            <text:p>OFP12</text:p>
          </table:table-cell>
          <table:table-cell table:style-name="ce50" office:value-type="string" calcext:value-type="string">
            <text:p>AT1G07135</text:p>
          </table:table-cell>
          <table:table-cell table:style-name="ce50" office:value-type="string" calcext:value-type="string">
            <text:p>RAS1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BEE1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PDF1.4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ERF11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PER8</text:p>
          </table:table-cell>
          <table:table-cell office:value-type="string" calcext:value-type="string">
            <text:p>EXL1</text:p>
          </table:table-cell>
          <table:table-cell office:value-type="string" calcext:value-type="string">
            <text:p>TGG4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CXE3</text:p>
          </table:table-cell>
          <table:table-cell office:value-type="string" calcext:value-type="string">
            <text:p>TGG5</text:p>
          </table:table-cell>
          <table:table-cell office:value-type="string" calcext:value-type="string">
            <text:p>AtMYB50</text:p>
          </table:table-cell>
          <table:table-cell office:value-type="string" calcext:value-type="string">
            <text:p>PUP18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GPT2</text:p>
          </table:table-cell>
          <table:table-cell office:value-type="string" calcext:value-type="string">
            <text:p>BGLU45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PP2A5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LBD6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MYBL2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TIFY11B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ERF013</text:p>
          </table:table-cell>
          <table:table-cell office:value-type="string" calcext:value-type="string">
            <text:p>WRKY40</text:p>
          </table:table-cell>
          <table:table-cell office:value-type="string" calcext:value-type="string">
            <text:p>GSTF3</text:p>
          </table:table-cell>
          <table:table-cell office:value-type="string" calcext:value-type="string">
            <text:p>HIS1-3</text:p>
          </table:table-cell>
          <table:table-cell office:value-type="string" calcext:value-type="string">
            <text:p>PUMP5</text:p>
          </table:table-cell>
          <table:table-cell office:value-type="string" calcext:value-type="string">
            <text:p>TAT3</text:p>
          </table:table-cell>
          <table:table-cell office:value-type="string" calcext:value-type="string">
            <text:p>WRKY6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CYP94C1</text:p>
          </table:table-cell>
          <table:table-cell office:value-type="string" calcext:value-type="string">
            <text:p>AtGH9B8</text:p>
          </table:table-cell>
          <table:table-cell office:value-type="string" calcext:value-type="string">
            <text:p>TIFY 5B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XTH32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NATA1</text:p>
          </table:table-cell>
          <table:table-cell office:value-type="string" calcext:value-type="string">
            <text:p>HSPRO2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ERF13</text:p>
          </table:table-cell>
          <table:table-cell office:value-type="string" calcext:value-type="string">
            <text:p>LBD41</text:p>
          </table:table-cell>
          <table:table-cell office:value-type="string" calcext:value-type="string">
            <text:p>PER28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PYD4</text:p>
          </table:table-cell>
          <table:table-cell office:value-type="string" calcext:value-type="string">
            <text:p>ERF4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BHLH87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LAL5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IDD9</text:p>
          </table:table-cell>
          <table:table-cell office:value-type="string" calcext:value-type="string">
            <text:p>ASN1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CYP94B3</text:p>
          </table:table-cell>
          <table:table-cell office:value-type="string" calcext:value-type="string">
            <text:p>ERF011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SIB1</text:p>
          </table:table-cell>
          <table:table-cell office:value-type="string" calcext:value-type="string">
            <text:p>BAP1</text:p>
          </table:table-cell>
          <table:table-cell office:value-type="string" calcext:value-type="string">
            <text:p>WRKY22</text:p>
          </table:table-cell>
          <table:table-cell office:value-type="string" calcext:value-type="string">
            <text:p>GPAT3</text:p>
          </table:table-cell>
          <table:table-cell office:value-type="string" calcext:value-type="string">
            <text:p>PME41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DVL10</text:p>
          </table:table-cell>
          <table:table-cell office:value-type="string" calcext:value-type="string">
            <text:p>XBAT34</text:p>
          </table:table-cell>
          <table:table-cell office:value-type="string" calcext:value-type="string">
            <text:p>GLP9</text:p>
          </table:table-cell>
          <table:table-cell office:value-type="string" calcext:value-type="string">
            <text:p>BAM5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CORI3</text:p>
          </table:table-cell>
          <table:table-cell office:value-type="string" calcext:value-type="string">
            <text:p>PUMP4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CDA8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XTH18</text:p>
          </table:table-cell>
          <table:table-cell office:value-type="string" calcext:value-type="string">
            <text:p>WRKY18</text:p>
          </table:table-cell>
          <table:table-cell office:value-type="string" calcext:value-type="string">
            <text:p>ERF043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LHT7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EXLA2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CYP96A9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LECRK6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DREB2A</text:p>
          </table:table-cell>
          <table:table-cell office:value-type="string" calcext:value-type="string">
            <text:p>SOB5</text:p>
          </table:table-cell>
          <table:table-cell office:value-type="string" calcext:value-type="string">
            <text:p>TPPI</text:p>
          </table:table-cell>
          <table:table-cell office:value-type="string" calcext:value-type="string">
            <text:p>CWINV6</text:p>
          </table:table-cell>
          <table:table-cell office:value-type="string" calcext:value-type="string">
            <text:p>SWEET15</text:p>
          </table:table-cell>
          <table:table-cell office:value-type="string" calcext:value-type="string">
            <text:p>KAN1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CML37</text:p>
          </table:table-cell>
          <table:table-cell office:value-type="string" calcext:value-type="string">
            <text:p>PDF1.2A</text:p>
          </table:table-cell>
          <table:table-cell office:value-type="string" calcext:value-type="string">
            <text:p>PDF1.2C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CYP707A3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HAT2</text:p>
          </table:table-cell>
          <table:table-cell office:value-type="string" calcext:value-type="string">
            <text:p>TIP2-3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JAL46</text:p>
          </table:table-cell>
          <table:table-cell office:value-type="string" calcext:value-type="string">
            <text:p>ERF105</text:p>
          </table:table-cell>
          <table:table-cell office:value-type="string" calcext:value-type="string">
            <text:p>LTI78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MAKR6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XTH22</text:p>
          </table:table-cell>
          <table:table-cell office:value-type="string" calcext:value-type="string">
            <text:p>HAI1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table:style-name="ce50" office:value-type="float" office:value="11.8883333333333" calcext:value-type="float">
            <text:p>1.1888E+01</text:p>
          </table:table-cell>
          <table:table-cell table:style-name="ce50" office:value-type="float" office:value="2.15766666666667" calcext:value-type="float">
            <text:p>2.1577E+00</text:p>
          </table:table-cell>
          <table:table-cell table:style-name="ce50" office:value-type="float" office:value="10.8623333333333" calcext:value-type="float">
            <text:p>1.0862E+01</text:p>
          </table:table-cell>
          <table:table-cell table:style-name="ce50" office:value-type="float" office:value="1.31633333333333" calcext:value-type="float">
            <text:p>1.3163E+00</text:p>
          </table:table-cell>
          <table:table-cell office:value-type="float" office:value="1.436" calcext:value-type="float">
            <text:p>1.4360E+00</text:p>
          </table:table-cell>
          <table:table-cell office:value-type="float" office:value="5.01333333333333" calcext:value-type="float">
            <text:p>5.0133E+00</text:p>
          </table:table-cell>
          <table:table-cell office:value-type="float" office:value="19.3986666666667" calcext:value-type="float">
            <text:p>1.9399E+01</text:p>
          </table:table-cell>
          <table:table-cell office:value-type="float" office:value="12.5463333333333" calcext:value-type="float">
            <text:p>1.2546E+01</text:p>
          </table:table-cell>
          <table:table-cell office:value-type="float" office:value="7.16433333333333" calcext:value-type="float">
            <text:p>7.1643E+00</text:p>
          </table:table-cell>
          <table:table-cell office:value-type="float" office:value="4.50766666666667" calcext:value-type="float">
            <text:p>4.5077E+00</text:p>
          </table:table-cell>
          <table:table-cell office:value-type="float" office:value="6.939" calcext:value-type="float">
            <text:p>6.9390E+00</text:p>
          </table:table-cell>
          <table:table-cell office:value-type="float" office:value="1.191" calcext:value-type="float">
            <text:p>1.1910E+00</text:p>
          </table:table-cell>
          <table:table-cell office:value-type="float" office:value="0.878" calcext:value-type="float">
            <text:p>8.7800E-01</text:p>
          </table:table-cell>
          <table:table-cell office:value-type="float" office:value="4.68666666666667" calcext:value-type="float">
            <text:p>4.6867E+00</text:p>
          </table:table-cell>
          <table:table-cell office:value-type="float" office:value="1.72333333333333" calcext:value-type="float">
            <text:p>1.7233E+00</text:p>
          </table:table-cell>
          <table:table-cell office:value-type="float" office:value="1.75833333333333" calcext:value-type="float">
            <text:p>1.7583E+00</text:p>
          </table:table-cell>
          <table:table-cell office:value-type="float" office:value="1.88466666666667" calcext:value-type="float">
            <text:p>1.8847E+00</text:p>
          </table:table-cell>
          <table:table-cell office:value-type="float" office:value="1.35233333333333" calcext:value-type="float">
            <text:p>1.3523E+00</text:p>
          </table:table-cell>
          <table:table-cell office:value-type="float" office:value="0.521" calcext:value-type="float">
            <text:p>5.2100E-01</text:p>
          </table:table-cell>
          <table:table-cell office:value-type="float" office:value="18.2706666666667" calcext:value-type="float">
            <text:p>1.8271E+01</text:p>
          </table:table-cell>
          <table:table-cell office:value-type="float" office:value="2.35566666666667" calcext:value-type="float">
            <text:p>2.3557E+00</text:p>
          </table:table-cell>
          <table:table-cell office:value-type="float" office:value="12.4043333333333" calcext:value-type="float">
            <text:p>1.2404E+01</text:p>
          </table:table-cell>
          <table:table-cell office:value-type="float" office:value="0.909" calcext:value-type="float">
            <text:p>9.0900E-01</text:p>
          </table:table-cell>
          <table:table-cell office:value-type="float" office:value="1.81233333333333" calcext:value-type="float">
            <text:p>1.8123E+00</text:p>
          </table:table-cell>
          <table:table-cell office:value-type="float" office:value="3.82166666666667" calcext:value-type="float">
            <text:p>3.8217E+00</text:p>
          </table:table-cell>
          <table:table-cell office:value-type="float" office:value="2.642" calcext:value-type="float">
            <text:p>2.6420E+00</text:p>
          </table:table-cell>
          <table:table-cell office:value-type="float" office:value="2.26033333333333" calcext:value-type="float">
            <text:p>2.2603E+00</text:p>
          </table:table-cell>
          <table:table-cell office:value-type="float" office:value="2.269" calcext:value-type="float">
            <text:p>2.2690E+00</text:p>
          </table:table-cell>
          <table:table-cell office:value-type="float" office:value="2.73033333333333" calcext:value-type="float">
            <text:p>2.7303E+00</text:p>
          </table:table-cell>
          <table:table-cell office:value-type="float" office:value="1.01966666666667" calcext:value-type="float">
            <text:p>1.0197E+00</text:p>
          </table:table-cell>
          <table:table-cell office:value-type="float" office:value="14.7236666666667" calcext:value-type="float">
            <text:p>1.4724E+01</text:p>
          </table:table-cell>
          <table:table-cell office:value-type="float" office:value="7.42366666666667" calcext:value-type="float">
            <text:p>7.4237E+00</text:p>
          </table:table-cell>
          <table:table-cell office:value-type="float" office:value="17.9746666666667" calcext:value-type="float">
            <text:p>1.7975E+01</text:p>
          </table:table-cell>
          <table:table-cell office:value-type="float" office:value="7.58333333333333" calcext:value-type="float">
            <text:p>7.5833E+00</text:p>
          </table:table-cell>
          <table:table-cell office:value-type="float" office:value="6.03366666666667" calcext:value-type="float">
            <text:p>6.0337E+00</text:p>
          </table:table-cell>
          <table:table-cell office:value-type="float" office:value="1.38333333333333" calcext:value-type="float">
            <text:p>1.3833E+00</text:p>
          </table:table-cell>
          <table:table-cell office:value-type="float" office:value="8.50666666666667" calcext:value-type="float">
            <text:p>8.5067E+00</text:p>
          </table:table-cell>
          <table:table-cell office:value-type="float" office:value="16.138" calcext:value-type="float">
            <text:p>1.6138E+01</text:p>
          </table:table-cell>
          <table:table-cell office:value-type="float" office:value="0.566" calcext:value-type="float">
            <text:p>5.6600E-01</text:p>
          </table:table-cell>
          <table:table-cell office:value-type="float" office:value="10.4506666666667" calcext:value-type="float">
            <text:p>1.0451E+01</text:p>
          </table:table-cell>
          <table:table-cell office:value-type="float" office:value="16.9823333333333" calcext:value-type="float">
            <text:p>1.6982E+01</text:p>
          </table:table-cell>
          <table:table-cell office:value-type="float" office:value="0.512666666666667" calcext:value-type="float">
            <text:p>5.1267E-01</text:p>
          </table:table-cell>
          <table:table-cell office:value-type="float" office:value="1.76133333333333" calcext:value-type="float">
            <text:p>1.7613E+00</text:p>
          </table:table-cell>
          <table:table-cell office:value-type="float" office:value="1.95" calcext:value-type="float">
            <text:p>1.9500E+00</text:p>
          </table:table-cell>
          <table:table-cell office:value-type="float" office:value="11.387" calcext:value-type="float">
            <text:p>1.1387E+01</text:p>
          </table:table-cell>
          <table:table-cell office:value-type="float" office:value="1.03733333333333" calcext:value-type="float">
            <text:p>1.0373E+00</text:p>
          </table:table-cell>
          <table:table-cell office:value-type="float" office:value="5.30533333333333" calcext:value-type="float">
            <text:p>5.3053E+00</text:p>
          </table:table-cell>
          <table:table-cell office:value-type="float" office:value="4.54266666666667" calcext:value-type="float">
            <text:p>4.5427E+00</text:p>
          </table:table-cell>
          <table:table-cell office:value-type="float" office:value="8.005" calcext:value-type="float">
            <text:p>8.0050E+00</text:p>
          </table:table-cell>
          <table:table-cell office:value-type="float" office:value="67.5573333333333" calcext:value-type="float">
            <text:p>6.7557E+01</text:p>
          </table:table-cell>
          <table:table-cell office:value-type="float" office:value="68.445" calcext:value-type="float">
            <text:p>6.8445E+01</text:p>
          </table:table-cell>
          <table:table-cell office:value-type="float" office:value="0.607" calcext:value-type="float">
            <text:p>6.0700E-01</text:p>
          </table:table-cell>
          <table:table-cell office:value-type="float" office:value="8.357" calcext:value-type="float">
            <text:p>8.3570E+00</text:p>
          </table:table-cell>
          <table:table-cell office:value-type="float" office:value="3.18866666666667" calcext:value-type="float">
            <text:p>3.1887E+00</text:p>
          </table:table-cell>
          <table:table-cell office:value-type="float" office:value="52.1083333333333" calcext:value-type="float">
            <text:p>5.2108E+01</text:p>
          </table:table-cell>
          <table:table-cell office:value-type="float" office:value="2.789" calcext:value-type="float">
            <text:p>2.7890E+00</text:p>
          </table:table-cell>
          <table:table-cell office:value-type="float" office:value="7.063" calcext:value-type="float">
            <text:p>7.0630E+00</text:p>
          </table:table-cell>
          <table:table-cell office:value-type="float" office:value="2.061" calcext:value-type="float">
            <text:p>2.0610E+00</text:p>
          </table:table-cell>
          <table:table-cell office:value-type="float" office:value="14.955" calcext:value-type="float">
            <text:p>1.4955E+01</text:p>
          </table:table-cell>
          <table:table-cell office:value-type="float" office:value="6.30933333333333" calcext:value-type="float">
            <text:p>6.3093E+00</text:p>
          </table:table-cell>
          <table:table-cell office:value-type="float" office:value="26.5396666666667" calcext:value-type="float">
            <text:p>2.6540E+01</text:p>
          </table:table-cell>
          <table:table-cell office:value-type="float" office:value="1.79366666666667" calcext:value-type="float">
            <text:p>1.7937E+00</text:p>
          </table:table-cell>
          <table:table-cell office:value-type="float" office:value="2.052" calcext:value-type="float">
            <text:p>2.0520E+00</text:p>
          </table:table-cell>
          <table:table-cell office:value-type="float" office:value="10.98" calcext:value-type="float">
            <text:p>1.0980E+01</text:p>
          </table:table-cell>
          <table:table-cell office:value-type="float" office:value="1.048" calcext:value-type="float">
            <text:p>1.0480E+00</text:p>
          </table:table-cell>
          <table:table-cell office:value-type="float" office:value="1.344" calcext:value-type="float">
            <text:p>1.3440E+00</text:p>
          </table:table-cell>
          <table:table-cell office:value-type="float" office:value="1.587" calcext:value-type="float">
            <text:p>1.5870E+00</text:p>
          </table:table-cell>
          <table:table-cell office:value-type="float" office:value="4.06833333333333" calcext:value-type="float">
            <text:p>4.0683E+00</text:p>
          </table:table-cell>
          <table:table-cell office:value-type="float" office:value="1.12833333333333" calcext:value-type="float">
            <text:p>1.1283E+00</text:p>
          </table:table-cell>
          <table:table-cell office:value-type="float" office:value="1.54466666666667" calcext:value-type="float">
            <text:p>1.5447E+00</text:p>
          </table:table-cell>
          <table:table-cell office:value-type="float" office:value="2.77933333333333" calcext:value-type="float">
            <text:p>2.7793E+00</text:p>
          </table:table-cell>
          <table:table-cell office:value-type="float" office:value="3.73233333333333" calcext:value-type="float">
            <text:p>3.7323E+00</text:p>
          </table:table-cell>
          <table:table-cell office:value-type="float" office:value="12.3903333333333" calcext:value-type="float">
            <text:p>1.2390E+01</text:p>
          </table:table-cell>
          <table:table-cell office:value-type="float" office:value="4.72533333333333" calcext:value-type="float">
            <text:p>4.7253E+00</text:p>
          </table:table-cell>
          <table:table-cell office:value-type="float" office:value="6.09633333333333" calcext:value-type="float">
            <text:p>6.0963E+00</text:p>
          </table:table-cell>
          <table:table-cell office:value-type="float" office:value="4.16533333333333" calcext:value-type="float">
            <text:p>4.1653E+00</text:p>
          </table:table-cell>
          <table:table-cell office:value-type="float" office:value="8.83966666666667" calcext:value-type="float">
            <text:p>8.8397E+00</text:p>
          </table:table-cell>
          <table:table-cell office:value-type="float" office:value="7.60733333333333" calcext:value-type="float">
            <text:p>7.6073E+00</text:p>
          </table:table-cell>
          <table:table-cell office:value-type="float" office:value="25.6796666666667" calcext:value-type="float">
            <text:p>2.5680E+01</text:p>
          </table:table-cell>
          <table:table-cell office:value-type="float" office:value="3.51766666666667" calcext:value-type="float">
            <text:p>3.5177E+00</text:p>
          </table:table-cell>
          <table:table-cell office:value-type="float" office:value="15.1343333333333" calcext:value-type="float">
            <text:p>1.5134E+01</text:p>
          </table:table-cell>
          <table:table-cell office:value-type="float" office:value="9.172" calcext:value-type="float">
            <text:p>9.1720E+00</text:p>
          </table:table-cell>
          <table:table-cell office:value-type="float" office:value="4.66133333333333" calcext:value-type="float">
            <text:p>4.6613E+00</text:p>
          </table:table-cell>
          <table:table-cell office:value-type="float" office:value="2.746" calcext:value-type="float">
            <text:p>2.7460E+00</text:p>
          </table:table-cell>
          <table:table-cell office:value-type="float" office:value="0.639333333333333" calcext:value-type="float">
            <text:p>6.3933E-01</text:p>
          </table:table-cell>
          <table:table-cell office:value-type="float" office:value="9.13533333333333" calcext:value-type="float">
            <text:p>9.1353E+00</text:p>
          </table:table-cell>
          <table:table-cell office:value-type="float" office:value="56.9383333333333" calcext:value-type="float">
            <text:p>5.6938E+01</text:p>
          </table:table-cell>
          <table:table-cell office:value-type="float" office:value="20.9136666666667" calcext:value-type="float">
            <text:p>2.0914E+01</text:p>
          </table:table-cell>
          <table:table-cell office:value-type="float" office:value="51.9643333333333" calcext:value-type="float">
            <text:p>5.1964E+01</text:p>
          </table:table-cell>
          <table:table-cell office:value-type="float" office:value="28.4366666666667" calcext:value-type="float">
            <text:p>2.8437E+01</text:p>
          </table:table-cell>
          <table:table-cell office:value-type="float" office:value="5.83733333333333" calcext:value-type="float">
            <text:p>5.8373E+00</text:p>
          </table:table-cell>
          <table:table-cell office:value-type="float" office:value="0.397666666666667" calcext:value-type="float">
            <text:p>3.9767E-01</text:p>
          </table:table-cell>
          <table:table-cell office:value-type="float" office:value="5.381" calcext:value-type="float">
            <text:p>5.3810E+00</text:p>
          </table:table-cell>
          <table:table-cell office:value-type="float" office:value="31.301" calcext:value-type="float">
            <text:p>3.1301E+01</text:p>
          </table:table-cell>
          <table:table-cell office:value-type="float" office:value="9.30133333333333" calcext:value-type="float">
            <text:p>9.3013E+00</text:p>
          </table:table-cell>
          <table:table-cell office:value-type="float" office:value="3.76933333333333" calcext:value-type="float">
            <text:p>3.7693E+00</text:p>
          </table:table-cell>
          <table:table-cell office:value-type="float" office:value="90.5996666666667" calcext:value-type="float">
            <text:p>9.0600E+01</text:p>
          </table:table-cell>
          <table:table-cell office:value-type="float" office:value="0.216333333333333" calcext:value-type="float">
            <text:p>2.1633E-01</text:p>
          </table:table-cell>
          <table:table-cell office:value-type="float" office:value="2.874" calcext:value-type="float">
            <text:p>2.8740E+00</text:p>
          </table:table-cell>
          <table:table-cell office:value-type="float" office:value="9.08066666666667" calcext:value-type="float">
            <text:p>9.0807E+00</text:p>
          </table:table-cell>
          <table:table-cell office:value-type="float" office:value="1.41466666666667" calcext:value-type="float">
            <text:p>1.4147E+00</text:p>
          </table:table-cell>
          <table:table-cell office:value-type="float" office:value="0.896" calcext:value-type="float">
            <text:p>8.9600E-01</text:p>
          </table:table-cell>
          <table:table-cell office:value-type="float" office:value="0.948" calcext:value-type="float">
            <text:p>9.4800E-01</text:p>
          </table:table-cell>
          <table:table-cell office:value-type="float" office:value="0.992" calcext:value-type="float">
            <text:p>9.9200E-01</text:p>
          </table:table-cell>
          <table:table-cell office:value-type="float" office:value="0.373" calcext:value-type="float">
            <text:p>3.7300E-01</text:p>
          </table:table-cell>
          <table:table-cell office:value-type="float" office:value="5.06266666666667" calcext:value-type="float">
            <text:p>5.0627E+00</text:p>
          </table:table-cell>
          <table:table-cell office:value-type="float" office:value="5.281" calcext:value-type="float">
            <text:p>5.2810E+00</text:p>
          </table:table-cell>
          <table:table-cell office:value-type="float" office:value="2.13166666666667" calcext:value-type="float">
            <text:p>2.1317E+00</text:p>
          </table:table-cell>
          <table:table-cell office:value-type="float" office:value="5.099" calcext:value-type="float">
            <text:p>5.0990E+00</text:p>
          </table:table-cell>
          <table:table-cell office:value-type="float" office:value="3.64366666666667" calcext:value-type="float">
            <text:p>3.6437E+00</text:p>
          </table:table-cell>
          <table:table-cell office:value-type="float" office:value="0.861333333333333" calcext:value-type="float">
            <text:p>8.6133E-01</text:p>
          </table:table-cell>
          <table:table-cell office:value-type="float" office:value="0.881" calcext:value-type="float">
            <text:p>8.8100E-01</text:p>
          </table:table-cell>
          <table:table-cell office:value-type="float" office:value="207.860333333333" calcext:value-type="float">
            <text:p>2.0786E+02</text:p>
          </table:table-cell>
          <table:table-cell office:value-type="float" office:value="4.502" calcext:value-type="float">
            <text:p>4.5020E+00</text:p>
          </table:table-cell>
          <table:table-cell office:value-type="float" office:value="0.447333333333333" calcext:value-type="float">
            <text:p>4.4733E-01</text:p>
          </table:table-cell>
          <table:table-cell office:value-type="float" office:value="3.20733333333333" calcext:value-type="float">
            <text:p>3.2073E+00</text:p>
          </table:table-cell>
          <table:table-cell office:value-type="float" office:value="5.99266666666667" calcext:value-type="float">
            <text:p>5.9927E+00</text:p>
          </table:table-cell>
          <table:table-cell office:value-type="float" office:value="2.778" calcext:value-type="float">
            <text:p>2.7780E+00</text:p>
          </table:table-cell>
          <table:table-cell office:value-type="float" office:value="39.0026666666667" calcext:value-type="float">
            <text:p>3.9003E+01</text:p>
          </table:table-cell>
          <table:table-cell office:value-type="float" office:value="7.98033333333333" calcext:value-type="float">
            <text:p>7.9803E+00</text:p>
          </table:table-cell>
          <table:table-cell office:value-type="float" office:value="35.6783333333333" calcext:value-type="float">
            <text:p>3.5678E+01</text:p>
          </table:table-cell>
          <table:table-cell office:value-type="float" office:value="2.55366666666667" calcext:value-type="float">
            <text:p>2.5537E+00</text:p>
          </table:table-cell>
          <table:table-cell office:value-type="float" office:value="12.1813333333333" calcext:value-type="float">
            <text:p>1.2181E+01</text:p>
          </table:table-cell>
          <table:table-cell office:value-type="float" office:value="5.15" calcext:value-type="float">
            <text:p>5.1500E+00</text:p>
          </table:table-cell>
          <table:table-cell office:value-type="float" office:value="1.75466666666667" calcext:value-type="float">
            <text:p>1.7547E+00</text:p>
          </table:table-cell>
          <table:table-cell office:value-type="float" office:value="12.9326666666667" calcext:value-type="float">
            <text:p>1.2933E+01</text:p>
          </table:table-cell>
          <table:table-cell office:value-type="float" office:value="46.1293333333333" calcext:value-type="float">
            <text:p>4.6129E+01</text:p>
          </table:table-cell>
          <table:table-cell office:value-type="float" office:value="3.50266666666667" calcext:value-type="float">
            <text:p>3.5027E+00</text:p>
          </table:table-cell>
          <table:table-cell office:value-type="float" office:value="0.511666666666667" calcext:value-type="float">
            <text:p>5.1167E-01</text:p>
          </table:table-cell>
          <table:table-cell office:value-type="float" office:value="20.0763333333333" calcext:value-type="float">
            <text:p>2.0076E+01</text:p>
          </table:table-cell>
          <table:table-cell office:value-type="float" office:value="6.93866666666667" calcext:value-type="float">
            <text:p>6.9387E+00</text:p>
          </table:table-cell>
          <table:table-cell office:value-type="float" office:value="1.20733333333333" calcext:value-type="float">
            <text:p>1.2073E+00</text:p>
          </table:table-cell>
          <table:table-cell office:value-type="float" office:value="4.85866666666667" calcext:value-type="float">
            <text:p>4.8587E+00</text:p>
          </table:table-cell>
          <table:table-cell office:value-type="float" office:value="8.13366666666667" calcext:value-type="float">
            <text:p>8.1337E+00</text:p>
          </table:table-cell>
          <table:table-cell office:value-type="float" office:value="4.648" calcext:value-type="float">
            <text:p>4.6480E+00</text:p>
          </table:table-cell>
          <table:table-cell office:value-type="float" office:value="4.15433333333333" calcext:value-type="float">
            <text:p>4.1543E+00</text:p>
          </table:table-cell>
          <table:table-cell office:value-type="float" office:value="31.2473333333333" calcext:value-type="float">
            <text:p>3.1247E+01</text:p>
          </table:table-cell>
          <table:table-cell office:value-type="float" office:value="0.525666666666667" calcext:value-type="float">
            <text:p>5.2567E-01</text:p>
          </table:table-cell>
          <table:table-cell office:value-type="float" office:value="3.01066666666667" calcext:value-type="float">
            <text:p>3.0107E+00</text:p>
          </table:table-cell>
          <table:table-cell office:value-type="float" office:value="22.6923333333333" calcext:value-type="float">
            <text:p>2.2692E+01</text:p>
          </table:table-cell>
          <table:table-cell office:value-type="float" office:value="0.967" calcext:value-type="float">
            <text:p>9.6700E-01</text:p>
          </table:table-cell>
          <table:table-cell office:value-type="float" office:value="96.885" calcext:value-type="float">
            <text:p>9.6885E+01</text:p>
          </table:table-cell>
        </table:table-row>
        <table:table-row table:style-name="ro1">
          <table:table-cell table:style-name="ce50" office:value-type="float" office:value="25.4823333333333" calcext:value-type="float">
            <text:p>2.5482E+01</text:p>
          </table:table-cell>
          <table:table-cell table:style-name="ce50" office:value-type="float" office:value="0.978333333333333" calcext:value-type="float">
            <text:p>9.7833E-01</text:p>
          </table:table-cell>
          <table:table-cell table:style-name="ce50" office:value-type="float" office:value="2.941" calcext:value-type="float">
            <text:p>2.9410E+00</text:p>
          </table:table-cell>
          <table:table-cell table:style-name="ce50" office:value-type="float" office:value="0.590333333333333" calcext:value-type="float">
            <text:p>5.9033E-01</text:p>
          </table:table-cell>
          <table:table-cell office:value-type="float" office:value="1.03933333333333" calcext:value-type="float">
            <text:p>1.0393E+00</text:p>
          </table:table-cell>
          <table:table-cell office:value-type="float" office:value="2.037" calcext:value-type="float">
            <text:p>2.0370E+00</text:p>
          </table:table-cell>
          <table:table-cell office:value-type="float" office:value="11.8866666666667" calcext:value-type="float">
            <text:p>1.1887E+01</text:p>
          </table:table-cell>
          <table:table-cell office:value-type="float" office:value="4.14066666666667" calcext:value-type="float">
            <text:p>4.1407E+00</text:p>
          </table:table-cell>
          <table:table-cell office:value-type="float" office:value="6.541" calcext:value-type="float">
            <text:p>6.5410E+00</text:p>
          </table:table-cell>
          <table:table-cell office:value-type="float" office:value="4.13833333333333" calcext:value-type="float">
            <text:p>4.1383E+00</text:p>
          </table:table-cell>
          <table:table-cell office:value-type="float" office:value="4.69566666666667" calcext:value-type="float">
            <text:p>4.6957E+00</text:p>
          </table:table-cell>
          <table:table-cell office:value-type="float" office:value="3.296" calcext:value-type="float">
            <text:p>3.2960E+00</text:p>
          </table:table-cell>
          <table:table-cell office:value-type="float" office:value="1.511" calcext:value-type="float">
            <text:p>1.5110E+00</text:p>
          </table:table-cell>
          <table:table-cell office:value-type="float" office:value="3.452" calcext:value-type="float">
            <text:p>3.4520E+00</text:p>
          </table:table-cell>
          <table:table-cell office:value-type="float" office:value="2.23633333333333" calcext:value-type="float">
            <text:p>2.2363E+00</text:p>
          </table:table-cell>
          <table:table-cell office:value-type="float" office:value="4.775" calcext:value-type="float">
            <text:p>4.7750E+00</text:p>
          </table:table-cell>
          <table:table-cell office:value-type="float" office:value="1.67966666666667" calcext:value-type="float">
            <text:p>1.6797E+00</text:p>
          </table:table-cell>
          <table:table-cell office:value-type="float" office:value="2.04666666666667" calcext:value-type="float">
            <text:p>2.0467E+00</text:p>
          </table:table-cell>
          <table:table-cell office:value-type="float" office:value="1.643" calcext:value-type="float">
            <text:p>1.6430E+00</text:p>
          </table:table-cell>
          <table:table-cell office:value-type="float" office:value="11.3866666666667" calcext:value-type="float">
            <text:p>1.1387E+01</text:p>
          </table:table-cell>
          <table:table-cell office:value-type="float" office:value="2.17666666666667" calcext:value-type="float">
            <text:p>2.1767E+00</text:p>
          </table:table-cell>
          <table:table-cell office:value-type="float" office:value="25.025" calcext:value-type="float">
            <text:p>2.5025E+01</text:p>
          </table:table-cell>
          <table:table-cell office:value-type="float" office:value="0.805" calcext:value-type="float">
            <text:p>8.0500E-01</text:p>
          </table:table-cell>
          <table:table-cell office:value-type="float" office:value="3.54833333333333" calcext:value-type="float">
            <text:p>3.5483E+00</text:p>
          </table:table-cell>
          <table:table-cell office:value-type="float" office:value="3.115" calcext:value-type="float">
            <text:p>3.1150E+00</text:p>
          </table:table-cell>
          <table:table-cell office:value-type="float" office:value="4.39266666666667" calcext:value-type="float">
            <text:p>4.3927E+00</text:p>
          </table:table-cell>
          <table:table-cell office:value-type="float" office:value="1.67033333333333" calcext:value-type="float">
            <text:p>1.6703E+00</text:p>
          </table:table-cell>
          <table:table-cell office:value-type="float" office:value="1.747" calcext:value-type="float">
            <text:p>1.7470E+00</text:p>
          </table:table-cell>
          <table:table-cell office:value-type="float" office:value="1.70433333333333" calcext:value-type="float">
            <text:p>1.7043E+00</text:p>
          </table:table-cell>
          <table:table-cell office:value-type="float" office:value="1.27833333333333" calcext:value-type="float">
            <text:p>1.2783E+00</text:p>
          </table:table-cell>
          <table:table-cell office:value-type="float" office:value="9.17" calcext:value-type="float">
            <text:p>9.1700E+00</text:p>
          </table:table-cell>
          <table:table-cell office:value-type="float" office:value="9.52666666666667" calcext:value-type="float">
            <text:p>9.5267E+00</text:p>
          </table:table-cell>
          <table:table-cell office:value-type="float" office:value="11.44" calcext:value-type="float">
            <text:p>1.1440E+01</text:p>
          </table:table-cell>
          <table:table-cell office:value-type="float" office:value="5.05833333333333" calcext:value-type="float">
            <text:p>5.0583E+00</text:p>
          </table:table-cell>
          <table:table-cell office:value-type="float" office:value="4.08733333333333" calcext:value-type="float">
            <text:p>4.0873E+00</text:p>
          </table:table-cell>
          <table:table-cell office:value-type="float" office:value="1.726" calcext:value-type="float">
            <text:p>1.7260E+00</text:p>
          </table:table-cell>
          <table:table-cell office:value-type="float" office:value="2.64866666666667" calcext:value-type="float">
            <text:p>2.6487E+00</text:p>
          </table:table-cell>
          <table:table-cell office:value-type="float" office:value="5.31666666666667" calcext:value-type="float">
            <text:p>5.3167E+00</text:p>
          </table:table-cell>
          <table:table-cell office:value-type="float" office:value="1.06333333333333" calcext:value-type="float">
            <text:p>1.0633E+00</text:p>
          </table:table-cell>
          <table:table-cell office:value-type="float" office:value="15.937" calcext:value-type="float">
            <text:p>1.5937E+01</text:p>
          </table:table-cell>
          <table:table-cell office:value-type="float" office:value="11.2463333333333" calcext:value-type="float">
            <text:p>1.1246E+01</text:p>
          </table:table-cell>
          <table:table-cell office:value-type="float" office:value="1.85466666666667" calcext:value-type="float">
            <text:p>1.8547E+00</text:p>
          </table:table-cell>
          <table:table-cell office:value-type="float" office:value="2.21533333333333" calcext:value-type="float">
            <text:p>2.2153E+00</text:p>
          </table:table-cell>
          <table:table-cell office:value-type="float" office:value="1.09533333333333" calcext:value-type="float">
            <text:p>1.0953E+00</text:p>
          </table:table-cell>
          <table:table-cell office:value-type="float" office:value="5.60766666666667" calcext:value-type="float">
            <text:p>5.6077E+00</text:p>
          </table:table-cell>
          <table:table-cell office:value-type="float" office:value="0.561333333333333" calcext:value-type="float">
            <text:p>5.6133E-01</text:p>
          </table:table-cell>
          <table:table-cell office:value-type="float" office:value="8.16733333333333" calcext:value-type="float">
            <text:p>8.1673E+00</text:p>
          </table:table-cell>
          <table:table-cell office:value-type="float" office:value="0.791666666666667" calcext:value-type="float">
            <text:p>7.9167E-01</text:p>
          </table:table-cell>
          <table:table-cell office:value-type="float" office:value="3.52" calcext:value-type="float">
            <text:p>3.5200E+00</text:p>
          </table:table-cell>
          <table:table-cell office:value-type="float" office:value="59.9813333333333" calcext:value-type="float">
            <text:p>5.9981E+01</text:p>
          </table:table-cell>
          <table:table-cell office:value-type="float" office:value="110.028" calcext:value-type="float">
            <text:p>1.1003E+02</text:p>
          </table:table-cell>
          <table:table-cell office:value-type="float" office:value="2.684" calcext:value-type="float">
            <text:p>2.6840E+00</text:p>
          </table:table-cell>
          <table:table-cell office:value-type="float" office:value="3.71033333333333" calcext:value-type="float">
            <text:p>3.7103E+00</text:p>
          </table:table-cell>
          <table:table-cell office:value-type="float" office:value="2.53466666666667" calcext:value-type="float">
            <text:p>2.5347E+00</text:p>
          </table:table-cell>
          <table:table-cell office:value-type="float" office:value="54.9513333333333" calcext:value-type="float">
            <text:p>5.4951E+01</text:p>
          </table:table-cell>
          <table:table-cell office:value-type="float" office:value="0.607333333333333" calcext:value-type="float">
            <text:p>6.0733E-01</text:p>
          </table:table-cell>
          <table:table-cell office:value-type="float" office:value="8.29933333333333" calcext:value-type="float">
            <text:p>8.2993E+00</text:p>
          </table:table-cell>
          <table:table-cell office:value-type="float" office:value="3.89566666666667" calcext:value-type="float">
            <text:p>3.8957E+00</text:p>
          </table:table-cell>
          <table:table-cell office:value-type="float" office:value="7.61633333333333" calcext:value-type="float">
            <text:p>7.6163E+00</text:p>
          </table:table-cell>
          <table:table-cell office:value-type="float" office:value="11.0723333333333" calcext:value-type="float">
            <text:p>1.1072E+01</text:p>
          </table:table-cell>
          <table:table-cell office:value-type="float" office:value="26.6733333333333" calcext:value-type="float">
            <text:p>2.6673E+01</text:p>
          </table:table-cell>
          <table:table-cell office:value-type="float" office:value="2.10666666666667" calcext:value-type="float">
            <text:p>2.1067E+00</text:p>
          </table:table-cell>
          <table:table-cell office:value-type="float" office:value="0.765333333333333" calcext:value-type="float">
            <text:p>7.6533E-01</text:p>
          </table:table-cell>
          <table:table-cell office:value-type="float" office:value="12.7916666666667" calcext:value-type="float">
            <text:p>1.2792E+01</text:p>
          </table:table-cell>
          <table:table-cell office:value-type="float" office:value="3.944" calcext:value-type="float">
            <text:p>3.9440E+00</text:p>
          </table:table-cell>
          <table:table-cell office:value-type="float" office:value="0.551" calcext:value-type="float">
            <text:p>5.5100E-01</text:p>
          </table:table-cell>
          <table:table-cell office:value-type="float" office:value="1.316" calcext:value-type="float">
            <text:p>1.3160E+00</text:p>
          </table:table-cell>
          <table:table-cell office:value-type="float" office:value="3.813" calcext:value-type="float">
            <text:p>3.8130E+00</text:p>
          </table:table-cell>
          <table:table-cell office:value-type="float" office:value="1.77" calcext:value-type="float">
            <text:p>1.7700E+00</text:p>
          </table:table-cell>
          <table:table-cell office:value-type="float" office:value="2.168" calcext:value-type="float">
            <text:p>2.1680E+00</text:p>
          </table:table-cell>
          <table:table-cell office:value-type="float" office:value="0.660666666666667" calcext:value-type="float">
            <text:p>6.6067E-01</text:p>
          </table:table-cell>
          <table:table-cell office:value-type="float" office:value="3.72366666666667" calcext:value-type="float">
            <text:p>3.7237E+00</text:p>
          </table:table-cell>
          <table:table-cell office:value-type="float" office:value="5.55566666666667" calcext:value-type="float">
            <text:p>5.5557E+00</text:p>
          </table:table-cell>
          <table:table-cell office:value-type="float" office:value="6.35566666666667" calcext:value-type="float">
            <text:p>6.3557E+00</text:p>
          </table:table-cell>
          <table:table-cell office:value-type="float" office:value="3.645" calcext:value-type="float">
            <text:p>3.6450E+00</text:p>
          </table:table-cell>
          <table:table-cell office:value-type="float" office:value="3.01933333333333" calcext:value-type="float">
            <text:p>3.0193E+00</text:p>
          </table:table-cell>
          <table:table-cell office:value-type="float" office:value="5.216" calcext:value-type="float">
            <text:p>5.2160E+00</text:p>
          </table:table-cell>
          <table:table-cell office:value-type="float" office:value="9.42066666666667" calcext:value-type="float">
            <text:p>9.4207E+00</text:p>
          </table:table-cell>
          <table:table-cell office:value-type="float" office:value="24.6693333333333" calcext:value-type="float">
            <text:p>2.4669E+01</text:p>
          </table:table-cell>
          <table:table-cell office:value-type="float" office:value="5.83733333333333" calcext:value-type="float">
            <text:p>5.8373E+00</text:p>
          </table:table-cell>
          <table:table-cell office:value-type="float" office:value="1.12033333333333" calcext:value-type="float">
            <text:p>1.1203E+00</text:p>
          </table:table-cell>
          <table:table-cell office:value-type="float" office:value="14.3736666666667" calcext:value-type="float">
            <text:p>1.4374E+01</text:p>
          </table:table-cell>
          <table:table-cell office:value-type="float" office:value="6.35466666666667" calcext:value-type="float">
            <text:p>6.3547E+00</text:p>
          </table:table-cell>
          <table:table-cell office:value-type="float" office:value="4.12633333333333" calcext:value-type="float">
            <text:p>4.1263E+00</text:p>
          </table:table-cell>
          <table:table-cell office:value-type="float" office:value="1.48666666666667" calcext:value-type="float">
            <text:p>1.4867E+00</text:p>
          </table:table-cell>
          <table:table-cell office:value-type="float" office:value="19.451" calcext:value-type="float">
            <text:p>1.9451E+01</text:p>
          </table:table-cell>
          <table:table-cell office:value-type="float" office:value="77.3903333333333" calcext:value-type="float">
            <text:p>7.7390E+01</text:p>
          </table:table-cell>
          <table:table-cell office:value-type="float" office:value="11.7136666666667" calcext:value-type="float">
            <text:p>1.1714E+01</text:p>
          </table:table-cell>
          <table:table-cell office:value-type="float" office:value="30.363" calcext:value-type="float">
            <text:p>3.0363E+01</text:p>
          </table:table-cell>
          <table:table-cell office:value-type="float" office:value="8.483" calcext:value-type="float">
            <text:p>8.4830E+00</text:p>
          </table:table-cell>
          <table:table-cell office:value-type="float" office:value="0.483666666666667" calcext:value-type="float">
            <text:p>4.8367E-01</text:p>
          </table:table-cell>
          <table:table-cell office:value-type="float" office:value="1.01366666666667" calcext:value-type="float">
            <text:p>1.0137E+00</text:p>
          </table:table-cell>
          <table:table-cell office:value-type="float" office:value="2.85533333333333" calcext:value-type="float">
            <text:p>2.8553E+00</text:p>
          </table:table-cell>
          <table:table-cell office:value-type="float" office:value="23.284" calcext:value-type="float">
            <text:p>2.3284E+01</text:p>
          </table:table-cell>
          <table:table-cell office:value-type="float" office:value="4.79266666666667" calcext:value-type="float">
            <text:p>4.7927E+00</text:p>
          </table:table-cell>
          <table:table-cell office:value-type="float" office:value="2.461" calcext:value-type="float">
            <text:p>2.4610E+00</text:p>
          </table:table-cell>
          <table:table-cell office:value-type="float" office:value="66.4576666666667" calcext:value-type="float">
            <text:p>6.6458E+01</text:p>
          </table:table-cell>
          <table:table-cell office:value-type="float" office:value="0.804" calcext:value-type="float">
            <text:p>8.0400E-01</text:p>
          </table:table-cell>
          <table:table-cell office:value-type="float" office:value="3.14333333333333" calcext:value-type="float">
            <text:p>3.1433E+00</text:p>
          </table:table-cell>
          <table:table-cell office:value-type="float" office:value="6.43466666666667" calcext:value-type="float">
            <text:p>6.4347E+00</text:p>
          </table:table-cell>
          <table:table-cell office:value-type="float" office:value="2.788" calcext:value-type="float">
            <text:p>2.7880E+00</text:p>
          </table:table-cell>
          <table:table-cell office:value-type="float" office:value="2.64833333333333" calcext:value-type="float">
            <text:p>2.6483E+00</text:p>
          </table:table-cell>
          <table:table-cell office:value-type="float" office:value="0.785333333333333" calcext:value-type="float">
            <text:p>7.8533E-01</text:p>
          </table:table-cell>
          <table:table-cell office:value-type="float" office:value="1.54533333333333" calcext:value-type="float">
            <text:p>1.5453E+00</text:p>
          </table:table-cell>
          <table:table-cell office:value-type="float" office:value="0.775666666666667" calcext:value-type="float">
            <text:p>7.7567E-01</text:p>
          </table:table-cell>
          <table:table-cell office:value-type="float" office:value="5.93566666666667" calcext:value-type="float">
            <text:p>5.9357E+00</text:p>
          </table:table-cell>
          <table:table-cell office:value-type="float" office:value="2.26333333333333" calcext:value-type="float">
            <text:p>2.2633E+00</text:p>
          </table:table-cell>
          <table:table-cell office:value-type="float" office:value="1.4" calcext:value-type="float">
            <text:p>1.4000E+00</text:p>
          </table:table-cell>
          <table:table-cell office:value-type="float" office:value="1.579" calcext:value-type="float">
            <text:p>1.5790E+00</text:p>
          </table:table-cell>
          <table:table-cell office:value-type="float" office:value="4.29433333333333" calcext:value-type="float">
            <text:p>4.2943E+00</text:p>
          </table:table-cell>
          <table:table-cell office:value-type="float" office:value="2.883" calcext:value-type="float">
            <text:p>2.8830E+00</text:p>
          </table:table-cell>
          <table:table-cell office:value-type="float" office:value="1.14666666666667" calcext:value-type="float">
            <text:p>1.1467E+00</text:p>
          </table:table-cell>
          <table:table-cell office:value-type="float" office:value="154.162" calcext:value-type="float">
            <text:p>1.5416E+02</text:p>
          </table:table-cell>
          <table:table-cell office:value-type="float" office:value="0.822333333333333" calcext:value-type="float">
            <text:p>8.2233E-01</text:p>
          </table:table-cell>
          <table:table-cell office:value-type="float" office:value="0.457" calcext:value-type="float">
            <text:p>4.5700E-01</text:p>
          </table:table-cell>
          <table:table-cell office:value-type="float" office:value="4.836" calcext:value-type="float">
            <text:p>4.8360E+00</text:p>
          </table:table-cell>
          <table:table-cell office:value-type="float" office:value="6.89833333333333" calcext:value-type="float">
            <text:p>6.8983E+00</text:p>
          </table:table-cell>
          <table:table-cell office:value-type="float" office:value="2.48466666666667" calcext:value-type="float">
            <text:p>2.4847E+00</text:p>
          </table:table-cell>
          <table:table-cell office:value-type="float" office:value="92.4666666666667" calcext:value-type="float">
            <text:p>9.2467E+01</text:p>
          </table:table-cell>
          <table:table-cell office:value-type="float" office:value="19.9543333333333" calcext:value-type="float">
            <text:p>1.9954E+01</text:p>
          </table:table-cell>
          <table:table-cell office:value-type="float" office:value="43.753" calcext:value-type="float">
            <text:p>4.3753E+01</text:p>
          </table:table-cell>
          <table:table-cell office:value-type="float" office:value="2.182" calcext:value-type="float">
            <text:p>2.1820E+00</text:p>
          </table:table-cell>
          <table:table-cell office:value-type="float" office:value="32.812" calcext:value-type="float">
            <text:p>3.2812E+01</text:p>
          </table:table-cell>
          <table:table-cell office:value-type="float" office:value="1.25" calcext:value-type="float">
            <text:p>1.2500E+00</text:p>
          </table:table-cell>
          <table:table-cell office:value-type="float" office:value="2.16133333333333" calcext:value-type="float">
            <text:p>2.1613E+00</text:p>
          </table:table-cell>
          <table:table-cell office:value-type="float" office:value="10.6756666666667" calcext:value-type="float">
            <text:p>1.0676E+01</text:p>
          </table:table-cell>
          <table:table-cell office:value-type="float" office:value="44.2906666666667" calcext:value-type="float">
            <text:p>4.4291E+01</text:p>
          </table:table-cell>
          <table:table-cell office:value-type="float" office:value="3.86633333333333" calcext:value-type="float">
            <text:p>3.8663E+00</text:p>
          </table:table-cell>
          <table:table-cell office:value-type="float" office:value="1.76433333333333" calcext:value-type="float">
            <text:p>1.7643E+00</text:p>
          </table:table-cell>
          <table:table-cell office:value-type="float" office:value="5.73066666666667" calcext:value-type="float">
            <text:p>5.7307E+00</text:p>
          </table:table-cell>
          <table:table-cell office:value-type="float" office:value="11.1876666666667" calcext:value-type="float">
            <text:p>1.1188E+01</text:p>
          </table:table-cell>
          <table:table-cell office:value-type="float" office:value="2.14466666666667" calcext:value-type="float">
            <text:p>2.1447E+00</text:p>
          </table:table-cell>
          <table:table-cell office:value-type="float" office:value="2.63866666666667" calcext:value-type="float">
            <text:p>2.6387E+00</text:p>
          </table:table-cell>
          <table:table-cell office:value-type="float" office:value="4.663" calcext:value-type="float">
            <text:p>4.6630E+00</text:p>
          </table:table-cell>
          <table:table-cell office:value-type="float" office:value="6.304" calcext:value-type="float">
            <text:p>6.3040E+00</text:p>
          </table:table-cell>
          <table:table-cell office:value-type="float" office:value="3.784" calcext:value-type="float">
            <text:p>3.7840E+00</text:p>
          </table:table-cell>
          <table:table-cell office:value-type="float" office:value="11.0813333333333" calcext:value-type="float">
            <text:p>1.1081E+01</text:p>
          </table:table-cell>
          <table:table-cell office:value-type="float" office:value="0.551" calcext:value-type="float">
            <text:p>5.5100E-01</text:p>
          </table:table-cell>
          <table:table-cell office:value-type="float" office:value="3.45033333333333" calcext:value-type="float">
            <text:p>3.4503E+00</text:p>
          </table:table-cell>
          <table:table-cell office:value-type="float" office:value="35.9933333333333" calcext:value-type="float">
            <text:p>3.5993E+01</text:p>
          </table:table-cell>
          <table:table-cell office:value-type="float" office:value="1.52633333333333" calcext:value-type="float">
            <text:p>1.5263E+00</text:p>
          </table:table-cell>
          <table:table-cell office:value-type="float" office:value="100.559" calcext:value-type="float">
            <text:p>1.0056E+02</text:p>
          </table:table-cell>
        </table:table-row>
        <table:table-row table:style-name="ro1">
          <table:table-cell table:style-name="ce50" office:value-type="float" office:value="31.4626666666667" calcext:value-type="float">
            <text:p>3.1463E+01</text:p>
          </table:table-cell>
          <table:table-cell table:style-name="ce50" office:value-type="float" office:value="0.996" calcext:value-type="float">
            <text:p>9.9600E-01</text:p>
          </table:table-cell>
          <table:table-cell table:style-name="ce50" office:value-type="float" office:value="3.31" calcext:value-type="float">
            <text:p>3.3100E+00</text:p>
          </table:table-cell>
          <table:table-cell table:style-name="ce50" office:value-type="float" office:value="0.309666666666667" calcext:value-type="float">
            <text:p>3.0967E-01</text:p>
          </table:table-cell>
          <table:table-cell office:value-type="float" office:value="0.712333333333333" calcext:value-type="float">
            <text:p>7.1233E-01</text:p>
          </table:table-cell>
          <table:table-cell office:value-type="float" office:value="5.00866666666667" calcext:value-type="float">
            <text:p>5.0087E+00</text:p>
          </table:table-cell>
          <table:table-cell office:value-type="float" office:value="7.355" calcext:value-type="float">
            <text:p>7.3550E+00</text:p>
          </table:table-cell>
          <table:table-cell office:value-type="float" office:value="6.187" calcext:value-type="float">
            <text:p>6.1870E+00</text:p>
          </table:table-cell>
          <table:table-cell office:value-type="float" office:value="12.675" calcext:value-type="float">
            <text:p>1.2675E+01</text:p>
          </table:table-cell>
          <table:table-cell office:value-type="float" office:value="3.20566666666667" calcext:value-type="float">
            <text:p>3.2057E+00</text:p>
          </table:table-cell>
          <table:table-cell office:value-type="float" office:value="4.244" calcext:value-type="float">
            <text:p>4.2440E+00</text:p>
          </table:table-cell>
          <table:table-cell office:value-type="float" office:value="3.429" calcext:value-type="float">
            <text:p>3.4290E+00</text:p>
          </table:table-cell>
          <table:table-cell office:value-type="float" office:value="1.74466666666667" calcext:value-type="float">
            <text:p>1.7447E+00</text:p>
          </table:table-cell>
          <table:table-cell office:value-type="float" office:value="2.43166666666667" calcext:value-type="float">
            <text:p>2.4317E+00</text:p>
          </table:table-cell>
          <table:table-cell office:value-type="float" office:value="9.486" calcext:value-type="float">
            <text:p>9.4860E+00</text:p>
          </table:table-cell>
          <table:table-cell office:value-type="float" office:value="4.40466666666667" calcext:value-type="float">
            <text:p>4.4047E+00</text:p>
          </table:table-cell>
          <table:table-cell office:value-type="float" office:value="2.15333333333333" calcext:value-type="float">
            <text:p>2.1533E+00</text:p>
          </table:table-cell>
          <table:table-cell office:value-type="float" office:value="5.519" calcext:value-type="float">
            <text:p>5.5190E+00</text:p>
          </table:table-cell>
          <table:table-cell office:value-type="float" office:value="2.23366666666667" calcext:value-type="float">
            <text:p>2.2337E+00</text:p>
          </table:table-cell>
          <table:table-cell office:value-type="float" office:value="13.9866666666667" calcext:value-type="float">
            <text:p>1.3987E+01</text:p>
          </table:table-cell>
          <table:table-cell office:value-type="float" office:value="1.77866666666667" calcext:value-type="float">
            <text:p>1.7787E+00</text:p>
          </table:table-cell>
          <table:table-cell office:value-type="float" office:value="20.526" calcext:value-type="float">
            <text:p>2.0526E+01</text:p>
          </table:table-cell>
          <table:table-cell office:value-type="float" office:value="1.12166666666667" calcext:value-type="float">
            <text:p>1.1217E+00</text:p>
          </table:table-cell>
          <table:table-cell office:value-type="float" office:value="4.51466666666667" calcext:value-type="float">
            <text:p>4.5147E+00</text:p>
          </table:table-cell>
          <table:table-cell office:value-type="float" office:value="2.86433333333333" calcext:value-type="float">
            <text:p>2.8643E+00</text:p>
          </table:table-cell>
          <table:table-cell office:value-type="float" office:value="3.04133333333333" calcext:value-type="float">
            <text:p>3.0413E+00</text:p>
          </table:table-cell>
          <table:table-cell office:value-type="float" office:value="1.61266666666667" calcext:value-type="float">
            <text:p>1.6127E+00</text:p>
          </table:table-cell>
          <table:table-cell office:value-type="float" office:value="0.879333333333333" calcext:value-type="float">
            <text:p>8.7933E-01</text:p>
          </table:table-cell>
          <table:table-cell office:value-type="float" office:value="1.83666666666667" calcext:value-type="float">
            <text:p>1.8367E+00</text:p>
          </table:table-cell>
          <table:table-cell office:value-type="float" office:value="2.361" calcext:value-type="float">
            <text:p>2.3610E+00</text:p>
          </table:table-cell>
          <table:table-cell office:value-type="float" office:value="17.9263333333333" calcext:value-type="float">
            <text:p>1.7926E+01</text:p>
          </table:table-cell>
          <table:table-cell office:value-type="float" office:value="16.4803333333333" calcext:value-type="float">
            <text:p>1.6480E+01</text:p>
          </table:table-cell>
          <table:table-cell office:value-type="float" office:value="6.43166666666667" calcext:value-type="float">
            <text:p>6.4317E+00</text:p>
          </table:table-cell>
          <table:table-cell office:value-type="float" office:value="4.90633333333333" calcext:value-type="float">
            <text:p>4.9063E+00</text:p>
          </table:table-cell>
          <table:table-cell office:value-type="float" office:value="4.41" calcext:value-type="float">
            <text:p>4.4100E+00</text:p>
          </table:table-cell>
          <table:table-cell office:value-type="float" office:value="1.644" calcext:value-type="float">
            <text:p>1.6440E+00</text:p>
          </table:table-cell>
          <table:table-cell office:value-type="float" office:value="2.161" calcext:value-type="float">
            <text:p>2.1610E+00</text:p>
          </table:table-cell>
          <table:table-cell office:value-type="float" office:value="4.221" calcext:value-type="float">
            <text:p>4.2210E+00</text:p>
          </table:table-cell>
          <table:table-cell office:value-type="float" office:value="1.65066666666667" calcext:value-type="float">
            <text:p>1.6507E+00</text:p>
          </table:table-cell>
          <table:table-cell office:value-type="float" office:value="29.0793333333333" calcext:value-type="float">
            <text:p>2.9079E+01</text:p>
          </table:table-cell>
          <table:table-cell office:value-type="float" office:value="7.31566666666667" calcext:value-type="float">
            <text:p>7.3157E+00</text:p>
          </table:table-cell>
          <table:table-cell office:value-type="float" office:value="1.22633333333333" calcext:value-type="float">
            <text:p>1.2263E+00</text:p>
          </table:table-cell>
          <table:table-cell office:value-type="float" office:value="1.30366666666667" calcext:value-type="float">
            <text:p>1.3037E+00</text:p>
          </table:table-cell>
          <table:table-cell office:value-type="float" office:value="1.00366666666667" calcext:value-type="float">
            <text:p>1.0037E+00</text:p>
          </table:table-cell>
          <table:table-cell office:value-type="float" office:value="5.24766666666667" calcext:value-type="float">
            <text:p>5.2477E+00</text:p>
          </table:table-cell>
          <table:table-cell office:value-type="float" office:value="0.338" calcext:value-type="float">
            <text:p>3.3800E-01</text:p>
          </table:table-cell>
          <table:table-cell office:value-type="float" office:value="8.25233333333333" calcext:value-type="float">
            <text:p>8.2523E+00</text:p>
          </table:table-cell>
          <table:table-cell office:value-type="float" office:value="1.25333333333333" calcext:value-type="float">
            <text:p>1.2533E+00</text:p>
          </table:table-cell>
          <table:table-cell office:value-type="float" office:value="2.306" calcext:value-type="float">
            <text:p>2.3060E+00</text:p>
          </table:table-cell>
          <table:table-cell office:value-type="float" office:value="111.935" calcext:value-type="float">
            <text:p>1.1194E+02</text:p>
          </table:table-cell>
          <table:table-cell office:value-type="float" office:value="210.891333333333" calcext:value-type="float">
            <text:p>2.1089E+02</text:p>
          </table:table-cell>
          <table:table-cell office:value-type="float" office:value="2.962" calcext:value-type="float">
            <text:p>2.9620E+00</text:p>
          </table:table-cell>
          <table:table-cell office:value-type="float" office:value="3.484" calcext:value-type="float">
            <text:p>3.4840E+00</text:p>
          </table:table-cell>
          <table:table-cell office:value-type="float" office:value="1.306" calcext:value-type="float">
            <text:p>1.3060E+00</text:p>
          </table:table-cell>
          <table:table-cell office:value-type="float" office:value="64.8803333333333" calcext:value-type="float">
            <text:p>6.4880E+01</text:p>
          </table:table-cell>
          <table:table-cell office:value-type="float" office:value="0.130666666666667" calcext:value-type="float">
            <text:p>1.3067E-01</text:p>
          </table:table-cell>
          <table:table-cell office:value-type="float" office:value="5.559" calcext:value-type="float">
            <text:p>5.5590E+00</text:p>
          </table:table-cell>
          <table:table-cell office:value-type="float" office:value="4.45933333333333" calcext:value-type="float">
            <text:p>4.4593E+00</text:p>
          </table:table-cell>
          <table:table-cell office:value-type="float" office:value="6.73066666666667" calcext:value-type="float">
            <text:p>6.7307E+00</text:p>
          </table:table-cell>
          <table:table-cell office:value-type="float" office:value="17.6113333333333" calcext:value-type="float">
            <text:p>1.7611E+01</text:p>
          </table:table-cell>
          <table:table-cell office:value-type="float" office:value="17.2003333333333" calcext:value-type="float">
            <text:p>1.7200E+01</text:p>
          </table:table-cell>
          <table:table-cell office:value-type="float" office:value="2.80366666666667" calcext:value-type="float">
            <text:p>2.8037E+00</text:p>
          </table:table-cell>
          <table:table-cell office:value-type="float" office:value="0.298" calcext:value-type="float">
            <text:p>2.9800E-01</text:p>
          </table:table-cell>
          <table:table-cell office:value-type="float" office:value="14.3963333333333" calcext:value-type="float">
            <text:p>1.4396E+01</text:p>
          </table:table-cell>
          <table:table-cell office:value-type="float" office:value="1.10666666666667" calcext:value-type="float">
            <text:p>1.1067E+00</text:p>
          </table:table-cell>
          <table:table-cell office:value-type="float" office:value="0.237666666666667" calcext:value-type="float">
            <text:p>2.3767E-01</text:p>
          </table:table-cell>
          <table:table-cell office:value-type="float" office:value="1.23166666666667" calcext:value-type="float">
            <text:p>1.2317E+00</text:p>
          </table:table-cell>
          <table:table-cell office:value-type="float" office:value="1.798" calcext:value-type="float">
            <text:p>1.7980E+00</text:p>
          </table:table-cell>
          <table:table-cell office:value-type="float" office:value="4.277" calcext:value-type="float">
            <text:p>4.2770E+00</text:p>
          </table:table-cell>
          <table:table-cell office:value-type="float" office:value="1.442" calcext:value-type="float">
            <text:p>1.4420E+00</text:p>
          </table:table-cell>
          <table:table-cell office:value-type="float" office:value="1.15733333333333" calcext:value-type="float">
            <text:p>1.1573E+00</text:p>
          </table:table-cell>
          <table:table-cell office:value-type="float" office:value="3.078" calcext:value-type="float">
            <text:p>3.0780E+00</text:p>
          </table:table-cell>
          <table:table-cell office:value-type="float" office:value="5.13266666666667" calcext:value-type="float">
            <text:p>5.1327E+00</text:p>
          </table:table-cell>
          <table:table-cell office:value-type="float" office:value="8.092" calcext:value-type="float">
            <text:p>8.0920E+00</text:p>
          </table:table-cell>
          <table:table-cell office:value-type="float" office:value="2.93533333333333" calcext:value-type="float">
            <text:p>2.9353E+00</text:p>
          </table:table-cell>
          <table:table-cell office:value-type="float" office:value="2.35033333333333" calcext:value-type="float">
            <text:p>2.3503E+00</text:p>
          </table:table-cell>
          <table:table-cell office:value-type="float" office:value="6.97433333333333" calcext:value-type="float">
            <text:p>6.9743E+00</text:p>
          </table:table-cell>
          <table:table-cell office:value-type="float" office:value="8.505" calcext:value-type="float">
            <text:p>8.5050E+00</text:p>
          </table:table-cell>
          <table:table-cell office:value-type="float" office:value="24.5676666666667" calcext:value-type="float">
            <text:p>2.4568E+01</text:p>
          </table:table-cell>
          <table:table-cell office:value-type="float" office:value="5.00133333333333" calcext:value-type="float">
            <text:p>5.0013E+00</text:p>
          </table:table-cell>
          <table:table-cell office:value-type="float" office:value="2.675" calcext:value-type="float">
            <text:p>2.6750E+00</text:p>
          </table:table-cell>
          <table:table-cell office:value-type="float" office:value="11.977" calcext:value-type="float">
            <text:p>1.1977E+01</text:p>
          </table:table-cell>
          <table:table-cell office:value-type="float" office:value="9.83333333333333" calcext:value-type="float">
            <text:p>9.8333E+00</text:p>
          </table:table-cell>
          <table:table-cell office:value-type="float" office:value="5.01566666666667" calcext:value-type="float">
            <text:p>5.0157E+00</text:p>
          </table:table-cell>
          <table:table-cell office:value-type="float" office:value="1.32566666666667" calcext:value-type="float">
            <text:p>1.3257E+00</text:p>
          </table:table-cell>
          <table:table-cell office:value-type="float" office:value="15.0586666666667" calcext:value-type="float">
            <text:p>1.5059E+01</text:p>
          </table:table-cell>
          <table:table-cell office:value-type="float" office:value="86.1236666666667" calcext:value-type="float">
            <text:p>8.6124E+01</text:p>
          </table:table-cell>
          <table:table-cell office:value-type="float" office:value="10.5833333333333" calcext:value-type="float">
            <text:p>1.0583E+01</text:p>
          </table:table-cell>
          <table:table-cell office:value-type="float" office:value="40.123" calcext:value-type="float">
            <text:p>4.0123E+01</text:p>
          </table:table-cell>
          <table:table-cell office:value-type="float" office:value="10.1853333333333" calcext:value-type="float">
            <text:p>1.0185E+01</text:p>
          </table:table-cell>
          <table:table-cell office:value-type="float" office:value="0.146666666666667" calcext:value-type="float">
            <text:p>1.4667E-01</text:p>
          </table:table-cell>
          <table:table-cell office:value-type="float" office:value="0.881" calcext:value-type="float">
            <text:p>8.8100E-01</text:p>
          </table:table-cell>
          <table:table-cell office:value-type="float" office:value="2.176" calcext:value-type="float">
            <text:p>2.1760E+00</text:p>
          </table:table-cell>
          <table:table-cell office:value-type="float" office:value="29.4743333333333" calcext:value-type="float">
            <text:p>2.9474E+01</text:p>
          </table:table-cell>
          <table:table-cell office:value-type="float" office:value="2.20633333333333" calcext:value-type="float">
            <text:p>2.2063E+00</text:p>
          </table:table-cell>
          <table:table-cell office:value-type="float" office:value="1.51233333333333" calcext:value-type="float">
            <text:p>1.5123E+00</text:p>
          </table:table-cell>
          <table:table-cell office:value-type="float" office:value="101.706666666667" calcext:value-type="float">
            <text:p>1.0171E+02</text:p>
          </table:table-cell>
          <table:table-cell office:value-type="float" office:value="0.444666666666667" calcext:value-type="float">
            <text:p>4.4467E-01</text:p>
          </table:table-cell>
          <table:table-cell office:value-type="float" office:value="2.27733333333333" calcext:value-type="float">
            <text:p>2.2773E+00</text:p>
          </table:table-cell>
          <table:table-cell office:value-type="float" office:value="5.16166666666667" calcext:value-type="float">
            <text:p>5.1617E+00</text:p>
          </table:table-cell>
          <table:table-cell office:value-type="float" office:value="2.962" calcext:value-type="float">
            <text:p>2.9620E+00</text:p>
          </table:table-cell>
          <table:table-cell office:value-type="float" office:value="5.95266666666667" calcext:value-type="float">
            <text:p>5.9527E+00</text:p>
          </table:table-cell>
          <table:table-cell office:value-type="float" office:value="0.769" calcext:value-type="float">
            <text:p>7.6900E-01</text:p>
          </table:table-cell>
          <table:table-cell office:value-type="float" office:value="2.39666666666667" calcext:value-type="float">
            <text:p>2.3967E+00</text:p>
          </table:table-cell>
          <table:table-cell office:value-type="float" office:value="1.005" calcext:value-type="float">
            <text:p>1.0050E+00</text:p>
          </table:table-cell>
          <table:table-cell office:value-type="float" office:value="11.7456666666667" calcext:value-type="float">
            <text:p>1.1746E+01</text:p>
          </table:table-cell>
          <table:table-cell office:value-type="float" office:value="2.815" calcext:value-type="float">
            <text:p>2.8150E+00</text:p>
          </table:table-cell>
          <table:table-cell office:value-type="float" office:value="1.59866666666667" calcext:value-type="float">
            <text:p>1.5987E+00</text:p>
          </table:table-cell>
          <table:table-cell office:value-type="float" office:value="1.638" calcext:value-type="float">
            <text:p>1.6380E+00</text:p>
          </table:table-cell>
          <table:table-cell office:value-type="float" office:value="3.73133333333333" calcext:value-type="float">
            <text:p>3.7313E+00</text:p>
          </table:table-cell>
          <table:table-cell office:value-type="float" office:value="2.92866666666667" calcext:value-type="float">
            <text:p>2.9287E+00</text:p>
          </table:table-cell>
          <table:table-cell office:value-type="float" office:value="0.599" calcext:value-type="float">
            <text:p>5.9900E-01</text:p>
          </table:table-cell>
          <table:table-cell office:value-type="float" office:value="329.618333333333" calcext:value-type="float">
            <text:p>3.2962E+02</text:p>
          </table:table-cell>
          <table:table-cell office:value-type="float" office:value="0.66" calcext:value-type="float">
            <text:p>6.6000E-01</text:p>
          </table:table-cell>
          <table:table-cell office:value-type="float" office:value="0.506333333333333" calcext:value-type="float">
            <text:p>5.0633E-01</text:p>
          </table:table-cell>
          <table:table-cell office:value-type="float" office:value="5.77466666666667" calcext:value-type="float">
            <text:p>5.7747E+00</text:p>
          </table:table-cell>
          <table:table-cell office:value-type="float" office:value="10.8786666666667" calcext:value-type="float">
            <text:p>1.0879E+01</text:p>
          </table:table-cell>
          <table:table-cell office:value-type="float" office:value="1.40433333333333" calcext:value-type="float">
            <text:p>1.4043E+00</text:p>
          </table:table-cell>
          <table:table-cell office:value-type="float" office:value="167.045333333333" calcext:value-type="float">
            <text:p>1.6705E+02</text:p>
          </table:table-cell>
          <table:table-cell office:value-type="float" office:value="26.0123333333333" calcext:value-type="float">
            <text:p>2.6012E+01</text:p>
          </table:table-cell>
          <table:table-cell office:value-type="float" office:value="67.6606666666667" calcext:value-type="float">
            <text:p>6.7661E+01</text:p>
          </table:table-cell>
          <table:table-cell office:value-type="float" office:value="2.17766666666667" calcext:value-type="float">
            <text:p>2.1777E+00</text:p>
          </table:table-cell>
          <table:table-cell office:value-type="float" office:value="27.97" calcext:value-type="float">
            <text:p>2.7970E+01</text:p>
          </table:table-cell>
          <table:table-cell office:value-type="float" office:value="0.592666666666667" calcext:value-type="float">
            <text:p>5.9267E-01</text:p>
          </table:table-cell>
          <table:table-cell office:value-type="float" office:value="0.830666666666667" calcext:value-type="float">
            <text:p>8.3067E-01</text:p>
          </table:table-cell>
          <table:table-cell office:value-type="float" office:value="4.94933333333333" calcext:value-type="float">
            <text:p>4.9493E+00</text:p>
          </table:table-cell>
          <table:table-cell office:value-type="float" office:value="91.7613333333333" calcext:value-type="float">
            <text:p>9.1761E+01</text:p>
          </table:table-cell>
          <table:table-cell office:value-type="float" office:value="5.145" calcext:value-type="float">
            <text:p>5.1450E+00</text:p>
          </table:table-cell>
          <table:table-cell office:value-type="float" office:value="1.41866666666667" calcext:value-type="float">
            <text:p>1.4187E+00</text:p>
          </table:table-cell>
          <table:table-cell office:value-type="float" office:value="4.17" calcext:value-type="float">
            <text:p>4.1700E+00</text:p>
          </table:table-cell>
          <table:table-cell office:value-type="float" office:value="17.4056666666667" calcext:value-type="float">
            <text:p>1.7406E+01</text:p>
          </table:table-cell>
          <table:table-cell office:value-type="float" office:value="3.139" calcext:value-type="float">
            <text:p>3.1390E+00</text:p>
          </table:table-cell>
          <table:table-cell office:value-type="float" office:value="0.763666666666667" calcext:value-type="float">
            <text:p>7.6367E-01</text:p>
          </table:table-cell>
          <table:table-cell office:value-type="float" office:value="3.53366666666667" calcext:value-type="float">
            <text:p>3.5337E+00</text:p>
          </table:table-cell>
          <table:table-cell office:value-type="float" office:value="5.95966666666667" calcext:value-type="float">
            <text:p>5.9597E+00</text:p>
          </table:table-cell>
          <table:table-cell office:value-type="float" office:value="5.98033333333333" calcext:value-type="float">
            <text:p>5.9803E+00</text:p>
          </table:table-cell>
          <table:table-cell office:value-type="float" office:value="12.5866666666667" calcext:value-type="float">
            <text:p>1.2587E+01</text:p>
          </table:table-cell>
          <table:table-cell office:value-type="float" office:value="0.787666666666667" calcext:value-type="float">
            <text:p>7.8767E-01</text:p>
          </table:table-cell>
          <table:table-cell office:value-type="float" office:value="2.256" calcext:value-type="float">
            <text:p>2.2560E+00</text:p>
          </table:table-cell>
          <table:table-cell office:value-type="float" office:value="105.003333333333" calcext:value-type="float">
            <text:p>1.0500E+02</text:p>
          </table:table-cell>
          <table:table-cell office:value-type="float" office:value="1.14266666666667" calcext:value-type="float">
            <text:p>1.1427E+00</text:p>
          </table:table-cell>
          <table:table-cell office:value-type="float" office:value="308.156" calcext:value-type="float">
            <text:p>3.0816E+02</text:p>
          </table:table-cell>
        </table:table-row>
        <table:table-row table:style-name="ro1" table:number-rows-repeated="138">
          <table:table-cell table:style-name="ce50" table:number-columns-repeated="4"/>
          <table:table-cell table:number-columns-repeated="138"/>
        </table:table-row>
        <table:table-row table:style-name="ro1" table:number-rows-repeated="1048432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GR-REV" table:style-name="ta1">
        <table:table-column table:style-name="co2" table:number-columns-repeated="3" table:default-cell-style-name="ce51"/>
        <table:table-column table:style-name="co2" table:default-cell-style-name="ce52"/>
        <table:table-column table:style-name="co3" table:number-columns-repeated="138" table:default-cell-style-name="ce50"/>
        <table:table-row table:style-name="ro1">
          <table:table-cell table:style-name="ce50" office:value-type="string" calcext:value-type="string">
            <text:p>AT1G01720</text:p>
          </table:table-cell>
          <table:table-cell table:style-name="ce50" office:value-type="string" calcext:value-type="string">
            <text:p>AT1G05420</text:p>
          </table:table-cell>
          <table:table-cell table:style-name="ce50" office:value-type="string" calcext:value-type="string">
            <text:p>AT1G07135</text:p>
          </table:table-cell>
          <table:table-cell table:style-name="ce50" office:value-type="string" calcext:value-type="string">
            <text:p>AT1G09950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AT1G18400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AT1G19610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AT1G28370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AT1G34510</text:p>
          </table:table-cell>
          <table:table-cell office:value-type="string" calcext:value-type="string">
            <text:p>AT1G35140</text:p>
          </table:table-cell>
          <table:table-cell office:value-type="string" calcext:value-type="string">
            <text:p>AT1G47600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AT1G49640</text:p>
          </table:table-cell>
          <table:table-cell office:value-type="string" calcext:value-type="string">
            <text:p>AT1G51470</text:p>
          </table:table-cell>
          <table:table-cell office:value-type="string" calcext:value-type="string">
            <text:p>AT1G57560</text:p>
          </table:table-cell>
          <table:table-cell office:value-type="string" calcext:value-type="string">
            <text:p>AT1G57990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AT1G61800</text:p>
          </table:table-cell>
          <table:table-cell office:value-type="string" calcext:value-type="string">
            <text:p>AT1G61810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AT1G62360</text:p>
          </table:table-cell>
          <table:table-cell office:value-type="string" calcext:value-type="string">
            <text:p>AT1G65390</text:p>
          </table:table-cell>
          <table:table-cell office:value-type="string" calcext:value-type="string">
            <text:p>AT1G65480</text:p>
          </table:table-cell>
          <table:table-cell office:value-type="string" calcext:value-type="string">
            <text:p>AT1G65620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1G71030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AT1G72450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AT1G77640</text:p>
          </table:table-cell>
          <table:table-cell office:value-type="string" calcext:value-type="string">
            <text:p>AT1G80840</text:p>
          </table:table-cell>
          <table:table-cell office:value-type="string" calcext:value-type="string">
            <text:p>AT2G02930</text:p>
          </table:table-cell>
          <table:table-cell office:value-type="string" calcext:value-type="string">
            <text:p>AT2G18050</text:p>
          </table:table-cell>
          <table:table-cell office:value-type="string" calcext:value-type="string">
            <text:p>AT2G22500</text:p>
          </table:table-cell>
          <table:table-cell office:value-type="string" calcext:value-type="string">
            <text:p>AT2G24850</text:p>
          </table:table-cell>
          <table:table-cell office:value-type="string" calcext:value-type="string">
            <text:p>AT2G2500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AT2G27690</text:p>
          </table:table-cell>
          <table:table-cell office:value-type="string" calcext:value-type="string">
            <text:p>AT2G32990</text:p>
          </table:table-cell>
          <table:table-cell office:value-type="string" calcext:value-type="string">
            <text:p>AT2G34600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AT2G36870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AT2G39030</text:p>
          </table:table-cell>
          <table:table-cell office:value-type="string" calcext:value-type="string">
            <text:p>AT2G40000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AT2G44840</text:p>
          </table:table-cell>
          <table:table-cell office:value-type="string" calcext:value-type="string">
            <text:p>AT3G02550</text:p>
          </table:table-cell>
          <table:table-cell office:value-type="string" calcext:value-type="string">
            <text:p>AT3G03670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AT3G08860</text:p>
          </table:table-cell>
          <table:table-cell office:value-type="string" calcext:value-type="string">
            <text:p>AT3G15210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AT3G21330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AT3G23550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AT3G45260</text:p>
          </table:table-cell>
          <table:table-cell office:value-type="string" calcext:value-type="string">
            <text:p>AT3G47340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AT3G48520</text:p>
          </table:table-cell>
          <table:table-cell office:value-type="string" calcext:value-type="string">
            <text:p>AT3G50260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AT3G56710</text:p>
          </table:table-cell>
          <table:table-cell office:value-type="string" calcext:value-type="string">
            <text:p>AT3G61190</text:p>
          </table:table-cell>
          <table:table-cell office:value-type="string" calcext:value-type="string">
            <text:p>AT4G01250</text:p>
          </table:table-cell>
          <table:table-cell office:value-type="string" calcext:value-type="string">
            <text:p>AT4G01950</text:p>
          </table:table-cell>
          <table:table-cell office:value-type="string" calcext:value-type="string">
            <text:p>AT4G02330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AT4G13395</text:p>
          </table:table-cell>
          <table:table-cell office:value-type="string" calcext:value-type="string">
            <text:p>AT4G14365</text:p>
          </table:table-cell>
          <table:table-cell office:value-type="string" calcext:value-type="string">
            <text:p>AT4G14630</text:p>
          </table:table-cell>
          <table:table-cell office:value-type="string" calcext:value-type="string">
            <text:p>AT4G15210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AT4G23600</text:p>
          </table:table-cell>
          <table:table-cell office:value-type="string" calcext:value-type="string">
            <text:p>AT4G24570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AT4G29570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AT4G30280</text:p>
          </table:table-cell>
          <table:table-cell office:value-type="string" calcext:value-type="string">
            <text:p>AT4G31800</text:p>
          </table:table-cell>
          <table:table-cell office:value-type="string" calcext:value-type="string">
            <text:p>AT4G32800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AT4G35180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AT4G38400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AT4G39480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AT5G01550</text:p>
          </table:table-cell>
          <table:table-cell office:value-type="string" calcext:value-type="string">
            <text:p>AT5G02020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AT5G05410</text:p>
          </table:table-cell>
          <table:table-cell office:value-type="string" calcext:value-type="string">
            <text:p>AT5G08150</text:p>
          </table:table-cell>
          <table:table-cell office:value-type="string" calcext:value-type="string">
            <text:p>AT5G10100</text:p>
          </table:table-cell>
          <table:table-cell office:value-type="string" calcext:value-type="string">
            <text:p>AT5G11920</text:p>
          </table:table-cell>
          <table:table-cell office:value-type="string" calcext:value-type="string">
            <text:p>AT5G13170</text:p>
          </table:table-cell>
          <table:table-cell office:value-type="string" calcext:value-type="string">
            <text:p>AT5G16560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AT5G25810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AT5G42380</text:p>
          </table:table-cell>
          <table:table-cell office:value-type="string" calcext:value-type="string">
            <text:p>AT5G44420</text:p>
          </table:table-cell>
          <table:table-cell office:value-type="string" calcext:value-type="string">
            <text:p>AT5G44430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AT5G45340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AT5G47370</text:p>
          </table:table-cell>
          <table:table-cell office:value-type="string" calcext:value-type="string">
            <text:p>AT5G47450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AT5G49850</text:p>
          </table:table-cell>
          <table:table-cell office:value-type="string" calcext:value-type="string">
            <text:p>AT5G51190</text:p>
          </table:table-cell>
          <table:table-cell office:value-type="string" calcext:value-type="string">
            <text:p>AT5G52310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AT5G52900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AT5G57560</text:p>
          </table:table-cell>
          <table:table-cell office:value-type="string" calcext:value-type="string">
            <text:p>AT5G59220</text:p>
          </table:table-cell>
          <table:table-cell office:value-type="string" calcext:value-type="string">
            <text:p>AT5G60690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AT5G63580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table:style-name="ce50" office:value-type="string" calcext:value-type="string">
            <text:p>NAC002</text:p>
          </table:table-cell>
          <table:table-cell table:style-name="ce50" office:value-type="string" calcext:value-type="string">
            <text:p>OFP12</text:p>
          </table:table-cell>
          <table:table-cell table:style-name="ce50" office:value-type="string" calcext:value-type="string">
            <text:p>AT1G07135</text:p>
          </table:table-cell>
          <table:table-cell table:style-name="ce50" office:value-type="string" calcext:value-type="string">
            <text:p>RAS1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BEE1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PDF1.4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ERF11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PER8</text:p>
          </table:table-cell>
          <table:table-cell office:value-type="string" calcext:value-type="string">
            <text:p>EXL1</text:p>
          </table:table-cell>
          <table:table-cell office:value-type="string" calcext:value-type="string">
            <text:p>TGG4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CXE3</text:p>
          </table:table-cell>
          <table:table-cell office:value-type="string" calcext:value-type="string">
            <text:p>TGG5</text:p>
          </table:table-cell>
          <table:table-cell office:value-type="string" calcext:value-type="string">
            <text:p>AtMYB50</text:p>
          </table:table-cell>
          <table:table-cell office:value-type="string" calcext:value-type="string">
            <text:p>PUP18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GPT2</text:p>
          </table:table-cell>
          <table:table-cell office:value-type="string" calcext:value-type="string">
            <text:p>BGLU45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PP2A5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LBD6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MYBL2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TIFY11B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ERF013</text:p>
          </table:table-cell>
          <table:table-cell office:value-type="string" calcext:value-type="string">
            <text:p>WRKY40</text:p>
          </table:table-cell>
          <table:table-cell office:value-type="string" calcext:value-type="string">
            <text:p>GSTF3</text:p>
          </table:table-cell>
          <table:table-cell office:value-type="string" calcext:value-type="string">
            <text:p>HIS1-3</text:p>
          </table:table-cell>
          <table:table-cell office:value-type="string" calcext:value-type="string">
            <text:p>PUMP5</text:p>
          </table:table-cell>
          <table:table-cell office:value-type="string" calcext:value-type="string">
            <text:p>TAT3</text:p>
          </table:table-cell>
          <table:table-cell office:value-type="string" calcext:value-type="string">
            <text:p>WRKY6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CYP94C1</text:p>
          </table:table-cell>
          <table:table-cell office:value-type="string" calcext:value-type="string">
            <text:p>AtGH9B8</text:p>
          </table:table-cell>
          <table:table-cell office:value-type="string" calcext:value-type="string">
            <text:p>TIFY 5B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XTH32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NATA1</text:p>
          </table:table-cell>
          <table:table-cell office:value-type="string" calcext:value-type="string">
            <text:p>HSPRO2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ERF13</text:p>
          </table:table-cell>
          <table:table-cell office:value-type="string" calcext:value-type="string">
            <text:p>LBD41</text:p>
          </table:table-cell>
          <table:table-cell office:value-type="string" calcext:value-type="string">
            <text:p>PER28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PYD4</text:p>
          </table:table-cell>
          <table:table-cell office:value-type="string" calcext:value-type="string">
            <text:p>ERF4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BHLH87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LAL5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IDD9</text:p>
          </table:table-cell>
          <table:table-cell office:value-type="string" calcext:value-type="string">
            <text:p>ASN1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CYP94B3</text:p>
          </table:table-cell>
          <table:table-cell office:value-type="string" calcext:value-type="string">
            <text:p>ERF011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SIB1</text:p>
          </table:table-cell>
          <table:table-cell office:value-type="string" calcext:value-type="string">
            <text:p>BAP1</text:p>
          </table:table-cell>
          <table:table-cell office:value-type="string" calcext:value-type="string">
            <text:p>WRKY22</text:p>
          </table:table-cell>
          <table:table-cell office:value-type="string" calcext:value-type="string">
            <text:p>GPAT3</text:p>
          </table:table-cell>
          <table:table-cell office:value-type="string" calcext:value-type="string">
            <text:p>PME41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DVL10</text:p>
          </table:table-cell>
          <table:table-cell office:value-type="string" calcext:value-type="string">
            <text:p>XBAT34</text:p>
          </table:table-cell>
          <table:table-cell office:value-type="string" calcext:value-type="string">
            <text:p>GLP9</text:p>
          </table:table-cell>
          <table:table-cell office:value-type="string" calcext:value-type="string">
            <text:p>BAM5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CORI3</text:p>
          </table:table-cell>
          <table:table-cell office:value-type="string" calcext:value-type="string">
            <text:p>PUMP4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CDA8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XTH18</text:p>
          </table:table-cell>
          <table:table-cell office:value-type="string" calcext:value-type="string">
            <text:p>WRKY18</text:p>
          </table:table-cell>
          <table:table-cell office:value-type="string" calcext:value-type="string">
            <text:p>ERF043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LHT7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EXLA2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CYP96A9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LECRK6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DREB2A</text:p>
          </table:table-cell>
          <table:table-cell office:value-type="string" calcext:value-type="string">
            <text:p>SOB5</text:p>
          </table:table-cell>
          <table:table-cell office:value-type="string" calcext:value-type="string">
            <text:p>TPPI</text:p>
          </table:table-cell>
          <table:table-cell office:value-type="string" calcext:value-type="string">
            <text:p>CWINV6</text:p>
          </table:table-cell>
          <table:table-cell office:value-type="string" calcext:value-type="string">
            <text:p>SWEET15</text:p>
          </table:table-cell>
          <table:table-cell office:value-type="string" calcext:value-type="string">
            <text:p>KAN1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CML37</text:p>
          </table:table-cell>
          <table:table-cell office:value-type="string" calcext:value-type="string">
            <text:p>PDF1.2A</text:p>
          </table:table-cell>
          <table:table-cell office:value-type="string" calcext:value-type="string">
            <text:p>PDF1.2C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CYP707A3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HAT2</text:p>
          </table:table-cell>
          <table:table-cell office:value-type="string" calcext:value-type="string">
            <text:p>TIP2-3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JAL46</text:p>
          </table:table-cell>
          <table:table-cell office:value-type="string" calcext:value-type="string">
            <text:p>ERF105</text:p>
          </table:table-cell>
          <table:table-cell office:value-type="string" calcext:value-type="string">
            <text:p>LTI78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MAKR6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XTH22</text:p>
          </table:table-cell>
          <table:table-cell office:value-type="string" calcext:value-type="string">
            <text:p>HAI1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table:style-name="ce50" office:value-type="float" office:value="17.9126666666667" calcext:value-type="float">
            <text:p>1.7913E+01</text:p>
          </table:table-cell>
          <table:table-cell table:style-name="ce50" office:value-type="float" office:value="3.172" calcext:value-type="float">
            <text:p>3.1720E+00</text:p>
          </table:table-cell>
          <table:table-cell table:style-name="ce50" office:value-type="float" office:value="4.96166666666667" calcext:value-type="float">
            <text:p>4.9617E+00</text:p>
          </table:table-cell>
          <table:table-cell table:style-name="ce50" office:value-type="float" office:value="0.566" calcext:value-type="float">
            <text:p>5.6600E-01</text:p>
          </table:table-cell>
          <table:table-cell office:value-type="float" office:value="0.987666666666667" calcext:value-type="float">
            <text:p>9.8767E-01</text:p>
          </table:table-cell>
          <table:table-cell office:value-type="float" office:value="4.99033333333333" calcext:value-type="float">
            <text:p>4.9903E+00</text:p>
          </table:table-cell>
          <table:table-cell office:value-type="float" office:value="16.6686666666667" calcext:value-type="float">
            <text:p>1.6669E+01</text:p>
          </table:table-cell>
          <table:table-cell office:value-type="float" office:value="9.237" calcext:value-type="float">
            <text:p>9.2370E+00</text:p>
          </table:table-cell>
          <table:table-cell office:value-type="float" office:value="68.9763333333333" calcext:value-type="float">
            <text:p>6.8976E+01</text:p>
          </table:table-cell>
          <table:table-cell office:value-type="float" office:value="4.02566666666667" calcext:value-type="float">
            <text:p>4.0257E+00</text:p>
          </table:table-cell>
          <table:table-cell office:value-type="float" office:value="6.303" calcext:value-type="float">
            <text:p>6.3030E+00</text:p>
          </table:table-cell>
          <table:table-cell office:value-type="float" office:value="1.09" calcext:value-type="float">
            <text:p>1.0900E+00</text:p>
          </table:table-cell>
          <table:table-cell office:value-type="float" office:value="3.894" calcext:value-type="float">
            <text:p>3.8940E+00</text:p>
          </table:table-cell>
          <table:table-cell office:value-type="float" office:value="5.865" calcext:value-type="float">
            <text:p>5.8650E+00</text:p>
          </table:table-cell>
          <table:table-cell office:value-type="float" office:value="4.42133333333333" calcext:value-type="float">
            <text:p>4.4213E+00</text:p>
          </table:table-cell>
          <table:table-cell office:value-type="float" office:value="3.912" calcext:value-type="float">
            <text:p>3.9120E+00</text:p>
          </table:table-cell>
          <table:table-cell office:value-type="float" office:value="1.862" calcext:value-type="float">
            <text:p>1.8620E+00</text:p>
          </table:table-cell>
          <table:table-cell office:value-type="float" office:value="3.459" calcext:value-type="float">
            <text:p>3.4590E+00</text:p>
          </table:table-cell>
          <table:table-cell office:value-type="float" office:value="1.876" calcext:value-type="float">
            <text:p>1.8760E+00</text:p>
          </table:table-cell>
          <table:table-cell office:value-type="float" office:value="10.45" calcext:value-type="float">
            <text:p>1.0450E+01</text:p>
          </table:table-cell>
          <table:table-cell office:value-type="float" office:value="2.39833333333333" calcext:value-type="float">
            <text:p>2.3983E+00</text:p>
          </table:table-cell>
          <table:table-cell office:value-type="float" office:value="80.5666666666667" calcext:value-type="float">
            <text:p>8.0567E+01</text:p>
          </table:table-cell>
          <table:table-cell office:value-type="float" office:value="2.52633333333333" calcext:value-type="float">
            <text:p>2.5263E+00</text:p>
          </table:table-cell>
          <table:table-cell office:value-type="float" office:value="2.70966666666667" calcext:value-type="float">
            <text:p>2.7097E+00</text:p>
          </table:table-cell>
          <table:table-cell office:value-type="float" office:value="2.609" calcext:value-type="float">
            <text:p>2.6090E+00</text:p>
          </table:table-cell>
          <table:table-cell office:value-type="float" office:value="1.344" calcext:value-type="float">
            <text:p>1.3440E+00</text:p>
          </table:table-cell>
          <table:table-cell office:value-type="float" office:value="1.177" calcext:value-type="float">
            <text:p>1.1770E+00</text:p>
          </table:table-cell>
          <table:table-cell office:value-type="float" office:value="3.551" calcext:value-type="float">
            <text:p>3.5510E+00</text:p>
          </table:table-cell>
          <table:table-cell office:value-type="float" office:value="2.93266666666667" calcext:value-type="float">
            <text:p>2.9327E+00</text:p>
          </table:table-cell>
          <table:table-cell office:value-type="float" office:value="1.614" calcext:value-type="float">
            <text:p>1.6140E+00</text:p>
          </table:table-cell>
          <table:table-cell office:value-type="float" office:value="8.78033333333333" calcext:value-type="float">
            <text:p>8.7803E+00</text:p>
          </table:table-cell>
          <table:table-cell office:value-type="float" office:value="12.304" calcext:value-type="float">
            <text:p>1.2304E+01</text:p>
          </table:table-cell>
          <table:table-cell office:value-type="float" office:value="45.023" calcext:value-type="float">
            <text:p>4.5023E+01</text:p>
          </table:table-cell>
          <table:table-cell office:value-type="float" office:value="7.90533333333333" calcext:value-type="float">
            <text:p>7.9053E+00</text:p>
          </table:table-cell>
          <table:table-cell office:value-type="float" office:value="12.6506666666667" calcext:value-type="float">
            <text:p>1.2651E+01</text:p>
          </table:table-cell>
          <table:table-cell office:value-type="float" office:value="2.15033333333333" calcext:value-type="float">
            <text:p>2.1503E+00</text:p>
          </table:table-cell>
          <table:table-cell office:value-type="float" office:value="5.10533333333333" calcext:value-type="float">
            <text:p>5.1053E+00</text:p>
          </table:table-cell>
          <table:table-cell office:value-type="float" office:value="10.437" calcext:value-type="float">
            <text:p>1.0437E+01</text:p>
          </table:table-cell>
          <table:table-cell office:value-type="float" office:value="2.46766666666667" calcext:value-type="float">
            <text:p>2.4677E+00</text:p>
          </table:table-cell>
          <table:table-cell office:value-type="float" office:value="2.59566666666667" calcext:value-type="float">
            <text:p>2.5957E+00</text:p>
          </table:table-cell>
          <table:table-cell office:value-type="float" office:value="12.46" calcext:value-type="float">
            <text:p>1.2460E+01</text:p>
          </table:table-cell>
          <table:table-cell office:value-type="float" office:value="92.784" calcext:value-type="float">
            <text:p>9.2784E+01</text:p>
          </table:table-cell>
          <table:table-cell office:value-type="float" office:value="4.04933333333333" calcext:value-type="float">
            <text:p>4.0493E+00</text:p>
          </table:table-cell>
          <table:table-cell office:value-type="float" office:value="0.847333333333333" calcext:value-type="float">
            <text:p>8.4733E-01</text:p>
          </table:table-cell>
          <table:table-cell office:value-type="float" office:value="10.3593333333333" calcext:value-type="float">
            <text:p>1.0359E+01</text:p>
          </table:table-cell>
          <table:table-cell office:value-type="float" office:value="2.82766666666667" calcext:value-type="float">
            <text:p>2.8277E+00</text:p>
          </table:table-cell>
          <table:table-cell office:value-type="float" office:value="5.924" calcext:value-type="float">
            <text:p>5.9240E+00</text:p>
          </table:table-cell>
          <table:table-cell office:value-type="float" office:value="5.568" calcext:value-type="float">
            <text:p>5.5680E+00</text:p>
          </table:table-cell>
          <table:table-cell office:value-type="float" office:value="5.34433333333333" calcext:value-type="float">
            <text:p>5.3443E+00</text:p>
          </table:table-cell>
          <table:table-cell office:value-type="float" office:value="53.78" calcext:value-type="float">
            <text:p>5.3780E+01</text:p>
          </table:table-cell>
          <table:table-cell office:value-type="float" office:value="480.013666666667" calcext:value-type="float">
            <text:p>4.8001E+02</text:p>
          </table:table-cell>
          <table:table-cell office:value-type="float" office:value="697.560333333333" calcext:value-type="float">
            <text:p>6.9756E+02</text:p>
          </table:table-cell>
          <table:table-cell office:value-type="float" office:value="3.905" calcext:value-type="float">
            <text:p>3.9050E+00</text:p>
          </table:table-cell>
          <table:table-cell office:value-type="float" office:value="19.1403333333333" calcext:value-type="float">
            <text:p>1.9140E+01</text:p>
          </table:table-cell>
          <table:table-cell office:value-type="float" office:value="62.4186666666667" calcext:value-type="float">
            <text:p>6.2419E+01</text:p>
          </table:table-cell>
          <table:table-cell office:value-type="float" office:value="0.901666666666667" calcext:value-type="float">
            <text:p>9.0167E-01</text:p>
          </table:table-cell>
          <table:table-cell office:value-type="float" office:value="14.281" calcext:value-type="float">
            <text:p>1.4281E+01</text:p>
          </table:table-cell>
          <table:table-cell office:value-type="float" office:value="1.386" calcext:value-type="float">
            <text:p>1.3860E+00</text:p>
          </table:table-cell>
          <table:table-cell office:value-type="float" office:value="7.47933333333333" calcext:value-type="float">
            <text:p>7.4793E+00</text:p>
          </table:table-cell>
          <table:table-cell office:value-type="float" office:value="9.494" calcext:value-type="float">
            <text:p>9.4940E+00</text:p>
          </table:table-cell>
          <table:table-cell office:value-type="float" office:value="32.6246666666667" calcext:value-type="float">
            <text:p>3.2625E+01</text:p>
          </table:table-cell>
          <table:table-cell office:value-type="float" office:value="3.20433333333333" calcext:value-type="float">
            <text:p>3.2043E+00</text:p>
          </table:table-cell>
          <table:table-cell office:value-type="float" office:value="1.01366666666667" calcext:value-type="float">
            <text:p>1.0137E+00</text:p>
          </table:table-cell>
          <table:table-cell office:value-type="float" office:value="31.7566666666667" calcext:value-type="float">
            <text:p>3.1757E+01</text:p>
          </table:table-cell>
          <table:table-cell office:value-type="float" office:value="11.4016666666667" calcext:value-type="float">
            <text:p>1.1402E+01</text:p>
          </table:table-cell>
          <table:table-cell office:value-type="float" office:value="0.857" calcext:value-type="float">
            <text:p>8.5700E-01</text:p>
          </table:table-cell>
          <table:table-cell office:value-type="float" office:value="6.14533333333333" calcext:value-type="float">
            <text:p>6.1453E+00</text:p>
          </table:table-cell>
          <table:table-cell office:value-type="float" office:value="4.36533333333333" calcext:value-type="float">
            <text:p>4.3653E+00</text:p>
          </table:table-cell>
          <table:table-cell office:value-type="float" office:value="4.50466666666667" calcext:value-type="float">
            <text:p>4.5047E+00</text:p>
          </table:table-cell>
          <table:table-cell office:value-type="float" office:value="3.05633333333333" calcext:value-type="float">
            <text:p>3.0563E+00</text:p>
          </table:table-cell>
          <table:table-cell office:value-type="float" office:value="3.369" calcext:value-type="float">
            <text:p>3.3690E+00</text:p>
          </table:table-cell>
          <table:table-cell office:value-type="float" office:value="4.413" calcext:value-type="float">
            <text:p>4.4130E+00</text:p>
          </table:table-cell>
          <table:table-cell office:value-type="float" office:value="6.74966666666667" calcext:value-type="float">
            <text:p>6.7497E+00</text:p>
          </table:table-cell>
          <table:table-cell office:value-type="float" office:value="3.965" calcext:value-type="float">
            <text:p>3.9650E+00</text:p>
          </table:table-cell>
          <table:table-cell office:value-type="float" office:value="5.06533333333333" calcext:value-type="float">
            <text:p>5.0653E+00</text:p>
          </table:table-cell>
          <table:table-cell office:value-type="float" office:value="2.199" calcext:value-type="float">
            <text:p>2.1990E+00</text:p>
          </table:table-cell>
          <table:table-cell office:value-type="float" office:value="4.48133333333333" calcext:value-type="float">
            <text:p>4.4813E+00</text:p>
          </table:table-cell>
          <table:table-cell office:value-type="float" office:value="17.97" calcext:value-type="float">
            <text:p>1.7970E+01</text:p>
          </table:table-cell>
          <table:table-cell office:value-type="float" office:value="45.7006666666667" calcext:value-type="float">
            <text:p>4.5701E+01</text:p>
          </table:table-cell>
          <table:table-cell office:value-type="float" office:value="47.9736666666667" calcext:value-type="float">
            <text:p>4.7974E+01</text:p>
          </table:table-cell>
          <table:table-cell office:value-type="float" office:value="9.70033333333333" calcext:value-type="float">
            <text:p>9.7003E+00</text:p>
          </table:table-cell>
          <table:table-cell office:value-type="float" office:value="25.942" calcext:value-type="float">
            <text:p>2.5942E+01</text:p>
          </table:table-cell>
          <table:table-cell office:value-type="float" office:value="4.53766666666667" calcext:value-type="float">
            <text:p>4.5377E+00</text:p>
          </table:table-cell>
          <table:table-cell office:value-type="float" office:value="305.955" calcext:value-type="float">
            <text:p>3.0596E+02</text:p>
          </table:table-cell>
          <table:table-cell office:value-type="float" office:value="0.814" calcext:value-type="float">
            <text:p>8.1400E-01</text:p>
          </table:table-cell>
          <table:table-cell office:value-type="float" office:value="64.088" calcext:value-type="float">
            <text:p>6.4088E+01</text:p>
          </table:table-cell>
          <table:table-cell office:value-type="float" office:value="1055.00666666667" calcext:value-type="float">
            <text:p>1.0550E+03</text:p>
          </table:table-cell>
          <table:table-cell office:value-type="float" office:value="15.7583333333333" calcext:value-type="float">
            <text:p>1.5758E+01</text:p>
          </table:table-cell>
          <table:table-cell office:value-type="float" office:value="44.9096666666667" calcext:value-type="float">
            <text:p>4.4910E+01</text:p>
          </table:table-cell>
          <table:table-cell office:value-type="float" office:value="13.4243333333333" calcext:value-type="float">
            <text:p>1.3424E+01</text:p>
          </table:table-cell>
          <table:table-cell office:value-type="float" office:value="1.40633333333333" calcext:value-type="float">
            <text:p>1.4063E+00</text:p>
          </table:table-cell>
          <table:table-cell office:value-type="float" office:value="0.785666666666667" calcext:value-type="float">
            <text:p>7.8567E-01</text:p>
          </table:table-cell>
          <table:table-cell office:value-type="float" office:value="2.27466666666667" calcext:value-type="float">
            <text:p>2.2747E+00</text:p>
          </table:table-cell>
          <table:table-cell office:value-type="float" office:value="52.0653333333333" calcext:value-type="float">
            <text:p>5.2065E+01</text:p>
          </table:table-cell>
          <table:table-cell office:value-type="float" office:value="11.133" calcext:value-type="float">
            <text:p>1.1133E+01</text:p>
          </table:table-cell>
          <table:table-cell office:value-type="float" office:value="4.19266666666667" calcext:value-type="float">
            <text:p>4.1927E+00</text:p>
          </table:table-cell>
          <table:table-cell office:value-type="float" office:value="66.2563333333333" calcext:value-type="float">
            <text:p>6.6256E+01</text:p>
          </table:table-cell>
          <table:table-cell office:value-type="float" office:value="1.622" calcext:value-type="float">
            <text:p>1.6220E+00</text:p>
          </table:table-cell>
          <table:table-cell office:value-type="float" office:value="4.08266666666667" calcext:value-type="float">
            <text:p>4.0827E+00</text:p>
          </table:table-cell>
          <table:table-cell office:value-type="float" office:value="6.53133333333333" calcext:value-type="float">
            <text:p>6.5313E+00</text:p>
          </table:table-cell>
          <table:table-cell office:value-type="float" office:value="3.134" calcext:value-type="float">
            <text:p>3.1340E+00</text:p>
          </table:table-cell>
          <table:table-cell office:value-type="float" office:value="0.818" calcext:value-type="float">
            <text:p>8.1800E-01</text:p>
          </table:table-cell>
          <table:table-cell office:value-type="float" office:value="1.41266666666667" calcext:value-type="float">
            <text:p>1.4127E+00</text:p>
          </table:table-cell>
          <table:table-cell office:value-type="float" office:value="1.42833333333333" calcext:value-type="float">
            <text:p>1.4283E+00</text:p>
          </table:table-cell>
          <table:table-cell office:value-type="float" office:value="0.703" calcext:value-type="float">
            <text:p>7.0300E-01</text:p>
          </table:table-cell>
          <table:table-cell office:value-type="float" office:value="1.60066666666667" calcext:value-type="float">
            <text:p>1.6007E+00</text:p>
          </table:table-cell>
          <table:table-cell office:value-type="float" office:value="6.256" calcext:value-type="float">
            <text:p>6.2560E+00</text:p>
          </table:table-cell>
          <table:table-cell office:value-type="float" office:value="1.273" calcext:value-type="float">
            <text:p>1.2730E+00</text:p>
          </table:table-cell>
          <table:table-cell office:value-type="float" office:value="2.184" calcext:value-type="float">
            <text:p>2.1840E+00</text:p>
          </table:table-cell>
          <table:table-cell office:value-type="float" office:value="1.638" calcext:value-type="float">
            <text:p>1.6380E+00</text:p>
          </table:table-cell>
          <table:table-cell office:value-type="float" office:value="1.846" calcext:value-type="float">
            <text:p>1.8460E+00</text:p>
          </table:table-cell>
          <table:table-cell office:value-type="float" office:value="5.156" calcext:value-type="float">
            <text:p>5.1560E+00</text:p>
          </table:table-cell>
          <table:table-cell office:value-type="float" office:value="3.59333333333333" calcext:value-type="float">
            <text:p>3.5933E+00</text:p>
          </table:table-cell>
          <table:table-cell office:value-type="float" office:value="1.761" calcext:value-type="float">
            <text:p>1.7610E+00</text:p>
          </table:table-cell>
          <table:table-cell office:value-type="float" office:value="0.623333333333333" calcext:value-type="float">
            <text:p>6.2333E-01</text:p>
          </table:table-cell>
          <table:table-cell office:value-type="float" office:value="3.858" calcext:value-type="float">
            <text:p>3.8580E+00</text:p>
          </table:table-cell>
          <table:table-cell office:value-type="float" office:value="11.1876666666667" calcext:value-type="float">
            <text:p>1.1188E+01</text:p>
          </table:table-cell>
          <table:table-cell office:value-type="float" office:value="1.793" calcext:value-type="float">
            <text:p>1.7930E+00</text:p>
          </table:table-cell>
          <table:table-cell office:value-type="float" office:value="8434.968" calcext:value-type="float">
            <text:p>8.4350E+03</text:p>
          </table:table-cell>
          <table:table-cell office:value-type="float" office:value="2033.40033333333" calcext:value-type="float">
            <text:p>2.0334E+03</text:p>
          </table:table-cell>
          <table:table-cell office:value-type="float" office:value="101.506" calcext:value-type="float">
            <text:p>1.0151E+02</text:p>
          </table:table-cell>
          <table:table-cell office:value-type="float" office:value="2.451" calcext:value-type="float">
            <text:p>2.4510E+00</text:p>
          </table:table-cell>
          <table:table-cell office:value-type="float" office:value="42.6863333333333" calcext:value-type="float">
            <text:p>4.2686E+01</text:p>
          </table:table-cell>
          <table:table-cell office:value-type="float" office:value="2.13866666666667" calcext:value-type="float">
            <text:p>2.1387E+00</text:p>
          </table:table-cell>
          <table:table-cell office:value-type="float" office:value="12.6903333333333" calcext:value-type="float">
            <text:p>1.2690E+01</text:p>
          </table:table-cell>
          <table:table-cell office:value-type="float" office:value="9.17833333333333" calcext:value-type="float">
            <text:p>9.1783E+00</text:p>
          </table:table-cell>
          <table:table-cell office:value-type="float" office:value="34.8076666666667" calcext:value-type="float">
            <text:p>3.4808E+01</text:p>
          </table:table-cell>
          <table:table-cell office:value-type="float" office:value="4.57" calcext:value-type="float">
            <text:p>4.5700E+00</text:p>
          </table:table-cell>
          <table:table-cell office:value-type="float" office:value="1.04833333333333" calcext:value-type="float">
            <text:p>1.0483E+00</text:p>
          </table:table-cell>
          <table:table-cell office:value-type="float" office:value="7.26166666666667" calcext:value-type="float">
            <text:p>7.2617E+00</text:p>
          </table:table-cell>
          <table:table-cell office:value-type="float" office:value="7.645" calcext:value-type="float">
            <text:p>7.6450E+00</text:p>
          </table:table-cell>
          <table:table-cell office:value-type="float" office:value="4.493" calcext:value-type="float">
            <text:p>4.4930E+00</text:p>
          </table:table-cell>
          <table:table-cell office:value-type="float" office:value="4.39133333333333" calcext:value-type="float">
            <text:p>4.3913E+00</text:p>
          </table:table-cell>
          <table:table-cell office:value-type="float" office:value="8.17" calcext:value-type="float">
            <text:p>8.1700E+00</text:p>
          </table:table-cell>
          <table:table-cell office:value-type="float" office:value="6.34333333333333" calcext:value-type="float">
            <text:p>6.3433E+00</text:p>
          </table:table-cell>
          <table:table-cell office:value-type="float" office:value="6.037" calcext:value-type="float">
            <text:p>6.0370E+00</text:p>
          </table:table-cell>
          <table:table-cell office:value-type="float" office:value="14.026" calcext:value-type="float">
            <text:p>1.4026E+01</text:p>
          </table:table-cell>
          <table:table-cell office:value-type="float" office:value="1.99233333333333" calcext:value-type="float">
            <text:p>1.9923E+00</text:p>
          </table:table-cell>
          <table:table-cell office:value-type="float" office:value="118.089333333333" calcext:value-type="float">
            <text:p>1.1809E+02</text:p>
          </table:table-cell>
          <table:table-cell office:value-type="float" office:value="14.2203333333333" calcext:value-type="float">
            <text:p>1.4220E+01</text:p>
          </table:table-cell>
          <table:table-cell office:value-type="float" office:value="1.53033333333333" calcext:value-type="float">
            <text:p>1.5303E+00</text:p>
          </table:table-cell>
          <table:table-cell office:value-type="float" office:value="58.102" calcext:value-type="float">
            <text:p>5.8102E+01</text:p>
          </table:table-cell>
        </table:table-row>
        <table:table-row table:style-name="ro1">
          <table:table-cell table:style-name="ce50" office:value-type="float" office:value="15.057" calcext:value-type="float">
            <text:p>1.5057E+01</text:p>
          </table:table-cell>
          <table:table-cell table:style-name="ce50" office:value-type="float" office:value="5.0235" calcext:value-type="float">
            <text:p>5.0235E+00</text:p>
          </table:table-cell>
          <table:table-cell table:style-name="ce50" office:value-type="float" office:value="6.4385" calcext:value-type="float">
            <text:p>6.4385E+00</text:p>
          </table:table-cell>
          <table:table-cell table:style-name="ce50" office:value-type="float" office:value="0.4785" calcext:value-type="float">
            <text:p>4.7850E-01</text:p>
          </table:table-cell>
          <table:table-cell office:value-type="float" office:value="0.9085" calcext:value-type="float">
            <text:p>9.0850E-01</text:p>
          </table:table-cell>
          <table:table-cell office:value-type="float" office:value="4.842" calcext:value-type="float">
            <text:p>4.8420E+00</text:p>
          </table:table-cell>
          <table:table-cell office:value-type="float" office:value="14.71" calcext:value-type="float">
            <text:p>1.4710E+01</text:p>
          </table:table-cell>
          <table:table-cell office:value-type="float" office:value="5.355" calcext:value-type="float">
            <text:p>5.3550E+00</text:p>
          </table:table-cell>
          <table:table-cell office:value-type="float" office:value="60.851" calcext:value-type="float">
            <text:p>6.0851E+01</text:p>
          </table:table-cell>
          <table:table-cell office:value-type="float" office:value="5.9955" calcext:value-type="float">
            <text:p>5.9955E+00</text:p>
          </table:table-cell>
          <table:table-cell office:value-type="float" office:value="4.0315" calcext:value-type="float">
            <text:p>4.0315E+00</text:p>
          </table:table-cell>
          <table:table-cell office:value-type="float" office:value="0.9485" calcext:value-type="float">
            <text:p>9.4850E-01</text:p>
          </table:table-cell>
          <table:table-cell office:value-type="float" office:value="1.5365" calcext:value-type="float">
            <text:p>1.5365E+00</text:p>
          </table:table-cell>
          <table:table-cell office:value-type="float" office:value="3.649" calcext:value-type="float">
            <text:p>3.6490E+00</text:p>
          </table:table-cell>
          <table:table-cell office:value-type="float" office:value="1.5265" calcext:value-type="float">
            <text:p>1.5265E+00</text:p>
          </table:table-cell>
          <table:table-cell office:value-type="float" office:value="4.1615" calcext:value-type="float">
            <text:p>4.1615E+00</text:p>
          </table:table-cell>
          <table:table-cell office:value-type="float" office:value="1.3595" calcext:value-type="float">
            <text:p>1.3595E+00</text:p>
          </table:table-cell>
          <table:table-cell office:value-type="float" office:value="1.2745" calcext:value-type="float">
            <text:p>1.2745E+00</text:p>
          </table:table-cell>
          <table:table-cell office:value-type="float" office:value="1.302" calcext:value-type="float">
            <text:p>1.3020E+00</text:p>
          </table:table-cell>
          <table:table-cell office:value-type="float" office:value="14.4335" calcext:value-type="float">
            <text:p>1.4434E+01</text:p>
          </table:table-cell>
          <table:table-cell office:value-type="float" office:value="3.4205" calcext:value-type="float">
            <text:p>3.4205E+00</text:p>
          </table:table-cell>
          <table:table-cell office:value-type="float" office:value="14.0925" calcext:value-type="float">
            <text:p>1.4093E+01</text:p>
          </table:table-cell>
          <table:table-cell office:value-type="float" office:value="1.319" calcext:value-type="float">
            <text:p>1.3190E+00</text:p>
          </table:table-cell>
          <table:table-cell office:value-type="float" office:value="2.54" calcext:value-type="float">
            <text:p>2.5400E+00</text:p>
          </table:table-cell>
          <table:table-cell office:value-type="float" office:value="2.822" calcext:value-type="float">
            <text:p>2.8220E+00</text:p>
          </table:table-cell>
          <table:table-cell office:value-type="float" office:value="3.375" calcext:value-type="float">
            <text:p>3.3750E+00</text:p>
          </table:table-cell>
          <table:table-cell office:value-type="float" office:value="0.485" calcext:value-type="float">
            <text:p>4.8500E-01</text:p>
          </table:table-cell>
          <table:table-cell office:value-type="float" office:value="2.652" calcext:value-type="float">
            <text:p>2.6520E+00</text:p>
          </table:table-cell>
          <table:table-cell office:value-type="float" office:value="2.7395" calcext:value-type="float">
            <text:p>2.7395E+00</text:p>
          </table:table-cell>
          <table:table-cell office:value-type="float" office:value="0.859" calcext:value-type="float">
            <text:p>8.5900E-01</text:p>
          </table:table-cell>
          <table:table-cell office:value-type="float" office:value="8.9035" calcext:value-type="float">
            <text:p>8.9035E+00</text:p>
          </table:table-cell>
          <table:table-cell office:value-type="float" office:value="15.1075" calcext:value-type="float">
            <text:p>1.5108E+01</text:p>
          </table:table-cell>
          <table:table-cell office:value-type="float" office:value="59.7275" calcext:value-type="float">
            <text:p>5.9728E+01</text:p>
          </table:table-cell>
          <table:table-cell office:value-type="float" office:value="6.44" calcext:value-type="float">
            <text:p>6.4400E+00</text:p>
          </table:table-cell>
          <table:table-cell office:value-type="float" office:value="5.657" calcext:value-type="float">
            <text:p>5.6570E+00</text:p>
          </table:table-cell>
          <table:table-cell office:value-type="float" office:value="1.912" calcext:value-type="float">
            <text:p>1.9120E+00</text:p>
          </table:table-cell>
          <table:table-cell office:value-type="float" office:value="4.841" calcext:value-type="float">
            <text:p>4.8410E+00</text:p>
          </table:table-cell>
          <table:table-cell office:value-type="float" office:value="7.4195" calcext:value-type="float">
            <text:p>7.4195E+00</text:p>
          </table:table-cell>
          <table:table-cell office:value-type="float" office:value="0.7625" calcext:value-type="float">
            <text:p>7.6250E-01</text:p>
          </table:table-cell>
          <table:table-cell office:value-type="float" office:value="3.7745" calcext:value-type="float">
            <text:p>3.7745E+00</text:p>
          </table:table-cell>
          <table:table-cell office:value-type="float" office:value="11.2325" calcext:value-type="float">
            <text:p>1.1233E+01</text:p>
          </table:table-cell>
          <table:table-cell office:value-type="float" office:value="102.63" calcext:value-type="float">
            <text:p>1.0263E+02</text:p>
          </table:table-cell>
          <table:table-cell office:value-type="float" office:value="3.6655" calcext:value-type="float">
            <text:p>3.6655E+00</text:p>
          </table:table-cell>
          <table:table-cell office:value-type="float" office:value="1.2835" calcext:value-type="float">
            <text:p>1.2835E+00</text:p>
          </table:table-cell>
          <table:table-cell office:value-type="float" office:value="7.926" calcext:value-type="float">
            <text:p>7.9260E+00</text:p>
          </table:table-cell>
          <table:table-cell office:value-type="float" office:value="2.7345" calcext:value-type="float">
            <text:p>2.7345E+00</text:p>
          </table:table-cell>
          <table:table-cell office:value-type="float" office:value="4.5595" calcext:value-type="float">
            <text:p>4.5595E+00</text:p>
          </table:table-cell>
          <table:table-cell office:value-type="float" office:value="6.749" calcext:value-type="float">
            <text:p>6.7490E+00</text:p>
          </table:table-cell>
          <table:table-cell office:value-type="float" office:value="5.721" calcext:value-type="float">
            <text:p>5.7210E+00</text:p>
          </table:table-cell>
          <table:table-cell office:value-type="float" office:value="71.299" calcext:value-type="float">
            <text:p>7.1299E+01</text:p>
          </table:table-cell>
          <table:table-cell office:value-type="float" office:value="326.856" calcext:value-type="float">
            <text:p>3.2686E+02</text:p>
          </table:table-cell>
          <table:table-cell office:value-type="float" office:value="860.107" calcext:value-type="float">
            <text:p>8.6011E+02</text:p>
          </table:table-cell>
          <table:table-cell office:value-type="float" office:value="4.7055" calcext:value-type="float">
            <text:p>4.7055E+00</text:p>
          </table:table-cell>
          <table:table-cell office:value-type="float" office:value="21.989" calcext:value-type="float">
            <text:p>2.1989E+01</text:p>
          </table:table-cell>
          <table:table-cell office:value-type="float" office:value="54.3545" calcext:value-type="float">
            <text:p>5.4355E+01</text:p>
          </table:table-cell>
          <table:table-cell office:value-type="float" office:value="1.4955" calcext:value-type="float">
            <text:p>1.4955E+00</text:p>
          </table:table-cell>
          <table:table-cell office:value-type="float" office:value="12.291" calcext:value-type="float">
            <text:p>1.2291E+01</text:p>
          </table:table-cell>
          <table:table-cell office:value-type="float" office:value="1.6715" calcext:value-type="float">
            <text:p>1.6715E+00</text:p>
          </table:table-cell>
          <table:table-cell office:value-type="float" office:value="23.021" calcext:value-type="float">
            <text:p>2.3021E+01</text:p>
          </table:table-cell>
          <table:table-cell office:value-type="float" office:value="6.6305" calcext:value-type="float">
            <text:p>6.6305E+00</text:p>
          </table:table-cell>
          <table:table-cell office:value-type="float" office:value="27.1955" calcext:value-type="float">
            <text:p>2.7196E+01</text:p>
          </table:table-cell>
          <table:table-cell office:value-type="float" office:value="5.455" calcext:value-type="float">
            <text:p>5.4550E+00</text:p>
          </table:table-cell>
          <table:table-cell office:value-type="float" office:value="1.214" calcext:value-type="float">
            <text:p>1.2140E+00</text:p>
          </table:table-cell>
          <table:table-cell office:value-type="float" office:value="19.1075" calcext:value-type="float">
            <text:p>1.9108E+01</text:p>
          </table:table-cell>
          <table:table-cell office:value-type="float" office:value="10.5565" calcext:value-type="float">
            <text:p>1.0557E+01</text:p>
          </table:table-cell>
          <table:table-cell office:value-type="float" office:value="1.0615" calcext:value-type="float">
            <text:p>1.0615E+00</text:p>
          </table:table-cell>
          <table:table-cell office:value-type="float" office:value="4.433" calcext:value-type="float">
            <text:p>4.4330E+00</text:p>
          </table:table-cell>
          <table:table-cell office:value-type="float" office:value="3.2735" calcext:value-type="float">
            <text:p>3.2735E+00</text:p>
          </table:table-cell>
          <table:table-cell office:value-type="float" office:value="2.893" calcext:value-type="float">
            <text:p>2.8930E+00</text:p>
          </table:table-cell>
          <table:table-cell office:value-type="float" office:value="3.825" calcext:value-type="float">
            <text:p>3.8250E+00</text:p>
          </table:table-cell>
          <table:table-cell office:value-type="float" office:value="3.2195" calcext:value-type="float">
            <text:p>3.2195E+00</text:p>
          </table:table-cell>
          <table:table-cell office:value-type="float" office:value="3.4895" calcext:value-type="float">
            <text:p>3.4895E+00</text:p>
          </table:table-cell>
          <table:table-cell office:value-type="float" office:value="5.295" calcext:value-type="float">
            <text:p>5.2950E+00</text:p>
          </table:table-cell>
          <table:table-cell office:value-type="float" office:value="4.3515" calcext:value-type="float">
            <text:p>4.3515E+00</text:p>
          </table:table-cell>
          <table:table-cell office:value-type="float" office:value="7.6955" calcext:value-type="float">
            <text:p>7.6955E+00</text:p>
          </table:table-cell>
          <table:table-cell office:value-type="float" office:value="2.74" calcext:value-type="float">
            <text:p>2.7400E+00</text:p>
          </table:table-cell>
          <table:table-cell office:value-type="float" office:value="4.9025" calcext:value-type="float">
            <text:p>4.9025E+00</text:p>
          </table:table-cell>
          <table:table-cell office:value-type="float" office:value="14.4705" calcext:value-type="float">
            <text:p>1.4471E+01</text:p>
          </table:table-cell>
          <table:table-cell office:value-type="float" office:value="83.842" calcext:value-type="float">
            <text:p>8.3842E+01</text:p>
          </table:table-cell>
          <table:table-cell office:value-type="float" office:value="24.388" calcext:value-type="float">
            <text:p>2.4388E+01</text:p>
          </table:table-cell>
          <table:table-cell office:value-type="float" office:value="8.225" calcext:value-type="float">
            <text:p>8.2250E+00</text:p>
          </table:table-cell>
          <table:table-cell office:value-type="float" office:value="17.8835" calcext:value-type="float">
            <text:p>1.7884E+01</text:p>
          </table:table-cell>
          <table:table-cell office:value-type="float" office:value="6.788" calcext:value-type="float">
            <text:p>6.7880E+00</text:p>
          </table:table-cell>
          <table:table-cell office:value-type="float" office:value="247.7555" calcext:value-type="float">
            <text:p>2.4776E+02</text:p>
          </table:table-cell>
          <table:table-cell office:value-type="float" office:value="0.901" calcext:value-type="float">
            <text:p>9.0100E-01</text:p>
          </table:table-cell>
          <table:table-cell office:value-type="float" office:value="40.133" calcext:value-type="float">
            <text:p>4.0133E+01</text:p>
          </table:table-cell>
          <table:table-cell office:value-type="float" office:value="1125.4965" calcext:value-type="float">
            <text:p>1.1255E+03</text:p>
          </table:table-cell>
          <table:table-cell office:value-type="float" office:value="14.865" calcext:value-type="float">
            <text:p>1.4865E+01</text:p>
          </table:table-cell>
          <table:table-cell office:value-type="float" office:value="50.123" calcext:value-type="float">
            <text:p>5.0123E+01</text:p>
          </table:table-cell>
          <table:table-cell office:value-type="float" office:value="14.134" calcext:value-type="float">
            <text:p>1.4134E+01</text:p>
          </table:table-cell>
          <table:table-cell office:value-type="float" office:value="2.8705" calcext:value-type="float">
            <text:p>2.8705E+00</text:p>
          </table:table-cell>
          <table:table-cell office:value-type="float" office:value="0.5455" calcext:value-type="float">
            <text:p>5.4550E-01</text:p>
          </table:table-cell>
          <table:table-cell office:value-type="float" office:value="2.4795" calcext:value-type="float">
            <text:p>2.4795E+00</text:p>
          </table:table-cell>
          <table:table-cell office:value-type="float" office:value="29.7635" calcext:value-type="float">
            <text:p>2.9764E+01</text:p>
          </table:table-cell>
          <table:table-cell office:value-type="float" office:value="17.117" calcext:value-type="float">
            <text:p>1.7117E+01</text:p>
          </table:table-cell>
          <table:table-cell office:value-type="float" office:value="3.9665" calcext:value-type="float">
            <text:p>3.9665E+00</text:p>
          </table:table-cell>
          <table:table-cell office:value-type="float" office:value="21.9605" calcext:value-type="float">
            <text:p>2.1961E+01</text:p>
          </table:table-cell>
          <table:table-cell office:value-type="float" office:value="0.982" calcext:value-type="float">
            <text:p>9.8200E-01</text:p>
          </table:table-cell>
          <table:table-cell office:value-type="float" office:value="6.4925" calcext:value-type="float">
            <text:p>6.4925E+00</text:p>
          </table:table-cell>
          <table:table-cell office:value-type="float" office:value="6.2775" calcext:value-type="float">
            <text:p>6.2775E+00</text:p>
          </table:table-cell>
          <table:table-cell office:value-type="float" office:value="4.0565" calcext:value-type="float">
            <text:p>4.0565E+00</text:p>
          </table:table-cell>
          <table:table-cell office:value-type="float" office:value="1.063" calcext:value-type="float">
            <text:p>1.0630E+00</text:p>
          </table:table-cell>
          <table:table-cell office:value-type="float" office:value="0.999" calcext:value-type="float">
            <text:p>9.9900E-01</text:p>
          </table:table-cell>
          <table:table-cell office:value-type="float" office:value="0.893" calcext:value-type="float">
            <text:p>8.9300E-01</text:p>
          </table:table-cell>
          <table:table-cell office:value-type="float" office:value="0.501" calcext:value-type="float">
            <text:p>5.0100E-01</text:p>
          </table:table-cell>
          <table:table-cell office:value-type="float" office:value="1.5555" calcext:value-type="float">
            <text:p>1.5555E+00</text:p>
          </table:table-cell>
          <table:table-cell office:value-type="float" office:value="4.188" calcext:value-type="float">
            <text:p>4.1880E+00</text:p>
          </table:table-cell>
          <table:table-cell office:value-type="float" office:value="0.9865" calcext:value-type="float">
            <text:p>9.8650E-01</text:p>
          </table:table-cell>
          <table:table-cell office:value-type="float" office:value="2.7835" calcext:value-type="float">
            <text:p>2.7835E+00</text:p>
          </table:table-cell>
          <table:table-cell office:value-type="float" office:value="1.4885" calcext:value-type="float">
            <text:p>1.4885E+00</text:p>
          </table:table-cell>
          <table:table-cell office:value-type="float" office:value="2.0555" calcext:value-type="float">
            <text:p>2.0555E+00</text:p>
          </table:table-cell>
          <table:table-cell office:value-type="float" office:value="3.5465" calcext:value-type="float">
            <text:p>3.5465E+00</text:p>
          </table:table-cell>
          <table:table-cell office:value-type="float" office:value="3.016" calcext:value-type="float">
            <text:p>3.0160E+00</text:p>
          </table:table-cell>
          <table:table-cell office:value-type="float" office:value="1.402" calcext:value-type="float">
            <text:p>1.4020E+00</text:p>
          </table:table-cell>
          <table:table-cell office:value-type="float" office:value="0.684" calcext:value-type="float">
            <text:p>6.8400E-01</text:p>
          </table:table-cell>
          <table:table-cell office:value-type="float" office:value="3.8415" calcext:value-type="float">
            <text:p>3.8415E+00</text:p>
          </table:table-cell>
          <table:table-cell office:value-type="float" office:value="15.9265" calcext:value-type="float">
            <text:p>1.5927E+01</text:p>
          </table:table-cell>
          <table:table-cell office:value-type="float" office:value="2.024" calcext:value-type="float">
            <text:p>2.0240E+00</text:p>
          </table:table-cell>
          <table:table-cell office:value-type="float" office:value="6673.4745" calcext:value-type="float">
            <text:p>6.6735E+03</text:p>
          </table:table-cell>
          <table:table-cell office:value-type="float" office:value="1502.589" calcext:value-type="float">
            <text:p>1.5026E+03</text:p>
          </table:table-cell>
          <table:table-cell office:value-type="float" office:value="125.3265" calcext:value-type="float">
            <text:p>1.2533E+02</text:p>
          </table:table-cell>
          <table:table-cell office:value-type="float" office:value="4.9665" calcext:value-type="float">
            <text:p>4.9665E+00</text:p>
          </table:table-cell>
          <table:table-cell office:value-type="float" office:value="54.015" calcext:value-type="float">
            <text:p>5.4015E+01</text:p>
          </table:table-cell>
          <table:table-cell office:value-type="float" office:value="2.084" calcext:value-type="float">
            <text:p>2.0840E+00</text:p>
          </table:table-cell>
          <table:table-cell office:value-type="float" office:value="7.677" calcext:value-type="float">
            <text:p>7.6770E+00</text:p>
          </table:table-cell>
          <table:table-cell office:value-type="float" office:value="25.8815" calcext:value-type="float">
            <text:p>2.5882E+01</text:p>
          </table:table-cell>
          <table:table-cell office:value-type="float" office:value="37.446" calcext:value-type="float">
            <text:p>3.7446E+01</text:p>
          </table:table-cell>
          <table:table-cell office:value-type="float" office:value="6.576" calcext:value-type="float">
            <text:p>6.5760E+00</text:p>
          </table:table-cell>
          <table:table-cell office:value-type="float" office:value="0.902" calcext:value-type="float">
            <text:p>9.0200E-01</text:p>
          </table:table-cell>
          <table:table-cell office:value-type="float" office:value="10.997" calcext:value-type="float">
            <text:p>1.0997E+01</text:p>
          </table:table-cell>
          <table:table-cell office:value-type="float" office:value="7.1005" calcext:value-type="float">
            <text:p>7.1005E+00</text:p>
          </table:table-cell>
          <table:table-cell office:value-type="float" office:value="4.4615" calcext:value-type="float">
            <text:p>4.4615E+00</text:p>
          </table:table-cell>
          <table:table-cell office:value-type="float" office:value="4.1755" calcext:value-type="float">
            <text:p>4.1755E+00</text:p>
          </table:table-cell>
          <table:table-cell office:value-type="float" office:value="6.5215" calcext:value-type="float">
            <text:p>6.5215E+00</text:p>
          </table:table-cell>
          <table:table-cell office:value-type="float" office:value="6.413" calcext:value-type="float">
            <text:p>6.4130E+00</text:p>
          </table:table-cell>
          <table:table-cell office:value-type="float" office:value="5.355" calcext:value-type="float">
            <text:p>5.3550E+00</text:p>
          </table:table-cell>
          <table:table-cell office:value-type="float" office:value="12.807" calcext:value-type="float">
            <text:p>1.2807E+01</text:p>
          </table:table-cell>
          <table:table-cell office:value-type="float" office:value="0.685" calcext:value-type="float">
            <text:p>6.8500E-01</text:p>
          </table:table-cell>
          <table:table-cell office:value-type="float" office:value="76.719" calcext:value-type="float">
            <text:p>7.6719E+01</text:p>
          </table:table-cell>
          <table:table-cell office:value-type="float" office:value="26.137" calcext:value-type="float">
            <text:p>2.6137E+01</text:p>
          </table:table-cell>
          <table:table-cell office:value-type="float" office:value="0.568" calcext:value-type="float">
            <text:p>5.6800E-01</text:p>
          </table:table-cell>
          <table:table-cell office:value-type="float" office:value="71.0595" calcext:value-type="float">
            <text:p>7.1060E+01</text:p>
          </table:table-cell>
        </table:table-row>
        <table:table-row table:style-name="ro1">
          <table:table-cell table:style-name="ce50" office:value-type="float" office:value="22.893" calcext:value-type="float">
            <text:p>2.2893E+01</text:p>
          </table:table-cell>
          <table:table-cell table:style-name="ce50" office:value-type="float" office:value="2.291" calcext:value-type="float">
            <text:p>2.2910E+00</text:p>
          </table:table-cell>
          <table:table-cell table:style-name="ce50" office:value-type="float" office:value="3.23866666666667" calcext:value-type="float">
            <text:p>3.2387E+00</text:p>
          </table:table-cell>
          <table:table-cell table:style-name="ce50" office:value-type="float" office:value="0.412" calcext:value-type="float">
            <text:p>4.1200E-01</text:p>
          </table:table-cell>
          <table:table-cell office:value-type="float" office:value="0.637" calcext:value-type="float">
            <text:p>6.3700E-01</text:p>
          </table:table-cell>
          <table:table-cell office:value-type="float" office:value="3.99133333333333" calcext:value-type="float">
            <text:p>3.9913E+00</text:p>
          </table:table-cell>
          <table:table-cell office:value-type="float" office:value="8.13966666666667" calcext:value-type="float">
            <text:p>8.1397E+00</text:p>
          </table:table-cell>
          <table:table-cell office:value-type="float" office:value="3.12566666666667" calcext:value-type="float">
            <text:p>3.1257E+00</text:p>
          </table:table-cell>
          <table:table-cell office:value-type="float" office:value="58.0836666666667" calcext:value-type="float">
            <text:p>5.8084E+01</text:p>
          </table:table-cell>
          <table:table-cell office:value-type="float" office:value="5.06433333333333" calcext:value-type="float">
            <text:p>5.0643E+00</text:p>
          </table:table-cell>
          <table:table-cell office:value-type="float" office:value="3.95966666666667" calcext:value-type="float">
            <text:p>3.9597E+00</text:p>
          </table:table-cell>
          <table:table-cell office:value-type="float" office:value="1.82766666666667" calcext:value-type="float">
            <text:p>1.8277E+00</text:p>
          </table:table-cell>
          <table:table-cell office:value-type="float" office:value="2.01033333333333" calcext:value-type="float">
            <text:p>2.0103E+00</text:p>
          </table:table-cell>
          <table:table-cell office:value-type="float" office:value="3.22866666666667" calcext:value-type="float">
            <text:p>3.2287E+00</text:p>
          </table:table-cell>
          <table:table-cell office:value-type="float" office:value="7.115" calcext:value-type="float">
            <text:p>7.1150E+00</text:p>
          </table:table-cell>
          <table:table-cell office:value-type="float" office:value="9.641" calcext:value-type="float">
            <text:p>9.6410E+00</text:p>
          </table:table-cell>
          <table:table-cell office:value-type="float" office:value="1.295" calcext:value-type="float">
            <text:p>1.2950E+00</text:p>
          </table:table-cell>
          <table:table-cell office:value-type="float" office:value="4.98133333333333" calcext:value-type="float">
            <text:p>4.9813E+00</text:p>
          </table:table-cell>
          <table:table-cell office:value-type="float" office:value="1.447" calcext:value-type="float">
            <text:p>1.4470E+00</text:p>
          </table:table-cell>
          <table:table-cell office:value-type="float" office:value="17.222" calcext:value-type="float">
            <text:p>1.7222E+01</text:p>
          </table:table-cell>
          <table:table-cell office:value-type="float" office:value="2.877" calcext:value-type="float">
            <text:p>2.8770E+00</text:p>
          </table:table-cell>
          <table:table-cell office:value-type="float" office:value="20.526" calcext:value-type="float">
            <text:p>2.0526E+01</text:p>
          </table:table-cell>
          <table:table-cell office:value-type="float" office:value="1.14733333333333" calcext:value-type="float">
            <text:p>1.1473E+00</text:p>
          </table:table-cell>
          <table:table-cell office:value-type="float" office:value="2.79466666666667" calcext:value-type="float">
            <text:p>2.7947E+00</text:p>
          </table:table-cell>
          <table:table-cell office:value-type="float" office:value="2.75266666666667" calcext:value-type="float">
            <text:p>2.7527E+00</text:p>
          </table:table-cell>
          <table:table-cell office:value-type="float" office:value="3.075" calcext:value-type="float">
            <text:p>3.0750E+00</text:p>
          </table:table-cell>
          <table:table-cell office:value-type="float" office:value="0.763666666666667" calcext:value-type="float">
            <text:p>7.6367E-01</text:p>
          </table:table-cell>
          <table:table-cell office:value-type="float" office:value="3.67033333333333" calcext:value-type="float">
            <text:p>3.6703E+00</text:p>
          </table:table-cell>
          <table:table-cell office:value-type="float" office:value="2.05233333333333" calcext:value-type="float">
            <text:p>2.0523E+00</text:p>
          </table:table-cell>
          <table:table-cell office:value-type="float" office:value="0.953" calcext:value-type="float">
            <text:p>9.5300E-01</text:p>
          </table:table-cell>
          <table:table-cell office:value-type="float" office:value="8.05133333333333" calcext:value-type="float">
            <text:p>8.0513E+00</text:p>
          </table:table-cell>
          <table:table-cell office:value-type="float" office:value="21.2143333333333" calcext:value-type="float">
            <text:p>2.1214E+01</text:p>
          </table:table-cell>
          <table:table-cell office:value-type="float" office:value="43.7236666666667" calcext:value-type="float">
            <text:p>4.3724E+01</text:p>
          </table:table-cell>
          <table:table-cell office:value-type="float" office:value="5.877" calcext:value-type="float">
            <text:p>5.8770E+00</text:p>
          </table:table-cell>
          <table:table-cell office:value-type="float" office:value="3.91433333333333" calcext:value-type="float">
            <text:p>3.9143E+00</text:p>
          </table:table-cell>
          <table:table-cell office:value-type="float" office:value="1.47333333333333" calcext:value-type="float">
            <text:p>1.4733E+00</text:p>
          </table:table-cell>
          <table:table-cell office:value-type="float" office:value="3.671" calcext:value-type="float">
            <text:p>3.6710E+00</text:p>
          </table:table-cell>
          <table:table-cell office:value-type="float" office:value="6.601" calcext:value-type="float">
            <text:p>6.6010E+00</text:p>
          </table:table-cell>
          <table:table-cell office:value-type="float" office:value="2.272" calcext:value-type="float">
            <text:p>2.2720E+00</text:p>
          </table:table-cell>
          <table:table-cell office:value-type="float" office:value="2.25866666666667" calcext:value-type="float">
            <text:p>2.2587E+00</text:p>
          </table:table-cell>
          <table:table-cell office:value-type="float" office:value="8.829" calcext:value-type="float">
            <text:p>8.8290E+00</text:p>
          </table:table-cell>
          <table:table-cell office:value-type="float" office:value="79.8536666666667" calcext:value-type="float">
            <text:p>7.9854E+01</text:p>
          </table:table-cell>
          <table:table-cell office:value-type="float" office:value="2.828" calcext:value-type="float">
            <text:p>2.8280E+00</text:p>
          </table:table-cell>
          <table:table-cell office:value-type="float" office:value="0.871333333333333" calcext:value-type="float">
            <text:p>8.7133E-01</text:p>
          </table:table-cell>
          <table:table-cell office:value-type="float" office:value="8.77633333333333" calcext:value-type="float">
            <text:p>8.7763E+00</text:p>
          </table:table-cell>
          <table:table-cell office:value-type="float" office:value="2.124" calcext:value-type="float">
            <text:p>2.1240E+00</text:p>
          </table:table-cell>
          <table:table-cell office:value-type="float" office:value="4.69733333333333" calcext:value-type="float">
            <text:p>4.6973E+00</text:p>
          </table:table-cell>
          <table:table-cell office:value-type="float" office:value="3.824" calcext:value-type="float">
            <text:p>3.8240E+00</text:p>
          </table:table-cell>
          <table:table-cell office:value-type="float" office:value="2.39066666666667" calcext:value-type="float">
            <text:p>2.3907E+00</text:p>
          </table:table-cell>
          <table:table-cell office:value-type="float" office:value="385.636666666667" calcext:value-type="float">
            <text:p>3.8564E+02</text:p>
          </table:table-cell>
          <table:table-cell office:value-type="float" office:value="607.789333333333" calcext:value-type="float">
            <text:p>6.0779E+02</text:p>
          </table:table-cell>
          <table:table-cell office:value-type="float" office:value="735.926333333333" calcext:value-type="float">
            <text:p>7.3593E+02</text:p>
          </table:table-cell>
          <table:table-cell office:value-type="float" office:value="3.38933333333333" calcext:value-type="float">
            <text:p>3.3893E+00</text:p>
          </table:table-cell>
          <table:table-cell office:value-type="float" office:value="75.0613333333333" calcext:value-type="float">
            <text:p>7.5061E+01</text:p>
          </table:table-cell>
          <table:table-cell office:value-type="float" office:value="45.582" calcext:value-type="float">
            <text:p>4.5582E+01</text:p>
          </table:table-cell>
          <table:table-cell office:value-type="float" office:value="0.572333333333333" calcext:value-type="float">
            <text:p>5.7233E-01</text:p>
          </table:table-cell>
          <table:table-cell office:value-type="float" office:value="8.25733333333333" calcext:value-type="float">
            <text:p>8.2573E+00</text:p>
          </table:table-cell>
          <table:table-cell office:value-type="float" office:value="3.51466666666667" calcext:value-type="float">
            <text:p>3.5147E+00</text:p>
          </table:table-cell>
          <table:table-cell office:value-type="float" office:value="19.9326666666667" calcext:value-type="float">
            <text:p>1.9933E+01</text:p>
          </table:table-cell>
          <table:table-cell office:value-type="float" office:value="12.3203333333333" calcext:value-type="float">
            <text:p>1.2320E+01</text:p>
          </table:table-cell>
          <table:table-cell office:value-type="float" office:value="25.9806666666667" calcext:value-type="float">
            <text:p>2.5981E+01</text:p>
          </table:table-cell>
          <table:table-cell office:value-type="float" office:value="8.617" calcext:value-type="float">
            <text:p>8.6170E+00</text:p>
          </table:table-cell>
          <table:table-cell office:value-type="float" office:value="1.133" calcext:value-type="float">
            <text:p>1.1330E+00</text:p>
          </table:table-cell>
          <table:table-cell office:value-type="float" office:value="25.2006666666667" calcext:value-type="float">
            <text:p>2.5201E+01</text:p>
          </table:table-cell>
          <table:table-cell office:value-type="float" office:value="9.967" calcext:value-type="float">
            <text:p>9.9670E+00</text:p>
          </table:table-cell>
          <table:table-cell office:value-type="float" office:value="0.604333333333333" calcext:value-type="float">
            <text:p>6.0433E-01</text:p>
          </table:table-cell>
          <table:table-cell office:value-type="float" office:value="4.83533333333333" calcext:value-type="float">
            <text:p>4.8353E+00</text:p>
          </table:table-cell>
          <table:table-cell office:value-type="float" office:value="2.166" calcext:value-type="float">
            <text:p>2.1660E+00</text:p>
          </table:table-cell>
          <table:table-cell office:value-type="float" office:value="2.37533333333333" calcext:value-type="float">
            <text:p>2.3753E+00</text:p>
          </table:table-cell>
          <table:table-cell office:value-type="float" office:value="3.48866666666667" calcext:value-type="float">
            <text:p>3.4887E+00</text:p>
          </table:table-cell>
          <table:table-cell office:value-type="float" office:value="2.07433333333333" calcext:value-type="float">
            <text:p>2.0743E+00</text:p>
          </table:table-cell>
          <table:table-cell office:value-type="float" office:value="3.27933333333333" calcext:value-type="float">
            <text:p>3.2793E+00</text:p>
          </table:table-cell>
          <table:table-cell office:value-type="float" office:value="2.89666666666667" calcext:value-type="float">
            <text:p>2.8967E+00</text:p>
          </table:table-cell>
          <table:table-cell office:value-type="float" office:value="3.98666666666667" calcext:value-type="float">
            <text:p>3.9867E+00</text:p>
          </table:table-cell>
          <table:table-cell office:value-type="float" office:value="5.076" calcext:value-type="float">
            <text:p>5.0760E+00</text:p>
          </table:table-cell>
          <table:table-cell office:value-type="float" office:value="1.69633333333333" calcext:value-type="float">
            <text:p>1.6963E+00</text:p>
          </table:table-cell>
          <table:table-cell office:value-type="float" office:value="3.87033333333333" calcext:value-type="float">
            <text:p>3.8703E+00</text:p>
          </table:table-cell>
          <table:table-cell office:value-type="float" office:value="20.8696666666667" calcext:value-type="float">
            <text:p>2.0870E+01</text:p>
          </table:table-cell>
          <table:table-cell office:value-type="float" office:value="54.0913333333333" calcext:value-type="float">
            <text:p>5.4091E+01</text:p>
          </table:table-cell>
          <table:table-cell office:value-type="float" office:value="32.6553333333333" calcext:value-type="float">
            <text:p>3.2655E+01</text:p>
          </table:table-cell>
          <table:table-cell office:value-type="float" office:value="5.602" calcext:value-type="float">
            <text:p>5.6020E+00</text:p>
          </table:table-cell>
          <table:table-cell office:value-type="float" office:value="22.5713333333333" calcext:value-type="float">
            <text:p>2.2571E+01</text:p>
          </table:table-cell>
          <table:table-cell office:value-type="float" office:value="8.143" calcext:value-type="float">
            <text:p>8.1430E+00</text:p>
          </table:table-cell>
          <table:table-cell office:value-type="float" office:value="455.672666666667" calcext:value-type="float">
            <text:p>4.5567E+02</text:p>
          </table:table-cell>
          <table:table-cell office:value-type="float" office:value="1.118" calcext:value-type="float">
            <text:p>1.1180E+00</text:p>
          </table:table-cell>
          <table:table-cell office:value-type="float" office:value="68.197" calcext:value-type="float">
            <text:p>6.8197E+01</text:p>
          </table:table-cell>
          <table:table-cell office:value-type="float" office:value="2078.30866666667" calcext:value-type="float">
            <text:p>2.0783E+03</text:p>
          </table:table-cell>
          <table:table-cell office:value-type="float" office:value="11.276" calcext:value-type="float">
            <text:p>1.1276E+01</text:p>
          </table:table-cell>
          <table:table-cell office:value-type="float" office:value="29.344" calcext:value-type="float">
            <text:p>2.9344E+01</text:p>
          </table:table-cell>
          <table:table-cell office:value-type="float" office:value="12.7516666666667" calcext:value-type="float">
            <text:p>1.2752E+01</text:p>
          </table:table-cell>
          <table:table-cell office:value-type="float" office:value="1.089" calcext:value-type="float">
            <text:p>1.0890E+00</text:p>
          </table:table-cell>
          <table:table-cell office:value-type="float" office:value="0.289333333333333" calcext:value-type="float">
            <text:p>2.8933E-01</text:p>
          </table:table-cell>
          <table:table-cell office:value-type="float" office:value="2.198" calcext:value-type="float">
            <text:p>2.1980E+00</text:p>
          </table:table-cell>
          <table:table-cell office:value-type="float" office:value="68.991" calcext:value-type="float">
            <text:p>6.8991E+01</text:p>
          </table:table-cell>
          <table:table-cell office:value-type="float" office:value="13.354" calcext:value-type="float">
            <text:p>1.3354E+01</text:p>
          </table:table-cell>
          <table:table-cell office:value-type="float" office:value="2.24266666666667" calcext:value-type="float">
            <text:p>2.2427E+00</text:p>
          </table:table-cell>
          <table:table-cell office:value-type="float" office:value="48.651" calcext:value-type="float">
            <text:p>4.8651E+01</text:p>
          </table:table-cell>
          <table:table-cell office:value-type="float" office:value="0.613666666666667" calcext:value-type="float">
            <text:p>6.1367E-01</text:p>
          </table:table-cell>
          <table:table-cell office:value-type="float" office:value="9.31166666666667" calcext:value-type="float">
            <text:p>9.3117E+00</text:p>
          </table:table-cell>
          <table:table-cell office:value-type="float" office:value="6.07766666666667" calcext:value-type="float">
            <text:p>6.0777E+00</text:p>
          </table:table-cell>
          <table:table-cell office:value-type="float" office:value="3.45366666666667" calcext:value-type="float">
            <text:p>3.4537E+00</text:p>
          </table:table-cell>
          <table:table-cell office:value-type="float" office:value="1.13533333333333" calcext:value-type="float">
            <text:p>1.1353E+00</text:p>
          </table:table-cell>
          <table:table-cell office:value-type="float" office:value="0.943333333333333" calcext:value-type="float">
            <text:p>9.4333E-01</text:p>
          </table:table-cell>
          <table:table-cell office:value-type="float" office:value="0.835" calcext:value-type="float">
            <text:p>8.3500E-01</text:p>
          </table:table-cell>
          <table:table-cell office:value-type="float" office:value="0.643666666666667" calcext:value-type="float">
            <text:p>6.4367E-01</text:p>
          </table:table-cell>
          <table:table-cell office:value-type="float" office:value="0.703666666666667" calcext:value-type="float">
            <text:p>7.0367E-01</text:p>
          </table:table-cell>
          <table:table-cell office:value-type="float" office:value="6.25633333333333" calcext:value-type="float">
            <text:p>6.2563E+00</text:p>
          </table:table-cell>
          <table:table-cell office:value-type="float" office:value="0.994666666666667" calcext:value-type="float">
            <text:p>9.9467E-01</text:p>
          </table:table-cell>
          <table:table-cell office:value-type="float" office:value="0.954" calcext:value-type="float">
            <text:p>9.5400E-01</text:p>
          </table:table-cell>
          <table:table-cell office:value-type="float" office:value="0.834" calcext:value-type="float">
            <text:p>8.3400E-01</text:p>
          </table:table-cell>
          <table:table-cell office:value-type="float" office:value="2.93566666666667" calcext:value-type="float">
            <text:p>2.9357E+00</text:p>
          </table:table-cell>
          <table:table-cell office:value-type="float" office:value="22.0293333333333" calcext:value-type="float">
            <text:p>2.2029E+01</text:p>
          </table:table-cell>
          <table:table-cell office:value-type="float" office:value="1.67266666666667" calcext:value-type="float">
            <text:p>1.6727E+00</text:p>
          </table:table-cell>
          <table:table-cell office:value-type="float" office:value="1.121" calcext:value-type="float">
            <text:p>1.1210E+00</text:p>
          </table:table-cell>
          <table:table-cell office:value-type="float" office:value="0.333333333333333" calcext:value-type="float">
            <text:p>3.3333E-01</text:p>
          </table:table-cell>
          <table:table-cell office:value-type="float" office:value="3.05633333333333" calcext:value-type="float">
            <text:p>3.0563E+00</text:p>
          </table:table-cell>
          <table:table-cell office:value-type="float" office:value="26.316" calcext:value-type="float">
            <text:p>2.6316E+01</text:p>
          </table:table-cell>
          <table:table-cell office:value-type="float" office:value="1.855" calcext:value-type="float">
            <text:p>1.8550E+00</text:p>
          </table:table-cell>
          <table:table-cell office:value-type="float" office:value="14975.202" calcext:value-type="float">
            <text:p>1.4975E+04</text:p>
          </table:table-cell>
          <table:table-cell office:value-type="float" office:value="2991.527" calcext:value-type="float">
            <text:p>2.9915E+03</text:p>
          </table:table-cell>
          <table:table-cell office:value-type="float" office:value="155.454666666667" calcext:value-type="float">
            <text:p>1.5545E+02</text:p>
          </table:table-cell>
          <table:table-cell office:value-type="float" office:value="10.6876666666667" calcext:value-type="float">
            <text:p>1.0688E+01</text:p>
          </table:table-cell>
          <table:table-cell office:value-type="float" office:value="66.618" calcext:value-type="float">
            <text:p>6.6618E+01</text:p>
          </table:table-cell>
          <table:table-cell office:value-type="float" office:value="0.748" calcext:value-type="float">
            <text:p>7.4800E-01</text:p>
          </table:table-cell>
          <table:table-cell office:value-type="float" office:value="12.2" calcext:value-type="float">
            <text:p>1.2200E+01</text:p>
          </table:table-cell>
          <table:table-cell office:value-type="float" office:value="30.1996666666667" calcext:value-type="float">
            <text:p>3.0200E+01</text:p>
          </table:table-cell>
          <table:table-cell office:value-type="float" office:value="50.9196666666667" calcext:value-type="float">
            <text:p>5.0920E+01</text:p>
          </table:table-cell>
          <table:table-cell office:value-type="float" office:value="6.35266666666667" calcext:value-type="float">
            <text:p>6.3527E+00</text:p>
          </table:table-cell>
          <table:table-cell office:value-type="float" office:value="0.521666666666667" calcext:value-type="float">
            <text:p>5.2167E-01</text:p>
          </table:table-cell>
          <table:table-cell office:value-type="float" office:value="7.658" calcext:value-type="float">
            <text:p>7.6580E+00</text:p>
          </table:table-cell>
          <table:table-cell office:value-type="float" office:value="8.06066666666667" calcext:value-type="float">
            <text:p>8.0607E+00</text:p>
          </table:table-cell>
          <table:table-cell office:value-type="float" office:value="6.23633333333333" calcext:value-type="float">
            <text:p>6.2363E+00</text:p>
          </table:table-cell>
          <table:table-cell office:value-type="float" office:value="3.15233333333333" calcext:value-type="float">
            <text:p>3.1523E+00</text:p>
          </table:table-cell>
          <table:table-cell office:value-type="float" office:value="4.55966666666667" calcext:value-type="float">
            <text:p>4.5597E+00</text:p>
          </table:table-cell>
          <table:table-cell office:value-type="float" office:value="7.874" calcext:value-type="float">
            <text:p>7.8740E+00</text:p>
          </table:table-cell>
          <table:table-cell office:value-type="float" office:value="5.72" calcext:value-type="float">
            <text:p>5.7200E+00</text:p>
          </table:table-cell>
          <table:table-cell office:value-type="float" office:value="11.66" calcext:value-type="float">
            <text:p>1.1660E+01</text:p>
          </table:table-cell>
          <table:table-cell office:value-type="float" office:value="0.263" calcext:value-type="float">
            <text:p>2.6300E-01</text:p>
          </table:table-cell>
          <table:table-cell office:value-type="float" office:value="104.560333333333" calcext:value-type="float">
            <text:p>1.0456E+02</text:p>
          </table:table-cell>
          <table:table-cell office:value-type="float" office:value="51.75" calcext:value-type="float">
            <text:p>5.1750E+01</text:p>
          </table:table-cell>
          <table:table-cell office:value-type="float" office:value="0.988666666666667" calcext:value-type="float">
            <text:p>9.8867E-01</text:p>
          </table:table-cell>
          <table:table-cell office:value-type="float" office:value="82.9243333333333" calcext:value-type="float">
            <text:p>8.2924E+01</text:p>
          </table:table-cell>
        </table:table-row>
        <table:table-row table:style-name="ro1" table:number-rows-repeated="138">
          <table:table-cell table:style-name="ce50" table:number-columns-repeated="4"/>
          <table:table-cell table:number-columns-repeated="138"/>
        </table:table-row>
        <table:table-row table:style-name="ro1" table:number-rows-repeated="1048432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GR-STM" table:style-name="ta1">
        <table:table-column table:style-name="co2" table:number-columns-repeated="3" table:default-cell-style-name="ce51"/>
        <table:table-column table:style-name="co2" table:default-cell-style-name="ce53"/>
        <table:table-column table:style-name="co3" table:number-columns-repeated="138" table:default-cell-style-name="ce50"/>
        <table:table-row table:style-name="ro1">
          <table:table-cell table:style-name="ce50" office:value-type="string" calcext:value-type="string">
            <text:p>AT1G01720</text:p>
          </table:table-cell>
          <table:table-cell table:style-name="ce50" office:value-type="string" calcext:value-type="string">
            <text:p>AT1G05420</text:p>
          </table:table-cell>
          <table:table-cell table:style-name="ce50" office:value-type="string" calcext:value-type="string">
            <text:p>AT1G07135</text:p>
          </table:table-cell>
          <table:table-cell table:style-name="ce50" office:value-type="string" calcext:value-type="string">
            <text:p>AT1G09950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AT1G18400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AT1G19610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AT1G28370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AT1G34510</text:p>
          </table:table-cell>
          <table:table-cell office:value-type="string" calcext:value-type="string">
            <text:p>AT1G35140</text:p>
          </table:table-cell>
          <table:table-cell office:value-type="string" calcext:value-type="string">
            <text:p>AT1G47600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AT1G49640</text:p>
          </table:table-cell>
          <table:table-cell office:value-type="string" calcext:value-type="string">
            <text:p>AT1G51470</text:p>
          </table:table-cell>
          <table:table-cell office:value-type="string" calcext:value-type="string">
            <text:p>AT1G57560</text:p>
          </table:table-cell>
          <table:table-cell office:value-type="string" calcext:value-type="string">
            <text:p>AT1G57990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AT1G61800</text:p>
          </table:table-cell>
          <table:table-cell office:value-type="string" calcext:value-type="string">
            <text:p>AT1G61810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AT1G62360</text:p>
          </table:table-cell>
          <table:table-cell office:value-type="string" calcext:value-type="string">
            <text:p>AT1G65390</text:p>
          </table:table-cell>
          <table:table-cell office:value-type="string" calcext:value-type="string">
            <text:p>AT1G65480</text:p>
          </table:table-cell>
          <table:table-cell office:value-type="string" calcext:value-type="string">
            <text:p>AT1G65620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1G71030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AT1G72450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AT1G77640</text:p>
          </table:table-cell>
          <table:table-cell office:value-type="string" calcext:value-type="string">
            <text:p>AT1G80840</text:p>
          </table:table-cell>
          <table:table-cell office:value-type="string" calcext:value-type="string">
            <text:p>AT2G02930</text:p>
          </table:table-cell>
          <table:table-cell office:value-type="string" calcext:value-type="string">
            <text:p>AT2G18050</text:p>
          </table:table-cell>
          <table:table-cell office:value-type="string" calcext:value-type="string">
            <text:p>AT2G22500</text:p>
          </table:table-cell>
          <table:table-cell office:value-type="string" calcext:value-type="string">
            <text:p>AT2G24850</text:p>
          </table:table-cell>
          <table:table-cell office:value-type="string" calcext:value-type="string">
            <text:p>AT2G2500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AT2G27690</text:p>
          </table:table-cell>
          <table:table-cell office:value-type="string" calcext:value-type="string">
            <text:p>AT2G32990</text:p>
          </table:table-cell>
          <table:table-cell office:value-type="string" calcext:value-type="string">
            <text:p>AT2G34600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AT2G36870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AT2G39030</text:p>
          </table:table-cell>
          <table:table-cell office:value-type="string" calcext:value-type="string">
            <text:p>AT2G40000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AT2G44840</text:p>
          </table:table-cell>
          <table:table-cell office:value-type="string" calcext:value-type="string">
            <text:p>AT3G02550</text:p>
          </table:table-cell>
          <table:table-cell office:value-type="string" calcext:value-type="string">
            <text:p>AT3G03670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AT3G08860</text:p>
          </table:table-cell>
          <table:table-cell office:value-type="string" calcext:value-type="string">
            <text:p>AT3G15210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AT3G21330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AT3G23550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AT3G45260</text:p>
          </table:table-cell>
          <table:table-cell office:value-type="string" calcext:value-type="string">
            <text:p>AT3G47340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AT3G48520</text:p>
          </table:table-cell>
          <table:table-cell office:value-type="string" calcext:value-type="string">
            <text:p>AT3G50260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AT3G56710</text:p>
          </table:table-cell>
          <table:table-cell office:value-type="string" calcext:value-type="string">
            <text:p>AT3G61190</text:p>
          </table:table-cell>
          <table:table-cell office:value-type="string" calcext:value-type="string">
            <text:p>AT4G01250</text:p>
          </table:table-cell>
          <table:table-cell office:value-type="string" calcext:value-type="string">
            <text:p>AT4G01950</text:p>
          </table:table-cell>
          <table:table-cell office:value-type="string" calcext:value-type="string">
            <text:p>AT4G02330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AT4G13395</text:p>
          </table:table-cell>
          <table:table-cell office:value-type="string" calcext:value-type="string">
            <text:p>AT4G14365</text:p>
          </table:table-cell>
          <table:table-cell office:value-type="string" calcext:value-type="string">
            <text:p>AT4G14630</text:p>
          </table:table-cell>
          <table:table-cell office:value-type="string" calcext:value-type="string">
            <text:p>AT4G15210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AT4G23600</text:p>
          </table:table-cell>
          <table:table-cell office:value-type="string" calcext:value-type="string">
            <text:p>AT4G24570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AT4G29570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AT4G30280</text:p>
          </table:table-cell>
          <table:table-cell office:value-type="string" calcext:value-type="string">
            <text:p>AT4G31800</text:p>
          </table:table-cell>
          <table:table-cell office:value-type="string" calcext:value-type="string">
            <text:p>AT4G32800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AT4G35180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AT4G38400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AT4G39480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AT5G01550</text:p>
          </table:table-cell>
          <table:table-cell office:value-type="string" calcext:value-type="string">
            <text:p>AT5G02020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AT5G05410</text:p>
          </table:table-cell>
          <table:table-cell office:value-type="string" calcext:value-type="string">
            <text:p>AT5G08150</text:p>
          </table:table-cell>
          <table:table-cell office:value-type="string" calcext:value-type="string">
            <text:p>AT5G10100</text:p>
          </table:table-cell>
          <table:table-cell office:value-type="string" calcext:value-type="string">
            <text:p>AT5G11920</text:p>
          </table:table-cell>
          <table:table-cell office:value-type="string" calcext:value-type="string">
            <text:p>AT5G13170</text:p>
          </table:table-cell>
          <table:table-cell office:value-type="string" calcext:value-type="string">
            <text:p>AT5G16560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AT5G25810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AT5G42380</text:p>
          </table:table-cell>
          <table:table-cell office:value-type="string" calcext:value-type="string">
            <text:p>AT5G44420</text:p>
          </table:table-cell>
          <table:table-cell office:value-type="string" calcext:value-type="string">
            <text:p>AT5G44430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AT5G45340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AT5G47370</text:p>
          </table:table-cell>
          <table:table-cell office:value-type="string" calcext:value-type="string">
            <text:p>AT5G47450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AT5G49850</text:p>
          </table:table-cell>
          <table:table-cell office:value-type="string" calcext:value-type="string">
            <text:p>AT5G51190</text:p>
          </table:table-cell>
          <table:table-cell office:value-type="string" calcext:value-type="string">
            <text:p>AT5G52310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AT5G52900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AT5G57560</text:p>
          </table:table-cell>
          <table:table-cell office:value-type="string" calcext:value-type="string">
            <text:p>AT5G59220</text:p>
          </table:table-cell>
          <table:table-cell office:value-type="string" calcext:value-type="string">
            <text:p>AT5G60690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AT5G63580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table:style-name="ce50" office:value-type="string" calcext:value-type="string">
            <text:p>NAC002</text:p>
          </table:table-cell>
          <table:table-cell table:style-name="ce50" office:value-type="string" calcext:value-type="string">
            <text:p>OFP12</text:p>
          </table:table-cell>
          <table:table-cell table:style-name="ce50" office:value-type="string" calcext:value-type="string">
            <text:p>AT1G07135</text:p>
          </table:table-cell>
          <table:table-cell table:style-name="ce50" office:value-type="string" calcext:value-type="string">
            <text:p>RAS1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BEE1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PDF1.4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ERF11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PER8</text:p>
          </table:table-cell>
          <table:table-cell office:value-type="string" calcext:value-type="string">
            <text:p>EXL1</text:p>
          </table:table-cell>
          <table:table-cell office:value-type="string" calcext:value-type="string">
            <text:p>TGG4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CXE3</text:p>
          </table:table-cell>
          <table:table-cell office:value-type="string" calcext:value-type="string">
            <text:p>TGG5</text:p>
          </table:table-cell>
          <table:table-cell office:value-type="string" calcext:value-type="string">
            <text:p>AtMYB50</text:p>
          </table:table-cell>
          <table:table-cell office:value-type="string" calcext:value-type="string">
            <text:p>PUP18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GPT2</text:p>
          </table:table-cell>
          <table:table-cell office:value-type="string" calcext:value-type="string">
            <text:p>BGLU45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PP2A5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LBD6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MYBL2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TIFY11B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ERF013</text:p>
          </table:table-cell>
          <table:table-cell office:value-type="string" calcext:value-type="string">
            <text:p>WRKY40</text:p>
          </table:table-cell>
          <table:table-cell office:value-type="string" calcext:value-type="string">
            <text:p>GSTF3</text:p>
          </table:table-cell>
          <table:table-cell office:value-type="string" calcext:value-type="string">
            <text:p>HIS1-3</text:p>
          </table:table-cell>
          <table:table-cell office:value-type="string" calcext:value-type="string">
            <text:p>PUMP5</text:p>
          </table:table-cell>
          <table:table-cell office:value-type="string" calcext:value-type="string">
            <text:p>TAT3</text:p>
          </table:table-cell>
          <table:table-cell office:value-type="string" calcext:value-type="string">
            <text:p>WRKY6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CYP94C1</text:p>
          </table:table-cell>
          <table:table-cell office:value-type="string" calcext:value-type="string">
            <text:p>AtGH9B8</text:p>
          </table:table-cell>
          <table:table-cell office:value-type="string" calcext:value-type="string">
            <text:p>TIFY 5B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XTH32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NATA1</text:p>
          </table:table-cell>
          <table:table-cell office:value-type="string" calcext:value-type="string">
            <text:p>HSPRO2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ERF13</text:p>
          </table:table-cell>
          <table:table-cell office:value-type="string" calcext:value-type="string">
            <text:p>LBD41</text:p>
          </table:table-cell>
          <table:table-cell office:value-type="string" calcext:value-type="string">
            <text:p>PER28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PYD4</text:p>
          </table:table-cell>
          <table:table-cell office:value-type="string" calcext:value-type="string">
            <text:p>ERF4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BHLH87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LAL5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IDD9</text:p>
          </table:table-cell>
          <table:table-cell office:value-type="string" calcext:value-type="string">
            <text:p>ASN1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CYP94B3</text:p>
          </table:table-cell>
          <table:table-cell office:value-type="string" calcext:value-type="string">
            <text:p>ERF011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SIB1</text:p>
          </table:table-cell>
          <table:table-cell office:value-type="string" calcext:value-type="string">
            <text:p>BAP1</text:p>
          </table:table-cell>
          <table:table-cell office:value-type="string" calcext:value-type="string">
            <text:p>WRKY22</text:p>
          </table:table-cell>
          <table:table-cell office:value-type="string" calcext:value-type="string">
            <text:p>GPAT3</text:p>
          </table:table-cell>
          <table:table-cell office:value-type="string" calcext:value-type="string">
            <text:p>PME41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DVL10</text:p>
          </table:table-cell>
          <table:table-cell office:value-type="string" calcext:value-type="string">
            <text:p>XBAT34</text:p>
          </table:table-cell>
          <table:table-cell office:value-type="string" calcext:value-type="string">
            <text:p>GLP9</text:p>
          </table:table-cell>
          <table:table-cell office:value-type="string" calcext:value-type="string">
            <text:p>BAM5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CORI3</text:p>
          </table:table-cell>
          <table:table-cell office:value-type="string" calcext:value-type="string">
            <text:p>PUMP4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CDA8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XTH18</text:p>
          </table:table-cell>
          <table:table-cell office:value-type="string" calcext:value-type="string">
            <text:p>WRKY18</text:p>
          </table:table-cell>
          <table:table-cell office:value-type="string" calcext:value-type="string">
            <text:p>ERF043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LHT7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EXLA2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CYP96A9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LECRK6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DREB2A</text:p>
          </table:table-cell>
          <table:table-cell office:value-type="string" calcext:value-type="string">
            <text:p>SOB5</text:p>
          </table:table-cell>
          <table:table-cell office:value-type="string" calcext:value-type="string">
            <text:p>TPPI</text:p>
          </table:table-cell>
          <table:table-cell office:value-type="string" calcext:value-type="string">
            <text:p>CWINV6</text:p>
          </table:table-cell>
          <table:table-cell office:value-type="string" calcext:value-type="string">
            <text:p>SWEET15</text:p>
          </table:table-cell>
          <table:table-cell office:value-type="string" calcext:value-type="string">
            <text:p>KAN1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CML37</text:p>
          </table:table-cell>
          <table:table-cell office:value-type="string" calcext:value-type="string">
            <text:p>PDF1.2A</text:p>
          </table:table-cell>
          <table:table-cell office:value-type="string" calcext:value-type="string">
            <text:p>PDF1.2C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CYP707A3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HAT2</text:p>
          </table:table-cell>
          <table:table-cell office:value-type="string" calcext:value-type="string">
            <text:p>TIP2-3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JAL46</text:p>
          </table:table-cell>
          <table:table-cell office:value-type="string" calcext:value-type="string">
            <text:p>ERF105</text:p>
          </table:table-cell>
          <table:table-cell office:value-type="string" calcext:value-type="string">
            <text:p>LTI78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MAKR6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XTH22</text:p>
          </table:table-cell>
          <table:table-cell office:value-type="string" calcext:value-type="string">
            <text:p>HAI1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table:style-name="ce50" office:value-type="float" office:value="13.8946666666667" calcext:value-type="float">
            <text:p>1.3895E+01</text:p>
          </table:table-cell>
          <table:table-cell table:style-name="ce50" office:value-type="float" office:value="3.048" calcext:value-type="float">
            <text:p>3.0480E+00</text:p>
          </table:table-cell>
          <table:table-cell table:style-name="ce50" office:value-type="float" office:value="10.105" calcext:value-type="float">
            <text:p>1.0105E+01</text:p>
          </table:table-cell>
          <table:table-cell table:style-name="ce50" office:value-type="float" office:value="1.02033333333333" calcext:value-type="float">
            <text:p>1.0203E+00</text:p>
          </table:table-cell>
          <table:table-cell office:value-type="float" office:value="2.06766666666667" calcext:value-type="float">
            <text:p>2.0677E+00</text:p>
          </table:table-cell>
          <table:table-cell office:value-type="float" office:value="3.83266666666667" calcext:value-type="float">
            <text:p>3.8327E+00</text:p>
          </table:table-cell>
          <table:table-cell office:value-type="float" office:value="22.7173333333333" calcext:value-type="float">
            <text:p>2.2717E+01</text:p>
          </table:table-cell>
          <table:table-cell office:value-type="float" office:value="7.10066666666667" calcext:value-type="float">
            <text:p>7.1007E+00</text:p>
          </table:table-cell>
          <table:table-cell office:value-type="float" office:value="25.9533333333333" calcext:value-type="float">
            <text:p>2.5953E+01</text:p>
          </table:table-cell>
          <table:table-cell office:value-type="float" office:value="4.94333333333333" calcext:value-type="float">
            <text:p>4.9433E+00</text:p>
          </table:table-cell>
          <table:table-cell office:value-type="float" office:value="8.44833333333333" calcext:value-type="float">
            <text:p>8.4483E+00</text:p>
          </table:table-cell>
          <table:table-cell office:value-type="float" office:value="1.61833333333333" calcext:value-type="float">
            <text:p>1.6183E+00</text:p>
          </table:table-cell>
          <table:table-cell office:value-type="float" office:value="3.12733333333333" calcext:value-type="float">
            <text:p>3.1273E+00</text:p>
          </table:table-cell>
          <table:table-cell office:value-type="float" office:value="7.58733333333333" calcext:value-type="float">
            <text:p>7.5873E+00</text:p>
          </table:table-cell>
          <table:table-cell office:value-type="float" office:value="7.39966666666667" calcext:value-type="float">
            <text:p>7.3997E+00</text:p>
          </table:table-cell>
          <table:table-cell office:value-type="float" office:value="3.33866666666667" calcext:value-type="float">
            <text:p>3.3387E+00</text:p>
          </table:table-cell>
          <table:table-cell office:value-type="float" office:value="2.11733333333333" calcext:value-type="float">
            <text:p>2.1173E+00</text:p>
          </table:table-cell>
          <table:table-cell office:value-type="float" office:value="5.513" calcext:value-type="float">
            <text:p>5.5130E+00</text:p>
          </table:table-cell>
          <table:table-cell office:value-type="float" office:value="1.10233333333333" calcext:value-type="float">
            <text:p>1.1023E+00</text:p>
          </table:table-cell>
          <table:table-cell office:value-type="float" office:value="16.942" calcext:value-type="float">
            <text:p>1.6942E+01</text:p>
          </table:table-cell>
          <table:table-cell office:value-type="float" office:value="3.575" calcext:value-type="float">
            <text:p>3.5750E+00</text:p>
          </table:table-cell>
          <table:table-cell office:value-type="float" office:value="10.1093333333333" calcext:value-type="float">
            <text:p>1.0109E+01</text:p>
          </table:table-cell>
          <table:table-cell office:value-type="float" office:value="1.53733333333333" calcext:value-type="float">
            <text:p>1.5373E+00</text:p>
          </table:table-cell>
          <table:table-cell office:value-type="float" office:value="2.57333333333333" calcext:value-type="float">
            <text:p>2.5733E+00</text:p>
          </table:table-cell>
          <table:table-cell office:value-type="float" office:value="205.753666666667" calcext:value-type="float">
            <text:p>2.0575E+02</text:p>
          </table:table-cell>
          <table:table-cell office:value-type="float" office:value="2.04733333333333" calcext:value-type="float">
            <text:p>2.0473E+00</text:p>
          </table:table-cell>
          <table:table-cell office:value-type="float" office:value="2.47833333333333" calcext:value-type="float">
            <text:p>2.4783E+00</text:p>
          </table:table-cell>
          <table:table-cell office:value-type="float" office:value="3.31133333333333" calcext:value-type="float">
            <text:p>3.3113E+00</text:p>
          </table:table-cell>
          <table:table-cell office:value-type="float" office:value="3.86466666666667" calcext:value-type="float">
            <text:p>3.8647E+00</text:p>
          </table:table-cell>
          <table:table-cell office:value-type="float" office:value="1.061" calcext:value-type="float">
            <text:p>1.0610E+00</text:p>
          </table:table-cell>
          <table:table-cell office:value-type="float" office:value="11.506" calcext:value-type="float">
            <text:p>1.1506E+01</text:p>
          </table:table-cell>
          <table:table-cell office:value-type="float" office:value="9.586" calcext:value-type="float">
            <text:p>9.5860E+00</text:p>
          </table:table-cell>
          <table:table-cell office:value-type="float" office:value="20.104" calcext:value-type="float">
            <text:p>2.0104E+01</text:p>
          </table:table-cell>
          <table:table-cell office:value-type="float" office:value="10.3576666666667" calcext:value-type="float">
            <text:p>1.0358E+01</text:p>
          </table:table-cell>
          <table:table-cell office:value-type="float" office:value="14.282" calcext:value-type="float">
            <text:p>1.4282E+01</text:p>
          </table:table-cell>
          <table:table-cell office:value-type="float" office:value="1.24833333333333" calcext:value-type="float">
            <text:p>1.2483E+00</text:p>
          </table:table-cell>
          <table:table-cell office:value-type="float" office:value="13.181" calcext:value-type="float">
            <text:p>1.3181E+01</text:p>
          </table:table-cell>
          <table:table-cell office:value-type="float" office:value="13.416" calcext:value-type="float">
            <text:p>1.3416E+01</text:p>
          </table:table-cell>
          <table:table-cell office:value-type="float" office:value="2.02566666666667" calcext:value-type="float">
            <text:p>2.0257E+00</text:p>
          </table:table-cell>
          <table:table-cell office:value-type="float" office:value="7.38833333333333" calcext:value-type="float">
            <text:p>7.3883E+00</text:p>
          </table:table-cell>
          <table:table-cell office:value-type="float" office:value="18.9946666666667" calcext:value-type="float">
            <text:p>1.8995E+01</text:p>
          </table:table-cell>
          <table:table-cell office:value-type="float" office:value="4.559" calcext:value-type="float">
            <text:p>4.5590E+00</text:p>
          </table:table-cell>
          <table:table-cell office:value-type="float" office:value="2.72366666666667" calcext:value-type="float">
            <text:p>2.7237E+00</text:p>
          </table:table-cell>
          <table:table-cell office:value-type="float" office:value="1.832" calcext:value-type="float">
            <text:p>1.8320E+00</text:p>
          </table:table-cell>
          <table:table-cell office:value-type="float" office:value="13.08" calcext:value-type="float">
            <text:p>1.3080E+01</text:p>
          </table:table-cell>
          <table:table-cell office:value-type="float" office:value="0.772333333333333" calcext:value-type="float">
            <text:p>7.7233E-01</text:p>
          </table:table-cell>
          <table:table-cell office:value-type="float" office:value="10.44" calcext:value-type="float">
            <text:p>1.0440E+01</text:p>
          </table:table-cell>
          <table:table-cell office:value-type="float" office:value="3.44466666666667" calcext:value-type="float">
            <text:p>3.4447E+00</text:p>
          </table:table-cell>
          <table:table-cell office:value-type="float" office:value="4.43" calcext:value-type="float">
            <text:p>4.4300E+00</text:p>
          </table:table-cell>
          <table:table-cell office:value-type="float" office:value="92.019" calcext:value-type="float">
            <text:p>9.2019E+01</text:p>
          </table:table-cell>
          <table:table-cell office:value-type="float" office:value="145.600666666667" calcext:value-type="float">
            <text:p>1.4560E+02</text:p>
          </table:table-cell>
          <table:table-cell office:value-type="float" office:value="9.74966666666667" calcext:value-type="float">
            <text:p>9.7497E+00</text:p>
          </table:table-cell>
          <table:table-cell office:value-type="float" office:value="7.71466666666667" calcext:value-type="float">
            <text:p>7.7147E+00</text:p>
          </table:table-cell>
          <table:table-cell office:value-type="float" office:value="5.273" calcext:value-type="float">
            <text:p>5.2730E+00</text:p>
          </table:table-cell>
          <table:table-cell office:value-type="float" office:value="70.9873333333333" calcext:value-type="float">
            <text:p>7.0987E+01</text:p>
          </table:table-cell>
          <table:table-cell office:value-type="float" office:value="1.22566666666667" calcext:value-type="float">
            <text:p>1.2257E+00</text:p>
          </table:table-cell>
          <table:table-cell office:value-type="float" office:value="9.521" calcext:value-type="float">
            <text:p>9.5210E+00</text:p>
          </table:table-cell>
          <table:table-cell office:value-type="float" office:value="2.201" calcext:value-type="float">
            <text:p>2.2010E+00</text:p>
          </table:table-cell>
          <table:table-cell office:value-type="float" office:value="12.9813333333333" calcext:value-type="float">
            <text:p>1.2981E+01</text:p>
          </table:table-cell>
          <table:table-cell office:value-type="float" office:value="6.88933333333333" calcext:value-type="float">
            <text:p>6.8893E+00</text:p>
          </table:table-cell>
          <table:table-cell office:value-type="float" office:value="40.474" calcext:value-type="float">
            <text:p>4.0474E+01</text:p>
          </table:table-cell>
          <table:table-cell office:value-type="float" office:value="2.40633333333333" calcext:value-type="float">
            <text:p>2.4063E+00</text:p>
          </table:table-cell>
          <table:table-cell office:value-type="float" office:value="1.472" calcext:value-type="float">
            <text:p>1.4720E+00</text:p>
          </table:table-cell>
          <table:table-cell office:value-type="float" office:value="14.6856666666667" calcext:value-type="float">
            <text:p>1.4686E+01</text:p>
          </table:table-cell>
          <table:table-cell office:value-type="float" office:value="1.36766666666667" calcext:value-type="float">
            <text:p>1.3677E+00</text:p>
          </table:table-cell>
          <table:table-cell office:value-type="float" office:value="3.484" calcext:value-type="float">
            <text:p>3.4840E+00</text:p>
          </table:table-cell>
          <table:table-cell office:value-type="float" office:value="1.73933333333333" calcext:value-type="float">
            <text:p>1.7393E+00</text:p>
          </table:table-cell>
          <table:table-cell office:value-type="float" office:value="3.78966666666667" calcext:value-type="float">
            <text:p>3.7897E+00</text:p>
          </table:table-cell>
          <table:table-cell office:value-type="float" office:value="1.403" calcext:value-type="float">
            <text:p>1.4030E+00</text:p>
          </table:table-cell>
          <table:table-cell office:value-type="float" office:value="1.93666666666667" calcext:value-type="float">
            <text:p>1.9367E+00</text:p>
          </table:table-cell>
          <table:table-cell office:value-type="float" office:value="1.65266666666667" calcext:value-type="float">
            <text:p>1.6527E+00</text:p>
          </table:table-cell>
          <table:table-cell office:value-type="float" office:value="3.014" calcext:value-type="float">
            <text:p>3.0140E+00</text:p>
          </table:table-cell>
          <table:table-cell office:value-type="float" office:value="18.5366666666667" calcext:value-type="float">
            <text:p>1.8537E+01</text:p>
          </table:table-cell>
          <table:table-cell office:value-type="float" office:value="3.97066666666667" calcext:value-type="float">
            <text:p>3.9707E+00</text:p>
          </table:table-cell>
          <table:table-cell office:value-type="float" office:value="11.1583333333333" calcext:value-type="float">
            <text:p>1.1158E+01</text:p>
          </table:table-cell>
          <table:table-cell office:value-type="float" office:value="2.76" calcext:value-type="float">
            <text:p>2.7600E+00</text:p>
          </table:table-cell>
          <table:table-cell office:value-type="float" office:value="10.765" calcext:value-type="float">
            <text:p>1.0765E+01</text:p>
          </table:table-cell>
          <table:table-cell office:value-type="float" office:value="11.4836666666667" calcext:value-type="float">
            <text:p>1.1484E+01</text:p>
          </table:table-cell>
          <table:table-cell office:value-type="float" office:value="29.2033333333333" calcext:value-type="float">
            <text:p>2.9203E+01</text:p>
          </table:table-cell>
          <table:table-cell office:value-type="float" office:value="12.9103333333333" calcext:value-type="float">
            <text:p>1.2910E+01</text:p>
          </table:table-cell>
          <table:table-cell office:value-type="float" office:value="15.6463333333333" calcext:value-type="float">
            <text:p>1.5646E+01</text:p>
          </table:table-cell>
          <table:table-cell office:value-type="float" office:value="15.1156666666667" calcext:value-type="float">
            <text:p>1.5116E+01</text:p>
          </table:table-cell>
          <table:table-cell office:value-type="float" office:value="3.20733333333333" calcext:value-type="float">
            <text:p>3.2073E+00</text:p>
          </table:table-cell>
          <table:table-cell office:value-type="float" office:value="67.5416666666667" calcext:value-type="float">
            <text:p>6.7542E+01</text:p>
          </table:table-cell>
          <table:table-cell office:value-type="float" office:value="0.805" calcext:value-type="float">
            <text:p>8.0500E-01</text:p>
          </table:table-cell>
          <table:table-cell office:value-type="float" office:value="11.607" calcext:value-type="float">
            <text:p>1.1607E+01</text:p>
          </table:table-cell>
          <table:table-cell office:value-type="float" office:value="156.247" calcext:value-type="float">
            <text:p>1.5625E+02</text:p>
          </table:table-cell>
          <table:table-cell office:value-type="float" office:value="50.3306666666667" calcext:value-type="float">
            <text:p>5.0331E+01</text:p>
          </table:table-cell>
          <table:table-cell office:value-type="float" office:value="36.4513333333333" calcext:value-type="float">
            <text:p>3.6451E+01</text:p>
          </table:table-cell>
          <table:table-cell office:value-type="float" office:value="38.715" calcext:value-type="float">
            <text:p>3.8715E+01</text:p>
          </table:table-cell>
          <table:table-cell office:value-type="float" office:value="7.45233333333333" calcext:value-type="float">
            <text:p>7.4523E+00</text:p>
          </table:table-cell>
          <table:table-cell office:value-type="float" office:value="0.513333333333333" calcext:value-type="float">
            <text:p>5.1333E-01</text:p>
          </table:table-cell>
          <table:table-cell office:value-type="float" office:value="5.42066666666667" calcext:value-type="float">
            <text:p>5.4207E+00</text:p>
          </table:table-cell>
          <table:table-cell office:value-type="float" office:value="48.2313333333333" calcext:value-type="float">
            <text:p>4.8231E+01</text:p>
          </table:table-cell>
          <table:table-cell office:value-type="float" office:value="8.32766666666667" calcext:value-type="float">
            <text:p>8.3277E+00</text:p>
          </table:table-cell>
          <table:table-cell office:value-type="float" office:value="4.32966666666667" calcext:value-type="float">
            <text:p>4.3297E+00</text:p>
          </table:table-cell>
          <table:table-cell office:value-type="float" office:value="56.1336666666667" calcext:value-type="float">
            <text:p>5.6134E+01</text:p>
          </table:table-cell>
          <table:table-cell office:value-type="float" office:value="0.379666666666667" calcext:value-type="float">
            <text:p>3.7967E-01</text:p>
          </table:table-cell>
          <table:table-cell office:value-type="float" office:value="2.77633333333333" calcext:value-type="float">
            <text:p>2.7763E+00</text:p>
          </table:table-cell>
          <table:table-cell office:value-type="float" office:value="8.63733333333333" calcext:value-type="float">
            <text:p>8.6373E+00</text:p>
          </table:table-cell>
          <table:table-cell office:value-type="float" office:value="1.23633333333333" calcext:value-type="float">
            <text:p>1.2363E+00</text:p>
          </table:table-cell>
          <table:table-cell office:value-type="float" office:value="1.276" calcext:value-type="float">
            <text:p>1.2760E+00</text:p>
          </table:table-cell>
          <table:table-cell office:value-type="float" office:value="1.19366666666667" calcext:value-type="float">
            <text:p>1.1937E+00</text:p>
          </table:table-cell>
          <table:table-cell office:value-type="float" office:value="1.641" calcext:value-type="float">
            <text:p>1.6410E+00</text:p>
          </table:table-cell>
          <table:table-cell office:value-type="float" office:value="0.66" calcext:value-type="float">
            <text:p>6.6000E-01</text:p>
          </table:table-cell>
          <table:table-cell office:value-type="float" office:value="2.736" calcext:value-type="float">
            <text:p>2.7360E+00</text:p>
          </table:table-cell>
          <table:table-cell office:value-type="float" office:value="2.49033333333333" calcext:value-type="float">
            <text:p>2.4903E+00</text:p>
          </table:table-cell>
          <table:table-cell office:value-type="float" office:value="2.47533333333333" calcext:value-type="float">
            <text:p>2.4753E+00</text:p>
          </table:table-cell>
          <table:table-cell office:value-type="float" office:value="4.916" calcext:value-type="float">
            <text:p>4.9160E+00</text:p>
          </table:table-cell>
          <table:table-cell office:value-type="float" office:value="2.60066666666667" calcext:value-type="float">
            <text:p>2.6007E+00</text:p>
          </table:table-cell>
          <table:table-cell office:value-type="float" office:value="1.80033333333333" calcext:value-type="float">
            <text:p>1.8003E+00</text:p>
          </table:table-cell>
          <table:table-cell office:value-type="float" office:value="3.18566666666667" calcext:value-type="float">
            <text:p>3.1857E+00</text:p>
          </table:table-cell>
          <table:table-cell office:value-type="float" office:value="2.80866666666667" calcext:value-type="float">
            <text:p>2.8087E+00</text:p>
          </table:table-cell>
          <table:table-cell office:value-type="float" office:value="5.558" calcext:value-type="float">
            <text:p>5.5580E+00</text:p>
          </table:table-cell>
          <table:table-cell office:value-type="float" office:value="1.05566666666667" calcext:value-type="float">
            <text:p>1.0557E+00</text:p>
          </table:table-cell>
          <table:table-cell office:value-type="float" office:value="3.21066666666667" calcext:value-type="float">
            <text:p>3.2107E+00</text:p>
          </table:table-cell>
          <table:table-cell office:value-type="float" office:value="10.0856666666667" calcext:value-type="float">
            <text:p>1.0086E+01</text:p>
          </table:table-cell>
          <table:table-cell office:value-type="float" office:value="4.331" calcext:value-type="float">
            <text:p>4.3310E+00</text:p>
          </table:table-cell>
          <table:table-cell office:value-type="float" office:value="133.926333333333" calcext:value-type="float">
            <text:p>1.3393E+02</text:p>
          </table:table-cell>
          <table:table-cell office:value-type="float" office:value="26.0326666666667" calcext:value-type="float">
            <text:p>2.6033E+01</text:p>
          </table:table-cell>
          <table:table-cell office:value-type="float" office:value="72.8226666666667" calcext:value-type="float">
            <text:p>7.2823E+01</text:p>
          </table:table-cell>
          <table:table-cell office:value-type="float" office:value="3.241" calcext:value-type="float">
            <text:p>3.2410E+00</text:p>
          </table:table-cell>
          <table:table-cell office:value-type="float" office:value="22.811" calcext:value-type="float">
            <text:p>2.2811E+01</text:p>
          </table:table-cell>
          <table:table-cell office:value-type="float" office:value="5.857" calcext:value-type="float">
            <text:p>5.8570E+00</text:p>
          </table:table-cell>
          <table:table-cell office:value-type="float" office:value="7.84" calcext:value-type="float">
            <text:p>7.8400E+00</text:p>
          </table:table-cell>
          <table:table-cell office:value-type="float" office:value="11.0923333333333" calcext:value-type="float">
            <text:p>1.1092E+01</text:p>
          </table:table-cell>
          <table:table-cell office:value-type="float" office:value="64.988" calcext:value-type="float">
            <text:p>6.4988E+01</text:p>
          </table:table-cell>
          <table:table-cell office:value-type="float" office:value="4.476" calcext:value-type="float">
            <text:p>4.4760E+00</text:p>
          </table:table-cell>
          <table:table-cell office:value-type="float" office:value="1.01033333333333" calcext:value-type="float">
            <text:p>1.0103E+00</text:p>
          </table:table-cell>
          <table:table-cell office:value-type="float" office:value="46.279" calcext:value-type="float">
            <text:p>4.6279E+01</text:p>
          </table:table-cell>
          <table:table-cell office:value-type="float" office:value="8.18933333333333" calcext:value-type="float">
            <text:p>8.1893E+00</text:p>
          </table:table-cell>
          <table:table-cell office:value-type="float" office:value="1.208" calcext:value-type="float">
            <text:p>1.2080E+00</text:p>
          </table:table-cell>
          <table:table-cell office:value-type="float" office:value="3.13133333333333" calcext:value-type="float">
            <text:p>3.1313E+00</text:p>
          </table:table-cell>
          <table:table-cell office:value-type="float" office:value="5.71333333333333" calcext:value-type="float">
            <text:p>5.7133E+00</text:p>
          </table:table-cell>
          <table:table-cell office:value-type="float" office:value="5.09566666666667" calcext:value-type="float">
            <text:p>5.0957E+00</text:p>
          </table:table-cell>
          <table:table-cell office:value-type="float" office:value="6.56266666666667" calcext:value-type="float">
            <text:p>6.5627E+00</text:p>
          </table:table-cell>
          <table:table-cell office:value-type="float" office:value="28.3863333333333" calcext:value-type="float">
            <text:p>2.8386E+01</text:p>
          </table:table-cell>
          <table:table-cell office:value-type="float" office:value="0.555666666666667" calcext:value-type="float">
            <text:p>5.5567E-01</text:p>
          </table:table-cell>
          <table:table-cell office:value-type="float" office:value="3.71" calcext:value-type="float">
            <text:p>3.7100E+00</text:p>
          </table:table-cell>
          <table:table-cell office:value-type="float" office:value="7.16266666666667" calcext:value-type="float">
            <text:p>7.1627E+00</text:p>
          </table:table-cell>
          <table:table-cell office:value-type="float" office:value="1.82966666666667" calcext:value-type="float">
            <text:p>1.8297E+00</text:p>
          </table:table-cell>
          <table:table-cell office:value-type="float" office:value="75.118" calcext:value-type="float">
            <text:p>7.5118E+01</text:p>
          </table:table-cell>
        </table:table-row>
        <table:table-row table:style-name="ro1">
          <table:table-cell table:style-name="ce50" office:value-type="float" office:value="13.6936666666667" calcext:value-type="float">
            <text:p>1.3694E+01</text:p>
          </table:table-cell>
          <table:table-cell table:style-name="ce50" office:value-type="float" office:value="5.35966666666667" calcext:value-type="float">
            <text:p>5.3597E+00</text:p>
          </table:table-cell>
          <table:table-cell table:style-name="ce50" office:value-type="float" office:value="3.65366666666667" calcext:value-type="float">
            <text:p>3.6537E+00</text:p>
          </table:table-cell>
          <table:table-cell table:style-name="ce50" office:value-type="float" office:value="0.73" calcext:value-type="float">
            <text:p>7.3000E-01</text:p>
          </table:table-cell>
          <table:table-cell office:value-type="float" office:value="0.931666666666667" calcext:value-type="float">
            <text:p>9.3167E-01</text:p>
          </table:table-cell>
          <table:table-cell office:value-type="float" office:value="1.54666666666667" calcext:value-type="float">
            <text:p>1.5467E+00</text:p>
          </table:table-cell>
          <table:table-cell office:value-type="float" office:value="23.926" calcext:value-type="float">
            <text:p>2.3926E+01</text:p>
          </table:table-cell>
          <table:table-cell office:value-type="float" office:value="6.45633333333333" calcext:value-type="float">
            <text:p>6.4563E+00</text:p>
          </table:table-cell>
          <table:table-cell office:value-type="float" office:value="40.1833333333333" calcext:value-type="float">
            <text:p>4.0183E+01</text:p>
          </table:table-cell>
          <table:table-cell office:value-type="float" office:value="4.09933333333333" calcext:value-type="float">
            <text:p>4.0993E+00</text:p>
          </table:table-cell>
          <table:table-cell office:value-type="float" office:value="2.03766666666667" calcext:value-type="float">
            <text:p>2.0377E+00</text:p>
          </table:table-cell>
          <table:table-cell office:value-type="float" office:value="1.80566666666667" calcext:value-type="float">
            <text:p>1.8057E+00</text:p>
          </table:table-cell>
          <table:table-cell office:value-type="float" office:value="1.47766666666667" calcext:value-type="float">
            <text:p>1.4777E+00</text:p>
          </table:table-cell>
          <table:table-cell office:value-type="float" office:value="2.12333333333333" calcext:value-type="float">
            <text:p>2.1233E+00</text:p>
          </table:table-cell>
          <table:table-cell office:value-type="float" office:value="7.303" calcext:value-type="float">
            <text:p>7.3030E+00</text:p>
          </table:table-cell>
          <table:table-cell office:value-type="float" office:value="5.21866666666667" calcext:value-type="float">
            <text:p>5.2187E+00</text:p>
          </table:table-cell>
          <table:table-cell office:value-type="float" office:value="0.522666666666667" calcext:value-type="float">
            <text:p>5.2267E-01</text:p>
          </table:table-cell>
          <table:table-cell office:value-type="float" office:value="5.00166666666667" calcext:value-type="float">
            <text:p>5.0017E+00</text:p>
          </table:table-cell>
          <table:table-cell office:value-type="float" office:value="2.03733333333333" calcext:value-type="float">
            <text:p>2.0373E+00</text:p>
          </table:table-cell>
          <table:table-cell office:value-type="float" office:value="9.732" calcext:value-type="float">
            <text:p>9.7320E+00</text:p>
          </table:table-cell>
          <table:table-cell office:value-type="float" office:value="1.71666666666667" calcext:value-type="float">
            <text:p>1.7167E+00</text:p>
          </table:table-cell>
          <table:table-cell office:value-type="float" office:value="6.77" calcext:value-type="float">
            <text:p>6.7700E+00</text:p>
          </table:table-cell>
          <table:table-cell office:value-type="float" office:value="2.622" calcext:value-type="float">
            <text:p>2.6220E+00</text:p>
          </table:table-cell>
          <table:table-cell office:value-type="float" office:value="4.822" calcext:value-type="float">
            <text:p>4.8220E+00</text:p>
          </table:table-cell>
          <table:table-cell office:value-type="float" office:value="79.372" calcext:value-type="float">
            <text:p>7.9372E+01</text:p>
          </table:table-cell>
          <table:table-cell office:value-type="float" office:value="2.62233333333333" calcext:value-type="float">
            <text:p>2.6223E+00</text:p>
          </table:table-cell>
          <table:table-cell office:value-type="float" office:value="2.95733333333333" calcext:value-type="float">
            <text:p>2.9573E+00</text:p>
          </table:table-cell>
          <table:table-cell office:value-type="float" office:value="2.22133333333333" calcext:value-type="float">
            <text:p>2.2213E+00</text:p>
          </table:table-cell>
          <table:table-cell office:value-type="float" office:value="1.27833333333333" calcext:value-type="float">
            <text:p>1.2783E+00</text:p>
          </table:table-cell>
          <table:table-cell office:value-type="float" office:value="2.05033333333333" calcext:value-type="float">
            <text:p>2.0503E+00</text:p>
          </table:table-cell>
          <table:table-cell office:value-type="float" office:value="3.09133333333333" calcext:value-type="float">
            <text:p>3.0913E+00</text:p>
          </table:table-cell>
          <table:table-cell office:value-type="float" office:value="14.764" calcext:value-type="float">
            <text:p>1.4764E+01</text:p>
          </table:table-cell>
          <table:table-cell office:value-type="float" office:value="23.5456666666667" calcext:value-type="float">
            <text:p>2.3546E+01</text:p>
          </table:table-cell>
          <table:table-cell office:value-type="float" office:value="2.44666666666667" calcext:value-type="float">
            <text:p>2.4467E+00</text:p>
          </table:table-cell>
          <table:table-cell office:value-type="float" office:value="8.10433333333334" calcext:value-type="float">
            <text:p>8.1043E+00</text:p>
          </table:table-cell>
          <table:table-cell office:value-type="float" office:value="4.10566666666667" calcext:value-type="float">
            <text:p>4.1057E+00</text:p>
          </table:table-cell>
          <table:table-cell office:value-type="float" office:value="3.509" calcext:value-type="float">
            <text:p>3.5090E+00</text:p>
          </table:table-cell>
          <table:table-cell office:value-type="float" office:value="5.29666666666667" calcext:value-type="float">
            <text:p>5.2967E+00</text:p>
          </table:table-cell>
          <table:table-cell office:value-type="float" office:value="2.857" calcext:value-type="float">
            <text:p>2.8570E+00</text:p>
          </table:table-cell>
          <table:table-cell office:value-type="float" office:value="9.17833333333333" calcext:value-type="float">
            <text:p>9.1783E+00</text:p>
          </table:table-cell>
          <table:table-cell office:value-type="float" office:value="8.072" calcext:value-type="float">
            <text:p>8.0720E+00</text:p>
          </table:table-cell>
          <table:table-cell office:value-type="float" office:value="6.156" calcext:value-type="float">
            <text:p>6.1560E+00</text:p>
          </table:table-cell>
          <table:table-cell office:value-type="float" office:value="4.44166666666667" calcext:value-type="float">
            <text:p>4.4417E+00</text:p>
          </table:table-cell>
          <table:table-cell office:value-type="float" office:value="0.866666666666667" calcext:value-type="float">
            <text:p>8.6667E-01</text:p>
          </table:table-cell>
          <table:table-cell office:value-type="float" office:value="5.053" calcext:value-type="float">
            <text:p>5.0530E+00</text:p>
          </table:table-cell>
          <table:table-cell office:value-type="float" office:value="1.01" calcext:value-type="float">
            <text:p>1.0100E+00</text:p>
          </table:table-cell>
          <table:table-cell office:value-type="float" office:value="7.11766666666667" calcext:value-type="float">
            <text:p>7.1177E+00</text:p>
          </table:table-cell>
          <table:table-cell office:value-type="float" office:value="0.745" calcext:value-type="float">
            <text:p>7.4500E-01</text:p>
          </table:table-cell>
          <table:table-cell office:value-type="float" office:value="2.40533333333333" calcext:value-type="float">
            <text:p>2.4053E+00</text:p>
          </table:table-cell>
          <table:table-cell office:value-type="float" office:value="123.907" calcext:value-type="float">
            <text:p>1.2391E+02</text:p>
          </table:table-cell>
          <table:table-cell office:value-type="float" office:value="261.243666666667" calcext:value-type="float">
            <text:p>2.6124E+02</text:p>
          </table:table-cell>
          <table:table-cell office:value-type="float" office:value="22.5363333333333" calcext:value-type="float">
            <text:p>2.2536E+01</text:p>
          </table:table-cell>
          <table:table-cell office:value-type="float" office:value="5.61033333333333" calcext:value-type="float">
            <text:p>5.6103E+00</text:p>
          </table:table-cell>
          <table:table-cell office:value-type="float" office:value="8.511" calcext:value-type="float">
            <text:p>8.5110E+00</text:p>
          </table:table-cell>
          <table:table-cell office:value-type="float" office:value="47.2903333333333" calcext:value-type="float">
            <text:p>4.7290E+01</text:p>
          </table:table-cell>
          <table:table-cell office:value-type="float" office:value="0.313" calcext:value-type="float">
            <text:p>3.1300E-01</text:p>
          </table:table-cell>
          <table:table-cell office:value-type="float" office:value="8.07233333333333" calcext:value-type="float">
            <text:p>8.0723E+00</text:p>
          </table:table-cell>
          <table:table-cell office:value-type="float" office:value="2.35966666666667" calcext:value-type="float">
            <text:p>2.3597E+00</text:p>
          </table:table-cell>
          <table:table-cell office:value-type="float" office:value="14.1853333333333" calcext:value-type="float">
            <text:p>1.4185E+01</text:p>
          </table:table-cell>
          <table:table-cell office:value-type="float" office:value="3.22433333333333" calcext:value-type="float">
            <text:p>3.2243E+00</text:p>
          </table:table-cell>
          <table:table-cell office:value-type="float" office:value="13.024" calcext:value-type="float">
            <text:p>1.3024E+01</text:p>
          </table:table-cell>
          <table:table-cell office:value-type="float" office:value="4.71566666666667" calcext:value-type="float">
            <text:p>4.7157E+00</text:p>
          </table:table-cell>
          <table:table-cell office:value-type="float" office:value="0.711666666666667" calcext:value-type="float">
            <text:p>7.1167E-01</text:p>
          </table:table-cell>
          <table:table-cell office:value-type="float" office:value="27.2933333333333" calcext:value-type="float">
            <text:p>2.7293E+01</text:p>
          </table:table-cell>
          <table:table-cell office:value-type="float" office:value="2.33766666666667" calcext:value-type="float">
            <text:p>2.3377E+00</text:p>
          </table:table-cell>
          <table:table-cell office:value-type="float" office:value="3.556" calcext:value-type="float">
            <text:p>3.5560E+00</text:p>
          </table:table-cell>
          <table:table-cell office:value-type="float" office:value="3.565" calcext:value-type="float">
            <text:p>3.5650E+00</text:p>
          </table:table-cell>
          <table:table-cell office:value-type="float" office:value="3.286" calcext:value-type="float">
            <text:p>3.2860E+00</text:p>
          </table:table-cell>
          <table:table-cell office:value-type="float" office:value="0.881" calcext:value-type="float">
            <text:p>8.8100E-01</text:p>
          </table:table-cell>
          <table:table-cell office:value-type="float" office:value="1.84933333333333" calcext:value-type="float">
            <text:p>1.8493E+00</text:p>
          </table:table-cell>
          <table:table-cell office:value-type="float" office:value="0.845" calcext:value-type="float">
            <text:p>8.4500E-01</text:p>
          </table:table-cell>
          <table:table-cell office:value-type="float" office:value="2.32433333333333" calcext:value-type="float">
            <text:p>2.3243E+00</text:p>
          </table:table-cell>
          <table:table-cell office:value-type="float" office:value="2.741" calcext:value-type="float">
            <text:p>2.7410E+00</text:p>
          </table:table-cell>
          <table:table-cell office:value-type="float" office:value="2.58533333333333" calcext:value-type="float">
            <text:p>2.5853E+00</text:p>
          </table:table-cell>
          <table:table-cell office:value-type="float" office:value="3.40966666666667" calcext:value-type="float">
            <text:p>3.4097E+00</text:p>
          </table:table-cell>
          <table:table-cell office:value-type="float" office:value="1.80933333333333" calcext:value-type="float">
            <text:p>1.8093E+00</text:p>
          </table:table-cell>
          <table:table-cell office:value-type="float" office:value="4.47233333333333" calcext:value-type="float">
            <text:p>4.4723E+00</text:p>
          </table:table-cell>
          <table:table-cell office:value-type="float" office:value="10.1306666666667" calcext:value-type="float">
            <text:p>1.0131E+01</text:p>
          </table:table-cell>
          <table:table-cell office:value-type="float" office:value="37.369" calcext:value-type="float">
            <text:p>3.7369E+01</text:p>
          </table:table-cell>
          <table:table-cell office:value-type="float" office:value="23.9886666666667" calcext:value-type="float">
            <text:p>2.3989E+01</text:p>
          </table:table-cell>
          <table:table-cell office:value-type="float" office:value="1.74466666666667" calcext:value-type="float">
            <text:p>1.7447E+00</text:p>
          </table:table-cell>
          <table:table-cell office:value-type="float" office:value="12.3133333333333" calcext:value-type="float">
            <text:p>1.2313E+01</text:p>
          </table:table-cell>
          <table:table-cell office:value-type="float" office:value="6.313" calcext:value-type="float">
            <text:p>6.3130E+00</text:p>
          </table:table-cell>
          <table:table-cell office:value-type="float" office:value="55.2736666666667" calcext:value-type="float">
            <text:p>5.5274E+01</text:p>
          </table:table-cell>
          <table:table-cell office:value-type="float" office:value="1.07633333333333" calcext:value-type="float">
            <text:p>1.0763E+00</text:p>
          </table:table-cell>
          <table:table-cell office:value-type="float" office:value="23.8453333333333" calcext:value-type="float">
            <text:p>2.3845E+01</text:p>
          </table:table-cell>
          <table:table-cell office:value-type="float" office:value="303.277666666667" calcext:value-type="float">
            <text:p>3.0328E+02</text:p>
          </table:table-cell>
          <table:table-cell office:value-type="float" office:value="9.51633333333333" calcext:value-type="float">
            <text:p>9.5163E+00</text:p>
          </table:table-cell>
          <table:table-cell office:value-type="float" office:value="34.3736666666667" calcext:value-type="float">
            <text:p>3.4374E+01</text:p>
          </table:table-cell>
          <table:table-cell office:value-type="float" office:value="9.191" calcext:value-type="float">
            <text:p>9.1910E+00</text:p>
          </table:table-cell>
          <table:table-cell office:value-type="float" office:value="0.534666666666667" calcext:value-type="float">
            <text:p>5.3467E-01</text:p>
          </table:table-cell>
          <table:table-cell office:value-type="float" office:value="1.85333333333333" calcext:value-type="float">
            <text:p>1.8533E+00</text:p>
          </table:table-cell>
          <table:table-cell office:value-type="float" office:value="2.067" calcext:value-type="float">
            <text:p>2.0670E+00</text:p>
          </table:table-cell>
          <table:table-cell office:value-type="float" office:value="27.8896666666667" calcext:value-type="float">
            <text:p>2.7890E+01</text:p>
          </table:table-cell>
          <table:table-cell office:value-type="float" office:value="7.24433333333333" calcext:value-type="float">
            <text:p>7.2443E+00</text:p>
          </table:table-cell>
          <table:table-cell office:value-type="float" office:value="2.44633333333333" calcext:value-type="float">
            <text:p>2.4463E+00</text:p>
          </table:table-cell>
          <table:table-cell office:value-type="float" office:value="144.677333333333" calcext:value-type="float">
            <text:p>1.4468E+02</text:p>
          </table:table-cell>
          <table:table-cell office:value-type="float" office:value="0.723666666666667" calcext:value-type="float">
            <text:p>7.2367E-01</text:p>
          </table:table-cell>
          <table:table-cell office:value-type="float" office:value="2.52833333333333" calcext:value-type="float">
            <text:p>2.5283E+00</text:p>
          </table:table-cell>
          <table:table-cell office:value-type="float" office:value="3.595" calcext:value-type="float">
            <text:p>3.5950E+00</text:p>
          </table:table-cell>
          <table:table-cell office:value-type="float" office:value="3.86466666666667" calcext:value-type="float">
            <text:p>3.8647E+00</text:p>
          </table:table-cell>
          <table:table-cell office:value-type="float" office:value="0.624333333333333" calcext:value-type="float">
            <text:p>6.2433E-01</text:p>
          </table:table-cell>
          <table:table-cell office:value-type="float" office:value="0.74" calcext:value-type="float">
            <text:p>7.4000E-01</text:p>
          </table:table-cell>
          <table:table-cell office:value-type="float" office:value="1.403" calcext:value-type="float">
            <text:p>1.4030E+00</text:p>
          </table:table-cell>
          <table:table-cell office:value-type="float" office:value="0.597333333333333" calcext:value-type="float">
            <text:p>5.9733E-01</text:p>
          </table:table-cell>
          <table:table-cell office:value-type="float" office:value="2.42166666666667" calcext:value-type="float">
            <text:p>2.4217E+00</text:p>
          </table:table-cell>
          <table:table-cell office:value-type="float" office:value="1.91366666666667" calcext:value-type="float">
            <text:p>1.9137E+00</text:p>
          </table:table-cell>
          <table:table-cell office:value-type="float" office:value="0.784333333333333" calcext:value-type="float">
            <text:p>7.8433E-01</text:p>
          </table:table-cell>
          <table:table-cell office:value-type="float" office:value="1.97133333333333" calcext:value-type="float">
            <text:p>1.9713E+00</text:p>
          </table:table-cell>
          <table:table-cell office:value-type="float" office:value="4.83033333333333" calcext:value-type="float">
            <text:p>4.8303E+00</text:p>
          </table:table-cell>
          <table:table-cell office:value-type="float" office:value="1.95966666666667" calcext:value-type="float">
            <text:p>1.9597E+00</text:p>
          </table:table-cell>
          <table:table-cell office:value-type="float" office:value="2.39833333333333" calcext:value-type="float">
            <text:p>2.3983E+00</text:p>
          </table:table-cell>
          <table:table-cell office:value-type="float" office:value="5.77533333333333" calcext:value-type="float">
            <text:p>5.7753E+00</text:p>
          </table:table-cell>
          <table:table-cell office:value-type="float" office:value="1.456" calcext:value-type="float">
            <text:p>1.4560E+00</text:p>
          </table:table-cell>
          <table:table-cell office:value-type="float" office:value="0.702666666666667" calcext:value-type="float">
            <text:p>7.0267E-01</text:p>
          </table:table-cell>
          <table:table-cell office:value-type="float" office:value="5.26" calcext:value-type="float">
            <text:p>5.2600E+00</text:p>
          </table:table-cell>
          <table:table-cell office:value-type="float" office:value="8.95433333333333" calcext:value-type="float">
            <text:p>8.9543E+00</text:p>
          </table:table-cell>
          <table:table-cell office:value-type="float" office:value="4.017" calcext:value-type="float">
            <text:p>4.0170E+00</text:p>
          </table:table-cell>
          <table:table-cell office:value-type="float" office:value="97.7683333333333" calcext:value-type="float">
            <text:p>9.7768E+01</text:p>
          </table:table-cell>
          <table:table-cell office:value-type="float" office:value="15.6633333333333" calcext:value-type="float">
            <text:p>1.5663E+01</text:p>
          </table:table-cell>
          <table:table-cell office:value-type="float" office:value="86.6486666666667" calcext:value-type="float">
            <text:p>8.6649E+01</text:p>
          </table:table-cell>
          <table:table-cell office:value-type="float" office:value="2.98066666666667" calcext:value-type="float">
            <text:p>2.9807E+00</text:p>
          </table:table-cell>
          <table:table-cell office:value-type="float" office:value="59.7246666666667" calcext:value-type="float">
            <text:p>5.9725E+01</text:p>
          </table:table-cell>
          <table:table-cell office:value-type="float" office:value="1.261" calcext:value-type="float">
            <text:p>1.2610E+00</text:p>
          </table:table-cell>
          <table:table-cell office:value-type="float" office:value="6.05533333333333" calcext:value-type="float">
            <text:p>6.0553E+00</text:p>
          </table:table-cell>
          <table:table-cell office:value-type="float" office:value="9.24533333333333" calcext:value-type="float">
            <text:p>9.2453E+00</text:p>
          </table:table-cell>
          <table:table-cell office:value-type="float" office:value="80.431" calcext:value-type="float">
            <text:p>8.0431E+01</text:p>
          </table:table-cell>
          <table:table-cell office:value-type="float" office:value="6.71233333333333" calcext:value-type="float">
            <text:p>6.7123E+00</text:p>
          </table:table-cell>
          <table:table-cell office:value-type="float" office:value="1.10833333333333" calcext:value-type="float">
            <text:p>1.1083E+00</text:p>
          </table:table-cell>
          <table:table-cell office:value-type="float" office:value="4.81533333333333" calcext:value-type="float">
            <text:p>4.8153E+00</text:p>
          </table:table-cell>
          <table:table-cell office:value-type="float" office:value="4.85" calcext:value-type="float">
            <text:p>4.8500E+00</text:p>
          </table:table-cell>
          <table:table-cell office:value-type="float" office:value="3.01166666666667" calcext:value-type="float">
            <text:p>3.0117E+00</text:p>
          </table:table-cell>
          <table:table-cell office:value-type="float" office:value="5.60866666666667" calcext:value-type="float">
            <text:p>5.6087E+00</text:p>
          </table:table-cell>
          <table:table-cell office:value-type="float" office:value="3.42633333333333" calcext:value-type="float">
            <text:p>3.4263E+00</text:p>
          </table:table-cell>
          <table:table-cell office:value-type="float" office:value="7.73166666666667" calcext:value-type="float">
            <text:p>7.7317E+00</text:p>
          </table:table-cell>
          <table:table-cell office:value-type="float" office:value="5.95533333333333" calcext:value-type="float">
            <text:p>5.9553E+00</text:p>
          </table:table-cell>
          <table:table-cell office:value-type="float" office:value="6.89233333333333" calcext:value-type="float">
            <text:p>6.8923E+00</text:p>
          </table:table-cell>
          <table:table-cell office:value-type="float" office:value="0.341666666666667" calcext:value-type="float">
            <text:p>3.4167E-01</text:p>
          </table:table-cell>
          <table:table-cell office:value-type="float" office:value="4.15233333333333" calcext:value-type="float">
            <text:p>4.1523E+00</text:p>
          </table:table-cell>
          <table:table-cell office:value-type="float" office:value="5.322" calcext:value-type="float">
            <text:p>5.3220E+00</text:p>
          </table:table-cell>
          <table:table-cell office:value-type="float" office:value="1.82866666666667" calcext:value-type="float">
            <text:p>1.8287E+00</text:p>
          </table:table-cell>
          <table:table-cell office:value-type="float" office:value="75.2106666666667" calcext:value-type="float">
            <text:p>7.5211E+01</text:p>
          </table:table-cell>
        </table:table-row>
        <table:table-row table:style-name="ro1">
          <table:table-cell table:style-name="ce50" office:value-type="float" office:value="18.706" calcext:value-type="float">
            <text:p>1.8706E+01</text:p>
          </table:table-cell>
          <table:table-cell table:style-name="ce50" office:value-type="float" office:value="6.87433333333333" calcext:value-type="float">
            <text:p>6.8743E+00</text:p>
          </table:table-cell>
          <table:table-cell table:style-name="ce50" office:value-type="float" office:value="1.443" calcext:value-type="float">
            <text:p>1.4430E+00</text:p>
          </table:table-cell>
          <table:table-cell table:style-name="ce50" office:value-type="float" office:value="3.12133333333333" calcext:value-type="float">
            <text:p>3.1213E+00</text:p>
          </table:table-cell>
          <table:table-cell office:value-type="float" office:value="0.619333333333333" calcext:value-type="float">
            <text:p>6.1933E-01</text:p>
          </table:table-cell>
          <table:table-cell office:value-type="float" office:value="1.054" calcext:value-type="float">
            <text:p>1.0540E+00</text:p>
          </table:table-cell>
          <table:table-cell office:value-type="float" office:value="28.2226666666667" calcext:value-type="float">
            <text:p>2.8223E+01</text:p>
          </table:table-cell>
          <table:table-cell office:value-type="float" office:value="5.846" calcext:value-type="float">
            <text:p>5.8460E+00</text:p>
          </table:table-cell>
          <table:table-cell office:value-type="float" office:value="17.9146666666667" calcext:value-type="float">
            <text:p>1.7915E+01</text:p>
          </table:table-cell>
          <table:table-cell office:value-type="float" office:value="3.861" calcext:value-type="float">
            <text:p>3.8610E+00</text:p>
          </table:table-cell>
          <table:table-cell office:value-type="float" office:value="1.70566666666667" calcext:value-type="float">
            <text:p>1.7057E+00</text:p>
          </table:table-cell>
          <table:table-cell office:value-type="float" office:value="1.37333333333333" calcext:value-type="float">
            <text:p>1.3733E+00</text:p>
          </table:table-cell>
          <table:table-cell office:value-type="float" office:value="1.26233333333333" calcext:value-type="float">
            <text:p>1.2623E+00</text:p>
          </table:table-cell>
          <table:table-cell office:value-type="float" office:value="2.31033333333333" calcext:value-type="float">
            <text:p>2.3103E+00</text:p>
          </table:table-cell>
          <table:table-cell office:value-type="float" office:value="2.60166666666667" calcext:value-type="float">
            <text:p>2.6017E+00</text:p>
          </table:table-cell>
          <table:table-cell office:value-type="float" office:value="6.24833333333333" calcext:value-type="float">
            <text:p>6.2483E+00</text:p>
          </table:table-cell>
          <table:table-cell office:value-type="float" office:value="0.518" calcext:value-type="float">
            <text:p>5.1800E-01</text:p>
          </table:table-cell>
          <table:table-cell office:value-type="float" office:value="2.34166666666667" calcext:value-type="float">
            <text:p>2.3417E+00</text:p>
          </table:table-cell>
          <table:table-cell office:value-type="float" office:value="2.49433333333333" calcext:value-type="float">
            <text:p>2.4943E+00</text:p>
          </table:table-cell>
          <table:table-cell office:value-type="float" office:value="7.341" calcext:value-type="float">
            <text:p>7.3410E+00</text:p>
          </table:table-cell>
          <table:table-cell office:value-type="float" office:value="1.48866666666667" calcext:value-type="float">
            <text:p>1.4887E+00</text:p>
          </table:table-cell>
          <table:table-cell office:value-type="float" office:value="6.477" calcext:value-type="float">
            <text:p>6.4770E+00</text:p>
          </table:table-cell>
          <table:table-cell office:value-type="float" office:value="3.76933333333333" calcext:value-type="float">
            <text:p>3.7693E+00</text:p>
          </table:table-cell>
          <table:table-cell office:value-type="float" office:value="4.00933333333333" calcext:value-type="float">
            <text:p>4.0093E+00</text:p>
          </table:table-cell>
          <table:table-cell office:value-type="float" office:value="120.877" calcext:value-type="float">
            <text:p>1.2088E+02</text:p>
          </table:table-cell>
          <table:table-cell office:value-type="float" office:value="1.76466666666667" calcext:value-type="float">
            <text:p>1.7647E+00</text:p>
          </table:table-cell>
          <table:table-cell office:value-type="float" office:value="2.311" calcext:value-type="float">
            <text:p>2.3110E+00</text:p>
          </table:table-cell>
          <table:table-cell office:value-type="float" office:value="4.20133333333333" calcext:value-type="float">
            <text:p>4.2013E+00</text:p>
          </table:table-cell>
          <table:table-cell office:value-type="float" office:value="0.771" calcext:value-type="float">
            <text:p>7.7100E-01</text:p>
          </table:table-cell>
          <table:table-cell office:value-type="float" office:value="2.09366666666667" calcext:value-type="float">
            <text:p>2.0937E+00</text:p>
          </table:table-cell>
          <table:table-cell office:value-type="float" office:value="4.63433333333333" calcext:value-type="float">
            <text:p>4.6343E+00</text:p>
          </table:table-cell>
          <table:table-cell office:value-type="float" office:value="10.2616666666667" calcext:value-type="float">
            <text:p>1.0262E+01</text:p>
          </table:table-cell>
          <table:table-cell office:value-type="float" office:value="18.9093333333333" calcext:value-type="float">
            <text:p>1.8909E+01</text:p>
          </table:table-cell>
          <table:table-cell office:value-type="float" office:value="1.78666666666667" calcext:value-type="float">
            <text:p>1.7867E+00</text:p>
          </table:table-cell>
          <table:table-cell office:value-type="float" office:value="6.732" calcext:value-type="float">
            <text:p>6.7320E+00</text:p>
          </table:table-cell>
          <table:table-cell office:value-type="float" office:value="5.03133333333333" calcext:value-type="float">
            <text:p>5.0313E+00</text:p>
          </table:table-cell>
          <table:table-cell office:value-type="float" office:value="6.913" calcext:value-type="float">
            <text:p>6.9130E+00</text:p>
          </table:table-cell>
          <table:table-cell office:value-type="float" office:value="1.85733333333333" calcext:value-type="float">
            <text:p>1.8573E+00</text:p>
          </table:table-cell>
          <table:table-cell office:value-type="float" office:value="1.35733333333333" calcext:value-type="float">
            <text:p>1.3573E+00</text:p>
          </table:table-cell>
          <table:table-cell office:value-type="float" office:value="5.60366666666667" calcext:value-type="float">
            <text:p>5.6037E+00</text:p>
          </table:table-cell>
          <table:table-cell office:value-type="float" office:value="8.11466666666667" calcext:value-type="float">
            <text:p>8.1147E+00</text:p>
          </table:table-cell>
          <table:table-cell office:value-type="float" office:value="5.438" calcext:value-type="float">
            <text:p>5.4380E+00</text:p>
          </table:table-cell>
          <table:table-cell office:value-type="float" office:value="3.336" calcext:value-type="float">
            <text:p>3.3360E+00</text:p>
          </table:table-cell>
          <table:table-cell office:value-type="float" office:value="0.614" calcext:value-type="float">
            <text:p>6.1400E-01</text:p>
          </table:table-cell>
          <table:table-cell office:value-type="float" office:value="3.85633333333333" calcext:value-type="float">
            <text:p>3.8563E+00</text:p>
          </table:table-cell>
          <table:table-cell office:value-type="float" office:value="1.08033333333333" calcext:value-type="float">
            <text:p>1.0803E+00</text:p>
          </table:table-cell>
          <table:table-cell office:value-type="float" office:value="6.304" calcext:value-type="float">
            <text:p>6.3040E+00</text:p>
          </table:table-cell>
          <table:table-cell office:value-type="float" office:value="0.817333333333333" calcext:value-type="float">
            <text:p>8.1733E-01</text:p>
          </table:table-cell>
          <table:table-cell office:value-type="float" office:value="2.90333333333333" calcext:value-type="float">
            <text:p>2.9033E+00</text:p>
          </table:table-cell>
          <table:table-cell office:value-type="float" office:value="106.912333333333" calcext:value-type="float">
            <text:p>1.0691E+02</text:p>
          </table:table-cell>
          <table:table-cell office:value-type="float" office:value="135.819333333333" calcext:value-type="float">
            <text:p>1.3582E+02</text:p>
          </table:table-cell>
          <table:table-cell office:value-type="float" office:value="17.0026666666667" calcext:value-type="float">
            <text:p>1.7003E+01</text:p>
          </table:table-cell>
          <table:table-cell office:value-type="float" office:value="5.598" calcext:value-type="float">
            <text:p>5.5980E+00</text:p>
          </table:table-cell>
          <table:table-cell office:value-type="float" office:value="9.31666666666667" calcext:value-type="float">
            <text:p>9.3167E+00</text:p>
          </table:table-cell>
          <table:table-cell office:value-type="float" office:value="27.1213333333333" calcext:value-type="float">
            <text:p>2.7121E+01</text:p>
          </table:table-cell>
          <table:table-cell office:value-type="float" office:value="0.299" calcext:value-type="float">
            <text:p>2.9900E-01</text:p>
          </table:table-cell>
          <table:table-cell office:value-type="float" office:value="7.521" calcext:value-type="float">
            <text:p>7.5210E+00</text:p>
          </table:table-cell>
          <table:table-cell office:value-type="float" office:value="2.203" calcext:value-type="float">
            <text:p>2.2030E+00</text:p>
          </table:table-cell>
          <table:table-cell office:value-type="float" office:value="21.3153333333333" calcext:value-type="float">
            <text:p>2.1315E+01</text:p>
          </table:table-cell>
          <table:table-cell office:value-type="float" office:value="11.0693333333333" calcext:value-type="float">
            <text:p>1.1069E+01</text:p>
          </table:table-cell>
          <table:table-cell office:value-type="float" office:value="25.787" calcext:value-type="float">
            <text:p>2.5787E+01</text:p>
          </table:table-cell>
          <table:table-cell office:value-type="float" office:value="5.29366666666667" calcext:value-type="float">
            <text:p>5.2937E+00</text:p>
          </table:table-cell>
          <table:table-cell office:value-type="float" office:value="0.695" calcext:value-type="float">
            <text:p>6.9500E-01</text:p>
          </table:table-cell>
          <table:table-cell office:value-type="float" office:value="40.9646666666667" calcext:value-type="float">
            <text:p>4.0965E+01</text:p>
          </table:table-cell>
          <table:table-cell office:value-type="float" office:value="2.843" calcext:value-type="float">
            <text:p>2.8430E+00</text:p>
          </table:table-cell>
          <table:table-cell office:value-type="float" office:value="8.61033333333333" calcext:value-type="float">
            <text:p>8.6103E+00</text:p>
          </table:table-cell>
          <table:table-cell office:value-type="float" office:value="1.911" calcext:value-type="float">
            <text:p>1.9110E+00</text:p>
          </table:table-cell>
          <table:table-cell office:value-type="float" office:value="2.34266666666667" calcext:value-type="float">
            <text:p>2.3427E+00</text:p>
          </table:table-cell>
          <table:table-cell office:value-type="float" office:value="1.18266666666667" calcext:value-type="float">
            <text:p>1.1827E+00</text:p>
          </table:table-cell>
          <table:table-cell office:value-type="float" office:value="2.20333333333333" calcext:value-type="float">
            <text:p>2.2033E+00</text:p>
          </table:table-cell>
          <table:table-cell office:value-type="float" office:value="0.592" calcext:value-type="float">
            <text:p>5.9200E-01</text:p>
          </table:table-cell>
          <table:table-cell office:value-type="float" office:value="1.927" calcext:value-type="float">
            <text:p>1.9270E+00</text:p>
          </table:table-cell>
          <table:table-cell office:value-type="float" office:value="2.77233333333333" calcext:value-type="float">
            <text:p>2.7723E+00</text:p>
          </table:table-cell>
          <table:table-cell office:value-type="float" office:value="1.189" calcext:value-type="float">
            <text:p>1.1890E+00</text:p>
          </table:table-cell>
          <table:table-cell office:value-type="float" office:value="1.85133333333333" calcext:value-type="float">
            <text:p>1.8513E+00</text:p>
          </table:table-cell>
          <table:table-cell office:value-type="float" office:value="2.54233333333333" calcext:value-type="float">
            <text:p>2.5423E+00</text:p>
          </table:table-cell>
          <table:table-cell office:value-type="float" office:value="3.765" calcext:value-type="float">
            <text:p>3.7650E+00</text:p>
          </table:table-cell>
          <table:table-cell office:value-type="float" office:value="5.11433333333333" calcext:value-type="float">
            <text:p>5.1143E+00</text:p>
          </table:table-cell>
          <table:table-cell office:value-type="float" office:value="19.575" calcext:value-type="float">
            <text:p>1.9575E+01</text:p>
          </table:table-cell>
          <table:table-cell office:value-type="float" office:value="18.1143333333333" calcext:value-type="float">
            <text:p>1.8114E+01</text:p>
          </table:table-cell>
          <table:table-cell office:value-type="float" office:value="3.14166666666667" calcext:value-type="float">
            <text:p>3.1417E+00</text:p>
          </table:table-cell>
          <table:table-cell office:value-type="float" office:value="7.429" calcext:value-type="float">
            <text:p>7.4290E+00</text:p>
          </table:table-cell>
          <table:table-cell office:value-type="float" office:value="6.04766666666667" calcext:value-type="float">
            <text:p>6.0477E+00</text:p>
          </table:table-cell>
          <table:table-cell office:value-type="float" office:value="23.825" calcext:value-type="float">
            <text:p>2.3825E+01</text:p>
          </table:table-cell>
          <table:table-cell office:value-type="float" office:value="1.209" calcext:value-type="float">
            <text:p>1.2090E+00</text:p>
          </table:table-cell>
          <table:table-cell office:value-type="float" office:value="10.0873333333333" calcext:value-type="float">
            <text:p>1.0087E+01</text:p>
          </table:table-cell>
          <table:table-cell office:value-type="float" office:value="115.562666666667" calcext:value-type="float">
            <text:p>1.1556E+02</text:p>
          </table:table-cell>
          <table:table-cell office:value-type="float" office:value="7.819" calcext:value-type="float">
            <text:p>7.8190E+00</text:p>
          </table:table-cell>
          <table:table-cell office:value-type="float" office:value="28.8856666666667" calcext:value-type="float">
            <text:p>2.8886E+01</text:p>
          </table:table-cell>
          <table:table-cell office:value-type="float" office:value="6.88566666666667" calcext:value-type="float">
            <text:p>6.8857E+00</text:p>
          </table:table-cell>
          <table:table-cell office:value-type="float" office:value="0.175" calcext:value-type="float">
            <text:p>1.7500E-01</text:p>
          </table:table-cell>
          <table:table-cell office:value-type="float" office:value="4.11333333333333" calcext:value-type="float">
            <text:p>4.1133E+00</text:p>
          </table:table-cell>
          <table:table-cell office:value-type="float" office:value="2.20366666666667" calcext:value-type="float">
            <text:p>2.2037E+00</text:p>
          </table:table-cell>
          <table:table-cell office:value-type="float" office:value="18.779" calcext:value-type="float">
            <text:p>1.8779E+01</text:p>
          </table:table-cell>
          <table:table-cell office:value-type="float" office:value="5.10133333333333" calcext:value-type="float">
            <text:p>5.1013E+00</text:p>
          </table:table-cell>
          <table:table-cell office:value-type="float" office:value="2.22166666666667" calcext:value-type="float">
            <text:p>2.2217E+00</text:p>
          </table:table-cell>
          <table:table-cell office:value-type="float" office:value="103.498" calcext:value-type="float">
            <text:p>1.0350E+02</text:p>
          </table:table-cell>
          <table:table-cell office:value-type="float" office:value="0.343666666666667" calcext:value-type="float">
            <text:p>3.4367E-01</text:p>
          </table:table-cell>
          <table:table-cell office:value-type="float" office:value="2.498" calcext:value-type="float">
            <text:p>2.4980E+00</text:p>
          </table:table-cell>
          <table:table-cell office:value-type="float" office:value="9.35066666666667" calcext:value-type="float">
            <text:p>9.3507E+00</text:p>
          </table:table-cell>
          <table:table-cell office:value-type="float" office:value="2.25466666666667" calcext:value-type="float">
            <text:p>2.2547E+00</text:p>
          </table:table-cell>
          <table:table-cell office:value-type="float" office:value="0.396" calcext:value-type="float">
            <text:p>3.9600E-01</text:p>
          </table:table-cell>
          <table:table-cell office:value-type="float" office:value="0.536" calcext:value-type="float">
            <text:p>5.3600E-01</text:p>
          </table:table-cell>
          <table:table-cell office:value-type="float" office:value="1.45566666666667" calcext:value-type="float">
            <text:p>1.4557E+00</text:p>
          </table:table-cell>
          <table:table-cell office:value-type="float" office:value="0.736333333333333" calcext:value-type="float">
            <text:p>7.3633E-01</text:p>
          </table:table-cell>
          <table:table-cell office:value-type="float" office:value="2.072" calcext:value-type="float">
            <text:p>2.0720E+00</text:p>
          </table:table-cell>
          <table:table-cell office:value-type="float" office:value="1.24433333333333" calcext:value-type="float">
            <text:p>1.2443E+00</text:p>
          </table:table-cell>
          <table:table-cell office:value-type="float" office:value="1.43666666666667" calcext:value-type="float">
            <text:p>1.4367E+00</text:p>
          </table:table-cell>
          <table:table-cell office:value-type="float" office:value="2.97733333333333" calcext:value-type="float">
            <text:p>2.9773E+00</text:p>
          </table:table-cell>
          <table:table-cell office:value-type="float" office:value="8.20733333333333" calcext:value-type="float">
            <text:p>8.2073E+00</text:p>
          </table:table-cell>
          <table:table-cell office:value-type="float" office:value="1.81133333333333" calcext:value-type="float">
            <text:p>1.8113E+00</text:p>
          </table:table-cell>
          <table:table-cell office:value-type="float" office:value="4.37833333333333" calcext:value-type="float">
            <text:p>4.3783E+00</text:p>
          </table:table-cell>
          <table:table-cell office:value-type="float" office:value="7.34033333333333" calcext:value-type="float">
            <text:p>7.3403E+00</text:p>
          </table:table-cell>
          <table:table-cell office:value-type="float" office:value="1.44766666666667" calcext:value-type="float">
            <text:p>1.4477E+00</text:p>
          </table:table-cell>
          <table:table-cell office:value-type="float" office:value="0.381" calcext:value-type="float">
            <text:p>3.8100E-01</text:p>
          </table:table-cell>
          <table:table-cell office:value-type="float" office:value="7.60566666666667" calcext:value-type="float">
            <text:p>7.6057E+00</text:p>
          </table:table-cell>
          <table:table-cell office:value-type="float" office:value="4.112" calcext:value-type="float">
            <text:p>4.1120E+00</text:p>
          </table:table-cell>
          <table:table-cell office:value-type="float" office:value="0.452666666666667" calcext:value-type="float">
            <text:p>4.5267E-01</text:p>
          </table:table-cell>
          <table:table-cell office:value-type="float" office:value="132.683" calcext:value-type="float">
            <text:p>1.3268E+02</text:p>
          </table:table-cell>
          <table:table-cell office:value-type="float" office:value="29.5343333333333" calcext:value-type="float">
            <text:p>2.9534E+01</text:p>
          </table:table-cell>
          <table:table-cell office:value-type="float" office:value="67.7936666666667" calcext:value-type="float">
            <text:p>6.7794E+01</text:p>
          </table:table-cell>
          <table:table-cell office:value-type="float" office:value="3.75033333333333" calcext:value-type="float">
            <text:p>3.7503E+00</text:p>
          </table:table-cell>
          <table:table-cell office:value-type="float" office:value="23.729" calcext:value-type="float">
            <text:p>2.3729E+01</text:p>
          </table:table-cell>
          <table:table-cell office:value-type="float" office:value="1.44433333333333" calcext:value-type="float">
            <text:p>1.4443E+00</text:p>
          </table:table-cell>
          <table:table-cell office:value-type="float" office:value="10.597" calcext:value-type="float">
            <text:p>1.0597E+01</text:p>
          </table:table-cell>
          <table:table-cell office:value-type="float" office:value="12.5086666666667" calcext:value-type="float">
            <text:p>1.2509E+01</text:p>
          </table:table-cell>
          <table:table-cell office:value-type="float" office:value="73.8593333333333" calcext:value-type="float">
            <text:p>7.3859E+01</text:p>
          </table:table-cell>
          <table:table-cell office:value-type="float" office:value="8.18466666666667" calcext:value-type="float">
            <text:p>8.1847E+00</text:p>
          </table:table-cell>
          <table:table-cell office:value-type="float" office:value="1.012" calcext:value-type="float">
            <text:p>1.0120E+00</text:p>
          </table:table-cell>
          <table:table-cell office:value-type="float" office:value="2.73033333333333" calcext:value-type="float">
            <text:p>2.7303E+00</text:p>
          </table:table-cell>
          <table:table-cell office:value-type="float" office:value="7.02033333333333" calcext:value-type="float">
            <text:p>7.0203E+00</text:p>
          </table:table-cell>
          <table:table-cell office:value-type="float" office:value="2.404" calcext:value-type="float">
            <text:p>2.4040E+00</text:p>
          </table:table-cell>
          <table:table-cell office:value-type="float" office:value="4.79866666666667" calcext:value-type="float">
            <text:p>4.7987E+00</text:p>
          </table:table-cell>
          <table:table-cell office:value-type="float" office:value="2.85366666666667" calcext:value-type="float">
            <text:p>2.8537E+00</text:p>
          </table:table-cell>
          <table:table-cell office:value-type="float" office:value="8.23766666666667" calcext:value-type="float">
            <text:p>8.2377E+00</text:p>
          </table:table-cell>
          <table:table-cell office:value-type="float" office:value="5.677" calcext:value-type="float">
            <text:p>5.6770E+00</text:p>
          </table:table-cell>
          <table:table-cell office:value-type="float" office:value="6.59133333333333" calcext:value-type="float">
            <text:p>6.5913E+00</text:p>
          </table:table-cell>
          <table:table-cell office:value-type="float" office:value="0.333666666666667" calcext:value-type="float">
            <text:p>3.3367E-01</text:p>
          </table:table-cell>
          <table:table-cell office:value-type="float" office:value="6.76733333333333" calcext:value-type="float">
            <text:p>6.7673E+00</text:p>
          </table:table-cell>
          <table:table-cell office:value-type="float" office:value="2.505" calcext:value-type="float">
            <text:p>2.5050E+00</text:p>
          </table:table-cell>
          <table:table-cell office:value-type="float" office:value="2.38966666666667" calcext:value-type="float">
            <text:p>2.3897E+00</text:p>
          </table:table-cell>
          <table:table-cell office:value-type="float" office:value="88.2893333333333" calcext:value-type="float">
            <text:p>8.8289E+01</text:p>
          </table:table-cell>
        </table:table-row>
        <table:table-row table:style-name="ro1" table:number-rows-repeated="138">
          <table:table-cell table:style-name="ce50" table:number-columns-repeated="4"/>
          <table:table-cell table:number-columns-repeated="138"/>
        </table:table-row>
        <table:table-row table:style-name="ro1" table:number-rows-repeated="1048432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GR-TINY" table:style-name="ta1">
        <table:table-column table:style-name="co2" table:number-columns-repeated="3" table:default-cell-style-name="ce51"/>
        <table:table-column table:style-name="co2" table:default-cell-style-name="ce53"/>
        <table:table-column table:style-name="co3" table:number-columns-repeated="138" table:default-cell-style-name="ce50"/>
        <table:table-row table:style-name="ro1">
          <table:table-cell table:style-name="ce50" office:value-type="string" calcext:value-type="string">
            <text:p>AT1G01720</text:p>
          </table:table-cell>
          <table:table-cell table:style-name="ce50" office:value-type="string" calcext:value-type="string">
            <text:p>AT1G05420</text:p>
          </table:table-cell>
          <table:table-cell table:style-name="ce50" office:value-type="string" calcext:value-type="string">
            <text:p>AT1G07135</text:p>
          </table:table-cell>
          <table:table-cell table:style-name="ce50" office:value-type="string" calcext:value-type="string">
            <text:p>AT1G09950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AT1G18400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AT1G19610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AT1G28370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AT1G34510</text:p>
          </table:table-cell>
          <table:table-cell office:value-type="string" calcext:value-type="string">
            <text:p>AT1G35140</text:p>
          </table:table-cell>
          <table:table-cell office:value-type="string" calcext:value-type="string">
            <text:p>AT1G47600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AT1G49640</text:p>
          </table:table-cell>
          <table:table-cell office:value-type="string" calcext:value-type="string">
            <text:p>AT1G51470</text:p>
          </table:table-cell>
          <table:table-cell office:value-type="string" calcext:value-type="string">
            <text:p>AT1G57560</text:p>
          </table:table-cell>
          <table:table-cell office:value-type="string" calcext:value-type="string">
            <text:p>AT1G57990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AT1G61800</text:p>
          </table:table-cell>
          <table:table-cell office:value-type="string" calcext:value-type="string">
            <text:p>AT1G61810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AT1G62360</text:p>
          </table:table-cell>
          <table:table-cell office:value-type="string" calcext:value-type="string">
            <text:p>AT1G65390</text:p>
          </table:table-cell>
          <table:table-cell office:value-type="string" calcext:value-type="string">
            <text:p>AT1G65480</text:p>
          </table:table-cell>
          <table:table-cell office:value-type="string" calcext:value-type="string">
            <text:p>AT1G65620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1G71030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AT1G72450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AT1G77640</text:p>
          </table:table-cell>
          <table:table-cell office:value-type="string" calcext:value-type="string">
            <text:p>AT1G80840</text:p>
          </table:table-cell>
          <table:table-cell office:value-type="string" calcext:value-type="string">
            <text:p>AT2G02930</text:p>
          </table:table-cell>
          <table:table-cell office:value-type="string" calcext:value-type="string">
            <text:p>AT2G18050</text:p>
          </table:table-cell>
          <table:table-cell office:value-type="string" calcext:value-type="string">
            <text:p>AT2G22500</text:p>
          </table:table-cell>
          <table:table-cell office:value-type="string" calcext:value-type="string">
            <text:p>AT2G24850</text:p>
          </table:table-cell>
          <table:table-cell office:value-type="string" calcext:value-type="string">
            <text:p>AT2G2500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AT2G27690</text:p>
          </table:table-cell>
          <table:table-cell office:value-type="string" calcext:value-type="string">
            <text:p>AT2G32990</text:p>
          </table:table-cell>
          <table:table-cell office:value-type="string" calcext:value-type="string">
            <text:p>AT2G34600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AT2G36870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AT2G39030</text:p>
          </table:table-cell>
          <table:table-cell office:value-type="string" calcext:value-type="string">
            <text:p>AT2G40000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AT2G44840</text:p>
          </table:table-cell>
          <table:table-cell office:value-type="string" calcext:value-type="string">
            <text:p>AT3G02550</text:p>
          </table:table-cell>
          <table:table-cell office:value-type="string" calcext:value-type="string">
            <text:p>AT3G03670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AT3G08860</text:p>
          </table:table-cell>
          <table:table-cell office:value-type="string" calcext:value-type="string">
            <text:p>AT3G15210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AT3G21330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AT3G23550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AT3G45260</text:p>
          </table:table-cell>
          <table:table-cell office:value-type="string" calcext:value-type="string">
            <text:p>AT3G47340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AT3G48520</text:p>
          </table:table-cell>
          <table:table-cell office:value-type="string" calcext:value-type="string">
            <text:p>AT3G50260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AT3G56710</text:p>
          </table:table-cell>
          <table:table-cell office:value-type="string" calcext:value-type="string">
            <text:p>AT3G61190</text:p>
          </table:table-cell>
          <table:table-cell office:value-type="string" calcext:value-type="string">
            <text:p>AT4G01250</text:p>
          </table:table-cell>
          <table:table-cell office:value-type="string" calcext:value-type="string">
            <text:p>AT4G01950</text:p>
          </table:table-cell>
          <table:table-cell office:value-type="string" calcext:value-type="string">
            <text:p>AT4G02330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AT4G13395</text:p>
          </table:table-cell>
          <table:table-cell office:value-type="string" calcext:value-type="string">
            <text:p>AT4G14365</text:p>
          </table:table-cell>
          <table:table-cell office:value-type="string" calcext:value-type="string">
            <text:p>AT4G14630</text:p>
          </table:table-cell>
          <table:table-cell office:value-type="string" calcext:value-type="string">
            <text:p>AT4G15210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AT4G23600</text:p>
          </table:table-cell>
          <table:table-cell office:value-type="string" calcext:value-type="string">
            <text:p>AT4G24570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AT4G29570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AT4G30280</text:p>
          </table:table-cell>
          <table:table-cell office:value-type="string" calcext:value-type="string">
            <text:p>AT4G31800</text:p>
          </table:table-cell>
          <table:table-cell office:value-type="string" calcext:value-type="string">
            <text:p>AT4G32800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AT4G35180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AT4G38400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AT4G39480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AT5G01550</text:p>
          </table:table-cell>
          <table:table-cell office:value-type="string" calcext:value-type="string">
            <text:p>AT5G02020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AT5G05410</text:p>
          </table:table-cell>
          <table:table-cell office:value-type="string" calcext:value-type="string">
            <text:p>AT5G08150</text:p>
          </table:table-cell>
          <table:table-cell office:value-type="string" calcext:value-type="string">
            <text:p>AT5G10100</text:p>
          </table:table-cell>
          <table:table-cell office:value-type="string" calcext:value-type="string">
            <text:p>AT5G11920</text:p>
          </table:table-cell>
          <table:table-cell office:value-type="string" calcext:value-type="string">
            <text:p>AT5G13170</text:p>
          </table:table-cell>
          <table:table-cell office:value-type="string" calcext:value-type="string">
            <text:p>AT5G16560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AT5G25810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AT5G42380</text:p>
          </table:table-cell>
          <table:table-cell office:value-type="string" calcext:value-type="string">
            <text:p>AT5G44420</text:p>
          </table:table-cell>
          <table:table-cell office:value-type="string" calcext:value-type="string">
            <text:p>AT5G44430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AT5G45340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AT5G47370</text:p>
          </table:table-cell>
          <table:table-cell office:value-type="string" calcext:value-type="string">
            <text:p>AT5G47450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AT5G49850</text:p>
          </table:table-cell>
          <table:table-cell office:value-type="string" calcext:value-type="string">
            <text:p>AT5G51190</text:p>
          </table:table-cell>
          <table:table-cell office:value-type="string" calcext:value-type="string">
            <text:p>AT5G52310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AT5G52900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AT5G57560</text:p>
          </table:table-cell>
          <table:table-cell office:value-type="string" calcext:value-type="string">
            <text:p>AT5G59220</text:p>
          </table:table-cell>
          <table:table-cell office:value-type="string" calcext:value-type="string">
            <text:p>AT5G60690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AT5G63580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table:style-name="ce50" office:value-type="string" calcext:value-type="string">
            <text:p>NAC002</text:p>
          </table:table-cell>
          <table:table-cell table:style-name="ce50" office:value-type="string" calcext:value-type="string">
            <text:p>OFP12</text:p>
          </table:table-cell>
          <table:table-cell table:style-name="ce50" office:value-type="string" calcext:value-type="string">
            <text:p>AT1G07135</text:p>
          </table:table-cell>
          <table:table-cell table:style-name="ce50" office:value-type="string" calcext:value-type="string">
            <text:p>RAS1</text:p>
          </table:table-cell>
          <table:table-cell office:value-type="string" calcext:value-type="string">
            <text:p>AT1G1448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BEE1</text:p>
          </table:table-cell>
          <table:table-cell office:value-type="string" calcext:value-type="string">
            <text:p>AT1G19530</text:p>
          </table:table-cell>
          <table:table-cell office:value-type="string" calcext:value-type="string">
            <text:p>PDF1.4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ERF11</text:p>
          </table:table-cell>
          <table:table-cell office:value-type="string" calcext:value-type="string">
            <text:p>AT1G29020</text:p>
          </table:table-cell>
          <table:table-cell office:value-type="string" calcext:value-type="string">
            <text:p>PER8</text:p>
          </table:table-cell>
          <table:table-cell office:value-type="string" calcext:value-type="string">
            <text:p>EXL1</text:p>
          </table:table-cell>
          <table:table-cell office:value-type="string" calcext:value-type="string">
            <text:p>TGG4</text:p>
          </table:table-cell>
          <table:table-cell office:value-type="string" calcext:value-type="string">
            <text:p>AT1G49000</text:p>
          </table:table-cell>
          <table:table-cell office:value-type="string" calcext:value-type="string">
            <text:p>CXE3</text:p>
          </table:table-cell>
          <table:table-cell office:value-type="string" calcext:value-type="string">
            <text:p>TGG5</text:p>
          </table:table-cell>
          <table:table-cell office:value-type="string" calcext:value-type="string">
            <text:p>AtMYB50</text:p>
          </table:table-cell>
          <table:table-cell office:value-type="string" calcext:value-type="string">
            <text:p>PUP18</text:p>
          </table:table-cell>
          <table:table-cell office:value-type="string" calcext:value-type="string">
            <text:p>AT1G58420</text:p>
          </table:table-cell>
          <table:table-cell office:value-type="string" calcext:value-type="string">
            <text:p>GPT2</text:p>
          </table:table-cell>
          <table:table-cell office:value-type="string" calcext:value-type="string">
            <text:p>BGLU45</text:p>
          </table:table-cell>
          <table:table-cell office:value-type="string" calcext:value-type="string">
            <text:p>AT1G61930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PP2A5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LBD6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71015</text:p>
          </table:table-cell>
          <table:table-cell office:value-type="string" calcext:value-type="string">
            <text:p>ATMYBL2</text:p>
          </table:table-cell>
          <table:table-cell office:value-type="string" calcext:value-type="string">
            <text:p>AT1G72070</text:p>
          </table:table-cell>
          <table:table-cell office:value-type="string" calcext:value-type="string">
            <text:p>TIFY11B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7500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ERF013</text:p>
          </table:table-cell>
          <table:table-cell office:value-type="string" calcext:value-type="string">
            <text:p>WRKY40</text:p>
          </table:table-cell>
          <table:table-cell office:value-type="string" calcext:value-type="string">
            <text:p>GSTF3</text:p>
          </table:table-cell>
          <table:table-cell office:value-type="string" calcext:value-type="string">
            <text:p>HIS1-3</text:p>
          </table:table-cell>
          <table:table-cell office:value-type="string" calcext:value-type="string">
            <text:p>PUMP5</text:p>
          </table:table-cell>
          <table:table-cell office:value-type="string" calcext:value-type="string">
            <text:p>TAT3</text:p>
          </table:table-cell>
          <table:table-cell office:value-type="string" calcext:value-type="string">
            <text:p>WRKY60</text:p>
          </table:table-cell>
          <table:table-cell office:value-type="string" calcext:value-type="string">
            <text:p>AT2G25460</text:p>
          </table:table-cell>
          <table:table-cell office:value-type="string" calcext:value-type="string">
            <text:p>AT2G27080</text:p>
          </table:table-cell>
          <table:table-cell office:value-type="string" calcext:value-type="string">
            <text:p>CYP94C1</text:p>
          </table:table-cell>
          <table:table-cell office:value-type="string" calcext:value-type="string">
            <text:p>AtGH9B8</text:p>
          </table:table-cell>
          <table:table-cell office:value-type="string" calcext:value-type="string">
            <text:p>TIFY 5B</text:p>
          </table:table-cell>
          <table:table-cell office:value-type="string" calcext:value-type="string">
            <text:p>AT2G35290</text:p>
          </table:table-cell>
          <table:table-cell office:value-type="string" calcext:value-type="string">
            <text:p>XTH32</text:p>
          </table:table-cell>
          <table:table-cell office:value-type="string" calcext:value-type="string">
            <text:p>AT2G38870</text:p>
          </table:table-cell>
          <table:table-cell office:value-type="string" calcext:value-type="string">
            <text:p>NATA1</text:p>
          </table:table-cell>
          <table:table-cell office:value-type="string" calcext:value-type="string">
            <text:p>HSPRO2</text:p>
          </table:table-cell>
          <table:table-cell office:value-type="string" calcext:value-type="string">
            <text:p>AT2G40435</text:p>
          </table:table-cell>
          <table:table-cell office:value-type="string" calcext:value-type="string">
            <text:p>AT2G41231</text:p>
          </table:table-cell>
          <table:table-cell office:value-type="string" calcext:value-type="string">
            <text:p>ERF13</text:p>
          </table:table-cell>
          <table:table-cell office:value-type="string" calcext:value-type="string">
            <text:p>LBD41</text:p>
          </table:table-cell>
          <table:table-cell office:value-type="string" calcext:value-type="string">
            <text:p>PER28</text:p>
          </table:table-cell>
          <table:table-cell office:value-type="string" calcext:value-type="string">
            <text:p>AT3G06070</text:p>
          </table:table-cell>
          <table:table-cell office:value-type="string" calcext:value-type="string">
            <text:p>PYD4</text:p>
          </table:table-cell>
          <table:table-cell office:value-type="string" calcext:value-type="string">
            <text:p>ERF4</text:p>
          </table:table-cell>
          <table:table-cell office:value-type="string" calcext:value-type="string">
            <text:p>AT3G15720</text:p>
          </table:table-cell>
          <table:table-cell office:value-type="string" calcext:value-type="string">
            <text:p>BHLH87</text:p>
          </table:table-cell>
          <table:table-cell office:value-type="string" calcext:value-type="string">
            <text:p>AT3G22550</text:p>
          </table:table-cell>
          <table:table-cell office:value-type="string" calcext:value-type="string">
            <text:p>LAL5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3G28540</text:p>
          </table:table-cell>
          <table:table-cell office:value-type="string" calcext:value-type="string">
            <text:p>IDD9</text:p>
          </table:table-cell>
          <table:table-cell office:value-type="string" calcext:value-type="string">
            <text:p>ASN1</text:p>
          </table:table-cell>
          <table:table-cell office:value-type="string" calcext:value-type="string">
            <text:p>AT3G47380</text:p>
          </table:table-cell>
          <table:table-cell office:value-type="string" calcext:value-type="string">
            <text:p>CYP94B3</text:p>
          </table:table-cell>
          <table:table-cell office:value-type="string" calcext:value-type="string">
            <text:p>ERF011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SIB1</text:p>
          </table:table-cell>
          <table:table-cell office:value-type="string" calcext:value-type="string">
            <text:p>BAP1</text:p>
          </table:table-cell>
          <table:table-cell office:value-type="string" calcext:value-type="string">
            <text:p>WRKY22</text:p>
          </table:table-cell>
          <table:table-cell office:value-type="string" calcext:value-type="string">
            <text:p>GPAT3</text:p>
          </table:table-cell>
          <table:table-cell office:value-type="string" calcext:value-type="string">
            <text:p>PME41</text:p>
          </table:table-cell>
          <table:table-cell office:value-type="string" calcext:value-type="string">
            <text:p>AT4G10270</text:p>
          </table:table-cell>
          <table:table-cell office:value-type="string" calcext:value-type="string">
            <text:p>AT4G12490</text:p>
          </table:table-cell>
          <table:table-cell office:value-type="string" calcext:value-type="string">
            <text:p>DVL10</text:p>
          </table:table-cell>
          <table:table-cell office:value-type="string" calcext:value-type="string">
            <text:p>XBAT34</text:p>
          </table:table-cell>
          <table:table-cell office:value-type="string" calcext:value-type="string">
            <text:p>GLP9</text:p>
          </table:table-cell>
          <table:table-cell office:value-type="string" calcext:value-type="string">
            <text:p>BAM5</text:p>
          </table:table-cell>
          <table:table-cell office:value-type="string" calcext:value-type="string">
            <text:p>AT4G19720</text:p>
          </table:table-cell>
          <table:table-cell office:value-type="string" calcext:value-type="string">
            <text:p>AT4G22470</text:p>
          </table:table-cell>
          <table:table-cell office:value-type="string" calcext:value-type="string">
            <text:p>CORI3</text:p>
          </table:table-cell>
          <table:table-cell office:value-type="string" calcext:value-type="string">
            <text:p>PUMP4</text:p>
          </table:table-cell>
          <table:table-cell office:value-type="string" calcext:value-type="string">
            <text:p>AT4G27450</text:p>
          </table:table-cell>
          <table:table-cell office:value-type="string" calcext:value-type="string">
            <text:p>AT4G27652</text:p>
          </table:table-cell>
          <table:table-cell office:value-type="string" calcext:value-type="string">
            <text:p>AT4G27654</text:p>
          </table:table-cell>
          <table:table-cell office:value-type="string" calcext:value-type="string">
            <text:p>CDA8</text:p>
          </table:table-cell>
          <table:table-cell office:value-type="string" calcext:value-type="string">
            <text:p>AT4G29780</text:p>
          </table:table-cell>
          <table:table-cell office:value-type="string" calcext:value-type="string">
            <text:p>XTH18</text:p>
          </table:table-cell>
          <table:table-cell office:value-type="string" calcext:value-type="string">
            <text:p>WRKY18</text:p>
          </table:table-cell>
          <table:table-cell office:value-type="string" calcext:value-type="string">
            <text:p>ERF043</text:p>
          </table:table-cell>
          <table:table-cell office:value-type="string" calcext:value-type="string">
            <text:p>AT4G33720</text:p>
          </table:table-cell>
          <table:table-cell office:value-type="string" calcext:value-type="string">
            <text:p>LHT7</text:p>
          </table:table-cell>
          <table:table-cell office:value-type="string" calcext:value-type="string">
            <text:p>AT4G36010</text:p>
          </table:table-cell>
          <table:table-cell office:value-type="string" calcext:value-type="string">
            <text:p>EXLA2</text:p>
          </table:table-cell>
          <table:table-cell office:value-type="string" calcext:value-type="string">
            <text:p>AT4G38410</text:p>
          </table:table-cell>
          <table:table-cell office:value-type="string" calcext:value-type="string">
            <text:p>CYP96A9</text:p>
          </table:table-cell>
          <table:table-cell office:value-type="string" calcext:value-type="string">
            <text:p>AT5G01100</text:p>
          </table:table-cell>
          <table:table-cell office:value-type="string" calcext:value-type="string">
            <text:p>AT5G01250</text:p>
          </table:table-cell>
          <table:table-cell office:value-type="string" calcext:value-type="string">
            <text:p>LECRK6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AT5G02580</text:p>
          </table:table-cell>
          <table:table-cell office:value-type="string" calcext:value-type="string">
            <text:p>DREB2A</text:p>
          </table:table-cell>
          <table:table-cell office:value-type="string" calcext:value-type="string">
            <text:p>SOB5</text:p>
          </table:table-cell>
          <table:table-cell office:value-type="string" calcext:value-type="string">
            <text:p>TPPI</text:p>
          </table:table-cell>
          <table:table-cell office:value-type="string" calcext:value-type="string">
            <text:p>CWINV6</text:p>
          </table:table-cell>
          <table:table-cell office:value-type="string" calcext:value-type="string">
            <text:p>SWEET15</text:p>
          </table:table-cell>
          <table:table-cell office:value-type="string" calcext:value-type="string">
            <text:p>KAN1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5G22355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T5G36925</text:p>
          </table:table-cell>
          <table:table-cell office:value-type="string" calcext:value-type="string">
            <text:p>CML37</text:p>
          </table:table-cell>
          <table:table-cell office:value-type="string" calcext:value-type="string">
            <text:p>PDF1.2A</text:p>
          </table:table-cell>
          <table:table-cell office:value-type="string" calcext:value-type="string">
            <text:p>PDF1.2C</text:p>
          </table:table-cell>
          <table:table-cell office:value-type="string" calcext:value-type="string">
            <text:p>AT5G44568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5G44575</text:p>
          </table:table-cell>
          <table:table-cell office:value-type="string" calcext:value-type="string">
            <text:p>CYP707A3</text:p>
          </table:table-cell>
          <table:table-cell office:value-type="string" calcext:value-type="string">
            <text:p>AT5G47330</text:p>
          </table:table-cell>
          <table:table-cell office:value-type="string" calcext:value-type="string">
            <text:p>HAT2</text:p>
          </table:table-cell>
          <table:table-cell office:value-type="string" calcext:value-type="string">
            <text:p>TIP2-3</text:p>
          </table:table-cell>
          <table:table-cell office:value-type="string" calcext:value-type="string">
            <text:p>AT5G48430</text:p>
          </table:table-cell>
          <table:table-cell office:value-type="string" calcext:value-type="string">
            <text:p>JAL46</text:p>
          </table:table-cell>
          <table:table-cell office:value-type="string" calcext:value-type="string">
            <text:p>ERF105</text:p>
          </table:table-cell>
          <table:table-cell office:value-type="string" calcext:value-type="string">
            <text:p>LTI78</text:p>
          </table:table-cell>
          <table:table-cell office:value-type="string" calcext:value-type="string">
            <text:p>AT5G52720</text:p>
          </table:table-cell>
          <table:table-cell office:value-type="string" calcext:value-type="string">
            <text:p>MAKR6</text:p>
          </table:table-cell>
          <table:table-cell office:value-type="string" calcext:value-type="string">
            <text:p>AT5G53730</text:p>
          </table:table-cell>
          <table:table-cell office:value-type="string" calcext:value-type="string">
            <text:p>AT5G54710</text:p>
          </table:table-cell>
          <table:table-cell office:value-type="string" calcext:value-type="string">
            <text:p>AT5G54720</text:p>
          </table:table-cell>
          <table:table-cell office:value-type="string" calcext:value-type="string">
            <text:p>XTH22</text:p>
          </table:table-cell>
          <table:table-cell office:value-type="string" calcext:value-type="string">
            <text:p>HAI1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AT5G6236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AT5G65207</text:p>
          </table:table-cell>
        </table:table-row>
        <table:table-row table:style-name="ro1">
          <table:table-cell table:style-name="ce50" office:value-type="float" office:value="15.289" calcext:value-type="float">
            <text:p>1.5289E+01</text:p>
          </table:table-cell>
          <table:table-cell table:style-name="ce50" office:value-type="float" office:value="2.04733333333333" calcext:value-type="float">
            <text:p>2.0473E+00</text:p>
          </table:table-cell>
          <table:table-cell table:style-name="ce50" office:value-type="float" office:value="4.73533333333333" calcext:value-type="float">
            <text:p>4.7353E+00</text:p>
          </table:table-cell>
          <table:table-cell table:style-name="ce50" office:value-type="float" office:value="1.278" calcext:value-type="float">
            <text:p>1.2780E+00</text:p>
          </table:table-cell>
          <table:table-cell office:value-type="float" office:value="1.01333333333333" calcext:value-type="float">
            <text:p>1.0133E+00</text:p>
          </table:table-cell>
          <table:table-cell office:value-type="float" office:value="1.39333333333333" calcext:value-type="float">
            <text:p>1.3933E+00</text:p>
          </table:table-cell>
          <table:table-cell office:value-type="float" office:value="12.0656666666667" calcext:value-type="float">
            <text:p>1.2066E+01</text:p>
          </table:table-cell>
          <table:table-cell office:value-type="float" office:value="25.7923333333333" calcext:value-type="float">
            <text:p>2.5792E+01</text:p>
          </table:table-cell>
          <table:table-cell office:value-type="float" office:value="20.8156666666667" calcext:value-type="float">
            <text:p>2.0816E+01</text:p>
          </table:table-cell>
          <table:table-cell office:value-type="float" office:value="2.18266666666667" calcext:value-type="float">
            <text:p>2.1827E+00</text:p>
          </table:table-cell>
          <table:table-cell office:value-type="float" office:value="1.16066666666667" calcext:value-type="float">
            <text:p>1.1607E+00</text:p>
          </table:table-cell>
          <table:table-cell office:value-type="float" office:value="0.806666666666667" calcext:value-type="float">
            <text:p>8.0667E-01</text:p>
          </table:table-cell>
          <table:table-cell office:value-type="float" office:value="5.74766666666667" calcext:value-type="float">
            <text:p>5.7477E+00</text:p>
          </table:table-cell>
          <table:table-cell office:value-type="float" office:value="2.04366666666667" calcext:value-type="float">
            <text:p>2.0437E+00</text:p>
          </table:table-cell>
          <table:table-cell office:value-type="float" office:value="1.80166666666667" calcext:value-type="float">
            <text:p>1.8017E+00</text:p>
          </table:table-cell>
          <table:table-cell office:value-type="float" office:value="4.387" calcext:value-type="float">
            <text:p>4.3870E+00</text:p>
          </table:table-cell>
          <table:table-cell office:value-type="float" office:value="2.471" calcext:value-type="float">
            <text:p>2.4710E+00</text:p>
          </table:table-cell>
          <table:table-cell office:value-type="float" office:value="1.299" calcext:value-type="float">
            <text:p>1.2990E+00</text:p>
          </table:table-cell>
          <table:table-cell office:value-type="float" office:value="1.74433333333333" calcext:value-type="float">
            <text:p>1.7443E+00</text:p>
          </table:table-cell>
          <table:table-cell office:value-type="float" office:value="7.93233333333333" calcext:value-type="float">
            <text:p>7.9323E+00</text:p>
          </table:table-cell>
          <table:table-cell office:value-type="float" office:value="1.37733333333333" calcext:value-type="float">
            <text:p>1.3773E+00</text:p>
          </table:table-cell>
          <table:table-cell office:value-type="float" office:value="8.90966666666667" calcext:value-type="float">
            <text:p>8.9097E+00</text:p>
          </table:table-cell>
          <table:table-cell office:value-type="float" office:value="10.228" calcext:value-type="float">
            <text:p>1.0228E+01</text:p>
          </table:table-cell>
          <table:table-cell office:value-type="float" office:value="3.83766666666667" calcext:value-type="float">
            <text:p>3.8377E+00</text:p>
          </table:table-cell>
          <table:table-cell office:value-type="float" office:value="1.81633333333333" calcext:value-type="float">
            <text:p>1.8163E+00</text:p>
          </table:table-cell>
          <table:table-cell office:value-type="float" office:value="0.9" calcext:value-type="float">
            <text:p>9.0000E-01</text:p>
          </table:table-cell>
          <table:table-cell office:value-type="float" office:value="1.027" calcext:value-type="float">
            <text:p>1.0270E+00</text:p>
          </table:table-cell>
          <table:table-cell office:value-type="float" office:value="2.50933333333333" calcext:value-type="float">
            <text:p>2.5093E+00</text:p>
          </table:table-cell>
          <table:table-cell office:value-type="float" office:value="0.811" calcext:value-type="float">
            <text:p>8.1100E-01</text:p>
          </table:table-cell>
          <table:table-cell office:value-type="float" office:value="1.69866666666667" calcext:value-type="float">
            <text:p>1.6987E+00</text:p>
          </table:table-cell>
          <table:table-cell office:value-type="float" office:value="5.21066666666667" calcext:value-type="float">
            <text:p>5.2107E+00</text:p>
          </table:table-cell>
          <table:table-cell office:value-type="float" office:value="6.874" calcext:value-type="float">
            <text:p>6.8740E+00</text:p>
          </table:table-cell>
          <table:table-cell office:value-type="float" office:value="14.7243333333333" calcext:value-type="float">
            <text:p>1.4724E+01</text:p>
          </table:table-cell>
          <table:table-cell office:value-type="float" office:value="1.46366666666667" calcext:value-type="float">
            <text:p>1.4637E+00</text:p>
          </table:table-cell>
          <table:table-cell office:value-type="float" office:value="35.581" calcext:value-type="float">
            <text:p>3.5581E+01</text:p>
          </table:table-cell>
          <table:table-cell office:value-type="float" office:value="2.41066666666667" calcext:value-type="float">
            <text:p>2.4107E+00</text:p>
          </table:table-cell>
          <table:table-cell office:value-type="float" office:value="1.90733333333333" calcext:value-type="float">
            <text:p>1.9073E+00</text:p>
          </table:table-cell>
          <table:table-cell office:value-type="float" office:value="1.73466666666667" calcext:value-type="float">
            <text:p>1.7347E+00</text:p>
          </table:table-cell>
          <table:table-cell office:value-type="float" office:value="1.91933333333333" calcext:value-type="float">
            <text:p>1.9193E+00</text:p>
          </table:table-cell>
          <table:table-cell office:value-type="float" office:value="22.3793333333333" calcext:value-type="float">
            <text:p>2.2379E+01</text:p>
          </table:table-cell>
          <table:table-cell office:value-type="float" office:value="11.7806666666667" calcext:value-type="float">
            <text:p>1.1781E+01</text:p>
          </table:table-cell>
          <table:table-cell office:value-type="float" office:value="2.93466666666667" calcext:value-type="float">
            <text:p>2.9347E+00</text:p>
          </table:table-cell>
          <table:table-cell office:value-type="float" office:value="3.19066666666667" calcext:value-type="float">
            <text:p>3.1907E+00</text:p>
          </table:table-cell>
          <table:table-cell office:value-type="float" office:value="0.807" calcext:value-type="float">
            <text:p>8.0700E-01</text:p>
          </table:table-cell>
          <table:table-cell office:value-type="float" office:value="5.729" calcext:value-type="float">
            <text:p>5.7290E+00</text:p>
          </table:table-cell>
          <table:table-cell office:value-type="float" office:value="0.475333333333333" calcext:value-type="float">
            <text:p>4.7533E-01</text:p>
          </table:table-cell>
          <table:table-cell office:value-type="float" office:value="15.5556666666667" calcext:value-type="float">
            <text:p>1.5556E+01</text:p>
          </table:table-cell>
          <table:table-cell office:value-type="float" office:value="1.477" calcext:value-type="float">
            <text:p>1.4770E+00</text:p>
          </table:table-cell>
          <table:table-cell office:value-type="float" office:value="4.99466666666667" calcext:value-type="float">
            <text:p>4.9947E+00</text:p>
          </table:table-cell>
          <table:table-cell office:value-type="float" office:value="74.063" calcext:value-type="float">
            <text:p>7.4063E+01</text:p>
          </table:table-cell>
          <table:table-cell office:value-type="float" office:value="230.871333333333" calcext:value-type="float">
            <text:p>2.3087E+02</text:p>
          </table:table-cell>
          <table:table-cell office:value-type="float" office:value="14.625" calcext:value-type="float">
            <text:p>1.4625E+01</text:p>
          </table:table-cell>
          <table:table-cell office:value-type="float" office:value="4.07166666666667" calcext:value-type="float">
            <text:p>4.0717E+00</text:p>
          </table:table-cell>
          <table:table-cell office:value-type="float" office:value="4.89166666666667" calcext:value-type="float">
            <text:p>4.8917E+00</text:p>
          </table:table-cell>
          <table:table-cell office:value-type="float" office:value="10.9066666666667" calcext:value-type="float">
            <text:p>1.0907E+01</text:p>
          </table:table-cell>
          <table:table-cell office:value-type="float" office:value="0.722333333333333" calcext:value-type="float">
            <text:p>7.2233E-01</text:p>
          </table:table-cell>
          <table:table-cell office:value-type="float" office:value="10.773" calcext:value-type="float">
            <text:p>1.0773E+01</text:p>
          </table:table-cell>
          <table:table-cell office:value-type="float" office:value="0.447" calcext:value-type="float">
            <text:p>4.4700E-01</text:p>
          </table:table-cell>
          <table:table-cell office:value-type="float" office:value="6.84466666666667" calcext:value-type="float">
            <text:p>6.8447E+00</text:p>
          </table:table-cell>
          <table:table-cell office:value-type="float" office:value="16.8606666666667" calcext:value-type="float">
            <text:p>1.6861E+01</text:p>
          </table:table-cell>
          <table:table-cell office:value-type="float" office:value="20.151" calcext:value-type="float">
            <text:p>2.0151E+01</text:p>
          </table:table-cell>
          <table:table-cell office:value-type="float" office:value="3.327" calcext:value-type="float">
            <text:p>3.3270E+00</text:p>
          </table:table-cell>
          <table:table-cell office:value-type="float" office:value="0.610666666666667" calcext:value-type="float">
            <text:p>6.1067E-01</text:p>
          </table:table-cell>
          <table:table-cell office:value-type="float" office:value="29.2006666666667" calcext:value-type="float">
            <text:p>2.9201E+01</text:p>
          </table:table-cell>
          <table:table-cell office:value-type="float" office:value="0.847" calcext:value-type="float">
            <text:p>8.4700E-01</text:p>
          </table:table-cell>
          <table:table-cell office:value-type="float" office:value="1.97266666666667" calcext:value-type="float">
            <text:p>1.9727E+00</text:p>
          </table:table-cell>
          <table:table-cell office:value-type="float" office:value="1.411" calcext:value-type="float">
            <text:p>1.4110E+00</text:p>
          </table:table-cell>
          <table:table-cell office:value-type="float" office:value="5.503" calcext:value-type="float">
            <text:p>5.5030E+00</text:p>
          </table:table-cell>
          <table:table-cell office:value-type="float" office:value="2.75833333333333" calcext:value-type="float">
            <text:p>2.7583E+00</text:p>
          </table:table-cell>
          <table:table-cell office:value-type="float" office:value="1.45666666666667" calcext:value-type="float">
            <text:p>1.4567E+00</text:p>
          </table:table-cell>
          <table:table-cell office:value-type="float" office:value="0.876333333333334" calcext:value-type="float">
            <text:p>8.7633E-01</text:p>
          </table:table-cell>
          <table:table-cell office:value-type="float" office:value="3.74266666666667" calcext:value-type="float">
            <text:p>3.7427E+00</text:p>
          </table:table-cell>
          <table:table-cell office:value-type="float" office:value="2.52966666666667" calcext:value-type="float">
            <text:p>2.5297E+00</text:p>
          </table:table-cell>
          <table:table-cell office:value-type="float" office:value="1.41733333333333" calcext:value-type="float">
            <text:p>1.4173E+00</text:p>
          </table:table-cell>
          <table:table-cell office:value-type="float" office:value="2.42266666666667" calcext:value-type="float">
            <text:p>2.4227E+00</text:p>
          </table:table-cell>
          <table:table-cell office:value-type="float" office:value="2.18033333333333" calcext:value-type="float">
            <text:p>2.1803E+00</text:p>
          </table:table-cell>
          <table:table-cell office:value-type="float" office:value="6.56" calcext:value-type="float">
            <text:p>6.5600E+00</text:p>
          </table:table-cell>
          <table:table-cell office:value-type="float" office:value="4.762" calcext:value-type="float">
            <text:p>4.7620E+00</text:p>
          </table:table-cell>
          <table:table-cell office:value-type="float" office:value="21.7713333333333" calcext:value-type="float">
            <text:p>2.1771E+01</text:p>
          </table:table-cell>
          <table:table-cell office:value-type="float" office:value="3.07533333333333" calcext:value-type="float">
            <text:p>3.0753E+00</text:p>
          </table:table-cell>
          <table:table-cell office:value-type="float" office:value="2.94066666666667" calcext:value-type="float">
            <text:p>2.9407E+00</text:p>
          </table:table-cell>
          <table:table-cell office:value-type="float" office:value="3.573" calcext:value-type="float">
            <text:p>3.5730E+00</text:p>
          </table:table-cell>
          <table:table-cell office:value-type="float" office:value="2.341" calcext:value-type="float">
            <text:p>2.3410E+00</text:p>
          </table:table-cell>
          <table:table-cell office:value-type="float" office:value="162.809" calcext:value-type="float">
            <text:p>1.6281E+02</text:p>
          </table:table-cell>
          <table:table-cell office:value-type="float" office:value="1.241" calcext:value-type="float">
            <text:p>1.2410E+00</text:p>
          </table:table-cell>
          <table:table-cell office:value-type="float" office:value="12.9543333333333" calcext:value-type="float">
            <text:p>1.2954E+01</text:p>
          </table:table-cell>
          <table:table-cell office:value-type="float" office:value="527.811" calcext:value-type="float">
            <text:p>5.2781E+02</text:p>
          </table:table-cell>
          <table:table-cell office:value-type="float" office:value="3.985" calcext:value-type="float">
            <text:p>3.9850E+00</text:p>
          </table:table-cell>
          <table:table-cell office:value-type="float" office:value="29.495" calcext:value-type="float">
            <text:p>2.9495E+01</text:p>
          </table:table-cell>
          <table:table-cell office:value-type="float" office:value="10.4186666666667" calcext:value-type="float">
            <text:p>1.0419E+01</text:p>
          </table:table-cell>
          <table:table-cell office:value-type="float" office:value="0.529333333333333" calcext:value-type="float">
            <text:p>5.2933E-01</text:p>
          </table:table-cell>
          <table:table-cell office:value-type="float" office:value="2.06" calcext:value-type="float">
            <text:p>2.0600E+00</text:p>
          </table:table-cell>
          <table:table-cell office:value-type="float" office:value="1.59066666666667" calcext:value-type="float">
            <text:p>1.5907E+00</text:p>
          </table:table-cell>
          <table:table-cell office:value-type="float" office:value="21.0573333333333" calcext:value-type="float">
            <text:p>2.1057E+01</text:p>
          </table:table-cell>
          <table:table-cell office:value-type="float" office:value="4.72033333333333" calcext:value-type="float">
            <text:p>4.7203E+00</text:p>
          </table:table-cell>
          <table:table-cell office:value-type="float" office:value="2.20066666666667" calcext:value-type="float">
            <text:p>2.2007E+00</text:p>
          </table:table-cell>
          <table:table-cell office:value-type="float" office:value="6.68" calcext:value-type="float">
            <text:p>6.6800E+00</text:p>
          </table:table-cell>
          <table:table-cell office:value-type="float" office:value="0.816333333333333" calcext:value-type="float">
            <text:p>8.1633E-01</text:p>
          </table:table-cell>
          <table:table-cell office:value-type="float" office:value="4.47466666666667" calcext:value-type="float">
            <text:p>4.4747E+00</text:p>
          </table:table-cell>
          <table:table-cell office:value-type="float" office:value="7.90166666666667" calcext:value-type="float">
            <text:p>7.9017E+00</text:p>
          </table:table-cell>
          <table:table-cell office:value-type="float" office:value="0.485" calcext:value-type="float">
            <text:p>4.8500E-01</text:p>
          </table:table-cell>
          <table:table-cell office:value-type="float" office:value="1.48133333333333" calcext:value-type="float">
            <text:p>1.4813E+00</text:p>
          </table:table-cell>
          <table:table-cell office:value-type="float" office:value="0.514666666666667" calcext:value-type="float">
            <text:p>5.1467E-01</text:p>
          </table:table-cell>
          <table:table-cell office:value-type="float" office:value="2.63533333333333" calcext:value-type="float">
            <text:p>2.6353E+00</text:p>
          </table:table-cell>
          <table:table-cell office:value-type="float" office:value="0.627333333333333" calcext:value-type="float">
            <text:p>6.2733E-01</text:p>
          </table:table-cell>
          <table:table-cell office:value-type="float" office:value="5.53466666666667" calcext:value-type="float">
            <text:p>5.5347E+00</text:p>
          </table:table-cell>
          <table:table-cell office:value-type="float" office:value="4.57366666666667" calcext:value-type="float">
            <text:p>4.5737E+00</text:p>
          </table:table-cell>
          <table:table-cell office:value-type="float" office:value="0.657333333333333" calcext:value-type="float">
            <text:p>6.5733E-01</text:p>
          </table:table-cell>
          <table:table-cell office:value-type="float" office:value="1.17966666666667" calcext:value-type="float">
            <text:p>1.1797E+00</text:p>
          </table:table-cell>
          <table:table-cell office:value-type="float" office:value="2.06" calcext:value-type="float">
            <text:p>2.0600E+00</text:p>
          </table:table-cell>
          <table:table-cell office:value-type="float" office:value="1.288" calcext:value-type="float">
            <text:p>1.2880E+00</text:p>
          </table:table-cell>
          <table:table-cell office:value-type="float" office:value="3.122" calcext:value-type="float">
            <text:p>3.1220E+00</text:p>
          </table:table-cell>
          <table:table-cell office:value-type="float" office:value="4.40433333333333" calcext:value-type="float">
            <text:p>4.4043E+00</text:p>
          </table:table-cell>
          <table:table-cell office:value-type="float" office:value="0.682" calcext:value-type="float">
            <text:p>6.8200E-01</text:p>
          </table:table-cell>
          <table:table-cell office:value-type="float" office:value="1.26633333333333" calcext:value-type="float">
            <text:p>1.2663E+00</text:p>
          </table:table-cell>
          <table:table-cell office:value-type="float" office:value="186.644666666667" calcext:value-type="float">
            <text:p>1.8664E+02</text:p>
          </table:table-cell>
          <table:table-cell office:value-type="float" office:value="1.41366666666667" calcext:value-type="float">
            <text:p>1.4137E+00</text:p>
          </table:table-cell>
          <table:table-cell office:value-type="float" office:value="0.373666666666667" calcext:value-type="float">
            <text:p>3.7367E-01</text:p>
          </table:table-cell>
          <table:table-cell office:value-type="float" office:value="24.1816666666667" calcext:value-type="float">
            <text:p>2.4182E+01</text:p>
          </table:table-cell>
          <table:table-cell office:value-type="float" office:value="6.53433333333333" calcext:value-type="float">
            <text:p>6.5343E+00</text:p>
          </table:table-cell>
          <table:table-cell office:value-type="float" office:value="32.748" calcext:value-type="float">
            <text:p>3.2748E+01</text:p>
          </table:table-cell>
          <table:table-cell office:value-type="float" office:value="5.963" calcext:value-type="float">
            <text:p>5.9630E+00</text:p>
          </table:table-cell>
          <table:table-cell office:value-type="float" office:value="15.1923333333333" calcext:value-type="float">
            <text:p>1.5192E+01</text:p>
          </table:table-cell>
          <table:table-cell office:value-type="float" office:value="1.17533333333333" calcext:value-type="float">
            <text:p>1.1753E+00</text:p>
          </table:table-cell>
          <table:table-cell office:value-type="float" office:value="13.6386666666667" calcext:value-type="float">
            <text:p>1.3639E+01</text:p>
          </table:table-cell>
          <table:table-cell office:value-type="float" office:value="10.9123333333333" calcext:value-type="float">
            <text:p>1.0912E+01</text:p>
          </table:table-cell>
          <table:table-cell office:value-type="float" office:value="34.827" calcext:value-type="float">
            <text:p>3.4827E+01</text:p>
          </table:table-cell>
          <table:table-cell office:value-type="float" office:value="0.807666666666667" calcext:value-type="float">
            <text:p>8.0767E-01</text:p>
          </table:table-cell>
          <table:table-cell office:value-type="float" office:value="0.606666666666667" calcext:value-type="float">
            <text:p>6.0667E-01</text:p>
          </table:table-cell>
          <table:table-cell office:value-type="float" office:value="3.66033333333333" calcext:value-type="float">
            <text:p>3.6603E+00</text:p>
          </table:table-cell>
          <table:table-cell office:value-type="float" office:value="40.7856666666667" calcext:value-type="float">
            <text:p>4.0786E+01</text:p>
          </table:table-cell>
          <table:table-cell office:value-type="float" office:value="0.634" calcext:value-type="float">
            <text:p>6.3400E-01</text:p>
          </table:table-cell>
          <table:table-cell office:value-type="float" office:value="2.008" calcext:value-type="float">
            <text:p>2.0080E+00</text:p>
          </table:table-cell>
          <table:table-cell office:value-type="float" office:value="24.61" calcext:value-type="float">
            <text:p>2.4610E+01</text:p>
          </table:table-cell>
          <table:table-cell office:value-type="float" office:value="2.63333333333333" calcext:value-type="float">
            <text:p>2.6333E+00</text:p>
          </table:table-cell>
          <table:table-cell office:value-type="float" office:value="3.11066666666667" calcext:value-type="float">
            <text:p>3.1107E+00</text:p>
          </table:table-cell>
          <table:table-cell office:value-type="float" office:value="4.612" calcext:value-type="float">
            <text:p>4.6120E+00</text:p>
          </table:table-cell>
          <table:table-cell office:value-type="float" office:value="1.37533333333333" calcext:value-type="float">
            <text:p>1.3753E+00</text:p>
          </table:table-cell>
          <table:table-cell office:value-type="float" office:value="3.671" calcext:value-type="float">
            <text:p>3.6710E+00</text:p>
          </table:table-cell>
          <table:table-cell office:value-type="float" office:value="5.027" calcext:value-type="float">
            <text:p>5.0270E+00</text:p>
          </table:table-cell>
          <table:table-cell office:value-type="float" office:value="1.778" calcext:value-type="float">
            <text:p>1.7780E+00</text:p>
          </table:table-cell>
          <table:table-cell office:value-type="float" office:value="61.0726666666667" calcext:value-type="float">
            <text:p>6.1073E+01</text:p>
          </table:table-cell>
        </table:table-row>
        <table:table-row table:style-name="ro1">
          <table:table-cell table:style-name="ce50" office:value-type="float" office:value="45.5036666666667" calcext:value-type="float">
            <text:p>4.5504E+01</text:p>
          </table:table-cell>
          <table:table-cell table:style-name="ce50" office:value-type="float" office:value="2.90366666666667" calcext:value-type="float">
            <text:p>2.9037E+00</text:p>
          </table:table-cell>
          <table:table-cell table:style-name="ce50" office:value-type="float" office:value="18.1863333333333" calcext:value-type="float">
            <text:p>1.8186E+01</text:p>
          </table:table-cell>
          <table:table-cell table:style-name="ce50" office:value-type="float" office:value="44.1783333333333" calcext:value-type="float">
            <text:p>4.4178E+01</text:p>
          </table:table-cell>
          <table:table-cell office:value-type="float" office:value="2.66833333333333" calcext:value-type="float">
            <text:p>2.6683E+00</text:p>
          </table:table-cell>
          <table:table-cell office:value-type="float" office:value="6.33566666666667" calcext:value-type="float">
            <text:p>6.3357E+00</text:p>
          </table:table-cell>
          <table:table-cell office:value-type="float" office:value="21.8893333333333" calcext:value-type="float">
            <text:p>2.1889E+01</text:p>
          </table:table-cell>
          <table:table-cell office:value-type="float" office:value="25.844" calcext:value-type="float">
            <text:p>2.5844E+01</text:p>
          </table:table-cell>
          <table:table-cell office:value-type="float" office:value="14.7396666666667" calcext:value-type="float">
            <text:p>1.4740E+01</text:p>
          </table:table-cell>
          <table:table-cell office:value-type="float" office:value="8.731" calcext:value-type="float">
            <text:p>8.7310E+00</text:p>
          </table:table-cell>
          <table:table-cell office:value-type="float" office:value="3.07033333333333" calcext:value-type="float">
            <text:p>3.0703E+00</text:p>
          </table:table-cell>
          <table:table-cell office:value-type="float" office:value="1.522" calcext:value-type="float">
            <text:p>1.5220E+00</text:p>
          </table:table-cell>
          <table:table-cell office:value-type="float" office:value="4.21233333333333" calcext:value-type="float">
            <text:p>4.2123E+00</text:p>
          </table:table-cell>
          <table:table-cell office:value-type="float" office:value="6.84366666666667" calcext:value-type="float">
            <text:p>6.8437E+00</text:p>
          </table:table-cell>
          <table:table-cell office:value-type="float" office:value="6.471" calcext:value-type="float">
            <text:p>6.4710E+00</text:p>
          </table:table-cell>
          <table:table-cell office:value-type="float" office:value="2.335" calcext:value-type="float">
            <text:p>2.3350E+00</text:p>
          </table:table-cell>
          <table:table-cell office:value-type="float" office:value="0.949" calcext:value-type="float">
            <text:p>9.4900E-01</text:p>
          </table:table-cell>
          <table:table-cell office:value-type="float" office:value="4.27033333333333" calcext:value-type="float">
            <text:p>4.2703E+00</text:p>
          </table:table-cell>
          <table:table-cell office:value-type="float" office:value="3.187" calcext:value-type="float">
            <text:p>3.1870E+00</text:p>
          </table:table-cell>
          <table:table-cell office:value-type="float" office:value="19.4233333333333" calcext:value-type="float">
            <text:p>1.9423E+01</text:p>
          </table:table-cell>
          <table:table-cell office:value-type="float" office:value="1.97633333333333" calcext:value-type="float">
            <text:p>1.9763E+00</text:p>
          </table:table-cell>
          <table:table-cell office:value-type="float" office:value="2.68233333333333" calcext:value-type="float">
            <text:p>2.6823E+00</text:p>
          </table:table-cell>
          <table:table-cell office:value-type="float" office:value="8.29766666666667" calcext:value-type="float">
            <text:p>8.2977E+00</text:p>
          </table:table-cell>
          <table:table-cell office:value-type="float" office:value="1.46833333333333" calcext:value-type="float">
            <text:p>1.4683E+00</text:p>
          </table:table-cell>
          <table:table-cell office:value-type="float" office:value="2.77833333333333" calcext:value-type="float">
            <text:p>2.7783E+00</text:p>
          </table:table-cell>
          <table:table-cell office:value-type="float" office:value="1.68966666666667" calcext:value-type="float">
            <text:p>1.6897E+00</text:p>
          </table:table-cell>
          <table:table-cell office:value-type="float" office:value="3.287" calcext:value-type="float">
            <text:p>3.2870E+00</text:p>
          </table:table-cell>
          <table:table-cell office:value-type="float" office:value="2.079" calcext:value-type="float">
            <text:p>2.0790E+00</text:p>
          </table:table-cell>
          <table:table-cell office:value-type="float" office:value="2.897" calcext:value-type="float">
            <text:p>2.8970E+00</text:p>
          </table:table-cell>
          <table:table-cell office:value-type="float" office:value="0.58" calcext:value-type="float">
            <text:p>5.8000E-01</text:p>
          </table:table-cell>
          <table:table-cell office:value-type="float" office:value="12.9556666666667" calcext:value-type="float">
            <text:p>1.2956E+01</text:p>
          </table:table-cell>
          <table:table-cell office:value-type="float" office:value="16.5783333333333" calcext:value-type="float">
            <text:p>1.6578E+01</text:p>
          </table:table-cell>
          <table:table-cell office:value-type="float" office:value="40.415" calcext:value-type="float">
            <text:p>4.0415E+01</text:p>
          </table:table-cell>
          <table:table-cell office:value-type="float" office:value="4.634" calcext:value-type="float">
            <text:p>4.6340E+00</text:p>
          </table:table-cell>
          <table:table-cell office:value-type="float" office:value="20.3036666666667" calcext:value-type="float">
            <text:p>2.0304E+01</text:p>
          </table:table-cell>
          <table:table-cell office:value-type="float" office:value="6.20166666666667" calcext:value-type="float">
            <text:p>6.2017E+00</text:p>
          </table:table-cell>
          <table:table-cell office:value-type="float" office:value="7.04266666666667" calcext:value-type="float">
            <text:p>7.0427E+00</text:p>
          </table:table-cell>
          <table:table-cell office:value-type="float" office:value="8.529" calcext:value-type="float">
            <text:p>8.5290E+00</text:p>
          </table:table-cell>
          <table:table-cell office:value-type="float" office:value="2.25033333333333" calcext:value-type="float">
            <text:p>2.2503E+00</text:p>
          </table:table-cell>
          <table:table-cell office:value-type="float" office:value="16.5233333333333" calcext:value-type="float">
            <text:p>1.6523E+01</text:p>
          </table:table-cell>
          <table:table-cell office:value-type="float" office:value="24.9996666666667" calcext:value-type="float">
            <text:p>2.5000E+01</text:p>
          </table:table-cell>
          <table:table-cell office:value-type="float" office:value="6.21566666666667" calcext:value-type="float">
            <text:p>6.2157E+00</text:p>
          </table:table-cell>
          <table:table-cell office:value-type="float" office:value="2.028" calcext:value-type="float">
            <text:p>2.0280E+00</text:p>
          </table:table-cell>
          <table:table-cell office:value-type="float" office:value="4.18866666666667" calcext:value-type="float">
            <text:p>4.1887E+00</text:p>
          </table:table-cell>
          <table:table-cell office:value-type="float" office:value="16.216" calcext:value-type="float">
            <text:p>1.6216E+01</text:p>
          </table:table-cell>
          <table:table-cell office:value-type="float" office:value="2.363" calcext:value-type="float">
            <text:p>2.3630E+00</text:p>
          </table:table-cell>
          <table:table-cell office:value-type="float" office:value="20.166" calcext:value-type="float">
            <text:p>2.0166E+01</text:p>
          </table:table-cell>
          <table:table-cell office:value-type="float" office:value="6.54833333333333" calcext:value-type="float">
            <text:p>6.5483E+00</text:p>
          </table:table-cell>
          <table:table-cell office:value-type="float" office:value="10.4003333333333" calcext:value-type="float">
            <text:p>1.0400E+01</text:p>
          </table:table-cell>
          <table:table-cell office:value-type="float" office:value="138.797666666667" calcext:value-type="float">
            <text:p>1.3880E+02</text:p>
          </table:table-cell>
          <table:table-cell office:value-type="float" office:value="303.540333333333" calcext:value-type="float">
            <text:p>3.0354E+02</text:p>
          </table:table-cell>
          <table:table-cell office:value-type="float" office:value="2.17766666666667" calcext:value-type="float">
            <text:p>2.1777E+00</text:p>
          </table:table-cell>
          <table:table-cell office:value-type="float" office:value="11.716" calcext:value-type="float">
            <text:p>1.1716E+01</text:p>
          </table:table-cell>
          <table:table-cell office:value-type="float" office:value="2.11533333333333" calcext:value-type="float">
            <text:p>2.1153E+00</text:p>
          </table:table-cell>
          <table:table-cell office:value-type="float" office:value="12.0036666666667" calcext:value-type="float">
            <text:p>1.2004E+01</text:p>
          </table:table-cell>
          <table:table-cell office:value-type="float" office:value="2.48233333333333" calcext:value-type="float">
            <text:p>2.4823E+00</text:p>
          </table:table-cell>
          <table:table-cell office:value-type="float" office:value="5.577" calcext:value-type="float">
            <text:p>5.5770E+00</text:p>
          </table:table-cell>
          <table:table-cell office:value-type="float" office:value="0.597" calcext:value-type="float">
            <text:p>5.9700E-01</text:p>
          </table:table-cell>
          <table:table-cell office:value-type="float" office:value="21.337" calcext:value-type="float">
            <text:p>2.1337E+01</text:p>
          </table:table-cell>
          <table:table-cell office:value-type="float" office:value="7.94133333333333" calcext:value-type="float">
            <text:p>7.9413E+00</text:p>
          </table:table-cell>
          <table:table-cell office:value-type="float" office:value="86.388" calcext:value-type="float">
            <text:p>8.6388E+01</text:p>
          </table:table-cell>
          <table:table-cell office:value-type="float" office:value="1.58133333333333" calcext:value-type="float">
            <text:p>1.5813E+00</text:p>
          </table:table-cell>
          <table:table-cell office:value-type="float" office:value="1.38033333333333" calcext:value-type="float">
            <text:p>1.3803E+00</text:p>
          </table:table-cell>
          <table:table-cell office:value-type="float" office:value="11.8423333333333" calcext:value-type="float">
            <text:p>1.1842E+01</text:p>
          </table:table-cell>
          <table:table-cell office:value-type="float" office:value="0.606" calcext:value-type="float">
            <text:p>6.0600E-01</text:p>
          </table:table-cell>
          <table:table-cell office:value-type="float" office:value="6.15966666666667" calcext:value-type="float">
            <text:p>6.1597E+00</text:p>
          </table:table-cell>
          <table:table-cell office:value-type="float" office:value="0.683666666666667" calcext:value-type="float">
            <text:p>6.8367E-01</text:p>
          </table:table-cell>
          <table:table-cell office:value-type="float" office:value="11.7926666666667" calcext:value-type="float">
            <text:p>1.1793E+01</text:p>
          </table:table-cell>
          <table:table-cell office:value-type="float" office:value="13.0163333333333" calcext:value-type="float">
            <text:p>1.3016E+01</text:p>
          </table:table-cell>
          <table:table-cell office:value-type="float" office:value="2.94466666666667" calcext:value-type="float">
            <text:p>2.9447E+00</text:p>
          </table:table-cell>
          <table:table-cell office:value-type="float" office:value="4.96766666666667" calcext:value-type="float">
            <text:p>4.9677E+00</text:p>
          </table:table-cell>
          <table:table-cell office:value-type="float" office:value="13.5073333333333" calcext:value-type="float">
            <text:p>1.3507E+01</text:p>
          </table:table-cell>
          <table:table-cell office:value-type="float" office:value="6.033" calcext:value-type="float">
            <text:p>6.0330E+00</text:p>
          </table:table-cell>
          <table:table-cell office:value-type="float" office:value="3.36533333333333" calcext:value-type="float">
            <text:p>3.3653E+00</text:p>
          </table:table-cell>
          <table:table-cell office:value-type="float" office:value="6.734" calcext:value-type="float">
            <text:p>6.7340E+00</text:p>
          </table:table-cell>
          <table:table-cell office:value-type="float" office:value="4.27" calcext:value-type="float">
            <text:p>4.2700E+00</text:p>
          </table:table-cell>
          <table:table-cell office:value-type="float" office:value="15.2596666666667" calcext:value-type="float">
            <text:p>1.5260E+01</text:p>
          </table:table-cell>
          <table:table-cell office:value-type="float" office:value="8.24266666666667" calcext:value-type="float">
            <text:p>8.2427E+00</text:p>
          </table:table-cell>
          <table:table-cell office:value-type="float" office:value="7.96166666666667" calcext:value-type="float">
            <text:p>7.9617E+00</text:p>
          </table:table-cell>
          <table:table-cell office:value-type="float" office:value="1.21966666666667" calcext:value-type="float">
            <text:p>1.2197E+00</text:p>
          </table:table-cell>
          <table:table-cell office:value-type="float" office:value="5.67733333333333" calcext:value-type="float">
            <text:p>5.6773E+00</text:p>
          </table:table-cell>
          <table:table-cell office:value-type="float" office:value="8.89266666666667" calcext:value-type="float">
            <text:p>8.8927E+00</text:p>
          </table:table-cell>
          <table:table-cell office:value-type="float" office:value="4.25033333333333" calcext:value-type="float">
            <text:p>4.2503E+00</text:p>
          </table:table-cell>
          <table:table-cell office:value-type="float" office:value="35.6783333333333" calcext:value-type="float">
            <text:p>3.5678E+01</text:p>
          </table:table-cell>
          <table:table-cell office:value-type="float" office:value="1.102" calcext:value-type="float">
            <text:p>1.1020E+00</text:p>
          </table:table-cell>
          <table:table-cell office:value-type="float" office:value="4.309" calcext:value-type="float">
            <text:p>4.3090E+00</text:p>
          </table:table-cell>
          <table:table-cell office:value-type="float" office:value="123.844333333333" calcext:value-type="float">
            <text:p>1.2384E+02</text:p>
          </table:table-cell>
          <table:table-cell office:value-type="float" office:value="11.723" calcext:value-type="float">
            <text:p>1.1723E+01</text:p>
          </table:table-cell>
          <table:table-cell office:value-type="float" office:value="39.995" calcext:value-type="float">
            <text:p>3.9995E+01</text:p>
          </table:table-cell>
          <table:table-cell office:value-type="float" office:value="32.078" calcext:value-type="float">
            <text:p>3.2078E+01</text:p>
          </table:table-cell>
          <table:table-cell office:value-type="float" office:value="7.948" calcext:value-type="float">
            <text:p>7.9480E+00</text:p>
          </table:table-cell>
          <table:table-cell office:value-type="float" office:value="0.827666666666667" calcext:value-type="float">
            <text:p>8.2767E-01</text:p>
          </table:table-cell>
          <table:table-cell office:value-type="float" office:value="4.86933333333333" calcext:value-type="float">
            <text:p>4.8693E+00</text:p>
          </table:table-cell>
          <table:table-cell office:value-type="float" office:value="65.8093333333333" calcext:value-type="float">
            <text:p>6.5809E+01</text:p>
          </table:table-cell>
          <table:table-cell office:value-type="float" office:value="50.4776666666667" calcext:value-type="float">
            <text:p>5.0478E+01</text:p>
          </table:table-cell>
          <table:table-cell office:value-type="float" office:value="10.0966666666667" calcext:value-type="float">
            <text:p>1.0097E+01</text:p>
          </table:table-cell>
          <table:table-cell office:value-type="float" office:value="2.52833333333333" calcext:value-type="float">
            <text:p>2.5283E+00</text:p>
          </table:table-cell>
          <table:table-cell office:value-type="float" office:value="2.389" calcext:value-type="float">
            <text:p>2.3890E+00</text:p>
          </table:table-cell>
          <table:table-cell office:value-type="float" office:value="11.763" calcext:value-type="float">
            <text:p>1.1763E+01</text:p>
          </table:table-cell>
          <table:table-cell office:value-type="float" office:value="32.971" calcext:value-type="float">
            <text:p>3.2971E+01</text:p>
          </table:table-cell>
          <table:table-cell office:value-type="float" office:value="1.23066666666667" calcext:value-type="float">
            <text:p>1.2307E+00</text:p>
          </table:table-cell>
          <table:table-cell office:value-type="float" office:value="0.759666666666667" calcext:value-type="float">
            <text:p>7.5967E-01</text:p>
          </table:table-cell>
          <table:table-cell office:value-type="float" office:value="3.10333333333333" calcext:value-type="float">
            <text:p>3.1033E+00</text:p>
          </table:table-cell>
          <table:table-cell office:value-type="float" office:value="1.19666666666667" calcext:value-type="float">
            <text:p>1.1967E+00</text:p>
          </table:table-cell>
          <table:table-cell office:value-type="float" office:value="0.231" calcext:value-type="float">
            <text:p>2.3100E-01</text:p>
          </table:table-cell>
          <table:table-cell office:value-type="float" office:value="16.1583333333333" calcext:value-type="float">
            <text:p>1.6158E+01</text:p>
          </table:table-cell>
          <table:table-cell office:value-type="float" office:value="1.55666666666667" calcext:value-type="float">
            <text:p>1.5567E+00</text:p>
          </table:table-cell>
          <table:table-cell office:value-type="float" office:value="1.79033333333333" calcext:value-type="float">
            <text:p>1.7903E+00</text:p>
          </table:table-cell>
          <table:table-cell table:number-columns-repeated="2" office:value-type="float" office:value="3.153" calcext:value-type="float">
            <text:p>3.1530E+00</text:p>
          </table:table-cell>
          <table:table-cell office:value-type="float" office:value="2.14366666666667" calcext:value-type="float">
            <text:p>2.1437E+00</text:p>
          </table:table-cell>
          <table:table-cell office:value-type="float" office:value="0.991666666666667" calcext:value-type="float">
            <text:p>9.9167E-01</text:p>
          </table:table-cell>
          <table:table-cell office:value-type="float" office:value="3.746" calcext:value-type="float">
            <text:p>3.7460E+00</text:p>
          </table:table-cell>
          <table:table-cell office:value-type="float" office:value="3.89933333333333" calcext:value-type="float">
            <text:p>3.8993E+00</text:p>
          </table:table-cell>
          <table:table-cell office:value-type="float" office:value="2.96233333333333" calcext:value-type="float">
            <text:p>2.9623E+00</text:p>
          </table:table-cell>
          <table:table-cell office:value-type="float" office:value="194.371" calcext:value-type="float">
            <text:p>1.9437E+02</text:p>
          </table:table-cell>
          <table:table-cell office:value-type="float" office:value="4.63666666666667" calcext:value-type="float">
            <text:p>4.6367E+00</text:p>
          </table:table-cell>
          <table:table-cell office:value-type="float" office:value="1.99033333333333" calcext:value-type="float">
            <text:p>1.9903E+00</text:p>
          </table:table-cell>
          <table:table-cell office:value-type="float" office:value="7.45066666666667" calcext:value-type="float">
            <text:p>7.4507E+00</text:p>
          </table:table-cell>
          <table:table-cell office:value-type="float" office:value="1.78366666666667" calcext:value-type="float">
            <text:p>1.7837E+00</text:p>
          </table:table-cell>
          <table:table-cell office:value-type="float" office:value="55.71" calcext:value-type="float">
            <text:p>5.5710E+01</text:p>
          </table:table-cell>
          <table:table-cell office:value-type="float" office:value="9.44933333333333" calcext:value-type="float">
            <text:p>9.4493E+00</text:p>
          </table:table-cell>
          <table:table-cell office:value-type="float" office:value="24.1886666666667" calcext:value-type="float">
            <text:p>2.4189E+01</text:p>
          </table:table-cell>
          <table:table-cell office:value-type="float" office:value="3.493" calcext:value-type="float">
            <text:p>3.4930E+00</text:p>
          </table:table-cell>
          <table:table-cell office:value-type="float" office:value="5.119" calcext:value-type="float">
            <text:p>5.1190E+00</text:p>
          </table:table-cell>
          <table:table-cell office:value-type="float" office:value="18.5453333333333" calcext:value-type="float">
            <text:p>1.8545E+01</text:p>
          </table:table-cell>
          <table:table-cell office:value-type="float" office:value="31.9683333333333" calcext:value-type="float">
            <text:p>3.1968E+01</text:p>
          </table:table-cell>
          <table:table-cell office:value-type="float" office:value="1.45233333333333" calcext:value-type="float">
            <text:p>1.4523E+00</text:p>
          </table:table-cell>
          <table:table-cell office:value-type="float" office:value="0.668333333333333" calcext:value-type="float">
            <text:p>6.6833E-01</text:p>
          </table:table-cell>
          <table:table-cell office:value-type="float" office:value="8.99366666666667" calcext:value-type="float">
            <text:p>8.9937E+00</text:p>
          </table:table-cell>
          <table:table-cell office:value-type="float" office:value="81.5673333333333" calcext:value-type="float">
            <text:p>8.1567E+01</text:p>
          </table:table-cell>
          <table:table-cell office:value-type="float" office:value="1.26" calcext:value-type="float">
            <text:p>1.2600E+00</text:p>
          </table:table-cell>
          <table:table-cell office:value-type="float" office:value="3.681" calcext:value-type="float">
            <text:p>3.6810E+00</text:p>
          </table:table-cell>
          <table:table-cell office:value-type="float" office:value="14.5273333333333" calcext:value-type="float">
            <text:p>1.4527E+01</text:p>
          </table:table-cell>
          <table:table-cell office:value-type="float" office:value="8.75466666666667" calcext:value-type="float">
            <text:p>8.7547E+00</text:p>
          </table:table-cell>
          <table:table-cell office:value-type="float" office:value="7.72433333333333" calcext:value-type="float">
            <text:p>7.7243E+00</text:p>
          </table:table-cell>
          <table:table-cell office:value-type="float" office:value="15.2323333333333" calcext:value-type="float">
            <text:p>1.5232E+01</text:p>
          </table:table-cell>
          <table:table-cell office:value-type="float" office:value="0.961" calcext:value-type="float">
            <text:p>9.6100E-01</text:p>
          </table:table-cell>
          <table:table-cell office:value-type="float" office:value="3.74033333333333" calcext:value-type="float">
            <text:p>3.7403E+00</text:p>
          </table:table-cell>
          <table:table-cell office:value-type="float" office:value="13.283" calcext:value-type="float">
            <text:p>1.3283E+01</text:p>
          </table:table-cell>
          <table:table-cell office:value-type="float" office:value="0.901" calcext:value-type="float">
            <text:p>9.0100E-01</text:p>
          </table:table-cell>
          <table:table-cell office:value-type="float" office:value="54.177" calcext:value-type="float">
            <text:p>5.4177E+01</text:p>
          </table:table-cell>
        </table:table-row>
        <table:table-row table:style-name="ro1">
          <table:table-cell table:style-name="ce50" office:value-type="float" office:value="48.9856666666667" calcext:value-type="float">
            <text:p>4.8986E+01</text:p>
          </table:table-cell>
          <table:table-cell table:style-name="ce50" office:value-type="float" office:value="5.213" calcext:value-type="float">
            <text:p>5.2130E+00</text:p>
          </table:table-cell>
          <table:table-cell table:style-name="ce50" office:value-type="float" office:value="19.2" calcext:value-type="float">
            <text:p>1.9200E+01</text:p>
          </table:table-cell>
          <table:table-cell table:style-name="ce50" office:value-type="float" office:value="56.542" calcext:value-type="float">
            <text:p>5.6542E+01</text:p>
          </table:table-cell>
          <table:table-cell office:value-type="float" office:value="1.475" calcext:value-type="float">
            <text:p>1.4750E+00</text:p>
          </table:table-cell>
          <table:table-cell office:value-type="float" office:value="7.08733333333333" calcext:value-type="float">
            <text:p>7.0873E+00</text:p>
          </table:table-cell>
          <table:table-cell office:value-type="float" office:value="38.4566666666667" calcext:value-type="float">
            <text:p>3.8457E+01</text:p>
          </table:table-cell>
          <table:table-cell office:value-type="float" office:value="8.69566666666667" calcext:value-type="float">
            <text:p>8.6957E+00</text:p>
          </table:table-cell>
          <table:table-cell office:value-type="float" office:value="6.93333333333333" calcext:value-type="float">
            <text:p>6.9333E+00</text:p>
          </table:table-cell>
          <table:table-cell office:value-type="float" office:value="5.641" calcext:value-type="float">
            <text:p>5.6410E+00</text:p>
          </table:table-cell>
          <table:table-cell office:value-type="float" office:value="2.493" calcext:value-type="float">
            <text:p>2.4930E+00</text:p>
          </table:table-cell>
          <table:table-cell office:value-type="float" office:value="3.40633333333333" calcext:value-type="float">
            <text:p>3.4063E+00</text:p>
          </table:table-cell>
          <table:table-cell office:value-type="float" office:value="2.45233333333333" calcext:value-type="float">
            <text:p>2.4523E+00</text:p>
          </table:table-cell>
          <table:table-cell office:value-type="float" office:value="5.03666666666667" calcext:value-type="float">
            <text:p>5.0367E+00</text:p>
          </table:table-cell>
          <table:table-cell office:value-type="float" office:value="5.34166666666667" calcext:value-type="float">
            <text:p>5.3417E+00</text:p>
          </table:table-cell>
          <table:table-cell office:value-type="float" office:value="1.67" calcext:value-type="float">
            <text:p>1.6700E+00</text:p>
          </table:table-cell>
          <table:table-cell office:value-type="float" office:value="1.09566666666667" calcext:value-type="float">
            <text:p>1.0957E+00</text:p>
          </table:table-cell>
          <table:table-cell office:value-type="float" office:value="3.86166666666667" calcext:value-type="float">
            <text:p>3.8617E+00</text:p>
          </table:table-cell>
          <table:table-cell office:value-type="float" office:value="4.41033333333333" calcext:value-type="float">
            <text:p>4.4103E+00</text:p>
          </table:table-cell>
          <table:table-cell office:value-type="float" office:value="11.0986666666667" calcext:value-type="float">
            <text:p>1.1099E+01</text:p>
          </table:table-cell>
          <table:table-cell office:value-type="float" office:value="3.451" calcext:value-type="float">
            <text:p>3.4510E+00</text:p>
          </table:table-cell>
          <table:table-cell office:value-type="float" office:value="10.741" calcext:value-type="float">
            <text:p>1.0741E+01</text:p>
          </table:table-cell>
          <table:table-cell office:value-type="float" office:value="3.74066666666667" calcext:value-type="float">
            <text:p>3.7407E+00</text:p>
          </table:table-cell>
          <table:table-cell office:value-type="float" office:value="3.23033333333333" calcext:value-type="float">
            <text:p>3.2303E+00</text:p>
          </table:table-cell>
          <table:table-cell office:value-type="float" office:value="2.31866666666667" calcext:value-type="float">
            <text:p>2.3187E+00</text:p>
          </table:table-cell>
          <table:table-cell office:value-type="float" office:value="4.24633333333333" calcext:value-type="float">
            <text:p>4.2463E+00</text:p>
          </table:table-cell>
          <table:table-cell office:value-type="float" office:value="1.16433333333333" calcext:value-type="float">
            <text:p>1.1643E+00</text:p>
          </table:table-cell>
          <table:table-cell office:value-type="float" office:value="2.99133333333333" calcext:value-type="float">
            <text:p>2.9913E+00</text:p>
          </table:table-cell>
          <table:table-cell office:value-type="float" office:value="3.00233333333333" calcext:value-type="float">
            <text:p>3.0023E+00</text:p>
          </table:table-cell>
          <table:table-cell office:value-type="float" office:value="1.30366666666667" calcext:value-type="float">
            <text:p>1.3037E+00</text:p>
          </table:table-cell>
          <table:table-cell office:value-type="float" office:value="6.58233333333333" calcext:value-type="float">
            <text:p>6.5823E+00</text:p>
          </table:table-cell>
          <table:table-cell office:value-type="float" office:value="14.0913333333333" calcext:value-type="float">
            <text:p>1.4091E+01</text:p>
          </table:table-cell>
          <table:table-cell office:value-type="float" office:value="40.3116666666667" calcext:value-type="float">
            <text:p>4.0312E+01</text:p>
          </table:table-cell>
          <table:table-cell office:value-type="float" office:value="2.62666666666667" calcext:value-type="float">
            <text:p>2.6267E+00</text:p>
          </table:table-cell>
          <table:table-cell office:value-type="float" office:value="15.637" calcext:value-type="float">
            <text:p>1.5637E+01</text:p>
          </table:table-cell>
          <table:table-cell office:value-type="float" office:value="3.84233333333333" calcext:value-type="float">
            <text:p>3.8423E+00</text:p>
          </table:table-cell>
          <table:table-cell office:value-type="float" office:value="4.669" calcext:value-type="float">
            <text:p>4.6690E+00</text:p>
          </table:table-cell>
          <table:table-cell office:value-type="float" office:value="6.04966666666667" calcext:value-type="float">
            <text:p>6.0497E+00</text:p>
          </table:table-cell>
          <table:table-cell office:value-type="float" office:value="0.819" calcext:value-type="float">
            <text:p>8.1900E-01</text:p>
          </table:table-cell>
          <table:table-cell office:value-type="float" office:value="4.535" calcext:value-type="float">
            <text:p>4.5350E+00</text:p>
          </table:table-cell>
          <table:table-cell office:value-type="float" office:value="29.2536666666667" calcext:value-type="float">
            <text:p>2.9254E+01</text:p>
          </table:table-cell>
          <table:table-cell office:value-type="float" office:value="7.174" calcext:value-type="float">
            <text:p>7.1740E+00</text:p>
          </table:table-cell>
          <table:table-cell office:value-type="float" office:value="0.911" calcext:value-type="float">
            <text:p>9.1100E-01</text:p>
          </table:table-cell>
          <table:table-cell office:value-type="float" office:value="2.088" calcext:value-type="float">
            <text:p>2.0880E+00</text:p>
          </table:table-cell>
          <table:table-cell office:value-type="float" office:value="13.681" calcext:value-type="float">
            <text:p>1.3681E+01</text:p>
          </table:table-cell>
          <table:table-cell office:value-type="float" office:value="3.90433333333333" calcext:value-type="float">
            <text:p>3.9043E+00</text:p>
          </table:table-cell>
          <table:table-cell office:value-type="float" office:value="42.4153333333333" calcext:value-type="float">
            <text:p>4.2415E+01</text:p>
          </table:table-cell>
          <table:table-cell office:value-type="float" office:value="3.20533333333333" calcext:value-type="float">
            <text:p>3.2053E+00</text:p>
          </table:table-cell>
          <table:table-cell office:value-type="float" office:value="12.984" calcext:value-type="float">
            <text:p>1.2984E+01</text:p>
          </table:table-cell>
          <table:table-cell office:value-type="float" office:value="268.028" calcext:value-type="float">
            <text:p>2.6803E+02</text:p>
          </table:table-cell>
          <table:table-cell office:value-type="float" office:value="573.132666666667" calcext:value-type="float">
            <text:p>5.7313E+02</text:p>
          </table:table-cell>
          <table:table-cell office:value-type="float" office:value="3.861" calcext:value-type="float">
            <text:p>3.8610E+00</text:p>
          </table:table-cell>
          <table:table-cell office:value-type="float" office:value="8.65233333333333" calcext:value-type="float">
            <text:p>8.6523E+00</text:p>
          </table:table-cell>
          <table:table-cell office:value-type="float" office:value="1.988" calcext:value-type="float">
            <text:p>1.9880E+00</text:p>
          </table:table-cell>
          <table:table-cell office:value-type="float" office:value="50.784" calcext:value-type="float">
            <text:p>5.0784E+01</text:p>
          </table:table-cell>
          <table:table-cell office:value-type="float" office:value="2.25633333333333" calcext:value-type="float">
            <text:p>2.2563E+00</text:p>
          </table:table-cell>
          <table:table-cell office:value-type="float" office:value="4.65266666666667" calcext:value-type="float">
            <text:p>4.6527E+00</text:p>
          </table:table-cell>
          <table:table-cell office:value-type="float" office:value="1.66433333333333" calcext:value-type="float">
            <text:p>1.6643E+00</text:p>
          </table:table-cell>
          <table:table-cell office:value-type="float" office:value="20.093" calcext:value-type="float">
            <text:p>2.0093E+01</text:p>
          </table:table-cell>
          <table:table-cell office:value-type="float" office:value="4.67533333333333" calcext:value-type="float">
            <text:p>4.6753E+00</text:p>
          </table:table-cell>
          <table:table-cell office:value-type="float" office:value="47.1546666666667" calcext:value-type="float">
            <text:p>4.7155E+01</text:p>
          </table:table-cell>
          <table:table-cell office:value-type="float" office:value="1.47433333333333" calcext:value-type="float">
            <text:p>1.4743E+00</text:p>
          </table:table-cell>
          <table:table-cell office:value-type="float" office:value="4.5" calcext:value-type="float">
            <text:p>4.5000E+00</text:p>
          </table:table-cell>
          <table:table-cell office:value-type="float" office:value="13.2843333333333" calcext:value-type="float">
            <text:p>1.3284E+01</text:p>
          </table:table-cell>
          <table:table-cell office:value-type="float" office:value="2.93866666666667" calcext:value-type="float">
            <text:p>2.9387E+00</text:p>
          </table:table-cell>
          <table:table-cell office:value-type="float" office:value="11.5293333333333" calcext:value-type="float">
            <text:p>1.1529E+01</text:p>
          </table:table-cell>
          <table:table-cell office:value-type="float" office:value="0.505666666666667" calcext:value-type="float">
            <text:p>5.0567E-01</text:p>
          </table:table-cell>
          <table:table-cell office:value-type="float" office:value="13.0523333333333" calcext:value-type="float">
            <text:p>1.3052E+01</text:p>
          </table:table-cell>
          <table:table-cell office:value-type="float" office:value="3.45466666666667" calcext:value-type="float">
            <text:p>3.4547E+00</text:p>
          </table:table-cell>
          <table:table-cell office:value-type="float" office:value="5.21666666666667" calcext:value-type="float">
            <text:p>5.2167E+00</text:p>
          </table:table-cell>
          <table:table-cell office:value-type="float" office:value="4.172" calcext:value-type="float">
            <text:p>4.1720E+00</text:p>
          </table:table-cell>
          <table:table-cell office:value-type="float" office:value="8.112" calcext:value-type="float">
            <text:p>8.1120E+00</text:p>
          </table:table-cell>
          <table:table-cell office:value-type="float" office:value="6.04566666666667" calcext:value-type="float">
            <text:p>6.0457E+00</text:p>
          </table:table-cell>
          <table:table-cell office:value-type="float" office:value="3.20833333333333" calcext:value-type="float">
            <text:p>3.2083E+00</text:p>
          </table:table-cell>
          <table:table-cell office:value-type="float" office:value="5.281" calcext:value-type="float">
            <text:p>5.2810E+00</text:p>
          </table:table-cell>
          <table:table-cell office:value-type="float" office:value="5.32566666666667" calcext:value-type="float">
            <text:p>5.3257E+00</text:p>
          </table:table-cell>
          <table:table-cell office:value-type="float" office:value="11.6606666666667" calcext:value-type="float">
            <text:p>1.1661E+01</text:p>
          </table:table-cell>
          <table:table-cell office:value-type="float" office:value="13.2513333333333" calcext:value-type="float">
            <text:p>1.3251E+01</text:p>
          </table:table-cell>
          <table:table-cell office:value-type="float" office:value="9.557" calcext:value-type="float">
            <text:p>9.5570E+00</text:p>
          </table:table-cell>
          <table:table-cell office:value-type="float" office:value="2.60766666666667" calcext:value-type="float">
            <text:p>2.6077E+00</text:p>
          </table:table-cell>
          <table:table-cell office:value-type="float" office:value="11.3143333333333" calcext:value-type="float">
            <text:p>1.1314E+01</text:p>
          </table:table-cell>
          <table:table-cell office:value-type="float" office:value="9.05766666666667" calcext:value-type="float">
            <text:p>9.0577E+00</text:p>
          </table:table-cell>
          <table:table-cell office:value-type="float" office:value="12.899" calcext:value-type="float">
            <text:p>1.2899E+01</text:p>
          </table:table-cell>
          <table:table-cell office:value-type="float" office:value="32.018" calcext:value-type="float">
            <text:p>3.2018E+01</text:p>
          </table:table-cell>
          <table:table-cell office:value-type="float" office:value="3.13266666666667" calcext:value-type="float">
            <text:p>3.1327E+00</text:p>
          </table:table-cell>
          <table:table-cell office:value-type="float" office:value="5.43466666666667" calcext:value-type="float">
            <text:p>5.4347E+00</text:p>
          </table:table-cell>
          <table:table-cell office:value-type="float" office:value="215.728666666667" calcext:value-type="float">
            <text:p>2.1573E+02</text:p>
          </table:table-cell>
          <table:table-cell office:value-type="float" office:value="13.5346666666667" calcext:value-type="float">
            <text:p>1.3535E+01</text:p>
          </table:table-cell>
          <table:table-cell office:value-type="float" office:value="12.6283333333333" calcext:value-type="float">
            <text:p>1.2628E+01</text:p>
          </table:table-cell>
          <table:table-cell office:value-type="float" office:value="27.0503333333333" calcext:value-type="float">
            <text:p>2.7050E+01</text:p>
          </table:table-cell>
          <table:table-cell office:value-type="float" office:value="5.45733333333333" calcext:value-type="float">
            <text:p>5.4573E+00</text:p>
          </table:table-cell>
          <table:table-cell office:value-type="float" office:value="2.06266666666667" calcext:value-type="float">
            <text:p>2.0627E+00</text:p>
          </table:table-cell>
          <table:table-cell office:value-type="float" office:value="4.52533333333333" calcext:value-type="float">
            <text:p>4.5253E+00</text:p>
          </table:table-cell>
          <table:table-cell office:value-type="float" office:value="78.1566666666667" calcext:value-type="float">
            <text:p>7.8157E+01</text:p>
          </table:table-cell>
          <table:table-cell office:value-type="float" office:value="27.5223333333333" calcext:value-type="float">
            <text:p>2.7522E+01</text:p>
          </table:table-cell>
          <table:table-cell office:value-type="float" office:value="11.7026666666667" calcext:value-type="float">
            <text:p>1.1703E+01</text:p>
          </table:table-cell>
          <table:table-cell office:value-type="float" office:value="7.30666666666667" calcext:value-type="float">
            <text:p>7.3067E+00</text:p>
          </table:table-cell>
          <table:table-cell office:value-type="float" office:value="3.47433333333333" calcext:value-type="float">
            <text:p>3.4743E+00</text:p>
          </table:table-cell>
          <table:table-cell office:value-type="float" office:value="15.4756666666667" calcext:value-type="float">
            <text:p>1.5476E+01</text:p>
          </table:table-cell>
          <table:table-cell office:value-type="float" office:value="50.493" calcext:value-type="float">
            <text:p>5.0493E+01</text:p>
          </table:table-cell>
          <table:table-cell office:value-type="float" office:value="3.78733333333333" calcext:value-type="float">
            <text:p>3.7873E+00</text:p>
          </table:table-cell>
          <table:table-cell office:value-type="float" office:value="0.424" calcext:value-type="float">
            <text:p>4.2400E-01</text:p>
          </table:table-cell>
          <table:table-cell office:value-type="float" office:value="3.53866666666667" calcext:value-type="float">
            <text:p>3.5387E+00</text:p>
          </table:table-cell>
          <table:table-cell office:value-type="float" office:value="0.707333333333333" calcext:value-type="float">
            <text:p>7.0733E-01</text:p>
          </table:table-cell>
          <table:table-cell office:value-type="float" office:value="0.458" calcext:value-type="float">
            <text:p>4.5800E-01</text:p>
          </table:table-cell>
          <table:table-cell office:value-type="float" office:value="8.187" calcext:value-type="float">
            <text:p>8.1870E+00</text:p>
          </table:table-cell>
          <table:table-cell office:value-type="float" office:value="1.84266666666667" calcext:value-type="float">
            <text:p>1.8427E+00</text:p>
          </table:table-cell>
          <table:table-cell office:value-type="float" office:value="1.23966666666667" calcext:value-type="float">
            <text:p>1.2397E+00</text:p>
          </table:table-cell>
          <table:table-cell office:value-type="float" office:value="2.28733333333333" calcext:value-type="float">
            <text:p>2.2873E+00</text:p>
          </table:table-cell>
          <table:table-cell office:value-type="float" office:value="4.99133333333333" calcext:value-type="float">
            <text:p>4.9913E+00</text:p>
          </table:table-cell>
          <table:table-cell office:value-type="float" office:value="3.45066666666667" calcext:value-type="float">
            <text:p>3.4507E+00</text:p>
          </table:table-cell>
          <table:table-cell office:value-type="float" office:value="0.889333333333333" calcext:value-type="float">
            <text:p>8.8933E-01</text:p>
          </table:table-cell>
          <table:table-cell office:value-type="float" office:value="3.877" calcext:value-type="float">
            <text:p>3.8770E+00</text:p>
          </table:table-cell>
          <table:table-cell office:value-type="float" office:value="3.553" calcext:value-type="float">
            <text:p>3.5530E+00</text:p>
          </table:table-cell>
          <table:table-cell office:value-type="float" office:value="1.80833333333333" calcext:value-type="float">
            <text:p>1.8083E+00</text:p>
          </table:table-cell>
          <table:table-cell office:value-type="float" office:value="232.564" calcext:value-type="float">
            <text:p>2.3256E+02</text:p>
          </table:table-cell>
          <table:table-cell office:value-type="float" office:value="11.364" calcext:value-type="float">
            <text:p>1.1364E+01</text:p>
          </table:table-cell>
          <table:table-cell office:value-type="float" office:value="1.53966666666667" calcext:value-type="float">
            <text:p>1.5397E+00</text:p>
          </table:table-cell>
          <table:table-cell office:value-type="float" office:value="11.3983333333333" calcext:value-type="float">
            <text:p>1.1398E+01</text:p>
          </table:table-cell>
          <table:table-cell office:value-type="float" office:value="1.46333333333333" calcext:value-type="float">
            <text:p>1.4633E+00</text:p>
          </table:table-cell>
          <table:table-cell office:value-type="float" office:value="157.699666666667" calcext:value-type="float">
            <text:p>1.5770E+02</text:p>
          </table:table-cell>
          <table:table-cell office:value-type="float" office:value="23.8846666666667" calcext:value-type="float">
            <text:p>2.3885E+01</text:p>
          </table:table-cell>
          <table:table-cell office:value-type="float" office:value="47.7573333333333" calcext:value-type="float">
            <text:p>4.7757E+01</text:p>
          </table:table-cell>
          <table:table-cell office:value-type="float" office:value="2.96233333333333" calcext:value-type="float">
            <text:p>2.9623E+00</text:p>
          </table:table-cell>
          <table:table-cell office:value-type="float" office:value="5.80333333333333" calcext:value-type="float">
            <text:p>5.8033E+00</text:p>
          </table:table-cell>
          <table:table-cell office:value-type="float" office:value="27.315" calcext:value-type="float">
            <text:p>2.7315E+01</text:p>
          </table:table-cell>
          <table:table-cell office:value-type="float" office:value="14.0156666666667" calcext:value-type="float">
            <text:p>1.4016E+01</text:p>
          </table:table-cell>
          <table:table-cell office:value-type="float" office:value="2.58466666666667" calcext:value-type="float">
            <text:p>2.5847E+00</text:p>
          </table:table-cell>
          <table:table-cell office:value-type="float" office:value="2.23833333333333" calcext:value-type="float">
            <text:p>2.2383E+00</text:p>
          </table:table-cell>
          <table:table-cell office:value-type="float" office:value="7.92966666666667" calcext:value-type="float">
            <text:p>7.9297E+00</text:p>
          </table:table-cell>
          <table:table-cell office:value-type="float" office:value="173.033333333333" calcext:value-type="float">
            <text:p>1.7303E+02</text:p>
          </table:table-cell>
          <table:table-cell office:value-type="float" office:value="2.325" calcext:value-type="float">
            <text:p>2.3250E+00</text:p>
          </table:table-cell>
          <table:table-cell office:value-type="float" office:value="4.922" calcext:value-type="float">
            <text:p>4.9220E+00</text:p>
          </table:table-cell>
          <table:table-cell office:value-type="float" office:value="9.66866666666667" calcext:value-type="float">
            <text:p>9.6687E+00</text:p>
          </table:table-cell>
          <table:table-cell office:value-type="float" office:value="13.4553333333333" calcext:value-type="float">
            <text:p>1.3455E+01</text:p>
          </table:table-cell>
          <table:table-cell office:value-type="float" office:value="15.8896666666667" calcext:value-type="float">
            <text:p>1.5890E+01</text:p>
          </table:table-cell>
          <table:table-cell office:value-type="float" office:value="12.6136666666667" calcext:value-type="float">
            <text:p>1.2614E+01</text:p>
          </table:table-cell>
          <table:table-cell office:value-type="float" office:value="0.588" calcext:value-type="float">
            <text:p>5.8800E-01</text:p>
          </table:table-cell>
          <table:table-cell office:value-type="float" office:value="4.50566666666667" calcext:value-type="float">
            <text:p>4.5057E+00</text:p>
          </table:table-cell>
          <table:table-cell office:value-type="float" office:value="32.774" calcext:value-type="float">
            <text:p>3.2774E+01</text:p>
          </table:table-cell>
          <table:table-cell office:value-type="float" office:value="0.694666666666667" calcext:value-type="float">
            <text:p>6.9467E-01</text:p>
          </table:table-cell>
          <table:table-cell office:value-type="float" office:value="26.0396666666667" calcext:value-type="float">
            <text:p>2.6040E+01</text:p>
          </table:table-cell>
        </table:table-row>
        <table:table-row table:style-name="ro1" table:number-rows-repeated="138">
          <table:table-cell table:style-name="ce50" table:number-columns-repeated="4"/>
          <table:table-cell table:number-columns-repeated="138"/>
        </table:table-row>
        <table:table-row table:style-name="ro1" table:number-rows-repeated="1048432">
          <table:table-cell table:number-columns-repeated="142"/>
        </table:table-row>
        <table:table-row table:style-name="ro1">
          <table:table-cell table:number-columns-repeated="1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3:32:28.661435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2T15:09:15.215395882</dc:date>
    <meta:editing-duration>PT2H6S</meta:editing-duration>
    <meta:editing-cycles>18</meta:editing-cycles>
    <meta:generator>LibreOffice/5.1.4.2$Linux_X86_64 LibreOffice_project/10m0$Build-2</meta:generator>
    <meta:document-statistic meta:table-count="7" meta:cell-count="14896" meta:object-count="0"/>
  </office:meta>
</office:document-meta>
</file>